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107" manifest:media-type=""/>
  <manifest:file-entry manifest:full-path="Object 108" manifest:media-type="application/octet-stream"/>
  <manifest:file-entry manifest:full-path="Object 107" manifest:media-type="application/octet-stream"/>
  <manifest:file-entry manifest:full-path="ObjectReplacements/Object 109" manifest:media-type=""/>
  <manifest:file-entry manifest:full-path="Object 109" manifest:media-type="application/octet-stream"/>
  <manifest:file-entry manifest:full-path="ObjectReplacements/Object 106" manifest:media-type=""/>
  <manifest:file-entry manifest:full-path="Object 110" manifest:media-type="application/octet-stream"/>
  <manifest:file-entry manifest:full-path="ObjectReplacements/Object 108" manifest:media-type=""/>
  <manifest:file-entry manifest:full-path="Object 105" manifest:media-type="application/octet-stream"/>
  <manifest:file-entry manifest:full-path="ObjectReplacements/Object 105" manifest:media-type=""/>
  <manifest:file-entry manifest:full-path="Object 102" manifest:media-type="application/octet-stream"/>
  <manifest:file-entry manifest:full-path="ObjectReplacements/Object 102" manifest:media-type=""/>
  <manifest:file-entry manifest:full-path="Object 103" manifest:media-type="application/octet-stream"/>
  <manifest:file-entry manifest:full-path="ObjectReplacements/Object 103" manifest:media-type=""/>
  <manifest:file-entry manifest:full-path="Object 104" manifest:media-type="application/octet-stream"/>
  <manifest:file-entry manifest:full-path="ObjectReplacements/Object 104" manifest:media-type=""/>
  <manifest:file-entry manifest:full-path="ObjectReplacements/Object 110" manifest:media-type=""/>
  <manifest:file-entry manifest:full-path="Object 106" manifest:media-type="application/octet-stream"/>
  <manifest:file-entry manifest:full-path="Object 112" manifest:media-type="application/octet-stream"/>
  <manifest:file-entry manifest:full-path="ObjectReplacements/Object 111" manifest:media-type=""/>
  <manifest:file-entry manifest:full-path="Object 117" manifest:media-type="application/octet-stream"/>
  <manifest:file-entry manifest:full-path="ObjectReplacements/Object 117" manifest:media-type=""/>
  <manifest:file-entry manifest:full-path="Object 118" manifest:media-type="application/octet-stream"/>
  <manifest:file-entry manifest:full-path="ObjectReplacements/Object 118" manifest:media-type=""/>
  <manifest:file-entry manifest:full-path="Object 119" manifest:media-type="application/octet-stream"/>
  <manifest:file-entry manifest:full-path="ObjectReplacements/Object 119" manifest:media-type=""/>
  <manifest:file-entry manifest:full-path="Object 120" manifest:media-type="application/octet-stream"/>
  <manifest:file-entry manifest:full-path="ObjectReplacements/Object 116" manifest:media-type=""/>
  <manifest:file-entry manifest:full-path="Object 116" manifest:media-type="application/octet-stream"/>
  <manifest:file-entry manifest:full-path="ObjectReplacements/Object 115" manifest:media-type=""/>
  <manifest:file-entry manifest:full-path="ObjectReplacements/Object 101" manifest:media-type=""/>
  <manifest:file-entry manifest:full-path="ObjectReplacements/Object 112" manifest:media-type=""/>
  <manifest:file-entry manifest:full-path="Object 113" manifest:media-type="application/octet-stream"/>
  <manifest:file-entry manifest:full-path="ObjectReplacements/Object 113" manifest:media-type=""/>
  <manifest:file-entry manifest:full-path="Object 114" manifest:media-type="application/octet-stream"/>
  <manifest:file-entry manifest:full-path="ObjectReplacements/Object 114" manifest:media-type=""/>
  <manifest:file-entry manifest:full-path="Object 115" manifest:media-type="application/octet-stream"/>
  <manifest:file-entry manifest:full-path="Object 111" manifest:media-type="application/octet-stream"/>
  <manifest:file-entry manifest:full-path="ObjectReplacements/Object 100" manifest:media-type=""/>
  <manifest:file-entry manifest:full-path="ObjectReplacements/Object 120" manifest:media-type=""/>
  <manifest:file-entry manifest:full-path="Object 87" manifest:media-type="application/octet-stream"/>
  <manifest:file-entry manifest:full-path="ObjectReplacements/Object 87" manifest:media-type=""/>
  <manifest:file-entry manifest:full-path="Object 88" manifest:media-type="application/octet-stream"/>
  <manifest:file-entry manifest:full-path="ObjectReplacements/Object 88" manifest:media-type=""/>
  <manifest:file-entry manifest:full-path="Object 89" manifest:media-type="application/octet-stream"/>
  <manifest:file-entry manifest:full-path="ObjectReplacements/Object 89" manifest:media-type=""/>
  <manifest:file-entry manifest:full-path="Object 90" manifest:media-type="application/octet-stream"/>
  <manifest:file-entry manifest:full-path="ObjectReplacements/Object 86" manifest:media-type=""/>
  <manifest:file-entry manifest:full-path="Object 86" manifest:media-type="application/octet-stream"/>
  <manifest:file-entry manifest:full-path="ObjectReplacements/Object 85" manifest:media-type=""/>
  <manifest:file-entry manifest:full-path="Object 82" manifest:media-type="application/octet-stream"/>
  <manifest:file-entry manifest:full-path="ObjectReplacements/Object 82" manifest:media-type=""/>
  <manifest:file-entry manifest:full-path="Object 83" manifest:media-type="application/octet-stream"/>
  <manifest:file-entry manifest:full-path="ObjectReplacements/Object 83" manifest:media-type=""/>
  <manifest:file-entry manifest:full-path="Object 84" manifest:media-type="application/octet-stream"/>
  <manifest:file-entry manifest:full-path="ObjectReplacements/Object 84" manifest:media-type=""/>
  <manifest:file-entry manifest:full-path="Object 85" manifest:media-type="application/octet-stream"/>
  <manifest:file-entry manifest:full-path="ObjectReplacements/Object 90" manifest:media-type=""/>
  <manifest:file-entry manifest:full-path="Object 91" manifest:media-type="application/octet-stream"/>
  <manifest:file-entry manifest:full-path="ObjectReplacements/Object 91" manifest:media-type=""/>
  <manifest:file-entry manifest:full-path="Object 97" manifest:media-type="application/octet-stream"/>
  <manifest:file-entry manifest:full-path="ObjectReplacements/Object 97" manifest:media-type=""/>
  <manifest:file-entry manifest:full-path="Object 98" manifest:media-type="application/octet-stream"/>
  <manifest:file-entry manifest:full-path="ObjectReplacements/Object 98" manifest:media-type=""/>
  <manifest:file-entry manifest:full-path="Object 99" manifest:media-type="application/octet-stream"/>
  <manifest:file-entry manifest:full-path="ObjectReplacements/Object 99" manifest:media-type=""/>
  <manifest:file-entry manifest:full-path="Object 100" manifest:media-type="application/octet-stream"/>
  <manifest:file-entry manifest:full-path="ObjectReplacements/Object 96" manifest:media-type=""/>
  <manifest:file-entry manifest:full-path="Object 96" manifest:media-type="application/octet-stream"/>
  <manifest:file-entry manifest:full-path="ObjectReplacements/Object 95" manifest:media-type=""/>
  <manifest:file-entry manifest:full-path="Object 92" manifest:media-type="application/octet-stream"/>
  <manifest:file-entry manifest:full-path="ObjectReplacements/Object 92" manifest:media-type=""/>
  <manifest:file-entry manifest:full-path="Object 93" manifest:media-type="application/octet-stream"/>
  <manifest:file-entry manifest:full-path="ObjectReplacements/Object 93" manifest:media-type=""/>
  <manifest:file-entry manifest:full-path="Object 94" manifest:media-type="application/octet-stream"/>
  <manifest:file-entry manifest:full-path="ObjectReplacements/Object 94" manifest:media-type=""/>
  <manifest:file-entry manifest:full-path="Object 95" manifest:media-type="application/octet-stream"/>
  <manifest:file-entry manifest:full-path="Object 101" manifest:media-type="application/octet-stream"/>
  <manifest:file-entry manifest:full-path="Object 122" manifest:media-type="application/octet-stream"/>
  <manifest:file-entry manifest:full-path="ObjectReplacements/Object 121" manifest:media-type=""/>
  <manifest:file-entry manifest:full-path="ObjectReplacements/Object 147" manifest:media-type=""/>
  <manifest:file-entry manifest:full-path="Object 148" manifest:media-type="application/octet-stream"/>
  <manifest:file-entry manifest:full-path="ObjectReplacements/Object 148" manifest:media-type=""/>
  <manifest:file-entry manifest:full-path="Object 149" manifest:media-type="application/octet-stream"/>
  <manifest:file-entry manifest:full-path="ObjectReplacements/Object 149" manifest:media-type=""/>
  <manifest:file-entry manifest:full-path="Object 150" manifest:media-type="application/octet-stream"/>
  <manifest:file-entry manifest:full-path="ObjectReplacements/Object 150" manifest:media-type=""/>
  <manifest:file-entry manifest:full-path="Object 147" manifest:media-type="application/octet-stream"/>
  <manifest:file-entry manifest:full-path="ObjectReplacements/Object 146" manifest:media-type=""/>
  <manifest:file-entry manifest:full-path="Object 146" manifest:media-type="application/octet-stream"/>
  <manifest:file-entry manifest:full-path="ObjectReplacements/Object 142" manifest:media-type=""/>
  <manifest:file-entry manifest:full-path="Object 143" manifest:media-type="application/octet-stream"/>
  <manifest:file-entry manifest:full-path="ObjectReplacements/Object 143" manifest:media-type=""/>
  <manifest:file-entry manifest:full-path="Object 144" manifest:media-type="application/octet-stream"/>
  <manifest:file-entry manifest:full-path="ObjectReplacements/Object 144" manifest:media-type=""/>
  <manifest:file-entry manifest:full-path="Object 145" manifest:media-type="application/octet-stream"/>
  <manifest:file-entry manifest:full-path="ObjectReplacements/Object 145" manifest:media-type=""/>
  <manifest:file-entry manifest:full-path="Object 151" manifest:media-type="application/octet-stream"/>
  <manifest:file-entry manifest:full-path="ObjectReplacements/Object 151" manifest:media-type=""/>
  <manifest:file-entry manifest:full-path="Object 152" manifest:media-type="application/octet-stream"/>
  <manifest:file-entry manifest:full-path="ObjectReplacements/Object 157" manifest:media-type=""/>
  <manifest:file-entry manifest:full-path="Object 158" manifest:media-type="application/octet-stream"/>
  <manifest:file-entry manifest:full-path="ObjectReplacements/Object 158" manifest:media-type=""/>
  <manifest:file-entry manifest:full-path="Object 159" manifest:media-type="application/octet-stream"/>
  <manifest:file-entry manifest:full-path="ObjectReplacements/Object 159" manifest:media-type=""/>
  <manifest:file-entry manifest:full-path="Object 160" manifest:media-type="application/octet-stream"/>
  <manifest:file-entry manifest:full-path="ObjectReplacements/Object 160" manifest:media-type=""/>
  <manifest:file-entry manifest:full-path="Object 157" manifest:media-type="application/octet-stream"/>
  <manifest:file-entry manifest:full-path="ObjectReplacements/Object 156" manifest:media-type=""/>
  <manifest:file-entry manifest:full-path="Object 156" manifest:media-type="application/octet-stream"/>
  <manifest:file-entry manifest:full-path="ObjectReplacements/Object 152" manifest:media-type=""/>
  <manifest:file-entry manifest:full-path="Object 153" manifest:media-type="application/octet-stream"/>
  <manifest:file-entry manifest:full-path="ObjectReplacements/Object 153" manifest:media-type=""/>
  <manifest:file-entry manifest:full-path="Object 154" manifest:media-type="application/octet-stream"/>
  <manifest:file-entry manifest:full-path="ObjectReplacements/Object 154" manifest:media-type=""/>
  <manifest:file-entry manifest:full-path="Object 155" manifest:media-type="application/octet-stream"/>
  <manifest:file-entry manifest:full-path="ObjectReplacements/Object 155" manifest:media-type=""/>
  <manifest:file-entry manifest:full-path="Object 142" manifest:media-type="application/octet-stream"/>
  <manifest:file-entry manifest:full-path="ObjectReplacements/Object 141" manifest:media-type=""/>
  <manifest:file-entry manifest:full-path="Object 141" manifest:media-type="application/octet-stream"/>
  <manifest:file-entry manifest:full-path="ObjectReplacements/Object 127" manifest:media-type=""/>
  <manifest:file-entry manifest:full-path="Object 128" manifest:media-type="application/octet-stream"/>
  <manifest:file-entry manifest:full-path="ObjectReplacements/Object 128" manifest:media-type=""/>
  <manifest:file-entry manifest:full-path="Object 129" manifest:media-type="application/octet-stream"/>
  <manifest:file-entry manifest:full-path="ObjectReplacements/Object 129" manifest:media-type=""/>
  <manifest:file-entry manifest:full-path="Object 130" manifest:media-type="application/octet-stream"/>
  <manifest:file-entry manifest:full-path="ObjectReplacements/Object 130" manifest:media-type=""/>
  <manifest:file-entry manifest:full-path="Object 127" manifest:media-type="application/octet-stream"/>
  <manifest:file-entry manifest:full-path="ObjectReplacements/Object 126" manifest:media-type=""/>
  <manifest:file-entry manifest:full-path="Object 126" manifest:media-type="application/octet-stream"/>
  <manifest:file-entry manifest:full-path="ObjectReplacements/Object 122" manifest:media-type=""/>
  <manifest:file-entry manifest:full-path="Object 123" manifest:media-type="application/octet-stream"/>
  <manifest:file-entry manifest:full-path="ObjectReplacements/Object 123" manifest:media-type=""/>
  <manifest:file-entry manifest:full-path="Object 124" manifest:media-type="application/octet-stream"/>
  <manifest:file-entry manifest:full-path="ObjectReplacements/Object 124" manifest:media-type=""/>
  <manifest:file-entry manifest:full-path="Object 125" manifest:media-type="application/octet-stream"/>
  <manifest:file-entry manifest:full-path="ObjectReplacements/Object 125" manifest:media-type=""/>
  <manifest:file-entry manifest:full-path="Object 131" manifest:media-type="application/octet-stream"/>
  <manifest:file-entry manifest:full-path="ObjectReplacements/Object 131" manifest:media-type=""/>
  <manifest:file-entry manifest:full-path="Object 132" manifest:media-type="application/octet-stream"/>
  <manifest:file-entry manifest:full-path="ObjectReplacements/Object 137" manifest:media-type=""/>
  <manifest:file-entry manifest:full-path="Object 138" manifest:media-type="application/octet-stream"/>
  <manifest:file-entry manifest:full-path="ObjectReplacements/Object 138" manifest:media-type=""/>
  <manifest:file-entry manifest:full-path="Object 139" manifest:media-type="application/octet-stream"/>
  <manifest:file-entry manifest:full-path="ObjectReplacements/Object 139" manifest:media-type=""/>
  <manifest:file-entry manifest:full-path="Object 140" manifest:media-type="application/octet-stream"/>
  <manifest:file-entry manifest:full-path="ObjectReplacements/Object 140" manifest:media-type=""/>
  <manifest:file-entry manifest:full-path="Object 137" manifest:media-type="application/octet-stream"/>
  <manifest:file-entry manifest:full-path="ObjectReplacements/Object 136" manifest:media-type=""/>
  <manifest:file-entry manifest:full-path="Object 136" manifest:media-type="application/octet-stream"/>
  <manifest:file-entry manifest:full-path="ObjectReplacements/Object 132" manifest:media-type=""/>
  <manifest:file-entry manifest:full-path="Object 133" manifest:media-type="application/octet-stream"/>
  <manifest:file-entry manifest:full-path="ObjectReplacements/Object 133" manifest:media-type=""/>
  <manifest:file-entry manifest:full-path="Object 134" manifest:media-type="application/octet-stream"/>
  <manifest:file-entry manifest:full-path="ObjectReplacements/Object 134" manifest:media-type=""/>
  <manifest:file-entry manifest:full-path="Object 135" manifest:media-type="application/octet-stream"/>
  <manifest:file-entry manifest:full-path="ObjectReplacements/Object 135" manifest:media-type=""/>
  <manifest:file-entry manifest:full-path="Object 121" manifest:media-type="application/octet-stream"/>
  <manifest:file-entry manifest:full-path="Object 81" manifest:media-type="application/octet-stream"/>
  <manifest:file-entry manifest:full-path="ObjectReplacements/Object 80" manifest:media-type=""/>
  <manifest:file-entry manifest:full-path="Object 26" manifest:media-type="application/octet-stream"/>
  <manifest:file-entry manifest:full-path="ObjectReplacements/Object 26" manifest:media-type=""/>
  <manifest:file-entry manifest:full-path="Object 27" manifest:media-type="application/octet-stream"/>
  <manifest:file-entry manifest:full-path="ObjectReplacements/Object 27" manifest:media-type=""/>
  <manifest:file-entry manifest:full-path="Object 28" manifest:media-type="application/octet-stream"/>
  <manifest:file-entry manifest:full-path="ObjectReplacements/Object 28" manifest:media-type=""/>
  <manifest:file-entry manifest:full-path="Object 29" manifest:media-type="application/octet-stream"/>
  <manifest:file-entry manifest:full-path="ObjectReplacements/Object 29" manifest:media-type=""/>
  <manifest:file-entry manifest:full-path="ObjectReplacements/Object 25" manifest:media-type=""/>
  <manifest:file-entry manifest:full-path="Object 25" manifest:media-type="application/octet-stream"/>
  <manifest:file-entry manifest:full-path="ObjectReplacements/Object 24" manifest:media-type=""/>
  <manifest:file-entry manifest:full-path="Object 21" manifest:media-type="application/octet-stream"/>
  <manifest:file-entry manifest:full-path="ObjectReplacements/Object 21" manifest:media-type=""/>
  <manifest:file-entry manifest:full-path="Object 22" manifest:media-type="application/octet-stream"/>
  <manifest:file-entry manifest:full-path="ObjectReplacements/Object 22" manifest:media-type=""/>
  <manifest:file-entry manifest:full-path="Object 23" manifest:media-type="application/octet-stream"/>
  <manifest:file-entry manifest:full-path="ObjectReplacements/Object 23" manifest:media-type=""/>
  <manifest:file-entry manifest:full-path="Object 24" manifest:media-type="application/octet-stream"/>
  <manifest:file-entry manifest:full-path="Object 30" manifest:media-type="application/octet-stream"/>
  <manifest:file-entry manifest:full-path="ObjectReplacements/Object 30" manifest:media-type=""/>
  <manifest:file-entry manifest:full-path="Object 31" manifest:media-type="application/octet-stream"/>
  <manifest:file-entry manifest:full-path="ObjectReplacements/Object 36" manifest:media-type=""/>
  <manifest:file-entry manifest:full-path="Object 37" manifest:media-type="application/octet-stream"/>
  <manifest:file-entry manifest:full-path="ObjectReplacements/Object 37" manifest:media-type=""/>
  <manifest:file-entry manifest:full-path="Object 38" manifest:media-type="application/octet-stream"/>
  <manifest:file-entry manifest:full-path="ObjectReplacements/Object 38" manifest:media-type=""/>
  <manifest:file-entry manifest:full-path="Object 39" manifest:media-type="application/octet-stream"/>
  <manifest:file-entry manifest:full-path="ObjectReplacements/Object 39" manifest:media-type=""/>
  <manifest:file-entry manifest:full-path="Object 36" manifest:media-type="application/octet-stream"/>
  <manifest:file-entry manifest:full-path="ObjectReplacements/Object 35" manifest:media-type=""/>
  <manifest:file-entry manifest:full-path="Object 35" manifest:media-type="application/octet-stream"/>
  <manifest:file-entry manifest:full-path="ObjectReplacements/Object 31" manifest:media-type=""/>
  <manifest:file-entry manifest:full-path="Object 32" manifest:media-type="application/octet-stream"/>
  <manifest:file-entry manifest:full-path="ObjectReplacements/Object 32" manifest:media-type=""/>
  <manifest:file-entry manifest:full-path="Object 33" manifest:media-type="application/octet-stream"/>
  <manifest:file-entry manifest:full-path="ObjectReplacements/Object 33" manifest:media-type=""/>
  <manifest:file-entry manifest:full-path="Object 34" manifest:media-type="application/octet-stream"/>
  <manifest:file-entry manifest:full-path="ObjectReplacements/Object 34" manifest:media-type=""/>
  <manifest:file-entry manifest:full-path="ObjectReplacements/Object 20" manifest:media-type=""/>
  <manifest:file-entry manifest:full-path="Object 20" manifest:media-type="application/octet-stream"/>
  <manifest:file-entry manifest:full-path="ObjectReplacements/Object 19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Object 9" manifest:media-type="application/octet-stream"/>
  <manifest:file-entry manifest:full-path="ObjectReplacements/Object 5" manifest:media-type=""/>
  <manifest:file-entry manifest:full-path="Object 5" manifest:media-type="application/octet-stream"/>
  <manifest:file-entry manifest:full-path="ObjectReplacements/Object 4" manifest:media-type="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9" manifest:media-type=""/>
  <manifest:file-entry manifest:full-path="Object 10" manifest:media-type="application/octet-stream"/>
  <manifest:file-entry manifest:full-path="ObjectReplacements/Object 10" manifest:media-type=""/>
  <manifest:file-entry manifest:full-path="Object 16" manifest:media-type="application/octet-stream"/>
  <manifest:file-entry manifest:full-path="ObjectReplacements/Object 16" manifest:media-type=""/>
  <manifest:file-entry manifest:full-path="Object 17" manifest:media-type="application/octet-stream"/>
  <manifest:file-entry manifest:full-path="ObjectReplacements/Object 17" manifest:media-type=""/>
  <manifest:file-entry manifest:full-path="Object 18" manifest:media-type="application/octet-stream"/>
  <manifest:file-entry manifest:full-path="ObjectReplacements/Object 18" manifest:media-type=""/>
  <manifest:file-entry manifest:full-path="Object 19" manifest:media-type="application/octet-stream"/>
  <manifest:file-entry manifest:full-path="ObjectReplacements/Object 15" manifest:media-type=""/>
  <manifest:file-entry manifest:full-path="Object 15" manifest:media-type="application/octet-stream"/>
  <manifest:file-entry manifest:full-path="ObjectReplacements/Object 14" manifest:media-type=""/>
  <manifest:file-entry manifest:full-path="Object 11" manifest:media-type="application/octet-stream"/>
  <manifest:file-entry manifest:full-path="ObjectReplacements/Object 11" manifest:media-type=""/>
  <manifest:file-entry manifest:full-path="Object 12" manifest:media-type="application/octet-stream"/>
  <manifest:file-entry manifest:full-path="ObjectReplacements/Object 12" manifest:media-type=""/>
  <manifest:file-entry manifest:full-path="Object 13" manifest:media-type="application/octet-stream"/>
  <manifest:file-entry manifest:full-path="ObjectReplacements/Object 13" manifest:media-type=""/>
  <manifest:file-entry manifest:full-path="Object 14" manifest:media-type="application/octet-stream"/>
  <manifest:file-entry manifest:full-path="Object 40" manifest:media-type="application/octet-stream"/>
  <manifest:file-entry manifest:full-path="ObjectReplacements/Object 40" manifest:media-type=""/>
  <manifest:file-entry manifest:full-path="Object 41" manifest:media-type="application/octet-stream"/>
  <manifest:file-entry manifest:full-path="ObjectReplacements/Object 66" manifest:media-type=""/>
  <manifest:file-entry manifest:full-path="Object 67" manifest:media-type="application/octet-stream"/>
  <manifest:file-entry manifest:full-path="ObjectReplacements/Object 67" manifest:media-type=""/>
  <manifest:file-entry manifest:full-path="Object 68" manifest:media-type="application/octet-stream"/>
  <manifest:file-entry manifest:full-path="ObjectReplacements/Object 68" manifest:media-type=""/>
  <manifest:file-entry manifest:full-path="Object 69" manifest:media-type="application/octet-stream"/>
  <manifest:file-entry manifest:full-path="ObjectReplacements/Object 69" manifest:media-type=""/>
  <manifest:file-entry manifest:full-path="Object 70" manifest:media-type="application/octet-stream"/>
  <manifest:file-entry manifest:full-path="Object 66" manifest:media-type="application/octet-stream"/>
  <manifest:file-entry manifest:full-path="ObjectReplacements/Object 65" manifest:media-type=""/>
  <manifest:file-entry manifest:full-path="Object 65" manifest:media-type="application/octet-stream"/>
  <manifest:file-entry manifest:full-path="ObjectReplacements/Object 61" manifest:media-type=""/>
  <manifest:file-entry manifest:full-path="Object 62" manifest:media-type="application/octet-stream"/>
  <manifest:file-entry manifest:full-path="ObjectReplacements/Object 62" manifest:media-type=""/>
  <manifest:file-entry manifest:full-path="Object 63" manifest:media-type="application/octet-stream"/>
  <manifest:file-entry manifest:full-path="ObjectReplacements/Object 63" manifest:media-type=""/>
  <manifest:file-entry manifest:full-path="Object 64" manifest:media-type="application/octet-stream"/>
  <manifest:file-entry manifest:full-path="ObjectReplacements/Object 64" manifest:media-type=""/>
  <manifest:file-entry manifest:full-path="ObjectReplacements/Object 70" manifest:media-type=""/>
  <manifest:file-entry manifest:full-path="Object 71" manifest:media-type="application/octet-stream"/>
  <manifest:file-entry manifest:full-path="ObjectReplacements/Object 71" manifest:media-type=""/>
  <manifest:file-entry manifest:full-path="Object 77" manifest:media-type="application/octet-stream"/>
  <manifest:file-entry manifest:full-path="ObjectReplacements/Object 77" manifest:media-type=""/>
  <manifest:file-entry manifest:full-path="Object 78" manifest:media-type="application/octet-stream"/>
  <manifest:file-entry manifest:full-path="ObjectReplacements/Object 78" manifest:media-type=""/>
  <manifest:file-entry manifest:full-path="Object 79" manifest:media-type="application/octet-stream"/>
  <manifest:file-entry manifest:full-path="ObjectReplacements/Object 79" manifest:media-type=""/>
  <manifest:file-entry manifest:full-path="Object 80" manifest:media-type="application/octet-stream"/>
  <manifest:file-entry manifest:full-path="ObjectReplacements/Object 76" manifest:media-type=""/>
  <manifest:file-entry manifest:full-path="Object 76" manifest:media-type="application/octet-stream"/>
  <manifest:file-entry manifest:full-path="ObjectReplacements/Object 75" manifest:media-type=""/>
  <manifest:file-entry manifest:full-path="Object 72" manifest:media-type="application/octet-stream"/>
  <manifest:file-entry manifest:full-path="ObjectReplacements/Object 72" manifest:media-type=""/>
  <manifest:file-entry manifest:full-path="Object 73" manifest:media-type="application/octet-stream"/>
  <manifest:file-entry manifest:full-path="ObjectReplacements/Object 73" manifest:media-type=""/>
  <manifest:file-entry manifest:full-path="Object 74" manifest:media-type="application/octet-stream"/>
  <manifest:file-entry manifest:full-path="ObjectReplacements/Object 74" manifest:media-type=""/>
  <manifest:file-entry manifest:full-path="Object 75" manifest:media-type="application/octet-stream"/>
  <manifest:file-entry manifest:full-path="Object 61" manifest:media-type="application/octet-stream"/>
  <manifest:file-entry manifest:full-path="ObjectReplacements/Object 60" manifest:media-type=""/>
  <manifest:file-entry manifest:full-path="Object 60" manifest:media-type="application/octet-stream"/>
  <manifest:file-entry manifest:full-path="ObjectReplacements/Object 46" manifest:media-type=""/>
  <manifest:file-entry manifest:full-path="Object 47" manifest:media-type="application/octet-stream"/>
  <manifest:file-entry manifest:full-path="ObjectReplacements/Object 47" manifest:media-type=""/>
  <manifest:file-entry manifest:full-path="Object 48" manifest:media-type="application/octet-stream"/>
  <manifest:file-entry manifest:full-path="ObjectReplacements/Object 48" manifest:media-type=""/>
  <manifest:file-entry manifest:full-path="Object 49" manifest:media-type="application/octet-stream"/>
  <manifest:file-entry manifest:full-path="ObjectReplacements/Object 49" manifest:media-type=""/>
  <manifest:file-entry manifest:full-path="Object 46" manifest:media-type="application/octet-stream"/>
  <manifest:file-entry manifest:full-path="ObjectReplacements/Object 45" manifest:media-type=""/>
  <manifest:file-entry manifest:full-path="Object 45" manifest:media-type="application/octet-stream"/>
  <manifest:file-entry manifest:full-path="ObjectReplacements/Object 41" manifest:media-type=""/>
  <manifest:file-entry manifest:full-path="Object 42" manifest:media-type="application/octet-stream"/>
  <manifest:file-entry manifest:full-path="ObjectReplacements/Object 42" manifest:media-type=""/>
  <manifest:file-entry manifest:full-path="Object 43" manifest:media-type="application/octet-stream"/>
  <manifest:file-entry manifest:full-path="ObjectReplacements/Object 43" manifest:media-type=""/>
  <manifest:file-entry manifest:full-path="Object 44" manifest:media-type="application/octet-stream"/>
  <manifest:file-entry manifest:full-path="ObjectReplacements/Object 44" manifest:media-type=""/>
  <manifest:file-entry manifest:full-path="Object 50" manifest:media-type="application/octet-stream"/>
  <manifest:file-entry manifest:full-path="ObjectReplacements/Object 50" manifest:media-type=""/>
  <manifest:file-entry manifest:full-path="Object 51" manifest:media-type="application/octet-stream"/>
  <manifest:file-entry manifest:full-path="ObjectReplacements/Object 56" manifest:media-type=""/>
  <manifest:file-entry manifest:full-path="Object 57" manifest:media-type="application/octet-stream"/>
  <manifest:file-entry manifest:full-path="ObjectReplacements/Object 57" manifest:media-type=""/>
  <manifest:file-entry manifest:full-path="Object 58" manifest:media-type="application/octet-stream"/>
  <manifest:file-entry manifest:full-path="ObjectReplacements/Object 58" manifest:media-type=""/>
  <manifest:file-entry manifest:full-path="Object 59" manifest:media-type="application/octet-stream"/>
  <manifest:file-entry manifest:full-path="ObjectReplacements/Object 59" manifest:media-type=""/>
  <manifest:file-entry manifest:full-path="Object 56" manifest:media-type="application/octet-stream"/>
  <manifest:file-entry manifest:full-path="ObjectReplacements/Object 55" manifest:media-type=""/>
  <manifest:file-entry manifest:full-path="Object 55" manifest:media-type="application/octet-stream"/>
  <manifest:file-entry manifest:full-path="ObjectReplacements/Object 51" manifest:media-type=""/>
  <manifest:file-entry manifest:full-path="Object 52" manifest:media-type="application/octet-stream"/>
  <manifest:file-entry manifest:full-path="ObjectReplacements/Object 52" manifest:media-type=""/>
  <manifest:file-entry manifest:full-path="Object 53" manifest:media-type="application/octet-stream"/>
  <manifest:file-entry manifest:full-path="ObjectReplacements/Object 53" manifest:media-type=""/>
  <manifest:file-entry manifest:full-path="Object 54" manifest:media-type="application/octet-stream"/>
  <manifest:file-entry manifest:full-path="ObjectReplacements/Object 54" manifest:media-type=""/>
  <manifest:file-entry manifest:full-path="ObjectReplacements/Object 8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parent-style-name="DefaultParagraphFont" style:family="text">
      <style:text-properties fo:color="#FF0000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/>
    <style:style style:name="P8" style:parent-style-name="Normal" style:family="paragraph"/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P14" style:parent-style-name="Normal" style:family="paragraph"/>
    <style:style style:name="P15" style:parent-style-name="Normal" style:family="paragraph"/>
    <style:style style:name="P16" style:parent-style-name="Normal" style:family="paragraph">
      <style:paragraph-properties fo:margin-left="0.5in">
        <style:tab-stops/>
      </style:paragraph-properties>
    </style:style>
    <style:style style:name="P17" style:parent-style-name="Normal" style:family="paragraph"/>
    <style:style style:name="T18" style:parent-style-name="DefaultParagraphFont" style:family="text">
      <style:text-properties style:language-asian="en" style:country-asian="US"/>
    </style:style>
    <style:style style:name="TableColumn20" style:family="table-column">
      <style:table-column-properties style:column-width="1.2298in"/>
    </style:style>
    <style:style style:name="TableColumn21" style:family="table-column">
      <style:table-column-properties style:column-width="1.2298in"/>
    </style:style>
    <style:style style:name="TableColumn22" style:family="table-column">
      <style:table-column-properties style:column-width="1.2298in"/>
    </style:style>
    <style:style style:name="TableColumn23" style:family="table-column">
      <style:table-column-properties style:column-width="1.2298in"/>
    </style:style>
    <style:style style:name="TableColumn24" style:family="table-column">
      <style:table-column-properties style:column-width="1.2375in"/>
    </style:style>
    <style:style style:name="Table19" style:family="table">
      <style:table-properties style:width="6.1569in" fo:margin-left="-0.0034in" table:align="left"/>
    </style:style>
    <style:style style:name="TableRow25" style:family="table-row">
      <style:table-row-properties fo:keep-together="always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7" style:parent-style-name="Normal" style:family="paragraph">
      <style:paragraph-properties style:snap-to-layout-grid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9" style:parent-style-name="Normal" style:family="paragraph">
      <style:paragraph-properties fo:text-align="center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1" style:parent-style-name="Normal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15in" fo:padding-bottom="0in" fo:padding-right="0.075in"/>
    </style:style>
    <style:style style:name="P33" style:parent-style-name="Normal" style:family="paragraph">
      <style:paragraph-properties fo:text-align="center"/>
    </style:style>
    <style:style style:name="TableRow34" style:family="table-row">
      <style:table-row-properties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0" style:family="table-row">
      <style:table-row-properties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6" style:family="table-row">
      <style:table-row-properties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15in" fo:padding-bottom="0in" fo:padding-right="0.075in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5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5" style:parent-style-name="DefaultParagraphFont" style:family="text">
      <style:text-properties fo:color="#FF0000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/>
    <style:style style:name="P58" style:parent-style-name="Normal" style:family="paragraph"/>
    <style:style style:name="P59" style:parent-style-name="Normal" style:family="paragraph">
      <style:paragraph-properties fo:margin-left="0.5in">
        <style:tab-stops/>
      </style:paragraph-properties>
    </style:style>
    <style:style style:name="P60" style:parent-style-name="Normal" style:family="paragraph"/>
    <style:style style:name="P61" style:parent-style-name="Normal" style:family="paragraph"/>
    <style:style style:name="P62" style:parent-style-name="Normal" style:family="paragraph"/>
    <style:style style:name="P63" style:parent-style-name="Normal" style:family="paragraph"/>
    <style:style style:name="P64" style:parent-style-name="Normal" style:family="paragraph"/>
    <style:style style:name="P65" style:parent-style-name="Normal" style:family="paragraph"/>
    <style:style style:name="P66" style:parent-style-name="Normal" style:family="paragraph">
      <style:paragraph-properties fo:margin-left="0.5in">
        <style:tab-stops/>
      </style:paragraph-properties>
    </style:style>
    <style:style style:name="P67" style:parent-style-name="Normal" style:family="paragraph"/>
    <style:style style:name="T68" style:parent-style-name="DefaultParagraphFont" style:family="text">
      <style:text-properties style:language-asian="en" style:country-asian="US"/>
    </style:style>
    <style:style style:name="TableColumn70" style:family="table-column">
      <style:table-column-properties style:column-width="1.2298in"/>
    </style:style>
    <style:style style:name="TableColumn71" style:family="table-column">
      <style:table-column-properties style:column-width="1.2298in"/>
    </style:style>
    <style:style style:name="TableColumn72" style:family="table-column">
      <style:table-column-properties style:column-width="1.2298in"/>
    </style:style>
    <style:style style:name="TableColumn73" style:family="table-column">
      <style:table-column-properties style:column-width="1.2298in"/>
    </style:style>
    <style:style style:name="TableColumn74" style:family="table-column">
      <style:table-column-properties style:column-width="1.2375in"/>
    </style:style>
    <style:style style:name="Table69" style:family="table">
      <style:table-properties style:width="6.1569in" fo:margin-left="-0.0034in" table:align="left"/>
    </style:style>
    <style:style style:name="TableRow75" style:family="table-row">
      <style:table-row-properties fo:keep-together="always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7" style:parent-style-name="Normal" style:family="paragraph">
      <style:paragraph-properties style:snap-to-layout-grid="false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9" style:parent-style-name="Normal" style:family="paragraph">
      <style:paragraph-properties fo:text-align="center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1" style:parent-style-name="Normal" style:family="paragraph">
      <style:paragraph-properties fo:text-align="center"/>
    </style:style>
    <style:style style:name="TableCell82" style:family="table-cell">
      <style:table-cell-properties fo:border="0.0069in solid #000000" style:writing-mode="lr-tb" fo:padding-top="0in" fo:padding-left="0.0715in" fo:padding-bottom="0in" fo:padding-right="0.075in"/>
    </style:style>
    <style:style style:name="P83" style:parent-style-name="Normal" style:family="paragraph">
      <style:paragraph-properties fo:text-align="center"/>
    </style:style>
    <style:style style:name="TableRow84" style:family="table-row">
      <style:table-row-properties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90" style:family="table-row">
      <style:table-row-properties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96" style:family="table-row">
      <style:table-row-properties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1" style:family="table-cell">
      <style:table-cell-properties fo:border="0.0069in solid #000000" style:writing-mode="lr-tb" fo:padding-top="0in" fo:padding-left="0.0715in" fo:padding-bottom="0in" fo:padding-right="0.075in"/>
    </style:style>
    <style:style style:name="P102" style:parent-style-name="Normal" style:family="paragraph">
      <style:text-properties style:font-name="Symbol" style:font-name-complex="Symbol" fo:font-size="16pt" style:font-size-asian="16pt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style="italic" style:font-style-asian="italic" style:font-style-complex="italic"/>
    </style:style>
    <style:style style:name="T10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6" style:parent-style-name="DefaultParagraphFont" style:family="text">
      <style:text-properties fo:color="#FF0000"/>
    </style:style>
    <style:style style:name="P107" style:parent-style-name="Normal" style:family="paragraph">
      <style:paragraph-properties fo:text-align="center"/>
    </style:style>
    <style:style style:name="P108" style:parent-style-name="Normal" style:family="paragraph"/>
    <style:style style:name="P109" style:parent-style-name="Normal" style:family="paragraph"/>
    <style:style style:name="P110" style:parent-style-name="Normal" style:family="paragraph">
      <style:paragraph-properties fo:margin-left="0.5in">
        <style:tab-stops/>
      </style:paragraph-properties>
    </style:style>
    <style:style style:name="P111" style:parent-style-name="Normal" style:family="paragraph"/>
    <style:style style:name="P112" style:parent-style-name="Normal" style:family="paragraph"/>
    <style:style style:name="P113" style:parent-style-name="Normal" style:family="paragraph"/>
    <style:style style:name="P114" style:parent-style-name="Normal" style:family="paragraph"/>
    <style:style style:name="P115" style:parent-style-name="Normal" style:family="paragraph"/>
    <style:style style:name="P116" style:parent-style-name="Normal" style:family="paragraph"/>
    <style:style style:name="P117" style:parent-style-name="Normal" style:family="paragraph">
      <style:paragraph-properties fo:margin-left="0.5in">
        <style:tab-stops/>
      </style:paragraph-properties>
    </style:style>
    <style:style style:name="P118" style:parent-style-name="Normal" style:family="paragraph"/>
    <style:style style:name="T119" style:parent-style-name="DefaultParagraphFont" style:family="text">
      <style:text-properties style:language-asian="en" style:country-asian="US"/>
    </style:style>
    <style:style style:name="TableColumn121" style:family="table-column">
      <style:table-column-properties style:column-width="1.2298in"/>
    </style:style>
    <style:style style:name="TableColumn122" style:family="table-column">
      <style:table-column-properties style:column-width="1.2298in"/>
    </style:style>
    <style:style style:name="TableColumn123" style:family="table-column">
      <style:table-column-properties style:column-width="1.2298in"/>
    </style:style>
    <style:style style:name="TableColumn124" style:family="table-column">
      <style:table-column-properties style:column-width="1.2298in"/>
    </style:style>
    <style:style style:name="TableColumn125" style:family="table-column">
      <style:table-column-properties style:column-width="1.2375in"/>
    </style:style>
    <style:style style:name="Table120" style:family="table">
      <style:table-properties style:width="6.1569in" fo:margin-left="-0.0034in" table:align="left"/>
    </style:style>
    <style:style style:name="TableRow126" style:family="table-row">
      <style:table-row-properties fo:keep-together="always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28" style:parent-style-name="Normal" style:family="paragraph">
      <style:paragraph-properties style:snap-to-layout-grid="false"/>
    </style:style>
    <style:style style:name="TableCell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0" style:parent-style-name="Normal" style:family="paragraph">
      <style:paragraph-properties fo:text-align="center"/>
    </style:style>
    <style:style style:name="TableCell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2" style:parent-style-name="Normal" style:family="paragraph">
      <style:paragraph-properties fo:text-align="center"/>
    </style:style>
    <style:style style:name="TableCell133" style:family="table-cell">
      <style:table-cell-properties fo:border="0.0069in solid #000000" style:writing-mode="lr-tb" fo:padding-top="0in" fo:padding-left="0.0715in" fo:padding-bottom="0in" fo:padding-right="0.075in"/>
    </style:style>
    <style:style style:name="P134" style:parent-style-name="Normal" style:family="paragraph">
      <style:paragraph-properties fo:text-align="center"/>
    </style:style>
    <style:style style:name="TableRow135" style:family="table-row">
      <style:table-row-properties/>
    </style:style>
    <style:style style:name="TableCell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41" style:family="table-row">
      <style:table-row-properties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47" style:family="table-row">
      <style:table-row-properties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2" style:family="table-cell">
      <style:table-cell-properties fo:border="0.0069in solid #000000" style:writing-mode="lr-tb" fo:padding-top="0in" fo:padding-left="0.0715in" fo:padding-bottom="0in" fo:padding-right="0.075in"/>
    </style:style>
    <style:style style:name="P153" style:parent-style-name="Normal" style:family="paragraph">
      <style:text-properties style:font-name="Symbol" style:font-name-complex="Symbol" fo:font-size="16pt" style:font-size-asian="16pt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fo:font-style="italic" style:font-style-asian="italic" style:font-style-complex="italic"/>
    </style:style>
    <style:style style:name="T15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7" style:parent-style-name="DefaultParagraphFont" style:family="text">
      <style:text-properties fo:color="#FF0000"/>
    </style:style>
    <style:style style:name="P158" style:parent-style-name="Normal" style:family="paragraph">
      <style:paragraph-properties fo:text-align="center"/>
    </style:style>
    <style:style style:name="P159" style:parent-style-name="Normal" style:family="paragraph"/>
    <style:style style:name="P160" style:parent-style-name="Normal" style:family="paragraph"/>
    <style:style style:name="P161" style:parent-style-name="Normal" style:family="paragraph">
      <style:paragraph-properties fo:margin-left="0.5in">
        <style:tab-stops/>
      </style:paragraph-properties>
    </style:style>
    <style:style style:name="P162" style:parent-style-name="Normal" style:family="paragraph"/>
    <style:style style:name="P163" style:parent-style-name="Normal" style:family="paragraph"/>
    <style:style style:name="P164" style:parent-style-name="Normal" style:family="paragraph"/>
    <style:style style:name="P165" style:parent-style-name="Normal" style:family="paragraph"/>
    <style:style style:name="P166" style:parent-style-name="Normal" style:family="paragraph"/>
    <style:style style:name="P167" style:parent-style-name="Normal" style:family="paragraph"/>
    <style:style style:name="P168" style:parent-style-name="Normal" style:family="paragraph">
      <style:paragraph-properties fo:margin-left="0.5in">
        <style:tab-stops/>
      </style:paragraph-properties>
    </style:style>
    <style:style style:name="P169" style:parent-style-name="Normal" style:family="paragraph"/>
    <style:style style:name="T170" style:parent-style-name="DefaultParagraphFont" style:family="text">
      <style:text-properties style:language-asian="en" style:country-asian="US"/>
    </style:style>
    <style:style style:name="TableColumn172" style:family="table-column">
      <style:table-column-properties style:column-width="1.2298in"/>
    </style:style>
    <style:style style:name="TableColumn173" style:family="table-column">
      <style:table-column-properties style:column-width="1.2298in"/>
    </style:style>
    <style:style style:name="TableColumn174" style:family="table-column">
      <style:table-column-properties style:column-width="1.2298in"/>
    </style:style>
    <style:style style:name="TableColumn175" style:family="table-column">
      <style:table-column-properties style:column-width="1.2298in"/>
    </style:style>
    <style:style style:name="TableColumn176" style:family="table-column">
      <style:table-column-properties style:column-width="1.2375in"/>
    </style:style>
    <style:style style:name="Table171" style:family="table">
      <style:table-properties style:width="6.1569in" fo:margin-left="-0.0034in" table:align="left"/>
    </style:style>
    <style:style style:name="TableRow177" style:family="table-row">
      <style:table-row-properties fo:keep-together="always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79" style:parent-style-name="Normal" style:family="paragraph">
      <style:paragraph-properties style:snap-to-layout-grid="false"/>
    </style:style>
    <style:style style:name="TableCell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1" style:parent-style-name="Normal" style:family="paragraph">
      <style:paragraph-properties fo:text-align="center"/>
    </style:style>
    <style:style style:name="TableCell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3" style:parent-style-name="Normal" style:family="paragraph">
      <style:paragraph-properties fo:text-align="center"/>
    </style:style>
    <style:style style:name="TableCell184" style:family="table-cell">
      <style:table-cell-properties fo:border="0.0069in solid #000000" style:writing-mode="lr-tb" fo:padding-top="0in" fo:padding-left="0.0715in" fo:padding-bottom="0in" fo:padding-right="0.075in"/>
    </style:style>
    <style:style style:name="P185" style:parent-style-name="Normal" style:family="paragraph">
      <style:paragraph-properties fo:text-align="center"/>
    </style:style>
    <style:style style:name="TableRow186" style:family="table-row">
      <style:table-row-properties/>
    </style:style>
    <style:style style:name="TableCell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92" style:family="table-row">
      <style:table-row-properties/>
    </style:style>
    <style:style style:name="TableCell1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98" style:family="table-row">
      <style:table-row-properties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15in" fo:padding-bottom="0in" fo:padding-right="0.075in"/>
    </style:style>
    <style:style style:name="P204" style:parent-style-name="Normal" style:family="paragraph">
      <style:text-properties style:font-name="Symbol" style:font-name-complex="Symbol" fo:font-size="16pt" style:font-size-asian="16pt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T206" style:parent-style-name="DefaultParagraphFont" style:family="text">
      <style:text-properties fo:font-style="italic" style:font-style-asian="italic" style:font-style-complex="italic"/>
    </style:style>
    <style:style style:name="T20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8" style:parent-style-name="DefaultParagraphFont" style:family="text">
      <style:text-properties fo:color="#FF0000"/>
    </style:style>
    <style:style style:name="P209" style:parent-style-name="Normal" style:family="paragraph">
      <style:paragraph-properties fo:text-align="center"/>
    </style:style>
    <style:style style:name="P210" style:parent-style-name="Normal" style:family="paragraph"/>
    <style:style style:name="P211" style:parent-style-name="Normal" style:family="paragraph"/>
    <style:style style:name="P212" style:parent-style-name="Normal" style:family="paragraph">
      <style:paragraph-properties fo:margin-left="0.5in">
        <style:tab-stops/>
      </style:paragraph-properties>
    </style:style>
    <style:style style:name="P213" style:parent-style-name="Normal" style:family="paragraph"/>
    <style:style style:name="P214" style:parent-style-name="Normal" style:family="paragraph"/>
    <style:style style:name="P215" style:parent-style-name="Normal" style:family="paragraph"/>
    <style:style style:name="P216" style:parent-style-name="Normal" style:family="paragraph"/>
    <style:style style:name="P217" style:parent-style-name="Normal" style:family="paragraph"/>
    <style:style style:name="P218" style:parent-style-name="Normal" style:family="paragraph"/>
    <style:style style:name="P219" style:parent-style-name="Normal" style:family="paragraph">
      <style:paragraph-properties fo:margin-left="0.5in">
        <style:tab-stops/>
      </style:paragraph-properties>
    </style:style>
    <style:style style:name="P220" style:parent-style-name="Normal" style:family="paragraph"/>
    <style:style style:name="T221" style:parent-style-name="DefaultParagraphFont" style:family="text">
      <style:text-properties style:language-asian="en" style:country-asian="US"/>
    </style:style>
    <style:style style:name="TableColumn223" style:family="table-column">
      <style:table-column-properties style:column-width="1.2298in"/>
    </style:style>
    <style:style style:name="TableColumn224" style:family="table-column">
      <style:table-column-properties style:column-width="1.2298in"/>
    </style:style>
    <style:style style:name="TableColumn225" style:family="table-column">
      <style:table-column-properties style:column-width="1.2298in"/>
    </style:style>
    <style:style style:name="TableColumn226" style:family="table-column">
      <style:table-column-properties style:column-width="1.2298in"/>
    </style:style>
    <style:style style:name="TableColumn227" style:family="table-column">
      <style:table-column-properties style:column-width="1.2375in"/>
    </style:style>
    <style:style style:name="Table222" style:family="table">
      <style:table-properties style:width="6.1569in" fo:margin-left="-0.0034in" table:align="left"/>
    </style:style>
    <style:style style:name="TableRow228" style:family="table-row">
      <style:table-row-properties fo:keep-together="always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30" style:parent-style-name="Normal" style:family="paragraph">
      <style:paragraph-properties style:snap-to-layout-grid="false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32" style:parent-style-name="Normal" style:family="paragraph">
      <style:paragraph-properties fo:text-align="center"/>
    </style:style>
    <style:style style:name="TableCell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34" style:parent-style-name="Normal" style:family="paragraph">
      <style:paragraph-properties fo:text-align="center"/>
    </style:style>
    <style:style style:name="TableCell235" style:family="table-cell">
      <style:table-cell-properties fo:border="0.0069in solid #000000" style:writing-mode="lr-tb" fo:padding-top="0in" fo:padding-left="0.0715in" fo:padding-bottom="0in" fo:padding-right="0.075in"/>
    </style:style>
    <style:style style:name="P236" style:parent-style-name="Normal" style:family="paragraph">
      <style:paragraph-properties fo:text-align="center"/>
    </style:style>
    <style:style style:name="TableRow237" style:family="table-row">
      <style:table-row-properties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49" style:family="table-row">
      <style:table-row-properties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4" style:family="table-cell">
      <style:table-cell-properties fo:border="0.0069in solid #000000" style:writing-mode="lr-tb" fo:padding-top="0in" fo:padding-left="0.0715in" fo:padding-bottom="0in" fo:padding-right="0.075in"/>
    </style:style>
    <style:style style:name="P255" style:parent-style-name="Normal" style:family="paragraph">
      <style:text-properties style:font-name="Symbol" style:font-name-complex="Symbol" fo:font-size="16pt" style:font-size-asian="16pt"/>
    </style:style>
    <style:style style:name="T256" style:parent-style-name="DefaultParagraphFont" style:family="text">
      <style:text-properties fo:font-weight="bold" style:font-weight-asian="bold" style:font-weight-complex="bold"/>
    </style:style>
    <style:style style:name="T257" style:parent-style-name="DefaultParagraphFont" style:family="text">
      <style:text-properties fo:font-style="italic" style:font-style-asian="italic" style:font-style-complex="italic"/>
    </style:style>
    <style:style style:name="T25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9" style:parent-style-name="DefaultParagraphFont" style:family="text">
      <style:text-properties fo:color="#FF0000"/>
    </style:style>
    <style:style style:name="P260" style:parent-style-name="Normal" style:family="paragraph">
      <style:paragraph-properties fo:text-align="center"/>
    </style:style>
    <style:style style:name="P261" style:parent-style-name="Normal" style:family="paragraph"/>
    <style:style style:name="P262" style:parent-style-name="Normal" style:family="paragraph"/>
    <style:style style:name="P263" style:parent-style-name="Normal" style:family="paragraph">
      <style:paragraph-properties fo:margin-left="0.5in">
        <style:tab-stops/>
      </style:paragraph-properties>
    </style:style>
    <style:style style:name="P264" style:parent-style-name="Normal" style:family="paragraph"/>
    <style:style style:name="P265" style:parent-style-name="Normal" style:family="paragraph"/>
    <style:style style:name="P266" style:parent-style-name="Normal" style:family="paragraph"/>
    <style:style style:name="P267" style:parent-style-name="Normal" style:family="paragraph"/>
    <style:style style:name="P268" style:parent-style-name="Normal" style:family="paragraph"/>
    <style:style style:name="P269" style:parent-style-name="Normal" style:family="paragraph"/>
    <style:style style:name="P270" style:parent-style-name="Normal" style:family="paragraph">
      <style:paragraph-properties fo:margin-left="0.5in">
        <style:tab-stops/>
      </style:paragraph-properties>
    </style:style>
    <style:style style:name="P271" style:parent-style-name="Normal" style:family="paragraph"/>
    <style:style style:name="T272" style:parent-style-name="DefaultParagraphFont" style:family="text">
      <style:text-properties style:language-asian="en" style:country-asian="US"/>
    </style:style>
    <style:style style:name="TableColumn274" style:family="table-column">
      <style:table-column-properties style:column-width="1.2298in"/>
    </style:style>
    <style:style style:name="TableColumn275" style:family="table-column">
      <style:table-column-properties style:column-width="1.2298in"/>
    </style:style>
    <style:style style:name="TableColumn276" style:family="table-column">
      <style:table-column-properties style:column-width="1.2298in"/>
    </style:style>
    <style:style style:name="TableColumn277" style:family="table-column">
      <style:table-column-properties style:column-width="1.2298in"/>
    </style:style>
    <style:style style:name="TableColumn278" style:family="table-column">
      <style:table-column-properties style:column-width="1.2375in"/>
    </style:style>
    <style:style style:name="Table273" style:family="table">
      <style:table-properties style:width="6.1569in" fo:margin-left="-0.0034in" table:align="left"/>
    </style:style>
    <style:style style:name="TableRow279" style:family="table-row">
      <style:table-row-properties fo:keep-together="always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1" style:parent-style-name="Normal" style:family="paragraph">
      <style:paragraph-properties style:snap-to-layout-grid="false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3" style:parent-style-name="Normal" style:family="paragraph">
      <style:paragraph-properties fo:text-align="center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5" style:parent-style-name="Normal" style:family="paragraph">
      <style:paragraph-properties fo:text-align="center"/>
    </style:style>
    <style:style style:name="TableCell286" style:family="table-cell">
      <style:table-cell-properties fo:border="0.0069in solid #000000" style:writing-mode="lr-tb" fo:padding-top="0in" fo:padding-left="0.0715in" fo:padding-bottom="0in" fo:padding-right="0.075in"/>
    </style:style>
    <style:style style:name="P287" style:parent-style-name="Normal" style:family="paragraph">
      <style:paragraph-properties fo:text-align="center"/>
    </style:style>
    <style:style style:name="TableRow288" style:family="table-row">
      <style:table-row-properties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94" style:family="table-row">
      <style:table-row-properties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00" style:family="table-row">
      <style:table-row-properties/>
    </style:style>
    <style:style style:name="TableCell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5" style:family="table-cell">
      <style:table-cell-properties fo:border="0.0069in solid #000000" style:writing-mode="lr-tb" fo:padding-top="0in" fo:padding-left="0.0715in" fo:padding-bottom="0in" fo:padding-right="0.075in"/>
    </style:style>
    <style:style style:name="P306" style:parent-style-name="Normal" style:family="paragraph">
      <style:text-properties style:font-name="Symbol" style:font-name-complex="Symbol" fo:font-size="16pt" style:font-size-asian="16pt"/>
    </style:style>
    <style:style style:name="T307" style:parent-style-name="DefaultParagraphFont" style:family="text">
      <style:text-properties fo:font-weight="bold" style:font-weight-asian="bold" style:font-weight-complex="bold"/>
    </style:style>
    <style:style style:name="T308" style:parent-style-name="DefaultParagraphFont" style:family="text">
      <style:text-properties fo:font-style="italic" style:font-style-asian="italic" style:font-style-complex="italic"/>
    </style:style>
    <style:style style:name="T30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0" style:parent-style-name="DefaultParagraphFont" style:family="text">
      <style:text-properties fo:color="#FF0000"/>
    </style:style>
    <style:style style:name="P311" style:parent-style-name="Normal" style:family="paragraph">
      <style:paragraph-properties fo:text-align="center"/>
    </style:style>
    <style:style style:name="P312" style:parent-style-name="Normal" style:family="paragraph"/>
    <style:style style:name="P313" style:parent-style-name="Normal" style:family="paragraph"/>
    <style:style style:name="P314" style:parent-style-name="Normal" style:family="paragraph">
      <style:paragraph-properties fo:margin-left="0.5in">
        <style:tab-stops/>
      </style:paragraph-properties>
    </style:style>
    <style:style style:name="P315" style:parent-style-name="Normal" style:family="paragraph"/>
    <style:style style:name="P316" style:parent-style-name="Normal" style:family="paragraph"/>
    <style:style style:name="P317" style:parent-style-name="Normal" style:family="paragraph"/>
    <style:style style:name="P318" style:parent-style-name="Normal" style:family="paragraph"/>
    <style:style style:name="P319" style:parent-style-name="Normal" style:family="paragraph"/>
    <style:style style:name="P320" style:parent-style-name="Normal" style:family="paragraph"/>
    <style:style style:name="P321" style:parent-style-name="Normal" style:family="paragraph">
      <style:paragraph-properties fo:margin-left="0.5in">
        <style:tab-stops/>
      </style:paragraph-properties>
    </style:style>
    <style:style style:name="P322" style:parent-style-name="Normal" style:family="paragraph"/>
    <style:style style:name="T323" style:parent-style-name="DefaultParagraphFont" style:family="text">
      <style:text-properties style:language-asian="en" style:country-asian="US"/>
    </style:style>
    <style:style style:name="TableColumn325" style:family="table-column">
      <style:table-column-properties style:column-width="1.2298in"/>
    </style:style>
    <style:style style:name="TableColumn326" style:family="table-column">
      <style:table-column-properties style:column-width="1.2298in"/>
    </style:style>
    <style:style style:name="TableColumn327" style:family="table-column">
      <style:table-column-properties style:column-width="1.2298in"/>
    </style:style>
    <style:style style:name="TableColumn328" style:family="table-column">
      <style:table-column-properties style:column-width="1.2298in"/>
    </style:style>
    <style:style style:name="TableColumn329" style:family="table-column">
      <style:table-column-properties style:column-width="1.2375in"/>
    </style:style>
    <style:style style:name="Table324" style:family="table">
      <style:table-properties style:width="6.1569in" fo:margin-left="-0.0034in" table:align="left"/>
    </style:style>
    <style:style style:name="TableRow330" style:family="table-row">
      <style:table-row-properties fo:keep-together="always"/>
    </style:style>
    <style:style style:name="TableCell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2" style:parent-style-name="Normal" style:family="paragraph">
      <style:paragraph-properties style:snap-to-layout-grid="false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4" style:parent-style-name="Normal" style:family="paragraph">
      <style:paragraph-properties fo:text-align="center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6" style:parent-style-name="Normal" style:family="paragraph">
      <style:paragraph-properties fo:text-align="center"/>
    </style:style>
    <style:style style:name="TableCell337" style:family="table-cell">
      <style:table-cell-properties fo:border="0.0069in solid #000000" style:writing-mode="lr-tb" fo:padding-top="0in" fo:padding-left="0.0715in" fo:padding-bottom="0in" fo:padding-right="0.075in"/>
    </style:style>
    <style:style style:name="P338" style:parent-style-name="Normal" style:family="paragraph">
      <style:paragraph-properties fo:text-align="center"/>
    </style:style>
    <style:style style:name="TableRow339" style:family="table-row">
      <style:table-row-properties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45" style:family="table-row">
      <style:table-row-properties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51" style:family="table-row">
      <style:table-row-properties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6" style:family="table-cell">
      <style:table-cell-properties fo:border="0.0069in solid #000000" style:writing-mode="lr-tb" fo:padding-top="0in" fo:padding-left="0.0715in" fo:padding-bottom="0in" fo:padding-right="0.075in"/>
    </style:style>
    <style:style style:name="P357" style:parent-style-name="Normal" style:family="paragraph">
      <style:text-properties style:font-name="Symbol" style:font-name-complex="Symbol" fo:font-size="16pt" style:font-size-asian="16pt"/>
    </style:style>
    <style:style style:name="T358" style:parent-style-name="DefaultParagraphFont" style:family="text">
      <style:text-properties fo:font-weight="bold" style:font-weight-asian="bold" style:font-weight-complex="bold"/>
    </style:style>
    <style:style style:name="T359" style:parent-style-name="DefaultParagraphFont" style:family="text">
      <style:text-properties fo:font-style="italic" style:font-style-asian="italic" style:font-style-complex="italic"/>
    </style:style>
    <style:style style:name="T36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61" style:parent-style-name="DefaultParagraphFont" style:family="text">
      <style:text-properties fo:color="#FF0000"/>
    </style:style>
    <style:style style:name="P362" style:parent-style-name="Normal" style:family="paragraph">
      <style:paragraph-properties fo:text-align="center"/>
    </style:style>
    <style:style style:name="P363" style:parent-style-name="Normal" style:family="paragraph"/>
    <style:style style:name="P364" style:parent-style-name="Normal" style:family="paragraph"/>
    <style:style style:name="P365" style:parent-style-name="Normal" style:family="paragraph">
      <style:paragraph-properties fo:margin-left="0.5in">
        <style:tab-stops/>
      </style:paragraph-properties>
    </style:style>
    <style:style style:name="P366" style:parent-style-name="Normal" style:family="paragraph"/>
    <style:style style:name="P367" style:parent-style-name="Normal" style:family="paragraph"/>
    <style:style style:name="P368" style:parent-style-name="Normal" style:family="paragraph"/>
    <style:style style:name="P369" style:parent-style-name="Normal" style:family="paragraph"/>
    <style:style style:name="P370" style:parent-style-name="Normal" style:family="paragraph"/>
    <style:style style:name="P371" style:parent-style-name="Normal" style:family="paragraph"/>
    <style:style style:name="P372" style:parent-style-name="Normal" style:family="paragraph">
      <style:paragraph-properties fo:margin-left="0.5in">
        <style:tab-stops/>
      </style:paragraph-properties>
    </style:style>
    <style:style style:name="P373" style:parent-style-name="Normal" style:family="paragraph"/>
    <style:style style:name="T374" style:parent-style-name="DefaultParagraphFont" style:family="text">
      <style:text-properties style:language-asian="en" style:country-asian="US"/>
    </style:style>
    <style:style style:name="TableColumn376" style:family="table-column">
      <style:table-column-properties style:column-width="1.2298in"/>
    </style:style>
    <style:style style:name="TableColumn377" style:family="table-column">
      <style:table-column-properties style:column-width="1.2298in"/>
    </style:style>
    <style:style style:name="TableColumn378" style:family="table-column">
      <style:table-column-properties style:column-width="1.2298in"/>
    </style:style>
    <style:style style:name="TableColumn379" style:family="table-column">
      <style:table-column-properties style:column-width="1.2298in"/>
    </style:style>
    <style:style style:name="TableColumn380" style:family="table-column">
      <style:table-column-properties style:column-width="1.2375in"/>
    </style:style>
    <style:style style:name="Table375" style:family="table">
      <style:table-properties style:width="6.1569in" fo:margin-left="-0.0034in" table:align="left"/>
    </style:style>
    <style:style style:name="TableRow381" style:family="table-row">
      <style:table-row-properties fo:keep-together="always"/>
    </style:style>
    <style:style style:name="TableCell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3" style:parent-style-name="Normal" style:family="paragraph">
      <style:paragraph-properties style:snap-to-layout-grid="false"/>
    </style:style>
    <style:style style:name="TableCell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5" style:parent-style-name="Normal" style:family="paragraph">
      <style:paragraph-properties fo:text-align="center"/>
    </style:style>
    <style:style style:name="TableCell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7" style:parent-style-name="Normal" style:family="paragraph">
      <style:paragraph-properties fo:text-align="center"/>
    </style:style>
    <style:style style:name="TableCell388" style:family="table-cell">
      <style:table-cell-properties fo:border="0.0069in solid #000000" style:writing-mode="lr-tb" fo:padding-top="0in" fo:padding-left="0.0715in" fo:padding-bottom="0in" fo:padding-right="0.075in"/>
    </style:style>
    <style:style style:name="P389" style:parent-style-name="Normal" style:family="paragraph">
      <style:paragraph-properties fo:text-align="center"/>
    </style:style>
    <style:style style:name="TableRow390" style:family="table-row">
      <style:table-row-properties/>
    </style:style>
    <style:style style:name="TableCell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96" style:family="table-row">
      <style:table-row-properties/>
    </style:style>
    <style:style style:name="TableCell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02" style:family="table-row">
      <style:table-row-properties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7" style:family="table-cell">
      <style:table-cell-properties fo:border="0.0069in solid #000000" style:writing-mode="lr-tb" fo:padding-top="0in" fo:padding-left="0.0715in" fo:padding-bottom="0in" fo:padding-right="0.075in"/>
    </style:style>
    <style:style style:name="T408" style:parent-style-name="DefaultParagraphFont" style:family="text">
      <style:text-properties fo:font-weight="bold" style:font-weight-asian="bold" style:font-weight-complex="bold"/>
    </style:style>
    <style:style style:name="T409" style:parent-style-name="DefaultParagraphFont" style:family="text">
      <style:text-properties fo:font-style="italic" style:font-style-asian="italic" style:font-style-complex="italic"/>
    </style:style>
    <style:style style:name="T41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11" style:parent-style-name="DefaultParagraphFont" style:family="text">
      <style:text-properties fo:color="#FF0000"/>
    </style:style>
    <style:style style:name="P412" style:parent-style-name="Normal" style:family="paragraph">
      <style:paragraph-properties fo:text-align="center"/>
    </style:style>
    <style:style style:name="P413" style:parent-style-name="Normal" style:family="paragraph"/>
    <style:style style:name="P414" style:parent-style-name="Normal" style:family="paragraph"/>
    <style:style style:name="P415" style:parent-style-name="Normal" style:family="paragraph">
      <style:paragraph-properties fo:margin-left="0.5in">
        <style:tab-stops/>
      </style:paragraph-properties>
    </style:style>
    <style:style style:name="P416" style:parent-style-name="Normal" style:family="paragraph"/>
    <style:style style:name="P417" style:parent-style-name="Normal" style:family="paragraph"/>
    <style:style style:name="P418" style:parent-style-name="Normal" style:family="paragraph"/>
    <style:style style:name="P419" style:parent-style-name="Normal" style:family="paragraph"/>
    <style:style style:name="P420" style:parent-style-name="Normal" style:family="paragraph"/>
    <style:style style:name="P421" style:parent-style-name="Normal" style:family="paragraph"/>
    <style:style style:name="P422" style:parent-style-name="Normal" style:family="paragraph">
      <style:paragraph-properties fo:margin-left="0.5in">
        <style:tab-stops/>
      </style:paragraph-properties>
    </style:style>
    <style:style style:name="P423" style:parent-style-name="Normal" style:family="paragraph"/>
    <style:style style:name="T424" style:parent-style-name="DefaultParagraphFont" style:family="text">
      <style:text-properties style:language-asian="en" style:country-asian="US"/>
    </style:style>
    <style:style style:name="TableColumn426" style:family="table-column">
      <style:table-column-properties style:column-width="1.2298in"/>
    </style:style>
    <style:style style:name="TableColumn427" style:family="table-column">
      <style:table-column-properties style:column-width="1.2298in"/>
    </style:style>
    <style:style style:name="TableColumn428" style:family="table-column">
      <style:table-column-properties style:column-width="1.2298in"/>
    </style:style>
    <style:style style:name="TableColumn429" style:family="table-column">
      <style:table-column-properties style:column-width="1.2298in"/>
    </style:style>
    <style:style style:name="TableColumn430" style:family="table-column">
      <style:table-column-properties style:column-width="1.2375in"/>
    </style:style>
    <style:style style:name="Table425" style:family="table">
      <style:table-properties style:width="6.1569in" fo:margin-left="-0.0034in" table:align="left"/>
    </style:style>
    <style:style style:name="TableRow431" style:family="table-row">
      <style:table-row-properties fo:keep-together="always"/>
    </style:style>
    <style:style style:name="TableCell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3" style:parent-style-name="Normal" style:family="paragraph">
      <style:paragraph-properties style:snap-to-layout-grid="false"/>
    </style:style>
    <style:style style:name="TableCell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5" style:parent-style-name="Normal" style:family="paragraph">
      <style:paragraph-properties fo:text-align="center"/>
    </style:style>
    <style:style style:name="TableCell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7" style:parent-style-name="Normal" style:family="paragraph">
      <style:paragraph-properties fo:text-align="center"/>
    </style:style>
    <style:style style:name="TableCell438" style:family="table-cell">
      <style:table-cell-properties fo:border="0.0069in solid #000000" style:writing-mode="lr-tb" fo:padding-top="0in" fo:padding-left="0.0715in" fo:padding-bottom="0in" fo:padding-right="0.075in"/>
    </style:style>
    <style:style style:name="P439" style:parent-style-name="Normal" style:family="paragraph">
      <style:paragraph-properties fo:text-align="center"/>
    </style:style>
    <style:style style:name="TableRow440" style:family="table-row">
      <style:table-row-properties/>
    </style:style>
    <style:style style:name="TableCell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46" style:family="table-row">
      <style:table-row-properties/>
    </style:style>
    <style:style style:name="TableCell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52" style:family="table-row">
      <style:table-row-properties/>
    </style:style>
    <style:style style:name="TableCell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7" style:family="table-cell">
      <style:table-cell-properties fo:border="0.0069in solid #000000" style:writing-mode="lr-tb" fo:padding-top="0in" fo:padding-left="0.0715in" fo:padding-bottom="0in" fo:padding-right="0.075in"/>
    </style:style>
    <style:style style:name="T458" style:parent-style-name="DefaultParagraphFont" style:family="text">
      <style:text-properties fo:font-weight="bold" style:font-weight-asian="bold" style:font-weight-complex="bold"/>
    </style:style>
    <style:style style:name="T459" style:parent-style-name="DefaultParagraphFont" style:family="text">
      <style:text-properties fo:font-style="italic" style:font-style-asian="italic" style:font-style-complex="italic"/>
    </style:style>
    <style:style style:name="T46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1" style:parent-style-name="DefaultParagraphFont" style:family="text">
      <style:text-properties fo:color="#FF0000"/>
    </style:style>
    <style:style style:name="P462" style:parent-style-name="Normal" style:family="paragraph">
      <style:paragraph-properties fo:text-align="center"/>
    </style:style>
    <style:style style:name="P463" style:parent-style-name="Normal" style:family="paragraph"/>
    <style:style style:name="P464" style:parent-style-name="Normal" style:family="paragraph"/>
    <style:style style:name="P465" style:parent-style-name="Normal" style:family="paragraph">
      <style:paragraph-properties fo:margin-left="0.5in">
        <style:tab-stops/>
      </style:paragraph-properties>
    </style:style>
    <style:style style:name="P466" style:parent-style-name="Normal" style:family="paragraph"/>
    <style:style style:name="P467" style:parent-style-name="Normal" style:family="paragraph"/>
    <style:style style:name="P468" style:parent-style-name="Normal" style:family="paragraph"/>
    <style:style style:name="P469" style:parent-style-name="Normal" style:family="paragraph"/>
    <style:style style:name="P470" style:parent-style-name="Normal" style:family="paragraph"/>
    <style:style style:name="P471" style:parent-style-name="Normal" style:family="paragraph"/>
    <style:style style:name="P472" style:parent-style-name="Normal" style:family="paragraph">
      <style:paragraph-properties fo:margin-left="0.5in">
        <style:tab-stops/>
      </style:paragraph-properties>
    </style:style>
    <style:style style:name="P473" style:parent-style-name="Normal" style:family="paragraph"/>
    <style:style style:name="T474" style:parent-style-name="DefaultParagraphFont" style:family="text">
      <style:text-properties style:language-asian="en" style:country-asian="US"/>
    </style:style>
    <style:style style:name="TableColumn476" style:family="table-column">
      <style:table-column-properties style:column-width="1.2298in"/>
    </style:style>
    <style:style style:name="TableColumn477" style:family="table-column">
      <style:table-column-properties style:column-width="1.2298in"/>
    </style:style>
    <style:style style:name="TableColumn478" style:family="table-column">
      <style:table-column-properties style:column-width="1.2298in"/>
    </style:style>
    <style:style style:name="TableColumn479" style:family="table-column">
      <style:table-column-properties style:column-width="1.2298in"/>
    </style:style>
    <style:style style:name="TableColumn480" style:family="table-column">
      <style:table-column-properties style:column-width="1.2375in"/>
    </style:style>
    <style:style style:name="Table475" style:family="table">
      <style:table-properties style:width="6.1569in" fo:margin-left="-0.0034in" table:align="left"/>
    </style:style>
    <style:style style:name="TableRow481" style:family="table-row">
      <style:table-row-properties fo:keep-together="always"/>
    </style:style>
    <style:style style:name="TableCell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83" style:parent-style-name="Normal" style:family="paragraph">
      <style:paragraph-properties style:snap-to-layout-grid="false"/>
    </style:style>
    <style:style style:name="TableCell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85" style:parent-style-name="Normal" style:family="paragraph">
      <style:paragraph-properties fo:text-align="center"/>
    </style:style>
    <style:style style:name="TableCell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87" style:parent-style-name="Normal" style:family="paragraph">
      <style:paragraph-properties fo:text-align="center"/>
    </style:style>
    <style:style style:name="TableCell488" style:family="table-cell">
      <style:table-cell-properties fo:border="0.0069in solid #000000" style:writing-mode="lr-tb" fo:padding-top="0in" fo:padding-left="0.0715in" fo:padding-bottom="0in" fo:padding-right="0.075in"/>
    </style:style>
    <style:style style:name="P489" style:parent-style-name="Normal" style:family="paragraph">
      <style:paragraph-properties fo:text-align="center"/>
    </style:style>
    <style:style style:name="TableRow490" style:family="table-row">
      <style:table-row-properties/>
    </style:style>
    <style:style style:name="TableCell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96" style:family="table-row">
      <style:table-row-properties/>
    </style:style>
    <style:style style:name="TableCell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02" style:family="table-row">
      <style:table-row-properties/>
    </style:style>
    <style:style style:name="TableCell5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7" style:family="table-cell">
      <style:table-cell-properties fo:border="0.0069in solid #000000" style:writing-mode="lr-tb" fo:padding-top="0in" fo:padding-left="0.0715in" fo:padding-bottom="0in" fo:padding-right="0.075in"/>
    </style:style>
    <style:style style:name="P508" style:parent-style-name="Normal" style:family="paragraph">
      <style:text-properties style:font-name="Symbol" style:font-name-complex="Symbol" fo:font-size="16pt" style:font-size-asian="16pt"/>
    </style:style>
    <style:style style:name="T509" style:parent-style-name="DefaultParagraphFont" style:family="text">
      <style:text-properties fo:font-weight="bold" style:font-weight-asian="bold" style:font-weight-complex="bold"/>
    </style:style>
    <style:style style:name="T510" style:parent-style-name="DefaultParagraphFont" style:family="text">
      <style:text-properties fo:font-style="italic" style:font-style-asian="italic" style:font-style-complex="italic"/>
    </style:style>
    <style:style style:name="T51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12" style:parent-style-name="DefaultParagraphFont" style:family="text">
      <style:text-properties fo:color="#FF0000"/>
    </style:style>
    <style:style style:name="P513" style:parent-style-name="Normal" style:family="paragraph">
      <style:paragraph-properties fo:text-align="center"/>
    </style:style>
    <style:style style:name="P514" style:parent-style-name="Normal" style:family="paragraph"/>
    <style:style style:name="P515" style:parent-style-name="Normal" style:family="paragraph"/>
    <style:style style:name="P516" style:parent-style-name="Normal" style:family="paragraph">
      <style:paragraph-properties fo:margin-left="0.5in">
        <style:tab-stops/>
      </style:paragraph-properties>
    </style:style>
    <style:style style:name="P517" style:parent-style-name="Normal" style:family="paragraph"/>
    <style:style style:name="P518" style:parent-style-name="Normal" style:family="paragraph"/>
    <style:style style:name="P519" style:parent-style-name="Normal" style:family="paragraph"/>
    <style:style style:name="P520" style:parent-style-name="Normal" style:family="paragraph"/>
    <style:style style:name="P521" style:parent-style-name="Normal" style:family="paragraph"/>
    <style:style style:name="P522" style:parent-style-name="Normal" style:family="paragraph"/>
    <style:style style:name="P523" style:parent-style-name="Normal" style:family="paragraph">
      <style:paragraph-properties fo:margin-left="0.5in">
        <style:tab-stops/>
      </style:paragraph-properties>
    </style:style>
    <style:style style:name="P524" style:parent-style-name="Normal" style:family="paragraph"/>
    <style:style style:name="T525" style:parent-style-name="DefaultParagraphFont" style:family="text">
      <style:text-properties style:language-asian="en" style:country-asian="US"/>
    </style:style>
    <style:style style:name="TableColumn527" style:family="table-column">
      <style:table-column-properties style:column-width="1.2298in"/>
    </style:style>
    <style:style style:name="TableColumn528" style:family="table-column">
      <style:table-column-properties style:column-width="1.2298in"/>
    </style:style>
    <style:style style:name="TableColumn529" style:family="table-column">
      <style:table-column-properties style:column-width="1.2298in"/>
    </style:style>
    <style:style style:name="TableColumn530" style:family="table-column">
      <style:table-column-properties style:column-width="1.2298in"/>
    </style:style>
    <style:style style:name="TableColumn531" style:family="table-column">
      <style:table-column-properties style:column-width="1.2375in"/>
    </style:style>
    <style:style style:name="Table526" style:family="table">
      <style:table-properties style:width="6.1569in" fo:margin-left="-0.0034in" table:align="left"/>
    </style:style>
    <style:style style:name="TableRow532" style:family="table-row">
      <style:table-row-properties fo:keep-together="always"/>
    </style:style>
    <style:style style:name="TableCell5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34" style:parent-style-name="Normal" style:family="paragraph">
      <style:paragraph-properties style:snap-to-layout-grid="false"/>
    </style:style>
    <style:style style:name="TableCell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36" style:parent-style-name="Normal" style:family="paragraph">
      <style:paragraph-properties fo:text-align="center"/>
    </style:style>
    <style:style style:name="TableCell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38" style:parent-style-name="Normal" style:family="paragraph">
      <style:paragraph-properties fo:text-align="center"/>
    </style:style>
    <style:style style:name="TableCell539" style:family="table-cell">
      <style:table-cell-properties fo:border="0.0069in solid #000000" style:writing-mode="lr-tb" fo:padding-top="0in" fo:padding-left="0.0715in" fo:padding-bottom="0in" fo:padding-right="0.075in"/>
    </style:style>
    <style:style style:name="P540" style:parent-style-name="Normal" style:family="paragraph">
      <style:paragraph-properties fo:text-align="center"/>
    </style:style>
    <style:style style:name="TableRow541" style:family="table-row">
      <style:table-row-properties/>
    </style:style>
    <style:style style:name="TableCell5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47" style:family="table-row">
      <style:table-row-properties/>
    </style:style>
    <style:style style:name="TableCell5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53" style:family="table-row">
      <style:table-row-properties/>
    </style:style>
    <style:style style:name="TableCell5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8" style:family="table-cell">
      <style:table-cell-properties fo:border="0.0069in solid #000000" style:writing-mode="lr-tb" fo:padding-top="0in" fo:padding-left="0.0715in" fo:padding-bottom="0in" fo:padding-right="0.075in"/>
    </style:style>
    <style:style style:name="P559" style:parent-style-name="Normal" style:family="paragraph">
      <style:text-properties style:font-name="Symbol" style:font-name-complex="Symbol" fo:font-size="16pt" style:font-size-asian="16pt"/>
    </style:style>
    <style:style style:name="T560" style:parent-style-name="DefaultParagraphFont" style:family="text">
      <style:text-properties fo:font-weight="bold" style:font-weight-asian="bold" style:font-weight-complex="bold"/>
    </style:style>
    <style:style style:name="T561" style:parent-style-name="DefaultParagraphFont" style:family="text">
      <style:text-properties fo:font-style="italic" style:font-style-asian="italic" style:font-style-complex="italic"/>
    </style:style>
    <style:style style:name="T56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63" style:parent-style-name="DefaultParagraphFont" style:family="text">
      <style:text-properties fo:color="#FF0000"/>
    </style:style>
    <style:style style:name="P564" style:parent-style-name="Normal" style:family="paragraph">
      <style:paragraph-properties fo:text-align="center"/>
    </style:style>
    <style:style style:name="P565" style:parent-style-name="Normal" style:family="paragraph"/>
    <style:style style:name="P566" style:parent-style-name="Normal" style:family="paragraph"/>
    <style:style style:name="P567" style:parent-style-name="Normal" style:family="paragraph">
      <style:paragraph-properties fo:margin-left="0.5in">
        <style:tab-stops/>
      </style:paragraph-properties>
    </style:style>
    <style:style style:name="P568" style:parent-style-name="Normal" style:family="paragraph"/>
    <style:style style:name="P569" style:parent-style-name="Normal" style:family="paragraph"/>
    <style:style style:name="P570" style:parent-style-name="Normal" style:family="paragraph"/>
    <style:style style:name="P571" style:parent-style-name="Normal" style:family="paragraph"/>
    <style:style style:name="P572" style:parent-style-name="Normal" style:family="paragraph"/>
    <style:style style:name="P573" style:parent-style-name="Normal" style:family="paragraph"/>
    <style:style style:name="P574" style:parent-style-name="Normal" style:family="paragraph">
      <style:paragraph-properties fo:margin-left="0.5in">
        <style:tab-stops/>
      </style:paragraph-properties>
    </style:style>
    <style:style style:name="P575" style:parent-style-name="Normal" style:family="paragraph"/>
    <style:style style:name="T576" style:parent-style-name="DefaultParagraphFont" style:family="text">
      <style:text-properties style:language-asian="en" style:country-asian="US"/>
    </style:style>
    <style:style style:name="TableColumn578" style:family="table-column">
      <style:table-column-properties style:column-width="1.2298in"/>
    </style:style>
    <style:style style:name="TableColumn579" style:family="table-column">
      <style:table-column-properties style:column-width="1.2298in"/>
    </style:style>
    <style:style style:name="TableColumn580" style:family="table-column">
      <style:table-column-properties style:column-width="1.2298in"/>
    </style:style>
    <style:style style:name="TableColumn581" style:family="table-column">
      <style:table-column-properties style:column-width="1.2298in"/>
    </style:style>
    <style:style style:name="TableColumn582" style:family="table-column">
      <style:table-column-properties style:column-width="1.2375in"/>
    </style:style>
    <style:style style:name="Table577" style:family="table">
      <style:table-properties style:width="6.1569in" fo:margin-left="-0.0034in" table:align="left"/>
    </style:style>
    <style:style style:name="TableRow583" style:family="table-row">
      <style:table-row-properties fo:keep-together="always"/>
    </style:style>
    <style:style style:name="TableCell5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85" style:parent-style-name="Normal" style:family="paragraph">
      <style:paragraph-properties style:snap-to-layout-grid="false"/>
    </style:style>
    <style:style style:name="TableCell5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87" style:parent-style-name="Normal" style:family="paragraph">
      <style:paragraph-properties fo:text-align="center"/>
    </style:style>
    <style:style style:name="TableCell5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89" style:parent-style-name="Normal" style:family="paragraph">
      <style:paragraph-properties fo:text-align="center"/>
    </style:style>
    <style:style style:name="TableCell590" style:family="table-cell">
      <style:table-cell-properties fo:border="0.0069in solid #000000" style:writing-mode="lr-tb" fo:padding-top="0in" fo:padding-left="0.0715in" fo:padding-bottom="0in" fo:padding-right="0.075in"/>
    </style:style>
    <style:style style:name="P591" style:parent-style-name="Normal" style:family="paragraph">
      <style:paragraph-properties fo:text-align="center"/>
    </style:style>
    <style:style style:name="TableRow592" style:family="table-row">
      <style:table-row-properties/>
    </style:style>
    <style:style style:name="TableCell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98" style:family="table-row">
      <style:table-row-properties/>
    </style:style>
    <style:style style:name="TableCell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04" style:family="table-row">
      <style:table-row-properties/>
    </style:style>
    <style:style style:name="TableCell6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9" style:family="table-cell">
      <style:table-cell-properties fo:border="0.0069in solid #000000" style:writing-mode="lr-tb" fo:padding-top="0in" fo:padding-left="0.0715in" fo:padding-bottom="0in" fo:padding-right="0.075in"/>
    </style:style>
    <style:style style:name="P610" style:parent-style-name="Normal" style:family="paragraph">
      <style:text-properties style:font-name="Symbol" style:font-name-complex="Symbol" fo:font-size="16pt" style:font-size-asian="16pt"/>
    </style:style>
    <style:style style:name="T611" style:parent-style-name="DefaultParagraphFont" style:family="text">
      <style:text-properties fo:font-weight="bold" style:font-weight-asian="bold" style:font-weight-complex="bold"/>
    </style:style>
    <style:style style:name="T612" style:parent-style-name="DefaultParagraphFont" style:family="text">
      <style:text-properties fo:font-style="italic" style:font-style-asian="italic" style:font-style-complex="italic"/>
    </style:style>
    <style:style style:name="T61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14" style:parent-style-name="DefaultParagraphFont" style:family="text">
      <style:text-properties fo:color="#FF0000"/>
    </style:style>
    <style:style style:name="P615" style:parent-style-name="Normal" style:family="paragraph">
      <style:paragraph-properties fo:text-align="center"/>
    </style:style>
    <style:style style:name="P616" style:parent-style-name="Normal" style:family="paragraph"/>
    <style:style style:name="P617" style:parent-style-name="Normal" style:family="paragraph"/>
    <style:style style:name="P618" style:parent-style-name="Normal" style:family="paragraph">
      <style:paragraph-properties fo:margin-left="0.5in">
        <style:tab-stops/>
      </style:paragraph-properties>
    </style:style>
    <style:style style:name="P619" style:parent-style-name="Normal" style:family="paragraph"/>
    <style:style style:name="P620" style:parent-style-name="Normal" style:family="paragraph"/>
    <style:style style:name="P621" style:parent-style-name="Normal" style:family="paragraph"/>
    <style:style style:name="P622" style:parent-style-name="Normal" style:family="paragraph"/>
    <style:style style:name="P623" style:parent-style-name="Normal" style:family="paragraph"/>
    <style:style style:name="P624" style:parent-style-name="Normal" style:family="paragraph"/>
    <style:style style:name="P625" style:parent-style-name="Normal" style:family="paragraph">
      <style:paragraph-properties fo:margin-left="0.5in">
        <style:tab-stops/>
      </style:paragraph-properties>
    </style:style>
    <style:style style:name="P626" style:parent-style-name="Normal" style:family="paragraph"/>
    <style:style style:name="T627" style:parent-style-name="DefaultParagraphFont" style:family="text">
      <style:text-properties style:language-asian="en" style:country-asian="US"/>
    </style:style>
    <style:style style:name="TableColumn629" style:family="table-column">
      <style:table-column-properties style:column-width="1.2298in"/>
    </style:style>
    <style:style style:name="TableColumn630" style:family="table-column">
      <style:table-column-properties style:column-width="1.2298in"/>
    </style:style>
    <style:style style:name="TableColumn631" style:family="table-column">
      <style:table-column-properties style:column-width="1.2298in"/>
    </style:style>
    <style:style style:name="TableColumn632" style:family="table-column">
      <style:table-column-properties style:column-width="1.2298in"/>
    </style:style>
    <style:style style:name="TableColumn633" style:family="table-column">
      <style:table-column-properties style:column-width="1.2375in"/>
    </style:style>
    <style:style style:name="Table628" style:family="table">
      <style:table-properties style:width="6.1569in" fo:margin-left="-0.0034in" table:align="left"/>
    </style:style>
    <style:style style:name="TableRow634" style:family="table-row">
      <style:table-row-properties fo:keep-together="always"/>
    </style:style>
    <style:style style:name="TableCell6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36" style:parent-style-name="Normal" style:family="paragraph">
      <style:paragraph-properties style:snap-to-layout-grid="false"/>
    </style:style>
    <style:style style:name="TableCell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38" style:parent-style-name="Normal" style:family="paragraph">
      <style:paragraph-properties fo:text-align="center"/>
    </style:style>
    <style:style style:name="TableCell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40" style:parent-style-name="Normal" style:family="paragraph">
      <style:paragraph-properties fo:text-align="center"/>
    </style:style>
    <style:style style:name="TableCell641" style:family="table-cell">
      <style:table-cell-properties fo:border="0.0069in solid #000000" style:writing-mode="lr-tb" fo:padding-top="0in" fo:padding-left="0.0715in" fo:padding-bottom="0in" fo:padding-right="0.075in"/>
    </style:style>
    <style:style style:name="P642" style:parent-style-name="Normal" style:family="paragraph">
      <style:paragraph-properties fo:text-align="center"/>
    </style:style>
    <style:style style:name="TableRow643" style:family="table-row">
      <style:table-row-properties/>
    </style:style>
    <style:style style:name="TableCell6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49" style:family="table-row">
      <style:table-row-properties/>
    </style:style>
    <style:style style:name="TableCell6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55" style:family="table-row">
      <style:table-row-properties/>
    </style:style>
    <style:style style:name="TableCell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0" style:family="table-cell">
      <style:table-cell-properties fo:border="0.0069in solid #000000" style:writing-mode="lr-tb" fo:padding-top="0in" fo:padding-left="0.0715in" fo:padding-bottom="0in" fo:padding-right="0.075in"/>
    </style:style>
    <style:style style:name="P661" style:parent-style-name="Normal" style:family="paragraph">
      <style:text-properties style:font-name="Symbol" style:font-name-complex="Symbol" fo:font-size="16pt" style:font-size-asian="16pt"/>
    </style:style>
    <style:style style:name="T662" style:parent-style-name="DefaultParagraphFont" style:family="text">
      <style:text-properties fo:font-weight="bold" style:font-weight-asian="bold" style:font-weight-complex="bold"/>
    </style:style>
    <style:style style:name="T663" style:parent-style-name="DefaultParagraphFont" style:family="text">
      <style:text-properties fo:font-style="italic" style:font-style-asian="italic" style:font-style-complex="italic"/>
    </style:style>
    <style:style style:name="T66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65" style:parent-style-name="DefaultParagraphFont" style:family="text">
      <style:text-properties fo:color="#FF0000"/>
    </style:style>
    <style:style style:name="P666" style:parent-style-name="Normal" style:family="paragraph">
      <style:paragraph-properties fo:text-align="center"/>
    </style:style>
    <style:style style:name="P667" style:parent-style-name="Normal" style:family="paragraph"/>
    <style:style style:name="P668" style:parent-style-name="Normal" style:family="paragraph"/>
    <style:style style:name="P669" style:parent-style-name="Normal" style:family="paragraph">
      <style:paragraph-properties fo:margin-left="0.5in">
        <style:tab-stops/>
      </style:paragraph-properties>
    </style:style>
    <style:style style:name="P670" style:parent-style-name="Normal" style:family="paragraph"/>
    <style:style style:name="P671" style:parent-style-name="Normal" style:family="paragraph"/>
    <style:style style:name="P672" style:parent-style-name="Normal" style:family="paragraph"/>
    <style:style style:name="P673" style:parent-style-name="Normal" style:family="paragraph"/>
    <style:style style:name="P674" style:parent-style-name="Normal" style:family="paragraph"/>
    <style:style style:name="P675" style:parent-style-name="Normal" style:family="paragraph"/>
    <style:style style:name="P676" style:parent-style-name="Normal" style:family="paragraph">
      <style:paragraph-properties fo:margin-left="0.5in">
        <style:tab-stops/>
      </style:paragraph-properties>
    </style:style>
    <style:style style:name="P677" style:parent-style-name="Normal" style:family="paragraph"/>
    <style:style style:name="T678" style:parent-style-name="DefaultParagraphFont" style:family="text">
      <style:text-properties style:language-asian="en" style:country-asian="US"/>
    </style:style>
    <style:style style:name="TableColumn680" style:family="table-column">
      <style:table-column-properties style:column-width="1.2298in"/>
    </style:style>
    <style:style style:name="TableColumn681" style:family="table-column">
      <style:table-column-properties style:column-width="1.2298in"/>
    </style:style>
    <style:style style:name="TableColumn682" style:family="table-column">
      <style:table-column-properties style:column-width="1.2298in"/>
    </style:style>
    <style:style style:name="TableColumn683" style:family="table-column">
      <style:table-column-properties style:column-width="1.2298in"/>
    </style:style>
    <style:style style:name="TableColumn684" style:family="table-column">
      <style:table-column-properties style:column-width="1.2375in"/>
    </style:style>
    <style:style style:name="Table679" style:family="table">
      <style:table-properties style:width="6.1569in" fo:margin-left="-0.0034in" table:align="left"/>
    </style:style>
    <style:style style:name="TableRow685" style:family="table-row">
      <style:table-row-properties fo:keep-together="always"/>
    </style:style>
    <style:style style:name="TableCell6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87" style:parent-style-name="Normal" style:family="paragraph">
      <style:paragraph-properties style:snap-to-layout-grid="false"/>
    </style:style>
    <style:style style:name="TableCell6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89" style:parent-style-name="Normal" style:family="paragraph">
      <style:paragraph-properties fo:text-align="center"/>
    </style:style>
    <style:style style:name="TableCell6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91" style:parent-style-name="Normal" style:family="paragraph">
      <style:paragraph-properties fo:text-align="center"/>
    </style:style>
    <style:style style:name="TableCell692" style:family="table-cell">
      <style:table-cell-properties fo:border="0.0069in solid #000000" style:writing-mode="lr-tb" fo:padding-top="0in" fo:padding-left="0.0715in" fo:padding-bottom="0in" fo:padding-right="0.075in"/>
    </style:style>
    <style:style style:name="P693" style:parent-style-name="Normal" style:family="paragraph">
      <style:paragraph-properties fo:text-align="center"/>
    </style:style>
    <style:style style:name="TableRow694" style:family="table-row">
      <style:table-row-properties/>
    </style:style>
    <style:style style:name="TableCell6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00" style:family="table-row">
      <style:table-row-properties/>
    </style:style>
    <style:style style:name="TableCell7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06" style:family="table-row">
      <style:table-row-properties/>
    </style:style>
    <style:style style:name="TableCell7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1" style:family="table-cell">
      <style:table-cell-properties fo:border="0.0069in solid #000000" style:writing-mode="lr-tb" fo:padding-top="0in" fo:padding-left="0.0715in" fo:padding-bottom="0in" fo:padding-right="0.075in"/>
    </style:style>
    <style:style style:name="P712" style:parent-style-name="Normal" style:family="paragraph">
      <style:text-properties style:font-name="Symbol" style:font-name-complex="Symbol" fo:font-size="16pt" style:font-size-asian="16pt"/>
    </style:style>
    <style:style style:name="T713" style:parent-style-name="DefaultParagraphFont" style:family="text">
      <style:text-properties fo:font-weight="bold" style:font-weight-asian="bold" style:font-weight-complex="bold"/>
    </style:style>
    <style:style style:name="T714" style:parent-style-name="DefaultParagraphFont" style:family="text">
      <style:text-properties fo:font-style="italic" style:font-style-asian="italic" style:font-style-complex="italic"/>
    </style:style>
    <style:style style:name="T71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16" style:parent-style-name="DefaultParagraphFont" style:family="text">
      <style:text-properties fo:color="#FF0000"/>
    </style:style>
    <style:style style:name="P717" style:parent-style-name="Normal" style:family="paragraph">
      <style:paragraph-properties fo:text-align="center"/>
    </style:style>
    <style:style style:name="P718" style:parent-style-name="Normal" style:family="paragraph"/>
    <style:style style:name="P719" style:parent-style-name="Normal" style:family="paragraph"/>
    <style:style style:name="P720" style:parent-style-name="Normal" style:family="paragraph">
      <style:paragraph-properties fo:margin-left="0.5in">
        <style:tab-stops/>
      </style:paragraph-properties>
    </style:style>
    <style:style style:name="P721" style:parent-style-name="Normal" style:family="paragraph"/>
    <style:style style:name="P722" style:parent-style-name="Normal" style:family="paragraph"/>
    <style:style style:name="P723" style:parent-style-name="Normal" style:family="paragraph"/>
    <style:style style:name="P724" style:parent-style-name="Normal" style:family="paragraph"/>
    <style:style style:name="P725" style:parent-style-name="Normal" style:family="paragraph"/>
    <style:style style:name="P726" style:parent-style-name="Normal" style:family="paragraph"/>
    <style:style style:name="P727" style:parent-style-name="Normal" style:family="paragraph">
      <style:paragraph-properties fo:margin-left="0.5in">
        <style:tab-stops/>
      </style:paragraph-properties>
    </style:style>
    <style:style style:name="P728" style:parent-style-name="Normal" style:family="paragraph"/>
    <style:style style:name="T729" style:parent-style-name="DefaultParagraphFont" style:family="text">
      <style:text-properties style:language-asian="en" style:country-asian="US"/>
    </style:style>
    <style:style style:name="TableColumn731" style:family="table-column">
      <style:table-column-properties style:column-width="1.2298in"/>
    </style:style>
    <style:style style:name="TableColumn732" style:family="table-column">
      <style:table-column-properties style:column-width="1.2298in"/>
    </style:style>
    <style:style style:name="TableColumn733" style:family="table-column">
      <style:table-column-properties style:column-width="1.2298in"/>
    </style:style>
    <style:style style:name="TableColumn734" style:family="table-column">
      <style:table-column-properties style:column-width="1.2298in"/>
    </style:style>
    <style:style style:name="TableColumn735" style:family="table-column">
      <style:table-column-properties style:column-width="1.2375in"/>
    </style:style>
    <style:style style:name="Table730" style:family="table">
      <style:table-properties style:width="6.1569in" fo:margin-left="-0.0034in" table:align="left"/>
    </style:style>
    <style:style style:name="TableRow736" style:family="table-row">
      <style:table-row-properties fo:keep-together="always"/>
    </style:style>
    <style:style style:name="TableCell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38" style:parent-style-name="Normal" style:family="paragraph">
      <style:paragraph-properties style:snap-to-layout-grid="false"/>
    </style:style>
    <style:style style:name="TableCell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40" style:parent-style-name="Normal" style:family="paragraph">
      <style:paragraph-properties fo:text-align="center"/>
    </style:style>
    <style:style style:name="TableCell7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42" style:parent-style-name="Normal" style:family="paragraph">
      <style:paragraph-properties fo:text-align="center"/>
    </style:style>
    <style:style style:name="TableCell743" style:family="table-cell">
      <style:table-cell-properties fo:border="0.0069in solid #000000" style:writing-mode="lr-tb" fo:padding-top="0in" fo:padding-left="0.0715in" fo:padding-bottom="0in" fo:padding-right="0.075in"/>
    </style:style>
    <style:style style:name="P744" style:parent-style-name="Normal" style:family="paragraph">
      <style:paragraph-properties fo:text-align="center"/>
    </style:style>
    <style:style style:name="TableRow745" style:family="table-row">
      <style:table-row-properties/>
    </style:style>
    <style:style style:name="TableCell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51" style:family="table-row">
      <style:table-row-properties/>
    </style:style>
    <style:style style:name="TableCell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57" style:family="table-row">
      <style:table-row-properties/>
    </style:style>
    <style:style style:name="TableCell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2" style:family="table-cell">
      <style:table-cell-properties fo:border="0.0069in solid #000000" style:writing-mode="lr-tb" fo:padding-top="0in" fo:padding-left="0.0715in" fo:padding-bottom="0in" fo:padding-right="0.075in"/>
    </style:style>
    <style:style style:name="P763" style:parent-style-name="Normal" style:family="paragraph">
      <style:text-properties style:font-name="Symbol" style:font-name-complex="Symbol" fo:font-size="16pt" style:font-size-asian="16pt"/>
    </style:style>
    <style:style style:name="T764" style:parent-style-name="DefaultParagraphFont" style:family="text">
      <style:text-properties fo:font-weight="bold" style:font-weight-asian="bold" style:font-weight-complex="bold"/>
    </style:style>
    <style:style style:name="T765" style:parent-style-name="DefaultParagraphFont" style:family="text">
      <style:text-properties fo:font-style="italic" style:font-style-asian="italic" style:font-style-complex="italic"/>
    </style:style>
    <style:style style:name="T76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67" style:parent-style-name="DefaultParagraphFont" style:family="text">
      <style:text-properties fo:color="#FF0000"/>
    </style:style>
    <style:style style:name="P768" style:parent-style-name="Normal" style:family="paragraph">
      <style:paragraph-properties fo:text-align="center"/>
    </style:style>
    <style:style style:name="P769" style:parent-style-name="Normal" style:family="paragraph"/>
    <style:style style:name="P770" style:parent-style-name="Normal" style:family="paragraph"/>
    <style:style style:name="P771" style:parent-style-name="Normal" style:family="paragraph">
      <style:paragraph-properties fo:margin-left="0.5in">
        <style:tab-stops/>
      </style:paragraph-properties>
    </style:style>
    <style:style style:name="P772" style:parent-style-name="Normal" style:family="paragraph"/>
    <style:style style:name="P773" style:parent-style-name="Normal" style:family="paragraph"/>
    <style:style style:name="P774" style:parent-style-name="Normal" style:family="paragraph"/>
    <style:style style:name="P775" style:parent-style-name="Normal" style:family="paragraph"/>
    <style:style style:name="P776" style:parent-style-name="Normal" style:family="paragraph"/>
    <style:style style:name="P777" style:parent-style-name="Normal" style:family="paragraph"/>
    <style:style style:name="P778" style:parent-style-name="Normal" style:family="paragraph">
      <style:paragraph-properties fo:margin-left="0.5in">
        <style:tab-stops/>
      </style:paragraph-properties>
    </style:style>
    <style:style style:name="P779" style:parent-style-name="Normal" style:family="paragraph"/>
    <style:style style:name="T780" style:parent-style-name="DefaultParagraphFont" style:family="text">
      <style:text-properties style:language-asian="en" style:country-asian="US"/>
    </style:style>
    <style:style style:name="TableColumn782" style:family="table-column">
      <style:table-column-properties style:column-width="1.2298in"/>
    </style:style>
    <style:style style:name="TableColumn783" style:family="table-column">
      <style:table-column-properties style:column-width="1.2298in"/>
    </style:style>
    <style:style style:name="TableColumn784" style:family="table-column">
      <style:table-column-properties style:column-width="1.2298in"/>
    </style:style>
    <style:style style:name="TableColumn785" style:family="table-column">
      <style:table-column-properties style:column-width="1.2298in"/>
    </style:style>
    <style:style style:name="TableColumn786" style:family="table-column">
      <style:table-column-properties style:column-width="1.2375in"/>
    </style:style>
    <style:style style:name="Table781" style:family="table">
      <style:table-properties style:width="6.1569in" fo:margin-left="-0.0034in" table:align="left"/>
    </style:style>
    <style:style style:name="TableRow787" style:family="table-row">
      <style:table-row-properties fo:keep-together="always"/>
    </style:style>
    <style:style style:name="TableCell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89" style:parent-style-name="Normal" style:family="paragraph">
      <style:paragraph-properties style:snap-to-layout-grid="false"/>
    </style:style>
    <style:style style:name="TableCell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91" style:parent-style-name="Normal" style:family="paragraph">
      <style:paragraph-properties fo:text-align="center"/>
    </style:style>
    <style:style style:name="TableCell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93" style:parent-style-name="Normal" style:family="paragraph">
      <style:paragraph-properties fo:text-align="center"/>
    </style:style>
    <style:style style:name="TableCell794" style:family="table-cell">
      <style:table-cell-properties fo:border="0.0069in solid #000000" style:writing-mode="lr-tb" fo:padding-top="0in" fo:padding-left="0.0715in" fo:padding-bottom="0in" fo:padding-right="0.075in"/>
    </style:style>
    <style:style style:name="P795" style:parent-style-name="Normal" style:family="paragraph">
      <style:paragraph-properties fo:text-align="center"/>
    </style:style>
    <style:style style:name="TableRow796" style:family="table-row">
      <style:table-row-properties/>
    </style:style>
    <style:style style:name="TableCell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802" style:family="table-row">
      <style:table-row-properties/>
    </style:style>
    <style:style style:name="TableCell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808" style:family="table-row">
      <style:table-row-properties/>
    </style:style>
    <style:style style:name="TableCell8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3" style:family="table-cell">
      <style:table-cell-properties fo:border="0.0069in solid #000000" style:writing-mode="lr-tb" fo:padding-top="0in" fo:padding-left="0.0715in" fo:padding-bottom="0in" fo:padding-right="0.075in"/>
    </style:style>
    <style:style style:name="T814" style:parent-style-name="DefaultParagraphFont" style:family="text">
      <style:text-properties fo:font-weight="bold" style:font-weight-asian="bold" style:font-weight-complex="bold"/>
    </style:style>
    <style:style style:name="T815" style:parent-style-name="DefaultParagraphFont" style:family="text">
      <style:text-properties fo:font-style="italic" style:font-style-asian="italic" style:font-style-complex="italic"/>
    </style:style>
    <style:style style:name="T81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17" style:parent-style-name="DefaultParagraphFont" style:family="text">
      <style:text-properties fo:color="#FF0000"/>
    </style:style>
    <style:style style:name="P818" style:parent-style-name="Normal" style:family="paragraph">
      <style:paragraph-properties fo:text-align="center"/>
    </style:style>
    <style:style style:name="P819" style:parent-style-name="Normal" style:family="paragraph"/>
    <style:style style:name="P820" style:parent-style-name="Normal" style:family="paragraph"/>
    <style:style style:name="P821" style:parent-style-name="Normal" style:family="paragraph">
      <style:paragraph-properties fo:margin-left="0.5in">
        <style:tab-stops/>
      </style:paragraph-properties>
    </style:style>
    <style:style style:name="P822" style:parent-style-name="Normal" style:family="paragraph"/>
    <style:style style:name="P823" style:parent-style-name="Normal" style:family="paragraph"/>
    <style:style style:name="P824" style:parent-style-name="Normal" style:family="paragraph"/>
    <style:style style:name="P825" style:parent-style-name="Normal" style:family="paragraph"/>
    <style:style style:name="P826" style:parent-style-name="Normal" style:family="paragraph"/>
    <style:style style:name="P827" style:parent-style-name="Normal" style:family="paragraph"/>
    <style:style style:name="P828" style:parent-style-name="Normal" style:family="paragraph">
      <style:paragraph-properties fo:margin-left="0.5in">
        <style:tab-stops/>
      </style:paragraph-properties>
    </style:style>
    <style:style style:name="P829" style:parent-style-name="Normal" style:family="paragraph"/>
    <style:style style:name="T830" style:parent-style-name="DefaultParagraphFont" style:family="text">
      <style:text-properties style:language-asian="en" style:country-asian="US"/>
    </style:style>
    <style:style style:name="TableColumn832" style:family="table-column">
      <style:table-column-properties style:column-width="1.2298in"/>
    </style:style>
    <style:style style:name="TableColumn833" style:family="table-column">
      <style:table-column-properties style:column-width="1.2298in"/>
    </style:style>
    <style:style style:name="TableColumn834" style:family="table-column">
      <style:table-column-properties style:column-width="1.2298in"/>
    </style:style>
    <style:style style:name="TableColumn835" style:family="table-column">
      <style:table-column-properties style:column-width="1.2298in"/>
    </style:style>
    <style:style style:name="TableColumn836" style:family="table-column">
      <style:table-column-properties style:column-width="1.2375in"/>
    </style:style>
    <style:style style:name="Table831" style:family="table">
      <style:table-properties style:width="6.1569in" fo:margin-left="-0.0034in" table:align="left"/>
    </style:style>
    <style:style style:name="TableRow837" style:family="table-row">
      <style:table-row-properties fo:keep-together="always"/>
    </style:style>
    <style:style style:name="TableCell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39" style:parent-style-name="Normal" style:family="paragraph">
      <style:paragraph-properties style:snap-to-layout-grid="false"/>
    </style:style>
    <style:style style:name="TableCell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41" style:parent-style-name="Normal" style:family="paragraph">
      <style:paragraph-properties fo:text-align="center"/>
    </style:style>
    <style:style style:name="TableCell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43" style:parent-style-name="Normal" style:family="paragraph">
      <style:paragraph-properties fo:text-align="center"/>
    </style:style>
    <style:style style:name="TableCell844" style:family="table-cell">
      <style:table-cell-properties fo:border="0.0069in solid #000000" style:writing-mode="lr-tb" fo:padding-top="0in" fo:padding-left="0.0715in" fo:padding-bottom="0in" fo:padding-right="0.075in"/>
    </style:style>
    <style:style style:name="P845" style:parent-style-name="Normal" style:family="paragraph">
      <style:paragraph-properties fo:text-align="center"/>
    </style:style>
    <style:style style:name="TableRow846" style:family="table-row">
      <style:table-row-properties/>
    </style:style>
    <style:style style:name="TableCell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5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852" style:family="table-row">
      <style:table-row-properties/>
    </style:style>
    <style:style style:name="TableCell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5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858" style:family="table-row">
      <style:table-row-properties/>
    </style:style>
    <style:style style:name="TableCell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63" style:family="table-cell">
      <style:table-cell-properties fo:border="0.0069in solid #000000" style:writing-mode="lr-tb" fo:padding-top="0in" fo:padding-left="0.0715in" fo:padding-bottom="0in" fo:padding-right="0.075in"/>
    </style:style>
    <style:style style:name="T864" style:parent-style-name="DefaultParagraphFont" style:family="text">
      <style:text-properties fo:font-weight="bold" style:font-weight-asian="bold" style:font-weight-complex="bold"/>
    </style:style>
    <style:style style:name="T865" style:parent-style-name="DefaultParagraphFont" style:family="text">
      <style:text-properties fo:font-style="italic" style:font-style-asian="italic" style:font-style-complex="italic"/>
    </style:style>
    <style:style style:name="T86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67" style:parent-style-name="DefaultParagraphFont" style:family="text">
      <style:text-properties fo:color="#FF0000"/>
    </style:style>
    <style:style style:name="P868" style:parent-style-name="Normal" style:family="paragraph">
      <style:paragraph-properties fo:text-align="center"/>
    </style:style>
    <style:style style:name="P869" style:parent-style-name="Normal" style:family="paragraph"/>
    <style:style style:name="P870" style:parent-style-name="Normal" style:family="paragraph"/>
    <style:style style:name="P871" style:parent-style-name="Normal" style:family="paragraph">
      <style:paragraph-properties fo:margin-left="0.5in">
        <style:tab-stops/>
      </style:paragraph-properties>
    </style:style>
    <style:style style:name="P872" style:parent-style-name="Normal" style:family="paragraph"/>
    <style:style style:name="P873" style:parent-style-name="Normal" style:family="paragraph"/>
    <style:style style:name="P874" style:parent-style-name="Normal" style:family="paragraph"/>
    <style:style style:name="P875" style:parent-style-name="Normal" style:family="paragraph"/>
    <style:style style:name="P876" style:parent-style-name="Normal" style:family="paragraph"/>
    <style:style style:name="P877" style:parent-style-name="Normal" style:family="paragraph"/>
    <style:style style:name="P878" style:parent-style-name="Normal" style:family="paragraph">
      <style:paragraph-properties fo:margin-left="0.5in">
        <style:tab-stops/>
      </style:paragraph-properties>
    </style:style>
    <style:style style:name="P879" style:parent-style-name="Normal" style:family="paragraph"/>
    <style:style style:name="T880" style:parent-style-name="DefaultParagraphFont" style:family="text">
      <style:text-properties style:language-asian="en" style:country-asian="US"/>
    </style:style>
    <style:style style:name="TableColumn882" style:family="table-column">
      <style:table-column-properties style:column-width="1.2298in"/>
    </style:style>
    <style:style style:name="TableColumn883" style:family="table-column">
      <style:table-column-properties style:column-width="1.2298in"/>
    </style:style>
    <style:style style:name="TableColumn884" style:family="table-column">
      <style:table-column-properties style:column-width="1.2298in"/>
    </style:style>
    <style:style style:name="TableColumn885" style:family="table-column">
      <style:table-column-properties style:column-width="1.2298in"/>
    </style:style>
    <style:style style:name="TableColumn886" style:family="table-column">
      <style:table-column-properties style:column-width="1.2375in"/>
    </style:style>
    <style:style style:name="Table881" style:family="table">
      <style:table-properties style:width="6.1569in" fo:margin-left="-0.0034in" table:align="left"/>
    </style:style>
    <style:style style:name="TableRow887" style:family="table-row">
      <style:table-row-properties fo:keep-together="always"/>
    </style:style>
    <style:style style:name="TableCell8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89" style:parent-style-name="Normal" style:family="paragraph">
      <style:paragraph-properties style:snap-to-layout-grid="false"/>
    </style:style>
    <style:style style:name="TableCell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91" style:parent-style-name="Normal" style:family="paragraph">
      <style:paragraph-properties fo:text-align="center"/>
    </style:style>
    <style:style style:name="TableCell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93" style:parent-style-name="Normal" style:family="paragraph">
      <style:paragraph-properties fo:text-align="center"/>
    </style:style>
    <style:style style:name="TableCell894" style:family="table-cell">
      <style:table-cell-properties fo:border="0.0069in solid #000000" style:writing-mode="lr-tb" fo:padding-top="0in" fo:padding-left="0.0715in" fo:padding-bottom="0in" fo:padding-right="0.075in"/>
    </style:style>
    <style:style style:name="P895" style:parent-style-name="Normal" style:family="paragraph">
      <style:paragraph-properties fo:text-align="center"/>
    </style:style>
    <style:style style:name="TableRow896" style:family="table-row">
      <style:table-row-properties/>
    </style:style>
    <style:style style:name="TableCell8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0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902" style:family="table-row">
      <style:table-row-properties/>
    </style:style>
    <style:style style:name="TableCell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0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908" style:family="table-row">
      <style:table-row-properties/>
    </style:style>
    <style:style style:name="TableCell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13" style:family="table-cell">
      <style:table-cell-properties fo:border="0.0069in solid #000000" style:writing-mode="lr-tb" fo:padding-top="0in" fo:padding-left="0.0715in" fo:padding-bottom="0in" fo:padding-right="0.075in"/>
    </style:style>
    <style:style style:name="P914" style:parent-style-name="Normal" style:family="paragraph">
      <style:text-properties style:font-name="Symbol" style:font-name-complex="Symbol" fo:font-size="16pt" style:font-size-asian="16pt"/>
    </style:style>
    <style:style style:name="T915" style:parent-style-name="DefaultParagraphFont" style:family="text">
      <style:text-properties fo:font-weight="bold" style:font-weight-asian="bold" style:font-weight-complex="bold"/>
    </style:style>
    <style:style style:name="T916" style:parent-style-name="DefaultParagraphFont" style:family="text">
      <style:text-properties fo:font-style="italic" style:font-style-asian="italic" style:font-style-complex="italic"/>
    </style:style>
    <style:style style:name="T91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18" style:parent-style-name="DefaultParagraphFont" style:family="text">
      <style:text-properties fo:color="#FF0000"/>
    </style:style>
    <style:style style:name="P919" style:parent-style-name="Normal" style:family="paragraph">
      <style:paragraph-properties fo:text-align="center"/>
    </style:style>
    <style:style style:name="P920" style:parent-style-name="Normal" style:family="paragraph"/>
    <style:style style:name="P921" style:parent-style-name="Normal" style:family="paragraph"/>
    <style:style style:name="P922" style:parent-style-name="Normal" style:family="paragraph">
      <style:paragraph-properties fo:margin-left="0.5in">
        <style:tab-stops/>
      </style:paragraph-properties>
    </style:style>
    <style:style style:name="P923" style:parent-style-name="Normal" style:family="paragraph"/>
    <style:style style:name="P924" style:parent-style-name="Normal" style:family="paragraph"/>
    <style:style style:name="P925" style:parent-style-name="Normal" style:family="paragraph"/>
    <style:style style:name="P926" style:parent-style-name="Normal" style:family="paragraph"/>
    <style:style style:name="P927" style:parent-style-name="Normal" style:family="paragraph"/>
    <style:style style:name="P928" style:parent-style-name="Normal" style:family="paragraph"/>
    <style:style style:name="P929" style:parent-style-name="Normal" style:family="paragraph">
      <style:paragraph-properties fo:margin-left="0.5in">
        <style:tab-stops/>
      </style:paragraph-properties>
    </style:style>
    <style:style style:name="P930" style:parent-style-name="Normal" style:family="paragraph"/>
    <style:style style:name="T931" style:parent-style-name="DefaultParagraphFont" style:family="text">
      <style:text-properties style:language-asian="en" style:country-asian="US"/>
    </style:style>
    <style:style style:name="TableColumn933" style:family="table-column">
      <style:table-column-properties style:column-width="1.2298in"/>
    </style:style>
    <style:style style:name="TableColumn934" style:family="table-column">
      <style:table-column-properties style:column-width="1.2298in"/>
    </style:style>
    <style:style style:name="TableColumn935" style:family="table-column">
      <style:table-column-properties style:column-width="1.2298in"/>
    </style:style>
    <style:style style:name="TableColumn936" style:family="table-column">
      <style:table-column-properties style:column-width="1.2298in"/>
    </style:style>
    <style:style style:name="TableColumn937" style:family="table-column">
      <style:table-column-properties style:column-width="1.2375in"/>
    </style:style>
    <style:style style:name="Table932" style:family="table">
      <style:table-properties style:width="6.1569in" fo:margin-left="-0.0034in" table:align="left"/>
    </style:style>
    <style:style style:name="TableRow938" style:family="table-row">
      <style:table-row-properties fo:keep-together="always"/>
    </style:style>
    <style:style style:name="TableCell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940" style:parent-style-name="Normal" style:family="paragraph">
      <style:paragraph-properties style:snap-to-layout-grid="false"/>
    </style:style>
    <style:style style:name="TableCell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942" style:parent-style-name="Normal" style:family="paragraph">
      <style:paragraph-properties fo:text-align="center"/>
    </style:style>
    <style:style style:name="TableCell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944" style:parent-style-name="Normal" style:family="paragraph">
      <style:paragraph-properties fo:text-align="center"/>
    </style:style>
    <style:style style:name="TableCell945" style:family="table-cell">
      <style:table-cell-properties fo:border="0.0069in solid #000000" style:writing-mode="lr-tb" fo:padding-top="0in" fo:padding-left="0.0715in" fo:padding-bottom="0in" fo:padding-right="0.075in"/>
    </style:style>
    <style:style style:name="P946" style:parent-style-name="Normal" style:family="paragraph">
      <style:paragraph-properties fo:text-align="center"/>
    </style:style>
    <style:style style:name="TableRow947" style:family="table-row">
      <style:table-row-properties/>
    </style:style>
    <style:style style:name="TableCell9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953" style:family="table-row">
      <style:table-row-properties/>
    </style:style>
    <style:style style:name="TableCell9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959" style:family="table-row">
      <style:table-row-properties/>
    </style:style>
    <style:style style:name="TableCell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64" style:family="table-cell">
      <style:table-cell-properties fo:border="0.0069in solid #000000" style:writing-mode="lr-tb" fo:padding-top="0in" fo:padding-left="0.0715in" fo:padding-bottom="0in" fo:padding-right="0.075in"/>
    </style:style>
    <style:style style:name="P965" style:parent-style-name="Normal" style:family="paragraph">
      <style:text-properties style:font-name="Symbol" style:font-name-complex="Symbol" fo:font-size="16pt" style:font-size-asian="16pt"/>
    </style:style>
    <style:style style:name="T966" style:parent-style-name="DefaultParagraphFont" style:family="text">
      <style:text-properties fo:font-weight="bold" style:font-weight-asian="bold" style:font-weight-complex="bold"/>
    </style:style>
    <style:style style:name="T967" style:parent-style-name="DefaultParagraphFont" style:family="text">
      <style:text-properties fo:font-style="italic" style:font-style-asian="italic" style:font-style-complex="italic"/>
    </style:style>
    <style:style style:name="T96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69" style:parent-style-name="DefaultParagraphFont" style:family="text">
      <style:text-properties fo:color="#FF0000"/>
    </style:style>
    <style:style style:name="P970" style:parent-style-name="Normal" style:family="paragraph">
      <style:paragraph-properties fo:text-align="center"/>
    </style:style>
    <style:style style:name="P971" style:parent-style-name="Normal" style:family="paragraph"/>
    <style:style style:name="P972" style:parent-style-name="Normal" style:family="paragraph"/>
    <style:style style:name="P973" style:parent-style-name="Normal" style:family="paragraph">
      <style:paragraph-properties fo:margin-left="0.5in">
        <style:tab-stops/>
      </style:paragraph-properties>
    </style:style>
    <style:style style:name="P974" style:parent-style-name="Normal" style:family="paragraph"/>
    <style:style style:name="P975" style:parent-style-name="Normal" style:family="paragraph"/>
    <style:style style:name="P976" style:parent-style-name="Normal" style:family="paragraph"/>
    <style:style style:name="P977" style:parent-style-name="Normal" style:family="paragraph"/>
    <style:style style:name="P978" style:parent-style-name="Normal" style:family="paragraph"/>
    <style:style style:name="P979" style:parent-style-name="Normal" style:family="paragraph"/>
    <style:style style:name="P980" style:parent-style-name="Normal" style:family="paragraph">
      <style:paragraph-properties fo:margin-left="0.5in">
        <style:tab-stops/>
      </style:paragraph-properties>
    </style:style>
    <style:style style:name="P981" style:parent-style-name="Normal" style:family="paragraph"/>
    <style:style style:name="T982" style:parent-style-name="DefaultParagraphFont" style:family="text">
      <style:text-properties style:language-asian="en" style:country-asian="US"/>
    </style:style>
    <style:style style:name="TableColumn984" style:family="table-column">
      <style:table-column-properties style:column-width="1.2298in"/>
    </style:style>
    <style:style style:name="TableColumn985" style:family="table-column">
      <style:table-column-properties style:column-width="1.2298in"/>
    </style:style>
    <style:style style:name="TableColumn986" style:family="table-column">
      <style:table-column-properties style:column-width="1.2298in"/>
    </style:style>
    <style:style style:name="TableColumn987" style:family="table-column">
      <style:table-column-properties style:column-width="1.2298in"/>
    </style:style>
    <style:style style:name="TableColumn988" style:family="table-column">
      <style:table-column-properties style:column-width="1.2375in"/>
    </style:style>
    <style:style style:name="Table983" style:family="table">
      <style:table-properties style:width="6.1569in" fo:margin-left="-0.0034in" table:align="left"/>
    </style:style>
    <style:style style:name="TableRow989" style:family="table-row">
      <style:table-row-properties fo:keep-together="always"/>
    </style:style>
    <style:style style:name="TableCell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991" style:parent-style-name="Normal" style:family="paragraph">
      <style:paragraph-properties style:snap-to-layout-grid="false"/>
    </style:style>
    <style:style style:name="TableCell9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993" style:parent-style-name="Normal" style:family="paragraph">
      <style:paragraph-properties fo:text-align="center"/>
    </style:style>
    <style:style style:name="TableCell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995" style:parent-style-name="Normal" style:family="paragraph">
      <style:paragraph-properties fo:text-align="center"/>
    </style:style>
    <style:style style:name="TableCell996" style:family="table-cell">
      <style:table-cell-properties fo:border="0.0069in solid #000000" style:writing-mode="lr-tb" fo:padding-top="0in" fo:padding-left="0.0715in" fo:padding-bottom="0in" fo:padding-right="0.075in"/>
    </style:style>
    <style:style style:name="P997" style:parent-style-name="Normal" style:family="paragraph">
      <style:paragraph-properties fo:text-align="center"/>
    </style:style>
    <style:style style:name="TableRow998" style:family="table-row">
      <style:table-row-properties/>
    </style:style>
    <style:style style:name="TableCell9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004" style:family="table-row">
      <style:table-row-properties/>
    </style:style>
    <style:style style:name="TableCell1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010" style:family="table-row">
      <style:table-row-properties/>
    </style:style>
    <style:style style:name="TableCell1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15" style:family="table-cell">
      <style:table-cell-properties fo:border="0.0069in solid #000000" style:writing-mode="lr-tb" fo:padding-top="0in" fo:padding-left="0.0715in" fo:padding-bottom="0in" fo:padding-right="0.075in"/>
    </style:style>
    <style:style style:name="P1016" style:parent-style-name="Normal" style:family="paragraph">
      <style:text-properties style:font-name="Symbol" style:font-name-complex="Symbol" fo:font-size="16pt" style:font-size-asian="16pt"/>
    </style:style>
    <style:style style:name="T1017" style:parent-style-name="DefaultParagraphFont" style:family="text">
      <style:text-properties fo:font-weight="bold" style:font-weight-asian="bold" style:font-weight-complex="bold"/>
    </style:style>
    <style:style style:name="T1018" style:parent-style-name="DefaultParagraphFont" style:family="text">
      <style:text-properties fo:font-style="italic" style:font-style-asian="italic" style:font-style-complex="italic"/>
    </style:style>
    <style:style style:name="T101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20" style:parent-style-name="DefaultParagraphFont" style:family="text">
      <style:text-properties fo:color="#FF0000"/>
    </style:style>
    <style:style style:name="P1021" style:parent-style-name="Normal" style:family="paragraph">
      <style:paragraph-properties fo:text-align="center"/>
    </style:style>
    <style:style style:name="P1022" style:parent-style-name="Normal" style:family="paragraph"/>
    <style:style style:name="P1023" style:parent-style-name="Normal" style:family="paragraph"/>
    <style:style style:name="P1024" style:parent-style-name="Normal" style:family="paragraph">
      <style:paragraph-properties fo:margin-left="0.5in">
        <style:tab-stops/>
      </style:paragraph-properties>
    </style:style>
    <style:style style:name="P1025" style:parent-style-name="Normal" style:family="paragraph"/>
    <style:style style:name="P1026" style:parent-style-name="Normal" style:family="paragraph"/>
    <style:style style:name="P1027" style:parent-style-name="Normal" style:family="paragraph"/>
    <style:style style:name="P1028" style:parent-style-name="Normal" style:family="paragraph"/>
    <style:style style:name="P1029" style:parent-style-name="Normal" style:family="paragraph"/>
    <style:style style:name="P1030" style:parent-style-name="Normal" style:family="paragraph"/>
    <style:style style:name="P1031" style:parent-style-name="Normal" style:family="paragraph">
      <style:paragraph-properties fo:margin-left="0.5in">
        <style:tab-stops/>
      </style:paragraph-properties>
    </style:style>
    <style:style style:name="P1032" style:parent-style-name="Normal" style:family="paragraph"/>
    <style:style style:name="T1033" style:parent-style-name="DefaultParagraphFont" style:family="text">
      <style:text-properties style:language-asian="en" style:country-asian="US"/>
    </style:style>
    <style:style style:name="TableColumn1035" style:family="table-column">
      <style:table-column-properties style:column-width="1.2298in"/>
    </style:style>
    <style:style style:name="TableColumn1036" style:family="table-column">
      <style:table-column-properties style:column-width="1.2298in"/>
    </style:style>
    <style:style style:name="TableColumn1037" style:family="table-column">
      <style:table-column-properties style:column-width="1.2298in"/>
    </style:style>
    <style:style style:name="TableColumn1038" style:family="table-column">
      <style:table-column-properties style:column-width="1.2298in"/>
    </style:style>
    <style:style style:name="TableColumn1039" style:family="table-column">
      <style:table-column-properties style:column-width="1.2375in"/>
    </style:style>
    <style:style style:name="Table1034" style:family="table">
      <style:table-properties style:width="6.1569in" fo:margin-left="-0.0034in" table:align="left"/>
    </style:style>
    <style:style style:name="TableRow1040" style:family="table-row">
      <style:table-row-properties fo:keep-together="always"/>
    </style:style>
    <style:style style:name="TableCell1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042" style:parent-style-name="Normal" style:family="paragraph">
      <style:paragraph-properties style:snap-to-layout-grid="false"/>
    </style:style>
    <style:style style:name="TableCell1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044" style:parent-style-name="Normal" style:family="paragraph">
      <style:paragraph-properties fo:text-align="center"/>
    </style:style>
    <style:style style:name="TableCell1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046" style:parent-style-name="Normal" style:family="paragraph">
      <style:paragraph-properties fo:text-align="center"/>
    </style:style>
    <style:style style:name="TableCell1047" style:family="table-cell">
      <style:table-cell-properties fo:border="0.0069in solid #000000" style:writing-mode="lr-tb" fo:padding-top="0in" fo:padding-left="0.0715in" fo:padding-bottom="0in" fo:padding-right="0.075in"/>
    </style:style>
    <style:style style:name="P1048" style:parent-style-name="Normal" style:family="paragraph">
      <style:paragraph-properties fo:text-align="center"/>
    </style:style>
    <style:style style:name="TableRow1049" style:family="table-row">
      <style:table-row-properties/>
    </style:style>
    <style:style style:name="TableCell10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5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055" style:family="table-row">
      <style:table-row-properties/>
    </style:style>
    <style:style style:name="TableCell10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6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061" style:family="table-row">
      <style:table-row-properties/>
    </style:style>
    <style:style style:name="TableCell10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66" style:family="table-cell">
      <style:table-cell-properties fo:border="0.0069in solid #000000" style:writing-mode="lr-tb" fo:padding-top="0in" fo:padding-left="0.0715in" fo:padding-bottom="0in" fo:padding-right="0.075in"/>
    </style:style>
    <style:style style:name="P1067" style:parent-style-name="Normal" style:family="paragraph">
      <style:text-properties style:font-name="Symbol" style:font-name-complex="Symbol" fo:font-size="16pt" style:font-size-asian="16pt"/>
    </style:style>
    <style:style style:name="T1068" style:parent-style-name="DefaultParagraphFont" style:family="text">
      <style:text-properties fo:font-weight="bold" style:font-weight-asian="bold" style:font-weight-complex="bold"/>
    </style:style>
    <style:style style:name="T1069" style:parent-style-name="DefaultParagraphFont" style:family="text">
      <style:text-properties fo:font-style="italic" style:font-style-asian="italic" style:font-style-complex="italic"/>
    </style:style>
    <style:style style:name="T107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71" style:parent-style-name="DefaultParagraphFont" style:family="text">
      <style:text-properties fo:color="#FF0000"/>
    </style:style>
    <style:style style:name="P1072" style:parent-style-name="Normal" style:family="paragraph">
      <style:paragraph-properties fo:text-align="center"/>
    </style:style>
    <style:style style:name="P1073" style:parent-style-name="Normal" style:family="paragraph"/>
    <style:style style:name="P1074" style:parent-style-name="Normal" style:family="paragraph"/>
    <style:style style:name="P1075" style:parent-style-name="Normal" style:family="paragraph">
      <style:paragraph-properties fo:margin-left="0.5in">
        <style:tab-stops/>
      </style:paragraph-properties>
    </style:style>
    <style:style style:name="P1076" style:parent-style-name="Normal" style:family="paragraph"/>
    <style:style style:name="P1077" style:parent-style-name="Normal" style:family="paragraph"/>
    <style:style style:name="P1078" style:parent-style-name="Normal" style:family="paragraph"/>
    <style:style style:name="P1079" style:parent-style-name="Normal" style:family="paragraph"/>
    <style:style style:name="P1080" style:parent-style-name="Normal" style:family="paragraph"/>
    <style:style style:name="P1081" style:parent-style-name="Normal" style:family="paragraph"/>
    <style:style style:name="P1082" style:parent-style-name="Normal" style:family="paragraph">
      <style:paragraph-properties fo:margin-left="0.5in">
        <style:tab-stops/>
      </style:paragraph-properties>
    </style:style>
    <style:style style:name="P1083" style:parent-style-name="Normal" style:family="paragraph"/>
    <style:style style:name="T1084" style:parent-style-name="DefaultParagraphFont" style:family="text">
      <style:text-properties style:language-asian="en" style:country-asian="US"/>
    </style:style>
    <style:style style:name="TableColumn1086" style:family="table-column">
      <style:table-column-properties style:column-width="1.2298in"/>
    </style:style>
    <style:style style:name="TableColumn1087" style:family="table-column">
      <style:table-column-properties style:column-width="1.2298in"/>
    </style:style>
    <style:style style:name="TableColumn1088" style:family="table-column">
      <style:table-column-properties style:column-width="1.2298in"/>
    </style:style>
    <style:style style:name="TableColumn1089" style:family="table-column">
      <style:table-column-properties style:column-width="1.2298in"/>
    </style:style>
    <style:style style:name="TableColumn1090" style:family="table-column">
      <style:table-column-properties style:column-width="1.2375in"/>
    </style:style>
    <style:style style:name="Table1085" style:family="table">
      <style:table-properties style:width="6.1569in" fo:margin-left="-0.0034in" table:align="left"/>
    </style:style>
    <style:style style:name="TableRow1091" style:family="table-row">
      <style:table-row-properties fo:keep-together="always"/>
    </style:style>
    <style:style style:name="TableCell1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093" style:parent-style-name="Normal" style:family="paragraph">
      <style:paragraph-properties style:snap-to-layout-grid="false"/>
    </style:style>
    <style:style style:name="TableCell10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095" style:parent-style-name="Normal" style:family="paragraph">
      <style:paragraph-properties fo:text-align="center"/>
    </style:style>
    <style:style style:name="TableCell1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097" style:parent-style-name="Normal" style:family="paragraph">
      <style:paragraph-properties fo:text-align="center"/>
    </style:style>
    <style:style style:name="TableCell1098" style:family="table-cell">
      <style:table-cell-properties fo:border="0.0069in solid #000000" style:writing-mode="lr-tb" fo:padding-top="0in" fo:padding-left="0.0715in" fo:padding-bottom="0in" fo:padding-right="0.075in"/>
    </style:style>
    <style:style style:name="P1099" style:parent-style-name="Normal" style:family="paragraph">
      <style:paragraph-properties fo:text-align="center"/>
    </style:style>
    <style:style style:name="TableRow1100" style:family="table-row">
      <style:table-row-properties/>
    </style:style>
    <style:style style:name="TableCell1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0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106" style:family="table-row">
      <style:table-row-properties/>
    </style:style>
    <style:style style:name="TableCell1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1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112" style:family="table-row">
      <style:table-row-properties/>
    </style:style>
    <style:style style:name="TableCell1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17" style:family="table-cell">
      <style:table-cell-properties fo:border="0.0069in solid #000000" style:writing-mode="lr-tb" fo:padding-top="0in" fo:padding-left="0.0715in" fo:padding-bottom="0in" fo:padding-right="0.075in"/>
    </style:style>
    <style:style style:name="P1118" style:parent-style-name="Normal" style:family="paragraph">
      <style:text-properties style:font-name="Symbol" style:font-name-complex="Symbol" fo:font-size="16pt" style:font-size-asian="16pt"/>
    </style:style>
    <style:style style:name="T1119" style:parent-style-name="DefaultParagraphFont" style:family="text">
      <style:text-properties fo:font-weight="bold" style:font-weight-asian="bold" style:font-weight-complex="bold"/>
    </style:style>
    <style:style style:name="T1120" style:parent-style-name="DefaultParagraphFont" style:family="text">
      <style:text-properties fo:font-style="italic" style:font-style-asian="italic" style:font-style-complex="italic"/>
    </style:style>
    <style:style style:name="T112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22" style:parent-style-name="DefaultParagraphFont" style:family="text">
      <style:text-properties fo:color="#FF0000"/>
    </style:style>
    <style:style style:name="P1123" style:parent-style-name="Normal" style:family="paragraph">
      <style:paragraph-properties fo:text-align="center"/>
    </style:style>
    <style:style style:name="P1124" style:parent-style-name="Normal" style:family="paragraph"/>
    <style:style style:name="P1125" style:parent-style-name="Normal" style:family="paragraph"/>
    <style:style style:name="P1126" style:parent-style-name="Normal" style:family="paragraph">
      <style:paragraph-properties fo:margin-left="0.5in">
        <style:tab-stops/>
      </style:paragraph-properties>
    </style:style>
    <style:style style:name="P1127" style:parent-style-name="Normal" style:family="paragraph"/>
    <style:style style:name="P1128" style:parent-style-name="Normal" style:family="paragraph"/>
    <style:style style:name="P1129" style:parent-style-name="Normal" style:family="paragraph"/>
    <style:style style:name="P1130" style:parent-style-name="Normal" style:family="paragraph"/>
    <style:style style:name="P1131" style:parent-style-name="Normal" style:family="paragraph"/>
    <style:style style:name="P1132" style:parent-style-name="Normal" style:family="paragraph"/>
    <style:style style:name="P1133" style:parent-style-name="Normal" style:family="paragraph">
      <style:paragraph-properties fo:margin-left="0.5in">
        <style:tab-stops/>
      </style:paragraph-properties>
    </style:style>
    <style:style style:name="P1134" style:parent-style-name="Normal" style:family="paragraph"/>
    <style:style style:name="T1135" style:parent-style-name="DefaultParagraphFont" style:family="text">
      <style:text-properties style:language-asian="en" style:country-asian="US"/>
    </style:style>
    <style:style style:name="TableColumn1137" style:family="table-column">
      <style:table-column-properties style:column-width="1.2298in"/>
    </style:style>
    <style:style style:name="TableColumn1138" style:family="table-column">
      <style:table-column-properties style:column-width="1.2298in"/>
    </style:style>
    <style:style style:name="TableColumn1139" style:family="table-column">
      <style:table-column-properties style:column-width="1.2298in"/>
    </style:style>
    <style:style style:name="TableColumn1140" style:family="table-column">
      <style:table-column-properties style:column-width="1.2298in"/>
    </style:style>
    <style:style style:name="TableColumn1141" style:family="table-column">
      <style:table-column-properties style:column-width="1.2375in"/>
    </style:style>
    <style:style style:name="Table1136" style:family="table">
      <style:table-properties style:width="6.1569in" fo:margin-left="-0.0034in" table:align="left"/>
    </style:style>
    <style:style style:name="TableRow1142" style:family="table-row">
      <style:table-row-properties fo:keep-together="always"/>
    </style:style>
    <style:style style:name="TableCell1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144" style:parent-style-name="Normal" style:family="paragraph">
      <style:paragraph-properties style:snap-to-layout-grid="false"/>
    </style:style>
    <style:style style:name="TableCell1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146" style:parent-style-name="Normal" style:family="paragraph">
      <style:paragraph-properties fo:text-align="center"/>
    </style:style>
    <style:style style:name="TableCell1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148" style:parent-style-name="Normal" style:family="paragraph">
      <style:paragraph-properties fo:text-align="center"/>
    </style:style>
    <style:style style:name="TableCell1149" style:family="table-cell">
      <style:table-cell-properties fo:border="0.0069in solid #000000" style:writing-mode="lr-tb" fo:padding-top="0in" fo:padding-left="0.0715in" fo:padding-bottom="0in" fo:padding-right="0.075in"/>
    </style:style>
    <style:style style:name="P1150" style:parent-style-name="Normal" style:family="paragraph">
      <style:paragraph-properties fo:text-align="center"/>
    </style:style>
    <style:style style:name="TableRow1151" style:family="table-row">
      <style:table-row-properties/>
    </style:style>
    <style:style style:name="TableCell1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5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157" style:family="table-row">
      <style:table-row-properties/>
    </style:style>
    <style:style style:name="TableCell1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6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163" style:family="table-row">
      <style:table-row-properties/>
    </style:style>
    <style:style style:name="TableCell1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168" style:family="table-cell">
      <style:table-cell-properties fo:border="0.0069in solid #000000" style:writing-mode="lr-tb" fo:padding-top="0in" fo:padding-left="0.0715in" fo:padding-bottom="0in" fo:padding-right="0.075in"/>
    </style:style>
    <style:style style:name="P1169" style:parent-style-name="Normal" style:family="paragraph">
      <style:text-properties style:font-name="Symbol" style:font-name-complex="Symbol" fo:font-size="16pt" style:font-size-asian="16pt"/>
    </style:style>
    <style:style style:name="T1170" style:parent-style-name="DefaultParagraphFont" style:family="text">
      <style:text-properties fo:font-weight="bold" style:font-weight-asian="bold" style:font-weight-complex="bold"/>
    </style:style>
    <style:style style:name="T1171" style:parent-style-name="DefaultParagraphFont" style:family="text">
      <style:text-properties fo:font-style="italic" style:font-style-asian="italic" style:font-style-complex="italic"/>
    </style:style>
    <style:style style:name="T117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73" style:parent-style-name="DefaultParagraphFont" style:family="text">
      <style:text-properties fo:color="#FF0000"/>
    </style:style>
    <style:style style:name="P1174" style:parent-style-name="Normal" style:family="paragraph">
      <style:paragraph-properties fo:text-align="center"/>
    </style:style>
    <style:style style:name="P1175" style:parent-style-name="Normal" style:family="paragraph"/>
    <style:style style:name="P1176" style:parent-style-name="Normal" style:family="paragraph"/>
    <style:style style:name="P1177" style:parent-style-name="Normal" style:family="paragraph">
      <style:paragraph-properties fo:margin-left="0.5in">
        <style:tab-stops/>
      </style:paragraph-properties>
    </style:style>
    <style:style style:name="P1178" style:parent-style-name="Normal" style:family="paragraph"/>
    <style:style style:name="P1179" style:parent-style-name="Normal" style:family="paragraph"/>
    <style:style style:name="P1180" style:parent-style-name="Normal" style:family="paragraph"/>
    <style:style style:name="P1181" style:parent-style-name="Normal" style:family="paragraph"/>
    <style:style style:name="P1182" style:parent-style-name="Normal" style:family="paragraph"/>
    <style:style style:name="P1183" style:parent-style-name="Normal" style:family="paragraph"/>
    <style:style style:name="P1184" style:parent-style-name="Normal" style:family="paragraph">
      <style:paragraph-properties fo:margin-left="0.5in">
        <style:tab-stops/>
      </style:paragraph-properties>
    </style:style>
    <style:style style:name="P1185" style:parent-style-name="Normal" style:family="paragraph"/>
    <style:style style:name="T1186" style:parent-style-name="DefaultParagraphFont" style:family="text">
      <style:text-properties style:language-asian="en" style:country-asian="US"/>
    </style:style>
    <style:style style:name="TableColumn1188" style:family="table-column">
      <style:table-column-properties style:column-width="1.2298in"/>
    </style:style>
    <style:style style:name="TableColumn1189" style:family="table-column">
      <style:table-column-properties style:column-width="1.2298in"/>
    </style:style>
    <style:style style:name="TableColumn1190" style:family="table-column">
      <style:table-column-properties style:column-width="1.2298in"/>
    </style:style>
    <style:style style:name="TableColumn1191" style:family="table-column">
      <style:table-column-properties style:column-width="1.2298in"/>
    </style:style>
    <style:style style:name="TableColumn1192" style:family="table-column">
      <style:table-column-properties style:column-width="1.2375in"/>
    </style:style>
    <style:style style:name="Table1187" style:family="table">
      <style:table-properties style:width="6.1569in" fo:margin-left="-0.0034in" table:align="left"/>
    </style:style>
    <style:style style:name="TableRow1193" style:family="table-row">
      <style:table-row-properties fo:keep-together="always"/>
    </style:style>
    <style:style style:name="TableCell1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195" style:parent-style-name="Normal" style:family="paragraph">
      <style:paragraph-properties style:snap-to-layout-grid="false"/>
    </style:style>
    <style:style style:name="TableCell1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197" style:parent-style-name="Normal" style:family="paragraph">
      <style:paragraph-properties fo:text-align="center"/>
    </style:style>
    <style:style style:name="TableCell1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199" style:parent-style-name="Normal" style:family="paragraph">
      <style:paragraph-properties fo:text-align="center"/>
    </style:style>
    <style:style style:name="TableCell1200" style:family="table-cell">
      <style:table-cell-properties fo:border="0.0069in solid #000000" style:writing-mode="lr-tb" fo:padding-top="0in" fo:padding-left="0.0715in" fo:padding-bottom="0in" fo:padding-right="0.075in"/>
    </style:style>
    <style:style style:name="P1201" style:parent-style-name="Normal" style:family="paragraph">
      <style:paragraph-properties fo:text-align="center"/>
    </style:style>
    <style:style style:name="TableRow1202" style:family="table-row">
      <style:table-row-properties/>
    </style:style>
    <style:style style:name="TableCell1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0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208" style:family="table-row">
      <style:table-row-properties/>
    </style:style>
    <style:style style:name="TableCell12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214" style:family="table-row">
      <style:table-row-properties/>
    </style:style>
    <style:style style:name="TableCell1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19" style:family="table-cell">
      <style:table-cell-properties fo:border="0.0069in solid #000000" style:writing-mode="lr-tb" fo:padding-top="0in" fo:padding-left="0.0715in" fo:padding-bottom="0in" fo:padding-right="0.075in"/>
    </style:style>
    <style:style style:name="T1220" style:parent-style-name="DefaultParagraphFont" style:family="text">
      <style:text-properties fo:font-weight="bold" style:font-weight-asian="bold" style:font-weight-complex="bold"/>
    </style:style>
    <style:style style:name="T1221" style:parent-style-name="DefaultParagraphFont" style:family="text">
      <style:text-properties fo:font-style="italic" style:font-style-asian="italic" style:font-style-complex="italic"/>
    </style:style>
    <style:style style:name="T122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23" style:parent-style-name="DefaultParagraphFont" style:family="text">
      <style:text-properties fo:color="#FF0000"/>
    </style:style>
    <style:style style:name="P1224" style:parent-style-name="Normal" style:family="paragraph">
      <style:paragraph-properties fo:text-align="center"/>
    </style:style>
    <style:style style:name="P1225" style:parent-style-name="Normal" style:family="paragraph"/>
    <style:style style:name="P1226" style:parent-style-name="Normal" style:family="paragraph"/>
    <style:style style:name="P1227" style:parent-style-name="Normal" style:family="paragraph">
      <style:paragraph-properties fo:margin-left="0.5in">
        <style:tab-stops/>
      </style:paragraph-properties>
    </style:style>
    <style:style style:name="P1228" style:parent-style-name="Normal" style:family="paragraph"/>
    <style:style style:name="P1229" style:parent-style-name="Normal" style:family="paragraph"/>
    <style:style style:name="P1230" style:parent-style-name="Normal" style:family="paragraph"/>
    <style:style style:name="P1231" style:parent-style-name="Normal" style:family="paragraph"/>
    <style:style style:name="P1232" style:parent-style-name="Normal" style:family="paragraph"/>
    <style:style style:name="P1233" style:parent-style-name="Normal" style:family="paragraph"/>
    <style:style style:name="P1234" style:parent-style-name="Normal" style:family="paragraph">
      <style:paragraph-properties fo:margin-left="0.5in">
        <style:tab-stops/>
      </style:paragraph-properties>
    </style:style>
    <style:style style:name="P1235" style:parent-style-name="Normal" style:family="paragraph"/>
    <style:style style:name="T1236" style:parent-style-name="DefaultParagraphFont" style:family="text">
      <style:text-properties style:language-asian="en" style:country-asian="US"/>
    </style:style>
    <style:style style:name="TableColumn1238" style:family="table-column">
      <style:table-column-properties style:column-width="1.2298in"/>
    </style:style>
    <style:style style:name="TableColumn1239" style:family="table-column">
      <style:table-column-properties style:column-width="1.2298in"/>
    </style:style>
    <style:style style:name="TableColumn1240" style:family="table-column">
      <style:table-column-properties style:column-width="1.2298in"/>
    </style:style>
    <style:style style:name="TableColumn1241" style:family="table-column">
      <style:table-column-properties style:column-width="1.2298in"/>
    </style:style>
    <style:style style:name="TableColumn1242" style:family="table-column">
      <style:table-column-properties style:column-width="1.2375in"/>
    </style:style>
    <style:style style:name="Table1237" style:family="table">
      <style:table-properties style:width="6.1569in" fo:margin-left="-0.0034in" table:align="left"/>
    </style:style>
    <style:style style:name="TableRow1243" style:family="table-row">
      <style:table-row-properties fo:keep-together="always"/>
    </style:style>
    <style:style style:name="TableCell1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245" style:parent-style-name="Normal" style:family="paragraph">
      <style:paragraph-properties style:snap-to-layout-grid="false"/>
    </style:style>
    <style:style style:name="TableCell1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247" style:parent-style-name="Normal" style:family="paragraph">
      <style:paragraph-properties fo:text-align="center"/>
    </style:style>
    <style:style style:name="TableCell1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249" style:parent-style-name="Normal" style:family="paragraph">
      <style:paragraph-properties fo:text-align="center"/>
    </style:style>
    <style:style style:name="TableCell1250" style:family="table-cell">
      <style:table-cell-properties fo:border="0.0069in solid #000000" style:writing-mode="lr-tb" fo:padding-top="0in" fo:padding-left="0.0715in" fo:padding-bottom="0in" fo:padding-right="0.075in"/>
    </style:style>
    <style:style style:name="P1251" style:parent-style-name="Normal" style:family="paragraph">
      <style:paragraph-properties fo:text-align="center"/>
    </style:style>
    <style:style style:name="TableRow1252" style:family="table-row">
      <style:table-row-properties/>
    </style:style>
    <style:style style:name="TableCell1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5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258" style:family="table-row">
      <style:table-row-properties/>
    </style:style>
    <style:style style:name="TableCell1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264" style:family="table-row">
      <style:table-row-properties/>
    </style:style>
    <style:style style:name="TableCell1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269" style:family="table-cell">
      <style:table-cell-properties fo:border="0.0069in solid #000000" style:writing-mode="lr-tb" fo:padding-top="0in" fo:padding-left="0.0715in" fo:padding-bottom="0in" fo:padding-right="0.075in"/>
    </style:style>
    <style:style style:name="T1270" style:parent-style-name="DefaultParagraphFont" style:family="text">
      <style:text-properties fo:font-weight="bold" style:font-weight-asian="bold" style:font-weight-complex="bold"/>
    </style:style>
    <style:style style:name="T1271" style:parent-style-name="DefaultParagraphFont" style:family="text">
      <style:text-properties fo:font-style="italic" style:font-style-asian="italic" style:font-style-complex="italic"/>
    </style:style>
    <style:style style:name="T127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73" style:parent-style-name="DefaultParagraphFont" style:family="text">
      <style:text-properties fo:color="#FF0000"/>
    </style:style>
    <style:style style:name="P1274" style:parent-style-name="Normal" style:family="paragraph">
      <style:paragraph-properties fo:text-align="center"/>
    </style:style>
    <style:style style:name="P1275" style:parent-style-name="Normal" style:family="paragraph"/>
    <style:style style:name="P1276" style:parent-style-name="Normal" style:family="paragraph"/>
    <style:style style:name="P1277" style:parent-style-name="Normal" style:family="paragraph">
      <style:paragraph-properties fo:margin-left="0.5in">
        <style:tab-stops/>
      </style:paragraph-properties>
    </style:style>
    <style:style style:name="P1278" style:parent-style-name="Normal" style:family="paragraph"/>
    <style:style style:name="P1279" style:parent-style-name="Normal" style:family="paragraph"/>
    <style:style style:name="P1280" style:parent-style-name="Normal" style:family="paragraph"/>
    <style:style style:name="P1281" style:parent-style-name="Normal" style:family="paragraph"/>
    <style:style style:name="P1282" style:parent-style-name="Normal" style:family="paragraph"/>
    <style:style style:name="P1283" style:parent-style-name="Normal" style:family="paragraph"/>
    <style:style style:name="P1284" style:parent-style-name="Normal" style:family="paragraph">
      <style:paragraph-properties fo:margin-left="0.5in">
        <style:tab-stops/>
      </style:paragraph-properties>
    </style:style>
    <style:style style:name="P1285" style:parent-style-name="Normal" style:family="paragraph"/>
    <style:style style:name="T1286" style:parent-style-name="DefaultParagraphFont" style:family="text">
      <style:text-properties style:language-asian="en" style:country-asian="US"/>
    </style:style>
    <style:style style:name="TableColumn1288" style:family="table-column">
      <style:table-column-properties style:column-width="1.2298in"/>
    </style:style>
    <style:style style:name="TableColumn1289" style:family="table-column">
      <style:table-column-properties style:column-width="1.2298in"/>
    </style:style>
    <style:style style:name="TableColumn1290" style:family="table-column">
      <style:table-column-properties style:column-width="1.2298in"/>
    </style:style>
    <style:style style:name="TableColumn1291" style:family="table-column">
      <style:table-column-properties style:column-width="1.2298in"/>
    </style:style>
    <style:style style:name="TableColumn1292" style:family="table-column">
      <style:table-column-properties style:column-width="1.2375in"/>
    </style:style>
    <style:style style:name="Table1287" style:family="table">
      <style:table-properties style:width="6.1569in" fo:margin-left="-0.0034in" table:align="left"/>
    </style:style>
    <style:style style:name="TableRow1293" style:family="table-row">
      <style:table-row-properties fo:keep-together="always"/>
    </style:style>
    <style:style style:name="TableCell1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295" style:parent-style-name="Normal" style:family="paragraph">
      <style:paragraph-properties style:snap-to-layout-grid="false"/>
    </style:style>
    <style:style style:name="TableCell1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297" style:parent-style-name="Normal" style:family="paragraph">
      <style:paragraph-properties fo:text-align="center"/>
    </style:style>
    <style:style style:name="TableCell1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299" style:parent-style-name="Normal" style:family="paragraph">
      <style:paragraph-properties fo:text-align="center"/>
    </style:style>
    <style:style style:name="TableCell1300" style:family="table-cell">
      <style:table-cell-properties fo:border="0.0069in solid #000000" style:writing-mode="lr-tb" fo:padding-top="0in" fo:padding-left="0.0715in" fo:padding-bottom="0in" fo:padding-right="0.075in"/>
    </style:style>
    <style:style style:name="P1301" style:parent-style-name="Normal" style:family="paragraph">
      <style:paragraph-properties fo:text-align="center"/>
    </style:style>
    <style:style style:name="TableRow1302" style:family="table-row">
      <style:table-row-properties/>
    </style:style>
    <style:style style:name="TableCell1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0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308" style:family="table-row">
      <style:table-row-properties/>
    </style:style>
    <style:style style:name="TableCell1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314" style:family="table-row">
      <style:table-row-properties/>
    </style:style>
    <style:style style:name="TableCell1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19" style:family="table-cell">
      <style:table-cell-properties fo:border="0.0069in solid #000000" style:writing-mode="lr-tb" fo:padding-top="0in" fo:padding-left="0.0715in" fo:padding-bottom="0in" fo:padding-right="0.075in"/>
    </style:style>
    <style:style style:name="P1320" style:parent-style-name="Normal" style:family="paragraph">
      <style:text-properties style:font-name="Symbol" style:font-name-complex="Symbol" fo:font-size="16pt" style:font-size-asian="16pt"/>
    </style:style>
    <style:style style:name="T1321" style:parent-style-name="DefaultParagraphFont" style:family="text">
      <style:text-properties fo:font-weight="bold" style:font-weight-asian="bold" style:font-weight-complex="bold"/>
    </style:style>
    <style:style style:name="T1322" style:parent-style-name="DefaultParagraphFont" style:family="text">
      <style:text-properties fo:font-style="italic" style:font-style-asian="italic" style:font-style-complex="italic"/>
    </style:style>
    <style:style style:name="T132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24" style:parent-style-name="DefaultParagraphFont" style:family="text">
      <style:text-properties fo:color="#FF0000"/>
    </style:style>
    <style:style style:name="P1325" style:parent-style-name="Normal" style:family="paragraph">
      <style:paragraph-properties fo:text-align="center"/>
    </style:style>
    <style:style style:name="P1326" style:parent-style-name="Normal" style:family="paragraph"/>
    <style:style style:name="P1327" style:parent-style-name="Normal" style:family="paragraph"/>
    <style:style style:name="P1328" style:parent-style-name="Normal" style:family="paragraph">
      <style:paragraph-properties fo:margin-left="0.5in">
        <style:tab-stops/>
      </style:paragraph-properties>
    </style:style>
    <style:style style:name="P1329" style:parent-style-name="Normal" style:family="paragraph"/>
    <style:style style:name="P1330" style:parent-style-name="Normal" style:family="paragraph"/>
    <style:style style:name="P1331" style:parent-style-name="Normal" style:family="paragraph"/>
    <style:style style:name="P1332" style:parent-style-name="Normal" style:family="paragraph"/>
    <style:style style:name="P1333" style:parent-style-name="Normal" style:family="paragraph"/>
    <style:style style:name="P1334" style:parent-style-name="Normal" style:family="paragraph"/>
    <style:style style:name="P1335" style:parent-style-name="Normal" style:family="paragraph">
      <style:paragraph-properties fo:margin-left="0.5in">
        <style:tab-stops/>
      </style:paragraph-properties>
    </style:style>
    <style:style style:name="P1336" style:parent-style-name="Normal" style:family="paragraph"/>
    <style:style style:name="T1337" style:parent-style-name="DefaultParagraphFont" style:family="text">
      <style:text-properties style:language-asian="en" style:country-asian="US"/>
    </style:style>
    <style:style style:name="TableColumn1339" style:family="table-column">
      <style:table-column-properties style:column-width="1.2298in"/>
    </style:style>
    <style:style style:name="TableColumn1340" style:family="table-column">
      <style:table-column-properties style:column-width="1.2298in"/>
    </style:style>
    <style:style style:name="TableColumn1341" style:family="table-column">
      <style:table-column-properties style:column-width="1.2298in"/>
    </style:style>
    <style:style style:name="TableColumn1342" style:family="table-column">
      <style:table-column-properties style:column-width="1.2298in"/>
    </style:style>
    <style:style style:name="TableColumn1343" style:family="table-column">
      <style:table-column-properties style:column-width="1.2375in"/>
    </style:style>
    <style:style style:name="Table1338" style:family="table">
      <style:table-properties style:width="6.1569in" fo:margin-left="-0.0034in" table:align="left"/>
    </style:style>
    <style:style style:name="TableRow1344" style:family="table-row">
      <style:table-row-properties fo:keep-together="always"/>
    </style:style>
    <style:style style:name="TableCell1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46" style:parent-style-name="Normal" style:family="paragraph">
      <style:paragraph-properties style:snap-to-layout-grid="false"/>
    </style:style>
    <style:style style:name="TableCell1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48" style:parent-style-name="Normal" style:family="paragraph">
      <style:paragraph-properties fo:text-align="center"/>
    </style:style>
    <style:style style:name="TableCell1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50" style:parent-style-name="Normal" style:family="paragraph">
      <style:paragraph-properties fo:text-align="center"/>
    </style:style>
    <style:style style:name="TableCell1351" style:family="table-cell">
      <style:table-cell-properties fo:border="0.0069in solid #000000" style:writing-mode="lr-tb" fo:padding-top="0in" fo:padding-left="0.0715in" fo:padding-bottom="0in" fo:padding-right="0.075in"/>
    </style:style>
    <style:style style:name="P1352" style:parent-style-name="Normal" style:family="paragraph">
      <style:paragraph-properties fo:text-align="center"/>
    </style:style>
    <style:style style:name="TableRow1353" style:family="table-row">
      <style:table-row-properties/>
    </style:style>
    <style:style style:name="TableCell1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5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359" style:family="table-row">
      <style:table-row-properties/>
    </style:style>
    <style:style style:name="TableCell1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6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365" style:family="table-row">
      <style:table-row-properties/>
    </style:style>
    <style:style style:name="TableCell1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70" style:family="table-cell">
      <style:table-cell-properties fo:border="0.0069in solid #000000" style:writing-mode="lr-tb" fo:padding-top="0in" fo:padding-left="0.0715in" fo:padding-bottom="0in" fo:padding-right="0.075in"/>
    </style:style>
    <style:style style:name="P1371" style:parent-style-name="Normal" style:family="paragraph">
      <style:text-properties style:font-name="Symbol" style:font-name-complex="Symbol" fo:font-size="16pt" style:font-size-asian="16pt"/>
    </style:style>
    <style:style style:name="T1372" style:parent-style-name="DefaultParagraphFont" style:family="text">
      <style:text-properties fo:font-weight="bold" style:font-weight-asian="bold" style:font-weight-complex="bold"/>
    </style:style>
    <style:style style:name="T1373" style:parent-style-name="DefaultParagraphFont" style:family="text">
      <style:text-properties fo:font-style="italic" style:font-style-asian="italic" style:font-style-complex="italic"/>
    </style:style>
    <style:style style:name="T137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75" style:parent-style-name="DefaultParagraphFont" style:family="text">
      <style:text-properties fo:color="#FF0000"/>
    </style:style>
    <style:style style:name="P1376" style:parent-style-name="Normal" style:family="paragraph">
      <style:paragraph-properties fo:text-align="center"/>
    </style:style>
    <style:style style:name="P1377" style:parent-style-name="Normal" style:family="paragraph"/>
    <style:style style:name="P1378" style:parent-style-name="Normal" style:family="paragraph"/>
    <style:style style:name="P1379" style:parent-style-name="Normal" style:family="paragraph">
      <style:paragraph-properties fo:margin-left="0.5in">
        <style:tab-stops/>
      </style:paragraph-properties>
    </style:style>
    <style:style style:name="P1380" style:parent-style-name="Normal" style:family="paragraph"/>
    <style:style style:name="P1381" style:parent-style-name="Normal" style:family="paragraph"/>
    <style:style style:name="P1382" style:parent-style-name="Normal" style:family="paragraph"/>
    <style:style style:name="P1383" style:parent-style-name="Normal" style:family="paragraph"/>
    <style:style style:name="P1384" style:parent-style-name="Normal" style:family="paragraph"/>
    <style:style style:name="P1385" style:parent-style-name="Normal" style:family="paragraph"/>
    <style:style style:name="P1386" style:parent-style-name="Normal" style:family="paragraph">
      <style:paragraph-properties fo:margin-left="0.5in">
        <style:tab-stops/>
      </style:paragraph-properties>
    </style:style>
    <style:style style:name="P1387" style:parent-style-name="Normal" style:family="paragraph"/>
    <style:style style:name="T1388" style:parent-style-name="DefaultParagraphFont" style:family="text">
      <style:text-properties style:language-asian="en" style:country-asian="US"/>
    </style:style>
    <style:style style:name="TableColumn1390" style:family="table-column">
      <style:table-column-properties style:column-width="1.2298in"/>
    </style:style>
    <style:style style:name="TableColumn1391" style:family="table-column">
      <style:table-column-properties style:column-width="1.2298in"/>
    </style:style>
    <style:style style:name="TableColumn1392" style:family="table-column">
      <style:table-column-properties style:column-width="1.2298in"/>
    </style:style>
    <style:style style:name="TableColumn1393" style:family="table-column">
      <style:table-column-properties style:column-width="1.2298in"/>
    </style:style>
    <style:style style:name="TableColumn1394" style:family="table-column">
      <style:table-column-properties style:column-width="1.2375in"/>
    </style:style>
    <style:style style:name="Table1389" style:family="table">
      <style:table-properties style:width="6.1569in" fo:margin-left="-0.0034in" table:align="left"/>
    </style:style>
    <style:style style:name="TableRow1395" style:family="table-row">
      <style:table-row-properties fo:keep-together="always"/>
    </style:style>
    <style:style style:name="TableCell1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97" style:parent-style-name="Normal" style:family="paragraph">
      <style:paragraph-properties style:snap-to-layout-grid="false"/>
    </style:style>
    <style:style style:name="TableCell1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99" style:parent-style-name="Normal" style:family="paragraph">
      <style:paragraph-properties fo:text-align="center"/>
    </style:style>
    <style:style style:name="TableCell1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401" style:parent-style-name="Normal" style:family="paragraph">
      <style:paragraph-properties fo:text-align="center"/>
    </style:style>
    <style:style style:name="TableCell1402" style:family="table-cell">
      <style:table-cell-properties fo:border="0.0069in solid #000000" style:writing-mode="lr-tb" fo:padding-top="0in" fo:padding-left="0.0715in" fo:padding-bottom="0in" fo:padding-right="0.075in"/>
    </style:style>
    <style:style style:name="P1403" style:parent-style-name="Normal" style:family="paragraph">
      <style:paragraph-properties fo:text-align="center"/>
    </style:style>
    <style:style style:name="TableRow1404" style:family="table-row">
      <style:table-row-properties/>
    </style:style>
    <style:style style:name="TableCell1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0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410" style:family="table-row">
      <style:table-row-properties/>
    </style:style>
    <style:style style:name="TableCell1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1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416" style:family="table-row">
      <style:table-row-properties/>
    </style:style>
    <style:style style:name="TableCell1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21" style:family="table-cell">
      <style:table-cell-properties fo:border="0.0069in solid #000000" style:writing-mode="lr-tb" fo:padding-top="0in" fo:padding-left="0.0715in" fo:padding-bottom="0in" fo:padding-right="0.075in"/>
    </style:style>
    <style:style style:name="P1422" style:parent-style-name="Normal" style:family="paragraph">
      <style:text-properties style:font-name="Symbol" style:font-name-complex="Symbol" fo:font-size="16pt" style:font-size-asian="16pt"/>
    </style:style>
    <style:style style:name="T1423" style:parent-style-name="DefaultParagraphFont" style:family="text">
      <style:text-properties fo:font-weight="bold" style:font-weight-asian="bold" style:font-weight-complex="bold"/>
    </style:style>
    <style:style style:name="T1424" style:parent-style-name="DefaultParagraphFont" style:family="text">
      <style:text-properties fo:font-style="italic" style:font-style-asian="italic" style:font-style-complex="italic"/>
    </style:style>
    <style:style style:name="T142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26" style:parent-style-name="DefaultParagraphFont" style:family="text">
      <style:text-properties fo:color="#FF0000"/>
    </style:style>
    <style:style style:name="P1427" style:parent-style-name="Normal" style:family="paragraph">
      <style:paragraph-properties fo:text-align="center"/>
    </style:style>
    <style:style style:name="P1428" style:parent-style-name="Normal" style:family="paragraph"/>
    <style:style style:name="P1429" style:parent-style-name="Normal" style:family="paragraph"/>
    <style:style style:name="P1430" style:parent-style-name="Normal" style:family="paragraph">
      <style:paragraph-properties fo:margin-left="0.5in">
        <style:tab-stops/>
      </style:paragraph-properties>
    </style:style>
    <style:style style:name="P1431" style:parent-style-name="Normal" style:family="paragraph"/>
    <style:style style:name="P1432" style:parent-style-name="Normal" style:family="paragraph"/>
    <style:style style:name="P1433" style:parent-style-name="Normal" style:family="paragraph"/>
    <style:style style:name="P1434" style:parent-style-name="Normal" style:family="paragraph"/>
    <style:style style:name="P1435" style:parent-style-name="Normal" style:family="paragraph"/>
    <style:style style:name="P1436" style:parent-style-name="Normal" style:family="paragraph"/>
    <style:style style:name="P1437" style:parent-style-name="Normal" style:family="paragraph">
      <style:paragraph-properties fo:margin-left="0.5in">
        <style:tab-stops/>
      </style:paragraph-properties>
    </style:style>
    <style:style style:name="P1438" style:parent-style-name="Normal" style:family="paragraph"/>
    <style:style style:name="T1439" style:parent-style-name="DefaultParagraphFont" style:family="text">
      <style:text-properties style:language-asian="en" style:country-asian="US"/>
    </style:style>
    <style:style style:name="TableColumn1441" style:family="table-column">
      <style:table-column-properties style:column-width="1.2298in"/>
    </style:style>
    <style:style style:name="TableColumn1442" style:family="table-column">
      <style:table-column-properties style:column-width="1.2298in"/>
    </style:style>
    <style:style style:name="TableColumn1443" style:family="table-column">
      <style:table-column-properties style:column-width="1.2298in"/>
    </style:style>
    <style:style style:name="TableColumn1444" style:family="table-column">
      <style:table-column-properties style:column-width="1.2298in"/>
    </style:style>
    <style:style style:name="TableColumn1445" style:family="table-column">
      <style:table-column-properties style:column-width="1.2375in"/>
    </style:style>
    <style:style style:name="Table1440" style:family="table">
      <style:table-properties style:width="6.1569in" fo:margin-left="-0.0034in" table:align="left"/>
    </style:style>
    <style:style style:name="TableRow1446" style:family="table-row">
      <style:table-row-properties fo:keep-together="always"/>
    </style:style>
    <style:style style:name="TableCell1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448" style:parent-style-name="Normal" style:family="paragraph">
      <style:paragraph-properties style:snap-to-layout-grid="false"/>
    </style:style>
    <style:style style:name="TableCell1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450" style:parent-style-name="Normal" style:family="paragraph">
      <style:paragraph-properties fo:text-align="center"/>
    </style:style>
    <style:style style:name="TableCell1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452" style:parent-style-name="Normal" style:family="paragraph">
      <style:paragraph-properties fo:text-align="center"/>
    </style:style>
    <style:style style:name="TableCell1453" style:family="table-cell">
      <style:table-cell-properties fo:border="0.0069in solid #000000" style:writing-mode="lr-tb" fo:padding-top="0in" fo:padding-left="0.0715in" fo:padding-bottom="0in" fo:padding-right="0.075in"/>
    </style:style>
    <style:style style:name="P1454" style:parent-style-name="Normal" style:family="paragraph">
      <style:paragraph-properties fo:text-align="center"/>
    </style:style>
    <style:style style:name="TableRow1455" style:family="table-row">
      <style:table-row-properties/>
    </style:style>
    <style:style style:name="TableCell1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6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461" style:family="table-row">
      <style:table-row-properties/>
    </style:style>
    <style:style style:name="TableCell1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6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467" style:family="table-row">
      <style:table-row-properties/>
    </style:style>
    <style:style style:name="TableCell1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72" style:family="table-cell">
      <style:table-cell-properties fo:border="0.0069in solid #000000" style:writing-mode="lr-tb" fo:padding-top="0in" fo:padding-left="0.0715in" fo:padding-bottom="0in" fo:padding-right="0.075in"/>
    </style:style>
    <style:style style:name="P1473" style:parent-style-name="Normal" style:family="paragraph">
      <style:text-properties style:font-name="Symbol" style:font-name-complex="Symbol" fo:font-size="16pt" style:font-size-asian="16pt"/>
    </style:style>
    <style:style style:name="T1474" style:parent-style-name="DefaultParagraphFont" style:family="text">
      <style:text-properties fo:font-weight="bold" style:font-weight-asian="bold" style:font-weight-complex="bold"/>
    </style:style>
    <style:style style:name="T1475" style:parent-style-name="DefaultParagraphFont" style:family="text">
      <style:text-properties fo:font-style="italic" style:font-style-asian="italic" style:font-style-complex="italic"/>
    </style:style>
    <style:style style:name="T147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77" style:parent-style-name="DefaultParagraphFont" style:family="text">
      <style:text-properties fo:color="#FF0000"/>
    </style:style>
    <style:style style:name="P1478" style:parent-style-name="Normal" style:family="paragraph">
      <style:paragraph-properties fo:text-align="center"/>
    </style:style>
    <style:style style:name="P1479" style:parent-style-name="Normal" style:family="paragraph"/>
    <style:style style:name="P1480" style:parent-style-name="Normal" style:family="paragraph"/>
    <style:style style:name="P1481" style:parent-style-name="Normal" style:family="paragraph">
      <style:paragraph-properties fo:margin-left="0.5in">
        <style:tab-stops/>
      </style:paragraph-properties>
    </style:style>
    <style:style style:name="P1482" style:parent-style-name="Normal" style:family="paragraph"/>
    <style:style style:name="P1483" style:parent-style-name="Normal" style:family="paragraph"/>
    <style:style style:name="P1484" style:parent-style-name="Normal" style:family="paragraph"/>
    <style:style style:name="P1485" style:parent-style-name="Normal" style:family="paragraph"/>
    <style:style style:name="P1486" style:parent-style-name="Normal" style:family="paragraph"/>
    <style:style style:name="P1487" style:parent-style-name="Normal" style:family="paragraph"/>
    <style:style style:name="P1488" style:parent-style-name="Normal" style:family="paragraph">
      <style:paragraph-properties fo:margin-left="0.5in">
        <style:tab-stops/>
      </style:paragraph-properties>
    </style:style>
    <style:style style:name="P1489" style:parent-style-name="Normal" style:family="paragraph"/>
    <style:style style:name="T1490" style:parent-style-name="DefaultParagraphFont" style:family="text">
      <style:text-properties style:language-asian="en" style:country-asian="US"/>
    </style:style>
    <style:style style:name="TableColumn1492" style:family="table-column">
      <style:table-column-properties style:column-width="1.2298in"/>
    </style:style>
    <style:style style:name="TableColumn1493" style:family="table-column">
      <style:table-column-properties style:column-width="1.2298in"/>
    </style:style>
    <style:style style:name="TableColumn1494" style:family="table-column">
      <style:table-column-properties style:column-width="1.2298in"/>
    </style:style>
    <style:style style:name="TableColumn1495" style:family="table-column">
      <style:table-column-properties style:column-width="1.2298in"/>
    </style:style>
    <style:style style:name="TableColumn1496" style:family="table-column">
      <style:table-column-properties style:column-width="1.2375in"/>
    </style:style>
    <style:style style:name="Table1491" style:family="table">
      <style:table-properties style:width="6.1569in" fo:margin-left="-0.0034in" table:align="left"/>
    </style:style>
    <style:style style:name="TableRow1497" style:family="table-row">
      <style:table-row-properties fo:keep-together="always"/>
    </style:style>
    <style:style style:name="TableCell1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499" style:parent-style-name="Normal" style:family="paragraph">
      <style:paragraph-properties style:snap-to-layout-grid="false"/>
    </style:style>
    <style:style style:name="TableCell1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501" style:parent-style-name="Normal" style:family="paragraph">
      <style:paragraph-properties fo:text-align="center"/>
    </style:style>
    <style:style style:name="TableCell1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503" style:parent-style-name="Normal" style:family="paragraph">
      <style:paragraph-properties fo:text-align="center"/>
    </style:style>
    <style:style style:name="TableCell1504" style:family="table-cell">
      <style:table-cell-properties fo:border="0.0069in solid #000000" style:writing-mode="lr-tb" fo:padding-top="0in" fo:padding-left="0.0715in" fo:padding-bottom="0in" fo:padding-right="0.075in"/>
    </style:style>
    <style:style style:name="P1505" style:parent-style-name="Normal" style:family="paragraph">
      <style:paragraph-properties fo:text-align="center"/>
    </style:style>
    <style:style style:name="TableRow1506" style:family="table-row">
      <style:table-row-properties/>
    </style:style>
    <style:style style:name="TableCell1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1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512" style:family="table-row">
      <style:table-row-properties/>
    </style:style>
    <style:style style:name="TableCell1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1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518" style:family="table-row">
      <style:table-row-properties/>
    </style:style>
    <style:style style:name="TableCell1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23" style:family="table-cell">
      <style:table-cell-properties fo:border="0.0069in solid #000000" style:writing-mode="lr-tb" fo:padding-top="0in" fo:padding-left="0.0715in" fo:padding-bottom="0in" fo:padding-right="0.075in"/>
    </style:style>
    <style:style style:name="P1524" style:parent-style-name="Normal" style:family="paragraph">
      <style:text-properties style:font-name="Symbol" style:font-name-complex="Symbol" fo:font-size="16pt" style:font-size-asian="16pt"/>
    </style:style>
    <style:style style:name="T1525" style:parent-style-name="DefaultParagraphFont" style:family="text">
      <style:text-properties fo:font-weight="bold" style:font-weight-asian="bold" style:font-weight-complex="bold"/>
    </style:style>
    <style:style style:name="T1526" style:parent-style-name="DefaultParagraphFont" style:family="text">
      <style:text-properties fo:font-style="italic" style:font-style-asian="italic" style:font-style-complex="italic"/>
    </style:style>
    <style:style style:name="T152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28" style:parent-style-name="DefaultParagraphFont" style:family="text">
      <style:text-properties fo:color="#FF0000"/>
    </style:style>
    <style:style style:name="P1529" style:parent-style-name="Normal" style:family="paragraph">
      <style:paragraph-properties fo:text-align="center"/>
    </style:style>
    <style:style style:name="P1530" style:parent-style-name="Normal" style:family="paragraph"/>
    <style:style style:name="P1531" style:parent-style-name="Normal" style:family="paragraph"/>
    <style:style style:name="P1532" style:parent-style-name="Normal" style:family="paragraph">
      <style:paragraph-properties fo:margin-left="0.5in">
        <style:tab-stops/>
      </style:paragraph-properties>
    </style:style>
    <style:style style:name="P1533" style:parent-style-name="Normal" style:family="paragraph"/>
    <style:style style:name="P1534" style:parent-style-name="Normal" style:family="paragraph"/>
    <style:style style:name="P1535" style:parent-style-name="Normal" style:family="paragraph"/>
    <style:style style:name="P1536" style:parent-style-name="Normal" style:family="paragraph"/>
    <style:style style:name="P1537" style:parent-style-name="Normal" style:family="paragraph"/>
    <style:style style:name="P1538" style:parent-style-name="Normal" style:family="paragraph"/>
    <style:style style:name="P1539" style:parent-style-name="Normal" style:family="paragraph">
      <style:paragraph-properties fo:margin-left="0.5in">
        <style:tab-stops/>
      </style:paragraph-properties>
    </style:style>
    <style:style style:name="P1540" style:parent-style-name="Normal" style:family="paragraph"/>
    <style:style style:name="T1541" style:parent-style-name="DefaultParagraphFont" style:family="text">
      <style:text-properties style:language-asian="en" style:country-asian="US"/>
    </style:style>
    <style:style style:name="TableColumn1543" style:family="table-column">
      <style:table-column-properties style:column-width="1.2298in"/>
    </style:style>
    <style:style style:name="TableColumn1544" style:family="table-column">
      <style:table-column-properties style:column-width="1.2298in"/>
    </style:style>
    <style:style style:name="TableColumn1545" style:family="table-column">
      <style:table-column-properties style:column-width="1.2298in"/>
    </style:style>
    <style:style style:name="TableColumn1546" style:family="table-column">
      <style:table-column-properties style:column-width="1.2298in"/>
    </style:style>
    <style:style style:name="TableColumn1547" style:family="table-column">
      <style:table-column-properties style:column-width="1.2375in"/>
    </style:style>
    <style:style style:name="Table1542" style:family="table">
      <style:table-properties style:width="6.1569in" fo:margin-left="-0.0034in" table:align="left"/>
    </style:style>
    <style:style style:name="TableRow1548" style:family="table-row">
      <style:table-row-properties fo:keep-together="always"/>
    </style:style>
    <style:style style:name="TableCell1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550" style:parent-style-name="Normal" style:family="paragraph">
      <style:paragraph-properties style:snap-to-layout-grid="false"/>
    </style:style>
    <style:style style:name="TableCell1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552" style:parent-style-name="Normal" style:family="paragraph">
      <style:paragraph-properties fo:text-align="center"/>
    </style:style>
    <style:style style:name="TableCell1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554" style:parent-style-name="Normal" style:family="paragraph">
      <style:paragraph-properties fo:text-align="center"/>
    </style:style>
    <style:style style:name="TableCell1555" style:family="table-cell">
      <style:table-cell-properties fo:border="0.0069in solid #000000" style:writing-mode="lr-tb" fo:padding-top="0in" fo:padding-left="0.0715in" fo:padding-bottom="0in" fo:padding-right="0.075in"/>
    </style:style>
    <style:style style:name="P1556" style:parent-style-name="Normal" style:family="paragraph">
      <style:paragraph-properties fo:text-align="center"/>
    </style:style>
    <style:style style:name="TableRow1557" style:family="table-row">
      <style:table-row-properties/>
    </style:style>
    <style:style style:name="TableCell15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6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563" style:family="table-row">
      <style:table-row-properties/>
    </style:style>
    <style:style style:name="TableCell1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6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569" style:family="table-row">
      <style:table-row-properties/>
    </style:style>
    <style:style style:name="TableCell15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74" style:family="table-cell">
      <style:table-cell-properties fo:border="0.0069in solid #000000" style:writing-mode="lr-tb" fo:padding-top="0in" fo:padding-left="0.0715in" fo:padding-bottom="0in" fo:padding-right="0.075in"/>
    </style:style>
    <style:style style:name="P1575" style:parent-style-name="Normal" style:family="paragraph">
      <style:text-properties style:font-name="Symbol" style:font-name-complex="Symbol" fo:font-size="16pt" style:font-size-asian="16pt"/>
    </style:style>
    <style:style style:name="T1576" style:parent-style-name="DefaultParagraphFont" style:family="text">
      <style:text-properties fo:font-weight="bold" style:font-weight-asian="bold" style:font-weight-complex="bold"/>
    </style:style>
    <style:style style:name="T1577" style:parent-style-name="DefaultParagraphFont" style:family="text">
      <style:text-properties fo:font-style="italic" style:font-style-asian="italic" style:font-style-complex="italic"/>
    </style:style>
    <style:style style:name="T157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79" style:parent-style-name="DefaultParagraphFont" style:family="text">
      <style:text-properties fo:color="#FF0000"/>
    </style:style>
    <style:style style:name="P1580" style:parent-style-name="Normal" style:family="paragraph">
      <style:paragraph-properties fo:text-align="center"/>
    </style:style>
    <style:style style:name="P1581" style:parent-style-name="Normal" style:family="paragraph"/>
    <style:style style:name="P1582" style:parent-style-name="Normal" style:family="paragraph"/>
    <style:style style:name="P1583" style:parent-style-name="Normal" style:family="paragraph">
      <style:paragraph-properties fo:margin-left="0.5in">
        <style:tab-stops/>
      </style:paragraph-properties>
    </style:style>
    <style:style style:name="P1584" style:parent-style-name="Normal" style:family="paragraph"/>
    <style:style style:name="P1585" style:parent-style-name="Normal" style:family="paragraph"/>
    <style:style style:name="P1586" style:parent-style-name="Normal" style:family="paragraph"/>
    <style:style style:name="P1587" style:parent-style-name="Normal" style:family="paragraph"/>
    <style:style style:name="P1588" style:parent-style-name="Normal" style:family="paragraph"/>
    <style:style style:name="P1589" style:parent-style-name="Normal" style:family="paragraph"/>
    <style:style style:name="P1590" style:parent-style-name="Normal" style:family="paragraph">
      <style:paragraph-properties fo:margin-left="0.5in">
        <style:tab-stops/>
      </style:paragraph-properties>
    </style:style>
    <style:style style:name="P1591" style:parent-style-name="Normal" style:family="paragraph"/>
    <style:style style:name="T1592" style:parent-style-name="DefaultParagraphFont" style:family="text">
      <style:text-properties style:language-asian="en" style:country-asian="US"/>
    </style:style>
    <style:style style:name="TableColumn1594" style:family="table-column">
      <style:table-column-properties style:column-width="1.2298in"/>
    </style:style>
    <style:style style:name="TableColumn1595" style:family="table-column">
      <style:table-column-properties style:column-width="1.2298in"/>
    </style:style>
    <style:style style:name="TableColumn1596" style:family="table-column">
      <style:table-column-properties style:column-width="1.2298in"/>
    </style:style>
    <style:style style:name="TableColumn1597" style:family="table-column">
      <style:table-column-properties style:column-width="1.2298in"/>
    </style:style>
    <style:style style:name="TableColumn1598" style:family="table-column">
      <style:table-column-properties style:column-width="1.2375in"/>
    </style:style>
    <style:style style:name="Table1593" style:family="table">
      <style:table-properties style:width="6.1569in" fo:margin-left="-0.0034in" table:align="left"/>
    </style:style>
    <style:style style:name="TableRow1599" style:family="table-row">
      <style:table-row-properties fo:keep-together="always"/>
    </style:style>
    <style:style style:name="TableCell1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601" style:parent-style-name="Normal" style:family="paragraph">
      <style:paragraph-properties style:snap-to-layout-grid="false"/>
    </style:style>
    <style:style style:name="TableCell1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603" style:parent-style-name="Normal" style:family="paragraph">
      <style:paragraph-properties fo:text-align="center"/>
    </style:style>
    <style:style style:name="TableCell1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605" style:parent-style-name="Normal" style:family="paragraph">
      <style:paragraph-properties fo:text-align="center"/>
    </style:style>
    <style:style style:name="TableCell1606" style:family="table-cell">
      <style:table-cell-properties fo:border="0.0069in solid #000000" style:writing-mode="lr-tb" fo:padding-top="0in" fo:padding-left="0.0715in" fo:padding-bottom="0in" fo:padding-right="0.075in"/>
    </style:style>
    <style:style style:name="P1607" style:parent-style-name="Normal" style:family="paragraph">
      <style:paragraph-properties fo:text-align="center"/>
    </style:style>
    <style:style style:name="TableRow1608" style:family="table-row">
      <style:table-row-properties/>
    </style:style>
    <style:style style:name="TableCell1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614" style:family="table-row">
      <style:table-row-properties/>
    </style:style>
    <style:style style:name="TableCell1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1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620" style:family="table-row">
      <style:table-row-properties/>
    </style:style>
    <style:style style:name="TableCell1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25" style:family="table-cell">
      <style:table-cell-properties fo:border="0.0069in solid #000000" style:writing-mode="lr-tb" fo:padding-top="0in" fo:padding-left="0.0715in" fo:padding-bottom="0in" fo:padding-right="0.075in"/>
    </style:style>
    <style:style style:name="T1626" style:parent-style-name="DefaultParagraphFont" style:family="text">
      <style:text-properties fo:font-weight="bold" style:font-weight-asian="bold" style:font-weight-complex="bold"/>
    </style:style>
    <style:style style:name="T1627" style:parent-style-name="DefaultParagraphFont" style:family="text">
      <style:text-properties fo:font-style="italic" style:font-style-asian="italic" style:font-style-complex="italic"/>
    </style:style>
    <style:style style:name="T162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29" style:parent-style-name="DefaultParagraphFont" style:family="text">
      <style:text-properties fo:color="#FF0000"/>
    </style:style>
    <style:style style:name="P1630" style:parent-style-name="Normal" style:family="paragraph">
      <style:paragraph-properties fo:text-align="center"/>
    </style:style>
    <style:style style:name="P1631" style:parent-style-name="Normal" style:family="paragraph"/>
    <style:style style:name="P1632" style:parent-style-name="Normal" style:family="paragraph"/>
    <style:style style:name="P1633" style:parent-style-name="Normal" style:family="paragraph">
      <style:paragraph-properties fo:margin-left="0.5in">
        <style:tab-stops/>
      </style:paragraph-properties>
    </style:style>
    <style:style style:name="P1634" style:parent-style-name="Normal" style:family="paragraph"/>
    <style:style style:name="P1635" style:parent-style-name="Normal" style:family="paragraph"/>
    <style:style style:name="P1636" style:parent-style-name="Normal" style:family="paragraph"/>
    <style:style style:name="P1637" style:parent-style-name="Normal" style:family="paragraph"/>
    <style:style style:name="P1638" style:parent-style-name="Normal" style:family="paragraph"/>
    <style:style style:name="P1639" style:parent-style-name="Normal" style:family="paragraph"/>
    <style:style style:name="P1640" style:parent-style-name="Normal" style:family="paragraph">
      <style:paragraph-properties fo:margin-left="0.5in">
        <style:tab-stops/>
      </style:paragraph-properties>
    </style:style>
    <style:style style:name="P1641" style:parent-style-name="Normal" style:family="paragraph"/>
    <style:style style:name="T1642" style:parent-style-name="DefaultParagraphFont" style:family="text">
      <style:text-properties style:language-asian="en" style:country-asian="US"/>
    </style:style>
    <style:style style:name="TableColumn1644" style:family="table-column">
      <style:table-column-properties style:column-width="1.2298in"/>
    </style:style>
    <style:style style:name="TableColumn1645" style:family="table-column">
      <style:table-column-properties style:column-width="1.2298in"/>
    </style:style>
    <style:style style:name="TableColumn1646" style:family="table-column">
      <style:table-column-properties style:column-width="1.2298in"/>
    </style:style>
    <style:style style:name="TableColumn1647" style:family="table-column">
      <style:table-column-properties style:column-width="1.2298in"/>
    </style:style>
    <style:style style:name="TableColumn1648" style:family="table-column">
      <style:table-column-properties style:column-width="1.2375in"/>
    </style:style>
    <style:style style:name="Table1643" style:family="table">
      <style:table-properties style:width="6.1569in" fo:margin-left="-0.0034in" table:align="left"/>
    </style:style>
    <style:style style:name="TableRow1649" style:family="table-row">
      <style:table-row-properties fo:keep-together="always"/>
    </style:style>
    <style:style style:name="TableCell16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651" style:parent-style-name="Normal" style:family="paragraph">
      <style:paragraph-properties style:snap-to-layout-grid="false"/>
    </style:style>
    <style:style style:name="TableCell1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653" style:parent-style-name="Normal" style:family="paragraph">
      <style:paragraph-properties fo:text-align="center"/>
    </style:style>
    <style:style style:name="TableCell1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655" style:parent-style-name="Normal" style:family="paragraph">
      <style:paragraph-properties fo:text-align="center"/>
    </style:style>
    <style:style style:name="TableCell1656" style:family="table-cell">
      <style:table-cell-properties fo:border="0.0069in solid #000000" style:writing-mode="lr-tb" fo:padding-top="0in" fo:padding-left="0.0715in" fo:padding-bottom="0in" fo:padding-right="0.075in"/>
    </style:style>
    <style:style style:name="P1657" style:parent-style-name="Normal" style:family="paragraph">
      <style:paragraph-properties fo:text-align="center"/>
    </style:style>
    <style:style style:name="TableRow1658" style:family="table-row">
      <style:table-row-properties/>
    </style:style>
    <style:style style:name="TableCell16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664" style:family="table-row">
      <style:table-row-properties/>
    </style:style>
    <style:style style:name="TableCell16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6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670" style:family="table-row">
      <style:table-row-properties/>
    </style:style>
    <style:style style:name="TableCell16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675" style:family="table-cell">
      <style:table-cell-properties fo:border="0.0069in solid #000000" style:writing-mode="lr-tb" fo:padding-top="0in" fo:padding-left="0.0715in" fo:padding-bottom="0in" fo:padding-right="0.075in"/>
    </style:style>
    <style:style style:name="T1676" style:parent-style-name="DefaultParagraphFont" style:family="text">
      <style:text-properties fo:font-weight="bold" style:font-weight-asian="bold" style:font-weight-complex="bold"/>
    </style:style>
    <style:style style:name="T1677" style:parent-style-name="DefaultParagraphFont" style:family="text">
      <style:text-properties fo:font-style="italic" style:font-style-asian="italic" style:font-style-complex="italic"/>
    </style:style>
    <style:style style:name="T167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79" style:parent-style-name="DefaultParagraphFont" style:family="text">
      <style:text-properties fo:color="#FF0000"/>
    </style:style>
    <style:style style:name="P1680" style:parent-style-name="Normal" style:family="paragraph">
      <style:paragraph-properties fo:text-align="center"/>
    </style:style>
    <style:style style:name="P1681" style:parent-style-name="Normal" style:family="paragraph"/>
    <style:style style:name="P1682" style:parent-style-name="Normal" style:family="paragraph"/>
    <style:style style:name="P1683" style:parent-style-name="Normal" style:family="paragraph">
      <style:paragraph-properties fo:margin-left="0.5in">
        <style:tab-stops/>
      </style:paragraph-properties>
    </style:style>
    <style:style style:name="P1684" style:parent-style-name="Normal" style:family="paragraph"/>
    <style:style style:name="P1685" style:parent-style-name="Normal" style:family="paragraph"/>
    <style:style style:name="P1686" style:parent-style-name="Normal" style:family="paragraph"/>
    <style:style style:name="P1687" style:parent-style-name="Normal" style:family="paragraph"/>
    <style:style style:name="P1688" style:parent-style-name="Normal" style:family="paragraph"/>
    <style:style style:name="P1689" style:parent-style-name="Normal" style:family="paragraph"/>
    <style:style style:name="P1690" style:parent-style-name="Normal" style:family="paragraph">
      <style:paragraph-properties fo:margin-left="0.5in">
        <style:tab-stops/>
      </style:paragraph-properties>
    </style:style>
    <style:style style:name="P1691" style:parent-style-name="Normal" style:family="paragraph"/>
    <style:style style:name="T1692" style:parent-style-name="DefaultParagraphFont" style:family="text">
      <style:text-properties style:language-asian="en" style:country-asian="US"/>
    </style:style>
    <style:style style:name="TableColumn1694" style:family="table-column">
      <style:table-column-properties style:column-width="1.2298in"/>
    </style:style>
    <style:style style:name="TableColumn1695" style:family="table-column">
      <style:table-column-properties style:column-width="1.2298in"/>
    </style:style>
    <style:style style:name="TableColumn1696" style:family="table-column">
      <style:table-column-properties style:column-width="1.2298in"/>
    </style:style>
    <style:style style:name="TableColumn1697" style:family="table-column">
      <style:table-column-properties style:column-width="1.2298in"/>
    </style:style>
    <style:style style:name="TableColumn1698" style:family="table-column">
      <style:table-column-properties style:column-width="1.2375in"/>
    </style:style>
    <style:style style:name="Table1693" style:family="table">
      <style:table-properties style:width="6.1569in" fo:margin-left="-0.0034in" table:align="left"/>
    </style:style>
    <style:style style:name="TableRow1699" style:family="table-row">
      <style:table-row-properties fo:keep-together="always"/>
    </style:style>
    <style:style style:name="TableCell17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701" style:parent-style-name="Normal" style:family="paragraph">
      <style:paragraph-properties style:snap-to-layout-grid="false"/>
    </style:style>
    <style:style style:name="TableCell1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703" style:parent-style-name="Normal" style:family="paragraph">
      <style:paragraph-properties fo:text-align="center"/>
    </style:style>
    <style:style style:name="TableCell17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705" style:parent-style-name="Normal" style:family="paragraph">
      <style:paragraph-properties fo:text-align="center"/>
    </style:style>
    <style:style style:name="TableCell1706" style:family="table-cell">
      <style:table-cell-properties fo:border="0.0069in solid #000000" style:writing-mode="lr-tb" fo:padding-top="0in" fo:padding-left="0.0715in" fo:padding-bottom="0in" fo:padding-right="0.075in"/>
    </style:style>
    <style:style style:name="P1707" style:parent-style-name="Normal" style:family="paragraph">
      <style:paragraph-properties fo:text-align="center"/>
    </style:style>
    <style:style style:name="TableRow1708" style:family="table-row">
      <style:table-row-properties/>
    </style:style>
    <style:style style:name="TableCell17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714" style:family="table-row">
      <style:table-row-properties/>
    </style:style>
    <style:style style:name="TableCell17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1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720" style:family="table-row">
      <style:table-row-properties/>
    </style:style>
    <style:style style:name="TableCell17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25" style:family="table-cell">
      <style:table-cell-properties fo:border="0.0069in solid #000000" style:writing-mode="lr-tb" fo:padding-top="0in" fo:padding-left="0.0715in" fo:padding-bottom="0in" fo:padding-right="0.075in"/>
    </style:style>
    <style:style style:name="P1726" style:parent-style-name="Normal" style:family="paragraph">
      <style:text-properties style:font-name="Symbol" style:font-name-complex="Symbol" fo:font-size="16pt" style:font-size-asian="16pt"/>
    </style:style>
    <style:style style:name="T1727" style:parent-style-name="DefaultParagraphFont" style:family="text">
      <style:text-properties fo:font-weight="bold" style:font-weight-asian="bold" style:font-weight-complex="bold"/>
    </style:style>
    <style:style style:name="T1728" style:parent-style-name="DefaultParagraphFont" style:family="text">
      <style:text-properties fo:font-style="italic" style:font-style-asian="italic" style:font-style-complex="italic"/>
    </style:style>
    <style:style style:name="T172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30" style:parent-style-name="DefaultParagraphFont" style:family="text">
      <style:text-properties fo:color="#FF0000"/>
    </style:style>
    <style:style style:name="P1731" style:parent-style-name="Normal" style:family="paragraph">
      <style:paragraph-properties fo:text-align="center"/>
    </style:style>
    <style:style style:name="P1732" style:parent-style-name="Normal" style:family="paragraph"/>
    <style:style style:name="P1733" style:parent-style-name="Normal" style:family="paragraph"/>
    <style:style style:name="P1734" style:parent-style-name="Normal" style:family="paragraph">
      <style:paragraph-properties fo:margin-left="0.5in">
        <style:tab-stops/>
      </style:paragraph-properties>
    </style:style>
    <style:style style:name="P1735" style:parent-style-name="Normal" style:family="paragraph"/>
    <style:style style:name="P1736" style:parent-style-name="Normal" style:family="paragraph"/>
    <style:style style:name="P1737" style:parent-style-name="Normal" style:family="paragraph"/>
    <style:style style:name="P1738" style:parent-style-name="Normal" style:family="paragraph"/>
    <style:style style:name="P1739" style:parent-style-name="Normal" style:family="paragraph"/>
    <style:style style:name="P1740" style:parent-style-name="Normal" style:family="paragraph"/>
    <style:style style:name="P1741" style:parent-style-name="Normal" style:family="paragraph">
      <style:paragraph-properties fo:margin-left="0.5in">
        <style:tab-stops/>
      </style:paragraph-properties>
    </style:style>
    <style:style style:name="P1742" style:parent-style-name="Normal" style:family="paragraph"/>
    <style:style style:name="T1743" style:parent-style-name="DefaultParagraphFont" style:family="text">
      <style:text-properties style:language-asian="en" style:country-asian="US"/>
    </style:style>
    <style:style style:name="TableColumn1745" style:family="table-column">
      <style:table-column-properties style:column-width="1.2298in"/>
    </style:style>
    <style:style style:name="TableColumn1746" style:family="table-column">
      <style:table-column-properties style:column-width="1.2298in"/>
    </style:style>
    <style:style style:name="TableColumn1747" style:family="table-column">
      <style:table-column-properties style:column-width="1.2298in"/>
    </style:style>
    <style:style style:name="TableColumn1748" style:family="table-column">
      <style:table-column-properties style:column-width="1.2298in"/>
    </style:style>
    <style:style style:name="TableColumn1749" style:family="table-column">
      <style:table-column-properties style:column-width="1.2375in"/>
    </style:style>
    <style:style style:name="Table1744" style:family="table">
      <style:table-properties style:width="6.1569in" fo:margin-left="-0.0034in" table:align="left"/>
    </style:style>
    <style:style style:name="TableRow1750" style:family="table-row">
      <style:table-row-properties fo:keep-together="always"/>
    </style:style>
    <style:style style:name="TableCell17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752" style:parent-style-name="Normal" style:family="paragraph">
      <style:paragraph-properties style:snap-to-layout-grid="false"/>
    </style:style>
    <style:style style:name="TableCell1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754" style:parent-style-name="Normal" style:family="paragraph">
      <style:paragraph-properties fo:text-align="center"/>
    </style:style>
    <style:style style:name="TableCell1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756" style:parent-style-name="Normal" style:family="paragraph">
      <style:paragraph-properties fo:text-align="center"/>
    </style:style>
    <style:style style:name="TableCell1757" style:family="table-cell">
      <style:table-cell-properties fo:border="0.0069in solid #000000" style:writing-mode="lr-tb" fo:padding-top="0in" fo:padding-left="0.0715in" fo:padding-bottom="0in" fo:padding-right="0.075in"/>
    </style:style>
    <style:style style:name="P1758" style:parent-style-name="Normal" style:family="paragraph">
      <style:paragraph-properties fo:text-align="center"/>
    </style:style>
    <style:style style:name="TableRow1759" style:family="table-row">
      <style:table-row-properties/>
    </style:style>
    <style:style style:name="TableCell1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6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765" style:family="table-row">
      <style:table-row-properties/>
    </style:style>
    <style:style style:name="TableCell1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7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771" style:family="table-row">
      <style:table-row-properties/>
    </style:style>
    <style:style style:name="TableCell1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776" style:family="table-cell">
      <style:table-cell-properties fo:border="0.0069in solid #000000" style:writing-mode="lr-tb" fo:padding-top="0in" fo:padding-left="0.0715in" fo:padding-bottom="0in" fo:padding-right="0.075in"/>
    </style:style>
    <style:style style:name="P1777" style:parent-style-name="Normal" style:family="paragraph">
      <style:text-properties style:font-name="Symbol" style:font-name-complex="Symbol" fo:font-size="16pt" style:font-size-asian="16pt"/>
    </style:style>
    <style:style style:name="T1778" style:parent-style-name="DefaultParagraphFont" style:family="text">
      <style:text-properties fo:font-weight="bold" style:font-weight-asian="bold" style:font-weight-complex="bold"/>
    </style:style>
    <style:style style:name="T1779" style:parent-style-name="DefaultParagraphFont" style:family="text">
      <style:text-properties fo:font-style="italic" style:font-style-asian="italic" style:font-style-complex="italic"/>
    </style:style>
    <style:style style:name="T178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81" style:parent-style-name="DefaultParagraphFont" style:family="text">
      <style:text-properties fo:color="#FF0000"/>
    </style:style>
    <style:style style:name="P1782" style:parent-style-name="Normal" style:family="paragraph">
      <style:paragraph-properties fo:text-align="center"/>
    </style:style>
    <style:style style:name="P1783" style:parent-style-name="Normal" style:family="paragraph"/>
    <style:style style:name="P1784" style:parent-style-name="Normal" style:family="paragraph"/>
    <style:style style:name="P1785" style:parent-style-name="Normal" style:family="paragraph">
      <style:paragraph-properties fo:margin-left="0.5in">
        <style:tab-stops/>
      </style:paragraph-properties>
    </style:style>
    <style:style style:name="P1786" style:parent-style-name="Normal" style:family="paragraph"/>
    <style:style style:name="P1787" style:parent-style-name="Normal" style:family="paragraph"/>
    <style:style style:name="P1788" style:parent-style-name="Normal" style:family="paragraph"/>
    <style:style style:name="P1789" style:parent-style-name="Normal" style:family="paragraph"/>
    <style:style style:name="P1790" style:parent-style-name="Normal" style:family="paragraph"/>
    <style:style style:name="P1791" style:parent-style-name="Normal" style:family="paragraph"/>
    <style:style style:name="P1792" style:parent-style-name="Normal" style:family="paragraph">
      <style:paragraph-properties fo:margin-left="0.5in">
        <style:tab-stops/>
      </style:paragraph-properties>
    </style:style>
    <style:style style:name="P1793" style:parent-style-name="Normal" style:family="paragraph"/>
    <style:style style:name="T1794" style:parent-style-name="DefaultParagraphFont" style:family="text">
      <style:text-properties style:language-asian="en" style:country-asian="US"/>
    </style:style>
    <style:style style:name="TableColumn1796" style:family="table-column">
      <style:table-column-properties style:column-width="1.2298in"/>
    </style:style>
    <style:style style:name="TableColumn1797" style:family="table-column">
      <style:table-column-properties style:column-width="1.2298in"/>
    </style:style>
    <style:style style:name="TableColumn1798" style:family="table-column">
      <style:table-column-properties style:column-width="1.2298in"/>
    </style:style>
    <style:style style:name="TableColumn1799" style:family="table-column">
      <style:table-column-properties style:column-width="1.2298in"/>
    </style:style>
    <style:style style:name="TableColumn1800" style:family="table-column">
      <style:table-column-properties style:column-width="1.2375in"/>
    </style:style>
    <style:style style:name="Table1795" style:family="table">
      <style:table-properties style:width="6.1569in" fo:margin-left="-0.0034in" table:align="left"/>
    </style:style>
    <style:style style:name="TableRow1801" style:family="table-row">
      <style:table-row-properties fo:keep-together="always"/>
    </style:style>
    <style:style style:name="TableCell18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03" style:parent-style-name="Normal" style:family="paragraph">
      <style:paragraph-properties style:snap-to-layout-grid="false"/>
    </style:style>
    <style:style style:name="TableCell1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05" style:parent-style-name="Normal" style:family="paragraph">
      <style:paragraph-properties fo:text-align="center"/>
    </style:style>
    <style:style style:name="TableCell1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07" style:parent-style-name="Normal" style:family="paragraph">
      <style:paragraph-properties fo:text-align="center"/>
    </style:style>
    <style:style style:name="TableCell1808" style:family="table-cell">
      <style:table-cell-properties fo:border="0.0069in solid #000000" style:writing-mode="lr-tb" fo:padding-top="0in" fo:padding-left="0.0715in" fo:padding-bottom="0in" fo:padding-right="0.075in"/>
    </style:style>
    <style:style style:name="P1809" style:parent-style-name="Normal" style:family="paragraph">
      <style:paragraph-properties fo:text-align="center"/>
    </style:style>
    <style:style style:name="TableRow1810" style:family="table-row">
      <style:table-row-properties/>
    </style:style>
    <style:style style:name="TableCell18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1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816" style:family="table-row">
      <style:table-row-properties/>
    </style:style>
    <style:style style:name="TableCell18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2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822" style:family="table-row">
      <style:table-row-properties/>
    </style:style>
    <style:style style:name="TableCell1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27" style:family="table-cell">
      <style:table-cell-properties fo:border="0.0069in solid #000000" style:writing-mode="lr-tb" fo:padding-top="0in" fo:padding-left="0.0715in" fo:padding-bottom="0in" fo:padding-right="0.075in"/>
    </style:style>
    <style:style style:name="P1828" style:parent-style-name="Normal" style:family="paragraph">
      <style:text-properties style:font-name="Symbol" style:font-name-complex="Symbol" fo:font-size="16pt" style:font-size-asian="16pt"/>
    </style:style>
    <style:style style:name="T1829" style:parent-style-name="DefaultParagraphFont" style:family="text">
      <style:text-properties fo:font-weight="bold" style:font-weight-asian="bold" style:font-weight-complex="bold"/>
    </style:style>
    <style:style style:name="T1830" style:parent-style-name="DefaultParagraphFont" style:family="text">
      <style:text-properties fo:font-style="italic" style:font-style-asian="italic" style:font-style-complex="italic"/>
    </style:style>
    <style:style style:name="T183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32" style:parent-style-name="DefaultParagraphFont" style:family="text">
      <style:text-properties fo:color="#FF0000"/>
    </style:style>
    <style:style style:name="P1833" style:parent-style-name="Normal" style:family="paragraph">
      <style:paragraph-properties fo:text-align="center"/>
    </style:style>
    <style:style style:name="P1834" style:parent-style-name="Normal" style:family="paragraph"/>
    <style:style style:name="P1835" style:parent-style-name="Normal" style:family="paragraph"/>
    <style:style style:name="P1836" style:parent-style-name="Normal" style:family="paragraph">
      <style:paragraph-properties fo:margin-left="0.5in">
        <style:tab-stops/>
      </style:paragraph-properties>
    </style:style>
    <style:style style:name="P1837" style:parent-style-name="Normal" style:family="paragraph"/>
    <style:style style:name="P1838" style:parent-style-name="Normal" style:family="paragraph"/>
    <style:style style:name="P1839" style:parent-style-name="Normal" style:family="paragraph"/>
    <style:style style:name="P1840" style:parent-style-name="Normal" style:family="paragraph"/>
    <style:style style:name="P1841" style:parent-style-name="Normal" style:family="paragraph"/>
    <style:style style:name="P1842" style:parent-style-name="Normal" style:family="paragraph"/>
    <style:style style:name="P1843" style:parent-style-name="Normal" style:family="paragraph">
      <style:paragraph-properties fo:margin-left="0.5in">
        <style:tab-stops/>
      </style:paragraph-properties>
    </style:style>
    <style:style style:name="P1844" style:parent-style-name="Normal" style:family="paragraph"/>
    <style:style style:name="T1845" style:parent-style-name="DefaultParagraphFont" style:family="text">
      <style:text-properties style:language-asian="en" style:country-asian="US"/>
    </style:style>
    <style:style style:name="TableColumn1847" style:family="table-column">
      <style:table-column-properties style:column-width="1.2298in"/>
    </style:style>
    <style:style style:name="TableColumn1848" style:family="table-column">
      <style:table-column-properties style:column-width="1.2298in"/>
    </style:style>
    <style:style style:name="TableColumn1849" style:family="table-column">
      <style:table-column-properties style:column-width="1.2298in"/>
    </style:style>
    <style:style style:name="TableColumn1850" style:family="table-column">
      <style:table-column-properties style:column-width="1.2298in"/>
    </style:style>
    <style:style style:name="TableColumn1851" style:family="table-column">
      <style:table-column-properties style:column-width="1.2375in"/>
    </style:style>
    <style:style style:name="Table1846" style:family="table">
      <style:table-properties style:width="6.1569in" fo:margin-left="-0.0034in" table:align="left"/>
    </style:style>
    <style:style style:name="TableRow1852" style:family="table-row">
      <style:table-row-properties fo:keep-together="always"/>
    </style:style>
    <style:style style:name="TableCell1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54" style:parent-style-name="Normal" style:family="paragraph">
      <style:paragraph-properties style:snap-to-layout-grid="false"/>
    </style:style>
    <style:style style:name="TableCell1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56" style:parent-style-name="Normal" style:family="paragraph">
      <style:paragraph-properties fo:text-align="center"/>
    </style:style>
    <style:style style:name="TableCell1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58" style:parent-style-name="Normal" style:family="paragraph">
      <style:paragraph-properties fo:text-align="center"/>
    </style:style>
    <style:style style:name="TableCell1859" style:family="table-cell">
      <style:table-cell-properties fo:border="0.0069in solid #000000" style:writing-mode="lr-tb" fo:padding-top="0in" fo:padding-left="0.0715in" fo:padding-bottom="0in" fo:padding-right="0.075in"/>
    </style:style>
    <style:style style:name="P1860" style:parent-style-name="Normal" style:family="paragraph">
      <style:paragraph-properties fo:text-align="center"/>
    </style:style>
    <style:style style:name="TableRow1861" style:family="table-row">
      <style:table-row-properties/>
    </style:style>
    <style:style style:name="TableCell18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6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867" style:family="table-row">
      <style:table-row-properties/>
    </style:style>
    <style:style style:name="TableCell1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7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873" style:family="table-row">
      <style:table-row-properties/>
    </style:style>
    <style:style style:name="TableCell1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78" style:family="table-cell">
      <style:table-cell-properties fo:border="0.0069in solid #000000" style:writing-mode="lr-tb" fo:padding-top="0in" fo:padding-left="0.0715in" fo:padding-bottom="0in" fo:padding-right="0.075in"/>
    </style:style>
    <style:style style:name="P1879" style:parent-style-name="Normal" style:family="paragraph">
      <style:text-properties style:font-name="Symbol" style:font-name-complex="Symbol" fo:font-size="16pt" style:font-size-asian="16pt"/>
    </style:style>
    <style:style style:name="T1880" style:parent-style-name="DefaultParagraphFont" style:family="text">
      <style:text-properties fo:font-weight="bold" style:font-weight-asian="bold" style:font-weight-complex="bold"/>
    </style:style>
    <style:style style:name="T1881" style:parent-style-name="DefaultParagraphFont" style:family="text">
      <style:text-properties fo:font-style="italic" style:font-style-asian="italic" style:font-style-complex="italic"/>
    </style:style>
    <style:style style:name="T188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83" style:parent-style-name="DefaultParagraphFont" style:family="text">
      <style:text-properties fo:color="#FF0000"/>
    </style:style>
    <style:style style:name="P1884" style:parent-style-name="Normal" style:family="paragraph">
      <style:paragraph-properties fo:text-align="center"/>
    </style:style>
    <style:style style:name="P1885" style:parent-style-name="Normal" style:family="paragraph"/>
    <style:style style:name="P1886" style:parent-style-name="Normal" style:family="paragraph"/>
    <style:style style:name="P1887" style:parent-style-name="Normal" style:family="paragraph">
      <style:paragraph-properties fo:margin-left="0.5in">
        <style:tab-stops/>
      </style:paragraph-properties>
    </style:style>
    <style:style style:name="P1888" style:parent-style-name="Normal" style:family="paragraph"/>
    <style:style style:name="P1889" style:parent-style-name="Normal" style:family="paragraph"/>
    <style:style style:name="P1890" style:parent-style-name="Normal" style:family="paragraph"/>
    <style:style style:name="P1891" style:parent-style-name="Normal" style:family="paragraph"/>
    <style:style style:name="P1892" style:parent-style-name="Normal" style:family="paragraph"/>
    <style:style style:name="P1893" style:parent-style-name="Normal" style:family="paragraph"/>
    <style:style style:name="P1894" style:parent-style-name="Normal" style:family="paragraph">
      <style:paragraph-properties fo:margin-left="0.5in">
        <style:tab-stops/>
      </style:paragraph-properties>
    </style:style>
    <style:style style:name="P1895" style:parent-style-name="Normal" style:family="paragraph"/>
    <style:style style:name="T1896" style:parent-style-name="DefaultParagraphFont" style:family="text">
      <style:text-properties style:language-asian="en" style:country-asian="US"/>
    </style:style>
    <style:style style:name="TableColumn1898" style:family="table-column">
      <style:table-column-properties style:column-width="1.2298in"/>
    </style:style>
    <style:style style:name="TableColumn1899" style:family="table-column">
      <style:table-column-properties style:column-width="1.2298in"/>
    </style:style>
    <style:style style:name="TableColumn1900" style:family="table-column">
      <style:table-column-properties style:column-width="1.2298in"/>
    </style:style>
    <style:style style:name="TableColumn1901" style:family="table-column">
      <style:table-column-properties style:column-width="1.2298in"/>
    </style:style>
    <style:style style:name="TableColumn1902" style:family="table-column">
      <style:table-column-properties style:column-width="1.2375in"/>
    </style:style>
    <style:style style:name="Table1897" style:family="table">
      <style:table-properties style:width="6.1569in" fo:margin-left="-0.0034in" table:align="left"/>
    </style:style>
    <style:style style:name="TableRow1903" style:family="table-row">
      <style:table-row-properties fo:keep-together="always"/>
    </style:style>
    <style:style style:name="TableCell1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905" style:parent-style-name="Normal" style:family="paragraph">
      <style:paragraph-properties style:snap-to-layout-grid="false"/>
    </style:style>
    <style:style style:name="TableCell1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907" style:parent-style-name="Normal" style:family="paragraph">
      <style:paragraph-properties fo:text-align="center"/>
    </style:style>
    <style:style style:name="TableCell19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909" style:parent-style-name="Normal" style:family="paragraph">
      <style:paragraph-properties fo:text-align="center"/>
    </style:style>
    <style:style style:name="TableCell1910" style:family="table-cell">
      <style:table-cell-properties fo:border="0.0069in solid #000000" style:writing-mode="lr-tb" fo:padding-top="0in" fo:padding-left="0.0715in" fo:padding-bottom="0in" fo:padding-right="0.075in"/>
    </style:style>
    <style:style style:name="P1911" style:parent-style-name="Normal" style:family="paragraph">
      <style:paragraph-properties fo:text-align="center"/>
    </style:style>
    <style:style style:name="TableRow1912" style:family="table-row">
      <style:table-row-properties/>
    </style:style>
    <style:style style:name="TableCell1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1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918" style:family="table-row">
      <style:table-row-properties/>
    </style:style>
    <style:style style:name="TableCell1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924" style:family="table-row">
      <style:table-row-properties/>
    </style:style>
    <style:style style:name="TableCell1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29" style:family="table-cell">
      <style:table-cell-properties fo:border="0.0069in solid #000000" style:writing-mode="lr-tb" fo:padding-top="0in" fo:padding-left="0.0715in" fo:padding-bottom="0in" fo:padding-right="0.075in"/>
    </style:style>
    <style:style style:name="P1930" style:parent-style-name="Normal" style:family="paragraph">
      <style:text-properties style:font-name="Symbol" style:font-name-complex="Symbol" fo:font-size="16pt" style:font-size-asian="16pt"/>
    </style:style>
    <style:style style:name="T1931" style:parent-style-name="DefaultParagraphFont" style:family="text">
      <style:text-properties fo:font-weight="bold" style:font-weight-asian="bold" style:font-weight-complex="bold"/>
    </style:style>
    <style:style style:name="T1932" style:parent-style-name="DefaultParagraphFont" style:family="text">
      <style:text-properties fo:font-style="italic" style:font-style-asian="italic" style:font-style-complex="italic"/>
    </style:style>
    <style:style style:name="T193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34" style:parent-style-name="DefaultParagraphFont" style:family="text">
      <style:text-properties fo:color="#FF0000"/>
    </style:style>
    <style:style style:name="P1935" style:parent-style-name="Normal" style:family="paragraph">
      <style:paragraph-properties fo:text-align="center"/>
    </style:style>
    <style:style style:name="P1936" style:parent-style-name="Normal" style:family="paragraph"/>
    <style:style style:name="P1937" style:parent-style-name="Normal" style:family="paragraph"/>
    <style:style style:name="P1938" style:parent-style-name="Normal" style:family="paragraph">
      <style:paragraph-properties fo:margin-left="0.5in">
        <style:tab-stops/>
      </style:paragraph-properties>
    </style:style>
    <style:style style:name="P1939" style:parent-style-name="Normal" style:family="paragraph"/>
    <style:style style:name="P1940" style:parent-style-name="Normal" style:family="paragraph"/>
    <style:style style:name="P1941" style:parent-style-name="Normal" style:family="paragraph"/>
    <style:style style:name="P1942" style:parent-style-name="Normal" style:family="paragraph"/>
    <style:style style:name="P1943" style:parent-style-name="Normal" style:family="paragraph"/>
    <style:style style:name="P1944" style:parent-style-name="Normal" style:family="paragraph"/>
    <style:style style:name="P1945" style:parent-style-name="Normal" style:family="paragraph">
      <style:paragraph-properties fo:margin-left="0.5in">
        <style:tab-stops/>
      </style:paragraph-properties>
    </style:style>
    <style:style style:name="P1946" style:parent-style-name="Normal" style:family="paragraph"/>
    <style:style style:name="T1947" style:parent-style-name="DefaultParagraphFont" style:family="text">
      <style:text-properties style:language-asian="en" style:country-asian="US"/>
    </style:style>
    <style:style style:name="TableColumn1949" style:family="table-column">
      <style:table-column-properties style:column-width="1.2298in"/>
    </style:style>
    <style:style style:name="TableColumn1950" style:family="table-column">
      <style:table-column-properties style:column-width="1.2298in"/>
    </style:style>
    <style:style style:name="TableColumn1951" style:family="table-column">
      <style:table-column-properties style:column-width="1.2298in"/>
    </style:style>
    <style:style style:name="TableColumn1952" style:family="table-column">
      <style:table-column-properties style:column-width="1.2298in"/>
    </style:style>
    <style:style style:name="TableColumn1953" style:family="table-column">
      <style:table-column-properties style:column-width="1.2375in"/>
    </style:style>
    <style:style style:name="Table1948" style:family="table">
      <style:table-properties style:width="6.1569in" fo:margin-left="-0.0034in" table:align="left"/>
    </style:style>
    <style:style style:name="TableRow1954" style:family="table-row">
      <style:table-row-properties fo:keep-together="always"/>
    </style:style>
    <style:style style:name="TableCell1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956" style:parent-style-name="Normal" style:family="paragraph">
      <style:paragraph-properties style:snap-to-layout-grid="false"/>
    </style:style>
    <style:style style:name="TableCell1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958" style:parent-style-name="Normal" style:family="paragraph">
      <style:paragraph-properties fo:text-align="center"/>
    </style:style>
    <style:style style:name="TableCell1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960" style:parent-style-name="Normal" style:family="paragraph">
      <style:paragraph-properties fo:text-align="center"/>
    </style:style>
    <style:style style:name="TableCell1961" style:family="table-cell">
      <style:table-cell-properties fo:border="0.0069in solid #000000" style:writing-mode="lr-tb" fo:padding-top="0in" fo:padding-left="0.0715in" fo:padding-bottom="0in" fo:padding-right="0.075in"/>
    </style:style>
    <style:style style:name="P1962" style:parent-style-name="Normal" style:family="paragraph">
      <style:paragraph-properties fo:text-align="center"/>
    </style:style>
    <style:style style:name="TableRow1963" style:family="table-row">
      <style:table-row-properties/>
    </style:style>
    <style:style style:name="TableCell1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6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969" style:family="table-row">
      <style:table-row-properties/>
    </style:style>
    <style:style style:name="TableCell19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975" style:family="table-row">
      <style:table-row-properties/>
    </style:style>
    <style:style style:name="TableCell19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80" style:family="table-cell">
      <style:table-cell-properties fo:border="0.0069in solid #000000" style:writing-mode="lr-tb" fo:padding-top="0in" fo:padding-left="0.0715in" fo:padding-bottom="0in" fo:padding-right="0.075in"/>
    </style:style>
    <style:style style:name="P1981" style:parent-style-name="Normal" style:family="paragraph">
      <style:text-properties style:font-name="Symbol" style:font-name-complex="Symbol" fo:font-size="16pt" style:font-size-asian="16pt"/>
    </style:style>
    <style:style style:name="T1982" style:parent-style-name="DefaultParagraphFont" style:family="text">
      <style:text-properties fo:font-weight="bold" style:font-weight-asian="bold" style:font-weight-complex="bold"/>
    </style:style>
    <style:style style:name="T1983" style:parent-style-name="DefaultParagraphFont" style:family="text">
      <style:text-properties fo:font-style="italic" style:font-style-asian="italic" style:font-style-complex="italic"/>
    </style:style>
    <style:style style:name="T198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85" style:parent-style-name="DefaultParagraphFont" style:family="text">
      <style:text-properties fo:color="#FF0000"/>
    </style:style>
    <style:style style:name="P1986" style:parent-style-name="Normal" style:family="paragraph">
      <style:paragraph-properties fo:text-align="center"/>
    </style:style>
    <style:style style:name="P1987" style:parent-style-name="Normal" style:family="paragraph"/>
    <style:style style:name="P1988" style:parent-style-name="Normal" style:family="paragraph"/>
    <style:style style:name="P1989" style:parent-style-name="Normal" style:family="paragraph">
      <style:paragraph-properties fo:margin-left="0.5in">
        <style:tab-stops/>
      </style:paragraph-properties>
    </style:style>
    <style:style style:name="P1990" style:parent-style-name="Normal" style:family="paragraph"/>
    <style:style style:name="P1991" style:parent-style-name="Normal" style:family="paragraph"/>
    <style:style style:name="P1992" style:parent-style-name="Normal" style:family="paragraph"/>
    <style:style style:name="P1993" style:parent-style-name="Normal" style:family="paragraph"/>
    <style:style style:name="P1994" style:parent-style-name="Normal" style:family="paragraph"/>
    <style:style style:name="P1995" style:parent-style-name="Normal" style:family="paragraph"/>
    <style:style style:name="P1996" style:parent-style-name="Normal" style:family="paragraph">
      <style:paragraph-properties fo:margin-left="0.5in">
        <style:tab-stops/>
      </style:paragraph-properties>
    </style:style>
    <style:style style:name="P1997" style:parent-style-name="Normal" style:family="paragraph"/>
    <style:style style:name="T1998" style:parent-style-name="DefaultParagraphFont" style:family="text">
      <style:text-properties style:language-asian="en" style:country-asian="US"/>
    </style:style>
    <style:style style:name="TableColumn2000" style:family="table-column">
      <style:table-column-properties style:column-width="1.2298in"/>
    </style:style>
    <style:style style:name="TableColumn2001" style:family="table-column">
      <style:table-column-properties style:column-width="1.2298in"/>
    </style:style>
    <style:style style:name="TableColumn2002" style:family="table-column">
      <style:table-column-properties style:column-width="1.2298in"/>
    </style:style>
    <style:style style:name="TableColumn2003" style:family="table-column">
      <style:table-column-properties style:column-width="1.2298in"/>
    </style:style>
    <style:style style:name="TableColumn2004" style:family="table-column">
      <style:table-column-properties style:column-width="1.2375in"/>
    </style:style>
    <style:style style:name="Table1999" style:family="table">
      <style:table-properties style:width="6.1569in" fo:margin-left="-0.0034in" table:align="left"/>
    </style:style>
    <style:style style:name="TableRow2005" style:family="table-row">
      <style:table-row-properties fo:keep-together="always"/>
    </style:style>
    <style:style style:name="TableCell2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007" style:parent-style-name="Normal" style:family="paragraph">
      <style:paragraph-properties style:snap-to-layout-grid="false"/>
    </style:style>
    <style:style style:name="TableCell2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009" style:parent-style-name="Normal" style:family="paragraph">
      <style:paragraph-properties fo:text-align="center"/>
    </style:style>
    <style:style style:name="TableCell2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011" style:parent-style-name="Normal" style:family="paragraph">
      <style:paragraph-properties fo:text-align="center"/>
    </style:style>
    <style:style style:name="TableCell2012" style:family="table-cell">
      <style:table-cell-properties fo:border="0.0069in solid #000000" style:writing-mode="lr-tb" fo:padding-top="0in" fo:padding-left="0.0715in" fo:padding-bottom="0in" fo:padding-right="0.075in"/>
    </style:style>
    <style:style style:name="P2013" style:parent-style-name="Normal" style:family="paragraph">
      <style:paragraph-properties fo:text-align="center"/>
    </style:style>
    <style:style style:name="TableRow2014" style:family="table-row">
      <style:table-row-properties/>
    </style:style>
    <style:style style:name="TableCell2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1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020" style:family="table-row">
      <style:table-row-properties/>
    </style:style>
    <style:style style:name="TableCell2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2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026" style:family="table-row">
      <style:table-row-properties/>
    </style:style>
    <style:style style:name="TableCell2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31" style:family="table-cell">
      <style:table-cell-properties fo:border="0.0069in solid #000000" style:writing-mode="lr-tb" fo:padding-top="0in" fo:padding-left="0.0715in" fo:padding-bottom="0in" fo:padding-right="0.075in"/>
    </style:style>
    <style:style style:name="T2032" style:parent-style-name="DefaultParagraphFont" style:family="text">
      <style:text-properties fo:font-weight="bold" style:font-weight-asian="bold" style:font-weight-complex="bold"/>
    </style:style>
    <style:style style:name="T2033" style:parent-style-name="DefaultParagraphFont" style:family="text">
      <style:text-properties fo:font-style="italic" style:font-style-asian="italic" style:font-style-complex="italic"/>
    </style:style>
    <style:style style:name="T203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35" style:parent-style-name="DefaultParagraphFont" style:family="text">
      <style:text-properties fo:color="#FF0000"/>
    </style:style>
    <style:style style:name="P2036" style:parent-style-name="Normal" style:family="paragraph">
      <style:paragraph-properties fo:text-align="center"/>
    </style:style>
    <style:style style:name="P2037" style:parent-style-name="Normal" style:family="paragraph"/>
    <style:style style:name="P2038" style:parent-style-name="Normal" style:family="paragraph"/>
    <style:style style:name="P2039" style:parent-style-name="Normal" style:family="paragraph">
      <style:paragraph-properties fo:margin-left="0.5in">
        <style:tab-stops/>
      </style:paragraph-properties>
    </style:style>
    <style:style style:name="P2040" style:parent-style-name="Normal" style:family="paragraph"/>
    <style:style style:name="P2041" style:parent-style-name="Normal" style:family="paragraph"/>
    <style:style style:name="P2042" style:parent-style-name="Normal" style:family="paragraph"/>
    <style:style style:name="P2043" style:parent-style-name="Normal" style:family="paragraph"/>
    <style:style style:name="P2044" style:parent-style-name="Normal" style:family="paragraph"/>
    <style:style style:name="P2045" style:parent-style-name="Normal" style:family="paragraph"/>
    <style:style style:name="P2046" style:parent-style-name="Normal" style:family="paragraph">
      <style:paragraph-properties fo:margin-left="0.5in">
        <style:tab-stops/>
      </style:paragraph-properties>
    </style:style>
    <style:style style:name="P2047" style:parent-style-name="Normal" style:family="paragraph"/>
    <style:style style:name="T2048" style:parent-style-name="DefaultParagraphFont" style:family="text">
      <style:text-properties style:language-asian="en" style:country-asian="US"/>
    </style:style>
    <style:style style:name="TableColumn2050" style:family="table-column">
      <style:table-column-properties style:column-width="1.2298in"/>
    </style:style>
    <style:style style:name="TableColumn2051" style:family="table-column">
      <style:table-column-properties style:column-width="1.2298in"/>
    </style:style>
    <style:style style:name="TableColumn2052" style:family="table-column">
      <style:table-column-properties style:column-width="1.2298in"/>
    </style:style>
    <style:style style:name="TableColumn2053" style:family="table-column">
      <style:table-column-properties style:column-width="1.2298in"/>
    </style:style>
    <style:style style:name="TableColumn2054" style:family="table-column">
      <style:table-column-properties style:column-width="1.2375in"/>
    </style:style>
    <style:style style:name="Table2049" style:family="table">
      <style:table-properties style:width="6.1569in" fo:margin-left="-0.0034in" table:align="left"/>
    </style:style>
    <style:style style:name="TableRow2055" style:family="table-row">
      <style:table-row-properties fo:keep-together="always"/>
    </style:style>
    <style:style style:name="TableCell20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057" style:parent-style-name="Normal" style:family="paragraph">
      <style:paragraph-properties style:snap-to-layout-grid="false"/>
    </style:style>
    <style:style style:name="TableCell20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059" style:parent-style-name="Normal" style:family="paragraph">
      <style:paragraph-properties fo:text-align="center"/>
    </style:style>
    <style:style style:name="TableCell20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061" style:parent-style-name="Normal" style:family="paragraph">
      <style:paragraph-properties fo:text-align="center"/>
    </style:style>
    <style:style style:name="TableCell2062" style:family="table-cell">
      <style:table-cell-properties fo:border="0.0069in solid #000000" style:writing-mode="lr-tb" fo:padding-top="0in" fo:padding-left="0.0715in" fo:padding-bottom="0in" fo:padding-right="0.075in"/>
    </style:style>
    <style:style style:name="P2063" style:parent-style-name="Normal" style:family="paragraph">
      <style:paragraph-properties fo:text-align="center"/>
    </style:style>
    <style:style style:name="TableRow2064" style:family="table-row">
      <style:table-row-properties/>
    </style:style>
    <style:style style:name="TableCell20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6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070" style:family="table-row">
      <style:table-row-properties/>
    </style:style>
    <style:style style:name="TableCell20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7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076" style:family="table-row">
      <style:table-row-properties/>
    </style:style>
    <style:style style:name="TableCell20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81" style:family="table-cell">
      <style:table-cell-properties fo:border="0.0069in solid #000000" style:writing-mode="lr-tb" fo:padding-top="0in" fo:padding-left="0.0715in" fo:padding-bottom="0in" fo:padding-right="0.075in"/>
    </style:style>
    <style:style style:name="T2082" style:parent-style-name="DefaultParagraphFont" style:family="text">
      <style:text-properties fo:font-weight="bold" style:font-weight-asian="bold" style:font-weight-complex="bold"/>
    </style:style>
    <style:style style:name="T2083" style:parent-style-name="DefaultParagraphFont" style:family="text">
      <style:text-properties fo:font-style="italic" style:font-style-asian="italic" style:font-style-complex="italic"/>
    </style:style>
    <style:style style:name="T208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85" style:parent-style-name="DefaultParagraphFont" style:family="text">
      <style:text-properties fo:color="#FF0000"/>
    </style:style>
    <style:style style:name="P2086" style:parent-style-name="Normal" style:family="paragraph">
      <style:paragraph-properties fo:text-align="center"/>
    </style:style>
    <style:style style:name="P2087" style:parent-style-name="Normal" style:family="paragraph"/>
    <style:style style:name="P2088" style:parent-style-name="Normal" style:family="paragraph"/>
    <style:style style:name="P2089" style:parent-style-name="Normal" style:family="paragraph">
      <style:paragraph-properties fo:margin-left="0.5in">
        <style:tab-stops/>
      </style:paragraph-properties>
    </style:style>
    <style:style style:name="P2090" style:parent-style-name="Normal" style:family="paragraph"/>
    <style:style style:name="P2091" style:parent-style-name="Normal" style:family="paragraph"/>
    <style:style style:name="P2092" style:parent-style-name="Normal" style:family="paragraph"/>
    <style:style style:name="P2093" style:parent-style-name="Normal" style:family="paragraph"/>
    <style:style style:name="P2094" style:parent-style-name="Normal" style:family="paragraph"/>
    <style:style style:name="P2095" style:parent-style-name="Normal" style:family="paragraph"/>
    <style:style style:name="P2096" style:parent-style-name="Normal" style:family="paragraph">
      <style:paragraph-properties fo:margin-left="0.5in">
        <style:tab-stops/>
      </style:paragraph-properties>
    </style:style>
    <style:style style:name="P2097" style:parent-style-name="Normal" style:family="paragraph"/>
    <style:style style:name="T2098" style:parent-style-name="DefaultParagraphFont" style:family="text">
      <style:text-properties style:language-asian="en" style:country-asian="US"/>
    </style:style>
    <style:style style:name="TableColumn2100" style:family="table-column">
      <style:table-column-properties style:column-width="1.2298in"/>
    </style:style>
    <style:style style:name="TableColumn2101" style:family="table-column">
      <style:table-column-properties style:column-width="1.2298in"/>
    </style:style>
    <style:style style:name="TableColumn2102" style:family="table-column">
      <style:table-column-properties style:column-width="1.2298in"/>
    </style:style>
    <style:style style:name="TableColumn2103" style:family="table-column">
      <style:table-column-properties style:column-width="1.2298in"/>
    </style:style>
    <style:style style:name="TableColumn2104" style:family="table-column">
      <style:table-column-properties style:column-width="1.2375in"/>
    </style:style>
    <style:style style:name="Table2099" style:family="table">
      <style:table-properties style:width="6.1569in" fo:margin-left="-0.0034in" table:align="left"/>
    </style:style>
    <style:style style:name="TableRow2105" style:family="table-row">
      <style:table-row-properties fo:keep-together="always"/>
    </style:style>
    <style:style style:name="TableCell2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107" style:parent-style-name="Normal" style:family="paragraph">
      <style:paragraph-properties style:snap-to-layout-grid="false"/>
    </style:style>
    <style:style style:name="TableCell2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109" style:parent-style-name="Normal" style:family="paragraph">
      <style:paragraph-properties fo:text-align="center"/>
    </style:style>
    <style:style style:name="TableCell2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111" style:parent-style-name="Normal" style:family="paragraph">
      <style:paragraph-properties fo:text-align="center"/>
    </style:style>
    <style:style style:name="TableCell2112" style:family="table-cell">
      <style:table-cell-properties fo:border="0.0069in solid #000000" style:writing-mode="lr-tb" fo:padding-top="0in" fo:padding-left="0.0715in" fo:padding-bottom="0in" fo:padding-right="0.075in"/>
    </style:style>
    <style:style style:name="P2113" style:parent-style-name="Normal" style:family="paragraph">
      <style:paragraph-properties fo:text-align="center"/>
    </style:style>
    <style:style style:name="TableRow2114" style:family="table-row">
      <style:table-row-properties/>
    </style:style>
    <style:style style:name="TableCell2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1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120" style:family="table-row">
      <style:table-row-properties/>
    </style:style>
    <style:style style:name="TableCell2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2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126" style:family="table-row">
      <style:table-row-properties/>
    </style:style>
    <style:style style:name="TableCell2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31" style:family="table-cell">
      <style:table-cell-properties fo:border="0.0069in solid #000000" style:writing-mode="lr-tb" fo:padding-top="0in" fo:padding-left="0.0715in" fo:padding-bottom="0in" fo:padding-right="0.075in"/>
    </style:style>
    <style:style style:name="P2132" style:parent-style-name="Normal" style:family="paragraph">
      <style:text-properties style:font-name="Symbol" style:font-name-complex="Symbol" fo:font-size="16pt" style:font-size-asian="16pt"/>
    </style:style>
    <style:style style:name="T2133" style:parent-style-name="DefaultParagraphFont" style:family="text">
      <style:text-properties fo:font-weight="bold" style:font-weight-asian="bold" style:font-weight-complex="bold"/>
    </style:style>
    <style:style style:name="T2134" style:parent-style-name="DefaultParagraphFont" style:family="text">
      <style:text-properties fo:font-style="italic" style:font-style-asian="italic" style:font-style-complex="italic"/>
    </style:style>
    <style:style style:name="T213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136" style:parent-style-name="DefaultParagraphFont" style:family="text">
      <style:text-properties fo:color="#FF0000"/>
    </style:style>
    <style:style style:name="P2137" style:parent-style-name="Normal" style:family="paragraph">
      <style:paragraph-properties fo:text-align="center"/>
    </style:style>
    <style:style style:name="P2138" style:parent-style-name="Normal" style:family="paragraph"/>
    <style:style style:name="P2139" style:parent-style-name="Normal" style:family="paragraph"/>
    <style:style style:name="P2140" style:parent-style-name="Normal" style:family="paragraph">
      <style:paragraph-properties fo:margin-left="0.5in">
        <style:tab-stops/>
      </style:paragraph-properties>
    </style:style>
    <style:style style:name="P2141" style:parent-style-name="Normal" style:family="paragraph"/>
    <style:style style:name="P2142" style:parent-style-name="Normal" style:family="paragraph"/>
    <style:style style:name="P2143" style:parent-style-name="Normal" style:family="paragraph"/>
    <style:style style:name="P2144" style:parent-style-name="Normal" style:family="paragraph"/>
    <style:style style:name="P2145" style:parent-style-name="Normal" style:family="paragraph"/>
    <style:style style:name="P2146" style:parent-style-name="Normal" style:family="paragraph"/>
    <style:style style:name="P2147" style:parent-style-name="Normal" style:family="paragraph">
      <style:paragraph-properties fo:margin-left="0.5in">
        <style:tab-stops/>
      </style:paragraph-properties>
    </style:style>
    <style:style style:name="P2148" style:parent-style-name="Normal" style:family="paragraph"/>
    <style:style style:name="T2149" style:parent-style-name="DefaultParagraphFont" style:family="text">
      <style:text-properties style:language-asian="en" style:country-asian="US"/>
    </style:style>
    <style:style style:name="TableColumn2151" style:family="table-column">
      <style:table-column-properties style:column-width="1.2298in"/>
    </style:style>
    <style:style style:name="TableColumn2152" style:family="table-column">
      <style:table-column-properties style:column-width="1.2298in"/>
    </style:style>
    <style:style style:name="TableColumn2153" style:family="table-column">
      <style:table-column-properties style:column-width="1.2298in"/>
    </style:style>
    <style:style style:name="TableColumn2154" style:family="table-column">
      <style:table-column-properties style:column-width="1.2298in"/>
    </style:style>
    <style:style style:name="TableColumn2155" style:family="table-column">
      <style:table-column-properties style:column-width="1.2375in"/>
    </style:style>
    <style:style style:name="Table2150" style:family="table">
      <style:table-properties style:width="6.1569in" fo:margin-left="-0.0034in" table:align="left"/>
    </style:style>
    <style:style style:name="TableRow2156" style:family="table-row">
      <style:table-row-properties fo:keep-together="always"/>
    </style:style>
    <style:style style:name="TableCell2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158" style:parent-style-name="Normal" style:family="paragraph">
      <style:paragraph-properties style:snap-to-layout-grid="false"/>
    </style:style>
    <style:style style:name="TableCell2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160" style:parent-style-name="Normal" style:family="paragraph">
      <style:paragraph-properties fo:text-align="center"/>
    </style:style>
    <style:style style:name="TableCell2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162" style:parent-style-name="Normal" style:family="paragraph">
      <style:paragraph-properties fo:text-align="center"/>
    </style:style>
    <style:style style:name="TableCell2163" style:family="table-cell">
      <style:table-cell-properties fo:border="0.0069in solid #000000" style:writing-mode="lr-tb" fo:padding-top="0in" fo:padding-left="0.0715in" fo:padding-bottom="0in" fo:padding-right="0.075in"/>
    </style:style>
    <style:style style:name="P2164" style:parent-style-name="Normal" style:family="paragraph">
      <style:paragraph-properties fo:text-align="center"/>
    </style:style>
    <style:style style:name="TableRow2165" style:family="table-row">
      <style:table-row-properties/>
    </style:style>
    <style:style style:name="TableCell2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7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171" style:family="table-row">
      <style:table-row-properties/>
    </style:style>
    <style:style style:name="TableCell2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7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177" style:family="table-row">
      <style:table-row-properties/>
    </style:style>
    <style:style style:name="TableCell2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182" style:family="table-cell">
      <style:table-cell-properties fo:border="0.0069in solid #000000" style:writing-mode="lr-tb" fo:padding-top="0in" fo:padding-left="0.0715in" fo:padding-bottom="0in" fo:padding-right="0.075in"/>
    </style:style>
    <style:style style:name="P2183" style:parent-style-name="Normal" style:family="paragraph">
      <style:text-properties style:font-name="Symbol" style:font-name-complex="Symbol" fo:font-size="16pt" style:font-size-asian="16pt"/>
    </style:style>
    <style:style style:name="T2184" style:parent-style-name="DefaultParagraphFont" style:family="text">
      <style:text-properties fo:font-weight="bold" style:font-weight-asian="bold" style:font-weight-complex="bold"/>
    </style:style>
    <style:style style:name="T2185" style:parent-style-name="DefaultParagraphFont" style:family="text">
      <style:text-properties fo:font-style="italic" style:font-style-asian="italic" style:font-style-complex="italic"/>
    </style:style>
    <style:style style:name="T218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187" style:parent-style-name="DefaultParagraphFont" style:family="text">
      <style:text-properties fo:color="#FF0000"/>
    </style:style>
    <style:style style:name="P2188" style:parent-style-name="Normal" style:family="paragraph">
      <style:paragraph-properties fo:text-align="center"/>
    </style:style>
    <style:style style:name="P2189" style:parent-style-name="Normal" style:family="paragraph"/>
    <style:style style:name="P2190" style:parent-style-name="Normal" style:family="paragraph"/>
    <style:style style:name="P2191" style:parent-style-name="Normal" style:family="paragraph">
      <style:paragraph-properties fo:margin-left="0.5in">
        <style:tab-stops/>
      </style:paragraph-properties>
    </style:style>
    <style:style style:name="P2192" style:parent-style-name="Normal" style:family="paragraph"/>
    <style:style style:name="P2193" style:parent-style-name="Normal" style:family="paragraph"/>
    <style:style style:name="P2194" style:parent-style-name="Normal" style:family="paragraph"/>
    <style:style style:name="P2195" style:parent-style-name="Normal" style:family="paragraph"/>
    <style:style style:name="P2196" style:parent-style-name="Normal" style:family="paragraph"/>
    <style:style style:name="P2197" style:parent-style-name="Normal" style:family="paragraph"/>
    <style:style style:name="P2198" style:parent-style-name="Normal" style:family="paragraph">
      <style:paragraph-properties fo:margin-left="0.5in">
        <style:tab-stops/>
      </style:paragraph-properties>
    </style:style>
    <style:style style:name="P2199" style:parent-style-name="Normal" style:family="paragraph"/>
    <style:style style:name="T2200" style:parent-style-name="DefaultParagraphFont" style:family="text">
      <style:text-properties style:language-asian="en" style:country-asian="US"/>
    </style:style>
    <style:style style:name="TableColumn2202" style:family="table-column">
      <style:table-column-properties style:column-width="1.2298in"/>
    </style:style>
    <style:style style:name="TableColumn2203" style:family="table-column">
      <style:table-column-properties style:column-width="1.2298in"/>
    </style:style>
    <style:style style:name="TableColumn2204" style:family="table-column">
      <style:table-column-properties style:column-width="1.2298in"/>
    </style:style>
    <style:style style:name="TableColumn2205" style:family="table-column">
      <style:table-column-properties style:column-width="1.2298in"/>
    </style:style>
    <style:style style:name="TableColumn2206" style:family="table-column">
      <style:table-column-properties style:column-width="1.2375in"/>
    </style:style>
    <style:style style:name="Table2201" style:family="table">
      <style:table-properties style:width="6.1569in" fo:margin-left="-0.0034in" table:align="left"/>
    </style:style>
    <style:style style:name="TableRow2207" style:family="table-row">
      <style:table-row-properties fo:keep-together="always"/>
    </style:style>
    <style:style style:name="TableCell2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209" style:parent-style-name="Normal" style:family="paragraph">
      <style:paragraph-properties style:snap-to-layout-grid="false"/>
    </style:style>
    <style:style style:name="TableCell2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211" style:parent-style-name="Normal" style:family="paragraph">
      <style:paragraph-properties fo:text-align="center"/>
    </style:style>
    <style:style style:name="TableCell2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213" style:parent-style-name="Normal" style:family="paragraph">
      <style:paragraph-properties fo:text-align="center"/>
    </style:style>
    <style:style style:name="TableCell2214" style:family="table-cell">
      <style:table-cell-properties fo:border="0.0069in solid #000000" style:writing-mode="lr-tb" fo:padding-top="0in" fo:padding-left="0.0715in" fo:padding-bottom="0in" fo:padding-right="0.075in"/>
    </style:style>
    <style:style style:name="P2215" style:parent-style-name="Normal" style:family="paragraph">
      <style:paragraph-properties fo:text-align="center"/>
    </style:style>
    <style:style style:name="TableRow2216" style:family="table-row">
      <style:table-row-properties/>
    </style:style>
    <style:style style:name="TableCell2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2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222" style:family="table-row">
      <style:table-row-properties/>
    </style:style>
    <style:style style:name="TableCell2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2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228" style:family="table-row">
      <style:table-row-properties/>
    </style:style>
    <style:style style:name="TableCell2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33" style:family="table-cell">
      <style:table-cell-properties fo:border="0.0069in solid #000000" style:writing-mode="lr-tb" fo:padding-top="0in" fo:padding-left="0.0715in" fo:padding-bottom="0in" fo:padding-right="0.075in"/>
    </style:style>
    <style:style style:name="P2234" style:parent-style-name="Normal" style:family="paragraph">
      <style:text-properties style:font-name="Symbol" style:font-name-complex="Symbol" fo:font-size="16pt" style:font-size-asian="16pt"/>
    </style:style>
    <style:style style:name="T2235" style:parent-style-name="DefaultParagraphFont" style:family="text">
      <style:text-properties fo:font-weight="bold" style:font-weight-asian="bold" style:font-weight-complex="bold"/>
    </style:style>
    <style:style style:name="T2236" style:parent-style-name="DefaultParagraphFont" style:family="text">
      <style:text-properties fo:font-style="italic" style:font-style-asian="italic" style:font-style-complex="italic"/>
    </style:style>
    <style:style style:name="T223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238" style:parent-style-name="DefaultParagraphFont" style:family="text">
      <style:text-properties fo:color="#FF0000"/>
    </style:style>
    <style:style style:name="P2239" style:parent-style-name="Normal" style:family="paragraph">
      <style:paragraph-properties fo:text-align="center"/>
    </style:style>
    <style:style style:name="P2240" style:parent-style-name="Normal" style:family="paragraph"/>
    <style:style style:name="P2241" style:parent-style-name="Normal" style:family="paragraph"/>
    <style:style style:name="P2242" style:parent-style-name="Normal" style:family="paragraph">
      <style:paragraph-properties fo:margin-left="0.5in">
        <style:tab-stops/>
      </style:paragraph-properties>
    </style:style>
    <style:style style:name="P2243" style:parent-style-name="Normal" style:family="paragraph"/>
    <style:style style:name="P2244" style:parent-style-name="Normal" style:family="paragraph"/>
    <style:style style:name="P2245" style:parent-style-name="Normal" style:family="paragraph"/>
    <style:style style:name="P2246" style:parent-style-name="Normal" style:family="paragraph"/>
    <style:style style:name="P2247" style:parent-style-name="Normal" style:family="paragraph"/>
    <style:style style:name="P2248" style:parent-style-name="Normal" style:family="paragraph"/>
    <style:style style:name="P2249" style:parent-style-name="Normal" style:family="paragraph">
      <style:paragraph-properties fo:margin-left="0.5in">
        <style:tab-stops/>
      </style:paragraph-properties>
    </style:style>
    <style:style style:name="P2250" style:parent-style-name="Normal" style:family="paragraph"/>
    <style:style style:name="T2251" style:parent-style-name="DefaultParagraphFont" style:family="text">
      <style:text-properties style:language-asian="en" style:country-asian="US"/>
    </style:style>
    <style:style style:name="TableColumn2253" style:family="table-column">
      <style:table-column-properties style:column-width="1.2298in"/>
    </style:style>
    <style:style style:name="TableColumn2254" style:family="table-column">
      <style:table-column-properties style:column-width="1.2298in"/>
    </style:style>
    <style:style style:name="TableColumn2255" style:family="table-column">
      <style:table-column-properties style:column-width="1.2298in"/>
    </style:style>
    <style:style style:name="TableColumn2256" style:family="table-column">
      <style:table-column-properties style:column-width="1.2298in"/>
    </style:style>
    <style:style style:name="TableColumn2257" style:family="table-column">
      <style:table-column-properties style:column-width="1.2375in"/>
    </style:style>
    <style:style style:name="Table2252" style:family="table">
      <style:table-properties style:width="6.1569in" fo:margin-left="-0.0034in" table:align="left"/>
    </style:style>
    <style:style style:name="TableRow2258" style:family="table-row">
      <style:table-row-properties fo:keep-together="always"/>
    </style:style>
    <style:style style:name="TableCell2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260" style:parent-style-name="Normal" style:family="paragraph">
      <style:paragraph-properties style:snap-to-layout-grid="false"/>
    </style:style>
    <style:style style:name="TableCell2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262" style:parent-style-name="Normal" style:family="paragraph">
      <style:paragraph-properties fo:text-align="center"/>
    </style:style>
    <style:style style:name="TableCell2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264" style:parent-style-name="Normal" style:family="paragraph">
      <style:paragraph-properties fo:text-align="center"/>
    </style:style>
    <style:style style:name="TableCell2265" style:family="table-cell">
      <style:table-cell-properties fo:border="0.0069in solid #000000" style:writing-mode="lr-tb" fo:padding-top="0in" fo:padding-left="0.0715in" fo:padding-bottom="0in" fo:padding-right="0.075in"/>
    </style:style>
    <style:style style:name="P2266" style:parent-style-name="Normal" style:family="paragraph">
      <style:paragraph-properties fo:text-align="center"/>
    </style:style>
    <style:style style:name="TableRow2267" style:family="table-row">
      <style:table-row-properties/>
    </style:style>
    <style:style style:name="TableCell2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7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273" style:family="table-row">
      <style:table-row-properties/>
    </style:style>
    <style:style style:name="TableCell2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7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279" style:family="table-row">
      <style:table-row-properties/>
    </style:style>
    <style:style style:name="TableCell2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284" style:family="table-cell">
      <style:table-cell-properties fo:border="0.0069in solid #000000" style:writing-mode="lr-tb" fo:padding-top="0in" fo:padding-left="0.0715in" fo:padding-bottom="0in" fo:padding-right="0.075in"/>
    </style:style>
    <style:style style:name="P2285" style:parent-style-name="Normal" style:family="paragraph">
      <style:text-properties style:font-name="Symbol" style:font-name-complex="Symbol" fo:font-size="16pt" style:font-size-asian="16pt"/>
    </style:style>
    <style:style style:name="T2286" style:parent-style-name="DefaultParagraphFont" style:family="text">
      <style:text-properties fo:font-weight="bold" style:font-weight-asian="bold" style:font-weight-complex="bold"/>
    </style:style>
    <style:style style:name="T2287" style:parent-style-name="DefaultParagraphFont" style:family="text">
      <style:text-properties fo:font-style="italic" style:font-style-asian="italic" style:font-style-complex="italic"/>
    </style:style>
    <style:style style:name="T228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289" style:parent-style-name="DefaultParagraphFont" style:family="text">
      <style:text-properties fo:color="#FF0000"/>
    </style:style>
    <style:style style:name="P2290" style:parent-style-name="Normal" style:family="paragraph">
      <style:paragraph-properties fo:text-align="center"/>
    </style:style>
    <style:style style:name="P2291" style:parent-style-name="Normal" style:family="paragraph"/>
    <style:style style:name="P2292" style:parent-style-name="Normal" style:family="paragraph"/>
    <style:style style:name="P2293" style:parent-style-name="Normal" style:family="paragraph">
      <style:paragraph-properties fo:margin-left="0.5in">
        <style:tab-stops/>
      </style:paragraph-properties>
    </style:style>
    <style:style style:name="P2294" style:parent-style-name="Normal" style:family="paragraph"/>
    <style:style style:name="P2295" style:parent-style-name="Normal" style:family="paragraph"/>
    <style:style style:name="P2296" style:parent-style-name="Normal" style:family="paragraph"/>
    <style:style style:name="P2297" style:parent-style-name="Normal" style:family="paragraph"/>
    <style:style style:name="P2298" style:parent-style-name="Normal" style:family="paragraph"/>
    <style:style style:name="P2299" style:parent-style-name="Normal" style:family="paragraph"/>
    <style:style style:name="P2300" style:parent-style-name="Normal" style:family="paragraph">
      <style:paragraph-properties fo:margin-left="0.5in">
        <style:tab-stops/>
      </style:paragraph-properties>
    </style:style>
    <style:style style:name="P2301" style:parent-style-name="Normal" style:family="paragraph"/>
    <style:style style:name="T2302" style:parent-style-name="DefaultParagraphFont" style:family="text">
      <style:text-properties style:language-asian="en" style:country-asian="US"/>
    </style:style>
    <style:style style:name="TableColumn2304" style:family="table-column">
      <style:table-column-properties style:column-width="1.2298in"/>
    </style:style>
    <style:style style:name="TableColumn2305" style:family="table-column">
      <style:table-column-properties style:column-width="1.2298in"/>
    </style:style>
    <style:style style:name="TableColumn2306" style:family="table-column">
      <style:table-column-properties style:column-width="1.2298in"/>
    </style:style>
    <style:style style:name="TableColumn2307" style:family="table-column">
      <style:table-column-properties style:column-width="1.2298in"/>
    </style:style>
    <style:style style:name="TableColumn2308" style:family="table-column">
      <style:table-column-properties style:column-width="1.2375in"/>
    </style:style>
    <style:style style:name="Table2303" style:family="table">
      <style:table-properties style:width="6.1569in" fo:margin-left="-0.0034in" table:align="left"/>
    </style:style>
    <style:style style:name="TableRow2309" style:family="table-row">
      <style:table-row-properties fo:keep-together="always"/>
    </style:style>
    <style:style style:name="TableCell2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311" style:parent-style-name="Normal" style:family="paragraph">
      <style:paragraph-properties style:snap-to-layout-grid="false"/>
    </style:style>
    <style:style style:name="TableCell2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313" style:parent-style-name="Normal" style:family="paragraph">
      <style:paragraph-properties fo:text-align="center"/>
    </style:style>
    <style:style style:name="TableCell2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315" style:parent-style-name="Normal" style:family="paragraph">
      <style:paragraph-properties fo:text-align="center"/>
    </style:style>
    <style:style style:name="TableCell2316" style:family="table-cell">
      <style:table-cell-properties fo:border="0.0069in solid #000000" style:writing-mode="lr-tb" fo:padding-top="0in" fo:padding-left="0.0715in" fo:padding-bottom="0in" fo:padding-right="0.075in"/>
    </style:style>
    <style:style style:name="P2317" style:parent-style-name="Normal" style:family="paragraph">
      <style:paragraph-properties fo:text-align="center"/>
    </style:style>
    <style:style style:name="TableRow2318" style:family="table-row">
      <style:table-row-properties/>
    </style:style>
    <style:style style:name="TableCell2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2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324" style:family="table-row">
      <style:table-row-properties/>
    </style:style>
    <style:style style:name="TableCell2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2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330" style:family="table-row">
      <style:table-row-properties/>
    </style:style>
    <style:style style:name="TableCell2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35" style:family="table-cell">
      <style:table-cell-properties fo:border="0.0069in solid #000000" style:writing-mode="lr-tb" fo:padding-top="0in" fo:padding-left="0.0715in" fo:padding-bottom="0in" fo:padding-right="0.075in"/>
    </style:style>
    <style:style style:name="P2336" style:parent-style-name="Normal" style:family="paragraph">
      <style:text-properties style:font-name="Symbol" style:font-name-complex="Symbol" fo:font-size="16pt" style:font-size-asian="16pt"/>
    </style:style>
    <style:style style:name="T2337" style:parent-style-name="DefaultParagraphFont" style:family="text">
      <style:text-properties fo:font-weight="bold" style:font-weight-asian="bold" style:font-weight-complex="bold"/>
    </style:style>
    <style:style style:name="T2338" style:parent-style-name="DefaultParagraphFont" style:family="text">
      <style:text-properties fo:font-style="italic" style:font-style-asian="italic" style:font-style-complex="italic"/>
    </style:style>
    <style:style style:name="T233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40" style:parent-style-name="DefaultParagraphFont" style:family="text">
      <style:text-properties fo:color="#FF0000"/>
    </style:style>
    <style:style style:name="P2341" style:parent-style-name="Normal" style:family="paragraph">
      <style:paragraph-properties fo:text-align="center"/>
    </style:style>
    <style:style style:name="P2342" style:parent-style-name="Normal" style:family="paragraph"/>
    <style:style style:name="P2343" style:parent-style-name="Normal" style:family="paragraph"/>
    <style:style style:name="P2344" style:parent-style-name="Normal" style:family="paragraph">
      <style:paragraph-properties fo:margin-left="0.5in">
        <style:tab-stops/>
      </style:paragraph-properties>
    </style:style>
    <style:style style:name="P2345" style:parent-style-name="Normal" style:family="paragraph"/>
    <style:style style:name="P2346" style:parent-style-name="Normal" style:family="paragraph"/>
    <style:style style:name="P2347" style:parent-style-name="Normal" style:family="paragraph"/>
    <style:style style:name="P2348" style:parent-style-name="Normal" style:family="paragraph"/>
    <style:style style:name="P2349" style:parent-style-name="Normal" style:family="paragraph"/>
    <style:style style:name="P2350" style:parent-style-name="Normal" style:family="paragraph"/>
    <style:style style:name="P2351" style:parent-style-name="Normal" style:family="paragraph">
      <style:paragraph-properties fo:margin-left="0.5in">
        <style:tab-stops/>
      </style:paragraph-properties>
    </style:style>
    <style:style style:name="P2352" style:parent-style-name="Normal" style:family="paragraph"/>
    <style:style style:name="T2353" style:parent-style-name="DefaultParagraphFont" style:family="text">
      <style:text-properties style:language-asian="en" style:country-asian="US"/>
    </style:style>
    <style:style style:name="TableColumn2355" style:family="table-column">
      <style:table-column-properties style:column-width="1.2298in"/>
    </style:style>
    <style:style style:name="TableColumn2356" style:family="table-column">
      <style:table-column-properties style:column-width="1.2298in"/>
    </style:style>
    <style:style style:name="TableColumn2357" style:family="table-column">
      <style:table-column-properties style:column-width="1.2298in"/>
    </style:style>
    <style:style style:name="TableColumn2358" style:family="table-column">
      <style:table-column-properties style:column-width="1.2298in"/>
    </style:style>
    <style:style style:name="TableColumn2359" style:family="table-column">
      <style:table-column-properties style:column-width="1.2375in"/>
    </style:style>
    <style:style style:name="Table2354" style:family="table">
      <style:table-properties style:width="6.1569in" fo:margin-left="-0.0034in" table:align="left"/>
    </style:style>
    <style:style style:name="TableRow2360" style:family="table-row">
      <style:table-row-properties fo:keep-together="always"/>
    </style:style>
    <style:style style:name="TableCell2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362" style:parent-style-name="Normal" style:family="paragraph">
      <style:paragraph-properties style:snap-to-layout-grid="false"/>
    </style:style>
    <style:style style:name="TableCell2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364" style:parent-style-name="Normal" style:family="paragraph">
      <style:paragraph-properties fo:text-align="center"/>
    </style:style>
    <style:style style:name="TableCell2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366" style:parent-style-name="Normal" style:family="paragraph">
      <style:paragraph-properties fo:text-align="center"/>
    </style:style>
    <style:style style:name="TableCell2367" style:family="table-cell">
      <style:table-cell-properties fo:border="0.0069in solid #000000" style:writing-mode="lr-tb" fo:padding-top="0in" fo:padding-left="0.0715in" fo:padding-bottom="0in" fo:padding-right="0.075in"/>
    </style:style>
    <style:style style:name="P2368" style:parent-style-name="Normal" style:family="paragraph">
      <style:paragraph-properties fo:text-align="center"/>
    </style:style>
    <style:style style:name="TableRow2369" style:family="table-row">
      <style:table-row-properties/>
    </style:style>
    <style:style style:name="TableCell2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7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375" style:family="table-row">
      <style:table-row-properties/>
    </style:style>
    <style:style style:name="TableCell2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8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381" style:family="table-row">
      <style:table-row-properties/>
    </style:style>
    <style:style style:name="TableCell2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86" style:family="table-cell">
      <style:table-cell-properties fo:border="0.0069in solid #000000" style:writing-mode="lr-tb" fo:padding-top="0in" fo:padding-left="0.0715in" fo:padding-bottom="0in" fo:padding-right="0.075in"/>
    </style:style>
    <style:style style:name="P2387" style:parent-style-name="Normal" style:family="paragraph">
      <style:text-properties style:font-name="Symbol" style:font-name-complex="Symbol" fo:font-size="16pt" style:font-size-asian="16pt"/>
    </style:style>
    <style:style style:name="T2388" style:parent-style-name="DefaultParagraphFont" style:family="text">
      <style:text-properties fo:font-weight="bold" style:font-weight-asian="bold" style:font-weight-complex="bold"/>
    </style:style>
    <style:style style:name="T2389" style:parent-style-name="DefaultParagraphFont" style:family="text">
      <style:text-properties fo:font-style="italic" style:font-style-asian="italic" style:font-style-complex="italic"/>
    </style:style>
    <style:style style:name="T23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91" style:parent-style-name="DefaultParagraphFont" style:family="text">
      <style:text-properties fo:color="#FF0000"/>
    </style:style>
    <style:style style:name="P2392" style:parent-style-name="Normal" style:family="paragraph">
      <style:paragraph-properties fo:text-align="center"/>
    </style:style>
    <style:style style:name="P2393" style:parent-style-name="Normal" style:family="paragraph"/>
    <style:style style:name="P2394" style:parent-style-name="Normal" style:family="paragraph"/>
    <style:style style:name="P2395" style:parent-style-name="Normal" style:family="paragraph">
      <style:paragraph-properties fo:margin-left="0.5in">
        <style:tab-stops/>
      </style:paragraph-properties>
    </style:style>
    <style:style style:name="P2396" style:parent-style-name="Normal" style:family="paragraph"/>
    <style:style style:name="P2397" style:parent-style-name="Normal" style:family="paragraph"/>
    <style:style style:name="P2398" style:parent-style-name="Normal" style:family="paragraph"/>
    <style:style style:name="P2399" style:parent-style-name="Normal" style:family="paragraph"/>
    <style:style style:name="P2400" style:parent-style-name="Normal" style:family="paragraph"/>
    <style:style style:name="P2401" style:parent-style-name="Normal" style:family="paragraph"/>
    <style:style style:name="P2402" style:parent-style-name="Normal" style:family="paragraph">
      <style:paragraph-properties fo:margin-left="0.5in">
        <style:tab-stops/>
      </style:paragraph-properties>
    </style:style>
    <style:style style:name="P2403" style:parent-style-name="Normal" style:family="paragraph"/>
    <style:style style:name="T2404" style:parent-style-name="DefaultParagraphFont" style:family="text">
      <style:text-properties style:language-asian="en" style:country-asian="US"/>
    </style:style>
    <style:style style:name="TableColumn2406" style:family="table-column">
      <style:table-column-properties style:column-width="1.2298in"/>
    </style:style>
    <style:style style:name="TableColumn2407" style:family="table-column">
      <style:table-column-properties style:column-width="1.2298in"/>
    </style:style>
    <style:style style:name="TableColumn2408" style:family="table-column">
      <style:table-column-properties style:column-width="1.2298in"/>
    </style:style>
    <style:style style:name="TableColumn2409" style:family="table-column">
      <style:table-column-properties style:column-width="1.2298in"/>
    </style:style>
    <style:style style:name="TableColumn2410" style:family="table-column">
      <style:table-column-properties style:column-width="1.2375in"/>
    </style:style>
    <style:style style:name="Table2405" style:family="table">
      <style:table-properties style:width="6.1569in" fo:margin-left="-0.0034in" table:align="left"/>
    </style:style>
    <style:style style:name="TableRow2411" style:family="table-row">
      <style:table-row-properties fo:keep-together="always"/>
    </style:style>
    <style:style style:name="TableCell2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413" style:parent-style-name="Normal" style:family="paragraph">
      <style:paragraph-properties style:snap-to-layout-grid="false"/>
    </style:style>
    <style:style style:name="TableCell2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415" style:parent-style-name="Normal" style:family="paragraph">
      <style:paragraph-properties fo:text-align="center"/>
    </style:style>
    <style:style style:name="TableCell2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417" style:parent-style-name="Normal" style:family="paragraph">
      <style:paragraph-properties fo:text-align="center"/>
    </style:style>
    <style:style style:name="TableCell2418" style:family="table-cell">
      <style:table-cell-properties fo:border="0.0069in solid #000000" style:writing-mode="lr-tb" fo:padding-top="0in" fo:padding-left="0.0715in" fo:padding-bottom="0in" fo:padding-right="0.075in"/>
    </style:style>
    <style:style style:name="P2419" style:parent-style-name="Normal" style:family="paragraph">
      <style:paragraph-properties fo:text-align="center"/>
    </style:style>
    <style:style style:name="TableRow2420" style:family="table-row">
      <style:table-row-properties/>
    </style:style>
    <style:style style:name="TableCell2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2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426" style:family="table-row">
      <style:table-row-properties/>
    </style:style>
    <style:style style:name="TableCell2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3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432" style:family="table-row">
      <style:table-row-properties/>
    </style:style>
    <style:style style:name="TableCell2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37" style:family="table-cell">
      <style:table-cell-properties fo:border="0.0069in solid #000000" style:writing-mode="lr-tb" fo:padding-top="0in" fo:padding-left="0.0715in" fo:padding-bottom="0in" fo:padding-right="0.075in"/>
    </style:style>
    <style:style style:name="T2438" style:parent-style-name="DefaultParagraphFont" style:family="text">
      <style:text-properties fo:font-weight="bold" style:font-weight-asian="bold" style:font-weight-complex="bold"/>
    </style:style>
    <style:style style:name="T2439" style:parent-style-name="DefaultParagraphFont" style:family="text">
      <style:text-properties fo:font-style="italic" style:font-style-asian="italic" style:font-style-complex="italic"/>
    </style:style>
    <style:style style:name="T244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41" style:parent-style-name="DefaultParagraphFont" style:family="text">
      <style:text-properties fo:color="#FF0000"/>
    </style:style>
    <style:style style:name="P2442" style:parent-style-name="Normal" style:family="paragraph">
      <style:paragraph-properties fo:text-align="center"/>
    </style:style>
    <style:style style:name="P2443" style:parent-style-name="Normal" style:family="paragraph"/>
    <style:style style:name="P2444" style:parent-style-name="Normal" style:family="paragraph"/>
    <style:style style:name="P2445" style:parent-style-name="Normal" style:family="paragraph">
      <style:paragraph-properties fo:margin-left="0.5in">
        <style:tab-stops/>
      </style:paragraph-properties>
    </style:style>
    <style:style style:name="P2446" style:parent-style-name="Normal" style:family="paragraph"/>
    <style:style style:name="P2447" style:parent-style-name="Normal" style:family="paragraph"/>
    <style:style style:name="P2448" style:parent-style-name="Normal" style:family="paragraph"/>
    <style:style style:name="P2449" style:parent-style-name="Normal" style:family="paragraph"/>
    <style:style style:name="P2450" style:parent-style-name="Normal" style:family="paragraph"/>
    <style:style style:name="P2451" style:parent-style-name="Normal" style:family="paragraph"/>
    <style:style style:name="P2452" style:parent-style-name="Normal" style:family="paragraph">
      <style:paragraph-properties fo:margin-left="0.5in">
        <style:tab-stops/>
      </style:paragraph-properties>
    </style:style>
    <style:style style:name="P2453" style:parent-style-name="Normal" style:family="paragraph"/>
    <style:style style:name="T2454" style:parent-style-name="DefaultParagraphFont" style:family="text">
      <style:text-properties style:language-asian="en" style:country-asian="US"/>
    </style:style>
    <style:style style:name="TableColumn2456" style:family="table-column">
      <style:table-column-properties style:column-width="1.2298in"/>
    </style:style>
    <style:style style:name="TableColumn2457" style:family="table-column">
      <style:table-column-properties style:column-width="1.2298in"/>
    </style:style>
    <style:style style:name="TableColumn2458" style:family="table-column">
      <style:table-column-properties style:column-width="1.2298in"/>
    </style:style>
    <style:style style:name="TableColumn2459" style:family="table-column">
      <style:table-column-properties style:column-width="1.2298in"/>
    </style:style>
    <style:style style:name="TableColumn2460" style:family="table-column">
      <style:table-column-properties style:column-width="1.2375in"/>
    </style:style>
    <style:style style:name="Table2455" style:family="table">
      <style:table-properties style:width="6.1569in" fo:margin-left="-0.0034in" table:align="left"/>
    </style:style>
    <style:style style:name="TableRow2461" style:family="table-row">
      <style:table-row-properties fo:keep-together="always"/>
    </style:style>
    <style:style style:name="TableCell2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463" style:parent-style-name="Normal" style:family="paragraph">
      <style:paragraph-properties style:snap-to-layout-grid="false"/>
    </style:style>
    <style:style style:name="TableCell2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465" style:parent-style-name="Normal" style:family="paragraph">
      <style:paragraph-properties fo:text-align="center"/>
    </style:style>
    <style:style style:name="TableCell2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467" style:parent-style-name="Normal" style:family="paragraph">
      <style:paragraph-properties fo:text-align="center"/>
    </style:style>
    <style:style style:name="TableCell2468" style:family="table-cell">
      <style:table-cell-properties fo:border="0.0069in solid #000000" style:writing-mode="lr-tb" fo:padding-top="0in" fo:padding-left="0.0715in" fo:padding-bottom="0in" fo:padding-right="0.075in"/>
    </style:style>
    <style:style style:name="P2469" style:parent-style-name="Normal" style:family="paragraph">
      <style:paragraph-properties fo:text-align="center"/>
    </style:style>
    <style:style style:name="TableRow2470" style:family="table-row">
      <style:table-row-properties/>
    </style:style>
    <style:style style:name="TableCell2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7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476" style:family="table-row">
      <style:table-row-properties/>
    </style:style>
    <style:style style:name="TableCell2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8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482" style:family="table-row">
      <style:table-row-properties/>
    </style:style>
    <style:style style:name="TableCell2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87" style:family="table-cell">
      <style:table-cell-properties fo:border="0.0069in solid #000000" style:writing-mode="lr-tb" fo:padding-top="0in" fo:padding-left="0.0715in" fo:padding-bottom="0in" fo:padding-right="0.075in"/>
    </style:style>
    <style:style style:name="T2488" style:parent-style-name="DefaultParagraphFont" style:family="text">
      <style:text-properties fo:font-weight="bold" style:font-weight-asian="bold" style:font-weight-complex="bold"/>
    </style:style>
    <style:style style:name="T2489" style:parent-style-name="DefaultParagraphFont" style:family="text">
      <style:text-properties fo:font-style="italic" style:font-style-asian="italic" style:font-style-complex="italic"/>
    </style:style>
    <style:style style:name="T24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91" style:parent-style-name="DefaultParagraphFont" style:family="text">
      <style:text-properties fo:color="#FF0000"/>
    </style:style>
    <style:style style:name="P2492" style:parent-style-name="Normal" style:family="paragraph">
      <style:paragraph-properties fo:text-align="center"/>
    </style:style>
    <style:style style:name="P2493" style:parent-style-name="Normal" style:family="paragraph"/>
    <style:style style:name="P2494" style:parent-style-name="Normal" style:family="paragraph"/>
    <style:style style:name="P2495" style:parent-style-name="Normal" style:family="paragraph">
      <style:paragraph-properties fo:margin-left="0.5in">
        <style:tab-stops/>
      </style:paragraph-properties>
    </style:style>
    <style:style style:name="P2496" style:parent-style-name="Normal" style:family="paragraph"/>
    <style:style style:name="P2497" style:parent-style-name="Normal" style:family="paragraph"/>
    <style:style style:name="P2498" style:parent-style-name="Normal" style:family="paragraph"/>
    <style:style style:name="P2499" style:parent-style-name="Normal" style:family="paragraph"/>
    <style:style style:name="P2500" style:parent-style-name="Normal" style:family="paragraph"/>
    <style:style style:name="P2501" style:parent-style-name="Normal" style:family="paragraph"/>
    <style:style style:name="P2502" style:parent-style-name="Normal" style:family="paragraph">
      <style:paragraph-properties fo:margin-left="0.5in">
        <style:tab-stops/>
      </style:paragraph-properties>
    </style:style>
    <style:style style:name="P2503" style:parent-style-name="Normal" style:family="paragraph"/>
    <style:style style:name="T2504" style:parent-style-name="DefaultParagraphFont" style:family="text">
      <style:text-properties style:language-asian="en" style:country-asian="US"/>
    </style:style>
    <style:style style:name="TableColumn2506" style:family="table-column">
      <style:table-column-properties style:column-width="1.2298in"/>
    </style:style>
    <style:style style:name="TableColumn2507" style:family="table-column">
      <style:table-column-properties style:column-width="1.2298in"/>
    </style:style>
    <style:style style:name="TableColumn2508" style:family="table-column">
      <style:table-column-properties style:column-width="1.2298in"/>
    </style:style>
    <style:style style:name="TableColumn2509" style:family="table-column">
      <style:table-column-properties style:column-width="1.2298in"/>
    </style:style>
    <style:style style:name="TableColumn2510" style:family="table-column">
      <style:table-column-properties style:column-width="1.2375in"/>
    </style:style>
    <style:style style:name="Table2505" style:family="table">
      <style:table-properties style:width="6.1569in" fo:margin-left="-0.0034in" table:align="left"/>
    </style:style>
    <style:style style:name="TableRow2511" style:family="table-row">
      <style:table-row-properties fo:keep-together="always"/>
    </style:style>
    <style:style style:name="TableCell25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513" style:parent-style-name="Normal" style:family="paragraph">
      <style:paragraph-properties style:snap-to-layout-grid="false"/>
    </style:style>
    <style:style style:name="TableCell2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515" style:parent-style-name="Normal" style:family="paragraph">
      <style:paragraph-properties fo:text-align="center"/>
    </style:style>
    <style:style style:name="TableCell2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517" style:parent-style-name="Normal" style:family="paragraph">
      <style:paragraph-properties fo:text-align="center"/>
    </style:style>
    <style:style style:name="TableCell2518" style:family="table-cell">
      <style:table-cell-properties fo:border="0.0069in solid #000000" style:writing-mode="lr-tb" fo:padding-top="0in" fo:padding-left="0.0715in" fo:padding-bottom="0in" fo:padding-right="0.075in"/>
    </style:style>
    <style:style style:name="P2519" style:parent-style-name="Normal" style:family="paragraph">
      <style:paragraph-properties fo:text-align="center"/>
    </style:style>
    <style:style style:name="TableRow2520" style:family="table-row">
      <style:table-row-properties/>
    </style:style>
    <style:style style:name="TableCell2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2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526" style:family="table-row">
      <style:table-row-properties/>
    </style:style>
    <style:style style:name="TableCell25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3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532" style:family="table-row">
      <style:table-row-properties/>
    </style:style>
    <style:style style:name="TableCell25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37" style:family="table-cell">
      <style:table-cell-properties fo:border="0.0069in solid #000000" style:writing-mode="lr-tb" fo:padding-top="0in" fo:padding-left="0.0715in" fo:padding-bottom="0in" fo:padding-right="0.075in"/>
    </style:style>
    <style:style style:name="P2538" style:parent-style-name="Normal" style:family="paragraph">
      <style:text-properties style:font-name="Symbol" style:font-name-complex="Symbol" fo:font-size="16pt" style:font-size-asian="16pt"/>
    </style:style>
    <style:style style:name="T2539" style:parent-style-name="DefaultParagraphFont" style:family="text">
      <style:text-properties fo:font-weight="bold" style:font-weight-asian="bold" style:font-weight-complex="bold"/>
    </style:style>
    <style:style style:name="T2540" style:parent-style-name="DefaultParagraphFont" style:family="text">
      <style:text-properties fo:font-style="italic" style:font-style-asian="italic" style:font-style-complex="italic"/>
    </style:style>
    <style:style style:name="T254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42" style:parent-style-name="DefaultParagraphFont" style:family="text">
      <style:text-properties fo:color="#FF0000"/>
    </style:style>
    <style:style style:name="P2543" style:parent-style-name="Normal" style:family="paragraph">
      <style:paragraph-properties fo:text-align="center"/>
    </style:style>
    <style:style style:name="P2544" style:parent-style-name="Normal" style:family="paragraph"/>
    <style:style style:name="P2545" style:parent-style-name="Normal" style:family="paragraph"/>
    <style:style style:name="P2546" style:parent-style-name="Normal" style:family="paragraph">
      <style:paragraph-properties fo:margin-left="0.5in">
        <style:tab-stops/>
      </style:paragraph-properties>
    </style:style>
    <style:style style:name="P2547" style:parent-style-name="Normal" style:family="paragraph"/>
    <style:style style:name="P2548" style:parent-style-name="Normal" style:family="paragraph"/>
    <style:style style:name="P2549" style:parent-style-name="Normal" style:family="paragraph"/>
    <style:style style:name="P2550" style:parent-style-name="Normal" style:family="paragraph"/>
    <style:style style:name="P2551" style:parent-style-name="Normal" style:family="paragraph"/>
    <style:style style:name="P2552" style:parent-style-name="Normal" style:family="paragraph"/>
    <style:style style:name="P2553" style:parent-style-name="Normal" style:family="paragraph">
      <style:paragraph-properties fo:margin-left="0.5in">
        <style:tab-stops/>
      </style:paragraph-properties>
    </style:style>
    <style:style style:name="P2554" style:parent-style-name="Normal" style:family="paragraph"/>
    <style:style style:name="T2555" style:parent-style-name="DefaultParagraphFont" style:family="text">
      <style:text-properties style:language-asian="en" style:country-asian="US"/>
    </style:style>
    <style:style style:name="TableColumn2557" style:family="table-column">
      <style:table-column-properties style:column-width="1.2298in"/>
    </style:style>
    <style:style style:name="TableColumn2558" style:family="table-column">
      <style:table-column-properties style:column-width="1.2298in"/>
    </style:style>
    <style:style style:name="TableColumn2559" style:family="table-column">
      <style:table-column-properties style:column-width="1.2298in"/>
    </style:style>
    <style:style style:name="TableColumn2560" style:family="table-column">
      <style:table-column-properties style:column-width="1.2298in"/>
    </style:style>
    <style:style style:name="TableColumn2561" style:family="table-column">
      <style:table-column-properties style:column-width="1.2375in"/>
    </style:style>
    <style:style style:name="Table2556" style:family="table">
      <style:table-properties style:width="6.1569in" fo:margin-left="-0.0034in" table:align="left"/>
    </style:style>
    <style:style style:name="TableRow2562" style:family="table-row">
      <style:table-row-properties fo:keep-together="always"/>
    </style:style>
    <style:style style:name="TableCell25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564" style:parent-style-name="Normal" style:family="paragraph">
      <style:paragraph-properties style:snap-to-layout-grid="false"/>
    </style:style>
    <style:style style:name="TableCell25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566" style:parent-style-name="Normal" style:family="paragraph">
      <style:paragraph-properties fo:text-align="center"/>
    </style:style>
    <style:style style:name="TableCell25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568" style:parent-style-name="Normal" style:family="paragraph">
      <style:paragraph-properties fo:text-align="center"/>
    </style:style>
    <style:style style:name="TableCell2569" style:family="table-cell">
      <style:table-cell-properties fo:border="0.0069in solid #000000" style:writing-mode="lr-tb" fo:padding-top="0in" fo:padding-left="0.0715in" fo:padding-bottom="0in" fo:padding-right="0.075in"/>
    </style:style>
    <style:style style:name="P2570" style:parent-style-name="Normal" style:family="paragraph">
      <style:paragraph-properties fo:text-align="center"/>
    </style:style>
    <style:style style:name="TableRow2571" style:family="table-row">
      <style:table-row-properties/>
    </style:style>
    <style:style style:name="TableCell25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7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577" style:family="table-row">
      <style:table-row-properties/>
    </style:style>
    <style:style style:name="TableCell25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8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583" style:family="table-row">
      <style:table-row-properties/>
    </style:style>
    <style:style style:name="TableCell25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88" style:family="table-cell">
      <style:table-cell-properties fo:border="0.0069in solid #000000" style:writing-mode="lr-tb" fo:padding-top="0in" fo:padding-left="0.0715in" fo:padding-bottom="0in" fo:padding-right="0.075in"/>
    </style:style>
    <style:style style:name="P2589" style:parent-style-name="Normal" style:family="paragraph">
      <style:text-properties style:font-name="Symbol" style:font-name-complex="Symbol" fo:font-size="16pt" style:font-size-asian="16pt"/>
    </style:style>
    <style:style style:name="T2590" style:parent-style-name="DefaultParagraphFont" style:family="text">
      <style:text-properties fo:font-weight="bold" style:font-weight-asian="bold" style:font-weight-complex="bold"/>
    </style:style>
    <style:style style:name="T2591" style:parent-style-name="DefaultParagraphFont" style:family="text">
      <style:text-properties fo:font-style="italic" style:font-style-asian="italic" style:font-style-complex="italic"/>
    </style:style>
    <style:style style:name="T25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93" style:parent-style-name="DefaultParagraphFont" style:family="text">
      <style:text-properties fo:color="#FF0000"/>
    </style:style>
    <style:style style:name="P2594" style:parent-style-name="Normal" style:family="paragraph">
      <style:paragraph-properties fo:text-align="center"/>
    </style:style>
    <style:style style:name="P2595" style:parent-style-name="Normal" style:family="paragraph"/>
    <style:style style:name="P2596" style:parent-style-name="Normal" style:family="paragraph"/>
    <style:style style:name="P2597" style:parent-style-name="Normal" style:family="paragraph">
      <style:paragraph-properties fo:margin-left="0.5in">
        <style:tab-stops/>
      </style:paragraph-properties>
    </style:style>
    <style:style style:name="P2598" style:parent-style-name="Normal" style:family="paragraph"/>
    <style:style style:name="P2599" style:parent-style-name="Normal" style:family="paragraph"/>
    <style:style style:name="P2600" style:parent-style-name="Normal" style:family="paragraph"/>
    <style:style style:name="P2601" style:parent-style-name="Normal" style:family="paragraph"/>
    <style:style style:name="P2602" style:parent-style-name="Normal" style:family="paragraph"/>
    <style:style style:name="P2603" style:parent-style-name="Normal" style:family="paragraph"/>
    <style:style style:name="P2604" style:parent-style-name="Normal" style:family="paragraph">
      <style:paragraph-properties fo:margin-left="0.5in">
        <style:tab-stops/>
      </style:paragraph-properties>
    </style:style>
    <style:style style:name="P2605" style:parent-style-name="Normal" style:family="paragraph"/>
    <style:style style:name="T2606" style:parent-style-name="DefaultParagraphFont" style:family="text">
      <style:text-properties style:language-asian="en" style:country-asian="US"/>
    </style:style>
    <style:style style:name="TableColumn2608" style:family="table-column">
      <style:table-column-properties style:column-width="1.2298in"/>
    </style:style>
    <style:style style:name="TableColumn2609" style:family="table-column">
      <style:table-column-properties style:column-width="1.2298in"/>
    </style:style>
    <style:style style:name="TableColumn2610" style:family="table-column">
      <style:table-column-properties style:column-width="1.2298in"/>
    </style:style>
    <style:style style:name="TableColumn2611" style:family="table-column">
      <style:table-column-properties style:column-width="1.2298in"/>
    </style:style>
    <style:style style:name="TableColumn2612" style:family="table-column">
      <style:table-column-properties style:column-width="1.2375in"/>
    </style:style>
    <style:style style:name="Table2607" style:family="table">
      <style:table-properties style:width="6.1569in" fo:margin-left="-0.0034in" table:align="left"/>
    </style:style>
    <style:style style:name="TableRow2613" style:family="table-row">
      <style:table-row-properties fo:keep-together="always"/>
    </style:style>
    <style:style style:name="TableCell2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615" style:parent-style-name="Normal" style:family="paragraph">
      <style:paragraph-properties style:snap-to-layout-grid="false"/>
    </style:style>
    <style:style style:name="TableCell2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617" style:parent-style-name="Normal" style:family="paragraph">
      <style:paragraph-properties fo:text-align="center"/>
    </style:style>
    <style:style style:name="TableCell2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619" style:parent-style-name="Normal" style:family="paragraph">
      <style:paragraph-properties fo:text-align="center"/>
    </style:style>
    <style:style style:name="TableCell2620" style:family="table-cell">
      <style:table-cell-properties fo:border="0.0069in solid #000000" style:writing-mode="lr-tb" fo:padding-top="0in" fo:padding-left="0.0715in" fo:padding-bottom="0in" fo:padding-right="0.075in"/>
    </style:style>
    <style:style style:name="P2621" style:parent-style-name="Normal" style:family="paragraph">
      <style:paragraph-properties fo:text-align="center"/>
    </style:style>
    <style:style style:name="TableRow2622" style:family="table-row">
      <style:table-row-properties/>
    </style:style>
    <style:style style:name="TableCell2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2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628" style:family="table-row">
      <style:table-row-properties/>
    </style:style>
    <style:style style:name="TableCell2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3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634" style:family="table-row">
      <style:table-row-properties/>
    </style:style>
    <style:style style:name="TableCell26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39" style:family="table-cell">
      <style:table-cell-properties fo:border="0.0069in solid #000000" style:writing-mode="lr-tb" fo:padding-top="0in" fo:padding-left="0.0715in" fo:padding-bottom="0in" fo:padding-right="0.075in"/>
    </style:style>
    <style:style style:name="P2640" style:parent-style-name="Normal" style:family="paragraph">
      <style:text-properties style:font-name="Symbol" style:font-name-complex="Symbol" fo:font-size="16pt" style:font-size-asian="16pt"/>
    </style:style>
    <style:style style:name="T2641" style:parent-style-name="DefaultParagraphFont" style:family="text">
      <style:text-properties fo:font-weight="bold" style:font-weight-asian="bold" style:font-weight-complex="bold"/>
    </style:style>
    <style:style style:name="T2642" style:parent-style-name="DefaultParagraphFont" style:family="text">
      <style:text-properties fo:font-style="italic" style:font-style-asian="italic" style:font-style-complex="italic"/>
    </style:style>
    <style:style style:name="T264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644" style:parent-style-name="DefaultParagraphFont" style:family="text">
      <style:text-properties fo:color="#FF0000"/>
    </style:style>
    <style:style style:name="P2645" style:parent-style-name="Normal" style:family="paragraph">
      <style:paragraph-properties fo:text-align="center"/>
    </style:style>
    <style:style style:name="P2646" style:parent-style-name="Normal" style:family="paragraph"/>
    <style:style style:name="P2647" style:parent-style-name="Normal" style:family="paragraph"/>
    <style:style style:name="P2648" style:parent-style-name="Normal" style:family="paragraph">
      <style:paragraph-properties fo:margin-left="0.5in">
        <style:tab-stops/>
      </style:paragraph-properties>
    </style:style>
    <style:style style:name="P2649" style:parent-style-name="Normal" style:family="paragraph"/>
    <style:style style:name="P2650" style:parent-style-name="Normal" style:family="paragraph"/>
    <style:style style:name="P2651" style:parent-style-name="Normal" style:family="paragraph"/>
    <style:style style:name="P2652" style:parent-style-name="Normal" style:family="paragraph"/>
    <style:style style:name="P2653" style:parent-style-name="Normal" style:family="paragraph"/>
    <style:style style:name="P2654" style:parent-style-name="Normal" style:family="paragraph"/>
    <style:style style:name="P2655" style:parent-style-name="Normal" style:family="paragraph">
      <style:paragraph-properties fo:margin-left="0.5in">
        <style:tab-stops/>
      </style:paragraph-properties>
    </style:style>
    <style:style style:name="P2656" style:parent-style-name="Normal" style:family="paragraph"/>
    <style:style style:name="T2657" style:parent-style-name="DefaultParagraphFont" style:family="text">
      <style:text-properties style:language-asian="en" style:country-asian="US"/>
    </style:style>
    <style:style style:name="TableColumn2659" style:family="table-column">
      <style:table-column-properties style:column-width="1.2298in"/>
    </style:style>
    <style:style style:name="TableColumn2660" style:family="table-column">
      <style:table-column-properties style:column-width="1.2298in"/>
    </style:style>
    <style:style style:name="TableColumn2661" style:family="table-column">
      <style:table-column-properties style:column-width="1.2298in"/>
    </style:style>
    <style:style style:name="TableColumn2662" style:family="table-column">
      <style:table-column-properties style:column-width="1.2298in"/>
    </style:style>
    <style:style style:name="TableColumn2663" style:family="table-column">
      <style:table-column-properties style:column-width="1.2375in"/>
    </style:style>
    <style:style style:name="Table2658" style:family="table">
      <style:table-properties style:width="6.1569in" fo:margin-left="-0.0034in" table:align="left"/>
    </style:style>
    <style:style style:name="TableRow2664" style:family="table-row">
      <style:table-row-properties fo:keep-together="always"/>
    </style:style>
    <style:style style:name="TableCell26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666" style:parent-style-name="Normal" style:family="paragraph">
      <style:paragraph-properties style:snap-to-layout-grid="false"/>
    </style:style>
    <style:style style:name="TableCell26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668" style:parent-style-name="Normal" style:family="paragraph">
      <style:paragraph-properties fo:text-align="center"/>
    </style:style>
    <style:style style:name="TableCell26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670" style:parent-style-name="Normal" style:family="paragraph">
      <style:paragraph-properties fo:text-align="center"/>
    </style:style>
    <style:style style:name="TableCell2671" style:family="table-cell">
      <style:table-cell-properties fo:border="0.0069in solid #000000" style:writing-mode="lr-tb" fo:padding-top="0in" fo:padding-left="0.0715in" fo:padding-bottom="0in" fo:padding-right="0.075in"/>
    </style:style>
    <style:style style:name="P2672" style:parent-style-name="Normal" style:family="paragraph">
      <style:paragraph-properties fo:text-align="center"/>
    </style:style>
    <style:style style:name="TableRow2673" style:family="table-row">
      <style:table-row-properties/>
    </style:style>
    <style:style style:name="TableCell26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7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679" style:family="table-row">
      <style:table-row-properties/>
    </style:style>
    <style:style style:name="TableCell26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8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685" style:family="table-row">
      <style:table-row-properties/>
    </style:style>
    <style:style style:name="TableCell26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690" style:family="table-cell">
      <style:table-cell-properties fo:border="0.0069in solid #000000" style:writing-mode="lr-tb" fo:padding-top="0in" fo:padding-left="0.0715in" fo:padding-bottom="0in" fo:padding-right="0.075in"/>
    </style:style>
    <style:style style:name="P2691" style:parent-style-name="Normal" style:family="paragraph">
      <style:text-properties style:font-name="Symbol" style:font-name-complex="Symbol" fo:font-size="16pt" style:font-size-asian="16pt"/>
    </style:style>
    <style:style style:name="T2692" style:parent-style-name="DefaultParagraphFont" style:family="text">
      <style:text-properties fo:font-weight="bold" style:font-weight-asian="bold" style:font-weight-complex="bold"/>
    </style:style>
    <style:style style:name="T2693" style:parent-style-name="DefaultParagraphFont" style:family="text">
      <style:text-properties fo:font-style="italic" style:font-style-asian="italic" style:font-style-complex="italic"/>
    </style:style>
    <style:style style:name="T269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695" style:parent-style-name="DefaultParagraphFont" style:family="text">
      <style:text-properties fo:color="#FF0000"/>
    </style:style>
    <style:style style:name="P2696" style:parent-style-name="Normal" style:family="paragraph">
      <style:paragraph-properties fo:text-align="center"/>
    </style:style>
    <style:style style:name="P2697" style:parent-style-name="Normal" style:family="paragraph"/>
    <style:style style:name="P2698" style:parent-style-name="Normal" style:family="paragraph"/>
    <style:style style:name="P2699" style:parent-style-name="Normal" style:family="paragraph">
      <style:paragraph-properties fo:margin-left="0.5in">
        <style:tab-stops/>
      </style:paragraph-properties>
    </style:style>
    <style:style style:name="P2700" style:parent-style-name="Normal" style:family="paragraph"/>
    <style:style style:name="P2701" style:parent-style-name="Normal" style:family="paragraph"/>
    <style:style style:name="P2702" style:parent-style-name="Normal" style:family="paragraph"/>
    <style:style style:name="P2703" style:parent-style-name="Normal" style:family="paragraph"/>
    <style:style style:name="P2704" style:parent-style-name="Normal" style:family="paragraph"/>
    <style:style style:name="P2705" style:parent-style-name="Normal" style:family="paragraph"/>
    <style:style style:name="P2706" style:parent-style-name="Normal" style:family="paragraph">
      <style:paragraph-properties fo:margin-left="0.5in">
        <style:tab-stops/>
      </style:paragraph-properties>
    </style:style>
    <style:style style:name="P2707" style:parent-style-name="Normal" style:family="paragraph"/>
    <style:style style:name="T2708" style:parent-style-name="DefaultParagraphFont" style:family="text">
      <style:text-properties style:language-asian="en" style:country-asian="US"/>
    </style:style>
    <style:style style:name="TableColumn2710" style:family="table-column">
      <style:table-column-properties style:column-width="1.2298in"/>
    </style:style>
    <style:style style:name="TableColumn2711" style:family="table-column">
      <style:table-column-properties style:column-width="1.2298in"/>
    </style:style>
    <style:style style:name="TableColumn2712" style:family="table-column">
      <style:table-column-properties style:column-width="1.2298in"/>
    </style:style>
    <style:style style:name="TableColumn2713" style:family="table-column">
      <style:table-column-properties style:column-width="1.2298in"/>
    </style:style>
    <style:style style:name="TableColumn2714" style:family="table-column">
      <style:table-column-properties style:column-width="1.2375in"/>
    </style:style>
    <style:style style:name="Table2709" style:family="table">
      <style:table-properties style:width="6.1569in" fo:margin-left="-0.0034in" table:align="left"/>
    </style:style>
    <style:style style:name="TableRow2715" style:family="table-row">
      <style:table-row-properties fo:keep-together="always"/>
    </style:style>
    <style:style style:name="TableCell27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717" style:parent-style-name="Normal" style:family="paragraph">
      <style:paragraph-properties style:snap-to-layout-grid="false"/>
    </style:style>
    <style:style style:name="TableCell27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719" style:parent-style-name="Normal" style:family="paragraph">
      <style:paragraph-properties fo:text-align="center"/>
    </style:style>
    <style:style style:name="TableCell27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721" style:parent-style-name="Normal" style:family="paragraph">
      <style:paragraph-properties fo:text-align="center"/>
    </style:style>
    <style:style style:name="TableCell2722" style:family="table-cell">
      <style:table-cell-properties fo:border="0.0069in solid #000000" style:writing-mode="lr-tb" fo:padding-top="0in" fo:padding-left="0.0715in" fo:padding-bottom="0in" fo:padding-right="0.075in"/>
    </style:style>
    <style:style style:name="P2723" style:parent-style-name="Normal" style:family="paragraph">
      <style:paragraph-properties fo:text-align="center"/>
    </style:style>
    <style:style style:name="TableRow2724" style:family="table-row">
      <style:table-row-properties/>
    </style:style>
    <style:style style:name="TableCell27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2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730" style:family="table-row">
      <style:table-row-properties/>
    </style:style>
    <style:style style:name="TableCell27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3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736" style:family="table-row">
      <style:table-row-properties/>
    </style:style>
    <style:style style:name="TableCell2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41" style:family="table-cell">
      <style:table-cell-properties fo:border="0.0069in solid #000000" style:writing-mode="lr-tb" fo:padding-top="0in" fo:padding-left="0.0715in" fo:padding-bottom="0in" fo:padding-right="0.075in"/>
    </style:style>
    <style:style style:name="P2742" style:parent-style-name="Normal" style:family="paragraph">
      <style:text-properties style:font-name="Symbol" style:font-name-complex="Symbol" fo:font-size="16pt" style:font-size-asian="16pt"/>
    </style:style>
    <style:style style:name="T2743" style:parent-style-name="DefaultParagraphFont" style:family="text">
      <style:text-properties fo:font-weight="bold" style:font-weight-asian="bold" style:font-weight-complex="bold"/>
    </style:style>
    <style:style style:name="T2744" style:parent-style-name="DefaultParagraphFont" style:family="text">
      <style:text-properties fo:font-style="italic" style:font-style-asian="italic" style:font-style-complex="italic"/>
    </style:style>
    <style:style style:name="T274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746" style:parent-style-name="DefaultParagraphFont" style:family="text">
      <style:text-properties fo:color="#FF0000"/>
    </style:style>
    <style:style style:name="P2747" style:parent-style-name="Normal" style:family="paragraph">
      <style:paragraph-properties fo:text-align="center"/>
    </style:style>
    <style:style style:name="P2748" style:parent-style-name="Normal" style:family="paragraph"/>
    <style:style style:name="P2749" style:parent-style-name="Normal" style:family="paragraph"/>
    <style:style style:name="P2750" style:parent-style-name="Normal" style:family="paragraph">
      <style:paragraph-properties fo:margin-left="0.5in">
        <style:tab-stops/>
      </style:paragraph-properties>
    </style:style>
    <style:style style:name="P2751" style:parent-style-name="Normal" style:family="paragraph"/>
    <style:style style:name="P2752" style:parent-style-name="Normal" style:family="paragraph"/>
    <style:style style:name="P2753" style:parent-style-name="Normal" style:family="paragraph"/>
    <style:style style:name="P2754" style:parent-style-name="Normal" style:family="paragraph"/>
    <style:style style:name="P2755" style:parent-style-name="Normal" style:family="paragraph"/>
    <style:style style:name="P2756" style:parent-style-name="Normal" style:family="paragraph"/>
    <style:style style:name="P2757" style:parent-style-name="Normal" style:family="paragraph">
      <style:paragraph-properties fo:margin-left="0.5in">
        <style:tab-stops/>
      </style:paragraph-properties>
    </style:style>
    <style:style style:name="P2758" style:parent-style-name="Normal" style:family="paragraph"/>
    <style:style style:name="T2759" style:parent-style-name="DefaultParagraphFont" style:family="text">
      <style:text-properties style:language-asian="en" style:country-asian="US"/>
    </style:style>
    <style:style style:name="TableColumn2761" style:family="table-column">
      <style:table-column-properties style:column-width="1.2298in"/>
    </style:style>
    <style:style style:name="TableColumn2762" style:family="table-column">
      <style:table-column-properties style:column-width="1.2298in"/>
    </style:style>
    <style:style style:name="TableColumn2763" style:family="table-column">
      <style:table-column-properties style:column-width="1.2298in"/>
    </style:style>
    <style:style style:name="TableColumn2764" style:family="table-column">
      <style:table-column-properties style:column-width="1.2298in"/>
    </style:style>
    <style:style style:name="TableColumn2765" style:family="table-column">
      <style:table-column-properties style:column-width="1.2375in"/>
    </style:style>
    <style:style style:name="Table2760" style:family="table">
      <style:table-properties style:width="6.1569in" fo:margin-left="-0.0034in" table:align="left"/>
    </style:style>
    <style:style style:name="TableRow2766" style:family="table-row">
      <style:table-row-properties fo:keep-together="always"/>
    </style:style>
    <style:style style:name="TableCell2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768" style:parent-style-name="Normal" style:family="paragraph">
      <style:paragraph-properties style:snap-to-layout-grid="false"/>
    </style:style>
    <style:style style:name="TableCell2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770" style:parent-style-name="Normal" style:family="paragraph">
      <style:paragraph-properties fo:text-align="center"/>
    </style:style>
    <style:style style:name="TableCell2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772" style:parent-style-name="Normal" style:family="paragraph">
      <style:paragraph-properties fo:text-align="center"/>
    </style:style>
    <style:style style:name="TableCell2773" style:family="table-cell">
      <style:table-cell-properties fo:border="0.0069in solid #000000" style:writing-mode="lr-tb" fo:padding-top="0in" fo:padding-left="0.0715in" fo:padding-bottom="0in" fo:padding-right="0.075in"/>
    </style:style>
    <style:style style:name="P2774" style:parent-style-name="Normal" style:family="paragraph">
      <style:paragraph-properties fo:text-align="center"/>
    </style:style>
    <style:style style:name="TableRow2775" style:family="table-row">
      <style:table-row-properties/>
    </style:style>
    <style:style style:name="TableCell2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8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781" style:family="table-row">
      <style:table-row-properties/>
    </style:style>
    <style:style style:name="TableCell27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8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787" style:family="table-row">
      <style:table-row-properties/>
    </style:style>
    <style:style style:name="TableCell2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792" style:family="table-cell">
      <style:table-cell-properties fo:border="0.0069in solid #000000" style:writing-mode="lr-tb" fo:padding-top="0in" fo:padding-left="0.0715in" fo:padding-bottom="0in" fo:padding-right="0.075in"/>
    </style:style>
    <style:style style:name="P2793" style:parent-style-name="Normal" style:family="paragraph">
      <style:text-properties style:font-name="Symbol" style:font-name-complex="Symbol" fo:font-size="16pt" style:font-size-asian="16pt"/>
    </style:style>
    <style:style style:name="T2794" style:parent-style-name="DefaultParagraphFont" style:family="text">
      <style:text-properties fo:font-weight="bold" style:font-weight-asian="bold" style:font-weight-complex="bold"/>
    </style:style>
    <style:style style:name="T2795" style:parent-style-name="DefaultParagraphFont" style:family="text">
      <style:text-properties fo:font-style="italic" style:font-style-asian="italic" style:font-style-complex="italic"/>
    </style:style>
    <style:style style:name="T279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797" style:parent-style-name="DefaultParagraphFont" style:family="text">
      <style:text-properties fo:color="#FF0000"/>
    </style:style>
    <style:style style:name="P2798" style:parent-style-name="Normal" style:family="paragraph">
      <style:paragraph-properties fo:text-align="center"/>
    </style:style>
    <style:style style:name="P2799" style:parent-style-name="Normal" style:family="paragraph"/>
    <style:style style:name="P2800" style:parent-style-name="Normal" style:family="paragraph"/>
    <style:style style:name="P2801" style:parent-style-name="Normal" style:family="paragraph">
      <style:paragraph-properties fo:margin-left="0.5in">
        <style:tab-stops/>
      </style:paragraph-properties>
    </style:style>
    <style:style style:name="P2802" style:parent-style-name="Normal" style:family="paragraph"/>
    <style:style style:name="P2803" style:parent-style-name="Normal" style:family="paragraph"/>
    <style:style style:name="P2804" style:parent-style-name="Normal" style:family="paragraph"/>
    <style:style style:name="P2805" style:parent-style-name="Normal" style:family="paragraph"/>
    <style:style style:name="P2806" style:parent-style-name="Normal" style:family="paragraph"/>
    <style:style style:name="P2807" style:parent-style-name="Normal" style:family="paragraph"/>
    <style:style style:name="P2808" style:parent-style-name="Normal" style:family="paragraph">
      <style:paragraph-properties fo:margin-left="0.5in">
        <style:tab-stops/>
      </style:paragraph-properties>
    </style:style>
    <style:style style:name="P2809" style:parent-style-name="Normal" style:family="paragraph"/>
    <style:style style:name="T2810" style:parent-style-name="DefaultParagraphFont" style:family="text">
      <style:text-properties style:language-asian="en" style:country-asian="US"/>
    </style:style>
    <style:style style:name="TableColumn2812" style:family="table-column">
      <style:table-column-properties style:column-width="1.2298in"/>
    </style:style>
    <style:style style:name="TableColumn2813" style:family="table-column">
      <style:table-column-properties style:column-width="1.2298in"/>
    </style:style>
    <style:style style:name="TableColumn2814" style:family="table-column">
      <style:table-column-properties style:column-width="1.2298in"/>
    </style:style>
    <style:style style:name="TableColumn2815" style:family="table-column">
      <style:table-column-properties style:column-width="1.2298in"/>
    </style:style>
    <style:style style:name="TableColumn2816" style:family="table-column">
      <style:table-column-properties style:column-width="1.2375in"/>
    </style:style>
    <style:style style:name="Table2811" style:family="table">
      <style:table-properties style:width="6.1569in" fo:margin-left="-0.0034in" table:align="left"/>
    </style:style>
    <style:style style:name="TableRow2817" style:family="table-row">
      <style:table-row-properties fo:keep-together="always"/>
    </style:style>
    <style:style style:name="TableCell2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19" style:parent-style-name="Normal" style:family="paragraph">
      <style:paragraph-properties style:snap-to-layout-grid="false"/>
    </style:style>
    <style:style style:name="TableCell2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21" style:parent-style-name="Normal" style:family="paragraph">
      <style:paragraph-properties fo:text-align="center"/>
    </style:style>
    <style:style style:name="TableCell28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23" style:parent-style-name="Normal" style:family="paragraph">
      <style:paragraph-properties fo:text-align="center"/>
    </style:style>
    <style:style style:name="TableCell2824" style:family="table-cell">
      <style:table-cell-properties fo:border="0.0069in solid #000000" style:writing-mode="lr-tb" fo:padding-top="0in" fo:padding-left="0.0715in" fo:padding-bottom="0in" fo:padding-right="0.075in"/>
    </style:style>
    <style:style style:name="P2825" style:parent-style-name="Normal" style:family="paragraph">
      <style:paragraph-properties fo:text-align="center"/>
    </style:style>
    <style:style style:name="TableRow2826" style:family="table-row">
      <style:table-row-properties/>
    </style:style>
    <style:style style:name="TableCell28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3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832" style:family="table-row">
      <style:table-row-properties/>
    </style:style>
    <style:style style:name="TableCell2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3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838" style:family="table-row">
      <style:table-row-properties/>
    </style:style>
    <style:style style:name="TableCell28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43" style:family="table-cell">
      <style:table-cell-properties fo:border="0.0069in solid #000000" style:writing-mode="lr-tb" fo:padding-top="0in" fo:padding-left="0.0715in" fo:padding-bottom="0in" fo:padding-right="0.075in"/>
    </style:style>
    <style:style style:name="T2844" style:parent-style-name="DefaultParagraphFont" style:family="text">
      <style:text-properties fo:font-weight="bold" style:font-weight-asian="bold" style:font-weight-complex="bold"/>
    </style:style>
    <style:style style:name="T2845" style:parent-style-name="DefaultParagraphFont" style:family="text">
      <style:text-properties fo:font-style="italic" style:font-style-asian="italic" style:font-style-complex="italic"/>
    </style:style>
    <style:style style:name="T284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47" style:parent-style-name="DefaultParagraphFont" style:family="text">
      <style:text-properties fo:color="#FF0000"/>
    </style:style>
    <style:style style:name="P2848" style:parent-style-name="Normal" style:family="paragraph">
      <style:paragraph-properties fo:text-align="center"/>
    </style:style>
    <style:style style:name="P2849" style:parent-style-name="Normal" style:family="paragraph"/>
    <style:style style:name="P2850" style:parent-style-name="Normal" style:family="paragraph"/>
    <style:style style:name="P2851" style:parent-style-name="Normal" style:family="paragraph">
      <style:paragraph-properties fo:margin-left="0.5in">
        <style:tab-stops/>
      </style:paragraph-properties>
    </style:style>
    <style:style style:name="P2852" style:parent-style-name="Normal" style:family="paragraph"/>
    <style:style style:name="P2853" style:parent-style-name="Normal" style:family="paragraph"/>
    <style:style style:name="P2854" style:parent-style-name="Normal" style:family="paragraph"/>
    <style:style style:name="P2855" style:parent-style-name="Normal" style:family="paragraph"/>
    <style:style style:name="P2856" style:parent-style-name="Normal" style:family="paragraph"/>
    <style:style style:name="P2857" style:parent-style-name="Normal" style:family="paragraph"/>
    <style:style style:name="P2858" style:parent-style-name="Normal" style:family="paragraph">
      <style:paragraph-properties fo:margin-left="0.5in">
        <style:tab-stops/>
      </style:paragraph-properties>
    </style:style>
    <style:style style:name="P2859" style:parent-style-name="Normal" style:family="paragraph"/>
    <style:style style:name="T2860" style:parent-style-name="DefaultParagraphFont" style:family="text">
      <style:text-properties style:language-asian="en" style:country-asian="US"/>
    </style:style>
    <style:style style:name="TableColumn2862" style:family="table-column">
      <style:table-column-properties style:column-width="1.2298in"/>
    </style:style>
    <style:style style:name="TableColumn2863" style:family="table-column">
      <style:table-column-properties style:column-width="1.2298in"/>
    </style:style>
    <style:style style:name="TableColumn2864" style:family="table-column">
      <style:table-column-properties style:column-width="1.2298in"/>
    </style:style>
    <style:style style:name="TableColumn2865" style:family="table-column">
      <style:table-column-properties style:column-width="1.2298in"/>
    </style:style>
    <style:style style:name="TableColumn2866" style:family="table-column">
      <style:table-column-properties style:column-width="1.2375in"/>
    </style:style>
    <style:style style:name="Table2861" style:family="table">
      <style:table-properties style:width="6.1569in" fo:margin-left="-0.0034in" table:align="left"/>
    </style:style>
    <style:style style:name="TableRow2867" style:family="table-row">
      <style:table-row-properties fo:keep-together="always"/>
    </style:style>
    <style:style style:name="TableCell2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69" style:parent-style-name="Normal" style:family="paragraph">
      <style:paragraph-properties style:snap-to-layout-grid="false"/>
    </style:style>
    <style:style style:name="TableCell28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71" style:parent-style-name="Normal" style:family="paragraph">
      <style:paragraph-properties fo:text-align="center"/>
    </style:style>
    <style:style style:name="TableCell28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73" style:parent-style-name="Normal" style:family="paragraph">
      <style:paragraph-properties fo:text-align="center"/>
    </style:style>
    <style:style style:name="TableCell2874" style:family="table-cell">
      <style:table-cell-properties fo:border="0.0069in solid #000000" style:writing-mode="lr-tb" fo:padding-top="0in" fo:padding-left="0.0715in" fo:padding-bottom="0in" fo:padding-right="0.075in"/>
    </style:style>
    <style:style style:name="P2875" style:parent-style-name="Normal" style:family="paragraph">
      <style:paragraph-properties fo:text-align="center"/>
    </style:style>
    <style:style style:name="TableRow2876" style:family="table-row">
      <style:table-row-properties/>
    </style:style>
    <style:style style:name="TableCell2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8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882" style:family="table-row">
      <style:table-row-properties/>
    </style:style>
    <style:style style:name="TableCell2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8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888" style:family="table-row">
      <style:table-row-properties/>
    </style:style>
    <style:style style:name="TableCell2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893" style:family="table-cell">
      <style:table-cell-properties fo:border="0.0069in solid #000000" style:writing-mode="lr-tb" fo:padding-top="0in" fo:padding-left="0.0715in" fo:padding-bottom="0in" fo:padding-right="0.075in"/>
    </style:style>
    <style:style style:name="T2894" style:parent-style-name="DefaultParagraphFont" style:family="text">
      <style:text-properties fo:font-weight="bold" style:font-weight-asian="bold" style:font-weight-complex="bold"/>
    </style:style>
    <style:style style:name="T2895" style:parent-style-name="DefaultParagraphFont" style:family="text">
      <style:text-properties fo:font-style="italic" style:font-style-asian="italic" style:font-style-complex="italic"/>
    </style:style>
    <style:style style:name="T289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97" style:parent-style-name="DefaultParagraphFont" style:family="text">
      <style:text-properties fo:color="#FF0000"/>
    </style:style>
    <style:style style:name="P2898" style:parent-style-name="Normal" style:family="paragraph">
      <style:paragraph-properties fo:text-align="center"/>
    </style:style>
    <style:style style:name="P2899" style:parent-style-name="Normal" style:family="paragraph"/>
    <style:style style:name="P2900" style:parent-style-name="Normal" style:family="paragraph"/>
    <style:style style:name="P2901" style:parent-style-name="Normal" style:family="paragraph">
      <style:paragraph-properties fo:margin-left="0.5in">
        <style:tab-stops/>
      </style:paragraph-properties>
    </style:style>
    <style:style style:name="P2902" style:parent-style-name="Normal" style:family="paragraph"/>
    <style:style style:name="P2903" style:parent-style-name="Normal" style:family="paragraph"/>
    <style:style style:name="P2904" style:parent-style-name="Normal" style:family="paragraph"/>
    <style:style style:name="P2905" style:parent-style-name="Normal" style:family="paragraph"/>
    <style:style style:name="P2906" style:parent-style-name="Normal" style:family="paragraph"/>
    <style:style style:name="P2907" style:parent-style-name="Normal" style:family="paragraph"/>
    <style:style style:name="P2908" style:parent-style-name="Normal" style:family="paragraph">
      <style:paragraph-properties fo:margin-left="0.5in">
        <style:tab-stops/>
      </style:paragraph-properties>
    </style:style>
    <style:style style:name="P2909" style:parent-style-name="Normal" style:family="paragraph"/>
    <style:style style:name="T2910" style:parent-style-name="DefaultParagraphFont" style:family="text">
      <style:text-properties style:language-asian="en" style:country-asian="US"/>
    </style:style>
    <style:style style:name="TableColumn2912" style:family="table-column">
      <style:table-column-properties style:column-width="1.2298in"/>
    </style:style>
    <style:style style:name="TableColumn2913" style:family="table-column">
      <style:table-column-properties style:column-width="1.2298in"/>
    </style:style>
    <style:style style:name="TableColumn2914" style:family="table-column">
      <style:table-column-properties style:column-width="1.2298in"/>
    </style:style>
    <style:style style:name="TableColumn2915" style:family="table-column">
      <style:table-column-properties style:column-width="1.2298in"/>
    </style:style>
    <style:style style:name="TableColumn2916" style:family="table-column">
      <style:table-column-properties style:column-width="1.2375in"/>
    </style:style>
    <style:style style:name="Table2911" style:family="table">
      <style:table-properties style:width="6.1569in" fo:margin-left="-0.0034in" table:align="left"/>
    </style:style>
    <style:style style:name="TableRow2917" style:family="table-row">
      <style:table-row-properties fo:keep-together="always"/>
    </style:style>
    <style:style style:name="TableCell29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919" style:parent-style-name="Normal" style:family="paragraph">
      <style:paragraph-properties style:snap-to-layout-grid="false"/>
    </style:style>
    <style:style style:name="TableCell29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921" style:parent-style-name="Normal" style:family="paragraph">
      <style:paragraph-properties fo:text-align="center"/>
    </style:style>
    <style:style style:name="TableCell29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923" style:parent-style-name="Normal" style:family="paragraph">
      <style:paragraph-properties fo:text-align="center"/>
    </style:style>
    <style:style style:name="TableCell2924" style:family="table-cell">
      <style:table-cell-properties fo:border="0.0069in solid #000000" style:writing-mode="lr-tb" fo:padding-top="0in" fo:padding-left="0.0715in" fo:padding-bottom="0in" fo:padding-right="0.075in"/>
    </style:style>
    <style:style style:name="P2925" style:parent-style-name="Normal" style:family="paragraph">
      <style:paragraph-properties fo:text-align="center"/>
    </style:style>
    <style:style style:name="TableRow2926" style:family="table-row">
      <style:table-row-properties/>
    </style:style>
    <style:style style:name="TableCell29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3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932" style:family="table-row">
      <style:table-row-properties/>
    </style:style>
    <style:style style:name="TableCell29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3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938" style:family="table-row">
      <style:table-row-properties/>
    </style:style>
    <style:style style:name="TableCell2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43" style:family="table-cell">
      <style:table-cell-properties fo:border="0.0069in solid #000000" style:writing-mode="lr-tb" fo:padding-top="0in" fo:padding-left="0.0715in" fo:padding-bottom="0in" fo:padding-right="0.075in"/>
    </style:style>
    <style:style style:name="P2944" style:parent-style-name="Normal" style:family="paragraph">
      <style:text-properties style:font-name="Symbol" style:font-name-complex="Symbol" fo:font-size="16pt" style:font-size-asian="16pt"/>
    </style:style>
    <style:style style:name="T2945" style:parent-style-name="DefaultParagraphFont" style:family="text">
      <style:text-properties fo:font-weight="bold" style:font-weight-asian="bold" style:font-weight-complex="bold"/>
    </style:style>
    <style:style style:name="T2946" style:parent-style-name="DefaultParagraphFont" style:family="text">
      <style:text-properties fo:font-style="italic" style:font-style-asian="italic" style:font-style-complex="italic"/>
    </style:style>
    <style:style style:name="T294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48" style:parent-style-name="DefaultParagraphFont" style:family="text">
      <style:text-properties fo:color="#FF0000"/>
    </style:style>
    <style:style style:name="P2949" style:parent-style-name="Normal" style:family="paragraph">
      <style:paragraph-properties fo:text-align="center"/>
    </style:style>
    <style:style style:name="P2950" style:parent-style-name="Normal" style:family="paragraph"/>
    <style:style style:name="P2951" style:parent-style-name="Normal" style:family="paragraph"/>
    <style:style style:name="P2952" style:parent-style-name="Normal" style:family="paragraph">
      <style:paragraph-properties fo:margin-left="0.5in">
        <style:tab-stops/>
      </style:paragraph-properties>
    </style:style>
    <style:style style:name="P2953" style:parent-style-name="Normal" style:family="paragraph"/>
    <style:style style:name="P2954" style:parent-style-name="Normal" style:family="paragraph"/>
    <style:style style:name="P2955" style:parent-style-name="Normal" style:family="paragraph"/>
    <style:style style:name="P2956" style:parent-style-name="Normal" style:family="paragraph"/>
    <style:style style:name="P2957" style:parent-style-name="Normal" style:family="paragraph"/>
    <style:style style:name="P2958" style:parent-style-name="Normal" style:family="paragraph"/>
    <style:style style:name="P2959" style:parent-style-name="Normal" style:family="paragraph">
      <style:paragraph-properties fo:margin-left="0.5in">
        <style:tab-stops/>
      </style:paragraph-properties>
    </style:style>
    <style:style style:name="P2960" style:parent-style-name="Normal" style:family="paragraph"/>
    <style:style style:name="T2961" style:parent-style-name="DefaultParagraphFont" style:family="text">
      <style:text-properties style:language-asian="en" style:country-asian="US"/>
    </style:style>
    <style:style style:name="TableColumn2963" style:family="table-column">
      <style:table-column-properties style:column-width="1.2298in"/>
    </style:style>
    <style:style style:name="TableColumn2964" style:family="table-column">
      <style:table-column-properties style:column-width="1.2298in"/>
    </style:style>
    <style:style style:name="TableColumn2965" style:family="table-column">
      <style:table-column-properties style:column-width="1.2298in"/>
    </style:style>
    <style:style style:name="TableColumn2966" style:family="table-column">
      <style:table-column-properties style:column-width="1.2298in"/>
    </style:style>
    <style:style style:name="TableColumn2967" style:family="table-column">
      <style:table-column-properties style:column-width="1.2375in"/>
    </style:style>
    <style:style style:name="Table2962" style:family="table">
      <style:table-properties style:width="6.1569in" fo:margin-left="-0.0034in" table:align="left"/>
    </style:style>
    <style:style style:name="TableRow2968" style:family="table-row">
      <style:table-row-properties fo:keep-together="always"/>
    </style:style>
    <style:style style:name="TableCell29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970" style:parent-style-name="Normal" style:family="paragraph">
      <style:paragraph-properties style:snap-to-layout-grid="false"/>
    </style:style>
    <style:style style:name="TableCell2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972" style:parent-style-name="Normal" style:family="paragraph">
      <style:paragraph-properties fo:text-align="center"/>
    </style:style>
    <style:style style:name="TableCell2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974" style:parent-style-name="Normal" style:family="paragraph">
      <style:paragraph-properties fo:text-align="center"/>
    </style:style>
    <style:style style:name="TableCell2975" style:family="table-cell">
      <style:table-cell-properties fo:border="0.0069in solid #000000" style:writing-mode="lr-tb" fo:padding-top="0in" fo:padding-left="0.0715in" fo:padding-bottom="0in" fo:padding-right="0.075in"/>
    </style:style>
    <style:style style:name="P2976" style:parent-style-name="Normal" style:family="paragraph">
      <style:paragraph-properties fo:text-align="center"/>
    </style:style>
    <style:style style:name="TableRow2977" style:family="table-row">
      <style:table-row-properties/>
    </style:style>
    <style:style style:name="TableCell2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8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983" style:family="table-row">
      <style:table-row-properties/>
    </style:style>
    <style:style style:name="TableCell29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8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989" style:family="table-row">
      <style:table-row-properties/>
    </style:style>
    <style:style style:name="TableCell2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94" style:family="table-cell">
      <style:table-cell-properties fo:border="0.0069in solid #000000" style:writing-mode="lr-tb" fo:padding-top="0in" fo:padding-left="0.0715in" fo:padding-bottom="0in" fo:padding-right="0.075in"/>
    </style:style>
    <style:style style:name="P2995" style:parent-style-name="Normal" style:family="paragraph">
      <style:text-properties style:font-name="Symbol" style:font-name-complex="Symbol" fo:font-size="16pt" style:font-size-asian="16pt"/>
    </style:style>
    <style:style style:name="T2996" style:parent-style-name="DefaultParagraphFont" style:family="text">
      <style:text-properties fo:font-weight="bold" style:font-weight-asian="bold" style:font-weight-complex="bold"/>
    </style:style>
    <style:style style:name="T2997" style:parent-style-name="DefaultParagraphFont" style:family="text">
      <style:text-properties fo:font-style="italic" style:font-style-asian="italic" style:font-style-complex="italic"/>
    </style:style>
    <style:style style:name="T299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99" style:parent-style-name="DefaultParagraphFont" style:family="text">
      <style:text-properties fo:color="#FF0000"/>
    </style:style>
    <style:style style:name="P3000" style:parent-style-name="Normal" style:family="paragraph">
      <style:paragraph-properties fo:text-align="center"/>
    </style:style>
    <style:style style:name="P3001" style:parent-style-name="Normal" style:family="paragraph"/>
    <style:style style:name="P3002" style:parent-style-name="Normal" style:family="paragraph"/>
    <style:style style:name="P3003" style:parent-style-name="Normal" style:family="paragraph">
      <style:paragraph-properties fo:margin-left="0.5in">
        <style:tab-stops/>
      </style:paragraph-properties>
    </style:style>
    <style:style style:name="P3004" style:parent-style-name="Normal" style:family="paragraph"/>
    <style:style style:name="P3005" style:parent-style-name="Normal" style:family="paragraph"/>
    <style:style style:name="P3006" style:parent-style-name="Normal" style:family="paragraph"/>
    <style:style style:name="P3007" style:parent-style-name="Normal" style:family="paragraph"/>
    <style:style style:name="P3008" style:parent-style-name="Normal" style:family="paragraph"/>
    <style:style style:name="P3009" style:parent-style-name="Normal" style:family="paragraph"/>
    <style:style style:name="P3010" style:parent-style-name="Normal" style:family="paragraph">
      <style:paragraph-properties fo:margin-left="0.5in">
        <style:tab-stops/>
      </style:paragraph-properties>
    </style:style>
    <style:style style:name="P3011" style:parent-style-name="Normal" style:family="paragraph"/>
    <style:style style:name="T3012" style:parent-style-name="DefaultParagraphFont" style:family="text">
      <style:text-properties style:language-asian="en" style:country-asian="US"/>
    </style:style>
    <style:style style:name="TableColumn3014" style:family="table-column">
      <style:table-column-properties style:column-width="1.2298in"/>
    </style:style>
    <style:style style:name="TableColumn3015" style:family="table-column">
      <style:table-column-properties style:column-width="1.2298in"/>
    </style:style>
    <style:style style:name="TableColumn3016" style:family="table-column">
      <style:table-column-properties style:column-width="1.2298in"/>
    </style:style>
    <style:style style:name="TableColumn3017" style:family="table-column">
      <style:table-column-properties style:column-width="1.2298in"/>
    </style:style>
    <style:style style:name="TableColumn3018" style:family="table-column">
      <style:table-column-properties style:column-width="1.2375in"/>
    </style:style>
    <style:style style:name="Table3013" style:family="table">
      <style:table-properties style:width="6.1569in" fo:margin-left="-0.0034in" table:align="left"/>
    </style:style>
    <style:style style:name="TableRow3019" style:family="table-row">
      <style:table-row-properties fo:keep-together="always"/>
    </style:style>
    <style:style style:name="TableCell3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021" style:parent-style-name="Normal" style:family="paragraph">
      <style:paragraph-properties style:snap-to-layout-grid="false"/>
    </style:style>
    <style:style style:name="TableCell30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023" style:parent-style-name="Normal" style:family="paragraph">
      <style:paragraph-properties fo:text-align="center"/>
    </style:style>
    <style:style style:name="TableCell30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025" style:parent-style-name="Normal" style:family="paragraph">
      <style:paragraph-properties fo:text-align="center"/>
    </style:style>
    <style:style style:name="TableCell3026" style:family="table-cell">
      <style:table-cell-properties fo:border="0.0069in solid #000000" style:writing-mode="lr-tb" fo:padding-top="0in" fo:padding-left="0.0715in" fo:padding-bottom="0in" fo:padding-right="0.075in"/>
    </style:style>
    <style:style style:name="P3027" style:parent-style-name="Normal" style:family="paragraph">
      <style:paragraph-properties fo:text-align="center"/>
    </style:style>
    <style:style style:name="TableRow3028" style:family="table-row">
      <style:table-row-properties/>
    </style:style>
    <style:style style:name="TableCell3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3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034" style:family="table-row">
      <style:table-row-properties/>
    </style:style>
    <style:style style:name="TableCell30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3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040" style:family="table-row">
      <style:table-row-properties/>
    </style:style>
    <style:style style:name="TableCell3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45" style:family="table-cell">
      <style:table-cell-properties fo:border="0.0069in solid #000000" style:writing-mode="lr-tb" fo:padding-top="0in" fo:padding-left="0.0715in" fo:padding-bottom="0in" fo:padding-right="0.075in"/>
    </style:style>
    <style:style style:name="P3046" style:parent-style-name="Normal" style:family="paragraph">
      <style:text-properties style:font-name="Symbol" style:font-name-complex="Symbol" fo:font-size="16pt" style:font-size-asian="16pt"/>
    </style:style>
    <style:style style:name="T3047" style:parent-style-name="DefaultParagraphFont" style:family="text">
      <style:text-properties fo:font-weight="bold" style:font-weight-asian="bold" style:font-weight-complex="bold"/>
    </style:style>
    <style:style style:name="T3048" style:parent-style-name="DefaultParagraphFont" style:family="text">
      <style:text-properties fo:font-style="italic" style:font-style-asian="italic" style:font-style-complex="italic"/>
    </style:style>
    <style:style style:name="T304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50" style:parent-style-name="DefaultParagraphFont" style:family="text">
      <style:text-properties fo:color="#FF0000"/>
    </style:style>
    <style:style style:name="P3051" style:parent-style-name="Normal" style:family="paragraph">
      <style:paragraph-properties fo:text-align="center"/>
    </style:style>
    <style:style style:name="P3052" style:parent-style-name="Normal" style:family="paragraph"/>
    <style:style style:name="P3053" style:parent-style-name="Normal" style:family="paragraph"/>
    <style:style style:name="P3054" style:parent-style-name="Normal" style:family="paragraph">
      <style:paragraph-properties fo:margin-left="0.5in">
        <style:tab-stops/>
      </style:paragraph-properties>
    </style:style>
    <style:style style:name="P3055" style:parent-style-name="Normal" style:family="paragraph"/>
    <style:style style:name="P3056" style:parent-style-name="Normal" style:family="paragraph"/>
    <style:style style:name="P3057" style:parent-style-name="Normal" style:family="paragraph"/>
    <style:style style:name="P3058" style:parent-style-name="Normal" style:family="paragraph"/>
    <style:style style:name="P3059" style:parent-style-name="Normal" style:family="paragraph"/>
    <style:style style:name="P3060" style:parent-style-name="Normal" style:family="paragraph"/>
    <style:style style:name="P3061" style:parent-style-name="Normal" style:family="paragraph">
      <style:paragraph-properties fo:margin-left="0.5in">
        <style:tab-stops/>
      </style:paragraph-properties>
    </style:style>
    <style:style style:name="P3062" style:parent-style-name="Normal" style:family="paragraph"/>
    <style:style style:name="T3063" style:parent-style-name="DefaultParagraphFont" style:family="text">
      <style:text-properties style:language-asian="en" style:country-asian="US"/>
    </style:style>
    <style:style style:name="TableColumn3065" style:family="table-column">
      <style:table-column-properties style:column-width="1.2298in"/>
    </style:style>
    <style:style style:name="TableColumn3066" style:family="table-column">
      <style:table-column-properties style:column-width="1.2298in"/>
    </style:style>
    <style:style style:name="TableColumn3067" style:family="table-column">
      <style:table-column-properties style:column-width="1.2298in"/>
    </style:style>
    <style:style style:name="TableColumn3068" style:family="table-column">
      <style:table-column-properties style:column-width="1.2298in"/>
    </style:style>
    <style:style style:name="TableColumn3069" style:family="table-column">
      <style:table-column-properties style:column-width="1.2375in"/>
    </style:style>
    <style:style style:name="Table3064" style:family="table">
      <style:table-properties style:width="6.1569in" fo:margin-left="-0.0034in" table:align="left"/>
    </style:style>
    <style:style style:name="TableRow3070" style:family="table-row">
      <style:table-row-properties fo:keep-together="always"/>
    </style:style>
    <style:style style:name="TableCell30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072" style:parent-style-name="Normal" style:family="paragraph">
      <style:paragraph-properties style:snap-to-layout-grid="false"/>
    </style:style>
    <style:style style:name="TableCell30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074" style:parent-style-name="Normal" style:family="paragraph">
      <style:paragraph-properties fo:text-align="center"/>
    </style:style>
    <style:style style:name="TableCell30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076" style:parent-style-name="Normal" style:family="paragraph">
      <style:paragraph-properties fo:text-align="center"/>
    </style:style>
    <style:style style:name="TableCell3077" style:family="table-cell">
      <style:table-cell-properties fo:border="0.0069in solid #000000" style:writing-mode="lr-tb" fo:padding-top="0in" fo:padding-left="0.0715in" fo:padding-bottom="0in" fo:padding-right="0.075in"/>
    </style:style>
    <style:style style:name="P3078" style:parent-style-name="Normal" style:family="paragraph">
      <style:paragraph-properties fo:text-align="center"/>
    </style:style>
    <style:style style:name="TableRow3079" style:family="table-row">
      <style:table-row-properties/>
    </style:style>
    <style:style style:name="TableCell3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8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085" style:family="table-row">
      <style:table-row-properties/>
    </style:style>
    <style:style style:name="TableCell30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9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091" style:family="table-row">
      <style:table-row-properties/>
    </style:style>
    <style:style style:name="TableCell3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96" style:family="table-cell">
      <style:table-cell-properties fo:border="0.0069in solid #000000" style:writing-mode="lr-tb" fo:padding-top="0in" fo:padding-left="0.0715in" fo:padding-bottom="0in" fo:padding-right="0.075in"/>
    </style:style>
    <style:style style:name="P3097" style:parent-style-name="Normal" style:family="paragraph">
      <style:text-properties style:font-name="Symbol" style:font-name-complex="Symbol" fo:font-size="16pt" style:font-size-asian="16pt"/>
    </style:style>
    <style:style style:name="T3098" style:parent-style-name="DefaultParagraphFont" style:family="text">
      <style:text-properties fo:font-weight="bold" style:font-weight-asian="bold" style:font-weight-complex="bold"/>
    </style:style>
    <style:style style:name="T3099" style:parent-style-name="DefaultParagraphFont" style:family="text">
      <style:text-properties fo:font-style="italic" style:font-style-asian="italic" style:font-style-complex="italic"/>
    </style:style>
    <style:style style:name="T310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01" style:parent-style-name="DefaultParagraphFont" style:family="text">
      <style:text-properties fo:color="#FF0000"/>
    </style:style>
    <style:style style:name="P3102" style:parent-style-name="Normal" style:family="paragraph">
      <style:paragraph-properties fo:text-align="center"/>
    </style:style>
    <style:style style:name="P3103" style:parent-style-name="Normal" style:family="paragraph"/>
    <style:style style:name="P3104" style:parent-style-name="Normal" style:family="paragraph"/>
    <style:style style:name="P3105" style:parent-style-name="Normal" style:family="paragraph">
      <style:paragraph-properties fo:margin-left="0.5in">
        <style:tab-stops/>
      </style:paragraph-properties>
    </style:style>
    <style:style style:name="P3106" style:parent-style-name="Normal" style:family="paragraph"/>
    <style:style style:name="P3107" style:parent-style-name="Normal" style:family="paragraph"/>
    <style:style style:name="P3108" style:parent-style-name="Normal" style:family="paragraph"/>
    <style:style style:name="P3109" style:parent-style-name="Normal" style:family="paragraph"/>
    <style:style style:name="P3110" style:parent-style-name="Normal" style:family="paragraph"/>
    <style:style style:name="P3111" style:parent-style-name="Normal" style:family="paragraph"/>
    <style:style style:name="P3112" style:parent-style-name="Normal" style:family="paragraph">
      <style:paragraph-properties fo:margin-left="0.5in">
        <style:tab-stops/>
      </style:paragraph-properties>
    </style:style>
    <style:style style:name="P3113" style:parent-style-name="Normal" style:family="paragraph"/>
    <style:style style:name="T3114" style:parent-style-name="DefaultParagraphFont" style:family="text">
      <style:text-properties style:language-asian="en" style:country-asian="US"/>
    </style:style>
    <style:style style:name="TableColumn3116" style:family="table-column">
      <style:table-column-properties style:column-width="1.2298in"/>
    </style:style>
    <style:style style:name="TableColumn3117" style:family="table-column">
      <style:table-column-properties style:column-width="1.2298in"/>
    </style:style>
    <style:style style:name="TableColumn3118" style:family="table-column">
      <style:table-column-properties style:column-width="1.2298in"/>
    </style:style>
    <style:style style:name="TableColumn3119" style:family="table-column">
      <style:table-column-properties style:column-width="1.2298in"/>
    </style:style>
    <style:style style:name="TableColumn3120" style:family="table-column">
      <style:table-column-properties style:column-width="1.2375in"/>
    </style:style>
    <style:style style:name="Table3115" style:family="table">
      <style:table-properties style:width="6.1569in" fo:margin-left="-0.0034in" table:align="left"/>
    </style:style>
    <style:style style:name="TableRow3121" style:family="table-row">
      <style:table-row-properties fo:keep-together="always"/>
    </style:style>
    <style:style style:name="TableCell3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123" style:parent-style-name="Normal" style:family="paragraph">
      <style:paragraph-properties style:snap-to-layout-grid="false"/>
    </style:style>
    <style:style style:name="TableCell3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125" style:parent-style-name="Normal" style:family="paragraph">
      <style:paragraph-properties fo:text-align="center"/>
    </style:style>
    <style:style style:name="TableCell3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127" style:parent-style-name="Normal" style:family="paragraph">
      <style:paragraph-properties fo:text-align="center"/>
    </style:style>
    <style:style style:name="TableCell3128" style:family="table-cell">
      <style:table-cell-properties fo:border="0.0069in solid #000000" style:writing-mode="lr-tb" fo:padding-top="0in" fo:padding-left="0.0715in" fo:padding-bottom="0in" fo:padding-right="0.075in"/>
    </style:style>
    <style:style style:name="P3129" style:parent-style-name="Normal" style:family="paragraph">
      <style:paragraph-properties fo:text-align="center"/>
    </style:style>
    <style:style style:name="TableRow3130" style:family="table-row">
      <style:table-row-properties/>
    </style:style>
    <style:style style:name="TableCell3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3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136" style:family="table-row">
      <style:table-row-properties/>
    </style:style>
    <style:style style:name="TableCell3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4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142" style:family="table-row">
      <style:table-row-properties/>
    </style:style>
    <style:style style:name="TableCell3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47" style:family="table-cell">
      <style:table-cell-properties fo:border="0.0069in solid #000000" style:writing-mode="lr-tb" fo:padding-top="0in" fo:padding-left="0.0715in" fo:padding-bottom="0in" fo:padding-right="0.075in"/>
    </style:style>
    <style:style style:name="P3148" style:parent-style-name="Normal" style:family="paragraph">
      <style:text-properties style:font-name="Symbol" style:font-name-complex="Symbol" fo:font-size="16pt" style:font-size-asian="16pt"/>
    </style:style>
    <style:style style:name="T3149" style:parent-style-name="DefaultParagraphFont" style:family="text">
      <style:text-properties fo:font-weight="bold" style:font-weight-asian="bold" style:font-weight-complex="bold"/>
    </style:style>
    <style:style style:name="T3150" style:parent-style-name="DefaultParagraphFont" style:family="text">
      <style:text-properties fo:font-style="italic" style:font-style-asian="italic" style:font-style-complex="italic"/>
    </style:style>
    <style:style style:name="T315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52" style:parent-style-name="DefaultParagraphFont" style:family="text">
      <style:text-properties fo:color="#FF0000"/>
    </style:style>
    <style:style style:name="P3153" style:parent-style-name="Normal" style:family="paragraph">
      <style:paragraph-properties fo:text-align="center"/>
    </style:style>
    <style:style style:name="P3154" style:parent-style-name="Normal" style:family="paragraph"/>
    <style:style style:name="P3155" style:parent-style-name="Normal" style:family="paragraph"/>
    <style:style style:name="P3156" style:parent-style-name="Normal" style:family="paragraph">
      <style:paragraph-properties fo:margin-left="0.5in">
        <style:tab-stops/>
      </style:paragraph-properties>
    </style:style>
    <style:style style:name="P3157" style:parent-style-name="Normal" style:family="paragraph"/>
    <style:style style:name="P3158" style:parent-style-name="Normal" style:family="paragraph"/>
    <style:style style:name="P3159" style:parent-style-name="Normal" style:family="paragraph"/>
    <style:style style:name="P3160" style:parent-style-name="Normal" style:family="paragraph"/>
    <style:style style:name="P3161" style:parent-style-name="Normal" style:family="paragraph"/>
    <style:style style:name="P3162" style:parent-style-name="Normal" style:family="paragraph"/>
    <style:style style:name="P3163" style:parent-style-name="Normal" style:family="paragraph">
      <style:paragraph-properties fo:margin-left="0.5in">
        <style:tab-stops/>
      </style:paragraph-properties>
    </style:style>
    <style:style style:name="P3164" style:parent-style-name="Normal" style:family="paragraph"/>
    <style:style style:name="T3165" style:parent-style-name="DefaultParagraphFont" style:family="text">
      <style:text-properties style:language-asian="en" style:country-asian="US"/>
    </style:style>
    <style:style style:name="TableColumn3167" style:family="table-column">
      <style:table-column-properties style:column-width="1.2298in"/>
    </style:style>
    <style:style style:name="TableColumn3168" style:family="table-column">
      <style:table-column-properties style:column-width="1.2298in"/>
    </style:style>
    <style:style style:name="TableColumn3169" style:family="table-column">
      <style:table-column-properties style:column-width="1.2298in"/>
    </style:style>
    <style:style style:name="TableColumn3170" style:family="table-column">
      <style:table-column-properties style:column-width="1.2298in"/>
    </style:style>
    <style:style style:name="TableColumn3171" style:family="table-column">
      <style:table-column-properties style:column-width="1.2375in"/>
    </style:style>
    <style:style style:name="Table3166" style:family="table">
      <style:table-properties style:width="6.1569in" fo:margin-left="-0.0034in" table:align="left"/>
    </style:style>
    <style:style style:name="TableRow3172" style:family="table-row">
      <style:table-row-properties fo:keep-together="always"/>
    </style:style>
    <style:style style:name="TableCell3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174" style:parent-style-name="Normal" style:family="paragraph">
      <style:paragraph-properties style:snap-to-layout-grid="false"/>
    </style:style>
    <style:style style:name="TableCell3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176" style:parent-style-name="Normal" style:family="paragraph">
      <style:paragraph-properties fo:text-align="center"/>
    </style:style>
    <style:style style:name="TableCell3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178" style:parent-style-name="Normal" style:family="paragraph">
      <style:paragraph-properties fo:text-align="center"/>
    </style:style>
    <style:style style:name="TableCell3179" style:family="table-cell">
      <style:table-cell-properties fo:border="0.0069in solid #000000" style:writing-mode="lr-tb" fo:padding-top="0in" fo:padding-left="0.0715in" fo:padding-bottom="0in" fo:padding-right="0.075in"/>
    </style:style>
    <style:style style:name="P3180" style:parent-style-name="Normal" style:family="paragraph">
      <style:paragraph-properties fo:text-align="center"/>
    </style:style>
    <style:style style:name="TableRow3181" style:family="table-row">
      <style:table-row-properties/>
    </style:style>
    <style:style style:name="TableCell3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8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187" style:family="table-row">
      <style:table-row-properties/>
    </style:style>
    <style:style style:name="TableCell3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9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193" style:family="table-row">
      <style:table-row-properties/>
    </style:style>
    <style:style style:name="TableCell3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198" style:family="table-cell">
      <style:table-cell-properties fo:border="0.0069in solid #000000" style:writing-mode="lr-tb" fo:padding-top="0in" fo:padding-left="0.0715in" fo:padding-bottom="0in" fo:padding-right="0.075in"/>
    </style:style>
    <style:style style:name="P3199" style:parent-style-name="Normal" style:family="paragraph">
      <style:text-properties style:font-name="Symbol" style:font-name-complex="Symbol" fo:font-size="16pt" style:font-size-asian="16pt"/>
    </style:style>
    <style:style style:name="T3200" style:parent-style-name="DefaultParagraphFont" style:family="text">
      <style:text-properties fo:font-weight="bold" style:font-weight-asian="bold" style:font-weight-complex="bold"/>
    </style:style>
    <style:style style:name="T3201" style:parent-style-name="DefaultParagraphFont" style:family="text">
      <style:text-properties fo:font-style="italic" style:font-style-asian="italic" style:font-style-complex="italic"/>
    </style:style>
    <style:style style:name="T320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03" style:parent-style-name="DefaultParagraphFont" style:family="text">
      <style:text-properties fo:color="#FF0000"/>
    </style:style>
    <style:style style:name="P3204" style:parent-style-name="Normal" style:family="paragraph">
      <style:paragraph-properties fo:text-align="center"/>
    </style:style>
    <style:style style:name="P3205" style:parent-style-name="Normal" style:family="paragraph"/>
    <style:style style:name="P3206" style:parent-style-name="Normal" style:family="paragraph"/>
    <style:style style:name="P3207" style:parent-style-name="Normal" style:family="paragraph">
      <style:paragraph-properties fo:margin-left="0.5in">
        <style:tab-stops/>
      </style:paragraph-properties>
    </style:style>
    <style:style style:name="P3208" style:parent-style-name="Normal" style:family="paragraph"/>
    <style:style style:name="P3209" style:parent-style-name="Normal" style:family="paragraph"/>
    <style:style style:name="P3210" style:parent-style-name="Normal" style:family="paragraph"/>
    <style:style style:name="P3211" style:parent-style-name="Normal" style:family="paragraph"/>
    <style:style style:name="P3212" style:parent-style-name="Normal" style:family="paragraph"/>
    <style:style style:name="P3213" style:parent-style-name="Normal" style:family="paragraph"/>
    <style:style style:name="P3214" style:parent-style-name="Normal" style:family="paragraph">
      <style:paragraph-properties fo:margin-left="0.5in">
        <style:tab-stops/>
      </style:paragraph-properties>
    </style:style>
    <style:style style:name="P3215" style:parent-style-name="Normal" style:family="paragraph"/>
    <style:style style:name="T3216" style:parent-style-name="DefaultParagraphFont" style:family="text">
      <style:text-properties style:language-asian="en" style:country-asian="US"/>
    </style:style>
    <style:style style:name="TableColumn3218" style:family="table-column">
      <style:table-column-properties style:column-width="1.2298in"/>
    </style:style>
    <style:style style:name="TableColumn3219" style:family="table-column">
      <style:table-column-properties style:column-width="1.2298in"/>
    </style:style>
    <style:style style:name="TableColumn3220" style:family="table-column">
      <style:table-column-properties style:column-width="1.2298in"/>
    </style:style>
    <style:style style:name="TableColumn3221" style:family="table-column">
      <style:table-column-properties style:column-width="1.2298in"/>
    </style:style>
    <style:style style:name="TableColumn3222" style:family="table-column">
      <style:table-column-properties style:column-width="1.2375in"/>
    </style:style>
    <style:style style:name="Table3217" style:family="table">
      <style:table-properties style:width="6.1569in" fo:margin-left="-0.0034in" table:align="left"/>
    </style:style>
    <style:style style:name="TableRow3223" style:family="table-row">
      <style:table-row-properties fo:keep-together="always"/>
    </style:style>
    <style:style style:name="TableCell3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225" style:parent-style-name="Normal" style:family="paragraph">
      <style:paragraph-properties style:snap-to-layout-grid="false"/>
    </style:style>
    <style:style style:name="TableCell3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227" style:parent-style-name="Normal" style:family="paragraph">
      <style:paragraph-properties fo:text-align="center"/>
    </style:style>
    <style:style style:name="TableCell3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229" style:parent-style-name="Normal" style:family="paragraph">
      <style:paragraph-properties fo:text-align="center"/>
    </style:style>
    <style:style style:name="TableCell3230" style:family="table-cell">
      <style:table-cell-properties fo:border="0.0069in solid #000000" style:writing-mode="lr-tb" fo:padding-top="0in" fo:padding-left="0.0715in" fo:padding-bottom="0in" fo:padding-right="0.075in"/>
    </style:style>
    <style:style style:name="P3231" style:parent-style-name="Normal" style:family="paragraph">
      <style:paragraph-properties fo:text-align="center"/>
    </style:style>
    <style:style style:name="TableRow3232" style:family="table-row">
      <style:table-row-properties/>
    </style:style>
    <style:style style:name="TableCell3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3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238" style:family="table-row">
      <style:table-row-properties/>
    </style:style>
    <style:style style:name="TableCell3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4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244" style:family="table-row">
      <style:table-row-properties/>
    </style:style>
    <style:style style:name="TableCell3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49" style:family="table-cell">
      <style:table-cell-properties fo:border="0.0069in solid #000000" style:writing-mode="lr-tb" fo:padding-top="0in" fo:padding-left="0.0715in" fo:padding-bottom="0in" fo:padding-right="0.075in"/>
    </style:style>
    <style:style style:name="T3250" style:parent-style-name="DefaultParagraphFont" style:family="text">
      <style:text-properties fo:font-weight="bold" style:font-weight-asian="bold" style:font-weight-complex="bold"/>
    </style:style>
    <style:style style:name="T3251" style:parent-style-name="DefaultParagraphFont" style:family="text">
      <style:text-properties fo:font-style="italic" style:font-style-asian="italic" style:font-style-complex="italic"/>
    </style:style>
    <style:style style:name="T325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53" style:parent-style-name="DefaultParagraphFont" style:family="text">
      <style:text-properties fo:color="#FF0000"/>
    </style:style>
    <style:style style:name="P3254" style:parent-style-name="Normal" style:family="paragraph">
      <style:paragraph-properties fo:text-align="center"/>
    </style:style>
    <style:style style:name="P3255" style:parent-style-name="Normal" style:family="paragraph"/>
    <style:style style:name="P3256" style:parent-style-name="Normal" style:family="paragraph"/>
    <style:style style:name="P3257" style:parent-style-name="Normal" style:family="paragraph">
      <style:paragraph-properties fo:margin-left="0.5in">
        <style:tab-stops/>
      </style:paragraph-properties>
    </style:style>
    <style:style style:name="P3258" style:parent-style-name="Normal" style:family="paragraph"/>
    <style:style style:name="P3259" style:parent-style-name="Normal" style:family="paragraph"/>
    <style:style style:name="P3260" style:parent-style-name="Normal" style:family="paragraph"/>
    <style:style style:name="P3261" style:parent-style-name="Normal" style:family="paragraph"/>
    <style:style style:name="P3262" style:parent-style-name="Normal" style:family="paragraph"/>
    <style:style style:name="P3263" style:parent-style-name="Normal" style:family="paragraph"/>
    <style:style style:name="P3264" style:parent-style-name="Normal" style:family="paragraph">
      <style:paragraph-properties fo:margin-left="0.5in">
        <style:tab-stops/>
      </style:paragraph-properties>
    </style:style>
    <style:style style:name="P3265" style:parent-style-name="Normal" style:family="paragraph"/>
    <style:style style:name="T3266" style:parent-style-name="DefaultParagraphFont" style:family="text">
      <style:text-properties style:language-asian="en" style:country-asian="US"/>
    </style:style>
    <style:style style:name="TableColumn3268" style:family="table-column">
      <style:table-column-properties style:column-width="1.2298in"/>
    </style:style>
    <style:style style:name="TableColumn3269" style:family="table-column">
      <style:table-column-properties style:column-width="1.2298in"/>
    </style:style>
    <style:style style:name="TableColumn3270" style:family="table-column">
      <style:table-column-properties style:column-width="1.2298in"/>
    </style:style>
    <style:style style:name="TableColumn3271" style:family="table-column">
      <style:table-column-properties style:column-width="1.2298in"/>
    </style:style>
    <style:style style:name="TableColumn3272" style:family="table-column">
      <style:table-column-properties style:column-width="1.2375in"/>
    </style:style>
    <style:style style:name="Table3267" style:family="table">
      <style:table-properties style:width="6.1569in" fo:margin-left="-0.0034in" table:align="left"/>
    </style:style>
    <style:style style:name="TableRow3273" style:family="table-row">
      <style:table-row-properties fo:keep-together="always"/>
    </style:style>
    <style:style style:name="TableCell3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275" style:parent-style-name="Normal" style:family="paragraph">
      <style:paragraph-properties style:snap-to-layout-grid="false"/>
    </style:style>
    <style:style style:name="TableCell3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277" style:parent-style-name="Normal" style:family="paragraph">
      <style:paragraph-properties fo:text-align="center"/>
    </style:style>
    <style:style style:name="TableCell3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279" style:parent-style-name="Normal" style:family="paragraph">
      <style:paragraph-properties fo:text-align="center"/>
    </style:style>
    <style:style style:name="TableCell3280" style:family="table-cell">
      <style:table-cell-properties fo:border="0.0069in solid #000000" style:writing-mode="lr-tb" fo:padding-top="0in" fo:padding-left="0.0715in" fo:padding-bottom="0in" fo:padding-right="0.075in"/>
    </style:style>
    <style:style style:name="P3281" style:parent-style-name="Normal" style:family="paragraph">
      <style:paragraph-properties fo:text-align="center"/>
    </style:style>
    <style:style style:name="TableRow3282" style:family="table-row">
      <style:table-row-properties/>
    </style:style>
    <style:style style:name="TableCell3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8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288" style:family="table-row">
      <style:table-row-properties/>
    </style:style>
    <style:style style:name="TableCell3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9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294" style:family="table-row">
      <style:table-row-properties/>
    </style:style>
    <style:style style:name="TableCell3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299" style:family="table-cell">
      <style:table-cell-properties fo:border="0.0069in solid #000000" style:writing-mode="lr-tb" fo:padding-top="0in" fo:padding-left="0.0715in" fo:padding-bottom="0in" fo:padding-right="0.075in"/>
    </style:style>
    <style:style style:name="T3300" style:parent-style-name="DefaultParagraphFont" style:family="text">
      <style:text-properties fo:font-weight="bold" style:font-weight-asian="bold" style:font-weight-complex="bold"/>
    </style:style>
    <style:style style:name="T3301" style:parent-style-name="DefaultParagraphFont" style:family="text">
      <style:text-properties fo:font-style="italic" style:font-style-asian="italic" style:font-style-complex="italic"/>
    </style:style>
    <style:style style:name="T330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03" style:parent-style-name="DefaultParagraphFont" style:family="text">
      <style:text-properties fo:color="#FF0000"/>
    </style:style>
    <style:style style:name="P3304" style:parent-style-name="Normal" style:family="paragraph">
      <style:paragraph-properties fo:text-align="center"/>
    </style:style>
    <style:style style:name="P3305" style:parent-style-name="Normal" style:family="paragraph"/>
    <style:style style:name="P3306" style:parent-style-name="Normal" style:family="paragraph"/>
    <style:style style:name="P3307" style:parent-style-name="Normal" style:family="paragraph">
      <style:paragraph-properties fo:margin-left="0.5in">
        <style:tab-stops/>
      </style:paragraph-properties>
    </style:style>
    <style:style style:name="P3308" style:parent-style-name="Normal" style:family="paragraph"/>
    <style:style style:name="P3309" style:parent-style-name="Normal" style:family="paragraph"/>
    <style:style style:name="P3310" style:parent-style-name="Normal" style:family="paragraph"/>
    <style:style style:name="P3311" style:parent-style-name="Normal" style:family="paragraph"/>
    <style:style style:name="P3312" style:parent-style-name="Normal" style:family="paragraph"/>
    <style:style style:name="P3313" style:parent-style-name="Normal" style:family="paragraph"/>
    <style:style style:name="P3314" style:parent-style-name="Normal" style:family="paragraph">
      <style:paragraph-properties fo:margin-left="0.5in">
        <style:tab-stops/>
      </style:paragraph-properties>
    </style:style>
    <style:style style:name="P3315" style:parent-style-name="Normal" style:family="paragraph"/>
    <style:style style:name="T3316" style:parent-style-name="DefaultParagraphFont" style:family="text">
      <style:text-properties style:language-asian="en" style:country-asian="US"/>
    </style:style>
    <style:style style:name="TableColumn3318" style:family="table-column">
      <style:table-column-properties style:column-width="1.2298in"/>
    </style:style>
    <style:style style:name="TableColumn3319" style:family="table-column">
      <style:table-column-properties style:column-width="1.2298in"/>
    </style:style>
    <style:style style:name="TableColumn3320" style:family="table-column">
      <style:table-column-properties style:column-width="1.2298in"/>
    </style:style>
    <style:style style:name="TableColumn3321" style:family="table-column">
      <style:table-column-properties style:column-width="1.2298in"/>
    </style:style>
    <style:style style:name="TableColumn3322" style:family="table-column">
      <style:table-column-properties style:column-width="1.2375in"/>
    </style:style>
    <style:style style:name="Table3317" style:family="table">
      <style:table-properties style:width="6.1569in" fo:margin-left="-0.0034in" table:align="left"/>
    </style:style>
    <style:style style:name="TableRow3323" style:family="table-row">
      <style:table-row-properties fo:keep-together="always"/>
    </style:style>
    <style:style style:name="TableCell3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25" style:parent-style-name="Normal" style:family="paragraph">
      <style:paragraph-properties style:snap-to-layout-grid="false"/>
    </style:style>
    <style:style style:name="TableCell3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27" style:parent-style-name="Normal" style:family="paragraph">
      <style:paragraph-properties fo:text-align="center"/>
    </style:style>
    <style:style style:name="TableCell3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29" style:parent-style-name="Normal" style:family="paragraph">
      <style:paragraph-properties fo:text-align="center"/>
    </style:style>
    <style:style style:name="TableCell3330" style:family="table-cell">
      <style:table-cell-properties fo:border="0.0069in solid #000000" style:writing-mode="lr-tb" fo:padding-top="0in" fo:padding-left="0.0715in" fo:padding-bottom="0in" fo:padding-right="0.075in"/>
    </style:style>
    <style:style style:name="P3331" style:parent-style-name="Normal" style:family="paragraph">
      <style:paragraph-properties fo:text-align="center"/>
    </style:style>
    <style:style style:name="TableRow3332" style:family="table-row">
      <style:table-row-properties/>
    </style:style>
    <style:style style:name="TableCell3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3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338" style:family="table-row">
      <style:table-row-properties/>
    </style:style>
    <style:style style:name="TableCell3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4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344" style:family="table-row">
      <style:table-row-properties/>
    </style:style>
    <style:style style:name="TableCell3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49" style:family="table-cell">
      <style:table-cell-properties fo:border="0.0069in solid #000000" style:writing-mode="lr-tb" fo:padding-top="0in" fo:padding-left="0.0715in" fo:padding-bottom="0in" fo:padding-right="0.075in"/>
    </style:style>
    <style:style style:name="P3350" style:parent-style-name="Normal" style:family="paragraph">
      <style:text-properties style:font-name="Symbol" style:font-name-complex="Symbol" fo:font-size="16pt" style:font-size-asian="16pt"/>
    </style:style>
    <style:style style:name="T3351" style:parent-style-name="DefaultParagraphFont" style:family="text">
      <style:text-properties fo:font-weight="bold" style:font-weight-asian="bold" style:font-weight-complex="bold"/>
    </style:style>
    <style:style style:name="T3352" style:parent-style-name="DefaultParagraphFont" style:family="text">
      <style:text-properties fo:font-style="italic" style:font-style-asian="italic" style:font-style-complex="italic"/>
    </style:style>
    <style:style style:name="T335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54" style:parent-style-name="DefaultParagraphFont" style:family="text">
      <style:text-properties fo:color="#FF0000"/>
    </style:style>
    <style:style style:name="P3355" style:parent-style-name="Normal" style:family="paragraph">
      <style:paragraph-properties fo:text-align="center"/>
    </style:style>
    <style:style style:name="P3356" style:parent-style-name="Normal" style:family="paragraph"/>
    <style:style style:name="P3357" style:parent-style-name="Normal" style:family="paragraph"/>
    <style:style style:name="P3358" style:parent-style-name="Normal" style:family="paragraph">
      <style:paragraph-properties fo:margin-left="0.5in">
        <style:tab-stops/>
      </style:paragraph-properties>
    </style:style>
    <style:style style:name="P3359" style:parent-style-name="Normal" style:family="paragraph"/>
    <style:style style:name="P3360" style:parent-style-name="Normal" style:family="paragraph"/>
    <style:style style:name="P3361" style:parent-style-name="Normal" style:family="paragraph"/>
    <style:style style:name="P3362" style:parent-style-name="Normal" style:family="paragraph"/>
    <style:style style:name="P3363" style:parent-style-name="Normal" style:family="paragraph"/>
    <style:style style:name="P3364" style:parent-style-name="Normal" style:family="paragraph"/>
    <style:style style:name="P3365" style:parent-style-name="Normal" style:family="paragraph">
      <style:paragraph-properties fo:margin-left="0.5in">
        <style:tab-stops/>
      </style:paragraph-properties>
    </style:style>
    <style:style style:name="P3366" style:parent-style-name="Normal" style:family="paragraph"/>
    <style:style style:name="T3367" style:parent-style-name="DefaultParagraphFont" style:family="text">
      <style:text-properties style:language-asian="en" style:country-asian="US"/>
    </style:style>
    <style:style style:name="TableColumn3369" style:family="table-column">
      <style:table-column-properties style:column-width="1.2298in"/>
    </style:style>
    <style:style style:name="TableColumn3370" style:family="table-column">
      <style:table-column-properties style:column-width="1.2298in"/>
    </style:style>
    <style:style style:name="TableColumn3371" style:family="table-column">
      <style:table-column-properties style:column-width="1.2298in"/>
    </style:style>
    <style:style style:name="TableColumn3372" style:family="table-column">
      <style:table-column-properties style:column-width="1.2298in"/>
    </style:style>
    <style:style style:name="TableColumn3373" style:family="table-column">
      <style:table-column-properties style:column-width="1.2375in"/>
    </style:style>
    <style:style style:name="Table3368" style:family="table">
      <style:table-properties style:width="6.1569in" fo:margin-left="-0.0034in" table:align="left"/>
    </style:style>
    <style:style style:name="TableRow3374" style:family="table-row">
      <style:table-row-properties fo:keep-together="always"/>
    </style:style>
    <style:style style:name="TableCell3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76" style:parent-style-name="Normal" style:family="paragraph">
      <style:paragraph-properties style:snap-to-layout-grid="false"/>
    </style:style>
    <style:style style:name="TableCell3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78" style:parent-style-name="Normal" style:family="paragraph">
      <style:paragraph-properties fo:text-align="center"/>
    </style:style>
    <style:style style:name="TableCell3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80" style:parent-style-name="Normal" style:family="paragraph">
      <style:paragraph-properties fo:text-align="center"/>
    </style:style>
    <style:style style:name="TableCell3381" style:family="table-cell">
      <style:table-cell-properties fo:border="0.0069in solid #000000" style:writing-mode="lr-tb" fo:padding-top="0in" fo:padding-left="0.0715in" fo:padding-bottom="0in" fo:padding-right="0.075in"/>
    </style:style>
    <style:style style:name="P3382" style:parent-style-name="Normal" style:family="paragraph">
      <style:paragraph-properties fo:text-align="center"/>
    </style:style>
    <style:style style:name="TableRow3383" style:family="table-row">
      <style:table-row-properties/>
    </style:style>
    <style:style style:name="TableCell3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8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389" style:family="table-row">
      <style:table-row-properties/>
    </style:style>
    <style:style style:name="TableCell3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9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395" style:family="table-row">
      <style:table-row-properties/>
    </style:style>
    <style:style style:name="TableCell3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00" style:family="table-cell">
      <style:table-cell-properties fo:border="0.0069in solid #000000" style:writing-mode="lr-tb" fo:padding-top="0in" fo:padding-left="0.0715in" fo:padding-bottom="0in" fo:padding-right="0.075in"/>
    </style:style>
    <style:style style:name="P3401" style:parent-style-name="Normal" style:family="paragraph">
      <style:text-properties style:font-name="Symbol" style:font-name-complex="Symbol" fo:font-size="16pt" style:font-size-asian="16pt"/>
    </style:style>
    <style:style style:name="T3402" style:parent-style-name="DefaultParagraphFont" style:family="text">
      <style:text-properties fo:font-weight="bold" style:font-weight-asian="bold" style:font-weight-complex="bold"/>
    </style:style>
    <style:style style:name="T3403" style:parent-style-name="DefaultParagraphFont" style:family="text">
      <style:text-properties fo:font-style="italic" style:font-style-asian="italic" style:font-style-complex="italic"/>
    </style:style>
    <style:style style:name="T340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05" style:parent-style-name="DefaultParagraphFont" style:family="text">
      <style:text-properties fo:color="#FF0000"/>
    </style:style>
    <style:style style:name="P3406" style:parent-style-name="Normal" style:family="paragraph">
      <style:paragraph-properties fo:text-align="center"/>
    </style:style>
    <style:style style:name="P3407" style:parent-style-name="Normal" style:family="paragraph"/>
    <style:style style:name="P3408" style:parent-style-name="Normal" style:family="paragraph"/>
    <style:style style:name="P3409" style:parent-style-name="Normal" style:family="paragraph">
      <style:paragraph-properties fo:margin-left="0.5in">
        <style:tab-stops/>
      </style:paragraph-properties>
    </style:style>
    <style:style style:name="P3410" style:parent-style-name="Normal" style:family="paragraph"/>
    <style:style style:name="P3411" style:parent-style-name="Normal" style:family="paragraph"/>
    <style:style style:name="P3412" style:parent-style-name="Normal" style:family="paragraph"/>
    <style:style style:name="P3413" style:parent-style-name="Normal" style:family="paragraph"/>
    <style:style style:name="P3414" style:parent-style-name="Normal" style:family="paragraph"/>
    <style:style style:name="P3415" style:parent-style-name="Normal" style:family="paragraph"/>
    <style:style style:name="P3416" style:parent-style-name="Normal" style:family="paragraph">
      <style:paragraph-properties fo:margin-left="0.5in">
        <style:tab-stops/>
      </style:paragraph-properties>
    </style:style>
    <style:style style:name="P3417" style:parent-style-name="Normal" style:family="paragraph"/>
    <style:style style:name="T3418" style:parent-style-name="DefaultParagraphFont" style:family="text">
      <style:text-properties style:language-asian="en" style:country-asian="US"/>
    </style:style>
    <style:style style:name="TableColumn3420" style:family="table-column">
      <style:table-column-properties style:column-width="1.2298in"/>
    </style:style>
    <style:style style:name="TableColumn3421" style:family="table-column">
      <style:table-column-properties style:column-width="1.2298in"/>
    </style:style>
    <style:style style:name="TableColumn3422" style:family="table-column">
      <style:table-column-properties style:column-width="1.2298in"/>
    </style:style>
    <style:style style:name="TableColumn3423" style:family="table-column">
      <style:table-column-properties style:column-width="1.2298in"/>
    </style:style>
    <style:style style:name="TableColumn3424" style:family="table-column">
      <style:table-column-properties style:column-width="1.2375in"/>
    </style:style>
    <style:style style:name="Table3419" style:family="table">
      <style:table-properties style:width="6.1569in" fo:margin-left="-0.0034in" table:align="left"/>
    </style:style>
    <style:style style:name="TableRow3425" style:family="table-row">
      <style:table-row-properties fo:keep-together="always"/>
    </style:style>
    <style:style style:name="TableCell3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427" style:parent-style-name="Normal" style:family="paragraph">
      <style:paragraph-properties style:snap-to-layout-grid="false"/>
    </style:style>
    <style:style style:name="TableCell3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429" style:parent-style-name="Normal" style:family="paragraph">
      <style:paragraph-properties fo:text-align="center"/>
    </style:style>
    <style:style style:name="TableCell3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431" style:parent-style-name="Normal" style:family="paragraph">
      <style:paragraph-properties fo:text-align="center"/>
    </style:style>
    <style:style style:name="TableCell3432" style:family="table-cell">
      <style:table-cell-properties fo:border="0.0069in solid #000000" style:writing-mode="lr-tb" fo:padding-top="0in" fo:padding-left="0.0715in" fo:padding-bottom="0in" fo:padding-right="0.075in"/>
    </style:style>
    <style:style style:name="P3433" style:parent-style-name="Normal" style:family="paragraph">
      <style:paragraph-properties fo:text-align="center"/>
    </style:style>
    <style:style style:name="TableRow3434" style:family="table-row">
      <style:table-row-properties/>
    </style:style>
    <style:style style:name="TableCell3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3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440" style:family="table-row">
      <style:table-row-properties/>
    </style:style>
    <style:style style:name="TableCell3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4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446" style:family="table-row">
      <style:table-row-properties/>
    </style:style>
    <style:style style:name="TableCell3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51" style:family="table-cell">
      <style:table-cell-properties fo:border="0.0069in solid #000000" style:writing-mode="lr-tb" fo:padding-top="0in" fo:padding-left="0.0715in" fo:padding-bottom="0in" fo:padding-right="0.075in"/>
    </style:style>
    <style:style style:name="P3452" style:parent-style-name="Normal" style:family="paragraph">
      <style:text-properties style:font-name="Symbol" style:font-name-complex="Symbol" fo:font-size="16pt" style:font-size-asian="16pt"/>
    </style:style>
    <style:style style:name="T3453" style:parent-style-name="DefaultParagraphFont" style:family="text">
      <style:text-properties fo:font-weight="bold" style:font-weight-asian="bold" style:font-weight-complex="bold"/>
    </style:style>
    <style:style style:name="T3454" style:parent-style-name="DefaultParagraphFont" style:family="text">
      <style:text-properties fo:font-style="italic" style:font-style-asian="italic" style:font-style-complex="italic"/>
    </style:style>
    <style:style style:name="T345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56" style:parent-style-name="DefaultParagraphFont" style:family="text">
      <style:text-properties fo:color="#FF0000"/>
    </style:style>
    <style:style style:name="P3457" style:parent-style-name="Normal" style:family="paragraph">
      <style:paragraph-properties fo:text-align="center"/>
    </style:style>
    <style:style style:name="P3458" style:parent-style-name="Normal" style:family="paragraph"/>
    <style:style style:name="P3459" style:parent-style-name="Normal" style:family="paragraph"/>
    <style:style style:name="P3460" style:parent-style-name="Normal" style:family="paragraph">
      <style:paragraph-properties fo:margin-left="0.5in">
        <style:tab-stops/>
      </style:paragraph-properties>
    </style:style>
    <style:style style:name="P3461" style:parent-style-name="Normal" style:family="paragraph"/>
    <style:style style:name="P3462" style:parent-style-name="Normal" style:family="paragraph"/>
    <style:style style:name="P3463" style:parent-style-name="Normal" style:family="paragraph"/>
    <style:style style:name="P3464" style:parent-style-name="Normal" style:family="paragraph"/>
    <style:style style:name="P3465" style:parent-style-name="Normal" style:family="paragraph"/>
    <style:style style:name="P3466" style:parent-style-name="Normal" style:family="paragraph"/>
    <style:style style:name="P3467" style:parent-style-name="Normal" style:family="paragraph">
      <style:paragraph-properties fo:margin-left="0.5in">
        <style:tab-stops/>
      </style:paragraph-properties>
    </style:style>
    <style:style style:name="P3468" style:parent-style-name="Normal" style:family="paragraph"/>
    <style:style style:name="T3469" style:parent-style-name="DefaultParagraphFont" style:family="text">
      <style:text-properties style:language-asian="en" style:country-asian="US"/>
    </style:style>
    <style:style style:name="TableColumn3471" style:family="table-column">
      <style:table-column-properties style:column-width="1.2298in"/>
    </style:style>
    <style:style style:name="TableColumn3472" style:family="table-column">
      <style:table-column-properties style:column-width="1.2298in"/>
    </style:style>
    <style:style style:name="TableColumn3473" style:family="table-column">
      <style:table-column-properties style:column-width="1.2298in"/>
    </style:style>
    <style:style style:name="TableColumn3474" style:family="table-column">
      <style:table-column-properties style:column-width="1.2298in"/>
    </style:style>
    <style:style style:name="TableColumn3475" style:family="table-column">
      <style:table-column-properties style:column-width="1.2375in"/>
    </style:style>
    <style:style style:name="Table3470" style:family="table">
      <style:table-properties style:width="6.1569in" fo:margin-left="-0.0034in" table:align="left"/>
    </style:style>
    <style:style style:name="TableRow3476" style:family="table-row">
      <style:table-row-properties fo:keep-together="always"/>
    </style:style>
    <style:style style:name="TableCell3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478" style:parent-style-name="Normal" style:family="paragraph">
      <style:paragraph-properties style:snap-to-layout-grid="false"/>
    </style:style>
    <style:style style:name="TableCell3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480" style:parent-style-name="Normal" style:family="paragraph">
      <style:paragraph-properties fo:text-align="center"/>
    </style:style>
    <style:style style:name="TableCell34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482" style:parent-style-name="Normal" style:family="paragraph">
      <style:paragraph-properties fo:text-align="center"/>
    </style:style>
    <style:style style:name="TableCell3483" style:family="table-cell">
      <style:table-cell-properties fo:border="0.0069in solid #000000" style:writing-mode="lr-tb" fo:padding-top="0in" fo:padding-left="0.0715in" fo:padding-bottom="0in" fo:padding-right="0.075in"/>
    </style:style>
    <style:style style:name="P3484" style:parent-style-name="Normal" style:family="paragraph">
      <style:paragraph-properties fo:text-align="center"/>
    </style:style>
    <style:style style:name="TableRow3485" style:family="table-row">
      <style:table-row-properties/>
    </style:style>
    <style:style style:name="TableCell3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9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491" style:family="table-row">
      <style:table-row-properties/>
    </style:style>
    <style:style style:name="TableCell3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9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497" style:family="table-row">
      <style:table-row-properties/>
    </style:style>
    <style:style style:name="TableCell3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02" style:family="table-cell">
      <style:table-cell-properties fo:border="0.0069in solid #000000" style:writing-mode="lr-tb" fo:padding-top="0in" fo:padding-left="0.0715in" fo:padding-bottom="0in" fo:padding-right="0.075in"/>
    </style:style>
    <style:style style:name="P3503" style:parent-style-name="Normal" style:family="paragraph">
      <style:text-properties style:font-name="Symbol" style:font-name-complex="Symbol" fo:font-size="16pt" style:font-size-asian="16pt"/>
    </style:style>
    <style:style style:name="T3504" style:parent-style-name="DefaultParagraphFont" style:family="text">
      <style:text-properties fo:font-weight="bold" style:font-weight-asian="bold" style:font-weight-complex="bold"/>
    </style:style>
    <style:style style:name="T3505" style:parent-style-name="DefaultParagraphFont" style:family="text">
      <style:text-properties fo:font-style="italic" style:font-style-asian="italic" style:font-style-complex="italic"/>
    </style:style>
    <style:style style:name="T350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07" style:parent-style-name="DefaultParagraphFont" style:family="text">
      <style:text-properties fo:color="#FF0000"/>
    </style:style>
    <style:style style:name="P3508" style:parent-style-name="Normal" style:family="paragraph">
      <style:paragraph-properties fo:text-align="center"/>
    </style:style>
    <style:style style:name="P3509" style:parent-style-name="Normal" style:family="paragraph"/>
    <style:style style:name="P3510" style:parent-style-name="Normal" style:family="paragraph"/>
    <style:style style:name="P3511" style:parent-style-name="Normal" style:family="paragraph">
      <style:paragraph-properties fo:margin-left="0.5in">
        <style:tab-stops/>
      </style:paragraph-properties>
    </style:style>
    <style:style style:name="P3512" style:parent-style-name="Normal" style:family="paragraph"/>
    <style:style style:name="P3513" style:parent-style-name="Normal" style:family="paragraph"/>
    <style:style style:name="P3514" style:parent-style-name="Normal" style:family="paragraph"/>
    <style:style style:name="P3515" style:parent-style-name="Normal" style:family="paragraph"/>
    <style:style style:name="P3516" style:parent-style-name="Normal" style:family="paragraph"/>
    <style:style style:name="P3517" style:parent-style-name="Normal" style:family="paragraph"/>
    <style:style style:name="P3518" style:parent-style-name="Normal" style:family="paragraph">
      <style:paragraph-properties fo:margin-left="0.5in">
        <style:tab-stops/>
      </style:paragraph-properties>
    </style:style>
    <style:style style:name="P3519" style:parent-style-name="Normal" style:family="paragraph"/>
    <style:style style:name="T3520" style:parent-style-name="DefaultParagraphFont" style:family="text">
      <style:text-properties style:language-asian="en" style:country-asian="US"/>
    </style:style>
    <style:style style:name="TableColumn3522" style:family="table-column">
      <style:table-column-properties style:column-width="1.2298in"/>
    </style:style>
    <style:style style:name="TableColumn3523" style:family="table-column">
      <style:table-column-properties style:column-width="1.2298in"/>
    </style:style>
    <style:style style:name="TableColumn3524" style:family="table-column">
      <style:table-column-properties style:column-width="1.2298in"/>
    </style:style>
    <style:style style:name="TableColumn3525" style:family="table-column">
      <style:table-column-properties style:column-width="1.2298in"/>
    </style:style>
    <style:style style:name="TableColumn3526" style:family="table-column">
      <style:table-column-properties style:column-width="1.2375in"/>
    </style:style>
    <style:style style:name="Table3521" style:family="table">
      <style:table-properties style:width="6.1569in" fo:margin-left="-0.0034in" table:align="left"/>
    </style:style>
    <style:style style:name="TableRow3527" style:family="table-row">
      <style:table-row-properties fo:keep-together="always"/>
    </style:style>
    <style:style style:name="TableCell3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529" style:parent-style-name="Normal" style:family="paragraph">
      <style:paragraph-properties style:snap-to-layout-grid="false"/>
    </style:style>
    <style:style style:name="TableCell35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531" style:parent-style-name="Normal" style:family="paragraph">
      <style:paragraph-properties fo:text-align="center"/>
    </style:style>
    <style:style style:name="TableCell35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533" style:parent-style-name="Normal" style:family="paragraph">
      <style:paragraph-properties fo:text-align="center"/>
    </style:style>
    <style:style style:name="TableCell3534" style:family="table-cell">
      <style:table-cell-properties fo:border="0.0069in solid #000000" style:writing-mode="lr-tb" fo:padding-top="0in" fo:padding-left="0.0715in" fo:padding-bottom="0in" fo:padding-right="0.075in"/>
    </style:style>
    <style:style style:name="P3535" style:parent-style-name="Normal" style:family="paragraph">
      <style:paragraph-properties fo:text-align="center"/>
    </style:style>
    <style:style style:name="TableRow3536" style:family="table-row">
      <style:table-row-properties/>
    </style:style>
    <style:style style:name="TableCell3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4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542" style:family="table-row">
      <style:table-row-properties/>
    </style:style>
    <style:style style:name="TableCell35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4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548" style:family="table-row">
      <style:table-row-properties/>
    </style:style>
    <style:style style:name="TableCell3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53" style:family="table-cell">
      <style:table-cell-properties fo:border="0.0069in solid #000000" style:writing-mode="lr-tb" fo:padding-top="0in" fo:padding-left="0.0715in" fo:padding-bottom="0in" fo:padding-right="0.075in"/>
    </style:style>
    <style:style style:name="P3554" style:parent-style-name="Normal" style:family="paragraph">
      <style:text-properties style:font-name="Symbol" style:font-name-complex="Symbol" fo:font-size="16pt" style:font-size-asian="16pt"/>
    </style:style>
    <style:style style:name="T3555" style:parent-style-name="DefaultParagraphFont" style:family="text">
      <style:text-properties fo:font-weight="bold" style:font-weight-asian="bold" style:font-weight-complex="bold"/>
    </style:style>
    <style:style style:name="T3556" style:parent-style-name="DefaultParagraphFont" style:family="text">
      <style:text-properties fo:font-style="italic" style:font-style-asian="italic" style:font-style-complex="italic"/>
    </style:style>
    <style:style style:name="T355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58" style:parent-style-name="DefaultParagraphFont" style:family="text">
      <style:text-properties fo:color="#FF0000"/>
    </style:style>
    <style:style style:name="P3559" style:parent-style-name="Normal" style:family="paragraph">
      <style:paragraph-properties fo:text-align="center"/>
    </style:style>
    <style:style style:name="P3560" style:parent-style-name="Normal" style:family="paragraph"/>
    <style:style style:name="P3561" style:parent-style-name="Normal" style:family="paragraph"/>
    <style:style style:name="P3562" style:parent-style-name="Normal" style:family="paragraph">
      <style:paragraph-properties fo:margin-left="0.5in">
        <style:tab-stops/>
      </style:paragraph-properties>
    </style:style>
    <style:style style:name="P3563" style:parent-style-name="Normal" style:family="paragraph"/>
    <style:style style:name="P3564" style:parent-style-name="Normal" style:family="paragraph"/>
    <style:style style:name="P3565" style:parent-style-name="Normal" style:family="paragraph"/>
    <style:style style:name="P3566" style:parent-style-name="Normal" style:family="paragraph"/>
    <style:style style:name="P3567" style:parent-style-name="Normal" style:family="paragraph"/>
    <style:style style:name="P3568" style:parent-style-name="Normal" style:family="paragraph"/>
    <style:style style:name="P3569" style:parent-style-name="Normal" style:family="paragraph">
      <style:paragraph-properties fo:margin-left="0.5in">
        <style:tab-stops/>
      </style:paragraph-properties>
    </style:style>
    <style:style style:name="P3570" style:parent-style-name="Normal" style:family="paragraph"/>
    <style:style style:name="T3571" style:parent-style-name="DefaultParagraphFont" style:family="text">
      <style:text-properties style:language-asian="en" style:country-asian="US"/>
    </style:style>
    <style:style style:name="TableColumn3573" style:family="table-column">
      <style:table-column-properties style:column-width="1.2298in"/>
    </style:style>
    <style:style style:name="TableColumn3574" style:family="table-column">
      <style:table-column-properties style:column-width="1.2298in"/>
    </style:style>
    <style:style style:name="TableColumn3575" style:family="table-column">
      <style:table-column-properties style:column-width="1.2298in"/>
    </style:style>
    <style:style style:name="TableColumn3576" style:family="table-column">
      <style:table-column-properties style:column-width="1.2298in"/>
    </style:style>
    <style:style style:name="TableColumn3577" style:family="table-column">
      <style:table-column-properties style:column-width="1.2375in"/>
    </style:style>
    <style:style style:name="Table3572" style:family="table">
      <style:table-properties style:width="6.1569in" fo:margin-left="-0.0034in" table:align="left"/>
    </style:style>
    <style:style style:name="TableRow3578" style:family="table-row">
      <style:table-row-properties fo:keep-together="always"/>
    </style:style>
    <style:style style:name="TableCell35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580" style:parent-style-name="Normal" style:family="paragraph">
      <style:paragraph-properties style:snap-to-layout-grid="false"/>
    </style:style>
    <style:style style:name="TableCell35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582" style:parent-style-name="Normal" style:family="paragraph">
      <style:paragraph-properties fo:text-align="center"/>
    </style:style>
    <style:style style:name="TableCell3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584" style:parent-style-name="Normal" style:family="paragraph">
      <style:paragraph-properties fo:text-align="center"/>
    </style:style>
    <style:style style:name="TableCell3585" style:family="table-cell">
      <style:table-cell-properties fo:border="0.0069in solid #000000" style:writing-mode="lr-tb" fo:padding-top="0in" fo:padding-left="0.0715in" fo:padding-bottom="0in" fo:padding-right="0.075in"/>
    </style:style>
    <style:style style:name="P3586" style:parent-style-name="Normal" style:family="paragraph">
      <style:paragraph-properties fo:text-align="center"/>
    </style:style>
    <style:style style:name="TableRow3587" style:family="table-row">
      <style:table-row-properties/>
    </style:style>
    <style:style style:name="TableCell35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9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593" style:family="table-row">
      <style:table-row-properties/>
    </style:style>
    <style:style style:name="TableCell35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9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599" style:family="table-row">
      <style:table-row-properties/>
    </style:style>
    <style:style style:name="TableCell3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04" style:family="table-cell">
      <style:table-cell-properties fo:border="0.0069in solid #000000" style:writing-mode="lr-tb" fo:padding-top="0in" fo:padding-left="0.0715in" fo:padding-bottom="0in" fo:padding-right="0.075in"/>
    </style:style>
    <style:style style:name="P3605" style:parent-style-name="Normal" style:family="paragraph">
      <style:text-properties style:font-name="Symbol" style:font-name-complex="Symbol" fo:font-size="16pt" style:font-size-asian="16pt"/>
    </style:style>
    <style:style style:name="T3606" style:parent-style-name="DefaultParagraphFont" style:family="text">
      <style:text-properties fo:font-weight="bold" style:font-weight-asian="bold" style:font-weight-complex="bold"/>
    </style:style>
    <style:style style:name="T3607" style:parent-style-name="DefaultParagraphFont" style:family="text">
      <style:text-properties fo:font-style="italic" style:font-style-asian="italic" style:font-style-complex="italic"/>
    </style:style>
    <style:style style:name="T360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609" style:parent-style-name="DefaultParagraphFont" style:family="text">
      <style:text-properties fo:color="#FF0000"/>
    </style:style>
    <style:style style:name="P3610" style:parent-style-name="Normal" style:family="paragraph">
      <style:paragraph-properties fo:text-align="center"/>
    </style:style>
    <style:style style:name="P3611" style:parent-style-name="Normal" style:family="paragraph"/>
    <style:style style:name="P3612" style:parent-style-name="Normal" style:family="paragraph"/>
    <style:style style:name="P3613" style:parent-style-name="Normal" style:family="paragraph">
      <style:paragraph-properties fo:margin-left="0.5in">
        <style:tab-stops/>
      </style:paragraph-properties>
    </style:style>
    <style:style style:name="P3614" style:parent-style-name="Normal" style:family="paragraph"/>
    <style:style style:name="P3615" style:parent-style-name="Normal" style:family="paragraph"/>
    <style:style style:name="P3616" style:parent-style-name="Normal" style:family="paragraph"/>
    <style:style style:name="P3617" style:parent-style-name="Normal" style:family="paragraph"/>
    <style:style style:name="P3618" style:parent-style-name="Normal" style:family="paragraph"/>
    <style:style style:name="P3619" style:parent-style-name="Normal" style:family="paragraph"/>
    <style:style style:name="P3620" style:parent-style-name="Normal" style:family="paragraph">
      <style:paragraph-properties fo:margin-left="0.5in">
        <style:tab-stops/>
      </style:paragraph-properties>
    </style:style>
    <style:style style:name="P3621" style:parent-style-name="Normal" style:family="paragraph"/>
    <style:style style:name="T3622" style:parent-style-name="DefaultParagraphFont" style:family="text">
      <style:text-properties style:language-asian="en" style:country-asian="US"/>
    </style:style>
    <style:style style:name="TableColumn3624" style:family="table-column">
      <style:table-column-properties style:column-width="1.2298in"/>
    </style:style>
    <style:style style:name="TableColumn3625" style:family="table-column">
      <style:table-column-properties style:column-width="1.2298in"/>
    </style:style>
    <style:style style:name="TableColumn3626" style:family="table-column">
      <style:table-column-properties style:column-width="1.2298in"/>
    </style:style>
    <style:style style:name="TableColumn3627" style:family="table-column">
      <style:table-column-properties style:column-width="1.2298in"/>
    </style:style>
    <style:style style:name="TableColumn3628" style:family="table-column">
      <style:table-column-properties style:column-width="1.2375in"/>
    </style:style>
    <style:style style:name="Table3623" style:family="table">
      <style:table-properties style:width="6.1569in" fo:margin-left="-0.0034in" table:align="left"/>
    </style:style>
    <style:style style:name="TableRow3629" style:family="table-row">
      <style:table-row-properties fo:keep-together="always"/>
    </style:style>
    <style:style style:name="TableCell36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631" style:parent-style-name="Normal" style:family="paragraph">
      <style:paragraph-properties style:snap-to-layout-grid="false"/>
    </style:style>
    <style:style style:name="TableCell3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633" style:parent-style-name="Normal" style:family="paragraph">
      <style:paragraph-properties fo:text-align="center"/>
    </style:style>
    <style:style style:name="TableCell36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635" style:parent-style-name="Normal" style:family="paragraph">
      <style:paragraph-properties fo:text-align="center"/>
    </style:style>
    <style:style style:name="TableCell3636" style:family="table-cell">
      <style:table-cell-properties fo:border="0.0069in solid #000000" style:writing-mode="lr-tb" fo:padding-top="0in" fo:padding-left="0.0715in" fo:padding-bottom="0in" fo:padding-right="0.075in"/>
    </style:style>
    <style:style style:name="P3637" style:parent-style-name="Normal" style:family="paragraph">
      <style:paragraph-properties fo:text-align="center"/>
    </style:style>
    <style:style style:name="TableRow3638" style:family="table-row">
      <style:table-row-properties/>
    </style:style>
    <style:style style:name="TableCell3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4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644" style:family="table-row">
      <style:table-row-properties/>
    </style:style>
    <style:style style:name="TableCell36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4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650" style:family="table-row">
      <style:table-row-properties/>
    </style:style>
    <style:style style:name="TableCell36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55" style:family="table-cell">
      <style:table-cell-properties fo:border="0.0069in solid #000000" style:writing-mode="lr-tb" fo:padding-top="0in" fo:padding-left="0.0715in" fo:padding-bottom="0in" fo:padding-right="0.075in"/>
    </style:style>
    <style:style style:name="T3656" style:parent-style-name="DefaultParagraphFont" style:family="text">
      <style:text-properties fo:font-weight="bold" style:font-weight-asian="bold" style:font-weight-complex="bold"/>
    </style:style>
    <style:style style:name="T3657" style:parent-style-name="DefaultParagraphFont" style:family="text">
      <style:text-properties fo:font-style="italic" style:font-style-asian="italic" style:font-style-complex="italic"/>
    </style:style>
    <style:style style:name="T365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659" style:parent-style-name="DefaultParagraphFont" style:family="text">
      <style:text-properties fo:color="#FF0000"/>
    </style:style>
    <style:style style:name="P3660" style:parent-style-name="Normal" style:family="paragraph">
      <style:paragraph-properties fo:text-align="center"/>
    </style:style>
    <style:style style:name="P3661" style:parent-style-name="Normal" style:family="paragraph"/>
    <style:style style:name="P3662" style:parent-style-name="Normal" style:family="paragraph"/>
    <style:style style:name="P3663" style:parent-style-name="Normal" style:family="paragraph">
      <style:paragraph-properties fo:margin-left="0.5in">
        <style:tab-stops/>
      </style:paragraph-properties>
    </style:style>
    <style:style style:name="P3664" style:parent-style-name="Normal" style:family="paragraph"/>
    <style:style style:name="P3665" style:parent-style-name="Normal" style:family="paragraph"/>
    <style:style style:name="P3666" style:parent-style-name="Normal" style:family="paragraph"/>
    <style:style style:name="P3667" style:parent-style-name="Normal" style:family="paragraph"/>
    <style:style style:name="P3668" style:parent-style-name="Normal" style:family="paragraph"/>
    <style:style style:name="P3669" style:parent-style-name="Normal" style:family="paragraph"/>
    <style:style style:name="P3670" style:parent-style-name="Normal" style:family="paragraph">
      <style:paragraph-properties fo:margin-left="0.5in">
        <style:tab-stops/>
      </style:paragraph-properties>
    </style:style>
    <style:style style:name="P3671" style:parent-style-name="Normal" style:family="paragraph"/>
    <style:style style:name="T3672" style:parent-style-name="DefaultParagraphFont" style:family="text">
      <style:text-properties style:language-asian="en" style:country-asian="US"/>
    </style:style>
    <style:style style:name="TableColumn3674" style:family="table-column">
      <style:table-column-properties style:column-width="1.2298in"/>
    </style:style>
    <style:style style:name="TableColumn3675" style:family="table-column">
      <style:table-column-properties style:column-width="1.2298in"/>
    </style:style>
    <style:style style:name="TableColumn3676" style:family="table-column">
      <style:table-column-properties style:column-width="1.2298in"/>
    </style:style>
    <style:style style:name="TableColumn3677" style:family="table-column">
      <style:table-column-properties style:column-width="1.2298in"/>
    </style:style>
    <style:style style:name="TableColumn3678" style:family="table-column">
      <style:table-column-properties style:column-width="1.2375in"/>
    </style:style>
    <style:style style:name="Table3673" style:family="table">
      <style:table-properties style:width="6.1569in" fo:margin-left="-0.0034in" table:align="left"/>
    </style:style>
    <style:style style:name="TableRow3679" style:family="table-row">
      <style:table-row-properties fo:keep-together="always"/>
    </style:style>
    <style:style style:name="TableCell36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681" style:parent-style-name="Normal" style:family="paragraph">
      <style:paragraph-properties style:snap-to-layout-grid="false"/>
    </style:style>
    <style:style style:name="TableCell36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683" style:parent-style-name="Normal" style:family="paragraph">
      <style:paragraph-properties fo:text-align="center"/>
    </style:style>
    <style:style style:name="TableCell36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685" style:parent-style-name="Normal" style:family="paragraph">
      <style:paragraph-properties fo:text-align="center"/>
    </style:style>
    <style:style style:name="TableCell3686" style:family="table-cell">
      <style:table-cell-properties fo:border="0.0069in solid #000000" style:writing-mode="lr-tb" fo:padding-top="0in" fo:padding-left="0.0715in" fo:padding-bottom="0in" fo:padding-right="0.075in"/>
    </style:style>
    <style:style style:name="P3687" style:parent-style-name="Normal" style:family="paragraph">
      <style:paragraph-properties fo:text-align="center"/>
    </style:style>
    <style:style style:name="TableRow3688" style:family="table-row">
      <style:table-row-properties/>
    </style:style>
    <style:style style:name="TableCell36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9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694" style:family="table-row">
      <style:table-row-properties/>
    </style:style>
    <style:style style:name="TableCell36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9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700" style:family="table-row">
      <style:table-row-properties/>
    </style:style>
    <style:style style:name="TableCell37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05" style:family="table-cell">
      <style:table-cell-properties fo:border="0.0069in solid #000000" style:writing-mode="lr-tb" fo:padding-top="0in" fo:padding-left="0.0715in" fo:padding-bottom="0in" fo:padding-right="0.075in"/>
    </style:style>
    <style:style style:name="T3706" style:parent-style-name="DefaultParagraphFont" style:family="text">
      <style:text-properties fo:font-weight="bold" style:font-weight-asian="bold" style:font-weight-complex="bold"/>
    </style:style>
    <style:style style:name="T3707" style:parent-style-name="DefaultParagraphFont" style:family="text">
      <style:text-properties fo:font-style="italic" style:font-style-asian="italic" style:font-style-complex="italic"/>
    </style:style>
    <style:style style:name="T370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709" style:parent-style-name="DefaultParagraphFont" style:family="text">
      <style:text-properties fo:color="#FF0000"/>
    </style:style>
    <style:style style:name="P3710" style:parent-style-name="Normal" style:family="paragraph">
      <style:paragraph-properties fo:text-align="center"/>
    </style:style>
    <style:style style:name="P3711" style:parent-style-name="Normal" style:family="paragraph"/>
    <style:style style:name="P3712" style:parent-style-name="Normal" style:family="paragraph"/>
    <style:style style:name="P3713" style:parent-style-name="Normal" style:family="paragraph">
      <style:paragraph-properties fo:margin-left="0.5in">
        <style:tab-stops/>
      </style:paragraph-properties>
    </style:style>
    <style:style style:name="P3714" style:parent-style-name="Normal" style:family="paragraph"/>
    <style:style style:name="P3715" style:parent-style-name="Normal" style:family="paragraph"/>
    <style:style style:name="P3716" style:parent-style-name="Normal" style:family="paragraph"/>
    <style:style style:name="P3717" style:parent-style-name="Normal" style:family="paragraph"/>
    <style:style style:name="P3718" style:parent-style-name="Normal" style:family="paragraph"/>
    <style:style style:name="P3719" style:parent-style-name="Normal" style:family="paragraph"/>
    <style:style style:name="P3720" style:parent-style-name="Normal" style:family="paragraph">
      <style:paragraph-properties fo:margin-left="0.5in">
        <style:tab-stops/>
      </style:paragraph-properties>
    </style:style>
    <style:style style:name="P3721" style:parent-style-name="Normal" style:family="paragraph"/>
    <style:style style:name="T3722" style:parent-style-name="DefaultParagraphFont" style:family="text">
      <style:text-properties style:language-asian="en" style:country-asian="US"/>
    </style:style>
    <style:style style:name="TableColumn3724" style:family="table-column">
      <style:table-column-properties style:column-width="1.2298in"/>
    </style:style>
    <style:style style:name="TableColumn3725" style:family="table-column">
      <style:table-column-properties style:column-width="1.2298in"/>
    </style:style>
    <style:style style:name="TableColumn3726" style:family="table-column">
      <style:table-column-properties style:column-width="1.2298in"/>
    </style:style>
    <style:style style:name="TableColumn3727" style:family="table-column">
      <style:table-column-properties style:column-width="1.2298in"/>
    </style:style>
    <style:style style:name="TableColumn3728" style:family="table-column">
      <style:table-column-properties style:column-width="1.2375in"/>
    </style:style>
    <style:style style:name="Table3723" style:family="table">
      <style:table-properties style:width="6.1569in" fo:margin-left="-0.0034in" table:align="left"/>
    </style:style>
    <style:style style:name="TableRow3729" style:family="table-row">
      <style:table-row-properties fo:keep-together="always"/>
    </style:style>
    <style:style style:name="TableCell37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731" style:parent-style-name="Normal" style:family="paragraph">
      <style:paragraph-properties style:snap-to-layout-grid="false"/>
    </style:style>
    <style:style style:name="TableCell37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733" style:parent-style-name="Normal" style:family="paragraph">
      <style:paragraph-properties fo:text-align="center"/>
    </style:style>
    <style:style style:name="TableCell37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735" style:parent-style-name="Normal" style:family="paragraph">
      <style:paragraph-properties fo:text-align="center"/>
    </style:style>
    <style:style style:name="TableCell3736" style:family="table-cell">
      <style:table-cell-properties fo:border="0.0069in solid #000000" style:writing-mode="lr-tb" fo:padding-top="0in" fo:padding-left="0.0715in" fo:padding-bottom="0in" fo:padding-right="0.075in"/>
    </style:style>
    <style:style style:name="P3737" style:parent-style-name="Normal" style:family="paragraph">
      <style:paragraph-properties fo:text-align="center"/>
    </style:style>
    <style:style style:name="TableRow3738" style:family="table-row">
      <style:table-row-properties/>
    </style:style>
    <style:style style:name="TableCell3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4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744" style:family="table-row">
      <style:table-row-properties/>
    </style:style>
    <style:style style:name="TableCell37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4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750" style:family="table-row">
      <style:table-row-properties/>
    </style:style>
    <style:style style:name="TableCell37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55" style:family="table-cell">
      <style:table-cell-properties fo:border="0.0069in solid #000000" style:writing-mode="lr-tb" fo:padding-top="0in" fo:padding-left="0.0715in" fo:padding-bottom="0in" fo:padding-right="0.075in"/>
    </style:style>
    <style:style style:name="P3756" style:parent-style-name="Normal" style:family="paragraph">
      <style:text-properties style:font-name="Symbol" style:font-name-complex="Symbol" fo:font-size="16pt" style:font-size-asian="16pt"/>
    </style:style>
    <style:style style:name="T3757" style:parent-style-name="DefaultParagraphFont" style:family="text">
      <style:text-properties fo:font-weight="bold" style:font-weight-asian="bold" style:font-weight-complex="bold"/>
    </style:style>
    <style:style style:name="T3758" style:parent-style-name="DefaultParagraphFont" style:family="text">
      <style:text-properties fo:font-style="italic" style:font-style-asian="italic" style:font-style-complex="italic"/>
    </style:style>
    <style:style style:name="T375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760" style:parent-style-name="DefaultParagraphFont" style:family="text">
      <style:text-properties fo:color="#FF0000"/>
    </style:style>
    <style:style style:name="P3761" style:parent-style-name="Normal" style:family="paragraph">
      <style:paragraph-properties fo:text-align="center"/>
    </style:style>
    <style:style style:name="P3762" style:parent-style-name="Normal" style:family="paragraph"/>
    <style:style style:name="P3763" style:parent-style-name="Normal" style:family="paragraph"/>
    <style:style style:name="P3764" style:parent-style-name="Normal" style:family="paragraph">
      <style:paragraph-properties fo:margin-left="0.5in">
        <style:tab-stops/>
      </style:paragraph-properties>
    </style:style>
    <style:style style:name="P3765" style:parent-style-name="Normal" style:family="paragraph"/>
    <style:style style:name="P3766" style:parent-style-name="Normal" style:family="paragraph"/>
    <style:style style:name="P3767" style:parent-style-name="Normal" style:family="paragraph"/>
    <style:style style:name="P3768" style:parent-style-name="Normal" style:family="paragraph"/>
    <style:style style:name="P3769" style:parent-style-name="Normal" style:family="paragraph"/>
    <style:style style:name="P3770" style:parent-style-name="Normal" style:family="paragraph"/>
    <style:style style:name="P3771" style:parent-style-name="Normal" style:family="paragraph">
      <style:paragraph-properties fo:margin-left="0.5in">
        <style:tab-stops/>
      </style:paragraph-properties>
    </style:style>
    <style:style style:name="P3772" style:parent-style-name="Normal" style:family="paragraph"/>
    <style:style style:name="T3773" style:parent-style-name="DefaultParagraphFont" style:family="text">
      <style:text-properties style:language-asian="en" style:country-asian="US"/>
    </style:style>
    <style:style style:name="TableColumn3775" style:family="table-column">
      <style:table-column-properties style:column-width="1.2298in"/>
    </style:style>
    <style:style style:name="TableColumn3776" style:family="table-column">
      <style:table-column-properties style:column-width="1.2298in"/>
    </style:style>
    <style:style style:name="TableColumn3777" style:family="table-column">
      <style:table-column-properties style:column-width="1.2298in"/>
    </style:style>
    <style:style style:name="TableColumn3778" style:family="table-column">
      <style:table-column-properties style:column-width="1.2298in"/>
    </style:style>
    <style:style style:name="TableColumn3779" style:family="table-column">
      <style:table-column-properties style:column-width="1.2375in"/>
    </style:style>
    <style:style style:name="Table3774" style:family="table">
      <style:table-properties style:width="6.1569in" fo:margin-left="-0.0034in" table:align="left"/>
    </style:style>
    <style:style style:name="TableRow3780" style:family="table-row">
      <style:table-row-properties fo:keep-together="always"/>
    </style:style>
    <style:style style:name="TableCell37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782" style:parent-style-name="Normal" style:family="paragraph">
      <style:paragraph-properties style:snap-to-layout-grid="false"/>
    </style:style>
    <style:style style:name="TableCell3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784" style:parent-style-name="Normal" style:family="paragraph">
      <style:paragraph-properties fo:text-align="center"/>
    </style:style>
    <style:style style:name="TableCell3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786" style:parent-style-name="Normal" style:family="paragraph">
      <style:paragraph-properties fo:text-align="center"/>
    </style:style>
    <style:style style:name="TableCell3787" style:family="table-cell">
      <style:table-cell-properties fo:border="0.0069in solid #000000" style:writing-mode="lr-tb" fo:padding-top="0in" fo:padding-left="0.0715in" fo:padding-bottom="0in" fo:padding-right="0.075in"/>
    </style:style>
    <style:style style:name="P3788" style:parent-style-name="Normal" style:family="paragraph">
      <style:paragraph-properties fo:text-align="center"/>
    </style:style>
    <style:style style:name="TableRow3789" style:family="table-row">
      <style:table-row-properties/>
    </style:style>
    <style:style style:name="TableCell3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9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795" style:family="table-row">
      <style:table-row-properties/>
    </style:style>
    <style:style style:name="TableCell37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0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801" style:family="table-row">
      <style:table-row-properties/>
    </style:style>
    <style:style style:name="TableCell38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06" style:family="table-cell">
      <style:table-cell-properties fo:border="0.0069in solid #000000" style:writing-mode="lr-tb" fo:padding-top="0in" fo:padding-left="0.0715in" fo:padding-bottom="0in" fo:padding-right="0.075in"/>
    </style:style>
    <style:style style:name="P3807" style:parent-style-name="Normal" style:family="paragraph">
      <style:text-properties style:font-name="Symbol" style:font-name-complex="Symbol" fo:font-size="16pt" style:font-size-asian="16pt"/>
    </style:style>
    <style:style style:name="T3808" style:parent-style-name="DefaultParagraphFont" style:family="text">
      <style:text-properties fo:font-weight="bold" style:font-weight-asian="bold" style:font-weight-complex="bold"/>
    </style:style>
    <style:style style:name="T3809" style:parent-style-name="DefaultParagraphFont" style:family="text">
      <style:text-properties fo:font-style="italic" style:font-style-asian="italic" style:font-style-complex="italic"/>
    </style:style>
    <style:style style:name="T381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811" style:parent-style-name="DefaultParagraphFont" style:family="text">
      <style:text-properties fo:color="#FF0000"/>
    </style:style>
    <style:style style:name="P3812" style:parent-style-name="Normal" style:family="paragraph">
      <style:paragraph-properties fo:text-align="center"/>
    </style:style>
    <style:style style:name="P3813" style:parent-style-name="Normal" style:family="paragraph"/>
    <style:style style:name="P3814" style:parent-style-name="Normal" style:family="paragraph"/>
    <style:style style:name="P3815" style:parent-style-name="Normal" style:family="paragraph">
      <style:paragraph-properties fo:margin-left="0.5in">
        <style:tab-stops/>
      </style:paragraph-properties>
    </style:style>
    <style:style style:name="P3816" style:parent-style-name="Normal" style:family="paragraph"/>
    <style:style style:name="P3817" style:parent-style-name="Normal" style:family="paragraph"/>
    <style:style style:name="P3818" style:parent-style-name="Normal" style:family="paragraph"/>
    <style:style style:name="P3819" style:parent-style-name="Normal" style:family="paragraph"/>
    <style:style style:name="P3820" style:parent-style-name="Normal" style:family="paragraph"/>
    <style:style style:name="P3821" style:parent-style-name="Normal" style:family="paragraph"/>
    <style:style style:name="P3822" style:parent-style-name="Normal" style:family="paragraph">
      <style:paragraph-properties fo:margin-left="0.5in">
        <style:tab-stops/>
      </style:paragraph-properties>
    </style:style>
    <style:style style:name="P3823" style:parent-style-name="Normal" style:family="paragraph"/>
    <style:style style:name="T3824" style:parent-style-name="DefaultParagraphFont" style:family="text">
      <style:text-properties style:language-asian="en" style:country-asian="US"/>
    </style:style>
    <style:style style:name="TableColumn3826" style:family="table-column">
      <style:table-column-properties style:column-width="1.2298in"/>
    </style:style>
    <style:style style:name="TableColumn3827" style:family="table-column">
      <style:table-column-properties style:column-width="1.2298in"/>
    </style:style>
    <style:style style:name="TableColumn3828" style:family="table-column">
      <style:table-column-properties style:column-width="1.2298in"/>
    </style:style>
    <style:style style:name="TableColumn3829" style:family="table-column">
      <style:table-column-properties style:column-width="1.2298in"/>
    </style:style>
    <style:style style:name="TableColumn3830" style:family="table-column">
      <style:table-column-properties style:column-width="1.2375in"/>
    </style:style>
    <style:style style:name="Table3825" style:family="table">
      <style:table-properties style:width="6.1569in" fo:margin-left="-0.0034in" table:align="left"/>
    </style:style>
    <style:style style:name="TableRow3831" style:family="table-row">
      <style:table-row-properties fo:keep-together="always"/>
    </style:style>
    <style:style style:name="TableCell3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33" style:parent-style-name="Normal" style:family="paragraph">
      <style:paragraph-properties style:snap-to-layout-grid="false"/>
    </style:style>
    <style:style style:name="TableCell3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35" style:parent-style-name="Normal" style:family="paragraph">
      <style:paragraph-properties fo:text-align="center"/>
    </style:style>
    <style:style style:name="TableCell3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37" style:parent-style-name="Normal" style:family="paragraph">
      <style:paragraph-properties fo:text-align="center"/>
    </style:style>
    <style:style style:name="TableCell3838" style:family="table-cell">
      <style:table-cell-properties fo:border="0.0069in solid #000000" style:writing-mode="lr-tb" fo:padding-top="0in" fo:padding-left="0.0715in" fo:padding-bottom="0in" fo:padding-right="0.075in"/>
    </style:style>
    <style:style style:name="P3839" style:parent-style-name="Normal" style:family="paragraph">
      <style:paragraph-properties fo:text-align="center"/>
    </style:style>
    <style:style style:name="TableRow3840" style:family="table-row">
      <style:table-row-properties/>
    </style:style>
    <style:style style:name="TableCell38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4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846" style:family="table-row">
      <style:table-row-properties/>
    </style:style>
    <style:style style:name="TableCell3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5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852" style:family="table-row">
      <style:table-row-properties/>
    </style:style>
    <style:style style:name="TableCell3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57" style:family="table-cell">
      <style:table-cell-properties fo:border="0.0069in solid #000000" style:writing-mode="lr-tb" fo:padding-top="0in" fo:padding-left="0.0715in" fo:padding-bottom="0in" fo:padding-right="0.075in"/>
    </style:style>
    <style:style style:name="P3858" style:parent-style-name="Normal" style:family="paragraph">
      <style:text-properties style:font-name="Symbol" style:font-name-complex="Symbol" fo:font-size="16pt" style:font-size-asian="16pt"/>
    </style:style>
    <style:style style:name="T3859" style:parent-style-name="DefaultParagraphFont" style:family="text">
      <style:text-properties fo:font-weight="bold" style:font-weight-asian="bold" style:font-weight-complex="bold"/>
    </style:style>
    <style:style style:name="T3860" style:parent-style-name="DefaultParagraphFont" style:family="text">
      <style:text-properties fo:font-style="italic" style:font-style-asian="italic" style:font-style-complex="italic"/>
    </style:style>
    <style:style style:name="T386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862" style:parent-style-name="DefaultParagraphFont" style:family="text">
      <style:text-properties fo:color="#FF0000"/>
    </style:style>
    <style:style style:name="P3863" style:parent-style-name="Normal" style:family="paragraph">
      <style:paragraph-properties fo:text-align="center"/>
    </style:style>
    <style:style style:name="P3864" style:parent-style-name="Normal" style:family="paragraph"/>
    <style:style style:name="P3865" style:parent-style-name="Normal" style:family="paragraph"/>
    <style:style style:name="P3866" style:parent-style-name="Normal" style:family="paragraph">
      <style:paragraph-properties fo:margin-left="0.5in">
        <style:tab-stops/>
      </style:paragraph-properties>
    </style:style>
    <style:style style:name="P3867" style:parent-style-name="Normal" style:family="paragraph"/>
    <style:style style:name="P3868" style:parent-style-name="Normal" style:family="paragraph"/>
    <style:style style:name="P3869" style:parent-style-name="Normal" style:family="paragraph"/>
    <style:style style:name="P3870" style:parent-style-name="Normal" style:family="paragraph"/>
    <style:style style:name="P3871" style:parent-style-name="Normal" style:family="paragraph"/>
    <style:style style:name="P3872" style:parent-style-name="Normal" style:family="paragraph"/>
    <style:style style:name="P3873" style:parent-style-name="Normal" style:family="paragraph">
      <style:paragraph-properties fo:margin-left="0.5in">
        <style:tab-stops/>
      </style:paragraph-properties>
    </style:style>
    <style:style style:name="P3874" style:parent-style-name="Normal" style:family="paragraph"/>
    <style:style style:name="T3875" style:parent-style-name="DefaultParagraphFont" style:family="text">
      <style:text-properties style:language-asian="en" style:country-asian="US"/>
    </style:style>
    <style:style style:name="TableColumn3877" style:family="table-column">
      <style:table-column-properties style:column-width="1.2298in"/>
    </style:style>
    <style:style style:name="TableColumn3878" style:family="table-column">
      <style:table-column-properties style:column-width="1.2298in"/>
    </style:style>
    <style:style style:name="TableColumn3879" style:family="table-column">
      <style:table-column-properties style:column-width="1.2298in"/>
    </style:style>
    <style:style style:name="TableColumn3880" style:family="table-column">
      <style:table-column-properties style:column-width="1.2298in"/>
    </style:style>
    <style:style style:name="TableColumn3881" style:family="table-column">
      <style:table-column-properties style:column-width="1.2375in"/>
    </style:style>
    <style:style style:name="Table3876" style:family="table">
      <style:table-properties style:width="6.1569in" fo:margin-left="-0.0034in" table:align="left"/>
    </style:style>
    <style:style style:name="TableRow3882" style:family="table-row">
      <style:table-row-properties fo:keep-together="always"/>
    </style:style>
    <style:style style:name="TableCell3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84" style:parent-style-name="Normal" style:family="paragraph">
      <style:paragraph-properties style:snap-to-layout-grid="false"/>
    </style:style>
    <style:style style:name="TableCell3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86" style:parent-style-name="Normal" style:family="paragraph">
      <style:paragraph-properties fo:text-align="center"/>
    </style:style>
    <style:style style:name="TableCell3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88" style:parent-style-name="Normal" style:family="paragraph">
      <style:paragraph-properties fo:text-align="center"/>
    </style:style>
    <style:style style:name="TableCell3889" style:family="table-cell">
      <style:table-cell-properties fo:border="0.0069in solid #000000" style:writing-mode="lr-tb" fo:padding-top="0in" fo:padding-left="0.0715in" fo:padding-bottom="0in" fo:padding-right="0.075in"/>
    </style:style>
    <style:style style:name="P3890" style:parent-style-name="Normal" style:family="paragraph">
      <style:paragraph-properties fo:text-align="center"/>
    </style:style>
    <style:style style:name="TableRow3891" style:family="table-row">
      <style:table-row-properties/>
    </style:style>
    <style:style style:name="TableCell3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9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897" style:family="table-row">
      <style:table-row-properties/>
    </style:style>
    <style:style style:name="TableCell3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0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903" style:family="table-row">
      <style:table-row-properties/>
    </style:style>
    <style:style style:name="TableCell3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08" style:family="table-cell">
      <style:table-cell-properties fo:border="0.0069in solid #000000" style:writing-mode="lr-tb" fo:padding-top="0in" fo:padding-left="0.0715in" fo:padding-bottom="0in" fo:padding-right="0.075in"/>
    </style:style>
    <style:style style:name="P3909" style:parent-style-name="Normal" style:family="paragraph">
      <style:text-properties style:font-name="Symbol" style:font-name-complex="Symbol" fo:font-size="16pt" style:font-size-asian="16pt"/>
    </style:style>
    <style:style style:name="T3910" style:parent-style-name="DefaultParagraphFont" style:family="text">
      <style:text-properties fo:font-weight="bold" style:font-weight-asian="bold" style:font-weight-complex="bold"/>
    </style:style>
    <style:style style:name="T3911" style:parent-style-name="DefaultParagraphFont" style:family="text">
      <style:text-properties fo:font-style="italic" style:font-style-asian="italic" style:font-style-complex="italic"/>
    </style:style>
    <style:style style:name="T391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913" style:parent-style-name="DefaultParagraphFont" style:family="text">
      <style:text-properties fo:color="#FF0000"/>
    </style:style>
    <style:style style:name="P3914" style:parent-style-name="Normal" style:family="paragraph">
      <style:paragraph-properties fo:text-align="center"/>
    </style:style>
    <style:style style:name="P3915" style:parent-style-name="Normal" style:family="paragraph"/>
    <style:style style:name="P3916" style:parent-style-name="Normal" style:family="paragraph"/>
    <style:style style:name="P3917" style:parent-style-name="Normal" style:family="paragraph">
      <style:paragraph-properties fo:margin-left="0.5in">
        <style:tab-stops/>
      </style:paragraph-properties>
    </style:style>
    <style:style style:name="P3918" style:parent-style-name="Normal" style:family="paragraph"/>
    <style:style style:name="P3919" style:parent-style-name="Normal" style:family="paragraph"/>
    <style:style style:name="P3920" style:parent-style-name="Normal" style:family="paragraph"/>
    <style:style style:name="P3921" style:parent-style-name="Normal" style:family="paragraph"/>
    <style:style style:name="P3922" style:parent-style-name="Normal" style:family="paragraph"/>
    <style:style style:name="P3923" style:parent-style-name="Normal" style:family="paragraph"/>
    <style:style style:name="P3924" style:parent-style-name="Normal" style:family="paragraph">
      <style:paragraph-properties fo:margin-left="0.5in">
        <style:tab-stops/>
      </style:paragraph-properties>
    </style:style>
    <style:style style:name="P3925" style:parent-style-name="Normal" style:family="paragraph"/>
    <style:style style:name="T3926" style:parent-style-name="DefaultParagraphFont" style:family="text">
      <style:text-properties style:language-asian="en" style:country-asian="US"/>
    </style:style>
    <style:style style:name="TableColumn3928" style:family="table-column">
      <style:table-column-properties style:column-width="1.2298in"/>
    </style:style>
    <style:style style:name="TableColumn3929" style:family="table-column">
      <style:table-column-properties style:column-width="1.2298in"/>
    </style:style>
    <style:style style:name="TableColumn3930" style:family="table-column">
      <style:table-column-properties style:column-width="1.2298in"/>
    </style:style>
    <style:style style:name="TableColumn3931" style:family="table-column">
      <style:table-column-properties style:column-width="1.2298in"/>
    </style:style>
    <style:style style:name="TableColumn3932" style:family="table-column">
      <style:table-column-properties style:column-width="1.2375in"/>
    </style:style>
    <style:style style:name="Table3927" style:family="table">
      <style:table-properties style:width="6.1569in" fo:margin-left="-0.0034in" table:align="left"/>
    </style:style>
    <style:style style:name="TableRow3933" style:family="table-row">
      <style:table-row-properties fo:keep-together="always"/>
    </style:style>
    <style:style style:name="TableCell3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935" style:parent-style-name="Normal" style:family="paragraph">
      <style:paragraph-properties style:snap-to-layout-grid="false"/>
    </style:style>
    <style:style style:name="TableCell3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937" style:parent-style-name="Normal" style:family="paragraph">
      <style:paragraph-properties fo:text-align="center"/>
    </style:style>
    <style:style style:name="TableCell3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939" style:parent-style-name="Normal" style:family="paragraph">
      <style:paragraph-properties fo:text-align="center"/>
    </style:style>
    <style:style style:name="TableCell3940" style:family="table-cell">
      <style:table-cell-properties fo:border="0.0069in solid #000000" style:writing-mode="lr-tb" fo:padding-top="0in" fo:padding-left="0.0715in" fo:padding-bottom="0in" fo:padding-right="0.075in"/>
    </style:style>
    <style:style style:name="P3941" style:parent-style-name="Normal" style:family="paragraph">
      <style:paragraph-properties fo:text-align="center"/>
    </style:style>
    <style:style style:name="TableRow3942" style:family="table-row">
      <style:table-row-properties/>
    </style:style>
    <style:style style:name="TableCell3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4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948" style:family="table-row">
      <style:table-row-properties/>
    </style:style>
    <style:style style:name="TableCell3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5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954" style:family="table-row">
      <style:table-row-properties/>
    </style:style>
    <style:style style:name="TableCell3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59" style:family="table-cell">
      <style:table-cell-properties fo:border="0.0069in solid #000000" style:writing-mode="lr-tb" fo:padding-top="0in" fo:padding-left="0.0715in" fo:padding-bottom="0in" fo:padding-right="0.075in"/>
    </style:style>
    <style:style style:name="P3960" style:parent-style-name="Normal" style:family="paragraph">
      <style:text-properties style:font-name="Symbol" style:font-name-complex="Symbol" fo:font-size="16pt" style:font-size-asian="16pt"/>
    </style:style>
    <style:style style:name="T3961" style:parent-style-name="DefaultParagraphFont" style:family="text">
      <style:text-properties fo:font-weight="bold" style:font-weight-asian="bold" style:font-weight-complex="bold"/>
    </style:style>
    <style:style style:name="T3962" style:parent-style-name="DefaultParagraphFont" style:family="text">
      <style:text-properties fo:font-style="italic" style:font-style-asian="italic" style:font-style-complex="italic"/>
    </style:style>
    <style:style style:name="T396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964" style:parent-style-name="DefaultParagraphFont" style:family="text">
      <style:text-properties fo:color="#FF0000"/>
    </style:style>
    <style:style style:name="P3965" style:parent-style-name="Normal" style:family="paragraph">
      <style:paragraph-properties fo:text-align="center"/>
    </style:style>
    <style:style style:name="P3966" style:parent-style-name="Normal" style:family="paragraph"/>
    <style:style style:name="P3967" style:parent-style-name="Normal" style:family="paragraph"/>
    <style:style style:name="P3968" style:parent-style-name="Normal" style:family="paragraph">
      <style:paragraph-properties fo:margin-left="0.5in">
        <style:tab-stops/>
      </style:paragraph-properties>
    </style:style>
    <style:style style:name="P3969" style:parent-style-name="Normal" style:family="paragraph"/>
    <style:style style:name="P3970" style:parent-style-name="Normal" style:family="paragraph"/>
    <style:style style:name="P3971" style:parent-style-name="Normal" style:family="paragraph"/>
    <style:style style:name="P3972" style:parent-style-name="Normal" style:family="paragraph"/>
    <style:style style:name="P3973" style:parent-style-name="Normal" style:family="paragraph"/>
    <style:style style:name="P3974" style:parent-style-name="Normal" style:family="paragraph"/>
    <style:style style:name="P3975" style:parent-style-name="Normal" style:family="paragraph">
      <style:paragraph-properties fo:margin-left="0.5in">
        <style:tab-stops/>
      </style:paragraph-properties>
    </style:style>
    <style:style style:name="P3976" style:parent-style-name="Normal" style:family="paragraph"/>
    <style:style style:name="T3977" style:parent-style-name="DefaultParagraphFont" style:family="text">
      <style:text-properties style:language-asian="en" style:country-asian="US"/>
    </style:style>
    <style:style style:name="TableColumn3979" style:family="table-column">
      <style:table-column-properties style:column-width="1.2298in"/>
    </style:style>
    <style:style style:name="TableColumn3980" style:family="table-column">
      <style:table-column-properties style:column-width="1.2298in"/>
    </style:style>
    <style:style style:name="TableColumn3981" style:family="table-column">
      <style:table-column-properties style:column-width="1.2298in"/>
    </style:style>
    <style:style style:name="TableColumn3982" style:family="table-column">
      <style:table-column-properties style:column-width="1.2298in"/>
    </style:style>
    <style:style style:name="TableColumn3983" style:family="table-column">
      <style:table-column-properties style:column-width="1.2375in"/>
    </style:style>
    <style:style style:name="Table3978" style:family="table">
      <style:table-properties style:width="6.1569in" fo:margin-left="-0.0034in" table:align="left"/>
    </style:style>
    <style:style style:name="TableRow3984" style:family="table-row">
      <style:table-row-properties fo:keep-together="always"/>
    </style:style>
    <style:style style:name="TableCell3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986" style:parent-style-name="Normal" style:family="paragraph">
      <style:paragraph-properties style:snap-to-layout-grid="false"/>
    </style:style>
    <style:style style:name="TableCell3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988" style:parent-style-name="Normal" style:family="paragraph">
      <style:paragraph-properties fo:text-align="center"/>
    </style:style>
    <style:style style:name="TableCell3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990" style:parent-style-name="Normal" style:family="paragraph">
      <style:paragraph-properties fo:text-align="center"/>
    </style:style>
    <style:style style:name="TableCell3991" style:family="table-cell">
      <style:table-cell-properties fo:border="0.0069in solid #000000" style:writing-mode="lr-tb" fo:padding-top="0in" fo:padding-left="0.0715in" fo:padding-bottom="0in" fo:padding-right="0.075in"/>
    </style:style>
    <style:style style:name="P3992" style:parent-style-name="Normal" style:family="paragraph">
      <style:paragraph-properties fo:text-align="center"/>
    </style:style>
    <style:style style:name="TableRow3993" style:family="table-row">
      <style:table-row-properties/>
    </style:style>
    <style:style style:name="TableCell3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9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999" style:family="table-row">
      <style:table-row-properties/>
    </style:style>
    <style:style style:name="TableCell4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0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005" style:family="table-row">
      <style:table-row-properties/>
    </style:style>
    <style:style style:name="TableCell4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10" style:family="table-cell">
      <style:table-cell-properties fo:border="0.0069in solid #000000" style:writing-mode="lr-tb" fo:padding-top="0in" fo:padding-left="0.0715in" fo:padding-bottom="0in" fo:padding-right="0.075in"/>
    </style:style>
    <style:style style:name="P4011" style:parent-style-name="Normal" style:family="paragraph">
      <style:text-properties style:font-name="Symbol" style:font-name-complex="Symbol" fo:font-size="16pt" style:font-size-asian="16pt"/>
    </style:style>
    <style:style style:name="T4012" style:parent-style-name="DefaultParagraphFont" style:family="text">
      <style:text-properties fo:font-weight="bold" style:font-weight-asian="bold" style:font-weight-complex="bold"/>
    </style:style>
    <style:style style:name="T4013" style:parent-style-name="DefaultParagraphFont" style:family="text">
      <style:text-properties fo:font-style="italic" style:font-style-asian="italic" style:font-style-complex="italic"/>
    </style:style>
    <style:style style:name="T401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015" style:parent-style-name="DefaultParagraphFont" style:family="text">
      <style:text-properties fo:color="#FF0000"/>
    </style:style>
    <style:style style:name="P4016" style:parent-style-name="Normal" style:family="paragraph">
      <style:paragraph-properties fo:text-align="center"/>
    </style:style>
    <style:style style:name="P4017" style:parent-style-name="Normal" style:family="paragraph"/>
    <style:style style:name="P4018" style:parent-style-name="Normal" style:family="paragraph"/>
    <style:style style:name="P4019" style:parent-style-name="Normal" style:family="paragraph">
      <style:paragraph-properties fo:margin-left="0.5in">
        <style:tab-stops/>
      </style:paragraph-properties>
    </style:style>
    <style:style style:name="P4020" style:parent-style-name="Normal" style:family="paragraph"/>
    <style:style style:name="P4021" style:parent-style-name="Normal" style:family="paragraph"/>
    <style:style style:name="P4022" style:parent-style-name="Normal" style:family="paragraph"/>
    <style:style style:name="P4023" style:parent-style-name="Normal" style:family="paragraph"/>
    <style:style style:name="P4024" style:parent-style-name="Normal" style:family="paragraph"/>
    <style:style style:name="P4025" style:parent-style-name="Normal" style:family="paragraph"/>
    <style:style style:name="P4026" style:parent-style-name="Normal" style:family="paragraph">
      <style:paragraph-properties fo:margin-left="0.5in">
        <style:tab-stops/>
      </style:paragraph-properties>
    </style:style>
    <style:style style:name="P4027" style:parent-style-name="Normal" style:family="paragraph"/>
    <style:style style:name="T4028" style:parent-style-name="DefaultParagraphFont" style:family="text">
      <style:text-properties style:language-asian="en" style:country-asian="US"/>
    </style:style>
    <style:style style:name="TableColumn4030" style:family="table-column">
      <style:table-column-properties style:column-width="1.2298in"/>
    </style:style>
    <style:style style:name="TableColumn4031" style:family="table-column">
      <style:table-column-properties style:column-width="1.2298in"/>
    </style:style>
    <style:style style:name="TableColumn4032" style:family="table-column">
      <style:table-column-properties style:column-width="1.2298in"/>
    </style:style>
    <style:style style:name="TableColumn4033" style:family="table-column">
      <style:table-column-properties style:column-width="1.2298in"/>
    </style:style>
    <style:style style:name="TableColumn4034" style:family="table-column">
      <style:table-column-properties style:column-width="1.2375in"/>
    </style:style>
    <style:style style:name="Table4029" style:family="table">
      <style:table-properties style:width="6.1569in" fo:margin-left="-0.0034in" table:align="left"/>
    </style:style>
    <style:style style:name="TableRow4035" style:family="table-row">
      <style:table-row-properties fo:keep-together="always"/>
    </style:style>
    <style:style style:name="TableCell40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037" style:parent-style-name="Normal" style:family="paragraph">
      <style:paragraph-properties style:snap-to-layout-grid="false"/>
    </style:style>
    <style:style style:name="TableCell40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039" style:parent-style-name="Normal" style:family="paragraph">
      <style:paragraph-properties fo:text-align="center"/>
    </style:style>
    <style:style style:name="TableCell4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041" style:parent-style-name="Normal" style:family="paragraph">
      <style:paragraph-properties fo:text-align="center"/>
    </style:style>
    <style:style style:name="TableCell4042" style:family="table-cell">
      <style:table-cell-properties fo:border="0.0069in solid #000000" style:writing-mode="lr-tb" fo:padding-top="0in" fo:padding-left="0.0715in" fo:padding-bottom="0in" fo:padding-right="0.075in"/>
    </style:style>
    <style:style style:name="P4043" style:parent-style-name="Normal" style:family="paragraph">
      <style:paragraph-properties fo:text-align="center"/>
    </style:style>
    <style:style style:name="TableRow4044" style:family="table-row">
      <style:table-row-properties/>
    </style:style>
    <style:style style:name="TableCell4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4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050" style:family="table-row">
      <style:table-row-properties/>
    </style:style>
    <style:style style:name="TableCell4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5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056" style:family="table-row">
      <style:table-row-properties/>
    </style:style>
    <style:style style:name="TableCell40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61" style:family="table-cell">
      <style:table-cell-properties fo:border="0.0069in solid #000000" style:writing-mode="lr-tb" fo:padding-top="0in" fo:padding-left="0.0715in" fo:padding-bottom="0in" fo:padding-right="0.075in"/>
    </style:style>
    <style:style style:name="T4062" style:parent-style-name="DefaultParagraphFont" style:family="text">
      <style:text-properties fo:font-weight="bold" style:font-weight-asian="bold" style:font-weight-complex="bold"/>
    </style:style>
    <style:style style:name="T4063" style:parent-style-name="DefaultParagraphFont" style:family="text">
      <style:text-properties fo:font-style="italic" style:font-style-asian="italic" style:font-style-complex="italic"/>
    </style:style>
    <style:style style:name="T406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065" style:parent-style-name="DefaultParagraphFont" style:family="text">
      <style:text-properties fo:color="#FF0000"/>
    </style:style>
    <style:style style:name="P4066" style:parent-style-name="Normal" style:family="paragraph">
      <style:paragraph-properties fo:text-align="center"/>
    </style:style>
    <style:style style:name="P4067" style:parent-style-name="Normal" style:family="paragraph"/>
    <style:style style:name="P4068" style:parent-style-name="Normal" style:family="paragraph"/>
    <style:style style:name="P4069" style:parent-style-name="Normal" style:family="paragraph">
      <style:paragraph-properties fo:margin-left="0.5in">
        <style:tab-stops/>
      </style:paragraph-properties>
    </style:style>
    <style:style style:name="P4070" style:parent-style-name="Normal" style:family="paragraph"/>
    <style:style style:name="P4071" style:parent-style-name="Normal" style:family="paragraph"/>
    <style:style style:name="P4072" style:parent-style-name="Normal" style:family="paragraph"/>
    <style:style style:name="P4073" style:parent-style-name="Normal" style:family="paragraph"/>
    <style:style style:name="P4074" style:parent-style-name="Normal" style:family="paragraph"/>
    <style:style style:name="P4075" style:parent-style-name="Normal" style:family="paragraph"/>
    <style:style style:name="P4076" style:parent-style-name="Normal" style:family="paragraph">
      <style:paragraph-properties fo:margin-left="0.5in">
        <style:tab-stops/>
      </style:paragraph-properties>
    </style:style>
    <style:style style:name="P4077" style:parent-style-name="Normal" style:family="paragraph"/>
    <style:style style:name="T4078" style:parent-style-name="DefaultParagraphFont" style:family="text">
      <style:text-properties style:language-asian="en" style:country-asian="US"/>
    </style:style>
    <style:style style:name="TableColumn4080" style:family="table-column">
      <style:table-column-properties style:column-width="1.2298in"/>
    </style:style>
    <style:style style:name="TableColumn4081" style:family="table-column">
      <style:table-column-properties style:column-width="1.2298in"/>
    </style:style>
    <style:style style:name="TableColumn4082" style:family="table-column">
      <style:table-column-properties style:column-width="1.2298in"/>
    </style:style>
    <style:style style:name="TableColumn4083" style:family="table-column">
      <style:table-column-properties style:column-width="1.2298in"/>
    </style:style>
    <style:style style:name="TableColumn4084" style:family="table-column">
      <style:table-column-properties style:column-width="1.2375in"/>
    </style:style>
    <style:style style:name="Table4079" style:family="table">
      <style:table-properties style:width="6.1569in" fo:margin-left="-0.0034in" table:align="left"/>
    </style:style>
    <style:style style:name="TableRow4085" style:family="table-row">
      <style:table-row-properties fo:keep-together="always"/>
    </style:style>
    <style:style style:name="TableCell40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087" style:parent-style-name="Normal" style:family="paragraph">
      <style:paragraph-properties style:snap-to-layout-grid="false"/>
    </style:style>
    <style:style style:name="TableCell40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089" style:parent-style-name="Normal" style:family="paragraph">
      <style:paragraph-properties fo:text-align="center"/>
    </style:style>
    <style:style style:name="TableCell40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091" style:parent-style-name="Normal" style:family="paragraph">
      <style:paragraph-properties fo:text-align="center"/>
    </style:style>
    <style:style style:name="TableCell4092" style:family="table-cell">
      <style:table-cell-properties fo:border="0.0069in solid #000000" style:writing-mode="lr-tb" fo:padding-top="0in" fo:padding-left="0.0715in" fo:padding-bottom="0in" fo:padding-right="0.075in"/>
    </style:style>
    <style:style style:name="P4093" style:parent-style-name="Normal" style:family="paragraph">
      <style:paragraph-properties fo:text-align="center"/>
    </style:style>
    <style:style style:name="TableRow4094" style:family="table-row">
      <style:table-row-properties/>
    </style:style>
    <style:style style:name="TableCell4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9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100" style:family="table-row">
      <style:table-row-properties/>
    </style:style>
    <style:style style:name="TableCell4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0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106" style:family="table-row">
      <style:table-row-properties/>
    </style:style>
    <style:style style:name="TableCell4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11" style:family="table-cell">
      <style:table-cell-properties fo:border="0.0069in solid #000000" style:writing-mode="lr-tb" fo:padding-top="0in" fo:padding-left="0.0715in" fo:padding-bottom="0in" fo:padding-right="0.075in"/>
    </style:style>
    <style:style style:name="T4112" style:parent-style-name="DefaultParagraphFont" style:family="text">
      <style:text-properties fo:font-weight="bold" style:font-weight-asian="bold" style:font-weight-complex="bold"/>
    </style:style>
    <style:style style:name="T4113" style:parent-style-name="DefaultParagraphFont" style:family="text">
      <style:text-properties fo:font-style="italic" style:font-style-asian="italic" style:font-style-complex="italic"/>
    </style:style>
    <style:style style:name="T411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115" style:parent-style-name="DefaultParagraphFont" style:family="text">
      <style:text-properties fo:color="#FF0000"/>
    </style:style>
    <style:style style:name="P4116" style:parent-style-name="Normal" style:family="paragraph">
      <style:paragraph-properties fo:text-align="center"/>
    </style:style>
    <style:style style:name="P4117" style:parent-style-name="Normal" style:family="paragraph"/>
    <style:style style:name="P4118" style:parent-style-name="Normal" style:family="paragraph"/>
    <style:style style:name="P4119" style:parent-style-name="Normal" style:family="paragraph">
      <style:paragraph-properties fo:margin-left="0.5in">
        <style:tab-stops/>
      </style:paragraph-properties>
    </style:style>
    <style:style style:name="P4120" style:parent-style-name="Normal" style:family="paragraph"/>
    <style:style style:name="P4121" style:parent-style-name="Normal" style:family="paragraph"/>
    <style:style style:name="P4122" style:parent-style-name="Normal" style:family="paragraph"/>
    <style:style style:name="P4123" style:parent-style-name="Normal" style:family="paragraph"/>
    <style:style style:name="P4124" style:parent-style-name="Normal" style:family="paragraph"/>
    <style:style style:name="P4125" style:parent-style-name="Normal" style:family="paragraph"/>
    <style:style style:name="P4126" style:parent-style-name="Normal" style:family="paragraph">
      <style:paragraph-properties fo:margin-left="0.5in">
        <style:tab-stops/>
      </style:paragraph-properties>
    </style:style>
    <style:style style:name="P4127" style:parent-style-name="Normal" style:family="paragraph"/>
    <style:style style:name="T4128" style:parent-style-name="DefaultParagraphFont" style:family="text">
      <style:text-properties style:language-asian="en" style:country-asian="US"/>
    </style:style>
    <style:style style:name="TableColumn4130" style:family="table-column">
      <style:table-column-properties style:column-width="1.2298in"/>
    </style:style>
    <style:style style:name="TableColumn4131" style:family="table-column">
      <style:table-column-properties style:column-width="1.2298in"/>
    </style:style>
    <style:style style:name="TableColumn4132" style:family="table-column">
      <style:table-column-properties style:column-width="1.2298in"/>
    </style:style>
    <style:style style:name="TableColumn4133" style:family="table-column">
      <style:table-column-properties style:column-width="1.2298in"/>
    </style:style>
    <style:style style:name="TableColumn4134" style:family="table-column">
      <style:table-column-properties style:column-width="1.2375in"/>
    </style:style>
    <style:style style:name="Table4129" style:family="table">
      <style:table-properties style:width="6.1569in" fo:margin-left="-0.0034in" table:align="left"/>
    </style:style>
    <style:style style:name="TableRow4135" style:family="table-row">
      <style:table-row-properties fo:keep-together="always"/>
    </style:style>
    <style:style style:name="TableCell4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137" style:parent-style-name="Normal" style:family="paragraph">
      <style:paragraph-properties style:snap-to-layout-grid="false"/>
    </style:style>
    <style:style style:name="TableCell4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139" style:parent-style-name="Normal" style:family="paragraph">
      <style:paragraph-properties fo:text-align="center"/>
    </style:style>
    <style:style style:name="TableCell4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141" style:parent-style-name="Normal" style:family="paragraph">
      <style:paragraph-properties fo:text-align="center"/>
    </style:style>
    <style:style style:name="TableCell4142" style:family="table-cell">
      <style:table-cell-properties fo:border="0.0069in solid #000000" style:writing-mode="lr-tb" fo:padding-top="0in" fo:padding-left="0.0715in" fo:padding-bottom="0in" fo:padding-right="0.075in"/>
    </style:style>
    <style:style style:name="P4143" style:parent-style-name="Normal" style:family="paragraph">
      <style:paragraph-properties fo:text-align="center"/>
    </style:style>
    <style:style style:name="TableRow4144" style:family="table-row">
      <style:table-row-properties/>
    </style:style>
    <style:style style:name="TableCell4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4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150" style:family="table-row">
      <style:table-row-properties/>
    </style:style>
    <style:style style:name="TableCell4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5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156" style:family="table-row">
      <style:table-row-properties/>
    </style:style>
    <style:style style:name="TableCell4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61" style:family="table-cell">
      <style:table-cell-properties fo:border="0.0069in solid #000000" style:writing-mode="lr-tb" fo:padding-top="0in" fo:padding-left="0.0715in" fo:padding-bottom="0in" fo:padding-right="0.075in"/>
    </style:style>
    <style:style style:name="P4162" style:parent-style-name="Normal" style:family="paragraph">
      <style:text-properties style:font-name="Symbol" style:font-name-complex="Symbol" fo:font-size="16pt" style:font-size-asian="16pt"/>
    </style:style>
    <style:style style:name="T4163" style:parent-style-name="DefaultParagraphFont" style:family="text">
      <style:text-properties fo:font-weight="bold" style:font-weight-asian="bold" style:font-weight-complex="bold"/>
    </style:style>
    <style:style style:name="T4164" style:parent-style-name="DefaultParagraphFont" style:family="text">
      <style:text-properties fo:font-style="italic" style:font-style-asian="italic" style:font-style-complex="italic"/>
    </style:style>
    <style:style style:name="T416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166" style:parent-style-name="DefaultParagraphFont" style:family="text">
      <style:text-properties fo:color="#FF0000"/>
    </style:style>
    <style:style style:name="P4167" style:parent-style-name="Normal" style:family="paragraph">
      <style:paragraph-properties fo:text-align="center"/>
    </style:style>
    <style:style style:name="P4168" style:parent-style-name="Normal" style:family="paragraph"/>
    <style:style style:name="P4169" style:parent-style-name="Normal" style:family="paragraph"/>
    <style:style style:name="P4170" style:parent-style-name="Normal" style:family="paragraph">
      <style:paragraph-properties fo:margin-left="0.5in">
        <style:tab-stops/>
      </style:paragraph-properties>
    </style:style>
    <style:style style:name="P4171" style:parent-style-name="Normal" style:family="paragraph"/>
    <style:style style:name="P4172" style:parent-style-name="Normal" style:family="paragraph"/>
    <style:style style:name="P4173" style:parent-style-name="Normal" style:family="paragraph"/>
    <style:style style:name="P4174" style:parent-style-name="Normal" style:family="paragraph"/>
    <style:style style:name="P4175" style:parent-style-name="Normal" style:family="paragraph"/>
    <style:style style:name="P4176" style:parent-style-name="Normal" style:family="paragraph"/>
    <style:style style:name="P4177" style:parent-style-name="Normal" style:family="paragraph">
      <style:paragraph-properties fo:margin-left="0.5in">
        <style:tab-stops/>
      </style:paragraph-properties>
    </style:style>
    <style:style style:name="P4178" style:parent-style-name="Normal" style:family="paragraph"/>
    <style:style style:name="T4179" style:parent-style-name="DefaultParagraphFont" style:family="text">
      <style:text-properties style:language-asian="en" style:country-asian="US"/>
    </style:style>
    <style:style style:name="TableColumn4181" style:family="table-column">
      <style:table-column-properties style:column-width="1.2298in"/>
    </style:style>
    <style:style style:name="TableColumn4182" style:family="table-column">
      <style:table-column-properties style:column-width="1.2298in"/>
    </style:style>
    <style:style style:name="TableColumn4183" style:family="table-column">
      <style:table-column-properties style:column-width="1.2298in"/>
    </style:style>
    <style:style style:name="TableColumn4184" style:family="table-column">
      <style:table-column-properties style:column-width="1.2298in"/>
    </style:style>
    <style:style style:name="TableColumn4185" style:family="table-column">
      <style:table-column-properties style:column-width="1.2375in"/>
    </style:style>
    <style:style style:name="Table4180" style:family="table">
      <style:table-properties style:width="6.1569in" fo:margin-left="-0.0034in" table:align="left"/>
    </style:style>
    <style:style style:name="TableRow4186" style:family="table-row">
      <style:table-row-properties fo:keep-together="always"/>
    </style:style>
    <style:style style:name="TableCell4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188" style:parent-style-name="Normal" style:family="paragraph">
      <style:paragraph-properties style:snap-to-layout-grid="false"/>
    </style:style>
    <style:style style:name="TableCell4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190" style:parent-style-name="Normal" style:family="paragraph">
      <style:paragraph-properties fo:text-align="center"/>
    </style:style>
    <style:style style:name="TableCell41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192" style:parent-style-name="Normal" style:family="paragraph">
      <style:paragraph-properties fo:text-align="center"/>
    </style:style>
    <style:style style:name="TableCell4193" style:family="table-cell">
      <style:table-cell-properties fo:border="0.0069in solid #000000" style:writing-mode="lr-tb" fo:padding-top="0in" fo:padding-left="0.0715in" fo:padding-bottom="0in" fo:padding-right="0.075in"/>
    </style:style>
    <style:style style:name="P4194" style:parent-style-name="Normal" style:family="paragraph">
      <style:paragraph-properties fo:text-align="center"/>
    </style:style>
    <style:style style:name="TableRow4195" style:family="table-row">
      <style:table-row-properties/>
    </style:style>
    <style:style style:name="TableCell4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0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201" style:family="table-row">
      <style:table-row-properties/>
    </style:style>
    <style:style style:name="TableCell4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0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207" style:family="table-row">
      <style:table-row-properties/>
    </style:style>
    <style:style style:name="TableCell4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12" style:family="table-cell">
      <style:table-cell-properties fo:border="0.0069in solid #000000" style:writing-mode="lr-tb" fo:padding-top="0in" fo:padding-left="0.0715in" fo:padding-bottom="0in" fo:padding-right="0.075in"/>
    </style:style>
    <style:style style:name="P4213" style:parent-style-name="Normal" style:family="paragraph">
      <style:text-properties style:font-name="Symbol" style:font-name-complex="Symbol" fo:font-size="16pt" style:font-size-asian="16pt"/>
    </style:style>
    <style:style style:name="T4214" style:parent-style-name="DefaultParagraphFont" style:family="text">
      <style:text-properties fo:font-weight="bold" style:font-weight-asian="bold" style:font-weight-complex="bold"/>
    </style:style>
    <style:style style:name="T4215" style:parent-style-name="DefaultParagraphFont" style:family="text">
      <style:text-properties fo:font-style="italic" style:font-style-asian="italic" style:font-style-complex="italic"/>
    </style:style>
    <style:style style:name="T421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217" style:parent-style-name="DefaultParagraphFont" style:family="text">
      <style:text-properties fo:color="#FF0000"/>
    </style:style>
    <style:style style:name="P4218" style:parent-style-name="Normal" style:family="paragraph">
      <style:paragraph-properties fo:text-align="center"/>
    </style:style>
    <style:style style:name="P4219" style:parent-style-name="Normal" style:family="paragraph"/>
    <style:style style:name="P4220" style:parent-style-name="Normal" style:family="paragraph"/>
    <style:style style:name="P4221" style:parent-style-name="Normal" style:family="paragraph">
      <style:paragraph-properties fo:margin-left="0.5in">
        <style:tab-stops/>
      </style:paragraph-properties>
    </style:style>
    <style:style style:name="P4222" style:parent-style-name="Normal" style:family="paragraph"/>
    <style:style style:name="P4223" style:parent-style-name="Normal" style:family="paragraph"/>
    <style:style style:name="P4224" style:parent-style-name="Normal" style:family="paragraph"/>
    <style:style style:name="P4225" style:parent-style-name="Normal" style:family="paragraph"/>
    <style:style style:name="P4226" style:parent-style-name="Normal" style:family="paragraph"/>
    <style:style style:name="P4227" style:parent-style-name="Normal" style:family="paragraph"/>
    <style:style style:name="P4228" style:parent-style-name="Normal" style:family="paragraph">
      <style:paragraph-properties fo:margin-left="0.5in">
        <style:tab-stops/>
      </style:paragraph-properties>
    </style:style>
    <style:style style:name="P4229" style:parent-style-name="Normal" style:family="paragraph"/>
    <style:style style:name="T4230" style:parent-style-name="DefaultParagraphFont" style:family="text">
      <style:text-properties style:language-asian="en" style:country-asian="US"/>
    </style:style>
    <style:style style:name="TableColumn4232" style:family="table-column">
      <style:table-column-properties style:column-width="1.2298in"/>
    </style:style>
    <style:style style:name="TableColumn4233" style:family="table-column">
      <style:table-column-properties style:column-width="1.2298in"/>
    </style:style>
    <style:style style:name="TableColumn4234" style:family="table-column">
      <style:table-column-properties style:column-width="1.2298in"/>
    </style:style>
    <style:style style:name="TableColumn4235" style:family="table-column">
      <style:table-column-properties style:column-width="1.2298in"/>
    </style:style>
    <style:style style:name="TableColumn4236" style:family="table-column">
      <style:table-column-properties style:column-width="1.2375in"/>
    </style:style>
    <style:style style:name="Table4231" style:family="table">
      <style:table-properties style:width="6.1569in" fo:margin-left="-0.0034in" table:align="left"/>
    </style:style>
    <style:style style:name="TableRow4237" style:family="table-row">
      <style:table-row-properties fo:keep-together="always"/>
    </style:style>
    <style:style style:name="TableCell4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239" style:parent-style-name="Normal" style:family="paragraph">
      <style:paragraph-properties style:snap-to-layout-grid="false"/>
    </style:style>
    <style:style style:name="TableCell4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241" style:parent-style-name="Normal" style:family="paragraph">
      <style:paragraph-properties fo:text-align="center"/>
    </style:style>
    <style:style style:name="TableCell4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243" style:parent-style-name="Normal" style:family="paragraph">
      <style:paragraph-properties fo:text-align="center"/>
    </style:style>
    <style:style style:name="TableCell4244" style:family="table-cell">
      <style:table-cell-properties fo:border="0.0069in solid #000000" style:writing-mode="lr-tb" fo:padding-top="0in" fo:padding-left="0.0715in" fo:padding-bottom="0in" fo:padding-right="0.075in"/>
    </style:style>
    <style:style style:name="P4245" style:parent-style-name="Normal" style:family="paragraph">
      <style:paragraph-properties fo:text-align="center"/>
    </style:style>
    <style:style style:name="TableRow4246" style:family="table-row">
      <style:table-row-properties/>
    </style:style>
    <style:style style:name="TableCell4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5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252" style:family="table-row">
      <style:table-row-properties/>
    </style:style>
    <style:style style:name="TableCell4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5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258" style:family="table-row">
      <style:table-row-properties/>
    </style:style>
    <style:style style:name="TableCell4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63" style:family="table-cell">
      <style:table-cell-properties fo:border="0.0069in solid #000000" style:writing-mode="lr-tb" fo:padding-top="0in" fo:padding-left="0.0715in" fo:padding-bottom="0in" fo:padding-right="0.075in"/>
    </style:style>
    <style:style style:name="P4264" style:parent-style-name="Normal" style:family="paragraph">
      <style:text-properties style:font-name="Symbol" style:font-name-complex="Symbol" fo:font-size="16pt" style:font-size-asian="16pt"/>
    </style:style>
    <style:style style:name="T4265" style:parent-style-name="DefaultParagraphFont" style:family="text">
      <style:text-properties fo:font-weight="bold" style:font-weight-asian="bold" style:font-weight-complex="bold"/>
    </style:style>
    <style:style style:name="T4266" style:parent-style-name="DefaultParagraphFont" style:family="text">
      <style:text-properties fo:font-style="italic" style:font-style-asian="italic" style:font-style-complex="italic"/>
    </style:style>
    <style:style style:name="T426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268" style:parent-style-name="DefaultParagraphFont" style:family="text">
      <style:text-properties fo:color="#FF0000"/>
    </style:style>
    <style:style style:name="P4269" style:parent-style-name="Normal" style:family="paragraph">
      <style:paragraph-properties fo:text-align="center"/>
    </style:style>
    <style:style style:name="P4270" style:parent-style-name="Normal" style:family="paragraph"/>
    <style:style style:name="P4271" style:parent-style-name="Normal" style:family="paragraph"/>
    <style:style style:name="P4272" style:parent-style-name="Normal" style:family="paragraph">
      <style:paragraph-properties fo:margin-left="0.5in">
        <style:tab-stops/>
      </style:paragraph-properties>
    </style:style>
    <style:style style:name="P4273" style:parent-style-name="Normal" style:family="paragraph"/>
    <style:style style:name="P4274" style:parent-style-name="Normal" style:family="paragraph"/>
    <style:style style:name="P4275" style:parent-style-name="Normal" style:family="paragraph"/>
    <style:style style:name="P4276" style:parent-style-name="Normal" style:family="paragraph"/>
    <style:style style:name="P4277" style:parent-style-name="Normal" style:family="paragraph"/>
    <style:style style:name="P4278" style:parent-style-name="Normal" style:family="paragraph"/>
    <style:style style:name="P4279" style:parent-style-name="Normal" style:family="paragraph">
      <style:paragraph-properties fo:margin-left="0.5in">
        <style:tab-stops/>
      </style:paragraph-properties>
    </style:style>
    <style:style style:name="P4280" style:parent-style-name="Normal" style:family="paragraph"/>
    <style:style style:name="T4281" style:parent-style-name="DefaultParagraphFont" style:family="text">
      <style:text-properties style:language-asian="en" style:country-asian="US"/>
    </style:style>
    <style:style style:name="TableColumn4283" style:family="table-column">
      <style:table-column-properties style:column-width="1.2298in"/>
    </style:style>
    <style:style style:name="TableColumn4284" style:family="table-column">
      <style:table-column-properties style:column-width="1.2298in"/>
    </style:style>
    <style:style style:name="TableColumn4285" style:family="table-column">
      <style:table-column-properties style:column-width="1.2298in"/>
    </style:style>
    <style:style style:name="TableColumn4286" style:family="table-column">
      <style:table-column-properties style:column-width="1.2298in"/>
    </style:style>
    <style:style style:name="TableColumn4287" style:family="table-column">
      <style:table-column-properties style:column-width="1.2375in"/>
    </style:style>
    <style:style style:name="Table4282" style:family="table">
      <style:table-properties style:width="6.1569in" fo:margin-left="-0.0034in" table:align="left"/>
    </style:style>
    <style:style style:name="TableRow4288" style:family="table-row">
      <style:table-row-properties fo:keep-together="always"/>
    </style:style>
    <style:style style:name="TableCell4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290" style:parent-style-name="Normal" style:family="paragraph">
      <style:paragraph-properties style:snap-to-layout-grid="false"/>
    </style:style>
    <style:style style:name="TableCell4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292" style:parent-style-name="Normal" style:family="paragraph">
      <style:paragraph-properties fo:text-align="center"/>
    </style:style>
    <style:style style:name="TableCell4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294" style:parent-style-name="Normal" style:family="paragraph">
      <style:paragraph-properties fo:text-align="center"/>
    </style:style>
    <style:style style:name="TableCell4295" style:family="table-cell">
      <style:table-cell-properties fo:border="0.0069in solid #000000" style:writing-mode="lr-tb" fo:padding-top="0in" fo:padding-left="0.0715in" fo:padding-bottom="0in" fo:padding-right="0.075in"/>
    </style:style>
    <style:style style:name="P4296" style:parent-style-name="Normal" style:family="paragraph">
      <style:paragraph-properties fo:text-align="center"/>
    </style:style>
    <style:style style:name="TableRow4297" style:family="table-row">
      <style:table-row-properties/>
    </style:style>
    <style:style style:name="TableCell4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0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303" style:family="table-row">
      <style:table-row-properties/>
    </style:style>
    <style:style style:name="TableCell4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0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309" style:family="table-row">
      <style:table-row-properties/>
    </style:style>
    <style:style style:name="TableCell4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14" style:family="table-cell">
      <style:table-cell-properties fo:border="0.0069in solid #000000" style:writing-mode="lr-tb" fo:padding-top="0in" fo:padding-left="0.0715in" fo:padding-bottom="0in" fo:padding-right="0.075in"/>
    </style:style>
    <style:style style:name="P4315" style:parent-style-name="Normal" style:family="paragraph">
      <style:text-properties style:font-name="Symbol" style:font-name-complex="Symbol" fo:font-size="16pt" style:font-size-asian="16pt"/>
    </style:style>
    <style:style style:name="T4316" style:parent-style-name="DefaultParagraphFont" style:family="text">
      <style:text-properties fo:font-weight="bold" style:font-weight-asian="bold" style:font-weight-complex="bold"/>
    </style:style>
    <style:style style:name="T4317" style:parent-style-name="DefaultParagraphFont" style:family="text">
      <style:text-properties fo:font-style="italic" style:font-style-asian="italic" style:font-style-complex="italic"/>
    </style:style>
    <style:style style:name="T431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319" style:parent-style-name="DefaultParagraphFont" style:family="text">
      <style:text-properties fo:color="#FF0000"/>
    </style:style>
    <style:style style:name="P4320" style:parent-style-name="Normal" style:family="paragraph">
      <style:paragraph-properties fo:text-align="center"/>
    </style:style>
    <style:style style:name="P4321" style:parent-style-name="Normal" style:family="paragraph"/>
    <style:style style:name="P4322" style:parent-style-name="Normal" style:family="paragraph"/>
    <style:style style:name="P4323" style:parent-style-name="Normal" style:family="paragraph">
      <style:paragraph-properties fo:margin-left="0.5in">
        <style:tab-stops/>
      </style:paragraph-properties>
    </style:style>
    <style:style style:name="P4324" style:parent-style-name="Normal" style:family="paragraph"/>
    <style:style style:name="P4325" style:parent-style-name="Normal" style:family="paragraph"/>
    <style:style style:name="P4326" style:parent-style-name="Normal" style:family="paragraph"/>
    <style:style style:name="P4327" style:parent-style-name="Normal" style:family="paragraph"/>
    <style:style style:name="P4328" style:parent-style-name="Normal" style:family="paragraph"/>
    <style:style style:name="P4329" style:parent-style-name="Normal" style:family="paragraph"/>
    <style:style style:name="P4330" style:parent-style-name="Normal" style:family="paragraph">
      <style:paragraph-properties fo:margin-left="0.5in">
        <style:tab-stops/>
      </style:paragraph-properties>
    </style:style>
    <style:style style:name="P4331" style:parent-style-name="Normal" style:family="paragraph"/>
    <style:style style:name="T4332" style:parent-style-name="DefaultParagraphFont" style:family="text">
      <style:text-properties style:language-asian="en" style:country-asian="US"/>
    </style:style>
    <style:style style:name="TableColumn4334" style:family="table-column">
      <style:table-column-properties style:column-width="1.2298in"/>
    </style:style>
    <style:style style:name="TableColumn4335" style:family="table-column">
      <style:table-column-properties style:column-width="1.2298in"/>
    </style:style>
    <style:style style:name="TableColumn4336" style:family="table-column">
      <style:table-column-properties style:column-width="1.2298in"/>
    </style:style>
    <style:style style:name="TableColumn4337" style:family="table-column">
      <style:table-column-properties style:column-width="1.2298in"/>
    </style:style>
    <style:style style:name="TableColumn4338" style:family="table-column">
      <style:table-column-properties style:column-width="1.2375in"/>
    </style:style>
    <style:style style:name="Table4333" style:family="table">
      <style:table-properties style:width="6.1569in" fo:margin-left="-0.0034in" table:align="left"/>
    </style:style>
    <style:style style:name="TableRow4339" style:family="table-row">
      <style:table-row-properties fo:keep-together="always"/>
    </style:style>
    <style:style style:name="TableCell4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41" style:parent-style-name="Normal" style:family="paragraph">
      <style:paragraph-properties style:snap-to-layout-grid="false"/>
    </style:style>
    <style:style style:name="TableCell4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43" style:parent-style-name="Normal" style:family="paragraph">
      <style:paragraph-properties fo:text-align="center"/>
    </style:style>
    <style:style style:name="TableCell4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45" style:parent-style-name="Normal" style:family="paragraph">
      <style:paragraph-properties fo:text-align="center"/>
    </style:style>
    <style:style style:name="TableCell4346" style:family="table-cell">
      <style:table-cell-properties fo:border="0.0069in solid #000000" style:writing-mode="lr-tb" fo:padding-top="0in" fo:padding-left="0.0715in" fo:padding-bottom="0in" fo:padding-right="0.075in"/>
    </style:style>
    <style:style style:name="P4347" style:parent-style-name="Normal" style:family="paragraph">
      <style:paragraph-properties fo:text-align="center"/>
    </style:style>
    <style:style style:name="TableRow4348" style:family="table-row">
      <style:table-row-properties/>
    </style:style>
    <style:style style:name="TableCell4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5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354" style:family="table-row">
      <style:table-row-properties/>
    </style:style>
    <style:style style:name="TableCell4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5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360" style:family="table-row">
      <style:table-row-properties/>
    </style:style>
    <style:style style:name="TableCell4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65" style:family="table-cell">
      <style:table-cell-properties fo:border="0.0069in solid #000000" style:writing-mode="lr-tb" fo:padding-top="0in" fo:padding-left="0.0715in" fo:padding-bottom="0in" fo:padding-right="0.075in"/>
    </style:style>
    <style:style style:name="P4366" style:parent-style-name="Normal" style:family="paragraph">
      <style:text-properties style:font-name="Symbol" style:font-name-complex="Symbol" fo:font-size="16pt" style:font-size-asian="16pt"/>
    </style:style>
    <style:style style:name="T4367" style:parent-style-name="DefaultParagraphFont" style:family="text">
      <style:text-properties fo:font-weight="bold" style:font-weight-asian="bold" style:font-weight-complex="bold"/>
    </style:style>
    <style:style style:name="T4368" style:parent-style-name="DefaultParagraphFont" style:family="text">
      <style:text-properties fo:font-style="italic" style:font-style-asian="italic" style:font-style-complex="italic"/>
    </style:style>
    <style:style style:name="T436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370" style:parent-style-name="DefaultParagraphFont" style:family="text">
      <style:text-properties fo:color="#FF0000"/>
    </style:style>
    <style:style style:name="P4371" style:parent-style-name="Normal" style:family="paragraph">
      <style:paragraph-properties fo:text-align="center"/>
    </style:style>
    <style:style style:name="P4372" style:parent-style-name="Normal" style:family="paragraph"/>
    <style:style style:name="P4373" style:parent-style-name="Normal" style:family="paragraph"/>
    <style:style style:name="P4374" style:parent-style-name="Normal" style:family="paragraph">
      <style:paragraph-properties fo:margin-left="0.5in">
        <style:tab-stops/>
      </style:paragraph-properties>
    </style:style>
    <style:style style:name="P4375" style:parent-style-name="Normal" style:family="paragraph"/>
    <style:style style:name="P4376" style:parent-style-name="Normal" style:family="paragraph"/>
    <style:style style:name="P4377" style:parent-style-name="Normal" style:family="paragraph"/>
    <style:style style:name="P4378" style:parent-style-name="Normal" style:family="paragraph"/>
    <style:style style:name="P4379" style:parent-style-name="Normal" style:family="paragraph"/>
    <style:style style:name="P4380" style:parent-style-name="Normal" style:family="paragraph"/>
    <style:style style:name="P4381" style:parent-style-name="Normal" style:family="paragraph">
      <style:paragraph-properties fo:margin-left="0.5in">
        <style:tab-stops/>
      </style:paragraph-properties>
    </style:style>
    <style:style style:name="P4382" style:parent-style-name="Normal" style:family="paragraph"/>
    <style:style style:name="T4383" style:parent-style-name="DefaultParagraphFont" style:family="text">
      <style:text-properties style:language-asian="en" style:country-asian="US"/>
    </style:style>
    <style:style style:name="TableColumn4385" style:family="table-column">
      <style:table-column-properties style:column-width="1.2298in"/>
    </style:style>
    <style:style style:name="TableColumn4386" style:family="table-column">
      <style:table-column-properties style:column-width="1.2298in"/>
    </style:style>
    <style:style style:name="TableColumn4387" style:family="table-column">
      <style:table-column-properties style:column-width="1.2298in"/>
    </style:style>
    <style:style style:name="TableColumn4388" style:family="table-column">
      <style:table-column-properties style:column-width="1.2298in"/>
    </style:style>
    <style:style style:name="TableColumn4389" style:family="table-column">
      <style:table-column-properties style:column-width="1.2375in"/>
    </style:style>
    <style:style style:name="Table4384" style:family="table">
      <style:table-properties style:width="6.1569in" fo:margin-left="-0.0034in" table:align="left"/>
    </style:style>
    <style:style style:name="TableRow4390" style:family="table-row">
      <style:table-row-properties fo:keep-together="always"/>
    </style:style>
    <style:style style:name="TableCell4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92" style:parent-style-name="Normal" style:family="paragraph">
      <style:paragraph-properties style:snap-to-layout-grid="false"/>
    </style:style>
    <style:style style:name="TableCell4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94" style:parent-style-name="Normal" style:family="paragraph">
      <style:paragraph-properties fo:text-align="center"/>
    </style:style>
    <style:style style:name="TableCell4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396" style:parent-style-name="Normal" style:family="paragraph">
      <style:paragraph-properties fo:text-align="center"/>
    </style:style>
    <style:style style:name="TableCell4397" style:family="table-cell">
      <style:table-cell-properties fo:border="0.0069in solid #000000" style:writing-mode="lr-tb" fo:padding-top="0in" fo:padding-left="0.0715in" fo:padding-bottom="0in" fo:padding-right="0.075in"/>
    </style:style>
    <style:style style:name="P4398" style:parent-style-name="Normal" style:family="paragraph">
      <style:paragraph-properties fo:text-align="center"/>
    </style:style>
    <style:style style:name="TableRow4399" style:family="table-row">
      <style:table-row-properties/>
    </style:style>
    <style:style style:name="TableCell4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0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405" style:family="table-row">
      <style:table-row-properties/>
    </style:style>
    <style:style style:name="TableCell4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1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411" style:family="table-row">
      <style:table-row-properties/>
    </style:style>
    <style:style style:name="TableCell4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16" style:family="table-cell">
      <style:table-cell-properties fo:border="0.0069in solid #000000" style:writing-mode="lr-tb" fo:padding-top="0in" fo:padding-left="0.0715in" fo:padding-bottom="0in" fo:padding-right="0.075in"/>
    </style:style>
    <style:style style:name="P4417" style:parent-style-name="Normal" style:family="paragraph">
      <style:text-properties style:font-name="Symbol" style:font-name-complex="Symbol" fo:font-size="16pt" style:font-size-asian="16pt"/>
    </style:style>
    <style:style style:name="T4418" style:parent-style-name="DefaultParagraphFont" style:family="text">
      <style:text-properties fo:font-weight="bold" style:font-weight-asian="bold" style:font-weight-complex="bold"/>
    </style:style>
    <style:style style:name="T4419" style:parent-style-name="DefaultParagraphFont" style:family="text">
      <style:text-properties fo:font-style="italic" style:font-style-asian="italic" style:font-style-complex="italic"/>
    </style:style>
    <style:style style:name="T442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421" style:parent-style-name="DefaultParagraphFont" style:family="text">
      <style:text-properties fo:color="#FF0000"/>
    </style:style>
    <style:style style:name="P4422" style:parent-style-name="Normal" style:family="paragraph">
      <style:paragraph-properties fo:text-align="center"/>
    </style:style>
    <style:style style:name="P4423" style:parent-style-name="Normal" style:family="paragraph"/>
    <style:style style:name="P4424" style:parent-style-name="Normal" style:family="paragraph"/>
    <style:style style:name="P4425" style:parent-style-name="Normal" style:family="paragraph">
      <style:paragraph-properties fo:margin-left="0.5in">
        <style:tab-stops/>
      </style:paragraph-properties>
    </style:style>
    <style:style style:name="P4426" style:parent-style-name="Normal" style:family="paragraph"/>
    <style:style style:name="P4427" style:parent-style-name="Normal" style:family="paragraph"/>
    <style:style style:name="P4428" style:parent-style-name="Normal" style:family="paragraph"/>
    <style:style style:name="P4429" style:parent-style-name="Normal" style:family="paragraph"/>
    <style:style style:name="P4430" style:parent-style-name="Normal" style:family="paragraph"/>
    <style:style style:name="P4431" style:parent-style-name="Normal" style:family="paragraph"/>
    <style:style style:name="P4432" style:parent-style-name="Normal" style:family="paragraph">
      <style:paragraph-properties fo:margin-left="0.5in">
        <style:tab-stops/>
      </style:paragraph-properties>
    </style:style>
    <style:style style:name="P4433" style:parent-style-name="Normal" style:family="paragraph"/>
    <style:style style:name="T4434" style:parent-style-name="DefaultParagraphFont" style:family="text">
      <style:text-properties style:language-asian="en" style:country-asian="US"/>
    </style:style>
    <style:style style:name="TableColumn4436" style:family="table-column">
      <style:table-column-properties style:column-width="1.2298in"/>
    </style:style>
    <style:style style:name="TableColumn4437" style:family="table-column">
      <style:table-column-properties style:column-width="1.2298in"/>
    </style:style>
    <style:style style:name="TableColumn4438" style:family="table-column">
      <style:table-column-properties style:column-width="1.2298in"/>
    </style:style>
    <style:style style:name="TableColumn4439" style:family="table-column">
      <style:table-column-properties style:column-width="1.2298in"/>
    </style:style>
    <style:style style:name="TableColumn4440" style:family="table-column">
      <style:table-column-properties style:column-width="1.2375in"/>
    </style:style>
    <style:style style:name="Table4435" style:family="table">
      <style:table-properties style:width="6.1569in" fo:margin-left="-0.0034in" table:align="left"/>
    </style:style>
    <style:style style:name="TableRow4441" style:family="table-row">
      <style:table-row-properties fo:keep-together="always"/>
    </style:style>
    <style:style style:name="TableCell4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443" style:parent-style-name="Normal" style:family="paragraph">
      <style:paragraph-properties style:snap-to-layout-grid="false"/>
    </style:style>
    <style:style style:name="TableCell4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445" style:parent-style-name="Normal" style:family="paragraph">
      <style:paragraph-properties fo:text-align="center"/>
    </style:style>
    <style:style style:name="TableCell4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447" style:parent-style-name="Normal" style:family="paragraph">
      <style:paragraph-properties fo:text-align="center"/>
    </style:style>
    <style:style style:name="TableCell4448" style:family="table-cell">
      <style:table-cell-properties fo:border="0.0069in solid #000000" style:writing-mode="lr-tb" fo:padding-top="0in" fo:padding-left="0.0715in" fo:padding-bottom="0in" fo:padding-right="0.075in"/>
    </style:style>
    <style:style style:name="P4449" style:parent-style-name="Normal" style:family="paragraph">
      <style:paragraph-properties fo:text-align="center"/>
    </style:style>
    <style:style style:name="TableRow4450" style:family="table-row">
      <style:table-row-properties/>
    </style:style>
    <style:style style:name="TableCell4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5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456" style:family="table-row">
      <style:table-row-properties/>
    </style:style>
    <style:style style:name="TableCell4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6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462" style:family="table-row">
      <style:table-row-properties/>
    </style:style>
    <style:style style:name="TableCell44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67" style:family="table-cell">
      <style:table-cell-properties fo:border="0.0069in solid #000000" style:writing-mode="lr-tb" fo:padding-top="0in" fo:padding-left="0.0715in" fo:padding-bottom="0in" fo:padding-right="0.075in"/>
    </style:style>
    <style:style style:name="T4468" style:parent-style-name="DefaultParagraphFont" style:family="text">
      <style:text-properties fo:font-weight="bold" style:font-weight-asian="bold" style:font-weight-complex="bold"/>
    </style:style>
    <style:style style:name="T4469" style:parent-style-name="DefaultParagraphFont" style:family="text">
      <style:text-properties fo:font-style="italic" style:font-style-asian="italic" style:font-style-complex="italic"/>
    </style:style>
    <style:style style:name="T447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471" style:parent-style-name="DefaultParagraphFont" style:family="text">
      <style:text-properties fo:color="#FF0000"/>
    </style:style>
    <style:style style:name="P4472" style:parent-style-name="Normal" style:family="paragraph">
      <style:paragraph-properties fo:text-align="center"/>
    </style:style>
    <style:style style:name="P4473" style:parent-style-name="Normal" style:family="paragraph"/>
    <style:style style:name="P4474" style:parent-style-name="Normal" style:family="paragraph"/>
    <style:style style:name="P4475" style:parent-style-name="Normal" style:family="paragraph">
      <style:paragraph-properties fo:margin-left="0.5in">
        <style:tab-stops/>
      </style:paragraph-properties>
    </style:style>
    <style:style style:name="P4476" style:parent-style-name="Normal" style:family="paragraph"/>
    <style:style style:name="P4477" style:parent-style-name="Normal" style:family="paragraph"/>
    <style:style style:name="P4478" style:parent-style-name="Normal" style:family="paragraph"/>
    <style:style style:name="P4479" style:parent-style-name="Normal" style:family="paragraph"/>
    <style:style style:name="P4480" style:parent-style-name="Normal" style:family="paragraph"/>
    <style:style style:name="P4481" style:parent-style-name="Normal" style:family="paragraph"/>
    <style:style style:name="P4482" style:parent-style-name="Normal" style:family="paragraph">
      <style:paragraph-properties fo:margin-left="0.5in">
        <style:tab-stops/>
      </style:paragraph-properties>
    </style:style>
    <style:style style:name="P4483" style:parent-style-name="Normal" style:family="paragraph"/>
    <style:style style:name="T4484" style:parent-style-name="DefaultParagraphFont" style:family="text">
      <style:text-properties style:language-asian="en" style:country-asian="US"/>
    </style:style>
    <style:style style:name="TableColumn4486" style:family="table-column">
      <style:table-column-properties style:column-width="1.2298in"/>
    </style:style>
    <style:style style:name="TableColumn4487" style:family="table-column">
      <style:table-column-properties style:column-width="1.2298in"/>
    </style:style>
    <style:style style:name="TableColumn4488" style:family="table-column">
      <style:table-column-properties style:column-width="1.2298in"/>
    </style:style>
    <style:style style:name="TableColumn4489" style:family="table-column">
      <style:table-column-properties style:column-width="1.2298in"/>
    </style:style>
    <style:style style:name="TableColumn4490" style:family="table-column">
      <style:table-column-properties style:column-width="1.2375in"/>
    </style:style>
    <style:style style:name="Table4485" style:family="table">
      <style:table-properties style:width="6.1569in" fo:margin-left="-0.0034in" table:align="left"/>
    </style:style>
    <style:style style:name="TableRow4491" style:family="table-row">
      <style:table-row-properties fo:keep-together="always"/>
    </style:style>
    <style:style style:name="TableCell4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493" style:parent-style-name="Normal" style:family="paragraph">
      <style:paragraph-properties style:snap-to-layout-grid="false"/>
    </style:style>
    <style:style style:name="TableCell4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495" style:parent-style-name="Normal" style:family="paragraph">
      <style:paragraph-properties fo:text-align="center"/>
    </style:style>
    <style:style style:name="TableCell44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497" style:parent-style-name="Normal" style:family="paragraph">
      <style:paragraph-properties fo:text-align="center"/>
    </style:style>
    <style:style style:name="TableCell4498" style:family="table-cell">
      <style:table-cell-properties fo:border="0.0069in solid #000000" style:writing-mode="lr-tb" fo:padding-top="0in" fo:padding-left="0.0715in" fo:padding-bottom="0in" fo:padding-right="0.075in"/>
    </style:style>
    <style:style style:name="P4499" style:parent-style-name="Normal" style:family="paragraph">
      <style:paragraph-properties fo:text-align="center"/>
    </style:style>
    <style:style style:name="TableRow4500" style:family="table-row">
      <style:table-row-properties/>
    </style:style>
    <style:style style:name="TableCell4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0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506" style:family="table-row">
      <style:table-row-properties/>
    </style:style>
    <style:style style:name="TableCell4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1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512" style:family="table-row">
      <style:table-row-properties/>
    </style:style>
    <style:style style:name="TableCell4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17" style:family="table-cell">
      <style:table-cell-properties fo:border="0.0069in solid #000000" style:writing-mode="lr-tb" fo:padding-top="0in" fo:padding-left="0.0715in" fo:padding-bottom="0in" fo:padding-right="0.075in"/>
    </style:style>
    <style:style style:name="T4518" style:parent-style-name="DefaultParagraphFont" style:family="text">
      <style:text-properties fo:font-weight="bold" style:font-weight-asian="bold" style:font-weight-complex="bold"/>
    </style:style>
    <style:style style:name="T4519" style:parent-style-name="DefaultParagraphFont" style:family="text">
      <style:text-properties fo:font-style="italic" style:font-style-asian="italic" style:font-style-complex="italic"/>
    </style:style>
    <style:style style:name="T452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521" style:parent-style-name="DefaultParagraphFont" style:family="text">
      <style:text-properties fo:color="#FF0000"/>
    </style:style>
    <style:style style:name="P4522" style:parent-style-name="Normal" style:family="paragraph">
      <style:paragraph-properties fo:text-align="center"/>
    </style:style>
    <style:style style:name="P4523" style:parent-style-name="Normal" style:family="paragraph"/>
    <style:style style:name="P4524" style:parent-style-name="Normal" style:family="paragraph"/>
    <style:style style:name="P4525" style:parent-style-name="Normal" style:family="paragraph">
      <style:paragraph-properties fo:margin-left="0.5in">
        <style:tab-stops/>
      </style:paragraph-properties>
    </style:style>
    <style:style style:name="P4526" style:parent-style-name="Normal" style:family="paragraph"/>
    <style:style style:name="P4527" style:parent-style-name="Normal" style:family="paragraph"/>
    <style:style style:name="P4528" style:parent-style-name="Normal" style:family="paragraph"/>
    <style:style style:name="P4529" style:parent-style-name="Normal" style:family="paragraph"/>
    <style:style style:name="P4530" style:parent-style-name="Normal" style:family="paragraph"/>
    <style:style style:name="P4531" style:parent-style-name="Normal" style:family="paragraph"/>
    <style:style style:name="P4532" style:parent-style-name="Normal" style:family="paragraph">
      <style:paragraph-properties fo:margin-left="0.5in">
        <style:tab-stops/>
      </style:paragraph-properties>
    </style:style>
    <style:style style:name="P4533" style:parent-style-name="Normal" style:family="paragraph"/>
    <style:style style:name="T4534" style:parent-style-name="DefaultParagraphFont" style:family="text">
      <style:text-properties style:language-asian="en" style:country-asian="US"/>
    </style:style>
    <style:style style:name="TableColumn4536" style:family="table-column">
      <style:table-column-properties style:column-width="1.2298in"/>
    </style:style>
    <style:style style:name="TableColumn4537" style:family="table-column">
      <style:table-column-properties style:column-width="1.2298in"/>
    </style:style>
    <style:style style:name="TableColumn4538" style:family="table-column">
      <style:table-column-properties style:column-width="1.2298in"/>
    </style:style>
    <style:style style:name="TableColumn4539" style:family="table-column">
      <style:table-column-properties style:column-width="1.2298in"/>
    </style:style>
    <style:style style:name="TableColumn4540" style:family="table-column">
      <style:table-column-properties style:column-width="1.2375in"/>
    </style:style>
    <style:style style:name="Table4535" style:family="table">
      <style:table-properties style:width="6.1569in" fo:margin-left="-0.0034in" table:align="left"/>
    </style:style>
    <style:style style:name="TableRow4541" style:family="table-row">
      <style:table-row-properties fo:keep-together="always"/>
    </style:style>
    <style:style style:name="TableCell45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543" style:parent-style-name="Normal" style:family="paragraph">
      <style:paragraph-properties style:snap-to-layout-grid="false"/>
    </style:style>
    <style:style style:name="TableCell45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545" style:parent-style-name="Normal" style:family="paragraph">
      <style:paragraph-properties fo:text-align="center"/>
    </style:style>
    <style:style style:name="TableCell45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547" style:parent-style-name="Normal" style:family="paragraph">
      <style:paragraph-properties fo:text-align="center"/>
    </style:style>
    <style:style style:name="TableCell4548" style:family="table-cell">
      <style:table-cell-properties fo:border="0.0069in solid #000000" style:writing-mode="lr-tb" fo:padding-top="0in" fo:padding-left="0.0715in" fo:padding-bottom="0in" fo:padding-right="0.075in"/>
    </style:style>
    <style:style style:name="P4549" style:parent-style-name="Normal" style:family="paragraph">
      <style:paragraph-properties fo:text-align="center"/>
    </style:style>
    <style:style style:name="TableRow4550" style:family="table-row">
      <style:table-row-properties/>
    </style:style>
    <style:style style:name="TableCell4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5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556" style:family="table-row">
      <style:table-row-properties/>
    </style:style>
    <style:style style:name="TableCell4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6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562" style:family="table-row">
      <style:table-row-properties/>
    </style:style>
    <style:style style:name="TableCell45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67" style:family="table-cell">
      <style:table-cell-properties fo:border="0.0069in solid #000000" style:writing-mode="lr-tb" fo:padding-top="0in" fo:padding-left="0.0715in" fo:padding-bottom="0in" fo:padding-right="0.075in"/>
    </style:style>
    <style:style style:name="P4568" style:parent-style-name="Normal" style:family="paragraph">
      <style:text-properties style:font-name="Symbol" style:font-name-complex="Symbol" fo:font-size="16pt" style:font-size-asian="16pt"/>
    </style:style>
    <style:style style:name="T4569" style:parent-style-name="DefaultParagraphFont" style:family="text">
      <style:text-properties fo:font-weight="bold" style:font-weight-asian="bold" style:font-weight-complex="bold"/>
    </style:style>
    <style:style style:name="T4570" style:parent-style-name="DefaultParagraphFont" style:family="text">
      <style:text-properties fo:font-style="italic" style:font-style-asian="italic" style:font-style-complex="italic"/>
    </style:style>
    <style:style style:name="T457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572" style:parent-style-name="DefaultParagraphFont" style:family="text">
      <style:text-properties fo:color="#FF0000"/>
    </style:style>
    <style:style style:name="P4573" style:parent-style-name="Normal" style:family="paragraph">
      <style:paragraph-properties fo:text-align="center"/>
    </style:style>
    <style:style style:name="P4574" style:parent-style-name="Normal" style:family="paragraph"/>
    <style:style style:name="P4575" style:parent-style-name="Normal" style:family="paragraph"/>
    <style:style style:name="P4576" style:parent-style-name="Normal" style:family="paragraph">
      <style:paragraph-properties fo:margin-left="0.5in">
        <style:tab-stops/>
      </style:paragraph-properties>
    </style:style>
    <style:style style:name="P4577" style:parent-style-name="Normal" style:family="paragraph"/>
    <style:style style:name="P4578" style:parent-style-name="Normal" style:family="paragraph"/>
    <style:style style:name="P4579" style:parent-style-name="Normal" style:family="paragraph"/>
    <style:style style:name="P4580" style:parent-style-name="Normal" style:family="paragraph"/>
    <style:style style:name="P4581" style:parent-style-name="Normal" style:family="paragraph"/>
    <style:style style:name="P4582" style:parent-style-name="Normal" style:family="paragraph"/>
    <style:style style:name="P4583" style:parent-style-name="Normal" style:family="paragraph">
      <style:paragraph-properties fo:margin-left="0.5in">
        <style:tab-stops/>
      </style:paragraph-properties>
    </style:style>
    <style:style style:name="P4584" style:parent-style-name="Normal" style:family="paragraph"/>
    <style:style style:name="T4585" style:parent-style-name="DefaultParagraphFont" style:family="text">
      <style:text-properties style:language-asian="en" style:country-asian="US"/>
    </style:style>
    <style:style style:name="TableColumn4587" style:family="table-column">
      <style:table-column-properties style:column-width="1.2298in"/>
    </style:style>
    <style:style style:name="TableColumn4588" style:family="table-column">
      <style:table-column-properties style:column-width="1.2298in"/>
    </style:style>
    <style:style style:name="TableColumn4589" style:family="table-column">
      <style:table-column-properties style:column-width="1.2298in"/>
    </style:style>
    <style:style style:name="TableColumn4590" style:family="table-column">
      <style:table-column-properties style:column-width="1.2298in"/>
    </style:style>
    <style:style style:name="TableColumn4591" style:family="table-column">
      <style:table-column-properties style:column-width="1.2375in"/>
    </style:style>
    <style:style style:name="Table4586" style:family="table">
      <style:table-properties style:width="6.1569in" fo:margin-left="-0.0034in" table:align="left"/>
    </style:style>
    <style:style style:name="TableRow4592" style:family="table-row">
      <style:table-row-properties fo:keep-together="always"/>
    </style:style>
    <style:style style:name="TableCell4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594" style:parent-style-name="Normal" style:family="paragraph">
      <style:paragraph-properties style:snap-to-layout-grid="false"/>
    </style:style>
    <style:style style:name="TableCell4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596" style:parent-style-name="Normal" style:family="paragraph">
      <style:paragraph-properties fo:text-align="center"/>
    </style:style>
    <style:style style:name="TableCell4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598" style:parent-style-name="Normal" style:family="paragraph">
      <style:paragraph-properties fo:text-align="center"/>
    </style:style>
    <style:style style:name="TableCell4599" style:family="table-cell">
      <style:table-cell-properties fo:border="0.0069in solid #000000" style:writing-mode="lr-tb" fo:padding-top="0in" fo:padding-left="0.0715in" fo:padding-bottom="0in" fo:padding-right="0.075in"/>
    </style:style>
    <style:style style:name="P4600" style:parent-style-name="Normal" style:family="paragraph">
      <style:paragraph-properties fo:text-align="center"/>
    </style:style>
    <style:style style:name="TableRow4601" style:family="table-row">
      <style:table-row-properties/>
    </style:style>
    <style:style style:name="TableCell4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0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607" style:family="table-row">
      <style:table-row-properties/>
    </style:style>
    <style:style style:name="TableCell46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1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613" style:family="table-row">
      <style:table-row-properties/>
    </style:style>
    <style:style style:name="TableCell4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18" style:family="table-cell">
      <style:table-cell-properties fo:border="0.0069in solid #000000" style:writing-mode="lr-tb" fo:padding-top="0in" fo:padding-left="0.0715in" fo:padding-bottom="0in" fo:padding-right="0.075in"/>
    </style:style>
    <style:style style:name="P4619" style:parent-style-name="Normal" style:family="paragraph">
      <style:text-properties style:font-name="Symbol" style:font-name-complex="Symbol" fo:font-size="16pt" style:font-size-asian="16pt"/>
    </style:style>
    <style:style style:name="T4620" style:parent-style-name="DefaultParagraphFont" style:family="text">
      <style:text-properties fo:font-weight="bold" style:font-weight-asian="bold" style:font-weight-complex="bold"/>
    </style:style>
    <style:style style:name="T4621" style:parent-style-name="DefaultParagraphFont" style:family="text">
      <style:text-properties fo:font-style="italic" style:font-style-asian="italic" style:font-style-complex="italic"/>
    </style:style>
    <style:style style:name="T462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23" style:parent-style-name="DefaultParagraphFont" style:family="text">
      <style:text-properties fo:color="#FF0000"/>
    </style:style>
    <style:style style:name="P4624" style:parent-style-name="Normal" style:family="paragraph">
      <style:paragraph-properties fo:text-align="center"/>
    </style:style>
    <style:style style:name="P4625" style:parent-style-name="Normal" style:family="paragraph"/>
    <style:style style:name="P4626" style:parent-style-name="Normal" style:family="paragraph"/>
    <style:style style:name="P4627" style:parent-style-name="Normal" style:family="paragraph">
      <style:paragraph-properties fo:margin-left="0.5in">
        <style:tab-stops/>
      </style:paragraph-properties>
    </style:style>
    <style:style style:name="P4628" style:parent-style-name="Normal" style:family="paragraph"/>
    <style:style style:name="P4629" style:parent-style-name="Normal" style:family="paragraph"/>
    <style:style style:name="P4630" style:parent-style-name="Normal" style:family="paragraph"/>
    <style:style style:name="P4631" style:parent-style-name="Normal" style:family="paragraph"/>
    <style:style style:name="P4632" style:parent-style-name="Normal" style:family="paragraph"/>
    <style:style style:name="P4633" style:parent-style-name="Normal" style:family="paragraph"/>
    <style:style style:name="P4634" style:parent-style-name="Normal" style:family="paragraph">
      <style:paragraph-properties fo:margin-left="0.5in">
        <style:tab-stops/>
      </style:paragraph-properties>
    </style:style>
    <style:style style:name="P4635" style:parent-style-name="Normal" style:family="paragraph"/>
    <style:style style:name="T4636" style:parent-style-name="DefaultParagraphFont" style:family="text">
      <style:text-properties style:language-asian="en" style:country-asian="US"/>
    </style:style>
    <style:style style:name="TableColumn4638" style:family="table-column">
      <style:table-column-properties style:column-width="1.2298in"/>
    </style:style>
    <style:style style:name="TableColumn4639" style:family="table-column">
      <style:table-column-properties style:column-width="1.2298in"/>
    </style:style>
    <style:style style:name="TableColumn4640" style:family="table-column">
      <style:table-column-properties style:column-width="1.2298in"/>
    </style:style>
    <style:style style:name="TableColumn4641" style:family="table-column">
      <style:table-column-properties style:column-width="1.2298in"/>
    </style:style>
    <style:style style:name="TableColumn4642" style:family="table-column">
      <style:table-column-properties style:column-width="1.2375in"/>
    </style:style>
    <style:style style:name="Table4637" style:family="table">
      <style:table-properties style:width="6.1569in" fo:margin-left="-0.0034in" table:align="left"/>
    </style:style>
    <style:style style:name="TableRow4643" style:family="table-row">
      <style:table-row-properties fo:keep-together="always"/>
    </style:style>
    <style:style style:name="TableCell46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645" style:parent-style-name="Normal" style:family="paragraph">
      <style:paragraph-properties style:snap-to-layout-grid="false"/>
    </style:style>
    <style:style style:name="TableCell46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647" style:parent-style-name="Normal" style:family="paragraph">
      <style:paragraph-properties fo:text-align="center"/>
    </style:style>
    <style:style style:name="TableCell46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649" style:parent-style-name="Normal" style:family="paragraph">
      <style:paragraph-properties fo:text-align="center"/>
    </style:style>
    <style:style style:name="TableCell4650" style:family="table-cell">
      <style:table-cell-properties fo:border="0.0069in solid #000000" style:writing-mode="lr-tb" fo:padding-top="0in" fo:padding-left="0.0715in" fo:padding-bottom="0in" fo:padding-right="0.075in"/>
    </style:style>
    <style:style style:name="P4651" style:parent-style-name="Normal" style:family="paragraph">
      <style:paragraph-properties fo:text-align="center"/>
    </style:style>
    <style:style style:name="TableRow4652" style:family="table-row">
      <style:table-row-properties/>
    </style:style>
    <style:style style:name="TableCell46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5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658" style:family="table-row">
      <style:table-row-properties/>
    </style:style>
    <style:style style:name="TableCell46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6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664" style:family="table-row">
      <style:table-row-properties/>
    </style:style>
    <style:style style:name="TableCell46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669" style:family="table-cell">
      <style:table-cell-properties fo:border="0.0069in solid #000000" style:writing-mode="lr-tb" fo:padding-top="0in" fo:padding-left="0.0715in" fo:padding-bottom="0in" fo:padding-right="0.075in"/>
    </style:style>
    <style:style style:name="P4670" style:parent-style-name="Normal" style:family="paragraph">
      <style:text-properties style:font-name="Symbol" style:font-name-complex="Symbol" fo:font-size="16pt" style:font-size-asian="16pt"/>
    </style:style>
    <style:style style:name="T4671" style:parent-style-name="DefaultParagraphFont" style:family="text">
      <style:text-properties fo:font-weight="bold" style:font-weight-asian="bold" style:font-weight-complex="bold"/>
    </style:style>
    <style:style style:name="T4672" style:parent-style-name="DefaultParagraphFont" style:family="text">
      <style:text-properties fo:font-style="italic" style:font-style-asian="italic" style:font-style-complex="italic"/>
    </style:style>
    <style:style style:name="T467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74" style:parent-style-name="DefaultParagraphFont" style:family="text">
      <style:text-properties fo:color="#FF0000"/>
    </style:style>
    <style:style style:name="P4675" style:parent-style-name="Normal" style:family="paragraph">
      <style:paragraph-properties fo:text-align="center"/>
    </style:style>
    <style:style style:name="P4676" style:parent-style-name="Normal" style:family="paragraph"/>
    <style:style style:name="P4677" style:parent-style-name="Normal" style:family="paragraph"/>
    <style:style style:name="P4678" style:parent-style-name="Normal" style:family="paragraph">
      <style:paragraph-properties fo:margin-left="0.5in">
        <style:tab-stops/>
      </style:paragraph-properties>
    </style:style>
    <style:style style:name="P4679" style:parent-style-name="Normal" style:family="paragraph"/>
    <style:style style:name="P4680" style:parent-style-name="Normal" style:family="paragraph"/>
    <style:style style:name="P4681" style:parent-style-name="Normal" style:family="paragraph"/>
    <style:style style:name="P4682" style:parent-style-name="Normal" style:family="paragraph"/>
    <style:style style:name="P4683" style:parent-style-name="Normal" style:family="paragraph"/>
    <style:style style:name="P4684" style:parent-style-name="Normal" style:family="paragraph"/>
    <style:style style:name="P4685" style:parent-style-name="Normal" style:family="paragraph">
      <style:paragraph-properties fo:margin-left="0.5in">
        <style:tab-stops/>
      </style:paragraph-properties>
    </style:style>
    <style:style style:name="P4686" style:parent-style-name="Normal" style:family="paragraph"/>
    <style:style style:name="T4687" style:parent-style-name="DefaultParagraphFont" style:family="text">
      <style:text-properties style:language-asian="en" style:country-asian="US"/>
    </style:style>
    <style:style style:name="TableColumn4689" style:family="table-column">
      <style:table-column-properties style:column-width="1.2298in"/>
    </style:style>
    <style:style style:name="TableColumn4690" style:family="table-column">
      <style:table-column-properties style:column-width="1.2298in"/>
    </style:style>
    <style:style style:name="TableColumn4691" style:family="table-column">
      <style:table-column-properties style:column-width="1.2298in"/>
    </style:style>
    <style:style style:name="TableColumn4692" style:family="table-column">
      <style:table-column-properties style:column-width="1.2298in"/>
    </style:style>
    <style:style style:name="TableColumn4693" style:family="table-column">
      <style:table-column-properties style:column-width="1.2375in"/>
    </style:style>
    <style:style style:name="Table4688" style:family="table">
      <style:table-properties style:width="6.1569in" fo:margin-left="-0.0034in" table:align="left"/>
    </style:style>
    <style:style style:name="TableRow4694" style:family="table-row">
      <style:table-row-properties fo:keep-together="always"/>
    </style:style>
    <style:style style:name="TableCell46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696" style:parent-style-name="Normal" style:family="paragraph">
      <style:paragraph-properties style:snap-to-layout-grid="false"/>
    </style:style>
    <style:style style:name="TableCell46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698" style:parent-style-name="Normal" style:family="paragraph">
      <style:paragraph-properties fo:text-align="center"/>
    </style:style>
    <style:style style:name="TableCell46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700" style:parent-style-name="Normal" style:family="paragraph">
      <style:paragraph-properties fo:text-align="center"/>
    </style:style>
    <style:style style:name="TableCell4701" style:family="table-cell">
      <style:table-cell-properties fo:border="0.0069in solid #000000" style:writing-mode="lr-tb" fo:padding-top="0in" fo:padding-left="0.0715in" fo:padding-bottom="0in" fo:padding-right="0.075in"/>
    </style:style>
    <style:style style:name="P4702" style:parent-style-name="Normal" style:family="paragraph">
      <style:paragraph-properties fo:text-align="center"/>
    </style:style>
    <style:style style:name="TableRow4703" style:family="table-row">
      <style:table-row-properties/>
    </style:style>
    <style:style style:name="TableCell47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0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709" style:family="table-row">
      <style:table-row-properties/>
    </style:style>
    <style:style style:name="TableCell47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1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715" style:family="table-row">
      <style:table-row-properties/>
    </style:style>
    <style:style style:name="TableCell47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20" style:family="table-cell">
      <style:table-cell-properties fo:border="0.0069in solid #000000" style:writing-mode="lr-tb" fo:padding-top="0in" fo:padding-left="0.0715in" fo:padding-bottom="0in" fo:padding-right="0.075in"/>
    </style:style>
    <style:style style:name="P4721" style:parent-style-name="Normal" style:family="paragraph">
      <style:text-properties style:font-name="Symbol" style:font-name-complex="Symbol" fo:font-size="16pt" style:font-size-asian="16pt"/>
    </style:style>
    <style:style style:name="T4722" style:parent-style-name="DefaultParagraphFont" style:family="text">
      <style:text-properties fo:font-weight="bold" style:font-weight-asian="bold" style:font-weight-complex="bold"/>
    </style:style>
    <style:style style:name="T4723" style:parent-style-name="DefaultParagraphFont" style:family="text">
      <style:text-properties fo:font-style="italic" style:font-style-asian="italic" style:font-style-complex="italic"/>
    </style:style>
    <style:style style:name="T472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725" style:parent-style-name="DefaultParagraphFont" style:family="text">
      <style:text-properties fo:color="#FF0000"/>
    </style:style>
    <style:style style:name="P4726" style:parent-style-name="Normal" style:family="paragraph">
      <style:paragraph-properties fo:text-align="center"/>
    </style:style>
    <style:style style:name="P4727" style:parent-style-name="Normal" style:family="paragraph"/>
    <style:style style:name="P4728" style:parent-style-name="Normal" style:family="paragraph"/>
    <style:style style:name="P4729" style:parent-style-name="Normal" style:family="paragraph">
      <style:paragraph-properties fo:margin-left="0.5in">
        <style:tab-stops/>
      </style:paragraph-properties>
    </style:style>
    <style:style style:name="P4730" style:parent-style-name="Normal" style:family="paragraph"/>
    <style:style style:name="P4731" style:parent-style-name="Normal" style:family="paragraph"/>
    <style:style style:name="P4732" style:parent-style-name="Normal" style:family="paragraph"/>
    <style:style style:name="P4733" style:parent-style-name="Normal" style:family="paragraph"/>
    <style:style style:name="P4734" style:parent-style-name="Normal" style:family="paragraph"/>
    <style:style style:name="P4735" style:parent-style-name="Normal" style:family="paragraph"/>
    <style:style style:name="P4736" style:parent-style-name="Normal" style:family="paragraph">
      <style:paragraph-properties fo:margin-left="0.5in">
        <style:tab-stops/>
      </style:paragraph-properties>
    </style:style>
    <style:style style:name="P4737" style:parent-style-name="Normal" style:family="paragraph"/>
    <style:style style:name="T4738" style:parent-style-name="DefaultParagraphFont" style:family="text">
      <style:text-properties style:language-asian="en" style:country-asian="US"/>
    </style:style>
    <style:style style:name="TableColumn4740" style:family="table-column">
      <style:table-column-properties style:column-width="1.2298in"/>
    </style:style>
    <style:style style:name="TableColumn4741" style:family="table-column">
      <style:table-column-properties style:column-width="1.2298in"/>
    </style:style>
    <style:style style:name="TableColumn4742" style:family="table-column">
      <style:table-column-properties style:column-width="1.2298in"/>
    </style:style>
    <style:style style:name="TableColumn4743" style:family="table-column">
      <style:table-column-properties style:column-width="1.2298in"/>
    </style:style>
    <style:style style:name="TableColumn4744" style:family="table-column">
      <style:table-column-properties style:column-width="1.2375in"/>
    </style:style>
    <style:style style:name="Table4739" style:family="table">
      <style:table-properties style:width="6.1569in" fo:margin-left="-0.0034in" table:align="left"/>
    </style:style>
    <style:style style:name="TableRow4745" style:family="table-row">
      <style:table-row-properties fo:keep-together="always"/>
    </style:style>
    <style:style style:name="TableCell4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747" style:parent-style-name="Normal" style:family="paragraph">
      <style:paragraph-properties style:snap-to-layout-grid="false"/>
    </style:style>
    <style:style style:name="TableCell4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749" style:parent-style-name="Normal" style:family="paragraph">
      <style:paragraph-properties fo:text-align="center"/>
    </style:style>
    <style:style style:name="TableCell4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751" style:parent-style-name="Normal" style:family="paragraph">
      <style:paragraph-properties fo:text-align="center"/>
    </style:style>
    <style:style style:name="TableCell4752" style:family="table-cell">
      <style:table-cell-properties fo:border="0.0069in solid #000000" style:writing-mode="lr-tb" fo:padding-top="0in" fo:padding-left="0.0715in" fo:padding-bottom="0in" fo:padding-right="0.075in"/>
    </style:style>
    <style:style style:name="P4753" style:parent-style-name="Normal" style:family="paragraph">
      <style:paragraph-properties fo:text-align="center"/>
    </style:style>
    <style:style style:name="TableRow4754" style:family="table-row">
      <style:table-row-properties/>
    </style:style>
    <style:style style:name="TableCell4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5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760" style:family="table-row">
      <style:table-row-properties/>
    </style:style>
    <style:style style:name="TableCell4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6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766" style:family="table-row">
      <style:table-row-properties/>
    </style:style>
    <style:style style:name="TableCell4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771" style:family="table-cell">
      <style:table-cell-properties fo:border="0.0069in solid #000000" style:writing-mode="lr-tb" fo:padding-top="0in" fo:padding-left="0.0715in" fo:padding-bottom="0in" fo:padding-right="0.075in"/>
    </style:style>
    <style:style style:name="P4772" style:parent-style-name="Normal" style:family="paragraph">
      <style:text-properties style:font-name="Symbol" style:font-name-complex="Symbol" fo:font-size="16pt" style:font-size-asian="16pt"/>
    </style:style>
    <style:style style:name="T4773" style:parent-style-name="DefaultParagraphFont" style:family="text">
      <style:text-properties fo:font-weight="bold" style:font-weight-asian="bold" style:font-weight-complex="bold"/>
    </style:style>
    <style:style style:name="T4774" style:parent-style-name="DefaultParagraphFont" style:family="text">
      <style:text-properties fo:font-style="italic" style:font-style-asian="italic" style:font-style-complex="italic"/>
    </style:style>
    <style:style style:name="T477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776" style:parent-style-name="DefaultParagraphFont" style:family="text">
      <style:text-properties fo:color="#FF0000"/>
    </style:style>
    <style:style style:name="P4777" style:parent-style-name="Normal" style:family="paragraph">
      <style:paragraph-properties fo:text-align="center"/>
    </style:style>
    <style:style style:name="P4778" style:parent-style-name="Normal" style:family="paragraph"/>
    <style:style style:name="P4779" style:parent-style-name="Normal" style:family="paragraph"/>
    <style:style style:name="P4780" style:parent-style-name="Normal" style:family="paragraph">
      <style:paragraph-properties fo:margin-left="0.5in">
        <style:tab-stops/>
      </style:paragraph-properties>
    </style:style>
    <style:style style:name="P4781" style:parent-style-name="Normal" style:family="paragraph"/>
    <style:style style:name="P4782" style:parent-style-name="Normal" style:family="paragraph"/>
    <style:style style:name="P4783" style:parent-style-name="Normal" style:family="paragraph"/>
    <style:style style:name="P4784" style:parent-style-name="Normal" style:family="paragraph"/>
    <style:style style:name="P4785" style:parent-style-name="Normal" style:family="paragraph"/>
    <style:style style:name="P4786" style:parent-style-name="Normal" style:family="paragraph"/>
    <style:style style:name="P4787" style:parent-style-name="Normal" style:family="paragraph">
      <style:paragraph-properties fo:margin-left="0.5in">
        <style:tab-stops/>
      </style:paragraph-properties>
    </style:style>
    <style:style style:name="P4788" style:parent-style-name="Normal" style:family="paragraph"/>
    <style:style style:name="T4789" style:parent-style-name="DefaultParagraphFont" style:family="text">
      <style:text-properties style:language-asian="en" style:country-asian="US"/>
    </style:style>
    <style:style style:name="TableColumn4791" style:family="table-column">
      <style:table-column-properties style:column-width="1.2298in"/>
    </style:style>
    <style:style style:name="TableColumn4792" style:family="table-column">
      <style:table-column-properties style:column-width="1.2298in"/>
    </style:style>
    <style:style style:name="TableColumn4793" style:family="table-column">
      <style:table-column-properties style:column-width="1.2298in"/>
    </style:style>
    <style:style style:name="TableColumn4794" style:family="table-column">
      <style:table-column-properties style:column-width="1.2298in"/>
    </style:style>
    <style:style style:name="TableColumn4795" style:family="table-column">
      <style:table-column-properties style:column-width="1.2375in"/>
    </style:style>
    <style:style style:name="Table4790" style:family="table">
      <style:table-properties style:width="6.1569in" fo:margin-left="-0.0034in" table:align="left"/>
    </style:style>
    <style:style style:name="TableRow4796" style:family="table-row">
      <style:table-row-properties fo:keep-together="always"/>
    </style:style>
    <style:style style:name="TableCell4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798" style:parent-style-name="Normal" style:family="paragraph">
      <style:paragraph-properties style:snap-to-layout-grid="false"/>
    </style:style>
    <style:style style:name="TableCell4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800" style:parent-style-name="Normal" style:family="paragraph">
      <style:paragraph-properties fo:text-align="center"/>
    </style:style>
    <style:style style:name="TableCell48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802" style:parent-style-name="Normal" style:family="paragraph">
      <style:paragraph-properties fo:text-align="center"/>
    </style:style>
    <style:style style:name="TableCell4803" style:family="table-cell">
      <style:table-cell-properties fo:border="0.0069in solid #000000" style:writing-mode="lr-tb" fo:padding-top="0in" fo:padding-left="0.0715in" fo:padding-bottom="0in" fo:padding-right="0.075in"/>
    </style:style>
    <style:style style:name="P4804" style:parent-style-name="Normal" style:family="paragraph">
      <style:paragraph-properties fo:text-align="center"/>
    </style:style>
    <style:style style:name="TableRow4805" style:family="table-row">
      <style:table-row-properties/>
    </style:style>
    <style:style style:name="TableCell4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1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811" style:family="table-row">
      <style:table-row-properties/>
    </style:style>
    <style:style style:name="TableCell4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1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817" style:family="table-row">
      <style:table-row-properties/>
    </style:style>
    <style:style style:name="TableCell4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22" style:family="table-cell">
      <style:table-cell-properties fo:border="0.0069in solid #000000" style:writing-mode="lr-tb" fo:padding-top="0in" fo:padding-left="0.0715in" fo:padding-bottom="0in" fo:padding-right="0.075in"/>
    </style:style>
    <style:style style:name="P4823" style:parent-style-name="Normal" style:family="paragraph">
      <style:text-properties style:font-name="Symbol" style:font-name-complex="Symbol" fo:font-size="16pt" style:font-size-asian="16pt"/>
    </style:style>
    <style:style style:name="T4824" style:parent-style-name="DefaultParagraphFont" style:family="text">
      <style:text-properties fo:font-weight="bold" style:font-weight-asian="bold" style:font-weight-complex="bold"/>
    </style:style>
    <style:style style:name="T4825" style:parent-style-name="DefaultParagraphFont" style:family="text">
      <style:text-properties fo:font-style="italic" style:font-style-asian="italic" style:font-style-complex="italic"/>
    </style:style>
    <style:style style:name="T482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827" style:parent-style-name="DefaultParagraphFont" style:family="text">
      <style:text-properties fo:color="#FF0000"/>
    </style:style>
    <style:style style:name="P4828" style:parent-style-name="Normal" style:family="paragraph">
      <style:paragraph-properties fo:text-align="center"/>
    </style:style>
    <style:style style:name="P4829" style:parent-style-name="Normal" style:family="paragraph"/>
    <style:style style:name="P4830" style:parent-style-name="Normal" style:family="paragraph"/>
    <style:style style:name="P4831" style:parent-style-name="Normal" style:family="paragraph">
      <style:paragraph-properties fo:margin-left="0.5in">
        <style:tab-stops/>
      </style:paragraph-properties>
    </style:style>
    <style:style style:name="P4832" style:parent-style-name="Normal" style:family="paragraph"/>
    <style:style style:name="P4833" style:parent-style-name="Normal" style:family="paragraph"/>
    <style:style style:name="P4834" style:parent-style-name="Normal" style:family="paragraph"/>
    <style:style style:name="P4835" style:parent-style-name="Normal" style:family="paragraph"/>
    <style:style style:name="P4836" style:parent-style-name="Normal" style:family="paragraph"/>
    <style:style style:name="P4837" style:parent-style-name="Normal" style:family="paragraph"/>
    <style:style style:name="P4838" style:parent-style-name="Normal" style:family="paragraph">
      <style:paragraph-properties fo:margin-left="0.5in">
        <style:tab-stops/>
      </style:paragraph-properties>
    </style:style>
    <style:style style:name="P4839" style:parent-style-name="Normal" style:family="paragraph"/>
    <style:style style:name="T4840" style:parent-style-name="DefaultParagraphFont" style:family="text">
      <style:text-properties style:language-asian="en" style:country-asian="US"/>
    </style:style>
    <style:style style:name="TableColumn4842" style:family="table-column">
      <style:table-column-properties style:column-width="1.2298in"/>
    </style:style>
    <style:style style:name="TableColumn4843" style:family="table-column">
      <style:table-column-properties style:column-width="1.2298in"/>
    </style:style>
    <style:style style:name="TableColumn4844" style:family="table-column">
      <style:table-column-properties style:column-width="1.2298in"/>
    </style:style>
    <style:style style:name="TableColumn4845" style:family="table-column">
      <style:table-column-properties style:column-width="1.2298in"/>
    </style:style>
    <style:style style:name="TableColumn4846" style:family="table-column">
      <style:table-column-properties style:column-width="1.2375in"/>
    </style:style>
    <style:style style:name="Table4841" style:family="table">
      <style:table-properties style:width="6.1569in" fo:margin-left="-0.0034in" table:align="left"/>
    </style:style>
    <style:style style:name="TableRow4847" style:family="table-row">
      <style:table-row-properties fo:keep-together="always"/>
    </style:style>
    <style:style style:name="TableCell4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849" style:parent-style-name="Normal" style:family="paragraph">
      <style:paragraph-properties style:snap-to-layout-grid="false"/>
    </style:style>
    <style:style style:name="TableCell4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851" style:parent-style-name="Normal" style:family="paragraph">
      <style:paragraph-properties fo:text-align="center"/>
    </style:style>
    <style:style style:name="TableCell48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853" style:parent-style-name="Normal" style:family="paragraph">
      <style:paragraph-properties fo:text-align="center"/>
    </style:style>
    <style:style style:name="TableCell4854" style:family="table-cell">
      <style:table-cell-properties fo:border="0.0069in solid #000000" style:writing-mode="lr-tb" fo:padding-top="0in" fo:padding-left="0.0715in" fo:padding-bottom="0in" fo:padding-right="0.075in"/>
    </style:style>
    <style:style style:name="P4855" style:parent-style-name="Normal" style:family="paragraph">
      <style:paragraph-properties fo:text-align="center"/>
    </style:style>
    <style:style style:name="TableRow4856" style:family="table-row">
      <style:table-row-properties/>
    </style:style>
    <style:style style:name="TableCell4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6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862" style:family="table-row">
      <style:table-row-properties/>
    </style:style>
    <style:style style:name="TableCell48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6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868" style:family="table-row">
      <style:table-row-properties/>
    </style:style>
    <style:style style:name="TableCell48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73" style:family="table-cell">
      <style:table-cell-properties fo:border="0.0069in solid #000000" style:writing-mode="lr-tb" fo:padding-top="0in" fo:padding-left="0.0715in" fo:padding-bottom="0in" fo:padding-right="0.075in"/>
    </style:style>
    <style:style style:name="T4874" style:parent-style-name="DefaultParagraphFont" style:family="text">
      <style:text-properties fo:font-weight="bold" style:font-weight-asian="bold" style:font-weight-complex="bold"/>
    </style:style>
    <style:style style:name="T4875" style:parent-style-name="DefaultParagraphFont" style:family="text">
      <style:text-properties fo:font-style="italic" style:font-style-asian="italic" style:font-style-complex="italic"/>
    </style:style>
    <style:style style:name="T487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877" style:parent-style-name="DefaultParagraphFont" style:family="text">
      <style:text-properties fo:color="#FF0000"/>
    </style:style>
    <style:style style:name="P4878" style:parent-style-name="Normal" style:family="paragraph">
      <style:paragraph-properties fo:text-align="center"/>
    </style:style>
    <style:style style:name="P4879" style:parent-style-name="Normal" style:family="paragraph"/>
    <style:style style:name="P4880" style:parent-style-name="Normal" style:family="paragraph"/>
    <style:style style:name="P4881" style:parent-style-name="Normal" style:family="paragraph">
      <style:paragraph-properties fo:margin-left="0.5in">
        <style:tab-stops/>
      </style:paragraph-properties>
    </style:style>
    <style:style style:name="P4882" style:parent-style-name="Normal" style:family="paragraph"/>
    <style:style style:name="P4883" style:parent-style-name="Normal" style:family="paragraph"/>
    <style:style style:name="P4884" style:parent-style-name="Normal" style:family="paragraph"/>
    <style:style style:name="P4885" style:parent-style-name="Normal" style:family="paragraph"/>
    <style:style style:name="P4886" style:parent-style-name="Normal" style:family="paragraph"/>
    <style:style style:name="P4887" style:parent-style-name="Normal" style:family="paragraph"/>
    <style:style style:name="P4888" style:parent-style-name="Normal" style:family="paragraph">
      <style:paragraph-properties fo:margin-left="0.5in">
        <style:tab-stops/>
      </style:paragraph-properties>
    </style:style>
    <style:style style:name="P4889" style:parent-style-name="Normal" style:family="paragraph"/>
    <style:style style:name="T4890" style:parent-style-name="DefaultParagraphFont" style:family="text">
      <style:text-properties style:language-asian="en" style:country-asian="US"/>
    </style:style>
    <style:style style:name="TableColumn4892" style:family="table-column">
      <style:table-column-properties style:column-width="1.2298in"/>
    </style:style>
    <style:style style:name="TableColumn4893" style:family="table-column">
      <style:table-column-properties style:column-width="1.2298in"/>
    </style:style>
    <style:style style:name="TableColumn4894" style:family="table-column">
      <style:table-column-properties style:column-width="1.2298in"/>
    </style:style>
    <style:style style:name="TableColumn4895" style:family="table-column">
      <style:table-column-properties style:column-width="1.2298in"/>
    </style:style>
    <style:style style:name="TableColumn4896" style:family="table-column">
      <style:table-column-properties style:column-width="1.2375in"/>
    </style:style>
    <style:style style:name="Table4891" style:family="table">
      <style:table-properties style:width="6.1569in" fo:margin-left="-0.0034in" table:align="left"/>
    </style:style>
    <style:style style:name="TableRow4897" style:family="table-row">
      <style:table-row-properties fo:keep-together="always"/>
    </style:style>
    <style:style style:name="TableCell4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899" style:parent-style-name="Normal" style:family="paragraph">
      <style:paragraph-properties style:snap-to-layout-grid="false"/>
    </style:style>
    <style:style style:name="TableCell4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901" style:parent-style-name="Normal" style:family="paragraph">
      <style:paragraph-properties fo:text-align="center"/>
    </style:style>
    <style:style style:name="TableCell4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903" style:parent-style-name="Normal" style:family="paragraph">
      <style:paragraph-properties fo:text-align="center"/>
    </style:style>
    <style:style style:name="TableCell4904" style:family="table-cell">
      <style:table-cell-properties fo:border="0.0069in solid #000000" style:writing-mode="lr-tb" fo:padding-top="0in" fo:padding-left="0.0715in" fo:padding-bottom="0in" fo:padding-right="0.075in"/>
    </style:style>
    <style:style style:name="P4905" style:parent-style-name="Normal" style:family="paragraph">
      <style:paragraph-properties fo:text-align="center"/>
    </style:style>
    <style:style style:name="TableRow4906" style:family="table-row">
      <style:table-row-properties/>
    </style:style>
    <style:style style:name="TableCell49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1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912" style:family="table-row">
      <style:table-row-properties/>
    </style:style>
    <style:style style:name="TableCell4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1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918" style:family="table-row">
      <style:table-row-properties/>
    </style:style>
    <style:style style:name="TableCell4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23" style:family="table-cell">
      <style:table-cell-properties fo:border="0.0069in solid #000000" style:writing-mode="lr-tb" fo:padding-top="0in" fo:padding-left="0.0715in" fo:padding-bottom="0in" fo:padding-right="0.075in"/>
    </style:style>
    <style:style style:name="T4924" style:parent-style-name="DefaultParagraphFont" style:family="text">
      <style:text-properties fo:font-weight="bold" style:font-weight-asian="bold" style:font-weight-complex="bold"/>
    </style:style>
    <style:style style:name="T4925" style:parent-style-name="DefaultParagraphFont" style:family="text">
      <style:text-properties fo:font-style="italic" style:font-style-asian="italic" style:font-style-complex="italic"/>
    </style:style>
    <style:style style:name="T492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927" style:parent-style-name="DefaultParagraphFont" style:family="text">
      <style:text-properties fo:color="#FF0000"/>
    </style:style>
    <style:style style:name="P4928" style:parent-style-name="Normal" style:family="paragraph">
      <style:paragraph-properties fo:text-align="center"/>
    </style:style>
    <style:style style:name="P4929" style:parent-style-name="Normal" style:family="paragraph"/>
    <style:style style:name="P4930" style:parent-style-name="Normal" style:family="paragraph"/>
    <style:style style:name="P4931" style:parent-style-name="Normal" style:family="paragraph">
      <style:paragraph-properties fo:margin-left="0.5in">
        <style:tab-stops/>
      </style:paragraph-properties>
    </style:style>
    <style:style style:name="P4932" style:parent-style-name="Normal" style:family="paragraph"/>
    <style:style style:name="P4933" style:parent-style-name="Normal" style:family="paragraph"/>
    <style:style style:name="P4934" style:parent-style-name="Normal" style:family="paragraph"/>
    <style:style style:name="P4935" style:parent-style-name="Normal" style:family="paragraph"/>
    <style:style style:name="P4936" style:parent-style-name="Normal" style:family="paragraph"/>
    <style:style style:name="P4937" style:parent-style-name="Normal" style:family="paragraph"/>
    <style:style style:name="P4938" style:parent-style-name="Normal" style:family="paragraph">
      <style:paragraph-properties fo:margin-left="0.5in">
        <style:tab-stops/>
      </style:paragraph-properties>
    </style:style>
    <style:style style:name="P4939" style:parent-style-name="Normal" style:family="paragraph"/>
    <style:style style:name="T4940" style:parent-style-name="DefaultParagraphFont" style:family="text">
      <style:text-properties style:language-asian="en" style:country-asian="US"/>
    </style:style>
    <style:style style:name="TableColumn4942" style:family="table-column">
      <style:table-column-properties style:column-width="1.2298in"/>
    </style:style>
    <style:style style:name="TableColumn4943" style:family="table-column">
      <style:table-column-properties style:column-width="1.2298in"/>
    </style:style>
    <style:style style:name="TableColumn4944" style:family="table-column">
      <style:table-column-properties style:column-width="1.2298in"/>
    </style:style>
    <style:style style:name="TableColumn4945" style:family="table-column">
      <style:table-column-properties style:column-width="1.2298in"/>
    </style:style>
    <style:style style:name="TableColumn4946" style:family="table-column">
      <style:table-column-properties style:column-width="1.2375in"/>
    </style:style>
    <style:style style:name="Table4941" style:family="table">
      <style:table-properties style:width="6.1569in" fo:margin-left="-0.0034in" table:align="left"/>
    </style:style>
    <style:style style:name="TableRow4947" style:family="table-row">
      <style:table-row-properties fo:keep-together="always"/>
    </style:style>
    <style:style style:name="TableCell49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949" style:parent-style-name="Normal" style:family="paragraph">
      <style:paragraph-properties style:snap-to-layout-grid="false"/>
    </style:style>
    <style:style style:name="TableCell49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951" style:parent-style-name="Normal" style:family="paragraph">
      <style:paragraph-properties fo:text-align="center"/>
    </style:style>
    <style:style style:name="TableCell4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4953" style:parent-style-name="Normal" style:family="paragraph">
      <style:paragraph-properties fo:text-align="center"/>
    </style:style>
    <style:style style:name="TableCell4954" style:family="table-cell">
      <style:table-cell-properties fo:border="0.0069in solid #000000" style:writing-mode="lr-tb" fo:padding-top="0in" fo:padding-left="0.0715in" fo:padding-bottom="0in" fo:padding-right="0.075in"/>
    </style:style>
    <style:style style:name="P4955" style:parent-style-name="Normal" style:family="paragraph">
      <style:paragraph-properties fo:text-align="center"/>
    </style:style>
    <style:style style:name="TableRow4956" style:family="table-row">
      <style:table-row-properties/>
    </style:style>
    <style:style style:name="TableCell4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6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962" style:family="table-row">
      <style:table-row-properties/>
    </style:style>
    <style:style style:name="TableCell4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6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968" style:family="table-row">
      <style:table-row-properties/>
    </style:style>
    <style:style style:name="TableCell49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73" style:family="table-cell">
      <style:table-cell-properties fo:border="0.0069in solid #000000" style:writing-mode="lr-tb" fo:padding-top="0in" fo:padding-left="0.0715in" fo:padding-bottom="0in" fo:padding-right="0.075in"/>
    </style:style>
    <style:style style:name="P4974" style:parent-style-name="Normal" style:family="paragraph">
      <style:text-properties style:font-name="Symbol" style:font-name-complex="Symbol" fo:font-size="16pt" style:font-size-asian="16pt"/>
    </style:style>
    <style:style style:name="T4975" style:parent-style-name="DefaultParagraphFont" style:family="text">
      <style:text-properties fo:font-weight="bold" style:font-weight-asian="bold" style:font-weight-complex="bold"/>
    </style:style>
    <style:style style:name="T4976" style:parent-style-name="DefaultParagraphFont" style:family="text">
      <style:text-properties fo:font-style="italic" style:font-style-asian="italic" style:font-style-complex="italic"/>
    </style:style>
    <style:style style:name="T497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978" style:parent-style-name="DefaultParagraphFont" style:family="text">
      <style:text-properties fo:color="#FF0000"/>
    </style:style>
    <style:style style:name="P4979" style:parent-style-name="Normal" style:family="paragraph">
      <style:paragraph-properties fo:text-align="center"/>
    </style:style>
    <style:style style:name="P4980" style:parent-style-name="Normal" style:family="paragraph"/>
    <style:style style:name="P4981" style:parent-style-name="Normal" style:family="paragraph"/>
    <style:style style:name="P4982" style:parent-style-name="Normal" style:family="paragraph">
      <style:paragraph-properties fo:margin-left="0.5in">
        <style:tab-stops/>
      </style:paragraph-properties>
    </style:style>
    <style:style style:name="P4983" style:parent-style-name="Normal" style:family="paragraph"/>
    <style:style style:name="P4984" style:parent-style-name="Normal" style:family="paragraph"/>
    <style:style style:name="P4985" style:parent-style-name="Normal" style:family="paragraph"/>
    <style:style style:name="P4986" style:parent-style-name="Normal" style:family="paragraph"/>
    <style:style style:name="P4987" style:parent-style-name="Normal" style:family="paragraph"/>
    <style:style style:name="P4988" style:parent-style-name="Normal" style:family="paragraph"/>
    <style:style style:name="P4989" style:parent-style-name="Normal" style:family="paragraph">
      <style:paragraph-properties fo:margin-left="0.5in">
        <style:tab-stops/>
      </style:paragraph-properties>
    </style:style>
    <style:style style:name="P4990" style:parent-style-name="Normal" style:family="paragraph"/>
    <style:style style:name="T4991" style:parent-style-name="DefaultParagraphFont" style:family="text">
      <style:text-properties style:language-asian="en" style:country-asian="US"/>
    </style:style>
    <style:style style:name="TableColumn4993" style:family="table-column">
      <style:table-column-properties style:column-width="1.2298in"/>
    </style:style>
    <style:style style:name="TableColumn4994" style:family="table-column">
      <style:table-column-properties style:column-width="1.2298in"/>
    </style:style>
    <style:style style:name="TableColumn4995" style:family="table-column">
      <style:table-column-properties style:column-width="1.2298in"/>
    </style:style>
    <style:style style:name="TableColumn4996" style:family="table-column">
      <style:table-column-properties style:column-width="1.2298in"/>
    </style:style>
    <style:style style:name="TableColumn4997" style:family="table-column">
      <style:table-column-properties style:column-width="1.2375in"/>
    </style:style>
    <style:style style:name="Table4992" style:family="table">
      <style:table-properties style:width="6.1569in" fo:margin-left="-0.0034in" table:align="left"/>
    </style:style>
    <style:style style:name="TableRow4998" style:family="table-row">
      <style:table-row-properties fo:keep-together="always"/>
    </style:style>
    <style:style style:name="TableCell49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000" style:parent-style-name="Normal" style:family="paragraph">
      <style:paragraph-properties style:snap-to-layout-grid="false"/>
    </style:style>
    <style:style style:name="TableCell5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002" style:parent-style-name="Normal" style:family="paragraph">
      <style:paragraph-properties fo:text-align="center"/>
    </style:style>
    <style:style style:name="TableCell50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004" style:parent-style-name="Normal" style:family="paragraph">
      <style:paragraph-properties fo:text-align="center"/>
    </style:style>
    <style:style style:name="TableCell5005" style:family="table-cell">
      <style:table-cell-properties fo:border="0.0069in solid #000000" style:writing-mode="lr-tb" fo:padding-top="0in" fo:padding-left="0.0715in" fo:padding-bottom="0in" fo:padding-right="0.075in"/>
    </style:style>
    <style:style style:name="P5006" style:parent-style-name="Normal" style:family="paragraph">
      <style:paragraph-properties fo:text-align="center"/>
    </style:style>
    <style:style style:name="TableRow5007" style:family="table-row">
      <style:table-row-properties/>
    </style:style>
    <style:style style:name="TableCell5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1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013" style:family="table-row">
      <style:table-row-properties/>
    </style:style>
    <style:style style:name="TableCell50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1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019" style:family="table-row">
      <style:table-row-properties/>
    </style:style>
    <style:style style:name="TableCell5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24" style:family="table-cell">
      <style:table-cell-properties fo:border="0.0069in solid #000000" style:writing-mode="lr-tb" fo:padding-top="0in" fo:padding-left="0.0715in" fo:padding-bottom="0in" fo:padding-right="0.075in"/>
    </style:style>
    <style:style style:name="P5025" style:parent-style-name="Normal" style:family="paragraph">
      <style:text-properties style:font-name="Symbol" style:font-name-complex="Symbol" fo:font-size="16pt" style:font-size-asian="16pt"/>
    </style:style>
    <style:style style:name="T5026" style:parent-style-name="DefaultParagraphFont" style:family="text">
      <style:text-properties fo:font-weight="bold" style:font-weight-asian="bold" style:font-weight-complex="bold"/>
    </style:style>
    <style:style style:name="T5027" style:parent-style-name="DefaultParagraphFont" style:family="text">
      <style:text-properties fo:font-style="italic" style:font-style-asian="italic" style:font-style-complex="italic"/>
    </style:style>
    <style:style style:name="T502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029" style:parent-style-name="DefaultParagraphFont" style:family="text">
      <style:text-properties fo:color="#FF0000"/>
    </style:style>
    <style:style style:name="P5030" style:parent-style-name="Normal" style:family="paragraph">
      <style:paragraph-properties fo:text-align="center"/>
    </style:style>
    <style:style style:name="P5031" style:parent-style-name="Normal" style:family="paragraph"/>
    <style:style style:name="P5032" style:parent-style-name="Normal" style:family="paragraph"/>
    <style:style style:name="P5033" style:parent-style-name="Normal" style:family="paragraph">
      <style:paragraph-properties fo:margin-left="0.5in">
        <style:tab-stops/>
      </style:paragraph-properties>
    </style:style>
    <style:style style:name="P5034" style:parent-style-name="Normal" style:family="paragraph"/>
    <style:style style:name="P5035" style:parent-style-name="Normal" style:family="paragraph"/>
    <style:style style:name="P5036" style:parent-style-name="Normal" style:family="paragraph"/>
    <style:style style:name="P5037" style:parent-style-name="Normal" style:family="paragraph"/>
    <style:style style:name="P5038" style:parent-style-name="Normal" style:family="paragraph"/>
    <style:style style:name="P5039" style:parent-style-name="Normal" style:family="paragraph"/>
    <style:style style:name="P5040" style:parent-style-name="Normal" style:family="paragraph">
      <style:paragraph-properties fo:margin-left="0.5in">
        <style:tab-stops/>
      </style:paragraph-properties>
    </style:style>
    <style:style style:name="P5041" style:parent-style-name="Normal" style:family="paragraph"/>
    <style:style style:name="T5042" style:parent-style-name="DefaultParagraphFont" style:family="text">
      <style:text-properties style:language-asian="en" style:country-asian="US"/>
    </style:style>
    <style:style style:name="TableColumn5044" style:family="table-column">
      <style:table-column-properties style:column-width="1.2298in"/>
    </style:style>
    <style:style style:name="TableColumn5045" style:family="table-column">
      <style:table-column-properties style:column-width="1.2298in"/>
    </style:style>
    <style:style style:name="TableColumn5046" style:family="table-column">
      <style:table-column-properties style:column-width="1.2298in"/>
    </style:style>
    <style:style style:name="TableColumn5047" style:family="table-column">
      <style:table-column-properties style:column-width="1.2298in"/>
    </style:style>
    <style:style style:name="TableColumn5048" style:family="table-column">
      <style:table-column-properties style:column-width="1.2375in"/>
    </style:style>
    <style:style style:name="Table5043" style:family="table">
      <style:table-properties style:width="6.1569in" fo:margin-left="-0.0034in" table:align="left"/>
    </style:style>
    <style:style style:name="TableRow5049" style:family="table-row">
      <style:table-row-properties fo:keep-together="always"/>
    </style:style>
    <style:style style:name="TableCell50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051" style:parent-style-name="Normal" style:family="paragraph">
      <style:paragraph-properties style:snap-to-layout-grid="false"/>
    </style:style>
    <style:style style:name="TableCell50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053" style:parent-style-name="Normal" style:family="paragraph">
      <style:paragraph-properties fo:text-align="center"/>
    </style:style>
    <style:style style:name="TableCell50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055" style:parent-style-name="Normal" style:family="paragraph">
      <style:paragraph-properties fo:text-align="center"/>
    </style:style>
    <style:style style:name="TableCell5056" style:family="table-cell">
      <style:table-cell-properties fo:border="0.0069in solid #000000" style:writing-mode="lr-tb" fo:padding-top="0in" fo:padding-left="0.0715in" fo:padding-bottom="0in" fo:padding-right="0.075in"/>
    </style:style>
    <style:style style:name="P5057" style:parent-style-name="Normal" style:family="paragraph">
      <style:paragraph-properties fo:text-align="center"/>
    </style:style>
    <style:style style:name="TableRow5058" style:family="table-row">
      <style:table-row-properties/>
    </style:style>
    <style:style style:name="TableCell5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6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064" style:family="table-row">
      <style:table-row-properties/>
    </style:style>
    <style:style style:name="TableCell50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6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070" style:family="table-row">
      <style:table-row-properties/>
    </style:style>
    <style:style style:name="TableCell50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75" style:family="table-cell">
      <style:table-cell-properties fo:border="0.0069in solid #000000" style:writing-mode="lr-tb" fo:padding-top="0in" fo:padding-left="0.0715in" fo:padding-bottom="0in" fo:padding-right="0.075in"/>
    </style:style>
    <style:style style:name="P5076" style:parent-style-name="Normal" style:family="paragraph">
      <style:text-properties style:font-name="Symbol" style:font-name-complex="Symbol" fo:font-size="16pt" style:font-size-asian="16pt"/>
    </style:style>
    <style:style style:name="T5077" style:parent-style-name="DefaultParagraphFont" style:family="text">
      <style:text-properties fo:font-weight="bold" style:font-weight-asian="bold" style:font-weight-complex="bold"/>
    </style:style>
    <style:style style:name="T5078" style:parent-style-name="DefaultParagraphFont" style:family="text">
      <style:text-properties fo:font-style="italic" style:font-style-asian="italic" style:font-style-complex="italic"/>
    </style:style>
    <style:style style:name="T507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080" style:parent-style-name="DefaultParagraphFont" style:family="text">
      <style:text-properties fo:color="#FF0000"/>
    </style:style>
    <style:style style:name="P5081" style:parent-style-name="Normal" style:family="paragraph">
      <style:paragraph-properties fo:text-align="center"/>
    </style:style>
    <style:style style:name="P5082" style:parent-style-name="Normal" style:family="paragraph"/>
    <style:style style:name="P5083" style:parent-style-name="Normal" style:family="paragraph"/>
    <style:style style:name="P5084" style:parent-style-name="Normal" style:family="paragraph">
      <style:paragraph-properties fo:margin-left="0.5in">
        <style:tab-stops/>
      </style:paragraph-properties>
    </style:style>
    <style:style style:name="P5085" style:parent-style-name="Normal" style:family="paragraph"/>
    <style:style style:name="P5086" style:parent-style-name="Normal" style:family="paragraph"/>
    <style:style style:name="P5087" style:parent-style-name="Normal" style:family="paragraph"/>
    <style:style style:name="P5088" style:parent-style-name="Normal" style:family="paragraph"/>
    <style:style style:name="P5089" style:parent-style-name="Normal" style:family="paragraph"/>
    <style:style style:name="P5090" style:parent-style-name="Normal" style:family="paragraph"/>
    <style:style style:name="P5091" style:parent-style-name="Normal" style:family="paragraph">
      <style:paragraph-properties fo:margin-left="0.5in">
        <style:tab-stops/>
      </style:paragraph-properties>
    </style:style>
    <style:style style:name="P5092" style:parent-style-name="Normal" style:family="paragraph"/>
    <style:style style:name="T5093" style:parent-style-name="DefaultParagraphFont" style:family="text">
      <style:text-properties style:language-asian="en" style:country-asian="US"/>
    </style:style>
    <style:style style:name="TableColumn5095" style:family="table-column">
      <style:table-column-properties style:column-width="1.2298in"/>
    </style:style>
    <style:style style:name="TableColumn5096" style:family="table-column">
      <style:table-column-properties style:column-width="1.2298in"/>
    </style:style>
    <style:style style:name="TableColumn5097" style:family="table-column">
      <style:table-column-properties style:column-width="1.2298in"/>
    </style:style>
    <style:style style:name="TableColumn5098" style:family="table-column">
      <style:table-column-properties style:column-width="1.2298in"/>
    </style:style>
    <style:style style:name="TableColumn5099" style:family="table-column">
      <style:table-column-properties style:column-width="1.2375in"/>
    </style:style>
    <style:style style:name="Table5094" style:family="table">
      <style:table-properties style:width="6.1569in" fo:margin-left="-0.0034in" table:align="left"/>
    </style:style>
    <style:style style:name="TableRow5100" style:family="table-row">
      <style:table-row-properties fo:keep-together="always"/>
    </style:style>
    <style:style style:name="TableCell5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102" style:parent-style-name="Normal" style:family="paragraph">
      <style:paragraph-properties style:snap-to-layout-grid="false"/>
    </style:style>
    <style:style style:name="TableCell5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104" style:parent-style-name="Normal" style:family="paragraph">
      <style:paragraph-properties fo:text-align="center"/>
    </style:style>
    <style:style style:name="TableCell5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106" style:parent-style-name="Normal" style:family="paragraph">
      <style:paragraph-properties fo:text-align="center"/>
    </style:style>
    <style:style style:name="TableCell5107" style:family="table-cell">
      <style:table-cell-properties fo:border="0.0069in solid #000000" style:writing-mode="lr-tb" fo:padding-top="0in" fo:padding-left="0.0715in" fo:padding-bottom="0in" fo:padding-right="0.075in"/>
    </style:style>
    <style:style style:name="P5108" style:parent-style-name="Normal" style:family="paragraph">
      <style:paragraph-properties fo:text-align="center"/>
    </style:style>
    <style:style style:name="TableRow5109" style:family="table-row">
      <style:table-row-properties/>
    </style:style>
    <style:style style:name="TableCell5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1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115" style:family="table-row">
      <style:table-row-properties/>
    </style:style>
    <style:style style:name="TableCell5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2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121" style:family="table-row">
      <style:table-row-properties/>
    </style:style>
    <style:style style:name="TableCell5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26" style:family="table-cell">
      <style:table-cell-properties fo:border="0.0069in solid #000000" style:writing-mode="lr-tb" fo:padding-top="0in" fo:padding-left="0.0715in" fo:padding-bottom="0in" fo:padding-right="0.075in"/>
    </style:style>
    <style:style style:name="P5127" style:parent-style-name="Normal" style:family="paragraph">
      <style:text-properties style:font-name="Symbol" style:font-name-complex="Symbol" fo:font-size="16pt" style:font-size-asian="16pt"/>
    </style:style>
    <style:style style:name="T5128" style:parent-style-name="DefaultParagraphFont" style:family="text">
      <style:text-properties fo:font-weight="bold" style:font-weight-asian="bold" style:font-weight-complex="bold"/>
    </style:style>
    <style:style style:name="T5129" style:parent-style-name="DefaultParagraphFont" style:family="text">
      <style:text-properties fo:font-style="italic" style:font-style-asian="italic" style:font-style-complex="italic"/>
    </style:style>
    <style:style style:name="T513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131" style:parent-style-name="DefaultParagraphFont" style:family="text">
      <style:text-properties fo:color="#FF0000"/>
    </style:style>
    <style:style style:name="P5132" style:parent-style-name="Normal" style:family="paragraph">
      <style:paragraph-properties fo:text-align="center"/>
    </style:style>
    <style:style style:name="P5133" style:parent-style-name="Normal" style:family="paragraph"/>
    <style:style style:name="P5134" style:parent-style-name="Normal" style:family="paragraph"/>
    <style:style style:name="P5135" style:parent-style-name="Normal" style:family="paragraph">
      <style:paragraph-properties fo:margin-left="0.5in">
        <style:tab-stops/>
      </style:paragraph-properties>
    </style:style>
    <style:style style:name="P5136" style:parent-style-name="Normal" style:family="paragraph"/>
    <style:style style:name="P5137" style:parent-style-name="Normal" style:family="paragraph"/>
    <style:style style:name="P5138" style:parent-style-name="Normal" style:family="paragraph"/>
    <style:style style:name="P5139" style:parent-style-name="Normal" style:family="paragraph"/>
    <style:style style:name="P5140" style:parent-style-name="Normal" style:family="paragraph"/>
    <style:style style:name="P5141" style:parent-style-name="Normal" style:family="paragraph"/>
    <style:style style:name="P5142" style:parent-style-name="Normal" style:family="paragraph">
      <style:paragraph-properties fo:margin-left="0.5in">
        <style:tab-stops/>
      </style:paragraph-properties>
    </style:style>
    <style:style style:name="P5143" style:parent-style-name="Normal" style:family="paragraph"/>
    <style:style style:name="T5144" style:parent-style-name="DefaultParagraphFont" style:family="text">
      <style:text-properties style:language-asian="en" style:country-asian="US"/>
    </style:style>
    <style:style style:name="TableColumn5146" style:family="table-column">
      <style:table-column-properties style:column-width="1.2298in"/>
    </style:style>
    <style:style style:name="TableColumn5147" style:family="table-column">
      <style:table-column-properties style:column-width="1.2298in"/>
    </style:style>
    <style:style style:name="TableColumn5148" style:family="table-column">
      <style:table-column-properties style:column-width="1.2298in"/>
    </style:style>
    <style:style style:name="TableColumn5149" style:family="table-column">
      <style:table-column-properties style:column-width="1.2298in"/>
    </style:style>
    <style:style style:name="TableColumn5150" style:family="table-column">
      <style:table-column-properties style:column-width="1.2375in"/>
    </style:style>
    <style:style style:name="Table5145" style:family="table">
      <style:table-properties style:width="6.1569in" fo:margin-left="-0.0034in" table:align="left"/>
    </style:style>
    <style:style style:name="TableRow5151" style:family="table-row">
      <style:table-row-properties fo:keep-together="always"/>
    </style:style>
    <style:style style:name="TableCell5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153" style:parent-style-name="Normal" style:family="paragraph">
      <style:paragraph-properties style:snap-to-layout-grid="false"/>
    </style:style>
    <style:style style:name="TableCell5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155" style:parent-style-name="Normal" style:family="paragraph">
      <style:paragraph-properties fo:text-align="center"/>
    </style:style>
    <style:style style:name="TableCell5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157" style:parent-style-name="Normal" style:family="paragraph">
      <style:paragraph-properties fo:text-align="center"/>
    </style:style>
    <style:style style:name="TableCell5158" style:family="table-cell">
      <style:table-cell-properties fo:border="0.0069in solid #000000" style:writing-mode="lr-tb" fo:padding-top="0in" fo:padding-left="0.0715in" fo:padding-bottom="0in" fo:padding-right="0.075in"/>
    </style:style>
    <style:style style:name="P5159" style:parent-style-name="Normal" style:family="paragraph">
      <style:paragraph-properties fo:text-align="center"/>
    </style:style>
    <style:style style:name="TableRow5160" style:family="table-row">
      <style:table-row-properties/>
    </style:style>
    <style:style style:name="TableCell5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6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166" style:family="table-row">
      <style:table-row-properties/>
    </style:style>
    <style:style style:name="TableCell5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7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172" style:family="table-row">
      <style:table-row-properties/>
    </style:style>
    <style:style style:name="TableCell5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77" style:family="table-cell">
      <style:table-cell-properties fo:border="0.0069in solid #000000" style:writing-mode="lr-tb" fo:padding-top="0in" fo:padding-left="0.0715in" fo:padding-bottom="0in" fo:padding-right="0.075in"/>
    </style:style>
    <style:style style:name="P5178" style:parent-style-name="Normal" style:family="paragraph">
      <style:text-properties style:font-name="Symbol" style:font-name-complex="Symbol" fo:font-size="16pt" style:font-size-asian="16pt"/>
    </style:style>
    <style:style style:name="T5179" style:parent-style-name="DefaultParagraphFont" style:family="text">
      <style:text-properties fo:font-weight="bold" style:font-weight-asian="bold" style:font-weight-complex="bold"/>
    </style:style>
    <style:style style:name="T5180" style:parent-style-name="DefaultParagraphFont" style:family="text">
      <style:text-properties fo:font-style="italic" style:font-style-asian="italic" style:font-style-complex="italic"/>
    </style:style>
    <style:style style:name="T518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182" style:parent-style-name="DefaultParagraphFont" style:family="text">
      <style:text-properties fo:color="#FF0000"/>
    </style:style>
    <style:style style:name="P5183" style:parent-style-name="Normal" style:family="paragraph">
      <style:paragraph-properties fo:text-align="center"/>
    </style:style>
    <style:style style:name="P5184" style:parent-style-name="Normal" style:family="paragraph"/>
    <style:style style:name="P5185" style:parent-style-name="Normal" style:family="paragraph"/>
    <style:style style:name="P5186" style:parent-style-name="Normal" style:family="paragraph">
      <style:paragraph-properties fo:margin-left="0.5in">
        <style:tab-stops/>
      </style:paragraph-properties>
    </style:style>
    <style:style style:name="P5187" style:parent-style-name="Normal" style:family="paragraph"/>
    <style:style style:name="P5188" style:parent-style-name="Normal" style:family="paragraph"/>
    <style:style style:name="P5189" style:parent-style-name="Normal" style:family="paragraph"/>
    <style:style style:name="P5190" style:parent-style-name="Normal" style:family="paragraph"/>
    <style:style style:name="P5191" style:parent-style-name="Normal" style:family="paragraph"/>
    <style:style style:name="P5192" style:parent-style-name="Normal" style:family="paragraph"/>
    <style:style style:name="P5193" style:parent-style-name="Normal" style:family="paragraph">
      <style:paragraph-properties fo:margin-left="0.5in">
        <style:tab-stops/>
      </style:paragraph-properties>
    </style:style>
    <style:style style:name="P5194" style:parent-style-name="Normal" style:family="paragraph"/>
    <style:style style:name="T5195" style:parent-style-name="DefaultParagraphFont" style:family="text">
      <style:text-properties style:language-asian="en" style:country-asian="US"/>
    </style:style>
    <style:style style:name="TableColumn5197" style:family="table-column">
      <style:table-column-properties style:column-width="1.2298in"/>
    </style:style>
    <style:style style:name="TableColumn5198" style:family="table-column">
      <style:table-column-properties style:column-width="1.2298in"/>
    </style:style>
    <style:style style:name="TableColumn5199" style:family="table-column">
      <style:table-column-properties style:column-width="1.2298in"/>
    </style:style>
    <style:style style:name="TableColumn5200" style:family="table-column">
      <style:table-column-properties style:column-width="1.2298in"/>
    </style:style>
    <style:style style:name="TableColumn5201" style:family="table-column">
      <style:table-column-properties style:column-width="1.2375in"/>
    </style:style>
    <style:style style:name="Table5196" style:family="table">
      <style:table-properties style:width="6.1569in" fo:margin-left="-0.0034in" table:align="left"/>
    </style:style>
    <style:style style:name="TableRow5202" style:family="table-row">
      <style:table-row-properties fo:keep-together="always"/>
    </style:style>
    <style:style style:name="TableCell5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204" style:parent-style-name="Normal" style:family="paragraph">
      <style:paragraph-properties style:snap-to-layout-grid="false"/>
    </style:style>
    <style:style style:name="TableCell5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206" style:parent-style-name="Normal" style:family="paragraph">
      <style:paragraph-properties fo:text-align="center"/>
    </style:style>
    <style:style style:name="TableCell5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208" style:parent-style-name="Normal" style:family="paragraph">
      <style:paragraph-properties fo:text-align="center"/>
    </style:style>
    <style:style style:name="TableCell5209" style:family="table-cell">
      <style:table-cell-properties fo:border="0.0069in solid #000000" style:writing-mode="lr-tb" fo:padding-top="0in" fo:padding-left="0.0715in" fo:padding-bottom="0in" fo:padding-right="0.075in"/>
    </style:style>
    <style:style style:name="P5210" style:parent-style-name="Normal" style:family="paragraph">
      <style:paragraph-properties fo:text-align="center"/>
    </style:style>
    <style:style style:name="TableRow5211" style:family="table-row">
      <style:table-row-properties/>
    </style:style>
    <style:style style:name="TableCell5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1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217" style:family="table-row">
      <style:table-row-properties/>
    </style:style>
    <style:style style:name="TableCell5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2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223" style:family="table-row">
      <style:table-row-properties/>
    </style:style>
    <style:style style:name="TableCell5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28" style:family="table-cell">
      <style:table-cell-properties fo:border="0.0069in solid #000000" style:writing-mode="lr-tb" fo:padding-top="0in" fo:padding-left="0.0715in" fo:padding-bottom="0in" fo:padding-right="0.075in"/>
    </style:style>
    <style:style style:name="P5229" style:parent-style-name="Normal" style:family="paragraph">
      <style:text-properties style:font-name="Symbol" style:font-name-complex="Symbol" fo:font-size="16pt" style:font-size-asian="16pt"/>
    </style:style>
    <style:style style:name="T5230" style:parent-style-name="DefaultParagraphFont" style:family="text">
      <style:text-properties fo:font-weight="bold" style:font-weight-asian="bold" style:font-weight-complex="bold"/>
    </style:style>
    <style:style style:name="T5231" style:parent-style-name="DefaultParagraphFont" style:family="text">
      <style:text-properties fo:font-style="italic" style:font-style-asian="italic" style:font-style-complex="italic"/>
    </style:style>
    <style:style style:name="T523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233" style:parent-style-name="DefaultParagraphFont" style:family="text">
      <style:text-properties fo:color="#FF0000"/>
    </style:style>
    <style:style style:name="P5234" style:parent-style-name="Normal" style:family="paragraph">
      <style:paragraph-properties fo:text-align="center"/>
    </style:style>
    <style:style style:name="P5235" style:parent-style-name="Normal" style:family="paragraph"/>
    <style:style style:name="P5236" style:parent-style-name="Normal" style:family="paragraph"/>
    <style:style style:name="P5237" style:parent-style-name="Normal" style:family="paragraph">
      <style:paragraph-properties fo:margin-left="0.5in">
        <style:tab-stops/>
      </style:paragraph-properties>
    </style:style>
    <style:style style:name="P5238" style:parent-style-name="Normal" style:family="paragraph"/>
    <style:style style:name="P5239" style:parent-style-name="Normal" style:family="paragraph"/>
    <style:style style:name="P5240" style:parent-style-name="Normal" style:family="paragraph"/>
    <style:style style:name="P5241" style:parent-style-name="Normal" style:family="paragraph"/>
    <style:style style:name="P5242" style:parent-style-name="Normal" style:family="paragraph"/>
    <style:style style:name="P5243" style:parent-style-name="Normal" style:family="paragraph"/>
    <style:style style:name="P5244" style:parent-style-name="Normal" style:family="paragraph">
      <style:paragraph-properties fo:margin-left="0.5in">
        <style:tab-stops/>
      </style:paragraph-properties>
    </style:style>
    <style:style style:name="P5245" style:parent-style-name="Normal" style:family="paragraph"/>
    <style:style style:name="T5246" style:parent-style-name="DefaultParagraphFont" style:family="text">
      <style:text-properties style:language-asian="en" style:country-asian="US"/>
    </style:style>
    <style:style style:name="TableColumn5248" style:family="table-column">
      <style:table-column-properties style:column-width="1.2298in"/>
    </style:style>
    <style:style style:name="TableColumn5249" style:family="table-column">
      <style:table-column-properties style:column-width="1.2298in"/>
    </style:style>
    <style:style style:name="TableColumn5250" style:family="table-column">
      <style:table-column-properties style:column-width="1.2298in"/>
    </style:style>
    <style:style style:name="TableColumn5251" style:family="table-column">
      <style:table-column-properties style:column-width="1.2298in"/>
    </style:style>
    <style:style style:name="TableColumn5252" style:family="table-column">
      <style:table-column-properties style:column-width="1.2375in"/>
    </style:style>
    <style:style style:name="Table5247" style:family="table">
      <style:table-properties style:width="6.1569in" fo:margin-left="-0.0034in" table:align="left"/>
    </style:style>
    <style:style style:name="TableRow5253" style:family="table-row">
      <style:table-row-properties fo:keep-together="always"/>
    </style:style>
    <style:style style:name="TableCell5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255" style:parent-style-name="Normal" style:family="paragraph">
      <style:paragraph-properties style:snap-to-layout-grid="false"/>
    </style:style>
    <style:style style:name="TableCell5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257" style:parent-style-name="Normal" style:family="paragraph">
      <style:paragraph-properties fo:text-align="center"/>
    </style:style>
    <style:style style:name="TableCell5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259" style:parent-style-name="Normal" style:family="paragraph">
      <style:paragraph-properties fo:text-align="center"/>
    </style:style>
    <style:style style:name="TableCell5260" style:family="table-cell">
      <style:table-cell-properties fo:border="0.0069in solid #000000" style:writing-mode="lr-tb" fo:padding-top="0in" fo:padding-left="0.0715in" fo:padding-bottom="0in" fo:padding-right="0.075in"/>
    </style:style>
    <style:style style:name="P5261" style:parent-style-name="Normal" style:family="paragraph">
      <style:paragraph-properties fo:text-align="center"/>
    </style:style>
    <style:style style:name="TableRow5262" style:family="table-row">
      <style:table-row-properties/>
    </style:style>
    <style:style style:name="TableCell5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6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268" style:family="table-row">
      <style:table-row-properties/>
    </style:style>
    <style:style style:name="TableCell5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7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274" style:family="table-row">
      <style:table-row-properties/>
    </style:style>
    <style:style style:name="TableCell5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279" style:family="table-cell">
      <style:table-cell-properties fo:border="0.0069in solid #000000" style:writing-mode="lr-tb" fo:padding-top="0in" fo:padding-left="0.0715in" fo:padding-bottom="0in" fo:padding-right="0.075in"/>
    </style:style>
    <style:style style:name="T5280" style:parent-style-name="DefaultParagraphFont" style:family="text">
      <style:text-properties fo:font-weight="bold" style:font-weight-asian="bold" style:font-weight-complex="bold"/>
    </style:style>
    <style:style style:name="T5281" style:parent-style-name="DefaultParagraphFont" style:family="text">
      <style:text-properties fo:font-style="italic" style:font-style-asian="italic" style:font-style-complex="italic"/>
    </style:style>
    <style:style style:name="T528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283" style:parent-style-name="DefaultParagraphFont" style:family="text">
      <style:text-properties fo:color="#FF0000"/>
    </style:style>
    <style:style style:name="P5284" style:parent-style-name="Normal" style:family="paragraph">
      <style:paragraph-properties fo:text-align="center"/>
    </style:style>
    <style:style style:name="P5285" style:parent-style-name="Normal" style:family="paragraph"/>
    <style:style style:name="P5286" style:parent-style-name="Normal" style:family="paragraph"/>
    <style:style style:name="P5287" style:parent-style-name="Normal" style:family="paragraph">
      <style:paragraph-properties fo:margin-left="0.5in">
        <style:tab-stops/>
      </style:paragraph-properties>
    </style:style>
    <style:style style:name="P5288" style:parent-style-name="Normal" style:family="paragraph"/>
    <style:style style:name="P5289" style:parent-style-name="Normal" style:family="paragraph"/>
    <style:style style:name="P5290" style:parent-style-name="Normal" style:family="paragraph"/>
    <style:style style:name="P5291" style:parent-style-name="Normal" style:family="paragraph"/>
    <style:style style:name="P5292" style:parent-style-name="Normal" style:family="paragraph"/>
    <style:style style:name="P5293" style:parent-style-name="Normal" style:family="paragraph"/>
    <style:style style:name="P5294" style:parent-style-name="Normal" style:family="paragraph">
      <style:paragraph-properties fo:margin-left="0.5in">
        <style:tab-stops/>
      </style:paragraph-properties>
    </style:style>
    <style:style style:name="P5295" style:parent-style-name="Normal" style:family="paragraph"/>
    <style:style style:name="T5296" style:parent-style-name="DefaultParagraphFont" style:family="text">
      <style:text-properties style:language-asian="en" style:country-asian="US"/>
    </style:style>
    <style:style style:name="TableColumn5298" style:family="table-column">
      <style:table-column-properties style:column-width="1.2298in"/>
    </style:style>
    <style:style style:name="TableColumn5299" style:family="table-column">
      <style:table-column-properties style:column-width="1.2298in"/>
    </style:style>
    <style:style style:name="TableColumn5300" style:family="table-column">
      <style:table-column-properties style:column-width="1.2298in"/>
    </style:style>
    <style:style style:name="TableColumn5301" style:family="table-column">
      <style:table-column-properties style:column-width="1.2298in"/>
    </style:style>
    <style:style style:name="TableColumn5302" style:family="table-column">
      <style:table-column-properties style:column-width="1.2375in"/>
    </style:style>
    <style:style style:name="Table5297" style:family="table">
      <style:table-properties style:width="6.1569in" fo:margin-left="-0.0034in" table:align="left"/>
    </style:style>
    <style:style style:name="TableRow5303" style:family="table-row">
      <style:table-row-properties fo:keep-together="always"/>
    </style:style>
    <style:style style:name="TableCell5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305" style:parent-style-name="Normal" style:family="paragraph">
      <style:paragraph-properties style:snap-to-layout-grid="false"/>
    </style:style>
    <style:style style:name="TableCell5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307" style:parent-style-name="Normal" style:family="paragraph">
      <style:paragraph-properties fo:text-align="center"/>
    </style:style>
    <style:style style:name="TableCell5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309" style:parent-style-name="Normal" style:family="paragraph">
      <style:paragraph-properties fo:text-align="center"/>
    </style:style>
    <style:style style:name="TableCell5310" style:family="table-cell">
      <style:table-cell-properties fo:border="0.0069in solid #000000" style:writing-mode="lr-tb" fo:padding-top="0in" fo:padding-left="0.0715in" fo:padding-bottom="0in" fo:padding-right="0.075in"/>
    </style:style>
    <style:style style:name="P5311" style:parent-style-name="Normal" style:family="paragraph">
      <style:paragraph-properties fo:text-align="center"/>
    </style:style>
    <style:style style:name="TableRow5312" style:family="table-row">
      <style:table-row-properties/>
    </style:style>
    <style:style style:name="TableCell5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1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318" style:family="table-row">
      <style:table-row-properties/>
    </style:style>
    <style:style style:name="TableCell5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2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324" style:family="table-row">
      <style:table-row-properties/>
    </style:style>
    <style:style style:name="TableCell5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29" style:family="table-cell">
      <style:table-cell-properties fo:border="0.0069in solid #000000" style:writing-mode="lr-tb" fo:padding-top="0in" fo:padding-left="0.0715in" fo:padding-bottom="0in" fo:padding-right="0.075in"/>
    </style:style>
    <style:style style:name="T5330" style:parent-style-name="DefaultParagraphFont" style:family="text">
      <style:text-properties fo:font-weight="bold" style:font-weight-asian="bold" style:font-weight-complex="bold"/>
    </style:style>
    <style:style style:name="T5331" style:parent-style-name="DefaultParagraphFont" style:family="text">
      <style:text-properties fo:font-style="italic" style:font-style-asian="italic" style:font-style-complex="italic"/>
    </style:style>
    <style:style style:name="T533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333" style:parent-style-name="DefaultParagraphFont" style:family="text">
      <style:text-properties fo:color="#FF0000"/>
    </style:style>
    <style:style style:name="P5334" style:parent-style-name="Normal" style:family="paragraph">
      <style:paragraph-properties fo:text-align="center"/>
    </style:style>
    <style:style style:name="P5335" style:parent-style-name="Normal" style:family="paragraph"/>
    <style:style style:name="P5336" style:parent-style-name="Normal" style:family="paragraph"/>
    <style:style style:name="P5337" style:parent-style-name="Normal" style:family="paragraph">
      <style:paragraph-properties fo:margin-left="0.5in">
        <style:tab-stops/>
      </style:paragraph-properties>
    </style:style>
    <style:style style:name="P5338" style:parent-style-name="Normal" style:family="paragraph"/>
    <style:style style:name="P5339" style:parent-style-name="Normal" style:family="paragraph"/>
    <style:style style:name="P5340" style:parent-style-name="Normal" style:family="paragraph"/>
    <style:style style:name="P5341" style:parent-style-name="Normal" style:family="paragraph"/>
    <style:style style:name="P5342" style:parent-style-name="Normal" style:family="paragraph"/>
    <style:style style:name="P5343" style:parent-style-name="Normal" style:family="paragraph"/>
    <style:style style:name="P5344" style:parent-style-name="Normal" style:family="paragraph">
      <style:paragraph-properties fo:margin-left="0.5in">
        <style:tab-stops/>
      </style:paragraph-properties>
    </style:style>
    <style:style style:name="P5345" style:parent-style-name="Normal" style:family="paragraph"/>
    <style:style style:name="T5346" style:parent-style-name="DefaultParagraphFont" style:family="text">
      <style:text-properties style:language-asian="en" style:country-asian="US"/>
    </style:style>
    <style:style style:name="TableColumn5348" style:family="table-column">
      <style:table-column-properties style:column-width="1.2298in"/>
    </style:style>
    <style:style style:name="TableColumn5349" style:family="table-column">
      <style:table-column-properties style:column-width="1.2298in"/>
    </style:style>
    <style:style style:name="TableColumn5350" style:family="table-column">
      <style:table-column-properties style:column-width="1.2298in"/>
    </style:style>
    <style:style style:name="TableColumn5351" style:family="table-column">
      <style:table-column-properties style:column-width="1.2298in"/>
    </style:style>
    <style:style style:name="TableColumn5352" style:family="table-column">
      <style:table-column-properties style:column-width="1.2375in"/>
    </style:style>
    <style:style style:name="Table5347" style:family="table">
      <style:table-properties style:width="6.1569in" fo:margin-left="-0.0034in" table:align="left"/>
    </style:style>
    <style:style style:name="TableRow5353" style:family="table-row">
      <style:table-row-properties fo:keep-together="always"/>
    </style:style>
    <style:style style:name="TableCell5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355" style:parent-style-name="Normal" style:family="paragraph">
      <style:paragraph-properties style:snap-to-layout-grid="false"/>
    </style:style>
    <style:style style:name="TableCell5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357" style:parent-style-name="Normal" style:family="paragraph">
      <style:paragraph-properties fo:text-align="center"/>
    </style:style>
    <style:style style:name="TableCell5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359" style:parent-style-name="Normal" style:family="paragraph">
      <style:paragraph-properties fo:text-align="center"/>
    </style:style>
    <style:style style:name="TableCell5360" style:family="table-cell">
      <style:table-cell-properties fo:border="0.0069in solid #000000" style:writing-mode="lr-tb" fo:padding-top="0in" fo:padding-left="0.0715in" fo:padding-bottom="0in" fo:padding-right="0.075in"/>
    </style:style>
    <style:style style:name="P5361" style:parent-style-name="Normal" style:family="paragraph">
      <style:paragraph-properties fo:text-align="center"/>
    </style:style>
    <style:style style:name="TableRow5362" style:family="table-row">
      <style:table-row-properties/>
    </style:style>
    <style:style style:name="TableCell5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6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368" style:family="table-row">
      <style:table-row-properties/>
    </style:style>
    <style:style style:name="TableCell5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7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374" style:family="table-row">
      <style:table-row-properties/>
    </style:style>
    <style:style style:name="TableCell5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379" style:family="table-cell">
      <style:table-cell-properties fo:border="0.0069in solid #000000" style:writing-mode="lr-tb" fo:padding-top="0in" fo:padding-left="0.0715in" fo:padding-bottom="0in" fo:padding-right="0.075in"/>
    </style:style>
    <style:style style:name="P5380" style:parent-style-name="Normal" style:family="paragraph">
      <style:text-properties style:font-name="Symbol" style:font-name-complex="Symbol" fo:font-size="16pt" style:font-size-asian="16pt"/>
    </style:style>
    <style:style style:name="T5381" style:parent-style-name="DefaultParagraphFont" style:family="text">
      <style:text-properties fo:font-weight="bold" style:font-weight-asian="bold" style:font-weight-complex="bold"/>
    </style:style>
    <style:style style:name="T5382" style:parent-style-name="DefaultParagraphFont" style:family="text">
      <style:text-properties fo:font-style="italic" style:font-style-asian="italic" style:font-style-complex="italic"/>
    </style:style>
    <style:style style:name="T538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384" style:parent-style-name="DefaultParagraphFont" style:family="text">
      <style:text-properties fo:color="#FF0000"/>
    </style:style>
    <style:style style:name="P5385" style:parent-style-name="Normal" style:family="paragraph">
      <style:paragraph-properties fo:text-align="center"/>
    </style:style>
    <style:style style:name="P5386" style:parent-style-name="Normal" style:family="paragraph"/>
    <style:style style:name="P5387" style:parent-style-name="Normal" style:family="paragraph"/>
    <style:style style:name="P5388" style:parent-style-name="Normal" style:family="paragraph">
      <style:paragraph-properties fo:margin-left="0.5in">
        <style:tab-stops/>
      </style:paragraph-properties>
    </style:style>
    <style:style style:name="P5389" style:parent-style-name="Normal" style:family="paragraph"/>
    <style:style style:name="P5390" style:parent-style-name="Normal" style:family="paragraph"/>
    <style:style style:name="P5391" style:parent-style-name="Normal" style:family="paragraph"/>
    <style:style style:name="P5392" style:parent-style-name="Normal" style:family="paragraph"/>
    <style:style style:name="P5393" style:parent-style-name="Normal" style:family="paragraph"/>
    <style:style style:name="P5394" style:parent-style-name="Normal" style:family="paragraph"/>
    <style:style style:name="P5395" style:parent-style-name="Normal" style:family="paragraph">
      <style:paragraph-properties fo:margin-left="0.5in">
        <style:tab-stops/>
      </style:paragraph-properties>
    </style:style>
    <style:style style:name="P5396" style:parent-style-name="Normal" style:family="paragraph"/>
    <style:style style:name="T5397" style:parent-style-name="DefaultParagraphFont" style:family="text">
      <style:text-properties style:language-asian="en" style:country-asian="US"/>
    </style:style>
    <style:style style:name="TableColumn5399" style:family="table-column">
      <style:table-column-properties style:column-width="1.2298in"/>
    </style:style>
    <style:style style:name="TableColumn5400" style:family="table-column">
      <style:table-column-properties style:column-width="1.2298in"/>
    </style:style>
    <style:style style:name="TableColumn5401" style:family="table-column">
      <style:table-column-properties style:column-width="1.2298in"/>
    </style:style>
    <style:style style:name="TableColumn5402" style:family="table-column">
      <style:table-column-properties style:column-width="1.2298in"/>
    </style:style>
    <style:style style:name="TableColumn5403" style:family="table-column">
      <style:table-column-properties style:column-width="1.2375in"/>
    </style:style>
    <style:style style:name="Table5398" style:family="table">
      <style:table-properties style:width="6.1569in" fo:margin-left="-0.0034in" table:align="left"/>
    </style:style>
    <style:style style:name="TableRow5404" style:family="table-row">
      <style:table-row-properties fo:keep-together="always"/>
    </style:style>
    <style:style style:name="TableCell5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406" style:parent-style-name="Normal" style:family="paragraph">
      <style:paragraph-properties style:snap-to-layout-grid="false"/>
    </style:style>
    <style:style style:name="TableCell5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408" style:parent-style-name="Normal" style:family="paragraph">
      <style:paragraph-properties fo:text-align="center"/>
    </style:style>
    <style:style style:name="TableCell5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410" style:parent-style-name="Normal" style:family="paragraph">
      <style:paragraph-properties fo:text-align="center"/>
    </style:style>
    <style:style style:name="TableCell5411" style:family="table-cell">
      <style:table-cell-properties fo:border="0.0069in solid #000000" style:writing-mode="lr-tb" fo:padding-top="0in" fo:padding-left="0.0715in" fo:padding-bottom="0in" fo:padding-right="0.075in"/>
    </style:style>
    <style:style style:name="P5412" style:parent-style-name="Normal" style:family="paragraph">
      <style:paragraph-properties fo:text-align="center"/>
    </style:style>
    <style:style style:name="TableRow5413" style:family="table-row">
      <style:table-row-properties/>
    </style:style>
    <style:style style:name="TableCell5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1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419" style:family="table-row">
      <style:table-row-properties/>
    </style:style>
    <style:style style:name="TableCell5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2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425" style:family="table-row">
      <style:table-row-properties/>
    </style:style>
    <style:style style:name="TableCell5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30" style:family="table-cell">
      <style:table-cell-properties fo:border="0.0069in solid #000000" style:writing-mode="lr-tb" fo:padding-top="0in" fo:padding-left="0.0715in" fo:padding-bottom="0in" fo:padding-right="0.075in"/>
    </style:style>
    <style:style style:name="P5431" style:parent-style-name="Normal" style:family="paragraph">
      <style:text-properties style:font-name="Symbol" style:font-name-complex="Symbol" fo:font-size="16pt" style:font-size-asian="16pt"/>
    </style:style>
    <style:style style:name="T5432" style:parent-style-name="DefaultParagraphFont" style:family="text">
      <style:text-properties fo:font-weight="bold" style:font-weight-asian="bold" style:font-weight-complex="bold"/>
    </style:style>
    <style:style style:name="T5433" style:parent-style-name="DefaultParagraphFont" style:family="text">
      <style:text-properties fo:font-style="italic" style:font-style-asian="italic" style:font-style-complex="italic"/>
    </style:style>
    <style:style style:name="T543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435" style:parent-style-name="DefaultParagraphFont" style:family="text">
      <style:text-properties fo:color="#FF0000"/>
    </style:style>
    <style:style style:name="P5436" style:parent-style-name="Normal" style:family="paragraph">
      <style:paragraph-properties fo:text-align="center"/>
    </style:style>
    <style:style style:name="P5437" style:parent-style-name="Normal" style:family="paragraph"/>
    <style:style style:name="P5438" style:parent-style-name="Normal" style:family="paragraph"/>
    <style:style style:name="P5439" style:parent-style-name="Normal" style:family="paragraph">
      <style:paragraph-properties fo:margin-left="0.5in">
        <style:tab-stops/>
      </style:paragraph-properties>
    </style:style>
    <style:style style:name="P5440" style:parent-style-name="Normal" style:family="paragraph"/>
    <style:style style:name="P5441" style:parent-style-name="Normal" style:family="paragraph"/>
    <style:style style:name="P5442" style:parent-style-name="Normal" style:family="paragraph"/>
    <style:style style:name="P5443" style:parent-style-name="Normal" style:family="paragraph"/>
    <style:style style:name="P5444" style:parent-style-name="Normal" style:family="paragraph"/>
    <style:style style:name="P5445" style:parent-style-name="Normal" style:family="paragraph"/>
    <style:style style:name="P5446" style:parent-style-name="Normal" style:family="paragraph">
      <style:paragraph-properties fo:margin-left="0.5in">
        <style:tab-stops/>
      </style:paragraph-properties>
    </style:style>
    <style:style style:name="P5447" style:parent-style-name="Normal" style:family="paragraph"/>
    <style:style style:name="T5448" style:parent-style-name="DefaultParagraphFont" style:family="text">
      <style:text-properties style:language-asian="en" style:country-asian="US"/>
    </style:style>
    <style:style style:name="TableColumn5450" style:family="table-column">
      <style:table-column-properties style:column-width="1.2298in"/>
    </style:style>
    <style:style style:name="TableColumn5451" style:family="table-column">
      <style:table-column-properties style:column-width="1.2298in"/>
    </style:style>
    <style:style style:name="TableColumn5452" style:family="table-column">
      <style:table-column-properties style:column-width="1.2298in"/>
    </style:style>
    <style:style style:name="TableColumn5453" style:family="table-column">
      <style:table-column-properties style:column-width="1.2298in"/>
    </style:style>
    <style:style style:name="TableColumn5454" style:family="table-column">
      <style:table-column-properties style:column-width="1.2375in"/>
    </style:style>
    <style:style style:name="Table5449" style:family="table">
      <style:table-properties style:width="6.1569in" fo:margin-left="-0.0034in" table:align="left"/>
    </style:style>
    <style:style style:name="TableRow5455" style:family="table-row">
      <style:table-row-properties fo:keep-together="always"/>
    </style:style>
    <style:style style:name="TableCell5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457" style:parent-style-name="Normal" style:family="paragraph">
      <style:paragraph-properties style:snap-to-layout-grid="false"/>
    </style:style>
    <style:style style:name="TableCell5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459" style:parent-style-name="Normal" style:family="paragraph">
      <style:paragraph-properties fo:text-align="center"/>
    </style:style>
    <style:style style:name="TableCell5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461" style:parent-style-name="Normal" style:family="paragraph">
      <style:paragraph-properties fo:text-align="center"/>
    </style:style>
    <style:style style:name="TableCell5462" style:family="table-cell">
      <style:table-cell-properties fo:border="0.0069in solid #000000" style:writing-mode="lr-tb" fo:padding-top="0in" fo:padding-left="0.0715in" fo:padding-bottom="0in" fo:padding-right="0.075in"/>
    </style:style>
    <style:style style:name="P5463" style:parent-style-name="Normal" style:family="paragraph">
      <style:paragraph-properties fo:text-align="center"/>
    </style:style>
    <style:style style:name="TableRow5464" style:family="table-row">
      <style:table-row-properties/>
    </style:style>
    <style:style style:name="TableCell5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6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470" style:family="table-row">
      <style:table-row-properties/>
    </style:style>
    <style:style style:name="TableCell5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7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476" style:family="table-row">
      <style:table-row-properties/>
    </style:style>
    <style:style style:name="TableCell5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481" style:family="table-cell">
      <style:table-cell-properties fo:border="0.0069in solid #000000" style:writing-mode="lr-tb" fo:padding-top="0in" fo:padding-left="0.0715in" fo:padding-bottom="0in" fo:padding-right="0.075in"/>
    </style:style>
    <style:style style:name="P5482" style:parent-style-name="Normal" style:family="paragraph">
      <style:text-properties style:font-name="Symbol" style:font-name-complex="Symbol" fo:font-size="16pt" style:font-size-asian="16pt"/>
    </style:style>
    <style:style style:name="T5483" style:parent-style-name="DefaultParagraphFont" style:family="text">
      <style:text-properties fo:font-weight="bold" style:font-weight-asian="bold" style:font-weight-complex="bold"/>
    </style:style>
    <style:style style:name="T5484" style:parent-style-name="DefaultParagraphFont" style:family="text">
      <style:text-properties fo:font-style="italic" style:font-style-asian="italic" style:font-style-complex="italic"/>
    </style:style>
    <style:style style:name="T548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486" style:parent-style-name="DefaultParagraphFont" style:family="text">
      <style:text-properties fo:color="#FF0000"/>
    </style:style>
    <style:style style:name="P5487" style:parent-style-name="Normal" style:family="paragraph">
      <style:paragraph-properties fo:text-align="center"/>
    </style:style>
    <style:style style:name="P5488" style:parent-style-name="Normal" style:family="paragraph"/>
    <style:style style:name="P5489" style:parent-style-name="Normal" style:family="paragraph"/>
    <style:style style:name="P5490" style:parent-style-name="Normal" style:family="paragraph">
      <style:paragraph-properties fo:margin-left="0.5in">
        <style:tab-stops/>
      </style:paragraph-properties>
    </style:style>
    <style:style style:name="P5491" style:parent-style-name="Normal" style:family="paragraph"/>
    <style:style style:name="P5492" style:parent-style-name="Normal" style:family="paragraph"/>
    <style:style style:name="P5493" style:parent-style-name="Normal" style:family="paragraph"/>
    <style:style style:name="P5494" style:parent-style-name="Normal" style:family="paragraph"/>
    <style:style style:name="P5495" style:parent-style-name="Normal" style:family="paragraph"/>
    <style:style style:name="P5496" style:parent-style-name="Normal" style:family="paragraph"/>
    <style:style style:name="P5497" style:parent-style-name="Normal" style:family="paragraph">
      <style:paragraph-properties fo:margin-left="0.5in">
        <style:tab-stops/>
      </style:paragraph-properties>
    </style:style>
    <style:style style:name="P5498" style:parent-style-name="Normal" style:family="paragraph"/>
    <style:style style:name="T5499" style:parent-style-name="DefaultParagraphFont" style:family="text">
      <style:text-properties style:language-asian="en" style:country-asian="US"/>
    </style:style>
    <style:style style:name="TableColumn5501" style:family="table-column">
      <style:table-column-properties style:column-width="1.2298in"/>
    </style:style>
    <style:style style:name="TableColumn5502" style:family="table-column">
      <style:table-column-properties style:column-width="1.2298in"/>
    </style:style>
    <style:style style:name="TableColumn5503" style:family="table-column">
      <style:table-column-properties style:column-width="1.2298in"/>
    </style:style>
    <style:style style:name="TableColumn5504" style:family="table-column">
      <style:table-column-properties style:column-width="1.2298in"/>
    </style:style>
    <style:style style:name="TableColumn5505" style:family="table-column">
      <style:table-column-properties style:column-width="1.2375in"/>
    </style:style>
    <style:style style:name="Table5500" style:family="table">
      <style:table-properties style:width="6.1569in" fo:margin-left="-0.0034in" table:align="left"/>
    </style:style>
    <style:style style:name="TableRow5506" style:family="table-row">
      <style:table-row-properties fo:keep-together="always"/>
    </style:style>
    <style:style style:name="TableCell5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508" style:parent-style-name="Normal" style:family="paragraph">
      <style:paragraph-properties style:snap-to-layout-grid="false"/>
    </style:style>
    <style:style style:name="TableCell5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510" style:parent-style-name="Normal" style:family="paragraph">
      <style:paragraph-properties fo:text-align="center"/>
    </style:style>
    <style:style style:name="TableCell5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512" style:parent-style-name="Normal" style:family="paragraph">
      <style:paragraph-properties fo:text-align="center"/>
    </style:style>
    <style:style style:name="TableCell5513" style:family="table-cell">
      <style:table-cell-properties fo:border="0.0069in solid #000000" style:writing-mode="lr-tb" fo:padding-top="0in" fo:padding-left="0.0715in" fo:padding-bottom="0in" fo:padding-right="0.075in"/>
    </style:style>
    <style:style style:name="P5514" style:parent-style-name="Normal" style:family="paragraph">
      <style:paragraph-properties fo:text-align="center"/>
    </style:style>
    <style:style style:name="TableRow5515" style:family="table-row">
      <style:table-row-properties/>
    </style:style>
    <style:style style:name="TableCell5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2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521" style:family="table-row">
      <style:table-row-properties/>
    </style:style>
    <style:style style:name="TableCell55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2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527" style:family="table-row">
      <style:table-row-properties/>
    </style:style>
    <style:style style:name="TableCell5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32" style:family="table-cell">
      <style:table-cell-properties fo:border="0.0069in solid #000000" style:writing-mode="lr-tb" fo:padding-top="0in" fo:padding-left="0.0715in" fo:padding-bottom="0in" fo:padding-right="0.075in"/>
    </style:style>
    <style:style style:name="P5533" style:parent-style-name="Normal" style:family="paragraph">
      <style:text-properties style:font-name="Symbol" style:font-name-complex="Symbol" fo:font-size="16pt" style:font-size-asian="16pt"/>
    </style:style>
    <style:style style:name="T5534" style:parent-style-name="DefaultParagraphFont" style:family="text">
      <style:text-properties fo:font-weight="bold" style:font-weight-asian="bold" style:font-weight-complex="bold"/>
    </style:style>
    <style:style style:name="T5535" style:parent-style-name="DefaultParagraphFont" style:family="text">
      <style:text-properties fo:font-style="italic" style:font-style-asian="italic" style:font-style-complex="italic"/>
    </style:style>
    <style:style style:name="T553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537" style:parent-style-name="DefaultParagraphFont" style:family="text">
      <style:text-properties fo:color="#FF0000"/>
    </style:style>
    <style:style style:name="P5538" style:parent-style-name="Normal" style:family="paragraph">
      <style:paragraph-properties fo:text-align="center"/>
    </style:style>
    <style:style style:name="P5539" style:parent-style-name="Normal" style:family="paragraph"/>
    <style:style style:name="P5540" style:parent-style-name="Normal" style:family="paragraph"/>
    <style:style style:name="P5541" style:parent-style-name="Normal" style:family="paragraph">
      <style:paragraph-properties fo:margin-left="0.5in">
        <style:tab-stops/>
      </style:paragraph-properties>
    </style:style>
    <style:style style:name="P5542" style:parent-style-name="Normal" style:family="paragraph"/>
    <style:style style:name="P5543" style:parent-style-name="Normal" style:family="paragraph"/>
    <style:style style:name="P5544" style:parent-style-name="Normal" style:family="paragraph"/>
    <style:style style:name="P5545" style:parent-style-name="Normal" style:family="paragraph"/>
    <style:style style:name="P5546" style:parent-style-name="Normal" style:family="paragraph"/>
    <style:style style:name="P5547" style:parent-style-name="Normal" style:family="paragraph"/>
    <style:style style:name="P5548" style:parent-style-name="Normal" style:family="paragraph">
      <style:paragraph-properties fo:margin-left="0.5in">
        <style:tab-stops/>
      </style:paragraph-properties>
    </style:style>
    <style:style style:name="P5549" style:parent-style-name="Normal" style:family="paragraph"/>
    <style:style style:name="T5550" style:parent-style-name="DefaultParagraphFont" style:family="text">
      <style:text-properties style:language-asian="en" style:country-asian="US"/>
    </style:style>
    <style:style style:name="TableColumn5552" style:family="table-column">
      <style:table-column-properties style:column-width="1.2298in"/>
    </style:style>
    <style:style style:name="TableColumn5553" style:family="table-column">
      <style:table-column-properties style:column-width="1.2298in"/>
    </style:style>
    <style:style style:name="TableColumn5554" style:family="table-column">
      <style:table-column-properties style:column-width="1.2298in"/>
    </style:style>
    <style:style style:name="TableColumn5555" style:family="table-column">
      <style:table-column-properties style:column-width="1.2298in"/>
    </style:style>
    <style:style style:name="TableColumn5556" style:family="table-column">
      <style:table-column-properties style:column-width="1.2375in"/>
    </style:style>
    <style:style style:name="Table5551" style:family="table">
      <style:table-properties style:width="6.1569in" fo:margin-left="-0.0034in" table:align="left"/>
    </style:style>
    <style:style style:name="TableRow5557" style:family="table-row">
      <style:table-row-properties fo:keep-together="always"/>
    </style:style>
    <style:style style:name="TableCell55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559" style:parent-style-name="Normal" style:family="paragraph">
      <style:paragraph-properties style:snap-to-layout-grid="false"/>
    </style:style>
    <style:style style:name="TableCell5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561" style:parent-style-name="Normal" style:family="paragraph">
      <style:paragraph-properties fo:text-align="center"/>
    </style:style>
    <style:style style:name="TableCell55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563" style:parent-style-name="Normal" style:family="paragraph">
      <style:paragraph-properties fo:text-align="center"/>
    </style:style>
    <style:style style:name="TableCell5564" style:family="table-cell">
      <style:table-cell-properties fo:border="0.0069in solid #000000" style:writing-mode="lr-tb" fo:padding-top="0in" fo:padding-left="0.0715in" fo:padding-bottom="0in" fo:padding-right="0.075in"/>
    </style:style>
    <style:style style:name="P5565" style:parent-style-name="Normal" style:family="paragraph">
      <style:paragraph-properties fo:text-align="center"/>
    </style:style>
    <style:style style:name="TableRow5566" style:family="table-row">
      <style:table-row-properties/>
    </style:style>
    <style:style style:name="TableCell55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7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572" style:family="table-row">
      <style:table-row-properties/>
    </style:style>
    <style:style style:name="TableCell5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7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578" style:family="table-row">
      <style:table-row-properties/>
    </style:style>
    <style:style style:name="TableCell55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583" style:family="table-cell">
      <style:table-cell-properties fo:border="0.0069in solid #000000" style:writing-mode="lr-tb" fo:padding-top="0in" fo:padding-left="0.0715in" fo:padding-bottom="0in" fo:padding-right="0.075in"/>
    </style:style>
    <style:style style:name="P5584" style:parent-style-name="Normal" style:family="paragraph">
      <style:text-properties style:font-name="Symbol" style:font-name-complex="Symbol" fo:font-size="16pt" style:font-size-asian="16pt"/>
    </style:style>
    <style:style style:name="T5585" style:parent-style-name="DefaultParagraphFont" style:family="text">
      <style:text-properties fo:font-weight="bold" style:font-weight-asian="bold" style:font-weight-complex="bold"/>
    </style:style>
    <style:style style:name="T5586" style:parent-style-name="DefaultParagraphFont" style:family="text">
      <style:text-properties fo:font-style="italic" style:font-style-asian="italic" style:font-style-complex="italic"/>
    </style:style>
    <style:style style:name="T558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588" style:parent-style-name="DefaultParagraphFont" style:family="text">
      <style:text-properties fo:color="#FF0000"/>
    </style:style>
    <style:style style:name="P5589" style:parent-style-name="Normal" style:family="paragraph">
      <style:paragraph-properties fo:text-align="center"/>
    </style:style>
    <style:style style:name="P5590" style:parent-style-name="Normal" style:family="paragraph"/>
    <style:style style:name="P5591" style:parent-style-name="Normal" style:family="paragraph"/>
    <style:style style:name="P5592" style:parent-style-name="Normal" style:family="paragraph">
      <style:paragraph-properties fo:margin-left="0.5in">
        <style:tab-stops/>
      </style:paragraph-properties>
    </style:style>
    <style:style style:name="P5593" style:parent-style-name="Normal" style:family="paragraph"/>
    <style:style style:name="P5594" style:parent-style-name="Normal" style:family="paragraph"/>
    <style:style style:name="P5595" style:parent-style-name="Normal" style:family="paragraph"/>
    <style:style style:name="P5596" style:parent-style-name="Normal" style:family="paragraph"/>
    <style:style style:name="P5597" style:parent-style-name="Normal" style:family="paragraph"/>
    <style:style style:name="P5598" style:parent-style-name="Normal" style:family="paragraph"/>
    <style:style style:name="P5599" style:parent-style-name="Normal" style:family="paragraph">
      <style:paragraph-properties fo:margin-left="0.5in">
        <style:tab-stops/>
      </style:paragraph-properties>
    </style:style>
    <style:style style:name="P5600" style:parent-style-name="Normal" style:family="paragraph"/>
    <style:style style:name="T5601" style:parent-style-name="DefaultParagraphFont" style:family="text">
      <style:text-properties style:language-asian="en" style:country-asian="US"/>
    </style:style>
    <style:style style:name="TableColumn5603" style:family="table-column">
      <style:table-column-properties style:column-width="1.2298in"/>
    </style:style>
    <style:style style:name="TableColumn5604" style:family="table-column">
      <style:table-column-properties style:column-width="1.2298in"/>
    </style:style>
    <style:style style:name="TableColumn5605" style:family="table-column">
      <style:table-column-properties style:column-width="1.2298in"/>
    </style:style>
    <style:style style:name="TableColumn5606" style:family="table-column">
      <style:table-column-properties style:column-width="1.2298in"/>
    </style:style>
    <style:style style:name="TableColumn5607" style:family="table-column">
      <style:table-column-properties style:column-width="1.2375in"/>
    </style:style>
    <style:style style:name="Table5602" style:family="table">
      <style:table-properties style:width="6.1569in" fo:margin-left="-0.0034in" table:align="left"/>
    </style:style>
    <style:style style:name="TableRow5608" style:family="table-row">
      <style:table-row-properties fo:keep-together="always"/>
    </style:style>
    <style:style style:name="TableCell5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610" style:parent-style-name="Normal" style:family="paragraph">
      <style:paragraph-properties style:snap-to-layout-grid="false"/>
    </style:style>
    <style:style style:name="TableCell56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612" style:parent-style-name="Normal" style:family="paragraph">
      <style:paragraph-properties fo:text-align="center"/>
    </style:style>
    <style:style style:name="TableCell56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614" style:parent-style-name="Normal" style:family="paragraph">
      <style:paragraph-properties fo:text-align="center"/>
    </style:style>
    <style:style style:name="TableCell5615" style:family="table-cell">
      <style:table-cell-properties fo:border="0.0069in solid #000000" style:writing-mode="lr-tb" fo:padding-top="0in" fo:padding-left="0.0715in" fo:padding-bottom="0in" fo:padding-right="0.075in"/>
    </style:style>
    <style:style style:name="P5616" style:parent-style-name="Normal" style:family="paragraph">
      <style:paragraph-properties fo:text-align="center"/>
    </style:style>
    <style:style style:name="TableRow5617" style:family="table-row">
      <style:table-row-properties/>
    </style:style>
    <style:style style:name="TableCell5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2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623" style:family="table-row">
      <style:table-row-properties/>
    </style:style>
    <style:style style:name="TableCell5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2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629" style:family="table-row">
      <style:table-row-properties/>
    </style:style>
    <style:style style:name="TableCell56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34" style:family="table-cell">
      <style:table-cell-properties fo:border="0.0069in solid #000000" style:writing-mode="lr-tb" fo:padding-top="0in" fo:padding-left="0.0715in" fo:padding-bottom="0in" fo:padding-right="0.075in"/>
    </style:style>
    <style:style style:name="P5635" style:parent-style-name="Normal" style:family="paragraph">
      <style:text-properties style:font-name="Symbol" style:font-name-complex="Symbol" fo:font-size="16pt" style:font-size-asian="16pt"/>
    </style:style>
    <style:style style:name="T5636" style:parent-style-name="DefaultParagraphFont" style:family="text">
      <style:text-properties fo:font-weight="bold" style:font-weight-asian="bold" style:font-weight-complex="bold"/>
    </style:style>
    <style:style style:name="T5637" style:parent-style-name="DefaultParagraphFont" style:family="text">
      <style:text-properties fo:font-style="italic" style:font-style-asian="italic" style:font-style-complex="italic"/>
    </style:style>
    <style:style style:name="T563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639" style:parent-style-name="DefaultParagraphFont" style:family="text">
      <style:text-properties fo:color="#FF0000"/>
    </style:style>
    <style:style style:name="P5640" style:parent-style-name="Normal" style:family="paragraph">
      <style:paragraph-properties fo:text-align="center"/>
    </style:style>
    <style:style style:name="P5641" style:parent-style-name="Normal" style:family="paragraph"/>
    <style:style style:name="P5642" style:parent-style-name="Normal" style:family="paragraph"/>
    <style:style style:name="P5643" style:parent-style-name="Normal" style:family="paragraph">
      <style:paragraph-properties fo:margin-left="0.5in">
        <style:tab-stops/>
      </style:paragraph-properties>
    </style:style>
    <style:style style:name="P5644" style:parent-style-name="Normal" style:family="paragraph"/>
    <style:style style:name="P5645" style:parent-style-name="Normal" style:family="paragraph"/>
    <style:style style:name="P5646" style:parent-style-name="Normal" style:family="paragraph"/>
    <style:style style:name="P5647" style:parent-style-name="Normal" style:family="paragraph"/>
    <style:style style:name="P5648" style:parent-style-name="Normal" style:family="paragraph"/>
    <style:style style:name="P5649" style:parent-style-name="Normal" style:family="paragraph"/>
    <style:style style:name="P5650" style:parent-style-name="Normal" style:family="paragraph">
      <style:paragraph-properties fo:margin-left="0.5in">
        <style:tab-stops/>
      </style:paragraph-properties>
    </style:style>
    <style:style style:name="P5651" style:parent-style-name="Normal" style:family="paragraph"/>
    <style:style style:name="T5652" style:parent-style-name="DefaultParagraphFont" style:family="text">
      <style:text-properties style:language-asian="en" style:country-asian="US"/>
    </style:style>
    <style:style style:name="TableColumn5654" style:family="table-column">
      <style:table-column-properties style:column-width="1.2298in"/>
    </style:style>
    <style:style style:name="TableColumn5655" style:family="table-column">
      <style:table-column-properties style:column-width="1.2298in"/>
    </style:style>
    <style:style style:name="TableColumn5656" style:family="table-column">
      <style:table-column-properties style:column-width="1.2298in"/>
    </style:style>
    <style:style style:name="TableColumn5657" style:family="table-column">
      <style:table-column-properties style:column-width="1.2298in"/>
    </style:style>
    <style:style style:name="TableColumn5658" style:family="table-column">
      <style:table-column-properties style:column-width="1.2375in"/>
    </style:style>
    <style:style style:name="Table5653" style:family="table">
      <style:table-properties style:width="6.1569in" fo:margin-left="-0.0034in" table:align="left"/>
    </style:style>
    <style:style style:name="TableRow5659" style:family="table-row">
      <style:table-row-properties fo:keep-together="always"/>
    </style:style>
    <style:style style:name="TableCell56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661" style:parent-style-name="Normal" style:family="paragraph">
      <style:paragraph-properties style:snap-to-layout-grid="false"/>
    </style:style>
    <style:style style:name="TableCell56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663" style:parent-style-name="Normal" style:family="paragraph">
      <style:paragraph-properties fo:text-align="center"/>
    </style:style>
    <style:style style:name="TableCell56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665" style:parent-style-name="Normal" style:family="paragraph">
      <style:paragraph-properties fo:text-align="center"/>
    </style:style>
    <style:style style:name="TableCell5666" style:family="table-cell">
      <style:table-cell-properties fo:border="0.0069in solid #000000" style:writing-mode="lr-tb" fo:padding-top="0in" fo:padding-left="0.0715in" fo:padding-bottom="0in" fo:padding-right="0.075in"/>
    </style:style>
    <style:style style:name="P5667" style:parent-style-name="Normal" style:family="paragraph">
      <style:paragraph-properties fo:text-align="center"/>
    </style:style>
    <style:style style:name="TableRow5668" style:family="table-row">
      <style:table-row-properties/>
    </style:style>
    <style:style style:name="TableCell56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7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674" style:family="table-row">
      <style:table-row-properties/>
    </style:style>
    <style:style style:name="TableCell56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7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680" style:family="table-row">
      <style:table-row-properties/>
    </style:style>
    <style:style style:name="TableCell56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685" style:family="table-cell">
      <style:table-cell-properties fo:border="0.0069in solid #000000" style:writing-mode="lr-tb" fo:padding-top="0in" fo:padding-left="0.0715in" fo:padding-bottom="0in" fo:padding-right="0.075in"/>
    </style:style>
    <style:style style:name="T5686" style:parent-style-name="DefaultParagraphFont" style:family="text">
      <style:text-properties fo:font-weight="bold" style:font-weight-asian="bold" style:font-weight-complex="bold"/>
    </style:style>
    <style:style style:name="T5687" style:parent-style-name="DefaultParagraphFont" style:family="text">
      <style:text-properties fo:font-style="italic" style:font-style-asian="italic" style:font-style-complex="italic"/>
    </style:style>
    <style:style style:name="T568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689" style:parent-style-name="DefaultParagraphFont" style:family="text">
      <style:text-properties fo:color="#FF0000"/>
    </style:style>
    <style:style style:name="P5690" style:parent-style-name="Normal" style:family="paragraph">
      <style:paragraph-properties fo:text-align="center"/>
    </style:style>
    <style:style style:name="P5691" style:parent-style-name="Normal" style:family="paragraph"/>
    <style:style style:name="P5692" style:parent-style-name="Normal" style:family="paragraph"/>
    <style:style style:name="P5693" style:parent-style-name="Normal" style:family="paragraph">
      <style:paragraph-properties fo:margin-left="0.5in">
        <style:tab-stops/>
      </style:paragraph-properties>
    </style:style>
    <style:style style:name="P5694" style:parent-style-name="Normal" style:family="paragraph"/>
    <style:style style:name="P5695" style:parent-style-name="Normal" style:family="paragraph"/>
    <style:style style:name="P5696" style:parent-style-name="Normal" style:family="paragraph"/>
    <style:style style:name="P5697" style:parent-style-name="Normal" style:family="paragraph"/>
    <style:style style:name="P5698" style:parent-style-name="Normal" style:family="paragraph"/>
    <style:style style:name="P5699" style:parent-style-name="Normal" style:family="paragraph"/>
    <style:style style:name="P5700" style:parent-style-name="Normal" style:family="paragraph">
      <style:paragraph-properties fo:margin-left="0.5in">
        <style:tab-stops/>
      </style:paragraph-properties>
    </style:style>
    <style:style style:name="P5701" style:parent-style-name="Normal" style:family="paragraph"/>
    <style:style style:name="T5702" style:parent-style-name="DefaultParagraphFont" style:family="text">
      <style:text-properties style:language-asian="en" style:country-asian="US"/>
    </style:style>
    <style:style style:name="TableColumn5704" style:family="table-column">
      <style:table-column-properties style:column-width="1.2298in"/>
    </style:style>
    <style:style style:name="TableColumn5705" style:family="table-column">
      <style:table-column-properties style:column-width="1.2298in"/>
    </style:style>
    <style:style style:name="TableColumn5706" style:family="table-column">
      <style:table-column-properties style:column-width="1.2298in"/>
    </style:style>
    <style:style style:name="TableColumn5707" style:family="table-column">
      <style:table-column-properties style:column-width="1.2298in"/>
    </style:style>
    <style:style style:name="TableColumn5708" style:family="table-column">
      <style:table-column-properties style:column-width="1.2375in"/>
    </style:style>
    <style:style style:name="Table5703" style:family="table">
      <style:table-properties style:width="6.1569in" fo:margin-left="-0.0034in" table:align="left"/>
    </style:style>
    <style:style style:name="TableRow5709" style:family="table-row">
      <style:table-row-properties fo:keep-together="always"/>
    </style:style>
    <style:style style:name="TableCell57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711" style:parent-style-name="Normal" style:family="paragraph">
      <style:paragraph-properties style:snap-to-layout-grid="false"/>
    </style:style>
    <style:style style:name="TableCell5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713" style:parent-style-name="Normal" style:family="paragraph">
      <style:paragraph-properties fo:text-align="center"/>
    </style:style>
    <style:style style:name="TableCell57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715" style:parent-style-name="Normal" style:family="paragraph">
      <style:paragraph-properties fo:text-align="center"/>
    </style:style>
    <style:style style:name="TableCell5716" style:family="table-cell">
      <style:table-cell-properties fo:border="0.0069in solid #000000" style:writing-mode="lr-tb" fo:padding-top="0in" fo:padding-left="0.0715in" fo:padding-bottom="0in" fo:padding-right="0.075in"/>
    </style:style>
    <style:style style:name="P5717" style:parent-style-name="Normal" style:family="paragraph">
      <style:paragraph-properties fo:text-align="center"/>
    </style:style>
    <style:style style:name="TableRow5718" style:family="table-row">
      <style:table-row-properties/>
    </style:style>
    <style:style style:name="TableCell57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2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724" style:family="table-row">
      <style:table-row-properties/>
    </style:style>
    <style:style style:name="TableCell57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2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730" style:family="table-row">
      <style:table-row-properties/>
    </style:style>
    <style:style style:name="TableCell57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35" style:family="table-cell">
      <style:table-cell-properties fo:border="0.0069in solid #000000" style:writing-mode="lr-tb" fo:padding-top="0in" fo:padding-left="0.0715in" fo:padding-bottom="0in" fo:padding-right="0.075in"/>
    </style:style>
    <style:style style:name="T5736" style:parent-style-name="DefaultParagraphFont" style:family="text">
      <style:text-properties fo:font-weight="bold" style:font-weight-asian="bold" style:font-weight-complex="bold"/>
    </style:style>
    <style:style style:name="T5737" style:parent-style-name="DefaultParagraphFont" style:family="text">
      <style:text-properties fo:font-style="italic" style:font-style-asian="italic" style:font-style-complex="italic"/>
    </style:style>
    <style:style style:name="T573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739" style:parent-style-name="DefaultParagraphFont" style:family="text">
      <style:text-properties fo:color="#FF0000"/>
    </style:style>
    <style:style style:name="P5740" style:parent-style-name="Normal" style:family="paragraph">
      <style:paragraph-properties fo:text-align="center"/>
    </style:style>
    <style:style style:name="P5741" style:parent-style-name="Normal" style:family="paragraph"/>
    <style:style style:name="P5742" style:parent-style-name="Normal" style:family="paragraph"/>
    <style:style style:name="P5743" style:parent-style-name="Normal" style:family="paragraph">
      <style:paragraph-properties fo:margin-left="0.5in">
        <style:tab-stops/>
      </style:paragraph-properties>
    </style:style>
    <style:style style:name="P5744" style:parent-style-name="Normal" style:family="paragraph"/>
    <style:style style:name="P5745" style:parent-style-name="Normal" style:family="paragraph"/>
    <style:style style:name="P5746" style:parent-style-name="Normal" style:family="paragraph"/>
    <style:style style:name="P5747" style:parent-style-name="Normal" style:family="paragraph"/>
    <style:style style:name="P5748" style:parent-style-name="Normal" style:family="paragraph"/>
    <style:style style:name="P5749" style:parent-style-name="Normal" style:family="paragraph"/>
    <style:style style:name="P5750" style:parent-style-name="Normal" style:family="paragraph">
      <style:paragraph-properties fo:margin-left="0.5in">
        <style:tab-stops/>
      </style:paragraph-properties>
    </style:style>
    <style:style style:name="P5751" style:parent-style-name="Normal" style:family="paragraph"/>
    <style:style style:name="T5752" style:parent-style-name="DefaultParagraphFont" style:family="text">
      <style:text-properties style:language-asian="en" style:country-asian="US"/>
    </style:style>
    <style:style style:name="TableColumn5754" style:family="table-column">
      <style:table-column-properties style:column-width="1.2298in"/>
    </style:style>
    <style:style style:name="TableColumn5755" style:family="table-column">
      <style:table-column-properties style:column-width="1.2298in"/>
    </style:style>
    <style:style style:name="TableColumn5756" style:family="table-column">
      <style:table-column-properties style:column-width="1.2298in"/>
    </style:style>
    <style:style style:name="TableColumn5757" style:family="table-column">
      <style:table-column-properties style:column-width="1.2298in"/>
    </style:style>
    <style:style style:name="TableColumn5758" style:family="table-column">
      <style:table-column-properties style:column-width="1.2375in"/>
    </style:style>
    <style:style style:name="Table5753" style:family="table">
      <style:table-properties style:width="6.1569in" fo:margin-left="-0.0034in" table:align="left"/>
    </style:style>
    <style:style style:name="TableRow5759" style:family="table-row">
      <style:table-row-properties fo:keep-together="always"/>
    </style:style>
    <style:style style:name="TableCell5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761" style:parent-style-name="Normal" style:family="paragraph">
      <style:paragraph-properties style:snap-to-layout-grid="false"/>
    </style:style>
    <style:style style:name="TableCell5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763" style:parent-style-name="Normal" style:family="paragraph">
      <style:paragraph-properties fo:text-align="center"/>
    </style:style>
    <style:style style:name="TableCell5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765" style:parent-style-name="Normal" style:family="paragraph">
      <style:paragraph-properties fo:text-align="center"/>
    </style:style>
    <style:style style:name="TableCell5766" style:family="table-cell">
      <style:table-cell-properties fo:border="0.0069in solid #000000" style:writing-mode="lr-tb" fo:padding-top="0in" fo:padding-left="0.0715in" fo:padding-bottom="0in" fo:padding-right="0.075in"/>
    </style:style>
    <style:style style:name="P5767" style:parent-style-name="Normal" style:family="paragraph">
      <style:paragraph-properties fo:text-align="center"/>
    </style:style>
    <style:style style:name="TableRow5768" style:family="table-row">
      <style:table-row-properties/>
    </style:style>
    <style:style style:name="TableCell5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7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774" style:family="table-row">
      <style:table-row-properties/>
    </style:style>
    <style:style style:name="TableCell57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7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780" style:family="table-row">
      <style:table-row-properties/>
    </style:style>
    <style:style style:name="TableCell57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785" style:family="table-cell">
      <style:table-cell-properties fo:border="0.0069in solid #000000" style:writing-mode="lr-tb" fo:padding-top="0in" fo:padding-left="0.0715in" fo:padding-bottom="0in" fo:padding-right="0.075in"/>
    </style:style>
    <style:style style:name="P5786" style:parent-style-name="Normal" style:family="paragraph">
      <style:text-properties style:font-name="Symbol" style:font-name-complex="Symbol" fo:font-size="16pt" style:font-size-asian="16pt"/>
    </style:style>
    <style:style style:name="T5787" style:parent-style-name="DefaultParagraphFont" style:family="text">
      <style:text-properties fo:font-weight="bold" style:font-weight-asian="bold" style:font-weight-complex="bold"/>
    </style:style>
    <style:style style:name="T5788" style:parent-style-name="DefaultParagraphFont" style:family="text">
      <style:text-properties fo:font-style="italic" style:font-style-asian="italic" style:font-style-complex="italic"/>
    </style:style>
    <style:style style:name="T57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790" style:parent-style-name="DefaultParagraphFont" style:family="text">
      <style:text-properties fo:color="#FF0000"/>
    </style:style>
    <style:style style:name="P5791" style:parent-style-name="Normal" style:family="paragraph">
      <style:paragraph-properties fo:text-align="center"/>
    </style:style>
    <style:style style:name="P5792" style:parent-style-name="Normal" style:family="paragraph"/>
    <style:style style:name="P5793" style:parent-style-name="Normal" style:family="paragraph"/>
    <style:style style:name="P5794" style:parent-style-name="Normal" style:family="paragraph">
      <style:paragraph-properties fo:margin-left="0.5in">
        <style:tab-stops/>
      </style:paragraph-properties>
    </style:style>
    <style:style style:name="P5795" style:parent-style-name="Normal" style:family="paragraph"/>
    <style:style style:name="P5796" style:parent-style-name="Normal" style:family="paragraph"/>
    <style:style style:name="P5797" style:parent-style-name="Normal" style:family="paragraph"/>
    <style:style style:name="P5798" style:parent-style-name="Normal" style:family="paragraph"/>
    <style:style style:name="P5799" style:parent-style-name="Normal" style:family="paragraph"/>
    <style:style style:name="P5800" style:parent-style-name="Normal" style:family="paragraph"/>
    <style:style style:name="P5801" style:parent-style-name="Normal" style:family="paragraph">
      <style:paragraph-properties fo:margin-left="0.5in">
        <style:tab-stops/>
      </style:paragraph-properties>
    </style:style>
    <style:style style:name="P5802" style:parent-style-name="Normal" style:family="paragraph"/>
    <style:style style:name="T5803" style:parent-style-name="DefaultParagraphFont" style:family="text">
      <style:text-properties style:language-asian="en" style:country-asian="US"/>
    </style:style>
    <style:style style:name="TableColumn5805" style:family="table-column">
      <style:table-column-properties style:column-width="1.2298in"/>
    </style:style>
    <style:style style:name="TableColumn5806" style:family="table-column">
      <style:table-column-properties style:column-width="1.2298in"/>
    </style:style>
    <style:style style:name="TableColumn5807" style:family="table-column">
      <style:table-column-properties style:column-width="1.2298in"/>
    </style:style>
    <style:style style:name="TableColumn5808" style:family="table-column">
      <style:table-column-properties style:column-width="1.2298in"/>
    </style:style>
    <style:style style:name="TableColumn5809" style:family="table-column">
      <style:table-column-properties style:column-width="1.2375in"/>
    </style:style>
    <style:style style:name="Table5804" style:family="table">
      <style:table-properties style:width="6.1569in" fo:margin-left="-0.0034in" table:align="left"/>
    </style:style>
    <style:style style:name="TableRow5810" style:family="table-row">
      <style:table-row-properties fo:keep-together="always"/>
    </style:style>
    <style:style style:name="TableCell58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812" style:parent-style-name="Normal" style:family="paragraph">
      <style:paragraph-properties style:snap-to-layout-grid="false"/>
    </style:style>
    <style:style style:name="TableCell5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814" style:parent-style-name="Normal" style:family="paragraph">
      <style:paragraph-properties fo:text-align="center"/>
    </style:style>
    <style:style style:name="TableCell58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816" style:parent-style-name="Normal" style:family="paragraph">
      <style:paragraph-properties fo:text-align="center"/>
    </style:style>
    <style:style style:name="TableCell5817" style:family="table-cell">
      <style:table-cell-properties fo:border="0.0069in solid #000000" style:writing-mode="lr-tb" fo:padding-top="0in" fo:padding-left="0.0715in" fo:padding-bottom="0in" fo:padding-right="0.075in"/>
    </style:style>
    <style:style style:name="P5818" style:parent-style-name="Normal" style:family="paragraph">
      <style:paragraph-properties fo:text-align="center"/>
    </style:style>
    <style:style style:name="TableRow5819" style:family="table-row">
      <style:table-row-properties/>
    </style:style>
    <style:style style:name="TableCell5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2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825" style:family="table-row">
      <style:table-row-properties/>
    </style:style>
    <style:style style:name="TableCell58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3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831" style:family="table-row">
      <style:table-row-properties/>
    </style:style>
    <style:style style:name="TableCell5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36" style:family="table-cell">
      <style:table-cell-properties fo:border="0.0069in solid #000000" style:writing-mode="lr-tb" fo:padding-top="0in" fo:padding-left="0.0715in" fo:padding-bottom="0in" fo:padding-right="0.075in"/>
    </style:style>
    <style:style style:name="P5837" style:parent-style-name="Normal" style:family="paragraph">
      <style:text-properties style:font-name="Symbol" style:font-name-complex="Symbol" fo:font-size="16pt" style:font-size-asian="16pt"/>
    </style:style>
    <style:style style:name="T5838" style:parent-style-name="DefaultParagraphFont" style:family="text">
      <style:text-properties fo:font-weight="bold" style:font-weight-asian="bold" style:font-weight-complex="bold"/>
    </style:style>
    <style:style style:name="T5839" style:parent-style-name="DefaultParagraphFont" style:family="text">
      <style:text-properties fo:font-style="italic" style:font-style-asian="italic" style:font-style-complex="italic"/>
    </style:style>
    <style:style style:name="T584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841" style:parent-style-name="DefaultParagraphFont" style:family="text">
      <style:text-properties fo:color="#FF0000"/>
    </style:style>
    <style:style style:name="P5842" style:parent-style-name="Normal" style:family="paragraph">
      <style:paragraph-properties fo:text-align="center"/>
    </style:style>
    <style:style style:name="P5843" style:parent-style-name="Normal" style:family="paragraph"/>
    <style:style style:name="P5844" style:parent-style-name="Normal" style:family="paragraph"/>
    <style:style style:name="P5845" style:parent-style-name="Normal" style:family="paragraph">
      <style:paragraph-properties fo:margin-left="0.5in">
        <style:tab-stops/>
      </style:paragraph-properties>
    </style:style>
    <style:style style:name="P5846" style:parent-style-name="Normal" style:family="paragraph"/>
    <style:style style:name="P5847" style:parent-style-name="Normal" style:family="paragraph"/>
    <style:style style:name="P5848" style:parent-style-name="Normal" style:family="paragraph"/>
    <style:style style:name="P5849" style:parent-style-name="Normal" style:family="paragraph"/>
    <style:style style:name="P5850" style:parent-style-name="Normal" style:family="paragraph"/>
    <style:style style:name="P5851" style:parent-style-name="Normal" style:family="paragraph"/>
    <style:style style:name="P5852" style:parent-style-name="Normal" style:family="paragraph">
      <style:paragraph-properties fo:margin-left="0.5in">
        <style:tab-stops/>
      </style:paragraph-properties>
    </style:style>
    <style:style style:name="P5853" style:parent-style-name="Normal" style:family="paragraph"/>
    <style:style style:name="T5854" style:parent-style-name="DefaultParagraphFont" style:family="text">
      <style:text-properties style:language-asian="en" style:country-asian="US"/>
    </style:style>
    <style:style style:name="TableColumn5856" style:family="table-column">
      <style:table-column-properties style:column-width="1.2298in"/>
    </style:style>
    <style:style style:name="TableColumn5857" style:family="table-column">
      <style:table-column-properties style:column-width="1.2298in"/>
    </style:style>
    <style:style style:name="TableColumn5858" style:family="table-column">
      <style:table-column-properties style:column-width="1.2298in"/>
    </style:style>
    <style:style style:name="TableColumn5859" style:family="table-column">
      <style:table-column-properties style:column-width="1.2298in"/>
    </style:style>
    <style:style style:name="TableColumn5860" style:family="table-column">
      <style:table-column-properties style:column-width="1.2375in"/>
    </style:style>
    <style:style style:name="Table5855" style:family="table">
      <style:table-properties style:width="6.1569in" fo:margin-left="-0.0034in" table:align="left"/>
    </style:style>
    <style:style style:name="TableRow5861" style:family="table-row">
      <style:table-row-properties fo:keep-together="always"/>
    </style:style>
    <style:style style:name="TableCell58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863" style:parent-style-name="Normal" style:family="paragraph">
      <style:paragraph-properties style:snap-to-layout-grid="false"/>
    </style:style>
    <style:style style:name="TableCell58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865" style:parent-style-name="Normal" style:family="paragraph">
      <style:paragraph-properties fo:text-align="center"/>
    </style:style>
    <style:style style:name="TableCell58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867" style:parent-style-name="Normal" style:family="paragraph">
      <style:paragraph-properties fo:text-align="center"/>
    </style:style>
    <style:style style:name="TableCell5868" style:family="table-cell">
      <style:table-cell-properties fo:border="0.0069in solid #000000" style:writing-mode="lr-tb" fo:padding-top="0in" fo:padding-left="0.0715in" fo:padding-bottom="0in" fo:padding-right="0.075in"/>
    </style:style>
    <style:style style:name="P5869" style:parent-style-name="Normal" style:family="paragraph">
      <style:paragraph-properties fo:text-align="center"/>
    </style:style>
    <style:style style:name="TableRow5870" style:family="table-row">
      <style:table-row-properties/>
    </style:style>
    <style:style style:name="TableCell587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7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876" style:family="table-row">
      <style:table-row-properties/>
    </style:style>
    <style:style style:name="TableCell5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8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882" style:family="table-row">
      <style:table-row-properties/>
    </style:style>
    <style:style style:name="TableCell5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887" style:family="table-cell">
      <style:table-cell-properties fo:border="0.0069in solid #000000" style:writing-mode="lr-tb" fo:padding-top="0in" fo:padding-left="0.0715in" fo:padding-bottom="0in" fo:padding-right="0.075in"/>
    </style:style>
    <style:style style:name="P5888" style:parent-style-name="Normal" style:family="paragraph">
      <style:text-properties style:font-name="Symbol" style:font-name-complex="Symbol" fo:font-size="16pt" style:font-size-asian="16pt"/>
    </style:style>
    <style:style style:name="T5889" style:parent-style-name="DefaultParagraphFont" style:family="text">
      <style:text-properties fo:font-weight="bold" style:font-weight-asian="bold" style:font-weight-complex="bold"/>
    </style:style>
    <style:style style:name="T5890" style:parent-style-name="DefaultParagraphFont" style:family="text">
      <style:text-properties fo:font-style="italic" style:font-style-asian="italic" style:font-style-complex="italic"/>
    </style:style>
    <style:style style:name="T589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892" style:parent-style-name="DefaultParagraphFont" style:family="text">
      <style:text-properties fo:color="#FF0000"/>
    </style:style>
    <style:style style:name="P5893" style:parent-style-name="Normal" style:family="paragraph">
      <style:paragraph-properties fo:text-align="center"/>
    </style:style>
    <style:style style:name="P5894" style:parent-style-name="Normal" style:family="paragraph"/>
    <style:style style:name="P5895" style:parent-style-name="Normal" style:family="paragraph"/>
    <style:style style:name="P5896" style:parent-style-name="Normal" style:family="paragraph">
      <style:paragraph-properties fo:margin-left="0.5in">
        <style:tab-stops/>
      </style:paragraph-properties>
    </style:style>
    <style:style style:name="P5897" style:parent-style-name="Normal" style:family="paragraph"/>
    <style:style style:name="P5898" style:parent-style-name="Normal" style:family="paragraph"/>
    <style:style style:name="P5899" style:parent-style-name="Normal" style:family="paragraph"/>
    <style:style style:name="P5900" style:parent-style-name="Normal" style:family="paragraph"/>
    <style:style style:name="P5901" style:parent-style-name="Normal" style:family="paragraph"/>
    <style:style style:name="P5902" style:parent-style-name="Normal" style:family="paragraph"/>
    <style:style style:name="P5903" style:parent-style-name="Normal" style:family="paragraph">
      <style:paragraph-properties fo:margin-left="0.5in">
        <style:tab-stops/>
      </style:paragraph-properties>
    </style:style>
    <style:style style:name="P5904" style:parent-style-name="Normal" style:family="paragraph"/>
    <style:style style:name="T5905" style:parent-style-name="DefaultParagraphFont" style:family="text">
      <style:text-properties style:language-asian="en" style:country-asian="US"/>
    </style:style>
    <style:style style:name="TableColumn5907" style:family="table-column">
      <style:table-column-properties style:column-width="1.2298in"/>
    </style:style>
    <style:style style:name="TableColumn5908" style:family="table-column">
      <style:table-column-properties style:column-width="1.2298in"/>
    </style:style>
    <style:style style:name="TableColumn5909" style:family="table-column">
      <style:table-column-properties style:column-width="1.2298in"/>
    </style:style>
    <style:style style:name="TableColumn5910" style:family="table-column">
      <style:table-column-properties style:column-width="1.2298in"/>
    </style:style>
    <style:style style:name="TableColumn5911" style:family="table-column">
      <style:table-column-properties style:column-width="1.2375in"/>
    </style:style>
    <style:style style:name="Table5906" style:family="table">
      <style:table-properties style:width="6.1569in" fo:margin-left="-0.0034in" table:align="left"/>
    </style:style>
    <style:style style:name="TableRow5912" style:family="table-row">
      <style:table-row-properties fo:keep-together="always"/>
    </style:style>
    <style:style style:name="TableCell5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914" style:parent-style-name="Normal" style:family="paragraph">
      <style:paragraph-properties style:snap-to-layout-grid="false"/>
    </style:style>
    <style:style style:name="TableCell5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916" style:parent-style-name="Normal" style:family="paragraph">
      <style:paragraph-properties fo:text-align="center"/>
    </style:style>
    <style:style style:name="TableCell5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918" style:parent-style-name="Normal" style:family="paragraph">
      <style:paragraph-properties fo:text-align="center"/>
    </style:style>
    <style:style style:name="TableCell5919" style:family="table-cell">
      <style:table-cell-properties fo:border="0.0069in solid #000000" style:writing-mode="lr-tb" fo:padding-top="0in" fo:padding-left="0.0715in" fo:padding-bottom="0in" fo:padding-right="0.075in"/>
    </style:style>
    <style:style style:name="P5920" style:parent-style-name="Normal" style:family="paragraph">
      <style:paragraph-properties fo:text-align="center"/>
    </style:style>
    <style:style style:name="TableRow5921" style:family="table-row">
      <style:table-row-properties/>
    </style:style>
    <style:style style:name="TableCell59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2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927" style:family="table-row">
      <style:table-row-properties/>
    </style:style>
    <style:style style:name="TableCell5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3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933" style:family="table-row">
      <style:table-row-properties/>
    </style:style>
    <style:style style:name="TableCell5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38" style:family="table-cell">
      <style:table-cell-properties fo:border="0.0069in solid #000000" style:writing-mode="lr-tb" fo:padding-top="0in" fo:padding-left="0.0715in" fo:padding-bottom="0in" fo:padding-right="0.075in"/>
    </style:style>
    <style:style style:name="P5939" style:parent-style-name="Normal" style:family="paragraph">
      <style:text-properties style:font-name="Symbol" style:font-name-complex="Symbol" fo:font-size="16pt" style:font-size-asian="16pt"/>
    </style:style>
    <style:style style:name="T5940" style:parent-style-name="DefaultParagraphFont" style:family="text">
      <style:text-properties fo:font-weight="bold" style:font-weight-asian="bold" style:font-weight-complex="bold"/>
    </style:style>
    <style:style style:name="T5941" style:parent-style-name="DefaultParagraphFont" style:family="text">
      <style:text-properties fo:font-style="italic" style:font-style-asian="italic" style:font-style-complex="italic"/>
    </style:style>
    <style:style style:name="T594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943" style:parent-style-name="DefaultParagraphFont" style:family="text">
      <style:text-properties fo:color="#FF0000"/>
    </style:style>
    <style:style style:name="P5944" style:parent-style-name="Normal" style:family="paragraph">
      <style:paragraph-properties fo:text-align="center"/>
    </style:style>
    <style:style style:name="P5945" style:parent-style-name="Normal" style:family="paragraph"/>
    <style:style style:name="P5946" style:parent-style-name="Normal" style:family="paragraph"/>
    <style:style style:name="P5947" style:parent-style-name="Normal" style:family="paragraph">
      <style:paragraph-properties fo:margin-left="0.5in">
        <style:tab-stops/>
      </style:paragraph-properties>
    </style:style>
    <style:style style:name="P5948" style:parent-style-name="Normal" style:family="paragraph"/>
    <style:style style:name="P5949" style:parent-style-name="Normal" style:family="paragraph"/>
    <style:style style:name="P5950" style:parent-style-name="Normal" style:family="paragraph"/>
    <style:style style:name="P5951" style:parent-style-name="Normal" style:family="paragraph"/>
    <style:style style:name="P5952" style:parent-style-name="Normal" style:family="paragraph"/>
    <style:style style:name="P5953" style:parent-style-name="Normal" style:family="paragraph"/>
    <style:style style:name="P5954" style:parent-style-name="Normal" style:family="paragraph">
      <style:paragraph-properties fo:margin-left="0.5in">
        <style:tab-stops/>
      </style:paragraph-properties>
    </style:style>
    <style:style style:name="P5955" style:parent-style-name="Normal" style:family="paragraph"/>
    <style:style style:name="T5956" style:parent-style-name="DefaultParagraphFont" style:family="text">
      <style:text-properties style:language-asian="en" style:country-asian="US"/>
    </style:style>
    <style:style style:name="TableColumn5958" style:family="table-column">
      <style:table-column-properties style:column-width="1.2298in"/>
    </style:style>
    <style:style style:name="TableColumn5959" style:family="table-column">
      <style:table-column-properties style:column-width="1.2298in"/>
    </style:style>
    <style:style style:name="TableColumn5960" style:family="table-column">
      <style:table-column-properties style:column-width="1.2298in"/>
    </style:style>
    <style:style style:name="TableColumn5961" style:family="table-column">
      <style:table-column-properties style:column-width="1.2298in"/>
    </style:style>
    <style:style style:name="TableColumn5962" style:family="table-column">
      <style:table-column-properties style:column-width="1.2375in"/>
    </style:style>
    <style:style style:name="Table5957" style:family="table">
      <style:table-properties style:width="6.1569in" fo:margin-left="-0.0034in" table:align="left"/>
    </style:style>
    <style:style style:name="TableRow5963" style:family="table-row">
      <style:table-row-properties fo:keep-together="always"/>
    </style:style>
    <style:style style:name="TableCell5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965" style:parent-style-name="Normal" style:family="paragraph">
      <style:paragraph-properties style:snap-to-layout-grid="false"/>
    </style:style>
    <style:style style:name="TableCell5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967" style:parent-style-name="Normal" style:family="paragraph">
      <style:paragraph-properties fo:text-align="center"/>
    </style:style>
    <style:style style:name="TableCell5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5969" style:parent-style-name="Normal" style:family="paragraph">
      <style:paragraph-properties fo:text-align="center"/>
    </style:style>
    <style:style style:name="TableCell5970" style:family="table-cell">
      <style:table-cell-properties fo:border="0.0069in solid #000000" style:writing-mode="lr-tb" fo:padding-top="0in" fo:padding-left="0.0715in" fo:padding-bottom="0in" fo:padding-right="0.075in"/>
    </style:style>
    <style:style style:name="P5971" style:parent-style-name="Normal" style:family="paragraph">
      <style:paragraph-properties fo:text-align="center"/>
    </style:style>
    <style:style style:name="TableRow5972" style:family="table-row">
      <style:table-row-properties/>
    </style:style>
    <style:style style:name="TableCell5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7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978" style:family="table-row">
      <style:table-row-properties/>
    </style:style>
    <style:style style:name="TableCell5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8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5984" style:family="table-row">
      <style:table-row-properties/>
    </style:style>
    <style:style style:name="TableCell5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989" style:family="table-cell">
      <style:table-cell-properties fo:border="0.0069in solid #000000" style:writing-mode="lr-tb" fo:padding-top="0in" fo:padding-left="0.0715in" fo:padding-bottom="0in" fo:padding-right="0.075in"/>
    </style:style>
    <style:style style:name="P5990" style:parent-style-name="Normal" style:family="paragraph">
      <style:text-properties style:font-name="Symbol" style:font-name-complex="Symbol" fo:font-size="16pt" style:font-size-asian="16pt"/>
    </style:style>
    <style:style style:name="T5991" style:parent-style-name="DefaultParagraphFont" style:family="text">
      <style:text-properties fo:font-weight="bold" style:font-weight-asian="bold" style:font-weight-complex="bold"/>
    </style:style>
    <style:style style:name="T5992" style:parent-style-name="DefaultParagraphFont" style:family="text">
      <style:text-properties fo:font-style="italic" style:font-style-asian="italic" style:font-style-complex="italic"/>
    </style:style>
    <style:style style:name="T599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994" style:parent-style-name="DefaultParagraphFont" style:family="text">
      <style:text-properties fo:color="#FF0000"/>
    </style:style>
    <style:style style:name="P5995" style:parent-style-name="Normal" style:family="paragraph">
      <style:paragraph-properties fo:text-align="center"/>
    </style:style>
    <style:style style:name="P5996" style:parent-style-name="Normal" style:family="paragraph"/>
    <style:style style:name="P5997" style:parent-style-name="Normal" style:family="paragraph"/>
    <style:style style:name="P5998" style:parent-style-name="Normal" style:family="paragraph">
      <style:paragraph-properties fo:margin-left="0.5in">
        <style:tab-stops/>
      </style:paragraph-properties>
    </style:style>
    <style:style style:name="P5999" style:parent-style-name="Normal" style:family="paragraph"/>
    <style:style style:name="P6000" style:parent-style-name="Normal" style:family="paragraph"/>
    <style:style style:name="P6001" style:parent-style-name="Normal" style:family="paragraph"/>
    <style:style style:name="P6002" style:parent-style-name="Normal" style:family="paragraph"/>
    <style:style style:name="P6003" style:parent-style-name="Normal" style:family="paragraph"/>
    <style:style style:name="P6004" style:parent-style-name="Normal" style:family="paragraph"/>
    <style:style style:name="P6005" style:parent-style-name="Normal" style:family="paragraph">
      <style:paragraph-properties fo:margin-left="0.5in">
        <style:tab-stops/>
      </style:paragraph-properties>
    </style:style>
    <style:style style:name="P6006" style:parent-style-name="Normal" style:family="paragraph"/>
    <style:style style:name="T6007" style:parent-style-name="DefaultParagraphFont" style:family="text">
      <style:text-properties style:language-asian="en" style:country-asian="US"/>
    </style:style>
    <style:style style:name="TableColumn6009" style:family="table-column">
      <style:table-column-properties style:column-width="1.2298in"/>
    </style:style>
    <style:style style:name="TableColumn6010" style:family="table-column">
      <style:table-column-properties style:column-width="1.2298in"/>
    </style:style>
    <style:style style:name="TableColumn6011" style:family="table-column">
      <style:table-column-properties style:column-width="1.2298in"/>
    </style:style>
    <style:style style:name="TableColumn6012" style:family="table-column">
      <style:table-column-properties style:column-width="1.2298in"/>
    </style:style>
    <style:style style:name="TableColumn6013" style:family="table-column">
      <style:table-column-properties style:column-width="1.2375in"/>
    </style:style>
    <style:style style:name="Table6008" style:family="table">
      <style:table-properties style:width="6.1569in" fo:margin-left="-0.0034in" table:align="left"/>
    </style:style>
    <style:style style:name="TableRow6014" style:family="table-row">
      <style:table-row-properties fo:keep-together="always"/>
    </style:style>
    <style:style style:name="TableCell6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016" style:parent-style-name="Normal" style:family="paragraph">
      <style:paragraph-properties style:snap-to-layout-grid="false"/>
    </style:style>
    <style:style style:name="TableCell6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018" style:parent-style-name="Normal" style:family="paragraph">
      <style:paragraph-properties fo:text-align="center"/>
    </style:style>
    <style:style style:name="TableCell6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020" style:parent-style-name="Normal" style:family="paragraph">
      <style:paragraph-properties fo:text-align="center"/>
    </style:style>
    <style:style style:name="TableCell6021" style:family="table-cell">
      <style:table-cell-properties fo:border="0.0069in solid #000000" style:writing-mode="lr-tb" fo:padding-top="0in" fo:padding-left="0.0715in" fo:padding-bottom="0in" fo:padding-right="0.075in"/>
    </style:style>
    <style:style style:name="P6022" style:parent-style-name="Normal" style:family="paragraph">
      <style:paragraph-properties fo:text-align="center"/>
    </style:style>
    <style:style style:name="TableRow6023" style:family="table-row">
      <style:table-row-properties/>
    </style:style>
    <style:style style:name="TableCell60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2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029" style:family="table-row">
      <style:table-row-properties/>
    </style:style>
    <style:style style:name="TableCell60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3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035" style:family="table-row">
      <style:table-row-properties/>
    </style:style>
    <style:style style:name="TableCell60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40" style:family="table-cell">
      <style:table-cell-properties fo:border="0.0069in solid #000000" style:writing-mode="lr-tb" fo:padding-top="0in" fo:padding-left="0.0715in" fo:padding-bottom="0in" fo:padding-right="0.075in"/>
    </style:style>
    <style:style style:name="P6041" style:parent-style-name="Normal" style:family="paragraph">
      <style:text-properties style:font-name="Symbol" style:font-name-complex="Symbol" fo:font-size="16pt" style:font-size-asian="16pt"/>
    </style:style>
    <style:style style:name="T6042" style:parent-style-name="DefaultParagraphFont" style:family="text">
      <style:text-properties fo:font-weight="bold" style:font-weight-asian="bold" style:font-weight-complex="bold"/>
    </style:style>
    <style:style style:name="T6043" style:parent-style-name="DefaultParagraphFont" style:family="text">
      <style:text-properties fo:font-style="italic" style:font-style-asian="italic" style:font-style-complex="italic"/>
    </style:style>
    <style:style style:name="T604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045" style:parent-style-name="DefaultParagraphFont" style:family="text">
      <style:text-properties fo:color="#FF0000"/>
    </style:style>
    <style:style style:name="P6046" style:parent-style-name="Normal" style:family="paragraph">
      <style:paragraph-properties fo:text-align="center"/>
    </style:style>
    <style:style style:name="P6047" style:parent-style-name="Normal" style:family="paragraph"/>
    <style:style style:name="P6048" style:parent-style-name="Normal" style:family="paragraph"/>
    <style:style style:name="P6049" style:parent-style-name="Normal" style:family="paragraph">
      <style:paragraph-properties fo:margin-left="0.5in">
        <style:tab-stops/>
      </style:paragraph-properties>
    </style:style>
    <style:style style:name="P6050" style:parent-style-name="Normal" style:family="paragraph"/>
    <style:style style:name="P6051" style:parent-style-name="Normal" style:family="paragraph"/>
    <style:style style:name="P6052" style:parent-style-name="Normal" style:family="paragraph"/>
    <style:style style:name="P6053" style:parent-style-name="Normal" style:family="paragraph"/>
    <style:style style:name="P6054" style:parent-style-name="Normal" style:family="paragraph"/>
    <style:style style:name="P6055" style:parent-style-name="Normal" style:family="paragraph"/>
    <style:style style:name="P6056" style:parent-style-name="Normal" style:family="paragraph">
      <style:paragraph-properties fo:margin-left="0.5in">
        <style:tab-stops/>
      </style:paragraph-properties>
    </style:style>
    <style:style style:name="P6057" style:parent-style-name="Normal" style:family="paragraph"/>
    <style:style style:name="T6058" style:parent-style-name="DefaultParagraphFont" style:family="text">
      <style:text-properties style:language-asian="en" style:country-asian="US"/>
    </style:style>
    <style:style style:name="TableColumn6060" style:family="table-column">
      <style:table-column-properties style:column-width="1.2298in"/>
    </style:style>
    <style:style style:name="TableColumn6061" style:family="table-column">
      <style:table-column-properties style:column-width="1.2298in"/>
    </style:style>
    <style:style style:name="TableColumn6062" style:family="table-column">
      <style:table-column-properties style:column-width="1.2298in"/>
    </style:style>
    <style:style style:name="TableColumn6063" style:family="table-column">
      <style:table-column-properties style:column-width="1.2298in"/>
    </style:style>
    <style:style style:name="TableColumn6064" style:family="table-column">
      <style:table-column-properties style:column-width="1.2375in"/>
    </style:style>
    <style:style style:name="Table6059" style:family="table">
      <style:table-properties style:width="6.1569in" fo:margin-left="-0.0034in" table:align="left"/>
    </style:style>
    <style:style style:name="TableRow6065" style:family="table-row">
      <style:table-row-properties fo:keep-together="always"/>
    </style:style>
    <style:style style:name="TableCell6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067" style:parent-style-name="Normal" style:family="paragraph">
      <style:paragraph-properties style:snap-to-layout-grid="false"/>
    </style:style>
    <style:style style:name="TableCell6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069" style:parent-style-name="Normal" style:family="paragraph">
      <style:paragraph-properties fo:text-align="center"/>
    </style:style>
    <style:style style:name="TableCell6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071" style:parent-style-name="Normal" style:family="paragraph">
      <style:paragraph-properties fo:text-align="center"/>
    </style:style>
    <style:style style:name="TableCell6072" style:family="table-cell">
      <style:table-cell-properties fo:border="0.0069in solid #000000" style:writing-mode="lr-tb" fo:padding-top="0in" fo:padding-left="0.0715in" fo:padding-bottom="0in" fo:padding-right="0.075in"/>
    </style:style>
    <style:style style:name="P6073" style:parent-style-name="Normal" style:family="paragraph">
      <style:paragraph-properties fo:text-align="center"/>
    </style:style>
    <style:style style:name="TableRow6074" style:family="table-row">
      <style:table-row-properties/>
    </style:style>
    <style:style style:name="TableCell60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7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080" style:family="table-row">
      <style:table-row-properties/>
    </style:style>
    <style:style style:name="TableCell6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8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086" style:family="table-row">
      <style:table-row-properties/>
    </style:style>
    <style:style style:name="TableCell60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091" style:family="table-cell">
      <style:table-cell-properties fo:border="0.0069in solid #000000" style:writing-mode="lr-tb" fo:padding-top="0in" fo:padding-left="0.0715in" fo:padding-bottom="0in" fo:padding-right="0.075in"/>
    </style:style>
    <style:style style:name="T6092" style:parent-style-name="DefaultParagraphFont" style:family="text">
      <style:text-properties fo:font-weight="bold" style:font-weight-asian="bold" style:font-weight-complex="bold"/>
    </style:style>
    <style:style style:name="T6093" style:parent-style-name="DefaultParagraphFont" style:family="text">
      <style:text-properties fo:font-style="italic" style:font-style-asian="italic" style:font-style-complex="italic"/>
    </style:style>
    <style:style style:name="T609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095" style:parent-style-name="DefaultParagraphFont" style:family="text">
      <style:text-properties fo:color="#FF0000"/>
    </style:style>
    <style:style style:name="P6096" style:parent-style-name="Normal" style:family="paragraph">
      <style:paragraph-properties fo:text-align="center"/>
    </style:style>
    <style:style style:name="P6097" style:parent-style-name="Normal" style:family="paragraph"/>
    <style:style style:name="P6098" style:parent-style-name="Normal" style:family="paragraph"/>
    <style:style style:name="P6099" style:parent-style-name="Normal" style:family="paragraph">
      <style:paragraph-properties fo:margin-left="0.5in">
        <style:tab-stops/>
      </style:paragraph-properties>
    </style:style>
    <style:style style:name="P6100" style:parent-style-name="Normal" style:family="paragraph"/>
    <style:style style:name="P6101" style:parent-style-name="Normal" style:family="paragraph"/>
    <style:style style:name="P6102" style:parent-style-name="Normal" style:family="paragraph"/>
    <style:style style:name="P6103" style:parent-style-name="Normal" style:family="paragraph"/>
    <style:style style:name="P6104" style:parent-style-name="Normal" style:family="paragraph"/>
    <style:style style:name="P6105" style:parent-style-name="Normal" style:family="paragraph"/>
    <style:style style:name="P6106" style:parent-style-name="Normal" style:family="paragraph">
      <style:paragraph-properties fo:margin-left="0.5in">
        <style:tab-stops/>
      </style:paragraph-properties>
    </style:style>
    <style:style style:name="P6107" style:parent-style-name="Normal" style:family="paragraph"/>
    <style:style style:name="T6108" style:parent-style-name="DefaultParagraphFont" style:family="text">
      <style:text-properties style:language-asian="en" style:country-asian="US"/>
    </style:style>
    <style:style style:name="TableColumn6110" style:family="table-column">
      <style:table-column-properties style:column-width="1.2298in"/>
    </style:style>
    <style:style style:name="TableColumn6111" style:family="table-column">
      <style:table-column-properties style:column-width="1.2298in"/>
    </style:style>
    <style:style style:name="TableColumn6112" style:family="table-column">
      <style:table-column-properties style:column-width="1.2298in"/>
    </style:style>
    <style:style style:name="TableColumn6113" style:family="table-column">
      <style:table-column-properties style:column-width="1.2298in"/>
    </style:style>
    <style:style style:name="TableColumn6114" style:family="table-column">
      <style:table-column-properties style:column-width="1.2375in"/>
    </style:style>
    <style:style style:name="Table6109" style:family="table">
      <style:table-properties style:width="6.1569in" fo:margin-left="-0.0034in" table:align="left"/>
    </style:style>
    <style:style style:name="TableRow6115" style:family="table-row">
      <style:table-row-properties fo:keep-together="always"/>
    </style:style>
    <style:style style:name="TableCell6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117" style:parent-style-name="Normal" style:family="paragraph">
      <style:paragraph-properties style:snap-to-layout-grid="false"/>
    </style:style>
    <style:style style:name="TableCell6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119" style:parent-style-name="Normal" style:family="paragraph">
      <style:paragraph-properties fo:text-align="center"/>
    </style:style>
    <style:style style:name="TableCell6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121" style:parent-style-name="Normal" style:family="paragraph">
      <style:paragraph-properties fo:text-align="center"/>
    </style:style>
    <style:style style:name="TableCell6122" style:family="table-cell">
      <style:table-cell-properties fo:border="0.0069in solid #000000" style:writing-mode="lr-tb" fo:padding-top="0in" fo:padding-left="0.0715in" fo:padding-bottom="0in" fo:padding-right="0.075in"/>
    </style:style>
    <style:style style:name="P6123" style:parent-style-name="Normal" style:family="paragraph">
      <style:paragraph-properties fo:text-align="center"/>
    </style:style>
    <style:style style:name="TableRow6124" style:family="table-row">
      <style:table-row-properties/>
    </style:style>
    <style:style style:name="TableCell6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2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130" style:family="table-row">
      <style:table-row-properties/>
    </style:style>
    <style:style style:name="TableCell6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3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136" style:family="table-row">
      <style:table-row-properties/>
    </style:style>
    <style:style style:name="TableCell6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41" style:family="table-cell">
      <style:table-cell-properties fo:border="0.0069in solid #000000" style:writing-mode="lr-tb" fo:padding-top="0in" fo:padding-left="0.0715in" fo:padding-bottom="0in" fo:padding-right="0.075in"/>
    </style:style>
    <style:style style:name="T6142" style:parent-style-name="DefaultParagraphFont" style:family="text">
      <style:text-properties fo:font-weight="bold" style:font-weight-asian="bold" style:font-weight-complex="bold"/>
    </style:style>
    <style:style style:name="T6143" style:parent-style-name="DefaultParagraphFont" style:family="text">
      <style:text-properties fo:font-style="italic" style:font-style-asian="italic" style:font-style-complex="italic"/>
    </style:style>
    <style:style style:name="T614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145" style:parent-style-name="DefaultParagraphFont" style:family="text">
      <style:text-properties fo:color="#FF0000"/>
    </style:style>
    <style:style style:name="P6146" style:parent-style-name="Normal" style:family="paragraph">
      <style:paragraph-properties fo:text-align="center"/>
    </style:style>
    <style:style style:name="P6147" style:parent-style-name="Normal" style:family="paragraph"/>
    <style:style style:name="P6148" style:parent-style-name="Normal" style:family="paragraph"/>
    <style:style style:name="P6149" style:parent-style-name="Normal" style:family="paragraph">
      <style:paragraph-properties fo:margin-left="0.5in">
        <style:tab-stops/>
      </style:paragraph-properties>
    </style:style>
    <style:style style:name="P6150" style:parent-style-name="Normal" style:family="paragraph"/>
    <style:style style:name="P6151" style:parent-style-name="Normal" style:family="paragraph"/>
    <style:style style:name="P6152" style:parent-style-name="Normal" style:family="paragraph"/>
    <style:style style:name="P6153" style:parent-style-name="Normal" style:family="paragraph"/>
    <style:style style:name="P6154" style:parent-style-name="Normal" style:family="paragraph"/>
    <style:style style:name="P6155" style:parent-style-name="Normal" style:family="paragraph"/>
    <style:style style:name="P6156" style:parent-style-name="Normal" style:family="paragraph">
      <style:paragraph-properties fo:margin-left="0.5in">
        <style:tab-stops/>
      </style:paragraph-properties>
    </style:style>
    <style:style style:name="P6157" style:parent-style-name="Normal" style:family="paragraph"/>
    <style:style style:name="T6158" style:parent-style-name="DefaultParagraphFont" style:family="text">
      <style:text-properties style:language-asian="en" style:country-asian="US"/>
    </style:style>
    <style:style style:name="TableColumn6160" style:family="table-column">
      <style:table-column-properties style:column-width="1.2298in"/>
    </style:style>
    <style:style style:name="TableColumn6161" style:family="table-column">
      <style:table-column-properties style:column-width="1.2298in"/>
    </style:style>
    <style:style style:name="TableColumn6162" style:family="table-column">
      <style:table-column-properties style:column-width="1.2298in"/>
    </style:style>
    <style:style style:name="TableColumn6163" style:family="table-column">
      <style:table-column-properties style:column-width="1.2298in"/>
    </style:style>
    <style:style style:name="TableColumn6164" style:family="table-column">
      <style:table-column-properties style:column-width="1.2375in"/>
    </style:style>
    <style:style style:name="Table6159" style:family="table">
      <style:table-properties style:width="6.1569in" fo:margin-left="-0.0034in" table:align="left"/>
    </style:style>
    <style:style style:name="TableRow6165" style:family="table-row">
      <style:table-row-properties fo:keep-together="always"/>
    </style:style>
    <style:style style:name="TableCell6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167" style:parent-style-name="Normal" style:family="paragraph">
      <style:paragraph-properties style:snap-to-layout-grid="false"/>
    </style:style>
    <style:style style:name="TableCell6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169" style:parent-style-name="Normal" style:family="paragraph">
      <style:paragraph-properties fo:text-align="center"/>
    </style:style>
    <style:style style:name="TableCell61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171" style:parent-style-name="Normal" style:family="paragraph">
      <style:paragraph-properties fo:text-align="center"/>
    </style:style>
    <style:style style:name="TableCell6172" style:family="table-cell">
      <style:table-cell-properties fo:border="0.0069in solid #000000" style:writing-mode="lr-tb" fo:padding-top="0in" fo:padding-left="0.0715in" fo:padding-bottom="0in" fo:padding-right="0.075in"/>
    </style:style>
    <style:style style:name="P6173" style:parent-style-name="Normal" style:family="paragraph">
      <style:paragraph-properties fo:text-align="center"/>
    </style:style>
    <style:style style:name="TableRow6174" style:family="table-row">
      <style:table-row-properties/>
    </style:style>
    <style:style style:name="TableCell6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7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180" style:family="table-row">
      <style:table-row-properties/>
    </style:style>
    <style:style style:name="TableCell6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8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186" style:family="table-row">
      <style:table-row-properties/>
    </style:style>
    <style:style style:name="TableCell6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191" style:family="table-cell">
      <style:table-cell-properties fo:border="0.0069in solid #000000" style:writing-mode="lr-tb" fo:padding-top="0in" fo:padding-left="0.0715in" fo:padding-bottom="0in" fo:padding-right="0.075in"/>
    </style:style>
    <style:style style:name="P6192" style:parent-style-name="Normal" style:family="paragraph">
      <style:text-properties style:font-name="Symbol" style:font-name-complex="Symbol" fo:font-size="16pt" style:font-size-asian="16pt"/>
    </style:style>
    <style:style style:name="T6193" style:parent-style-name="DefaultParagraphFont" style:family="text">
      <style:text-properties fo:font-weight="bold" style:font-weight-asian="bold" style:font-weight-complex="bold"/>
    </style:style>
    <style:style style:name="T6194" style:parent-style-name="DefaultParagraphFont" style:family="text">
      <style:text-properties fo:font-style="italic" style:font-style-asian="italic" style:font-style-complex="italic"/>
    </style:style>
    <style:style style:name="T619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196" style:parent-style-name="DefaultParagraphFont" style:family="text">
      <style:text-properties fo:color="#FF0000"/>
    </style:style>
    <style:style style:name="P6197" style:parent-style-name="Normal" style:family="paragraph">
      <style:paragraph-properties fo:text-align="center"/>
    </style:style>
    <style:style style:name="P6198" style:parent-style-name="Normal" style:family="paragraph"/>
    <style:style style:name="P6199" style:parent-style-name="Normal" style:family="paragraph"/>
    <style:style style:name="P6200" style:parent-style-name="Normal" style:family="paragraph">
      <style:paragraph-properties fo:margin-left="0.5in">
        <style:tab-stops/>
      </style:paragraph-properties>
    </style:style>
    <style:style style:name="P6201" style:parent-style-name="Normal" style:family="paragraph"/>
    <style:style style:name="P6202" style:parent-style-name="Normal" style:family="paragraph"/>
    <style:style style:name="P6203" style:parent-style-name="Normal" style:family="paragraph"/>
    <style:style style:name="P6204" style:parent-style-name="Normal" style:family="paragraph"/>
    <style:style style:name="P6205" style:parent-style-name="Normal" style:family="paragraph"/>
    <style:style style:name="P6206" style:parent-style-name="Normal" style:family="paragraph"/>
    <style:style style:name="P6207" style:parent-style-name="Normal" style:family="paragraph">
      <style:paragraph-properties fo:margin-left="0.5in">
        <style:tab-stops/>
      </style:paragraph-properties>
    </style:style>
    <style:style style:name="P6208" style:parent-style-name="Normal" style:family="paragraph"/>
    <style:style style:name="T6209" style:parent-style-name="DefaultParagraphFont" style:family="text">
      <style:text-properties style:language-asian="en" style:country-asian="US"/>
    </style:style>
    <style:style style:name="TableColumn6211" style:family="table-column">
      <style:table-column-properties style:column-width="1.2298in"/>
    </style:style>
    <style:style style:name="TableColumn6212" style:family="table-column">
      <style:table-column-properties style:column-width="1.2298in"/>
    </style:style>
    <style:style style:name="TableColumn6213" style:family="table-column">
      <style:table-column-properties style:column-width="1.2298in"/>
    </style:style>
    <style:style style:name="TableColumn6214" style:family="table-column">
      <style:table-column-properties style:column-width="1.2298in"/>
    </style:style>
    <style:style style:name="TableColumn6215" style:family="table-column">
      <style:table-column-properties style:column-width="1.2375in"/>
    </style:style>
    <style:style style:name="Table6210" style:family="table">
      <style:table-properties style:width="6.1569in" fo:margin-left="-0.0034in" table:align="left"/>
    </style:style>
    <style:style style:name="TableRow6216" style:family="table-row">
      <style:table-row-properties fo:keep-together="always"/>
    </style:style>
    <style:style style:name="TableCell6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218" style:parent-style-name="Normal" style:family="paragraph">
      <style:paragraph-properties style:snap-to-layout-grid="false"/>
    </style:style>
    <style:style style:name="TableCell6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220" style:parent-style-name="Normal" style:family="paragraph">
      <style:paragraph-properties fo:text-align="center"/>
    </style:style>
    <style:style style:name="TableCell6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222" style:parent-style-name="Normal" style:family="paragraph">
      <style:paragraph-properties fo:text-align="center"/>
    </style:style>
    <style:style style:name="TableCell6223" style:family="table-cell">
      <style:table-cell-properties fo:border="0.0069in solid #000000" style:writing-mode="lr-tb" fo:padding-top="0in" fo:padding-left="0.0715in" fo:padding-bottom="0in" fo:padding-right="0.075in"/>
    </style:style>
    <style:style style:name="P6224" style:parent-style-name="Normal" style:family="paragraph">
      <style:paragraph-properties fo:text-align="center"/>
    </style:style>
    <style:style style:name="TableRow6225" style:family="table-row">
      <style:table-row-properties/>
    </style:style>
    <style:style style:name="TableCell6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3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231" style:family="table-row">
      <style:table-row-properties/>
    </style:style>
    <style:style style:name="TableCell6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3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237" style:family="table-row">
      <style:table-row-properties/>
    </style:style>
    <style:style style:name="TableCell6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42" style:family="table-cell">
      <style:table-cell-properties fo:border="0.0069in solid #000000" style:writing-mode="lr-tb" fo:padding-top="0in" fo:padding-left="0.0715in" fo:padding-bottom="0in" fo:padding-right="0.075in"/>
    </style:style>
    <style:style style:name="P6243" style:parent-style-name="Normal" style:family="paragraph">
      <style:text-properties style:font-name="Symbol" style:font-name-complex="Symbol" fo:font-size="16pt" style:font-size-asian="16pt"/>
    </style:style>
    <style:style style:name="T6244" style:parent-style-name="DefaultParagraphFont" style:family="text">
      <style:text-properties fo:font-weight="bold" style:font-weight-asian="bold" style:font-weight-complex="bold"/>
    </style:style>
    <style:style style:name="T6245" style:parent-style-name="DefaultParagraphFont" style:family="text">
      <style:text-properties fo:font-style="italic" style:font-style-asian="italic" style:font-style-complex="italic"/>
    </style:style>
    <style:style style:name="T624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247" style:parent-style-name="DefaultParagraphFont" style:family="text">
      <style:text-properties fo:color="#FF0000"/>
    </style:style>
    <style:style style:name="P6248" style:parent-style-name="Normal" style:family="paragraph">
      <style:paragraph-properties fo:text-align="center"/>
    </style:style>
    <style:style style:name="P6249" style:parent-style-name="Normal" style:family="paragraph"/>
    <style:style style:name="P6250" style:parent-style-name="Normal" style:family="paragraph"/>
    <style:style style:name="P6251" style:parent-style-name="Normal" style:family="paragraph">
      <style:paragraph-properties fo:margin-left="0.5in">
        <style:tab-stops/>
      </style:paragraph-properties>
    </style:style>
    <style:style style:name="P6252" style:parent-style-name="Normal" style:family="paragraph"/>
    <style:style style:name="P6253" style:parent-style-name="Normal" style:family="paragraph"/>
    <style:style style:name="P6254" style:parent-style-name="Normal" style:family="paragraph"/>
    <style:style style:name="P6255" style:parent-style-name="Normal" style:family="paragraph"/>
    <style:style style:name="P6256" style:parent-style-name="Normal" style:family="paragraph"/>
    <style:style style:name="P6257" style:parent-style-name="Normal" style:family="paragraph"/>
    <style:style style:name="P6258" style:parent-style-name="Normal" style:family="paragraph">
      <style:paragraph-properties fo:margin-left="0.5in">
        <style:tab-stops/>
      </style:paragraph-properties>
    </style:style>
    <style:style style:name="P6259" style:parent-style-name="Normal" style:family="paragraph"/>
    <style:style style:name="T6260" style:parent-style-name="DefaultParagraphFont" style:family="text">
      <style:text-properties style:language-asian="en" style:country-asian="US"/>
    </style:style>
    <style:style style:name="TableColumn6262" style:family="table-column">
      <style:table-column-properties style:column-width="1.2298in"/>
    </style:style>
    <style:style style:name="TableColumn6263" style:family="table-column">
      <style:table-column-properties style:column-width="1.2298in"/>
    </style:style>
    <style:style style:name="TableColumn6264" style:family="table-column">
      <style:table-column-properties style:column-width="1.2298in"/>
    </style:style>
    <style:style style:name="TableColumn6265" style:family="table-column">
      <style:table-column-properties style:column-width="1.2298in"/>
    </style:style>
    <style:style style:name="TableColumn6266" style:family="table-column">
      <style:table-column-properties style:column-width="1.2375in"/>
    </style:style>
    <style:style style:name="Table6261" style:family="table">
      <style:table-properties style:width="6.1569in" fo:margin-left="-0.0034in" table:align="left"/>
    </style:style>
    <style:style style:name="TableRow6267" style:family="table-row">
      <style:table-row-properties fo:keep-together="always"/>
    </style:style>
    <style:style style:name="TableCell6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269" style:parent-style-name="Normal" style:family="paragraph">
      <style:paragraph-properties style:snap-to-layout-grid="false"/>
    </style:style>
    <style:style style:name="TableCell6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271" style:parent-style-name="Normal" style:family="paragraph">
      <style:paragraph-properties fo:text-align="center"/>
    </style:style>
    <style:style style:name="TableCell6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273" style:parent-style-name="Normal" style:family="paragraph">
      <style:paragraph-properties fo:text-align="center"/>
    </style:style>
    <style:style style:name="TableCell6274" style:family="table-cell">
      <style:table-cell-properties fo:border="0.0069in solid #000000" style:writing-mode="lr-tb" fo:padding-top="0in" fo:padding-left="0.0715in" fo:padding-bottom="0in" fo:padding-right="0.075in"/>
    </style:style>
    <style:style style:name="P6275" style:parent-style-name="Normal" style:family="paragraph">
      <style:paragraph-properties fo:text-align="center"/>
    </style:style>
    <style:style style:name="TableRow6276" style:family="table-row">
      <style:table-row-properties/>
    </style:style>
    <style:style style:name="TableCell6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8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282" style:family="table-row">
      <style:table-row-properties/>
    </style:style>
    <style:style style:name="TableCell6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8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288" style:family="table-row">
      <style:table-row-properties/>
    </style:style>
    <style:style style:name="TableCell6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293" style:family="table-cell">
      <style:table-cell-properties fo:border="0.0069in solid #000000" style:writing-mode="lr-tb" fo:padding-top="0in" fo:padding-left="0.0715in" fo:padding-bottom="0in" fo:padding-right="0.075in"/>
    </style:style>
    <style:style style:name="P6294" style:parent-style-name="Normal" style:family="paragraph">
      <style:text-properties style:font-name="Symbol" style:font-name-complex="Symbol" fo:font-size="16pt" style:font-size-asian="16pt"/>
    </style:style>
    <style:style style:name="T6295" style:parent-style-name="DefaultParagraphFont" style:family="text">
      <style:text-properties fo:font-weight="bold" style:font-weight-asian="bold" style:font-weight-complex="bold"/>
    </style:style>
    <style:style style:name="T6296" style:parent-style-name="DefaultParagraphFont" style:family="text">
      <style:text-properties fo:font-style="italic" style:font-style-asian="italic" style:font-style-complex="italic"/>
    </style:style>
    <style:style style:name="T629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298" style:parent-style-name="DefaultParagraphFont" style:family="text">
      <style:text-properties fo:color="#FF0000"/>
    </style:style>
    <style:style style:name="P6299" style:parent-style-name="Normal" style:family="paragraph">
      <style:paragraph-properties fo:text-align="center"/>
    </style:style>
    <style:style style:name="P6300" style:parent-style-name="Normal" style:family="paragraph"/>
    <style:style style:name="P6301" style:parent-style-name="Normal" style:family="paragraph"/>
    <style:style style:name="P6302" style:parent-style-name="Normal" style:family="paragraph">
      <style:paragraph-properties fo:margin-left="0.5in">
        <style:tab-stops/>
      </style:paragraph-properties>
    </style:style>
    <style:style style:name="P6303" style:parent-style-name="Normal" style:family="paragraph"/>
    <style:style style:name="P6304" style:parent-style-name="Normal" style:family="paragraph"/>
    <style:style style:name="P6305" style:parent-style-name="Normal" style:family="paragraph"/>
    <style:style style:name="P6306" style:parent-style-name="Normal" style:family="paragraph"/>
    <style:style style:name="P6307" style:parent-style-name="Normal" style:family="paragraph"/>
    <style:style style:name="P6308" style:parent-style-name="Normal" style:family="paragraph"/>
    <style:style style:name="P6309" style:parent-style-name="Normal" style:family="paragraph">
      <style:paragraph-properties fo:margin-left="0.5in">
        <style:tab-stops/>
      </style:paragraph-properties>
    </style:style>
    <style:style style:name="P6310" style:parent-style-name="Normal" style:family="paragraph"/>
    <style:style style:name="T6311" style:parent-style-name="DefaultParagraphFont" style:family="text">
      <style:text-properties style:language-asian="en" style:country-asian="US"/>
    </style:style>
    <style:style style:name="TableColumn6313" style:family="table-column">
      <style:table-column-properties style:column-width="1.2298in"/>
    </style:style>
    <style:style style:name="TableColumn6314" style:family="table-column">
      <style:table-column-properties style:column-width="1.2298in"/>
    </style:style>
    <style:style style:name="TableColumn6315" style:family="table-column">
      <style:table-column-properties style:column-width="1.2298in"/>
    </style:style>
    <style:style style:name="TableColumn6316" style:family="table-column">
      <style:table-column-properties style:column-width="1.2298in"/>
    </style:style>
    <style:style style:name="TableColumn6317" style:family="table-column">
      <style:table-column-properties style:column-width="1.2375in"/>
    </style:style>
    <style:style style:name="Table6312" style:family="table">
      <style:table-properties style:width="6.1569in" fo:margin-left="-0.0034in" table:align="left"/>
    </style:style>
    <style:style style:name="TableRow6318" style:family="table-row">
      <style:table-row-properties fo:keep-together="always"/>
    </style:style>
    <style:style style:name="TableCell6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320" style:parent-style-name="Normal" style:family="paragraph">
      <style:paragraph-properties style:snap-to-layout-grid="false"/>
    </style:style>
    <style:style style:name="TableCell6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322" style:parent-style-name="Normal" style:family="paragraph">
      <style:paragraph-properties fo:text-align="center"/>
    </style:style>
    <style:style style:name="TableCell6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324" style:parent-style-name="Normal" style:family="paragraph">
      <style:paragraph-properties fo:text-align="center"/>
    </style:style>
    <style:style style:name="TableCell6325" style:family="table-cell">
      <style:table-cell-properties fo:border="0.0069in solid #000000" style:writing-mode="lr-tb" fo:padding-top="0in" fo:padding-left="0.0715in" fo:padding-bottom="0in" fo:padding-right="0.075in"/>
    </style:style>
    <style:style style:name="P6326" style:parent-style-name="Normal" style:family="paragraph">
      <style:paragraph-properties fo:text-align="center"/>
    </style:style>
    <style:style style:name="TableRow6327" style:family="table-row">
      <style:table-row-properties/>
    </style:style>
    <style:style style:name="TableCell6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3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333" style:family="table-row">
      <style:table-row-properties/>
    </style:style>
    <style:style style:name="TableCell6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3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339" style:family="table-row">
      <style:table-row-properties/>
    </style:style>
    <style:style style:name="TableCell6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44" style:family="table-cell">
      <style:table-cell-properties fo:border="0.0069in solid #000000" style:writing-mode="lr-tb" fo:padding-top="0in" fo:padding-left="0.0715in" fo:padding-bottom="0in" fo:padding-right="0.075in"/>
    </style:style>
    <style:style style:name="P6345" style:parent-style-name="Normal" style:family="paragraph">
      <style:text-properties style:font-name="Symbol" style:font-name-complex="Symbol" fo:font-size="16pt" style:font-size-asian="16pt"/>
    </style:style>
    <style:style style:name="T6346" style:parent-style-name="DefaultParagraphFont" style:family="text">
      <style:text-properties fo:font-weight="bold" style:font-weight-asian="bold" style:font-weight-complex="bold"/>
    </style:style>
    <style:style style:name="T6347" style:parent-style-name="DefaultParagraphFont" style:family="text">
      <style:text-properties fo:font-style="italic" style:font-style-asian="italic" style:font-style-complex="italic"/>
    </style:style>
    <style:style style:name="T634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349" style:parent-style-name="DefaultParagraphFont" style:family="text">
      <style:text-properties fo:color="#FF0000"/>
    </style:style>
    <style:style style:name="P6350" style:parent-style-name="Normal" style:family="paragraph">
      <style:paragraph-properties fo:text-align="center"/>
    </style:style>
    <style:style style:name="P6351" style:parent-style-name="Normal" style:family="paragraph"/>
    <style:style style:name="P6352" style:parent-style-name="Normal" style:family="paragraph"/>
    <style:style style:name="P6353" style:parent-style-name="Normal" style:family="paragraph">
      <style:paragraph-properties fo:margin-left="0.5in">
        <style:tab-stops/>
      </style:paragraph-properties>
    </style:style>
    <style:style style:name="P6354" style:parent-style-name="Normal" style:family="paragraph"/>
    <style:style style:name="P6355" style:parent-style-name="Normal" style:family="paragraph"/>
    <style:style style:name="P6356" style:parent-style-name="Normal" style:family="paragraph"/>
    <style:style style:name="P6357" style:parent-style-name="Normal" style:family="paragraph"/>
    <style:style style:name="P6358" style:parent-style-name="Normal" style:family="paragraph"/>
    <style:style style:name="P6359" style:parent-style-name="Normal" style:family="paragraph"/>
    <style:style style:name="P6360" style:parent-style-name="Normal" style:family="paragraph">
      <style:paragraph-properties fo:margin-left="0.5in">
        <style:tab-stops/>
      </style:paragraph-properties>
    </style:style>
    <style:style style:name="P6361" style:parent-style-name="Normal" style:family="paragraph"/>
    <style:style style:name="T6362" style:parent-style-name="DefaultParagraphFont" style:family="text">
      <style:text-properties style:language-asian="en" style:country-asian="US"/>
    </style:style>
    <style:style style:name="TableColumn6364" style:family="table-column">
      <style:table-column-properties style:column-width="1.2298in"/>
    </style:style>
    <style:style style:name="TableColumn6365" style:family="table-column">
      <style:table-column-properties style:column-width="1.2298in"/>
    </style:style>
    <style:style style:name="TableColumn6366" style:family="table-column">
      <style:table-column-properties style:column-width="1.2298in"/>
    </style:style>
    <style:style style:name="TableColumn6367" style:family="table-column">
      <style:table-column-properties style:column-width="1.2298in"/>
    </style:style>
    <style:style style:name="TableColumn6368" style:family="table-column">
      <style:table-column-properties style:column-width="1.2375in"/>
    </style:style>
    <style:style style:name="Table6363" style:family="table">
      <style:table-properties style:width="6.1569in" fo:margin-left="-0.0034in" table:align="left"/>
    </style:style>
    <style:style style:name="TableRow6369" style:family="table-row">
      <style:table-row-properties fo:keep-together="always"/>
    </style:style>
    <style:style style:name="TableCell6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371" style:parent-style-name="Normal" style:family="paragraph">
      <style:paragraph-properties style:snap-to-layout-grid="false"/>
    </style:style>
    <style:style style:name="TableCell6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373" style:parent-style-name="Normal" style:family="paragraph">
      <style:paragraph-properties fo:text-align="center"/>
    </style:style>
    <style:style style:name="TableCell6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375" style:parent-style-name="Normal" style:family="paragraph">
      <style:paragraph-properties fo:text-align="center"/>
    </style:style>
    <style:style style:name="TableCell6376" style:family="table-cell">
      <style:table-cell-properties fo:border="0.0069in solid #000000" style:writing-mode="lr-tb" fo:padding-top="0in" fo:padding-left="0.0715in" fo:padding-bottom="0in" fo:padding-right="0.075in"/>
    </style:style>
    <style:style style:name="P6377" style:parent-style-name="Normal" style:family="paragraph">
      <style:paragraph-properties fo:text-align="center"/>
    </style:style>
    <style:style style:name="TableRow6378" style:family="table-row">
      <style:table-row-properties/>
    </style:style>
    <style:style style:name="TableCell6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8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384" style:family="table-row">
      <style:table-row-properties/>
    </style:style>
    <style:style style:name="TableCell6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8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390" style:family="table-row">
      <style:table-row-properties/>
    </style:style>
    <style:style style:name="TableCell6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395" style:family="table-cell">
      <style:table-cell-properties fo:border="0.0069in solid #000000" style:writing-mode="lr-tb" fo:padding-top="0in" fo:padding-left="0.0715in" fo:padding-bottom="0in" fo:padding-right="0.075in"/>
    </style:style>
    <style:style style:name="P6396" style:parent-style-name="Normal" style:family="paragraph">
      <style:text-properties style:font-name="Symbol" style:font-name-complex="Symbol" fo:font-size="16pt" style:font-size-asian="16pt"/>
    </style:style>
    <style:style style:name="T6397" style:parent-style-name="DefaultParagraphFont" style:family="text">
      <style:text-properties fo:font-weight="bold" style:font-weight-asian="bold" style:font-weight-complex="bold"/>
    </style:style>
    <style:style style:name="T6398" style:parent-style-name="DefaultParagraphFont" style:family="text">
      <style:text-properties fo:font-style="italic" style:font-style-asian="italic" style:font-style-complex="italic"/>
    </style:style>
    <style:style style:name="T639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400" style:parent-style-name="DefaultParagraphFont" style:family="text">
      <style:text-properties fo:color="#FF0000"/>
    </style:style>
    <style:style style:name="P6401" style:parent-style-name="Normal" style:family="paragraph">
      <style:paragraph-properties fo:text-align="center"/>
    </style:style>
    <style:style style:name="P6402" style:parent-style-name="Normal" style:family="paragraph"/>
    <style:style style:name="P6403" style:parent-style-name="Normal" style:family="paragraph"/>
    <style:style style:name="P6404" style:parent-style-name="Normal" style:family="paragraph">
      <style:paragraph-properties fo:margin-left="0.5in">
        <style:tab-stops/>
      </style:paragraph-properties>
    </style:style>
    <style:style style:name="P6405" style:parent-style-name="Normal" style:family="paragraph"/>
    <style:style style:name="P6406" style:parent-style-name="Normal" style:family="paragraph"/>
    <style:style style:name="P6407" style:parent-style-name="Normal" style:family="paragraph"/>
    <style:style style:name="P6408" style:parent-style-name="Normal" style:family="paragraph"/>
    <style:style style:name="P6409" style:parent-style-name="Normal" style:family="paragraph"/>
    <style:style style:name="P6410" style:parent-style-name="Normal" style:family="paragraph"/>
    <style:style style:name="P6411" style:parent-style-name="Normal" style:family="paragraph">
      <style:paragraph-properties fo:margin-left="0.5in">
        <style:tab-stops/>
      </style:paragraph-properties>
    </style:style>
    <style:style style:name="P6412" style:parent-style-name="Normal" style:family="paragraph"/>
    <style:style style:name="T6413" style:parent-style-name="DefaultParagraphFont" style:family="text">
      <style:text-properties style:language-asian="en" style:country-asian="US"/>
    </style:style>
    <style:style style:name="TableColumn6415" style:family="table-column">
      <style:table-column-properties style:column-width="1.2298in"/>
    </style:style>
    <style:style style:name="TableColumn6416" style:family="table-column">
      <style:table-column-properties style:column-width="1.2298in"/>
    </style:style>
    <style:style style:name="TableColumn6417" style:family="table-column">
      <style:table-column-properties style:column-width="1.2298in"/>
    </style:style>
    <style:style style:name="TableColumn6418" style:family="table-column">
      <style:table-column-properties style:column-width="1.2298in"/>
    </style:style>
    <style:style style:name="TableColumn6419" style:family="table-column">
      <style:table-column-properties style:column-width="1.2375in"/>
    </style:style>
    <style:style style:name="Table6414" style:family="table">
      <style:table-properties style:width="6.1569in" fo:margin-left="-0.0034in" table:align="left"/>
    </style:style>
    <style:style style:name="TableRow6420" style:family="table-row">
      <style:table-row-properties fo:keep-together="always"/>
    </style:style>
    <style:style style:name="TableCell6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422" style:parent-style-name="Normal" style:family="paragraph">
      <style:paragraph-properties style:snap-to-layout-grid="false"/>
    </style:style>
    <style:style style:name="TableCell6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424" style:parent-style-name="Normal" style:family="paragraph">
      <style:paragraph-properties fo:text-align="center"/>
    </style:style>
    <style:style style:name="TableCell64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426" style:parent-style-name="Normal" style:family="paragraph">
      <style:paragraph-properties fo:text-align="center"/>
    </style:style>
    <style:style style:name="TableCell6427" style:family="table-cell">
      <style:table-cell-properties fo:border="0.0069in solid #000000" style:writing-mode="lr-tb" fo:padding-top="0in" fo:padding-left="0.0715in" fo:padding-bottom="0in" fo:padding-right="0.075in"/>
    </style:style>
    <style:style style:name="P6428" style:parent-style-name="Normal" style:family="paragraph">
      <style:paragraph-properties fo:text-align="center"/>
    </style:style>
    <style:style style:name="TableRow6429" style:family="table-row">
      <style:table-row-properties/>
    </style:style>
    <style:style style:name="TableCell6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3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435" style:family="table-row">
      <style:table-row-properties/>
    </style:style>
    <style:style style:name="TableCell6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4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441" style:family="table-row">
      <style:table-row-properties/>
    </style:style>
    <style:style style:name="TableCell6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46" style:family="table-cell">
      <style:table-cell-properties fo:border="0.0069in solid #000000" style:writing-mode="lr-tb" fo:padding-top="0in" fo:padding-left="0.0715in" fo:padding-bottom="0in" fo:padding-right="0.075in"/>
    </style:style>
    <style:style style:name="P6447" style:parent-style-name="Normal" style:family="paragraph">
      <style:text-properties style:font-name="Symbol" style:font-name-complex="Symbol" fo:font-size="16pt" style:font-size-asian="16pt"/>
    </style:style>
    <style:style style:name="T6448" style:parent-style-name="DefaultParagraphFont" style:family="text">
      <style:text-properties fo:font-weight="bold" style:font-weight-asian="bold" style:font-weight-complex="bold"/>
    </style:style>
    <style:style style:name="T6449" style:parent-style-name="DefaultParagraphFont" style:family="text">
      <style:text-properties fo:font-style="italic" style:font-style-asian="italic" style:font-style-complex="italic"/>
    </style:style>
    <style:style style:name="T645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451" style:parent-style-name="DefaultParagraphFont" style:family="text">
      <style:text-properties fo:color="#FF0000"/>
    </style:style>
    <style:style style:name="P6452" style:parent-style-name="Normal" style:family="paragraph">
      <style:paragraph-properties fo:text-align="center"/>
    </style:style>
    <style:style style:name="P6453" style:parent-style-name="Normal" style:family="paragraph"/>
    <style:style style:name="P6454" style:parent-style-name="Normal" style:family="paragraph"/>
    <style:style style:name="P6455" style:parent-style-name="Normal" style:family="paragraph">
      <style:paragraph-properties fo:margin-left="0.5in">
        <style:tab-stops/>
      </style:paragraph-properties>
    </style:style>
    <style:style style:name="P6456" style:parent-style-name="Normal" style:family="paragraph"/>
    <style:style style:name="P6457" style:parent-style-name="Normal" style:family="paragraph"/>
    <style:style style:name="P6458" style:parent-style-name="Normal" style:family="paragraph"/>
    <style:style style:name="P6459" style:parent-style-name="Normal" style:family="paragraph"/>
    <style:style style:name="P6460" style:parent-style-name="Normal" style:family="paragraph"/>
    <style:style style:name="P6461" style:parent-style-name="Normal" style:family="paragraph"/>
    <style:style style:name="P6462" style:parent-style-name="Normal" style:family="paragraph">
      <style:paragraph-properties fo:margin-left="0.5in">
        <style:tab-stops/>
      </style:paragraph-properties>
    </style:style>
    <style:style style:name="P6463" style:parent-style-name="Normal" style:family="paragraph"/>
    <style:style style:name="T6464" style:parent-style-name="DefaultParagraphFont" style:family="text">
      <style:text-properties style:language-asian="en" style:country-asian="US"/>
    </style:style>
    <style:style style:name="TableColumn6466" style:family="table-column">
      <style:table-column-properties style:column-width="1.2298in"/>
    </style:style>
    <style:style style:name="TableColumn6467" style:family="table-column">
      <style:table-column-properties style:column-width="1.2298in"/>
    </style:style>
    <style:style style:name="TableColumn6468" style:family="table-column">
      <style:table-column-properties style:column-width="1.2298in"/>
    </style:style>
    <style:style style:name="TableColumn6469" style:family="table-column">
      <style:table-column-properties style:column-width="1.2298in"/>
    </style:style>
    <style:style style:name="TableColumn6470" style:family="table-column">
      <style:table-column-properties style:column-width="1.2375in"/>
    </style:style>
    <style:style style:name="Table6465" style:family="table">
      <style:table-properties style:width="6.1569in" fo:margin-left="-0.0034in" table:align="left"/>
    </style:style>
    <style:style style:name="TableRow6471" style:family="table-row">
      <style:table-row-properties fo:keep-together="always"/>
    </style:style>
    <style:style style:name="TableCell6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473" style:parent-style-name="Normal" style:family="paragraph">
      <style:paragraph-properties style:snap-to-layout-grid="false"/>
    </style:style>
    <style:style style:name="TableCell6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475" style:parent-style-name="Normal" style:family="paragraph">
      <style:paragraph-properties fo:text-align="center"/>
    </style:style>
    <style:style style:name="TableCell6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477" style:parent-style-name="Normal" style:family="paragraph">
      <style:paragraph-properties fo:text-align="center"/>
    </style:style>
    <style:style style:name="TableCell6478" style:family="table-cell">
      <style:table-cell-properties fo:border="0.0069in solid #000000" style:writing-mode="lr-tb" fo:padding-top="0in" fo:padding-left="0.0715in" fo:padding-bottom="0in" fo:padding-right="0.075in"/>
    </style:style>
    <style:style style:name="P6479" style:parent-style-name="Normal" style:family="paragraph">
      <style:paragraph-properties fo:text-align="center"/>
    </style:style>
    <style:style style:name="TableRow6480" style:family="table-row">
      <style:table-row-properties/>
    </style:style>
    <style:style style:name="TableCell64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8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486" style:family="table-row">
      <style:table-row-properties/>
    </style:style>
    <style:style style:name="TableCell64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9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492" style:family="table-row">
      <style:table-row-properties/>
    </style:style>
    <style:style style:name="TableCell6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497" style:family="table-cell">
      <style:table-cell-properties fo:border="0.0069in solid #000000" style:writing-mode="lr-tb" fo:padding-top="0in" fo:padding-left="0.0715in" fo:padding-bottom="0in" fo:padding-right="0.075in"/>
    </style:style>
    <style:style style:name="T6498" style:parent-style-name="DefaultParagraphFont" style:family="text">
      <style:text-properties fo:font-weight="bold" style:font-weight-asian="bold" style:font-weight-complex="bold"/>
    </style:style>
    <style:style style:name="T6499" style:parent-style-name="DefaultParagraphFont" style:family="text">
      <style:text-properties fo:font-style="italic" style:font-style-asian="italic" style:font-style-complex="italic"/>
    </style:style>
    <style:style style:name="T650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501" style:parent-style-name="DefaultParagraphFont" style:family="text">
      <style:text-properties fo:color="#FF0000"/>
    </style:style>
    <style:style style:name="P6502" style:parent-style-name="Normal" style:family="paragraph">
      <style:paragraph-properties fo:text-align="center"/>
    </style:style>
    <style:style style:name="P6503" style:parent-style-name="Normal" style:family="paragraph"/>
    <style:style style:name="P6504" style:parent-style-name="Normal" style:family="paragraph"/>
    <style:style style:name="P6505" style:parent-style-name="Normal" style:family="paragraph">
      <style:paragraph-properties fo:margin-left="0.5in">
        <style:tab-stops/>
      </style:paragraph-properties>
    </style:style>
    <style:style style:name="P6506" style:parent-style-name="Normal" style:family="paragraph"/>
    <style:style style:name="P6507" style:parent-style-name="Normal" style:family="paragraph"/>
    <style:style style:name="P6508" style:parent-style-name="Normal" style:family="paragraph"/>
    <style:style style:name="P6509" style:parent-style-name="Normal" style:family="paragraph"/>
    <style:style style:name="P6510" style:parent-style-name="Normal" style:family="paragraph"/>
    <style:style style:name="P6511" style:parent-style-name="Normal" style:family="paragraph"/>
    <style:style style:name="P6512" style:parent-style-name="Normal" style:family="paragraph">
      <style:paragraph-properties fo:margin-left="0.5in">
        <style:tab-stops/>
      </style:paragraph-properties>
    </style:style>
    <style:style style:name="P6513" style:parent-style-name="Normal" style:family="paragraph"/>
    <style:style style:name="T6514" style:parent-style-name="DefaultParagraphFont" style:family="text">
      <style:text-properties style:language-asian="en" style:country-asian="US"/>
    </style:style>
    <style:style style:name="TableColumn6516" style:family="table-column">
      <style:table-column-properties style:column-width="1.2298in"/>
    </style:style>
    <style:style style:name="TableColumn6517" style:family="table-column">
      <style:table-column-properties style:column-width="1.2298in"/>
    </style:style>
    <style:style style:name="TableColumn6518" style:family="table-column">
      <style:table-column-properties style:column-width="1.2298in"/>
    </style:style>
    <style:style style:name="TableColumn6519" style:family="table-column">
      <style:table-column-properties style:column-width="1.2298in"/>
    </style:style>
    <style:style style:name="TableColumn6520" style:family="table-column">
      <style:table-column-properties style:column-width="1.2375in"/>
    </style:style>
    <style:style style:name="Table6515" style:family="table">
      <style:table-properties style:width="6.1569in" fo:margin-left="-0.0034in" table:align="left"/>
    </style:style>
    <style:style style:name="TableRow6521" style:family="table-row">
      <style:table-row-properties fo:keep-together="always"/>
    </style:style>
    <style:style style:name="TableCell652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523" style:parent-style-name="Normal" style:family="paragraph">
      <style:paragraph-properties style:snap-to-layout-grid="false"/>
    </style:style>
    <style:style style:name="TableCell6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525" style:parent-style-name="Normal" style:family="paragraph">
      <style:paragraph-properties fo:text-align="center"/>
    </style:style>
    <style:style style:name="TableCell6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527" style:parent-style-name="Normal" style:family="paragraph">
      <style:paragraph-properties fo:text-align="center"/>
    </style:style>
    <style:style style:name="TableCell6528" style:family="table-cell">
      <style:table-cell-properties fo:border="0.0069in solid #000000" style:writing-mode="lr-tb" fo:padding-top="0in" fo:padding-left="0.0715in" fo:padding-bottom="0in" fo:padding-right="0.075in"/>
    </style:style>
    <style:style style:name="P6529" style:parent-style-name="Normal" style:family="paragraph">
      <style:paragraph-properties fo:text-align="center"/>
    </style:style>
    <style:style style:name="TableRow6530" style:family="table-row">
      <style:table-row-properties/>
    </style:style>
    <style:style style:name="TableCell65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3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536" style:family="table-row">
      <style:table-row-properties/>
    </style:style>
    <style:style style:name="TableCell6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4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542" style:family="table-row">
      <style:table-row-properties/>
    </style:style>
    <style:style style:name="TableCell65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47" style:family="table-cell">
      <style:table-cell-properties fo:border="0.0069in solid #000000" style:writing-mode="lr-tb" fo:padding-top="0in" fo:padding-left="0.0715in" fo:padding-bottom="0in" fo:padding-right="0.075in"/>
    </style:style>
    <style:style style:name="T6548" style:parent-style-name="DefaultParagraphFont" style:family="text">
      <style:text-properties fo:font-weight="bold" style:font-weight-asian="bold" style:font-weight-complex="bold"/>
    </style:style>
    <style:style style:name="T6549" style:parent-style-name="DefaultParagraphFont" style:family="text">
      <style:text-properties fo:font-style="italic" style:font-style-asian="italic" style:font-style-complex="italic"/>
    </style:style>
    <style:style style:name="T655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551" style:parent-style-name="DefaultParagraphFont" style:family="text">
      <style:text-properties fo:color="#FF0000"/>
    </style:style>
    <style:style style:name="P6552" style:parent-style-name="Normal" style:family="paragraph">
      <style:paragraph-properties fo:text-align="center"/>
    </style:style>
    <style:style style:name="P6553" style:parent-style-name="Normal" style:family="paragraph"/>
    <style:style style:name="P6554" style:parent-style-name="Normal" style:family="paragraph"/>
    <style:style style:name="P6555" style:parent-style-name="Normal" style:family="paragraph">
      <style:paragraph-properties fo:margin-left="0.5in">
        <style:tab-stops/>
      </style:paragraph-properties>
    </style:style>
    <style:style style:name="P6556" style:parent-style-name="Normal" style:family="paragraph"/>
    <style:style style:name="P6557" style:parent-style-name="Normal" style:family="paragraph"/>
    <style:style style:name="P6558" style:parent-style-name="Normal" style:family="paragraph"/>
    <style:style style:name="P6559" style:parent-style-name="Normal" style:family="paragraph"/>
    <style:style style:name="P6560" style:parent-style-name="Normal" style:family="paragraph"/>
    <style:style style:name="P6561" style:parent-style-name="Normal" style:family="paragraph"/>
    <style:style style:name="P6562" style:parent-style-name="Normal" style:family="paragraph">
      <style:paragraph-properties fo:margin-left="0.5in">
        <style:tab-stops/>
      </style:paragraph-properties>
    </style:style>
    <style:style style:name="P6563" style:parent-style-name="Normal" style:family="paragraph"/>
    <style:style style:name="T6564" style:parent-style-name="DefaultParagraphFont" style:family="text">
      <style:text-properties style:language-asian="en" style:country-asian="US"/>
    </style:style>
    <style:style style:name="TableColumn6566" style:family="table-column">
      <style:table-column-properties style:column-width="1.2298in"/>
    </style:style>
    <style:style style:name="TableColumn6567" style:family="table-column">
      <style:table-column-properties style:column-width="1.2298in"/>
    </style:style>
    <style:style style:name="TableColumn6568" style:family="table-column">
      <style:table-column-properties style:column-width="1.2298in"/>
    </style:style>
    <style:style style:name="TableColumn6569" style:family="table-column">
      <style:table-column-properties style:column-width="1.2298in"/>
    </style:style>
    <style:style style:name="TableColumn6570" style:family="table-column">
      <style:table-column-properties style:column-width="1.2375in"/>
    </style:style>
    <style:style style:name="Table6565" style:family="table">
      <style:table-properties style:width="6.1569in" fo:margin-left="-0.0034in" table:align="left"/>
    </style:style>
    <style:style style:name="TableRow6571" style:family="table-row">
      <style:table-row-properties fo:keep-together="always"/>
    </style:style>
    <style:style style:name="TableCell657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573" style:parent-style-name="Normal" style:family="paragraph">
      <style:paragraph-properties style:snap-to-layout-grid="false"/>
    </style:style>
    <style:style style:name="TableCell65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575" style:parent-style-name="Normal" style:family="paragraph">
      <style:paragraph-properties fo:text-align="center"/>
    </style:style>
    <style:style style:name="TableCell65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577" style:parent-style-name="Normal" style:family="paragraph">
      <style:paragraph-properties fo:text-align="center"/>
    </style:style>
    <style:style style:name="TableCell6578" style:family="table-cell">
      <style:table-cell-properties fo:border="0.0069in solid #000000" style:writing-mode="lr-tb" fo:padding-top="0in" fo:padding-left="0.0715in" fo:padding-bottom="0in" fo:padding-right="0.075in"/>
    </style:style>
    <style:style style:name="P6579" style:parent-style-name="Normal" style:family="paragraph">
      <style:paragraph-properties fo:text-align="center"/>
    </style:style>
    <style:style style:name="TableRow6580" style:family="table-row">
      <style:table-row-properties/>
    </style:style>
    <style:style style:name="TableCell658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8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586" style:family="table-row">
      <style:table-row-properties/>
    </style:style>
    <style:style style:name="TableCell6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9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592" style:family="table-row">
      <style:table-row-properties/>
    </style:style>
    <style:style style:name="TableCell6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597" style:family="table-cell">
      <style:table-cell-properties fo:border="0.0069in solid #000000" style:writing-mode="lr-tb" fo:padding-top="0in" fo:padding-left="0.0715in" fo:padding-bottom="0in" fo:padding-right="0.075in"/>
    </style:style>
    <style:style style:name="P6598" style:parent-style-name="Normal" style:family="paragraph">
      <style:text-properties style:font-name="Symbol" style:font-name-complex="Symbol" fo:font-size="16pt" style:font-size-asian="16pt"/>
    </style:style>
    <style:style style:name="T6599" style:parent-style-name="DefaultParagraphFont" style:family="text">
      <style:text-properties fo:font-weight="bold" style:font-weight-asian="bold" style:font-weight-complex="bold"/>
    </style:style>
    <style:style style:name="T6600" style:parent-style-name="DefaultParagraphFont" style:family="text">
      <style:text-properties fo:font-style="italic" style:font-style-asian="italic" style:font-style-complex="italic"/>
    </style:style>
    <style:style style:name="T660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602" style:parent-style-name="DefaultParagraphFont" style:family="text">
      <style:text-properties fo:color="#FF0000"/>
    </style:style>
    <style:style style:name="P6603" style:parent-style-name="Normal" style:family="paragraph">
      <style:paragraph-properties fo:text-align="center"/>
    </style:style>
    <style:style style:name="P6604" style:parent-style-name="Normal" style:family="paragraph"/>
    <style:style style:name="P6605" style:parent-style-name="Normal" style:family="paragraph"/>
    <style:style style:name="P6606" style:parent-style-name="Normal" style:family="paragraph">
      <style:paragraph-properties fo:margin-left="0.5in">
        <style:tab-stops/>
      </style:paragraph-properties>
    </style:style>
    <style:style style:name="P6607" style:parent-style-name="Normal" style:family="paragraph"/>
    <style:style style:name="P6608" style:parent-style-name="Normal" style:family="paragraph"/>
    <style:style style:name="P6609" style:parent-style-name="Normal" style:family="paragraph"/>
    <style:style style:name="P6610" style:parent-style-name="Normal" style:family="paragraph"/>
    <style:style style:name="P6611" style:parent-style-name="Normal" style:family="paragraph"/>
    <style:style style:name="P6612" style:parent-style-name="Normal" style:family="paragraph"/>
    <style:style style:name="P6613" style:parent-style-name="Normal" style:family="paragraph">
      <style:paragraph-properties fo:margin-left="0.5in">
        <style:tab-stops/>
      </style:paragraph-properties>
    </style:style>
    <style:style style:name="P6614" style:parent-style-name="Normal" style:family="paragraph"/>
    <style:style style:name="T6615" style:parent-style-name="DefaultParagraphFont" style:family="text">
      <style:text-properties style:language-asian="en" style:country-asian="US"/>
    </style:style>
    <style:style style:name="TableColumn6617" style:family="table-column">
      <style:table-column-properties style:column-width="1.2298in"/>
    </style:style>
    <style:style style:name="TableColumn6618" style:family="table-column">
      <style:table-column-properties style:column-width="1.2298in"/>
    </style:style>
    <style:style style:name="TableColumn6619" style:family="table-column">
      <style:table-column-properties style:column-width="1.2298in"/>
    </style:style>
    <style:style style:name="TableColumn6620" style:family="table-column">
      <style:table-column-properties style:column-width="1.2298in"/>
    </style:style>
    <style:style style:name="TableColumn6621" style:family="table-column">
      <style:table-column-properties style:column-width="1.2375in"/>
    </style:style>
    <style:style style:name="Table6616" style:family="table">
      <style:table-properties style:width="6.1569in" fo:margin-left="-0.0034in" table:align="left"/>
    </style:style>
    <style:style style:name="TableRow6622" style:family="table-row">
      <style:table-row-properties fo:keep-together="always"/>
    </style:style>
    <style:style style:name="TableCell6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624" style:parent-style-name="Normal" style:family="paragraph">
      <style:paragraph-properties style:snap-to-layout-grid="false"/>
    </style:style>
    <style:style style:name="TableCell6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626" style:parent-style-name="Normal" style:family="paragraph">
      <style:paragraph-properties fo:text-align="center"/>
    </style:style>
    <style:style style:name="TableCell6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628" style:parent-style-name="Normal" style:family="paragraph">
      <style:paragraph-properties fo:text-align="center"/>
    </style:style>
    <style:style style:name="TableCell6629" style:family="table-cell">
      <style:table-cell-properties fo:border="0.0069in solid #000000" style:writing-mode="lr-tb" fo:padding-top="0in" fo:padding-left="0.0715in" fo:padding-bottom="0in" fo:padding-right="0.075in"/>
    </style:style>
    <style:style style:name="P6630" style:parent-style-name="Normal" style:family="paragraph">
      <style:paragraph-properties fo:text-align="center"/>
    </style:style>
    <style:style style:name="TableRow6631" style:family="table-row">
      <style:table-row-properties/>
    </style:style>
    <style:style style:name="TableCell6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3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637" style:family="table-row">
      <style:table-row-properties/>
    </style:style>
    <style:style style:name="TableCell66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4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643" style:family="table-row">
      <style:table-row-properties/>
    </style:style>
    <style:style style:name="TableCell66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48" style:family="table-cell">
      <style:table-cell-properties fo:border="0.0069in solid #000000" style:writing-mode="lr-tb" fo:padding-top="0in" fo:padding-left="0.0715in" fo:padding-bottom="0in" fo:padding-right="0.075in"/>
    </style:style>
    <style:style style:name="P6649" style:parent-style-name="Normal" style:family="paragraph">
      <style:text-properties style:font-name="Symbol" style:font-name-complex="Symbol" fo:font-size="16pt" style:font-size-asian="16pt"/>
    </style:style>
    <style:style style:name="T6650" style:parent-style-name="DefaultParagraphFont" style:family="text">
      <style:text-properties fo:font-weight="bold" style:font-weight-asian="bold" style:font-weight-complex="bold"/>
    </style:style>
    <style:style style:name="T6651" style:parent-style-name="DefaultParagraphFont" style:family="text">
      <style:text-properties fo:font-style="italic" style:font-style-asian="italic" style:font-style-complex="italic"/>
    </style:style>
    <style:style style:name="T665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653" style:parent-style-name="DefaultParagraphFont" style:family="text">
      <style:text-properties fo:color="#FF0000"/>
    </style:style>
    <style:style style:name="P6654" style:parent-style-name="Normal" style:family="paragraph">
      <style:paragraph-properties fo:text-align="center"/>
    </style:style>
    <style:style style:name="P6655" style:parent-style-name="Normal" style:family="paragraph"/>
    <style:style style:name="P6656" style:parent-style-name="Normal" style:family="paragraph"/>
    <style:style style:name="P6657" style:parent-style-name="Normal" style:family="paragraph">
      <style:paragraph-properties fo:margin-left="0.5in">
        <style:tab-stops/>
      </style:paragraph-properties>
    </style:style>
    <style:style style:name="P6658" style:parent-style-name="Normal" style:family="paragraph"/>
    <style:style style:name="P6659" style:parent-style-name="Normal" style:family="paragraph"/>
    <style:style style:name="P6660" style:parent-style-name="Normal" style:family="paragraph"/>
    <style:style style:name="P6661" style:parent-style-name="Normal" style:family="paragraph"/>
    <style:style style:name="P6662" style:parent-style-name="Normal" style:family="paragraph"/>
    <style:style style:name="P6663" style:parent-style-name="Normal" style:family="paragraph"/>
    <style:style style:name="P6664" style:parent-style-name="Normal" style:family="paragraph">
      <style:paragraph-properties fo:margin-left="0.5in">
        <style:tab-stops/>
      </style:paragraph-properties>
    </style:style>
    <style:style style:name="P6665" style:parent-style-name="Normal" style:family="paragraph"/>
    <style:style style:name="T6666" style:parent-style-name="DefaultParagraphFont" style:family="text">
      <style:text-properties style:language-asian="en" style:country-asian="US"/>
    </style:style>
    <style:style style:name="TableColumn6668" style:family="table-column">
      <style:table-column-properties style:column-width="1.2298in"/>
    </style:style>
    <style:style style:name="TableColumn6669" style:family="table-column">
      <style:table-column-properties style:column-width="1.2298in"/>
    </style:style>
    <style:style style:name="TableColumn6670" style:family="table-column">
      <style:table-column-properties style:column-width="1.2298in"/>
    </style:style>
    <style:style style:name="TableColumn6671" style:family="table-column">
      <style:table-column-properties style:column-width="1.2298in"/>
    </style:style>
    <style:style style:name="TableColumn6672" style:family="table-column">
      <style:table-column-properties style:column-width="1.2375in"/>
    </style:style>
    <style:style style:name="Table6667" style:family="table">
      <style:table-properties style:width="6.1569in" fo:margin-left="-0.0034in" table:align="left"/>
    </style:style>
    <style:style style:name="TableRow6673" style:family="table-row">
      <style:table-row-properties fo:keep-together="always"/>
    </style:style>
    <style:style style:name="TableCell667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675" style:parent-style-name="Normal" style:family="paragraph">
      <style:paragraph-properties style:snap-to-layout-grid="false"/>
    </style:style>
    <style:style style:name="TableCell66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677" style:parent-style-name="Normal" style:family="paragraph">
      <style:paragraph-properties fo:text-align="center"/>
    </style:style>
    <style:style style:name="TableCell66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679" style:parent-style-name="Normal" style:family="paragraph">
      <style:paragraph-properties fo:text-align="center"/>
    </style:style>
    <style:style style:name="TableCell6680" style:family="table-cell">
      <style:table-cell-properties fo:border="0.0069in solid #000000" style:writing-mode="lr-tb" fo:padding-top="0in" fo:padding-left="0.0715in" fo:padding-bottom="0in" fo:padding-right="0.075in"/>
    </style:style>
    <style:style style:name="P6681" style:parent-style-name="Normal" style:family="paragraph">
      <style:paragraph-properties fo:text-align="center"/>
    </style:style>
    <style:style style:name="TableRow6682" style:family="table-row">
      <style:table-row-properties/>
    </style:style>
    <style:style style:name="TableCell668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8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688" style:family="table-row">
      <style:table-row-properties/>
    </style:style>
    <style:style style:name="TableCell66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9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694" style:family="table-row">
      <style:table-row-properties/>
    </style:style>
    <style:style style:name="TableCell66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699" style:family="table-cell">
      <style:table-cell-properties fo:border="0.0069in solid #000000" style:writing-mode="lr-tb" fo:padding-top="0in" fo:padding-left="0.0715in" fo:padding-bottom="0in" fo:padding-right="0.075in"/>
    </style:style>
    <style:style style:name="P6700" style:parent-style-name="Normal" style:family="paragraph">
      <style:text-properties style:font-name="Symbol" style:font-name-complex="Symbol" fo:font-size="16pt" style:font-size-asian="16pt"/>
    </style:style>
    <style:style style:name="T6701" style:parent-style-name="DefaultParagraphFont" style:family="text">
      <style:text-properties fo:font-weight="bold" style:font-weight-asian="bold" style:font-weight-complex="bold"/>
    </style:style>
    <style:style style:name="T6702" style:parent-style-name="DefaultParagraphFont" style:family="text">
      <style:text-properties fo:font-style="italic" style:font-style-asian="italic" style:font-style-complex="italic"/>
    </style:style>
    <style:style style:name="T670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704" style:parent-style-name="DefaultParagraphFont" style:family="text">
      <style:text-properties fo:color="#FF0000"/>
    </style:style>
    <style:style style:name="P6705" style:parent-style-name="Normal" style:family="paragraph">
      <style:paragraph-properties fo:text-align="center"/>
    </style:style>
    <style:style style:name="P6706" style:parent-style-name="Normal" style:family="paragraph"/>
    <style:style style:name="P6707" style:parent-style-name="Normal" style:family="paragraph"/>
    <style:style style:name="P6708" style:parent-style-name="Normal" style:family="paragraph">
      <style:paragraph-properties fo:margin-left="0.5in">
        <style:tab-stops/>
      </style:paragraph-properties>
    </style:style>
    <style:style style:name="P6709" style:parent-style-name="Normal" style:family="paragraph"/>
    <style:style style:name="P6710" style:parent-style-name="Normal" style:family="paragraph"/>
    <style:style style:name="P6711" style:parent-style-name="Normal" style:family="paragraph"/>
    <style:style style:name="P6712" style:parent-style-name="Normal" style:family="paragraph"/>
    <style:style style:name="P6713" style:parent-style-name="Normal" style:family="paragraph"/>
    <style:style style:name="P6714" style:parent-style-name="Normal" style:family="paragraph"/>
    <style:style style:name="P6715" style:parent-style-name="Normal" style:family="paragraph">
      <style:paragraph-properties fo:margin-left="0.5in">
        <style:tab-stops/>
      </style:paragraph-properties>
    </style:style>
    <style:style style:name="P6716" style:parent-style-name="Normal" style:family="paragraph"/>
    <style:style style:name="T6717" style:parent-style-name="DefaultParagraphFont" style:family="text">
      <style:text-properties style:language-asian="en" style:country-asian="US"/>
    </style:style>
    <style:style style:name="TableColumn6719" style:family="table-column">
      <style:table-column-properties style:column-width="1.2298in"/>
    </style:style>
    <style:style style:name="TableColumn6720" style:family="table-column">
      <style:table-column-properties style:column-width="1.2298in"/>
    </style:style>
    <style:style style:name="TableColumn6721" style:family="table-column">
      <style:table-column-properties style:column-width="1.2298in"/>
    </style:style>
    <style:style style:name="TableColumn6722" style:family="table-column">
      <style:table-column-properties style:column-width="1.2298in"/>
    </style:style>
    <style:style style:name="TableColumn6723" style:family="table-column">
      <style:table-column-properties style:column-width="1.2375in"/>
    </style:style>
    <style:style style:name="Table6718" style:family="table">
      <style:table-properties style:width="6.1569in" fo:margin-left="-0.0034in" table:align="left"/>
    </style:style>
    <style:style style:name="TableRow6724" style:family="table-row">
      <style:table-row-properties fo:keep-together="always"/>
    </style:style>
    <style:style style:name="TableCell672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726" style:parent-style-name="Normal" style:family="paragraph">
      <style:paragraph-properties style:snap-to-layout-grid="false"/>
    </style:style>
    <style:style style:name="TableCell67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728" style:parent-style-name="Normal" style:family="paragraph">
      <style:paragraph-properties fo:text-align="center"/>
    </style:style>
    <style:style style:name="TableCell67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730" style:parent-style-name="Normal" style:family="paragraph">
      <style:paragraph-properties fo:text-align="center"/>
    </style:style>
    <style:style style:name="TableCell6731" style:family="table-cell">
      <style:table-cell-properties fo:border="0.0069in solid #000000" style:writing-mode="lr-tb" fo:padding-top="0in" fo:padding-left="0.0715in" fo:padding-bottom="0in" fo:padding-right="0.075in"/>
    </style:style>
    <style:style style:name="P6732" style:parent-style-name="Normal" style:family="paragraph">
      <style:paragraph-properties fo:text-align="center"/>
    </style:style>
    <style:style style:name="TableRow6733" style:family="table-row">
      <style:table-row-properties/>
    </style:style>
    <style:style style:name="TableCell67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3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739" style:family="table-row">
      <style:table-row-properties/>
    </style:style>
    <style:style style:name="TableCell6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4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745" style:family="table-row">
      <style:table-row-properties/>
    </style:style>
    <style:style style:name="TableCell6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50" style:family="table-cell">
      <style:table-cell-properties fo:border="0.0069in solid #000000" style:writing-mode="lr-tb" fo:padding-top="0in" fo:padding-left="0.0715in" fo:padding-bottom="0in" fo:padding-right="0.075in"/>
    </style:style>
    <style:style style:name="P6751" style:parent-style-name="Normal" style:family="paragraph">
      <style:text-properties style:font-name="Symbol" style:font-name-complex="Symbol" fo:font-size="16pt" style:font-size-asian="16pt"/>
    </style:style>
    <style:style style:name="T6752" style:parent-style-name="DefaultParagraphFont" style:family="text">
      <style:text-properties fo:font-weight="bold" style:font-weight-asian="bold" style:font-weight-complex="bold"/>
    </style:style>
    <style:style style:name="T6753" style:parent-style-name="DefaultParagraphFont" style:family="text">
      <style:text-properties fo:font-style="italic" style:font-style-asian="italic" style:font-style-complex="italic"/>
    </style:style>
    <style:style style:name="T675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755" style:parent-style-name="DefaultParagraphFont" style:family="text">
      <style:text-properties fo:color="#FF0000"/>
    </style:style>
    <style:style style:name="P6756" style:parent-style-name="Normal" style:family="paragraph">
      <style:paragraph-properties fo:text-align="center"/>
    </style:style>
    <style:style style:name="P6757" style:parent-style-name="Normal" style:family="paragraph"/>
    <style:style style:name="P6758" style:parent-style-name="Normal" style:family="paragraph"/>
    <style:style style:name="P6759" style:parent-style-name="Normal" style:family="paragraph">
      <style:paragraph-properties fo:margin-left="0.5in">
        <style:tab-stops/>
      </style:paragraph-properties>
    </style:style>
    <style:style style:name="P6760" style:parent-style-name="Normal" style:family="paragraph"/>
    <style:style style:name="P6761" style:parent-style-name="Normal" style:family="paragraph"/>
    <style:style style:name="P6762" style:parent-style-name="Normal" style:family="paragraph"/>
    <style:style style:name="P6763" style:parent-style-name="Normal" style:family="paragraph"/>
    <style:style style:name="P6764" style:parent-style-name="Normal" style:family="paragraph"/>
    <style:style style:name="P6765" style:parent-style-name="Normal" style:family="paragraph"/>
    <style:style style:name="P6766" style:parent-style-name="Normal" style:family="paragraph">
      <style:paragraph-properties fo:margin-left="0.5in">
        <style:tab-stops/>
      </style:paragraph-properties>
    </style:style>
    <style:style style:name="P6767" style:parent-style-name="Normal" style:family="paragraph"/>
    <style:style style:name="T6768" style:parent-style-name="DefaultParagraphFont" style:family="text">
      <style:text-properties style:language-asian="en" style:country-asian="US"/>
    </style:style>
    <style:style style:name="TableColumn6770" style:family="table-column">
      <style:table-column-properties style:column-width="1.2298in"/>
    </style:style>
    <style:style style:name="TableColumn6771" style:family="table-column">
      <style:table-column-properties style:column-width="1.2298in"/>
    </style:style>
    <style:style style:name="TableColumn6772" style:family="table-column">
      <style:table-column-properties style:column-width="1.2298in"/>
    </style:style>
    <style:style style:name="TableColumn6773" style:family="table-column">
      <style:table-column-properties style:column-width="1.2298in"/>
    </style:style>
    <style:style style:name="TableColumn6774" style:family="table-column">
      <style:table-column-properties style:column-width="1.2375in"/>
    </style:style>
    <style:style style:name="Table6769" style:family="table">
      <style:table-properties style:width="6.1569in" fo:margin-left="-0.0034in" table:align="left"/>
    </style:style>
    <style:style style:name="TableRow6775" style:family="table-row">
      <style:table-row-properties fo:keep-together="always"/>
    </style:style>
    <style:style style:name="TableCell6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777" style:parent-style-name="Normal" style:family="paragraph">
      <style:paragraph-properties style:snap-to-layout-grid="false"/>
    </style:style>
    <style:style style:name="TableCell6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779" style:parent-style-name="Normal" style:family="paragraph">
      <style:paragraph-properties fo:text-align="center"/>
    </style:style>
    <style:style style:name="TableCell67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781" style:parent-style-name="Normal" style:family="paragraph">
      <style:paragraph-properties fo:text-align="center"/>
    </style:style>
    <style:style style:name="TableCell6782" style:family="table-cell">
      <style:table-cell-properties fo:border="0.0069in solid #000000" style:writing-mode="lr-tb" fo:padding-top="0in" fo:padding-left="0.0715in" fo:padding-bottom="0in" fo:padding-right="0.075in"/>
    </style:style>
    <style:style style:name="P6783" style:parent-style-name="Normal" style:family="paragraph">
      <style:paragraph-properties fo:text-align="center"/>
    </style:style>
    <style:style style:name="TableRow6784" style:family="table-row">
      <style:table-row-properties/>
    </style:style>
    <style:style style:name="TableCell6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8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790" style:family="table-row">
      <style:table-row-properties/>
    </style:style>
    <style:style style:name="TableCell6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9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796" style:family="table-row">
      <style:table-row-properties/>
    </style:style>
    <style:style style:name="TableCell6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01" style:family="table-cell">
      <style:table-cell-properties fo:border="0.0069in solid #000000" style:writing-mode="lr-tb" fo:padding-top="0in" fo:padding-left="0.0715in" fo:padding-bottom="0in" fo:padding-right="0.075in"/>
    </style:style>
    <style:style style:name="P6802" style:parent-style-name="Normal" style:family="paragraph">
      <style:text-properties style:font-name="Symbol" style:font-name-complex="Symbol" fo:font-size="16pt" style:font-size-asian="16pt"/>
    </style:style>
    <style:style style:name="T6803" style:parent-style-name="DefaultParagraphFont" style:family="text">
      <style:text-properties fo:font-weight="bold" style:font-weight-asian="bold" style:font-weight-complex="bold"/>
    </style:style>
    <style:style style:name="T6804" style:parent-style-name="DefaultParagraphFont" style:family="text">
      <style:text-properties fo:font-style="italic" style:font-style-asian="italic" style:font-style-complex="italic"/>
    </style:style>
    <style:style style:name="T680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806" style:parent-style-name="DefaultParagraphFont" style:family="text">
      <style:text-properties fo:color="#FF0000"/>
    </style:style>
    <style:style style:name="P6807" style:parent-style-name="Normal" style:family="paragraph">
      <style:paragraph-properties fo:text-align="center"/>
    </style:style>
    <style:style style:name="P6808" style:parent-style-name="Normal" style:family="paragraph"/>
    <style:style style:name="P6809" style:parent-style-name="Normal" style:family="paragraph"/>
    <style:style style:name="P6810" style:parent-style-name="Normal" style:family="paragraph">
      <style:paragraph-properties fo:margin-left="0.5in">
        <style:tab-stops/>
      </style:paragraph-properties>
    </style:style>
    <style:style style:name="P6811" style:parent-style-name="Normal" style:family="paragraph"/>
    <style:style style:name="P6812" style:parent-style-name="Normal" style:family="paragraph"/>
    <style:style style:name="P6813" style:parent-style-name="Normal" style:family="paragraph"/>
    <style:style style:name="P6814" style:parent-style-name="Normal" style:family="paragraph"/>
    <style:style style:name="P6815" style:parent-style-name="Normal" style:family="paragraph"/>
    <style:style style:name="P6816" style:parent-style-name="Normal" style:family="paragraph"/>
    <style:style style:name="P6817" style:parent-style-name="Normal" style:family="paragraph">
      <style:paragraph-properties fo:margin-left="0.5in">
        <style:tab-stops/>
      </style:paragraph-properties>
    </style:style>
    <style:style style:name="P6818" style:parent-style-name="Normal" style:family="paragraph"/>
    <style:style style:name="T6819" style:parent-style-name="DefaultParagraphFont" style:family="text">
      <style:text-properties style:language-asian="en" style:country-asian="US"/>
    </style:style>
    <style:style style:name="TableColumn6821" style:family="table-column">
      <style:table-column-properties style:column-width="1.2298in"/>
    </style:style>
    <style:style style:name="TableColumn6822" style:family="table-column">
      <style:table-column-properties style:column-width="1.2298in"/>
    </style:style>
    <style:style style:name="TableColumn6823" style:family="table-column">
      <style:table-column-properties style:column-width="1.2298in"/>
    </style:style>
    <style:style style:name="TableColumn6824" style:family="table-column">
      <style:table-column-properties style:column-width="1.2298in"/>
    </style:style>
    <style:style style:name="TableColumn6825" style:family="table-column">
      <style:table-column-properties style:column-width="1.2375in"/>
    </style:style>
    <style:style style:name="Table6820" style:family="table">
      <style:table-properties style:width="6.1569in" fo:margin-left="-0.0034in" table:align="left"/>
    </style:style>
    <style:style style:name="TableRow6826" style:family="table-row">
      <style:table-row-properties fo:keep-together="always"/>
    </style:style>
    <style:style style:name="TableCell68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828" style:parent-style-name="Normal" style:family="paragraph">
      <style:paragraph-properties style:snap-to-layout-grid="false"/>
    </style:style>
    <style:style style:name="TableCell68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830" style:parent-style-name="Normal" style:family="paragraph">
      <style:paragraph-properties fo:text-align="center"/>
    </style:style>
    <style:style style:name="TableCell6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832" style:parent-style-name="Normal" style:family="paragraph">
      <style:paragraph-properties fo:text-align="center"/>
    </style:style>
    <style:style style:name="TableCell6833" style:family="table-cell">
      <style:table-cell-properties fo:border="0.0069in solid #000000" style:writing-mode="lr-tb" fo:padding-top="0in" fo:padding-left="0.0715in" fo:padding-bottom="0in" fo:padding-right="0.075in"/>
    </style:style>
    <style:style style:name="P6834" style:parent-style-name="Normal" style:family="paragraph">
      <style:paragraph-properties fo:text-align="center"/>
    </style:style>
    <style:style style:name="TableRow6835" style:family="table-row">
      <style:table-row-properties/>
    </style:style>
    <style:style style:name="TableCell6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4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841" style:family="table-row">
      <style:table-row-properties/>
    </style:style>
    <style:style style:name="TableCell6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4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847" style:family="table-row">
      <style:table-row-properties/>
    </style:style>
    <style:style style:name="TableCell6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52" style:family="table-cell">
      <style:table-cell-properties fo:border="0.0069in solid #000000" style:writing-mode="lr-tb" fo:padding-top="0in" fo:padding-left="0.0715in" fo:padding-bottom="0in" fo:padding-right="0.075in"/>
    </style:style>
    <style:style style:name="P6853" style:parent-style-name="Normal" style:family="paragraph">
      <style:text-properties style:font-name="Symbol" style:font-name-complex="Symbol" fo:font-size="16pt" style:font-size-asian="16pt"/>
    </style:style>
    <style:style style:name="T6854" style:parent-style-name="DefaultParagraphFont" style:family="text">
      <style:text-properties fo:font-weight="bold" style:font-weight-asian="bold" style:font-weight-complex="bold"/>
    </style:style>
    <style:style style:name="T6855" style:parent-style-name="DefaultParagraphFont" style:family="text">
      <style:text-properties fo:font-style="italic" style:font-style-asian="italic" style:font-style-complex="italic"/>
    </style:style>
    <style:style style:name="T685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857" style:parent-style-name="DefaultParagraphFont" style:family="text">
      <style:text-properties fo:color="#FF0000"/>
    </style:style>
    <style:style style:name="P6858" style:parent-style-name="Normal" style:family="paragraph">
      <style:paragraph-properties fo:text-align="center"/>
    </style:style>
    <style:style style:name="P6859" style:parent-style-name="Normal" style:family="paragraph"/>
    <style:style style:name="P6860" style:parent-style-name="Normal" style:family="paragraph"/>
    <style:style style:name="P6861" style:parent-style-name="Normal" style:family="paragraph">
      <style:paragraph-properties fo:margin-left="0.5in">
        <style:tab-stops/>
      </style:paragraph-properties>
    </style:style>
    <style:style style:name="P6862" style:parent-style-name="Normal" style:family="paragraph"/>
    <style:style style:name="P6863" style:parent-style-name="Normal" style:family="paragraph"/>
    <style:style style:name="P6864" style:parent-style-name="Normal" style:family="paragraph"/>
    <style:style style:name="P6865" style:parent-style-name="Normal" style:family="paragraph"/>
    <style:style style:name="P6866" style:parent-style-name="Normal" style:family="paragraph"/>
    <style:style style:name="P6867" style:parent-style-name="Normal" style:family="paragraph"/>
    <style:style style:name="P6868" style:parent-style-name="Normal" style:family="paragraph">
      <style:paragraph-properties fo:margin-left="0.5in">
        <style:tab-stops/>
      </style:paragraph-properties>
    </style:style>
    <style:style style:name="P6869" style:parent-style-name="Normal" style:family="paragraph"/>
    <style:style style:name="T6870" style:parent-style-name="DefaultParagraphFont" style:family="text">
      <style:text-properties style:language-asian="en" style:country-asian="US"/>
    </style:style>
    <style:style style:name="TableColumn6872" style:family="table-column">
      <style:table-column-properties style:column-width="1.2298in"/>
    </style:style>
    <style:style style:name="TableColumn6873" style:family="table-column">
      <style:table-column-properties style:column-width="1.2298in"/>
    </style:style>
    <style:style style:name="TableColumn6874" style:family="table-column">
      <style:table-column-properties style:column-width="1.2298in"/>
    </style:style>
    <style:style style:name="TableColumn6875" style:family="table-column">
      <style:table-column-properties style:column-width="1.2298in"/>
    </style:style>
    <style:style style:name="TableColumn6876" style:family="table-column">
      <style:table-column-properties style:column-width="1.2375in"/>
    </style:style>
    <style:style style:name="Table6871" style:family="table">
      <style:table-properties style:width="6.1569in" fo:margin-left="-0.0034in" table:align="left"/>
    </style:style>
    <style:style style:name="TableRow6877" style:family="table-row">
      <style:table-row-properties fo:keep-together="always"/>
    </style:style>
    <style:style style:name="TableCell68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879" style:parent-style-name="Normal" style:family="paragraph">
      <style:paragraph-properties style:snap-to-layout-grid="false"/>
    </style:style>
    <style:style style:name="TableCell68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881" style:parent-style-name="Normal" style:family="paragraph">
      <style:paragraph-properties fo:text-align="center"/>
    </style:style>
    <style:style style:name="TableCell68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883" style:parent-style-name="Normal" style:family="paragraph">
      <style:paragraph-properties fo:text-align="center"/>
    </style:style>
    <style:style style:name="TableCell6884" style:family="table-cell">
      <style:table-cell-properties fo:border="0.0069in solid #000000" style:writing-mode="lr-tb" fo:padding-top="0in" fo:padding-left="0.0715in" fo:padding-bottom="0in" fo:padding-right="0.075in"/>
    </style:style>
    <style:style style:name="P6885" style:parent-style-name="Normal" style:family="paragraph">
      <style:paragraph-properties fo:text-align="center"/>
    </style:style>
    <style:style style:name="TableRow6886" style:family="table-row">
      <style:table-row-properties/>
    </style:style>
    <style:style style:name="TableCell6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9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892" style:family="table-row">
      <style:table-row-properties/>
    </style:style>
    <style:style style:name="TableCell68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89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898" style:family="table-row">
      <style:table-row-properties/>
    </style:style>
    <style:style style:name="TableCell6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03" style:family="table-cell">
      <style:table-cell-properties fo:border="0.0069in solid #000000" style:writing-mode="lr-tb" fo:padding-top="0in" fo:padding-left="0.0715in" fo:padding-bottom="0in" fo:padding-right="0.075in"/>
    </style:style>
    <style:style style:name="T6904" style:parent-style-name="DefaultParagraphFont" style:family="text">
      <style:text-properties fo:font-weight="bold" style:font-weight-asian="bold" style:font-weight-complex="bold"/>
    </style:style>
    <style:style style:name="T6905" style:parent-style-name="DefaultParagraphFont" style:family="text">
      <style:text-properties fo:font-style="italic" style:font-style-asian="italic" style:font-style-complex="italic"/>
    </style:style>
    <style:style style:name="T690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907" style:parent-style-name="DefaultParagraphFont" style:family="text">
      <style:text-properties fo:color="#FF0000"/>
    </style:style>
    <style:style style:name="P6908" style:parent-style-name="Normal" style:family="paragraph">
      <style:paragraph-properties fo:text-align="center"/>
    </style:style>
    <style:style style:name="P6909" style:parent-style-name="Normal" style:family="paragraph"/>
    <style:style style:name="P6910" style:parent-style-name="Normal" style:family="paragraph"/>
    <style:style style:name="P6911" style:parent-style-name="Normal" style:family="paragraph">
      <style:paragraph-properties fo:margin-left="0.5in">
        <style:tab-stops/>
      </style:paragraph-properties>
    </style:style>
    <style:style style:name="P6912" style:parent-style-name="Normal" style:family="paragraph"/>
    <style:style style:name="P6913" style:parent-style-name="Normal" style:family="paragraph"/>
    <style:style style:name="P6914" style:parent-style-name="Normal" style:family="paragraph"/>
    <style:style style:name="P6915" style:parent-style-name="Normal" style:family="paragraph"/>
    <style:style style:name="P6916" style:parent-style-name="Normal" style:family="paragraph"/>
    <style:style style:name="P6917" style:parent-style-name="Normal" style:family="paragraph"/>
    <style:style style:name="P6918" style:parent-style-name="Normal" style:family="paragraph">
      <style:paragraph-properties fo:margin-left="0.5in">
        <style:tab-stops/>
      </style:paragraph-properties>
    </style:style>
    <style:style style:name="P6919" style:parent-style-name="Normal" style:family="paragraph"/>
    <style:style style:name="T6920" style:parent-style-name="DefaultParagraphFont" style:family="text">
      <style:text-properties style:language-asian="en" style:country-asian="US"/>
    </style:style>
    <style:style style:name="TableColumn6922" style:family="table-column">
      <style:table-column-properties style:column-width="1.2298in"/>
    </style:style>
    <style:style style:name="TableColumn6923" style:family="table-column">
      <style:table-column-properties style:column-width="1.2298in"/>
    </style:style>
    <style:style style:name="TableColumn6924" style:family="table-column">
      <style:table-column-properties style:column-width="1.2298in"/>
    </style:style>
    <style:style style:name="TableColumn6925" style:family="table-column">
      <style:table-column-properties style:column-width="1.2298in"/>
    </style:style>
    <style:style style:name="TableColumn6926" style:family="table-column">
      <style:table-column-properties style:column-width="1.2375in"/>
    </style:style>
    <style:style style:name="Table6921" style:family="table">
      <style:table-properties style:width="6.1569in" fo:margin-left="-0.0034in" table:align="left"/>
    </style:style>
    <style:style style:name="TableRow6927" style:family="table-row">
      <style:table-row-properties fo:keep-together="always"/>
    </style:style>
    <style:style style:name="TableCell6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929" style:parent-style-name="Normal" style:family="paragraph">
      <style:paragraph-properties style:snap-to-layout-grid="false"/>
    </style:style>
    <style:style style:name="TableCell6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931" style:parent-style-name="Normal" style:family="paragraph">
      <style:paragraph-properties fo:text-align="center"/>
    </style:style>
    <style:style style:name="TableCell6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933" style:parent-style-name="Normal" style:family="paragraph">
      <style:paragraph-properties fo:text-align="center"/>
    </style:style>
    <style:style style:name="TableCell6934" style:family="table-cell">
      <style:table-cell-properties fo:border="0.0069in solid #000000" style:writing-mode="lr-tb" fo:padding-top="0in" fo:padding-left="0.0715in" fo:padding-bottom="0in" fo:padding-right="0.075in"/>
    </style:style>
    <style:style style:name="P6935" style:parent-style-name="Normal" style:family="paragraph">
      <style:paragraph-properties fo:text-align="center"/>
    </style:style>
    <style:style style:name="TableRow6936" style:family="table-row">
      <style:table-row-properties/>
    </style:style>
    <style:style style:name="TableCell69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4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942" style:family="table-row">
      <style:table-row-properties/>
    </style:style>
    <style:style style:name="TableCell6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4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948" style:family="table-row">
      <style:table-row-properties/>
    </style:style>
    <style:style style:name="TableCell6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53" style:family="table-cell">
      <style:table-cell-properties fo:border="0.0069in solid #000000" style:writing-mode="lr-tb" fo:padding-top="0in" fo:padding-left="0.0715in" fo:padding-bottom="0in" fo:padding-right="0.075in"/>
    </style:style>
    <style:style style:name="T6954" style:parent-style-name="DefaultParagraphFont" style:family="text">
      <style:text-properties fo:font-weight="bold" style:font-weight-asian="bold" style:font-weight-complex="bold"/>
    </style:style>
    <style:style style:name="T6955" style:parent-style-name="DefaultParagraphFont" style:family="text">
      <style:text-properties fo:font-style="italic" style:font-style-asian="italic" style:font-style-complex="italic"/>
    </style:style>
    <style:style style:name="T695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957" style:parent-style-name="DefaultParagraphFont" style:family="text">
      <style:text-properties fo:color="#FF0000"/>
    </style:style>
    <style:style style:name="P6958" style:parent-style-name="Normal" style:family="paragraph">
      <style:paragraph-properties fo:text-align="center"/>
    </style:style>
    <style:style style:name="P6959" style:parent-style-name="Normal" style:family="paragraph"/>
    <style:style style:name="P6960" style:parent-style-name="Normal" style:family="paragraph"/>
    <style:style style:name="P6961" style:parent-style-name="Normal" style:family="paragraph">
      <style:paragraph-properties fo:margin-left="0.5in">
        <style:tab-stops/>
      </style:paragraph-properties>
    </style:style>
    <style:style style:name="P6962" style:parent-style-name="Normal" style:family="paragraph"/>
    <style:style style:name="P6963" style:parent-style-name="Normal" style:family="paragraph"/>
    <style:style style:name="P6964" style:parent-style-name="Normal" style:family="paragraph"/>
    <style:style style:name="P6965" style:parent-style-name="Normal" style:family="paragraph"/>
    <style:style style:name="P6966" style:parent-style-name="Normal" style:family="paragraph"/>
    <style:style style:name="P6967" style:parent-style-name="Normal" style:family="paragraph"/>
    <style:style style:name="P6968" style:parent-style-name="Normal" style:family="paragraph">
      <style:paragraph-properties fo:margin-left="0.5in">
        <style:tab-stops/>
      </style:paragraph-properties>
    </style:style>
    <style:style style:name="P6969" style:parent-style-name="Normal" style:family="paragraph"/>
    <style:style style:name="T6970" style:parent-style-name="DefaultParagraphFont" style:family="text">
      <style:text-properties style:language-asian="en" style:country-asian="US"/>
    </style:style>
    <style:style style:name="TableColumn6972" style:family="table-column">
      <style:table-column-properties style:column-width="1.2298in"/>
    </style:style>
    <style:style style:name="TableColumn6973" style:family="table-column">
      <style:table-column-properties style:column-width="1.2298in"/>
    </style:style>
    <style:style style:name="TableColumn6974" style:family="table-column">
      <style:table-column-properties style:column-width="1.2298in"/>
    </style:style>
    <style:style style:name="TableColumn6975" style:family="table-column">
      <style:table-column-properties style:column-width="1.2298in"/>
    </style:style>
    <style:style style:name="TableColumn6976" style:family="table-column">
      <style:table-column-properties style:column-width="1.2375in"/>
    </style:style>
    <style:style style:name="Table6971" style:family="table">
      <style:table-properties style:width="6.1569in" fo:margin-left="-0.0034in" table:align="left"/>
    </style:style>
    <style:style style:name="TableRow6977" style:family="table-row">
      <style:table-row-properties fo:keep-together="always"/>
    </style:style>
    <style:style style:name="TableCell6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979" style:parent-style-name="Normal" style:family="paragraph">
      <style:paragraph-properties style:snap-to-layout-grid="false"/>
    </style:style>
    <style:style style:name="TableCell6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981" style:parent-style-name="Normal" style:family="paragraph">
      <style:paragraph-properties fo:text-align="center"/>
    </style:style>
    <style:style style:name="TableCell6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6983" style:parent-style-name="Normal" style:family="paragraph">
      <style:paragraph-properties fo:text-align="center"/>
    </style:style>
    <style:style style:name="TableCell6984" style:family="table-cell">
      <style:table-cell-properties fo:border="0.0069in solid #000000" style:writing-mode="lr-tb" fo:padding-top="0in" fo:padding-left="0.0715in" fo:padding-bottom="0in" fo:padding-right="0.075in"/>
    </style:style>
    <style:style style:name="P6985" style:parent-style-name="Normal" style:family="paragraph">
      <style:paragraph-properties fo:text-align="center"/>
    </style:style>
    <style:style style:name="TableRow6986" style:family="table-row">
      <style:table-row-properties/>
    </style:style>
    <style:style style:name="TableCell6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9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992" style:family="table-row">
      <style:table-row-properties/>
    </style:style>
    <style:style style:name="TableCell6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699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6998" style:family="table-row">
      <style:table-row-properties/>
    </style:style>
    <style:style style:name="TableCell69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03" style:family="table-cell">
      <style:table-cell-properties fo:border="0.0069in solid #000000" style:writing-mode="lr-tb" fo:padding-top="0in" fo:padding-left="0.0715in" fo:padding-bottom="0in" fo:padding-right="0.075in"/>
    </style:style>
    <style:style style:name="P7004" style:parent-style-name="Normal" style:family="paragraph">
      <style:text-properties style:font-name="Symbol" style:font-name-complex="Symbol" fo:font-size="16pt" style:font-size-asian="16pt"/>
    </style:style>
    <style:style style:name="T7005" style:parent-style-name="DefaultParagraphFont" style:family="text">
      <style:text-properties fo:font-weight="bold" style:font-weight-asian="bold" style:font-weight-complex="bold"/>
    </style:style>
    <style:style style:name="T7006" style:parent-style-name="DefaultParagraphFont" style:family="text">
      <style:text-properties fo:font-style="italic" style:font-style-asian="italic" style:font-style-complex="italic"/>
    </style:style>
    <style:style style:name="T700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008" style:parent-style-name="DefaultParagraphFont" style:family="text">
      <style:text-properties fo:color="#FF0000"/>
    </style:style>
    <style:style style:name="P7009" style:parent-style-name="Normal" style:family="paragraph">
      <style:paragraph-properties fo:text-align="center"/>
    </style:style>
    <style:style style:name="P7010" style:parent-style-name="Normal" style:family="paragraph"/>
    <style:style style:name="P7011" style:parent-style-name="Normal" style:family="paragraph"/>
    <style:style style:name="P7012" style:parent-style-name="Normal" style:family="paragraph">
      <style:paragraph-properties fo:margin-left="0.5in">
        <style:tab-stops/>
      </style:paragraph-properties>
    </style:style>
    <style:style style:name="P7013" style:parent-style-name="Normal" style:family="paragraph"/>
    <style:style style:name="P7014" style:parent-style-name="Normal" style:family="paragraph"/>
    <style:style style:name="P7015" style:parent-style-name="Normal" style:family="paragraph"/>
    <style:style style:name="P7016" style:parent-style-name="Normal" style:family="paragraph"/>
    <style:style style:name="P7017" style:parent-style-name="Normal" style:family="paragraph"/>
    <style:style style:name="P7018" style:parent-style-name="Normal" style:family="paragraph"/>
    <style:style style:name="P7019" style:parent-style-name="Normal" style:family="paragraph">
      <style:paragraph-properties fo:margin-left="0.5in">
        <style:tab-stops/>
      </style:paragraph-properties>
    </style:style>
    <style:style style:name="P7020" style:parent-style-name="Normal" style:family="paragraph"/>
    <style:style style:name="T7021" style:parent-style-name="DefaultParagraphFont" style:family="text">
      <style:text-properties style:language-asian="en" style:country-asian="US"/>
    </style:style>
    <style:style style:name="TableColumn7023" style:family="table-column">
      <style:table-column-properties style:column-width="1.2298in"/>
    </style:style>
    <style:style style:name="TableColumn7024" style:family="table-column">
      <style:table-column-properties style:column-width="1.2298in"/>
    </style:style>
    <style:style style:name="TableColumn7025" style:family="table-column">
      <style:table-column-properties style:column-width="1.2298in"/>
    </style:style>
    <style:style style:name="TableColumn7026" style:family="table-column">
      <style:table-column-properties style:column-width="1.2298in"/>
    </style:style>
    <style:style style:name="TableColumn7027" style:family="table-column">
      <style:table-column-properties style:column-width="1.2375in"/>
    </style:style>
    <style:style style:name="Table7022" style:family="table">
      <style:table-properties style:width="6.1569in" fo:margin-left="-0.0034in" table:align="left"/>
    </style:style>
    <style:style style:name="TableRow7028" style:family="table-row">
      <style:table-row-properties fo:keep-together="always"/>
    </style:style>
    <style:style style:name="TableCell7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030" style:parent-style-name="Normal" style:family="paragraph">
      <style:paragraph-properties style:snap-to-layout-grid="false"/>
    </style:style>
    <style:style style:name="TableCell7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032" style:parent-style-name="Normal" style:family="paragraph">
      <style:paragraph-properties fo:text-align="center"/>
    </style:style>
    <style:style style:name="TableCell70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034" style:parent-style-name="Normal" style:family="paragraph">
      <style:paragraph-properties fo:text-align="center"/>
    </style:style>
    <style:style style:name="TableCell7035" style:family="table-cell">
      <style:table-cell-properties fo:border="0.0069in solid #000000" style:writing-mode="lr-tb" fo:padding-top="0in" fo:padding-left="0.0715in" fo:padding-bottom="0in" fo:padding-right="0.075in"/>
    </style:style>
    <style:style style:name="P7036" style:parent-style-name="Normal" style:family="paragraph">
      <style:paragraph-properties fo:text-align="center"/>
    </style:style>
    <style:style style:name="TableRow7037" style:family="table-row">
      <style:table-row-properties/>
    </style:style>
    <style:style style:name="TableCell70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4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043" style:family="table-row">
      <style:table-row-properties/>
    </style:style>
    <style:style style:name="TableCell70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4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049" style:family="table-row">
      <style:table-row-properties/>
    </style:style>
    <style:style style:name="TableCell70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54" style:family="table-cell">
      <style:table-cell-properties fo:border="0.0069in solid #000000" style:writing-mode="lr-tb" fo:padding-top="0in" fo:padding-left="0.0715in" fo:padding-bottom="0in" fo:padding-right="0.075in"/>
    </style:style>
    <style:style style:name="P7055" style:parent-style-name="Normal" style:family="paragraph">
      <style:text-properties style:font-name="Symbol" style:font-name-complex="Symbol" fo:font-size="16pt" style:font-size-asian="16pt"/>
    </style:style>
    <style:style style:name="T7056" style:parent-style-name="DefaultParagraphFont" style:family="text">
      <style:text-properties fo:font-weight="bold" style:font-weight-asian="bold" style:font-weight-complex="bold"/>
    </style:style>
    <style:style style:name="T7057" style:parent-style-name="DefaultParagraphFont" style:family="text">
      <style:text-properties fo:font-style="italic" style:font-style-asian="italic" style:font-style-complex="italic"/>
    </style:style>
    <style:style style:name="T705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059" style:parent-style-name="DefaultParagraphFont" style:family="text">
      <style:text-properties fo:color="#FF0000"/>
    </style:style>
    <style:style style:name="P7060" style:parent-style-name="Normal" style:family="paragraph">
      <style:paragraph-properties fo:text-align="center"/>
    </style:style>
    <style:style style:name="P7061" style:parent-style-name="Normal" style:family="paragraph"/>
    <style:style style:name="P7062" style:parent-style-name="Normal" style:family="paragraph"/>
    <style:style style:name="P7063" style:parent-style-name="Normal" style:family="paragraph">
      <style:paragraph-properties fo:margin-left="0.5in">
        <style:tab-stops/>
      </style:paragraph-properties>
    </style:style>
    <style:style style:name="P7064" style:parent-style-name="Normal" style:family="paragraph"/>
    <style:style style:name="P7065" style:parent-style-name="Normal" style:family="paragraph"/>
    <style:style style:name="P7066" style:parent-style-name="Normal" style:family="paragraph"/>
    <style:style style:name="P7067" style:parent-style-name="Normal" style:family="paragraph"/>
    <style:style style:name="P7068" style:parent-style-name="Normal" style:family="paragraph"/>
    <style:style style:name="P7069" style:parent-style-name="Normal" style:family="paragraph"/>
    <style:style style:name="P7070" style:parent-style-name="Normal" style:family="paragraph">
      <style:paragraph-properties fo:margin-left="0.5in">
        <style:tab-stops/>
      </style:paragraph-properties>
    </style:style>
    <style:style style:name="P7071" style:parent-style-name="Normal" style:family="paragraph"/>
    <style:style style:name="T7072" style:parent-style-name="DefaultParagraphFont" style:family="text">
      <style:text-properties style:language-asian="en" style:country-asian="US"/>
    </style:style>
    <style:style style:name="TableColumn7074" style:family="table-column">
      <style:table-column-properties style:column-width="1.2298in"/>
    </style:style>
    <style:style style:name="TableColumn7075" style:family="table-column">
      <style:table-column-properties style:column-width="1.2298in"/>
    </style:style>
    <style:style style:name="TableColumn7076" style:family="table-column">
      <style:table-column-properties style:column-width="1.2298in"/>
    </style:style>
    <style:style style:name="TableColumn7077" style:family="table-column">
      <style:table-column-properties style:column-width="1.2298in"/>
    </style:style>
    <style:style style:name="TableColumn7078" style:family="table-column">
      <style:table-column-properties style:column-width="1.2375in"/>
    </style:style>
    <style:style style:name="Table7073" style:family="table">
      <style:table-properties style:width="6.1569in" fo:margin-left="-0.0034in" table:align="left"/>
    </style:style>
    <style:style style:name="TableRow7079" style:family="table-row">
      <style:table-row-properties fo:keep-together="always"/>
    </style:style>
    <style:style style:name="TableCell7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081" style:parent-style-name="Normal" style:family="paragraph">
      <style:paragraph-properties style:snap-to-layout-grid="false"/>
    </style:style>
    <style:style style:name="TableCell70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083" style:parent-style-name="Normal" style:family="paragraph">
      <style:paragraph-properties fo:text-align="center"/>
    </style:style>
    <style:style style:name="TableCell70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085" style:parent-style-name="Normal" style:family="paragraph">
      <style:paragraph-properties fo:text-align="center"/>
    </style:style>
    <style:style style:name="TableCell7086" style:family="table-cell">
      <style:table-cell-properties fo:border="0.0069in solid #000000" style:writing-mode="lr-tb" fo:padding-top="0in" fo:padding-left="0.0715in" fo:padding-bottom="0in" fo:padding-right="0.075in"/>
    </style:style>
    <style:style style:name="P7087" style:parent-style-name="Normal" style:family="paragraph">
      <style:paragraph-properties fo:text-align="center"/>
    </style:style>
    <style:style style:name="TableRow7088" style:family="table-row">
      <style:table-row-properties/>
    </style:style>
    <style:style style:name="TableCell7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9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094" style:family="table-row">
      <style:table-row-properties/>
    </style:style>
    <style:style style:name="TableCell7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09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100" style:family="table-row">
      <style:table-row-properties/>
    </style:style>
    <style:style style:name="TableCell7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05" style:family="table-cell">
      <style:table-cell-properties fo:border="0.0069in solid #000000" style:writing-mode="lr-tb" fo:padding-top="0in" fo:padding-left="0.0715in" fo:padding-bottom="0in" fo:padding-right="0.075in"/>
    </style:style>
    <style:style style:name="P7106" style:parent-style-name="Normal" style:family="paragraph">
      <style:text-properties style:font-name="Symbol" style:font-name-complex="Symbol" fo:font-size="16pt" style:font-size-asian="16pt"/>
    </style:style>
    <style:style style:name="T7107" style:parent-style-name="DefaultParagraphFont" style:family="text">
      <style:text-properties fo:font-weight="bold" style:font-weight-asian="bold" style:font-weight-complex="bold"/>
    </style:style>
    <style:style style:name="T7108" style:parent-style-name="DefaultParagraphFont" style:family="text">
      <style:text-properties fo:font-style="italic" style:font-style-asian="italic" style:font-style-complex="italic"/>
    </style:style>
    <style:style style:name="T710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110" style:parent-style-name="DefaultParagraphFont" style:family="text">
      <style:text-properties fo:color="#FF0000"/>
    </style:style>
    <style:style style:name="P7111" style:parent-style-name="Normal" style:family="paragraph">
      <style:paragraph-properties fo:text-align="center"/>
    </style:style>
    <style:style style:name="P7112" style:parent-style-name="Normal" style:family="paragraph"/>
    <style:style style:name="P7113" style:parent-style-name="Normal" style:family="paragraph"/>
    <style:style style:name="P7114" style:parent-style-name="Normal" style:family="paragraph">
      <style:paragraph-properties fo:margin-left="0.5in">
        <style:tab-stops/>
      </style:paragraph-properties>
    </style:style>
    <style:style style:name="P7115" style:parent-style-name="Normal" style:family="paragraph"/>
    <style:style style:name="P7116" style:parent-style-name="Normal" style:family="paragraph"/>
    <style:style style:name="P7117" style:parent-style-name="Normal" style:family="paragraph"/>
    <style:style style:name="P7118" style:parent-style-name="Normal" style:family="paragraph"/>
    <style:style style:name="P7119" style:parent-style-name="Normal" style:family="paragraph"/>
    <style:style style:name="P7120" style:parent-style-name="Normal" style:family="paragraph"/>
    <style:style style:name="P7121" style:parent-style-name="Normal" style:family="paragraph">
      <style:paragraph-properties fo:margin-left="0.5in">
        <style:tab-stops/>
      </style:paragraph-properties>
    </style:style>
    <style:style style:name="P7122" style:parent-style-name="Normal" style:family="paragraph"/>
    <style:style style:name="T7123" style:parent-style-name="DefaultParagraphFont" style:family="text">
      <style:text-properties style:language-asian="en" style:country-asian="US"/>
    </style:style>
    <style:style style:name="TableColumn7125" style:family="table-column">
      <style:table-column-properties style:column-width="1.2298in"/>
    </style:style>
    <style:style style:name="TableColumn7126" style:family="table-column">
      <style:table-column-properties style:column-width="1.2298in"/>
    </style:style>
    <style:style style:name="TableColumn7127" style:family="table-column">
      <style:table-column-properties style:column-width="1.2298in"/>
    </style:style>
    <style:style style:name="TableColumn7128" style:family="table-column">
      <style:table-column-properties style:column-width="1.2298in"/>
    </style:style>
    <style:style style:name="TableColumn7129" style:family="table-column">
      <style:table-column-properties style:column-width="1.2375in"/>
    </style:style>
    <style:style style:name="Table7124" style:family="table">
      <style:table-properties style:width="6.1569in" fo:margin-left="-0.0034in" table:align="left"/>
    </style:style>
    <style:style style:name="TableRow7130" style:family="table-row">
      <style:table-row-properties fo:keep-together="always"/>
    </style:style>
    <style:style style:name="TableCell7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132" style:parent-style-name="Normal" style:family="paragraph">
      <style:paragraph-properties style:snap-to-layout-grid="false"/>
    </style:style>
    <style:style style:name="TableCell7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134" style:parent-style-name="Normal" style:family="paragraph">
      <style:paragraph-properties fo:text-align="center"/>
    </style:style>
    <style:style style:name="TableCell7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136" style:parent-style-name="Normal" style:family="paragraph">
      <style:paragraph-properties fo:text-align="center"/>
    </style:style>
    <style:style style:name="TableCell7137" style:family="table-cell">
      <style:table-cell-properties fo:border="0.0069in solid #000000" style:writing-mode="lr-tb" fo:padding-top="0in" fo:padding-left="0.0715in" fo:padding-bottom="0in" fo:padding-right="0.075in"/>
    </style:style>
    <style:style style:name="P7138" style:parent-style-name="Normal" style:family="paragraph">
      <style:paragraph-properties fo:text-align="center"/>
    </style:style>
    <style:style style:name="TableRow7139" style:family="table-row">
      <style:table-row-properties/>
    </style:style>
    <style:style style:name="TableCell7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4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145" style:family="table-row">
      <style:table-row-properties/>
    </style:style>
    <style:style style:name="TableCell7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5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151" style:family="table-row">
      <style:table-row-properties/>
    </style:style>
    <style:style style:name="TableCell7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56" style:family="table-cell">
      <style:table-cell-properties fo:border="0.0069in solid #000000" style:writing-mode="lr-tb" fo:padding-top="0in" fo:padding-left="0.0715in" fo:padding-bottom="0in" fo:padding-right="0.075in"/>
    </style:style>
    <style:style style:name="P7157" style:parent-style-name="Normal" style:family="paragraph">
      <style:text-properties style:font-name="Symbol" style:font-name-complex="Symbol" fo:font-size="16pt" style:font-size-asian="16pt"/>
    </style:style>
    <style:style style:name="T7158" style:parent-style-name="DefaultParagraphFont" style:family="text">
      <style:text-properties fo:font-weight="bold" style:font-weight-asian="bold" style:font-weight-complex="bold"/>
    </style:style>
    <style:style style:name="T7159" style:parent-style-name="DefaultParagraphFont" style:family="text">
      <style:text-properties fo:font-style="italic" style:font-style-asian="italic" style:font-style-complex="italic"/>
    </style:style>
    <style:style style:name="T716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161" style:parent-style-name="DefaultParagraphFont" style:family="text">
      <style:text-properties fo:color="#FF0000"/>
    </style:style>
    <style:style style:name="P7162" style:parent-style-name="Normal" style:family="paragraph">
      <style:paragraph-properties fo:text-align="center"/>
    </style:style>
    <style:style style:name="P7163" style:parent-style-name="Normal" style:family="paragraph"/>
    <style:style style:name="P7164" style:parent-style-name="Normal" style:family="paragraph"/>
    <style:style style:name="P7165" style:parent-style-name="Normal" style:family="paragraph">
      <style:paragraph-properties fo:margin-left="0.5in">
        <style:tab-stops/>
      </style:paragraph-properties>
    </style:style>
    <style:style style:name="P7166" style:parent-style-name="Normal" style:family="paragraph"/>
    <style:style style:name="P7167" style:parent-style-name="Normal" style:family="paragraph"/>
    <style:style style:name="P7168" style:parent-style-name="Normal" style:family="paragraph"/>
    <style:style style:name="P7169" style:parent-style-name="Normal" style:family="paragraph"/>
    <style:style style:name="P7170" style:parent-style-name="Normal" style:family="paragraph"/>
    <style:style style:name="P7171" style:parent-style-name="Normal" style:family="paragraph"/>
    <style:style style:name="P7172" style:parent-style-name="Normal" style:family="paragraph">
      <style:paragraph-properties fo:margin-left="0.5in">
        <style:tab-stops/>
      </style:paragraph-properties>
    </style:style>
    <style:style style:name="P7173" style:parent-style-name="Normal" style:family="paragraph"/>
    <style:style style:name="T7174" style:parent-style-name="DefaultParagraphFont" style:family="text">
      <style:text-properties style:language-asian="en" style:country-asian="US"/>
    </style:style>
    <style:style style:name="TableColumn7176" style:family="table-column">
      <style:table-column-properties style:column-width="1.2298in"/>
    </style:style>
    <style:style style:name="TableColumn7177" style:family="table-column">
      <style:table-column-properties style:column-width="1.2298in"/>
    </style:style>
    <style:style style:name="TableColumn7178" style:family="table-column">
      <style:table-column-properties style:column-width="1.2298in"/>
    </style:style>
    <style:style style:name="TableColumn7179" style:family="table-column">
      <style:table-column-properties style:column-width="1.2298in"/>
    </style:style>
    <style:style style:name="TableColumn7180" style:family="table-column">
      <style:table-column-properties style:column-width="1.2375in"/>
    </style:style>
    <style:style style:name="Table7175" style:family="table">
      <style:table-properties style:width="6.1569in" fo:margin-left="-0.0034in" table:align="left"/>
    </style:style>
    <style:style style:name="TableRow7181" style:family="table-row">
      <style:table-row-properties fo:keep-together="always"/>
    </style:style>
    <style:style style:name="TableCell7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183" style:parent-style-name="Normal" style:family="paragraph">
      <style:paragraph-properties style:snap-to-layout-grid="false"/>
    </style:style>
    <style:style style:name="TableCell71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185" style:parent-style-name="Normal" style:family="paragraph">
      <style:paragraph-properties fo:text-align="center"/>
    </style:style>
    <style:style style:name="TableCell71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187" style:parent-style-name="Normal" style:family="paragraph">
      <style:paragraph-properties fo:text-align="center"/>
    </style:style>
    <style:style style:name="TableCell7188" style:family="table-cell">
      <style:table-cell-properties fo:border="0.0069in solid #000000" style:writing-mode="lr-tb" fo:padding-top="0in" fo:padding-left="0.0715in" fo:padding-bottom="0in" fo:padding-right="0.075in"/>
    </style:style>
    <style:style style:name="P7189" style:parent-style-name="Normal" style:family="paragraph">
      <style:paragraph-properties fo:text-align="center"/>
    </style:style>
    <style:style style:name="TableRow7190" style:family="table-row">
      <style:table-row-properties/>
    </style:style>
    <style:style style:name="TableCell71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9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196" style:family="table-row">
      <style:table-row-properties/>
    </style:style>
    <style:style style:name="TableCell7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0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202" style:family="table-row">
      <style:table-row-properties/>
    </style:style>
    <style:style style:name="TableCell7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07" style:family="table-cell">
      <style:table-cell-properties fo:border="0.0069in solid #000000" style:writing-mode="lr-tb" fo:padding-top="0in" fo:padding-left="0.0715in" fo:padding-bottom="0in" fo:padding-right="0.075in"/>
    </style:style>
    <style:style style:name="P7208" style:parent-style-name="Normal" style:family="paragraph">
      <style:text-properties style:font-name="Symbol" style:font-name-complex="Symbol" fo:font-size="16pt" style:font-size-asian="16pt"/>
    </style:style>
    <style:style style:name="T7209" style:parent-style-name="DefaultParagraphFont" style:family="text">
      <style:text-properties fo:font-weight="bold" style:font-weight-asian="bold" style:font-weight-complex="bold"/>
    </style:style>
    <style:style style:name="T7210" style:parent-style-name="DefaultParagraphFont" style:family="text">
      <style:text-properties fo:font-style="italic" style:font-style-asian="italic" style:font-style-complex="italic"/>
    </style:style>
    <style:style style:name="T721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212" style:parent-style-name="DefaultParagraphFont" style:family="text">
      <style:text-properties fo:color="#FF0000"/>
    </style:style>
    <style:style style:name="P7213" style:parent-style-name="Normal" style:family="paragraph">
      <style:paragraph-properties fo:text-align="center"/>
    </style:style>
    <style:style style:name="P7214" style:parent-style-name="Normal" style:family="paragraph"/>
    <style:style style:name="P7215" style:parent-style-name="Normal" style:family="paragraph"/>
    <style:style style:name="P7216" style:parent-style-name="Normal" style:family="paragraph">
      <style:paragraph-properties fo:margin-left="0.5in">
        <style:tab-stops/>
      </style:paragraph-properties>
    </style:style>
    <style:style style:name="P7217" style:parent-style-name="Normal" style:family="paragraph"/>
    <style:style style:name="P7218" style:parent-style-name="Normal" style:family="paragraph"/>
    <style:style style:name="P7219" style:parent-style-name="Normal" style:family="paragraph"/>
    <style:style style:name="P7220" style:parent-style-name="Normal" style:family="paragraph"/>
    <style:style style:name="P7221" style:parent-style-name="Normal" style:family="paragraph"/>
    <style:style style:name="P7222" style:parent-style-name="Normal" style:family="paragraph"/>
    <style:style style:name="P7223" style:parent-style-name="Normal" style:family="paragraph">
      <style:paragraph-properties fo:margin-left="0.5in">
        <style:tab-stops/>
      </style:paragraph-properties>
    </style:style>
    <style:style style:name="P7224" style:parent-style-name="Normal" style:family="paragraph"/>
    <style:style style:name="T7225" style:parent-style-name="DefaultParagraphFont" style:family="text">
      <style:text-properties style:language-asian="en" style:country-asian="US"/>
    </style:style>
    <style:style style:name="TableColumn7227" style:family="table-column">
      <style:table-column-properties style:column-width="1.2298in"/>
    </style:style>
    <style:style style:name="TableColumn7228" style:family="table-column">
      <style:table-column-properties style:column-width="1.2298in"/>
    </style:style>
    <style:style style:name="TableColumn7229" style:family="table-column">
      <style:table-column-properties style:column-width="1.2298in"/>
    </style:style>
    <style:style style:name="TableColumn7230" style:family="table-column">
      <style:table-column-properties style:column-width="1.2298in"/>
    </style:style>
    <style:style style:name="TableColumn7231" style:family="table-column">
      <style:table-column-properties style:column-width="1.2375in"/>
    </style:style>
    <style:style style:name="Table7226" style:family="table">
      <style:table-properties style:width="6.1569in" fo:margin-left="-0.0034in" table:align="left"/>
    </style:style>
    <style:style style:name="TableRow7232" style:family="table-row">
      <style:table-row-properties fo:keep-together="always"/>
    </style:style>
    <style:style style:name="TableCell7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234" style:parent-style-name="Normal" style:family="paragraph">
      <style:paragraph-properties style:snap-to-layout-grid="false"/>
    </style:style>
    <style:style style:name="TableCell7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236" style:parent-style-name="Normal" style:family="paragraph">
      <style:paragraph-properties fo:text-align="center"/>
    </style:style>
    <style:style style:name="TableCell7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238" style:parent-style-name="Normal" style:family="paragraph">
      <style:paragraph-properties fo:text-align="center"/>
    </style:style>
    <style:style style:name="TableCell7239" style:family="table-cell">
      <style:table-cell-properties fo:border="0.0069in solid #000000" style:writing-mode="lr-tb" fo:padding-top="0in" fo:padding-left="0.0715in" fo:padding-bottom="0in" fo:padding-right="0.075in"/>
    </style:style>
    <style:style style:name="P7240" style:parent-style-name="Normal" style:family="paragraph">
      <style:paragraph-properties fo:text-align="center"/>
    </style:style>
    <style:style style:name="TableRow7241" style:family="table-row">
      <style:table-row-properties/>
    </style:style>
    <style:style style:name="TableCell7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4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247" style:family="table-row">
      <style:table-row-properties/>
    </style:style>
    <style:style style:name="TableCell7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5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253" style:family="table-row">
      <style:table-row-properties/>
    </style:style>
    <style:style style:name="TableCell7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58" style:family="table-cell">
      <style:table-cell-properties fo:border="0.0069in solid #000000" style:writing-mode="lr-tb" fo:padding-top="0in" fo:padding-left="0.0715in" fo:padding-bottom="0in" fo:padding-right="0.075in"/>
    </style:style>
    <style:style style:name="P7259" style:parent-style-name="Normal" style:family="paragraph">
      <style:text-properties style:font-name="Symbol" style:font-name-complex="Symbol" fo:font-size="16pt" style:font-size-asian="16pt"/>
    </style:style>
    <style:style style:name="T7260" style:parent-style-name="DefaultParagraphFont" style:family="text">
      <style:text-properties fo:font-weight="bold" style:font-weight-asian="bold" style:font-weight-complex="bold"/>
    </style:style>
    <style:style style:name="T7261" style:parent-style-name="DefaultParagraphFont" style:family="text">
      <style:text-properties fo:font-style="italic" style:font-style-asian="italic" style:font-style-complex="italic"/>
    </style:style>
    <style:style style:name="T726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263" style:parent-style-name="DefaultParagraphFont" style:family="text">
      <style:text-properties fo:color="#FF0000"/>
    </style:style>
    <style:style style:name="P7264" style:parent-style-name="Normal" style:family="paragraph">
      <style:paragraph-properties fo:text-align="center"/>
    </style:style>
    <style:style style:name="P7265" style:parent-style-name="Normal" style:family="paragraph"/>
    <style:style style:name="P7266" style:parent-style-name="Normal" style:family="paragraph"/>
    <style:style style:name="P7267" style:parent-style-name="Normal" style:family="paragraph">
      <style:paragraph-properties fo:margin-left="0.5in">
        <style:tab-stops/>
      </style:paragraph-properties>
    </style:style>
    <style:style style:name="P7268" style:parent-style-name="Normal" style:family="paragraph"/>
    <style:style style:name="P7269" style:parent-style-name="Normal" style:family="paragraph"/>
    <style:style style:name="P7270" style:parent-style-name="Normal" style:family="paragraph"/>
    <style:style style:name="P7271" style:parent-style-name="Normal" style:family="paragraph"/>
    <style:style style:name="P7272" style:parent-style-name="Normal" style:family="paragraph"/>
    <style:style style:name="P7273" style:parent-style-name="Normal" style:family="paragraph"/>
    <style:style style:name="P7274" style:parent-style-name="Normal" style:family="paragraph">
      <style:paragraph-properties fo:margin-left="0.5in">
        <style:tab-stops/>
      </style:paragraph-properties>
    </style:style>
    <style:style style:name="P7275" style:parent-style-name="Normal" style:family="paragraph"/>
    <style:style style:name="T7276" style:parent-style-name="DefaultParagraphFont" style:family="text">
      <style:text-properties style:language-asian="en" style:country-asian="US"/>
    </style:style>
    <style:style style:name="TableColumn7278" style:family="table-column">
      <style:table-column-properties style:column-width="1.2298in"/>
    </style:style>
    <style:style style:name="TableColumn7279" style:family="table-column">
      <style:table-column-properties style:column-width="1.2298in"/>
    </style:style>
    <style:style style:name="TableColumn7280" style:family="table-column">
      <style:table-column-properties style:column-width="1.2298in"/>
    </style:style>
    <style:style style:name="TableColumn7281" style:family="table-column">
      <style:table-column-properties style:column-width="1.2298in"/>
    </style:style>
    <style:style style:name="TableColumn7282" style:family="table-column">
      <style:table-column-properties style:column-width="1.2375in"/>
    </style:style>
    <style:style style:name="Table7277" style:family="table">
      <style:table-properties style:width="6.1569in" fo:margin-left="-0.0034in" table:align="left"/>
    </style:style>
    <style:style style:name="TableRow7283" style:family="table-row">
      <style:table-row-properties fo:keep-together="always"/>
    </style:style>
    <style:style style:name="TableCell7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285" style:parent-style-name="Normal" style:family="paragraph">
      <style:paragraph-properties style:snap-to-layout-grid="false"/>
    </style:style>
    <style:style style:name="TableCell7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287" style:parent-style-name="Normal" style:family="paragraph">
      <style:paragraph-properties fo:text-align="center"/>
    </style:style>
    <style:style style:name="TableCell7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289" style:parent-style-name="Normal" style:family="paragraph">
      <style:paragraph-properties fo:text-align="center"/>
    </style:style>
    <style:style style:name="TableCell7290" style:family="table-cell">
      <style:table-cell-properties fo:border="0.0069in solid #000000" style:writing-mode="lr-tb" fo:padding-top="0in" fo:padding-left="0.0715in" fo:padding-bottom="0in" fo:padding-right="0.075in"/>
    </style:style>
    <style:style style:name="P7291" style:parent-style-name="Normal" style:family="paragraph">
      <style:paragraph-properties fo:text-align="center"/>
    </style:style>
    <style:style style:name="TableRow7292" style:family="table-row">
      <style:table-row-properties/>
    </style:style>
    <style:style style:name="TableCell7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29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298" style:family="table-row">
      <style:table-row-properties/>
    </style:style>
    <style:style style:name="TableCell7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0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304" style:family="table-row">
      <style:table-row-properties/>
    </style:style>
    <style:style style:name="TableCell7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09" style:family="table-cell">
      <style:table-cell-properties fo:border="0.0069in solid #000000" style:writing-mode="lr-tb" fo:padding-top="0in" fo:padding-left="0.0715in" fo:padding-bottom="0in" fo:padding-right="0.075in"/>
    </style:style>
    <style:style style:name="T7310" style:parent-style-name="DefaultParagraphFont" style:family="text">
      <style:text-properties fo:font-weight="bold" style:font-weight-asian="bold" style:font-weight-complex="bold"/>
    </style:style>
    <style:style style:name="T7311" style:parent-style-name="DefaultParagraphFont" style:family="text">
      <style:text-properties fo:font-style="italic" style:font-style-asian="italic" style:font-style-complex="italic"/>
    </style:style>
    <style:style style:name="T731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313" style:parent-style-name="DefaultParagraphFont" style:family="text">
      <style:text-properties fo:color="#FF0000"/>
    </style:style>
    <style:style style:name="P7314" style:parent-style-name="Normal" style:family="paragraph">
      <style:paragraph-properties fo:text-align="center"/>
    </style:style>
    <style:style style:name="P7315" style:parent-style-name="Normal" style:family="paragraph"/>
    <style:style style:name="P7316" style:parent-style-name="Normal" style:family="paragraph"/>
    <style:style style:name="P7317" style:parent-style-name="Normal" style:family="paragraph">
      <style:paragraph-properties fo:margin-left="0.5in">
        <style:tab-stops/>
      </style:paragraph-properties>
    </style:style>
    <style:style style:name="P7318" style:parent-style-name="Normal" style:family="paragraph"/>
    <style:style style:name="P7319" style:parent-style-name="Normal" style:family="paragraph"/>
    <style:style style:name="P7320" style:parent-style-name="Normal" style:family="paragraph"/>
    <style:style style:name="P7321" style:parent-style-name="Normal" style:family="paragraph"/>
    <style:style style:name="P7322" style:parent-style-name="Normal" style:family="paragraph"/>
    <style:style style:name="P7323" style:parent-style-name="Normal" style:family="paragraph"/>
    <style:style style:name="P7324" style:parent-style-name="Normal" style:family="paragraph">
      <style:paragraph-properties fo:margin-left="0.5in">
        <style:tab-stops/>
      </style:paragraph-properties>
    </style:style>
    <style:style style:name="P7325" style:parent-style-name="Normal" style:family="paragraph"/>
    <style:style style:name="T7326" style:parent-style-name="DefaultParagraphFont" style:family="text">
      <style:text-properties style:language-asian="en" style:country-asian="US"/>
    </style:style>
    <style:style style:name="TableColumn7328" style:family="table-column">
      <style:table-column-properties style:column-width="1.2298in"/>
    </style:style>
    <style:style style:name="TableColumn7329" style:family="table-column">
      <style:table-column-properties style:column-width="1.2298in"/>
    </style:style>
    <style:style style:name="TableColumn7330" style:family="table-column">
      <style:table-column-properties style:column-width="1.2298in"/>
    </style:style>
    <style:style style:name="TableColumn7331" style:family="table-column">
      <style:table-column-properties style:column-width="1.2298in"/>
    </style:style>
    <style:style style:name="TableColumn7332" style:family="table-column">
      <style:table-column-properties style:column-width="1.2375in"/>
    </style:style>
    <style:style style:name="Table7327" style:family="table">
      <style:table-properties style:width="6.1569in" fo:margin-left="-0.0034in" table:align="left"/>
    </style:style>
    <style:style style:name="TableRow7333" style:family="table-row">
      <style:table-row-properties fo:keep-together="always"/>
    </style:style>
    <style:style style:name="TableCell7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335" style:parent-style-name="Normal" style:family="paragraph">
      <style:paragraph-properties style:snap-to-layout-grid="false"/>
    </style:style>
    <style:style style:name="TableCell7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337" style:parent-style-name="Normal" style:family="paragraph">
      <style:paragraph-properties fo:text-align="center"/>
    </style:style>
    <style:style style:name="TableCell7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339" style:parent-style-name="Normal" style:family="paragraph">
      <style:paragraph-properties fo:text-align="center"/>
    </style:style>
    <style:style style:name="TableCell7340" style:family="table-cell">
      <style:table-cell-properties fo:border="0.0069in solid #000000" style:writing-mode="lr-tb" fo:padding-top="0in" fo:padding-left="0.0715in" fo:padding-bottom="0in" fo:padding-right="0.075in"/>
    </style:style>
    <style:style style:name="P7341" style:parent-style-name="Normal" style:family="paragraph">
      <style:paragraph-properties fo:text-align="center"/>
    </style:style>
    <style:style style:name="TableRow7342" style:family="table-row">
      <style:table-row-properties/>
    </style:style>
    <style:style style:name="TableCell7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4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348" style:family="table-row">
      <style:table-row-properties/>
    </style:style>
    <style:style style:name="TableCell7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5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354" style:family="table-row">
      <style:table-row-properties/>
    </style:style>
    <style:style style:name="TableCell7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59" style:family="table-cell">
      <style:table-cell-properties fo:border="0.0069in solid #000000" style:writing-mode="lr-tb" fo:padding-top="0in" fo:padding-left="0.0715in" fo:padding-bottom="0in" fo:padding-right="0.075in"/>
    </style:style>
    <style:style style:name="T7360" style:parent-style-name="DefaultParagraphFont" style:family="text">
      <style:text-properties fo:font-weight="bold" style:font-weight-asian="bold" style:font-weight-complex="bold"/>
    </style:style>
    <style:style style:name="T7361" style:parent-style-name="DefaultParagraphFont" style:family="text">
      <style:text-properties fo:font-style="italic" style:font-style-asian="italic" style:font-style-complex="italic"/>
    </style:style>
    <style:style style:name="T736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363" style:parent-style-name="DefaultParagraphFont" style:family="text">
      <style:text-properties fo:color="#FF0000"/>
    </style:style>
    <style:style style:name="P7364" style:parent-style-name="Normal" style:family="paragraph">
      <style:paragraph-properties fo:text-align="center"/>
    </style:style>
    <style:style style:name="P7365" style:parent-style-name="Normal" style:family="paragraph"/>
    <style:style style:name="P7366" style:parent-style-name="Normal" style:family="paragraph"/>
    <style:style style:name="P7367" style:parent-style-name="Normal" style:family="paragraph">
      <style:paragraph-properties fo:margin-left="0.5in">
        <style:tab-stops/>
      </style:paragraph-properties>
    </style:style>
    <style:style style:name="P7368" style:parent-style-name="Normal" style:family="paragraph"/>
    <style:style style:name="P7369" style:parent-style-name="Normal" style:family="paragraph"/>
    <style:style style:name="P7370" style:parent-style-name="Normal" style:family="paragraph"/>
    <style:style style:name="P7371" style:parent-style-name="Normal" style:family="paragraph"/>
    <style:style style:name="P7372" style:parent-style-name="Normal" style:family="paragraph"/>
    <style:style style:name="P7373" style:parent-style-name="Normal" style:family="paragraph"/>
    <style:style style:name="P7374" style:parent-style-name="Normal" style:family="paragraph">
      <style:paragraph-properties fo:margin-left="0.5in">
        <style:tab-stops/>
      </style:paragraph-properties>
    </style:style>
    <style:style style:name="P7375" style:parent-style-name="Normal" style:family="paragraph"/>
    <style:style style:name="T7376" style:parent-style-name="DefaultParagraphFont" style:family="text">
      <style:text-properties style:language-asian="en" style:country-asian="US"/>
    </style:style>
    <style:style style:name="TableColumn7378" style:family="table-column">
      <style:table-column-properties style:column-width="1.2298in"/>
    </style:style>
    <style:style style:name="TableColumn7379" style:family="table-column">
      <style:table-column-properties style:column-width="1.2298in"/>
    </style:style>
    <style:style style:name="TableColumn7380" style:family="table-column">
      <style:table-column-properties style:column-width="1.2298in"/>
    </style:style>
    <style:style style:name="TableColumn7381" style:family="table-column">
      <style:table-column-properties style:column-width="1.2298in"/>
    </style:style>
    <style:style style:name="TableColumn7382" style:family="table-column">
      <style:table-column-properties style:column-width="1.2375in"/>
    </style:style>
    <style:style style:name="Table7377" style:family="table">
      <style:table-properties style:width="6.1569in" fo:margin-left="-0.0034in" table:align="left"/>
    </style:style>
    <style:style style:name="TableRow7383" style:family="table-row">
      <style:table-row-properties fo:keep-together="always"/>
    </style:style>
    <style:style style:name="TableCell7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385" style:parent-style-name="Normal" style:family="paragraph">
      <style:paragraph-properties style:snap-to-layout-grid="false"/>
    </style:style>
    <style:style style:name="TableCell7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387" style:parent-style-name="Normal" style:family="paragraph">
      <style:paragraph-properties fo:text-align="center"/>
    </style:style>
    <style:style style:name="TableCell7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389" style:parent-style-name="Normal" style:family="paragraph">
      <style:paragraph-properties fo:text-align="center"/>
    </style:style>
    <style:style style:name="TableCell7390" style:family="table-cell">
      <style:table-cell-properties fo:border="0.0069in solid #000000" style:writing-mode="lr-tb" fo:padding-top="0in" fo:padding-left="0.0715in" fo:padding-bottom="0in" fo:padding-right="0.075in"/>
    </style:style>
    <style:style style:name="P7391" style:parent-style-name="Normal" style:family="paragraph">
      <style:paragraph-properties fo:text-align="center"/>
    </style:style>
    <style:style style:name="TableRow7392" style:family="table-row">
      <style:table-row-properties/>
    </style:style>
    <style:style style:name="TableCell7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39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398" style:family="table-row">
      <style:table-row-properties/>
    </style:style>
    <style:style style:name="TableCell7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0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404" style:family="table-row">
      <style:table-row-properties/>
    </style:style>
    <style:style style:name="TableCell7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09" style:family="table-cell">
      <style:table-cell-properties fo:border="0.0069in solid #000000" style:writing-mode="lr-tb" fo:padding-top="0in" fo:padding-left="0.0715in" fo:padding-bottom="0in" fo:padding-right="0.075in"/>
    </style:style>
    <style:style style:name="P7410" style:parent-style-name="Normal" style:family="paragraph">
      <style:text-properties style:font-name="Symbol" style:font-name-complex="Symbol" fo:font-size="16pt" style:font-size-asian="16pt"/>
    </style:style>
    <style:style style:name="T7411" style:parent-style-name="DefaultParagraphFont" style:family="text">
      <style:text-properties fo:font-weight="bold" style:font-weight-asian="bold" style:font-weight-complex="bold"/>
    </style:style>
    <style:style style:name="T7412" style:parent-style-name="DefaultParagraphFont" style:family="text">
      <style:text-properties fo:font-style="italic" style:font-style-asian="italic" style:font-style-complex="italic"/>
    </style:style>
    <style:style style:name="T741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414" style:parent-style-name="DefaultParagraphFont" style:family="text">
      <style:text-properties fo:color="#FF0000"/>
    </style:style>
    <style:style style:name="P7415" style:parent-style-name="Normal" style:family="paragraph">
      <style:paragraph-properties fo:text-align="center"/>
    </style:style>
    <style:style style:name="P7416" style:parent-style-name="Normal" style:family="paragraph"/>
    <style:style style:name="P7417" style:parent-style-name="Normal" style:family="paragraph"/>
    <style:style style:name="P7418" style:parent-style-name="Normal" style:family="paragraph">
      <style:paragraph-properties fo:margin-left="0.5in">
        <style:tab-stops/>
      </style:paragraph-properties>
    </style:style>
    <style:style style:name="P7419" style:parent-style-name="Normal" style:family="paragraph"/>
    <style:style style:name="P7420" style:parent-style-name="Normal" style:family="paragraph"/>
    <style:style style:name="P7421" style:parent-style-name="Normal" style:family="paragraph"/>
    <style:style style:name="P7422" style:parent-style-name="Normal" style:family="paragraph"/>
    <style:style style:name="P7423" style:parent-style-name="Normal" style:family="paragraph"/>
    <style:style style:name="P7424" style:parent-style-name="Normal" style:family="paragraph"/>
    <style:style style:name="P7425" style:parent-style-name="Normal" style:family="paragraph">
      <style:paragraph-properties fo:margin-left="0.5in">
        <style:tab-stops/>
      </style:paragraph-properties>
    </style:style>
    <style:style style:name="P7426" style:parent-style-name="Normal" style:family="paragraph"/>
    <style:style style:name="T7427" style:parent-style-name="DefaultParagraphFont" style:family="text">
      <style:text-properties style:language-asian="en" style:country-asian="US"/>
    </style:style>
    <style:style style:name="TableColumn7429" style:family="table-column">
      <style:table-column-properties style:column-width="1.2298in"/>
    </style:style>
    <style:style style:name="TableColumn7430" style:family="table-column">
      <style:table-column-properties style:column-width="1.2298in"/>
    </style:style>
    <style:style style:name="TableColumn7431" style:family="table-column">
      <style:table-column-properties style:column-width="1.2298in"/>
    </style:style>
    <style:style style:name="TableColumn7432" style:family="table-column">
      <style:table-column-properties style:column-width="1.2298in"/>
    </style:style>
    <style:style style:name="TableColumn7433" style:family="table-column">
      <style:table-column-properties style:column-width="1.2375in"/>
    </style:style>
    <style:style style:name="Table7428" style:family="table">
      <style:table-properties style:width="6.1569in" fo:margin-left="-0.0034in" table:align="left"/>
    </style:style>
    <style:style style:name="TableRow7434" style:family="table-row">
      <style:table-row-properties fo:keep-together="always"/>
    </style:style>
    <style:style style:name="TableCell7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436" style:parent-style-name="Normal" style:family="paragraph">
      <style:paragraph-properties style:snap-to-layout-grid="false"/>
    </style:style>
    <style:style style:name="TableCell7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438" style:parent-style-name="Normal" style:family="paragraph">
      <style:paragraph-properties fo:text-align="center"/>
    </style:style>
    <style:style style:name="TableCell7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440" style:parent-style-name="Normal" style:family="paragraph">
      <style:paragraph-properties fo:text-align="center"/>
    </style:style>
    <style:style style:name="TableCell7441" style:family="table-cell">
      <style:table-cell-properties fo:border="0.0069in solid #000000" style:writing-mode="lr-tb" fo:padding-top="0in" fo:padding-left="0.0715in" fo:padding-bottom="0in" fo:padding-right="0.075in"/>
    </style:style>
    <style:style style:name="P7442" style:parent-style-name="Normal" style:family="paragraph">
      <style:paragraph-properties fo:text-align="center"/>
    </style:style>
    <style:style style:name="TableRow7443" style:family="table-row">
      <style:table-row-properties/>
    </style:style>
    <style:style style:name="TableCell7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4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449" style:family="table-row">
      <style:table-row-properties/>
    </style:style>
    <style:style style:name="TableCell7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5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455" style:family="table-row">
      <style:table-row-properties/>
    </style:style>
    <style:style style:name="TableCell7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60" style:family="table-cell">
      <style:table-cell-properties fo:border="0.0069in solid #000000" style:writing-mode="lr-tb" fo:padding-top="0in" fo:padding-left="0.0715in" fo:padding-bottom="0in" fo:padding-right="0.075in"/>
    </style:style>
    <style:style style:name="P7461" style:parent-style-name="Normal" style:family="paragraph">
      <style:text-properties style:font-name="Symbol" style:font-name-complex="Symbol" fo:font-size="16pt" style:font-size-asian="16pt"/>
    </style:style>
    <style:style style:name="T7462" style:parent-style-name="DefaultParagraphFont" style:family="text">
      <style:text-properties fo:font-weight="bold" style:font-weight-asian="bold" style:font-weight-complex="bold"/>
    </style:style>
    <style:style style:name="T7463" style:parent-style-name="DefaultParagraphFont" style:family="text">
      <style:text-properties fo:font-style="italic" style:font-style-asian="italic" style:font-style-complex="italic"/>
    </style:style>
    <style:style style:name="T746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465" style:parent-style-name="DefaultParagraphFont" style:family="text">
      <style:text-properties fo:color="#FF0000"/>
    </style:style>
    <style:style style:name="P7466" style:parent-style-name="Normal" style:family="paragraph">
      <style:paragraph-properties fo:text-align="center"/>
    </style:style>
    <style:style style:name="P7467" style:parent-style-name="Normal" style:family="paragraph"/>
    <style:style style:name="P7468" style:parent-style-name="Normal" style:family="paragraph"/>
    <style:style style:name="P7469" style:parent-style-name="Normal" style:family="paragraph">
      <style:paragraph-properties fo:margin-left="0.5in">
        <style:tab-stops/>
      </style:paragraph-properties>
    </style:style>
    <style:style style:name="P7470" style:parent-style-name="Normal" style:family="paragraph"/>
    <style:style style:name="P7471" style:parent-style-name="Normal" style:family="paragraph"/>
    <style:style style:name="P7472" style:parent-style-name="Normal" style:family="paragraph"/>
    <style:style style:name="P7473" style:parent-style-name="Normal" style:family="paragraph"/>
    <style:style style:name="P7474" style:parent-style-name="Normal" style:family="paragraph"/>
    <style:style style:name="P7475" style:parent-style-name="Normal" style:family="paragraph"/>
    <style:style style:name="P7476" style:parent-style-name="Normal" style:family="paragraph">
      <style:paragraph-properties fo:margin-left="0.5in">
        <style:tab-stops/>
      </style:paragraph-properties>
    </style:style>
    <style:style style:name="P7477" style:parent-style-name="Normal" style:family="paragraph"/>
    <style:style style:name="T7478" style:parent-style-name="DefaultParagraphFont" style:family="text">
      <style:text-properties style:language-asian="en" style:country-asian="US"/>
    </style:style>
    <style:style style:name="TableColumn7480" style:family="table-column">
      <style:table-column-properties style:column-width="1.2298in"/>
    </style:style>
    <style:style style:name="TableColumn7481" style:family="table-column">
      <style:table-column-properties style:column-width="1.2298in"/>
    </style:style>
    <style:style style:name="TableColumn7482" style:family="table-column">
      <style:table-column-properties style:column-width="1.2298in"/>
    </style:style>
    <style:style style:name="TableColumn7483" style:family="table-column">
      <style:table-column-properties style:column-width="1.2298in"/>
    </style:style>
    <style:style style:name="TableColumn7484" style:family="table-column">
      <style:table-column-properties style:column-width="1.2375in"/>
    </style:style>
    <style:style style:name="Table7479" style:family="table">
      <style:table-properties style:width="6.1569in" fo:margin-left="-0.0034in" table:align="left"/>
    </style:style>
    <style:style style:name="TableRow7485" style:family="table-row">
      <style:table-row-properties fo:keep-together="always"/>
    </style:style>
    <style:style style:name="TableCell7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487" style:parent-style-name="Normal" style:family="paragraph">
      <style:paragraph-properties style:snap-to-layout-grid="false"/>
    </style:style>
    <style:style style:name="TableCell7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489" style:parent-style-name="Normal" style:family="paragraph">
      <style:paragraph-properties fo:text-align="center"/>
    </style:style>
    <style:style style:name="TableCell74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491" style:parent-style-name="Normal" style:family="paragraph">
      <style:paragraph-properties fo:text-align="center"/>
    </style:style>
    <style:style style:name="TableCell7492" style:family="table-cell">
      <style:table-cell-properties fo:border="0.0069in solid #000000" style:writing-mode="lr-tb" fo:padding-top="0in" fo:padding-left="0.0715in" fo:padding-bottom="0in" fo:padding-right="0.075in"/>
    </style:style>
    <style:style style:name="P7493" style:parent-style-name="Normal" style:family="paragraph">
      <style:paragraph-properties fo:text-align="center"/>
    </style:style>
    <style:style style:name="TableRow7494" style:family="table-row">
      <style:table-row-properties/>
    </style:style>
    <style:style style:name="TableCell7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49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500" style:family="table-row">
      <style:table-row-properties/>
    </style:style>
    <style:style style:name="TableCell7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0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506" style:family="table-row">
      <style:table-row-properties/>
    </style:style>
    <style:style style:name="TableCell7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11" style:family="table-cell">
      <style:table-cell-properties fo:border="0.0069in solid #000000" style:writing-mode="lr-tb" fo:padding-top="0in" fo:padding-left="0.0715in" fo:padding-bottom="0in" fo:padding-right="0.075in"/>
    </style:style>
    <style:style style:name="P7512" style:parent-style-name="Normal" style:family="paragraph">
      <style:text-properties style:font-name="Symbol" style:font-name-complex="Symbol" fo:font-size="16pt" style:font-size-asian="16pt"/>
    </style:style>
    <style:style style:name="T7513" style:parent-style-name="DefaultParagraphFont" style:family="text">
      <style:text-properties fo:font-weight="bold" style:font-weight-asian="bold" style:font-weight-complex="bold"/>
    </style:style>
    <style:style style:name="T7514" style:parent-style-name="DefaultParagraphFont" style:family="text">
      <style:text-properties fo:font-style="italic" style:font-style-asian="italic" style:font-style-complex="italic"/>
    </style:style>
    <style:style style:name="T751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516" style:parent-style-name="DefaultParagraphFont" style:family="text">
      <style:text-properties fo:color="#FF0000"/>
    </style:style>
    <style:style style:name="P7517" style:parent-style-name="Normal" style:family="paragraph">
      <style:paragraph-properties fo:text-align="center"/>
    </style:style>
    <style:style style:name="P7518" style:parent-style-name="Normal" style:family="paragraph"/>
    <style:style style:name="P7519" style:parent-style-name="Normal" style:family="paragraph"/>
    <style:style style:name="P7520" style:parent-style-name="Normal" style:family="paragraph">
      <style:paragraph-properties fo:margin-left="0.5in">
        <style:tab-stops/>
      </style:paragraph-properties>
    </style:style>
    <style:style style:name="P7521" style:parent-style-name="Normal" style:family="paragraph"/>
    <style:style style:name="P7522" style:parent-style-name="Normal" style:family="paragraph"/>
    <style:style style:name="P7523" style:parent-style-name="Normal" style:family="paragraph"/>
    <style:style style:name="P7524" style:parent-style-name="Normal" style:family="paragraph"/>
    <style:style style:name="P7525" style:parent-style-name="Normal" style:family="paragraph"/>
    <style:style style:name="P7526" style:parent-style-name="Normal" style:family="paragraph"/>
    <style:style style:name="P7527" style:parent-style-name="Normal" style:family="paragraph">
      <style:paragraph-properties fo:margin-left="0.5in">
        <style:tab-stops/>
      </style:paragraph-properties>
    </style:style>
    <style:style style:name="P7528" style:parent-style-name="Normal" style:family="paragraph"/>
    <style:style style:name="T7529" style:parent-style-name="DefaultParagraphFont" style:family="text">
      <style:text-properties style:language-asian="en" style:country-asian="US"/>
    </style:style>
    <style:style style:name="TableColumn7531" style:family="table-column">
      <style:table-column-properties style:column-width="1.2298in"/>
    </style:style>
    <style:style style:name="TableColumn7532" style:family="table-column">
      <style:table-column-properties style:column-width="1.2298in"/>
    </style:style>
    <style:style style:name="TableColumn7533" style:family="table-column">
      <style:table-column-properties style:column-width="1.2298in"/>
    </style:style>
    <style:style style:name="TableColumn7534" style:family="table-column">
      <style:table-column-properties style:column-width="1.2298in"/>
    </style:style>
    <style:style style:name="TableColumn7535" style:family="table-column">
      <style:table-column-properties style:column-width="1.2375in"/>
    </style:style>
    <style:style style:name="Table7530" style:family="table">
      <style:table-properties style:width="6.1569in" fo:margin-left="-0.0034in" table:align="left"/>
    </style:style>
    <style:style style:name="TableRow7536" style:family="table-row">
      <style:table-row-properties fo:keep-together="always"/>
    </style:style>
    <style:style style:name="TableCell7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538" style:parent-style-name="Normal" style:family="paragraph">
      <style:paragraph-properties style:snap-to-layout-grid="false"/>
    </style:style>
    <style:style style:name="TableCell7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540" style:parent-style-name="Normal" style:family="paragraph">
      <style:paragraph-properties fo:text-align="center"/>
    </style:style>
    <style:style style:name="TableCell75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542" style:parent-style-name="Normal" style:family="paragraph">
      <style:paragraph-properties fo:text-align="center"/>
    </style:style>
    <style:style style:name="TableCell7543" style:family="table-cell">
      <style:table-cell-properties fo:border="0.0069in solid #000000" style:writing-mode="lr-tb" fo:padding-top="0in" fo:padding-left="0.0715in" fo:padding-bottom="0in" fo:padding-right="0.075in"/>
    </style:style>
    <style:style style:name="P7544" style:parent-style-name="Normal" style:family="paragraph">
      <style:paragraph-properties fo:text-align="center"/>
    </style:style>
    <style:style style:name="TableRow7545" style:family="table-row">
      <style:table-row-properties/>
    </style:style>
    <style:style style:name="TableCell75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5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551" style:family="table-row">
      <style:table-row-properties/>
    </style:style>
    <style:style style:name="TableCell75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5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557" style:family="table-row">
      <style:table-row-properties/>
    </style:style>
    <style:style style:name="TableCell75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62" style:family="table-cell">
      <style:table-cell-properties fo:border="0.0069in solid #000000" style:writing-mode="lr-tb" fo:padding-top="0in" fo:padding-left="0.0715in" fo:padding-bottom="0in" fo:padding-right="0.075in"/>
    </style:style>
    <style:style style:name="P7563" style:parent-style-name="Normal" style:family="paragraph">
      <style:text-properties style:font-name="Symbol" style:font-name-complex="Symbol" fo:font-size="16pt" style:font-size-asian="16pt"/>
    </style:style>
    <style:style style:name="T7564" style:parent-style-name="DefaultParagraphFont" style:family="text">
      <style:text-properties fo:font-weight="bold" style:font-weight-asian="bold" style:font-weight-complex="bold"/>
    </style:style>
    <style:style style:name="T7565" style:parent-style-name="DefaultParagraphFont" style:family="text">
      <style:text-properties fo:font-style="italic" style:font-style-asian="italic" style:font-style-complex="italic"/>
    </style:style>
    <style:style style:name="T756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567" style:parent-style-name="DefaultParagraphFont" style:family="text">
      <style:text-properties fo:color="#FF0000"/>
    </style:style>
    <style:style style:name="P7568" style:parent-style-name="Normal" style:family="paragraph">
      <style:paragraph-properties fo:text-align="center"/>
    </style:style>
    <style:style style:name="P7569" style:parent-style-name="Normal" style:family="paragraph"/>
    <style:style style:name="P7570" style:parent-style-name="Normal" style:family="paragraph"/>
    <style:style style:name="P7571" style:parent-style-name="Normal" style:family="paragraph">
      <style:paragraph-properties fo:margin-left="0.5in">
        <style:tab-stops/>
      </style:paragraph-properties>
    </style:style>
    <style:style style:name="P7572" style:parent-style-name="Normal" style:family="paragraph"/>
    <style:style style:name="P7573" style:parent-style-name="Normal" style:family="paragraph"/>
    <style:style style:name="P7574" style:parent-style-name="Normal" style:family="paragraph"/>
    <style:style style:name="P7575" style:parent-style-name="Normal" style:family="paragraph"/>
    <style:style style:name="P7576" style:parent-style-name="Normal" style:family="paragraph"/>
    <style:style style:name="P7577" style:parent-style-name="Normal" style:family="paragraph"/>
    <style:style style:name="P7578" style:parent-style-name="Normal" style:family="paragraph">
      <style:paragraph-properties fo:margin-left="0.5in">
        <style:tab-stops/>
      </style:paragraph-properties>
    </style:style>
    <style:style style:name="P7579" style:parent-style-name="Normal" style:family="paragraph"/>
    <style:style style:name="T7580" style:parent-style-name="DefaultParagraphFont" style:family="text">
      <style:text-properties style:language-asian="en" style:country-asian="US"/>
    </style:style>
    <style:style style:name="TableColumn7582" style:family="table-column">
      <style:table-column-properties style:column-width="1.2298in"/>
    </style:style>
    <style:style style:name="TableColumn7583" style:family="table-column">
      <style:table-column-properties style:column-width="1.2298in"/>
    </style:style>
    <style:style style:name="TableColumn7584" style:family="table-column">
      <style:table-column-properties style:column-width="1.2298in"/>
    </style:style>
    <style:style style:name="TableColumn7585" style:family="table-column">
      <style:table-column-properties style:column-width="1.2298in"/>
    </style:style>
    <style:style style:name="TableColumn7586" style:family="table-column">
      <style:table-column-properties style:column-width="1.2375in"/>
    </style:style>
    <style:style style:name="Table7581" style:family="table">
      <style:table-properties style:width="6.1569in" fo:margin-left="-0.0034in" table:align="left"/>
    </style:style>
    <style:style style:name="TableRow7587" style:family="table-row">
      <style:table-row-properties fo:keep-together="always"/>
    </style:style>
    <style:style style:name="TableCell75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589" style:parent-style-name="Normal" style:family="paragraph">
      <style:paragraph-properties style:snap-to-layout-grid="false"/>
    </style:style>
    <style:style style:name="TableCell75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591" style:parent-style-name="Normal" style:family="paragraph">
      <style:paragraph-properties fo:text-align="center"/>
    </style:style>
    <style:style style:name="TableCell75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593" style:parent-style-name="Normal" style:family="paragraph">
      <style:paragraph-properties fo:text-align="center"/>
    </style:style>
    <style:style style:name="TableCell7594" style:family="table-cell">
      <style:table-cell-properties fo:border="0.0069in solid #000000" style:writing-mode="lr-tb" fo:padding-top="0in" fo:padding-left="0.0715in" fo:padding-bottom="0in" fo:padding-right="0.075in"/>
    </style:style>
    <style:style style:name="P7595" style:parent-style-name="Normal" style:family="paragraph">
      <style:paragraph-properties fo:text-align="center"/>
    </style:style>
    <style:style style:name="TableRow7596" style:family="table-row">
      <style:table-row-properties/>
    </style:style>
    <style:style style:name="TableCell7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0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602" style:family="table-row">
      <style:table-row-properties/>
    </style:style>
    <style:style style:name="TableCell76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0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608" style:family="table-row">
      <style:table-row-properties/>
    </style:style>
    <style:style style:name="TableCell7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13" style:family="table-cell">
      <style:table-cell-properties fo:border="0.0069in solid #000000" style:writing-mode="lr-tb" fo:padding-top="0in" fo:padding-left="0.0715in" fo:padding-bottom="0in" fo:padding-right="0.075in"/>
    </style:style>
    <style:style style:name="P7614" style:parent-style-name="Normal" style:family="paragraph">
      <style:text-properties style:font-name="Symbol" style:font-name-complex="Symbol" fo:font-size="16pt" style:font-size-asian="16pt"/>
    </style:style>
    <style:style style:name="T7615" style:parent-style-name="DefaultParagraphFont" style:family="text">
      <style:text-properties fo:font-weight="bold" style:font-weight-asian="bold" style:font-weight-complex="bold"/>
    </style:style>
    <style:style style:name="T7616" style:parent-style-name="DefaultParagraphFont" style:family="text">
      <style:text-properties fo:font-style="italic" style:font-style-asian="italic" style:font-style-complex="italic"/>
    </style:style>
    <style:style style:name="T761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618" style:parent-style-name="DefaultParagraphFont" style:family="text">
      <style:text-properties fo:color="#FF0000"/>
    </style:style>
    <style:style style:name="P7619" style:parent-style-name="Normal" style:family="paragraph">
      <style:paragraph-properties fo:text-align="center"/>
    </style:style>
    <style:style style:name="P7620" style:parent-style-name="Normal" style:family="paragraph"/>
    <style:style style:name="P7621" style:parent-style-name="Normal" style:family="paragraph"/>
    <style:style style:name="P7622" style:parent-style-name="Normal" style:family="paragraph">
      <style:paragraph-properties fo:margin-left="0.5in">
        <style:tab-stops/>
      </style:paragraph-properties>
    </style:style>
    <style:style style:name="P7623" style:parent-style-name="Normal" style:family="paragraph"/>
    <style:style style:name="P7624" style:parent-style-name="Normal" style:family="paragraph"/>
    <style:style style:name="P7625" style:parent-style-name="Normal" style:family="paragraph"/>
    <style:style style:name="P7626" style:parent-style-name="Normal" style:family="paragraph"/>
    <style:style style:name="P7627" style:parent-style-name="Normal" style:family="paragraph"/>
    <style:style style:name="P7628" style:parent-style-name="Normal" style:family="paragraph"/>
    <style:style style:name="P7629" style:parent-style-name="Normal" style:family="paragraph">
      <style:paragraph-properties fo:margin-left="0.5in">
        <style:tab-stops/>
      </style:paragraph-properties>
    </style:style>
    <style:style style:name="P7630" style:parent-style-name="Normal" style:family="paragraph"/>
    <style:style style:name="T7631" style:parent-style-name="DefaultParagraphFont" style:family="text">
      <style:text-properties style:language-asian="en" style:country-asian="US"/>
    </style:style>
    <style:style style:name="TableColumn7633" style:family="table-column">
      <style:table-column-properties style:column-width="1.2298in"/>
    </style:style>
    <style:style style:name="TableColumn7634" style:family="table-column">
      <style:table-column-properties style:column-width="1.2298in"/>
    </style:style>
    <style:style style:name="TableColumn7635" style:family="table-column">
      <style:table-column-properties style:column-width="1.2298in"/>
    </style:style>
    <style:style style:name="TableColumn7636" style:family="table-column">
      <style:table-column-properties style:column-width="1.2298in"/>
    </style:style>
    <style:style style:name="TableColumn7637" style:family="table-column">
      <style:table-column-properties style:column-width="1.2375in"/>
    </style:style>
    <style:style style:name="Table7632" style:family="table">
      <style:table-properties style:width="6.1569in" fo:margin-left="-0.0034in" table:align="left"/>
    </style:style>
    <style:style style:name="TableRow7638" style:family="table-row">
      <style:table-row-properties fo:keep-together="always"/>
    </style:style>
    <style:style style:name="TableCell7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640" style:parent-style-name="Normal" style:family="paragraph">
      <style:paragraph-properties style:snap-to-layout-grid="false"/>
    </style:style>
    <style:style style:name="TableCell76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642" style:parent-style-name="Normal" style:family="paragraph">
      <style:paragraph-properties fo:text-align="center"/>
    </style:style>
    <style:style style:name="TableCell76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644" style:parent-style-name="Normal" style:family="paragraph">
      <style:paragraph-properties fo:text-align="center"/>
    </style:style>
    <style:style style:name="TableCell7645" style:family="table-cell">
      <style:table-cell-properties fo:border="0.0069in solid #000000" style:writing-mode="lr-tb" fo:padding-top="0in" fo:padding-left="0.0715in" fo:padding-bottom="0in" fo:padding-right="0.075in"/>
    </style:style>
    <style:style style:name="P7646" style:parent-style-name="Normal" style:family="paragraph">
      <style:paragraph-properties fo:text-align="center"/>
    </style:style>
    <style:style style:name="TableRow7647" style:family="table-row">
      <style:table-row-properties/>
    </style:style>
    <style:style style:name="TableCell76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5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653" style:family="table-row">
      <style:table-row-properties/>
    </style:style>
    <style:style style:name="TableCell7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5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659" style:family="table-row">
      <style:table-row-properties/>
    </style:style>
    <style:style style:name="TableCell76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664" style:family="table-cell">
      <style:table-cell-properties fo:border="0.0069in solid #000000" style:writing-mode="lr-tb" fo:padding-top="0in" fo:padding-left="0.0715in" fo:padding-bottom="0in" fo:padding-right="0.075in"/>
    </style:style>
    <style:style style:name="P7665" style:parent-style-name="Normal" style:family="paragraph">
      <style:text-properties style:font-name="Symbol" style:font-name-complex="Symbol" fo:font-size="16pt" style:font-size-asian="16pt"/>
    </style:style>
    <style:style style:name="T7666" style:parent-style-name="DefaultParagraphFont" style:family="text">
      <style:text-properties fo:font-weight="bold" style:font-weight-asian="bold" style:font-weight-complex="bold"/>
    </style:style>
    <style:style style:name="T7667" style:parent-style-name="DefaultParagraphFont" style:family="text">
      <style:text-properties fo:font-style="italic" style:font-style-asian="italic" style:font-style-complex="italic"/>
    </style:style>
    <style:style style:name="T766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669" style:parent-style-name="DefaultParagraphFont" style:family="text">
      <style:text-properties fo:color="#FF0000"/>
    </style:style>
    <style:style style:name="P7670" style:parent-style-name="Normal" style:family="paragraph">
      <style:paragraph-properties fo:text-align="center"/>
    </style:style>
    <style:style style:name="P7671" style:parent-style-name="Normal" style:family="paragraph"/>
    <style:style style:name="P7672" style:parent-style-name="Normal" style:family="paragraph"/>
    <style:style style:name="P7673" style:parent-style-name="Normal" style:family="paragraph">
      <style:paragraph-properties fo:margin-left="0.5in">
        <style:tab-stops/>
      </style:paragraph-properties>
    </style:style>
    <style:style style:name="P7674" style:parent-style-name="Normal" style:family="paragraph"/>
    <style:style style:name="P7675" style:parent-style-name="Normal" style:family="paragraph"/>
    <style:style style:name="P7676" style:parent-style-name="Normal" style:family="paragraph"/>
    <style:style style:name="P7677" style:parent-style-name="Normal" style:family="paragraph"/>
    <style:style style:name="P7678" style:parent-style-name="Normal" style:family="paragraph"/>
    <style:style style:name="P7679" style:parent-style-name="Normal" style:family="paragraph"/>
    <style:style style:name="P7680" style:parent-style-name="Normal" style:family="paragraph">
      <style:paragraph-properties fo:margin-left="0.5in">
        <style:tab-stops/>
      </style:paragraph-properties>
    </style:style>
    <style:style style:name="P7681" style:parent-style-name="Normal" style:family="paragraph"/>
    <style:style style:name="T7682" style:parent-style-name="DefaultParagraphFont" style:family="text">
      <style:text-properties style:language-asian="en" style:country-asian="US"/>
    </style:style>
    <style:style style:name="TableColumn7684" style:family="table-column">
      <style:table-column-properties style:column-width="1.2298in"/>
    </style:style>
    <style:style style:name="TableColumn7685" style:family="table-column">
      <style:table-column-properties style:column-width="1.2298in"/>
    </style:style>
    <style:style style:name="TableColumn7686" style:family="table-column">
      <style:table-column-properties style:column-width="1.2298in"/>
    </style:style>
    <style:style style:name="TableColumn7687" style:family="table-column">
      <style:table-column-properties style:column-width="1.2298in"/>
    </style:style>
    <style:style style:name="TableColumn7688" style:family="table-column">
      <style:table-column-properties style:column-width="1.2375in"/>
    </style:style>
    <style:style style:name="Table7683" style:family="table">
      <style:table-properties style:width="6.1569in" fo:margin-left="-0.0034in" table:align="left"/>
    </style:style>
    <style:style style:name="TableRow7689" style:family="table-row">
      <style:table-row-properties fo:keep-together="always"/>
    </style:style>
    <style:style style:name="TableCell76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691" style:parent-style-name="Normal" style:family="paragraph">
      <style:paragraph-properties style:snap-to-layout-grid="false"/>
    </style:style>
    <style:style style:name="TableCell76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693" style:parent-style-name="Normal" style:family="paragraph">
      <style:paragraph-properties fo:text-align="center"/>
    </style:style>
    <style:style style:name="TableCell76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695" style:parent-style-name="Normal" style:family="paragraph">
      <style:paragraph-properties fo:text-align="center"/>
    </style:style>
    <style:style style:name="TableCell7696" style:family="table-cell">
      <style:table-cell-properties fo:border="0.0069in solid #000000" style:writing-mode="lr-tb" fo:padding-top="0in" fo:padding-left="0.0715in" fo:padding-bottom="0in" fo:padding-right="0.075in"/>
    </style:style>
    <style:style style:name="P7697" style:parent-style-name="Normal" style:family="paragraph">
      <style:paragraph-properties fo:text-align="center"/>
    </style:style>
    <style:style style:name="TableRow7698" style:family="table-row">
      <style:table-row-properties/>
    </style:style>
    <style:style style:name="TableCell76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0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704" style:family="table-row">
      <style:table-row-properties/>
    </style:style>
    <style:style style:name="TableCell77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0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710" style:family="table-row">
      <style:table-row-properties/>
    </style:style>
    <style:style style:name="TableCell77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15" style:family="table-cell">
      <style:table-cell-properties fo:border="0.0069in solid #000000" style:writing-mode="lr-tb" fo:padding-top="0in" fo:padding-left="0.0715in" fo:padding-bottom="0in" fo:padding-right="0.075in"/>
    </style:style>
    <style:style style:name="T7716" style:parent-style-name="DefaultParagraphFont" style:family="text">
      <style:text-properties fo:font-weight="bold" style:font-weight-asian="bold" style:font-weight-complex="bold"/>
    </style:style>
    <style:style style:name="T7717" style:parent-style-name="DefaultParagraphFont" style:family="text">
      <style:text-properties fo:font-style="italic" style:font-style-asian="italic" style:font-style-complex="italic"/>
    </style:style>
    <style:style style:name="T771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719" style:parent-style-name="DefaultParagraphFont" style:family="text">
      <style:text-properties fo:color="#FF0000"/>
    </style:style>
    <style:style style:name="P7720" style:parent-style-name="Normal" style:family="paragraph">
      <style:paragraph-properties fo:text-align="center"/>
    </style:style>
    <style:style style:name="P7721" style:parent-style-name="Normal" style:family="paragraph"/>
    <style:style style:name="P7722" style:parent-style-name="Normal" style:family="paragraph"/>
    <style:style style:name="P7723" style:parent-style-name="Normal" style:family="paragraph">
      <style:paragraph-properties fo:margin-left="0.5in">
        <style:tab-stops/>
      </style:paragraph-properties>
    </style:style>
    <style:style style:name="P7724" style:parent-style-name="Normal" style:family="paragraph"/>
    <style:style style:name="P7725" style:parent-style-name="Normal" style:family="paragraph"/>
    <style:style style:name="P7726" style:parent-style-name="Normal" style:family="paragraph"/>
    <style:style style:name="P7727" style:parent-style-name="Normal" style:family="paragraph"/>
    <style:style style:name="P7728" style:parent-style-name="Normal" style:family="paragraph"/>
    <style:style style:name="P7729" style:parent-style-name="Normal" style:family="paragraph"/>
    <style:style style:name="P7730" style:parent-style-name="Normal" style:family="paragraph">
      <style:paragraph-properties fo:margin-left="0.5in">
        <style:tab-stops/>
      </style:paragraph-properties>
    </style:style>
    <style:style style:name="P7731" style:parent-style-name="Normal" style:family="paragraph"/>
    <style:style style:name="T7732" style:parent-style-name="DefaultParagraphFont" style:family="text">
      <style:text-properties style:language-asian="en" style:country-asian="US"/>
    </style:style>
    <style:style style:name="TableColumn7734" style:family="table-column">
      <style:table-column-properties style:column-width="1.2298in"/>
    </style:style>
    <style:style style:name="TableColumn7735" style:family="table-column">
      <style:table-column-properties style:column-width="1.2298in"/>
    </style:style>
    <style:style style:name="TableColumn7736" style:family="table-column">
      <style:table-column-properties style:column-width="1.2298in"/>
    </style:style>
    <style:style style:name="TableColumn7737" style:family="table-column">
      <style:table-column-properties style:column-width="1.2298in"/>
    </style:style>
    <style:style style:name="TableColumn7738" style:family="table-column">
      <style:table-column-properties style:column-width="1.2375in"/>
    </style:style>
    <style:style style:name="Table7733" style:family="table">
      <style:table-properties style:width="6.1569in" fo:margin-left="-0.0034in" table:align="left"/>
    </style:style>
    <style:style style:name="TableRow7739" style:family="table-row">
      <style:table-row-properties fo:keep-together="always"/>
    </style:style>
    <style:style style:name="TableCell7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741" style:parent-style-name="Normal" style:family="paragraph">
      <style:paragraph-properties style:snap-to-layout-grid="false"/>
    </style:style>
    <style:style style:name="TableCell77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743" style:parent-style-name="Normal" style:family="paragraph">
      <style:paragraph-properties fo:text-align="center"/>
    </style:style>
    <style:style style:name="TableCell77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745" style:parent-style-name="Normal" style:family="paragraph">
      <style:paragraph-properties fo:text-align="center"/>
    </style:style>
    <style:style style:name="TableCell7746" style:family="table-cell">
      <style:table-cell-properties fo:border="0.0069in solid #000000" style:writing-mode="lr-tb" fo:padding-top="0in" fo:padding-left="0.0715in" fo:padding-bottom="0in" fo:padding-right="0.075in"/>
    </style:style>
    <style:style style:name="P7747" style:parent-style-name="Normal" style:family="paragraph">
      <style:paragraph-properties fo:text-align="center"/>
    </style:style>
    <style:style style:name="TableRow7748" style:family="table-row">
      <style:table-row-properties/>
    </style:style>
    <style:style style:name="TableCell77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5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754" style:family="table-row">
      <style:table-row-properties/>
    </style:style>
    <style:style style:name="TableCell7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5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760" style:family="table-row">
      <style:table-row-properties/>
    </style:style>
    <style:style style:name="TableCell7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765" style:family="table-cell">
      <style:table-cell-properties fo:border="0.0069in solid #000000" style:writing-mode="lr-tb" fo:padding-top="0in" fo:padding-left="0.0715in" fo:padding-bottom="0in" fo:padding-right="0.075in"/>
    </style:style>
    <style:style style:name="T7766" style:parent-style-name="DefaultParagraphFont" style:family="text">
      <style:text-properties fo:font-weight="bold" style:font-weight-asian="bold" style:font-weight-complex="bold"/>
    </style:style>
    <style:style style:name="T7767" style:parent-style-name="DefaultParagraphFont" style:family="text">
      <style:text-properties fo:font-style="italic" style:font-style-asian="italic" style:font-style-complex="italic"/>
    </style:style>
    <style:style style:name="T776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769" style:parent-style-name="DefaultParagraphFont" style:family="text">
      <style:text-properties fo:color="#FF0000"/>
    </style:style>
    <style:style style:name="P7770" style:parent-style-name="Normal" style:family="paragraph">
      <style:paragraph-properties fo:text-align="center"/>
    </style:style>
    <style:style style:name="P7771" style:parent-style-name="Normal" style:family="paragraph"/>
    <style:style style:name="P7772" style:parent-style-name="Normal" style:family="paragraph"/>
    <style:style style:name="P7773" style:parent-style-name="Normal" style:family="paragraph">
      <style:paragraph-properties fo:margin-left="0.5in">
        <style:tab-stops/>
      </style:paragraph-properties>
    </style:style>
    <style:style style:name="P7774" style:parent-style-name="Normal" style:family="paragraph"/>
    <style:style style:name="P7775" style:parent-style-name="Normal" style:family="paragraph"/>
    <style:style style:name="P7776" style:parent-style-name="Normal" style:family="paragraph"/>
    <style:style style:name="P7777" style:parent-style-name="Normal" style:family="paragraph"/>
    <style:style style:name="P7778" style:parent-style-name="Normal" style:family="paragraph"/>
    <style:style style:name="P7779" style:parent-style-name="Normal" style:family="paragraph"/>
    <style:style style:name="P7780" style:parent-style-name="Normal" style:family="paragraph">
      <style:paragraph-properties fo:margin-left="0.5in">
        <style:tab-stops/>
      </style:paragraph-properties>
    </style:style>
    <style:style style:name="P7781" style:parent-style-name="Normal" style:family="paragraph"/>
    <style:style style:name="T7782" style:parent-style-name="DefaultParagraphFont" style:family="text">
      <style:text-properties style:language-asian="en" style:country-asian="US"/>
    </style:style>
    <style:style style:name="TableColumn7784" style:family="table-column">
      <style:table-column-properties style:column-width="1.2298in"/>
    </style:style>
    <style:style style:name="TableColumn7785" style:family="table-column">
      <style:table-column-properties style:column-width="1.2298in"/>
    </style:style>
    <style:style style:name="TableColumn7786" style:family="table-column">
      <style:table-column-properties style:column-width="1.2298in"/>
    </style:style>
    <style:style style:name="TableColumn7787" style:family="table-column">
      <style:table-column-properties style:column-width="1.2298in"/>
    </style:style>
    <style:style style:name="TableColumn7788" style:family="table-column">
      <style:table-column-properties style:column-width="1.2375in"/>
    </style:style>
    <style:style style:name="Table7783" style:family="table">
      <style:table-properties style:width="6.1569in" fo:margin-left="-0.0034in" table:align="left"/>
    </style:style>
    <style:style style:name="TableRow7789" style:family="table-row">
      <style:table-row-properties fo:keep-together="always"/>
    </style:style>
    <style:style style:name="TableCell7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791" style:parent-style-name="Normal" style:family="paragraph">
      <style:paragraph-properties style:snap-to-layout-grid="false"/>
    </style:style>
    <style:style style:name="TableCell7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793" style:parent-style-name="Normal" style:family="paragraph">
      <style:paragraph-properties fo:text-align="center"/>
    </style:style>
    <style:style style:name="TableCell7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795" style:parent-style-name="Normal" style:family="paragraph">
      <style:paragraph-properties fo:text-align="center"/>
    </style:style>
    <style:style style:name="TableCell7796" style:family="table-cell">
      <style:table-cell-properties fo:border="0.0069in solid #000000" style:writing-mode="lr-tb" fo:padding-top="0in" fo:padding-left="0.0715in" fo:padding-bottom="0in" fo:padding-right="0.075in"/>
    </style:style>
    <style:style style:name="P7797" style:parent-style-name="Normal" style:family="paragraph">
      <style:paragraph-properties fo:text-align="center"/>
    </style:style>
    <style:style style:name="TableRow7798" style:family="table-row">
      <style:table-row-properties/>
    </style:style>
    <style:style style:name="TableCell7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0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804" style:family="table-row">
      <style:table-row-properties/>
    </style:style>
    <style:style style:name="TableCell7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0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810" style:family="table-row">
      <style:table-row-properties/>
    </style:style>
    <style:style style:name="TableCell78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15" style:family="table-cell">
      <style:table-cell-properties fo:border="0.0069in solid #000000" style:writing-mode="lr-tb" fo:padding-top="0in" fo:padding-left="0.0715in" fo:padding-bottom="0in" fo:padding-right="0.075in"/>
    </style:style>
    <style:style style:name="P7816" style:parent-style-name="Normal" style:family="paragraph">
      <style:text-properties style:font-name="Symbol" style:font-name-complex="Symbol" fo:font-size="16pt" style:font-size-asian="16pt"/>
    </style:style>
    <style:style style:name="T7817" style:parent-style-name="DefaultParagraphFont" style:family="text">
      <style:text-properties fo:font-weight="bold" style:font-weight-asian="bold" style:font-weight-complex="bold"/>
    </style:style>
    <style:style style:name="T7818" style:parent-style-name="DefaultParagraphFont" style:family="text">
      <style:text-properties fo:font-style="italic" style:font-style-asian="italic" style:font-style-complex="italic"/>
    </style:style>
    <style:style style:name="T781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820" style:parent-style-name="DefaultParagraphFont" style:family="text">
      <style:text-properties fo:color="#FF0000"/>
    </style:style>
    <style:style style:name="P7821" style:parent-style-name="Normal" style:family="paragraph">
      <style:paragraph-properties fo:text-align="center"/>
    </style:style>
    <style:style style:name="P7822" style:parent-style-name="Normal" style:family="paragraph"/>
    <style:style style:name="P7823" style:parent-style-name="Normal" style:family="paragraph"/>
    <style:style style:name="P7824" style:parent-style-name="Normal" style:family="paragraph">
      <style:paragraph-properties fo:margin-left="0.5in">
        <style:tab-stops/>
      </style:paragraph-properties>
    </style:style>
    <style:style style:name="P7825" style:parent-style-name="Normal" style:family="paragraph"/>
    <style:style style:name="P7826" style:parent-style-name="Normal" style:family="paragraph"/>
    <style:style style:name="P7827" style:parent-style-name="Normal" style:family="paragraph"/>
    <style:style style:name="P7828" style:parent-style-name="Normal" style:family="paragraph"/>
    <style:style style:name="P7829" style:parent-style-name="Normal" style:family="paragraph"/>
    <style:style style:name="P7830" style:parent-style-name="Normal" style:family="paragraph"/>
    <style:style style:name="P7831" style:parent-style-name="Normal" style:family="paragraph">
      <style:paragraph-properties fo:margin-left="0.5in">
        <style:tab-stops/>
      </style:paragraph-properties>
    </style:style>
    <style:style style:name="P7832" style:parent-style-name="Normal" style:family="paragraph"/>
    <style:style style:name="T7833" style:parent-style-name="DefaultParagraphFont" style:family="text">
      <style:text-properties style:language-asian="en" style:country-asian="US"/>
    </style:style>
    <style:style style:name="TableColumn7835" style:family="table-column">
      <style:table-column-properties style:column-width="1.2298in"/>
    </style:style>
    <style:style style:name="TableColumn7836" style:family="table-column">
      <style:table-column-properties style:column-width="1.2298in"/>
    </style:style>
    <style:style style:name="TableColumn7837" style:family="table-column">
      <style:table-column-properties style:column-width="1.2298in"/>
    </style:style>
    <style:style style:name="TableColumn7838" style:family="table-column">
      <style:table-column-properties style:column-width="1.2298in"/>
    </style:style>
    <style:style style:name="TableColumn7839" style:family="table-column">
      <style:table-column-properties style:column-width="1.2375in"/>
    </style:style>
    <style:style style:name="Table7834" style:family="table">
      <style:table-properties style:width="6.1569in" fo:margin-left="-0.0034in" table:align="left"/>
    </style:style>
    <style:style style:name="TableRow7840" style:family="table-row">
      <style:table-row-properties fo:keep-together="always"/>
    </style:style>
    <style:style style:name="TableCell78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842" style:parent-style-name="Normal" style:family="paragraph">
      <style:paragraph-properties style:snap-to-layout-grid="false"/>
    </style:style>
    <style:style style:name="TableCell78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844" style:parent-style-name="Normal" style:family="paragraph">
      <style:paragraph-properties fo:text-align="center"/>
    </style:style>
    <style:style style:name="TableCell78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846" style:parent-style-name="Normal" style:family="paragraph">
      <style:paragraph-properties fo:text-align="center"/>
    </style:style>
    <style:style style:name="TableCell7847" style:family="table-cell">
      <style:table-cell-properties fo:border="0.0069in solid #000000" style:writing-mode="lr-tb" fo:padding-top="0in" fo:padding-left="0.0715in" fo:padding-bottom="0in" fo:padding-right="0.075in"/>
    </style:style>
    <style:style style:name="P7848" style:parent-style-name="Normal" style:family="paragraph">
      <style:paragraph-properties fo:text-align="center"/>
    </style:style>
    <style:style style:name="TableRow7849" style:family="table-row">
      <style:table-row-properties/>
    </style:style>
    <style:style style:name="TableCell7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5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855" style:family="table-row">
      <style:table-row-properties/>
    </style:style>
    <style:style style:name="TableCell7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6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861" style:family="table-row">
      <style:table-row-properties/>
    </style:style>
    <style:style style:name="TableCell78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866" style:family="table-cell">
      <style:table-cell-properties fo:border="0.0069in solid #000000" style:writing-mode="lr-tb" fo:padding-top="0in" fo:padding-left="0.0715in" fo:padding-bottom="0in" fo:padding-right="0.075in"/>
    </style:style>
    <style:style style:name="P7867" style:parent-style-name="Normal" style:family="paragraph">
      <style:text-properties style:font-name="Symbol" style:font-name-complex="Symbol" fo:font-size="16pt" style:font-size-asian="16pt"/>
    </style:style>
    <style:style style:name="T7868" style:parent-style-name="DefaultParagraphFont" style:family="text">
      <style:text-properties fo:font-weight="bold" style:font-weight-asian="bold" style:font-weight-complex="bold"/>
    </style:style>
    <style:style style:name="T7869" style:parent-style-name="DefaultParagraphFont" style:family="text">
      <style:text-properties fo:font-style="italic" style:font-style-asian="italic" style:font-style-complex="italic"/>
    </style:style>
    <style:style style:name="T787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871" style:parent-style-name="DefaultParagraphFont" style:family="text">
      <style:text-properties fo:color="#FF0000"/>
    </style:style>
    <style:style style:name="P7872" style:parent-style-name="Normal" style:family="paragraph">
      <style:paragraph-properties fo:text-align="center"/>
    </style:style>
    <style:style style:name="P7873" style:parent-style-name="Normal" style:family="paragraph"/>
    <style:style style:name="P7874" style:parent-style-name="Normal" style:family="paragraph"/>
    <style:style style:name="P7875" style:parent-style-name="Normal" style:family="paragraph">
      <style:paragraph-properties fo:margin-left="0.5in">
        <style:tab-stops/>
      </style:paragraph-properties>
    </style:style>
    <style:style style:name="P7876" style:parent-style-name="Normal" style:family="paragraph"/>
    <style:style style:name="P7877" style:parent-style-name="Normal" style:family="paragraph"/>
    <style:style style:name="P7878" style:parent-style-name="Normal" style:family="paragraph"/>
    <style:style style:name="P7879" style:parent-style-name="Normal" style:family="paragraph"/>
    <style:style style:name="P7880" style:parent-style-name="Normal" style:family="paragraph"/>
    <style:style style:name="P7881" style:parent-style-name="Normal" style:family="paragraph"/>
    <style:style style:name="P7882" style:parent-style-name="Normal" style:family="paragraph">
      <style:paragraph-properties fo:margin-left="0.5in">
        <style:tab-stops/>
      </style:paragraph-properties>
    </style:style>
    <style:style style:name="P7883" style:parent-style-name="Normal" style:family="paragraph"/>
    <style:style style:name="T7884" style:parent-style-name="DefaultParagraphFont" style:family="text">
      <style:text-properties style:language-asian="en" style:country-asian="US"/>
    </style:style>
    <style:style style:name="TableColumn7886" style:family="table-column">
      <style:table-column-properties style:column-width="1.2298in"/>
    </style:style>
    <style:style style:name="TableColumn7887" style:family="table-column">
      <style:table-column-properties style:column-width="1.2298in"/>
    </style:style>
    <style:style style:name="TableColumn7888" style:family="table-column">
      <style:table-column-properties style:column-width="1.2298in"/>
    </style:style>
    <style:style style:name="TableColumn7889" style:family="table-column">
      <style:table-column-properties style:column-width="1.2298in"/>
    </style:style>
    <style:style style:name="TableColumn7890" style:family="table-column">
      <style:table-column-properties style:column-width="1.2375in"/>
    </style:style>
    <style:style style:name="Table7885" style:family="table">
      <style:table-properties style:width="6.1569in" fo:margin-left="-0.0034in" table:align="left"/>
    </style:style>
    <style:style style:name="TableRow7891" style:family="table-row">
      <style:table-row-properties fo:keep-together="always"/>
    </style:style>
    <style:style style:name="TableCell7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893" style:parent-style-name="Normal" style:family="paragraph">
      <style:paragraph-properties style:snap-to-layout-grid="false"/>
    </style:style>
    <style:style style:name="TableCell78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895" style:parent-style-name="Normal" style:family="paragraph">
      <style:paragraph-properties fo:text-align="center"/>
    </style:style>
    <style:style style:name="TableCell78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897" style:parent-style-name="Normal" style:family="paragraph">
      <style:paragraph-properties fo:text-align="center"/>
    </style:style>
    <style:style style:name="TableCell7898" style:family="table-cell">
      <style:table-cell-properties fo:border="0.0069in solid #000000" style:writing-mode="lr-tb" fo:padding-top="0in" fo:padding-left="0.0715in" fo:padding-bottom="0in" fo:padding-right="0.075in"/>
    </style:style>
    <style:style style:name="P7899" style:parent-style-name="Normal" style:family="paragraph">
      <style:paragraph-properties fo:text-align="center"/>
    </style:style>
    <style:style style:name="TableRow7900" style:family="table-row">
      <style:table-row-properties/>
    </style:style>
    <style:style style:name="TableCell7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0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906" style:family="table-row">
      <style:table-row-properties/>
    </style:style>
    <style:style style:name="TableCell79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1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912" style:family="table-row">
      <style:table-row-properties/>
    </style:style>
    <style:style style:name="TableCell7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17" style:family="table-cell">
      <style:table-cell-properties fo:border="0.0069in solid #000000" style:writing-mode="lr-tb" fo:padding-top="0in" fo:padding-left="0.0715in" fo:padding-bottom="0in" fo:padding-right="0.075in"/>
    </style:style>
    <style:style style:name="P7918" style:parent-style-name="Normal" style:family="paragraph">
      <style:text-properties style:font-name="Symbol" style:font-name-complex="Symbol" fo:font-size="16pt" style:font-size-asian="16pt"/>
    </style:style>
    <style:style style:name="T7919" style:parent-style-name="DefaultParagraphFont" style:family="text">
      <style:text-properties fo:font-weight="bold" style:font-weight-asian="bold" style:font-weight-complex="bold"/>
    </style:style>
    <style:style style:name="T7920" style:parent-style-name="DefaultParagraphFont" style:family="text">
      <style:text-properties fo:font-style="italic" style:font-style-asian="italic" style:font-style-complex="italic"/>
    </style:style>
    <style:style style:name="T792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922" style:parent-style-name="DefaultParagraphFont" style:family="text">
      <style:text-properties fo:color="#FF0000"/>
    </style:style>
    <style:style style:name="P7923" style:parent-style-name="Normal" style:family="paragraph">
      <style:paragraph-properties fo:text-align="center"/>
    </style:style>
    <style:style style:name="P7924" style:parent-style-name="Normal" style:family="paragraph"/>
    <style:style style:name="P7925" style:parent-style-name="Normal" style:family="paragraph"/>
    <style:style style:name="P7926" style:parent-style-name="Normal" style:family="paragraph">
      <style:paragraph-properties fo:margin-left="0.5in">
        <style:tab-stops/>
      </style:paragraph-properties>
    </style:style>
    <style:style style:name="P7927" style:parent-style-name="Normal" style:family="paragraph"/>
    <style:style style:name="P7928" style:parent-style-name="Normal" style:family="paragraph"/>
    <style:style style:name="P7929" style:parent-style-name="Normal" style:family="paragraph"/>
    <style:style style:name="P7930" style:parent-style-name="Normal" style:family="paragraph"/>
    <style:style style:name="P7931" style:parent-style-name="Normal" style:family="paragraph"/>
    <style:style style:name="P7932" style:parent-style-name="Normal" style:family="paragraph"/>
    <style:style style:name="P7933" style:parent-style-name="Normal" style:family="paragraph">
      <style:paragraph-properties fo:margin-left="0.5in">
        <style:tab-stops/>
      </style:paragraph-properties>
    </style:style>
    <style:style style:name="P7934" style:parent-style-name="Normal" style:family="paragraph"/>
    <style:style style:name="T7935" style:parent-style-name="DefaultParagraphFont" style:family="text">
      <style:text-properties style:language-asian="en" style:country-asian="US"/>
    </style:style>
    <style:style style:name="TableColumn7937" style:family="table-column">
      <style:table-column-properties style:column-width="1.2298in"/>
    </style:style>
    <style:style style:name="TableColumn7938" style:family="table-column">
      <style:table-column-properties style:column-width="1.2298in"/>
    </style:style>
    <style:style style:name="TableColumn7939" style:family="table-column">
      <style:table-column-properties style:column-width="1.2298in"/>
    </style:style>
    <style:style style:name="TableColumn7940" style:family="table-column">
      <style:table-column-properties style:column-width="1.2298in"/>
    </style:style>
    <style:style style:name="TableColumn7941" style:family="table-column">
      <style:table-column-properties style:column-width="1.2375in"/>
    </style:style>
    <style:style style:name="Table7936" style:family="table">
      <style:table-properties style:width="6.1569in" fo:margin-left="-0.0034in" table:align="left"/>
    </style:style>
    <style:style style:name="TableRow7942" style:family="table-row">
      <style:table-row-properties fo:keep-together="always"/>
    </style:style>
    <style:style style:name="TableCell7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944" style:parent-style-name="Normal" style:family="paragraph">
      <style:paragraph-properties style:snap-to-layout-grid="false"/>
    </style:style>
    <style:style style:name="TableCell7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946" style:parent-style-name="Normal" style:family="paragraph">
      <style:paragraph-properties fo:text-align="center"/>
    </style:style>
    <style:style style:name="TableCell79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948" style:parent-style-name="Normal" style:family="paragraph">
      <style:paragraph-properties fo:text-align="center"/>
    </style:style>
    <style:style style:name="TableCell7949" style:family="table-cell">
      <style:table-cell-properties fo:border="0.0069in solid #000000" style:writing-mode="lr-tb" fo:padding-top="0in" fo:padding-left="0.0715in" fo:padding-bottom="0in" fo:padding-right="0.075in"/>
    </style:style>
    <style:style style:name="P7950" style:parent-style-name="Normal" style:family="paragraph">
      <style:paragraph-properties fo:text-align="center"/>
    </style:style>
    <style:style style:name="TableRow7951" style:family="table-row">
      <style:table-row-properties/>
    </style:style>
    <style:style style:name="TableCell7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5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957" style:family="table-row">
      <style:table-row-properties/>
    </style:style>
    <style:style style:name="TableCell795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6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7963" style:family="table-row">
      <style:table-row-properties/>
    </style:style>
    <style:style style:name="TableCell7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7968" style:family="table-cell">
      <style:table-cell-properties fo:border="0.0069in solid #000000" style:writing-mode="lr-tb" fo:padding-top="0in" fo:padding-left="0.0715in" fo:padding-bottom="0in" fo:padding-right="0.075in"/>
    </style:style>
    <style:style style:name="P7969" style:parent-style-name="Normal" style:family="paragraph">
      <style:text-properties style:font-name="Symbol" style:font-name-complex="Symbol" fo:font-size="16pt" style:font-size-asian="16pt"/>
    </style:style>
    <style:style style:name="T7970" style:parent-style-name="DefaultParagraphFont" style:family="text">
      <style:text-properties fo:font-weight="bold" style:font-weight-asian="bold" style:font-weight-complex="bold"/>
    </style:style>
    <style:style style:name="T7971" style:parent-style-name="DefaultParagraphFont" style:family="text">
      <style:text-properties fo:font-style="italic" style:font-style-asian="italic" style:font-style-complex="italic"/>
    </style:style>
    <style:style style:name="T797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973" style:parent-style-name="DefaultParagraphFont" style:family="text">
      <style:text-properties fo:color="#FF0000"/>
    </style:style>
    <style:style style:name="P7974" style:parent-style-name="Normal" style:family="paragraph">
      <style:paragraph-properties fo:text-align="center"/>
    </style:style>
    <style:style style:name="P7975" style:parent-style-name="Normal" style:family="paragraph"/>
    <style:style style:name="P7976" style:parent-style-name="Normal" style:family="paragraph"/>
    <style:style style:name="P7977" style:parent-style-name="Normal" style:family="paragraph">
      <style:paragraph-properties fo:margin-left="0.5in">
        <style:tab-stops/>
      </style:paragraph-properties>
    </style:style>
    <style:style style:name="P7978" style:parent-style-name="Normal" style:family="paragraph"/>
    <style:style style:name="P7979" style:parent-style-name="Normal" style:family="paragraph"/>
    <style:style style:name="P7980" style:parent-style-name="Normal" style:family="paragraph"/>
    <style:style style:name="P7981" style:parent-style-name="Normal" style:family="paragraph"/>
    <style:style style:name="P7982" style:parent-style-name="Normal" style:family="paragraph"/>
    <style:style style:name="P7983" style:parent-style-name="Normal" style:family="paragraph"/>
    <style:style style:name="P7984" style:parent-style-name="Normal" style:family="paragraph">
      <style:paragraph-properties fo:margin-left="0.5in">
        <style:tab-stops/>
      </style:paragraph-properties>
    </style:style>
    <style:style style:name="P7985" style:parent-style-name="Normal" style:family="paragraph"/>
    <style:style style:name="T7986" style:parent-style-name="DefaultParagraphFont" style:family="text">
      <style:text-properties style:language-asian="en" style:country-asian="US"/>
    </style:style>
    <style:style style:name="TableColumn7988" style:family="table-column">
      <style:table-column-properties style:column-width="1.2298in"/>
    </style:style>
    <style:style style:name="TableColumn7989" style:family="table-column">
      <style:table-column-properties style:column-width="1.2298in"/>
    </style:style>
    <style:style style:name="TableColumn7990" style:family="table-column">
      <style:table-column-properties style:column-width="1.2298in"/>
    </style:style>
    <style:style style:name="TableColumn7991" style:family="table-column">
      <style:table-column-properties style:column-width="1.2298in"/>
    </style:style>
    <style:style style:name="TableColumn7992" style:family="table-column">
      <style:table-column-properties style:column-width="1.2375in"/>
    </style:style>
    <style:style style:name="Table7987" style:family="table">
      <style:table-properties style:width="6.1569in" fo:margin-left="-0.0034in" table:align="left"/>
    </style:style>
    <style:style style:name="TableRow7993" style:family="table-row">
      <style:table-row-properties fo:keep-together="always"/>
    </style:style>
    <style:style style:name="TableCell7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995" style:parent-style-name="Normal" style:family="paragraph">
      <style:paragraph-properties style:snap-to-layout-grid="false"/>
    </style:style>
    <style:style style:name="TableCell7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997" style:parent-style-name="Normal" style:family="paragraph">
      <style:paragraph-properties fo:text-align="center"/>
    </style:style>
    <style:style style:name="TableCell7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999" style:parent-style-name="Normal" style:family="paragraph">
      <style:paragraph-properties fo:text-align="center"/>
    </style:style>
    <style:style style:name="TableCell8000" style:family="table-cell">
      <style:table-cell-properties fo:border="0.0069in solid #000000" style:writing-mode="lr-tb" fo:padding-top="0in" fo:padding-left="0.0715in" fo:padding-bottom="0in" fo:padding-right="0.075in"/>
    </style:style>
    <style:style style:name="P8001" style:parent-style-name="Normal" style:family="paragraph">
      <style:paragraph-properties fo:text-align="center"/>
    </style:style>
    <style:style style:name="TableRow8002" style:family="table-row">
      <style:table-row-properties/>
    </style:style>
    <style:style style:name="TableCell80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0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8008" style:family="table-row">
      <style:table-row-properties/>
    </style:style>
    <style:style style:name="TableCell8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1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8014" style:family="table-row">
      <style:table-row-properties/>
    </style:style>
    <style:style style:name="TableCell8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19" style:family="table-cell">
      <style:table-cell-properties fo:border="0.0069in solid #000000" style:writing-mode="lr-tb" fo:padding-top="0in" fo:padding-left="0.0715in" fo:padding-bottom="0in" fo:padding-right="0.075in"/>
    </style:style>
    <style:style style:name="P8020" style:parent-style-name="Normal" style:family="paragraph">
      <style:text-properties style:font-name="Symbol" style:font-name-complex="Symbol" fo:font-size="16pt" style:font-size-asian="16pt"/>
    </style:style>
    <style:style style:name="T8021" style:parent-style-name="DefaultParagraphFont" style:family="text">
      <style:text-properties fo:font-weight="bold" style:font-weight-asian="bold" style:font-weight-complex="bold"/>
    </style:style>
    <style:style style:name="T8022" style:parent-style-name="DefaultParagraphFont" style:family="text">
      <style:text-properties fo:font-style="italic" style:font-style-asian="italic" style:font-style-complex="italic"/>
    </style:style>
    <style:style style:name="T802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024" style:parent-style-name="DefaultParagraphFont" style:family="text">
      <style:text-properties fo:color="#FF0000"/>
    </style:style>
    <style:style style:name="P8025" style:parent-style-name="Normal" style:family="paragraph">
      <style:paragraph-properties fo:text-align="center"/>
    </style:style>
    <style:style style:name="P8026" style:parent-style-name="Normal" style:family="paragraph"/>
    <style:style style:name="P8027" style:parent-style-name="Normal" style:family="paragraph"/>
    <style:style style:name="P8028" style:parent-style-name="Normal" style:family="paragraph">
      <style:paragraph-properties fo:margin-left="0.5in">
        <style:tab-stops/>
      </style:paragraph-properties>
    </style:style>
    <style:style style:name="P8029" style:parent-style-name="Normal" style:family="paragraph"/>
    <style:style style:name="P8030" style:parent-style-name="Normal" style:family="paragraph"/>
    <style:style style:name="P8031" style:parent-style-name="Normal" style:family="paragraph"/>
    <style:style style:name="P8032" style:parent-style-name="Normal" style:family="paragraph"/>
    <style:style style:name="P8033" style:parent-style-name="Normal" style:family="paragraph"/>
    <style:style style:name="P8034" style:parent-style-name="Normal" style:family="paragraph"/>
    <style:style style:name="P8035" style:parent-style-name="Normal" style:family="paragraph">
      <style:paragraph-properties fo:margin-left="0.5in">
        <style:tab-stops/>
      </style:paragraph-properties>
    </style:style>
    <style:style style:name="P8036" style:parent-style-name="Normal" style:family="paragraph"/>
    <style:style style:name="T8037" style:parent-style-name="DefaultParagraphFont" style:family="text">
      <style:text-properties style:language-asian="en" style:country-asian="US"/>
    </style:style>
    <style:style style:name="TableColumn8039" style:family="table-column">
      <style:table-column-properties style:column-width="1.2298in"/>
    </style:style>
    <style:style style:name="TableColumn8040" style:family="table-column">
      <style:table-column-properties style:column-width="1.2298in"/>
    </style:style>
    <style:style style:name="TableColumn8041" style:family="table-column">
      <style:table-column-properties style:column-width="1.2298in"/>
    </style:style>
    <style:style style:name="TableColumn8042" style:family="table-column">
      <style:table-column-properties style:column-width="1.2298in"/>
    </style:style>
    <style:style style:name="TableColumn8043" style:family="table-column">
      <style:table-column-properties style:column-width="1.2375in"/>
    </style:style>
    <style:style style:name="Table8038" style:family="table">
      <style:table-properties style:width="6.1569in" fo:margin-left="-0.0034in" table:align="left"/>
    </style:style>
    <style:style style:name="TableRow8044" style:family="table-row">
      <style:table-row-properties fo:keep-together="always"/>
    </style:style>
    <style:style style:name="TableCell8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046" style:parent-style-name="Normal" style:family="paragraph">
      <style:paragraph-properties style:snap-to-layout-grid="false"/>
    </style:style>
    <style:style style:name="TableCell80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048" style:parent-style-name="Normal" style:family="paragraph">
      <style:paragraph-properties fo:text-align="center"/>
    </style:style>
    <style:style style:name="TableCell80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050" style:parent-style-name="Normal" style:family="paragraph">
      <style:paragraph-properties fo:text-align="center"/>
    </style:style>
    <style:style style:name="TableCell8051" style:family="table-cell">
      <style:table-cell-properties fo:border="0.0069in solid #000000" style:writing-mode="lr-tb" fo:padding-top="0in" fo:padding-left="0.0715in" fo:padding-bottom="0in" fo:padding-right="0.075in"/>
    </style:style>
    <style:style style:name="P8052" style:parent-style-name="Normal" style:family="paragraph">
      <style:paragraph-properties fo:text-align="center"/>
    </style:style>
    <style:style style:name="TableRow8053" style:family="table-row">
      <style:table-row-properties/>
    </style:style>
    <style:style style:name="TableCell80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5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5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5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8059" style:family="table-row">
      <style:table-row-properties/>
    </style:style>
    <style:style style:name="TableCell806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6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6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6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6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8065" style:family="table-row">
      <style:table-row-properties/>
    </style:style>
    <style:style style:name="TableCell8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6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6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070" style:family="table-cell">
      <style:table-cell-properties fo:border="0.0069in solid #000000" style:writing-mode="lr-tb" fo:padding-top="0in" fo:padding-left="0.0715in" fo:padding-bottom="0in" fo:padding-right="0.075in"/>
    </style:style>
    <style:style style:name="P8071" style:parent-style-name="Normal" style:family="paragraph">
      <style:text-properties style:font-name="Symbol" style:font-name-complex="Symbol" fo:font-size="16pt" style:font-size-asian="16pt"/>
    </style:style>
    <style:style style:name="T8072" style:parent-style-name="DefaultParagraphFont" style:family="text">
      <style:text-properties fo:font-weight="bold" style:font-weight-asian="bold" style:font-weight-complex="bold"/>
    </style:style>
    <style:style style:name="T8073" style:parent-style-name="DefaultParagraphFont" style:family="text">
      <style:text-properties fo:font-style="italic" style:font-style-asian="italic" style:font-style-complex="italic"/>
    </style:style>
    <style:style style:name="T807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075" style:parent-style-name="DefaultParagraphFont" style:family="text">
      <style:text-properties fo:color="#FF0000"/>
    </style:style>
    <style:style style:name="P8076" style:parent-style-name="Normal" style:family="paragraph">
      <style:paragraph-properties fo:text-align="center"/>
    </style:style>
    <style:style style:name="P8077" style:parent-style-name="Normal" style:family="paragraph"/>
    <style:style style:name="P8078" style:parent-style-name="Normal" style:family="paragraph"/>
    <style:style style:name="P8079" style:parent-style-name="Normal" style:family="paragraph">
      <style:paragraph-properties fo:margin-left="0.5in">
        <style:tab-stops/>
      </style:paragraph-properties>
    </style:style>
    <style:style style:name="P8080" style:parent-style-name="Normal" style:family="paragraph"/>
    <style:style style:name="P8081" style:parent-style-name="Normal" style:family="paragraph"/>
    <style:style style:name="P8082" style:parent-style-name="Normal" style:family="paragraph"/>
    <style:style style:name="P8083" style:parent-style-name="Normal" style:family="paragraph"/>
    <style:style style:name="P8084" style:parent-style-name="Normal" style:family="paragraph"/>
    <style:style style:name="P8085" style:parent-style-name="Normal" style:family="paragraph"/>
    <style:style style:name="P8086" style:parent-style-name="Normal" style:family="paragraph">
      <style:paragraph-properties fo:margin-left="0.5in">
        <style:tab-stops/>
      </style:paragraph-properties>
    </style:style>
    <style:style style:name="P8087" style:parent-style-name="Normal" style:family="paragraph"/>
    <style:style style:name="T8088" style:parent-style-name="DefaultParagraphFont" style:family="text">
      <style:text-properties style:language-asian="en" style:country-asian="US"/>
    </style:style>
    <style:style style:name="TableColumn8090" style:family="table-column">
      <style:table-column-properties style:column-width="1.2298in"/>
    </style:style>
    <style:style style:name="TableColumn8091" style:family="table-column">
      <style:table-column-properties style:column-width="1.2298in"/>
    </style:style>
    <style:style style:name="TableColumn8092" style:family="table-column">
      <style:table-column-properties style:column-width="1.2298in"/>
    </style:style>
    <style:style style:name="TableColumn8093" style:family="table-column">
      <style:table-column-properties style:column-width="1.2298in"/>
    </style:style>
    <style:style style:name="TableColumn8094" style:family="table-column">
      <style:table-column-properties style:column-width="1.2375in"/>
    </style:style>
    <style:style style:name="Table8089" style:family="table">
      <style:table-properties style:width="6.1569in" fo:margin-left="-0.0034in" table:align="left"/>
    </style:style>
    <style:style style:name="TableRow8095" style:family="table-row">
      <style:table-row-properties fo:keep-together="always"/>
    </style:style>
    <style:style style:name="TableCell8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097" style:parent-style-name="Normal" style:family="paragraph">
      <style:paragraph-properties style:snap-to-layout-grid="false"/>
    </style:style>
    <style:style style:name="TableCell80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099" style:parent-style-name="Normal" style:family="paragraph">
      <style:paragraph-properties fo:text-align="center"/>
    </style:style>
    <style:style style:name="TableCell8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101" style:parent-style-name="Normal" style:family="paragraph">
      <style:paragraph-properties fo:text-align="center"/>
    </style:style>
    <style:style style:name="TableCell8102" style:family="table-cell">
      <style:table-cell-properties fo:border="0.0069in solid #000000" style:writing-mode="lr-tb" fo:padding-top="0in" fo:padding-left="0.0715in" fo:padding-bottom="0in" fo:padding-right="0.075in"/>
    </style:style>
    <style:style style:name="P8103" style:parent-style-name="Normal" style:family="paragraph">
      <style:paragraph-properties fo:text-align="center"/>
    </style:style>
    <style:style style:name="TableRow8104" style:family="table-row">
      <style:table-row-properties/>
    </style:style>
    <style:style style:name="TableCell8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0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8110" style:family="table-row">
      <style:table-row-properties/>
    </style:style>
    <style:style style:name="TableCell8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1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8116" style:family="table-row">
      <style:table-row-properties/>
    </style:style>
    <style:style style:name="TableCell8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121" style:family="table-cell">
      <style:table-cell-properties fo:border="0.0069in solid #000000" style:writing-mode="lr-tb" fo:padding-top="0in" fo:padding-left="0.0715in" fo:padding-bottom="0in" fo:padding-right="0.075in"/>
    </style:style>
    <style:style style:family="graphic" style:name="a9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6" style:parent-style-name="Graphics">
      <style:graphic-properties fo:border="none" fo:background-color="transparent" fo:clip="rect(-0.00038in, -0.00038in, -0.00038in, -0.00038in)"/>
    </style:style>
    <style:style style:family="graphic" style:name="a9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8" style:parent-style-name="Graphics">
      <style:graphic-properties fo:border="none" fo:background-color="transparent" fo:clip="rect(-0.00038in, -0.00038in, -0.00038in, -0.00038in)"/>
    </style:style>
    <style:style style:family="graphic" style:name="a9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0" style:parent-style-name="Graphics">
      <style:graphic-properties fo:border="none" fo:background-color="transparent" fo:clip="rect(-0.00038in, -0.00038in, -0.00038in, -0.00038in)"/>
    </style:style>
    <style:style style:family="graphic" style:name="a18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2" style:parent-style-name="Graphics">
      <style:graphic-properties fo:border="none" fo:background-color="transparent" fo:clip="rect(-0.00038in, -0.00038in, -0.00038in, -0.00038in)"/>
    </style:style>
    <style:style style:family="graphic" style:name="a18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4" style:parent-style-name="Graphics">
      <style:graphic-properties fo:border="none" fo:background-color="transparent" fo:clip="rect(-0.00038in, -0.00038in, -0.00038in, -0.00038in)"/>
    </style:style>
    <style:style style:family="graphic" style:name="a18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6" style:parent-style-name="Graphics">
      <style:graphic-properties fo:border="none" fo:background-color="transparent" fo:clip="rect(-0.00038in, -0.00038in, -0.00038in, -0.00038in)"/>
    </style:style>
    <style:style style:family="graphic" style:name="a200" style:parent-style-name="Graphics">
      <style:graphic-properties fo:border="none" fo:background-color="transparent" fo:clip="rect(-0.00038in, -0.00038in, -0.00038in, -0.00038in)"/>
    </style:style>
    <style:style style:family="graphic" style:name="a18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0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8" style:parent-style-name="Graphics">
      <style:graphic-properties fo:border="none" fo:background-color="transparent" fo:clip="rect(-0.00038in, -0.00038in, -0.00038in, -0.00038in)"/>
    </style:style>
    <style:style style:family="graphic" style:name="a202" style:parent-style-name="Graphics">
      <style:graphic-properties fo:border="none" fo:background-color="transparent" fo:clip="rect(-0.00038in, -0.00038in, -0.00038in, -0.00038in)"/>
    </style:style>
    <style:style style:family="graphic" style:name="a18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0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04" style:parent-style-name="Graphics">
      <style:graphic-properties fo:border="none" fo:background-color="transparent" fo:clip="rect(-0.00038in, -0.00038in, -0.00038in, -0.00038in)"/>
    </style:style>
    <style:style style:family="graphic" style:name="a20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06" style:parent-style-name="Graphics">
      <style:graphic-properties fo:border="none" fo:background-color="transparent" fo:clip="rect(-0.00038in, -0.00038in, -0.00038in, -0.00038in)"/>
    </style:style>
    <style:style style:family="graphic" style:name="a20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08" style:parent-style-name="Graphics">
      <style:graphic-properties fo:border="none" fo:background-color="transparent" fo:clip="rect(-0.00038in, -0.00038in, -0.00038in, -0.00038in)"/>
    </style:style>
    <style:style style:family="graphic" style:name="a20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90" style:parent-style-name="Graphics">
      <style:graphic-properties fo:border="none" fo:background-color="transparent" fo:clip="rect(-0.00038in, -0.00038in, -0.00038in, -0.00038in)"/>
    </style:style>
    <style:style style:family="graphic" style:name="a19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92" style:parent-style-name="Graphics">
      <style:graphic-properties fo:border="none" fo:background-color="transparent" fo:clip="rect(-0.00038in, -0.00038in, -0.00038in, -0.00038in)"/>
    </style:style>
    <style:style style:family="graphic" style:name="a19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94" style:parent-style-name="Graphics">
      <style:graphic-properties fo:border="none" fo:background-color="transparent" fo:clip="rect(-0.00038in, -0.00038in, -0.00038in, -0.00038in)"/>
    </style:style>
    <style:style style:family="graphic" style:name="a19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96" style:parent-style-name="Graphics">
      <style:graphic-properties fo:border="none" fo:background-color="transparent" fo:clip="rect(-0.00038in, -0.00038in, -0.00038in, -0.00038in)"/>
    </style:style>
    <style:style style:family="graphic" style:name="a210" style:parent-style-name="Graphics">
      <style:graphic-properties fo:border="none" fo:background-color="transparent" fo:clip="rect(-0.00038in, -0.00038in, -0.00038in, -0.00038in)"/>
    </style:style>
    <style:style style:family="graphic" style:name="a19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98" style:parent-style-name="Graphics">
      <style:graphic-properties fo:border="none" fo:background-color="transparent" fo:clip="rect(-0.00038in, -0.00038in, -0.00038in, -0.00038in)"/>
    </style:style>
    <style:style style:family="graphic" style:name="a212" style:parent-style-name="Graphics">
      <style:graphic-properties fo:border="none" fo:background-color="transparent" fo:clip="rect(-0.00038in, -0.00038in, -0.00038in, -0.00038in)"/>
    </style:style>
    <style:style style:family="graphic" style:name="a19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14" style:parent-style-name="Graphics">
      <style:graphic-properties fo:border="none" fo:background-color="transparent" fo:clip="rect(-0.00038in, -0.00038in, -0.00038in, -0.00038in)"/>
    </style:style>
    <style:style style:family="graphic" style:name="a2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16" style:parent-style-name="Graphics">
      <style:graphic-properties fo:border="none" fo:background-color="transparent" fo:clip="rect(-0.00038in, -0.00038in, -0.00038in, -0.00038in)"/>
    </style:style>
    <style:style style:family="graphic" style:name="a2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18" style:parent-style-name="Graphics">
      <style:graphic-properties fo:border="none" fo:background-color="transparent" fo:clip="rect(-0.00038in, -0.00038in, -0.00038in, -0.00038in)"/>
    </style:style>
    <style:style style:family="graphic" style:name="a21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0" style:parent-style-name="Graphics">
      <style:graphic-properties fo:border="none" fo:background-color="transparent" fo:clip="rect(-0.00038in, -0.00038in, -0.00038in, -0.00038in)"/>
    </style:style>
    <style:style style:family="graphic" style:name="a22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2" style:parent-style-name="Graphics">
      <style:graphic-properties fo:border="none" fo:background-color="transparent" fo:clip="rect(-0.00038in, -0.00038in, -0.00038in, -0.00038in)"/>
    </style:style>
    <style:style style:family="graphic" style:name="a22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4" style:parent-style-name="Graphics">
      <style:graphic-properties fo:border="none" fo:background-color="transparent" fo:clip="rect(-0.00038in, -0.00038in, -0.00038in, -0.00038in)"/>
    </style:style>
    <style:style style:family="graphic" style:name="a22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6" style:parent-style-name="Graphics">
      <style:graphic-properties fo:border="none" fo:background-color="transparent" fo:clip="rect(-0.00038in, -0.00038in, -0.00038in, -0.00038in)"/>
    </style:style>
    <style:style style:family="graphic" style:name="a22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8" style:parent-style-name="Graphics">
      <style:graphic-properties fo:border="none" fo:background-color="transparent" fo:clip="rect(-0.00038in, -0.00038in, -0.00038in, -0.00038in)"/>
    </style:style>
    <style:style style:family="graphic" style:name="a22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30" style:parent-style-name="Graphics">
      <style:graphic-properties fo:border="none" fo:background-color="transparent" fo:clip="rect(-0.00038in, -0.00038in, -0.00038in, -0.00038in)"/>
    </style:style>
    <style:style style:family="graphic" style:name="a23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32" style:parent-style-name="Graphics">
      <style:graphic-properties fo:border="none" fo:background-color="transparent" fo:clip="rect(-0.00038in, -0.00038in, -0.00038in, -0.00038in)"/>
    </style:style>
    <style:style style:family="graphic" style:name="a23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34" style:parent-style-name="Graphics">
      <style:graphic-properties fo:border="none" fo:background-color="transparent" fo:clip="rect(-0.00038in, -0.00038in, -0.00038in, -0.00038in)"/>
    </style:style>
    <style:style style:family="graphic" style:name="a23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36" style:parent-style-name="Graphics">
      <style:graphic-properties fo:border="none" fo:background-color="transparent" fo:clip="rect(-0.00038in, -0.00038in, -0.00038in, -0.00038in)"/>
    </style:style>
    <style:style style:family="graphic" style:name="a23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38" style:parent-style-name="Graphics">
      <style:graphic-properties fo:border="none" fo:background-color="transparent" fo:clip="rect(-0.00038in, -0.00038in, -0.00038in, -0.00038in)"/>
    </style:style>
    <style:style style:family="graphic" style:name="a23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fo:clip="rect(-0.00038in, -0.00038in, -0.00038in, -0.00038in)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fo:clip="rect(-0.00038in, -0.00038in, -0.00038in, -0.00038in)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fo:clip="rect(-0.00038in, -0.00038in, -0.00038in, -0.00038in)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fo:clip="rect(-0.00038in, -0.00038in, -0.00038in, -0.00038in)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fo:clip="rect(-0.00038in, -0.00038in, -0.00038in, -0.00038in)"/>
    </style:style>
    <style:style style:family="graphic" style:name="a1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0" style:parent-style-name="Graphics">
      <style:graphic-properties fo:border="none" fo:background-color="transparent" fo:clip="rect(-0.00038in, -0.00038in, -0.00038in, -0.00038in)"/>
    </style:style>
    <style:style style:family="graphic" style:name="a24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2" style:parent-style-name="Graphics">
      <style:graphic-properties fo:border="none" fo:background-color="transparent" fo:clip="rect(-0.00038in, -0.00038in, -0.00038in, -0.00038in)"/>
    </style:style>
    <style:style style:family="graphic" style:name="a24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4" style:parent-style-name="Graphics">
      <style:graphic-properties fo:border="none" fo:background-color="transparent" fo:clip="rect(-0.00038in, -0.00038in, -0.00038in, -0.00038in)"/>
    </style:style>
    <style:style style:family="graphic" style:name="a24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0" style:parent-style-name="Graphics">
      <style:graphic-properties fo:border="none" fo:background-color="transparent" fo:clip="rect(-0.00038in, -0.00038in, -0.00038in, -0.00038in)"/>
    </style:style>
    <style:style style:family="graphic" style:name="a246" style:parent-style-name="Graphics">
      <style:graphic-properties fo:border="none" fo:background-color="transparent" fo:clip="rect(-0.00038in, -0.00038in, -0.00038in, -0.00038in)"/>
    </style:style>
    <style:style style:family="graphic" style:name="a10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2" style:parent-style-name="Graphics">
      <style:graphic-properties fo:border="none" fo:background-color="transparent" fo:clip="rect(-0.00038in, -0.00038in, -0.00038in, -0.00038in)"/>
    </style:style>
    <style:style style:family="graphic" style:name="a248" style:parent-style-name="Graphics">
      <style:graphic-properties fo:border="none" fo:background-color="transparent" fo:clip="rect(-0.00038in, -0.00038in, -0.00038in, -0.00038in)"/>
    </style:style>
    <style:style style:family="graphic" style:name="a10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none" fo:background-color="transparent" fo:clip="rect(-0.00038in, -0.00038in, -0.00038in, -0.00038in)"/>
    </style:style>
    <style:style style:family="graphic" style:name="a104" style:parent-style-name="Graphics">
      <style:graphic-properties fo:border="none" fo:background-color="transparent" fo:clip="rect(-0.00038in, -0.00038in, -0.00038in, -0.00038in)"/>
    </style:style>
    <style:style style:family="graphic" style:name="a2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fo:clip="rect(-0.00038in, -0.00038in, -0.00038in, -0.00038in)"/>
    </style:style>
    <style:style style:family="graphic" style:name="a106" style:parent-style-name="Graphics">
      <style:graphic-properties fo:border="none" fo:background-color="transparent" fo:clip="rect(-0.00038in, -0.00038in, -0.00038in, -0.00038in)"/>
    </style:style>
    <style:style style:family="graphic" style:name="a2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fo:clip="rect(-0.00038in, -0.00038in, -0.00038in, -0.00038in)"/>
    </style:style>
    <style:style style:family="graphic" style:name="a108" style:parent-style-name="Graphics">
      <style:graphic-properties fo:border="none" fo:background-color="transparent" fo:clip="rect(-0.00038in, -0.00038in, -0.00038in, -0.00038in)"/>
    </style:style>
    <style:style style:family="graphic" style:name="a2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fo:clip="rect(-0.00038in, -0.00038in, -0.00038in, -0.00038in)"/>
    </style:style>
    <style:style style:family="graphic" style:name="a2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fo:clip="rect(-0.00038in, -0.00038in, -0.00038in, -0.00038in)"/>
    </style:style>
    <style:style style:family="graphic" style:name="a2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0" style:parent-style-name="Graphics">
      <style:graphic-properties fo:border="none" fo:background-color="transparent" fo:clip="rect(-0.00038in, -0.00038in, -0.00038in, -0.00038in)"/>
    </style:style>
    <style:style style:family="graphic" style:name="a25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2" style:parent-style-name="Graphics">
      <style:graphic-properties fo:border="none" fo:background-color="transparent" fo:clip="rect(-0.00038in, -0.00038in, -0.00038in, -0.00038in)"/>
    </style:style>
    <style:style style:family="graphic" style:name="a25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4" style:parent-style-name="Graphics">
      <style:graphic-properties fo:border="none" fo:background-color="transparent" fo:clip="rect(-0.00038in, -0.00038in, -0.00038in, -0.00038in)"/>
    </style:style>
    <style:style style:family="graphic" style:name="a25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0" style:parent-style-name="Graphics">
      <style:graphic-properties fo:border="none" fo:background-color="transparent" fo:clip="rect(-0.00038in, -0.00038in, -0.00038in, -0.00038in)"/>
    </style:style>
    <style:style style:family="graphic" style:name="a256" style:parent-style-name="Graphics">
      <style:graphic-properties fo:border="none" fo:background-color="transparent" fo:clip="rect(-0.00038in, -0.00038in, -0.00038in, -0.00038in)"/>
    </style:style>
    <style:style style:family="graphic" style:name="a1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2" style:parent-style-name="Graphics">
      <style:graphic-properties fo:border="none" fo:background-color="transparent" fo:clip="rect(-0.00038in, -0.00038in, -0.00038in, -0.00038in)"/>
    </style:style>
    <style:style style:family="graphic" style:name="a258" style:parent-style-name="Graphics">
      <style:graphic-properties fo:border="none" fo:background-color="transparent" fo:clip="rect(-0.00038in, -0.00038in, -0.00038in, -0.00038in)"/>
    </style:style>
    <style:style style:family="graphic" style:name="a1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fo:clip="rect(-0.00038in, -0.00038in, -0.00038in, -0.00038in)"/>
    </style:style>
    <style:style style:family="graphic" style:name="a114" style:parent-style-name="Graphics">
      <style:graphic-properties fo:border="none" fo:background-color="transparent" fo:clip="rect(-0.00038in, -0.00038in, -0.00038in, -0.00038in)"/>
    </style:style>
    <style:style style:family="graphic" style:name="a3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none" fo:background-color="transparent" fo:clip="rect(-0.00038in, -0.00038in, -0.00038in, -0.00038in)"/>
    </style:style>
    <style:style style:family="graphic" style:name="a116" style:parent-style-name="Graphics">
      <style:graphic-properties fo:border="none" fo:background-color="transparent" fo:clip="rect(-0.00038in, -0.00038in, -0.00038in, -0.00038in)"/>
    </style:style>
    <style:style style:family="graphic" style:name="a3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 fo:clip="rect(-0.00038in, -0.00038in, -0.00038in, -0.00038in)"/>
    </style:style>
    <style:style style:family="graphic" style:name="a118" style:parent-style-name="Graphics">
      <style:graphic-properties fo:border="none" fo:background-color="transparent" fo:clip="rect(-0.00038in, -0.00038in, -0.00038in, -0.00038in)"/>
    </style:style>
    <style:style style:family="graphic" style:name="a3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none" fo:background-color="transparent" fo:clip="rect(-0.00038in, -0.00038in, -0.00038in, -0.00038in)"/>
    </style:style>
    <style:style style:family="graphic" style:name="a3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none" fo:background-color="transparent" fo:clip="rect(-0.00038in, -0.00038in, -0.00038in, -0.00038in)"/>
    </style:style>
    <style:style style:family="graphic" style:name="a3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0" style:parent-style-name="Graphics">
      <style:graphic-properties fo:border="none" fo:background-color="transparent" fo:clip="rect(-0.00038in, -0.00038in, -0.00038in, -0.00038in)"/>
    </style:style>
    <style:style style:family="graphic" style:name="a26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2" style:parent-style-name="Graphics">
      <style:graphic-properties fo:border="none" fo:background-color="transparent" fo:clip="rect(-0.00038in, -0.00038in, -0.00038in, -0.00038in)"/>
    </style:style>
    <style:style style:family="graphic" style:name="a26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4" style:parent-style-name="Graphics">
      <style:graphic-properties fo:border="none" fo:background-color="transparent" fo:clip="rect(-0.00038in, -0.00038in, -0.00038in, -0.00038in)"/>
    </style:style>
    <style:style style:family="graphic" style:name="a26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0" style:parent-style-name="Graphics">
      <style:graphic-properties fo:border="none" fo:background-color="transparent" fo:clip="rect(-0.00038in, -0.00038in, -0.00038in, -0.00038in)"/>
    </style:style>
    <style:style style:family="graphic" style:name="a266" style:parent-style-name="Graphics">
      <style:graphic-properties fo:border="none" fo:background-color="transparent" fo:clip="rect(-0.00038in, -0.00038in, -0.00038in, -0.00038in)"/>
    </style:style>
    <style:style style:family="graphic" style:name="a12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2" style:parent-style-name="Graphics">
      <style:graphic-properties fo:border="none" fo:background-color="transparent" fo:clip="rect(-0.00038in, -0.00038in, -0.00038in, -0.00038in)"/>
    </style:style>
    <style:style style:family="graphic" style:name="a268" style:parent-style-name="Graphics">
      <style:graphic-properties fo:border="none" fo:background-color="transparent" fo:clip="rect(-0.00038in, -0.00038in, -0.00038in, -0.00038in)"/>
    </style:style>
    <style:style style:family="graphic" style:name="a12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4" style:parent-style-name="Graphics">
      <style:graphic-properties fo:border="none" fo:background-color="transparent" fo:clip="rect(-0.00038in, -0.00038in, -0.00038in, -0.00038in)"/>
    </style:style>
    <style:style style:family="graphic" style:name="a40" style:parent-style-name="Graphics">
      <style:graphic-properties fo:border="none" fo:background-color="transparent" fo:clip="rect(-0.00038in, -0.00038in, -0.00038in, -0.00038in)"/>
    </style:style>
    <style:style style:family="graphic" style:name="a12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6" style:parent-style-name="Graphics">
      <style:graphic-properties fo:border="none" fo:background-color="transparent" fo:clip="rect(-0.00038in, -0.00038in, -0.00038in, -0.00038in)"/>
    </style:style>
    <style:style style:family="graphic" style:name="a42" style:parent-style-name="Graphics">
      <style:graphic-properties fo:border="none" fo:background-color="transparent" fo:clip="rect(-0.00038in, -0.00038in, -0.00038in, -0.00038in)"/>
    </style:style>
    <style:style style:family="graphic" style:name="a12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8" style:parent-style-name="Graphics">
      <style:graphic-properties fo:border="none" fo:background-color="transparent" fo:clip="rect(-0.00038in, -0.00038in, -0.00038in, -0.00038in)"/>
    </style:style>
    <style:style style:family="graphic" style:name="a44" style:parent-style-name="Graphics">
      <style:graphic-properties fo:border="none" fo:background-color="transparent" fo:clip="rect(-0.00038in, -0.00038in, -0.00038in, -0.00038in)"/>
    </style:style>
    <style:style style:family="graphic" style:name="a12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none" fo:background-color="transparent" fo:clip="rect(-0.00038in, -0.00038in, -0.00038in, -0.00038in)"/>
    </style:style>
    <style:style style:family="graphic" style:name="a4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8" style:parent-style-name="Graphics">
      <style:graphic-properties fo:border="none" fo:background-color="transparent" fo:clip="rect(-0.00038in, -0.00038in, -0.00038in, -0.00038in)"/>
    </style:style>
    <style:style style:family="graphic" style:name="a4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70" style:parent-style-name="Graphics">
      <style:graphic-properties fo:border="none" fo:background-color="transparent" fo:clip="rect(-0.00038in, -0.00038in, -0.00038in, -0.00038in)"/>
    </style:style>
    <style:style style:family="graphic" style:name="a27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72" style:parent-style-name="Graphics">
      <style:graphic-properties fo:border="none" fo:background-color="transparent" fo:clip="rect(-0.00038in, -0.00038in, -0.00038in, -0.00038in)"/>
    </style:style>
    <style:style style:family="graphic" style:name="a27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74" style:parent-style-name="Graphics">
      <style:graphic-properties fo:border="none" fo:background-color="transparent" fo:clip="rect(-0.00038in, -0.00038in, -0.00038in, -0.00038in)"/>
    </style:style>
    <style:style style:family="graphic" style:name="a27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0" style:parent-style-name="Graphics">
      <style:graphic-properties fo:border="none" fo:background-color="transparent" fo:clip="rect(-0.00038in, -0.00038in, -0.00038in, -0.00038in)"/>
    </style:style>
    <style:style style:family="graphic" style:name="a276" style:parent-style-name="Graphics">
      <style:graphic-properties fo:border="none" fo:background-color="transparent" fo:clip="rect(-0.00038in, -0.00038in, -0.00038in, -0.00038in)"/>
    </style:style>
    <style:style style:family="graphic" style:name="a13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7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2" style:parent-style-name="Graphics">
      <style:graphic-properties fo:border="none" fo:background-color="transparent" fo:clip="rect(-0.00038in, -0.00038in, -0.00038in, -0.00038in)"/>
    </style:style>
    <style:style style:family="graphic" style:name="a278" style:parent-style-name="Graphics">
      <style:graphic-properties fo:border="none" fo:background-color="transparent" fo:clip="rect(-0.00038in, -0.00038in, -0.00038in, -0.00038in)"/>
    </style:style>
    <style:style style:family="graphic" style:name="a13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7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4" style:parent-style-name="Graphics">
      <style:graphic-properties fo:border="none" fo:background-color="transparent" fo:clip="rect(-0.00038in, -0.00038in, -0.00038in, -0.00038in)"/>
    </style:style>
    <style:style style:family="graphic" style:name="a50" style:parent-style-name="Graphics">
      <style:graphic-properties fo:border="none" fo:background-color="transparent" fo:clip="rect(-0.00038in, -0.00038in, -0.00038in, -0.00038in)"/>
    </style:style>
    <style:style style:family="graphic" style:name="a13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6" style:parent-style-name="Graphics">
      <style:graphic-properties fo:border="none" fo:background-color="transparent" fo:clip="rect(-0.00038in, -0.00038in, -0.00038in, -0.00038in)"/>
    </style:style>
    <style:style style:family="graphic" style:name="a52" style:parent-style-name="Graphics">
      <style:graphic-properties fo:border="none" fo:background-color="transparent" fo:clip="rect(-0.00038in, -0.00038in, -0.00038in, -0.00038in)"/>
    </style:style>
    <style:style style:family="graphic" style:name="a13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8" style:parent-style-name="Graphics">
      <style:graphic-properties fo:border="none" fo:background-color="transparent" fo:clip="rect(-0.00038in, -0.00038in, -0.00038in, -0.00038in)"/>
    </style:style>
    <style:style style:family="graphic" style:name="a54" style:parent-style-name="Graphics">
      <style:graphic-properties fo:border="none" fo:background-color="transparent" fo:clip="rect(-0.00038in, -0.00038in, -0.00038in, -0.00038in)"/>
    </style:style>
    <style:style style:family="graphic" style:name="a13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none" fo:background-color="transparent" fo:clip="rect(-0.00038in, -0.00038in, -0.00038in, -0.00038in)"/>
    </style:style>
    <style:style style:family="graphic" style:name="a5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8" style:parent-style-name="Graphics">
      <style:graphic-properties fo:border="none" fo:background-color="transparent" fo:clip="rect(-0.00038in, -0.00038in, -0.00038in, -0.00038in)"/>
    </style:style>
    <style:style style:family="graphic" style:name="a5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80" style:parent-style-name="Graphics">
      <style:graphic-properties fo:border="none" fo:background-color="transparent" fo:clip="rect(-0.00038in, -0.00038in, -0.00038in, -0.00038in)"/>
    </style:style>
    <style:style style:family="graphic" style:name="a28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82" style:parent-style-name="Graphics">
      <style:graphic-properties fo:border="none" fo:background-color="transparent" fo:clip="rect(-0.00038in, -0.00038in, -0.00038in, -0.00038in)"/>
    </style:style>
    <style:style style:family="graphic" style:name="a28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84" style:parent-style-name="Graphics">
      <style:graphic-properties fo:border="none" fo:background-color="transparent" fo:clip="rect(-0.00038in, -0.00038in, -0.00038in, -0.00038in)"/>
    </style:style>
    <style:style style:family="graphic" style:name="a28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0" style:parent-style-name="Graphics">
      <style:graphic-properties fo:border="none" fo:background-color="transparent" fo:clip="rect(-0.00038in, -0.00038in, -0.00038in, -0.00038in)"/>
    </style:style>
    <style:style style:family="graphic" style:name="a286" style:parent-style-name="Graphics">
      <style:graphic-properties fo:border="none" fo:background-color="transparent" fo:clip="rect(-0.00038in, -0.00038in, -0.00038in, -0.00038in)"/>
    </style:style>
    <style:style style:family="graphic" style:name="a14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0" style:parent-style-name="Graphics">
      <style:graphic-properties fo:border="none" fo:background-color="transparent" fo:clip="rect(-0.00038in, -0.00038in, -0.00038in, -0.00038in)"/>
    </style:style>
    <style:style style:family="graphic" style:name="a28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2" style:parent-style-name="Graphics">
      <style:graphic-properties fo:border="none" fo:background-color="transparent" fo:clip="rect(-0.00038in, -0.00038in, -0.00038in, -0.00038in)"/>
    </style:style>
    <style:style style:family="graphic" style:name="a30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88" style:parent-style-name="Graphics">
      <style:graphic-properties fo:border="none" fo:background-color="transparent" fo:clip="rect(-0.00038in, -0.00038in, -0.00038in, -0.00038in)"/>
    </style:style>
    <style:style style:family="graphic" style:name="a14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2" style:parent-style-name="Graphics">
      <style:graphic-properties fo:border="none" fo:background-color="transparent" fo:clip="rect(-0.00038in, -0.00038in, -0.00038in, -0.00038in)"/>
    </style:style>
    <style:style style:family="graphic" style:name="a28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0" style:parent-style-name="Graphics">
      <style:graphic-properties fo:border="none" fo:background-color="transparent" fo:clip="rect(-0.00038in, -0.00038in, -0.00038in, -0.00038in)"/>
    </style:style>
    <style:style style:family="graphic" style:name="a30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4" style:parent-style-name="Graphics">
      <style:graphic-properties fo:border="none" fo:background-color="transparent" fo:clip="rect(-0.00038in, -0.00038in, -0.00038in, -0.00038in)"/>
    </style:style>
    <style:style style:family="graphic" style:name="a6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4" style:parent-style-name="Graphics">
      <style:graphic-properties fo:border="none" fo:background-color="transparent" fo:clip="rect(-0.00038in, -0.00038in, -0.00038in, -0.00038in)"/>
    </style:style>
    <style:style style:family="graphic" style:name="a14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2" style:parent-style-name="Graphics">
      <style:graphic-properties fo:border="none" fo:background-color="transparent" fo:clip="rect(-0.00038in, -0.00038in, -0.00038in, -0.00038in)"/>
    </style:style>
    <style:style style:family="graphic" style:name="a30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6" style:parent-style-name="Graphics">
      <style:graphic-properties fo:border="none" fo:background-color="transparent" fo:clip="rect(-0.00038in, -0.00038in, -0.00038in, -0.00038in)"/>
    </style:style>
    <style:style style:family="graphic" style:name="a6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6" style:parent-style-name="Graphics">
      <style:graphic-properties fo:border="none" fo:background-color="transparent" fo:clip="rect(-0.00038in, -0.00038in, -0.00038in, -0.00038in)"/>
    </style:style>
    <style:style style:family="graphic" style:name="a14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4" style:parent-style-name="Graphics">
      <style:graphic-properties fo:border="none" fo:background-color="transparent" fo:clip="rect(-0.00038in, -0.00038in, -0.00038in, -0.00038in)"/>
    </style:style>
    <style:style style:family="graphic" style:name="a30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8" style:parent-style-name="Graphics">
      <style:graphic-properties fo:border="none" fo:background-color="transparent" fo:clip="rect(-0.00038in, -0.00038in, -0.00038in, -0.00038in)"/>
    </style:style>
    <style:style style:family="graphic" style:name="a6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8" style:parent-style-name="Graphics">
      <style:graphic-properties fo:border="none" fo:background-color="transparent" fo:clip="rect(-0.00038in, -0.00038in, -0.00038in, -0.00038in)"/>
    </style:style>
    <style:style style:family="graphic" style:name="a14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6" style:parent-style-name="Graphics">
      <style:graphic-properties fo:border="none" fo:background-color="transparent" fo:clip="rect(-0.00038in, -0.00038in, -0.00038in, -0.00038in)"/>
    </style:style>
    <style:style style:family="graphic" style:name="a30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8" style:parent-style-name="Graphics">
      <style:graphic-properties fo:border="none" fo:background-color="transparent" fo:clip="rect(-0.00038in, -0.00038in, -0.00038in, -0.00038in)"/>
    </style:style>
    <style:style style:family="graphic" style:name="a6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90" style:parent-style-name="Graphics">
      <style:graphic-properties fo:border="none" fo:background-color="transparent" fo:clip="rect(-0.00038in, -0.00038in, -0.00038in, -0.00038in)"/>
    </style:style>
    <style:style style:family="graphic" style:name="a29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92" style:parent-style-name="Graphics">
      <style:graphic-properties fo:border="none" fo:background-color="transparent" fo:clip="rect(-0.00038in, -0.00038in, -0.00038in, -0.00038in)"/>
    </style:style>
    <style:style style:family="graphic" style:name="a29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94" style:parent-style-name="Graphics">
      <style:graphic-properties fo:border="none" fo:background-color="transparent" fo:clip="rect(-0.00038in, -0.00038in, -0.00038in, -0.00038in)"/>
    </style:style>
    <style:style style:family="graphic" style:name="a29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0" style:parent-style-name="Graphics">
      <style:graphic-properties fo:border="none" fo:background-color="transparent" fo:clip="rect(-0.00038in, -0.00038in, -0.00038in, -0.00038in)"/>
    </style:style>
    <style:style style:family="graphic" style:name="a296" style:parent-style-name="Graphics">
      <style:graphic-properties fo:border="none" fo:background-color="transparent" fo:clip="rect(-0.00038in, -0.00038in, -0.00038in, -0.00038in)"/>
    </style:style>
    <style:style style:family="graphic" style:name="a15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10" style:parent-style-name="Graphics">
      <style:graphic-properties fo:border="none" fo:background-color="transparent" fo:clip="rect(-0.00038in, -0.00038in, -0.00038in, -0.00038in)"/>
    </style:style>
    <style:style style:family="graphic" style:name="a29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2" style:parent-style-name="Graphics">
      <style:graphic-properties fo:border="none" fo:background-color="transparent" fo:clip="rect(-0.00038in, -0.00038in, -0.00038in, -0.00038in)"/>
    </style:style>
    <style:style style:family="graphic" style:name="a3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98" style:parent-style-name="Graphics">
      <style:graphic-properties fo:border="none" fo:background-color="transparent" fo:clip="rect(-0.00038in, -0.00038in, -0.00038in, -0.00038in)"/>
    </style:style>
    <style:style style:family="graphic" style:name="a15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12" style:parent-style-name="Graphics">
      <style:graphic-properties fo:border="none" fo:background-color="transparent" fo:clip="rect(-0.00038in, -0.00038in, -0.00038in, -0.00038in)"/>
    </style:style>
    <style:style style:family="graphic" style:name="a29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0" style:parent-style-name="Graphics">
      <style:graphic-properties fo:border="none" fo:background-color="transparent" fo:clip="rect(-0.00038in, -0.00038in, -0.00038in, -0.00038in)"/>
    </style:style>
    <style:style style:family="graphic" style:name="a3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4" style:parent-style-name="Graphics">
      <style:graphic-properties fo:border="none" fo:background-color="transparent" fo:clip="rect(-0.00038in, -0.00038in, -0.00038in, -0.00038in)"/>
    </style:style>
    <style:style style:family="graphic" style:name="a7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14" style:parent-style-name="Graphics">
      <style:graphic-properties fo:border="none" fo:background-color="transparent" fo:clip="rect(-0.00038in, -0.00038in, -0.00038in, -0.00038in)"/>
    </style:style>
    <style:style style:family="graphic" style:name="a15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2" style:parent-style-name="Graphics">
      <style:graphic-properties fo:border="none" fo:background-color="transparent" fo:clip="rect(-0.00038in, -0.00038in, -0.00038in, -0.00038in)"/>
    </style:style>
    <style:style style:family="graphic" style:name="a3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6" style:parent-style-name="Graphics">
      <style:graphic-properties fo:border="none" fo:background-color="transparent" fo:clip="rect(-0.00038in, -0.00038in, -0.00038in, -0.00038in)"/>
    </style:style>
    <style:style style:family="graphic" style:name="a7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16" style:parent-style-name="Graphics">
      <style:graphic-properties fo:border="none" fo:background-color="transparent" fo:clip="rect(-0.00038in, -0.00038in, -0.00038in, -0.00038in)"/>
    </style:style>
    <style:style style:family="graphic" style:name="a15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4" style:parent-style-name="Graphics">
      <style:graphic-properties fo:border="none" fo:background-color="transparent" fo:clip="rect(-0.00038in, -0.00038in, -0.00038in, -0.00038in)"/>
    </style:style>
    <style:style style:family="graphic" style:name="a3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8" style:parent-style-name="Graphics">
      <style:graphic-properties fo:border="none" fo:background-color="transparent" fo:clip="rect(-0.00038in, -0.00038in, -0.00038in, -0.00038in)"/>
    </style:style>
    <style:style style:family="graphic" style:name="a7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18" style:parent-style-name="Graphics">
      <style:graphic-properties fo:border="none" fo:background-color="transparent" fo:clip="rect(-0.00038in, -0.00038in, -0.00038in, -0.00038in)"/>
    </style:style>
    <style:style style:family="graphic" style:name="a15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6" style:parent-style-name="Graphics">
      <style:graphic-properties fo:border="none" fo:background-color="transparent" fo:clip="rect(-0.00038in, -0.00038in, -0.00038in, -0.00038in)"/>
    </style:style>
    <style:style style:family="graphic" style:name="a31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8" style:parent-style-name="Graphics">
      <style:graphic-properties fo:border="none" fo:background-color="transparent" fo:clip="rect(-0.00038in, -0.00038in, -0.00038in, -0.00038in)"/>
    </style:style>
    <style:style style:family="graphic" style:name="a7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0" style:parent-style-name="Graphics">
      <style:graphic-properties fo:border="none" fo:background-color="transparent" fo:clip="rect(-0.00038in, -0.00038in, -0.00038in, -0.00038in)"/>
    </style:style>
    <style:style style:family="graphic" style:name="a16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2" style:parent-style-name="Graphics">
      <style:graphic-properties fo:border="none" fo:background-color="transparent" fo:clip="rect(-0.00038in, -0.00038in, -0.00038in, -0.00038in)"/>
    </style:style>
    <style:style style:family="graphic" style:name="a16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0" style:parent-style-name="Graphics">
      <style:graphic-properties fo:border="none" fo:background-color="transparent" fo:clip="rect(-0.00038in, -0.00038in, -0.00038in, -0.00038in)"/>
    </style:style>
    <style:style style:family="graphic" style:name="a164" style:parent-style-name="Graphics">
      <style:graphic-properties fo:border="none" fo:background-color="transparent" fo:clip="rect(-0.00038in, -0.00038in, -0.00038in, -0.00038in)"/>
    </style:style>
    <style:style style:family="graphic" style:name="a8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2" style:parent-style-name="Graphics">
      <style:graphic-properties fo:border="none" fo:background-color="transparent" fo:clip="rect(-0.00038in, -0.00038in, -0.00038in, -0.00038in)"/>
    </style:style>
    <style:style style:family="graphic" style:name="a166" style:parent-style-name="Graphics">
      <style:graphic-properties fo:border="none" fo:background-color="transparent" fo:clip="rect(-0.00038in, -0.00038in, -0.00038in, -0.00038in)"/>
    </style:style>
    <style:style style:family="graphic" style:name="a8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4" style:parent-style-name="Graphics">
      <style:graphic-properties fo:border="none" fo:background-color="transparent" fo:clip="rect(-0.00038in, -0.00038in, -0.00038in, -0.00038in)"/>
    </style:style>
    <style:style style:family="graphic" style:name="a168" style:parent-style-name="Graphics">
      <style:graphic-properties fo:border="none" fo:background-color="transparent" fo:clip="rect(-0.00038in, -0.00038in, -0.00038in, -0.00038in)"/>
    </style:style>
    <style:style style:family="graphic" style:name="a8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6" style:parent-style-name="Graphics">
      <style:graphic-properties fo:border="none" fo:background-color="transparent" fo:clip="rect(-0.00038in, -0.00038in, -0.00038in, -0.00038in)"/>
    </style:style>
    <style:style style:family="graphic" style:name="a8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8" style:parent-style-name="Graphics">
      <style:graphic-properties fo:border="none" fo:background-color="transparent" fo:clip="rect(-0.00038in, -0.00038in, -0.00038in, -0.00038in)"/>
    </style:style>
    <style:style style:family="graphic" style:name="a8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fo:clip="rect(-0.00038in, -0.00038in, -0.00038in, -0.00038in)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fo:clip="rect(-0.00038in, -0.00038in, -0.00038in, -0.00038in)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fo:clip="rect(-0.00038in, -0.00038in, -0.00038in, -0.00038in)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fo:clip="rect(-0.00038in, -0.00038in, -0.00038in, -0.00038in)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fo:clip="rect(-0.00038in, -0.00038in, -0.00038in, -0.00038in)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0" style:parent-style-name="Graphics">
      <style:graphic-properties fo:border="none" fo:background-color="transparent" fo:clip="rect(-0.00038in, -0.00038in, -0.00038in, -0.00038in)"/>
    </style:style>
    <style:style style:family="graphic" style:name="a17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2" style:parent-style-name="Graphics">
      <style:graphic-properties fo:border="none" fo:background-color="transparent" fo:clip="rect(-0.00038in, -0.00038in, -0.00038in, -0.00038in)"/>
    </style:style>
    <style:style style:family="graphic" style:name="a17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0" style:parent-style-name="Graphics">
      <style:graphic-properties fo:border="none" fo:background-color="transparent" fo:clip="rect(-0.00038in, -0.00038in, -0.00038in, -0.00038in)"/>
    </style:style>
    <style:style style:family="graphic" style:name="a174" style:parent-style-name="Graphics">
      <style:graphic-properties fo:border="none" fo:background-color="transparent" fo:clip="rect(-0.00038in, -0.00038in, -0.00038in, -0.00038in)"/>
    </style:style>
    <style:style style:family="graphic" style:name="a9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2" style:parent-style-name="Graphics">
      <style:graphic-properties fo:border="none" fo:background-color="transparent" fo:clip="rect(-0.00038in, -0.00038in, -0.00038in, -0.00038in)"/>
    </style:style>
    <style:style style:family="graphic" style:name="a176" style:parent-style-name="Graphics">
      <style:graphic-properties fo:border="none" fo:background-color="transparent" fo:clip="rect(-0.00038in, -0.00038in, -0.00038in, -0.00038in)"/>
    </style:style>
    <style:style style:family="graphic" style:name="a9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4" style:parent-style-name="Graphics">
      <style:graphic-properties fo:border="none" fo:background-color="transparent" fo:clip="rect(-0.00038in, -0.00038in, -0.00038in, -0.00038in)"/>
    </style:style>
    <style:style style:family="graphic" style:name="a178" style:parent-style-name="Graphics">
      <style:graphic-properties fo:border="none" fo:background-color="transparent" fo:clip="rect(-0.00038in, -0.00038in, -0.00038in, -0.00038in)"/>
    </style:style>
  </office:automatic-styles>
  <office:body>
    <office:text text:use-soft-page-breaks="true">
      <text:h text:style-name="P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">This is bold,<text:s/></text:span><text:span text:style-name="T3">this is italic</text:span>,<text:s/><text:span text:style-name="T4">and this is bold italic</text:span>. This is normal.<text:s/><text:span text:style-name="InlineStyle">This is in a defined inline style called InlineStyle</text:span>. This is normal.<text:s/><text:span text:style-name="T5">This is red text.</text:span><text:s/>This is normal.<text:s/></text:p>
      <text:p text:style-name="P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">First item of bulleted list.<text:s/></text:p>
        </text:list-item>
        <text:list-item>
          <text:p text:style-name="P8">Second item of bulleted list.</text:p>
        </text:list-item>
      </text:list>
      <text:p text:style-name="P9">Second paragraph of second item of bulleted list.<text:s/></text:p>
      <text:list text:style-name="LFO2" text:continue-numbering="true">
        <text:list-item>
          <text:p text:style-name="P10">Third item of bulleted list.</text:p>
          <text:list text:continue-numbering="true">
            <text:list-item>
              <text:p text:style-name="P11">First item of third item’s nested list</text:p>
            </text:list-item>
            <text:list-item>
              <text:p text:style-name="P12">Second item of third item’s nested list</text:p>
            </text:list-item>
          </text:list>
        </text:list-item>
        <text:list-item>
          <text:p text:style-name="P1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4">First item of numbered list.<text:s/></text:p>
        </text:list-item>
        <text:list-item>
          <text:p text:style-name="P15">Second item of numbered list.</text:p>
        </text:list-item>
      </text:list>
      <text:p text:style-name="P16">Second paragraph of second item of numbered list.<text:s/></text:p>
      <text:list text:style-name="LFO3" text:continue-numbering="true">
        <text:list-item>
          <text:p text:style-name="P17">Third item of numbered list.</text:p>
        </text:list-item>
      </text:list>
      <text:p text:style-name="Normal"/>
      <text:p text:style-name="Normal">Here is a BMP picture:</text:p>
      <text:p text:style-name="Normal"><text:span text:style-name="T18"><draw:frame draw:style-name="a0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/>
          </table:table-cell>
          <table:table-cell table:style-name="TableCell28" table:number-columns-spanned="2">
            <text:p text:style-name="P29">New York</text:p>
          </table:table-cell>
          <table:covered-table-cell/>
          <table:table-cell table:style-name="TableCell30">
            <text:p text:style-name="P31">Boston</text:p>
          </table:table-cell>
          <table:table-cell table:style-name="TableCell32">
            <text:p text:style-name="P33">Detroit</text:p>
          </table:table-cell>
        </table:table-row>
        <table:table-row table:style-name="TableRow34">
          <table:table-cell table:style-name="TableCell35">
            <text:p text:style-name="Normal">Baseball</text:p>
          </table:table-cell>
          <table:table-cell table:style-name="TableCell36">
            <text:p text:style-name="Normal">Mets</text:p>
          </table:table-cell>
          <table:table-cell table:style-name="TableCell37">
            <text:p text:style-name="Normal">Yankees</text:p>
          </table:table-cell>
          <table:table-cell table:style-name="TableCell38">
            <text:p text:style-name="Normal">Red Sox</text:p>
          </table:table-cell>
          <table:table-cell table:style-name="TableCell39">
            <text:p text:style-name="Normal">Tigers</text:p>
          </table:table-cell>
        </table:table-row>
        <table:table-row table:style-name="TableRow40">
          <table:table-cell table:style-name="TableCell41">
            <text:p text:style-name="Normal">Hockey</text:p>
          </table:table-cell>
          <table:table-cell table:style-name="TableCell42">
            <text:p text:style-name="Normal">Rangers</text:p>
          </table:table-cell>
          <table:table-cell table:style-name="TableCell43">
            <text:p text:style-name="Normal">Islanders</text:p>
          </table:table-cell>
          <table:table-cell table:style-name="TableCell44">
            <text:p text:style-name="Normal">Bruins</text:p>
          </table:table-cell>
          <table:table-cell table:style-name="TableCell45">
            <text:p text:style-name="Normal">Red Wings</text:p>
          </table:table-cell>
        </table:table-row>
        <table:table-row table:style-name="TableRow46">
          <table:table-cell table:style-name="TableCell47">
            <text:p text:style-name="Normal">Football</text:p>
          </table:table-cell>
          <table:table-cell table:style-name="TableCell48">
            <text:p text:style-name="Normal">Giants</text:p>
          </table:table-cell>
          <table:table-cell table:style-name="TableCell49">
            <text:p text:style-name="Normal">Jets</text:p>
          </table:table-cell>
          <table:table-cell table:style-name="TableCell50">
            <text:p text:style-name="Normal">Patriots</text:p>
          </table:table-cell>
          <table:table-cell table:style-name="TableCell5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0" draw:style-name="a1" draw:name="ole_rId3" text:anchor-type="as-char" svg:x="0in" svg:y="0in" svg:width="3.52083in" svg:height="1.25in" style:rel-width="scale" style:rel-height="scale"><draw:object-ole draw:class-id="00020830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2">This is bold,<text:s/></text:span><text:span text:style-name="T53">this is italic</text:span>,<text:s/><text:span text:style-name="T54">and this is bold italic</text:span>. This is normal.<text:s/><text:span text:style-name="InlineStyle">This is in a defined inline style called InlineStyle</text:span>. This is normal.<text:s/><text:span text:style-name="T55">This is red text.</text:span><text:s/>This is normal.<text:s/></text:p>
      <text:p text:style-name="P5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7">First item of bulleted list.<text:s/></text:p>
        </text:list-item>
        <text:list-item>
          <text:p text:style-name="P58">Second item of bulleted list.</text:p>
        </text:list-item>
      </text:list>
      <text:p text:style-name="P59">Second paragraph of second item of bulleted list.<text:s/></text:p>
      <text:list text:style-name="LFO2" text:continue-numbering="true">
        <text:list-item>
          <text:p text:style-name="P60">Third item of bulleted list.</text:p>
          <text:list text:continue-numbering="true">
            <text:list-item>
              <text:p text:style-name="P61">First item of third item’s nested list</text:p>
            </text:list-item>
            <text:list-item>
              <text:p text:style-name="P62">Second item of third item’s nested list</text:p>
            </text:list-item>
          </text:list>
        </text:list-item>
        <text:list-item>
          <text:p text:style-name="P6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4">First item of numbered list.<text:s/></text:p>
        </text:list-item>
        <text:list-item>
          <text:p text:style-name="P65">Second item of numbered list.</text:p>
        </text:list-item>
      </text:list>
      <text:p text:style-name="P66">Second paragraph of second item of numbered list.<text:s/></text:p>
      <text:list text:style-name="LFO3" text:continue-numbering="true">
        <text:list-item>
          <text:p text:style-name="P67">Third item of numbered list.</text:p>
        </text:list-item>
      </text:list>
      <text:p text:style-name="Normal"/>
      <text:p text:style-name="Normal">Here is a BMP picture:</text:p>
      <text:p text:style-name="Normal"><text:span text:style-name="T68"><draw:frame draw:style-name="a2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/>
          </table:table-cell>
          <table:table-cell table:style-name="TableCell78" table:number-columns-spanned="2">
            <text:p text:style-name="P79">New York</text:p>
          </table:table-cell>
          <table:covered-table-cell/>
          <table:table-cell table:style-name="TableCell80">
            <text:p text:style-name="P81">Boston</text:p>
          </table:table-cell>
          <table:table-cell table:style-name="TableCell82">
            <text:p text:style-name="P83">Detroit</text:p>
          </table:table-cell>
        </table:table-row>
        <table:table-row table:style-name="TableRow84">
          <table:table-cell table:style-name="TableCell85">
            <text:p text:style-name="Normal">Baseball</text:p>
          </table:table-cell>
          <table:table-cell table:style-name="TableCell86">
            <text:p text:style-name="Normal">Mets</text:p>
          </table:table-cell>
          <table:table-cell table:style-name="TableCell87">
            <text:p text:style-name="Normal">Yankees</text:p>
          </table:table-cell>
          <table:table-cell table:style-name="TableCell88">
            <text:p text:style-name="Normal">Red Sox</text:p>
          </table:table-cell>
          <table:table-cell table:style-name="TableCell89">
            <text:p text:style-name="Normal">Tigers</text:p>
          </table:table-cell>
        </table:table-row>
        <table:table-row table:style-name="TableRow90">
          <table:table-cell table:style-name="TableCell91">
            <text:p text:style-name="Normal">Hockey</text:p>
          </table:table-cell>
          <table:table-cell table:style-name="TableCell92">
            <text:p text:style-name="Normal">Rangers</text:p>
          </table:table-cell>
          <table:table-cell table:style-name="TableCell93">
            <text:p text:style-name="Normal">Islanders</text:p>
          </table:table-cell>
          <table:table-cell table:style-name="TableCell94">
            <text:p text:style-name="Normal">Bruins</text:p>
          </table:table-cell>
          <table:table-cell table:style-name="TableCell95">
            <text:p text:style-name="Normal">Red Wings</text:p>
          </table:table-cell>
        </table:table-row>
        <table:table-row table:style-name="TableRow96">
          <table:table-cell table:style-name="TableCell97">
            <text:p text:style-name="Normal">Football</text:p>
          </table:table-cell>
          <table:table-cell table:style-name="TableCell98">
            <text:p text:style-name="Normal">Giants</text:p>
          </table:table-cell>
          <table:table-cell table:style-name="TableCell99">
            <text:p text:style-name="Normal">Jets</text:p>
          </table:table-cell>
          <table:table-cell table:style-name="TableCell100">
            <text:p text:style-name="Normal">Patriots</text:p>
          </table:table-cell>
          <table:table-cell table:style-name="TableCell10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" draw:style-name="a3" draw:name="ole_rId6" text:anchor-type="as-char" svg:x="0in" svg:y="0in" svg:width="3.52083in" svg:height="1.25in" style:rel-width="scale" style:rel-height="scale"><draw:object-ole draw:class-id="00020830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Normal">This concludes our test.</text:p>
      <text:p text:style-name="P102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03">This is bold,<text:s/></text:span><text:span text:style-name="T104">this is italic</text:span>,<text:s/><text:span text:style-name="T105">and this is bold italic</text:span>. This is normal.<text:s/><text:span text:style-name="InlineStyle">This is in a defined inline style called InlineStyle</text:span>. This is normal.<text:s/><text:span text:style-name="T106">This is red text.</text:span><text:s/>This is normal.<text:s/></text:p>
      <text:p text:style-name="P10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08">First item of bulleted list.<text:s/></text:p>
        </text:list-item>
        <text:list-item>
          <text:p text:style-name="P109">Second item of bulleted list.</text:p>
        </text:list-item>
      </text:list>
      <text:p text:style-name="P110">Second paragraph of second item of bulleted list.<text:s/></text:p>
      <text:list text:style-name="LFO2" text:continue-numbering="true">
        <text:list-item>
          <text:p text:style-name="P111">Third item of bulleted list.</text:p>
          <text:list text:continue-numbering="true">
            <text:list-item>
              <text:p text:style-name="P112">First item of third item’s nested list</text:p>
            </text:list-item>
            <text:list-item>
              <text:p text:style-name="P113">Second item of third item’s nested list</text:p>
            </text:list-item>
          </text:list>
        </text:list-item>
        <text:list-item>
          <text:p text:style-name="P11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15">First item of numbered list.<text:s/></text:p>
        </text:list-item>
        <text:list-item>
          <text:p text:style-name="P116">Second item of numbered list.</text:p>
        </text:list-item>
      </text:list>
      <text:p text:style-name="P117">Second paragraph of second item of numbered list.<text:s/></text:p>
      <text:list text:style-name="LFO3" text:continue-numbering="true">
        <text:list-item>
          <text:p text:style-name="P118">Third item of numbered list.</text:p>
        </text:list-item>
      </text:list>
      <text:p text:style-name="Normal"/>
      <text:p text:style-name="Normal">Here is a BMP picture:</text:p>
      <text:p text:style-name="Normal"><text:span text:style-name="T119"><draw:frame draw:style-name="a4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/>
          </table:table-cell>
          <table:table-cell table:style-name="TableCell129" table:number-columns-spanned="2">
            <text:p text:style-name="P130">New York</text:p>
          </table:table-cell>
          <table:covered-table-cell/>
          <table:table-cell table:style-name="TableCell131">
            <text:p text:style-name="P132">Boston</text:p>
          </table:table-cell>
          <table:table-cell table:style-name="TableCell133">
            <text:p text:style-name="P134">Detroit</text:p>
          </table:table-cell>
        </table:table-row>
        <table:table-row table:style-name="TableRow135">
          <table:table-cell table:style-name="TableCell136">
            <text:p text:style-name="Normal">Baseball</text:p>
          </table:table-cell>
          <table:table-cell table:style-name="TableCell137">
            <text:p text:style-name="Normal">Mets</text:p>
          </table:table-cell>
          <table:table-cell table:style-name="TableCell138">
            <text:p text:style-name="Normal">Yankees</text:p>
          </table:table-cell>
          <table:table-cell table:style-name="TableCell139">
            <text:p text:style-name="Normal">Red Sox</text:p>
          </table:table-cell>
          <table:table-cell table:style-name="TableCell140">
            <text:p text:style-name="Normal">Tigers</text:p>
          </table:table-cell>
        </table:table-row>
        <table:table-row table:style-name="TableRow141">
          <table:table-cell table:style-name="TableCell142">
            <text:p text:style-name="Normal">Hockey</text:p>
          </table:table-cell>
          <table:table-cell table:style-name="TableCell143">
            <text:p text:style-name="Normal">Rangers</text:p>
          </table:table-cell>
          <table:table-cell table:style-name="TableCell144">
            <text:p text:style-name="Normal">Islanders</text:p>
          </table:table-cell>
          <table:table-cell table:style-name="TableCell145">
            <text:p text:style-name="Normal">Bruins</text:p>
          </table:table-cell>
          <table:table-cell table:style-name="TableCell146">
            <text:p text:style-name="Normal">Red Wings</text:p>
          </table:table-cell>
        </table:table-row>
        <table:table-row table:style-name="TableRow147">
          <table:table-cell table:style-name="TableCell148">
            <text:p text:style-name="Normal">Football</text:p>
          </table:table-cell>
          <table:table-cell table:style-name="TableCell149">
            <text:p text:style-name="Normal">Giants</text:p>
          </table:table-cell>
          <table:table-cell table:style-name="TableCell150">
            <text:p text:style-name="Normal">Jets</text:p>
          </table:table-cell>
          <table:table-cell table:style-name="TableCell151">
            <text:p text:style-name="Normal">Patriots</text:p>
          </table:table-cell>
          <table:table-cell table:style-name="TableCell15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" draw:style-name="a5" draw:name="ole_rId9" text:anchor-type="as-char" svg:x="0in" svg:y="0in" svg:width="3.52083in" svg:height="1.25in" style:rel-width="scale" style:rel-height="scale"><draw:object-ole draw:class-id="00020830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Normal"/>
      <text:p text:style-name="Normal">This concludes our test.</text:p>
      <text:p text:style-name="P15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54">This is bold,<text:s/></text:span><text:span text:style-name="T155">this is italic</text:span>,<text:s/><text:span text:style-name="T156">and this is bold italic</text:span>. This is normal.<text:s/><text:span text:style-name="InlineStyle">This is in a defined inline style called InlineStyle</text:span>. This is normal.<text:s/><text:span text:style-name="T157">This is red text.</text:span><text:s/>This is normal.<text:s/></text:p>
      <text:p text:style-name="P15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59">First item of bulleted list.<text:s/></text:p>
        </text:list-item>
        <text:list-item>
          <text:p text:style-name="P160">Second item of bulleted list.</text:p>
        </text:list-item>
      </text:list>
      <text:p text:style-name="P161">Second paragraph of second item of bulleted list.<text:s/></text:p>
      <text:list text:style-name="LFO2" text:continue-numbering="true">
        <text:list-item>
          <text:p text:style-name="P162">Third item of bulleted list.</text:p>
          <text:list text:continue-numbering="true">
            <text:list-item>
              <text:p text:style-name="P163">First item of third item’s nested list</text:p>
            </text:list-item>
            <text:list-item>
              <text:p text:style-name="P164">Second item of third item’s nested list</text:p>
            </text:list-item>
          </text:list>
        </text:list-item>
        <text:list-item>
          <text:p text:style-name="P16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66">First item of numbered list.<text:s/></text:p>
        </text:list-item>
        <text:list-item>
          <text:p text:style-name="P167">Second item of numbered list.</text:p>
        </text:list-item>
      </text:list>
      <text:p text:style-name="P168">Second paragraph of second item of numbered list.<text:s/></text:p>
      <text:list text:style-name="LFO3" text:continue-numbering="true">
        <text:list-item>
          <text:p text:style-name="P169">Third item of numbered list.</text:p>
        </text:list-item>
      </text:list>
      <text:p text:style-name="Normal"/>
      <text:p text:style-name="Normal">Here is a BMP picture:</text:p>
      <text:p text:style-name="Normal"><text:span text:style-name="T170"><draw:frame draw:style-name="a6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/>
          </table:table-cell>
          <table:table-cell table:style-name="TableCell180" table:number-columns-spanned="2">
            <text:p text:style-name="P181">New York</text:p>
          </table:table-cell>
          <table:covered-table-cell/>
          <table:table-cell table:style-name="TableCell182">
            <text:p text:style-name="P183">Boston</text:p>
          </table:table-cell>
          <table:table-cell table:style-name="TableCell184">
            <text:p text:style-name="P185">Detroit</text:p>
          </table:table-cell>
        </table:table-row>
        <table:table-row table:style-name="TableRow186">
          <table:table-cell table:style-name="TableCell187">
            <text:p text:style-name="Normal">Baseball</text:p>
          </table:table-cell>
          <table:table-cell table:style-name="TableCell188">
            <text:p text:style-name="Normal">Mets</text:p>
          </table:table-cell>
          <table:table-cell table:style-name="TableCell189">
            <text:p text:style-name="Normal">Yankees</text:p>
          </table:table-cell>
          <table:table-cell table:style-name="TableCell190">
            <text:p text:style-name="Normal">Red Sox</text:p>
          </table:table-cell>
          <table:table-cell table:style-name="TableCell191">
            <text:p text:style-name="Normal">Tigers</text:p>
          </table:table-cell>
        </table:table-row>
        <table:table-row table:style-name="TableRow192">
          <table:table-cell table:style-name="TableCell193">
            <text:p text:style-name="Normal">Hockey</text:p>
          </table:table-cell>
          <table:table-cell table:style-name="TableCell194">
            <text:p text:style-name="Normal">Rangers</text:p>
          </table:table-cell>
          <table:table-cell table:style-name="TableCell195">
            <text:p text:style-name="Normal">Islanders</text:p>
          </table:table-cell>
          <table:table-cell table:style-name="TableCell196">
            <text:p text:style-name="Normal">Bruins</text:p>
          </table:table-cell>
          <table:table-cell table:style-name="TableCell197">
            <text:p text:style-name="Normal">Red Wings</text:p>
          </table:table-cell>
        </table:table-row>
        <table:table-row table:style-name="TableRow198">
          <table:table-cell table:style-name="TableCell199">
            <text:p text:style-name="Normal">Football</text:p>
          </table:table-cell>
          <table:table-cell table:style-name="TableCell200">
            <text:p text:style-name="Normal">Giants</text:p>
          </table:table-cell>
          <table:table-cell table:style-name="TableCell201">
            <text:p text:style-name="Normal">Jets</text:p>
          </table:table-cell>
          <table:table-cell table:style-name="TableCell202">
            <text:p text:style-name="Normal">Patriots</text:p>
          </table:table-cell>
          <table:table-cell table:style-name="TableCell20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" draw:style-name="a7" draw:name="ole_rId12" text:anchor-type="as-char" svg:x="0in" svg:y="0in" svg:width="3.52083in" svg:height="1.25in" style:rel-width="scale" style:rel-height="scale"><draw:object-ole draw:class-id="00020830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Normal"/>
      <text:p text:style-name="Normal">This concludes our test.</text:p>
      <text:p text:style-name="P20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05">This is bold,<text:s/></text:span><text:span text:style-name="T206">this is italic</text:span>,<text:s/><text:span text:style-name="T207">and this is bold italic</text:span>. This is normal.<text:s/><text:span text:style-name="InlineStyle">This is in a defined inline style called InlineStyle</text:span>. This is normal.<text:s/><text:span text:style-name="T208">This is red text.</text:span><text:s/>This is normal.<text:s/></text:p>
      <text:p text:style-name="P20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10">First item of bulleted list.<text:s/></text:p>
        </text:list-item>
        <text:list-item>
          <text:p text:style-name="P211">Second item of bulleted list.</text:p>
        </text:list-item>
      </text:list>
      <text:p text:style-name="P212">Second paragraph of second item of bulleted list.<text:s/></text:p>
      <text:list text:style-name="LFO2" text:continue-numbering="true">
        <text:list-item>
          <text:p text:style-name="P213">Third item of bulleted list.</text:p>
          <text:list text:continue-numbering="true">
            <text:list-item>
              <text:p text:style-name="P214">First item of third item’s nested list</text:p>
            </text:list-item>
            <text:list-item>
              <text:p text:style-name="P215">Second item of third item’s nested list</text:p>
            </text:list-item>
          </text:list>
        </text:list-item>
        <text:list-item>
          <text:p text:style-name="P21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17">First item of numbered list.<text:s/></text:p>
        </text:list-item>
        <text:list-item>
          <text:p text:style-name="P218">Second item of numbered list.</text:p>
        </text:list-item>
      </text:list>
      <text:p text:style-name="P219">Second paragraph of second item of numbered list.<text:s/></text:p>
      <text:list text:style-name="LFO3" text:continue-numbering="true">
        <text:list-item>
          <text:p text:style-name="P220">Third item of numbered list.</text:p>
        </text:list-item>
      </text:list>
      <text:p text:style-name="Normal"/>
      <text:p text:style-name="Normal">Here is a BMP picture:</text:p>
      <text:p text:style-name="Normal"><text:span text:style-name="T221"><draw:frame draw:style-name="a8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/>
          </table:table-cell>
          <table:table-cell table:style-name="TableCell231" table:number-columns-spanned="2">
            <text:p text:style-name="P232">New York</text:p>
          </table:table-cell>
          <table:covered-table-cell/>
          <table:table-cell table:style-name="TableCell233">
            <text:p text:style-name="P234">Boston</text:p>
          </table:table-cell>
          <table:table-cell table:style-name="TableCell235">
            <text:p text:style-name="P236">Detroit</text:p>
          </table:table-cell>
        </table:table-row>
        <table:table-row table:style-name="TableRow237">
          <table:table-cell table:style-name="TableCell238">
            <text:p text:style-name="Normal">Baseball</text:p>
          </table:table-cell>
          <table:table-cell table:style-name="TableCell239">
            <text:p text:style-name="Normal">Mets</text:p>
          </table:table-cell>
          <table:table-cell table:style-name="TableCell240">
            <text:p text:style-name="Normal">Yankees</text:p>
          </table:table-cell>
          <table:table-cell table:style-name="TableCell241">
            <text:p text:style-name="Normal">Red Sox</text:p>
          </table:table-cell>
          <table:table-cell table:style-name="TableCell242">
            <text:p text:style-name="Normal">Tigers</text:p>
          </table:table-cell>
        </table:table-row>
        <table:table-row table:style-name="TableRow243">
          <table:table-cell table:style-name="TableCell244">
            <text:p text:style-name="Normal">Hockey</text:p>
          </table:table-cell>
          <table:table-cell table:style-name="TableCell245">
            <text:p text:style-name="Normal">Rangers</text:p>
          </table:table-cell>
          <table:table-cell table:style-name="TableCell246">
            <text:p text:style-name="Normal">Islanders</text:p>
          </table:table-cell>
          <table:table-cell table:style-name="TableCell247">
            <text:p text:style-name="Normal">Bruins</text:p>
          </table:table-cell>
          <table:table-cell table:style-name="TableCell248">
            <text:p text:style-name="Normal">Red Wings</text:p>
          </table:table-cell>
        </table:table-row>
        <table:table-row table:style-name="TableRow249">
          <table:table-cell table:style-name="TableCell250">
            <text:p text:style-name="Normal">Football</text:p>
          </table:table-cell>
          <table:table-cell table:style-name="TableCell251">
            <text:p text:style-name="Normal">Giants</text:p>
          </table:table-cell>
          <table:table-cell table:style-name="TableCell252">
            <text:p text:style-name="Normal">Jets</text:p>
          </table:table-cell>
          <table:table-cell table:style-name="TableCell253">
            <text:p text:style-name="Normal">Patriots</text:p>
          </table:table-cell>
          <table:table-cell table:style-name="TableCell25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4" draw:style-name="a9" draw:name="ole_rId15" text:anchor-type="as-char" svg:x="0in" svg:y="0in" svg:width="3.52083in" svg:height="1.25in" style:rel-width="scale" style:rel-height="scale"><draw:object-ole draw:class-id="00020830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Normal"/>
      <text:p text:style-name="Normal">This concludes our test.</text:p>
      <text:p text:style-name="P25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56">This is bold,<text:s/></text:span><text:span text:style-name="T257">this is italic</text:span>,<text:s/><text:span text:style-name="T258">and this is bold italic</text:span>. This is normal.<text:s/><text:span text:style-name="InlineStyle">This is in a defined inline style called InlineStyle</text:span>. This is normal.<text:s/><text:span text:style-name="T259">This is red text.</text:span><text:s/>This is normal.<text:s/></text:p>
      <text:p text:style-name="P26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61">First item of bulleted list.<text:s/></text:p>
        </text:list-item>
        <text:list-item>
          <text:p text:style-name="P262">Second item of bulleted list.</text:p>
        </text:list-item>
      </text:list>
      <text:p text:style-name="P263">Second paragraph of second item of bulleted list.<text:s/></text:p>
      <text:list text:style-name="LFO2" text:continue-numbering="true">
        <text:list-item>
          <text:p text:style-name="P264">Third item of bulleted list.</text:p>
          <text:list text:continue-numbering="true">
            <text:list-item>
              <text:p text:style-name="P265">First item of third item’s nested list</text:p>
            </text:list-item>
            <text:list-item>
              <text:p text:style-name="P266">Second item of third item’s nested list</text:p>
            </text:list-item>
          </text:list>
        </text:list-item>
        <text:list-item>
          <text:p text:style-name="P26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68">First item of numbered list.<text:s/></text:p>
        </text:list-item>
        <text:list-item>
          <text:p text:style-name="P269">Second item of numbered list.</text:p>
        </text:list-item>
      </text:list>
      <text:p text:style-name="P270">Second paragraph of second item of numbered list.<text:s/></text:p>
      <text:list text:style-name="LFO3" text:continue-numbering="true">
        <text:list-item>
          <text:p text:style-name="P271">Third item of numbered list.</text:p>
        </text:list-item>
      </text:list>
      <text:p text:style-name="Normal"/>
      <text:p text:style-name="Normal">Here is a BMP picture:</text:p>
      <text:p text:style-name="Normal"><text:span text:style-name="T272"><draw:frame draw:style-name="a10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P281"/>
          </table:table-cell>
          <table:table-cell table:style-name="TableCell282" table:number-columns-spanned="2">
            <text:p text:style-name="P283">New York</text:p>
          </table:table-cell>
          <table:covered-table-cell/>
          <table:table-cell table:style-name="TableCell284">
            <text:p text:style-name="P285">Boston</text:p>
          </table:table-cell>
          <table:table-cell table:style-name="TableCell286">
            <text:p text:style-name="P287">Detroit</text:p>
          </table:table-cell>
        </table:table-row>
        <table:table-row table:style-name="TableRow288">
          <table:table-cell table:style-name="TableCell289">
            <text:p text:style-name="Normal">Baseball</text:p>
          </table:table-cell>
          <table:table-cell table:style-name="TableCell290">
            <text:p text:style-name="Normal">Mets</text:p>
          </table:table-cell>
          <table:table-cell table:style-name="TableCell291">
            <text:p text:style-name="Normal">Yankees</text:p>
          </table:table-cell>
          <table:table-cell table:style-name="TableCell292">
            <text:p text:style-name="Normal">Red Sox</text:p>
          </table:table-cell>
          <table:table-cell table:style-name="TableCell293">
            <text:p text:style-name="Normal">Tigers</text:p>
          </table:table-cell>
        </table:table-row>
        <table:table-row table:style-name="TableRow294">
          <table:table-cell table:style-name="TableCell295">
            <text:p text:style-name="Normal">Hockey</text:p>
          </table:table-cell>
          <table:table-cell table:style-name="TableCell296">
            <text:p text:style-name="Normal">Rangers</text:p>
          </table:table-cell>
          <table:table-cell table:style-name="TableCell297">
            <text:p text:style-name="Normal">Islanders</text:p>
          </table:table-cell>
          <table:table-cell table:style-name="TableCell298">
            <text:p text:style-name="Normal">Bruins</text:p>
          </table:table-cell>
          <table:table-cell table:style-name="TableCell299">
            <text:p text:style-name="Normal">Red Wings</text:p>
          </table:table-cell>
        </table:table-row>
        <table:table-row table:style-name="TableRow300">
          <table:table-cell table:style-name="TableCell301">
            <text:p text:style-name="Normal">Football</text:p>
          </table:table-cell>
          <table:table-cell table:style-name="TableCell302">
            <text:p text:style-name="Normal">Giants</text:p>
          </table:table-cell>
          <table:table-cell table:style-name="TableCell303">
            <text:p text:style-name="Normal">Jets</text:p>
          </table:table-cell>
          <table:table-cell table:style-name="TableCell304">
            <text:p text:style-name="Normal">Patriots</text:p>
          </table:table-cell>
          <table:table-cell table:style-name="TableCell30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5" draw:style-name="a11" draw:name="ole_rId18" text:anchor-type="as-char" svg:x="0in" svg:y="0in" svg:width="3.52083in" svg:height="1.25in" style:rel-width="scale" style:rel-height="scale"><draw:object-ole draw:class-id="00020830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Normal"/>
      <text:p text:style-name="Normal">This concludes our test.</text:p>
      <text:p text:style-name="P306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07">This is bold,<text:s/></text:span><text:span text:style-name="T308">this is italic</text:span>,<text:s/><text:span text:style-name="T309">and this is bold italic</text:span>. This is normal.<text:s/><text:span text:style-name="InlineStyle">This is in a defined inline style called InlineStyle</text:span>. This is normal.<text:s/><text:span text:style-name="T310">This is red text.</text:span><text:s/>This is normal.<text:s/></text:p>
      <text:p text:style-name="P31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12">First item of bulleted list.<text:s/></text:p>
        </text:list-item>
        <text:list-item>
          <text:p text:style-name="P313">Second item of bulleted list.</text:p>
        </text:list-item>
      </text:list>
      <text:p text:style-name="P314">Second paragraph of second item of bulleted list.<text:s/></text:p>
      <text:list text:style-name="LFO2" text:continue-numbering="true">
        <text:list-item>
          <text:p text:style-name="P315">Third item of bulleted list.</text:p>
          <text:list text:continue-numbering="true">
            <text:list-item>
              <text:p text:style-name="P316">First item of third item’s nested list</text:p>
            </text:list-item>
            <text:list-item>
              <text:p text:style-name="P317">Second item of third item’s nested list</text:p>
            </text:list-item>
          </text:list>
        </text:list-item>
        <text:list-item>
          <text:p text:style-name="P31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19">First item of numbered list.<text:s/></text:p>
        </text:list-item>
        <text:list-item>
          <text:p text:style-name="P320">Second item of numbered list.</text:p>
        </text:list-item>
      </text:list>
      <text:p text:style-name="P321">Second paragraph of second item of numbered list.<text:s/></text:p>
      <text:list text:style-name="LFO3" text:continue-numbering="true">
        <text:list-item>
          <text:p text:style-name="P322">Third item of numbered list.</text:p>
        </text:list-item>
      </text:list>
      <text:p text:style-name="Normal"/>
      <text:p text:style-name="Normal">Here is a BMP picture:</text:p>
      <text:p text:style-name="Normal"><text:span text:style-name="T323"><draw:frame draw:style-name="a12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/>
          </table:table-cell>
          <table:table-cell table:style-name="TableCell333" table:number-columns-spanned="2">
            <text:p text:style-name="P334">New York</text:p>
          </table:table-cell>
          <table:covered-table-cell/>
          <table:table-cell table:style-name="TableCell335">
            <text:p text:style-name="P336">Boston</text:p>
          </table:table-cell>
          <table:table-cell table:style-name="TableCell337">
            <text:p text:style-name="P338">Detroit</text:p>
          </table:table-cell>
        </table:table-row>
        <table:table-row table:style-name="TableRow339">
          <table:table-cell table:style-name="TableCell340">
            <text:p text:style-name="Normal">Baseball</text:p>
          </table:table-cell>
          <table:table-cell table:style-name="TableCell341">
            <text:p text:style-name="Normal">Mets</text:p>
          </table:table-cell>
          <table:table-cell table:style-name="TableCell342">
            <text:p text:style-name="Normal">Yankees</text:p>
          </table:table-cell>
          <table:table-cell table:style-name="TableCell343">
            <text:p text:style-name="Normal">Red Sox</text:p>
          </table:table-cell>
          <table:table-cell table:style-name="TableCell344">
            <text:p text:style-name="Normal">Tigers</text:p>
          </table:table-cell>
        </table:table-row>
        <table:table-row table:style-name="TableRow345">
          <table:table-cell table:style-name="TableCell346">
            <text:p text:style-name="Normal">Hockey</text:p>
          </table:table-cell>
          <table:table-cell table:style-name="TableCell347">
            <text:p text:style-name="Normal">Rangers</text:p>
          </table:table-cell>
          <table:table-cell table:style-name="TableCell348">
            <text:p text:style-name="Normal">Islanders</text:p>
          </table:table-cell>
          <table:table-cell table:style-name="TableCell349">
            <text:p text:style-name="Normal">Bruins</text:p>
          </table:table-cell>
          <table:table-cell table:style-name="TableCell350">
            <text:p text:style-name="Normal">Red Wings</text:p>
          </table:table-cell>
        </table:table-row>
        <table:table-row table:style-name="TableRow351">
          <table:table-cell table:style-name="TableCell352">
            <text:p text:style-name="Normal">Football</text:p>
          </table:table-cell>
          <table:table-cell table:style-name="TableCell353">
            <text:p text:style-name="Normal">Giants</text:p>
          </table:table-cell>
          <table:table-cell table:style-name="TableCell354">
            <text:p text:style-name="Normal">Jets</text:p>
          </table:table-cell>
          <table:table-cell table:style-name="TableCell355">
            <text:p text:style-name="Normal">Patriots</text:p>
          </table:table-cell>
          <table:table-cell table:style-name="TableCell35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6" draw:style-name="a13" draw:name="ole_rId21" text:anchor-type="as-char" svg:x="0in" svg:y="0in" svg:width="3.52083in" svg:height="1.25in" style:rel-width="scale" style:rel-height="scale"><draw:object-ole draw:class-id="00020830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Normal"/>
      <text:p text:style-name="Normal">This concludes our test.</text:p>
      <text:p text:style-name="P35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58">This is bold,<text:s/></text:span><text:span text:style-name="T359">this is italic</text:span>,<text:s/><text:span text:style-name="T360">and this is bold italic</text:span>. This is normal.<text:s/><text:span text:style-name="InlineStyle">This is in a defined inline style called InlineStyle</text:span>. This is normal.<text:s/><text:span text:style-name="T361">This is red text.</text:span><text:s/>This is normal.<text:s/></text:p>
      <text:p text:style-name="P36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63">First item of bulleted list.<text:s/></text:p>
        </text:list-item>
        <text:list-item>
          <text:p text:style-name="P364">Second item of bulleted list.</text:p>
        </text:list-item>
      </text:list>
      <text:p text:style-name="P365">Second paragraph of second item of bulleted list.<text:s/></text:p>
      <text:list text:style-name="LFO2" text:continue-numbering="true">
        <text:list-item>
          <text:p text:style-name="P366">Third item of bulleted list.</text:p>
          <text:list text:continue-numbering="true">
            <text:list-item>
              <text:p text:style-name="P367">First item of third item’s nested list</text:p>
            </text:list-item>
            <text:list-item>
              <text:p text:style-name="P368">Second item of third item’s nested list</text:p>
            </text:list-item>
          </text:list>
        </text:list-item>
        <text:list-item>
          <text:p text:style-name="P36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70">First item of numbered list.<text:s/></text:p>
        </text:list-item>
        <text:list-item>
          <text:p text:style-name="P371">Second item of numbered list.</text:p>
        </text:list-item>
      </text:list>
      <text:p text:style-name="P372">Second paragraph of second item of numbered list.<text:s/></text:p>
      <text:list text:style-name="LFO3" text:continue-numbering="true">
        <text:list-item>
          <text:p text:style-name="P373">Third item of numbered list.</text:p>
        </text:list-item>
      </text:list>
      <text:p text:style-name="Normal"/>
      <text:p text:style-name="Normal">Here is a BMP picture:</text:p>
      <text:p text:style-name="Normal"><text:span text:style-name="T374"><draw:frame draw:style-name="a14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75">
        <table:table-columns>
          <table:table-column table:style-name="TableColumn376"/>
          <table:table-column table:style-name="TableColumn377"/>
          <table:table-column table:style-name="TableColumn378"/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>
            <text:p text:style-name="P383"/>
          </table:table-cell>
          <table:table-cell table:style-name="TableCell384" table:number-columns-spanned="2">
            <text:p text:style-name="P385">New York</text:p>
          </table:table-cell>
          <table:covered-table-cell/>
          <table:table-cell table:style-name="TableCell386">
            <text:p text:style-name="P387">Boston</text:p>
          </table:table-cell>
          <table:table-cell table:style-name="TableCell388">
            <text:p text:style-name="P389">Detroit</text:p>
          </table:table-cell>
        </table:table-row>
        <table:table-row table:style-name="TableRow390">
          <table:table-cell table:style-name="TableCell391">
            <text:p text:style-name="Normal">Baseball</text:p>
          </table:table-cell>
          <table:table-cell table:style-name="TableCell392">
            <text:p text:style-name="Normal">Mets</text:p>
          </table:table-cell>
          <table:table-cell table:style-name="TableCell393">
            <text:p text:style-name="Normal">Yankees</text:p>
          </table:table-cell>
          <table:table-cell table:style-name="TableCell394">
            <text:p text:style-name="Normal">Red Sox</text:p>
          </table:table-cell>
          <table:table-cell table:style-name="TableCell395">
            <text:p text:style-name="Normal">Tigers</text:p>
          </table:table-cell>
        </table:table-row>
        <table:table-row table:style-name="TableRow396">
          <table:table-cell table:style-name="TableCell397">
            <text:p text:style-name="Normal">Hockey</text:p>
          </table:table-cell>
          <table:table-cell table:style-name="TableCell398">
            <text:p text:style-name="Normal">Rangers</text:p>
          </table:table-cell>
          <table:table-cell table:style-name="TableCell399">
            <text:p text:style-name="Normal">Islanders</text:p>
          </table:table-cell>
          <table:table-cell table:style-name="TableCell400">
            <text:p text:style-name="Normal">Bruins</text:p>
          </table:table-cell>
          <table:table-cell table:style-name="TableCell401">
            <text:p text:style-name="Normal">Red Wings</text:p>
          </table:table-cell>
        </table:table-row>
        <table:table-row table:style-name="TableRow402">
          <table:table-cell table:style-name="TableCell403">
            <text:p text:style-name="Normal">Football</text:p>
          </table:table-cell>
          <table:table-cell table:style-name="TableCell404">
            <text:p text:style-name="Normal">Giants</text:p>
          </table:table-cell>
          <table:table-cell table:style-name="TableCell405">
            <text:p text:style-name="Normal">Jets</text:p>
          </table:table-cell>
          <table:table-cell table:style-name="TableCell406">
            <text:p text:style-name="Normal">Patriots</text:p>
          </table:table-cell>
          <table:table-cell table:style-name="TableCell40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7" draw:style-name="a15" draw:name="ole_rId24" text:anchor-type="as-char" svg:x="0in" svg:y="0in" svg:width="3.52083in" svg:height="1.25in" style:rel-width="scale" style:rel-height="scale"><draw:object-ole draw:class-id="00020830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08">This is bold,<text:s/></text:span><text:span text:style-name="T409">this is italic</text:span>,<text:s/><text:span text:style-name="T410">and this is bold italic</text:span>. This is normal.<text:s/><text:span text:style-name="InlineStyle">This is in a defined inline style called InlineStyle</text:span>. This is normal.<text:s/><text:span text:style-name="T411">This is red text.</text:span><text:s/>This is normal.<text:s/></text:p>
      <text:p text:style-name="P41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13">First item of bulleted list.<text:s/></text:p>
        </text:list-item>
        <text:list-item>
          <text:p text:style-name="P414">Second item of bulleted list.</text:p>
        </text:list-item>
      </text:list>
      <text:p text:style-name="P415">Second paragraph of second item of bulleted list.<text:s/></text:p>
      <text:list text:style-name="LFO2" text:continue-numbering="true">
        <text:list-item>
          <text:p text:style-name="P416">Third item of bulleted list.</text:p>
          <text:list text:continue-numbering="true">
            <text:list-item>
              <text:p text:style-name="P417">First item of third item’s nested list</text:p>
            </text:list-item>
            <text:list-item>
              <text:p text:style-name="P418">Second item of third item’s nested list</text:p>
            </text:list-item>
          </text:list>
        </text:list-item>
        <text:list-item>
          <text:p text:style-name="P41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20">First item of numbered list.<text:s/></text:p>
        </text:list-item>
        <text:list-item>
          <text:p text:style-name="P421">Second item of numbered list.</text:p>
        </text:list-item>
      </text:list>
      <text:p text:style-name="P422">Second paragraph of second item of numbered list.<text:s/></text:p>
      <text:list text:style-name="LFO3" text:continue-numbering="true">
        <text:list-item>
          <text:p text:style-name="P423">Third item of numbered list.</text:p>
        </text:list-item>
      </text:list>
      <text:p text:style-name="Normal"/>
      <text:p text:style-name="Normal">Here is a BMP picture:</text:p>
      <text:p text:style-name="Normal"><text:span text:style-name="T424"><draw:frame draw:style-name="a16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25">
        <table:table-columns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/>
          </table:table-cell>
          <table:table-cell table:style-name="TableCell434" table:number-columns-spanned="2">
            <text:p text:style-name="P435">New York</text:p>
          </table:table-cell>
          <table:covered-table-cell/>
          <table:table-cell table:style-name="TableCell436">
            <text:p text:style-name="P437">Boston</text:p>
          </table:table-cell>
          <table:table-cell table:style-name="TableCell438">
            <text:p text:style-name="P439">Detroit</text:p>
          </table:table-cell>
        </table:table-row>
        <table:table-row table:style-name="TableRow440">
          <table:table-cell table:style-name="TableCell441">
            <text:p text:style-name="Normal">Baseball</text:p>
          </table:table-cell>
          <table:table-cell table:style-name="TableCell442">
            <text:p text:style-name="Normal">Mets</text:p>
          </table:table-cell>
          <table:table-cell table:style-name="TableCell443">
            <text:p text:style-name="Normal">Yankees</text:p>
          </table:table-cell>
          <table:table-cell table:style-name="TableCell444">
            <text:p text:style-name="Normal">Red Sox</text:p>
          </table:table-cell>
          <table:table-cell table:style-name="TableCell445">
            <text:p text:style-name="Normal">Tigers</text:p>
          </table:table-cell>
        </table:table-row>
        <table:table-row table:style-name="TableRow446">
          <table:table-cell table:style-name="TableCell447">
            <text:p text:style-name="Normal">Hockey</text:p>
          </table:table-cell>
          <table:table-cell table:style-name="TableCell448">
            <text:p text:style-name="Normal">Rangers</text:p>
          </table:table-cell>
          <table:table-cell table:style-name="TableCell449">
            <text:p text:style-name="Normal">Islanders</text:p>
          </table:table-cell>
          <table:table-cell table:style-name="TableCell450">
            <text:p text:style-name="Normal">Bruins</text:p>
          </table:table-cell>
          <table:table-cell table:style-name="TableCell451">
            <text:p text:style-name="Normal">Red Wings</text:p>
          </table:table-cell>
        </table:table-row>
        <table:table-row table:style-name="TableRow452">
          <table:table-cell table:style-name="TableCell453">
            <text:p text:style-name="Normal">Football</text:p>
          </table:table-cell>
          <table:table-cell table:style-name="TableCell454">
            <text:p text:style-name="Normal">Giants</text:p>
          </table:table-cell>
          <table:table-cell table:style-name="TableCell455">
            <text:p text:style-name="Normal">Jets</text:p>
          </table:table-cell>
          <table:table-cell table:style-name="TableCell456">
            <text:p text:style-name="Normal">Patriots</text:p>
          </table:table-cell>
          <table:table-cell table:style-name="TableCell45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8" draw:style-name="a17" draw:name="Object 9" text:anchor-type="as-char" svg:x="0in" svg:y="0in" svg:width="3.52083in" svg:height="1.25in" style:rel-width="scale" style:rel-height="scale"><draw:object-ole draw:class-id="00020830-0000-0000-C000-000000000046" xlink:href="Object 9" xlink:type="simple" xlink:show="embed" xlink:actuate="onLoad"/><draw:image xlink:href="ObjectReplacements/Object 9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58">This is bold,<text:s/></text:span><text:span text:style-name="T459">this is italic</text:span>,<text:s/><text:span text:style-name="T460">and this is bold italic</text:span>. This is normal.<text:s/><text:span text:style-name="InlineStyle">This is in a defined inline style called InlineStyle</text:span>. This is normal.<text:s/><text:span text:style-name="T461">This is red text.</text:span><text:s/>This is normal.<text:s/></text:p>
      <text:p text:style-name="P46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63">First item of bulleted list.<text:s/></text:p>
        </text:list-item>
        <text:list-item>
          <text:p text:style-name="P464">Second item of bulleted list.</text:p>
        </text:list-item>
      </text:list>
      <text:p text:style-name="P465">Second paragraph of second item of bulleted list.<text:s/></text:p>
      <text:list text:style-name="LFO2" text:continue-numbering="true">
        <text:list-item>
          <text:p text:style-name="P466">Third item of bulleted list.</text:p>
          <text:list text:continue-numbering="true">
            <text:list-item>
              <text:p text:style-name="P467">First item of third item’s nested list</text:p>
            </text:list-item>
            <text:list-item>
              <text:p text:style-name="P468">Second item of third item’s nested list</text:p>
            </text:list-item>
          </text:list>
        </text:list-item>
        <text:list-item>
          <text:p text:style-name="P46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70">First item of numbered list.<text:s/></text:p>
        </text:list-item>
        <text:list-item>
          <text:p text:style-name="P471">Second item of numbered list.</text:p>
        </text:list-item>
      </text:list>
      <text:p text:style-name="P472">Second paragraph of second item of numbered list.<text:s/></text:p>
      <text:list text:style-name="LFO3" text:continue-numbering="true">
        <text:list-item>
          <text:p text:style-name="P473">Third item of numbered list.</text:p>
        </text:list-item>
      </text:list>
      <text:p text:style-name="Normal"/>
      <text:p text:style-name="Normal">Here is a BMP picture:</text:p>
      <text:p text:style-name="Normal"><text:span text:style-name="T474"><draw:frame draw:style-name="a18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75">
        <table:table-columns>
          <table:table-column table:style-name="TableColumn476"/>
          <table:table-column table:style-name="TableColumn477"/>
          <table:table-column table:style-name="TableColumn478"/>
          <table:table-column table:style-name="TableColumn479"/>
          <table:table-column table:style-name="TableColumn480"/>
        </table:table-columns>
        <table:table-row table:style-name="TableRow481">
          <table:table-cell table:style-name="TableCell482">
            <text:p text:style-name="P483"/>
          </table:table-cell>
          <table:table-cell table:style-name="TableCell484" table:number-columns-spanned="2">
            <text:p text:style-name="P485">New York</text:p>
          </table:table-cell>
          <table:covered-table-cell/>
          <table:table-cell table:style-name="TableCell486">
            <text:p text:style-name="P487">Boston</text:p>
          </table:table-cell>
          <table:table-cell table:style-name="TableCell488">
            <text:p text:style-name="P489">Detroit</text:p>
          </table:table-cell>
        </table:table-row>
        <table:table-row table:style-name="TableRow490">
          <table:table-cell table:style-name="TableCell491">
            <text:p text:style-name="Normal">Baseball</text:p>
          </table:table-cell>
          <table:table-cell table:style-name="TableCell492">
            <text:p text:style-name="Normal">Mets</text:p>
          </table:table-cell>
          <table:table-cell table:style-name="TableCell493">
            <text:p text:style-name="Normal">Yankees</text:p>
          </table:table-cell>
          <table:table-cell table:style-name="TableCell494">
            <text:p text:style-name="Normal">Red Sox</text:p>
          </table:table-cell>
          <table:table-cell table:style-name="TableCell495">
            <text:p text:style-name="Normal">Tigers</text:p>
          </table:table-cell>
        </table:table-row>
        <table:table-row table:style-name="TableRow496">
          <table:table-cell table:style-name="TableCell497">
            <text:p text:style-name="Normal">Hockey</text:p>
          </table:table-cell>
          <table:table-cell table:style-name="TableCell498">
            <text:p text:style-name="Normal">Rangers</text:p>
          </table:table-cell>
          <table:table-cell table:style-name="TableCell499">
            <text:p text:style-name="Normal">Islanders</text:p>
          </table:table-cell>
          <table:table-cell table:style-name="TableCell500">
            <text:p text:style-name="Normal">Bruins</text:p>
          </table:table-cell>
          <table:table-cell table:style-name="TableCell501">
            <text:p text:style-name="Normal">Red Wings</text:p>
          </table:table-cell>
        </table:table-row>
        <table:table-row table:style-name="TableRow502">
          <table:table-cell table:style-name="TableCell503">
            <text:p text:style-name="Normal">Football</text:p>
          </table:table-cell>
          <table:table-cell table:style-name="TableCell504">
            <text:p text:style-name="Normal">Giants</text:p>
          </table:table-cell>
          <table:table-cell table:style-name="TableCell505">
            <text:p text:style-name="Normal">Jets</text:p>
          </table:table-cell>
          <table:table-cell table:style-name="TableCell506">
            <text:p text:style-name="Normal">Patriots</text:p>
          </table:table-cell>
          <table:table-cell table:style-name="TableCell50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9" draw:style-name="a19" draw:name="Object 10" text:anchor-type="as-char" svg:x="0in" svg:y="0in" svg:width="3.52083in" svg:height="1.25in" style:rel-width="scale" style:rel-height="scale"><draw:object-ole draw:class-id="00020830-0000-0000-C000-000000000046" xlink:href="Object 10" xlink:type="simple" xlink:show="embed" xlink:actuate="onLoad"/><draw:image xlink:href="ObjectReplacements/Object 10" xlink:type="simple" xlink:show="embed" xlink:actuate="onLoad"/><svg:title/><svg:desc/></draw:frame></text:p>
      <text:p text:style-name="Normal"/>
      <text:p text:style-name="Normal">This concludes our test.</text:p>
      <text:p text:style-name="P50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09">This is bold,<text:s/></text:span><text:span text:style-name="T510">this is italic</text:span>,<text:s/><text:span text:style-name="T511">and this is bold italic</text:span>. This is normal.<text:s/><text:span text:style-name="InlineStyle">This is in a defined inline style called InlineStyle</text:span>. This is normal.<text:s/><text:span text:style-name="T512">This is red text.</text:span><text:s/>This is normal.<text:s/></text:p>
      <text:p text:style-name="P513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14">First item of bulleted list.<text:s/></text:p>
        </text:list-item>
        <text:list-item>
          <text:p text:style-name="P515">Second item of bulleted list.</text:p>
        </text:list-item>
      </text:list>
      <text:p text:style-name="P516">Second paragraph of second item of bulleted list.<text:s/></text:p>
      <text:list text:style-name="LFO2" text:continue-numbering="true">
        <text:list-item>
          <text:p text:style-name="P517">Third item of bulleted list.</text:p>
          <text:list text:continue-numbering="true">
            <text:list-item>
              <text:p text:style-name="P518">First item of third item’s nested list</text:p>
            </text:list-item>
            <text:list-item>
              <text:p text:style-name="P519">Second item of third item’s nested list</text:p>
            </text:list-item>
          </text:list>
        </text:list-item>
        <text:list-item>
          <text:p text:style-name="P52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21">First item of numbered list.<text:s/></text:p>
        </text:list-item>
        <text:list-item>
          <text:p text:style-name="P522">Second item of numbered list.</text:p>
        </text:list-item>
      </text:list>
      <text:p text:style-name="P523">Second paragraph of second item of numbered list.<text:s/></text:p>
      <text:list text:style-name="LFO3" text:continue-numbering="true">
        <text:list-item>
          <text:p text:style-name="P524">Third item of numbered list.</text:p>
        </text:list-item>
      </text:list>
      <text:p text:style-name="Normal"/>
      <text:p text:style-name="Normal">Here is a BMP picture:</text:p>
      <text:p text:style-name="Normal"><text:span text:style-name="T525"><draw:frame draw:style-name="a20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26">
        <table:table-columns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/>
          </table:table-cell>
          <table:table-cell table:style-name="TableCell535" table:number-columns-spanned="2">
            <text:p text:style-name="P536">New York</text:p>
          </table:table-cell>
          <table:covered-table-cell/>
          <table:table-cell table:style-name="TableCell537">
            <text:p text:style-name="P538">Boston</text:p>
          </table:table-cell>
          <table:table-cell table:style-name="TableCell539">
            <text:p text:style-name="P540">Detroit</text:p>
          </table:table-cell>
        </table:table-row>
        <table:table-row table:style-name="TableRow541">
          <table:table-cell table:style-name="TableCell542">
            <text:p text:style-name="Normal">Baseball</text:p>
          </table:table-cell>
          <table:table-cell table:style-name="TableCell543">
            <text:p text:style-name="Normal">Mets</text:p>
          </table:table-cell>
          <table:table-cell table:style-name="TableCell544">
            <text:p text:style-name="Normal">Yankees</text:p>
          </table:table-cell>
          <table:table-cell table:style-name="TableCell545">
            <text:p text:style-name="Normal">Red Sox</text:p>
          </table:table-cell>
          <table:table-cell table:style-name="TableCell546">
            <text:p text:style-name="Normal">Tigers</text:p>
          </table:table-cell>
        </table:table-row>
        <table:table-row table:style-name="TableRow547">
          <table:table-cell table:style-name="TableCell548">
            <text:p text:style-name="Normal">Hockey</text:p>
          </table:table-cell>
          <table:table-cell table:style-name="TableCell549">
            <text:p text:style-name="Normal">Rangers</text:p>
          </table:table-cell>
          <table:table-cell table:style-name="TableCell550">
            <text:p text:style-name="Normal">Islanders</text:p>
          </table:table-cell>
          <table:table-cell table:style-name="TableCell551">
            <text:p text:style-name="Normal">Bruins</text:p>
          </table:table-cell>
          <table:table-cell table:style-name="TableCell552">
            <text:p text:style-name="Normal">Red Wings</text:p>
          </table:table-cell>
        </table:table-row>
        <table:table-row table:style-name="TableRow553">
          <table:table-cell table:style-name="TableCell554">
            <text:p text:style-name="Normal">Football</text:p>
          </table:table-cell>
          <table:table-cell table:style-name="TableCell555">
            <text:p text:style-name="Normal">Giants</text:p>
          </table:table-cell>
          <table:table-cell table:style-name="TableCell556">
            <text:p text:style-name="Normal">Jets</text:p>
          </table:table-cell>
          <table:table-cell table:style-name="TableCell557">
            <text:p text:style-name="Normal">Patriots</text:p>
          </table:table-cell>
          <table:table-cell table:style-name="TableCell558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0" draw:style-name="a21" draw:name="Object 11" text:anchor-type="as-char" svg:x="0in" svg:y="0in" svg:width="3.52083in" svg:height="1.25in" style:rel-width="scale" style:rel-height="scale"><draw:object-ole draw:class-id="00020830-0000-0000-C000-000000000046" xlink:href="Object 11" xlink:type="simple" xlink:show="embed" xlink:actuate="onLoad"/><draw:image xlink:href="ObjectReplacements/Object 11" xlink:type="simple" xlink:show="embed" xlink:actuate="onLoad"/><svg:title/><svg:desc/></draw:frame></text:p>
      <text:p text:style-name="Normal"/>
      <text:p text:style-name="Normal">This concludes our test.</text:p>
      <text:p text:style-name="P559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60">This is bold,<text:s/></text:span><text:span text:style-name="T561">this is italic</text:span>,<text:s/><text:span text:style-name="T562">and this is bold italic</text:span>. This is normal.<text:s/><text:span text:style-name="InlineStyle">This is in a defined inline style called InlineStyle</text:span>. This is normal.<text:s/><text:span text:style-name="T563">This is red text.</text:span><text:s/>This is normal.<text:s/></text:p>
      <text:p text:style-name="P56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65">First item of bulleted list.<text:s/></text:p>
        </text:list-item>
        <text:list-item>
          <text:p text:style-name="P566">Second item of bulleted list.</text:p>
        </text:list-item>
      </text:list>
      <text:p text:style-name="P567">Second paragraph of second item of bulleted list.<text:s/></text:p>
      <text:list text:style-name="LFO2" text:continue-numbering="true">
        <text:list-item>
          <text:p text:style-name="P568">Third item of bulleted list.</text:p>
          <text:list text:continue-numbering="true">
            <text:list-item>
              <text:p text:style-name="P569">First item of third item’s nested list</text:p>
            </text:list-item>
            <text:list-item>
              <text:p text:style-name="P570">Second item of third item’s nested list</text:p>
            </text:list-item>
          </text:list>
        </text:list-item>
        <text:list-item>
          <text:p text:style-name="P57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72">First item of numbered list.<text:s/></text:p>
        </text:list-item>
        <text:list-item>
          <text:p text:style-name="P573">Second item of numbered list.</text:p>
        </text:list-item>
      </text:list>
      <text:p text:style-name="P574">Second paragraph of second item of numbered list.<text:s/></text:p>
      <text:list text:style-name="LFO3" text:continue-numbering="true">
        <text:list-item>
          <text:p text:style-name="P575">Third item of numbered list.</text:p>
        </text:list-item>
      </text:list>
      <text:p text:style-name="Normal"/>
      <text:p text:style-name="Normal">Here is a BMP picture:</text:p>
      <text:p text:style-name="Normal"><text:span text:style-name="T576"><draw:frame draw:style-name="a22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77">
        <table:table-columns>
          <table:table-column table:style-name="TableColumn578"/>
          <table:table-column table:style-name="TableColumn579"/>
          <table:table-column table:style-name="TableColumn580"/>
          <table:table-column table:style-name="TableColumn581"/>
          <table:table-column table:style-name="TableColumn582"/>
        </table:table-columns>
        <table:table-row table:style-name="TableRow583">
          <table:table-cell table:style-name="TableCell584">
            <text:p text:style-name="P585"/>
          </table:table-cell>
          <table:table-cell table:style-name="TableCell586" table:number-columns-spanned="2">
            <text:p text:style-name="P587">New York</text:p>
          </table:table-cell>
          <table:covered-table-cell/>
          <table:table-cell table:style-name="TableCell588">
            <text:p text:style-name="P589">Boston</text:p>
          </table:table-cell>
          <table:table-cell table:style-name="TableCell590">
            <text:p text:style-name="P591">Detroit</text:p>
          </table:table-cell>
        </table:table-row>
        <table:table-row table:style-name="TableRow592">
          <table:table-cell table:style-name="TableCell593">
            <text:p text:style-name="Normal">Baseball</text:p>
          </table:table-cell>
          <table:table-cell table:style-name="TableCell594">
            <text:p text:style-name="Normal">Mets</text:p>
          </table:table-cell>
          <table:table-cell table:style-name="TableCell595">
            <text:p text:style-name="Normal">Yankees</text:p>
          </table:table-cell>
          <table:table-cell table:style-name="TableCell596">
            <text:p text:style-name="Normal">Red Sox</text:p>
          </table:table-cell>
          <table:table-cell table:style-name="TableCell597">
            <text:p text:style-name="Normal">Tigers</text:p>
          </table:table-cell>
        </table:table-row>
        <table:table-row table:style-name="TableRow598">
          <table:table-cell table:style-name="TableCell599">
            <text:p text:style-name="Normal">Hockey</text:p>
          </table:table-cell>
          <table:table-cell table:style-name="TableCell600">
            <text:p text:style-name="Normal">Rangers</text:p>
          </table:table-cell>
          <table:table-cell table:style-name="TableCell601">
            <text:p text:style-name="Normal">Islanders</text:p>
          </table:table-cell>
          <table:table-cell table:style-name="TableCell602">
            <text:p text:style-name="Normal">Bruins</text:p>
          </table:table-cell>
          <table:table-cell table:style-name="TableCell603">
            <text:p text:style-name="Normal">Red Wings</text:p>
          </table:table-cell>
        </table:table-row>
        <table:table-row table:style-name="TableRow604">
          <table:table-cell table:style-name="TableCell605">
            <text:p text:style-name="Normal">Football</text:p>
          </table:table-cell>
          <table:table-cell table:style-name="TableCell606">
            <text:p text:style-name="Normal">Giants</text:p>
          </table:table-cell>
          <table:table-cell table:style-name="TableCell607">
            <text:p text:style-name="Normal">Jets</text:p>
          </table:table-cell>
          <table:table-cell table:style-name="TableCell608">
            <text:p text:style-name="Normal">Patriots</text:p>
          </table:table-cell>
          <table:table-cell table:style-name="TableCell60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1" draw:style-name="a23" draw:name="Object 12" text:anchor-type="as-char" svg:x="0in" svg:y="0in" svg:width="3.52083in" svg:height="1.25in" style:rel-width="scale" style:rel-height="scale"><draw:object-ole draw:class-id="00020830-0000-0000-C000-000000000046" xlink:href="Object 12" xlink:type="simple" xlink:show="embed" xlink:actuate="onLoad"/><draw:image xlink:href="ObjectReplacements/Object 12" xlink:type="simple" xlink:show="embed" xlink:actuate="onLoad"/><svg:title/><svg:desc/></draw:frame></text:p>
      <text:p text:style-name="Normal"/>
      <text:p text:style-name="Normal">This concludes our test.</text:p>
      <text:p text:style-name="P610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11">This is bold,<text:s/></text:span><text:span text:style-name="T612">this is italic</text:span>,<text:s/><text:span text:style-name="T613">and this is bold italic</text:span>. This is normal.<text:s/><text:span text:style-name="InlineStyle">This is in a defined inline style called InlineStyle</text:span>. This is normal.<text:s/><text:span text:style-name="T614">This is red text.</text:span><text:s/>This is normal.<text:s/></text:p>
      <text:p text:style-name="P615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16">First item of bulleted list.<text:s/></text:p>
        </text:list-item>
        <text:list-item>
          <text:p text:style-name="P617">Second item of bulleted list.</text:p>
        </text:list-item>
      </text:list>
      <text:p text:style-name="P618">Second paragraph of second item of bulleted list.<text:s/></text:p>
      <text:list text:style-name="LFO2" text:continue-numbering="true">
        <text:list-item>
          <text:p text:style-name="P619">Third item of bulleted list.</text:p>
          <text:list text:continue-numbering="true">
            <text:list-item>
              <text:p text:style-name="P620">First item of third item’s nested list</text:p>
            </text:list-item>
            <text:list-item>
              <text:p text:style-name="P621">Second item of third item’s nested list</text:p>
            </text:list-item>
          </text:list>
        </text:list-item>
        <text:list-item>
          <text:p text:style-name="P622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23">First item of numbered list.<text:s/></text:p>
        </text:list-item>
        <text:list-item>
          <text:p text:style-name="P624">Second item of numbered list.</text:p>
        </text:list-item>
      </text:list>
      <text:p text:style-name="P625">Second paragraph of second item of numbered list.<text:s/></text:p>
      <text:list text:style-name="LFO3" text:continue-numbering="true">
        <text:list-item>
          <text:p text:style-name="P626">Third item of numbered list.</text:p>
        </text:list-item>
      </text:list>
      <text:p text:style-name="Normal"/>
      <text:p text:style-name="Normal">Here is a BMP picture:</text:p>
      <text:p text:style-name="Normal"><text:span text:style-name="T627"><draw:frame draw:style-name="a24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28">
        <table:table-columns>
          <table:table-column table:style-name="TableColumn629"/>
          <table:table-column table:style-name="TableColumn630"/>
          <table:table-column table:style-name="TableColumn631"/>
          <table:table-column table:style-name="TableColumn632"/>
          <table:table-column table:style-name="TableColumn633"/>
        </table:table-columns>
        <table:table-row table:style-name="TableRow634">
          <table:table-cell table:style-name="TableCell635">
            <text:p text:style-name="P636"/>
          </table:table-cell>
          <table:table-cell table:style-name="TableCell637" table:number-columns-spanned="2">
            <text:p text:style-name="P638">New York</text:p>
          </table:table-cell>
          <table:covered-table-cell/>
          <table:table-cell table:style-name="TableCell639">
            <text:p text:style-name="P640">Boston</text:p>
          </table:table-cell>
          <table:table-cell table:style-name="TableCell641">
            <text:p text:style-name="P642">Detroit</text:p>
          </table:table-cell>
        </table:table-row>
        <table:table-row table:style-name="TableRow643">
          <table:table-cell table:style-name="TableCell644">
            <text:p text:style-name="Normal">Baseball</text:p>
          </table:table-cell>
          <table:table-cell table:style-name="TableCell645">
            <text:p text:style-name="Normal">Mets</text:p>
          </table:table-cell>
          <table:table-cell table:style-name="TableCell646">
            <text:p text:style-name="Normal">Yankees</text:p>
          </table:table-cell>
          <table:table-cell table:style-name="TableCell647">
            <text:p text:style-name="Normal">Red Sox</text:p>
          </table:table-cell>
          <table:table-cell table:style-name="TableCell648">
            <text:p text:style-name="Normal">Tigers</text:p>
          </table:table-cell>
        </table:table-row>
        <table:table-row table:style-name="TableRow649">
          <table:table-cell table:style-name="TableCell650">
            <text:p text:style-name="Normal">Hockey</text:p>
          </table:table-cell>
          <table:table-cell table:style-name="TableCell651">
            <text:p text:style-name="Normal">Rangers</text:p>
          </table:table-cell>
          <table:table-cell table:style-name="TableCell652">
            <text:p text:style-name="Normal">Islanders</text:p>
          </table:table-cell>
          <table:table-cell table:style-name="TableCell653">
            <text:p text:style-name="Normal">Bruins</text:p>
          </table:table-cell>
          <table:table-cell table:style-name="TableCell654">
            <text:p text:style-name="Normal">Red Wings</text:p>
          </table:table-cell>
        </table:table-row>
        <table:table-row table:style-name="TableRow655">
          <table:table-cell table:style-name="TableCell656">
            <text:p text:style-name="Normal">Football</text:p>
          </table:table-cell>
          <table:table-cell table:style-name="TableCell657">
            <text:p text:style-name="Normal">Giants</text:p>
          </table:table-cell>
          <table:table-cell table:style-name="TableCell658">
            <text:p text:style-name="Normal">Jets</text:p>
          </table:table-cell>
          <table:table-cell table:style-name="TableCell659">
            <text:p text:style-name="Normal">Patriots</text:p>
          </table:table-cell>
          <table:table-cell table:style-name="TableCell66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2" draw:style-name="a25" draw:name="Object 13" text:anchor-type="as-char" svg:x="0in" svg:y="0in" svg:width="3.52083in" svg:height="1.25in" style:rel-width="scale" style:rel-height="scale"><draw:object-ole draw:class-id="00020830-0000-0000-C000-000000000046" xlink:href="Object 13" xlink:type="simple" xlink:show="embed" xlink:actuate="onLoad"/><draw:image xlink:href="ObjectReplacements/Object 13" xlink:type="simple" xlink:show="embed" xlink:actuate="onLoad"/><svg:title/><svg:desc/></draw:frame></text:p>
      <text:p text:style-name="Normal"/>
      <text:p text:style-name="Normal">This concludes our test.</text:p>
      <text:p text:style-name="P661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62">This is bold,<text:s/></text:span><text:span text:style-name="T663">this is italic</text:span>,<text:s/><text:span text:style-name="T664">and this is bold italic</text:span>. This is normal.<text:s/><text:span text:style-name="InlineStyle">This is in a defined inline style called InlineStyle</text:span>. This is normal.<text:s/><text:span text:style-name="T665">This is red text.</text:span><text:s/>This is normal.<text:s/></text:p>
      <text:p text:style-name="P66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67">First item of bulleted list.<text:s/></text:p>
        </text:list-item>
        <text:list-item>
          <text:p text:style-name="P668">Second item of bulleted list.</text:p>
        </text:list-item>
      </text:list>
      <text:p text:style-name="P669">Second paragraph of second item of bulleted list.<text:s/></text:p>
      <text:list text:style-name="LFO2" text:continue-numbering="true">
        <text:list-item>
          <text:p text:style-name="P670">Third item of bulleted list.</text:p>
          <text:list text:continue-numbering="true">
            <text:list-item>
              <text:p text:style-name="P671">First item of third item’s nested list</text:p>
            </text:list-item>
            <text:list-item>
              <text:p text:style-name="P672">Second item of third item’s nested list</text:p>
            </text:list-item>
          </text:list>
        </text:list-item>
        <text:list-item>
          <text:p text:style-name="P67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74">First item of numbered list.<text:s/></text:p>
        </text:list-item>
        <text:list-item>
          <text:p text:style-name="P675">Second item of numbered list.</text:p>
        </text:list-item>
      </text:list>
      <text:p text:style-name="P676">Second paragraph of second item of numbered list.<text:s/></text:p>
      <text:list text:style-name="LFO3" text:continue-numbering="true">
        <text:list-item>
          <text:p text:style-name="P677">Third item of numbered list.</text:p>
        </text:list-item>
      </text:list>
      <text:p text:style-name="Normal"/>
      <text:p text:style-name="Normal">Here is a BMP picture:</text:p>
      <text:p text:style-name="Normal"><text:span text:style-name="T678"><draw:frame draw:style-name="a26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79">
        <table:table-columns>
          <table:table-column table:style-name="TableColumn680"/>
          <table:table-column table:style-name="TableColumn681"/>
          <table:table-column table:style-name="TableColumn682"/>
          <table:table-column table:style-name="TableColumn683"/>
          <table:table-column table:style-name="TableColumn684"/>
        </table:table-columns>
        <table:table-row table:style-name="TableRow685">
          <table:table-cell table:style-name="TableCell686">
            <text:p text:style-name="P687"/>
          </table:table-cell>
          <table:table-cell table:style-name="TableCell688" table:number-columns-spanned="2">
            <text:p text:style-name="P689">New York</text:p>
          </table:table-cell>
          <table:covered-table-cell/>
          <table:table-cell table:style-name="TableCell690">
            <text:p text:style-name="P691">Boston</text:p>
          </table:table-cell>
          <table:table-cell table:style-name="TableCell692">
            <text:p text:style-name="P693">Detroit</text:p>
          </table:table-cell>
        </table:table-row>
        <table:table-row table:style-name="TableRow694">
          <table:table-cell table:style-name="TableCell695">
            <text:p text:style-name="Normal">Baseball</text:p>
          </table:table-cell>
          <table:table-cell table:style-name="TableCell696">
            <text:p text:style-name="Normal">Mets</text:p>
          </table:table-cell>
          <table:table-cell table:style-name="TableCell697">
            <text:p text:style-name="Normal">Yankees</text:p>
          </table:table-cell>
          <table:table-cell table:style-name="TableCell698">
            <text:p text:style-name="Normal">Red Sox</text:p>
          </table:table-cell>
          <table:table-cell table:style-name="TableCell699">
            <text:p text:style-name="Normal">Tigers</text:p>
          </table:table-cell>
        </table:table-row>
        <table:table-row table:style-name="TableRow700">
          <table:table-cell table:style-name="TableCell701">
            <text:p text:style-name="Normal">Hockey</text:p>
          </table:table-cell>
          <table:table-cell table:style-name="TableCell702">
            <text:p text:style-name="Normal">Rangers</text:p>
          </table:table-cell>
          <table:table-cell table:style-name="TableCell703">
            <text:p text:style-name="Normal">Islanders</text:p>
          </table:table-cell>
          <table:table-cell table:style-name="TableCell704">
            <text:p text:style-name="Normal">Bruins</text:p>
          </table:table-cell>
          <table:table-cell table:style-name="TableCell705">
            <text:p text:style-name="Normal">Red Wings</text:p>
          </table:table-cell>
        </table:table-row>
        <table:table-row table:style-name="TableRow706">
          <table:table-cell table:style-name="TableCell707">
            <text:p text:style-name="Normal">Football</text:p>
          </table:table-cell>
          <table:table-cell table:style-name="TableCell708">
            <text:p text:style-name="Normal">Giants</text:p>
          </table:table-cell>
          <table:table-cell table:style-name="TableCell709">
            <text:p text:style-name="Normal">Jets</text:p>
          </table:table-cell>
          <table:table-cell table:style-name="TableCell710">
            <text:p text:style-name="Normal">Patriots</text:p>
          </table:table-cell>
          <table:table-cell table:style-name="TableCell71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3" draw:style-name="a27" draw:name="Object 14" text:anchor-type="as-char" svg:x="0in" svg:y="0in" svg:width="3.52083in" svg:height="1.25in" style:rel-width="scale" style:rel-height="scale"><draw:object-ole draw:class-id="00020830-0000-0000-C000-000000000046" xlink:href="Object 14" xlink:type="simple" xlink:show="embed" xlink:actuate="onLoad"/><draw:image xlink:href="ObjectReplacements/Object 14" xlink:type="simple" xlink:show="embed" xlink:actuate="onLoad"/><svg:title/><svg:desc/></draw:frame></text:p>
      <text:p text:style-name="Normal"/>
      <text:p text:style-name="Normal">This concludes our test.</text:p>
      <text:p text:style-name="P712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13">This is bold,<text:s/></text:span><text:span text:style-name="T714">this is italic</text:span>,<text:s/><text:span text:style-name="T715">and this is bold italic</text:span>. This is normal.<text:s/><text:span text:style-name="InlineStyle">This is in a defined inline style called InlineStyle</text:span>. This is normal.<text:s/><text:span text:style-name="T716">This is red text.</text:span><text:s/>This is normal.<text:s/></text:p>
      <text:p text:style-name="P71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18">First item of bulleted list.<text:s/></text:p>
        </text:list-item>
        <text:list-item>
          <text:p text:style-name="P719">Second item of bulleted list.</text:p>
        </text:list-item>
      </text:list>
      <text:p text:style-name="P720">Second paragraph of second item of bulleted list.<text:s/></text:p>
      <text:list text:style-name="LFO2" text:continue-numbering="true">
        <text:list-item>
          <text:p text:style-name="P721">Third item of bulleted list.</text:p>
          <text:list text:continue-numbering="true">
            <text:list-item>
              <text:p text:style-name="P722">First item of third item’s nested list</text:p>
            </text:list-item>
            <text:list-item>
              <text:p text:style-name="P723">Second item of third item’s nested list</text:p>
            </text:list-item>
          </text:list>
        </text:list-item>
        <text:list-item>
          <text:p text:style-name="P72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25">First item of numbered list.<text:s/></text:p>
        </text:list-item>
        <text:list-item>
          <text:p text:style-name="P726">Second item of numbered list.</text:p>
        </text:list-item>
      </text:list>
      <text:p text:style-name="P727">Second paragraph of second item of numbered list.<text:s/></text:p>
      <text:list text:style-name="LFO3" text:continue-numbering="true">
        <text:list-item>
          <text:p text:style-name="P728">Third item of numbered list.</text:p>
        </text:list-item>
      </text:list>
      <text:p text:style-name="Normal"/>
      <text:p text:style-name="Normal">Here is a BMP picture:</text:p>
      <text:p text:style-name="Normal"><text:span text:style-name="T729"><draw:frame draw:style-name="a28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30">
        <table:table-columns>
          <table:table-column table:style-name="TableColumn731"/>
          <table:table-column table:style-name="TableColumn732"/>
          <table:table-column table:style-name="TableColumn733"/>
          <table:table-column table:style-name="TableColumn734"/>
          <table:table-column table:style-name="TableColumn735"/>
        </table:table-columns>
        <table:table-row table:style-name="TableRow736">
          <table:table-cell table:style-name="TableCell737">
            <text:p text:style-name="P738"/>
          </table:table-cell>
          <table:table-cell table:style-name="TableCell739" table:number-columns-spanned="2">
            <text:p text:style-name="P740">New York</text:p>
          </table:table-cell>
          <table:covered-table-cell/>
          <table:table-cell table:style-name="TableCell741">
            <text:p text:style-name="P742">Boston</text:p>
          </table:table-cell>
          <table:table-cell table:style-name="TableCell743">
            <text:p text:style-name="P744">Detroit</text:p>
          </table:table-cell>
        </table:table-row>
        <table:table-row table:style-name="TableRow745">
          <table:table-cell table:style-name="TableCell746">
            <text:p text:style-name="Normal">Baseball</text:p>
          </table:table-cell>
          <table:table-cell table:style-name="TableCell747">
            <text:p text:style-name="Normal">Mets</text:p>
          </table:table-cell>
          <table:table-cell table:style-name="TableCell748">
            <text:p text:style-name="Normal">Yankees</text:p>
          </table:table-cell>
          <table:table-cell table:style-name="TableCell749">
            <text:p text:style-name="Normal">Red Sox</text:p>
          </table:table-cell>
          <table:table-cell table:style-name="TableCell750">
            <text:p text:style-name="Normal">Tigers</text:p>
          </table:table-cell>
        </table:table-row>
        <table:table-row table:style-name="TableRow751">
          <table:table-cell table:style-name="TableCell752">
            <text:p text:style-name="Normal">Hockey</text:p>
          </table:table-cell>
          <table:table-cell table:style-name="TableCell753">
            <text:p text:style-name="Normal">Rangers</text:p>
          </table:table-cell>
          <table:table-cell table:style-name="TableCell754">
            <text:p text:style-name="Normal">Islanders</text:p>
          </table:table-cell>
          <table:table-cell table:style-name="TableCell755">
            <text:p text:style-name="Normal">Bruins</text:p>
          </table:table-cell>
          <table:table-cell table:style-name="TableCell756">
            <text:p text:style-name="Normal">Red Wings</text:p>
          </table:table-cell>
        </table:table-row>
        <table:table-row table:style-name="TableRow757">
          <table:table-cell table:style-name="TableCell758">
            <text:p text:style-name="Normal">Football</text:p>
          </table:table-cell>
          <table:table-cell table:style-name="TableCell759">
            <text:p text:style-name="Normal">Giants</text:p>
          </table:table-cell>
          <table:table-cell table:style-name="TableCell760">
            <text:p text:style-name="Normal">Jets</text:p>
          </table:table-cell>
          <table:table-cell table:style-name="TableCell761">
            <text:p text:style-name="Normal">Patriots</text:p>
          </table:table-cell>
          <table:table-cell table:style-name="TableCell76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4" draw:style-name="a29" draw:name="Object 15" text:anchor-type="as-char" svg:x="0in" svg:y="0in" svg:width="3.52083in" svg:height="1.25in" style:rel-width="scale" style:rel-height="scale"><draw:object-ole draw:class-id="00020830-0000-0000-C000-000000000046" xlink:href="Object 15" xlink:type="simple" xlink:show="embed" xlink:actuate="onLoad"/><draw:image xlink:href="ObjectReplacements/Object 15" xlink:type="simple" xlink:show="embed" xlink:actuate="onLoad"/><svg:title/><svg:desc/></draw:frame></text:p>
      <text:p text:style-name="Normal"/>
      <text:p text:style-name="Normal">This concludes our test.</text:p>
      <text:p text:style-name="P76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64">This is bold,<text:s/></text:span><text:span text:style-name="T765">this is italic</text:span>,<text:s/><text:span text:style-name="T766">and this is bold italic</text:span>. This is normal.<text:s/><text:span text:style-name="InlineStyle">This is in a defined inline style called InlineStyle</text:span>. This is normal.<text:s/><text:span text:style-name="T767">This is red text.</text:span><text:s/>This is normal.<text:s/></text:p>
      <text:p text:style-name="P76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69">First item of bulleted list.<text:s/></text:p>
        </text:list-item>
        <text:list-item>
          <text:p text:style-name="P770">Second item of bulleted list.</text:p>
        </text:list-item>
      </text:list>
      <text:p text:style-name="P771">Second paragraph of second item of bulleted list.<text:s/></text:p>
      <text:list text:style-name="LFO2" text:continue-numbering="true">
        <text:list-item>
          <text:p text:style-name="P772">Third item of bulleted list.</text:p>
          <text:list text:continue-numbering="true">
            <text:list-item>
              <text:p text:style-name="P773">First item of third item’s nested list</text:p>
            </text:list-item>
            <text:list-item>
              <text:p text:style-name="P774">Second item of third item’s nested list</text:p>
            </text:list-item>
          </text:list>
        </text:list-item>
        <text:list-item>
          <text:p text:style-name="P77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76">First item of numbered list.<text:s/></text:p>
        </text:list-item>
        <text:list-item>
          <text:p text:style-name="P777">Second item of numbered list.</text:p>
        </text:list-item>
      </text:list>
      <text:p text:style-name="P778">Second paragraph of second item of numbered list.<text:s/></text:p>
      <text:list text:style-name="LFO3" text:continue-numbering="true">
        <text:list-item>
          <text:p text:style-name="P779">Third item of numbered list.</text:p>
        </text:list-item>
      </text:list>
      <text:p text:style-name="Normal"/>
      <text:p text:style-name="Normal">Here is a BMP picture:</text:p>
      <text:p text:style-name="Normal"><text:span text:style-name="T780"><draw:frame draw:style-name="a30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81">
        <table:table-columns>
          <table:table-column table:style-name="TableColumn782"/>
          <table:table-column table:style-name="TableColumn783"/>
          <table:table-column table:style-name="TableColumn784"/>
          <table:table-column table:style-name="TableColumn785"/>
          <table:table-column table:style-name="TableColumn786"/>
        </table:table-columns>
        <table:table-row table:style-name="TableRow787">
          <table:table-cell table:style-name="TableCell788">
            <text:p text:style-name="P789"/>
          </table:table-cell>
          <table:table-cell table:style-name="TableCell790" table:number-columns-spanned="2">
            <text:p text:style-name="P791">New York</text:p>
          </table:table-cell>
          <table:covered-table-cell/>
          <table:table-cell table:style-name="TableCell792">
            <text:p text:style-name="P793">Boston</text:p>
          </table:table-cell>
          <table:table-cell table:style-name="TableCell794">
            <text:p text:style-name="P795">Detroit</text:p>
          </table:table-cell>
        </table:table-row>
        <table:table-row table:style-name="TableRow796">
          <table:table-cell table:style-name="TableCell797">
            <text:p text:style-name="Normal">Baseball</text:p>
          </table:table-cell>
          <table:table-cell table:style-name="TableCell798">
            <text:p text:style-name="Normal">Mets</text:p>
          </table:table-cell>
          <table:table-cell table:style-name="TableCell799">
            <text:p text:style-name="Normal">Yankees</text:p>
          </table:table-cell>
          <table:table-cell table:style-name="TableCell800">
            <text:p text:style-name="Normal">Red Sox</text:p>
          </table:table-cell>
          <table:table-cell table:style-name="TableCell801">
            <text:p text:style-name="Normal">Tigers</text:p>
          </table:table-cell>
        </table:table-row>
        <table:table-row table:style-name="TableRow802">
          <table:table-cell table:style-name="TableCell803">
            <text:p text:style-name="Normal">Hockey</text:p>
          </table:table-cell>
          <table:table-cell table:style-name="TableCell804">
            <text:p text:style-name="Normal">Rangers</text:p>
          </table:table-cell>
          <table:table-cell table:style-name="TableCell805">
            <text:p text:style-name="Normal">Islanders</text:p>
          </table:table-cell>
          <table:table-cell table:style-name="TableCell806">
            <text:p text:style-name="Normal">Bruins</text:p>
          </table:table-cell>
          <table:table-cell table:style-name="TableCell807">
            <text:p text:style-name="Normal">Red Wings</text:p>
          </table:table-cell>
        </table:table-row>
        <table:table-row table:style-name="TableRow808">
          <table:table-cell table:style-name="TableCell809">
            <text:p text:style-name="Normal">Football</text:p>
          </table:table-cell>
          <table:table-cell table:style-name="TableCell810">
            <text:p text:style-name="Normal">Giants</text:p>
          </table:table-cell>
          <table:table-cell table:style-name="TableCell811">
            <text:p text:style-name="Normal">Jets</text:p>
          </table:table-cell>
          <table:table-cell table:style-name="TableCell812">
            <text:p text:style-name="Normal">Patriots</text:p>
          </table:table-cell>
          <table:table-cell table:style-name="TableCell81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5" draw:style-name="a31" draw:name="Object 16" text:anchor-type="as-char" svg:x="0in" svg:y="0in" svg:width="3.52083in" svg:height="1.25in" style:rel-width="scale" style:rel-height="scale"><draw:object-ole draw:class-id="00020830-0000-0000-C000-000000000046" xlink:href="Object 16" xlink:type="simple" xlink:show="embed" xlink:actuate="onLoad"/><draw:image xlink:href="ObjectReplacements/Object 16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814">This is bold,<text:s/></text:span><text:span text:style-name="T815">this is italic</text:span>,<text:s/><text:span text:style-name="T816">and this is bold italic</text:span>. This is normal.<text:s/><text:span text:style-name="InlineStyle">This is in a defined inline style called InlineStyle</text:span>. This is normal.<text:s/><text:span text:style-name="T817">This is red text.</text:span><text:s/>This is normal.<text:s/></text:p>
      <text:p text:style-name="P81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819">First item of bulleted list.<text:s/></text:p>
        </text:list-item>
        <text:list-item>
          <text:p text:style-name="P820">Second item of bulleted list.</text:p>
        </text:list-item>
      </text:list>
      <text:p text:style-name="P821">Second paragraph of second item of bulleted list.<text:s/></text:p>
      <text:list text:style-name="LFO2" text:continue-numbering="true">
        <text:list-item>
          <text:p text:style-name="P822">Third item of bulleted list.</text:p>
          <text:list text:continue-numbering="true">
            <text:list-item>
              <text:p text:style-name="P823">First item of third item’s nested list</text:p>
            </text:list-item>
            <text:list-item>
              <text:p text:style-name="P824">Second item of third item’s nested list</text:p>
            </text:list-item>
          </text:list>
        </text:list-item>
        <text:list-item>
          <text:p text:style-name="P82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826">First item of numbered list.<text:s/></text:p>
        </text:list-item>
        <text:list-item>
          <text:p text:style-name="P827">Second item of numbered list.</text:p>
        </text:list-item>
      </text:list>
      <text:p text:style-name="P828">Second paragraph of second item of numbered list.<text:s/></text:p>
      <text:list text:style-name="LFO3" text:continue-numbering="true">
        <text:list-item>
          <text:p text:style-name="P829">Third item of numbered list.</text:p>
        </text:list-item>
      </text:list>
      <text:p text:style-name="Normal"/>
      <text:p text:style-name="Normal">Here is a BMP picture:</text:p>
      <text:p text:style-name="Normal"><text:span text:style-name="T830"><draw:frame draw:style-name="a32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831">
        <table:table-columns>
          <table:table-column table:style-name="TableColumn832"/>
          <table:table-column table:style-name="TableColumn833"/>
          <table:table-column table:style-name="TableColumn834"/>
          <table:table-column table:style-name="TableColumn835"/>
          <table:table-column table:style-name="TableColumn836"/>
        </table:table-columns>
        <table:table-row table:style-name="TableRow837">
          <table:table-cell table:style-name="TableCell838">
            <text:p text:style-name="P839"/>
          </table:table-cell>
          <table:table-cell table:style-name="TableCell840" table:number-columns-spanned="2">
            <text:p text:style-name="P841">New York</text:p>
          </table:table-cell>
          <table:covered-table-cell/>
          <table:table-cell table:style-name="TableCell842">
            <text:p text:style-name="P843">Boston</text:p>
          </table:table-cell>
          <table:table-cell table:style-name="TableCell844">
            <text:p text:style-name="P845">Detroit</text:p>
          </table:table-cell>
        </table:table-row>
        <table:table-row table:style-name="TableRow846">
          <table:table-cell table:style-name="TableCell847">
            <text:p text:style-name="Normal">Baseball</text:p>
          </table:table-cell>
          <table:table-cell table:style-name="TableCell848">
            <text:p text:style-name="Normal">Mets</text:p>
          </table:table-cell>
          <table:table-cell table:style-name="TableCell849">
            <text:p text:style-name="Normal">Yankees</text:p>
          </table:table-cell>
          <table:table-cell table:style-name="TableCell850">
            <text:p text:style-name="Normal">Red Sox</text:p>
          </table:table-cell>
          <table:table-cell table:style-name="TableCell851">
            <text:p text:style-name="Normal">Tigers</text:p>
          </table:table-cell>
        </table:table-row>
        <table:table-row table:style-name="TableRow852">
          <table:table-cell table:style-name="TableCell853">
            <text:p text:style-name="Normal">Hockey</text:p>
          </table:table-cell>
          <table:table-cell table:style-name="TableCell854">
            <text:p text:style-name="Normal">Rangers</text:p>
          </table:table-cell>
          <table:table-cell table:style-name="TableCell855">
            <text:p text:style-name="Normal">Islanders</text:p>
          </table:table-cell>
          <table:table-cell table:style-name="TableCell856">
            <text:p text:style-name="Normal">Bruins</text:p>
          </table:table-cell>
          <table:table-cell table:style-name="TableCell857">
            <text:p text:style-name="Normal">Red Wings</text:p>
          </table:table-cell>
        </table:table-row>
        <table:table-row table:style-name="TableRow858">
          <table:table-cell table:style-name="TableCell859">
            <text:p text:style-name="Normal">Football</text:p>
          </table:table-cell>
          <table:table-cell table:style-name="TableCell860">
            <text:p text:style-name="Normal">Giants</text:p>
          </table:table-cell>
          <table:table-cell table:style-name="TableCell861">
            <text:p text:style-name="Normal">Jets</text:p>
          </table:table-cell>
          <table:table-cell table:style-name="TableCell862">
            <text:p text:style-name="Normal">Patriots</text:p>
          </table:table-cell>
          <table:table-cell table:style-name="TableCell86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6" draw:style-name="a33" draw:name="Object 17" text:anchor-type="as-char" svg:x="0in" svg:y="0in" svg:width="3.5in" svg:height="1.19792in" style:rel-width="scale" style:rel-height="scale"><draw:object-ole draw:class-id="00020830-0000-0000-C000-000000000046" xlink:href="Object 17" xlink:type="simple" xlink:show="embed" xlink:actuate="onLoad"/><draw:image xlink:href="ObjectReplacements/Object 17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864">This is bold,<text:s/></text:span><text:span text:style-name="T865">this is italic</text:span>,<text:s/><text:span text:style-name="T866">and this is bold italic</text:span>. This is normal.<text:s/><text:span text:style-name="InlineStyle">This is in a defined inline style called InlineStyle</text:span>. This is normal.<text:s/><text:span text:style-name="T867">This is red text.</text:span><text:s/>This is normal.<text:s/></text:p>
      <text:p text:style-name="P86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869">First item of bulleted list.<text:s/></text:p>
        </text:list-item>
        <text:list-item>
          <text:p text:style-name="P870">Second item of bulleted list.</text:p>
        </text:list-item>
      </text:list>
      <text:p text:style-name="P871">Second paragraph of second item of bulleted list.<text:s/></text:p>
      <text:list text:style-name="LFO2" text:continue-numbering="true">
        <text:list-item>
          <text:p text:style-name="P872">Third item of bulleted list.</text:p>
          <text:list text:continue-numbering="true">
            <text:list-item>
              <text:p text:style-name="P873">First item of third item’s nested list</text:p>
            </text:list-item>
            <text:list-item>
              <text:p text:style-name="P874">Second item of third item’s nested list</text:p>
            </text:list-item>
          </text:list>
        </text:list-item>
        <text:list-item>
          <text:p text:style-name="P87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876">First item of numbered list.<text:s/></text:p>
        </text:list-item>
        <text:list-item>
          <text:p text:style-name="P877">Second item of numbered list.</text:p>
        </text:list-item>
      </text:list>
      <text:p text:style-name="P878">Second paragraph of second item of numbered list.<text:s/></text:p>
      <text:list text:style-name="LFO3" text:continue-numbering="true">
        <text:list-item>
          <text:p text:style-name="P879">Third item of numbered list.</text:p>
        </text:list-item>
      </text:list>
      <text:p text:style-name="Normal"/>
      <text:p text:style-name="Normal">Here is a BMP picture:</text:p>
      <text:p text:style-name="Normal"><text:span text:style-name="T880"><draw:frame draw:style-name="a34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881">
        <table:table-columns>
          <table:table-column table:style-name="TableColumn882"/>
          <table:table-column table:style-name="TableColumn883"/>
          <table:table-column table:style-name="TableColumn884"/>
          <table:table-column table:style-name="TableColumn885"/>
          <table:table-column table:style-name="TableColumn886"/>
        </table:table-columns>
        <table:table-row table:style-name="TableRow887">
          <table:table-cell table:style-name="TableCell888">
            <text:p text:style-name="P889"/>
          </table:table-cell>
          <table:table-cell table:style-name="TableCell890" table:number-columns-spanned="2">
            <text:p text:style-name="P891">New York</text:p>
          </table:table-cell>
          <table:covered-table-cell/>
          <table:table-cell table:style-name="TableCell892">
            <text:p text:style-name="P893">Boston</text:p>
          </table:table-cell>
          <table:table-cell table:style-name="TableCell894">
            <text:p text:style-name="P895">Detroit</text:p>
          </table:table-cell>
        </table:table-row>
        <table:table-row table:style-name="TableRow896">
          <table:table-cell table:style-name="TableCell897">
            <text:p text:style-name="Normal">Baseball</text:p>
          </table:table-cell>
          <table:table-cell table:style-name="TableCell898">
            <text:p text:style-name="Normal">Mets</text:p>
          </table:table-cell>
          <table:table-cell table:style-name="TableCell899">
            <text:p text:style-name="Normal">Yankees</text:p>
          </table:table-cell>
          <table:table-cell table:style-name="TableCell900">
            <text:p text:style-name="Normal">Red Sox</text:p>
          </table:table-cell>
          <table:table-cell table:style-name="TableCell901">
            <text:p text:style-name="Normal">Tigers</text:p>
          </table:table-cell>
        </table:table-row>
        <table:table-row table:style-name="TableRow902">
          <table:table-cell table:style-name="TableCell903">
            <text:p text:style-name="Normal">Hockey</text:p>
          </table:table-cell>
          <table:table-cell table:style-name="TableCell904">
            <text:p text:style-name="Normal">Rangers</text:p>
          </table:table-cell>
          <table:table-cell table:style-name="TableCell905">
            <text:p text:style-name="Normal">Islanders</text:p>
          </table:table-cell>
          <table:table-cell table:style-name="TableCell906">
            <text:p text:style-name="Normal">Bruins</text:p>
          </table:table-cell>
          <table:table-cell table:style-name="TableCell907">
            <text:p text:style-name="Normal">Red Wings</text:p>
          </table:table-cell>
        </table:table-row>
        <table:table-row table:style-name="TableRow908">
          <table:table-cell table:style-name="TableCell909">
            <text:p text:style-name="Normal">Football</text:p>
          </table:table-cell>
          <table:table-cell table:style-name="TableCell910">
            <text:p text:style-name="Normal">Giants</text:p>
          </table:table-cell>
          <table:table-cell table:style-name="TableCell911">
            <text:p text:style-name="Normal">Jets</text:p>
          </table:table-cell>
          <table:table-cell table:style-name="TableCell912">
            <text:p text:style-name="Normal">Patriots</text:p>
          </table:table-cell>
          <table:table-cell table:style-name="TableCell91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7" draw:style-name="a35" draw:name="Object 18" text:anchor-type="as-char" svg:x="0in" svg:y="0in" svg:width="3.5in" svg:height="1.19792in" style:rel-width="scale" style:rel-height="scale"><draw:object-ole draw:class-id="00020830-0000-0000-C000-000000000046" xlink:href="Object 18" xlink:type="simple" xlink:show="embed" xlink:actuate="onLoad"/><draw:image xlink:href="ObjectReplacements/Object 18" xlink:type="simple" xlink:show="embed" xlink:actuate="onLoad"/><svg:title/><svg:desc/></draw:frame></text:p>
      <text:p text:style-name="Normal"/>
      <text:p text:style-name="Normal">This concludes our test.</text:p>
      <text:p text:style-name="P91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915">This is bold,<text:s/></text:span><text:span text:style-name="T916">this is italic</text:span>,<text:s/><text:span text:style-name="T917">and this is bold italic</text:span>. This is normal.<text:s/><text:span text:style-name="InlineStyle">This is in a defined inline style called InlineStyle</text:span>. This is normal.<text:s/><text:span text:style-name="T918">This is red text.</text:span><text:s/>This is normal.<text:s/></text:p>
      <text:p text:style-name="P91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920">First item of bulleted list.<text:s/></text:p>
        </text:list-item>
        <text:list-item>
          <text:p text:style-name="P921">Second item of bulleted list.</text:p>
        </text:list-item>
      </text:list>
      <text:p text:style-name="P922">Second paragraph of second item of bulleted list.<text:s/></text:p>
      <text:list text:style-name="LFO2" text:continue-numbering="true">
        <text:list-item>
          <text:p text:style-name="P923">Third item of bulleted list.</text:p>
          <text:list text:continue-numbering="true">
            <text:list-item>
              <text:p text:style-name="P924">First item of third item’s nested list</text:p>
            </text:list-item>
            <text:list-item>
              <text:p text:style-name="P925">Second item of third item’s nested list</text:p>
            </text:list-item>
          </text:list>
        </text:list-item>
        <text:list-item>
          <text:p text:style-name="P92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927">First item of numbered list.<text:s/></text:p>
        </text:list-item>
        <text:list-item>
          <text:p text:style-name="P928">Second item of numbered list.</text:p>
        </text:list-item>
      </text:list>
      <text:p text:style-name="P929">Second paragraph of second item of numbered list.<text:s/></text:p>
      <text:list text:style-name="LFO3" text:continue-numbering="true">
        <text:list-item>
          <text:p text:style-name="P930">Third item of numbered list.</text:p>
        </text:list-item>
      </text:list>
      <text:p text:style-name="Normal"/>
      <text:p text:style-name="Normal">Here is a BMP picture:</text:p>
      <text:p text:style-name="Normal"><text:span text:style-name="T931"><draw:frame draw:style-name="a36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932">
        <table:table-columns>
          <table:table-column table:style-name="TableColumn933"/>
          <table:table-column table:style-name="TableColumn934"/>
          <table:table-column table:style-name="TableColumn935"/>
          <table:table-column table:style-name="TableColumn936"/>
          <table:table-column table:style-name="TableColumn937"/>
        </table:table-columns>
        <table:table-row table:style-name="TableRow938">
          <table:table-cell table:style-name="TableCell939">
            <text:p text:style-name="P940"/>
          </table:table-cell>
          <table:table-cell table:style-name="TableCell941" table:number-columns-spanned="2">
            <text:p text:style-name="P942">New York</text:p>
          </table:table-cell>
          <table:covered-table-cell/>
          <table:table-cell table:style-name="TableCell943">
            <text:p text:style-name="P944">Boston</text:p>
          </table:table-cell>
          <table:table-cell table:style-name="TableCell945">
            <text:p text:style-name="P946">Detroit</text:p>
          </table:table-cell>
        </table:table-row>
        <table:table-row table:style-name="TableRow947">
          <table:table-cell table:style-name="TableCell948">
            <text:p text:style-name="Normal">Baseball</text:p>
          </table:table-cell>
          <table:table-cell table:style-name="TableCell949">
            <text:p text:style-name="Normal">Mets</text:p>
          </table:table-cell>
          <table:table-cell table:style-name="TableCell950">
            <text:p text:style-name="Normal">Yankees</text:p>
          </table:table-cell>
          <table:table-cell table:style-name="TableCell951">
            <text:p text:style-name="Normal">Red Sox</text:p>
          </table:table-cell>
          <table:table-cell table:style-name="TableCell952">
            <text:p text:style-name="Normal">Tigers</text:p>
          </table:table-cell>
        </table:table-row>
        <table:table-row table:style-name="TableRow953">
          <table:table-cell table:style-name="TableCell954">
            <text:p text:style-name="Normal">Hockey</text:p>
          </table:table-cell>
          <table:table-cell table:style-name="TableCell955">
            <text:p text:style-name="Normal">Rangers</text:p>
          </table:table-cell>
          <table:table-cell table:style-name="TableCell956">
            <text:p text:style-name="Normal">Islanders</text:p>
          </table:table-cell>
          <table:table-cell table:style-name="TableCell957">
            <text:p text:style-name="Normal">Bruins</text:p>
          </table:table-cell>
          <table:table-cell table:style-name="TableCell958">
            <text:p text:style-name="Normal">Red Wings</text:p>
          </table:table-cell>
        </table:table-row>
        <table:table-row table:style-name="TableRow959">
          <table:table-cell table:style-name="TableCell960">
            <text:p text:style-name="Normal">Football</text:p>
          </table:table-cell>
          <table:table-cell table:style-name="TableCell961">
            <text:p text:style-name="Normal">Giants</text:p>
          </table:table-cell>
          <table:table-cell table:style-name="TableCell962">
            <text:p text:style-name="Normal">Jets</text:p>
          </table:table-cell>
          <table:table-cell table:style-name="TableCell963">
            <text:p text:style-name="Normal">Patriots</text:p>
          </table:table-cell>
          <table:table-cell table:style-name="TableCell96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8" draw:style-name="a37" draw:name="Object 19" text:anchor-type="as-char" svg:x="0in" svg:y="0in" svg:width="3.5in" svg:height="1.19792in" style:rel-width="scale" style:rel-height="scale"><draw:object-ole draw:class-id="00020830-0000-0000-C000-000000000046" xlink:href="Object 19" xlink:type="simple" xlink:show="embed" xlink:actuate="onLoad"/><draw:image xlink:href="ObjectReplacements/Object 19" xlink:type="simple" xlink:show="embed" xlink:actuate="onLoad"/><svg:title/><svg:desc/></draw:frame></text:p>
      <text:p text:style-name="Normal"/>
      <text:p text:style-name="Normal">This concludes our test.</text:p>
      <text:p text:style-name="P96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966">This is bold,<text:s/></text:span><text:span text:style-name="T967">this is italic</text:span>,<text:s/><text:span text:style-name="T968">and this is bold italic</text:span>. This is normal.<text:s/><text:span text:style-name="InlineStyle">This is in a defined inline style called InlineStyle</text:span>. This is normal.<text:s/><text:span text:style-name="T969">This is red text.</text:span><text:s/>This is normal.<text:s/></text:p>
      <text:p text:style-name="P97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971">First item of bulleted list.<text:s/></text:p>
        </text:list-item>
        <text:list-item>
          <text:p text:style-name="P972">Second item of bulleted list.</text:p>
        </text:list-item>
      </text:list>
      <text:p text:style-name="P973">Second paragraph of second item of bulleted list.<text:s/></text:p>
      <text:list text:style-name="LFO2" text:continue-numbering="true">
        <text:list-item>
          <text:p text:style-name="P974">Third item of bulleted list.</text:p>
          <text:list text:continue-numbering="true">
            <text:list-item>
              <text:p text:style-name="P975">First item of third item’s nested list</text:p>
            </text:list-item>
            <text:list-item>
              <text:p text:style-name="P976">Second item of third item’s nested list</text:p>
            </text:list-item>
          </text:list>
        </text:list-item>
        <text:list-item>
          <text:p text:style-name="P97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978">First item of numbered list.<text:s/></text:p>
        </text:list-item>
        <text:list-item>
          <text:p text:style-name="P979">Second item of numbered list.</text:p>
        </text:list-item>
      </text:list>
      <text:p text:style-name="P980">Second paragraph of second item of numbered list.<text:s/></text:p>
      <text:list text:style-name="LFO3" text:continue-numbering="true">
        <text:list-item>
          <text:p text:style-name="P981">Third item of numbered list.</text:p>
        </text:list-item>
      </text:list>
      <text:p text:style-name="Normal"/>
      <text:p text:style-name="Normal">Here is a BMP picture:</text:p>
      <text:p text:style-name="Normal"><text:span text:style-name="T982"><draw:frame draw:style-name="a38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983">
        <table:table-columns>
          <table:table-column table:style-name="TableColumn984"/>
          <table:table-column table:style-name="TableColumn985"/>
          <table:table-column table:style-name="TableColumn986"/>
          <table:table-column table:style-name="TableColumn987"/>
          <table:table-column table:style-name="TableColumn988"/>
        </table:table-columns>
        <table:table-row table:style-name="TableRow989">
          <table:table-cell table:style-name="TableCell990">
            <text:p text:style-name="P991"/>
          </table:table-cell>
          <table:table-cell table:style-name="TableCell992" table:number-columns-spanned="2">
            <text:p text:style-name="P993">New York</text:p>
          </table:table-cell>
          <table:covered-table-cell/>
          <table:table-cell table:style-name="TableCell994">
            <text:p text:style-name="P995">Boston</text:p>
          </table:table-cell>
          <table:table-cell table:style-name="TableCell996">
            <text:p text:style-name="P997">Detroit</text:p>
          </table:table-cell>
        </table:table-row>
        <table:table-row table:style-name="TableRow998">
          <table:table-cell table:style-name="TableCell999">
            <text:p text:style-name="Normal">Baseball</text:p>
          </table:table-cell>
          <table:table-cell table:style-name="TableCell1000">
            <text:p text:style-name="Normal">Mets</text:p>
          </table:table-cell>
          <table:table-cell table:style-name="TableCell1001">
            <text:p text:style-name="Normal">Yankees</text:p>
          </table:table-cell>
          <table:table-cell table:style-name="TableCell1002">
            <text:p text:style-name="Normal">Red Sox</text:p>
          </table:table-cell>
          <table:table-cell table:style-name="TableCell1003">
            <text:p text:style-name="Normal">Tigers</text:p>
          </table:table-cell>
        </table:table-row>
        <table:table-row table:style-name="TableRow1004">
          <table:table-cell table:style-name="TableCell1005">
            <text:p text:style-name="Normal">Hockey</text:p>
          </table:table-cell>
          <table:table-cell table:style-name="TableCell1006">
            <text:p text:style-name="Normal">Rangers</text:p>
          </table:table-cell>
          <table:table-cell table:style-name="TableCell1007">
            <text:p text:style-name="Normal">Islanders</text:p>
          </table:table-cell>
          <table:table-cell table:style-name="TableCell1008">
            <text:p text:style-name="Normal">Bruins</text:p>
          </table:table-cell>
          <table:table-cell table:style-name="TableCell1009">
            <text:p text:style-name="Normal">Red Wings</text:p>
          </table:table-cell>
        </table:table-row>
        <table:table-row table:style-name="TableRow1010">
          <table:table-cell table:style-name="TableCell1011">
            <text:p text:style-name="Normal">Football</text:p>
          </table:table-cell>
          <table:table-cell table:style-name="TableCell1012">
            <text:p text:style-name="Normal">Giants</text:p>
          </table:table-cell>
          <table:table-cell table:style-name="TableCell1013">
            <text:p text:style-name="Normal">Jets</text:p>
          </table:table-cell>
          <table:table-cell table:style-name="TableCell1014">
            <text:p text:style-name="Normal">Patriots</text:p>
          </table:table-cell>
          <table:table-cell table:style-name="TableCell101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9" draw:style-name="a39" draw:name="Object 20" text:anchor-type="as-char" svg:x="0in" svg:y="0in" svg:width="3.5in" svg:height="1.19792in" style:rel-width="scale" style:rel-height="scale"><draw:object-ole draw:class-id="00020830-0000-0000-C000-000000000046" xlink:href="Object 20" xlink:type="simple" xlink:show="embed" xlink:actuate="onLoad"/><draw:image xlink:href="ObjectReplacements/Object 20" xlink:type="simple" xlink:show="embed" xlink:actuate="onLoad"/><svg:title/><svg:desc/></draw:frame></text:p>
      <text:p text:style-name="Normal"/>
      <text:p text:style-name="Normal">This concludes our test.</text:p>
      <text:p text:style-name="P1016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017">This is bold,<text:s/></text:span><text:span text:style-name="T1018">this is italic</text:span>,<text:s/><text:span text:style-name="T1019">and this is bold italic</text:span>. This is normal.<text:s/><text:span text:style-name="InlineStyle">This is in a defined inline style called InlineStyle</text:span>. This is normal.<text:s/><text:span text:style-name="T1020">This is red text.</text:span><text:s/>This is normal.<text:s/></text:p>
      <text:p text:style-name="P102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022">First item of bulleted list.<text:s/></text:p>
        </text:list-item>
        <text:list-item>
          <text:p text:style-name="P1023">Second item of bulleted list.</text:p>
        </text:list-item>
      </text:list>
      <text:p text:style-name="P1024">Second paragraph of second item of bulleted list.<text:s/></text:p>
      <text:list text:style-name="LFO2" text:continue-numbering="true">
        <text:list-item>
          <text:p text:style-name="P1025">Third item of bulleted list.</text:p>
          <text:list text:continue-numbering="true">
            <text:list-item>
              <text:p text:style-name="P1026">First item of third item’s nested list</text:p>
            </text:list-item>
            <text:list-item>
              <text:p text:style-name="P1027">Second item of third item’s nested list</text:p>
            </text:list-item>
          </text:list>
        </text:list-item>
        <text:list-item>
          <text:p text:style-name="P102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029">First item of numbered list.<text:s/></text:p>
        </text:list-item>
        <text:list-item>
          <text:p text:style-name="P1030">Second item of numbered list.</text:p>
        </text:list-item>
      </text:list>
      <text:p text:style-name="P1031">Second paragraph of second item of numbered list.<text:s/></text:p>
      <text:list text:style-name="LFO3" text:continue-numbering="true">
        <text:list-item>
          <text:p text:style-name="P1032">Third item of numbered list.</text:p>
        </text:list-item>
      </text:list>
      <text:p text:style-name="Normal"/>
      <text:p text:style-name="Normal">Here is a BMP picture:</text:p>
      <text:p text:style-name="Normal"><text:span text:style-name="T1033"><draw:frame draw:style-name="a40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034">
        <table:table-columns>
          <table:table-column table:style-name="TableColumn1035"/>
          <table:table-column table:style-name="TableColumn1036"/>
          <table:table-column table:style-name="TableColumn1037"/>
          <table:table-column table:style-name="TableColumn1038"/>
          <table:table-column table:style-name="TableColumn1039"/>
        </table:table-columns>
        <table:table-row table:style-name="TableRow1040">
          <table:table-cell table:style-name="TableCell1041">
            <text:p text:style-name="P1042"/>
          </table:table-cell>
          <table:table-cell table:style-name="TableCell1043" table:number-columns-spanned="2">
            <text:p text:style-name="P1044">New York</text:p>
          </table:table-cell>
          <table:covered-table-cell/>
          <table:table-cell table:style-name="TableCell1045">
            <text:p text:style-name="P1046">Boston</text:p>
          </table:table-cell>
          <table:table-cell table:style-name="TableCell1047">
            <text:p text:style-name="P1048">Detroit</text:p>
          </table:table-cell>
        </table:table-row>
        <table:table-row table:style-name="TableRow1049">
          <table:table-cell table:style-name="TableCell1050">
            <text:p text:style-name="Normal">Baseball</text:p>
          </table:table-cell>
          <table:table-cell table:style-name="TableCell1051">
            <text:p text:style-name="Normal">Mets</text:p>
          </table:table-cell>
          <table:table-cell table:style-name="TableCell1052">
            <text:p text:style-name="Normal">Yankees</text:p>
          </table:table-cell>
          <table:table-cell table:style-name="TableCell1053">
            <text:p text:style-name="Normal">Red Sox</text:p>
          </table:table-cell>
          <table:table-cell table:style-name="TableCell1054">
            <text:p text:style-name="Normal">Tigers</text:p>
          </table:table-cell>
        </table:table-row>
        <table:table-row table:style-name="TableRow1055">
          <table:table-cell table:style-name="TableCell1056">
            <text:p text:style-name="Normal">Hockey</text:p>
          </table:table-cell>
          <table:table-cell table:style-name="TableCell1057">
            <text:p text:style-name="Normal">Rangers</text:p>
          </table:table-cell>
          <table:table-cell table:style-name="TableCell1058">
            <text:p text:style-name="Normal">Islanders</text:p>
          </table:table-cell>
          <table:table-cell table:style-name="TableCell1059">
            <text:p text:style-name="Normal">Bruins</text:p>
          </table:table-cell>
          <table:table-cell table:style-name="TableCell1060">
            <text:p text:style-name="Normal">Red Wings</text:p>
          </table:table-cell>
        </table:table-row>
        <table:table-row table:style-name="TableRow1061">
          <table:table-cell table:style-name="TableCell1062">
            <text:p text:style-name="Normal">Football</text:p>
          </table:table-cell>
          <table:table-cell table:style-name="TableCell1063">
            <text:p text:style-name="Normal">Giants</text:p>
          </table:table-cell>
          <table:table-cell table:style-name="TableCell1064">
            <text:p text:style-name="Normal">Jets</text:p>
          </table:table-cell>
          <table:table-cell table:style-name="TableCell1065">
            <text:p text:style-name="Normal">Patriots</text:p>
          </table:table-cell>
          <table:table-cell table:style-name="TableCell106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0" draw:style-name="a41" draw:name="Object 21" text:anchor-type="as-char" svg:x="0in" svg:y="0in" svg:width="3.5in" svg:height="1.19792in" style:rel-width="scale" style:rel-height="scale"><draw:object-ole draw:class-id="00020830-0000-0000-C000-000000000046" xlink:href="Object 21" xlink:type="simple" xlink:show="embed" xlink:actuate="onLoad"/><draw:image xlink:href="ObjectReplacements/Object 21" xlink:type="simple" xlink:show="embed" xlink:actuate="onLoad"/><svg:title/><svg:desc/></draw:frame></text:p>
      <text:p text:style-name="Normal"/>
      <text:p text:style-name="Normal">This concludes our test.</text:p>
      <text:p text:style-name="P106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068">This is bold,<text:s/></text:span><text:span text:style-name="T1069">this is italic</text:span>,<text:s/><text:span text:style-name="T1070">and this is bold italic</text:span>. This is normal.<text:s/><text:span text:style-name="InlineStyle">This is in a defined inline style called InlineStyle</text:span>. This is normal.<text:s/><text:span text:style-name="T1071">This is red text.</text:span><text:s/>This is normal.<text:s/></text:p>
      <text:p text:style-name="P107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073">First item of bulleted list.<text:s/></text:p>
        </text:list-item>
        <text:list-item>
          <text:p text:style-name="P1074">Second item of bulleted list.</text:p>
        </text:list-item>
      </text:list>
      <text:p text:style-name="P1075">Second paragraph of second item of bulleted list.<text:s/></text:p>
      <text:list text:style-name="LFO2" text:continue-numbering="true">
        <text:list-item>
          <text:p text:style-name="P1076">Third item of bulleted list.</text:p>
          <text:list text:continue-numbering="true">
            <text:list-item>
              <text:p text:style-name="P1077">First item of third item’s nested list</text:p>
            </text:list-item>
            <text:list-item>
              <text:p text:style-name="P1078">Second item of third item’s nested list</text:p>
            </text:list-item>
          </text:list>
        </text:list-item>
        <text:list-item>
          <text:p text:style-name="P107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080">First item of numbered list.<text:s/></text:p>
        </text:list-item>
        <text:list-item>
          <text:p text:style-name="P1081">Second item of numbered list.</text:p>
        </text:list-item>
      </text:list>
      <text:p text:style-name="P1082">Second paragraph of second item of numbered list.<text:s/></text:p>
      <text:list text:style-name="LFO3" text:continue-numbering="true">
        <text:list-item>
          <text:p text:style-name="P1083">Third item of numbered list.</text:p>
        </text:list-item>
      </text:list>
      <text:p text:style-name="Normal"/>
      <text:p text:style-name="Normal">Here is a BMP picture:</text:p>
      <text:p text:style-name="Normal"><text:span text:style-name="T1084"><draw:frame draw:style-name="a42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085">
        <table:table-columns>
          <table:table-column table:style-name="TableColumn1086"/>
          <table:table-column table:style-name="TableColumn1087"/>
          <table:table-column table:style-name="TableColumn1088"/>
          <table:table-column table:style-name="TableColumn1089"/>
          <table:table-column table:style-name="TableColumn1090"/>
        </table:table-columns>
        <table:table-row table:style-name="TableRow1091">
          <table:table-cell table:style-name="TableCell1092">
            <text:p text:style-name="P1093"/>
          </table:table-cell>
          <table:table-cell table:style-name="TableCell1094" table:number-columns-spanned="2">
            <text:p text:style-name="P1095">New York</text:p>
          </table:table-cell>
          <table:covered-table-cell/>
          <table:table-cell table:style-name="TableCell1096">
            <text:p text:style-name="P1097">Boston</text:p>
          </table:table-cell>
          <table:table-cell table:style-name="TableCell1098">
            <text:p text:style-name="P1099">Detroit</text:p>
          </table:table-cell>
        </table:table-row>
        <table:table-row table:style-name="TableRow1100">
          <table:table-cell table:style-name="TableCell1101">
            <text:p text:style-name="Normal">Baseball</text:p>
          </table:table-cell>
          <table:table-cell table:style-name="TableCell1102">
            <text:p text:style-name="Normal">Mets</text:p>
          </table:table-cell>
          <table:table-cell table:style-name="TableCell1103">
            <text:p text:style-name="Normal">Yankees</text:p>
          </table:table-cell>
          <table:table-cell table:style-name="TableCell1104">
            <text:p text:style-name="Normal">Red Sox</text:p>
          </table:table-cell>
          <table:table-cell table:style-name="TableCell1105">
            <text:p text:style-name="Normal">Tigers</text:p>
          </table:table-cell>
        </table:table-row>
        <table:table-row table:style-name="TableRow1106">
          <table:table-cell table:style-name="TableCell1107">
            <text:p text:style-name="Normal">Hockey</text:p>
          </table:table-cell>
          <table:table-cell table:style-name="TableCell1108">
            <text:p text:style-name="Normal">Rangers</text:p>
          </table:table-cell>
          <table:table-cell table:style-name="TableCell1109">
            <text:p text:style-name="Normal">Islanders</text:p>
          </table:table-cell>
          <table:table-cell table:style-name="TableCell1110">
            <text:p text:style-name="Normal">Bruins</text:p>
          </table:table-cell>
          <table:table-cell table:style-name="TableCell1111">
            <text:p text:style-name="Normal">Red Wings</text:p>
          </table:table-cell>
        </table:table-row>
        <table:table-row table:style-name="TableRow1112">
          <table:table-cell table:style-name="TableCell1113">
            <text:p text:style-name="Normal">Football</text:p>
          </table:table-cell>
          <table:table-cell table:style-name="TableCell1114">
            <text:p text:style-name="Normal">Giants</text:p>
          </table:table-cell>
          <table:table-cell table:style-name="TableCell1115">
            <text:p text:style-name="Normal">Jets</text:p>
          </table:table-cell>
          <table:table-cell table:style-name="TableCell1116">
            <text:p text:style-name="Normal">Patriots</text:p>
          </table:table-cell>
          <table:table-cell table:style-name="TableCell111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1" draw:style-name="a43" draw:name="Object 22" text:anchor-type="as-char" svg:x="0in" svg:y="0in" svg:width="3.5in" svg:height="1.19792in" style:rel-width="scale" style:rel-height="scale"><draw:object-ole draw:class-id="00020830-0000-0000-C000-000000000046" xlink:href="Object 22" xlink:type="simple" xlink:show="embed" xlink:actuate="onLoad"/><draw:image xlink:href="ObjectReplacements/Object 22" xlink:type="simple" xlink:show="embed" xlink:actuate="onLoad"/><svg:title/><svg:desc/></draw:frame></text:p>
      <text:p text:style-name="Normal"/>
      <text:p text:style-name="Normal">This concludes our test.</text:p>
      <text:p text:style-name="P111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119">This is bold,<text:s/></text:span><text:span text:style-name="T1120">this is italic</text:span>,<text:s/><text:span text:style-name="T1121">and this is bold italic</text:span>. This is normal.<text:s/><text:span text:style-name="InlineStyle">This is in a defined inline style called InlineStyle</text:span>. This is normal.<text:s/><text:span text:style-name="T1122">This is red text.</text:span><text:s/>This is normal.<text:s/></text:p>
      <text:p text:style-name="P1123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124">First item of bulleted list.<text:s/></text:p>
        </text:list-item>
        <text:list-item>
          <text:p text:style-name="P1125">Second item of bulleted list.</text:p>
        </text:list-item>
      </text:list>
      <text:p text:style-name="P1126">Second paragraph of second item of bulleted list.<text:s/></text:p>
      <text:list text:style-name="LFO2" text:continue-numbering="true">
        <text:list-item>
          <text:p text:style-name="P1127">Third item of bulleted list.</text:p>
          <text:list text:continue-numbering="true">
            <text:list-item>
              <text:p text:style-name="P1128">First item of third item’s nested list</text:p>
            </text:list-item>
            <text:list-item>
              <text:p text:style-name="P1129">Second item of third item’s nested list</text:p>
            </text:list-item>
          </text:list>
        </text:list-item>
        <text:list-item>
          <text:p text:style-name="P113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131">First item of numbered list.<text:s/></text:p>
        </text:list-item>
        <text:list-item>
          <text:p text:style-name="P1132">Second item of numbered list.</text:p>
        </text:list-item>
      </text:list>
      <text:p text:style-name="P1133">Second paragraph of second item of numbered list.<text:s/></text:p>
      <text:list text:style-name="LFO3" text:continue-numbering="true">
        <text:list-item>
          <text:p text:style-name="P1134">Third item of numbered list.</text:p>
        </text:list-item>
      </text:list>
      <text:p text:style-name="Normal"/>
      <text:p text:style-name="Normal">Here is a BMP picture:</text:p>
      <text:p text:style-name="Normal"><text:span text:style-name="T1135"><draw:frame draw:style-name="a44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136">
        <table:table-columns>
          <table:table-column table:style-name="TableColumn1137"/>
          <table:table-column table:style-name="TableColumn1138"/>
          <table:table-column table:style-name="TableColumn1139"/>
          <table:table-column table:style-name="TableColumn1140"/>
          <table:table-column table:style-name="TableColumn1141"/>
        </table:table-columns>
        <table:table-row table:style-name="TableRow1142">
          <table:table-cell table:style-name="TableCell1143">
            <text:p text:style-name="P1144"/>
          </table:table-cell>
          <table:table-cell table:style-name="TableCell1145" table:number-columns-spanned="2">
            <text:p text:style-name="P1146">New York</text:p>
          </table:table-cell>
          <table:covered-table-cell/>
          <table:table-cell table:style-name="TableCell1147">
            <text:p text:style-name="P1148">Boston</text:p>
          </table:table-cell>
          <table:table-cell table:style-name="TableCell1149">
            <text:p text:style-name="P1150">Detroit</text:p>
          </table:table-cell>
        </table:table-row>
        <table:table-row table:style-name="TableRow1151">
          <table:table-cell table:style-name="TableCell1152">
            <text:p text:style-name="Normal">Baseball</text:p>
          </table:table-cell>
          <table:table-cell table:style-name="TableCell1153">
            <text:p text:style-name="Normal">Mets</text:p>
          </table:table-cell>
          <table:table-cell table:style-name="TableCell1154">
            <text:p text:style-name="Normal">Yankees</text:p>
          </table:table-cell>
          <table:table-cell table:style-name="TableCell1155">
            <text:p text:style-name="Normal">Red Sox</text:p>
          </table:table-cell>
          <table:table-cell table:style-name="TableCell1156">
            <text:p text:style-name="Normal">Tigers</text:p>
          </table:table-cell>
        </table:table-row>
        <table:table-row table:style-name="TableRow1157">
          <table:table-cell table:style-name="TableCell1158">
            <text:p text:style-name="Normal">Hockey</text:p>
          </table:table-cell>
          <table:table-cell table:style-name="TableCell1159">
            <text:p text:style-name="Normal">Rangers</text:p>
          </table:table-cell>
          <table:table-cell table:style-name="TableCell1160">
            <text:p text:style-name="Normal">Islanders</text:p>
          </table:table-cell>
          <table:table-cell table:style-name="TableCell1161">
            <text:p text:style-name="Normal">Bruins</text:p>
          </table:table-cell>
          <table:table-cell table:style-name="TableCell1162">
            <text:p text:style-name="Normal">Red Wings</text:p>
          </table:table-cell>
        </table:table-row>
        <table:table-row table:style-name="TableRow1163">
          <table:table-cell table:style-name="TableCell1164">
            <text:p text:style-name="Normal">Football</text:p>
          </table:table-cell>
          <table:table-cell table:style-name="TableCell1165">
            <text:p text:style-name="Normal">Giants</text:p>
          </table:table-cell>
          <table:table-cell table:style-name="TableCell1166">
            <text:p text:style-name="Normal">Jets</text:p>
          </table:table-cell>
          <table:table-cell table:style-name="TableCell1167">
            <text:p text:style-name="Normal">Patriots</text:p>
          </table:table-cell>
          <table:table-cell table:style-name="TableCell1168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2" draw:style-name="a45" draw:name="Object 23" text:anchor-type="as-char" svg:x="0in" svg:y="0in" svg:width="3.5in" svg:height="1.19792in" style:rel-width="scale" style:rel-height="scale"><draw:object-ole draw:class-id="00020830-0000-0000-C000-000000000046" xlink:href="Object 23" xlink:type="simple" xlink:show="embed" xlink:actuate="onLoad"/><draw:image xlink:href="ObjectReplacements/Object 23" xlink:type="simple" xlink:show="embed" xlink:actuate="onLoad"/><svg:title/><svg:desc/></draw:frame></text:p>
      <text:p text:style-name="Normal"/>
      <text:p text:style-name="Normal">This concludes our test.</text:p>
      <text:p text:style-name="P1169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170">This is bold,<text:s/></text:span><text:span text:style-name="T1171">this is italic</text:span>,<text:s/><text:span text:style-name="T1172">and this is bold italic</text:span>. This is normal.<text:s/><text:span text:style-name="InlineStyle">This is in a defined inline style called InlineStyle</text:span>. This is normal.<text:s/><text:span text:style-name="T1173">This is red text.</text:span><text:s/>This is normal.<text:s/></text:p>
      <text:p text:style-name="P117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175">First item of bulleted list.<text:s/></text:p>
        </text:list-item>
        <text:list-item>
          <text:p text:style-name="P1176">Second item of bulleted list.</text:p>
        </text:list-item>
      </text:list>
      <text:p text:style-name="P1177">Second paragraph of second item of bulleted list.<text:s/></text:p>
      <text:list text:style-name="LFO2" text:continue-numbering="true">
        <text:list-item>
          <text:p text:style-name="P1178">Third item of bulleted list.</text:p>
          <text:list text:continue-numbering="true">
            <text:list-item>
              <text:p text:style-name="P1179">First item of third item’s nested list</text:p>
            </text:list-item>
            <text:list-item>
              <text:p text:style-name="P1180">Second item of third item’s nested list</text:p>
            </text:list-item>
          </text:list>
        </text:list-item>
        <text:list-item>
          <text:p text:style-name="P118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182">First item of numbered list.<text:s/></text:p>
        </text:list-item>
        <text:list-item>
          <text:p text:style-name="P1183">Second item of numbered list.</text:p>
        </text:list-item>
      </text:list>
      <text:p text:style-name="P1184">Second paragraph of second item of numbered list.<text:s/></text:p>
      <text:list text:style-name="LFO3" text:continue-numbering="true">
        <text:list-item>
          <text:p text:style-name="P1185">Third item of numbered list.</text:p>
        </text:list-item>
      </text:list>
      <text:p text:style-name="Normal"/>
      <text:p text:style-name="Normal">Here is a BMP picture:</text:p>
      <text:p text:style-name="Normal"><text:span text:style-name="T1186"><draw:frame draw:style-name="a46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187">
        <table:table-columns>
          <table:table-column table:style-name="TableColumn1188"/>
          <table:table-column table:style-name="TableColumn1189"/>
          <table:table-column table:style-name="TableColumn1190"/>
          <table:table-column table:style-name="TableColumn1191"/>
          <table:table-column table:style-name="TableColumn1192"/>
        </table:table-columns>
        <table:table-row table:style-name="TableRow1193">
          <table:table-cell table:style-name="TableCell1194">
            <text:p text:style-name="P1195"/>
          </table:table-cell>
          <table:table-cell table:style-name="TableCell1196" table:number-columns-spanned="2">
            <text:p text:style-name="P1197">New York</text:p>
          </table:table-cell>
          <table:covered-table-cell/>
          <table:table-cell table:style-name="TableCell1198">
            <text:p text:style-name="P1199">Boston</text:p>
          </table:table-cell>
          <table:table-cell table:style-name="TableCell1200">
            <text:p text:style-name="P1201">Detroit</text:p>
          </table:table-cell>
        </table:table-row>
        <table:table-row table:style-name="TableRow1202">
          <table:table-cell table:style-name="TableCell1203">
            <text:p text:style-name="Normal">Baseball</text:p>
          </table:table-cell>
          <table:table-cell table:style-name="TableCell1204">
            <text:p text:style-name="Normal">Mets</text:p>
          </table:table-cell>
          <table:table-cell table:style-name="TableCell1205">
            <text:p text:style-name="Normal">Yankees</text:p>
          </table:table-cell>
          <table:table-cell table:style-name="TableCell1206">
            <text:p text:style-name="Normal">Red Sox</text:p>
          </table:table-cell>
          <table:table-cell table:style-name="TableCell1207">
            <text:p text:style-name="Normal">Tigers</text:p>
          </table:table-cell>
        </table:table-row>
        <table:table-row table:style-name="TableRow1208">
          <table:table-cell table:style-name="TableCell1209">
            <text:p text:style-name="Normal">Hockey</text:p>
          </table:table-cell>
          <table:table-cell table:style-name="TableCell1210">
            <text:p text:style-name="Normal">Rangers</text:p>
          </table:table-cell>
          <table:table-cell table:style-name="TableCell1211">
            <text:p text:style-name="Normal">Islanders</text:p>
          </table:table-cell>
          <table:table-cell table:style-name="TableCell1212">
            <text:p text:style-name="Normal">Bruins</text:p>
          </table:table-cell>
          <table:table-cell table:style-name="TableCell1213">
            <text:p text:style-name="Normal">Red Wings</text:p>
          </table:table-cell>
        </table:table-row>
        <table:table-row table:style-name="TableRow1214">
          <table:table-cell table:style-name="TableCell1215">
            <text:p text:style-name="Normal">Football</text:p>
          </table:table-cell>
          <table:table-cell table:style-name="TableCell1216">
            <text:p text:style-name="Normal">Giants</text:p>
          </table:table-cell>
          <table:table-cell table:style-name="TableCell1217">
            <text:p text:style-name="Normal">Jets</text:p>
          </table:table-cell>
          <table:table-cell table:style-name="TableCell1218">
            <text:p text:style-name="Normal">Patriots</text:p>
          </table:table-cell>
          <table:table-cell table:style-name="TableCell121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3" draw:style-name="a47" draw:name="Object 24" text:anchor-type="as-char" svg:x="0in" svg:y="0in" svg:width="3.5in" svg:height="1.19792in" style:rel-width="scale" style:rel-height="scale"><draw:object-ole draw:class-id="00020830-0000-0000-C000-000000000046" xlink:href="Object 24" xlink:type="simple" xlink:show="embed" xlink:actuate="onLoad"/><draw:image xlink:href="ObjectReplacements/Object 24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220">This is bold,<text:s/></text:span><text:span text:style-name="T1221">this is italic</text:span>,<text:s/><text:span text:style-name="T1222">and this is bold italic</text:span>. This is normal.<text:s/><text:span text:style-name="InlineStyle">This is in a defined inline style called InlineStyle</text:span>. This is normal.<text:s/><text:span text:style-name="T1223">This is red text.</text:span><text:s/>This is normal.<text:s/></text:p>
      <text:p text:style-name="P122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225">First item of bulleted list.<text:s/></text:p>
        </text:list-item>
        <text:list-item>
          <text:p text:style-name="P1226">Second item of bulleted list.</text:p>
        </text:list-item>
      </text:list>
      <text:p text:style-name="P1227">Second paragraph of second item of bulleted list.<text:s/></text:p>
      <text:list text:style-name="LFO2" text:continue-numbering="true">
        <text:list-item>
          <text:p text:style-name="P1228">Third item of bulleted list.</text:p>
          <text:list text:continue-numbering="true">
            <text:list-item>
              <text:p text:style-name="P1229">First item of third item’s nested list</text:p>
            </text:list-item>
            <text:list-item>
              <text:p text:style-name="P1230">Second item of third item’s nested list</text:p>
            </text:list-item>
          </text:list>
        </text:list-item>
        <text:list-item>
          <text:p text:style-name="P123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232">First item of numbered list.<text:s/></text:p>
        </text:list-item>
        <text:list-item>
          <text:p text:style-name="P1233">Second item of numbered list.</text:p>
        </text:list-item>
      </text:list>
      <text:p text:style-name="P1234">Second paragraph of second item of numbered list.<text:s/></text:p>
      <text:list text:style-name="LFO3" text:continue-numbering="true">
        <text:list-item>
          <text:p text:style-name="P1235">Third item of numbered list.</text:p>
        </text:list-item>
      </text:list>
      <text:p text:style-name="Normal"/>
      <text:p text:style-name="Normal">Here is a BMP picture:</text:p>
      <text:p text:style-name="Normal"><text:span text:style-name="T1236"><draw:frame draw:style-name="a48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237">
        <table:table-columns>
          <table:table-column table:style-name="TableColumn1238"/>
          <table:table-column table:style-name="TableColumn1239"/>
          <table:table-column table:style-name="TableColumn1240"/>
          <table:table-column table:style-name="TableColumn1241"/>
          <table:table-column table:style-name="TableColumn1242"/>
        </table:table-columns>
        <table:table-row table:style-name="TableRow1243">
          <table:table-cell table:style-name="TableCell1244">
            <text:p text:style-name="P1245"/>
          </table:table-cell>
          <table:table-cell table:style-name="TableCell1246" table:number-columns-spanned="2">
            <text:p text:style-name="P1247">New York</text:p>
          </table:table-cell>
          <table:covered-table-cell/>
          <table:table-cell table:style-name="TableCell1248">
            <text:p text:style-name="P1249">Boston</text:p>
          </table:table-cell>
          <table:table-cell table:style-name="TableCell1250">
            <text:p text:style-name="P1251">Detroit</text:p>
          </table:table-cell>
        </table:table-row>
        <table:table-row table:style-name="TableRow1252">
          <table:table-cell table:style-name="TableCell1253">
            <text:p text:style-name="Normal">Baseball</text:p>
          </table:table-cell>
          <table:table-cell table:style-name="TableCell1254">
            <text:p text:style-name="Normal">Mets</text:p>
          </table:table-cell>
          <table:table-cell table:style-name="TableCell1255">
            <text:p text:style-name="Normal">Yankees</text:p>
          </table:table-cell>
          <table:table-cell table:style-name="TableCell1256">
            <text:p text:style-name="Normal">Red Sox</text:p>
          </table:table-cell>
          <table:table-cell table:style-name="TableCell1257">
            <text:p text:style-name="Normal">Tigers</text:p>
          </table:table-cell>
        </table:table-row>
        <table:table-row table:style-name="TableRow1258">
          <table:table-cell table:style-name="TableCell1259">
            <text:p text:style-name="Normal">Hockey</text:p>
          </table:table-cell>
          <table:table-cell table:style-name="TableCell1260">
            <text:p text:style-name="Normal">Rangers</text:p>
          </table:table-cell>
          <table:table-cell table:style-name="TableCell1261">
            <text:p text:style-name="Normal">Islanders</text:p>
          </table:table-cell>
          <table:table-cell table:style-name="TableCell1262">
            <text:p text:style-name="Normal">Bruins</text:p>
          </table:table-cell>
          <table:table-cell table:style-name="TableCell1263">
            <text:p text:style-name="Normal">Red Wings</text:p>
          </table:table-cell>
        </table:table-row>
        <table:table-row table:style-name="TableRow1264">
          <table:table-cell table:style-name="TableCell1265">
            <text:p text:style-name="Normal">Football</text:p>
          </table:table-cell>
          <table:table-cell table:style-name="TableCell1266">
            <text:p text:style-name="Normal">Giants</text:p>
          </table:table-cell>
          <table:table-cell table:style-name="TableCell1267">
            <text:p text:style-name="Normal">Jets</text:p>
          </table:table-cell>
          <table:table-cell table:style-name="TableCell1268">
            <text:p text:style-name="Normal">Patriots</text:p>
          </table:table-cell>
          <table:table-cell table:style-name="TableCell126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4" draw:style-name="a49" draw:name="Object 25" text:anchor-type="as-char" svg:x="0in" svg:y="0in" svg:width="3.5in" svg:height="1.19792in" style:rel-width="scale" style:rel-height="scale"><draw:object-ole draw:class-id="00020830-0000-0000-C000-000000000046" xlink:href="Object 25" xlink:type="simple" xlink:show="embed" xlink:actuate="onLoad"/><draw:image xlink:href="ObjectReplacements/Object 25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270">This is bold,<text:s/></text:span><text:span text:style-name="T1271">this is italic</text:span>,<text:s/><text:span text:style-name="T1272">and this is bold italic</text:span>. This is normal.<text:s/><text:span text:style-name="InlineStyle">This is in a defined inline style called InlineStyle</text:span>. This is normal.<text:s/><text:span text:style-name="T1273">This is red text.</text:span><text:s/>This is normal.<text:s/></text:p>
      <text:p text:style-name="P127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275">First item of bulleted list.<text:s/></text:p>
        </text:list-item>
        <text:list-item>
          <text:p text:style-name="P1276">Second item of bulleted list.</text:p>
        </text:list-item>
      </text:list>
      <text:p text:style-name="P1277">Second paragraph of second item of bulleted list.<text:s/></text:p>
      <text:list text:style-name="LFO2" text:continue-numbering="true">
        <text:list-item>
          <text:p text:style-name="P1278">Third item of bulleted list.</text:p>
          <text:list text:continue-numbering="true">
            <text:list-item>
              <text:p text:style-name="P1279">First item of third item’s nested list</text:p>
            </text:list-item>
            <text:list-item>
              <text:p text:style-name="P1280">Second item of third item’s nested list</text:p>
            </text:list-item>
          </text:list>
        </text:list-item>
        <text:list-item>
          <text:p text:style-name="P128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282">First item of numbered list.<text:s/></text:p>
        </text:list-item>
        <text:list-item>
          <text:p text:style-name="P1283">Second item of numbered list.</text:p>
        </text:list-item>
      </text:list>
      <text:p text:style-name="P1284">Second paragraph of second item of numbered list.<text:s/></text:p>
      <text:list text:style-name="LFO3" text:continue-numbering="true">
        <text:list-item>
          <text:p text:style-name="P1285">Third item of numbered list.</text:p>
        </text:list-item>
      </text:list>
      <text:p text:style-name="Normal"/>
      <text:p text:style-name="Normal">Here is a BMP picture:</text:p>
      <text:p text:style-name="Normal"><text:span text:style-name="T1286"><draw:frame draw:style-name="a50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287">
        <table:table-columns>
          <table:table-column table:style-name="TableColumn1288"/>
          <table:table-column table:style-name="TableColumn1289"/>
          <table:table-column table:style-name="TableColumn1290"/>
          <table:table-column table:style-name="TableColumn1291"/>
          <table:table-column table:style-name="TableColumn1292"/>
        </table:table-columns>
        <table:table-row table:style-name="TableRow1293">
          <table:table-cell table:style-name="TableCell1294">
            <text:p text:style-name="P1295"/>
          </table:table-cell>
          <table:table-cell table:style-name="TableCell1296" table:number-columns-spanned="2">
            <text:p text:style-name="P1297">New York</text:p>
          </table:table-cell>
          <table:covered-table-cell/>
          <table:table-cell table:style-name="TableCell1298">
            <text:p text:style-name="P1299">Boston</text:p>
          </table:table-cell>
          <table:table-cell table:style-name="TableCell1300">
            <text:p text:style-name="P1301">Detroit</text:p>
          </table:table-cell>
        </table:table-row>
        <table:table-row table:style-name="TableRow1302">
          <table:table-cell table:style-name="TableCell1303">
            <text:p text:style-name="Normal">Baseball</text:p>
          </table:table-cell>
          <table:table-cell table:style-name="TableCell1304">
            <text:p text:style-name="Normal">Mets</text:p>
          </table:table-cell>
          <table:table-cell table:style-name="TableCell1305">
            <text:p text:style-name="Normal">Yankees</text:p>
          </table:table-cell>
          <table:table-cell table:style-name="TableCell1306">
            <text:p text:style-name="Normal">Red Sox</text:p>
          </table:table-cell>
          <table:table-cell table:style-name="TableCell1307">
            <text:p text:style-name="Normal">Tigers</text:p>
          </table:table-cell>
        </table:table-row>
        <table:table-row table:style-name="TableRow1308">
          <table:table-cell table:style-name="TableCell1309">
            <text:p text:style-name="Normal">Hockey</text:p>
          </table:table-cell>
          <table:table-cell table:style-name="TableCell1310">
            <text:p text:style-name="Normal">Rangers</text:p>
          </table:table-cell>
          <table:table-cell table:style-name="TableCell1311">
            <text:p text:style-name="Normal">Islanders</text:p>
          </table:table-cell>
          <table:table-cell table:style-name="TableCell1312">
            <text:p text:style-name="Normal">Bruins</text:p>
          </table:table-cell>
          <table:table-cell table:style-name="TableCell1313">
            <text:p text:style-name="Normal">Red Wings</text:p>
          </table:table-cell>
        </table:table-row>
        <table:table-row table:style-name="TableRow1314">
          <table:table-cell table:style-name="TableCell1315">
            <text:p text:style-name="Normal">Football</text:p>
          </table:table-cell>
          <table:table-cell table:style-name="TableCell1316">
            <text:p text:style-name="Normal">Giants</text:p>
          </table:table-cell>
          <table:table-cell table:style-name="TableCell1317">
            <text:p text:style-name="Normal">Jets</text:p>
          </table:table-cell>
          <table:table-cell table:style-name="TableCell1318">
            <text:p text:style-name="Normal">Patriots</text:p>
          </table:table-cell>
          <table:table-cell table:style-name="TableCell131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5" draw:style-name="a51" draw:name="Object 26" text:anchor-type="as-char" svg:x="0in" svg:y="0in" svg:width="3.5in" svg:height="1.19792in" style:rel-width="scale" style:rel-height="scale"><draw:object-ole draw:class-id="00020830-0000-0000-C000-000000000046" xlink:href="Object 26" xlink:type="simple" xlink:show="embed" xlink:actuate="onLoad"/><draw:image xlink:href="ObjectReplacements/Object 26" xlink:type="simple" xlink:show="embed" xlink:actuate="onLoad"/><svg:title/><svg:desc/></draw:frame></text:p>
      <text:p text:style-name="Normal"/>
      <text:p text:style-name="Normal">This concludes our test.</text:p>
      <text:p text:style-name="P1320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321">This is bold,<text:s/></text:span><text:span text:style-name="T1322">this is italic</text:span>,<text:s/><text:span text:style-name="T1323">and this is bold italic</text:span>. This is normal.<text:s/><text:span text:style-name="InlineStyle">This is in a defined inline style called InlineStyle</text:span>. This is normal.<text:s/><text:span text:style-name="T1324">This is red text.</text:span><text:s/>This is normal.<text:s/></text:p>
      <text:p text:style-name="P1325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326">First item of bulleted list.<text:s/></text:p>
        </text:list-item>
        <text:list-item>
          <text:p text:style-name="P1327">Second item of bulleted list.</text:p>
        </text:list-item>
      </text:list>
      <text:p text:style-name="P1328">Second paragraph of second item of bulleted list.<text:s/></text:p>
      <text:list text:style-name="LFO2" text:continue-numbering="true">
        <text:list-item>
          <text:p text:style-name="P1329">Third item of bulleted list.</text:p>
          <text:list text:continue-numbering="true">
            <text:list-item>
              <text:p text:style-name="P1330">First item of third item’s nested list</text:p>
            </text:list-item>
            <text:list-item>
              <text:p text:style-name="P1331">Second item of third item’s nested list</text:p>
            </text:list-item>
          </text:list>
        </text:list-item>
        <text:list-item>
          <text:p text:style-name="P1332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333">First item of numbered list.<text:s/></text:p>
        </text:list-item>
        <text:list-item>
          <text:p text:style-name="P1334">Second item of numbered list.</text:p>
        </text:list-item>
      </text:list>
      <text:p text:style-name="P1335">Second paragraph of second item of numbered list.<text:s/></text:p>
      <text:list text:style-name="LFO3" text:continue-numbering="true">
        <text:list-item>
          <text:p text:style-name="P1336">Third item of numbered list.</text:p>
        </text:list-item>
      </text:list>
      <text:p text:style-name="Normal"/>
      <text:p text:style-name="Normal">Here is a BMP picture:</text:p>
      <text:p text:style-name="Normal"><text:span text:style-name="T1337"><draw:frame draw:style-name="a52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338">
        <table:table-columns>
          <table:table-column table:style-name="TableColumn1339"/>
          <table:table-column table:style-name="TableColumn1340"/>
          <table:table-column table:style-name="TableColumn1341"/>
          <table:table-column table:style-name="TableColumn1342"/>
          <table:table-column table:style-name="TableColumn1343"/>
        </table:table-columns>
        <table:table-row table:style-name="TableRow1344">
          <table:table-cell table:style-name="TableCell1345">
            <text:p text:style-name="P1346"/>
          </table:table-cell>
          <table:table-cell table:style-name="TableCell1347" table:number-columns-spanned="2">
            <text:p text:style-name="P1348">New York</text:p>
          </table:table-cell>
          <table:covered-table-cell/>
          <table:table-cell table:style-name="TableCell1349">
            <text:p text:style-name="P1350">Boston</text:p>
          </table:table-cell>
          <table:table-cell table:style-name="TableCell1351">
            <text:p text:style-name="P1352">Detroit</text:p>
          </table:table-cell>
        </table:table-row>
        <table:table-row table:style-name="TableRow1353">
          <table:table-cell table:style-name="TableCell1354">
            <text:p text:style-name="Normal">Baseball</text:p>
          </table:table-cell>
          <table:table-cell table:style-name="TableCell1355">
            <text:p text:style-name="Normal">Mets</text:p>
          </table:table-cell>
          <table:table-cell table:style-name="TableCell1356">
            <text:p text:style-name="Normal">Yankees</text:p>
          </table:table-cell>
          <table:table-cell table:style-name="TableCell1357">
            <text:p text:style-name="Normal">Red Sox</text:p>
          </table:table-cell>
          <table:table-cell table:style-name="TableCell1358">
            <text:p text:style-name="Normal">Tigers</text:p>
          </table:table-cell>
        </table:table-row>
        <table:table-row table:style-name="TableRow1359">
          <table:table-cell table:style-name="TableCell1360">
            <text:p text:style-name="Normal">Hockey</text:p>
          </table:table-cell>
          <table:table-cell table:style-name="TableCell1361">
            <text:p text:style-name="Normal">Rangers</text:p>
          </table:table-cell>
          <table:table-cell table:style-name="TableCell1362">
            <text:p text:style-name="Normal">Islanders</text:p>
          </table:table-cell>
          <table:table-cell table:style-name="TableCell1363">
            <text:p text:style-name="Normal">Bruins</text:p>
          </table:table-cell>
          <table:table-cell table:style-name="TableCell1364">
            <text:p text:style-name="Normal">Red Wings</text:p>
          </table:table-cell>
        </table:table-row>
        <table:table-row table:style-name="TableRow1365">
          <table:table-cell table:style-name="TableCell1366">
            <text:p text:style-name="Normal">Football</text:p>
          </table:table-cell>
          <table:table-cell table:style-name="TableCell1367">
            <text:p text:style-name="Normal">Giants</text:p>
          </table:table-cell>
          <table:table-cell table:style-name="TableCell1368">
            <text:p text:style-name="Normal">Jets</text:p>
          </table:table-cell>
          <table:table-cell table:style-name="TableCell1369">
            <text:p text:style-name="Normal">Patriots</text:p>
          </table:table-cell>
          <table:table-cell table:style-name="TableCell137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6" draw:style-name="a53" draw:name="Object 27" text:anchor-type="as-char" svg:x="0in" svg:y="0in" svg:width="3.5in" svg:height="1.19792in" style:rel-width="scale" style:rel-height="scale"><draw:object-ole draw:class-id="00020830-0000-0000-C000-000000000046" xlink:href="Object 27" xlink:type="simple" xlink:show="embed" xlink:actuate="onLoad"/><draw:image xlink:href="ObjectReplacements/Object 27" xlink:type="simple" xlink:show="embed" xlink:actuate="onLoad"/><svg:title/><svg:desc/></draw:frame></text:p>
      <text:p text:style-name="Normal"/>
      <text:p text:style-name="Normal">This concludes our test.</text:p>
      <text:p text:style-name="P1371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372">This is bold,<text:s/></text:span><text:span text:style-name="T1373">this is italic</text:span>,<text:s/><text:span text:style-name="T1374">and this is bold italic</text:span>. This is normal.<text:s/><text:span text:style-name="InlineStyle">This is in a defined inline style called InlineStyle</text:span>. This is normal.<text:s/><text:span text:style-name="T1375">This is red text.</text:span><text:s/>This is normal.<text:s/></text:p>
      <text:p text:style-name="P137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377">First item of bulleted list.<text:s/></text:p>
        </text:list-item>
        <text:list-item>
          <text:p text:style-name="P1378">Second item of bulleted list.</text:p>
        </text:list-item>
      </text:list>
      <text:p text:style-name="P1379">Second paragraph of second item of bulleted list.<text:s/></text:p>
      <text:list text:style-name="LFO2" text:continue-numbering="true">
        <text:list-item>
          <text:p text:style-name="P1380">Third item of bulleted list.</text:p>
          <text:list text:continue-numbering="true">
            <text:list-item>
              <text:p text:style-name="P1381">First item of third item’s nested list</text:p>
            </text:list-item>
            <text:list-item>
              <text:p text:style-name="P1382">Second item of third item’s nested list</text:p>
            </text:list-item>
          </text:list>
        </text:list-item>
        <text:list-item>
          <text:p text:style-name="P138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384">First item of numbered list.<text:s/></text:p>
        </text:list-item>
        <text:list-item>
          <text:p text:style-name="P1385">Second item of numbered list.</text:p>
        </text:list-item>
      </text:list>
      <text:p text:style-name="P1386">Second paragraph of second item of numbered list.<text:s/></text:p>
      <text:list text:style-name="LFO3" text:continue-numbering="true">
        <text:list-item>
          <text:p text:style-name="P1387">Third item of numbered list.</text:p>
        </text:list-item>
      </text:list>
      <text:p text:style-name="Normal"/>
      <text:p text:style-name="Normal">Here is a BMP picture:</text:p>
      <text:p text:style-name="Normal"><text:span text:style-name="T1388"><draw:frame draw:style-name="a54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389">
        <table:table-columns>
          <table:table-column table:style-name="TableColumn1390"/>
          <table:table-column table:style-name="TableColumn1391"/>
          <table:table-column table:style-name="TableColumn1392"/>
          <table:table-column table:style-name="TableColumn1393"/>
          <table:table-column table:style-name="TableColumn1394"/>
        </table:table-columns>
        <table:table-row table:style-name="TableRow1395">
          <table:table-cell table:style-name="TableCell1396">
            <text:p text:style-name="P1397"/>
          </table:table-cell>
          <table:table-cell table:style-name="TableCell1398" table:number-columns-spanned="2">
            <text:p text:style-name="P1399">New York</text:p>
          </table:table-cell>
          <table:covered-table-cell/>
          <table:table-cell table:style-name="TableCell1400">
            <text:p text:style-name="P1401">Boston</text:p>
          </table:table-cell>
          <table:table-cell table:style-name="TableCell1402">
            <text:p text:style-name="P1403">Detroit</text:p>
          </table:table-cell>
        </table:table-row>
        <table:table-row table:style-name="TableRow1404">
          <table:table-cell table:style-name="TableCell1405">
            <text:p text:style-name="Normal">Baseball</text:p>
          </table:table-cell>
          <table:table-cell table:style-name="TableCell1406">
            <text:p text:style-name="Normal">Mets</text:p>
          </table:table-cell>
          <table:table-cell table:style-name="TableCell1407">
            <text:p text:style-name="Normal">Yankees</text:p>
          </table:table-cell>
          <table:table-cell table:style-name="TableCell1408">
            <text:p text:style-name="Normal">Red Sox</text:p>
          </table:table-cell>
          <table:table-cell table:style-name="TableCell1409">
            <text:p text:style-name="Normal">Tigers</text:p>
          </table:table-cell>
        </table:table-row>
        <table:table-row table:style-name="TableRow1410">
          <table:table-cell table:style-name="TableCell1411">
            <text:p text:style-name="Normal">Hockey</text:p>
          </table:table-cell>
          <table:table-cell table:style-name="TableCell1412">
            <text:p text:style-name="Normal">Rangers</text:p>
          </table:table-cell>
          <table:table-cell table:style-name="TableCell1413">
            <text:p text:style-name="Normal">Islanders</text:p>
          </table:table-cell>
          <table:table-cell table:style-name="TableCell1414">
            <text:p text:style-name="Normal">Bruins</text:p>
          </table:table-cell>
          <table:table-cell table:style-name="TableCell1415">
            <text:p text:style-name="Normal">Red Wings</text:p>
          </table:table-cell>
        </table:table-row>
        <table:table-row table:style-name="TableRow1416">
          <table:table-cell table:style-name="TableCell1417">
            <text:p text:style-name="Normal">Football</text:p>
          </table:table-cell>
          <table:table-cell table:style-name="TableCell1418">
            <text:p text:style-name="Normal">Giants</text:p>
          </table:table-cell>
          <table:table-cell table:style-name="TableCell1419">
            <text:p text:style-name="Normal">Jets</text:p>
          </table:table-cell>
          <table:table-cell table:style-name="TableCell1420">
            <text:p text:style-name="Normal">Patriots</text:p>
          </table:table-cell>
          <table:table-cell table:style-name="TableCell142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7" draw:style-name="a55" draw:name="Object 28" text:anchor-type="as-char" svg:x="0in" svg:y="0in" svg:width="3.5in" svg:height="1.19792in" style:rel-width="scale" style:rel-height="scale"><draw:object-ole draw:class-id="00020830-0000-0000-C000-000000000046" xlink:href="Object 28" xlink:type="simple" xlink:show="embed" xlink:actuate="onLoad"/><draw:image xlink:href="ObjectReplacements/Object 28" xlink:type="simple" xlink:show="embed" xlink:actuate="onLoad"/><svg:title/><svg:desc/></draw:frame></text:p>
      <text:p text:style-name="Normal"/>
      <text:p text:style-name="Normal">This concludes our test.</text:p>
      <text:p text:style-name="P1422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423">This is bold,<text:s/></text:span><text:span text:style-name="T1424">this is italic</text:span>,<text:s/><text:span text:style-name="T1425">and this is bold italic</text:span>. This is normal.<text:s/><text:span text:style-name="InlineStyle">This is in a defined inline style called InlineStyle</text:span>. This is normal.<text:s/><text:span text:style-name="T1426">This is red text.</text:span><text:s/>This is normal.<text:s/></text:p>
      <text:p text:style-name="P142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428">First item of bulleted list.<text:s/></text:p>
        </text:list-item>
        <text:list-item>
          <text:p text:style-name="P1429">Second item of bulleted list.</text:p>
        </text:list-item>
      </text:list>
      <text:p text:style-name="P1430">Second paragraph of second item of bulleted list.<text:s/></text:p>
      <text:list text:style-name="LFO2" text:continue-numbering="true">
        <text:list-item>
          <text:p text:style-name="P1431">Third item of bulleted list.</text:p>
          <text:list text:continue-numbering="true">
            <text:list-item>
              <text:p text:style-name="P1432">First item of third item’s nested list</text:p>
            </text:list-item>
            <text:list-item>
              <text:p text:style-name="P1433">Second item of third item’s nested list</text:p>
            </text:list-item>
          </text:list>
        </text:list-item>
        <text:list-item>
          <text:p text:style-name="P143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435">First item of numbered list.<text:s/></text:p>
        </text:list-item>
        <text:list-item>
          <text:p text:style-name="P1436">Second item of numbered list.</text:p>
        </text:list-item>
      </text:list>
      <text:p text:style-name="P1437">Second paragraph of second item of numbered list.<text:s/></text:p>
      <text:list text:style-name="LFO3" text:continue-numbering="true">
        <text:list-item>
          <text:p text:style-name="P1438">Third item of numbered list.</text:p>
        </text:list-item>
      </text:list>
      <text:p text:style-name="Normal"/>
      <text:p text:style-name="Normal">Here is a BMP picture:</text:p>
      <text:p text:style-name="Normal"><text:span text:style-name="T1439"><draw:frame draw:style-name="a56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440">
        <table:table-columns>
          <table:table-column table:style-name="TableColumn1441"/>
          <table:table-column table:style-name="TableColumn1442"/>
          <table:table-column table:style-name="TableColumn1443"/>
          <table:table-column table:style-name="TableColumn1444"/>
          <table:table-column table:style-name="TableColumn1445"/>
        </table:table-columns>
        <table:table-row table:style-name="TableRow1446">
          <table:table-cell table:style-name="TableCell1447">
            <text:p text:style-name="P1448"/>
          </table:table-cell>
          <table:table-cell table:style-name="TableCell1449" table:number-columns-spanned="2">
            <text:p text:style-name="P1450">New York</text:p>
          </table:table-cell>
          <table:covered-table-cell/>
          <table:table-cell table:style-name="TableCell1451">
            <text:p text:style-name="P1452">Boston</text:p>
          </table:table-cell>
          <table:table-cell table:style-name="TableCell1453">
            <text:p text:style-name="P1454">Detroit</text:p>
          </table:table-cell>
        </table:table-row>
        <table:table-row table:style-name="TableRow1455">
          <table:table-cell table:style-name="TableCell1456">
            <text:p text:style-name="Normal">Baseball</text:p>
          </table:table-cell>
          <table:table-cell table:style-name="TableCell1457">
            <text:p text:style-name="Normal">Mets</text:p>
          </table:table-cell>
          <table:table-cell table:style-name="TableCell1458">
            <text:p text:style-name="Normal">Yankees</text:p>
          </table:table-cell>
          <table:table-cell table:style-name="TableCell1459">
            <text:p text:style-name="Normal">Red Sox</text:p>
          </table:table-cell>
          <table:table-cell table:style-name="TableCell1460">
            <text:p text:style-name="Normal">Tigers</text:p>
          </table:table-cell>
        </table:table-row>
        <table:table-row table:style-name="TableRow1461">
          <table:table-cell table:style-name="TableCell1462">
            <text:p text:style-name="Normal">Hockey</text:p>
          </table:table-cell>
          <table:table-cell table:style-name="TableCell1463">
            <text:p text:style-name="Normal">Rangers</text:p>
          </table:table-cell>
          <table:table-cell table:style-name="TableCell1464">
            <text:p text:style-name="Normal">Islanders</text:p>
          </table:table-cell>
          <table:table-cell table:style-name="TableCell1465">
            <text:p text:style-name="Normal">Bruins</text:p>
          </table:table-cell>
          <table:table-cell table:style-name="TableCell1466">
            <text:p text:style-name="Normal">Red Wings</text:p>
          </table:table-cell>
        </table:table-row>
        <table:table-row table:style-name="TableRow1467">
          <table:table-cell table:style-name="TableCell1468">
            <text:p text:style-name="Normal">Football</text:p>
          </table:table-cell>
          <table:table-cell table:style-name="TableCell1469">
            <text:p text:style-name="Normal">Giants</text:p>
          </table:table-cell>
          <table:table-cell table:style-name="TableCell1470">
            <text:p text:style-name="Normal">Jets</text:p>
          </table:table-cell>
          <table:table-cell table:style-name="TableCell1471">
            <text:p text:style-name="Normal">Patriots</text:p>
          </table:table-cell>
          <table:table-cell table:style-name="TableCell147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8" draw:style-name="a57" draw:name="Object 29" text:anchor-type="as-char" svg:x="0in" svg:y="0in" svg:width="3.5in" svg:height="1.19792in" style:rel-width="scale" style:rel-height="scale"><draw:object-ole draw:class-id="00020830-0000-0000-C000-000000000046" xlink:href="Object 29" xlink:type="simple" xlink:show="embed" xlink:actuate="onLoad"/><draw:image xlink:href="ObjectReplacements/Object 29" xlink:type="simple" xlink:show="embed" xlink:actuate="onLoad"/><svg:title/><svg:desc/></draw:frame></text:p>
      <text:p text:style-name="Normal"/>
      <text:p text:style-name="Normal">This concludes our test.</text:p>
      <text:p text:style-name="P147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474">This is bold,<text:s/></text:span><text:span text:style-name="T1475">this is italic</text:span>,<text:s/><text:span text:style-name="T1476">and this is bold italic</text:span>. This is normal.<text:s/><text:span text:style-name="InlineStyle">This is in a defined inline style called InlineStyle</text:span>. This is normal.<text:s/><text:span text:style-name="T1477">This is red text.</text:span><text:s/>This is normal.<text:s/></text:p>
      <text:p text:style-name="P147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479">First item of bulleted list.<text:s/></text:p>
        </text:list-item>
        <text:list-item>
          <text:p text:style-name="P1480">Second item of bulleted list.</text:p>
        </text:list-item>
      </text:list>
      <text:p text:style-name="P1481">Second paragraph of second item of bulleted list.<text:s/></text:p>
      <text:list text:style-name="LFO2" text:continue-numbering="true">
        <text:list-item>
          <text:p text:style-name="P1482">Third item of bulleted list.</text:p>
          <text:list text:continue-numbering="true">
            <text:list-item>
              <text:p text:style-name="P1483">First item of third item’s nested list</text:p>
            </text:list-item>
            <text:list-item>
              <text:p text:style-name="P1484">Second item of third item’s nested list</text:p>
            </text:list-item>
          </text:list>
        </text:list-item>
        <text:list-item>
          <text:p text:style-name="P148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486">First item of numbered list.<text:s/></text:p>
        </text:list-item>
        <text:list-item>
          <text:p text:style-name="P1487">Second item of numbered list.</text:p>
        </text:list-item>
      </text:list>
      <text:p text:style-name="P1488">Second paragraph of second item of numbered list.<text:s/></text:p>
      <text:list text:style-name="LFO3" text:continue-numbering="true">
        <text:list-item>
          <text:p text:style-name="P1489">Third item of numbered list.</text:p>
        </text:list-item>
      </text:list>
      <text:p text:style-name="Normal"/>
      <text:p text:style-name="Normal">Here is a BMP picture:</text:p>
      <text:p text:style-name="Normal"><text:span text:style-name="T1490"><draw:frame draw:style-name="a58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491">
        <table:table-columns>
          <table:table-column table:style-name="TableColumn1492"/>
          <table:table-column table:style-name="TableColumn1493"/>
          <table:table-column table:style-name="TableColumn1494"/>
          <table:table-column table:style-name="TableColumn1495"/>
          <table:table-column table:style-name="TableColumn1496"/>
        </table:table-columns>
        <table:table-row table:style-name="TableRow1497">
          <table:table-cell table:style-name="TableCell1498">
            <text:p text:style-name="P1499"/>
          </table:table-cell>
          <table:table-cell table:style-name="TableCell1500" table:number-columns-spanned="2">
            <text:p text:style-name="P1501">New York</text:p>
          </table:table-cell>
          <table:covered-table-cell/>
          <table:table-cell table:style-name="TableCell1502">
            <text:p text:style-name="P1503">Boston</text:p>
          </table:table-cell>
          <table:table-cell table:style-name="TableCell1504">
            <text:p text:style-name="P1505">Detroit</text:p>
          </table:table-cell>
        </table:table-row>
        <table:table-row table:style-name="TableRow1506">
          <table:table-cell table:style-name="TableCell1507">
            <text:p text:style-name="Normal">Baseball</text:p>
          </table:table-cell>
          <table:table-cell table:style-name="TableCell1508">
            <text:p text:style-name="Normal">Mets</text:p>
          </table:table-cell>
          <table:table-cell table:style-name="TableCell1509">
            <text:p text:style-name="Normal">Yankees</text:p>
          </table:table-cell>
          <table:table-cell table:style-name="TableCell1510">
            <text:p text:style-name="Normal">Red Sox</text:p>
          </table:table-cell>
          <table:table-cell table:style-name="TableCell1511">
            <text:p text:style-name="Normal">Tigers</text:p>
          </table:table-cell>
        </table:table-row>
        <table:table-row table:style-name="TableRow1512">
          <table:table-cell table:style-name="TableCell1513">
            <text:p text:style-name="Normal">Hockey</text:p>
          </table:table-cell>
          <table:table-cell table:style-name="TableCell1514">
            <text:p text:style-name="Normal">Rangers</text:p>
          </table:table-cell>
          <table:table-cell table:style-name="TableCell1515">
            <text:p text:style-name="Normal">Islanders</text:p>
          </table:table-cell>
          <table:table-cell table:style-name="TableCell1516">
            <text:p text:style-name="Normal">Bruins</text:p>
          </table:table-cell>
          <table:table-cell table:style-name="TableCell1517">
            <text:p text:style-name="Normal">Red Wings</text:p>
          </table:table-cell>
        </table:table-row>
        <table:table-row table:style-name="TableRow1518">
          <table:table-cell table:style-name="TableCell1519">
            <text:p text:style-name="Normal">Football</text:p>
          </table:table-cell>
          <table:table-cell table:style-name="TableCell1520">
            <text:p text:style-name="Normal">Giants</text:p>
          </table:table-cell>
          <table:table-cell table:style-name="TableCell1521">
            <text:p text:style-name="Normal">Jets</text:p>
          </table:table-cell>
          <table:table-cell table:style-name="TableCell1522">
            <text:p text:style-name="Normal">Patriots</text:p>
          </table:table-cell>
          <table:table-cell table:style-name="TableCell152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9" draw:style-name="a59" draw:name="Object 30" text:anchor-type="as-char" svg:x="0in" svg:y="0in" svg:width="3.5in" svg:height="1.19792in" style:rel-width="scale" style:rel-height="scale"><draw:object-ole draw:class-id="00020830-0000-0000-C000-000000000046" xlink:href="Object 30" xlink:type="simple" xlink:show="embed" xlink:actuate="onLoad"/><draw:image xlink:href="ObjectReplacements/Object 30" xlink:type="simple" xlink:show="embed" xlink:actuate="onLoad"/><svg:title/><svg:desc/></draw:frame></text:p>
      <text:p text:style-name="Normal"/>
      <text:p text:style-name="Normal">This concludes our test.</text:p>
      <text:p text:style-name="P152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525">This is bold,<text:s/></text:span><text:span text:style-name="T1526">this is italic</text:span>,<text:s/><text:span text:style-name="T1527">and this is bold italic</text:span>. This is normal.<text:s/><text:span text:style-name="InlineStyle">This is in a defined inline style called InlineStyle</text:span>. This is normal.<text:s/><text:span text:style-name="T1528">This is red text.</text:span><text:s/>This is normal.<text:s/></text:p>
      <text:p text:style-name="P152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530">First item of bulleted list.<text:s/></text:p>
        </text:list-item>
        <text:list-item>
          <text:p text:style-name="P1531">Second item of bulleted list.</text:p>
        </text:list-item>
      </text:list>
      <text:p text:style-name="P1532">Second paragraph of second item of bulleted list.<text:s/></text:p>
      <text:list text:style-name="LFO2" text:continue-numbering="true">
        <text:list-item>
          <text:p text:style-name="P1533">Third item of bulleted list.</text:p>
          <text:list text:continue-numbering="true">
            <text:list-item>
              <text:p text:style-name="P1534">First item of third item’s nested list</text:p>
            </text:list-item>
            <text:list-item>
              <text:p text:style-name="P1535">Second item of third item’s nested list</text:p>
            </text:list-item>
          </text:list>
        </text:list-item>
        <text:list-item>
          <text:p text:style-name="P153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537">First item of numbered list.<text:s/></text:p>
        </text:list-item>
        <text:list-item>
          <text:p text:style-name="P1538">Second item of numbered list.</text:p>
        </text:list-item>
      </text:list>
      <text:p text:style-name="P1539">Second paragraph of second item of numbered list.<text:s/></text:p>
      <text:list text:style-name="LFO3" text:continue-numbering="true">
        <text:list-item>
          <text:p text:style-name="P1540">Third item of numbered list.</text:p>
        </text:list-item>
      </text:list>
      <text:p text:style-name="Normal"/>
      <text:p text:style-name="Normal">Here is a BMP picture:</text:p>
      <text:p text:style-name="Normal"><text:span text:style-name="T1541"><draw:frame draw:style-name="a60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542">
        <table:table-columns>
          <table:table-column table:style-name="TableColumn1543"/>
          <table:table-column table:style-name="TableColumn1544"/>
          <table:table-column table:style-name="TableColumn1545"/>
          <table:table-column table:style-name="TableColumn1546"/>
          <table:table-column table:style-name="TableColumn1547"/>
        </table:table-columns>
        <table:table-row table:style-name="TableRow1548">
          <table:table-cell table:style-name="TableCell1549">
            <text:p text:style-name="P1550"/>
          </table:table-cell>
          <table:table-cell table:style-name="TableCell1551" table:number-columns-spanned="2">
            <text:p text:style-name="P1552">New York</text:p>
          </table:table-cell>
          <table:covered-table-cell/>
          <table:table-cell table:style-name="TableCell1553">
            <text:p text:style-name="P1554">Boston</text:p>
          </table:table-cell>
          <table:table-cell table:style-name="TableCell1555">
            <text:p text:style-name="P1556">Detroit</text:p>
          </table:table-cell>
        </table:table-row>
        <table:table-row table:style-name="TableRow1557">
          <table:table-cell table:style-name="TableCell1558">
            <text:p text:style-name="Normal">Baseball</text:p>
          </table:table-cell>
          <table:table-cell table:style-name="TableCell1559">
            <text:p text:style-name="Normal">Mets</text:p>
          </table:table-cell>
          <table:table-cell table:style-name="TableCell1560">
            <text:p text:style-name="Normal">Yankees</text:p>
          </table:table-cell>
          <table:table-cell table:style-name="TableCell1561">
            <text:p text:style-name="Normal">Red Sox</text:p>
          </table:table-cell>
          <table:table-cell table:style-name="TableCell1562">
            <text:p text:style-name="Normal">Tigers</text:p>
          </table:table-cell>
        </table:table-row>
        <table:table-row table:style-name="TableRow1563">
          <table:table-cell table:style-name="TableCell1564">
            <text:p text:style-name="Normal">Hockey</text:p>
          </table:table-cell>
          <table:table-cell table:style-name="TableCell1565">
            <text:p text:style-name="Normal">Rangers</text:p>
          </table:table-cell>
          <table:table-cell table:style-name="TableCell1566">
            <text:p text:style-name="Normal">Islanders</text:p>
          </table:table-cell>
          <table:table-cell table:style-name="TableCell1567">
            <text:p text:style-name="Normal">Bruins</text:p>
          </table:table-cell>
          <table:table-cell table:style-name="TableCell1568">
            <text:p text:style-name="Normal">Red Wings</text:p>
          </table:table-cell>
        </table:table-row>
        <table:table-row table:style-name="TableRow1569">
          <table:table-cell table:style-name="TableCell1570">
            <text:p text:style-name="Normal">Football</text:p>
          </table:table-cell>
          <table:table-cell table:style-name="TableCell1571">
            <text:p text:style-name="Normal">Giants</text:p>
          </table:table-cell>
          <table:table-cell table:style-name="TableCell1572">
            <text:p text:style-name="Normal">Jets</text:p>
          </table:table-cell>
          <table:table-cell table:style-name="TableCell1573">
            <text:p text:style-name="Normal">Patriots</text:p>
          </table:table-cell>
          <table:table-cell table:style-name="TableCell157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0" draw:style-name="a61" draw:name="Object 31" text:anchor-type="as-char" svg:x="0in" svg:y="0in" svg:width="3.5in" svg:height="1.19792in" style:rel-width="scale" style:rel-height="scale"><draw:object-ole draw:class-id="00020830-0000-0000-C000-000000000046" xlink:href="Object 31" xlink:type="simple" xlink:show="embed" xlink:actuate="onLoad"/><draw:image xlink:href="ObjectReplacements/Object 31" xlink:type="simple" xlink:show="embed" xlink:actuate="onLoad"/><svg:title/><svg:desc/></draw:frame></text:p>
      <text:p text:style-name="Normal"/>
      <text:p text:style-name="Normal">This concludes our test.</text:p>
      <text:p text:style-name="P157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576">This is bold,<text:s/></text:span><text:span text:style-name="T1577">this is italic</text:span>,<text:s/><text:span text:style-name="T1578">and this is bold italic</text:span>. This is normal.<text:s/><text:span text:style-name="InlineStyle">This is in a defined inline style called InlineStyle</text:span>. This is normal.<text:s/><text:span text:style-name="T1579">This is red text.</text:span><text:s/>This is normal.<text:s/></text:p>
      <text:p text:style-name="P158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581">First item of bulleted list.<text:s/></text:p>
        </text:list-item>
        <text:list-item>
          <text:p text:style-name="P1582">Second item of bulleted list.</text:p>
        </text:list-item>
      </text:list>
      <text:p text:style-name="P1583">Second paragraph of second item of bulleted list.<text:s/></text:p>
      <text:list text:style-name="LFO2" text:continue-numbering="true">
        <text:list-item>
          <text:p text:style-name="P1584">Third item of bulleted list.</text:p>
          <text:list text:continue-numbering="true">
            <text:list-item>
              <text:p text:style-name="P1585">First item of third item’s nested list</text:p>
            </text:list-item>
            <text:list-item>
              <text:p text:style-name="P1586">Second item of third item’s nested list</text:p>
            </text:list-item>
          </text:list>
        </text:list-item>
        <text:list-item>
          <text:p text:style-name="P158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588">First item of numbered list.<text:s/></text:p>
        </text:list-item>
        <text:list-item>
          <text:p text:style-name="P1589">Second item of numbered list.</text:p>
        </text:list-item>
      </text:list>
      <text:p text:style-name="P1590">Second paragraph of second item of numbered list.<text:s/></text:p>
      <text:list text:style-name="LFO3" text:continue-numbering="true">
        <text:list-item>
          <text:p text:style-name="P1591">Third item of numbered list.</text:p>
        </text:list-item>
      </text:list>
      <text:p text:style-name="Normal"/>
      <text:p text:style-name="Normal">Here is a BMP picture:</text:p>
      <text:p text:style-name="Normal"><text:span text:style-name="T1592"><draw:frame draw:style-name="a62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593">
        <table:table-columns>
          <table:table-column table:style-name="TableColumn1594"/>
          <table:table-column table:style-name="TableColumn1595"/>
          <table:table-column table:style-name="TableColumn1596"/>
          <table:table-column table:style-name="TableColumn1597"/>
          <table:table-column table:style-name="TableColumn1598"/>
        </table:table-columns>
        <table:table-row table:style-name="TableRow1599">
          <table:table-cell table:style-name="TableCell1600">
            <text:p text:style-name="P1601"/>
          </table:table-cell>
          <table:table-cell table:style-name="TableCell1602" table:number-columns-spanned="2">
            <text:p text:style-name="P1603">New York</text:p>
          </table:table-cell>
          <table:covered-table-cell/>
          <table:table-cell table:style-name="TableCell1604">
            <text:p text:style-name="P1605">Boston</text:p>
          </table:table-cell>
          <table:table-cell table:style-name="TableCell1606">
            <text:p text:style-name="P1607">Detroit</text:p>
          </table:table-cell>
        </table:table-row>
        <table:table-row table:style-name="TableRow1608">
          <table:table-cell table:style-name="TableCell1609">
            <text:p text:style-name="Normal">Baseball</text:p>
          </table:table-cell>
          <table:table-cell table:style-name="TableCell1610">
            <text:p text:style-name="Normal">Mets</text:p>
          </table:table-cell>
          <table:table-cell table:style-name="TableCell1611">
            <text:p text:style-name="Normal">Yankees</text:p>
          </table:table-cell>
          <table:table-cell table:style-name="TableCell1612">
            <text:p text:style-name="Normal">Red Sox</text:p>
          </table:table-cell>
          <table:table-cell table:style-name="TableCell1613">
            <text:p text:style-name="Normal">Tigers</text:p>
          </table:table-cell>
        </table:table-row>
        <table:table-row table:style-name="TableRow1614">
          <table:table-cell table:style-name="TableCell1615">
            <text:p text:style-name="Normal">Hockey</text:p>
          </table:table-cell>
          <table:table-cell table:style-name="TableCell1616">
            <text:p text:style-name="Normal">Rangers</text:p>
          </table:table-cell>
          <table:table-cell table:style-name="TableCell1617">
            <text:p text:style-name="Normal">Islanders</text:p>
          </table:table-cell>
          <table:table-cell table:style-name="TableCell1618">
            <text:p text:style-name="Normal">Bruins</text:p>
          </table:table-cell>
          <table:table-cell table:style-name="TableCell1619">
            <text:p text:style-name="Normal">Red Wings</text:p>
          </table:table-cell>
        </table:table-row>
        <table:table-row table:style-name="TableRow1620">
          <table:table-cell table:style-name="TableCell1621">
            <text:p text:style-name="Normal">Football</text:p>
          </table:table-cell>
          <table:table-cell table:style-name="TableCell1622">
            <text:p text:style-name="Normal">Giants</text:p>
          </table:table-cell>
          <table:table-cell table:style-name="TableCell1623">
            <text:p text:style-name="Normal">Jets</text:p>
          </table:table-cell>
          <table:table-cell table:style-name="TableCell1624">
            <text:p text:style-name="Normal">Patriots</text:p>
          </table:table-cell>
          <table:table-cell table:style-name="TableCell162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1" draw:style-name="a63" draw:name="Object 32" text:anchor-type="as-char" svg:x="0in" svg:y="0in" svg:width="3.5in" svg:height="1.19792in" style:rel-width="scale" style:rel-height="scale"><draw:object-ole draw:class-id="00020830-0000-0000-C000-000000000046" xlink:href="Object 32" xlink:type="simple" xlink:show="embed" xlink:actuate="onLoad"/><draw:image xlink:href="ObjectReplacements/Object 32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626">This is bold,<text:s/></text:span><text:span text:style-name="T1627">this is italic</text:span>,<text:s/><text:span text:style-name="T1628">and this is bold italic</text:span>. This is normal.<text:s/><text:span text:style-name="InlineStyle">This is in a defined inline style called InlineStyle</text:span>. This is normal.<text:s/><text:span text:style-name="T1629">This is red text.</text:span><text:s/>This is normal.<text:s/></text:p>
      <text:p text:style-name="P163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631">First item of bulleted list.<text:s/></text:p>
        </text:list-item>
        <text:list-item>
          <text:p text:style-name="P1632">Second item of bulleted list.</text:p>
        </text:list-item>
      </text:list>
      <text:p text:style-name="P1633">Second paragraph of second item of bulleted list.<text:s/></text:p>
      <text:list text:style-name="LFO2" text:continue-numbering="true">
        <text:list-item>
          <text:p text:style-name="P1634">Third item of bulleted list.</text:p>
          <text:list text:continue-numbering="true">
            <text:list-item>
              <text:p text:style-name="P1635">First item of third item’s nested list</text:p>
            </text:list-item>
            <text:list-item>
              <text:p text:style-name="P1636">Second item of third item’s nested list</text:p>
            </text:list-item>
          </text:list>
        </text:list-item>
        <text:list-item>
          <text:p text:style-name="P163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638">First item of numbered list.<text:s/></text:p>
        </text:list-item>
        <text:list-item>
          <text:p text:style-name="P1639">Second item of numbered list.</text:p>
        </text:list-item>
      </text:list>
      <text:p text:style-name="P1640">Second paragraph of second item of numbered list.<text:s/></text:p>
      <text:list text:style-name="LFO3" text:continue-numbering="true">
        <text:list-item>
          <text:p text:style-name="P1641">Third item of numbered list.</text:p>
        </text:list-item>
      </text:list>
      <text:p text:style-name="Normal"/>
      <text:p text:style-name="Normal">Here is a BMP picture:</text:p>
      <text:p text:style-name="Normal"><text:span text:style-name="T1642"><draw:frame draw:style-name="a64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643">
        <table:table-columns>
          <table:table-column table:style-name="TableColumn1644"/>
          <table:table-column table:style-name="TableColumn1645"/>
          <table:table-column table:style-name="TableColumn1646"/>
          <table:table-column table:style-name="TableColumn1647"/>
          <table:table-column table:style-name="TableColumn1648"/>
        </table:table-columns>
        <table:table-row table:style-name="TableRow1649">
          <table:table-cell table:style-name="TableCell1650">
            <text:p text:style-name="P1651"/>
          </table:table-cell>
          <table:table-cell table:style-name="TableCell1652" table:number-columns-spanned="2">
            <text:p text:style-name="P1653">New York</text:p>
          </table:table-cell>
          <table:covered-table-cell/>
          <table:table-cell table:style-name="TableCell1654">
            <text:p text:style-name="P1655">Boston</text:p>
          </table:table-cell>
          <table:table-cell table:style-name="TableCell1656">
            <text:p text:style-name="P1657">Detroit</text:p>
          </table:table-cell>
        </table:table-row>
        <table:table-row table:style-name="TableRow1658">
          <table:table-cell table:style-name="TableCell1659">
            <text:p text:style-name="Normal">Baseball</text:p>
          </table:table-cell>
          <table:table-cell table:style-name="TableCell1660">
            <text:p text:style-name="Normal">Mets</text:p>
          </table:table-cell>
          <table:table-cell table:style-name="TableCell1661">
            <text:p text:style-name="Normal">Yankees</text:p>
          </table:table-cell>
          <table:table-cell table:style-name="TableCell1662">
            <text:p text:style-name="Normal">Red Sox</text:p>
          </table:table-cell>
          <table:table-cell table:style-name="TableCell1663">
            <text:p text:style-name="Normal">Tigers</text:p>
          </table:table-cell>
        </table:table-row>
        <table:table-row table:style-name="TableRow1664">
          <table:table-cell table:style-name="TableCell1665">
            <text:p text:style-name="Normal">Hockey</text:p>
          </table:table-cell>
          <table:table-cell table:style-name="TableCell1666">
            <text:p text:style-name="Normal">Rangers</text:p>
          </table:table-cell>
          <table:table-cell table:style-name="TableCell1667">
            <text:p text:style-name="Normal">Islanders</text:p>
          </table:table-cell>
          <table:table-cell table:style-name="TableCell1668">
            <text:p text:style-name="Normal">Bruins</text:p>
          </table:table-cell>
          <table:table-cell table:style-name="TableCell1669">
            <text:p text:style-name="Normal">Red Wings</text:p>
          </table:table-cell>
        </table:table-row>
        <table:table-row table:style-name="TableRow1670">
          <table:table-cell table:style-name="TableCell1671">
            <text:p text:style-name="Normal">Football</text:p>
          </table:table-cell>
          <table:table-cell table:style-name="TableCell1672">
            <text:p text:style-name="Normal">Giants</text:p>
          </table:table-cell>
          <table:table-cell table:style-name="TableCell1673">
            <text:p text:style-name="Normal">Jets</text:p>
          </table:table-cell>
          <table:table-cell table:style-name="TableCell1674">
            <text:p text:style-name="Normal">Patriots</text:p>
          </table:table-cell>
          <table:table-cell table:style-name="TableCell167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2" draw:style-name="a65" draw:name="Object 33" text:anchor-type="as-char" svg:x="0in" svg:y="0in" svg:width="3.52083in" svg:height="1.25in" style:rel-width="scale" style:rel-height="scale"><draw:object-ole draw:class-id="00020830-0000-0000-C000-000000000046" xlink:href="Object 33" xlink:type="simple" xlink:show="embed" xlink:actuate="onLoad"/><draw:image xlink:href="ObjectReplacements/Object 33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676">This is bold,<text:s/></text:span><text:span text:style-name="T1677">this is italic</text:span>,<text:s/><text:span text:style-name="T1678">and this is bold italic</text:span>. This is normal.<text:s/><text:span text:style-name="InlineStyle">This is in a defined inline style called InlineStyle</text:span>. This is normal.<text:s/><text:span text:style-name="T1679">This is red text.</text:span><text:s/>This is normal.<text:s/></text:p>
      <text:p text:style-name="P168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681">First item of bulleted list.<text:s/></text:p>
        </text:list-item>
        <text:list-item>
          <text:p text:style-name="P1682">Second item of bulleted list.</text:p>
        </text:list-item>
      </text:list>
      <text:p text:style-name="P1683">Second paragraph of second item of bulleted list.<text:s/></text:p>
      <text:list text:style-name="LFO2" text:continue-numbering="true">
        <text:list-item>
          <text:p text:style-name="P1684">Third item of bulleted list.</text:p>
          <text:list text:continue-numbering="true">
            <text:list-item>
              <text:p text:style-name="P1685">First item of third item’s nested list</text:p>
            </text:list-item>
            <text:list-item>
              <text:p text:style-name="P1686">Second item of third item’s nested list</text:p>
            </text:list-item>
          </text:list>
        </text:list-item>
        <text:list-item>
          <text:p text:style-name="P168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688">First item of numbered list.<text:s/></text:p>
        </text:list-item>
        <text:list-item>
          <text:p text:style-name="P1689">Second item of numbered list.</text:p>
        </text:list-item>
      </text:list>
      <text:p text:style-name="P1690">Second paragraph of second item of numbered list.<text:s/></text:p>
      <text:list text:style-name="LFO3" text:continue-numbering="true">
        <text:list-item>
          <text:p text:style-name="P1691">Third item of numbered list.</text:p>
        </text:list-item>
      </text:list>
      <text:p text:style-name="Normal"/>
      <text:p text:style-name="Normal">Here is a BMP picture:</text:p>
      <text:p text:style-name="Normal"><text:span text:style-name="T1692"><draw:frame draw:style-name="a66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693">
        <table:table-columns>
          <table:table-column table:style-name="TableColumn1694"/>
          <table:table-column table:style-name="TableColumn1695"/>
          <table:table-column table:style-name="TableColumn1696"/>
          <table:table-column table:style-name="TableColumn1697"/>
          <table:table-column table:style-name="TableColumn1698"/>
        </table:table-columns>
        <table:table-row table:style-name="TableRow1699">
          <table:table-cell table:style-name="TableCell1700">
            <text:p text:style-name="P1701"/>
          </table:table-cell>
          <table:table-cell table:style-name="TableCell1702" table:number-columns-spanned="2">
            <text:p text:style-name="P1703">New York</text:p>
          </table:table-cell>
          <table:covered-table-cell/>
          <table:table-cell table:style-name="TableCell1704">
            <text:p text:style-name="P1705">Boston</text:p>
          </table:table-cell>
          <table:table-cell table:style-name="TableCell1706">
            <text:p text:style-name="P1707">Detroit</text:p>
          </table:table-cell>
        </table:table-row>
        <table:table-row table:style-name="TableRow1708">
          <table:table-cell table:style-name="TableCell1709">
            <text:p text:style-name="Normal">Baseball</text:p>
          </table:table-cell>
          <table:table-cell table:style-name="TableCell1710">
            <text:p text:style-name="Normal">Mets</text:p>
          </table:table-cell>
          <table:table-cell table:style-name="TableCell1711">
            <text:p text:style-name="Normal">Yankees</text:p>
          </table:table-cell>
          <table:table-cell table:style-name="TableCell1712">
            <text:p text:style-name="Normal">Red Sox</text:p>
          </table:table-cell>
          <table:table-cell table:style-name="TableCell1713">
            <text:p text:style-name="Normal">Tigers</text:p>
          </table:table-cell>
        </table:table-row>
        <table:table-row table:style-name="TableRow1714">
          <table:table-cell table:style-name="TableCell1715">
            <text:p text:style-name="Normal">Hockey</text:p>
          </table:table-cell>
          <table:table-cell table:style-name="TableCell1716">
            <text:p text:style-name="Normal">Rangers</text:p>
          </table:table-cell>
          <table:table-cell table:style-name="TableCell1717">
            <text:p text:style-name="Normal">Islanders</text:p>
          </table:table-cell>
          <table:table-cell table:style-name="TableCell1718">
            <text:p text:style-name="Normal">Bruins</text:p>
          </table:table-cell>
          <table:table-cell table:style-name="TableCell1719">
            <text:p text:style-name="Normal">Red Wings</text:p>
          </table:table-cell>
        </table:table-row>
        <table:table-row table:style-name="TableRow1720">
          <table:table-cell table:style-name="TableCell1721">
            <text:p text:style-name="Normal">Football</text:p>
          </table:table-cell>
          <table:table-cell table:style-name="TableCell1722">
            <text:p text:style-name="Normal">Giants</text:p>
          </table:table-cell>
          <table:table-cell table:style-name="TableCell1723">
            <text:p text:style-name="Normal">Jets</text:p>
          </table:table-cell>
          <table:table-cell table:style-name="TableCell1724">
            <text:p text:style-name="Normal">Patriots</text:p>
          </table:table-cell>
          <table:table-cell table:style-name="TableCell172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3" draw:style-name="a67" draw:name="Object 34" text:anchor-type="as-char" svg:x="0in" svg:y="0in" svg:width="3.52083in" svg:height="1.25in" style:rel-width="scale" style:rel-height="scale"><draw:object-ole draw:class-id="00020830-0000-0000-C000-000000000046" xlink:href="Object 34" xlink:type="simple" xlink:show="embed" xlink:actuate="onLoad"/><draw:image xlink:href="ObjectReplacements/Object 34" xlink:type="simple" xlink:show="embed" xlink:actuate="onLoad"/><svg:title/><svg:desc/></draw:frame></text:p>
      <text:p text:style-name="Normal"/>
      <text:p text:style-name="Normal">This concludes our test.</text:p>
      <text:p text:style-name="P1726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727">This is bold,<text:s/></text:span><text:span text:style-name="T1728">this is italic</text:span>,<text:s/><text:span text:style-name="T1729">and this is bold italic</text:span>. This is normal.<text:s/><text:span text:style-name="InlineStyle">This is in a defined inline style called InlineStyle</text:span>. This is normal.<text:s/><text:span text:style-name="T1730">This is red text.</text:span><text:s/>This is normal.<text:s/></text:p>
      <text:p text:style-name="P173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732">First item of bulleted list.<text:s/></text:p>
        </text:list-item>
        <text:list-item>
          <text:p text:style-name="P1733">Second item of bulleted list.</text:p>
        </text:list-item>
      </text:list>
      <text:p text:style-name="P1734">Second paragraph of second item of bulleted list.<text:s/></text:p>
      <text:list text:style-name="LFO2" text:continue-numbering="true">
        <text:list-item>
          <text:p text:style-name="P1735">Third item of bulleted list.</text:p>
          <text:list text:continue-numbering="true">
            <text:list-item>
              <text:p text:style-name="P1736">First item of third item’s nested list</text:p>
            </text:list-item>
            <text:list-item>
              <text:p text:style-name="P1737">Second item of third item’s nested list</text:p>
            </text:list-item>
          </text:list>
        </text:list-item>
        <text:list-item>
          <text:p text:style-name="P173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739">First item of numbered list.<text:s/></text:p>
        </text:list-item>
        <text:list-item>
          <text:p text:style-name="P1740">Second item of numbered list.</text:p>
        </text:list-item>
      </text:list>
      <text:p text:style-name="P1741">Second paragraph of second item of numbered list.<text:s/></text:p>
      <text:list text:style-name="LFO3" text:continue-numbering="true">
        <text:list-item>
          <text:p text:style-name="P1742">Third item of numbered list.</text:p>
        </text:list-item>
      </text:list>
      <text:p text:style-name="Normal"/>
      <text:p text:style-name="Normal">Here is a BMP picture:</text:p>
      <text:p text:style-name="Normal"><text:span text:style-name="T1743"><draw:frame draw:style-name="a68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744">
        <table:table-columns>
          <table:table-column table:style-name="TableColumn1745"/>
          <table:table-column table:style-name="TableColumn1746"/>
          <table:table-column table:style-name="TableColumn1747"/>
          <table:table-column table:style-name="TableColumn1748"/>
          <table:table-column table:style-name="TableColumn1749"/>
        </table:table-columns>
        <table:table-row table:style-name="TableRow1750">
          <table:table-cell table:style-name="TableCell1751">
            <text:p text:style-name="P1752"/>
          </table:table-cell>
          <table:table-cell table:style-name="TableCell1753" table:number-columns-spanned="2">
            <text:p text:style-name="P1754">New York</text:p>
          </table:table-cell>
          <table:covered-table-cell/>
          <table:table-cell table:style-name="TableCell1755">
            <text:p text:style-name="P1756">Boston</text:p>
          </table:table-cell>
          <table:table-cell table:style-name="TableCell1757">
            <text:p text:style-name="P1758">Detroit</text:p>
          </table:table-cell>
        </table:table-row>
        <table:table-row table:style-name="TableRow1759">
          <table:table-cell table:style-name="TableCell1760">
            <text:p text:style-name="Normal">Baseball</text:p>
          </table:table-cell>
          <table:table-cell table:style-name="TableCell1761">
            <text:p text:style-name="Normal">Mets</text:p>
          </table:table-cell>
          <table:table-cell table:style-name="TableCell1762">
            <text:p text:style-name="Normal">Yankees</text:p>
          </table:table-cell>
          <table:table-cell table:style-name="TableCell1763">
            <text:p text:style-name="Normal">Red Sox</text:p>
          </table:table-cell>
          <table:table-cell table:style-name="TableCell1764">
            <text:p text:style-name="Normal">Tigers</text:p>
          </table:table-cell>
        </table:table-row>
        <table:table-row table:style-name="TableRow1765">
          <table:table-cell table:style-name="TableCell1766">
            <text:p text:style-name="Normal">Hockey</text:p>
          </table:table-cell>
          <table:table-cell table:style-name="TableCell1767">
            <text:p text:style-name="Normal">Rangers</text:p>
          </table:table-cell>
          <table:table-cell table:style-name="TableCell1768">
            <text:p text:style-name="Normal">Islanders</text:p>
          </table:table-cell>
          <table:table-cell table:style-name="TableCell1769">
            <text:p text:style-name="Normal">Bruins</text:p>
          </table:table-cell>
          <table:table-cell table:style-name="TableCell1770">
            <text:p text:style-name="Normal">Red Wings</text:p>
          </table:table-cell>
        </table:table-row>
        <table:table-row table:style-name="TableRow1771">
          <table:table-cell table:style-name="TableCell1772">
            <text:p text:style-name="Normal">Football</text:p>
          </table:table-cell>
          <table:table-cell table:style-name="TableCell1773">
            <text:p text:style-name="Normal">Giants</text:p>
          </table:table-cell>
          <table:table-cell table:style-name="TableCell1774">
            <text:p text:style-name="Normal">Jets</text:p>
          </table:table-cell>
          <table:table-cell table:style-name="TableCell1775">
            <text:p text:style-name="Normal">Patriots</text:p>
          </table:table-cell>
          <table:table-cell table:style-name="TableCell177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4" draw:style-name="a69" draw:name="Object 35" text:anchor-type="as-char" svg:x="0in" svg:y="0in" svg:width="3.52083in" svg:height="1.25in" style:rel-width="scale" style:rel-height="scale"><draw:object-ole draw:class-id="00020830-0000-0000-C000-000000000046" xlink:href="Object 35" xlink:type="simple" xlink:show="embed" xlink:actuate="onLoad"/><draw:image xlink:href="ObjectReplacements/Object 35" xlink:type="simple" xlink:show="embed" xlink:actuate="onLoad"/><svg:title/><svg:desc/></draw:frame></text:p>
      <text:p text:style-name="Normal"/>
      <text:p text:style-name="Normal">This concludes our test.</text:p>
      <text:p text:style-name="P177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778">This is bold,<text:s/></text:span><text:span text:style-name="T1779">this is italic</text:span>,<text:s/><text:span text:style-name="T1780">and this is bold italic</text:span>. This is normal.<text:s/><text:span text:style-name="InlineStyle">This is in a defined inline style called InlineStyle</text:span>. This is normal.<text:s/><text:span text:style-name="T1781">This is red text.</text:span><text:s/>This is normal.<text:s/></text:p>
      <text:p text:style-name="P178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783">First item of bulleted list.<text:s/></text:p>
        </text:list-item>
        <text:list-item>
          <text:p text:style-name="P1784">Second item of bulleted list.</text:p>
        </text:list-item>
      </text:list>
      <text:p text:style-name="P1785">Second paragraph of second item of bulleted list.<text:s/></text:p>
      <text:list text:style-name="LFO2" text:continue-numbering="true">
        <text:list-item>
          <text:p text:style-name="P1786">Third item of bulleted list.</text:p>
          <text:list text:continue-numbering="true">
            <text:list-item>
              <text:p text:style-name="P1787">First item of third item’s nested list</text:p>
            </text:list-item>
            <text:list-item>
              <text:p text:style-name="P1788">Second item of third item’s nested list</text:p>
            </text:list-item>
          </text:list>
        </text:list-item>
        <text:list-item>
          <text:p text:style-name="P178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790">First item of numbered list.<text:s/></text:p>
        </text:list-item>
        <text:list-item>
          <text:p text:style-name="P1791">Second item of numbered list.</text:p>
        </text:list-item>
      </text:list>
      <text:p text:style-name="P1792">Second paragraph of second item of numbered list.<text:s/></text:p>
      <text:list text:style-name="LFO3" text:continue-numbering="true">
        <text:list-item>
          <text:p text:style-name="P1793">Third item of numbered list.</text:p>
        </text:list-item>
      </text:list>
      <text:p text:style-name="Normal"/>
      <text:p text:style-name="Normal">Here is a BMP picture:</text:p>
      <text:p text:style-name="Normal"><text:span text:style-name="T1794"><draw:frame draw:style-name="a70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795">
        <table:table-columns>
          <table:table-column table:style-name="TableColumn1796"/>
          <table:table-column table:style-name="TableColumn1797"/>
          <table:table-column table:style-name="TableColumn1798"/>
          <table:table-column table:style-name="TableColumn1799"/>
          <table:table-column table:style-name="TableColumn1800"/>
        </table:table-columns>
        <table:table-row table:style-name="TableRow1801">
          <table:table-cell table:style-name="TableCell1802">
            <text:p text:style-name="P1803"/>
          </table:table-cell>
          <table:table-cell table:style-name="TableCell1804" table:number-columns-spanned="2">
            <text:p text:style-name="P1805">New York</text:p>
          </table:table-cell>
          <table:covered-table-cell/>
          <table:table-cell table:style-name="TableCell1806">
            <text:p text:style-name="P1807">Boston</text:p>
          </table:table-cell>
          <table:table-cell table:style-name="TableCell1808">
            <text:p text:style-name="P1809">Detroit</text:p>
          </table:table-cell>
        </table:table-row>
        <table:table-row table:style-name="TableRow1810">
          <table:table-cell table:style-name="TableCell1811">
            <text:p text:style-name="Normal">Baseball</text:p>
          </table:table-cell>
          <table:table-cell table:style-name="TableCell1812">
            <text:p text:style-name="Normal">Mets</text:p>
          </table:table-cell>
          <table:table-cell table:style-name="TableCell1813">
            <text:p text:style-name="Normal">Yankees</text:p>
          </table:table-cell>
          <table:table-cell table:style-name="TableCell1814">
            <text:p text:style-name="Normal">Red Sox</text:p>
          </table:table-cell>
          <table:table-cell table:style-name="TableCell1815">
            <text:p text:style-name="Normal">Tigers</text:p>
          </table:table-cell>
        </table:table-row>
        <table:table-row table:style-name="TableRow1816">
          <table:table-cell table:style-name="TableCell1817">
            <text:p text:style-name="Normal">Hockey</text:p>
          </table:table-cell>
          <table:table-cell table:style-name="TableCell1818">
            <text:p text:style-name="Normal">Rangers</text:p>
          </table:table-cell>
          <table:table-cell table:style-name="TableCell1819">
            <text:p text:style-name="Normal">Islanders</text:p>
          </table:table-cell>
          <table:table-cell table:style-name="TableCell1820">
            <text:p text:style-name="Normal">Bruins</text:p>
          </table:table-cell>
          <table:table-cell table:style-name="TableCell1821">
            <text:p text:style-name="Normal">Red Wings</text:p>
          </table:table-cell>
        </table:table-row>
        <table:table-row table:style-name="TableRow1822">
          <table:table-cell table:style-name="TableCell1823">
            <text:p text:style-name="Normal">Football</text:p>
          </table:table-cell>
          <table:table-cell table:style-name="TableCell1824">
            <text:p text:style-name="Normal">Giants</text:p>
          </table:table-cell>
          <table:table-cell table:style-name="TableCell1825">
            <text:p text:style-name="Normal">Jets</text:p>
          </table:table-cell>
          <table:table-cell table:style-name="TableCell1826">
            <text:p text:style-name="Normal">Patriots</text:p>
          </table:table-cell>
          <table:table-cell table:style-name="TableCell182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5" draw:style-name="a71" draw:name="Object 36" text:anchor-type="as-char" svg:x="0in" svg:y="0in" svg:width="3.52083in" svg:height="1.25in" style:rel-width="scale" style:rel-height="scale"><draw:object-ole draw:class-id="00020830-0000-0000-C000-000000000046" xlink:href="Object 36" xlink:type="simple" xlink:show="embed" xlink:actuate="onLoad"/><draw:image xlink:href="ObjectReplacements/Object 36" xlink:type="simple" xlink:show="embed" xlink:actuate="onLoad"/><svg:title/><svg:desc/></draw:frame></text:p>
      <text:p text:style-name="Normal"/>
      <text:p text:style-name="Normal">This concludes our test.</text:p>
      <text:p text:style-name="P182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829">This is bold,<text:s/></text:span><text:span text:style-name="T1830">this is italic</text:span>,<text:s/><text:span text:style-name="T1831">and this is bold italic</text:span>. This is normal.<text:s/><text:span text:style-name="InlineStyle">This is in a defined inline style called InlineStyle</text:span>. This is normal.<text:s/><text:span text:style-name="T1832">This is red text.</text:span><text:s/>This is normal.<text:s/></text:p>
      <text:p text:style-name="P1833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834">First item of bulleted list.<text:s/></text:p>
        </text:list-item>
        <text:list-item>
          <text:p text:style-name="P1835">Second item of bulleted list.</text:p>
        </text:list-item>
      </text:list>
      <text:p text:style-name="P1836">Second paragraph of second item of bulleted list.<text:s/></text:p>
      <text:list text:style-name="LFO2" text:continue-numbering="true">
        <text:list-item>
          <text:p text:style-name="P1837">Third item of bulleted list.</text:p>
          <text:list text:continue-numbering="true">
            <text:list-item>
              <text:p text:style-name="P1838">First item of third item’s nested list</text:p>
            </text:list-item>
            <text:list-item>
              <text:p text:style-name="P1839">Second item of third item’s nested list</text:p>
            </text:list-item>
          </text:list>
        </text:list-item>
        <text:list-item>
          <text:p text:style-name="P184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841">First item of numbered list.<text:s/></text:p>
        </text:list-item>
        <text:list-item>
          <text:p text:style-name="P1842">Second item of numbered list.</text:p>
        </text:list-item>
      </text:list>
      <text:p text:style-name="P1843">Second paragraph of second item of numbered list.<text:s/></text:p>
      <text:list text:style-name="LFO3" text:continue-numbering="true">
        <text:list-item>
          <text:p text:style-name="P1844">Third item of numbered list.</text:p>
        </text:list-item>
      </text:list>
      <text:p text:style-name="Normal"/>
      <text:p text:style-name="Normal">Here is a BMP picture:</text:p>
      <text:p text:style-name="Normal"><text:span text:style-name="T1845"><draw:frame draw:style-name="a72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846">
        <table:table-columns>
          <table:table-column table:style-name="TableColumn1847"/>
          <table:table-column table:style-name="TableColumn1848"/>
          <table:table-column table:style-name="TableColumn1849"/>
          <table:table-column table:style-name="TableColumn1850"/>
          <table:table-column table:style-name="TableColumn1851"/>
        </table:table-columns>
        <table:table-row table:style-name="TableRow1852">
          <table:table-cell table:style-name="TableCell1853">
            <text:p text:style-name="P1854"/>
          </table:table-cell>
          <table:table-cell table:style-name="TableCell1855" table:number-columns-spanned="2">
            <text:p text:style-name="P1856">New York</text:p>
          </table:table-cell>
          <table:covered-table-cell/>
          <table:table-cell table:style-name="TableCell1857">
            <text:p text:style-name="P1858">Boston</text:p>
          </table:table-cell>
          <table:table-cell table:style-name="TableCell1859">
            <text:p text:style-name="P1860">Detroit</text:p>
          </table:table-cell>
        </table:table-row>
        <table:table-row table:style-name="TableRow1861">
          <table:table-cell table:style-name="TableCell1862">
            <text:p text:style-name="Normal">Baseball</text:p>
          </table:table-cell>
          <table:table-cell table:style-name="TableCell1863">
            <text:p text:style-name="Normal">Mets</text:p>
          </table:table-cell>
          <table:table-cell table:style-name="TableCell1864">
            <text:p text:style-name="Normal">Yankees</text:p>
          </table:table-cell>
          <table:table-cell table:style-name="TableCell1865">
            <text:p text:style-name="Normal">Red Sox</text:p>
          </table:table-cell>
          <table:table-cell table:style-name="TableCell1866">
            <text:p text:style-name="Normal">Tigers</text:p>
          </table:table-cell>
        </table:table-row>
        <table:table-row table:style-name="TableRow1867">
          <table:table-cell table:style-name="TableCell1868">
            <text:p text:style-name="Normal">Hockey</text:p>
          </table:table-cell>
          <table:table-cell table:style-name="TableCell1869">
            <text:p text:style-name="Normal">Rangers</text:p>
          </table:table-cell>
          <table:table-cell table:style-name="TableCell1870">
            <text:p text:style-name="Normal">Islanders</text:p>
          </table:table-cell>
          <table:table-cell table:style-name="TableCell1871">
            <text:p text:style-name="Normal">Bruins</text:p>
          </table:table-cell>
          <table:table-cell table:style-name="TableCell1872">
            <text:p text:style-name="Normal">Red Wings</text:p>
          </table:table-cell>
        </table:table-row>
        <table:table-row table:style-name="TableRow1873">
          <table:table-cell table:style-name="TableCell1874">
            <text:p text:style-name="Normal">Football</text:p>
          </table:table-cell>
          <table:table-cell table:style-name="TableCell1875">
            <text:p text:style-name="Normal">Giants</text:p>
          </table:table-cell>
          <table:table-cell table:style-name="TableCell1876">
            <text:p text:style-name="Normal">Jets</text:p>
          </table:table-cell>
          <table:table-cell table:style-name="TableCell1877">
            <text:p text:style-name="Normal">Patriots</text:p>
          </table:table-cell>
          <table:table-cell table:style-name="TableCell1878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6" draw:style-name="a73" draw:name="Object 37" text:anchor-type="as-char" svg:x="0in" svg:y="0in" svg:width="3.52083in" svg:height="1.25in" style:rel-width="scale" style:rel-height="scale"><draw:object-ole draw:class-id="00020830-0000-0000-C000-000000000046" xlink:href="Object 37" xlink:type="simple" xlink:show="embed" xlink:actuate="onLoad"/><draw:image xlink:href="ObjectReplacements/Object 37" xlink:type="simple" xlink:show="embed" xlink:actuate="onLoad"/><svg:title/><svg:desc/></draw:frame></text:p>
      <text:p text:style-name="Normal"/>
      <text:p text:style-name="Normal">This concludes our test.</text:p>
      <text:p text:style-name="P1879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880">This is bold,<text:s/></text:span><text:span text:style-name="T1881">this is italic</text:span>,<text:s/><text:span text:style-name="T1882">and this is bold italic</text:span>. This is normal.<text:s/><text:span text:style-name="InlineStyle">This is in a defined inline style called InlineStyle</text:span>. This is normal.<text:s/><text:span text:style-name="T1883">This is red text.</text:span><text:s/>This is normal.<text:s/></text:p>
      <text:p text:style-name="P188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885">First item of bulleted list.<text:s/></text:p>
        </text:list-item>
        <text:list-item>
          <text:p text:style-name="P1886">Second item of bulleted list.</text:p>
        </text:list-item>
      </text:list>
      <text:p text:style-name="P1887">Second paragraph of second item of bulleted list.<text:s/></text:p>
      <text:list text:style-name="LFO2" text:continue-numbering="true">
        <text:list-item>
          <text:p text:style-name="P1888">Third item of bulleted list.</text:p>
          <text:list text:continue-numbering="true">
            <text:list-item>
              <text:p text:style-name="P1889">First item of third item’s nested list</text:p>
            </text:list-item>
            <text:list-item>
              <text:p text:style-name="P1890">Second item of third item’s nested list</text:p>
            </text:list-item>
          </text:list>
        </text:list-item>
        <text:list-item>
          <text:p text:style-name="P189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892">First item of numbered list.<text:s/></text:p>
        </text:list-item>
        <text:list-item>
          <text:p text:style-name="P1893">Second item of numbered list.</text:p>
        </text:list-item>
      </text:list>
      <text:p text:style-name="P1894">Second paragraph of second item of numbered list.<text:s/></text:p>
      <text:list text:style-name="LFO3" text:continue-numbering="true">
        <text:list-item>
          <text:p text:style-name="P1895">Third item of numbered list.</text:p>
        </text:list-item>
      </text:list>
      <text:p text:style-name="Normal"/>
      <text:p text:style-name="Normal">Here is a BMP picture:</text:p>
      <text:p text:style-name="Normal"><text:span text:style-name="T1896"><draw:frame draw:style-name="a74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897">
        <table:table-columns>
          <table:table-column table:style-name="TableColumn1898"/>
          <table:table-column table:style-name="TableColumn1899"/>
          <table:table-column table:style-name="TableColumn1900"/>
          <table:table-column table:style-name="TableColumn1901"/>
          <table:table-column table:style-name="TableColumn1902"/>
        </table:table-columns>
        <table:table-row table:style-name="TableRow1903">
          <table:table-cell table:style-name="TableCell1904">
            <text:p text:style-name="P1905"/>
          </table:table-cell>
          <table:table-cell table:style-name="TableCell1906" table:number-columns-spanned="2">
            <text:p text:style-name="P1907">New York</text:p>
          </table:table-cell>
          <table:covered-table-cell/>
          <table:table-cell table:style-name="TableCell1908">
            <text:p text:style-name="P1909">Boston</text:p>
          </table:table-cell>
          <table:table-cell table:style-name="TableCell1910">
            <text:p text:style-name="P1911">Detroit</text:p>
          </table:table-cell>
        </table:table-row>
        <table:table-row table:style-name="TableRow1912">
          <table:table-cell table:style-name="TableCell1913">
            <text:p text:style-name="Normal">Baseball</text:p>
          </table:table-cell>
          <table:table-cell table:style-name="TableCell1914">
            <text:p text:style-name="Normal">Mets</text:p>
          </table:table-cell>
          <table:table-cell table:style-name="TableCell1915">
            <text:p text:style-name="Normal">Yankees</text:p>
          </table:table-cell>
          <table:table-cell table:style-name="TableCell1916">
            <text:p text:style-name="Normal">Red Sox</text:p>
          </table:table-cell>
          <table:table-cell table:style-name="TableCell1917">
            <text:p text:style-name="Normal">Tigers</text:p>
          </table:table-cell>
        </table:table-row>
        <table:table-row table:style-name="TableRow1918">
          <table:table-cell table:style-name="TableCell1919">
            <text:p text:style-name="Normal">Hockey</text:p>
          </table:table-cell>
          <table:table-cell table:style-name="TableCell1920">
            <text:p text:style-name="Normal">Rangers</text:p>
          </table:table-cell>
          <table:table-cell table:style-name="TableCell1921">
            <text:p text:style-name="Normal">Islanders</text:p>
          </table:table-cell>
          <table:table-cell table:style-name="TableCell1922">
            <text:p text:style-name="Normal">Bruins</text:p>
          </table:table-cell>
          <table:table-cell table:style-name="TableCell1923">
            <text:p text:style-name="Normal">Red Wings</text:p>
          </table:table-cell>
        </table:table-row>
        <table:table-row table:style-name="TableRow1924">
          <table:table-cell table:style-name="TableCell1925">
            <text:p text:style-name="Normal">Football</text:p>
          </table:table-cell>
          <table:table-cell table:style-name="TableCell1926">
            <text:p text:style-name="Normal">Giants</text:p>
          </table:table-cell>
          <table:table-cell table:style-name="TableCell1927">
            <text:p text:style-name="Normal">Jets</text:p>
          </table:table-cell>
          <table:table-cell table:style-name="TableCell1928">
            <text:p text:style-name="Normal">Patriots</text:p>
          </table:table-cell>
          <table:table-cell table:style-name="TableCell192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7" draw:style-name="a75" draw:name="Object 38" text:anchor-type="as-char" svg:x="0in" svg:y="0in" svg:width="3.52083in" svg:height="1.25in" style:rel-width="scale" style:rel-height="scale"><draw:object-ole draw:class-id="00020830-0000-0000-C000-000000000046" xlink:href="Object 38" xlink:type="simple" xlink:show="embed" xlink:actuate="onLoad"/><draw:image xlink:href="ObjectReplacements/Object 38" xlink:type="simple" xlink:show="embed" xlink:actuate="onLoad"/><svg:title/><svg:desc/></draw:frame></text:p>
      <text:p text:style-name="Normal"/>
      <text:p text:style-name="Normal">This concludes our test.</text:p>
      <text:p text:style-name="P1930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931">This is bold,<text:s/></text:span><text:span text:style-name="T1932">this is italic</text:span>,<text:s/><text:span text:style-name="T1933">and this is bold italic</text:span>. This is normal.<text:s/><text:span text:style-name="InlineStyle">This is in a defined inline style called InlineStyle</text:span>. This is normal.<text:s/><text:span text:style-name="T1934">This is red text.</text:span><text:s/>This is normal.<text:s/></text:p>
      <text:p text:style-name="P1935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936">First item of bulleted list.<text:s/></text:p>
        </text:list-item>
        <text:list-item>
          <text:p text:style-name="P1937">Second item of bulleted list.</text:p>
        </text:list-item>
      </text:list>
      <text:p text:style-name="P1938">Second paragraph of second item of bulleted list.<text:s/></text:p>
      <text:list text:style-name="LFO2" text:continue-numbering="true">
        <text:list-item>
          <text:p text:style-name="P1939">Third item of bulleted list.</text:p>
          <text:list text:continue-numbering="true">
            <text:list-item>
              <text:p text:style-name="P1940">First item of third item’s nested list</text:p>
            </text:list-item>
            <text:list-item>
              <text:p text:style-name="P1941">Second item of third item’s nested list</text:p>
            </text:list-item>
          </text:list>
        </text:list-item>
        <text:list-item>
          <text:p text:style-name="P1942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943">First item of numbered list.<text:s/></text:p>
        </text:list-item>
        <text:list-item>
          <text:p text:style-name="P1944">Second item of numbered list.</text:p>
        </text:list-item>
      </text:list>
      <text:p text:style-name="P1945">Second paragraph of second item of numbered list.<text:s/></text:p>
      <text:list text:style-name="LFO3" text:continue-numbering="true">
        <text:list-item>
          <text:p text:style-name="P1946">Third item of numbered list.</text:p>
        </text:list-item>
      </text:list>
      <text:p text:style-name="Normal"/>
      <text:p text:style-name="Normal">Here is a BMP picture:</text:p>
      <text:p text:style-name="Normal"><text:span text:style-name="T1947"><draw:frame draw:style-name="a76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948">
        <table:table-columns>
          <table:table-column table:style-name="TableColumn1949"/>
          <table:table-column table:style-name="TableColumn1950"/>
          <table:table-column table:style-name="TableColumn1951"/>
          <table:table-column table:style-name="TableColumn1952"/>
          <table:table-column table:style-name="TableColumn1953"/>
        </table:table-columns>
        <table:table-row table:style-name="TableRow1954">
          <table:table-cell table:style-name="TableCell1955">
            <text:p text:style-name="P1956"/>
          </table:table-cell>
          <table:table-cell table:style-name="TableCell1957" table:number-columns-spanned="2">
            <text:p text:style-name="P1958">New York</text:p>
          </table:table-cell>
          <table:covered-table-cell/>
          <table:table-cell table:style-name="TableCell1959">
            <text:p text:style-name="P1960">Boston</text:p>
          </table:table-cell>
          <table:table-cell table:style-name="TableCell1961">
            <text:p text:style-name="P1962">Detroit</text:p>
          </table:table-cell>
        </table:table-row>
        <table:table-row table:style-name="TableRow1963">
          <table:table-cell table:style-name="TableCell1964">
            <text:p text:style-name="Normal">Baseball</text:p>
          </table:table-cell>
          <table:table-cell table:style-name="TableCell1965">
            <text:p text:style-name="Normal">Mets</text:p>
          </table:table-cell>
          <table:table-cell table:style-name="TableCell1966">
            <text:p text:style-name="Normal">Yankees</text:p>
          </table:table-cell>
          <table:table-cell table:style-name="TableCell1967">
            <text:p text:style-name="Normal">Red Sox</text:p>
          </table:table-cell>
          <table:table-cell table:style-name="TableCell1968">
            <text:p text:style-name="Normal">Tigers</text:p>
          </table:table-cell>
        </table:table-row>
        <table:table-row table:style-name="TableRow1969">
          <table:table-cell table:style-name="TableCell1970">
            <text:p text:style-name="Normal">Hockey</text:p>
          </table:table-cell>
          <table:table-cell table:style-name="TableCell1971">
            <text:p text:style-name="Normal">Rangers</text:p>
          </table:table-cell>
          <table:table-cell table:style-name="TableCell1972">
            <text:p text:style-name="Normal">Islanders</text:p>
          </table:table-cell>
          <table:table-cell table:style-name="TableCell1973">
            <text:p text:style-name="Normal">Bruins</text:p>
          </table:table-cell>
          <table:table-cell table:style-name="TableCell1974">
            <text:p text:style-name="Normal">Red Wings</text:p>
          </table:table-cell>
        </table:table-row>
        <table:table-row table:style-name="TableRow1975">
          <table:table-cell table:style-name="TableCell1976">
            <text:p text:style-name="Normal">Football</text:p>
          </table:table-cell>
          <table:table-cell table:style-name="TableCell1977">
            <text:p text:style-name="Normal">Giants</text:p>
          </table:table-cell>
          <table:table-cell table:style-name="TableCell1978">
            <text:p text:style-name="Normal">Jets</text:p>
          </table:table-cell>
          <table:table-cell table:style-name="TableCell1979">
            <text:p text:style-name="Normal">Patriots</text:p>
          </table:table-cell>
          <table:table-cell table:style-name="TableCell198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8" draw:style-name="a77" draw:name="Object 39" text:anchor-type="as-char" svg:x="0in" svg:y="0in" svg:width="3.52083in" svg:height="1.25in" style:rel-width="scale" style:rel-height="scale"><draw:object-ole draw:class-id="00020830-0000-0000-C000-000000000046" xlink:href="Object 39" xlink:type="simple" xlink:show="embed" xlink:actuate="onLoad"/><draw:image xlink:href="ObjectReplacements/Object 39" xlink:type="simple" xlink:show="embed" xlink:actuate="onLoad"/><svg:title/><svg:desc/></draw:frame></text:p>
      <text:p text:style-name="Normal"/>
      <text:p text:style-name="Normal">This concludes our test.</text:p>
      <text:p text:style-name="P1981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982">This is bold,<text:s/></text:span><text:span text:style-name="T1983">this is italic</text:span>,<text:s/><text:span text:style-name="T1984">and this is bold italic</text:span>. This is normal.<text:s/><text:span text:style-name="InlineStyle">This is in a defined inline style called InlineStyle</text:span>. This is normal.<text:s/><text:span text:style-name="T1985">This is red text.</text:span><text:s/>This is normal.<text:s/></text:p>
      <text:p text:style-name="P198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987">First item of bulleted list.<text:s/></text:p>
        </text:list-item>
        <text:list-item>
          <text:p text:style-name="P1988">Second item of bulleted list.</text:p>
        </text:list-item>
      </text:list>
      <text:p text:style-name="P1989">Second paragraph of second item of bulleted list.<text:s/></text:p>
      <text:list text:style-name="LFO2" text:continue-numbering="true">
        <text:list-item>
          <text:p text:style-name="P1990">Third item of bulleted list.</text:p>
          <text:list text:continue-numbering="true">
            <text:list-item>
              <text:p text:style-name="P1991">First item of third item’s nested list</text:p>
            </text:list-item>
            <text:list-item>
              <text:p text:style-name="P1992">Second item of third item’s nested list</text:p>
            </text:list-item>
          </text:list>
        </text:list-item>
        <text:list-item>
          <text:p text:style-name="P199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994">First item of numbered list.<text:s/></text:p>
        </text:list-item>
        <text:list-item>
          <text:p text:style-name="P1995">Second item of numbered list.</text:p>
        </text:list-item>
      </text:list>
      <text:p text:style-name="P1996">Second paragraph of second item of numbered list.<text:s/></text:p>
      <text:list text:style-name="LFO3" text:continue-numbering="true">
        <text:list-item>
          <text:p text:style-name="P1997">Third item of numbered list.</text:p>
        </text:list-item>
      </text:list>
      <text:p text:style-name="Normal"/>
      <text:p text:style-name="Normal">Here is a BMP picture:</text:p>
      <text:p text:style-name="Normal"><text:span text:style-name="T1998"><draw:frame draw:style-name="a78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999">
        <table:table-columns>
          <table:table-column table:style-name="TableColumn2000"/>
          <table:table-column table:style-name="TableColumn2001"/>
          <table:table-column table:style-name="TableColumn2002"/>
          <table:table-column table:style-name="TableColumn2003"/>
          <table:table-column table:style-name="TableColumn2004"/>
        </table:table-columns>
        <table:table-row table:style-name="TableRow2005">
          <table:table-cell table:style-name="TableCell2006">
            <text:p text:style-name="P2007"/>
          </table:table-cell>
          <table:table-cell table:style-name="TableCell2008" table:number-columns-spanned="2">
            <text:p text:style-name="P2009">New York</text:p>
          </table:table-cell>
          <table:covered-table-cell/>
          <table:table-cell table:style-name="TableCell2010">
            <text:p text:style-name="P2011">Boston</text:p>
          </table:table-cell>
          <table:table-cell table:style-name="TableCell2012">
            <text:p text:style-name="P2013">Detroit</text:p>
          </table:table-cell>
        </table:table-row>
        <table:table-row table:style-name="TableRow2014">
          <table:table-cell table:style-name="TableCell2015">
            <text:p text:style-name="Normal">Baseball</text:p>
          </table:table-cell>
          <table:table-cell table:style-name="TableCell2016">
            <text:p text:style-name="Normal">Mets</text:p>
          </table:table-cell>
          <table:table-cell table:style-name="TableCell2017">
            <text:p text:style-name="Normal">Yankees</text:p>
          </table:table-cell>
          <table:table-cell table:style-name="TableCell2018">
            <text:p text:style-name="Normal">Red Sox</text:p>
          </table:table-cell>
          <table:table-cell table:style-name="TableCell2019">
            <text:p text:style-name="Normal">Tigers</text:p>
          </table:table-cell>
        </table:table-row>
        <table:table-row table:style-name="TableRow2020">
          <table:table-cell table:style-name="TableCell2021">
            <text:p text:style-name="Normal">Hockey</text:p>
          </table:table-cell>
          <table:table-cell table:style-name="TableCell2022">
            <text:p text:style-name="Normal">Rangers</text:p>
          </table:table-cell>
          <table:table-cell table:style-name="TableCell2023">
            <text:p text:style-name="Normal">Islanders</text:p>
          </table:table-cell>
          <table:table-cell table:style-name="TableCell2024">
            <text:p text:style-name="Normal">Bruins</text:p>
          </table:table-cell>
          <table:table-cell table:style-name="TableCell2025">
            <text:p text:style-name="Normal">Red Wings</text:p>
          </table:table-cell>
        </table:table-row>
        <table:table-row table:style-name="TableRow2026">
          <table:table-cell table:style-name="TableCell2027">
            <text:p text:style-name="Normal">Football</text:p>
          </table:table-cell>
          <table:table-cell table:style-name="TableCell2028">
            <text:p text:style-name="Normal">Giants</text:p>
          </table:table-cell>
          <table:table-cell table:style-name="TableCell2029">
            <text:p text:style-name="Normal">Jets</text:p>
          </table:table-cell>
          <table:table-cell table:style-name="TableCell2030">
            <text:p text:style-name="Normal">Patriots</text:p>
          </table:table-cell>
          <table:table-cell table:style-name="TableCell203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9" draw:style-name="a79" draw:name="Object 40" text:anchor-type="as-char" svg:x="0in" svg:y="0in" svg:width="3.52083in" svg:height="1.25in" style:rel-width="scale" style:rel-height="scale"><draw:object-ole draw:class-id="00020830-0000-0000-C000-000000000046" xlink:href="Object 40" xlink:type="simple" xlink:show="embed" xlink:actuate="onLoad"/><draw:image xlink:href="ObjectReplacements/Object 40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032">This is bold,<text:s/></text:span><text:span text:style-name="T2033">this is italic</text:span>,<text:s/><text:span text:style-name="T2034">and this is bold italic</text:span>. This is normal.<text:s/><text:span text:style-name="InlineStyle">This is in a defined inline style called InlineStyle</text:span>. This is normal.<text:s/><text:span text:style-name="T2035">This is red text.</text:span><text:s/>This is normal.<text:s/></text:p>
      <text:p text:style-name="P203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037">First item of bulleted list.<text:s/></text:p>
        </text:list-item>
        <text:list-item>
          <text:p text:style-name="P2038">Second item of bulleted list.</text:p>
        </text:list-item>
      </text:list>
      <text:p text:style-name="P2039">Second paragraph of second item of bulleted list.<text:s/></text:p>
      <text:list text:style-name="LFO2" text:continue-numbering="true">
        <text:list-item>
          <text:p text:style-name="P2040">Third item of bulleted list.</text:p>
          <text:list text:continue-numbering="true">
            <text:list-item>
              <text:p text:style-name="P2041">First item of third item’s nested list</text:p>
            </text:list-item>
            <text:list-item>
              <text:p text:style-name="P2042">Second item of third item’s nested list</text:p>
            </text:list-item>
          </text:list>
        </text:list-item>
        <text:list-item>
          <text:p text:style-name="P204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044">First item of numbered list.<text:s/></text:p>
        </text:list-item>
        <text:list-item>
          <text:p text:style-name="P2045">Second item of numbered list.</text:p>
        </text:list-item>
      </text:list>
      <text:p text:style-name="P2046">Second paragraph of second item of numbered list.<text:s/></text:p>
      <text:list text:style-name="LFO3" text:continue-numbering="true">
        <text:list-item>
          <text:p text:style-name="P2047">Third item of numbered list.</text:p>
        </text:list-item>
      </text:list>
      <text:p text:style-name="Normal"/>
      <text:p text:style-name="Normal">Here is a BMP picture:</text:p>
      <text:p text:style-name="Normal"><text:span text:style-name="T2048"><draw:frame draw:style-name="a80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049">
        <table:table-columns>
          <table:table-column table:style-name="TableColumn2050"/>
          <table:table-column table:style-name="TableColumn2051"/>
          <table:table-column table:style-name="TableColumn2052"/>
          <table:table-column table:style-name="TableColumn2053"/>
          <table:table-column table:style-name="TableColumn2054"/>
        </table:table-columns>
        <table:table-row table:style-name="TableRow2055">
          <table:table-cell table:style-name="TableCell2056">
            <text:p text:style-name="P2057"/>
          </table:table-cell>
          <table:table-cell table:style-name="TableCell2058" table:number-columns-spanned="2">
            <text:p text:style-name="P2059">New York</text:p>
          </table:table-cell>
          <table:covered-table-cell/>
          <table:table-cell table:style-name="TableCell2060">
            <text:p text:style-name="P2061">Boston</text:p>
          </table:table-cell>
          <table:table-cell table:style-name="TableCell2062">
            <text:p text:style-name="P2063">Detroit</text:p>
          </table:table-cell>
        </table:table-row>
        <table:table-row table:style-name="TableRow2064">
          <table:table-cell table:style-name="TableCell2065">
            <text:p text:style-name="Normal">Baseball</text:p>
          </table:table-cell>
          <table:table-cell table:style-name="TableCell2066">
            <text:p text:style-name="Normal">Mets</text:p>
          </table:table-cell>
          <table:table-cell table:style-name="TableCell2067">
            <text:p text:style-name="Normal">Yankees</text:p>
          </table:table-cell>
          <table:table-cell table:style-name="TableCell2068">
            <text:p text:style-name="Normal">Red Sox</text:p>
          </table:table-cell>
          <table:table-cell table:style-name="TableCell2069">
            <text:p text:style-name="Normal">Tigers</text:p>
          </table:table-cell>
        </table:table-row>
        <table:table-row table:style-name="TableRow2070">
          <table:table-cell table:style-name="TableCell2071">
            <text:p text:style-name="Normal">Hockey</text:p>
          </table:table-cell>
          <table:table-cell table:style-name="TableCell2072">
            <text:p text:style-name="Normal">Rangers</text:p>
          </table:table-cell>
          <table:table-cell table:style-name="TableCell2073">
            <text:p text:style-name="Normal">Islanders</text:p>
          </table:table-cell>
          <table:table-cell table:style-name="TableCell2074">
            <text:p text:style-name="Normal">Bruins</text:p>
          </table:table-cell>
          <table:table-cell table:style-name="TableCell2075">
            <text:p text:style-name="Normal">Red Wings</text:p>
          </table:table-cell>
        </table:table-row>
        <table:table-row table:style-name="TableRow2076">
          <table:table-cell table:style-name="TableCell2077">
            <text:p text:style-name="Normal">Football</text:p>
          </table:table-cell>
          <table:table-cell table:style-name="TableCell2078">
            <text:p text:style-name="Normal">Giants</text:p>
          </table:table-cell>
          <table:table-cell table:style-name="TableCell2079">
            <text:p text:style-name="Normal">Jets</text:p>
          </table:table-cell>
          <table:table-cell table:style-name="TableCell2080">
            <text:p text:style-name="Normal">Patriots</text:p>
          </table:table-cell>
          <table:table-cell table:style-name="TableCell208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40" draw:style-name="a81" draw:name="Object 41" text:anchor-type="as-char" svg:x="0in" svg:y="0in" svg:width="3.52083in" svg:height="1.25in" style:rel-width="scale" style:rel-height="scale"><draw:object-ole draw:class-id="00020830-0000-0000-C000-000000000046" xlink:href="Object 41" xlink:type="simple" xlink:show="embed" xlink:actuate="onLoad"/><draw:image xlink:href="ObjectReplacements/Object 41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082">This is bold,<text:s/></text:span><text:span text:style-name="T2083">this is italic</text:span>,<text:s/><text:span text:style-name="T2084">and this is bold italic</text:span>. This is normal.<text:s/><text:span text:style-name="InlineStyle">This is in a defined inline style called InlineStyle</text:span>. This is normal.<text:s/><text:span text:style-name="T2085">This is red text.</text:span><text:s/>This is normal.<text:s/></text:p>
      <text:p text:style-name="P208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087">First item of bulleted list.<text:s/></text:p>
        </text:list-item>
        <text:list-item>
          <text:p text:style-name="P2088">Second item of bulleted list.</text:p>
        </text:list-item>
      </text:list>
      <text:p text:style-name="P2089">Second paragraph of second item of bulleted list.<text:s/></text:p>
      <text:list text:style-name="LFO2" text:continue-numbering="true">
        <text:list-item>
          <text:p text:style-name="P2090">Third item of bulleted list.</text:p>
          <text:list text:continue-numbering="true">
            <text:list-item>
              <text:p text:style-name="P2091">First item of third item’s nested list</text:p>
            </text:list-item>
            <text:list-item>
              <text:p text:style-name="P2092">Second item of third item’s nested list</text:p>
            </text:list-item>
          </text:list>
        </text:list-item>
        <text:list-item>
          <text:p text:style-name="P209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094">First item of numbered list.<text:s/></text:p>
        </text:list-item>
        <text:list-item>
          <text:p text:style-name="P2095">Second item of numbered list.</text:p>
        </text:list-item>
      </text:list>
      <text:p text:style-name="P2096">Second paragraph of second item of numbered list.<text:s/></text:p>
      <text:list text:style-name="LFO3" text:continue-numbering="true">
        <text:list-item>
          <text:p text:style-name="P2097">Third item of numbered list.</text:p>
        </text:list-item>
      </text:list>
      <text:p text:style-name="Normal"/>
      <text:p text:style-name="Normal">Here is a BMP picture:</text:p>
      <text:p text:style-name="Normal"><text:span text:style-name="T2098"><draw:frame draw:style-name="a82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099">
        <table:table-columns>
          <table:table-column table:style-name="TableColumn2100"/>
          <table:table-column table:style-name="TableColumn2101"/>
          <table:table-column table:style-name="TableColumn2102"/>
          <table:table-column table:style-name="TableColumn2103"/>
          <table:table-column table:style-name="TableColumn2104"/>
        </table:table-columns>
        <table:table-row table:style-name="TableRow2105">
          <table:table-cell table:style-name="TableCell2106">
            <text:p text:style-name="P2107"/>
          </table:table-cell>
          <table:table-cell table:style-name="TableCell2108" table:number-columns-spanned="2">
            <text:p text:style-name="P2109">New York</text:p>
          </table:table-cell>
          <table:covered-table-cell/>
          <table:table-cell table:style-name="TableCell2110">
            <text:p text:style-name="P2111">Boston</text:p>
          </table:table-cell>
          <table:table-cell table:style-name="TableCell2112">
            <text:p text:style-name="P2113">Detroit</text:p>
          </table:table-cell>
        </table:table-row>
        <table:table-row table:style-name="TableRow2114">
          <table:table-cell table:style-name="TableCell2115">
            <text:p text:style-name="Normal">Baseball</text:p>
          </table:table-cell>
          <table:table-cell table:style-name="TableCell2116">
            <text:p text:style-name="Normal">Mets</text:p>
          </table:table-cell>
          <table:table-cell table:style-name="TableCell2117">
            <text:p text:style-name="Normal">Yankees</text:p>
          </table:table-cell>
          <table:table-cell table:style-name="TableCell2118">
            <text:p text:style-name="Normal">Red Sox</text:p>
          </table:table-cell>
          <table:table-cell table:style-name="TableCell2119">
            <text:p text:style-name="Normal">Tigers</text:p>
          </table:table-cell>
        </table:table-row>
        <table:table-row table:style-name="TableRow2120">
          <table:table-cell table:style-name="TableCell2121">
            <text:p text:style-name="Normal">Hockey</text:p>
          </table:table-cell>
          <table:table-cell table:style-name="TableCell2122">
            <text:p text:style-name="Normal">Rangers</text:p>
          </table:table-cell>
          <table:table-cell table:style-name="TableCell2123">
            <text:p text:style-name="Normal">Islanders</text:p>
          </table:table-cell>
          <table:table-cell table:style-name="TableCell2124">
            <text:p text:style-name="Normal">Bruins</text:p>
          </table:table-cell>
          <table:table-cell table:style-name="TableCell2125">
            <text:p text:style-name="Normal">Red Wings</text:p>
          </table:table-cell>
        </table:table-row>
        <table:table-row table:style-name="TableRow2126">
          <table:table-cell table:style-name="TableCell2127">
            <text:p text:style-name="Normal">Football</text:p>
          </table:table-cell>
          <table:table-cell table:style-name="TableCell2128">
            <text:p text:style-name="Normal">Giants</text:p>
          </table:table-cell>
          <table:table-cell table:style-name="TableCell2129">
            <text:p text:style-name="Normal">Jets</text:p>
          </table:table-cell>
          <table:table-cell table:style-name="TableCell2130">
            <text:p text:style-name="Normal">Patriots</text:p>
          </table:table-cell>
          <table:table-cell table:style-name="TableCell213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41" draw:style-name="a83" draw:name="Object 42" text:anchor-type="as-char" svg:x="0in" svg:y="0in" svg:width="3.52083in" svg:height="1.25in" style:rel-width="scale" style:rel-height="scale"><draw:object-ole draw:class-id="00020830-0000-0000-C000-000000000046" xlink:href="Object 42" xlink:type="simple" xlink:show="embed" xlink:actuate="onLoad"/><draw:image xlink:href="ObjectReplacements/Object 42" xlink:type="simple" xlink:show="embed" xlink:actuate="onLoad"/><svg:title/><svg:desc/></draw:frame></text:p>
      <text:p text:style-name="Normal"/>
      <text:p text:style-name="Normal">This concludes our test.</text:p>
      <text:p text:style-name="P2132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133">This is bold,<text:s/></text:span><text:span text:style-name="T2134">this is italic</text:span>,<text:s/><text:span text:style-name="T2135">and this is bold italic</text:span>. This is normal.<text:s/><text:span text:style-name="InlineStyle">This is in a defined inline style called InlineStyle</text:span>. This is normal.<text:s/><text:span text:style-name="T2136">This is red text.</text:span><text:s/>This is normal.<text:s/></text:p>
      <text:p text:style-name="P213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138">First item of bulleted list.<text:s/></text:p>
        </text:list-item>
        <text:list-item>
          <text:p text:style-name="P2139">Second item of bulleted list.</text:p>
        </text:list-item>
      </text:list>
      <text:p text:style-name="P2140">Second paragraph of second item of bulleted list.<text:s/></text:p>
      <text:list text:style-name="LFO2" text:continue-numbering="true">
        <text:list-item>
          <text:p text:style-name="P2141">Third item of bulleted list.</text:p>
          <text:list text:continue-numbering="true">
            <text:list-item>
              <text:p text:style-name="P2142">First item of third item’s nested list</text:p>
            </text:list-item>
            <text:list-item>
              <text:p text:style-name="P2143">Second item of third item’s nested list</text:p>
            </text:list-item>
          </text:list>
        </text:list-item>
        <text:list-item>
          <text:p text:style-name="P214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145">First item of numbered list.<text:s/></text:p>
        </text:list-item>
        <text:list-item>
          <text:p text:style-name="P2146">Second item of numbered list.</text:p>
        </text:list-item>
      </text:list>
      <text:p text:style-name="P2147">Second paragraph of second item of numbered list.<text:s/></text:p>
      <text:list text:style-name="LFO3" text:continue-numbering="true">
        <text:list-item>
          <text:p text:style-name="P2148">Third item of numbered list.</text:p>
        </text:list-item>
      </text:list>
      <text:p text:style-name="Normal"/>
      <text:p text:style-name="Normal">Here is a BMP picture:</text:p>
      <text:p text:style-name="Normal"><text:span text:style-name="T2149"><draw:frame draw:style-name="a84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150">
        <table:table-columns>
          <table:table-column table:style-name="TableColumn2151"/>
          <table:table-column table:style-name="TableColumn2152"/>
          <table:table-column table:style-name="TableColumn2153"/>
          <table:table-column table:style-name="TableColumn2154"/>
          <table:table-column table:style-name="TableColumn2155"/>
        </table:table-columns>
        <table:table-row table:style-name="TableRow2156">
          <table:table-cell table:style-name="TableCell2157">
            <text:p text:style-name="P2158"/>
          </table:table-cell>
          <table:table-cell table:style-name="TableCell2159" table:number-columns-spanned="2">
            <text:p text:style-name="P2160">New York</text:p>
          </table:table-cell>
          <table:covered-table-cell/>
          <table:table-cell table:style-name="TableCell2161">
            <text:p text:style-name="P2162">Boston</text:p>
          </table:table-cell>
          <table:table-cell table:style-name="TableCell2163">
            <text:p text:style-name="P2164">Detroit</text:p>
          </table:table-cell>
        </table:table-row>
        <table:table-row table:style-name="TableRow2165">
          <table:table-cell table:style-name="TableCell2166">
            <text:p text:style-name="Normal">Baseball</text:p>
          </table:table-cell>
          <table:table-cell table:style-name="TableCell2167">
            <text:p text:style-name="Normal">Mets</text:p>
          </table:table-cell>
          <table:table-cell table:style-name="TableCell2168">
            <text:p text:style-name="Normal">Yankees</text:p>
          </table:table-cell>
          <table:table-cell table:style-name="TableCell2169">
            <text:p text:style-name="Normal">Red Sox</text:p>
          </table:table-cell>
          <table:table-cell table:style-name="TableCell2170">
            <text:p text:style-name="Normal">Tigers</text:p>
          </table:table-cell>
        </table:table-row>
        <table:table-row table:style-name="TableRow2171">
          <table:table-cell table:style-name="TableCell2172">
            <text:p text:style-name="Normal">Hockey</text:p>
          </table:table-cell>
          <table:table-cell table:style-name="TableCell2173">
            <text:p text:style-name="Normal">Rangers</text:p>
          </table:table-cell>
          <table:table-cell table:style-name="TableCell2174">
            <text:p text:style-name="Normal">Islanders</text:p>
          </table:table-cell>
          <table:table-cell table:style-name="TableCell2175">
            <text:p text:style-name="Normal">Bruins</text:p>
          </table:table-cell>
          <table:table-cell table:style-name="TableCell2176">
            <text:p text:style-name="Normal">Red Wings</text:p>
          </table:table-cell>
        </table:table-row>
        <table:table-row table:style-name="TableRow2177">
          <table:table-cell table:style-name="TableCell2178">
            <text:p text:style-name="Normal">Football</text:p>
          </table:table-cell>
          <table:table-cell table:style-name="TableCell2179">
            <text:p text:style-name="Normal">Giants</text:p>
          </table:table-cell>
          <table:table-cell table:style-name="TableCell2180">
            <text:p text:style-name="Normal">Jets</text:p>
          </table:table-cell>
          <table:table-cell table:style-name="TableCell2181">
            <text:p text:style-name="Normal">Patriots</text:p>
          </table:table-cell>
          <table:table-cell table:style-name="TableCell218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42" draw:style-name="a85" draw:name="Object 43" text:anchor-type="as-char" svg:x="0in" svg:y="0in" svg:width="3.52083in" svg:height="1.25in" style:rel-width="scale" style:rel-height="scale"><draw:object-ole draw:class-id="00020830-0000-0000-C000-000000000046" xlink:href="Object 43" xlink:type="simple" xlink:show="embed" xlink:actuate="onLoad"/><draw:image xlink:href="ObjectReplacements/Object 43" xlink:type="simple" xlink:show="embed" xlink:actuate="onLoad"/><svg:title/><svg:desc/></draw:frame></text:p>
      <text:p text:style-name="Normal"/>
      <text:p text:style-name="Normal">This concludes our test.</text:p>
      <text:p text:style-name="P218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184">This is bold,<text:s/></text:span><text:span text:style-name="T2185">this is italic</text:span>,<text:s/><text:span text:style-name="T2186">and this is bold italic</text:span>. This is normal.<text:s/><text:span text:style-name="InlineStyle">This is in a defined inline style called InlineStyle</text:span>. This is normal.<text:s/><text:span text:style-name="T2187">This is red text.</text:span><text:s/>This is normal.<text:s/></text:p>
      <text:p text:style-name="P218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189">First item of bulleted list.<text:s/></text:p>
        </text:list-item>
        <text:list-item>
          <text:p text:style-name="P2190">Second item of bulleted list.</text:p>
        </text:list-item>
      </text:list>
      <text:p text:style-name="P2191">Second paragraph of second item of bulleted list.<text:s/></text:p>
      <text:list text:style-name="LFO2" text:continue-numbering="true">
        <text:list-item>
          <text:p text:style-name="P2192">Third item of bulleted list.</text:p>
          <text:list text:continue-numbering="true">
            <text:list-item>
              <text:p text:style-name="P2193">First item of third item’s nested list</text:p>
            </text:list-item>
            <text:list-item>
              <text:p text:style-name="P2194">Second item of third item’s nested list</text:p>
            </text:list-item>
          </text:list>
        </text:list-item>
        <text:list-item>
          <text:p text:style-name="P219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196">First item of numbered list.<text:s/></text:p>
        </text:list-item>
        <text:list-item>
          <text:p text:style-name="P2197">Second item of numbered list.</text:p>
        </text:list-item>
      </text:list>
      <text:p text:style-name="P2198">Second paragraph of second item of numbered list.<text:s/></text:p>
      <text:list text:style-name="LFO3" text:continue-numbering="true">
        <text:list-item>
          <text:p text:style-name="P2199">Third item of numbered list.</text:p>
        </text:list-item>
      </text:list>
      <text:p text:style-name="Normal"/>
      <text:p text:style-name="Normal">Here is a BMP picture:</text:p>
      <text:p text:style-name="Normal"><text:span text:style-name="T2200"><draw:frame draw:style-name="a86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201">
        <table:table-columns>
          <table:table-column table:style-name="TableColumn2202"/>
          <table:table-column table:style-name="TableColumn2203"/>
          <table:table-column table:style-name="TableColumn2204"/>
          <table:table-column table:style-name="TableColumn2205"/>
          <table:table-column table:style-name="TableColumn2206"/>
        </table:table-columns>
        <table:table-row table:style-name="TableRow2207">
          <table:table-cell table:style-name="TableCell2208">
            <text:p text:style-name="P2209"/>
          </table:table-cell>
          <table:table-cell table:style-name="TableCell2210" table:number-columns-spanned="2">
            <text:p text:style-name="P2211">New York</text:p>
          </table:table-cell>
          <table:covered-table-cell/>
          <table:table-cell table:style-name="TableCell2212">
            <text:p text:style-name="P2213">Boston</text:p>
          </table:table-cell>
          <table:table-cell table:style-name="TableCell2214">
            <text:p text:style-name="P2215">Detroit</text:p>
          </table:table-cell>
        </table:table-row>
        <table:table-row table:style-name="TableRow2216">
          <table:table-cell table:style-name="TableCell2217">
            <text:p text:style-name="Normal">Baseball</text:p>
          </table:table-cell>
          <table:table-cell table:style-name="TableCell2218">
            <text:p text:style-name="Normal">Mets</text:p>
          </table:table-cell>
          <table:table-cell table:style-name="TableCell2219">
            <text:p text:style-name="Normal">Yankees</text:p>
          </table:table-cell>
          <table:table-cell table:style-name="TableCell2220">
            <text:p text:style-name="Normal">Red Sox</text:p>
          </table:table-cell>
          <table:table-cell table:style-name="TableCell2221">
            <text:p text:style-name="Normal">Tigers</text:p>
          </table:table-cell>
        </table:table-row>
        <table:table-row table:style-name="TableRow2222">
          <table:table-cell table:style-name="TableCell2223">
            <text:p text:style-name="Normal">Hockey</text:p>
          </table:table-cell>
          <table:table-cell table:style-name="TableCell2224">
            <text:p text:style-name="Normal">Rangers</text:p>
          </table:table-cell>
          <table:table-cell table:style-name="TableCell2225">
            <text:p text:style-name="Normal">Islanders</text:p>
          </table:table-cell>
          <table:table-cell table:style-name="TableCell2226">
            <text:p text:style-name="Normal">Bruins</text:p>
          </table:table-cell>
          <table:table-cell table:style-name="TableCell2227">
            <text:p text:style-name="Normal">Red Wings</text:p>
          </table:table-cell>
        </table:table-row>
        <table:table-row table:style-name="TableRow2228">
          <table:table-cell table:style-name="TableCell2229">
            <text:p text:style-name="Normal">Football</text:p>
          </table:table-cell>
          <table:table-cell table:style-name="TableCell2230">
            <text:p text:style-name="Normal">Giants</text:p>
          </table:table-cell>
          <table:table-cell table:style-name="TableCell2231">
            <text:p text:style-name="Normal">Jets</text:p>
          </table:table-cell>
          <table:table-cell table:style-name="TableCell2232">
            <text:p text:style-name="Normal">Patriots</text:p>
          </table:table-cell>
          <table:table-cell table:style-name="TableCell223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43" draw:style-name="a87" draw:name="Object 44" text:anchor-type="as-char" svg:x="0in" svg:y="0in" svg:width="3.52083in" svg:height="1.25in" style:rel-width="scale" style:rel-height="scale"><draw:object-ole draw:class-id="00020830-0000-0000-C000-000000000046" xlink:href="Object 44" xlink:type="simple" xlink:show="embed" xlink:actuate="onLoad"/><draw:image xlink:href="ObjectReplacements/Object 44" xlink:type="simple" xlink:show="embed" xlink:actuate="onLoad"/><svg:title/><svg:desc/></draw:frame></text:p>
      <text:p text:style-name="Normal"/>
      <text:p text:style-name="Normal">This concludes our test.</text:p>
      <text:p text:style-name="P223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235">This is bold,<text:s/></text:span><text:span text:style-name="T2236">this is italic</text:span>,<text:s/><text:span text:style-name="T2237">and this is bold italic</text:span>. This is normal.<text:s/><text:span text:style-name="InlineStyle">This is in a defined inline style called InlineStyle</text:span>. This is normal.<text:s/><text:span text:style-name="T2238">This is red text.</text:span><text:s/>This is normal.<text:s/></text:p>
      <text:p text:style-name="P223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240">First item of bulleted list.<text:s/></text:p>
        </text:list-item>
        <text:list-item>
          <text:p text:style-name="P2241">Second item of bulleted list.</text:p>
        </text:list-item>
      </text:list>
      <text:p text:style-name="P2242">Second paragraph of second item of bulleted list.<text:s/></text:p>
      <text:list text:style-name="LFO2" text:continue-numbering="true">
        <text:list-item>
          <text:p text:style-name="P2243">Third item of bulleted list.</text:p>
          <text:list text:continue-numbering="true">
            <text:list-item>
              <text:p text:style-name="P2244">First item of third item’s nested list</text:p>
            </text:list-item>
            <text:list-item>
              <text:p text:style-name="P2245">Second item of third item’s nested list</text:p>
            </text:list-item>
          </text:list>
        </text:list-item>
        <text:list-item>
          <text:p text:style-name="P224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247">First item of numbered list.<text:s/></text:p>
        </text:list-item>
        <text:list-item>
          <text:p text:style-name="P2248">Second item of numbered list.</text:p>
        </text:list-item>
      </text:list>
      <text:p text:style-name="P2249">Second paragraph of second item of numbered list.<text:s/></text:p>
      <text:list text:style-name="LFO3" text:continue-numbering="true">
        <text:list-item>
          <text:p text:style-name="P2250">Third item of numbered list.</text:p>
        </text:list-item>
      </text:list>
      <text:p text:style-name="Normal"/>
      <text:p text:style-name="Normal">Here is a BMP picture:</text:p>
      <text:p text:style-name="Normal"><text:span text:style-name="T2251"><draw:frame draw:style-name="a88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252">
        <table:table-columns>
          <table:table-column table:style-name="TableColumn2253"/>
          <table:table-column table:style-name="TableColumn2254"/>
          <table:table-column table:style-name="TableColumn2255"/>
          <table:table-column table:style-name="TableColumn2256"/>
          <table:table-column table:style-name="TableColumn2257"/>
        </table:table-columns>
        <table:table-row table:style-name="TableRow2258">
          <table:table-cell table:style-name="TableCell2259">
            <text:p text:style-name="P2260"/>
          </table:table-cell>
          <table:table-cell table:style-name="TableCell2261" table:number-columns-spanned="2">
            <text:p text:style-name="P2262">New York</text:p>
          </table:table-cell>
          <table:covered-table-cell/>
          <table:table-cell table:style-name="TableCell2263">
            <text:p text:style-name="P2264">Boston</text:p>
          </table:table-cell>
          <table:table-cell table:style-name="TableCell2265">
            <text:p text:style-name="P2266">Detroit</text:p>
          </table:table-cell>
        </table:table-row>
        <table:table-row table:style-name="TableRow2267">
          <table:table-cell table:style-name="TableCell2268">
            <text:p text:style-name="Normal">Baseball</text:p>
          </table:table-cell>
          <table:table-cell table:style-name="TableCell2269">
            <text:p text:style-name="Normal">Mets</text:p>
          </table:table-cell>
          <table:table-cell table:style-name="TableCell2270">
            <text:p text:style-name="Normal">Yankees</text:p>
          </table:table-cell>
          <table:table-cell table:style-name="TableCell2271">
            <text:p text:style-name="Normal">Red Sox</text:p>
          </table:table-cell>
          <table:table-cell table:style-name="TableCell2272">
            <text:p text:style-name="Normal">Tigers</text:p>
          </table:table-cell>
        </table:table-row>
        <table:table-row table:style-name="TableRow2273">
          <table:table-cell table:style-name="TableCell2274">
            <text:p text:style-name="Normal">Hockey</text:p>
          </table:table-cell>
          <table:table-cell table:style-name="TableCell2275">
            <text:p text:style-name="Normal">Rangers</text:p>
          </table:table-cell>
          <table:table-cell table:style-name="TableCell2276">
            <text:p text:style-name="Normal">Islanders</text:p>
          </table:table-cell>
          <table:table-cell table:style-name="TableCell2277">
            <text:p text:style-name="Normal">Bruins</text:p>
          </table:table-cell>
          <table:table-cell table:style-name="TableCell2278">
            <text:p text:style-name="Normal">Red Wings</text:p>
          </table:table-cell>
        </table:table-row>
        <table:table-row table:style-name="TableRow2279">
          <table:table-cell table:style-name="TableCell2280">
            <text:p text:style-name="Normal">Football</text:p>
          </table:table-cell>
          <table:table-cell table:style-name="TableCell2281">
            <text:p text:style-name="Normal">Giants</text:p>
          </table:table-cell>
          <table:table-cell table:style-name="TableCell2282">
            <text:p text:style-name="Normal">Jets</text:p>
          </table:table-cell>
          <table:table-cell table:style-name="TableCell2283">
            <text:p text:style-name="Normal">Patriots</text:p>
          </table:table-cell>
          <table:table-cell table:style-name="TableCell228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44" draw:style-name="a89" draw:name="Object 45" text:anchor-type="as-char" svg:x="0in" svg:y="0in" svg:width="3.52083in" svg:height="1.25in" style:rel-width="scale" style:rel-height="scale"><draw:object-ole draw:class-id="00020830-0000-0000-C000-000000000046" xlink:href="Object 45" xlink:type="simple" xlink:show="embed" xlink:actuate="onLoad"/><draw:image xlink:href="ObjectReplacements/Object 45" xlink:type="simple" xlink:show="embed" xlink:actuate="onLoad"/><svg:title/><svg:desc/></draw:frame></text:p>
      <text:p text:style-name="Normal"/>
      <text:p text:style-name="Normal">This concludes our test.</text:p>
      <text:p text:style-name="P228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286">This is bold,<text:s/></text:span><text:span text:style-name="T2287">this is italic</text:span>,<text:s/><text:span text:style-name="T2288">and this is bold italic</text:span>. This is normal.<text:s/><text:span text:style-name="InlineStyle">This is in a defined inline style called InlineStyle</text:span>. This is normal.<text:s/><text:span text:style-name="T2289">This is red text.</text:span><text:s/>This is normal.<text:s/></text:p>
      <text:p text:style-name="P229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291">First item of bulleted list.<text:s/></text:p>
        </text:list-item>
        <text:list-item>
          <text:p text:style-name="P2292">Second item of bulleted list.</text:p>
        </text:list-item>
      </text:list>
      <text:p text:style-name="P2293">Second paragraph of second item of bulleted list.<text:s/></text:p>
      <text:list text:style-name="LFO2" text:continue-numbering="true">
        <text:list-item>
          <text:p text:style-name="P2294">Third item of bulleted list.</text:p>
          <text:list text:continue-numbering="true">
            <text:list-item>
              <text:p text:style-name="P2295">First item of third item’s nested list</text:p>
            </text:list-item>
            <text:list-item>
              <text:p text:style-name="P2296">Second item of third item’s nested list</text:p>
            </text:list-item>
          </text:list>
        </text:list-item>
        <text:list-item>
          <text:p text:style-name="P229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298">First item of numbered list.<text:s/></text:p>
        </text:list-item>
        <text:list-item>
          <text:p text:style-name="P2299">Second item of numbered list.</text:p>
        </text:list-item>
      </text:list>
      <text:p text:style-name="P2300">Second paragraph of second item of numbered list.<text:s/></text:p>
      <text:list text:style-name="LFO3" text:continue-numbering="true">
        <text:list-item>
          <text:p text:style-name="P2301">Third item of numbered list.</text:p>
        </text:list-item>
      </text:list>
      <text:p text:style-name="Normal"/>
      <text:p text:style-name="Normal">Here is a BMP picture:</text:p>
      <text:p text:style-name="Normal"><text:span text:style-name="T2302"><draw:frame draw:style-name="a90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303">
        <table:table-columns>
          <table:table-column table:style-name="TableColumn2304"/>
          <table:table-column table:style-name="TableColumn2305"/>
          <table:table-column table:style-name="TableColumn2306"/>
          <table:table-column table:style-name="TableColumn2307"/>
          <table:table-column table:style-name="TableColumn2308"/>
        </table:table-columns>
        <table:table-row table:style-name="TableRow2309">
          <table:table-cell table:style-name="TableCell2310">
            <text:p text:style-name="P2311"/>
          </table:table-cell>
          <table:table-cell table:style-name="TableCell2312" table:number-columns-spanned="2">
            <text:p text:style-name="P2313">New York</text:p>
          </table:table-cell>
          <table:covered-table-cell/>
          <table:table-cell table:style-name="TableCell2314">
            <text:p text:style-name="P2315">Boston</text:p>
          </table:table-cell>
          <table:table-cell table:style-name="TableCell2316">
            <text:p text:style-name="P2317">Detroit</text:p>
          </table:table-cell>
        </table:table-row>
        <table:table-row table:style-name="TableRow2318">
          <table:table-cell table:style-name="TableCell2319">
            <text:p text:style-name="Normal">Baseball</text:p>
          </table:table-cell>
          <table:table-cell table:style-name="TableCell2320">
            <text:p text:style-name="Normal">Mets</text:p>
          </table:table-cell>
          <table:table-cell table:style-name="TableCell2321">
            <text:p text:style-name="Normal">Yankees</text:p>
          </table:table-cell>
          <table:table-cell table:style-name="TableCell2322">
            <text:p text:style-name="Normal">Red Sox</text:p>
          </table:table-cell>
          <table:table-cell table:style-name="TableCell2323">
            <text:p text:style-name="Normal">Tigers</text:p>
          </table:table-cell>
        </table:table-row>
        <table:table-row table:style-name="TableRow2324">
          <table:table-cell table:style-name="TableCell2325">
            <text:p text:style-name="Normal">Hockey</text:p>
          </table:table-cell>
          <table:table-cell table:style-name="TableCell2326">
            <text:p text:style-name="Normal">Rangers</text:p>
          </table:table-cell>
          <table:table-cell table:style-name="TableCell2327">
            <text:p text:style-name="Normal">Islanders</text:p>
          </table:table-cell>
          <table:table-cell table:style-name="TableCell2328">
            <text:p text:style-name="Normal">Bruins</text:p>
          </table:table-cell>
          <table:table-cell table:style-name="TableCell2329">
            <text:p text:style-name="Normal">Red Wings</text:p>
          </table:table-cell>
        </table:table-row>
        <table:table-row table:style-name="TableRow2330">
          <table:table-cell table:style-name="TableCell2331">
            <text:p text:style-name="Normal">Football</text:p>
          </table:table-cell>
          <table:table-cell table:style-name="TableCell2332">
            <text:p text:style-name="Normal">Giants</text:p>
          </table:table-cell>
          <table:table-cell table:style-name="TableCell2333">
            <text:p text:style-name="Normal">Jets</text:p>
          </table:table-cell>
          <table:table-cell table:style-name="TableCell2334">
            <text:p text:style-name="Normal">Patriots</text:p>
          </table:table-cell>
          <table:table-cell table:style-name="TableCell233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45" draw:style-name="a91" draw:name="Object 46" text:anchor-type="as-char" svg:x="0in" svg:y="0in" svg:width="3.52083in" svg:height="1.25in" style:rel-width="scale" style:rel-height="scale"><draw:object-ole draw:class-id="00020830-0000-0000-C000-000000000046" xlink:href="Object 46" xlink:type="simple" xlink:show="embed" xlink:actuate="onLoad"/><draw:image xlink:href="ObjectReplacements/Object 46" xlink:type="simple" xlink:show="embed" xlink:actuate="onLoad"/><svg:title/><svg:desc/></draw:frame></text:p>
      <text:p text:style-name="Normal"/>
      <text:p text:style-name="Normal">This concludes our test.</text:p>
      <text:p text:style-name="P2336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337">This is bold,<text:s/></text:span><text:span text:style-name="T2338">this is italic</text:span>,<text:s/><text:span text:style-name="T2339">and this is bold italic</text:span>. This is normal.<text:s/><text:span text:style-name="InlineStyle">This is in a defined inline style called InlineStyle</text:span>. This is normal.<text:s/><text:span text:style-name="T2340">This is red text.</text:span><text:s/>This is normal.<text:s/></text:p>
      <text:p text:style-name="P234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342">First item of bulleted list.<text:s/></text:p>
        </text:list-item>
        <text:list-item>
          <text:p text:style-name="P2343">Second item of bulleted list.</text:p>
        </text:list-item>
      </text:list>
      <text:p text:style-name="P2344">Second paragraph of second item of bulleted list.<text:s/></text:p>
      <text:list text:style-name="LFO2" text:continue-numbering="true">
        <text:list-item>
          <text:p text:style-name="P2345">Third item of bulleted list.</text:p>
          <text:list text:continue-numbering="true">
            <text:list-item>
              <text:p text:style-name="P2346">First item of third item’s nested list</text:p>
            </text:list-item>
            <text:list-item>
              <text:p text:style-name="P2347">Second item of third item’s nested list</text:p>
            </text:list-item>
          </text:list>
        </text:list-item>
        <text:list-item>
          <text:p text:style-name="P234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349">First item of numbered list.<text:s/></text:p>
        </text:list-item>
        <text:list-item>
          <text:p text:style-name="P2350">Second item of numbered list.</text:p>
        </text:list-item>
      </text:list>
      <text:p text:style-name="P2351">Second paragraph of second item of numbered list.<text:s/></text:p>
      <text:list text:style-name="LFO3" text:continue-numbering="true">
        <text:list-item>
          <text:p text:style-name="P2352">Third item of numbered list.</text:p>
        </text:list-item>
      </text:list>
      <text:p text:style-name="Normal"/>
      <text:p text:style-name="Normal">Here is a BMP picture:</text:p>
      <text:p text:style-name="Normal"><text:span text:style-name="T2353"><draw:frame draw:style-name="a92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354">
        <table:table-columns>
          <table:table-column table:style-name="TableColumn2355"/>
          <table:table-column table:style-name="TableColumn2356"/>
          <table:table-column table:style-name="TableColumn2357"/>
          <table:table-column table:style-name="TableColumn2358"/>
          <table:table-column table:style-name="TableColumn2359"/>
        </table:table-columns>
        <table:table-row table:style-name="TableRow2360">
          <table:table-cell table:style-name="TableCell2361">
            <text:p text:style-name="P2362"/>
          </table:table-cell>
          <table:table-cell table:style-name="TableCell2363" table:number-columns-spanned="2">
            <text:p text:style-name="P2364">New York</text:p>
          </table:table-cell>
          <table:covered-table-cell/>
          <table:table-cell table:style-name="TableCell2365">
            <text:p text:style-name="P2366">Boston</text:p>
          </table:table-cell>
          <table:table-cell table:style-name="TableCell2367">
            <text:p text:style-name="P2368">Detroit</text:p>
          </table:table-cell>
        </table:table-row>
        <table:table-row table:style-name="TableRow2369">
          <table:table-cell table:style-name="TableCell2370">
            <text:p text:style-name="Normal">Baseball</text:p>
          </table:table-cell>
          <table:table-cell table:style-name="TableCell2371">
            <text:p text:style-name="Normal">Mets</text:p>
          </table:table-cell>
          <table:table-cell table:style-name="TableCell2372">
            <text:p text:style-name="Normal">Yankees</text:p>
          </table:table-cell>
          <table:table-cell table:style-name="TableCell2373">
            <text:p text:style-name="Normal">Red Sox</text:p>
          </table:table-cell>
          <table:table-cell table:style-name="TableCell2374">
            <text:p text:style-name="Normal">Tigers</text:p>
          </table:table-cell>
        </table:table-row>
        <table:table-row table:style-name="TableRow2375">
          <table:table-cell table:style-name="TableCell2376">
            <text:p text:style-name="Normal">Hockey</text:p>
          </table:table-cell>
          <table:table-cell table:style-name="TableCell2377">
            <text:p text:style-name="Normal">Rangers</text:p>
          </table:table-cell>
          <table:table-cell table:style-name="TableCell2378">
            <text:p text:style-name="Normal">Islanders</text:p>
          </table:table-cell>
          <table:table-cell table:style-name="TableCell2379">
            <text:p text:style-name="Normal">Bruins</text:p>
          </table:table-cell>
          <table:table-cell table:style-name="TableCell2380">
            <text:p text:style-name="Normal">Red Wings</text:p>
          </table:table-cell>
        </table:table-row>
        <table:table-row table:style-name="TableRow2381">
          <table:table-cell table:style-name="TableCell2382">
            <text:p text:style-name="Normal">Football</text:p>
          </table:table-cell>
          <table:table-cell table:style-name="TableCell2383">
            <text:p text:style-name="Normal">Giants</text:p>
          </table:table-cell>
          <table:table-cell table:style-name="TableCell2384">
            <text:p text:style-name="Normal">Jets</text:p>
          </table:table-cell>
          <table:table-cell table:style-name="TableCell2385">
            <text:p text:style-name="Normal">Patriots</text:p>
          </table:table-cell>
          <table:table-cell table:style-name="TableCell238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46" draw:style-name="a93" draw:name="Object 47" text:anchor-type="as-char" svg:x="0in" svg:y="0in" svg:width="3.52083in" svg:height="1.25in" style:rel-width="scale" style:rel-height="scale"><draw:object-ole draw:class-id="00020830-0000-0000-C000-000000000046" xlink:href="Object 47" xlink:type="simple" xlink:show="embed" xlink:actuate="onLoad"/><draw:image xlink:href="ObjectReplacements/Object 47" xlink:type="simple" xlink:show="embed" xlink:actuate="onLoad"/><svg:title/><svg:desc/></draw:frame></text:p>
      <text:p text:style-name="Normal"/>
      <text:p text:style-name="Normal">This concludes our test.</text:p>
      <text:p text:style-name="P238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388">This is bold,<text:s/></text:span><text:span text:style-name="T2389">this is italic</text:span>,<text:s/><text:span text:style-name="T2390">and this is bold italic</text:span>. This is normal.<text:s/><text:span text:style-name="InlineStyle">This is in a defined inline style called InlineStyle</text:span>. This is normal.<text:s/><text:span text:style-name="T2391">This is red text.</text:span><text:s/>This is normal.<text:s/></text:p>
      <text:p text:style-name="P239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393">First item of bulleted list.<text:s/></text:p>
        </text:list-item>
        <text:list-item>
          <text:p text:style-name="P2394">Second item of bulleted list.</text:p>
        </text:list-item>
      </text:list>
      <text:p text:style-name="P2395">Second paragraph of second item of bulleted list.<text:s/></text:p>
      <text:list text:style-name="LFO2" text:continue-numbering="true">
        <text:list-item>
          <text:p text:style-name="P2396">Third item of bulleted list.</text:p>
          <text:list text:continue-numbering="true">
            <text:list-item>
              <text:p text:style-name="P2397">First item of third item’s nested list</text:p>
            </text:list-item>
            <text:list-item>
              <text:p text:style-name="P2398">Second item of third item’s nested list</text:p>
            </text:list-item>
          </text:list>
        </text:list-item>
        <text:list-item>
          <text:p text:style-name="P239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400">First item of numbered list.<text:s/></text:p>
        </text:list-item>
        <text:list-item>
          <text:p text:style-name="P2401">Second item of numbered list.</text:p>
        </text:list-item>
      </text:list>
      <text:p text:style-name="P2402">Second paragraph of second item of numbered list.<text:s/></text:p>
      <text:list text:style-name="LFO3" text:continue-numbering="true">
        <text:list-item>
          <text:p text:style-name="P2403">Third item of numbered list.</text:p>
        </text:list-item>
      </text:list>
      <text:p text:style-name="Normal"/>
      <text:p text:style-name="Normal">Here is a BMP picture:</text:p>
      <text:p text:style-name="Normal"><text:span text:style-name="T2404"><draw:frame draw:style-name="a94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405">
        <table:table-columns>
          <table:table-column table:style-name="TableColumn2406"/>
          <table:table-column table:style-name="TableColumn2407"/>
          <table:table-column table:style-name="TableColumn2408"/>
          <table:table-column table:style-name="TableColumn2409"/>
          <table:table-column table:style-name="TableColumn2410"/>
        </table:table-columns>
        <table:table-row table:style-name="TableRow2411">
          <table:table-cell table:style-name="TableCell2412">
            <text:p text:style-name="P2413"/>
          </table:table-cell>
          <table:table-cell table:style-name="TableCell2414" table:number-columns-spanned="2">
            <text:p text:style-name="P2415">New York</text:p>
          </table:table-cell>
          <table:covered-table-cell/>
          <table:table-cell table:style-name="TableCell2416">
            <text:p text:style-name="P2417">Boston</text:p>
          </table:table-cell>
          <table:table-cell table:style-name="TableCell2418">
            <text:p text:style-name="P2419">Detroit</text:p>
          </table:table-cell>
        </table:table-row>
        <table:table-row table:style-name="TableRow2420">
          <table:table-cell table:style-name="TableCell2421">
            <text:p text:style-name="Normal">Baseball</text:p>
          </table:table-cell>
          <table:table-cell table:style-name="TableCell2422">
            <text:p text:style-name="Normal">Mets</text:p>
          </table:table-cell>
          <table:table-cell table:style-name="TableCell2423">
            <text:p text:style-name="Normal">Yankees</text:p>
          </table:table-cell>
          <table:table-cell table:style-name="TableCell2424">
            <text:p text:style-name="Normal">Red Sox</text:p>
          </table:table-cell>
          <table:table-cell table:style-name="TableCell2425">
            <text:p text:style-name="Normal">Tigers</text:p>
          </table:table-cell>
        </table:table-row>
        <table:table-row table:style-name="TableRow2426">
          <table:table-cell table:style-name="TableCell2427">
            <text:p text:style-name="Normal">Hockey</text:p>
          </table:table-cell>
          <table:table-cell table:style-name="TableCell2428">
            <text:p text:style-name="Normal">Rangers</text:p>
          </table:table-cell>
          <table:table-cell table:style-name="TableCell2429">
            <text:p text:style-name="Normal">Islanders</text:p>
          </table:table-cell>
          <table:table-cell table:style-name="TableCell2430">
            <text:p text:style-name="Normal">Bruins</text:p>
          </table:table-cell>
          <table:table-cell table:style-name="TableCell2431">
            <text:p text:style-name="Normal">Red Wings</text:p>
          </table:table-cell>
        </table:table-row>
        <table:table-row table:style-name="TableRow2432">
          <table:table-cell table:style-name="TableCell2433">
            <text:p text:style-name="Normal">Football</text:p>
          </table:table-cell>
          <table:table-cell table:style-name="TableCell2434">
            <text:p text:style-name="Normal">Giants</text:p>
          </table:table-cell>
          <table:table-cell table:style-name="TableCell2435">
            <text:p text:style-name="Normal">Jets</text:p>
          </table:table-cell>
          <table:table-cell table:style-name="TableCell2436">
            <text:p text:style-name="Normal">Patriots</text:p>
          </table:table-cell>
          <table:table-cell table:style-name="TableCell243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47" draw:style-name="a95" draw:name="Object 48" text:anchor-type="as-char" svg:x="0in" svg:y="0in" svg:width="3.52083in" svg:height="1.25in" style:rel-width="scale" style:rel-height="scale"><draw:object-ole draw:class-id="00020830-0000-0000-C000-000000000046" xlink:href="Object 48" xlink:type="simple" xlink:show="embed" xlink:actuate="onLoad"/><draw:image xlink:href="ObjectReplacements/Object 48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438">This is bold,<text:s/></text:span><text:span text:style-name="T2439">this is italic</text:span>,<text:s/><text:span text:style-name="T2440">and this is bold italic</text:span>. This is normal.<text:s/><text:span text:style-name="InlineStyle">This is in a defined inline style called InlineStyle</text:span>. This is normal.<text:s/><text:span text:style-name="T2441">This is red text.</text:span><text:s/>This is normal.<text:s/></text:p>
      <text:p text:style-name="P244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443">First item of bulleted list.<text:s/></text:p>
        </text:list-item>
        <text:list-item>
          <text:p text:style-name="P2444">Second item of bulleted list.</text:p>
        </text:list-item>
      </text:list>
      <text:p text:style-name="P2445">Second paragraph of second item of bulleted list.<text:s/></text:p>
      <text:list text:style-name="LFO2" text:continue-numbering="true">
        <text:list-item>
          <text:p text:style-name="P2446">Third item of bulleted list.</text:p>
          <text:list text:continue-numbering="true">
            <text:list-item>
              <text:p text:style-name="P2447">First item of third item’s nested list</text:p>
            </text:list-item>
            <text:list-item>
              <text:p text:style-name="P2448">Second item of third item’s nested list</text:p>
            </text:list-item>
          </text:list>
        </text:list-item>
        <text:list-item>
          <text:p text:style-name="P244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450">First item of numbered list.<text:s/></text:p>
        </text:list-item>
        <text:list-item>
          <text:p text:style-name="P2451">Second item of numbered list.</text:p>
        </text:list-item>
      </text:list>
      <text:p text:style-name="P2452">Second paragraph of second item of numbered list.<text:s/></text:p>
      <text:list text:style-name="LFO3" text:continue-numbering="true">
        <text:list-item>
          <text:p text:style-name="P2453">Third item of numbered list.</text:p>
        </text:list-item>
      </text:list>
      <text:p text:style-name="Normal"/>
      <text:p text:style-name="Normal">Here is a BMP picture:</text:p>
      <text:p text:style-name="Normal"><text:span text:style-name="T2454"><draw:frame draw:style-name="a96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455">
        <table:table-columns>
          <table:table-column table:style-name="TableColumn2456"/>
          <table:table-column table:style-name="TableColumn2457"/>
          <table:table-column table:style-name="TableColumn2458"/>
          <table:table-column table:style-name="TableColumn2459"/>
          <table:table-column table:style-name="TableColumn2460"/>
        </table:table-columns>
        <table:table-row table:style-name="TableRow2461">
          <table:table-cell table:style-name="TableCell2462">
            <text:p text:style-name="P2463"/>
          </table:table-cell>
          <table:table-cell table:style-name="TableCell2464" table:number-columns-spanned="2">
            <text:p text:style-name="P2465">New York</text:p>
          </table:table-cell>
          <table:covered-table-cell/>
          <table:table-cell table:style-name="TableCell2466">
            <text:p text:style-name="P2467">Boston</text:p>
          </table:table-cell>
          <table:table-cell table:style-name="TableCell2468">
            <text:p text:style-name="P2469">Detroit</text:p>
          </table:table-cell>
        </table:table-row>
        <table:table-row table:style-name="TableRow2470">
          <table:table-cell table:style-name="TableCell2471">
            <text:p text:style-name="Normal">Baseball</text:p>
          </table:table-cell>
          <table:table-cell table:style-name="TableCell2472">
            <text:p text:style-name="Normal">Mets</text:p>
          </table:table-cell>
          <table:table-cell table:style-name="TableCell2473">
            <text:p text:style-name="Normal">Yankees</text:p>
          </table:table-cell>
          <table:table-cell table:style-name="TableCell2474">
            <text:p text:style-name="Normal">Red Sox</text:p>
          </table:table-cell>
          <table:table-cell table:style-name="TableCell2475">
            <text:p text:style-name="Normal">Tigers</text:p>
          </table:table-cell>
        </table:table-row>
        <table:table-row table:style-name="TableRow2476">
          <table:table-cell table:style-name="TableCell2477">
            <text:p text:style-name="Normal">Hockey</text:p>
          </table:table-cell>
          <table:table-cell table:style-name="TableCell2478">
            <text:p text:style-name="Normal">Rangers</text:p>
          </table:table-cell>
          <table:table-cell table:style-name="TableCell2479">
            <text:p text:style-name="Normal">Islanders</text:p>
          </table:table-cell>
          <table:table-cell table:style-name="TableCell2480">
            <text:p text:style-name="Normal">Bruins</text:p>
          </table:table-cell>
          <table:table-cell table:style-name="TableCell2481">
            <text:p text:style-name="Normal">Red Wings</text:p>
          </table:table-cell>
        </table:table-row>
        <table:table-row table:style-name="TableRow2482">
          <table:table-cell table:style-name="TableCell2483">
            <text:p text:style-name="Normal">Football</text:p>
          </table:table-cell>
          <table:table-cell table:style-name="TableCell2484">
            <text:p text:style-name="Normal">Giants</text:p>
          </table:table-cell>
          <table:table-cell table:style-name="TableCell2485">
            <text:p text:style-name="Normal">Jets</text:p>
          </table:table-cell>
          <table:table-cell table:style-name="TableCell2486">
            <text:p text:style-name="Normal">Patriots</text:p>
          </table:table-cell>
          <table:table-cell table:style-name="TableCell248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48" draw:style-name="a97" draw:name="Object 49" text:anchor-type="as-char" svg:x="0in" svg:y="0in" svg:width="3.52083in" svg:height="1.25in" style:rel-width="scale" style:rel-height="scale"><draw:object-ole draw:class-id="00020830-0000-0000-C000-000000000046" xlink:href="Object 49" xlink:type="simple" xlink:show="embed" xlink:actuate="onLoad"/><draw:image xlink:href="ObjectReplacements/Object 49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488">This is bold,<text:s/></text:span><text:span text:style-name="T2489">this is italic</text:span>,<text:s/><text:span text:style-name="T2490">and this is bold italic</text:span>. This is normal.<text:s/><text:span text:style-name="InlineStyle">This is in a defined inline style called InlineStyle</text:span>. This is normal.<text:s/><text:span text:style-name="T2491">This is red text.</text:span><text:s/>This is normal.<text:s/></text:p>
      <text:p text:style-name="P249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493">First item of bulleted list.<text:s/></text:p>
        </text:list-item>
        <text:list-item>
          <text:p text:style-name="P2494">Second item of bulleted list.</text:p>
        </text:list-item>
      </text:list>
      <text:p text:style-name="P2495">Second paragraph of second item of bulleted list.<text:s/></text:p>
      <text:list text:style-name="LFO2" text:continue-numbering="true">
        <text:list-item>
          <text:p text:style-name="P2496">Third item of bulleted list.</text:p>
          <text:list text:continue-numbering="true">
            <text:list-item>
              <text:p text:style-name="P2497">First item of third item’s nested list</text:p>
            </text:list-item>
            <text:list-item>
              <text:p text:style-name="P2498">Second item of third item’s nested list</text:p>
            </text:list-item>
          </text:list>
        </text:list-item>
        <text:list-item>
          <text:p text:style-name="P249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500">First item of numbered list.<text:s/></text:p>
        </text:list-item>
        <text:list-item>
          <text:p text:style-name="P2501">Second item of numbered list.</text:p>
        </text:list-item>
      </text:list>
      <text:p text:style-name="P2502">Second paragraph of second item of numbered list.<text:s/></text:p>
      <text:list text:style-name="LFO3" text:continue-numbering="true">
        <text:list-item>
          <text:p text:style-name="P2503">Third item of numbered list.</text:p>
        </text:list-item>
      </text:list>
      <text:p text:style-name="Normal"/>
      <text:p text:style-name="Normal">Here is a BMP picture:</text:p>
      <text:p text:style-name="Normal"><text:span text:style-name="T2504"><draw:frame draw:style-name="a98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505">
        <table:table-columns>
          <table:table-column table:style-name="TableColumn2506"/>
          <table:table-column table:style-name="TableColumn2507"/>
          <table:table-column table:style-name="TableColumn2508"/>
          <table:table-column table:style-name="TableColumn2509"/>
          <table:table-column table:style-name="TableColumn2510"/>
        </table:table-columns>
        <table:table-row table:style-name="TableRow2511">
          <table:table-cell table:style-name="TableCell2512">
            <text:p text:style-name="P2513"/>
          </table:table-cell>
          <table:table-cell table:style-name="TableCell2514" table:number-columns-spanned="2">
            <text:p text:style-name="P2515">New York</text:p>
          </table:table-cell>
          <table:covered-table-cell/>
          <table:table-cell table:style-name="TableCell2516">
            <text:p text:style-name="P2517">Boston</text:p>
          </table:table-cell>
          <table:table-cell table:style-name="TableCell2518">
            <text:p text:style-name="P2519">Detroit</text:p>
          </table:table-cell>
        </table:table-row>
        <table:table-row table:style-name="TableRow2520">
          <table:table-cell table:style-name="TableCell2521">
            <text:p text:style-name="Normal">Baseball</text:p>
          </table:table-cell>
          <table:table-cell table:style-name="TableCell2522">
            <text:p text:style-name="Normal">Mets</text:p>
          </table:table-cell>
          <table:table-cell table:style-name="TableCell2523">
            <text:p text:style-name="Normal">Yankees</text:p>
          </table:table-cell>
          <table:table-cell table:style-name="TableCell2524">
            <text:p text:style-name="Normal">Red Sox</text:p>
          </table:table-cell>
          <table:table-cell table:style-name="TableCell2525">
            <text:p text:style-name="Normal">Tigers</text:p>
          </table:table-cell>
        </table:table-row>
        <table:table-row table:style-name="TableRow2526">
          <table:table-cell table:style-name="TableCell2527">
            <text:p text:style-name="Normal">Hockey</text:p>
          </table:table-cell>
          <table:table-cell table:style-name="TableCell2528">
            <text:p text:style-name="Normal">Rangers</text:p>
          </table:table-cell>
          <table:table-cell table:style-name="TableCell2529">
            <text:p text:style-name="Normal">Islanders</text:p>
          </table:table-cell>
          <table:table-cell table:style-name="TableCell2530">
            <text:p text:style-name="Normal">Bruins</text:p>
          </table:table-cell>
          <table:table-cell table:style-name="TableCell2531">
            <text:p text:style-name="Normal">Red Wings</text:p>
          </table:table-cell>
        </table:table-row>
        <table:table-row table:style-name="TableRow2532">
          <table:table-cell table:style-name="TableCell2533">
            <text:p text:style-name="Normal">Football</text:p>
          </table:table-cell>
          <table:table-cell table:style-name="TableCell2534">
            <text:p text:style-name="Normal">Giants</text:p>
          </table:table-cell>
          <table:table-cell table:style-name="TableCell2535">
            <text:p text:style-name="Normal">Jets</text:p>
          </table:table-cell>
          <table:table-cell table:style-name="TableCell2536">
            <text:p text:style-name="Normal">Patriots</text:p>
          </table:table-cell>
          <table:table-cell table:style-name="TableCell253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49" draw:style-name="a99" draw:name="Object 50" text:anchor-type="as-char" svg:x="0in" svg:y="0in" svg:width="3.52083in" svg:height="1.25in" style:rel-width="scale" style:rel-height="scale"><draw:object-ole draw:class-id="00020830-0000-0000-C000-000000000046" xlink:href="Object 50" xlink:type="simple" xlink:show="embed" xlink:actuate="onLoad"/><draw:image xlink:href="ObjectReplacements/Object 50" xlink:type="simple" xlink:show="embed" xlink:actuate="onLoad"/><svg:title/><svg:desc/></draw:frame></text:p>
      <text:p text:style-name="Normal"/>
      <text:p text:style-name="Normal">This concludes our test.</text:p>
      <text:p text:style-name="P253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539">This is bold,<text:s/></text:span><text:span text:style-name="T2540">this is italic</text:span>,<text:s/><text:span text:style-name="T2541">and this is bold italic</text:span>. This is normal.<text:s/><text:span text:style-name="InlineStyle">This is in a defined inline style called InlineStyle</text:span>. This is normal.<text:s/><text:span text:style-name="T2542">This is red text.</text:span><text:s/>This is normal.<text:s/></text:p>
      <text:p text:style-name="P2543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544">First item of bulleted list.<text:s/></text:p>
        </text:list-item>
        <text:list-item>
          <text:p text:style-name="P2545">Second item of bulleted list.</text:p>
        </text:list-item>
      </text:list>
      <text:p text:style-name="P2546">Second paragraph of second item of bulleted list.<text:s/></text:p>
      <text:list text:style-name="LFO2" text:continue-numbering="true">
        <text:list-item>
          <text:p text:style-name="P2547">Third item of bulleted list.</text:p>
          <text:list text:continue-numbering="true">
            <text:list-item>
              <text:p text:style-name="P2548">First item of third item’s nested list</text:p>
            </text:list-item>
            <text:list-item>
              <text:p text:style-name="P2549">Second item of third item’s nested list</text:p>
            </text:list-item>
          </text:list>
        </text:list-item>
        <text:list-item>
          <text:p text:style-name="P255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551">First item of numbered list.<text:s/></text:p>
        </text:list-item>
        <text:list-item>
          <text:p text:style-name="P2552">Second item of numbered list.</text:p>
        </text:list-item>
      </text:list>
      <text:p text:style-name="P2553">Second paragraph of second item of numbered list.<text:s/></text:p>
      <text:list text:style-name="LFO3" text:continue-numbering="true">
        <text:list-item>
          <text:p text:style-name="P2554">Third item of numbered list.</text:p>
        </text:list-item>
      </text:list>
      <text:p text:style-name="Normal"/>
      <text:p text:style-name="Normal">Here is a BMP picture:</text:p>
      <text:p text:style-name="Normal"><text:span text:style-name="T2555"><draw:frame draw:style-name="a100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556">
        <table:table-columns>
          <table:table-column table:style-name="TableColumn2557"/>
          <table:table-column table:style-name="TableColumn2558"/>
          <table:table-column table:style-name="TableColumn2559"/>
          <table:table-column table:style-name="TableColumn2560"/>
          <table:table-column table:style-name="TableColumn2561"/>
        </table:table-columns>
        <table:table-row table:style-name="TableRow2562">
          <table:table-cell table:style-name="TableCell2563">
            <text:p text:style-name="P2564"/>
          </table:table-cell>
          <table:table-cell table:style-name="TableCell2565" table:number-columns-spanned="2">
            <text:p text:style-name="P2566">New York</text:p>
          </table:table-cell>
          <table:covered-table-cell/>
          <table:table-cell table:style-name="TableCell2567">
            <text:p text:style-name="P2568">Boston</text:p>
          </table:table-cell>
          <table:table-cell table:style-name="TableCell2569">
            <text:p text:style-name="P2570">Detroit</text:p>
          </table:table-cell>
        </table:table-row>
        <table:table-row table:style-name="TableRow2571">
          <table:table-cell table:style-name="TableCell2572">
            <text:p text:style-name="Normal">Baseball</text:p>
          </table:table-cell>
          <table:table-cell table:style-name="TableCell2573">
            <text:p text:style-name="Normal">Mets</text:p>
          </table:table-cell>
          <table:table-cell table:style-name="TableCell2574">
            <text:p text:style-name="Normal">Yankees</text:p>
          </table:table-cell>
          <table:table-cell table:style-name="TableCell2575">
            <text:p text:style-name="Normal">Red Sox</text:p>
          </table:table-cell>
          <table:table-cell table:style-name="TableCell2576">
            <text:p text:style-name="Normal">Tigers</text:p>
          </table:table-cell>
        </table:table-row>
        <table:table-row table:style-name="TableRow2577">
          <table:table-cell table:style-name="TableCell2578">
            <text:p text:style-name="Normal">Hockey</text:p>
          </table:table-cell>
          <table:table-cell table:style-name="TableCell2579">
            <text:p text:style-name="Normal">Rangers</text:p>
          </table:table-cell>
          <table:table-cell table:style-name="TableCell2580">
            <text:p text:style-name="Normal">Islanders</text:p>
          </table:table-cell>
          <table:table-cell table:style-name="TableCell2581">
            <text:p text:style-name="Normal">Bruins</text:p>
          </table:table-cell>
          <table:table-cell table:style-name="TableCell2582">
            <text:p text:style-name="Normal">Red Wings</text:p>
          </table:table-cell>
        </table:table-row>
        <table:table-row table:style-name="TableRow2583">
          <table:table-cell table:style-name="TableCell2584">
            <text:p text:style-name="Normal">Football</text:p>
          </table:table-cell>
          <table:table-cell table:style-name="TableCell2585">
            <text:p text:style-name="Normal">Giants</text:p>
          </table:table-cell>
          <table:table-cell table:style-name="TableCell2586">
            <text:p text:style-name="Normal">Jets</text:p>
          </table:table-cell>
          <table:table-cell table:style-name="TableCell2587">
            <text:p text:style-name="Normal">Patriots</text:p>
          </table:table-cell>
          <table:table-cell table:style-name="TableCell2588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50" draw:style-name="a101" draw:name="Object 51" text:anchor-type="as-char" svg:x="0in" svg:y="0in" svg:width="3.52083in" svg:height="1.25in" style:rel-width="scale" style:rel-height="scale"><draw:object-ole draw:class-id="00020830-0000-0000-C000-000000000046" xlink:href="Object 51" xlink:type="simple" xlink:show="embed" xlink:actuate="onLoad"/><draw:image xlink:href="ObjectReplacements/Object 51" xlink:type="simple" xlink:show="embed" xlink:actuate="onLoad"/><svg:title/><svg:desc/></draw:frame></text:p>
      <text:p text:style-name="Normal"/>
      <text:p text:style-name="Normal">This concludes our test.</text:p>
      <text:p text:style-name="P2589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590">This is bold,<text:s/></text:span><text:span text:style-name="T2591">this is italic</text:span>,<text:s/><text:span text:style-name="T2592">and this is bold italic</text:span>. This is normal.<text:s/><text:span text:style-name="InlineStyle">This is in a defined inline style called InlineStyle</text:span>. This is normal.<text:s/><text:span text:style-name="T2593">This is red text.</text:span><text:s/>This is normal.<text:s/></text:p>
      <text:p text:style-name="P259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595">First item of bulleted list.<text:s/></text:p>
        </text:list-item>
        <text:list-item>
          <text:p text:style-name="P2596">Second item of bulleted list.</text:p>
        </text:list-item>
      </text:list>
      <text:p text:style-name="P2597">Second paragraph of second item of bulleted list.<text:s/></text:p>
      <text:list text:style-name="LFO2" text:continue-numbering="true">
        <text:list-item>
          <text:p text:style-name="P2598">Third item of bulleted list.</text:p>
          <text:list text:continue-numbering="true">
            <text:list-item>
              <text:p text:style-name="P2599">First item of third item’s nested list</text:p>
            </text:list-item>
            <text:list-item>
              <text:p text:style-name="P2600">Second item of third item’s nested list</text:p>
            </text:list-item>
          </text:list>
        </text:list-item>
        <text:list-item>
          <text:p text:style-name="P260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602">First item of numbered list.<text:s/></text:p>
        </text:list-item>
        <text:list-item>
          <text:p text:style-name="P2603">Second item of numbered list.</text:p>
        </text:list-item>
      </text:list>
      <text:p text:style-name="P2604">Second paragraph of second item of numbered list.<text:s/></text:p>
      <text:list text:style-name="LFO3" text:continue-numbering="true">
        <text:list-item>
          <text:p text:style-name="P2605">Third item of numbered list.</text:p>
        </text:list-item>
      </text:list>
      <text:p text:style-name="Normal"/>
      <text:p text:style-name="Normal">Here is a BMP picture:</text:p>
      <text:p text:style-name="Normal"><text:span text:style-name="T2606"><draw:frame draw:style-name="a102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607">
        <table:table-columns>
          <table:table-column table:style-name="TableColumn2608"/>
          <table:table-column table:style-name="TableColumn2609"/>
          <table:table-column table:style-name="TableColumn2610"/>
          <table:table-column table:style-name="TableColumn2611"/>
          <table:table-column table:style-name="TableColumn2612"/>
        </table:table-columns>
        <table:table-row table:style-name="TableRow2613">
          <table:table-cell table:style-name="TableCell2614">
            <text:p text:style-name="P2615"/>
          </table:table-cell>
          <table:table-cell table:style-name="TableCell2616" table:number-columns-spanned="2">
            <text:p text:style-name="P2617">New York</text:p>
          </table:table-cell>
          <table:covered-table-cell/>
          <table:table-cell table:style-name="TableCell2618">
            <text:p text:style-name="P2619">Boston</text:p>
          </table:table-cell>
          <table:table-cell table:style-name="TableCell2620">
            <text:p text:style-name="P2621">Detroit</text:p>
          </table:table-cell>
        </table:table-row>
        <table:table-row table:style-name="TableRow2622">
          <table:table-cell table:style-name="TableCell2623">
            <text:p text:style-name="Normal">Baseball</text:p>
          </table:table-cell>
          <table:table-cell table:style-name="TableCell2624">
            <text:p text:style-name="Normal">Mets</text:p>
          </table:table-cell>
          <table:table-cell table:style-name="TableCell2625">
            <text:p text:style-name="Normal">Yankees</text:p>
          </table:table-cell>
          <table:table-cell table:style-name="TableCell2626">
            <text:p text:style-name="Normal">Red Sox</text:p>
          </table:table-cell>
          <table:table-cell table:style-name="TableCell2627">
            <text:p text:style-name="Normal">Tigers</text:p>
          </table:table-cell>
        </table:table-row>
        <table:table-row table:style-name="TableRow2628">
          <table:table-cell table:style-name="TableCell2629">
            <text:p text:style-name="Normal">Hockey</text:p>
          </table:table-cell>
          <table:table-cell table:style-name="TableCell2630">
            <text:p text:style-name="Normal">Rangers</text:p>
          </table:table-cell>
          <table:table-cell table:style-name="TableCell2631">
            <text:p text:style-name="Normal">Islanders</text:p>
          </table:table-cell>
          <table:table-cell table:style-name="TableCell2632">
            <text:p text:style-name="Normal">Bruins</text:p>
          </table:table-cell>
          <table:table-cell table:style-name="TableCell2633">
            <text:p text:style-name="Normal">Red Wings</text:p>
          </table:table-cell>
        </table:table-row>
        <table:table-row table:style-name="TableRow2634">
          <table:table-cell table:style-name="TableCell2635">
            <text:p text:style-name="Normal">Football</text:p>
          </table:table-cell>
          <table:table-cell table:style-name="TableCell2636">
            <text:p text:style-name="Normal">Giants</text:p>
          </table:table-cell>
          <table:table-cell table:style-name="TableCell2637">
            <text:p text:style-name="Normal">Jets</text:p>
          </table:table-cell>
          <table:table-cell table:style-name="TableCell2638">
            <text:p text:style-name="Normal">Patriots</text:p>
          </table:table-cell>
          <table:table-cell table:style-name="TableCell263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51" draw:style-name="a103" draw:name="Object 52" text:anchor-type="as-char" svg:x="0in" svg:y="0in" svg:width="3.52083in" svg:height="1.25in" style:rel-width="scale" style:rel-height="scale"><draw:object-ole draw:class-id="00020830-0000-0000-C000-000000000046" xlink:href="Object 52" xlink:type="simple" xlink:show="embed" xlink:actuate="onLoad"/><draw:image xlink:href="ObjectReplacements/Object 52" xlink:type="simple" xlink:show="embed" xlink:actuate="onLoad"/><svg:title/><svg:desc/></draw:frame></text:p>
      <text:p text:style-name="Normal"/>
      <text:p text:style-name="Normal">This concludes our test.</text:p>
      <text:p text:style-name="P2640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641">This is bold,<text:s/></text:span><text:span text:style-name="T2642">this is italic</text:span>,<text:s/><text:span text:style-name="T2643">and this is bold italic</text:span>. This is normal.<text:s/><text:span text:style-name="InlineStyle">This is in a defined inline style called InlineStyle</text:span>. This is normal.<text:s/><text:span text:style-name="T2644">This is red text.</text:span><text:s/>This is normal.<text:s/></text:p>
      <text:p text:style-name="P2645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646">First item of bulleted list.<text:s/></text:p>
        </text:list-item>
        <text:list-item>
          <text:p text:style-name="P2647">Second item of bulleted list.</text:p>
        </text:list-item>
      </text:list>
      <text:p text:style-name="P2648">Second paragraph of second item of bulleted list.<text:s/></text:p>
      <text:list text:style-name="LFO2" text:continue-numbering="true">
        <text:list-item>
          <text:p text:style-name="P2649">Third item of bulleted list.</text:p>
          <text:list text:continue-numbering="true">
            <text:list-item>
              <text:p text:style-name="P2650">First item of third item’s nested list</text:p>
            </text:list-item>
            <text:list-item>
              <text:p text:style-name="P2651">Second item of third item’s nested list</text:p>
            </text:list-item>
          </text:list>
        </text:list-item>
        <text:list-item>
          <text:p text:style-name="P2652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653">First item of numbered list.<text:s/></text:p>
        </text:list-item>
        <text:list-item>
          <text:p text:style-name="P2654">Second item of numbered list.</text:p>
        </text:list-item>
      </text:list>
      <text:p text:style-name="P2655">Second paragraph of second item of numbered list.<text:s/></text:p>
      <text:list text:style-name="LFO3" text:continue-numbering="true">
        <text:list-item>
          <text:p text:style-name="P2656">Third item of numbered list.</text:p>
        </text:list-item>
      </text:list>
      <text:p text:style-name="Normal"/>
      <text:p text:style-name="Normal">Here is a BMP picture:</text:p>
      <text:p text:style-name="Normal"><text:span text:style-name="T2657"><draw:frame draw:style-name="a104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658">
        <table:table-columns>
          <table:table-column table:style-name="TableColumn2659"/>
          <table:table-column table:style-name="TableColumn2660"/>
          <table:table-column table:style-name="TableColumn2661"/>
          <table:table-column table:style-name="TableColumn2662"/>
          <table:table-column table:style-name="TableColumn2663"/>
        </table:table-columns>
        <table:table-row table:style-name="TableRow2664">
          <table:table-cell table:style-name="TableCell2665">
            <text:p text:style-name="P2666"/>
          </table:table-cell>
          <table:table-cell table:style-name="TableCell2667" table:number-columns-spanned="2">
            <text:p text:style-name="P2668">New York</text:p>
          </table:table-cell>
          <table:covered-table-cell/>
          <table:table-cell table:style-name="TableCell2669">
            <text:p text:style-name="P2670">Boston</text:p>
          </table:table-cell>
          <table:table-cell table:style-name="TableCell2671">
            <text:p text:style-name="P2672">Detroit</text:p>
          </table:table-cell>
        </table:table-row>
        <table:table-row table:style-name="TableRow2673">
          <table:table-cell table:style-name="TableCell2674">
            <text:p text:style-name="Normal">Baseball</text:p>
          </table:table-cell>
          <table:table-cell table:style-name="TableCell2675">
            <text:p text:style-name="Normal">Mets</text:p>
          </table:table-cell>
          <table:table-cell table:style-name="TableCell2676">
            <text:p text:style-name="Normal">Yankees</text:p>
          </table:table-cell>
          <table:table-cell table:style-name="TableCell2677">
            <text:p text:style-name="Normal">Red Sox</text:p>
          </table:table-cell>
          <table:table-cell table:style-name="TableCell2678">
            <text:p text:style-name="Normal">Tigers</text:p>
          </table:table-cell>
        </table:table-row>
        <table:table-row table:style-name="TableRow2679">
          <table:table-cell table:style-name="TableCell2680">
            <text:p text:style-name="Normal">Hockey</text:p>
          </table:table-cell>
          <table:table-cell table:style-name="TableCell2681">
            <text:p text:style-name="Normal">Rangers</text:p>
          </table:table-cell>
          <table:table-cell table:style-name="TableCell2682">
            <text:p text:style-name="Normal">Islanders</text:p>
          </table:table-cell>
          <table:table-cell table:style-name="TableCell2683">
            <text:p text:style-name="Normal">Bruins</text:p>
          </table:table-cell>
          <table:table-cell table:style-name="TableCell2684">
            <text:p text:style-name="Normal">Red Wings</text:p>
          </table:table-cell>
        </table:table-row>
        <table:table-row table:style-name="TableRow2685">
          <table:table-cell table:style-name="TableCell2686">
            <text:p text:style-name="Normal">Football</text:p>
          </table:table-cell>
          <table:table-cell table:style-name="TableCell2687">
            <text:p text:style-name="Normal">Giants</text:p>
          </table:table-cell>
          <table:table-cell table:style-name="TableCell2688">
            <text:p text:style-name="Normal">Jets</text:p>
          </table:table-cell>
          <table:table-cell table:style-name="TableCell2689">
            <text:p text:style-name="Normal">Patriots</text:p>
          </table:table-cell>
          <table:table-cell table:style-name="TableCell269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52" draw:style-name="a105" draw:name="Object 53" text:anchor-type="as-char" svg:x="0in" svg:y="0in" svg:width="3.52083in" svg:height="1.25in" style:rel-width="scale" style:rel-height="scale"><draw:object-ole draw:class-id="00020830-0000-0000-C000-000000000046" xlink:href="Object 53" xlink:type="simple" xlink:show="embed" xlink:actuate="onLoad"/><draw:image xlink:href="ObjectReplacements/Object 53" xlink:type="simple" xlink:show="embed" xlink:actuate="onLoad"/><svg:title/><svg:desc/></draw:frame></text:p>
      <text:p text:style-name="Normal"/>
      <text:p text:style-name="Normal">This concludes our test.</text:p>
      <text:p text:style-name="P2691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692">This is bold,<text:s/></text:span><text:span text:style-name="T2693">this is italic</text:span>,<text:s/><text:span text:style-name="T2694">and this is bold italic</text:span>. This is normal.<text:s/><text:span text:style-name="InlineStyle">This is in a defined inline style called InlineStyle</text:span>. This is normal.<text:s/><text:span text:style-name="T2695">This is red text.</text:span><text:s/>This is normal.<text:s/></text:p>
      <text:p text:style-name="P269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697">First item of bulleted list.<text:s/></text:p>
        </text:list-item>
        <text:list-item>
          <text:p text:style-name="P2698">Second item of bulleted list.</text:p>
        </text:list-item>
      </text:list>
      <text:p text:style-name="P2699">Second paragraph of second item of bulleted list.<text:s/></text:p>
      <text:list text:style-name="LFO2" text:continue-numbering="true">
        <text:list-item>
          <text:p text:style-name="P2700">Third item of bulleted list.</text:p>
          <text:list text:continue-numbering="true">
            <text:list-item>
              <text:p text:style-name="P2701">First item of third item’s nested list</text:p>
            </text:list-item>
            <text:list-item>
              <text:p text:style-name="P2702">Second item of third item’s nested list</text:p>
            </text:list-item>
          </text:list>
        </text:list-item>
        <text:list-item>
          <text:p text:style-name="P270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704">First item of numbered list.<text:s/></text:p>
        </text:list-item>
        <text:list-item>
          <text:p text:style-name="P2705">Second item of numbered list.</text:p>
        </text:list-item>
      </text:list>
      <text:p text:style-name="P2706">Second paragraph of second item of numbered list.<text:s/></text:p>
      <text:list text:style-name="LFO3" text:continue-numbering="true">
        <text:list-item>
          <text:p text:style-name="P2707">Third item of numbered list.</text:p>
        </text:list-item>
      </text:list>
      <text:p text:style-name="Normal"/>
      <text:p text:style-name="Normal">Here is a BMP picture:</text:p>
      <text:p text:style-name="Normal"><text:span text:style-name="T2708"><draw:frame draw:style-name="a106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709">
        <table:table-columns>
          <table:table-column table:style-name="TableColumn2710"/>
          <table:table-column table:style-name="TableColumn2711"/>
          <table:table-column table:style-name="TableColumn2712"/>
          <table:table-column table:style-name="TableColumn2713"/>
          <table:table-column table:style-name="TableColumn2714"/>
        </table:table-columns>
        <table:table-row table:style-name="TableRow2715">
          <table:table-cell table:style-name="TableCell2716">
            <text:p text:style-name="P2717"/>
          </table:table-cell>
          <table:table-cell table:style-name="TableCell2718" table:number-columns-spanned="2">
            <text:p text:style-name="P2719">New York</text:p>
          </table:table-cell>
          <table:covered-table-cell/>
          <table:table-cell table:style-name="TableCell2720">
            <text:p text:style-name="P2721">Boston</text:p>
          </table:table-cell>
          <table:table-cell table:style-name="TableCell2722">
            <text:p text:style-name="P2723">Detroit</text:p>
          </table:table-cell>
        </table:table-row>
        <table:table-row table:style-name="TableRow2724">
          <table:table-cell table:style-name="TableCell2725">
            <text:p text:style-name="Normal">Baseball</text:p>
          </table:table-cell>
          <table:table-cell table:style-name="TableCell2726">
            <text:p text:style-name="Normal">Mets</text:p>
          </table:table-cell>
          <table:table-cell table:style-name="TableCell2727">
            <text:p text:style-name="Normal">Yankees</text:p>
          </table:table-cell>
          <table:table-cell table:style-name="TableCell2728">
            <text:p text:style-name="Normal">Red Sox</text:p>
          </table:table-cell>
          <table:table-cell table:style-name="TableCell2729">
            <text:p text:style-name="Normal">Tigers</text:p>
          </table:table-cell>
        </table:table-row>
        <table:table-row table:style-name="TableRow2730">
          <table:table-cell table:style-name="TableCell2731">
            <text:p text:style-name="Normal">Hockey</text:p>
          </table:table-cell>
          <table:table-cell table:style-name="TableCell2732">
            <text:p text:style-name="Normal">Rangers</text:p>
          </table:table-cell>
          <table:table-cell table:style-name="TableCell2733">
            <text:p text:style-name="Normal">Islanders</text:p>
          </table:table-cell>
          <table:table-cell table:style-name="TableCell2734">
            <text:p text:style-name="Normal">Bruins</text:p>
          </table:table-cell>
          <table:table-cell table:style-name="TableCell2735">
            <text:p text:style-name="Normal">Red Wings</text:p>
          </table:table-cell>
        </table:table-row>
        <table:table-row table:style-name="TableRow2736">
          <table:table-cell table:style-name="TableCell2737">
            <text:p text:style-name="Normal">Football</text:p>
          </table:table-cell>
          <table:table-cell table:style-name="TableCell2738">
            <text:p text:style-name="Normal">Giants</text:p>
          </table:table-cell>
          <table:table-cell table:style-name="TableCell2739">
            <text:p text:style-name="Normal">Jets</text:p>
          </table:table-cell>
          <table:table-cell table:style-name="TableCell2740">
            <text:p text:style-name="Normal">Patriots</text:p>
          </table:table-cell>
          <table:table-cell table:style-name="TableCell274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53" draw:style-name="a107" draw:name="Object 54" text:anchor-type="as-char" svg:x="0in" svg:y="0in" svg:width="3.52083in" svg:height="1.25in" style:rel-width="scale" style:rel-height="scale"><draw:object-ole draw:class-id="00020830-0000-0000-C000-000000000046" xlink:href="Object 54" xlink:type="simple" xlink:show="embed" xlink:actuate="onLoad"/><draw:image xlink:href="ObjectReplacements/Object 54" xlink:type="simple" xlink:show="embed" xlink:actuate="onLoad"/><svg:title/><svg:desc/></draw:frame></text:p>
      <text:p text:style-name="Normal"/>
      <text:p text:style-name="Normal">This concludes our test.</text:p>
      <text:p text:style-name="P2742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743">This is bold,<text:s/></text:span><text:span text:style-name="T2744">this is italic</text:span>,<text:s/><text:span text:style-name="T2745">and this is bold italic</text:span>. This is normal.<text:s/><text:span text:style-name="InlineStyle">This is in a defined inline style called InlineStyle</text:span>. This is normal.<text:s/><text:span text:style-name="T2746">This is red text.</text:span><text:s/>This is normal.<text:s/></text:p>
      <text:p text:style-name="P274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748">First item of bulleted list.<text:s/></text:p>
        </text:list-item>
        <text:list-item>
          <text:p text:style-name="P2749">Second item of bulleted list.</text:p>
        </text:list-item>
      </text:list>
      <text:p text:style-name="P2750">Second paragraph of second item of bulleted list.<text:s/></text:p>
      <text:list text:style-name="LFO2" text:continue-numbering="true">
        <text:list-item>
          <text:p text:style-name="P2751">Third item of bulleted list.</text:p>
          <text:list text:continue-numbering="true">
            <text:list-item>
              <text:p text:style-name="P2752">First item of third item’s nested list</text:p>
            </text:list-item>
            <text:list-item>
              <text:p text:style-name="P2753">Second item of third item’s nested list</text:p>
            </text:list-item>
          </text:list>
        </text:list-item>
        <text:list-item>
          <text:p text:style-name="P275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755">First item of numbered list.<text:s/></text:p>
        </text:list-item>
        <text:list-item>
          <text:p text:style-name="P2756">Second item of numbered list.</text:p>
        </text:list-item>
      </text:list>
      <text:p text:style-name="P2757">Second paragraph of second item of numbered list.<text:s/></text:p>
      <text:list text:style-name="LFO3" text:continue-numbering="true">
        <text:list-item>
          <text:p text:style-name="P2758">Third item of numbered list.</text:p>
        </text:list-item>
      </text:list>
      <text:p text:style-name="Normal"/>
      <text:p text:style-name="Normal">Here is a BMP picture:</text:p>
      <text:p text:style-name="Normal"><text:span text:style-name="T2759"><draw:frame draw:style-name="a108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760">
        <table:table-columns>
          <table:table-column table:style-name="TableColumn2761"/>
          <table:table-column table:style-name="TableColumn2762"/>
          <table:table-column table:style-name="TableColumn2763"/>
          <table:table-column table:style-name="TableColumn2764"/>
          <table:table-column table:style-name="TableColumn2765"/>
        </table:table-columns>
        <table:table-row table:style-name="TableRow2766">
          <table:table-cell table:style-name="TableCell2767">
            <text:p text:style-name="P2768"/>
          </table:table-cell>
          <table:table-cell table:style-name="TableCell2769" table:number-columns-spanned="2">
            <text:p text:style-name="P2770">New York</text:p>
          </table:table-cell>
          <table:covered-table-cell/>
          <table:table-cell table:style-name="TableCell2771">
            <text:p text:style-name="P2772">Boston</text:p>
          </table:table-cell>
          <table:table-cell table:style-name="TableCell2773">
            <text:p text:style-name="P2774">Detroit</text:p>
          </table:table-cell>
        </table:table-row>
        <table:table-row table:style-name="TableRow2775">
          <table:table-cell table:style-name="TableCell2776">
            <text:p text:style-name="Normal">Baseball</text:p>
          </table:table-cell>
          <table:table-cell table:style-name="TableCell2777">
            <text:p text:style-name="Normal">Mets</text:p>
          </table:table-cell>
          <table:table-cell table:style-name="TableCell2778">
            <text:p text:style-name="Normal">Yankees</text:p>
          </table:table-cell>
          <table:table-cell table:style-name="TableCell2779">
            <text:p text:style-name="Normal">Red Sox</text:p>
          </table:table-cell>
          <table:table-cell table:style-name="TableCell2780">
            <text:p text:style-name="Normal">Tigers</text:p>
          </table:table-cell>
        </table:table-row>
        <table:table-row table:style-name="TableRow2781">
          <table:table-cell table:style-name="TableCell2782">
            <text:p text:style-name="Normal">Hockey</text:p>
          </table:table-cell>
          <table:table-cell table:style-name="TableCell2783">
            <text:p text:style-name="Normal">Rangers</text:p>
          </table:table-cell>
          <table:table-cell table:style-name="TableCell2784">
            <text:p text:style-name="Normal">Islanders</text:p>
          </table:table-cell>
          <table:table-cell table:style-name="TableCell2785">
            <text:p text:style-name="Normal">Bruins</text:p>
          </table:table-cell>
          <table:table-cell table:style-name="TableCell2786">
            <text:p text:style-name="Normal">Red Wings</text:p>
          </table:table-cell>
        </table:table-row>
        <table:table-row table:style-name="TableRow2787">
          <table:table-cell table:style-name="TableCell2788">
            <text:p text:style-name="Normal">Football</text:p>
          </table:table-cell>
          <table:table-cell table:style-name="TableCell2789">
            <text:p text:style-name="Normal">Giants</text:p>
          </table:table-cell>
          <table:table-cell table:style-name="TableCell2790">
            <text:p text:style-name="Normal">Jets</text:p>
          </table:table-cell>
          <table:table-cell table:style-name="TableCell2791">
            <text:p text:style-name="Normal">Patriots</text:p>
          </table:table-cell>
          <table:table-cell table:style-name="TableCell279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54" draw:style-name="a109" draw:name="Object 55" text:anchor-type="as-char" svg:x="0in" svg:y="0in" svg:width="3.52083in" svg:height="1.25in" style:rel-width="scale" style:rel-height="scale"><draw:object-ole draw:class-id="00020830-0000-0000-C000-000000000046" xlink:href="Object 55" xlink:type="simple" xlink:show="embed" xlink:actuate="onLoad"/><draw:image xlink:href="ObjectReplacements/Object 55" xlink:type="simple" xlink:show="embed" xlink:actuate="onLoad"/><svg:title/><svg:desc/></draw:frame></text:p>
      <text:p text:style-name="Normal"/>
      <text:p text:style-name="Normal">This concludes our test.</text:p>
      <text:p text:style-name="P279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794">This is bold,<text:s/></text:span><text:span text:style-name="T2795">this is italic</text:span>,<text:s/><text:span text:style-name="T2796">and this is bold italic</text:span>. This is normal.<text:s/><text:span text:style-name="InlineStyle">This is in a defined inline style called InlineStyle</text:span>. This is normal.<text:s/><text:span text:style-name="T2797">This is red text.</text:span><text:s/>This is normal.<text:s/></text:p>
      <text:p text:style-name="P279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799">First item of bulleted list.<text:s/></text:p>
        </text:list-item>
        <text:list-item>
          <text:p text:style-name="P2800">Second item of bulleted list.</text:p>
        </text:list-item>
      </text:list>
      <text:p text:style-name="P2801">Second paragraph of second item of bulleted list.<text:s/></text:p>
      <text:list text:style-name="LFO2" text:continue-numbering="true">
        <text:list-item>
          <text:p text:style-name="P2802">Third item of bulleted list.</text:p>
          <text:list text:continue-numbering="true">
            <text:list-item>
              <text:p text:style-name="P2803">First item of third item’s nested list</text:p>
            </text:list-item>
            <text:list-item>
              <text:p text:style-name="P2804">Second item of third item’s nested list</text:p>
            </text:list-item>
          </text:list>
        </text:list-item>
        <text:list-item>
          <text:p text:style-name="P280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806">First item of numbered list.<text:s/></text:p>
        </text:list-item>
        <text:list-item>
          <text:p text:style-name="P2807">Second item of numbered list.</text:p>
        </text:list-item>
      </text:list>
      <text:p text:style-name="P2808">Second paragraph of second item of numbered list.<text:s/></text:p>
      <text:list text:style-name="LFO3" text:continue-numbering="true">
        <text:list-item>
          <text:p text:style-name="P2809">Third item of numbered list.</text:p>
        </text:list-item>
      </text:list>
      <text:p text:style-name="Normal"/>
      <text:p text:style-name="Normal">Here is a BMP picture:</text:p>
      <text:p text:style-name="Normal"><text:span text:style-name="T2810"><draw:frame draw:style-name="a110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811">
        <table:table-columns>
          <table:table-column table:style-name="TableColumn2812"/>
          <table:table-column table:style-name="TableColumn2813"/>
          <table:table-column table:style-name="TableColumn2814"/>
          <table:table-column table:style-name="TableColumn2815"/>
          <table:table-column table:style-name="TableColumn2816"/>
        </table:table-columns>
        <table:table-row table:style-name="TableRow2817">
          <table:table-cell table:style-name="TableCell2818">
            <text:p text:style-name="P2819"/>
          </table:table-cell>
          <table:table-cell table:style-name="TableCell2820" table:number-columns-spanned="2">
            <text:p text:style-name="P2821">New York</text:p>
          </table:table-cell>
          <table:covered-table-cell/>
          <table:table-cell table:style-name="TableCell2822">
            <text:p text:style-name="P2823">Boston</text:p>
          </table:table-cell>
          <table:table-cell table:style-name="TableCell2824">
            <text:p text:style-name="P2825">Detroit</text:p>
          </table:table-cell>
        </table:table-row>
        <table:table-row table:style-name="TableRow2826">
          <table:table-cell table:style-name="TableCell2827">
            <text:p text:style-name="Normal">Baseball</text:p>
          </table:table-cell>
          <table:table-cell table:style-name="TableCell2828">
            <text:p text:style-name="Normal">Mets</text:p>
          </table:table-cell>
          <table:table-cell table:style-name="TableCell2829">
            <text:p text:style-name="Normal">Yankees</text:p>
          </table:table-cell>
          <table:table-cell table:style-name="TableCell2830">
            <text:p text:style-name="Normal">Red Sox</text:p>
          </table:table-cell>
          <table:table-cell table:style-name="TableCell2831">
            <text:p text:style-name="Normal">Tigers</text:p>
          </table:table-cell>
        </table:table-row>
        <table:table-row table:style-name="TableRow2832">
          <table:table-cell table:style-name="TableCell2833">
            <text:p text:style-name="Normal">Hockey</text:p>
          </table:table-cell>
          <table:table-cell table:style-name="TableCell2834">
            <text:p text:style-name="Normal">Rangers</text:p>
          </table:table-cell>
          <table:table-cell table:style-name="TableCell2835">
            <text:p text:style-name="Normal">Islanders</text:p>
          </table:table-cell>
          <table:table-cell table:style-name="TableCell2836">
            <text:p text:style-name="Normal">Bruins</text:p>
          </table:table-cell>
          <table:table-cell table:style-name="TableCell2837">
            <text:p text:style-name="Normal">Red Wings</text:p>
          </table:table-cell>
        </table:table-row>
        <table:table-row table:style-name="TableRow2838">
          <table:table-cell table:style-name="TableCell2839">
            <text:p text:style-name="Normal">Football</text:p>
          </table:table-cell>
          <table:table-cell table:style-name="TableCell2840">
            <text:p text:style-name="Normal">Giants</text:p>
          </table:table-cell>
          <table:table-cell table:style-name="TableCell2841">
            <text:p text:style-name="Normal">Jets</text:p>
          </table:table-cell>
          <table:table-cell table:style-name="TableCell2842">
            <text:p text:style-name="Normal">Patriots</text:p>
          </table:table-cell>
          <table:table-cell table:style-name="TableCell284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55" draw:style-name="a111" draw:name="Object 56" text:anchor-type="as-char" svg:x="0in" svg:y="0in" svg:width="3.52083in" svg:height="1.25in" style:rel-width="scale" style:rel-height="scale"><draw:object-ole draw:class-id="00020830-0000-0000-C000-000000000046" xlink:href="Object 56" xlink:type="simple" xlink:show="embed" xlink:actuate="onLoad"/><draw:image xlink:href="ObjectReplacements/Object 56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844">This is bold,<text:s/></text:span><text:span text:style-name="T2845">this is italic</text:span>,<text:s/><text:span text:style-name="T2846">and this is bold italic</text:span>. This is normal.<text:s/><text:span text:style-name="InlineStyle">This is in a defined inline style called InlineStyle</text:span>. This is normal.<text:s/><text:span text:style-name="T2847">This is red text.</text:span><text:s/>This is normal.<text:s/></text:p>
      <text:p text:style-name="P284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849">First item of bulleted list.<text:s/></text:p>
        </text:list-item>
        <text:list-item>
          <text:p text:style-name="P2850">Second item of bulleted list.</text:p>
        </text:list-item>
      </text:list>
      <text:p text:style-name="P2851">Second paragraph of second item of bulleted list.<text:s/></text:p>
      <text:list text:style-name="LFO2" text:continue-numbering="true">
        <text:list-item>
          <text:p text:style-name="P2852">Third item of bulleted list.</text:p>
          <text:list text:continue-numbering="true">
            <text:list-item>
              <text:p text:style-name="P2853">First item of third item’s nested list</text:p>
            </text:list-item>
            <text:list-item>
              <text:p text:style-name="P2854">Second item of third item’s nested list</text:p>
            </text:list-item>
          </text:list>
        </text:list-item>
        <text:list-item>
          <text:p text:style-name="P285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856">First item of numbered list.<text:s/></text:p>
        </text:list-item>
        <text:list-item>
          <text:p text:style-name="P2857">Second item of numbered list.</text:p>
        </text:list-item>
      </text:list>
      <text:p text:style-name="P2858">Second paragraph of second item of numbered list.<text:s/></text:p>
      <text:list text:style-name="LFO3" text:continue-numbering="true">
        <text:list-item>
          <text:p text:style-name="P2859">Third item of numbered list.</text:p>
        </text:list-item>
      </text:list>
      <text:p text:style-name="Normal"/>
      <text:p text:style-name="Normal">Here is a BMP picture:</text:p>
      <text:p text:style-name="Normal"><text:span text:style-name="T2860"><draw:frame draw:style-name="a112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861">
        <table:table-columns>
          <table:table-column table:style-name="TableColumn2862"/>
          <table:table-column table:style-name="TableColumn2863"/>
          <table:table-column table:style-name="TableColumn2864"/>
          <table:table-column table:style-name="TableColumn2865"/>
          <table:table-column table:style-name="TableColumn2866"/>
        </table:table-columns>
        <table:table-row table:style-name="TableRow2867">
          <table:table-cell table:style-name="TableCell2868">
            <text:p text:style-name="P2869"/>
          </table:table-cell>
          <table:table-cell table:style-name="TableCell2870" table:number-columns-spanned="2">
            <text:p text:style-name="P2871">New York</text:p>
          </table:table-cell>
          <table:covered-table-cell/>
          <table:table-cell table:style-name="TableCell2872">
            <text:p text:style-name="P2873">Boston</text:p>
          </table:table-cell>
          <table:table-cell table:style-name="TableCell2874">
            <text:p text:style-name="P2875">Detroit</text:p>
          </table:table-cell>
        </table:table-row>
        <table:table-row table:style-name="TableRow2876">
          <table:table-cell table:style-name="TableCell2877">
            <text:p text:style-name="Normal">Baseball</text:p>
          </table:table-cell>
          <table:table-cell table:style-name="TableCell2878">
            <text:p text:style-name="Normal">Mets</text:p>
          </table:table-cell>
          <table:table-cell table:style-name="TableCell2879">
            <text:p text:style-name="Normal">Yankees</text:p>
          </table:table-cell>
          <table:table-cell table:style-name="TableCell2880">
            <text:p text:style-name="Normal">Red Sox</text:p>
          </table:table-cell>
          <table:table-cell table:style-name="TableCell2881">
            <text:p text:style-name="Normal">Tigers</text:p>
          </table:table-cell>
        </table:table-row>
        <table:table-row table:style-name="TableRow2882">
          <table:table-cell table:style-name="TableCell2883">
            <text:p text:style-name="Normal">Hockey</text:p>
          </table:table-cell>
          <table:table-cell table:style-name="TableCell2884">
            <text:p text:style-name="Normal">Rangers</text:p>
          </table:table-cell>
          <table:table-cell table:style-name="TableCell2885">
            <text:p text:style-name="Normal">Islanders</text:p>
          </table:table-cell>
          <table:table-cell table:style-name="TableCell2886">
            <text:p text:style-name="Normal">Bruins</text:p>
          </table:table-cell>
          <table:table-cell table:style-name="TableCell2887">
            <text:p text:style-name="Normal">Red Wings</text:p>
          </table:table-cell>
        </table:table-row>
        <table:table-row table:style-name="TableRow2888">
          <table:table-cell table:style-name="TableCell2889">
            <text:p text:style-name="Normal">Football</text:p>
          </table:table-cell>
          <table:table-cell table:style-name="TableCell2890">
            <text:p text:style-name="Normal">Giants</text:p>
          </table:table-cell>
          <table:table-cell table:style-name="TableCell2891">
            <text:p text:style-name="Normal">Jets</text:p>
          </table:table-cell>
          <table:table-cell table:style-name="TableCell2892">
            <text:p text:style-name="Normal">Patriots</text:p>
          </table:table-cell>
          <table:table-cell table:style-name="TableCell289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56" draw:style-name="a113" draw:name="Object 57" text:anchor-type="as-char" svg:x="0in" svg:y="0in" svg:width="3.5in" svg:height="1.19792in" style:rel-width="scale" style:rel-height="scale"><draw:object-ole draw:class-id="00020830-0000-0000-C000-000000000046" xlink:href="Object 57" xlink:type="simple" xlink:show="embed" xlink:actuate="onLoad"/><draw:image xlink:href="ObjectReplacements/Object 57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894">This is bold,<text:s/></text:span><text:span text:style-name="T2895">this is italic</text:span>,<text:s/><text:span text:style-name="T2896">and this is bold italic</text:span>. This is normal.<text:s/><text:span text:style-name="InlineStyle">This is in a defined inline style called InlineStyle</text:span>. This is normal.<text:s/><text:span text:style-name="T2897">This is red text.</text:span><text:s/>This is normal.<text:s/></text:p>
      <text:p text:style-name="P289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899">First item of bulleted list.<text:s/></text:p>
        </text:list-item>
        <text:list-item>
          <text:p text:style-name="P2900">Second item of bulleted list.</text:p>
        </text:list-item>
      </text:list>
      <text:p text:style-name="P2901">Second paragraph of second item of bulleted list.<text:s/></text:p>
      <text:list text:style-name="LFO2" text:continue-numbering="true">
        <text:list-item>
          <text:p text:style-name="P2902">Third item of bulleted list.</text:p>
          <text:list text:continue-numbering="true">
            <text:list-item>
              <text:p text:style-name="P2903">First item of third item’s nested list</text:p>
            </text:list-item>
            <text:list-item>
              <text:p text:style-name="P2904">Second item of third item’s nested list</text:p>
            </text:list-item>
          </text:list>
        </text:list-item>
        <text:list-item>
          <text:p text:style-name="P290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906">First item of numbered list.<text:s/></text:p>
        </text:list-item>
        <text:list-item>
          <text:p text:style-name="P2907">Second item of numbered list.</text:p>
        </text:list-item>
      </text:list>
      <text:p text:style-name="P2908">Second paragraph of second item of numbered list.<text:s/></text:p>
      <text:list text:style-name="LFO3" text:continue-numbering="true">
        <text:list-item>
          <text:p text:style-name="P2909">Third item of numbered list.</text:p>
        </text:list-item>
      </text:list>
      <text:p text:style-name="Normal"/>
      <text:p text:style-name="Normal">Here is a BMP picture:</text:p>
      <text:p text:style-name="Normal"><text:span text:style-name="T2910"><draw:frame draw:style-name="a114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911">
        <table:table-columns>
          <table:table-column table:style-name="TableColumn2912"/>
          <table:table-column table:style-name="TableColumn2913"/>
          <table:table-column table:style-name="TableColumn2914"/>
          <table:table-column table:style-name="TableColumn2915"/>
          <table:table-column table:style-name="TableColumn2916"/>
        </table:table-columns>
        <table:table-row table:style-name="TableRow2917">
          <table:table-cell table:style-name="TableCell2918">
            <text:p text:style-name="P2919"/>
          </table:table-cell>
          <table:table-cell table:style-name="TableCell2920" table:number-columns-spanned="2">
            <text:p text:style-name="P2921">New York</text:p>
          </table:table-cell>
          <table:covered-table-cell/>
          <table:table-cell table:style-name="TableCell2922">
            <text:p text:style-name="P2923">Boston</text:p>
          </table:table-cell>
          <table:table-cell table:style-name="TableCell2924">
            <text:p text:style-name="P2925">Detroit</text:p>
          </table:table-cell>
        </table:table-row>
        <table:table-row table:style-name="TableRow2926">
          <table:table-cell table:style-name="TableCell2927">
            <text:p text:style-name="Normal">Baseball</text:p>
          </table:table-cell>
          <table:table-cell table:style-name="TableCell2928">
            <text:p text:style-name="Normal">Mets</text:p>
          </table:table-cell>
          <table:table-cell table:style-name="TableCell2929">
            <text:p text:style-name="Normal">Yankees</text:p>
          </table:table-cell>
          <table:table-cell table:style-name="TableCell2930">
            <text:p text:style-name="Normal">Red Sox</text:p>
          </table:table-cell>
          <table:table-cell table:style-name="TableCell2931">
            <text:p text:style-name="Normal">Tigers</text:p>
          </table:table-cell>
        </table:table-row>
        <table:table-row table:style-name="TableRow2932">
          <table:table-cell table:style-name="TableCell2933">
            <text:p text:style-name="Normal">Hockey</text:p>
          </table:table-cell>
          <table:table-cell table:style-name="TableCell2934">
            <text:p text:style-name="Normal">Rangers</text:p>
          </table:table-cell>
          <table:table-cell table:style-name="TableCell2935">
            <text:p text:style-name="Normal">Islanders</text:p>
          </table:table-cell>
          <table:table-cell table:style-name="TableCell2936">
            <text:p text:style-name="Normal">Bruins</text:p>
          </table:table-cell>
          <table:table-cell table:style-name="TableCell2937">
            <text:p text:style-name="Normal">Red Wings</text:p>
          </table:table-cell>
        </table:table-row>
        <table:table-row table:style-name="TableRow2938">
          <table:table-cell table:style-name="TableCell2939">
            <text:p text:style-name="Normal">Football</text:p>
          </table:table-cell>
          <table:table-cell table:style-name="TableCell2940">
            <text:p text:style-name="Normal">Giants</text:p>
          </table:table-cell>
          <table:table-cell table:style-name="TableCell2941">
            <text:p text:style-name="Normal">Jets</text:p>
          </table:table-cell>
          <table:table-cell table:style-name="TableCell2942">
            <text:p text:style-name="Normal">Patriots</text:p>
          </table:table-cell>
          <table:table-cell table:style-name="TableCell294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57" draw:style-name="a115" draw:name="Object 58" text:anchor-type="as-char" svg:x="0in" svg:y="0in" svg:width="3.5in" svg:height="1.19792in" style:rel-width="scale" style:rel-height="scale"><draw:object-ole draw:class-id="00020830-0000-0000-C000-000000000046" xlink:href="Object 58" xlink:type="simple" xlink:show="embed" xlink:actuate="onLoad"/><draw:image xlink:href="ObjectReplacements/Object 58" xlink:type="simple" xlink:show="embed" xlink:actuate="onLoad"/><svg:title/><svg:desc/></draw:frame></text:p>
      <text:p text:style-name="Normal"/>
      <text:p text:style-name="Normal">This concludes our test.</text:p>
      <text:p text:style-name="P294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945">This is bold,<text:s/></text:span><text:span text:style-name="T2946">this is italic</text:span>,<text:s/><text:span text:style-name="T2947">and this is bold italic</text:span>. This is normal.<text:s/><text:span text:style-name="InlineStyle">This is in a defined inline style called InlineStyle</text:span>. This is normal.<text:s/><text:span text:style-name="T2948">This is red text.</text:span><text:s/>This is normal.<text:s/></text:p>
      <text:p text:style-name="P294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950">First item of bulleted list.<text:s/></text:p>
        </text:list-item>
        <text:list-item>
          <text:p text:style-name="P2951">Second item of bulleted list.</text:p>
        </text:list-item>
      </text:list>
      <text:p text:style-name="P2952">Second paragraph of second item of bulleted list.<text:s/></text:p>
      <text:list text:style-name="LFO2" text:continue-numbering="true">
        <text:list-item>
          <text:p text:style-name="P2953">Third item of bulleted list.</text:p>
          <text:list text:continue-numbering="true">
            <text:list-item>
              <text:p text:style-name="P2954">First item of third item’s nested list</text:p>
            </text:list-item>
            <text:list-item>
              <text:p text:style-name="P2955">Second item of third item’s nested list</text:p>
            </text:list-item>
          </text:list>
        </text:list-item>
        <text:list-item>
          <text:p text:style-name="P295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957">First item of numbered list.<text:s/></text:p>
        </text:list-item>
        <text:list-item>
          <text:p text:style-name="P2958">Second item of numbered list.</text:p>
        </text:list-item>
      </text:list>
      <text:p text:style-name="P2959">Second paragraph of second item of numbered list.<text:s/></text:p>
      <text:list text:style-name="LFO3" text:continue-numbering="true">
        <text:list-item>
          <text:p text:style-name="P2960">Third item of numbered list.</text:p>
        </text:list-item>
      </text:list>
      <text:p text:style-name="Normal"/>
      <text:p text:style-name="Normal">Here is a BMP picture:</text:p>
      <text:p text:style-name="Normal"><text:span text:style-name="T2961"><draw:frame draw:style-name="a116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962">
        <table:table-columns>
          <table:table-column table:style-name="TableColumn2963"/>
          <table:table-column table:style-name="TableColumn2964"/>
          <table:table-column table:style-name="TableColumn2965"/>
          <table:table-column table:style-name="TableColumn2966"/>
          <table:table-column table:style-name="TableColumn2967"/>
        </table:table-columns>
        <table:table-row table:style-name="TableRow2968">
          <table:table-cell table:style-name="TableCell2969">
            <text:p text:style-name="P2970"/>
          </table:table-cell>
          <table:table-cell table:style-name="TableCell2971" table:number-columns-spanned="2">
            <text:p text:style-name="P2972">New York</text:p>
          </table:table-cell>
          <table:covered-table-cell/>
          <table:table-cell table:style-name="TableCell2973">
            <text:p text:style-name="P2974">Boston</text:p>
          </table:table-cell>
          <table:table-cell table:style-name="TableCell2975">
            <text:p text:style-name="P2976">Detroit</text:p>
          </table:table-cell>
        </table:table-row>
        <table:table-row table:style-name="TableRow2977">
          <table:table-cell table:style-name="TableCell2978">
            <text:p text:style-name="Normal">Baseball</text:p>
          </table:table-cell>
          <table:table-cell table:style-name="TableCell2979">
            <text:p text:style-name="Normal">Mets</text:p>
          </table:table-cell>
          <table:table-cell table:style-name="TableCell2980">
            <text:p text:style-name="Normal">Yankees</text:p>
          </table:table-cell>
          <table:table-cell table:style-name="TableCell2981">
            <text:p text:style-name="Normal">Red Sox</text:p>
          </table:table-cell>
          <table:table-cell table:style-name="TableCell2982">
            <text:p text:style-name="Normal">Tigers</text:p>
          </table:table-cell>
        </table:table-row>
        <table:table-row table:style-name="TableRow2983">
          <table:table-cell table:style-name="TableCell2984">
            <text:p text:style-name="Normal">Hockey</text:p>
          </table:table-cell>
          <table:table-cell table:style-name="TableCell2985">
            <text:p text:style-name="Normal">Rangers</text:p>
          </table:table-cell>
          <table:table-cell table:style-name="TableCell2986">
            <text:p text:style-name="Normal">Islanders</text:p>
          </table:table-cell>
          <table:table-cell table:style-name="TableCell2987">
            <text:p text:style-name="Normal">Bruins</text:p>
          </table:table-cell>
          <table:table-cell table:style-name="TableCell2988">
            <text:p text:style-name="Normal">Red Wings</text:p>
          </table:table-cell>
        </table:table-row>
        <table:table-row table:style-name="TableRow2989">
          <table:table-cell table:style-name="TableCell2990">
            <text:p text:style-name="Normal">Football</text:p>
          </table:table-cell>
          <table:table-cell table:style-name="TableCell2991">
            <text:p text:style-name="Normal">Giants</text:p>
          </table:table-cell>
          <table:table-cell table:style-name="TableCell2992">
            <text:p text:style-name="Normal">Jets</text:p>
          </table:table-cell>
          <table:table-cell table:style-name="TableCell2993">
            <text:p text:style-name="Normal">Patriots</text:p>
          </table:table-cell>
          <table:table-cell table:style-name="TableCell299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58" draw:style-name="a117" draw:name="Object 59" text:anchor-type="as-char" svg:x="0in" svg:y="0in" svg:width="3.5in" svg:height="1.19792in" style:rel-width="scale" style:rel-height="scale"><draw:object-ole draw:class-id="00020830-0000-0000-C000-000000000046" xlink:href="Object 59" xlink:type="simple" xlink:show="embed" xlink:actuate="onLoad"/><draw:image xlink:href="ObjectReplacements/Object 59" xlink:type="simple" xlink:show="embed" xlink:actuate="onLoad"/><svg:title/><svg:desc/></draw:frame></text:p>
      <text:p text:style-name="Normal"/>
      <text:p text:style-name="Normal">This concludes our test.</text:p>
      <text:p text:style-name="P299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996">This is bold,<text:s/></text:span><text:span text:style-name="T2997">this is italic</text:span>,<text:s/><text:span text:style-name="T2998">and this is bold italic</text:span>. This is normal.<text:s/><text:span text:style-name="InlineStyle">This is in a defined inline style called InlineStyle</text:span>. This is normal.<text:s/><text:span text:style-name="T2999">This is red text.</text:span><text:s/>This is normal.<text:s/></text:p>
      <text:p text:style-name="P300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001">First item of bulleted list.<text:s/></text:p>
        </text:list-item>
        <text:list-item>
          <text:p text:style-name="P3002">Second item of bulleted list.</text:p>
        </text:list-item>
      </text:list>
      <text:p text:style-name="P3003">Second paragraph of second item of bulleted list.<text:s/></text:p>
      <text:list text:style-name="LFO2" text:continue-numbering="true">
        <text:list-item>
          <text:p text:style-name="P3004">Third item of bulleted list.</text:p>
          <text:list text:continue-numbering="true">
            <text:list-item>
              <text:p text:style-name="P3005">First item of third item’s nested list</text:p>
            </text:list-item>
            <text:list-item>
              <text:p text:style-name="P3006">Second item of third item’s nested list</text:p>
            </text:list-item>
          </text:list>
        </text:list-item>
        <text:list-item>
          <text:p text:style-name="P300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008">First item of numbered list.<text:s/></text:p>
        </text:list-item>
        <text:list-item>
          <text:p text:style-name="P3009">Second item of numbered list.</text:p>
        </text:list-item>
      </text:list>
      <text:p text:style-name="P3010">Second paragraph of second item of numbered list.<text:s/></text:p>
      <text:list text:style-name="LFO3" text:continue-numbering="true">
        <text:list-item>
          <text:p text:style-name="P3011">Third item of numbered list.</text:p>
        </text:list-item>
      </text:list>
      <text:p text:style-name="Normal"/>
      <text:p text:style-name="Normal">Here is a BMP picture:</text:p>
      <text:p text:style-name="Normal"><text:span text:style-name="T3012"><draw:frame draw:style-name="a118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013">
        <table:table-columns>
          <table:table-column table:style-name="TableColumn3014"/>
          <table:table-column table:style-name="TableColumn3015"/>
          <table:table-column table:style-name="TableColumn3016"/>
          <table:table-column table:style-name="TableColumn3017"/>
          <table:table-column table:style-name="TableColumn3018"/>
        </table:table-columns>
        <table:table-row table:style-name="TableRow3019">
          <table:table-cell table:style-name="TableCell3020">
            <text:p text:style-name="P3021"/>
          </table:table-cell>
          <table:table-cell table:style-name="TableCell3022" table:number-columns-spanned="2">
            <text:p text:style-name="P3023">New York</text:p>
          </table:table-cell>
          <table:covered-table-cell/>
          <table:table-cell table:style-name="TableCell3024">
            <text:p text:style-name="P3025">Boston</text:p>
          </table:table-cell>
          <table:table-cell table:style-name="TableCell3026">
            <text:p text:style-name="P3027">Detroit</text:p>
          </table:table-cell>
        </table:table-row>
        <table:table-row table:style-name="TableRow3028">
          <table:table-cell table:style-name="TableCell3029">
            <text:p text:style-name="Normal">Baseball</text:p>
          </table:table-cell>
          <table:table-cell table:style-name="TableCell3030">
            <text:p text:style-name="Normal">Mets</text:p>
          </table:table-cell>
          <table:table-cell table:style-name="TableCell3031">
            <text:p text:style-name="Normal">Yankees</text:p>
          </table:table-cell>
          <table:table-cell table:style-name="TableCell3032">
            <text:p text:style-name="Normal">Red Sox</text:p>
          </table:table-cell>
          <table:table-cell table:style-name="TableCell3033">
            <text:p text:style-name="Normal">Tigers</text:p>
          </table:table-cell>
        </table:table-row>
        <table:table-row table:style-name="TableRow3034">
          <table:table-cell table:style-name="TableCell3035">
            <text:p text:style-name="Normal">Hockey</text:p>
          </table:table-cell>
          <table:table-cell table:style-name="TableCell3036">
            <text:p text:style-name="Normal">Rangers</text:p>
          </table:table-cell>
          <table:table-cell table:style-name="TableCell3037">
            <text:p text:style-name="Normal">Islanders</text:p>
          </table:table-cell>
          <table:table-cell table:style-name="TableCell3038">
            <text:p text:style-name="Normal">Bruins</text:p>
          </table:table-cell>
          <table:table-cell table:style-name="TableCell3039">
            <text:p text:style-name="Normal">Red Wings</text:p>
          </table:table-cell>
        </table:table-row>
        <table:table-row table:style-name="TableRow3040">
          <table:table-cell table:style-name="TableCell3041">
            <text:p text:style-name="Normal">Football</text:p>
          </table:table-cell>
          <table:table-cell table:style-name="TableCell3042">
            <text:p text:style-name="Normal">Giants</text:p>
          </table:table-cell>
          <table:table-cell table:style-name="TableCell3043">
            <text:p text:style-name="Normal">Jets</text:p>
          </table:table-cell>
          <table:table-cell table:style-name="TableCell3044">
            <text:p text:style-name="Normal">Patriots</text:p>
          </table:table-cell>
          <table:table-cell table:style-name="TableCell304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59" draw:style-name="a119" draw:name="Object 60" text:anchor-type="as-char" svg:x="0in" svg:y="0in" svg:width="3.5in" svg:height="1.19792in" style:rel-width="scale" style:rel-height="scale"><draw:object-ole draw:class-id="00020830-0000-0000-C000-000000000046" xlink:href="Object 60" xlink:type="simple" xlink:show="embed" xlink:actuate="onLoad"/><draw:image xlink:href="ObjectReplacements/Object 60" xlink:type="simple" xlink:show="embed" xlink:actuate="onLoad"/><svg:title/><svg:desc/></draw:frame></text:p>
      <text:p text:style-name="Normal"/>
      <text:p text:style-name="Normal">This concludes our test.</text:p>
      <text:p text:style-name="P3046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047">This is bold,<text:s/></text:span><text:span text:style-name="T3048">this is italic</text:span>,<text:s/><text:span text:style-name="T3049">and this is bold italic</text:span>. This is normal.<text:s/><text:span text:style-name="InlineStyle">This is in a defined inline style called InlineStyle</text:span>. This is normal.<text:s/><text:span text:style-name="T3050">This is red text.</text:span><text:s/>This is normal.<text:s/></text:p>
      <text:p text:style-name="P305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052">First item of bulleted list.<text:s/></text:p>
        </text:list-item>
        <text:list-item>
          <text:p text:style-name="P3053">Second item of bulleted list.</text:p>
        </text:list-item>
      </text:list>
      <text:p text:style-name="P3054">Second paragraph of second item of bulleted list.<text:s/></text:p>
      <text:list text:style-name="LFO2" text:continue-numbering="true">
        <text:list-item>
          <text:p text:style-name="P3055">Third item of bulleted list.</text:p>
          <text:list text:continue-numbering="true">
            <text:list-item>
              <text:p text:style-name="P3056">First item of third item’s nested list</text:p>
            </text:list-item>
            <text:list-item>
              <text:p text:style-name="P3057">Second item of third item’s nested list</text:p>
            </text:list-item>
          </text:list>
        </text:list-item>
        <text:list-item>
          <text:p text:style-name="P305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059">First item of numbered list.<text:s/></text:p>
        </text:list-item>
        <text:list-item>
          <text:p text:style-name="P3060">Second item of numbered list.</text:p>
        </text:list-item>
      </text:list>
      <text:p text:style-name="P3061">Second paragraph of second item of numbered list.<text:s/></text:p>
      <text:list text:style-name="LFO3" text:continue-numbering="true">
        <text:list-item>
          <text:p text:style-name="P3062">Third item of numbered list.</text:p>
        </text:list-item>
      </text:list>
      <text:p text:style-name="Normal"/>
      <text:p text:style-name="Normal">Here is a BMP picture:</text:p>
      <text:p text:style-name="Normal"><text:span text:style-name="T3063"><draw:frame draw:style-name="a120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064">
        <table:table-columns>
          <table:table-column table:style-name="TableColumn3065"/>
          <table:table-column table:style-name="TableColumn3066"/>
          <table:table-column table:style-name="TableColumn3067"/>
          <table:table-column table:style-name="TableColumn3068"/>
          <table:table-column table:style-name="TableColumn3069"/>
        </table:table-columns>
        <table:table-row table:style-name="TableRow3070">
          <table:table-cell table:style-name="TableCell3071">
            <text:p text:style-name="P3072"/>
          </table:table-cell>
          <table:table-cell table:style-name="TableCell3073" table:number-columns-spanned="2">
            <text:p text:style-name="P3074">New York</text:p>
          </table:table-cell>
          <table:covered-table-cell/>
          <table:table-cell table:style-name="TableCell3075">
            <text:p text:style-name="P3076">Boston</text:p>
          </table:table-cell>
          <table:table-cell table:style-name="TableCell3077">
            <text:p text:style-name="P3078">Detroit</text:p>
          </table:table-cell>
        </table:table-row>
        <table:table-row table:style-name="TableRow3079">
          <table:table-cell table:style-name="TableCell3080">
            <text:p text:style-name="Normal">Baseball</text:p>
          </table:table-cell>
          <table:table-cell table:style-name="TableCell3081">
            <text:p text:style-name="Normal">Mets</text:p>
          </table:table-cell>
          <table:table-cell table:style-name="TableCell3082">
            <text:p text:style-name="Normal">Yankees</text:p>
          </table:table-cell>
          <table:table-cell table:style-name="TableCell3083">
            <text:p text:style-name="Normal">Red Sox</text:p>
          </table:table-cell>
          <table:table-cell table:style-name="TableCell3084">
            <text:p text:style-name="Normal">Tigers</text:p>
          </table:table-cell>
        </table:table-row>
        <table:table-row table:style-name="TableRow3085">
          <table:table-cell table:style-name="TableCell3086">
            <text:p text:style-name="Normal">Hockey</text:p>
          </table:table-cell>
          <table:table-cell table:style-name="TableCell3087">
            <text:p text:style-name="Normal">Rangers</text:p>
          </table:table-cell>
          <table:table-cell table:style-name="TableCell3088">
            <text:p text:style-name="Normal">Islanders</text:p>
          </table:table-cell>
          <table:table-cell table:style-name="TableCell3089">
            <text:p text:style-name="Normal">Bruins</text:p>
          </table:table-cell>
          <table:table-cell table:style-name="TableCell3090">
            <text:p text:style-name="Normal">Red Wings</text:p>
          </table:table-cell>
        </table:table-row>
        <table:table-row table:style-name="TableRow3091">
          <table:table-cell table:style-name="TableCell3092">
            <text:p text:style-name="Normal">Football</text:p>
          </table:table-cell>
          <table:table-cell table:style-name="TableCell3093">
            <text:p text:style-name="Normal">Giants</text:p>
          </table:table-cell>
          <table:table-cell table:style-name="TableCell3094">
            <text:p text:style-name="Normal">Jets</text:p>
          </table:table-cell>
          <table:table-cell table:style-name="TableCell3095">
            <text:p text:style-name="Normal">Patriots</text:p>
          </table:table-cell>
          <table:table-cell table:style-name="TableCell309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60" draw:style-name="a121" draw:name="Object 61" text:anchor-type="as-char" svg:x="0in" svg:y="0in" svg:width="3.5in" svg:height="1.19792in" style:rel-width="scale" style:rel-height="scale"><draw:object-ole draw:class-id="00020830-0000-0000-C000-000000000046" xlink:href="Object 61" xlink:type="simple" xlink:show="embed" xlink:actuate="onLoad"/><draw:image xlink:href="ObjectReplacements/Object 61" xlink:type="simple" xlink:show="embed" xlink:actuate="onLoad"/><svg:title/><svg:desc/></draw:frame></text:p>
      <text:p text:style-name="Normal"/>
      <text:p text:style-name="Normal">This concludes our test.</text:p>
      <text:p text:style-name="P309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098">This is bold,<text:s/></text:span><text:span text:style-name="T3099">this is italic</text:span>,<text:s/><text:span text:style-name="T3100">and this is bold italic</text:span>. This is normal.<text:s/><text:span text:style-name="InlineStyle">This is in a defined inline style called InlineStyle</text:span>. This is normal.<text:s/><text:span text:style-name="T3101">This is red text.</text:span><text:s/>This is normal.<text:s/></text:p>
      <text:p text:style-name="P310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103">First item of bulleted list.<text:s/></text:p>
        </text:list-item>
        <text:list-item>
          <text:p text:style-name="P3104">Second item of bulleted list.</text:p>
        </text:list-item>
      </text:list>
      <text:p text:style-name="P3105">Second paragraph of second item of bulleted list.<text:s/></text:p>
      <text:list text:style-name="LFO2" text:continue-numbering="true">
        <text:list-item>
          <text:p text:style-name="P3106">Third item of bulleted list.</text:p>
          <text:list text:continue-numbering="true">
            <text:list-item>
              <text:p text:style-name="P3107">First item of third item’s nested list</text:p>
            </text:list-item>
            <text:list-item>
              <text:p text:style-name="P3108">Second item of third item’s nested list</text:p>
            </text:list-item>
          </text:list>
        </text:list-item>
        <text:list-item>
          <text:p text:style-name="P310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110">First item of numbered list.<text:s/></text:p>
        </text:list-item>
        <text:list-item>
          <text:p text:style-name="P3111">Second item of numbered list.</text:p>
        </text:list-item>
      </text:list>
      <text:p text:style-name="P3112">Second paragraph of second item of numbered list.<text:s/></text:p>
      <text:list text:style-name="LFO3" text:continue-numbering="true">
        <text:list-item>
          <text:p text:style-name="P3113">Third item of numbered list.</text:p>
        </text:list-item>
      </text:list>
      <text:p text:style-name="Normal"/>
      <text:p text:style-name="Normal">Here is a BMP picture:</text:p>
      <text:p text:style-name="Normal"><text:span text:style-name="T3114"><draw:frame draw:style-name="a122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115">
        <table:table-columns>
          <table:table-column table:style-name="TableColumn3116"/>
          <table:table-column table:style-name="TableColumn3117"/>
          <table:table-column table:style-name="TableColumn3118"/>
          <table:table-column table:style-name="TableColumn3119"/>
          <table:table-column table:style-name="TableColumn3120"/>
        </table:table-columns>
        <table:table-row table:style-name="TableRow3121">
          <table:table-cell table:style-name="TableCell3122">
            <text:p text:style-name="P3123"/>
          </table:table-cell>
          <table:table-cell table:style-name="TableCell3124" table:number-columns-spanned="2">
            <text:p text:style-name="P3125">New York</text:p>
          </table:table-cell>
          <table:covered-table-cell/>
          <table:table-cell table:style-name="TableCell3126">
            <text:p text:style-name="P3127">Boston</text:p>
          </table:table-cell>
          <table:table-cell table:style-name="TableCell3128">
            <text:p text:style-name="P3129">Detroit</text:p>
          </table:table-cell>
        </table:table-row>
        <table:table-row table:style-name="TableRow3130">
          <table:table-cell table:style-name="TableCell3131">
            <text:p text:style-name="Normal">Baseball</text:p>
          </table:table-cell>
          <table:table-cell table:style-name="TableCell3132">
            <text:p text:style-name="Normal">Mets</text:p>
          </table:table-cell>
          <table:table-cell table:style-name="TableCell3133">
            <text:p text:style-name="Normal">Yankees</text:p>
          </table:table-cell>
          <table:table-cell table:style-name="TableCell3134">
            <text:p text:style-name="Normal">Red Sox</text:p>
          </table:table-cell>
          <table:table-cell table:style-name="TableCell3135">
            <text:p text:style-name="Normal">Tigers</text:p>
          </table:table-cell>
        </table:table-row>
        <table:table-row table:style-name="TableRow3136">
          <table:table-cell table:style-name="TableCell3137">
            <text:p text:style-name="Normal">Hockey</text:p>
          </table:table-cell>
          <table:table-cell table:style-name="TableCell3138">
            <text:p text:style-name="Normal">Rangers</text:p>
          </table:table-cell>
          <table:table-cell table:style-name="TableCell3139">
            <text:p text:style-name="Normal">Islanders</text:p>
          </table:table-cell>
          <table:table-cell table:style-name="TableCell3140">
            <text:p text:style-name="Normal">Bruins</text:p>
          </table:table-cell>
          <table:table-cell table:style-name="TableCell3141">
            <text:p text:style-name="Normal">Red Wings</text:p>
          </table:table-cell>
        </table:table-row>
        <table:table-row table:style-name="TableRow3142">
          <table:table-cell table:style-name="TableCell3143">
            <text:p text:style-name="Normal">Football</text:p>
          </table:table-cell>
          <table:table-cell table:style-name="TableCell3144">
            <text:p text:style-name="Normal">Giants</text:p>
          </table:table-cell>
          <table:table-cell table:style-name="TableCell3145">
            <text:p text:style-name="Normal">Jets</text:p>
          </table:table-cell>
          <table:table-cell table:style-name="TableCell3146">
            <text:p text:style-name="Normal">Patriots</text:p>
          </table:table-cell>
          <table:table-cell table:style-name="TableCell314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61" draw:style-name="a123" draw:name="Object 62" text:anchor-type="as-char" svg:x="0in" svg:y="0in" svg:width="3.5in" svg:height="1.19792in" style:rel-width="scale" style:rel-height="scale"><draw:object-ole draw:class-id="00020830-0000-0000-C000-000000000046" xlink:href="Object 62" xlink:type="simple" xlink:show="embed" xlink:actuate="onLoad"/><draw:image xlink:href="ObjectReplacements/Object 62" xlink:type="simple" xlink:show="embed" xlink:actuate="onLoad"/><svg:title/><svg:desc/></draw:frame></text:p>
      <text:p text:style-name="Normal"/>
      <text:p text:style-name="Normal">This concludes our test.</text:p>
      <text:p text:style-name="P314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149">This is bold,<text:s/></text:span><text:span text:style-name="T3150">this is italic</text:span>,<text:s/><text:span text:style-name="T3151">and this is bold italic</text:span>. This is normal.<text:s/><text:span text:style-name="InlineStyle">This is in a defined inline style called InlineStyle</text:span>. This is normal.<text:s/><text:span text:style-name="T3152">This is red text.</text:span><text:s/>This is normal.<text:s/></text:p>
      <text:p text:style-name="P3153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154">First item of bulleted list.<text:s/></text:p>
        </text:list-item>
        <text:list-item>
          <text:p text:style-name="P3155">Second item of bulleted list.</text:p>
        </text:list-item>
      </text:list>
      <text:p text:style-name="P3156">Second paragraph of second item of bulleted list.<text:s/></text:p>
      <text:list text:style-name="LFO2" text:continue-numbering="true">
        <text:list-item>
          <text:p text:style-name="P3157">Third item of bulleted list.</text:p>
          <text:list text:continue-numbering="true">
            <text:list-item>
              <text:p text:style-name="P3158">First item of third item’s nested list</text:p>
            </text:list-item>
            <text:list-item>
              <text:p text:style-name="P3159">Second item of third item’s nested list</text:p>
            </text:list-item>
          </text:list>
        </text:list-item>
        <text:list-item>
          <text:p text:style-name="P316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161">First item of numbered list.<text:s/></text:p>
        </text:list-item>
        <text:list-item>
          <text:p text:style-name="P3162">Second item of numbered list.</text:p>
        </text:list-item>
      </text:list>
      <text:p text:style-name="P3163">Second paragraph of second item of numbered list.<text:s/></text:p>
      <text:list text:style-name="LFO3" text:continue-numbering="true">
        <text:list-item>
          <text:p text:style-name="P3164">Third item of numbered list.</text:p>
        </text:list-item>
      </text:list>
      <text:p text:style-name="Normal"/>
      <text:p text:style-name="Normal">Here is a BMP picture:</text:p>
      <text:p text:style-name="Normal"><text:span text:style-name="T3165"><draw:frame draw:style-name="a124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166">
        <table:table-columns>
          <table:table-column table:style-name="TableColumn3167"/>
          <table:table-column table:style-name="TableColumn3168"/>
          <table:table-column table:style-name="TableColumn3169"/>
          <table:table-column table:style-name="TableColumn3170"/>
          <table:table-column table:style-name="TableColumn3171"/>
        </table:table-columns>
        <table:table-row table:style-name="TableRow3172">
          <table:table-cell table:style-name="TableCell3173">
            <text:p text:style-name="P3174"/>
          </table:table-cell>
          <table:table-cell table:style-name="TableCell3175" table:number-columns-spanned="2">
            <text:p text:style-name="P3176">New York</text:p>
          </table:table-cell>
          <table:covered-table-cell/>
          <table:table-cell table:style-name="TableCell3177">
            <text:p text:style-name="P3178">Boston</text:p>
          </table:table-cell>
          <table:table-cell table:style-name="TableCell3179">
            <text:p text:style-name="P3180">Detroit</text:p>
          </table:table-cell>
        </table:table-row>
        <table:table-row table:style-name="TableRow3181">
          <table:table-cell table:style-name="TableCell3182">
            <text:p text:style-name="Normal">Baseball</text:p>
          </table:table-cell>
          <table:table-cell table:style-name="TableCell3183">
            <text:p text:style-name="Normal">Mets</text:p>
          </table:table-cell>
          <table:table-cell table:style-name="TableCell3184">
            <text:p text:style-name="Normal">Yankees</text:p>
          </table:table-cell>
          <table:table-cell table:style-name="TableCell3185">
            <text:p text:style-name="Normal">Red Sox</text:p>
          </table:table-cell>
          <table:table-cell table:style-name="TableCell3186">
            <text:p text:style-name="Normal">Tigers</text:p>
          </table:table-cell>
        </table:table-row>
        <table:table-row table:style-name="TableRow3187">
          <table:table-cell table:style-name="TableCell3188">
            <text:p text:style-name="Normal">Hockey</text:p>
          </table:table-cell>
          <table:table-cell table:style-name="TableCell3189">
            <text:p text:style-name="Normal">Rangers</text:p>
          </table:table-cell>
          <table:table-cell table:style-name="TableCell3190">
            <text:p text:style-name="Normal">Islanders</text:p>
          </table:table-cell>
          <table:table-cell table:style-name="TableCell3191">
            <text:p text:style-name="Normal">Bruins</text:p>
          </table:table-cell>
          <table:table-cell table:style-name="TableCell3192">
            <text:p text:style-name="Normal">Red Wings</text:p>
          </table:table-cell>
        </table:table-row>
        <table:table-row table:style-name="TableRow3193">
          <table:table-cell table:style-name="TableCell3194">
            <text:p text:style-name="Normal">Football</text:p>
          </table:table-cell>
          <table:table-cell table:style-name="TableCell3195">
            <text:p text:style-name="Normal">Giants</text:p>
          </table:table-cell>
          <table:table-cell table:style-name="TableCell3196">
            <text:p text:style-name="Normal">Jets</text:p>
          </table:table-cell>
          <table:table-cell table:style-name="TableCell3197">
            <text:p text:style-name="Normal">Patriots</text:p>
          </table:table-cell>
          <table:table-cell table:style-name="TableCell3198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62" draw:style-name="a125" draw:name="Object 63" text:anchor-type="as-char" svg:x="0in" svg:y="0in" svg:width="3.5in" svg:height="1.19792in" style:rel-width="scale" style:rel-height="scale"><draw:object-ole draw:class-id="00020830-0000-0000-C000-000000000046" xlink:href="Object 63" xlink:type="simple" xlink:show="embed" xlink:actuate="onLoad"/><draw:image xlink:href="ObjectReplacements/Object 63" xlink:type="simple" xlink:show="embed" xlink:actuate="onLoad"/><svg:title/><svg:desc/></draw:frame></text:p>
      <text:p text:style-name="Normal"/>
      <text:p text:style-name="Normal">This concludes our test.</text:p>
      <text:p text:style-name="P3199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200">This is bold,<text:s/></text:span><text:span text:style-name="T3201">this is italic</text:span>,<text:s/><text:span text:style-name="T3202">and this is bold italic</text:span>. This is normal.<text:s/><text:span text:style-name="InlineStyle">This is in a defined inline style called InlineStyle</text:span>. This is normal.<text:s/><text:span text:style-name="T3203">This is red text.</text:span><text:s/>This is normal.<text:s/></text:p>
      <text:p text:style-name="P320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205">First item of bulleted list.<text:s/></text:p>
        </text:list-item>
        <text:list-item>
          <text:p text:style-name="P3206">Second item of bulleted list.</text:p>
        </text:list-item>
      </text:list>
      <text:p text:style-name="P3207">Second paragraph of second item of bulleted list.<text:s/></text:p>
      <text:list text:style-name="LFO2" text:continue-numbering="true">
        <text:list-item>
          <text:p text:style-name="P3208">Third item of bulleted list.</text:p>
          <text:list text:continue-numbering="true">
            <text:list-item>
              <text:p text:style-name="P3209">First item of third item’s nested list</text:p>
            </text:list-item>
            <text:list-item>
              <text:p text:style-name="P3210">Second item of third item’s nested list</text:p>
            </text:list-item>
          </text:list>
        </text:list-item>
        <text:list-item>
          <text:p text:style-name="P321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212">First item of numbered list.<text:s/></text:p>
        </text:list-item>
        <text:list-item>
          <text:p text:style-name="P3213">Second item of numbered list.</text:p>
        </text:list-item>
      </text:list>
      <text:p text:style-name="P3214">Second paragraph of second item of numbered list.<text:s/></text:p>
      <text:list text:style-name="LFO3" text:continue-numbering="true">
        <text:list-item>
          <text:p text:style-name="P3215">Third item of numbered list.</text:p>
        </text:list-item>
      </text:list>
      <text:p text:style-name="Normal"/>
      <text:p text:style-name="Normal">Here is a BMP picture:</text:p>
      <text:p text:style-name="Normal"><text:span text:style-name="T3216"><draw:frame draw:style-name="a126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217">
        <table:table-columns>
          <table:table-column table:style-name="TableColumn3218"/>
          <table:table-column table:style-name="TableColumn3219"/>
          <table:table-column table:style-name="TableColumn3220"/>
          <table:table-column table:style-name="TableColumn3221"/>
          <table:table-column table:style-name="TableColumn3222"/>
        </table:table-columns>
        <table:table-row table:style-name="TableRow3223">
          <table:table-cell table:style-name="TableCell3224">
            <text:p text:style-name="P3225"/>
          </table:table-cell>
          <table:table-cell table:style-name="TableCell3226" table:number-columns-spanned="2">
            <text:p text:style-name="P3227">New York</text:p>
          </table:table-cell>
          <table:covered-table-cell/>
          <table:table-cell table:style-name="TableCell3228">
            <text:p text:style-name="P3229">Boston</text:p>
          </table:table-cell>
          <table:table-cell table:style-name="TableCell3230">
            <text:p text:style-name="P3231">Detroit</text:p>
          </table:table-cell>
        </table:table-row>
        <table:table-row table:style-name="TableRow3232">
          <table:table-cell table:style-name="TableCell3233">
            <text:p text:style-name="Normal">Baseball</text:p>
          </table:table-cell>
          <table:table-cell table:style-name="TableCell3234">
            <text:p text:style-name="Normal">Mets</text:p>
          </table:table-cell>
          <table:table-cell table:style-name="TableCell3235">
            <text:p text:style-name="Normal">Yankees</text:p>
          </table:table-cell>
          <table:table-cell table:style-name="TableCell3236">
            <text:p text:style-name="Normal">Red Sox</text:p>
          </table:table-cell>
          <table:table-cell table:style-name="TableCell3237">
            <text:p text:style-name="Normal">Tigers</text:p>
          </table:table-cell>
        </table:table-row>
        <table:table-row table:style-name="TableRow3238">
          <table:table-cell table:style-name="TableCell3239">
            <text:p text:style-name="Normal">Hockey</text:p>
          </table:table-cell>
          <table:table-cell table:style-name="TableCell3240">
            <text:p text:style-name="Normal">Rangers</text:p>
          </table:table-cell>
          <table:table-cell table:style-name="TableCell3241">
            <text:p text:style-name="Normal">Islanders</text:p>
          </table:table-cell>
          <table:table-cell table:style-name="TableCell3242">
            <text:p text:style-name="Normal">Bruins</text:p>
          </table:table-cell>
          <table:table-cell table:style-name="TableCell3243">
            <text:p text:style-name="Normal">Red Wings</text:p>
          </table:table-cell>
        </table:table-row>
        <table:table-row table:style-name="TableRow3244">
          <table:table-cell table:style-name="TableCell3245">
            <text:p text:style-name="Normal">Football</text:p>
          </table:table-cell>
          <table:table-cell table:style-name="TableCell3246">
            <text:p text:style-name="Normal">Giants</text:p>
          </table:table-cell>
          <table:table-cell table:style-name="TableCell3247">
            <text:p text:style-name="Normal">Jets</text:p>
          </table:table-cell>
          <table:table-cell table:style-name="TableCell3248">
            <text:p text:style-name="Normal">Patriots</text:p>
          </table:table-cell>
          <table:table-cell table:style-name="TableCell324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63" draw:style-name="a127" draw:name="Object 64" text:anchor-type="as-char" svg:x="0in" svg:y="0in" svg:width="3.5in" svg:height="1.19792in" style:rel-width="scale" style:rel-height="scale"><draw:object-ole draw:class-id="00020830-0000-0000-C000-000000000046" xlink:href="Object 64" xlink:type="simple" xlink:show="embed" xlink:actuate="onLoad"/><draw:image xlink:href="ObjectReplacements/Object 64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250">This is bold,<text:s/></text:span><text:span text:style-name="T3251">this is italic</text:span>,<text:s/><text:span text:style-name="T3252">and this is bold italic</text:span>. This is normal.<text:s/><text:span text:style-name="InlineStyle">This is in a defined inline style called InlineStyle</text:span>. This is normal.<text:s/><text:span text:style-name="T3253">This is red text.</text:span><text:s/>This is normal.<text:s/></text:p>
      <text:p text:style-name="P325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255">First item of bulleted list.<text:s/></text:p>
        </text:list-item>
        <text:list-item>
          <text:p text:style-name="P3256">Second item of bulleted list.</text:p>
        </text:list-item>
      </text:list>
      <text:p text:style-name="P3257">Second paragraph of second item of bulleted list.<text:s/></text:p>
      <text:list text:style-name="LFO2" text:continue-numbering="true">
        <text:list-item>
          <text:p text:style-name="P3258">Third item of bulleted list.</text:p>
          <text:list text:continue-numbering="true">
            <text:list-item>
              <text:p text:style-name="P3259">First item of third item’s nested list</text:p>
            </text:list-item>
            <text:list-item>
              <text:p text:style-name="P3260">Second item of third item’s nested list</text:p>
            </text:list-item>
          </text:list>
        </text:list-item>
        <text:list-item>
          <text:p text:style-name="P326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262">First item of numbered list.<text:s/></text:p>
        </text:list-item>
        <text:list-item>
          <text:p text:style-name="P3263">Second item of numbered list.</text:p>
        </text:list-item>
      </text:list>
      <text:p text:style-name="P3264">Second paragraph of second item of numbered list.<text:s/></text:p>
      <text:list text:style-name="LFO3" text:continue-numbering="true">
        <text:list-item>
          <text:p text:style-name="P3265">Third item of numbered list.</text:p>
        </text:list-item>
      </text:list>
      <text:p text:style-name="Normal"/>
      <text:p text:style-name="Normal">Here is a BMP picture:</text:p>
      <text:p text:style-name="Normal"><text:span text:style-name="T3266"><draw:frame draw:style-name="a128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267">
        <table:table-columns>
          <table:table-column table:style-name="TableColumn3268"/>
          <table:table-column table:style-name="TableColumn3269"/>
          <table:table-column table:style-name="TableColumn3270"/>
          <table:table-column table:style-name="TableColumn3271"/>
          <table:table-column table:style-name="TableColumn3272"/>
        </table:table-columns>
        <table:table-row table:style-name="TableRow3273">
          <table:table-cell table:style-name="TableCell3274">
            <text:p text:style-name="P3275"/>
          </table:table-cell>
          <table:table-cell table:style-name="TableCell3276" table:number-columns-spanned="2">
            <text:p text:style-name="P3277">New York</text:p>
          </table:table-cell>
          <table:covered-table-cell/>
          <table:table-cell table:style-name="TableCell3278">
            <text:p text:style-name="P3279">Boston</text:p>
          </table:table-cell>
          <table:table-cell table:style-name="TableCell3280">
            <text:p text:style-name="P3281">Detroit</text:p>
          </table:table-cell>
        </table:table-row>
        <table:table-row table:style-name="TableRow3282">
          <table:table-cell table:style-name="TableCell3283">
            <text:p text:style-name="Normal">Baseball</text:p>
          </table:table-cell>
          <table:table-cell table:style-name="TableCell3284">
            <text:p text:style-name="Normal">Mets</text:p>
          </table:table-cell>
          <table:table-cell table:style-name="TableCell3285">
            <text:p text:style-name="Normal">Yankees</text:p>
          </table:table-cell>
          <table:table-cell table:style-name="TableCell3286">
            <text:p text:style-name="Normal">Red Sox</text:p>
          </table:table-cell>
          <table:table-cell table:style-name="TableCell3287">
            <text:p text:style-name="Normal">Tigers</text:p>
          </table:table-cell>
        </table:table-row>
        <table:table-row table:style-name="TableRow3288">
          <table:table-cell table:style-name="TableCell3289">
            <text:p text:style-name="Normal">Hockey</text:p>
          </table:table-cell>
          <table:table-cell table:style-name="TableCell3290">
            <text:p text:style-name="Normal">Rangers</text:p>
          </table:table-cell>
          <table:table-cell table:style-name="TableCell3291">
            <text:p text:style-name="Normal">Islanders</text:p>
          </table:table-cell>
          <table:table-cell table:style-name="TableCell3292">
            <text:p text:style-name="Normal">Bruins</text:p>
          </table:table-cell>
          <table:table-cell table:style-name="TableCell3293">
            <text:p text:style-name="Normal">Red Wings</text:p>
          </table:table-cell>
        </table:table-row>
        <table:table-row table:style-name="TableRow3294">
          <table:table-cell table:style-name="TableCell3295">
            <text:p text:style-name="Normal">Football</text:p>
          </table:table-cell>
          <table:table-cell table:style-name="TableCell3296">
            <text:p text:style-name="Normal">Giants</text:p>
          </table:table-cell>
          <table:table-cell table:style-name="TableCell3297">
            <text:p text:style-name="Normal">Jets</text:p>
          </table:table-cell>
          <table:table-cell table:style-name="TableCell3298">
            <text:p text:style-name="Normal">Patriots</text:p>
          </table:table-cell>
          <table:table-cell table:style-name="TableCell329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64" draw:style-name="a129" draw:name="Object 65" text:anchor-type="as-char" svg:x="0in" svg:y="0in" svg:width="3.5in" svg:height="1.19792in" style:rel-width="scale" style:rel-height="scale"><draw:object-ole draw:class-id="00020830-0000-0000-C000-000000000046" xlink:href="Object 65" xlink:type="simple" xlink:show="embed" xlink:actuate="onLoad"/><draw:image xlink:href="ObjectReplacements/Object 65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300">This is bold,<text:s/></text:span><text:span text:style-name="T3301">this is italic</text:span>,<text:s/><text:span text:style-name="T3302">and this is bold italic</text:span>. This is normal.<text:s/><text:span text:style-name="InlineStyle">This is in a defined inline style called InlineStyle</text:span>. This is normal.<text:s/><text:span text:style-name="T3303">This is red text.</text:span><text:s/>This is normal.<text:s/></text:p>
      <text:p text:style-name="P330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305">First item of bulleted list.<text:s/></text:p>
        </text:list-item>
        <text:list-item>
          <text:p text:style-name="P3306">Second item of bulleted list.</text:p>
        </text:list-item>
      </text:list>
      <text:p text:style-name="P3307">Second paragraph of second item of bulleted list.<text:s/></text:p>
      <text:list text:style-name="LFO2" text:continue-numbering="true">
        <text:list-item>
          <text:p text:style-name="P3308">Third item of bulleted list.</text:p>
          <text:list text:continue-numbering="true">
            <text:list-item>
              <text:p text:style-name="P3309">First item of third item’s nested list</text:p>
            </text:list-item>
            <text:list-item>
              <text:p text:style-name="P3310">Second item of third item’s nested list</text:p>
            </text:list-item>
          </text:list>
        </text:list-item>
        <text:list-item>
          <text:p text:style-name="P331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312">First item of numbered list.<text:s/></text:p>
        </text:list-item>
        <text:list-item>
          <text:p text:style-name="P3313">Second item of numbered list.</text:p>
        </text:list-item>
      </text:list>
      <text:p text:style-name="P3314">Second paragraph of second item of numbered list.<text:s/></text:p>
      <text:list text:style-name="LFO3" text:continue-numbering="true">
        <text:list-item>
          <text:p text:style-name="P3315">Third item of numbered list.</text:p>
        </text:list-item>
      </text:list>
      <text:p text:style-name="Normal"/>
      <text:p text:style-name="Normal">Here is a BMP picture:</text:p>
      <text:p text:style-name="Normal"><text:span text:style-name="T3316"><draw:frame draw:style-name="a130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317">
        <table:table-columns>
          <table:table-column table:style-name="TableColumn3318"/>
          <table:table-column table:style-name="TableColumn3319"/>
          <table:table-column table:style-name="TableColumn3320"/>
          <table:table-column table:style-name="TableColumn3321"/>
          <table:table-column table:style-name="TableColumn3322"/>
        </table:table-columns>
        <table:table-row table:style-name="TableRow3323">
          <table:table-cell table:style-name="TableCell3324">
            <text:p text:style-name="P3325"/>
          </table:table-cell>
          <table:table-cell table:style-name="TableCell3326" table:number-columns-spanned="2">
            <text:p text:style-name="P3327">New York</text:p>
          </table:table-cell>
          <table:covered-table-cell/>
          <table:table-cell table:style-name="TableCell3328">
            <text:p text:style-name="P3329">Boston</text:p>
          </table:table-cell>
          <table:table-cell table:style-name="TableCell3330">
            <text:p text:style-name="P3331">Detroit</text:p>
          </table:table-cell>
        </table:table-row>
        <table:table-row table:style-name="TableRow3332">
          <table:table-cell table:style-name="TableCell3333">
            <text:p text:style-name="Normal">Baseball</text:p>
          </table:table-cell>
          <table:table-cell table:style-name="TableCell3334">
            <text:p text:style-name="Normal">Mets</text:p>
          </table:table-cell>
          <table:table-cell table:style-name="TableCell3335">
            <text:p text:style-name="Normal">Yankees</text:p>
          </table:table-cell>
          <table:table-cell table:style-name="TableCell3336">
            <text:p text:style-name="Normal">Red Sox</text:p>
          </table:table-cell>
          <table:table-cell table:style-name="TableCell3337">
            <text:p text:style-name="Normal">Tigers</text:p>
          </table:table-cell>
        </table:table-row>
        <table:table-row table:style-name="TableRow3338">
          <table:table-cell table:style-name="TableCell3339">
            <text:p text:style-name="Normal">Hockey</text:p>
          </table:table-cell>
          <table:table-cell table:style-name="TableCell3340">
            <text:p text:style-name="Normal">Rangers</text:p>
          </table:table-cell>
          <table:table-cell table:style-name="TableCell3341">
            <text:p text:style-name="Normal">Islanders</text:p>
          </table:table-cell>
          <table:table-cell table:style-name="TableCell3342">
            <text:p text:style-name="Normal">Bruins</text:p>
          </table:table-cell>
          <table:table-cell table:style-name="TableCell3343">
            <text:p text:style-name="Normal">Red Wings</text:p>
          </table:table-cell>
        </table:table-row>
        <table:table-row table:style-name="TableRow3344">
          <table:table-cell table:style-name="TableCell3345">
            <text:p text:style-name="Normal">Football</text:p>
          </table:table-cell>
          <table:table-cell table:style-name="TableCell3346">
            <text:p text:style-name="Normal">Giants</text:p>
          </table:table-cell>
          <table:table-cell table:style-name="TableCell3347">
            <text:p text:style-name="Normal">Jets</text:p>
          </table:table-cell>
          <table:table-cell table:style-name="TableCell3348">
            <text:p text:style-name="Normal">Patriots</text:p>
          </table:table-cell>
          <table:table-cell table:style-name="TableCell334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65" draw:style-name="a131" draw:name="Object 66" text:anchor-type="as-char" svg:x="0in" svg:y="0in" svg:width="3.5in" svg:height="1.19792in" style:rel-width="scale" style:rel-height="scale"><draw:object-ole draw:class-id="00020830-0000-0000-C000-000000000046" xlink:href="Object 66" xlink:type="simple" xlink:show="embed" xlink:actuate="onLoad"/><draw:image xlink:href="ObjectReplacements/Object 66" xlink:type="simple" xlink:show="embed" xlink:actuate="onLoad"/><svg:title/><svg:desc/></draw:frame></text:p>
      <text:p text:style-name="Normal"/>
      <text:p text:style-name="Normal">This concludes our test.</text:p>
      <text:p text:style-name="P3350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351">This is bold,<text:s/></text:span><text:span text:style-name="T3352">this is italic</text:span>,<text:s/><text:span text:style-name="T3353">and this is bold italic</text:span>. This is normal.<text:s/><text:span text:style-name="InlineStyle">This is in a defined inline style called InlineStyle</text:span>. This is normal.<text:s/><text:span text:style-name="T3354">This is red text.</text:span><text:s/>This is normal.<text:s/></text:p>
      <text:p text:style-name="P3355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356">First item of bulleted list.<text:s/></text:p>
        </text:list-item>
        <text:list-item>
          <text:p text:style-name="P3357">Second item of bulleted list.</text:p>
        </text:list-item>
      </text:list>
      <text:p text:style-name="P3358">Second paragraph of second item of bulleted list.<text:s/></text:p>
      <text:list text:style-name="LFO2" text:continue-numbering="true">
        <text:list-item>
          <text:p text:style-name="P3359">Third item of bulleted list.</text:p>
          <text:list text:continue-numbering="true">
            <text:list-item>
              <text:p text:style-name="P3360">First item of third item’s nested list</text:p>
            </text:list-item>
            <text:list-item>
              <text:p text:style-name="P3361">Second item of third item’s nested list</text:p>
            </text:list-item>
          </text:list>
        </text:list-item>
        <text:list-item>
          <text:p text:style-name="P3362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363">First item of numbered list.<text:s/></text:p>
        </text:list-item>
        <text:list-item>
          <text:p text:style-name="P3364">Second item of numbered list.</text:p>
        </text:list-item>
      </text:list>
      <text:p text:style-name="P3365">Second paragraph of second item of numbered list.<text:s/></text:p>
      <text:list text:style-name="LFO3" text:continue-numbering="true">
        <text:list-item>
          <text:p text:style-name="P3366">Third item of numbered list.</text:p>
        </text:list-item>
      </text:list>
      <text:p text:style-name="Normal"/>
      <text:p text:style-name="Normal">Here is a BMP picture:</text:p>
      <text:p text:style-name="Normal"><text:span text:style-name="T3367"><draw:frame draw:style-name="a132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368">
        <table:table-columns>
          <table:table-column table:style-name="TableColumn3369"/>
          <table:table-column table:style-name="TableColumn3370"/>
          <table:table-column table:style-name="TableColumn3371"/>
          <table:table-column table:style-name="TableColumn3372"/>
          <table:table-column table:style-name="TableColumn3373"/>
        </table:table-columns>
        <table:table-row table:style-name="TableRow3374">
          <table:table-cell table:style-name="TableCell3375">
            <text:p text:style-name="P3376"/>
          </table:table-cell>
          <table:table-cell table:style-name="TableCell3377" table:number-columns-spanned="2">
            <text:p text:style-name="P3378">New York</text:p>
          </table:table-cell>
          <table:covered-table-cell/>
          <table:table-cell table:style-name="TableCell3379">
            <text:p text:style-name="P3380">Boston</text:p>
          </table:table-cell>
          <table:table-cell table:style-name="TableCell3381">
            <text:p text:style-name="P3382">Detroit</text:p>
          </table:table-cell>
        </table:table-row>
        <table:table-row table:style-name="TableRow3383">
          <table:table-cell table:style-name="TableCell3384">
            <text:p text:style-name="Normal">Baseball</text:p>
          </table:table-cell>
          <table:table-cell table:style-name="TableCell3385">
            <text:p text:style-name="Normal">Mets</text:p>
          </table:table-cell>
          <table:table-cell table:style-name="TableCell3386">
            <text:p text:style-name="Normal">Yankees</text:p>
          </table:table-cell>
          <table:table-cell table:style-name="TableCell3387">
            <text:p text:style-name="Normal">Red Sox</text:p>
          </table:table-cell>
          <table:table-cell table:style-name="TableCell3388">
            <text:p text:style-name="Normal">Tigers</text:p>
          </table:table-cell>
        </table:table-row>
        <table:table-row table:style-name="TableRow3389">
          <table:table-cell table:style-name="TableCell3390">
            <text:p text:style-name="Normal">Hockey</text:p>
          </table:table-cell>
          <table:table-cell table:style-name="TableCell3391">
            <text:p text:style-name="Normal">Rangers</text:p>
          </table:table-cell>
          <table:table-cell table:style-name="TableCell3392">
            <text:p text:style-name="Normal">Islanders</text:p>
          </table:table-cell>
          <table:table-cell table:style-name="TableCell3393">
            <text:p text:style-name="Normal">Bruins</text:p>
          </table:table-cell>
          <table:table-cell table:style-name="TableCell3394">
            <text:p text:style-name="Normal">Red Wings</text:p>
          </table:table-cell>
        </table:table-row>
        <table:table-row table:style-name="TableRow3395">
          <table:table-cell table:style-name="TableCell3396">
            <text:p text:style-name="Normal">Football</text:p>
          </table:table-cell>
          <table:table-cell table:style-name="TableCell3397">
            <text:p text:style-name="Normal">Giants</text:p>
          </table:table-cell>
          <table:table-cell table:style-name="TableCell3398">
            <text:p text:style-name="Normal">Jets</text:p>
          </table:table-cell>
          <table:table-cell table:style-name="TableCell3399">
            <text:p text:style-name="Normal">Patriots</text:p>
          </table:table-cell>
          <table:table-cell table:style-name="TableCell340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66" draw:style-name="a133" draw:name="Object 67" text:anchor-type="as-char" svg:x="0in" svg:y="0in" svg:width="3.5in" svg:height="1.19792in" style:rel-width="scale" style:rel-height="scale"><draw:object-ole draw:class-id="00020830-0000-0000-C000-000000000046" xlink:href="Object 67" xlink:type="simple" xlink:show="embed" xlink:actuate="onLoad"/><draw:image xlink:href="ObjectReplacements/Object 67" xlink:type="simple" xlink:show="embed" xlink:actuate="onLoad"/><svg:title/><svg:desc/></draw:frame></text:p>
      <text:p text:style-name="Normal"/>
      <text:p text:style-name="Normal">This concludes our test.</text:p>
      <text:p text:style-name="P3401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402">This is bold,<text:s/></text:span><text:span text:style-name="T3403">this is italic</text:span>,<text:s/><text:span text:style-name="T3404">and this is bold italic</text:span>. This is normal.<text:s/><text:span text:style-name="InlineStyle">This is in a defined inline style called InlineStyle</text:span>. This is normal.<text:s/><text:span text:style-name="T3405">This is red text.</text:span><text:s/>This is normal.<text:s/></text:p>
      <text:p text:style-name="P340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407">First item of bulleted list.<text:s/></text:p>
        </text:list-item>
        <text:list-item>
          <text:p text:style-name="P3408">Second item of bulleted list.</text:p>
        </text:list-item>
      </text:list>
      <text:p text:style-name="P3409">Second paragraph of second item of bulleted list.<text:s/></text:p>
      <text:list text:style-name="LFO2" text:continue-numbering="true">
        <text:list-item>
          <text:p text:style-name="P3410">Third item of bulleted list.</text:p>
          <text:list text:continue-numbering="true">
            <text:list-item>
              <text:p text:style-name="P3411">First item of third item’s nested list</text:p>
            </text:list-item>
            <text:list-item>
              <text:p text:style-name="P3412">Second item of third item’s nested list</text:p>
            </text:list-item>
          </text:list>
        </text:list-item>
        <text:list-item>
          <text:p text:style-name="P341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414">First item of numbered list.<text:s/></text:p>
        </text:list-item>
        <text:list-item>
          <text:p text:style-name="P3415">Second item of numbered list.</text:p>
        </text:list-item>
      </text:list>
      <text:p text:style-name="P3416">Second paragraph of second item of numbered list.<text:s/></text:p>
      <text:list text:style-name="LFO3" text:continue-numbering="true">
        <text:list-item>
          <text:p text:style-name="P3417">Third item of numbered list.</text:p>
        </text:list-item>
      </text:list>
      <text:p text:style-name="Normal"/>
      <text:p text:style-name="Normal">Here is a BMP picture:</text:p>
      <text:p text:style-name="Normal"><text:span text:style-name="T3418"><draw:frame draw:style-name="a134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419">
        <table:table-columns>
          <table:table-column table:style-name="TableColumn3420"/>
          <table:table-column table:style-name="TableColumn3421"/>
          <table:table-column table:style-name="TableColumn3422"/>
          <table:table-column table:style-name="TableColumn3423"/>
          <table:table-column table:style-name="TableColumn3424"/>
        </table:table-columns>
        <table:table-row table:style-name="TableRow3425">
          <table:table-cell table:style-name="TableCell3426">
            <text:p text:style-name="P3427"/>
          </table:table-cell>
          <table:table-cell table:style-name="TableCell3428" table:number-columns-spanned="2">
            <text:p text:style-name="P3429">New York</text:p>
          </table:table-cell>
          <table:covered-table-cell/>
          <table:table-cell table:style-name="TableCell3430">
            <text:p text:style-name="P3431">Boston</text:p>
          </table:table-cell>
          <table:table-cell table:style-name="TableCell3432">
            <text:p text:style-name="P3433">Detroit</text:p>
          </table:table-cell>
        </table:table-row>
        <table:table-row table:style-name="TableRow3434">
          <table:table-cell table:style-name="TableCell3435">
            <text:p text:style-name="Normal">Baseball</text:p>
          </table:table-cell>
          <table:table-cell table:style-name="TableCell3436">
            <text:p text:style-name="Normal">Mets</text:p>
          </table:table-cell>
          <table:table-cell table:style-name="TableCell3437">
            <text:p text:style-name="Normal">Yankees</text:p>
          </table:table-cell>
          <table:table-cell table:style-name="TableCell3438">
            <text:p text:style-name="Normal">Red Sox</text:p>
          </table:table-cell>
          <table:table-cell table:style-name="TableCell3439">
            <text:p text:style-name="Normal">Tigers</text:p>
          </table:table-cell>
        </table:table-row>
        <table:table-row table:style-name="TableRow3440">
          <table:table-cell table:style-name="TableCell3441">
            <text:p text:style-name="Normal">Hockey</text:p>
          </table:table-cell>
          <table:table-cell table:style-name="TableCell3442">
            <text:p text:style-name="Normal">Rangers</text:p>
          </table:table-cell>
          <table:table-cell table:style-name="TableCell3443">
            <text:p text:style-name="Normal">Islanders</text:p>
          </table:table-cell>
          <table:table-cell table:style-name="TableCell3444">
            <text:p text:style-name="Normal">Bruins</text:p>
          </table:table-cell>
          <table:table-cell table:style-name="TableCell3445">
            <text:p text:style-name="Normal">Red Wings</text:p>
          </table:table-cell>
        </table:table-row>
        <table:table-row table:style-name="TableRow3446">
          <table:table-cell table:style-name="TableCell3447">
            <text:p text:style-name="Normal">Football</text:p>
          </table:table-cell>
          <table:table-cell table:style-name="TableCell3448">
            <text:p text:style-name="Normal">Giants</text:p>
          </table:table-cell>
          <table:table-cell table:style-name="TableCell3449">
            <text:p text:style-name="Normal">Jets</text:p>
          </table:table-cell>
          <table:table-cell table:style-name="TableCell3450">
            <text:p text:style-name="Normal">Patriots</text:p>
          </table:table-cell>
          <table:table-cell table:style-name="TableCell345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67" draw:style-name="a135" draw:name="Object 68" text:anchor-type="as-char" svg:x="0in" svg:y="0in" svg:width="3.5in" svg:height="1.19792in" style:rel-width="scale" style:rel-height="scale"><draw:object-ole draw:class-id="00020830-0000-0000-C000-000000000046" xlink:href="Object 68" xlink:type="simple" xlink:show="embed" xlink:actuate="onLoad"/><draw:image xlink:href="ObjectReplacements/Object 68" xlink:type="simple" xlink:show="embed" xlink:actuate="onLoad"/><svg:title/><svg:desc/></draw:frame></text:p>
      <text:p text:style-name="Normal"/>
      <text:p text:style-name="Normal">This concludes our test.</text:p>
      <text:p text:style-name="P3452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453">This is bold,<text:s/></text:span><text:span text:style-name="T3454">this is italic</text:span>,<text:s/><text:span text:style-name="T3455">and this is bold italic</text:span>. This is normal.<text:s/><text:span text:style-name="InlineStyle">This is in a defined inline style called InlineStyle</text:span>. This is normal.<text:s/><text:span text:style-name="T3456">This is red text.</text:span><text:s/>This is normal.<text:s/></text:p>
      <text:p text:style-name="P345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458">First item of bulleted list.<text:s/></text:p>
        </text:list-item>
        <text:list-item>
          <text:p text:style-name="P3459">Second item of bulleted list.</text:p>
        </text:list-item>
      </text:list>
      <text:p text:style-name="P3460">Second paragraph of second item of bulleted list.<text:s/></text:p>
      <text:list text:style-name="LFO2" text:continue-numbering="true">
        <text:list-item>
          <text:p text:style-name="P3461">Third item of bulleted list.</text:p>
          <text:list text:continue-numbering="true">
            <text:list-item>
              <text:p text:style-name="P3462">First item of third item’s nested list</text:p>
            </text:list-item>
            <text:list-item>
              <text:p text:style-name="P3463">Second item of third item’s nested list</text:p>
            </text:list-item>
          </text:list>
        </text:list-item>
        <text:list-item>
          <text:p text:style-name="P346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465">First item of numbered list.<text:s/></text:p>
        </text:list-item>
        <text:list-item>
          <text:p text:style-name="P3466">Second item of numbered list.</text:p>
        </text:list-item>
      </text:list>
      <text:p text:style-name="P3467">Second paragraph of second item of numbered list.<text:s/></text:p>
      <text:list text:style-name="LFO3" text:continue-numbering="true">
        <text:list-item>
          <text:p text:style-name="P3468">Third item of numbered list.</text:p>
        </text:list-item>
      </text:list>
      <text:p text:style-name="Normal"/>
      <text:p text:style-name="Normal">Here is a BMP picture:</text:p>
      <text:p text:style-name="Normal"><text:span text:style-name="T3469"><draw:frame draw:style-name="a136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470">
        <table:table-columns>
          <table:table-column table:style-name="TableColumn3471"/>
          <table:table-column table:style-name="TableColumn3472"/>
          <table:table-column table:style-name="TableColumn3473"/>
          <table:table-column table:style-name="TableColumn3474"/>
          <table:table-column table:style-name="TableColumn3475"/>
        </table:table-columns>
        <table:table-row table:style-name="TableRow3476">
          <table:table-cell table:style-name="TableCell3477">
            <text:p text:style-name="P3478"/>
          </table:table-cell>
          <table:table-cell table:style-name="TableCell3479" table:number-columns-spanned="2">
            <text:p text:style-name="P3480">New York</text:p>
          </table:table-cell>
          <table:covered-table-cell/>
          <table:table-cell table:style-name="TableCell3481">
            <text:p text:style-name="P3482">Boston</text:p>
          </table:table-cell>
          <table:table-cell table:style-name="TableCell3483">
            <text:p text:style-name="P3484">Detroit</text:p>
          </table:table-cell>
        </table:table-row>
        <table:table-row table:style-name="TableRow3485">
          <table:table-cell table:style-name="TableCell3486">
            <text:p text:style-name="Normal">Baseball</text:p>
          </table:table-cell>
          <table:table-cell table:style-name="TableCell3487">
            <text:p text:style-name="Normal">Mets</text:p>
          </table:table-cell>
          <table:table-cell table:style-name="TableCell3488">
            <text:p text:style-name="Normal">Yankees</text:p>
          </table:table-cell>
          <table:table-cell table:style-name="TableCell3489">
            <text:p text:style-name="Normal">Red Sox</text:p>
          </table:table-cell>
          <table:table-cell table:style-name="TableCell3490">
            <text:p text:style-name="Normal">Tigers</text:p>
          </table:table-cell>
        </table:table-row>
        <table:table-row table:style-name="TableRow3491">
          <table:table-cell table:style-name="TableCell3492">
            <text:p text:style-name="Normal">Hockey</text:p>
          </table:table-cell>
          <table:table-cell table:style-name="TableCell3493">
            <text:p text:style-name="Normal">Rangers</text:p>
          </table:table-cell>
          <table:table-cell table:style-name="TableCell3494">
            <text:p text:style-name="Normal">Islanders</text:p>
          </table:table-cell>
          <table:table-cell table:style-name="TableCell3495">
            <text:p text:style-name="Normal">Bruins</text:p>
          </table:table-cell>
          <table:table-cell table:style-name="TableCell3496">
            <text:p text:style-name="Normal">Red Wings</text:p>
          </table:table-cell>
        </table:table-row>
        <table:table-row table:style-name="TableRow3497">
          <table:table-cell table:style-name="TableCell3498">
            <text:p text:style-name="Normal">Football</text:p>
          </table:table-cell>
          <table:table-cell table:style-name="TableCell3499">
            <text:p text:style-name="Normal">Giants</text:p>
          </table:table-cell>
          <table:table-cell table:style-name="TableCell3500">
            <text:p text:style-name="Normal">Jets</text:p>
          </table:table-cell>
          <table:table-cell table:style-name="TableCell3501">
            <text:p text:style-name="Normal">Patriots</text:p>
          </table:table-cell>
          <table:table-cell table:style-name="TableCell350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68" draw:style-name="a137" draw:name="Object 69" text:anchor-type="as-char" svg:x="0in" svg:y="0in" svg:width="3.5in" svg:height="1.19792in" style:rel-width="scale" style:rel-height="scale"><draw:object-ole draw:class-id="00020830-0000-0000-C000-000000000046" xlink:href="Object 69" xlink:type="simple" xlink:show="embed" xlink:actuate="onLoad"/><draw:image xlink:href="ObjectReplacements/Object 69" xlink:type="simple" xlink:show="embed" xlink:actuate="onLoad"/><svg:title/><svg:desc/></draw:frame></text:p>
      <text:p text:style-name="Normal"/>
      <text:p text:style-name="Normal">This concludes our test.</text:p>
      <text:p text:style-name="P350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504">This is bold,<text:s/></text:span><text:span text:style-name="T3505">this is italic</text:span>,<text:s/><text:span text:style-name="T3506">and this is bold italic</text:span>. This is normal.<text:s/><text:span text:style-name="InlineStyle">This is in a defined inline style called InlineStyle</text:span>. This is normal.<text:s/><text:span text:style-name="T3507">This is red text.</text:span><text:s/>This is normal.<text:s/></text:p>
      <text:p text:style-name="P350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509">First item of bulleted list.<text:s/></text:p>
        </text:list-item>
        <text:list-item>
          <text:p text:style-name="P3510">Second item of bulleted list.</text:p>
        </text:list-item>
      </text:list>
      <text:p text:style-name="P3511">Second paragraph of second item of bulleted list.<text:s/></text:p>
      <text:list text:style-name="LFO2" text:continue-numbering="true">
        <text:list-item>
          <text:p text:style-name="P3512">Third item of bulleted list.</text:p>
          <text:list text:continue-numbering="true">
            <text:list-item>
              <text:p text:style-name="P3513">First item of third item’s nested list</text:p>
            </text:list-item>
            <text:list-item>
              <text:p text:style-name="P3514">Second item of third item’s nested list</text:p>
            </text:list-item>
          </text:list>
        </text:list-item>
        <text:list-item>
          <text:p text:style-name="P351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516">First item of numbered list.<text:s/></text:p>
        </text:list-item>
        <text:list-item>
          <text:p text:style-name="P3517">Second item of numbered list.</text:p>
        </text:list-item>
      </text:list>
      <text:p text:style-name="P3518">Second paragraph of second item of numbered list.<text:s/></text:p>
      <text:list text:style-name="LFO3" text:continue-numbering="true">
        <text:list-item>
          <text:p text:style-name="P3519">Third item of numbered list.</text:p>
        </text:list-item>
      </text:list>
      <text:p text:style-name="Normal"/>
      <text:p text:style-name="Normal">Here is a BMP picture:</text:p>
      <text:p text:style-name="Normal"><text:span text:style-name="T3520"><draw:frame draw:style-name="a138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521">
        <table:table-columns>
          <table:table-column table:style-name="TableColumn3522"/>
          <table:table-column table:style-name="TableColumn3523"/>
          <table:table-column table:style-name="TableColumn3524"/>
          <table:table-column table:style-name="TableColumn3525"/>
          <table:table-column table:style-name="TableColumn3526"/>
        </table:table-columns>
        <table:table-row table:style-name="TableRow3527">
          <table:table-cell table:style-name="TableCell3528">
            <text:p text:style-name="P3529"/>
          </table:table-cell>
          <table:table-cell table:style-name="TableCell3530" table:number-columns-spanned="2">
            <text:p text:style-name="P3531">New York</text:p>
          </table:table-cell>
          <table:covered-table-cell/>
          <table:table-cell table:style-name="TableCell3532">
            <text:p text:style-name="P3533">Boston</text:p>
          </table:table-cell>
          <table:table-cell table:style-name="TableCell3534">
            <text:p text:style-name="P3535">Detroit</text:p>
          </table:table-cell>
        </table:table-row>
        <table:table-row table:style-name="TableRow3536">
          <table:table-cell table:style-name="TableCell3537">
            <text:p text:style-name="Normal">Baseball</text:p>
          </table:table-cell>
          <table:table-cell table:style-name="TableCell3538">
            <text:p text:style-name="Normal">Mets</text:p>
          </table:table-cell>
          <table:table-cell table:style-name="TableCell3539">
            <text:p text:style-name="Normal">Yankees</text:p>
          </table:table-cell>
          <table:table-cell table:style-name="TableCell3540">
            <text:p text:style-name="Normal">Red Sox</text:p>
          </table:table-cell>
          <table:table-cell table:style-name="TableCell3541">
            <text:p text:style-name="Normal">Tigers</text:p>
          </table:table-cell>
        </table:table-row>
        <table:table-row table:style-name="TableRow3542">
          <table:table-cell table:style-name="TableCell3543">
            <text:p text:style-name="Normal">Hockey</text:p>
          </table:table-cell>
          <table:table-cell table:style-name="TableCell3544">
            <text:p text:style-name="Normal">Rangers</text:p>
          </table:table-cell>
          <table:table-cell table:style-name="TableCell3545">
            <text:p text:style-name="Normal">Islanders</text:p>
          </table:table-cell>
          <table:table-cell table:style-name="TableCell3546">
            <text:p text:style-name="Normal">Bruins</text:p>
          </table:table-cell>
          <table:table-cell table:style-name="TableCell3547">
            <text:p text:style-name="Normal">Red Wings</text:p>
          </table:table-cell>
        </table:table-row>
        <table:table-row table:style-name="TableRow3548">
          <table:table-cell table:style-name="TableCell3549">
            <text:p text:style-name="Normal">Football</text:p>
          </table:table-cell>
          <table:table-cell table:style-name="TableCell3550">
            <text:p text:style-name="Normal">Giants</text:p>
          </table:table-cell>
          <table:table-cell table:style-name="TableCell3551">
            <text:p text:style-name="Normal">Jets</text:p>
          </table:table-cell>
          <table:table-cell table:style-name="TableCell3552">
            <text:p text:style-name="Normal">Patriots</text:p>
          </table:table-cell>
          <table:table-cell table:style-name="TableCell355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69" draw:style-name="a139" draw:name="Object 70" text:anchor-type="as-char" svg:x="0in" svg:y="0in" svg:width="3.5in" svg:height="1.19792in" style:rel-width="scale" style:rel-height="scale"><draw:object-ole draw:class-id="00020830-0000-0000-C000-000000000046" xlink:href="Object 70" xlink:type="simple" xlink:show="embed" xlink:actuate="onLoad"/><draw:image xlink:href="ObjectReplacements/Object 70" xlink:type="simple" xlink:show="embed" xlink:actuate="onLoad"/><svg:title/><svg:desc/></draw:frame></text:p>
      <text:p text:style-name="Normal"/>
      <text:p text:style-name="Normal">This concludes our test.</text:p>
      <text:p text:style-name="P355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555">This is bold,<text:s/></text:span><text:span text:style-name="T3556">this is italic</text:span>,<text:s/><text:span text:style-name="T3557">and this is bold italic</text:span>. This is normal.<text:s/><text:span text:style-name="InlineStyle">This is in a defined inline style called InlineStyle</text:span>. This is normal.<text:s/><text:span text:style-name="T3558">This is red text.</text:span><text:s/>This is normal.<text:s/></text:p>
      <text:p text:style-name="P355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560">First item of bulleted list.<text:s/></text:p>
        </text:list-item>
        <text:list-item>
          <text:p text:style-name="P3561">Second item of bulleted list.</text:p>
        </text:list-item>
      </text:list>
      <text:p text:style-name="P3562">Second paragraph of second item of bulleted list.<text:s/></text:p>
      <text:list text:style-name="LFO2" text:continue-numbering="true">
        <text:list-item>
          <text:p text:style-name="P3563">Third item of bulleted list.</text:p>
          <text:list text:continue-numbering="true">
            <text:list-item>
              <text:p text:style-name="P3564">First item of third item’s nested list</text:p>
            </text:list-item>
            <text:list-item>
              <text:p text:style-name="P3565">Second item of third item’s nested list</text:p>
            </text:list-item>
          </text:list>
        </text:list-item>
        <text:list-item>
          <text:p text:style-name="P356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567">First item of numbered list.<text:s/></text:p>
        </text:list-item>
        <text:list-item>
          <text:p text:style-name="P3568">Second item of numbered list.</text:p>
        </text:list-item>
      </text:list>
      <text:p text:style-name="P3569">Second paragraph of second item of numbered list.<text:s/></text:p>
      <text:list text:style-name="LFO3" text:continue-numbering="true">
        <text:list-item>
          <text:p text:style-name="P3570">Third item of numbered list.</text:p>
        </text:list-item>
      </text:list>
      <text:p text:style-name="Normal"/>
      <text:p text:style-name="Normal">Here is a BMP picture:</text:p>
      <text:p text:style-name="Normal"><text:span text:style-name="T3571"><draw:frame draw:style-name="a140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572">
        <table:table-columns>
          <table:table-column table:style-name="TableColumn3573"/>
          <table:table-column table:style-name="TableColumn3574"/>
          <table:table-column table:style-name="TableColumn3575"/>
          <table:table-column table:style-name="TableColumn3576"/>
          <table:table-column table:style-name="TableColumn3577"/>
        </table:table-columns>
        <table:table-row table:style-name="TableRow3578">
          <table:table-cell table:style-name="TableCell3579">
            <text:p text:style-name="P3580"/>
          </table:table-cell>
          <table:table-cell table:style-name="TableCell3581" table:number-columns-spanned="2">
            <text:p text:style-name="P3582">New York</text:p>
          </table:table-cell>
          <table:covered-table-cell/>
          <table:table-cell table:style-name="TableCell3583">
            <text:p text:style-name="P3584">Boston</text:p>
          </table:table-cell>
          <table:table-cell table:style-name="TableCell3585">
            <text:p text:style-name="P3586">Detroit</text:p>
          </table:table-cell>
        </table:table-row>
        <table:table-row table:style-name="TableRow3587">
          <table:table-cell table:style-name="TableCell3588">
            <text:p text:style-name="Normal">Baseball</text:p>
          </table:table-cell>
          <table:table-cell table:style-name="TableCell3589">
            <text:p text:style-name="Normal">Mets</text:p>
          </table:table-cell>
          <table:table-cell table:style-name="TableCell3590">
            <text:p text:style-name="Normal">Yankees</text:p>
          </table:table-cell>
          <table:table-cell table:style-name="TableCell3591">
            <text:p text:style-name="Normal">Red Sox</text:p>
          </table:table-cell>
          <table:table-cell table:style-name="TableCell3592">
            <text:p text:style-name="Normal">Tigers</text:p>
          </table:table-cell>
        </table:table-row>
        <table:table-row table:style-name="TableRow3593">
          <table:table-cell table:style-name="TableCell3594">
            <text:p text:style-name="Normal">Hockey</text:p>
          </table:table-cell>
          <table:table-cell table:style-name="TableCell3595">
            <text:p text:style-name="Normal">Rangers</text:p>
          </table:table-cell>
          <table:table-cell table:style-name="TableCell3596">
            <text:p text:style-name="Normal">Islanders</text:p>
          </table:table-cell>
          <table:table-cell table:style-name="TableCell3597">
            <text:p text:style-name="Normal">Bruins</text:p>
          </table:table-cell>
          <table:table-cell table:style-name="TableCell3598">
            <text:p text:style-name="Normal">Red Wings</text:p>
          </table:table-cell>
        </table:table-row>
        <table:table-row table:style-name="TableRow3599">
          <table:table-cell table:style-name="TableCell3600">
            <text:p text:style-name="Normal">Football</text:p>
          </table:table-cell>
          <table:table-cell table:style-name="TableCell3601">
            <text:p text:style-name="Normal">Giants</text:p>
          </table:table-cell>
          <table:table-cell table:style-name="TableCell3602">
            <text:p text:style-name="Normal">Jets</text:p>
          </table:table-cell>
          <table:table-cell table:style-name="TableCell3603">
            <text:p text:style-name="Normal">Patriots</text:p>
          </table:table-cell>
          <table:table-cell table:style-name="TableCell360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70" draw:style-name="a141" draw:name="Object 71" text:anchor-type="as-char" svg:x="0in" svg:y="0in" svg:width="3.5in" svg:height="1.19792in" style:rel-width="scale" style:rel-height="scale"><draw:object-ole draw:class-id="00020830-0000-0000-C000-000000000046" xlink:href="Object 71" xlink:type="simple" xlink:show="embed" xlink:actuate="onLoad"/><draw:image xlink:href="ObjectReplacements/Object 71" xlink:type="simple" xlink:show="embed" xlink:actuate="onLoad"/><svg:title/><svg:desc/></draw:frame></text:p>
      <text:p text:style-name="Normal"/>
      <text:p text:style-name="Normal">This concludes our test.</text:p>
      <text:p text:style-name="P360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606">This is bold,<text:s/></text:span><text:span text:style-name="T3607">this is italic</text:span>,<text:s/><text:span text:style-name="T3608">and this is bold italic</text:span>. This is normal.<text:s/><text:span text:style-name="InlineStyle">This is in a defined inline style called InlineStyle</text:span>. This is normal.<text:s/><text:span text:style-name="T3609">This is red text.</text:span><text:s/>This is normal.<text:s/></text:p>
      <text:p text:style-name="P361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611">First item of bulleted list.<text:s/></text:p>
        </text:list-item>
        <text:list-item>
          <text:p text:style-name="P3612">Second item of bulleted list.</text:p>
        </text:list-item>
      </text:list>
      <text:p text:style-name="P3613">Second paragraph of second item of bulleted list.<text:s/></text:p>
      <text:list text:style-name="LFO2" text:continue-numbering="true">
        <text:list-item>
          <text:p text:style-name="P3614">Third item of bulleted list.</text:p>
          <text:list text:continue-numbering="true">
            <text:list-item>
              <text:p text:style-name="P3615">First item of third item’s nested list</text:p>
            </text:list-item>
            <text:list-item>
              <text:p text:style-name="P3616">Second item of third item’s nested list</text:p>
            </text:list-item>
          </text:list>
        </text:list-item>
        <text:list-item>
          <text:p text:style-name="P361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618">First item of numbered list.<text:s/></text:p>
        </text:list-item>
        <text:list-item>
          <text:p text:style-name="P3619">Second item of numbered list.</text:p>
        </text:list-item>
      </text:list>
      <text:p text:style-name="P3620">Second paragraph of second item of numbered list.<text:s/></text:p>
      <text:list text:style-name="LFO3" text:continue-numbering="true">
        <text:list-item>
          <text:p text:style-name="P3621">Third item of numbered list.</text:p>
        </text:list-item>
      </text:list>
      <text:p text:style-name="Normal"/>
      <text:p text:style-name="Normal">Here is a BMP picture:</text:p>
      <text:p text:style-name="Normal"><text:span text:style-name="T3622"><draw:frame draw:style-name="a142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623">
        <table:table-columns>
          <table:table-column table:style-name="TableColumn3624"/>
          <table:table-column table:style-name="TableColumn3625"/>
          <table:table-column table:style-name="TableColumn3626"/>
          <table:table-column table:style-name="TableColumn3627"/>
          <table:table-column table:style-name="TableColumn3628"/>
        </table:table-columns>
        <table:table-row table:style-name="TableRow3629">
          <table:table-cell table:style-name="TableCell3630">
            <text:p text:style-name="P3631"/>
          </table:table-cell>
          <table:table-cell table:style-name="TableCell3632" table:number-columns-spanned="2">
            <text:p text:style-name="P3633">New York</text:p>
          </table:table-cell>
          <table:covered-table-cell/>
          <table:table-cell table:style-name="TableCell3634">
            <text:p text:style-name="P3635">Boston</text:p>
          </table:table-cell>
          <table:table-cell table:style-name="TableCell3636">
            <text:p text:style-name="P3637">Detroit</text:p>
          </table:table-cell>
        </table:table-row>
        <table:table-row table:style-name="TableRow3638">
          <table:table-cell table:style-name="TableCell3639">
            <text:p text:style-name="Normal">Baseball</text:p>
          </table:table-cell>
          <table:table-cell table:style-name="TableCell3640">
            <text:p text:style-name="Normal">Mets</text:p>
          </table:table-cell>
          <table:table-cell table:style-name="TableCell3641">
            <text:p text:style-name="Normal">Yankees</text:p>
          </table:table-cell>
          <table:table-cell table:style-name="TableCell3642">
            <text:p text:style-name="Normal">Red Sox</text:p>
          </table:table-cell>
          <table:table-cell table:style-name="TableCell3643">
            <text:p text:style-name="Normal">Tigers</text:p>
          </table:table-cell>
        </table:table-row>
        <table:table-row table:style-name="TableRow3644">
          <table:table-cell table:style-name="TableCell3645">
            <text:p text:style-name="Normal">Hockey</text:p>
          </table:table-cell>
          <table:table-cell table:style-name="TableCell3646">
            <text:p text:style-name="Normal">Rangers</text:p>
          </table:table-cell>
          <table:table-cell table:style-name="TableCell3647">
            <text:p text:style-name="Normal">Islanders</text:p>
          </table:table-cell>
          <table:table-cell table:style-name="TableCell3648">
            <text:p text:style-name="Normal">Bruins</text:p>
          </table:table-cell>
          <table:table-cell table:style-name="TableCell3649">
            <text:p text:style-name="Normal">Red Wings</text:p>
          </table:table-cell>
        </table:table-row>
        <table:table-row table:style-name="TableRow3650">
          <table:table-cell table:style-name="TableCell3651">
            <text:p text:style-name="Normal">Football</text:p>
          </table:table-cell>
          <table:table-cell table:style-name="TableCell3652">
            <text:p text:style-name="Normal">Giants</text:p>
          </table:table-cell>
          <table:table-cell table:style-name="TableCell3653">
            <text:p text:style-name="Normal">Jets</text:p>
          </table:table-cell>
          <table:table-cell table:style-name="TableCell3654">
            <text:p text:style-name="Normal">Patriots</text:p>
          </table:table-cell>
          <table:table-cell table:style-name="TableCell365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71" draw:style-name="a143" draw:name="Object 72" text:anchor-type="as-char" svg:x="0in" svg:y="0in" svg:width="3.5in" svg:height="1.19792in" style:rel-width="scale" style:rel-height="scale"><draw:object-ole draw:class-id="00020830-0000-0000-C000-000000000046" xlink:href="Object 72" xlink:type="simple" xlink:show="embed" xlink:actuate="onLoad"/><draw:image xlink:href="ObjectReplacements/Object 72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656">This is bold,<text:s/></text:span><text:span text:style-name="T3657">this is italic</text:span>,<text:s/><text:span text:style-name="T3658">and this is bold italic</text:span>. This is normal.<text:s/><text:span text:style-name="InlineStyle">This is in a defined inline style called InlineStyle</text:span>. This is normal.<text:s/><text:span text:style-name="T3659">This is red text.</text:span><text:s/>This is normal.<text:s/></text:p>
      <text:p text:style-name="P366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661">First item of bulleted list.<text:s/></text:p>
        </text:list-item>
        <text:list-item>
          <text:p text:style-name="P3662">Second item of bulleted list.</text:p>
        </text:list-item>
      </text:list>
      <text:p text:style-name="P3663">Second paragraph of second item of bulleted list.<text:s/></text:p>
      <text:list text:style-name="LFO2" text:continue-numbering="true">
        <text:list-item>
          <text:p text:style-name="P3664">Third item of bulleted list.</text:p>
          <text:list text:continue-numbering="true">
            <text:list-item>
              <text:p text:style-name="P3665">First item of third item’s nested list</text:p>
            </text:list-item>
            <text:list-item>
              <text:p text:style-name="P3666">Second item of third item’s nested list</text:p>
            </text:list-item>
          </text:list>
        </text:list-item>
        <text:list-item>
          <text:p text:style-name="P366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668">First item of numbered list.<text:s/></text:p>
        </text:list-item>
        <text:list-item>
          <text:p text:style-name="P3669">Second item of numbered list.</text:p>
        </text:list-item>
      </text:list>
      <text:p text:style-name="P3670">Second paragraph of second item of numbered list.<text:s/></text:p>
      <text:list text:style-name="LFO3" text:continue-numbering="true">
        <text:list-item>
          <text:p text:style-name="P3671">Third item of numbered list.</text:p>
        </text:list-item>
      </text:list>
      <text:p text:style-name="Normal"/>
      <text:p text:style-name="Normal">Here is a BMP picture:</text:p>
      <text:p text:style-name="Normal"><text:span text:style-name="T3672"><draw:frame draw:style-name="a144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673">
        <table:table-columns>
          <table:table-column table:style-name="TableColumn3674"/>
          <table:table-column table:style-name="TableColumn3675"/>
          <table:table-column table:style-name="TableColumn3676"/>
          <table:table-column table:style-name="TableColumn3677"/>
          <table:table-column table:style-name="TableColumn3678"/>
        </table:table-columns>
        <table:table-row table:style-name="TableRow3679">
          <table:table-cell table:style-name="TableCell3680">
            <text:p text:style-name="P3681"/>
          </table:table-cell>
          <table:table-cell table:style-name="TableCell3682" table:number-columns-spanned="2">
            <text:p text:style-name="P3683">New York</text:p>
          </table:table-cell>
          <table:covered-table-cell/>
          <table:table-cell table:style-name="TableCell3684">
            <text:p text:style-name="P3685">Boston</text:p>
          </table:table-cell>
          <table:table-cell table:style-name="TableCell3686">
            <text:p text:style-name="P3687">Detroit</text:p>
          </table:table-cell>
        </table:table-row>
        <table:table-row table:style-name="TableRow3688">
          <table:table-cell table:style-name="TableCell3689">
            <text:p text:style-name="Normal">Baseball</text:p>
          </table:table-cell>
          <table:table-cell table:style-name="TableCell3690">
            <text:p text:style-name="Normal">Mets</text:p>
          </table:table-cell>
          <table:table-cell table:style-name="TableCell3691">
            <text:p text:style-name="Normal">Yankees</text:p>
          </table:table-cell>
          <table:table-cell table:style-name="TableCell3692">
            <text:p text:style-name="Normal">Red Sox</text:p>
          </table:table-cell>
          <table:table-cell table:style-name="TableCell3693">
            <text:p text:style-name="Normal">Tigers</text:p>
          </table:table-cell>
        </table:table-row>
        <table:table-row table:style-name="TableRow3694">
          <table:table-cell table:style-name="TableCell3695">
            <text:p text:style-name="Normal">Hockey</text:p>
          </table:table-cell>
          <table:table-cell table:style-name="TableCell3696">
            <text:p text:style-name="Normal">Rangers</text:p>
          </table:table-cell>
          <table:table-cell table:style-name="TableCell3697">
            <text:p text:style-name="Normal">Islanders</text:p>
          </table:table-cell>
          <table:table-cell table:style-name="TableCell3698">
            <text:p text:style-name="Normal">Bruins</text:p>
          </table:table-cell>
          <table:table-cell table:style-name="TableCell3699">
            <text:p text:style-name="Normal">Red Wings</text:p>
          </table:table-cell>
        </table:table-row>
        <table:table-row table:style-name="TableRow3700">
          <table:table-cell table:style-name="TableCell3701">
            <text:p text:style-name="Normal">Football</text:p>
          </table:table-cell>
          <table:table-cell table:style-name="TableCell3702">
            <text:p text:style-name="Normal">Giants</text:p>
          </table:table-cell>
          <table:table-cell table:style-name="TableCell3703">
            <text:p text:style-name="Normal">Jets</text:p>
          </table:table-cell>
          <table:table-cell table:style-name="TableCell3704">
            <text:p text:style-name="Normal">Patriots</text:p>
          </table:table-cell>
          <table:table-cell table:style-name="TableCell370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72" draw:style-name="a145" draw:name="Object 73" text:anchor-type="as-char" svg:x="0in" svg:y="0in" svg:width="3.52083in" svg:height="1.25in" style:rel-width="scale" style:rel-height="scale"><draw:object-ole draw:class-id="00020830-0000-0000-C000-000000000046" xlink:href="Object 73" xlink:type="simple" xlink:show="embed" xlink:actuate="onLoad"/><draw:image xlink:href="ObjectReplacements/Object 73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706">This is bold,<text:s/></text:span><text:span text:style-name="T3707">this is italic</text:span>,<text:s/><text:span text:style-name="T3708">and this is bold italic</text:span>. This is normal.<text:s/><text:span text:style-name="InlineStyle">This is in a defined inline style called InlineStyle</text:span>. This is normal.<text:s/><text:span text:style-name="T3709">This is red text.</text:span><text:s/>This is normal.<text:s/></text:p>
      <text:p text:style-name="P371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711">First item of bulleted list.<text:s/></text:p>
        </text:list-item>
        <text:list-item>
          <text:p text:style-name="P3712">Second item of bulleted list.</text:p>
        </text:list-item>
      </text:list>
      <text:p text:style-name="P3713">Second paragraph of second item of bulleted list.<text:s/></text:p>
      <text:list text:style-name="LFO2" text:continue-numbering="true">
        <text:list-item>
          <text:p text:style-name="P3714">Third item of bulleted list.</text:p>
          <text:list text:continue-numbering="true">
            <text:list-item>
              <text:p text:style-name="P3715">First item of third item’s nested list</text:p>
            </text:list-item>
            <text:list-item>
              <text:p text:style-name="P3716">Second item of third item’s nested list</text:p>
            </text:list-item>
          </text:list>
        </text:list-item>
        <text:list-item>
          <text:p text:style-name="P371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718">First item of numbered list.<text:s/></text:p>
        </text:list-item>
        <text:list-item>
          <text:p text:style-name="P3719">Second item of numbered list.</text:p>
        </text:list-item>
      </text:list>
      <text:p text:style-name="P3720">Second paragraph of second item of numbered list.<text:s/></text:p>
      <text:list text:style-name="LFO3" text:continue-numbering="true">
        <text:list-item>
          <text:p text:style-name="P3721">Third item of numbered list.</text:p>
        </text:list-item>
      </text:list>
      <text:p text:style-name="Normal"/>
      <text:p text:style-name="Normal">Here is a BMP picture:</text:p>
      <text:p text:style-name="Normal"><text:span text:style-name="T3722"><draw:frame draw:style-name="a146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723">
        <table:table-columns>
          <table:table-column table:style-name="TableColumn3724"/>
          <table:table-column table:style-name="TableColumn3725"/>
          <table:table-column table:style-name="TableColumn3726"/>
          <table:table-column table:style-name="TableColumn3727"/>
          <table:table-column table:style-name="TableColumn3728"/>
        </table:table-columns>
        <table:table-row table:style-name="TableRow3729">
          <table:table-cell table:style-name="TableCell3730">
            <text:p text:style-name="P3731"/>
          </table:table-cell>
          <table:table-cell table:style-name="TableCell3732" table:number-columns-spanned="2">
            <text:p text:style-name="P3733">New York</text:p>
          </table:table-cell>
          <table:covered-table-cell/>
          <table:table-cell table:style-name="TableCell3734">
            <text:p text:style-name="P3735">Boston</text:p>
          </table:table-cell>
          <table:table-cell table:style-name="TableCell3736">
            <text:p text:style-name="P3737">Detroit</text:p>
          </table:table-cell>
        </table:table-row>
        <table:table-row table:style-name="TableRow3738">
          <table:table-cell table:style-name="TableCell3739">
            <text:p text:style-name="Normal">Baseball</text:p>
          </table:table-cell>
          <table:table-cell table:style-name="TableCell3740">
            <text:p text:style-name="Normal">Mets</text:p>
          </table:table-cell>
          <table:table-cell table:style-name="TableCell3741">
            <text:p text:style-name="Normal">Yankees</text:p>
          </table:table-cell>
          <table:table-cell table:style-name="TableCell3742">
            <text:p text:style-name="Normal">Red Sox</text:p>
          </table:table-cell>
          <table:table-cell table:style-name="TableCell3743">
            <text:p text:style-name="Normal">Tigers</text:p>
          </table:table-cell>
        </table:table-row>
        <table:table-row table:style-name="TableRow3744">
          <table:table-cell table:style-name="TableCell3745">
            <text:p text:style-name="Normal">Hockey</text:p>
          </table:table-cell>
          <table:table-cell table:style-name="TableCell3746">
            <text:p text:style-name="Normal">Rangers</text:p>
          </table:table-cell>
          <table:table-cell table:style-name="TableCell3747">
            <text:p text:style-name="Normal">Islanders</text:p>
          </table:table-cell>
          <table:table-cell table:style-name="TableCell3748">
            <text:p text:style-name="Normal">Bruins</text:p>
          </table:table-cell>
          <table:table-cell table:style-name="TableCell3749">
            <text:p text:style-name="Normal">Red Wings</text:p>
          </table:table-cell>
        </table:table-row>
        <table:table-row table:style-name="TableRow3750">
          <table:table-cell table:style-name="TableCell3751">
            <text:p text:style-name="Normal">Football</text:p>
          </table:table-cell>
          <table:table-cell table:style-name="TableCell3752">
            <text:p text:style-name="Normal">Giants</text:p>
          </table:table-cell>
          <table:table-cell table:style-name="TableCell3753">
            <text:p text:style-name="Normal">Jets</text:p>
          </table:table-cell>
          <table:table-cell table:style-name="TableCell3754">
            <text:p text:style-name="Normal">Patriots</text:p>
          </table:table-cell>
          <table:table-cell table:style-name="TableCell375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73" draw:style-name="a147" draw:name="Object 74" text:anchor-type="as-char" svg:x="0in" svg:y="0in" svg:width="3.52083in" svg:height="1.25in" style:rel-width="scale" style:rel-height="scale"><draw:object-ole draw:class-id="00020830-0000-0000-C000-000000000046" xlink:href="Object 74" xlink:type="simple" xlink:show="embed" xlink:actuate="onLoad"/><draw:image xlink:href="ObjectReplacements/Object 74" xlink:type="simple" xlink:show="embed" xlink:actuate="onLoad"/><svg:title/><svg:desc/></draw:frame></text:p>
      <text:p text:style-name="Normal"/>
      <text:p text:style-name="Normal">This concludes our test.</text:p>
      <text:p text:style-name="P3756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757">This is bold,<text:s/></text:span><text:span text:style-name="T3758">this is italic</text:span>,<text:s/><text:span text:style-name="T3759">and this is bold italic</text:span>. This is normal.<text:s/><text:span text:style-name="InlineStyle">This is in a defined inline style called InlineStyle</text:span>. This is normal.<text:s/><text:span text:style-name="T3760">This is red text.</text:span><text:s/>This is normal.<text:s/></text:p>
      <text:p text:style-name="P376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762">First item of bulleted list.<text:s/></text:p>
        </text:list-item>
        <text:list-item>
          <text:p text:style-name="P3763">Second item of bulleted list.</text:p>
        </text:list-item>
      </text:list>
      <text:p text:style-name="P3764">Second paragraph of second item of bulleted list.<text:s/></text:p>
      <text:list text:style-name="LFO2" text:continue-numbering="true">
        <text:list-item>
          <text:p text:style-name="P3765">Third item of bulleted list.</text:p>
          <text:list text:continue-numbering="true">
            <text:list-item>
              <text:p text:style-name="P3766">First item of third item’s nested list</text:p>
            </text:list-item>
            <text:list-item>
              <text:p text:style-name="P3767">Second item of third item’s nested list</text:p>
            </text:list-item>
          </text:list>
        </text:list-item>
        <text:list-item>
          <text:p text:style-name="P376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769">First item of numbered list.<text:s/></text:p>
        </text:list-item>
        <text:list-item>
          <text:p text:style-name="P3770">Second item of numbered list.</text:p>
        </text:list-item>
      </text:list>
      <text:p text:style-name="P3771">Second paragraph of second item of numbered list.<text:s/></text:p>
      <text:list text:style-name="LFO3" text:continue-numbering="true">
        <text:list-item>
          <text:p text:style-name="P3772">Third item of numbered list.</text:p>
        </text:list-item>
      </text:list>
      <text:p text:style-name="Normal"/>
      <text:p text:style-name="Normal">Here is a BMP picture:</text:p>
      <text:p text:style-name="Normal"><text:span text:style-name="T3773"><draw:frame draw:style-name="a148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774">
        <table:table-columns>
          <table:table-column table:style-name="TableColumn3775"/>
          <table:table-column table:style-name="TableColumn3776"/>
          <table:table-column table:style-name="TableColumn3777"/>
          <table:table-column table:style-name="TableColumn3778"/>
          <table:table-column table:style-name="TableColumn3779"/>
        </table:table-columns>
        <table:table-row table:style-name="TableRow3780">
          <table:table-cell table:style-name="TableCell3781">
            <text:p text:style-name="P3782"/>
          </table:table-cell>
          <table:table-cell table:style-name="TableCell3783" table:number-columns-spanned="2">
            <text:p text:style-name="P3784">New York</text:p>
          </table:table-cell>
          <table:covered-table-cell/>
          <table:table-cell table:style-name="TableCell3785">
            <text:p text:style-name="P3786">Boston</text:p>
          </table:table-cell>
          <table:table-cell table:style-name="TableCell3787">
            <text:p text:style-name="P3788">Detroit</text:p>
          </table:table-cell>
        </table:table-row>
        <table:table-row table:style-name="TableRow3789">
          <table:table-cell table:style-name="TableCell3790">
            <text:p text:style-name="Normal">Baseball</text:p>
          </table:table-cell>
          <table:table-cell table:style-name="TableCell3791">
            <text:p text:style-name="Normal">Mets</text:p>
          </table:table-cell>
          <table:table-cell table:style-name="TableCell3792">
            <text:p text:style-name="Normal">Yankees</text:p>
          </table:table-cell>
          <table:table-cell table:style-name="TableCell3793">
            <text:p text:style-name="Normal">Red Sox</text:p>
          </table:table-cell>
          <table:table-cell table:style-name="TableCell3794">
            <text:p text:style-name="Normal">Tigers</text:p>
          </table:table-cell>
        </table:table-row>
        <table:table-row table:style-name="TableRow3795">
          <table:table-cell table:style-name="TableCell3796">
            <text:p text:style-name="Normal">Hockey</text:p>
          </table:table-cell>
          <table:table-cell table:style-name="TableCell3797">
            <text:p text:style-name="Normal">Rangers</text:p>
          </table:table-cell>
          <table:table-cell table:style-name="TableCell3798">
            <text:p text:style-name="Normal">Islanders</text:p>
          </table:table-cell>
          <table:table-cell table:style-name="TableCell3799">
            <text:p text:style-name="Normal">Bruins</text:p>
          </table:table-cell>
          <table:table-cell table:style-name="TableCell3800">
            <text:p text:style-name="Normal">Red Wings</text:p>
          </table:table-cell>
        </table:table-row>
        <table:table-row table:style-name="TableRow3801">
          <table:table-cell table:style-name="TableCell3802">
            <text:p text:style-name="Normal">Football</text:p>
          </table:table-cell>
          <table:table-cell table:style-name="TableCell3803">
            <text:p text:style-name="Normal">Giants</text:p>
          </table:table-cell>
          <table:table-cell table:style-name="TableCell3804">
            <text:p text:style-name="Normal">Jets</text:p>
          </table:table-cell>
          <table:table-cell table:style-name="TableCell3805">
            <text:p text:style-name="Normal">Patriots</text:p>
          </table:table-cell>
          <table:table-cell table:style-name="TableCell380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74" draw:style-name="a149" draw:name="Object 75" text:anchor-type="as-char" svg:x="0in" svg:y="0in" svg:width="3.52083in" svg:height="1.25in" style:rel-width="scale" style:rel-height="scale"><draw:object-ole draw:class-id="00020830-0000-0000-C000-000000000046" xlink:href="Object 75" xlink:type="simple" xlink:show="embed" xlink:actuate="onLoad"/><draw:image xlink:href="ObjectReplacements/Object 75" xlink:type="simple" xlink:show="embed" xlink:actuate="onLoad"/><svg:title/><svg:desc/></draw:frame></text:p>
      <text:p text:style-name="Normal"/>
      <text:p text:style-name="Normal">This concludes our test.</text:p>
      <text:p text:style-name="P380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808">This is bold,<text:s/></text:span><text:span text:style-name="T3809">this is italic</text:span>,<text:s/><text:span text:style-name="T3810">and this is bold italic</text:span>. This is normal.<text:s/><text:span text:style-name="InlineStyle">This is in a defined inline style called InlineStyle</text:span>. This is normal.<text:s/><text:span text:style-name="T3811">This is red text.</text:span><text:s/>This is normal.<text:s/></text:p>
      <text:p text:style-name="P381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813">First item of bulleted list.<text:s/></text:p>
        </text:list-item>
        <text:list-item>
          <text:p text:style-name="P3814">Second item of bulleted list.</text:p>
        </text:list-item>
      </text:list>
      <text:p text:style-name="P3815">Second paragraph of second item of bulleted list.<text:s/></text:p>
      <text:list text:style-name="LFO2" text:continue-numbering="true">
        <text:list-item>
          <text:p text:style-name="P3816">Third item of bulleted list.</text:p>
          <text:list text:continue-numbering="true">
            <text:list-item>
              <text:p text:style-name="P3817">First item of third item’s nested list</text:p>
            </text:list-item>
            <text:list-item>
              <text:p text:style-name="P3818">Second item of third item’s nested list</text:p>
            </text:list-item>
          </text:list>
        </text:list-item>
        <text:list-item>
          <text:p text:style-name="P381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820">First item of numbered list.<text:s/></text:p>
        </text:list-item>
        <text:list-item>
          <text:p text:style-name="P3821">Second item of numbered list.</text:p>
        </text:list-item>
      </text:list>
      <text:p text:style-name="P3822">Second paragraph of second item of numbered list.<text:s/></text:p>
      <text:list text:style-name="LFO3" text:continue-numbering="true">
        <text:list-item>
          <text:p text:style-name="P3823">Third item of numbered list.</text:p>
        </text:list-item>
      </text:list>
      <text:p text:style-name="Normal"/>
      <text:p text:style-name="Normal">Here is a BMP picture:</text:p>
      <text:p text:style-name="Normal"><text:span text:style-name="T3824"><draw:frame draw:style-name="a150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825">
        <table:table-columns>
          <table:table-column table:style-name="TableColumn3826"/>
          <table:table-column table:style-name="TableColumn3827"/>
          <table:table-column table:style-name="TableColumn3828"/>
          <table:table-column table:style-name="TableColumn3829"/>
          <table:table-column table:style-name="TableColumn3830"/>
        </table:table-columns>
        <table:table-row table:style-name="TableRow3831">
          <table:table-cell table:style-name="TableCell3832">
            <text:p text:style-name="P3833"/>
          </table:table-cell>
          <table:table-cell table:style-name="TableCell3834" table:number-columns-spanned="2">
            <text:p text:style-name="P3835">New York</text:p>
          </table:table-cell>
          <table:covered-table-cell/>
          <table:table-cell table:style-name="TableCell3836">
            <text:p text:style-name="P3837">Boston</text:p>
          </table:table-cell>
          <table:table-cell table:style-name="TableCell3838">
            <text:p text:style-name="P3839">Detroit</text:p>
          </table:table-cell>
        </table:table-row>
        <table:table-row table:style-name="TableRow3840">
          <table:table-cell table:style-name="TableCell3841">
            <text:p text:style-name="Normal">Baseball</text:p>
          </table:table-cell>
          <table:table-cell table:style-name="TableCell3842">
            <text:p text:style-name="Normal">Mets</text:p>
          </table:table-cell>
          <table:table-cell table:style-name="TableCell3843">
            <text:p text:style-name="Normal">Yankees</text:p>
          </table:table-cell>
          <table:table-cell table:style-name="TableCell3844">
            <text:p text:style-name="Normal">Red Sox</text:p>
          </table:table-cell>
          <table:table-cell table:style-name="TableCell3845">
            <text:p text:style-name="Normal">Tigers</text:p>
          </table:table-cell>
        </table:table-row>
        <table:table-row table:style-name="TableRow3846">
          <table:table-cell table:style-name="TableCell3847">
            <text:p text:style-name="Normal">Hockey</text:p>
          </table:table-cell>
          <table:table-cell table:style-name="TableCell3848">
            <text:p text:style-name="Normal">Rangers</text:p>
          </table:table-cell>
          <table:table-cell table:style-name="TableCell3849">
            <text:p text:style-name="Normal">Islanders</text:p>
          </table:table-cell>
          <table:table-cell table:style-name="TableCell3850">
            <text:p text:style-name="Normal">Bruins</text:p>
          </table:table-cell>
          <table:table-cell table:style-name="TableCell3851">
            <text:p text:style-name="Normal">Red Wings</text:p>
          </table:table-cell>
        </table:table-row>
        <table:table-row table:style-name="TableRow3852">
          <table:table-cell table:style-name="TableCell3853">
            <text:p text:style-name="Normal">Football</text:p>
          </table:table-cell>
          <table:table-cell table:style-name="TableCell3854">
            <text:p text:style-name="Normal">Giants</text:p>
          </table:table-cell>
          <table:table-cell table:style-name="TableCell3855">
            <text:p text:style-name="Normal">Jets</text:p>
          </table:table-cell>
          <table:table-cell table:style-name="TableCell3856">
            <text:p text:style-name="Normal">Patriots</text:p>
          </table:table-cell>
          <table:table-cell table:style-name="TableCell385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75" draw:style-name="a151" draw:name="Object 76" text:anchor-type="as-char" svg:x="0in" svg:y="0in" svg:width="3.52083in" svg:height="1.25in" style:rel-width="scale" style:rel-height="scale"><draw:object-ole draw:class-id="00020830-0000-0000-C000-000000000046" xlink:href="Object 76" xlink:type="simple" xlink:show="embed" xlink:actuate="onLoad"/><draw:image xlink:href="ObjectReplacements/Object 76" xlink:type="simple" xlink:show="embed" xlink:actuate="onLoad"/><svg:title/><svg:desc/></draw:frame></text:p>
      <text:p text:style-name="Normal"/>
      <text:p text:style-name="Normal">This concludes our test.</text:p>
      <text:p text:style-name="P385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859">This is bold,<text:s/></text:span><text:span text:style-name="T3860">this is italic</text:span>,<text:s/><text:span text:style-name="T3861">and this is bold italic</text:span>. This is normal.<text:s/><text:span text:style-name="InlineStyle">This is in a defined inline style called InlineStyle</text:span>. This is normal.<text:s/><text:span text:style-name="T3862">This is red text.</text:span><text:s/>This is normal.<text:s/></text:p>
      <text:p text:style-name="P3863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864">First item of bulleted list.<text:s/></text:p>
        </text:list-item>
        <text:list-item>
          <text:p text:style-name="P3865">Second item of bulleted list.</text:p>
        </text:list-item>
      </text:list>
      <text:p text:style-name="P3866">Second paragraph of second item of bulleted list.<text:s/></text:p>
      <text:list text:style-name="LFO2" text:continue-numbering="true">
        <text:list-item>
          <text:p text:style-name="P3867">Third item of bulleted list.</text:p>
          <text:list text:continue-numbering="true">
            <text:list-item>
              <text:p text:style-name="P3868">First item of third item’s nested list</text:p>
            </text:list-item>
            <text:list-item>
              <text:p text:style-name="P3869">Second item of third item’s nested list</text:p>
            </text:list-item>
          </text:list>
        </text:list-item>
        <text:list-item>
          <text:p text:style-name="P387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871">First item of numbered list.<text:s/></text:p>
        </text:list-item>
        <text:list-item>
          <text:p text:style-name="P3872">Second item of numbered list.</text:p>
        </text:list-item>
      </text:list>
      <text:p text:style-name="P3873">Second paragraph of second item of numbered list.<text:s/></text:p>
      <text:list text:style-name="LFO3" text:continue-numbering="true">
        <text:list-item>
          <text:p text:style-name="P3874">Third item of numbered list.</text:p>
        </text:list-item>
      </text:list>
      <text:p text:style-name="Normal"/>
      <text:p text:style-name="Normal">Here is a BMP picture:</text:p>
      <text:p text:style-name="Normal"><text:span text:style-name="T3875"><draw:frame draw:style-name="a152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876">
        <table:table-columns>
          <table:table-column table:style-name="TableColumn3877"/>
          <table:table-column table:style-name="TableColumn3878"/>
          <table:table-column table:style-name="TableColumn3879"/>
          <table:table-column table:style-name="TableColumn3880"/>
          <table:table-column table:style-name="TableColumn3881"/>
        </table:table-columns>
        <table:table-row table:style-name="TableRow3882">
          <table:table-cell table:style-name="TableCell3883">
            <text:p text:style-name="P3884"/>
          </table:table-cell>
          <table:table-cell table:style-name="TableCell3885" table:number-columns-spanned="2">
            <text:p text:style-name="P3886">New York</text:p>
          </table:table-cell>
          <table:covered-table-cell/>
          <table:table-cell table:style-name="TableCell3887">
            <text:p text:style-name="P3888">Boston</text:p>
          </table:table-cell>
          <table:table-cell table:style-name="TableCell3889">
            <text:p text:style-name="P3890">Detroit</text:p>
          </table:table-cell>
        </table:table-row>
        <table:table-row table:style-name="TableRow3891">
          <table:table-cell table:style-name="TableCell3892">
            <text:p text:style-name="Normal">Baseball</text:p>
          </table:table-cell>
          <table:table-cell table:style-name="TableCell3893">
            <text:p text:style-name="Normal">Mets</text:p>
          </table:table-cell>
          <table:table-cell table:style-name="TableCell3894">
            <text:p text:style-name="Normal">Yankees</text:p>
          </table:table-cell>
          <table:table-cell table:style-name="TableCell3895">
            <text:p text:style-name="Normal">Red Sox</text:p>
          </table:table-cell>
          <table:table-cell table:style-name="TableCell3896">
            <text:p text:style-name="Normal">Tigers</text:p>
          </table:table-cell>
        </table:table-row>
        <table:table-row table:style-name="TableRow3897">
          <table:table-cell table:style-name="TableCell3898">
            <text:p text:style-name="Normal">Hockey</text:p>
          </table:table-cell>
          <table:table-cell table:style-name="TableCell3899">
            <text:p text:style-name="Normal">Rangers</text:p>
          </table:table-cell>
          <table:table-cell table:style-name="TableCell3900">
            <text:p text:style-name="Normal">Islanders</text:p>
          </table:table-cell>
          <table:table-cell table:style-name="TableCell3901">
            <text:p text:style-name="Normal">Bruins</text:p>
          </table:table-cell>
          <table:table-cell table:style-name="TableCell3902">
            <text:p text:style-name="Normal">Red Wings</text:p>
          </table:table-cell>
        </table:table-row>
        <table:table-row table:style-name="TableRow3903">
          <table:table-cell table:style-name="TableCell3904">
            <text:p text:style-name="Normal">Football</text:p>
          </table:table-cell>
          <table:table-cell table:style-name="TableCell3905">
            <text:p text:style-name="Normal">Giants</text:p>
          </table:table-cell>
          <table:table-cell table:style-name="TableCell3906">
            <text:p text:style-name="Normal">Jets</text:p>
          </table:table-cell>
          <table:table-cell table:style-name="TableCell3907">
            <text:p text:style-name="Normal">Patriots</text:p>
          </table:table-cell>
          <table:table-cell table:style-name="TableCell3908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76" draw:style-name="a153" draw:name="Object 77" text:anchor-type="as-char" svg:x="0in" svg:y="0in" svg:width="3.52083in" svg:height="1.25in" style:rel-width="scale" style:rel-height="scale"><draw:object-ole draw:class-id="00020830-0000-0000-C000-000000000046" xlink:href="Object 77" xlink:type="simple" xlink:show="embed" xlink:actuate="onLoad"/><draw:image xlink:href="ObjectReplacements/Object 77" xlink:type="simple" xlink:show="embed" xlink:actuate="onLoad"/><svg:title/><svg:desc/></draw:frame></text:p>
      <text:p text:style-name="Normal"/>
      <text:p text:style-name="Normal">This concludes our test.</text:p>
      <text:p text:style-name="P3909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910">This is bold,<text:s/></text:span><text:span text:style-name="T3911">this is italic</text:span>,<text:s/><text:span text:style-name="T3912">and this is bold italic</text:span>. This is normal.<text:s/><text:span text:style-name="InlineStyle">This is in a defined inline style called InlineStyle</text:span>. This is normal.<text:s/><text:span text:style-name="T3913">This is red text.</text:span><text:s/>This is normal.<text:s/></text:p>
      <text:p text:style-name="P391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915">First item of bulleted list.<text:s/></text:p>
        </text:list-item>
        <text:list-item>
          <text:p text:style-name="P3916">Second item of bulleted list.</text:p>
        </text:list-item>
      </text:list>
      <text:p text:style-name="P3917">Second paragraph of second item of bulleted list.<text:s/></text:p>
      <text:list text:style-name="LFO2" text:continue-numbering="true">
        <text:list-item>
          <text:p text:style-name="P3918">Third item of bulleted list.</text:p>
          <text:list text:continue-numbering="true">
            <text:list-item>
              <text:p text:style-name="P3919">First item of third item’s nested list</text:p>
            </text:list-item>
            <text:list-item>
              <text:p text:style-name="P3920">Second item of third item’s nested list</text:p>
            </text:list-item>
          </text:list>
        </text:list-item>
        <text:list-item>
          <text:p text:style-name="P392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922">First item of numbered list.<text:s/></text:p>
        </text:list-item>
        <text:list-item>
          <text:p text:style-name="P3923">Second item of numbered list.</text:p>
        </text:list-item>
      </text:list>
      <text:p text:style-name="P3924">Second paragraph of second item of numbered list.<text:s/></text:p>
      <text:list text:style-name="LFO3" text:continue-numbering="true">
        <text:list-item>
          <text:p text:style-name="P3925">Third item of numbered list.</text:p>
        </text:list-item>
      </text:list>
      <text:p text:style-name="Normal"/>
      <text:p text:style-name="Normal">Here is a BMP picture:</text:p>
      <text:p text:style-name="Normal"><text:span text:style-name="T3926"><draw:frame draw:style-name="a154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927">
        <table:table-columns>
          <table:table-column table:style-name="TableColumn3928"/>
          <table:table-column table:style-name="TableColumn3929"/>
          <table:table-column table:style-name="TableColumn3930"/>
          <table:table-column table:style-name="TableColumn3931"/>
          <table:table-column table:style-name="TableColumn3932"/>
        </table:table-columns>
        <table:table-row table:style-name="TableRow3933">
          <table:table-cell table:style-name="TableCell3934">
            <text:p text:style-name="P3935"/>
          </table:table-cell>
          <table:table-cell table:style-name="TableCell3936" table:number-columns-spanned="2">
            <text:p text:style-name="P3937">New York</text:p>
          </table:table-cell>
          <table:covered-table-cell/>
          <table:table-cell table:style-name="TableCell3938">
            <text:p text:style-name="P3939">Boston</text:p>
          </table:table-cell>
          <table:table-cell table:style-name="TableCell3940">
            <text:p text:style-name="P3941">Detroit</text:p>
          </table:table-cell>
        </table:table-row>
        <table:table-row table:style-name="TableRow3942">
          <table:table-cell table:style-name="TableCell3943">
            <text:p text:style-name="Normal">Baseball</text:p>
          </table:table-cell>
          <table:table-cell table:style-name="TableCell3944">
            <text:p text:style-name="Normal">Mets</text:p>
          </table:table-cell>
          <table:table-cell table:style-name="TableCell3945">
            <text:p text:style-name="Normal">Yankees</text:p>
          </table:table-cell>
          <table:table-cell table:style-name="TableCell3946">
            <text:p text:style-name="Normal">Red Sox</text:p>
          </table:table-cell>
          <table:table-cell table:style-name="TableCell3947">
            <text:p text:style-name="Normal">Tigers</text:p>
          </table:table-cell>
        </table:table-row>
        <table:table-row table:style-name="TableRow3948">
          <table:table-cell table:style-name="TableCell3949">
            <text:p text:style-name="Normal">Hockey</text:p>
          </table:table-cell>
          <table:table-cell table:style-name="TableCell3950">
            <text:p text:style-name="Normal">Rangers</text:p>
          </table:table-cell>
          <table:table-cell table:style-name="TableCell3951">
            <text:p text:style-name="Normal">Islanders</text:p>
          </table:table-cell>
          <table:table-cell table:style-name="TableCell3952">
            <text:p text:style-name="Normal">Bruins</text:p>
          </table:table-cell>
          <table:table-cell table:style-name="TableCell3953">
            <text:p text:style-name="Normal">Red Wings</text:p>
          </table:table-cell>
        </table:table-row>
        <table:table-row table:style-name="TableRow3954">
          <table:table-cell table:style-name="TableCell3955">
            <text:p text:style-name="Normal">Football</text:p>
          </table:table-cell>
          <table:table-cell table:style-name="TableCell3956">
            <text:p text:style-name="Normal">Giants</text:p>
          </table:table-cell>
          <table:table-cell table:style-name="TableCell3957">
            <text:p text:style-name="Normal">Jets</text:p>
          </table:table-cell>
          <table:table-cell table:style-name="TableCell3958">
            <text:p text:style-name="Normal">Patriots</text:p>
          </table:table-cell>
          <table:table-cell table:style-name="TableCell395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77" draw:style-name="a155" draw:name="Object 78" text:anchor-type="as-char" svg:x="0in" svg:y="0in" svg:width="3.52083in" svg:height="1.25in" style:rel-width="scale" style:rel-height="scale"><draw:object-ole draw:class-id="00020830-0000-0000-C000-000000000046" xlink:href="Object 78" xlink:type="simple" xlink:show="embed" xlink:actuate="onLoad"/><draw:image xlink:href="ObjectReplacements/Object 78" xlink:type="simple" xlink:show="embed" xlink:actuate="onLoad"/><svg:title/><svg:desc/></draw:frame></text:p>
      <text:p text:style-name="Normal"/>
      <text:p text:style-name="Normal">This concludes our test.</text:p>
      <text:p text:style-name="P3960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961">This is bold,<text:s/></text:span><text:span text:style-name="T3962">this is italic</text:span>,<text:s/><text:span text:style-name="T3963">and this is bold italic</text:span>. This is normal.<text:s/><text:span text:style-name="InlineStyle">This is in a defined inline style called InlineStyle</text:span>. This is normal.<text:s/><text:span text:style-name="T3964">This is red text.</text:span><text:s/>This is normal.<text:s/></text:p>
      <text:p text:style-name="P3965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966">First item of bulleted list.<text:s/></text:p>
        </text:list-item>
        <text:list-item>
          <text:p text:style-name="P3967">Second item of bulleted list.</text:p>
        </text:list-item>
      </text:list>
      <text:p text:style-name="P3968">Second paragraph of second item of bulleted list.<text:s/></text:p>
      <text:list text:style-name="LFO2" text:continue-numbering="true">
        <text:list-item>
          <text:p text:style-name="P3969">Third item of bulleted list.</text:p>
          <text:list text:continue-numbering="true">
            <text:list-item>
              <text:p text:style-name="P3970">First item of third item’s nested list</text:p>
            </text:list-item>
            <text:list-item>
              <text:p text:style-name="P3971">Second item of third item’s nested list</text:p>
            </text:list-item>
          </text:list>
        </text:list-item>
        <text:list-item>
          <text:p text:style-name="P3972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973">First item of numbered list.<text:s/></text:p>
        </text:list-item>
        <text:list-item>
          <text:p text:style-name="P3974">Second item of numbered list.</text:p>
        </text:list-item>
      </text:list>
      <text:p text:style-name="P3975">Second paragraph of second item of numbered list.<text:s/></text:p>
      <text:list text:style-name="LFO3" text:continue-numbering="true">
        <text:list-item>
          <text:p text:style-name="P3976">Third item of numbered list.</text:p>
        </text:list-item>
      </text:list>
      <text:p text:style-name="Normal"/>
      <text:p text:style-name="Normal">Here is a BMP picture:</text:p>
      <text:p text:style-name="Normal"><text:span text:style-name="T3977"><draw:frame draw:style-name="a156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978">
        <table:table-columns>
          <table:table-column table:style-name="TableColumn3979"/>
          <table:table-column table:style-name="TableColumn3980"/>
          <table:table-column table:style-name="TableColumn3981"/>
          <table:table-column table:style-name="TableColumn3982"/>
          <table:table-column table:style-name="TableColumn3983"/>
        </table:table-columns>
        <table:table-row table:style-name="TableRow3984">
          <table:table-cell table:style-name="TableCell3985">
            <text:p text:style-name="P3986"/>
          </table:table-cell>
          <table:table-cell table:style-name="TableCell3987" table:number-columns-spanned="2">
            <text:p text:style-name="P3988">New York</text:p>
          </table:table-cell>
          <table:covered-table-cell/>
          <table:table-cell table:style-name="TableCell3989">
            <text:p text:style-name="P3990">Boston</text:p>
          </table:table-cell>
          <table:table-cell table:style-name="TableCell3991">
            <text:p text:style-name="P3992">Detroit</text:p>
          </table:table-cell>
        </table:table-row>
        <table:table-row table:style-name="TableRow3993">
          <table:table-cell table:style-name="TableCell3994">
            <text:p text:style-name="Normal">Baseball</text:p>
          </table:table-cell>
          <table:table-cell table:style-name="TableCell3995">
            <text:p text:style-name="Normal">Mets</text:p>
          </table:table-cell>
          <table:table-cell table:style-name="TableCell3996">
            <text:p text:style-name="Normal">Yankees</text:p>
          </table:table-cell>
          <table:table-cell table:style-name="TableCell3997">
            <text:p text:style-name="Normal">Red Sox</text:p>
          </table:table-cell>
          <table:table-cell table:style-name="TableCell3998">
            <text:p text:style-name="Normal">Tigers</text:p>
          </table:table-cell>
        </table:table-row>
        <table:table-row table:style-name="TableRow3999">
          <table:table-cell table:style-name="TableCell4000">
            <text:p text:style-name="Normal">Hockey</text:p>
          </table:table-cell>
          <table:table-cell table:style-name="TableCell4001">
            <text:p text:style-name="Normal">Rangers</text:p>
          </table:table-cell>
          <table:table-cell table:style-name="TableCell4002">
            <text:p text:style-name="Normal">Islanders</text:p>
          </table:table-cell>
          <table:table-cell table:style-name="TableCell4003">
            <text:p text:style-name="Normal">Bruins</text:p>
          </table:table-cell>
          <table:table-cell table:style-name="TableCell4004">
            <text:p text:style-name="Normal">Red Wings</text:p>
          </table:table-cell>
        </table:table-row>
        <table:table-row table:style-name="TableRow4005">
          <table:table-cell table:style-name="TableCell4006">
            <text:p text:style-name="Normal">Football</text:p>
          </table:table-cell>
          <table:table-cell table:style-name="TableCell4007">
            <text:p text:style-name="Normal">Giants</text:p>
          </table:table-cell>
          <table:table-cell table:style-name="TableCell4008">
            <text:p text:style-name="Normal">Jets</text:p>
          </table:table-cell>
          <table:table-cell table:style-name="TableCell4009">
            <text:p text:style-name="Normal">Patriots</text:p>
          </table:table-cell>
          <table:table-cell table:style-name="TableCell401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78" draw:style-name="a157" draw:name="Object 79" text:anchor-type="as-char" svg:x="0in" svg:y="0in" svg:width="3.52083in" svg:height="1.25in" style:rel-width="scale" style:rel-height="scale"><draw:object-ole draw:class-id="00020830-0000-0000-C000-000000000046" xlink:href="Object 79" xlink:type="simple" xlink:show="embed" xlink:actuate="onLoad"/><draw:image xlink:href="ObjectReplacements/Object 79" xlink:type="simple" xlink:show="embed" xlink:actuate="onLoad"/><svg:title/><svg:desc/></draw:frame></text:p>
      <text:p text:style-name="Normal"/>
      <text:p text:style-name="Normal">This concludes our test.</text:p>
      <text:p text:style-name="P4011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012">This is bold,<text:s/></text:span><text:span text:style-name="T4013">this is italic</text:span>,<text:s/><text:span text:style-name="T4014">and this is bold italic</text:span>. This is normal.<text:s/><text:span text:style-name="InlineStyle">This is in a defined inline style called InlineStyle</text:span>. This is normal.<text:s/><text:span text:style-name="T4015">This is red text.</text:span><text:s/>This is normal.<text:s/></text:p>
      <text:p text:style-name="P401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017">First item of bulleted list.<text:s/></text:p>
        </text:list-item>
        <text:list-item>
          <text:p text:style-name="P4018">Second item of bulleted list.</text:p>
        </text:list-item>
      </text:list>
      <text:p text:style-name="P4019">Second paragraph of second item of bulleted list.<text:s/></text:p>
      <text:list text:style-name="LFO2" text:continue-numbering="true">
        <text:list-item>
          <text:p text:style-name="P4020">Third item of bulleted list.</text:p>
          <text:list text:continue-numbering="true">
            <text:list-item>
              <text:p text:style-name="P4021">First item of third item’s nested list</text:p>
            </text:list-item>
            <text:list-item>
              <text:p text:style-name="P4022">Second item of third item’s nested list</text:p>
            </text:list-item>
          </text:list>
        </text:list-item>
        <text:list-item>
          <text:p text:style-name="P402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024">First item of numbered list.<text:s/></text:p>
        </text:list-item>
        <text:list-item>
          <text:p text:style-name="P4025">Second item of numbered list.</text:p>
        </text:list-item>
      </text:list>
      <text:p text:style-name="P4026">Second paragraph of second item of numbered list.<text:s/></text:p>
      <text:list text:style-name="LFO3" text:continue-numbering="true">
        <text:list-item>
          <text:p text:style-name="P4027">Third item of numbered list.</text:p>
        </text:list-item>
      </text:list>
      <text:p text:style-name="Normal"/>
      <text:p text:style-name="Normal">Here is a BMP picture:</text:p>
      <text:p text:style-name="Normal"><text:span text:style-name="T4028"><draw:frame draw:style-name="a158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029">
        <table:table-columns>
          <table:table-column table:style-name="TableColumn4030"/>
          <table:table-column table:style-name="TableColumn4031"/>
          <table:table-column table:style-name="TableColumn4032"/>
          <table:table-column table:style-name="TableColumn4033"/>
          <table:table-column table:style-name="TableColumn4034"/>
        </table:table-columns>
        <table:table-row table:style-name="TableRow4035">
          <table:table-cell table:style-name="TableCell4036">
            <text:p text:style-name="P4037"/>
          </table:table-cell>
          <table:table-cell table:style-name="TableCell4038" table:number-columns-spanned="2">
            <text:p text:style-name="P4039">New York</text:p>
          </table:table-cell>
          <table:covered-table-cell/>
          <table:table-cell table:style-name="TableCell4040">
            <text:p text:style-name="P4041">Boston</text:p>
          </table:table-cell>
          <table:table-cell table:style-name="TableCell4042">
            <text:p text:style-name="P4043">Detroit</text:p>
          </table:table-cell>
        </table:table-row>
        <table:table-row table:style-name="TableRow4044">
          <table:table-cell table:style-name="TableCell4045">
            <text:p text:style-name="Normal">Baseball</text:p>
          </table:table-cell>
          <table:table-cell table:style-name="TableCell4046">
            <text:p text:style-name="Normal">Mets</text:p>
          </table:table-cell>
          <table:table-cell table:style-name="TableCell4047">
            <text:p text:style-name="Normal">Yankees</text:p>
          </table:table-cell>
          <table:table-cell table:style-name="TableCell4048">
            <text:p text:style-name="Normal">Red Sox</text:p>
          </table:table-cell>
          <table:table-cell table:style-name="TableCell4049">
            <text:p text:style-name="Normal">Tigers</text:p>
          </table:table-cell>
        </table:table-row>
        <table:table-row table:style-name="TableRow4050">
          <table:table-cell table:style-name="TableCell4051">
            <text:p text:style-name="Normal">Hockey</text:p>
          </table:table-cell>
          <table:table-cell table:style-name="TableCell4052">
            <text:p text:style-name="Normal">Rangers</text:p>
          </table:table-cell>
          <table:table-cell table:style-name="TableCell4053">
            <text:p text:style-name="Normal">Islanders</text:p>
          </table:table-cell>
          <table:table-cell table:style-name="TableCell4054">
            <text:p text:style-name="Normal">Bruins</text:p>
          </table:table-cell>
          <table:table-cell table:style-name="TableCell4055">
            <text:p text:style-name="Normal">Red Wings</text:p>
          </table:table-cell>
        </table:table-row>
        <table:table-row table:style-name="TableRow4056">
          <table:table-cell table:style-name="TableCell4057">
            <text:p text:style-name="Normal">Football</text:p>
          </table:table-cell>
          <table:table-cell table:style-name="TableCell4058">
            <text:p text:style-name="Normal">Giants</text:p>
          </table:table-cell>
          <table:table-cell table:style-name="TableCell4059">
            <text:p text:style-name="Normal">Jets</text:p>
          </table:table-cell>
          <table:table-cell table:style-name="TableCell4060">
            <text:p text:style-name="Normal">Patriots</text:p>
          </table:table-cell>
          <table:table-cell table:style-name="TableCell406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79" draw:style-name="a159" draw:name="Object 80" text:anchor-type="as-char" svg:x="0in" svg:y="0in" svg:width="3.52083in" svg:height="1.25in" style:rel-width="scale" style:rel-height="scale"><draw:object-ole draw:class-id="00020830-0000-0000-C000-000000000046" xlink:href="Object 80" xlink:type="simple" xlink:show="embed" xlink:actuate="onLoad"/><draw:image xlink:href="ObjectReplacements/Object 80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062">This is bold,<text:s/></text:span><text:span text:style-name="T4063">this is italic</text:span>,<text:s/><text:span text:style-name="T4064">and this is bold italic</text:span>. This is normal.<text:s/><text:span text:style-name="InlineStyle">This is in a defined inline style called InlineStyle</text:span>. This is normal.<text:s/><text:span text:style-name="T4065">This is red text.</text:span><text:s/>This is normal.<text:s/></text:p>
      <text:p text:style-name="P406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067">First item of bulleted list.<text:s/></text:p>
        </text:list-item>
        <text:list-item>
          <text:p text:style-name="P4068">Second item of bulleted list.</text:p>
        </text:list-item>
      </text:list>
      <text:p text:style-name="P4069">Second paragraph of second item of bulleted list.<text:s/></text:p>
      <text:list text:style-name="LFO2" text:continue-numbering="true">
        <text:list-item>
          <text:p text:style-name="P4070">Third item of bulleted list.</text:p>
          <text:list text:continue-numbering="true">
            <text:list-item>
              <text:p text:style-name="P4071">First item of third item’s nested list</text:p>
            </text:list-item>
            <text:list-item>
              <text:p text:style-name="P4072">Second item of third item’s nested list</text:p>
            </text:list-item>
          </text:list>
        </text:list-item>
        <text:list-item>
          <text:p text:style-name="P407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074">First item of numbered list.<text:s/></text:p>
        </text:list-item>
        <text:list-item>
          <text:p text:style-name="P4075">Second item of numbered list.</text:p>
        </text:list-item>
      </text:list>
      <text:p text:style-name="P4076">Second paragraph of second item of numbered list.<text:s/></text:p>
      <text:list text:style-name="LFO3" text:continue-numbering="true">
        <text:list-item>
          <text:p text:style-name="P4077">Third item of numbered list.</text:p>
        </text:list-item>
      </text:list>
      <text:p text:style-name="Normal"/>
      <text:p text:style-name="Normal">Here is a BMP picture:</text:p>
      <text:p text:style-name="Normal"><text:span text:style-name="T4078"><draw:frame draw:style-name="a160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079">
        <table:table-columns>
          <table:table-column table:style-name="TableColumn4080"/>
          <table:table-column table:style-name="TableColumn4081"/>
          <table:table-column table:style-name="TableColumn4082"/>
          <table:table-column table:style-name="TableColumn4083"/>
          <table:table-column table:style-name="TableColumn4084"/>
        </table:table-columns>
        <table:table-row table:style-name="TableRow4085">
          <table:table-cell table:style-name="TableCell4086">
            <text:p text:style-name="P4087"/>
          </table:table-cell>
          <table:table-cell table:style-name="TableCell4088" table:number-columns-spanned="2">
            <text:p text:style-name="P4089">New York</text:p>
          </table:table-cell>
          <table:covered-table-cell/>
          <table:table-cell table:style-name="TableCell4090">
            <text:p text:style-name="P4091">Boston</text:p>
          </table:table-cell>
          <table:table-cell table:style-name="TableCell4092">
            <text:p text:style-name="P4093">Detroit</text:p>
          </table:table-cell>
        </table:table-row>
        <table:table-row table:style-name="TableRow4094">
          <table:table-cell table:style-name="TableCell4095">
            <text:p text:style-name="Normal">Baseball</text:p>
          </table:table-cell>
          <table:table-cell table:style-name="TableCell4096">
            <text:p text:style-name="Normal">Mets</text:p>
          </table:table-cell>
          <table:table-cell table:style-name="TableCell4097">
            <text:p text:style-name="Normal">Yankees</text:p>
          </table:table-cell>
          <table:table-cell table:style-name="TableCell4098">
            <text:p text:style-name="Normal">Red Sox</text:p>
          </table:table-cell>
          <table:table-cell table:style-name="TableCell4099">
            <text:p text:style-name="Normal">Tigers</text:p>
          </table:table-cell>
        </table:table-row>
        <table:table-row table:style-name="TableRow4100">
          <table:table-cell table:style-name="TableCell4101">
            <text:p text:style-name="Normal">Hockey</text:p>
          </table:table-cell>
          <table:table-cell table:style-name="TableCell4102">
            <text:p text:style-name="Normal">Rangers</text:p>
          </table:table-cell>
          <table:table-cell table:style-name="TableCell4103">
            <text:p text:style-name="Normal">Islanders</text:p>
          </table:table-cell>
          <table:table-cell table:style-name="TableCell4104">
            <text:p text:style-name="Normal">Bruins</text:p>
          </table:table-cell>
          <table:table-cell table:style-name="TableCell4105">
            <text:p text:style-name="Normal">Red Wings</text:p>
          </table:table-cell>
        </table:table-row>
        <table:table-row table:style-name="TableRow4106">
          <table:table-cell table:style-name="TableCell4107">
            <text:p text:style-name="Normal">Football</text:p>
          </table:table-cell>
          <table:table-cell table:style-name="TableCell4108">
            <text:p text:style-name="Normal">Giants</text:p>
          </table:table-cell>
          <table:table-cell table:style-name="TableCell4109">
            <text:p text:style-name="Normal">Jets</text:p>
          </table:table-cell>
          <table:table-cell table:style-name="TableCell4110">
            <text:p text:style-name="Normal">Patriots</text:p>
          </table:table-cell>
          <table:table-cell table:style-name="TableCell411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80" draw:style-name="a161" draw:name="Object 81" text:anchor-type="as-char" svg:x="0in" svg:y="0in" svg:width="3.52083in" svg:height="1.25in" style:rel-width="scale" style:rel-height="scale"><draw:object-ole draw:class-id="00020830-0000-0000-C000-000000000046" xlink:href="Object 81" xlink:type="simple" xlink:show="embed" xlink:actuate="onLoad"/><draw:image xlink:href="ObjectReplacements/Object 81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112">This is bold,<text:s/></text:span><text:span text:style-name="T4113">this is italic</text:span>,<text:s/><text:span text:style-name="T4114">and this is bold italic</text:span>. This is normal.<text:s/><text:span text:style-name="InlineStyle">This is in a defined inline style called InlineStyle</text:span>. This is normal.<text:s/><text:span text:style-name="T4115">This is red text.</text:span><text:s/>This is normal.<text:s/></text:p>
      <text:p text:style-name="P411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117">First item of bulleted list.<text:s/></text:p>
        </text:list-item>
        <text:list-item>
          <text:p text:style-name="P4118">Second item of bulleted list.</text:p>
        </text:list-item>
      </text:list>
      <text:p text:style-name="P4119">Second paragraph of second item of bulleted list.<text:s/></text:p>
      <text:list text:style-name="LFO2" text:continue-numbering="true">
        <text:list-item>
          <text:p text:style-name="P4120">Third item of bulleted list.</text:p>
          <text:list text:continue-numbering="true">
            <text:list-item>
              <text:p text:style-name="P4121">First item of third item’s nested list</text:p>
            </text:list-item>
            <text:list-item>
              <text:p text:style-name="P4122">Second item of third item’s nested list</text:p>
            </text:list-item>
          </text:list>
        </text:list-item>
        <text:list-item>
          <text:p text:style-name="P412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124">First item of numbered list.<text:s/></text:p>
        </text:list-item>
        <text:list-item>
          <text:p text:style-name="P4125">Second item of numbered list.</text:p>
        </text:list-item>
      </text:list>
      <text:p text:style-name="P4126">Second paragraph of second item of numbered list.<text:s/></text:p>
      <text:list text:style-name="LFO3" text:continue-numbering="true">
        <text:list-item>
          <text:p text:style-name="P4127">Third item of numbered list.</text:p>
        </text:list-item>
      </text:list>
      <text:p text:style-name="Normal"/>
      <text:p text:style-name="Normal">Here is a BMP picture:</text:p>
      <text:p text:style-name="Normal"><text:span text:style-name="T4128"><draw:frame draw:style-name="a162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129">
        <table:table-columns>
          <table:table-column table:style-name="TableColumn4130"/>
          <table:table-column table:style-name="TableColumn4131"/>
          <table:table-column table:style-name="TableColumn4132"/>
          <table:table-column table:style-name="TableColumn4133"/>
          <table:table-column table:style-name="TableColumn4134"/>
        </table:table-columns>
        <table:table-row table:style-name="TableRow4135">
          <table:table-cell table:style-name="TableCell4136">
            <text:p text:style-name="P4137"/>
          </table:table-cell>
          <table:table-cell table:style-name="TableCell4138" table:number-columns-spanned="2">
            <text:p text:style-name="P4139">New York</text:p>
          </table:table-cell>
          <table:covered-table-cell/>
          <table:table-cell table:style-name="TableCell4140">
            <text:p text:style-name="P4141">Boston</text:p>
          </table:table-cell>
          <table:table-cell table:style-name="TableCell4142">
            <text:p text:style-name="P4143">Detroit</text:p>
          </table:table-cell>
        </table:table-row>
        <table:table-row table:style-name="TableRow4144">
          <table:table-cell table:style-name="TableCell4145">
            <text:p text:style-name="Normal">Baseball</text:p>
          </table:table-cell>
          <table:table-cell table:style-name="TableCell4146">
            <text:p text:style-name="Normal">Mets</text:p>
          </table:table-cell>
          <table:table-cell table:style-name="TableCell4147">
            <text:p text:style-name="Normal">Yankees</text:p>
          </table:table-cell>
          <table:table-cell table:style-name="TableCell4148">
            <text:p text:style-name="Normal">Red Sox</text:p>
          </table:table-cell>
          <table:table-cell table:style-name="TableCell4149">
            <text:p text:style-name="Normal">Tigers</text:p>
          </table:table-cell>
        </table:table-row>
        <table:table-row table:style-name="TableRow4150">
          <table:table-cell table:style-name="TableCell4151">
            <text:p text:style-name="Normal">Hockey</text:p>
          </table:table-cell>
          <table:table-cell table:style-name="TableCell4152">
            <text:p text:style-name="Normal">Rangers</text:p>
          </table:table-cell>
          <table:table-cell table:style-name="TableCell4153">
            <text:p text:style-name="Normal">Islanders</text:p>
          </table:table-cell>
          <table:table-cell table:style-name="TableCell4154">
            <text:p text:style-name="Normal">Bruins</text:p>
          </table:table-cell>
          <table:table-cell table:style-name="TableCell4155">
            <text:p text:style-name="Normal">Red Wings</text:p>
          </table:table-cell>
        </table:table-row>
        <table:table-row table:style-name="TableRow4156">
          <table:table-cell table:style-name="TableCell4157">
            <text:p text:style-name="Normal">Football</text:p>
          </table:table-cell>
          <table:table-cell table:style-name="TableCell4158">
            <text:p text:style-name="Normal">Giants</text:p>
          </table:table-cell>
          <table:table-cell table:style-name="TableCell4159">
            <text:p text:style-name="Normal">Jets</text:p>
          </table:table-cell>
          <table:table-cell table:style-name="TableCell4160">
            <text:p text:style-name="Normal">Patriots</text:p>
          </table:table-cell>
          <table:table-cell table:style-name="TableCell416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81" draw:style-name="a163" draw:name="Object 82" text:anchor-type="as-char" svg:x="0in" svg:y="0in" svg:width="3.52083in" svg:height="1.25in" style:rel-width="scale" style:rel-height="scale"><draw:object-ole draw:class-id="00020830-0000-0000-C000-000000000046" xlink:href="Object 82" xlink:type="simple" xlink:show="embed" xlink:actuate="onLoad"/><draw:image xlink:href="ObjectReplacements/Object 82" xlink:type="simple" xlink:show="embed" xlink:actuate="onLoad"/><svg:title/><svg:desc/></draw:frame></text:p>
      <text:p text:style-name="Normal"/>
      <text:p text:style-name="Normal">This concludes our test.</text:p>
      <text:p text:style-name="P4162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163">This is bold,<text:s/></text:span><text:span text:style-name="T4164">this is italic</text:span>,<text:s/><text:span text:style-name="T4165">and this is bold italic</text:span>. This is normal.<text:s/><text:span text:style-name="InlineStyle">This is in a defined inline style called InlineStyle</text:span>. This is normal.<text:s/><text:span text:style-name="T4166">This is red text.</text:span><text:s/>This is normal.<text:s/></text:p>
      <text:p text:style-name="P416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168">First item of bulleted list.<text:s/></text:p>
        </text:list-item>
        <text:list-item>
          <text:p text:style-name="P4169">Second item of bulleted list.</text:p>
        </text:list-item>
      </text:list>
      <text:p text:style-name="P4170">Second paragraph of second item of bulleted list.<text:s/></text:p>
      <text:list text:style-name="LFO2" text:continue-numbering="true">
        <text:list-item>
          <text:p text:style-name="P4171">Third item of bulleted list.</text:p>
          <text:list text:continue-numbering="true">
            <text:list-item>
              <text:p text:style-name="P4172">First item of third item’s nested list</text:p>
            </text:list-item>
            <text:list-item>
              <text:p text:style-name="P4173">Second item of third item’s nested list</text:p>
            </text:list-item>
          </text:list>
        </text:list-item>
        <text:list-item>
          <text:p text:style-name="P417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175">First item of numbered list.<text:s/></text:p>
        </text:list-item>
        <text:list-item>
          <text:p text:style-name="P4176">Second item of numbered list.</text:p>
        </text:list-item>
      </text:list>
      <text:p text:style-name="P4177">Second paragraph of second item of numbered list.<text:s/></text:p>
      <text:list text:style-name="LFO3" text:continue-numbering="true">
        <text:list-item>
          <text:p text:style-name="P4178">Third item of numbered list.</text:p>
        </text:list-item>
      </text:list>
      <text:p text:style-name="Normal"/>
      <text:p text:style-name="Normal">Here is a BMP picture:</text:p>
      <text:p text:style-name="Normal"><text:span text:style-name="T4179"><draw:frame draw:style-name="a164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180">
        <table:table-columns>
          <table:table-column table:style-name="TableColumn4181"/>
          <table:table-column table:style-name="TableColumn4182"/>
          <table:table-column table:style-name="TableColumn4183"/>
          <table:table-column table:style-name="TableColumn4184"/>
          <table:table-column table:style-name="TableColumn4185"/>
        </table:table-columns>
        <table:table-row table:style-name="TableRow4186">
          <table:table-cell table:style-name="TableCell4187">
            <text:p text:style-name="P4188"/>
          </table:table-cell>
          <table:table-cell table:style-name="TableCell4189" table:number-columns-spanned="2">
            <text:p text:style-name="P4190">New York</text:p>
          </table:table-cell>
          <table:covered-table-cell/>
          <table:table-cell table:style-name="TableCell4191">
            <text:p text:style-name="P4192">Boston</text:p>
          </table:table-cell>
          <table:table-cell table:style-name="TableCell4193">
            <text:p text:style-name="P4194">Detroit</text:p>
          </table:table-cell>
        </table:table-row>
        <table:table-row table:style-name="TableRow4195">
          <table:table-cell table:style-name="TableCell4196">
            <text:p text:style-name="Normal">Baseball</text:p>
          </table:table-cell>
          <table:table-cell table:style-name="TableCell4197">
            <text:p text:style-name="Normal">Mets</text:p>
          </table:table-cell>
          <table:table-cell table:style-name="TableCell4198">
            <text:p text:style-name="Normal">Yankees</text:p>
          </table:table-cell>
          <table:table-cell table:style-name="TableCell4199">
            <text:p text:style-name="Normal">Red Sox</text:p>
          </table:table-cell>
          <table:table-cell table:style-name="TableCell4200">
            <text:p text:style-name="Normal">Tigers</text:p>
          </table:table-cell>
        </table:table-row>
        <table:table-row table:style-name="TableRow4201">
          <table:table-cell table:style-name="TableCell4202">
            <text:p text:style-name="Normal">Hockey</text:p>
          </table:table-cell>
          <table:table-cell table:style-name="TableCell4203">
            <text:p text:style-name="Normal">Rangers</text:p>
          </table:table-cell>
          <table:table-cell table:style-name="TableCell4204">
            <text:p text:style-name="Normal">Islanders</text:p>
          </table:table-cell>
          <table:table-cell table:style-name="TableCell4205">
            <text:p text:style-name="Normal">Bruins</text:p>
          </table:table-cell>
          <table:table-cell table:style-name="TableCell4206">
            <text:p text:style-name="Normal">Red Wings</text:p>
          </table:table-cell>
        </table:table-row>
        <table:table-row table:style-name="TableRow4207">
          <table:table-cell table:style-name="TableCell4208">
            <text:p text:style-name="Normal">Football</text:p>
          </table:table-cell>
          <table:table-cell table:style-name="TableCell4209">
            <text:p text:style-name="Normal">Giants</text:p>
          </table:table-cell>
          <table:table-cell table:style-name="TableCell4210">
            <text:p text:style-name="Normal">Jets</text:p>
          </table:table-cell>
          <table:table-cell table:style-name="TableCell4211">
            <text:p text:style-name="Normal">Patriots</text:p>
          </table:table-cell>
          <table:table-cell table:style-name="TableCell421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82" draw:style-name="a165" draw:name="Object 83" text:anchor-type="as-char" svg:x="0in" svg:y="0in" svg:width="3.52083in" svg:height="1.25in" style:rel-width="scale" style:rel-height="scale"><draw:object-ole draw:class-id="00020830-0000-0000-C000-000000000046" xlink:href="Object 83" xlink:type="simple" xlink:show="embed" xlink:actuate="onLoad"/><draw:image xlink:href="ObjectReplacements/Object 83" xlink:type="simple" xlink:show="embed" xlink:actuate="onLoad"/><svg:title/><svg:desc/></draw:frame></text:p>
      <text:p text:style-name="Normal"/>
      <text:p text:style-name="Normal">This concludes our test.</text:p>
      <text:p text:style-name="P421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214">This is bold,<text:s/></text:span><text:span text:style-name="T4215">this is italic</text:span>,<text:s/><text:span text:style-name="T4216">and this is bold italic</text:span>. This is normal.<text:s/><text:span text:style-name="InlineStyle">This is in a defined inline style called InlineStyle</text:span>. This is normal.<text:s/><text:span text:style-name="T4217">This is red text.</text:span><text:s/>This is normal.<text:s/></text:p>
      <text:p text:style-name="P421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219">First item of bulleted list.<text:s/></text:p>
        </text:list-item>
        <text:list-item>
          <text:p text:style-name="P4220">Second item of bulleted list.</text:p>
        </text:list-item>
      </text:list>
      <text:p text:style-name="P4221">Second paragraph of second item of bulleted list.<text:s/></text:p>
      <text:list text:style-name="LFO2" text:continue-numbering="true">
        <text:list-item>
          <text:p text:style-name="P4222">Third item of bulleted list.</text:p>
          <text:list text:continue-numbering="true">
            <text:list-item>
              <text:p text:style-name="P4223">First item of third item’s nested list</text:p>
            </text:list-item>
            <text:list-item>
              <text:p text:style-name="P4224">Second item of third item’s nested list</text:p>
            </text:list-item>
          </text:list>
        </text:list-item>
        <text:list-item>
          <text:p text:style-name="P422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226">First item of numbered list.<text:s/></text:p>
        </text:list-item>
        <text:list-item>
          <text:p text:style-name="P4227">Second item of numbered list.</text:p>
        </text:list-item>
      </text:list>
      <text:p text:style-name="P4228">Second paragraph of second item of numbered list.<text:s/></text:p>
      <text:list text:style-name="LFO3" text:continue-numbering="true">
        <text:list-item>
          <text:p text:style-name="P4229">Third item of numbered list.</text:p>
        </text:list-item>
      </text:list>
      <text:p text:style-name="Normal"/>
      <text:p text:style-name="Normal">Here is a BMP picture:</text:p>
      <text:p text:style-name="Normal"><text:span text:style-name="T4230"><draw:frame draw:style-name="a166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231">
        <table:table-columns>
          <table:table-column table:style-name="TableColumn4232"/>
          <table:table-column table:style-name="TableColumn4233"/>
          <table:table-column table:style-name="TableColumn4234"/>
          <table:table-column table:style-name="TableColumn4235"/>
          <table:table-column table:style-name="TableColumn4236"/>
        </table:table-columns>
        <table:table-row table:style-name="TableRow4237">
          <table:table-cell table:style-name="TableCell4238">
            <text:p text:style-name="P4239"/>
          </table:table-cell>
          <table:table-cell table:style-name="TableCell4240" table:number-columns-spanned="2">
            <text:p text:style-name="P4241">New York</text:p>
          </table:table-cell>
          <table:covered-table-cell/>
          <table:table-cell table:style-name="TableCell4242">
            <text:p text:style-name="P4243">Boston</text:p>
          </table:table-cell>
          <table:table-cell table:style-name="TableCell4244">
            <text:p text:style-name="P4245">Detroit</text:p>
          </table:table-cell>
        </table:table-row>
        <table:table-row table:style-name="TableRow4246">
          <table:table-cell table:style-name="TableCell4247">
            <text:p text:style-name="Normal">Baseball</text:p>
          </table:table-cell>
          <table:table-cell table:style-name="TableCell4248">
            <text:p text:style-name="Normal">Mets</text:p>
          </table:table-cell>
          <table:table-cell table:style-name="TableCell4249">
            <text:p text:style-name="Normal">Yankees</text:p>
          </table:table-cell>
          <table:table-cell table:style-name="TableCell4250">
            <text:p text:style-name="Normal">Red Sox</text:p>
          </table:table-cell>
          <table:table-cell table:style-name="TableCell4251">
            <text:p text:style-name="Normal">Tigers</text:p>
          </table:table-cell>
        </table:table-row>
        <table:table-row table:style-name="TableRow4252">
          <table:table-cell table:style-name="TableCell4253">
            <text:p text:style-name="Normal">Hockey</text:p>
          </table:table-cell>
          <table:table-cell table:style-name="TableCell4254">
            <text:p text:style-name="Normal">Rangers</text:p>
          </table:table-cell>
          <table:table-cell table:style-name="TableCell4255">
            <text:p text:style-name="Normal">Islanders</text:p>
          </table:table-cell>
          <table:table-cell table:style-name="TableCell4256">
            <text:p text:style-name="Normal">Bruins</text:p>
          </table:table-cell>
          <table:table-cell table:style-name="TableCell4257">
            <text:p text:style-name="Normal">Red Wings</text:p>
          </table:table-cell>
        </table:table-row>
        <table:table-row table:style-name="TableRow4258">
          <table:table-cell table:style-name="TableCell4259">
            <text:p text:style-name="Normal">Football</text:p>
          </table:table-cell>
          <table:table-cell table:style-name="TableCell4260">
            <text:p text:style-name="Normal">Giants</text:p>
          </table:table-cell>
          <table:table-cell table:style-name="TableCell4261">
            <text:p text:style-name="Normal">Jets</text:p>
          </table:table-cell>
          <table:table-cell table:style-name="TableCell4262">
            <text:p text:style-name="Normal">Patriots</text:p>
          </table:table-cell>
          <table:table-cell table:style-name="TableCell426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83" draw:style-name="a167" draw:name="Object 84" text:anchor-type="as-char" svg:x="0in" svg:y="0in" svg:width="3.52083in" svg:height="1.25in" style:rel-width="scale" style:rel-height="scale"><draw:object-ole draw:class-id="00020830-0000-0000-C000-000000000046" xlink:href="Object 84" xlink:type="simple" xlink:show="embed" xlink:actuate="onLoad"/><draw:image xlink:href="ObjectReplacements/Object 84" xlink:type="simple" xlink:show="embed" xlink:actuate="onLoad"/><svg:title/><svg:desc/></draw:frame></text:p>
      <text:p text:style-name="Normal"/>
      <text:p text:style-name="Normal">This concludes our test.</text:p>
      <text:p text:style-name="P426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265">This is bold,<text:s/></text:span><text:span text:style-name="T4266">this is italic</text:span>,<text:s/><text:span text:style-name="T4267">and this is bold italic</text:span>. This is normal.<text:s/><text:span text:style-name="InlineStyle">This is in a defined inline style called InlineStyle</text:span>. This is normal.<text:s/><text:span text:style-name="T4268">This is red text.</text:span><text:s/>This is normal.<text:s/></text:p>
      <text:p text:style-name="P426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270">First item of bulleted list.<text:s/></text:p>
        </text:list-item>
        <text:list-item>
          <text:p text:style-name="P4271">Second item of bulleted list.</text:p>
        </text:list-item>
      </text:list>
      <text:p text:style-name="P4272">Second paragraph of second item of bulleted list.<text:s/></text:p>
      <text:list text:style-name="LFO2" text:continue-numbering="true">
        <text:list-item>
          <text:p text:style-name="P4273">Third item of bulleted list.</text:p>
          <text:list text:continue-numbering="true">
            <text:list-item>
              <text:p text:style-name="P4274">First item of third item’s nested list</text:p>
            </text:list-item>
            <text:list-item>
              <text:p text:style-name="P4275">Second item of third item’s nested list</text:p>
            </text:list-item>
          </text:list>
        </text:list-item>
        <text:list-item>
          <text:p text:style-name="P427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277">First item of numbered list.<text:s/></text:p>
        </text:list-item>
        <text:list-item>
          <text:p text:style-name="P4278">Second item of numbered list.</text:p>
        </text:list-item>
      </text:list>
      <text:p text:style-name="P4279">Second paragraph of second item of numbered list.<text:s/></text:p>
      <text:list text:style-name="LFO3" text:continue-numbering="true">
        <text:list-item>
          <text:p text:style-name="P4280">Third item of numbered list.</text:p>
        </text:list-item>
      </text:list>
      <text:p text:style-name="Normal"/>
      <text:p text:style-name="Normal">Here is a BMP picture:</text:p>
      <text:p text:style-name="Normal"><text:span text:style-name="T4281"><draw:frame draw:style-name="a168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282">
        <table:table-columns>
          <table:table-column table:style-name="TableColumn4283"/>
          <table:table-column table:style-name="TableColumn4284"/>
          <table:table-column table:style-name="TableColumn4285"/>
          <table:table-column table:style-name="TableColumn4286"/>
          <table:table-column table:style-name="TableColumn4287"/>
        </table:table-columns>
        <table:table-row table:style-name="TableRow4288">
          <table:table-cell table:style-name="TableCell4289">
            <text:p text:style-name="P4290"/>
          </table:table-cell>
          <table:table-cell table:style-name="TableCell4291" table:number-columns-spanned="2">
            <text:p text:style-name="P4292">New York</text:p>
          </table:table-cell>
          <table:covered-table-cell/>
          <table:table-cell table:style-name="TableCell4293">
            <text:p text:style-name="P4294">Boston</text:p>
          </table:table-cell>
          <table:table-cell table:style-name="TableCell4295">
            <text:p text:style-name="P4296">Detroit</text:p>
          </table:table-cell>
        </table:table-row>
        <table:table-row table:style-name="TableRow4297">
          <table:table-cell table:style-name="TableCell4298">
            <text:p text:style-name="Normal">Baseball</text:p>
          </table:table-cell>
          <table:table-cell table:style-name="TableCell4299">
            <text:p text:style-name="Normal">Mets</text:p>
          </table:table-cell>
          <table:table-cell table:style-name="TableCell4300">
            <text:p text:style-name="Normal">Yankees</text:p>
          </table:table-cell>
          <table:table-cell table:style-name="TableCell4301">
            <text:p text:style-name="Normal">Red Sox</text:p>
          </table:table-cell>
          <table:table-cell table:style-name="TableCell4302">
            <text:p text:style-name="Normal">Tigers</text:p>
          </table:table-cell>
        </table:table-row>
        <table:table-row table:style-name="TableRow4303">
          <table:table-cell table:style-name="TableCell4304">
            <text:p text:style-name="Normal">Hockey</text:p>
          </table:table-cell>
          <table:table-cell table:style-name="TableCell4305">
            <text:p text:style-name="Normal">Rangers</text:p>
          </table:table-cell>
          <table:table-cell table:style-name="TableCell4306">
            <text:p text:style-name="Normal">Islanders</text:p>
          </table:table-cell>
          <table:table-cell table:style-name="TableCell4307">
            <text:p text:style-name="Normal">Bruins</text:p>
          </table:table-cell>
          <table:table-cell table:style-name="TableCell4308">
            <text:p text:style-name="Normal">Red Wings</text:p>
          </table:table-cell>
        </table:table-row>
        <table:table-row table:style-name="TableRow4309">
          <table:table-cell table:style-name="TableCell4310">
            <text:p text:style-name="Normal">Football</text:p>
          </table:table-cell>
          <table:table-cell table:style-name="TableCell4311">
            <text:p text:style-name="Normal">Giants</text:p>
          </table:table-cell>
          <table:table-cell table:style-name="TableCell4312">
            <text:p text:style-name="Normal">Jets</text:p>
          </table:table-cell>
          <table:table-cell table:style-name="TableCell4313">
            <text:p text:style-name="Normal">Patriots</text:p>
          </table:table-cell>
          <table:table-cell table:style-name="TableCell431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84" draw:style-name="a169" draw:name="Object 85" text:anchor-type="as-char" svg:x="0in" svg:y="0in" svg:width="3.52083in" svg:height="1.25in" style:rel-width="scale" style:rel-height="scale"><draw:object-ole draw:class-id="00020830-0000-0000-C000-000000000046" xlink:href="Object 85" xlink:type="simple" xlink:show="embed" xlink:actuate="onLoad"/><draw:image xlink:href="ObjectReplacements/Object 85" xlink:type="simple" xlink:show="embed" xlink:actuate="onLoad"/><svg:title/><svg:desc/></draw:frame></text:p>
      <text:p text:style-name="Normal"/>
      <text:p text:style-name="Normal">This concludes our test.</text:p>
      <text:p text:style-name="P431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316">This is bold,<text:s/></text:span><text:span text:style-name="T4317">this is italic</text:span>,<text:s/><text:span text:style-name="T4318">and this is bold italic</text:span>. This is normal.<text:s/><text:span text:style-name="InlineStyle">This is in a defined inline style called InlineStyle</text:span>. This is normal.<text:s/><text:span text:style-name="T4319">This is red text.</text:span><text:s/>This is normal.<text:s/></text:p>
      <text:p text:style-name="P432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321">First item of bulleted list.<text:s/></text:p>
        </text:list-item>
        <text:list-item>
          <text:p text:style-name="P4322">Second item of bulleted list.</text:p>
        </text:list-item>
      </text:list>
      <text:p text:style-name="P4323">Second paragraph of second item of bulleted list.<text:s/></text:p>
      <text:list text:style-name="LFO2" text:continue-numbering="true">
        <text:list-item>
          <text:p text:style-name="P4324">Third item of bulleted list.</text:p>
          <text:list text:continue-numbering="true">
            <text:list-item>
              <text:p text:style-name="P4325">First item of third item’s nested list</text:p>
            </text:list-item>
            <text:list-item>
              <text:p text:style-name="P4326">Second item of third item’s nested list</text:p>
            </text:list-item>
          </text:list>
        </text:list-item>
        <text:list-item>
          <text:p text:style-name="P432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328">First item of numbered list.<text:s/></text:p>
        </text:list-item>
        <text:list-item>
          <text:p text:style-name="P4329">Second item of numbered list.</text:p>
        </text:list-item>
      </text:list>
      <text:p text:style-name="P4330">Second paragraph of second item of numbered list.<text:s/></text:p>
      <text:list text:style-name="LFO3" text:continue-numbering="true">
        <text:list-item>
          <text:p text:style-name="P4331">Third item of numbered list.</text:p>
        </text:list-item>
      </text:list>
      <text:p text:style-name="Normal"/>
      <text:p text:style-name="Normal">Here is a BMP picture:</text:p>
      <text:p text:style-name="Normal"><text:span text:style-name="T4332"><draw:frame draw:style-name="a170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333">
        <table:table-columns>
          <table:table-column table:style-name="TableColumn4334"/>
          <table:table-column table:style-name="TableColumn4335"/>
          <table:table-column table:style-name="TableColumn4336"/>
          <table:table-column table:style-name="TableColumn4337"/>
          <table:table-column table:style-name="TableColumn4338"/>
        </table:table-columns>
        <table:table-row table:style-name="TableRow4339">
          <table:table-cell table:style-name="TableCell4340">
            <text:p text:style-name="P4341"/>
          </table:table-cell>
          <table:table-cell table:style-name="TableCell4342" table:number-columns-spanned="2">
            <text:p text:style-name="P4343">New York</text:p>
          </table:table-cell>
          <table:covered-table-cell/>
          <table:table-cell table:style-name="TableCell4344">
            <text:p text:style-name="P4345">Boston</text:p>
          </table:table-cell>
          <table:table-cell table:style-name="TableCell4346">
            <text:p text:style-name="P4347">Detroit</text:p>
          </table:table-cell>
        </table:table-row>
        <table:table-row table:style-name="TableRow4348">
          <table:table-cell table:style-name="TableCell4349">
            <text:p text:style-name="Normal">Baseball</text:p>
          </table:table-cell>
          <table:table-cell table:style-name="TableCell4350">
            <text:p text:style-name="Normal">Mets</text:p>
          </table:table-cell>
          <table:table-cell table:style-name="TableCell4351">
            <text:p text:style-name="Normal">Yankees</text:p>
          </table:table-cell>
          <table:table-cell table:style-name="TableCell4352">
            <text:p text:style-name="Normal">Red Sox</text:p>
          </table:table-cell>
          <table:table-cell table:style-name="TableCell4353">
            <text:p text:style-name="Normal">Tigers</text:p>
          </table:table-cell>
        </table:table-row>
        <table:table-row table:style-name="TableRow4354">
          <table:table-cell table:style-name="TableCell4355">
            <text:p text:style-name="Normal">Hockey</text:p>
          </table:table-cell>
          <table:table-cell table:style-name="TableCell4356">
            <text:p text:style-name="Normal">Rangers</text:p>
          </table:table-cell>
          <table:table-cell table:style-name="TableCell4357">
            <text:p text:style-name="Normal">Islanders</text:p>
          </table:table-cell>
          <table:table-cell table:style-name="TableCell4358">
            <text:p text:style-name="Normal">Bruins</text:p>
          </table:table-cell>
          <table:table-cell table:style-name="TableCell4359">
            <text:p text:style-name="Normal">Red Wings</text:p>
          </table:table-cell>
        </table:table-row>
        <table:table-row table:style-name="TableRow4360">
          <table:table-cell table:style-name="TableCell4361">
            <text:p text:style-name="Normal">Football</text:p>
          </table:table-cell>
          <table:table-cell table:style-name="TableCell4362">
            <text:p text:style-name="Normal">Giants</text:p>
          </table:table-cell>
          <table:table-cell table:style-name="TableCell4363">
            <text:p text:style-name="Normal">Jets</text:p>
          </table:table-cell>
          <table:table-cell table:style-name="TableCell4364">
            <text:p text:style-name="Normal">Patriots</text:p>
          </table:table-cell>
          <table:table-cell table:style-name="TableCell436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85" draw:style-name="a171" draw:name="Object 86" text:anchor-type="as-char" svg:x="0in" svg:y="0in" svg:width="3.52083in" svg:height="1.25in" style:rel-width="scale" style:rel-height="scale"><draw:object-ole draw:class-id="00020830-0000-0000-C000-000000000046" xlink:href="Object 86" xlink:type="simple" xlink:show="embed" xlink:actuate="onLoad"/><draw:image xlink:href="ObjectReplacements/Object 86" xlink:type="simple" xlink:show="embed" xlink:actuate="onLoad"/><svg:title/><svg:desc/></draw:frame></text:p>
      <text:p text:style-name="Normal"/>
      <text:p text:style-name="Normal">This concludes our test.</text:p>
      <text:p text:style-name="P4366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367">This is bold,<text:s/></text:span><text:span text:style-name="T4368">this is italic</text:span>,<text:s/><text:span text:style-name="T4369">and this is bold italic</text:span>. This is normal.<text:s/><text:span text:style-name="InlineStyle">This is in a defined inline style called InlineStyle</text:span>. This is normal.<text:s/><text:span text:style-name="T4370">This is red text.</text:span><text:s/>This is normal.<text:s/></text:p>
      <text:p text:style-name="P437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372">First item of bulleted list.<text:s/></text:p>
        </text:list-item>
        <text:list-item>
          <text:p text:style-name="P4373">Second item of bulleted list.</text:p>
        </text:list-item>
      </text:list>
      <text:p text:style-name="P4374">Second paragraph of second item of bulleted list.<text:s/></text:p>
      <text:list text:style-name="LFO2" text:continue-numbering="true">
        <text:list-item>
          <text:p text:style-name="P4375">Third item of bulleted list.</text:p>
          <text:list text:continue-numbering="true">
            <text:list-item>
              <text:p text:style-name="P4376">First item of third item’s nested list</text:p>
            </text:list-item>
            <text:list-item>
              <text:p text:style-name="P4377">Second item of third item’s nested list</text:p>
            </text:list-item>
          </text:list>
        </text:list-item>
        <text:list-item>
          <text:p text:style-name="P437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379">First item of numbered list.<text:s/></text:p>
        </text:list-item>
        <text:list-item>
          <text:p text:style-name="P4380">Second item of numbered list.</text:p>
        </text:list-item>
      </text:list>
      <text:p text:style-name="P4381">Second paragraph of second item of numbered list.<text:s/></text:p>
      <text:list text:style-name="LFO3" text:continue-numbering="true">
        <text:list-item>
          <text:p text:style-name="P4382">Third item of numbered list.</text:p>
        </text:list-item>
      </text:list>
      <text:p text:style-name="Normal"/>
      <text:p text:style-name="Normal">Here is a BMP picture:</text:p>
      <text:p text:style-name="Normal"><text:span text:style-name="T4383"><draw:frame draw:style-name="a172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384">
        <table:table-columns>
          <table:table-column table:style-name="TableColumn4385"/>
          <table:table-column table:style-name="TableColumn4386"/>
          <table:table-column table:style-name="TableColumn4387"/>
          <table:table-column table:style-name="TableColumn4388"/>
          <table:table-column table:style-name="TableColumn4389"/>
        </table:table-columns>
        <table:table-row table:style-name="TableRow4390">
          <table:table-cell table:style-name="TableCell4391">
            <text:p text:style-name="P4392"/>
          </table:table-cell>
          <table:table-cell table:style-name="TableCell4393" table:number-columns-spanned="2">
            <text:p text:style-name="P4394">New York</text:p>
          </table:table-cell>
          <table:covered-table-cell/>
          <table:table-cell table:style-name="TableCell4395">
            <text:p text:style-name="P4396">Boston</text:p>
          </table:table-cell>
          <table:table-cell table:style-name="TableCell4397">
            <text:p text:style-name="P4398">Detroit</text:p>
          </table:table-cell>
        </table:table-row>
        <table:table-row table:style-name="TableRow4399">
          <table:table-cell table:style-name="TableCell4400">
            <text:p text:style-name="Normal">Baseball</text:p>
          </table:table-cell>
          <table:table-cell table:style-name="TableCell4401">
            <text:p text:style-name="Normal">Mets</text:p>
          </table:table-cell>
          <table:table-cell table:style-name="TableCell4402">
            <text:p text:style-name="Normal">Yankees</text:p>
          </table:table-cell>
          <table:table-cell table:style-name="TableCell4403">
            <text:p text:style-name="Normal">Red Sox</text:p>
          </table:table-cell>
          <table:table-cell table:style-name="TableCell4404">
            <text:p text:style-name="Normal">Tigers</text:p>
          </table:table-cell>
        </table:table-row>
        <table:table-row table:style-name="TableRow4405">
          <table:table-cell table:style-name="TableCell4406">
            <text:p text:style-name="Normal">Hockey</text:p>
          </table:table-cell>
          <table:table-cell table:style-name="TableCell4407">
            <text:p text:style-name="Normal">Rangers</text:p>
          </table:table-cell>
          <table:table-cell table:style-name="TableCell4408">
            <text:p text:style-name="Normal">Islanders</text:p>
          </table:table-cell>
          <table:table-cell table:style-name="TableCell4409">
            <text:p text:style-name="Normal">Bruins</text:p>
          </table:table-cell>
          <table:table-cell table:style-name="TableCell4410">
            <text:p text:style-name="Normal">Red Wings</text:p>
          </table:table-cell>
        </table:table-row>
        <table:table-row table:style-name="TableRow4411">
          <table:table-cell table:style-name="TableCell4412">
            <text:p text:style-name="Normal">Football</text:p>
          </table:table-cell>
          <table:table-cell table:style-name="TableCell4413">
            <text:p text:style-name="Normal">Giants</text:p>
          </table:table-cell>
          <table:table-cell table:style-name="TableCell4414">
            <text:p text:style-name="Normal">Jets</text:p>
          </table:table-cell>
          <table:table-cell table:style-name="TableCell4415">
            <text:p text:style-name="Normal">Patriots</text:p>
          </table:table-cell>
          <table:table-cell table:style-name="TableCell441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86" draw:style-name="a173" draw:name="Object 87" text:anchor-type="as-char" svg:x="0in" svg:y="0in" svg:width="3.52083in" svg:height="1.25in" style:rel-width="scale" style:rel-height="scale"><draw:object-ole draw:class-id="00020830-0000-0000-C000-000000000046" xlink:href="Object 87" xlink:type="simple" xlink:show="embed" xlink:actuate="onLoad"/><draw:image xlink:href="ObjectReplacements/Object 87" xlink:type="simple" xlink:show="embed" xlink:actuate="onLoad"/><svg:title/><svg:desc/></draw:frame></text:p>
      <text:p text:style-name="Normal"/>
      <text:p text:style-name="Normal">This concludes our test.</text:p>
      <text:p text:style-name="P441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418">This is bold,<text:s/></text:span><text:span text:style-name="T4419">this is italic</text:span>,<text:s/><text:span text:style-name="T4420">and this is bold italic</text:span>. This is normal.<text:s/><text:span text:style-name="InlineStyle">This is in a defined inline style called InlineStyle</text:span>. This is normal.<text:s/><text:span text:style-name="T4421">This is red text.</text:span><text:s/>This is normal.<text:s/></text:p>
      <text:p text:style-name="P442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423">First item of bulleted list.<text:s/></text:p>
        </text:list-item>
        <text:list-item>
          <text:p text:style-name="P4424">Second item of bulleted list.</text:p>
        </text:list-item>
      </text:list>
      <text:p text:style-name="P4425">Second paragraph of second item of bulleted list.<text:s/></text:p>
      <text:list text:style-name="LFO2" text:continue-numbering="true">
        <text:list-item>
          <text:p text:style-name="P4426">Third item of bulleted list.</text:p>
          <text:list text:continue-numbering="true">
            <text:list-item>
              <text:p text:style-name="P4427">First item of third item’s nested list</text:p>
            </text:list-item>
            <text:list-item>
              <text:p text:style-name="P4428">Second item of third item’s nested list</text:p>
            </text:list-item>
          </text:list>
        </text:list-item>
        <text:list-item>
          <text:p text:style-name="P442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430">First item of numbered list.<text:s/></text:p>
        </text:list-item>
        <text:list-item>
          <text:p text:style-name="P4431">Second item of numbered list.</text:p>
        </text:list-item>
      </text:list>
      <text:p text:style-name="P4432">Second paragraph of second item of numbered list.<text:s/></text:p>
      <text:list text:style-name="LFO3" text:continue-numbering="true">
        <text:list-item>
          <text:p text:style-name="P4433">Third item of numbered list.</text:p>
        </text:list-item>
      </text:list>
      <text:p text:style-name="Normal"/>
      <text:p text:style-name="Normal">Here is a BMP picture:</text:p>
      <text:p text:style-name="Normal"><text:span text:style-name="T4434"><draw:frame draw:style-name="a174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435">
        <table:table-columns>
          <table:table-column table:style-name="TableColumn4436"/>
          <table:table-column table:style-name="TableColumn4437"/>
          <table:table-column table:style-name="TableColumn4438"/>
          <table:table-column table:style-name="TableColumn4439"/>
          <table:table-column table:style-name="TableColumn4440"/>
        </table:table-columns>
        <table:table-row table:style-name="TableRow4441">
          <table:table-cell table:style-name="TableCell4442">
            <text:p text:style-name="P4443"/>
          </table:table-cell>
          <table:table-cell table:style-name="TableCell4444" table:number-columns-spanned="2">
            <text:p text:style-name="P4445">New York</text:p>
          </table:table-cell>
          <table:covered-table-cell/>
          <table:table-cell table:style-name="TableCell4446">
            <text:p text:style-name="P4447">Boston</text:p>
          </table:table-cell>
          <table:table-cell table:style-name="TableCell4448">
            <text:p text:style-name="P4449">Detroit</text:p>
          </table:table-cell>
        </table:table-row>
        <table:table-row table:style-name="TableRow4450">
          <table:table-cell table:style-name="TableCell4451">
            <text:p text:style-name="Normal">Baseball</text:p>
          </table:table-cell>
          <table:table-cell table:style-name="TableCell4452">
            <text:p text:style-name="Normal">Mets</text:p>
          </table:table-cell>
          <table:table-cell table:style-name="TableCell4453">
            <text:p text:style-name="Normal">Yankees</text:p>
          </table:table-cell>
          <table:table-cell table:style-name="TableCell4454">
            <text:p text:style-name="Normal">Red Sox</text:p>
          </table:table-cell>
          <table:table-cell table:style-name="TableCell4455">
            <text:p text:style-name="Normal">Tigers</text:p>
          </table:table-cell>
        </table:table-row>
        <table:table-row table:style-name="TableRow4456">
          <table:table-cell table:style-name="TableCell4457">
            <text:p text:style-name="Normal">Hockey</text:p>
          </table:table-cell>
          <table:table-cell table:style-name="TableCell4458">
            <text:p text:style-name="Normal">Rangers</text:p>
          </table:table-cell>
          <table:table-cell table:style-name="TableCell4459">
            <text:p text:style-name="Normal">Islanders</text:p>
          </table:table-cell>
          <table:table-cell table:style-name="TableCell4460">
            <text:p text:style-name="Normal">Bruins</text:p>
          </table:table-cell>
          <table:table-cell table:style-name="TableCell4461">
            <text:p text:style-name="Normal">Red Wings</text:p>
          </table:table-cell>
        </table:table-row>
        <table:table-row table:style-name="TableRow4462">
          <table:table-cell table:style-name="TableCell4463">
            <text:p text:style-name="Normal">Football</text:p>
          </table:table-cell>
          <table:table-cell table:style-name="TableCell4464">
            <text:p text:style-name="Normal">Giants</text:p>
          </table:table-cell>
          <table:table-cell table:style-name="TableCell4465">
            <text:p text:style-name="Normal">Jets</text:p>
          </table:table-cell>
          <table:table-cell table:style-name="TableCell4466">
            <text:p text:style-name="Normal">Patriots</text:p>
          </table:table-cell>
          <table:table-cell table:style-name="TableCell446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87" draw:style-name="a175" draw:name="Object 88" text:anchor-type="as-char" svg:x="0in" svg:y="0in" svg:width="3.52083in" svg:height="1.25in" style:rel-width="scale" style:rel-height="scale"><draw:object-ole draw:class-id="00020830-0000-0000-C000-000000000046" xlink:href="Object 88" xlink:type="simple" xlink:show="embed" xlink:actuate="onLoad"/><draw:image xlink:href="ObjectReplacements/Object 88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468">This is bold,<text:s/></text:span><text:span text:style-name="T4469">this is italic</text:span>,<text:s/><text:span text:style-name="T4470">and this is bold italic</text:span>. This is normal.<text:s/><text:span text:style-name="InlineStyle">This is in a defined inline style called InlineStyle</text:span>. This is normal.<text:s/><text:span text:style-name="T4471">This is red text.</text:span><text:s/>This is normal.<text:s/></text:p>
      <text:p text:style-name="P447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473">First item of bulleted list.<text:s/></text:p>
        </text:list-item>
        <text:list-item>
          <text:p text:style-name="P4474">Second item of bulleted list.</text:p>
        </text:list-item>
      </text:list>
      <text:p text:style-name="P4475">Second paragraph of second item of bulleted list.<text:s/></text:p>
      <text:list text:style-name="LFO2" text:continue-numbering="true">
        <text:list-item>
          <text:p text:style-name="P4476">Third item of bulleted list.</text:p>
          <text:list text:continue-numbering="true">
            <text:list-item>
              <text:p text:style-name="P4477">First item of third item’s nested list</text:p>
            </text:list-item>
            <text:list-item>
              <text:p text:style-name="P4478">Second item of third item’s nested list</text:p>
            </text:list-item>
          </text:list>
        </text:list-item>
        <text:list-item>
          <text:p text:style-name="P447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480">First item of numbered list.<text:s/></text:p>
        </text:list-item>
        <text:list-item>
          <text:p text:style-name="P4481">Second item of numbered list.</text:p>
        </text:list-item>
      </text:list>
      <text:p text:style-name="P4482">Second paragraph of second item of numbered list.<text:s/></text:p>
      <text:list text:style-name="LFO3" text:continue-numbering="true">
        <text:list-item>
          <text:p text:style-name="P4483">Third item of numbered list.</text:p>
        </text:list-item>
      </text:list>
      <text:p text:style-name="Normal"/>
      <text:p text:style-name="Normal">Here is a BMP picture:</text:p>
      <text:p text:style-name="Normal"><text:span text:style-name="T4484"><draw:frame draw:style-name="a176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485">
        <table:table-columns>
          <table:table-column table:style-name="TableColumn4486"/>
          <table:table-column table:style-name="TableColumn4487"/>
          <table:table-column table:style-name="TableColumn4488"/>
          <table:table-column table:style-name="TableColumn4489"/>
          <table:table-column table:style-name="TableColumn4490"/>
        </table:table-columns>
        <table:table-row table:style-name="TableRow4491">
          <table:table-cell table:style-name="TableCell4492">
            <text:p text:style-name="P4493"/>
          </table:table-cell>
          <table:table-cell table:style-name="TableCell4494" table:number-columns-spanned="2">
            <text:p text:style-name="P4495">New York</text:p>
          </table:table-cell>
          <table:covered-table-cell/>
          <table:table-cell table:style-name="TableCell4496">
            <text:p text:style-name="P4497">Boston</text:p>
          </table:table-cell>
          <table:table-cell table:style-name="TableCell4498">
            <text:p text:style-name="P4499">Detroit</text:p>
          </table:table-cell>
        </table:table-row>
        <table:table-row table:style-name="TableRow4500">
          <table:table-cell table:style-name="TableCell4501">
            <text:p text:style-name="Normal">Baseball</text:p>
          </table:table-cell>
          <table:table-cell table:style-name="TableCell4502">
            <text:p text:style-name="Normal">Mets</text:p>
          </table:table-cell>
          <table:table-cell table:style-name="TableCell4503">
            <text:p text:style-name="Normal">Yankees</text:p>
          </table:table-cell>
          <table:table-cell table:style-name="TableCell4504">
            <text:p text:style-name="Normal">Red Sox</text:p>
          </table:table-cell>
          <table:table-cell table:style-name="TableCell4505">
            <text:p text:style-name="Normal">Tigers</text:p>
          </table:table-cell>
        </table:table-row>
        <table:table-row table:style-name="TableRow4506">
          <table:table-cell table:style-name="TableCell4507">
            <text:p text:style-name="Normal">Hockey</text:p>
          </table:table-cell>
          <table:table-cell table:style-name="TableCell4508">
            <text:p text:style-name="Normal">Rangers</text:p>
          </table:table-cell>
          <table:table-cell table:style-name="TableCell4509">
            <text:p text:style-name="Normal">Islanders</text:p>
          </table:table-cell>
          <table:table-cell table:style-name="TableCell4510">
            <text:p text:style-name="Normal">Bruins</text:p>
          </table:table-cell>
          <table:table-cell table:style-name="TableCell4511">
            <text:p text:style-name="Normal">Red Wings</text:p>
          </table:table-cell>
        </table:table-row>
        <table:table-row table:style-name="TableRow4512">
          <table:table-cell table:style-name="TableCell4513">
            <text:p text:style-name="Normal">Football</text:p>
          </table:table-cell>
          <table:table-cell table:style-name="TableCell4514">
            <text:p text:style-name="Normal">Giants</text:p>
          </table:table-cell>
          <table:table-cell table:style-name="TableCell4515">
            <text:p text:style-name="Normal">Jets</text:p>
          </table:table-cell>
          <table:table-cell table:style-name="TableCell4516">
            <text:p text:style-name="Normal">Patriots</text:p>
          </table:table-cell>
          <table:table-cell table:style-name="TableCell451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88" draw:style-name="a177" draw:name="Object 89" text:anchor-type="as-char" svg:x="0in" svg:y="0in" svg:width="3.52083in" svg:height="1.25in" style:rel-width="scale" style:rel-height="scale"><draw:object-ole draw:class-id="00020830-0000-0000-C000-000000000046" xlink:href="Object 89" xlink:type="simple" xlink:show="embed" xlink:actuate="onLoad"/><draw:image xlink:href="ObjectReplacements/Object 89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518">This is bold,<text:s/></text:span><text:span text:style-name="T4519">this is italic</text:span>,<text:s/><text:span text:style-name="T4520">and this is bold italic</text:span>. This is normal.<text:s/><text:span text:style-name="InlineStyle">This is in a defined inline style called InlineStyle</text:span>. This is normal.<text:s/><text:span text:style-name="T4521">This is red text.</text:span><text:s/>This is normal.<text:s/></text:p>
      <text:p text:style-name="P452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523">First item of bulleted list.<text:s/></text:p>
        </text:list-item>
        <text:list-item>
          <text:p text:style-name="P4524">Second item of bulleted list.</text:p>
        </text:list-item>
      </text:list>
      <text:p text:style-name="P4525">Second paragraph of second item of bulleted list.<text:s/></text:p>
      <text:list text:style-name="LFO2" text:continue-numbering="true">
        <text:list-item>
          <text:p text:style-name="P4526">Third item of bulleted list.</text:p>
          <text:list text:continue-numbering="true">
            <text:list-item>
              <text:p text:style-name="P4527">First item of third item’s nested list</text:p>
            </text:list-item>
            <text:list-item>
              <text:p text:style-name="P4528">Second item of third item’s nested list</text:p>
            </text:list-item>
          </text:list>
        </text:list-item>
        <text:list-item>
          <text:p text:style-name="P452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530">First item of numbered list.<text:s/></text:p>
        </text:list-item>
        <text:list-item>
          <text:p text:style-name="P4531">Second item of numbered list.</text:p>
        </text:list-item>
      </text:list>
      <text:p text:style-name="P4532">Second paragraph of second item of numbered list.<text:s/></text:p>
      <text:list text:style-name="LFO3" text:continue-numbering="true">
        <text:list-item>
          <text:p text:style-name="P4533">Third item of numbered list.</text:p>
        </text:list-item>
      </text:list>
      <text:p text:style-name="Normal"/>
      <text:p text:style-name="Normal">Here is a BMP picture:</text:p>
      <text:p text:style-name="Normal"><text:span text:style-name="T4534"><draw:frame draw:style-name="a178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535">
        <table:table-columns>
          <table:table-column table:style-name="TableColumn4536"/>
          <table:table-column table:style-name="TableColumn4537"/>
          <table:table-column table:style-name="TableColumn4538"/>
          <table:table-column table:style-name="TableColumn4539"/>
          <table:table-column table:style-name="TableColumn4540"/>
        </table:table-columns>
        <table:table-row table:style-name="TableRow4541">
          <table:table-cell table:style-name="TableCell4542">
            <text:p text:style-name="P4543"/>
          </table:table-cell>
          <table:table-cell table:style-name="TableCell4544" table:number-columns-spanned="2">
            <text:p text:style-name="P4545">New York</text:p>
          </table:table-cell>
          <table:covered-table-cell/>
          <table:table-cell table:style-name="TableCell4546">
            <text:p text:style-name="P4547">Boston</text:p>
          </table:table-cell>
          <table:table-cell table:style-name="TableCell4548">
            <text:p text:style-name="P4549">Detroit</text:p>
          </table:table-cell>
        </table:table-row>
        <table:table-row table:style-name="TableRow4550">
          <table:table-cell table:style-name="TableCell4551">
            <text:p text:style-name="Normal">Baseball</text:p>
          </table:table-cell>
          <table:table-cell table:style-name="TableCell4552">
            <text:p text:style-name="Normal">Mets</text:p>
          </table:table-cell>
          <table:table-cell table:style-name="TableCell4553">
            <text:p text:style-name="Normal">Yankees</text:p>
          </table:table-cell>
          <table:table-cell table:style-name="TableCell4554">
            <text:p text:style-name="Normal">Red Sox</text:p>
          </table:table-cell>
          <table:table-cell table:style-name="TableCell4555">
            <text:p text:style-name="Normal">Tigers</text:p>
          </table:table-cell>
        </table:table-row>
        <table:table-row table:style-name="TableRow4556">
          <table:table-cell table:style-name="TableCell4557">
            <text:p text:style-name="Normal">Hockey</text:p>
          </table:table-cell>
          <table:table-cell table:style-name="TableCell4558">
            <text:p text:style-name="Normal">Rangers</text:p>
          </table:table-cell>
          <table:table-cell table:style-name="TableCell4559">
            <text:p text:style-name="Normal">Islanders</text:p>
          </table:table-cell>
          <table:table-cell table:style-name="TableCell4560">
            <text:p text:style-name="Normal">Bruins</text:p>
          </table:table-cell>
          <table:table-cell table:style-name="TableCell4561">
            <text:p text:style-name="Normal">Red Wings</text:p>
          </table:table-cell>
        </table:table-row>
        <table:table-row table:style-name="TableRow4562">
          <table:table-cell table:style-name="TableCell4563">
            <text:p text:style-name="Normal">Football</text:p>
          </table:table-cell>
          <table:table-cell table:style-name="TableCell4564">
            <text:p text:style-name="Normal">Giants</text:p>
          </table:table-cell>
          <table:table-cell table:style-name="TableCell4565">
            <text:p text:style-name="Normal">Jets</text:p>
          </table:table-cell>
          <table:table-cell table:style-name="TableCell4566">
            <text:p text:style-name="Normal">Patriots</text:p>
          </table:table-cell>
          <table:table-cell table:style-name="TableCell456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89" draw:style-name="a179" draw:name="Object 90" text:anchor-type="as-char" svg:x="0in" svg:y="0in" svg:width="3.52083in" svg:height="1.25in" style:rel-width="scale" style:rel-height="scale"><draw:object-ole draw:class-id="00020830-0000-0000-C000-000000000046" xlink:href="Object 90" xlink:type="simple" xlink:show="embed" xlink:actuate="onLoad"/><draw:image xlink:href="ObjectReplacements/Object 90" xlink:type="simple" xlink:show="embed" xlink:actuate="onLoad"/><svg:title/><svg:desc/></draw:frame></text:p>
      <text:p text:style-name="Normal"/>
      <text:p text:style-name="Normal">This concludes our test.</text:p>
      <text:p text:style-name="P456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569">This is bold,<text:s/></text:span><text:span text:style-name="T4570">this is italic</text:span>,<text:s/><text:span text:style-name="T4571">and this is bold italic</text:span>. This is normal.<text:s/><text:span text:style-name="InlineStyle">This is in a defined inline style called InlineStyle</text:span>. This is normal.<text:s/><text:span text:style-name="T4572">This is red text.</text:span><text:s/>This is normal.<text:s/></text:p>
      <text:p text:style-name="P4573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574">First item of bulleted list.<text:s/></text:p>
        </text:list-item>
        <text:list-item>
          <text:p text:style-name="P4575">Second item of bulleted list.</text:p>
        </text:list-item>
      </text:list>
      <text:p text:style-name="P4576">Second paragraph of second item of bulleted list.<text:s/></text:p>
      <text:list text:style-name="LFO2" text:continue-numbering="true">
        <text:list-item>
          <text:p text:style-name="P4577">Third item of bulleted list.</text:p>
          <text:list text:continue-numbering="true">
            <text:list-item>
              <text:p text:style-name="P4578">First item of third item’s nested list</text:p>
            </text:list-item>
            <text:list-item>
              <text:p text:style-name="P4579">Second item of third item’s nested list</text:p>
            </text:list-item>
          </text:list>
        </text:list-item>
        <text:list-item>
          <text:p text:style-name="P458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581">First item of numbered list.<text:s/></text:p>
        </text:list-item>
        <text:list-item>
          <text:p text:style-name="P4582">Second item of numbered list.</text:p>
        </text:list-item>
      </text:list>
      <text:p text:style-name="P4583">Second paragraph of second item of numbered list.<text:s/></text:p>
      <text:list text:style-name="LFO3" text:continue-numbering="true">
        <text:list-item>
          <text:p text:style-name="P4584">Third item of numbered list.</text:p>
        </text:list-item>
      </text:list>
      <text:p text:style-name="Normal"/>
      <text:p text:style-name="Normal">Here is a BMP picture:</text:p>
      <text:p text:style-name="Normal"><text:span text:style-name="T4585"><draw:frame draw:style-name="a180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586">
        <table:table-columns>
          <table:table-column table:style-name="TableColumn4587"/>
          <table:table-column table:style-name="TableColumn4588"/>
          <table:table-column table:style-name="TableColumn4589"/>
          <table:table-column table:style-name="TableColumn4590"/>
          <table:table-column table:style-name="TableColumn4591"/>
        </table:table-columns>
        <table:table-row table:style-name="TableRow4592">
          <table:table-cell table:style-name="TableCell4593">
            <text:p text:style-name="P4594"/>
          </table:table-cell>
          <table:table-cell table:style-name="TableCell4595" table:number-columns-spanned="2">
            <text:p text:style-name="P4596">New York</text:p>
          </table:table-cell>
          <table:covered-table-cell/>
          <table:table-cell table:style-name="TableCell4597">
            <text:p text:style-name="P4598">Boston</text:p>
          </table:table-cell>
          <table:table-cell table:style-name="TableCell4599">
            <text:p text:style-name="P4600">Detroit</text:p>
          </table:table-cell>
        </table:table-row>
        <table:table-row table:style-name="TableRow4601">
          <table:table-cell table:style-name="TableCell4602">
            <text:p text:style-name="Normal">Baseball</text:p>
          </table:table-cell>
          <table:table-cell table:style-name="TableCell4603">
            <text:p text:style-name="Normal">Mets</text:p>
          </table:table-cell>
          <table:table-cell table:style-name="TableCell4604">
            <text:p text:style-name="Normal">Yankees</text:p>
          </table:table-cell>
          <table:table-cell table:style-name="TableCell4605">
            <text:p text:style-name="Normal">Red Sox</text:p>
          </table:table-cell>
          <table:table-cell table:style-name="TableCell4606">
            <text:p text:style-name="Normal">Tigers</text:p>
          </table:table-cell>
        </table:table-row>
        <table:table-row table:style-name="TableRow4607">
          <table:table-cell table:style-name="TableCell4608">
            <text:p text:style-name="Normal">Hockey</text:p>
          </table:table-cell>
          <table:table-cell table:style-name="TableCell4609">
            <text:p text:style-name="Normal">Rangers</text:p>
          </table:table-cell>
          <table:table-cell table:style-name="TableCell4610">
            <text:p text:style-name="Normal">Islanders</text:p>
          </table:table-cell>
          <table:table-cell table:style-name="TableCell4611">
            <text:p text:style-name="Normal">Bruins</text:p>
          </table:table-cell>
          <table:table-cell table:style-name="TableCell4612">
            <text:p text:style-name="Normal">Red Wings</text:p>
          </table:table-cell>
        </table:table-row>
        <table:table-row table:style-name="TableRow4613">
          <table:table-cell table:style-name="TableCell4614">
            <text:p text:style-name="Normal">Football</text:p>
          </table:table-cell>
          <table:table-cell table:style-name="TableCell4615">
            <text:p text:style-name="Normal">Giants</text:p>
          </table:table-cell>
          <table:table-cell table:style-name="TableCell4616">
            <text:p text:style-name="Normal">Jets</text:p>
          </table:table-cell>
          <table:table-cell table:style-name="TableCell4617">
            <text:p text:style-name="Normal">Patriots</text:p>
          </table:table-cell>
          <table:table-cell table:style-name="TableCell4618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90" draw:style-name="a181" draw:name="Object 91" text:anchor-type="as-char" svg:x="0in" svg:y="0in" svg:width="3.52083in" svg:height="1.25in" style:rel-width="scale" style:rel-height="scale"><draw:object-ole draw:class-id="00020830-0000-0000-C000-000000000046" xlink:href="Object 91" xlink:type="simple" xlink:show="embed" xlink:actuate="onLoad"/><draw:image xlink:href="ObjectReplacements/Object 91" xlink:type="simple" xlink:show="embed" xlink:actuate="onLoad"/><svg:title/><svg:desc/></draw:frame></text:p>
      <text:p text:style-name="Normal"/>
      <text:p text:style-name="Normal">This concludes our test.</text:p>
      <text:p text:style-name="P4619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620">This is bold,<text:s/></text:span><text:span text:style-name="T4621">this is italic</text:span>,<text:s/><text:span text:style-name="T4622">and this is bold italic</text:span>. This is normal.<text:s/><text:span text:style-name="InlineStyle">This is in a defined inline style called InlineStyle</text:span>. This is normal.<text:s/><text:span text:style-name="T4623">This is red text.</text:span><text:s/>This is normal.<text:s/></text:p>
      <text:p text:style-name="P462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625">First item of bulleted list.<text:s/></text:p>
        </text:list-item>
        <text:list-item>
          <text:p text:style-name="P4626">Second item of bulleted list.</text:p>
        </text:list-item>
      </text:list>
      <text:p text:style-name="P4627">Second paragraph of second item of bulleted list.<text:s/></text:p>
      <text:list text:style-name="LFO2" text:continue-numbering="true">
        <text:list-item>
          <text:p text:style-name="P4628">Third item of bulleted list.</text:p>
          <text:list text:continue-numbering="true">
            <text:list-item>
              <text:p text:style-name="P4629">First item of third item’s nested list</text:p>
            </text:list-item>
            <text:list-item>
              <text:p text:style-name="P4630">Second item of third item’s nested list</text:p>
            </text:list-item>
          </text:list>
        </text:list-item>
        <text:list-item>
          <text:p text:style-name="P463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632">First item of numbered list.<text:s/></text:p>
        </text:list-item>
        <text:list-item>
          <text:p text:style-name="P4633">Second item of numbered list.</text:p>
        </text:list-item>
      </text:list>
      <text:p text:style-name="P4634">Second paragraph of second item of numbered list.<text:s/></text:p>
      <text:list text:style-name="LFO3" text:continue-numbering="true">
        <text:list-item>
          <text:p text:style-name="P4635">Third item of numbered list.</text:p>
        </text:list-item>
      </text:list>
      <text:p text:style-name="Normal"/>
      <text:p text:style-name="Normal">Here is a BMP picture:</text:p>
      <text:p text:style-name="Normal"><text:span text:style-name="T4636"><draw:frame draw:style-name="a182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637">
        <table:table-columns>
          <table:table-column table:style-name="TableColumn4638"/>
          <table:table-column table:style-name="TableColumn4639"/>
          <table:table-column table:style-name="TableColumn4640"/>
          <table:table-column table:style-name="TableColumn4641"/>
          <table:table-column table:style-name="TableColumn4642"/>
        </table:table-columns>
        <table:table-row table:style-name="TableRow4643">
          <table:table-cell table:style-name="TableCell4644">
            <text:p text:style-name="P4645"/>
          </table:table-cell>
          <table:table-cell table:style-name="TableCell4646" table:number-columns-spanned="2">
            <text:p text:style-name="P4647">New York</text:p>
          </table:table-cell>
          <table:covered-table-cell/>
          <table:table-cell table:style-name="TableCell4648">
            <text:p text:style-name="P4649">Boston</text:p>
          </table:table-cell>
          <table:table-cell table:style-name="TableCell4650">
            <text:p text:style-name="P4651">Detroit</text:p>
          </table:table-cell>
        </table:table-row>
        <table:table-row table:style-name="TableRow4652">
          <table:table-cell table:style-name="TableCell4653">
            <text:p text:style-name="Normal">Baseball</text:p>
          </table:table-cell>
          <table:table-cell table:style-name="TableCell4654">
            <text:p text:style-name="Normal">Mets</text:p>
          </table:table-cell>
          <table:table-cell table:style-name="TableCell4655">
            <text:p text:style-name="Normal">Yankees</text:p>
          </table:table-cell>
          <table:table-cell table:style-name="TableCell4656">
            <text:p text:style-name="Normal">Red Sox</text:p>
          </table:table-cell>
          <table:table-cell table:style-name="TableCell4657">
            <text:p text:style-name="Normal">Tigers</text:p>
          </table:table-cell>
        </table:table-row>
        <table:table-row table:style-name="TableRow4658">
          <table:table-cell table:style-name="TableCell4659">
            <text:p text:style-name="Normal">Hockey</text:p>
          </table:table-cell>
          <table:table-cell table:style-name="TableCell4660">
            <text:p text:style-name="Normal">Rangers</text:p>
          </table:table-cell>
          <table:table-cell table:style-name="TableCell4661">
            <text:p text:style-name="Normal">Islanders</text:p>
          </table:table-cell>
          <table:table-cell table:style-name="TableCell4662">
            <text:p text:style-name="Normal">Bruins</text:p>
          </table:table-cell>
          <table:table-cell table:style-name="TableCell4663">
            <text:p text:style-name="Normal">Red Wings</text:p>
          </table:table-cell>
        </table:table-row>
        <table:table-row table:style-name="TableRow4664">
          <table:table-cell table:style-name="TableCell4665">
            <text:p text:style-name="Normal">Football</text:p>
          </table:table-cell>
          <table:table-cell table:style-name="TableCell4666">
            <text:p text:style-name="Normal">Giants</text:p>
          </table:table-cell>
          <table:table-cell table:style-name="TableCell4667">
            <text:p text:style-name="Normal">Jets</text:p>
          </table:table-cell>
          <table:table-cell table:style-name="TableCell4668">
            <text:p text:style-name="Normal">Patriots</text:p>
          </table:table-cell>
          <table:table-cell table:style-name="TableCell466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91" draw:style-name="a183" draw:name="Object 92" text:anchor-type="as-char" svg:x="0in" svg:y="0in" svg:width="3.52083in" svg:height="1.25in" style:rel-width="scale" style:rel-height="scale"><draw:object-ole draw:class-id="00020830-0000-0000-C000-000000000046" xlink:href="Object 92" xlink:type="simple" xlink:show="embed" xlink:actuate="onLoad"/><draw:image xlink:href="ObjectReplacements/Object 92" xlink:type="simple" xlink:show="embed" xlink:actuate="onLoad"/><svg:title/><svg:desc/></draw:frame></text:p>
      <text:p text:style-name="Normal"/>
      <text:p text:style-name="Normal">This concludes our test.</text:p>
      <text:p text:style-name="P4670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671">This is bold,<text:s/></text:span><text:span text:style-name="T4672">this is italic</text:span>,<text:s/><text:span text:style-name="T4673">and this is bold italic</text:span>. This is normal.<text:s/><text:span text:style-name="InlineStyle">This is in a defined inline style called InlineStyle</text:span>. This is normal.<text:s/><text:span text:style-name="T4674">This is red text.</text:span><text:s/>This is normal.<text:s/></text:p>
      <text:p text:style-name="P4675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676">First item of bulleted list.<text:s/></text:p>
        </text:list-item>
        <text:list-item>
          <text:p text:style-name="P4677">Second item of bulleted list.</text:p>
        </text:list-item>
      </text:list>
      <text:p text:style-name="P4678">Second paragraph of second item of bulleted list.<text:s/></text:p>
      <text:list text:style-name="LFO2" text:continue-numbering="true">
        <text:list-item>
          <text:p text:style-name="P4679">Third item of bulleted list.</text:p>
          <text:list text:continue-numbering="true">
            <text:list-item>
              <text:p text:style-name="P4680">First item of third item’s nested list</text:p>
            </text:list-item>
            <text:list-item>
              <text:p text:style-name="P4681">Second item of third item’s nested list</text:p>
            </text:list-item>
          </text:list>
        </text:list-item>
        <text:list-item>
          <text:p text:style-name="P4682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683">First item of numbered list.<text:s/></text:p>
        </text:list-item>
        <text:list-item>
          <text:p text:style-name="P4684">Second item of numbered list.</text:p>
        </text:list-item>
      </text:list>
      <text:p text:style-name="P4685">Second paragraph of second item of numbered list.<text:s/></text:p>
      <text:list text:style-name="LFO3" text:continue-numbering="true">
        <text:list-item>
          <text:p text:style-name="P4686">Third item of numbered list.</text:p>
        </text:list-item>
      </text:list>
      <text:p text:style-name="Normal"/>
      <text:p text:style-name="Normal">Here is a BMP picture:</text:p>
      <text:p text:style-name="Normal"><text:span text:style-name="T4687"><draw:frame draw:style-name="a184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688">
        <table:table-columns>
          <table:table-column table:style-name="TableColumn4689"/>
          <table:table-column table:style-name="TableColumn4690"/>
          <table:table-column table:style-name="TableColumn4691"/>
          <table:table-column table:style-name="TableColumn4692"/>
          <table:table-column table:style-name="TableColumn4693"/>
        </table:table-columns>
        <table:table-row table:style-name="TableRow4694">
          <table:table-cell table:style-name="TableCell4695">
            <text:p text:style-name="P4696"/>
          </table:table-cell>
          <table:table-cell table:style-name="TableCell4697" table:number-columns-spanned="2">
            <text:p text:style-name="P4698">New York</text:p>
          </table:table-cell>
          <table:covered-table-cell/>
          <table:table-cell table:style-name="TableCell4699">
            <text:p text:style-name="P4700">Boston</text:p>
          </table:table-cell>
          <table:table-cell table:style-name="TableCell4701">
            <text:p text:style-name="P4702">Detroit</text:p>
          </table:table-cell>
        </table:table-row>
        <table:table-row table:style-name="TableRow4703">
          <table:table-cell table:style-name="TableCell4704">
            <text:p text:style-name="Normal">Baseball</text:p>
          </table:table-cell>
          <table:table-cell table:style-name="TableCell4705">
            <text:p text:style-name="Normal">Mets</text:p>
          </table:table-cell>
          <table:table-cell table:style-name="TableCell4706">
            <text:p text:style-name="Normal">Yankees</text:p>
          </table:table-cell>
          <table:table-cell table:style-name="TableCell4707">
            <text:p text:style-name="Normal">Red Sox</text:p>
          </table:table-cell>
          <table:table-cell table:style-name="TableCell4708">
            <text:p text:style-name="Normal">Tigers</text:p>
          </table:table-cell>
        </table:table-row>
        <table:table-row table:style-name="TableRow4709">
          <table:table-cell table:style-name="TableCell4710">
            <text:p text:style-name="Normal">Hockey</text:p>
          </table:table-cell>
          <table:table-cell table:style-name="TableCell4711">
            <text:p text:style-name="Normal">Rangers</text:p>
          </table:table-cell>
          <table:table-cell table:style-name="TableCell4712">
            <text:p text:style-name="Normal">Islanders</text:p>
          </table:table-cell>
          <table:table-cell table:style-name="TableCell4713">
            <text:p text:style-name="Normal">Bruins</text:p>
          </table:table-cell>
          <table:table-cell table:style-name="TableCell4714">
            <text:p text:style-name="Normal">Red Wings</text:p>
          </table:table-cell>
        </table:table-row>
        <table:table-row table:style-name="TableRow4715">
          <table:table-cell table:style-name="TableCell4716">
            <text:p text:style-name="Normal">Football</text:p>
          </table:table-cell>
          <table:table-cell table:style-name="TableCell4717">
            <text:p text:style-name="Normal">Giants</text:p>
          </table:table-cell>
          <table:table-cell table:style-name="TableCell4718">
            <text:p text:style-name="Normal">Jets</text:p>
          </table:table-cell>
          <table:table-cell table:style-name="TableCell4719">
            <text:p text:style-name="Normal">Patriots</text:p>
          </table:table-cell>
          <table:table-cell table:style-name="TableCell472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92" draw:style-name="a185" draw:name="Object 93" text:anchor-type="as-char" svg:x="0in" svg:y="0in" svg:width="3.52083in" svg:height="1.25in" style:rel-width="scale" style:rel-height="scale"><draw:object-ole draw:class-id="00020830-0000-0000-C000-000000000046" xlink:href="Object 93" xlink:type="simple" xlink:show="embed" xlink:actuate="onLoad"/><draw:image xlink:href="ObjectReplacements/Object 93" xlink:type="simple" xlink:show="embed" xlink:actuate="onLoad"/><svg:title/><svg:desc/></draw:frame></text:p>
      <text:p text:style-name="Normal"/>
      <text:p text:style-name="Normal">This concludes our test.</text:p>
      <text:p text:style-name="P4721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722">This is bold,<text:s/></text:span><text:span text:style-name="T4723">this is italic</text:span>,<text:s/><text:span text:style-name="T4724">and this is bold italic</text:span>. This is normal.<text:s/><text:span text:style-name="InlineStyle">This is in a defined inline style called InlineStyle</text:span>. This is normal.<text:s/><text:span text:style-name="T4725">This is red text.</text:span><text:s/>This is normal.<text:s/></text:p>
      <text:p text:style-name="P472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727">First item of bulleted list.<text:s/></text:p>
        </text:list-item>
        <text:list-item>
          <text:p text:style-name="P4728">Second item of bulleted list.</text:p>
        </text:list-item>
      </text:list>
      <text:p text:style-name="P4729">Second paragraph of second item of bulleted list.<text:s/></text:p>
      <text:list text:style-name="LFO2" text:continue-numbering="true">
        <text:list-item>
          <text:p text:style-name="P4730">Third item of bulleted list.</text:p>
          <text:list text:continue-numbering="true">
            <text:list-item>
              <text:p text:style-name="P4731">First item of third item’s nested list</text:p>
            </text:list-item>
            <text:list-item>
              <text:p text:style-name="P4732">Second item of third item’s nested list</text:p>
            </text:list-item>
          </text:list>
        </text:list-item>
        <text:list-item>
          <text:p text:style-name="P473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734">First item of numbered list.<text:s/></text:p>
        </text:list-item>
        <text:list-item>
          <text:p text:style-name="P4735">Second item of numbered list.</text:p>
        </text:list-item>
      </text:list>
      <text:p text:style-name="P4736">Second paragraph of second item of numbered list.<text:s/></text:p>
      <text:list text:style-name="LFO3" text:continue-numbering="true">
        <text:list-item>
          <text:p text:style-name="P4737">Third item of numbered list.</text:p>
        </text:list-item>
      </text:list>
      <text:p text:style-name="Normal"/>
      <text:p text:style-name="Normal">Here is a BMP picture:</text:p>
      <text:p text:style-name="Normal"><text:span text:style-name="T4738"><draw:frame draw:style-name="a186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739">
        <table:table-columns>
          <table:table-column table:style-name="TableColumn4740"/>
          <table:table-column table:style-name="TableColumn4741"/>
          <table:table-column table:style-name="TableColumn4742"/>
          <table:table-column table:style-name="TableColumn4743"/>
          <table:table-column table:style-name="TableColumn4744"/>
        </table:table-columns>
        <table:table-row table:style-name="TableRow4745">
          <table:table-cell table:style-name="TableCell4746">
            <text:p text:style-name="P4747"/>
          </table:table-cell>
          <table:table-cell table:style-name="TableCell4748" table:number-columns-spanned="2">
            <text:p text:style-name="P4749">New York</text:p>
          </table:table-cell>
          <table:covered-table-cell/>
          <table:table-cell table:style-name="TableCell4750">
            <text:p text:style-name="P4751">Boston</text:p>
          </table:table-cell>
          <table:table-cell table:style-name="TableCell4752">
            <text:p text:style-name="P4753">Detroit</text:p>
          </table:table-cell>
        </table:table-row>
        <table:table-row table:style-name="TableRow4754">
          <table:table-cell table:style-name="TableCell4755">
            <text:p text:style-name="Normal">Baseball</text:p>
          </table:table-cell>
          <table:table-cell table:style-name="TableCell4756">
            <text:p text:style-name="Normal">Mets</text:p>
          </table:table-cell>
          <table:table-cell table:style-name="TableCell4757">
            <text:p text:style-name="Normal">Yankees</text:p>
          </table:table-cell>
          <table:table-cell table:style-name="TableCell4758">
            <text:p text:style-name="Normal">Red Sox</text:p>
          </table:table-cell>
          <table:table-cell table:style-name="TableCell4759">
            <text:p text:style-name="Normal">Tigers</text:p>
          </table:table-cell>
        </table:table-row>
        <table:table-row table:style-name="TableRow4760">
          <table:table-cell table:style-name="TableCell4761">
            <text:p text:style-name="Normal">Hockey</text:p>
          </table:table-cell>
          <table:table-cell table:style-name="TableCell4762">
            <text:p text:style-name="Normal">Rangers</text:p>
          </table:table-cell>
          <table:table-cell table:style-name="TableCell4763">
            <text:p text:style-name="Normal">Islanders</text:p>
          </table:table-cell>
          <table:table-cell table:style-name="TableCell4764">
            <text:p text:style-name="Normal">Bruins</text:p>
          </table:table-cell>
          <table:table-cell table:style-name="TableCell4765">
            <text:p text:style-name="Normal">Red Wings</text:p>
          </table:table-cell>
        </table:table-row>
        <table:table-row table:style-name="TableRow4766">
          <table:table-cell table:style-name="TableCell4767">
            <text:p text:style-name="Normal">Football</text:p>
          </table:table-cell>
          <table:table-cell table:style-name="TableCell4768">
            <text:p text:style-name="Normal">Giants</text:p>
          </table:table-cell>
          <table:table-cell table:style-name="TableCell4769">
            <text:p text:style-name="Normal">Jets</text:p>
          </table:table-cell>
          <table:table-cell table:style-name="TableCell4770">
            <text:p text:style-name="Normal">Patriots</text:p>
          </table:table-cell>
          <table:table-cell table:style-name="TableCell477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93" draw:style-name="a187" draw:name="Object 94" text:anchor-type="as-char" svg:x="0in" svg:y="0in" svg:width="3.52083in" svg:height="1.25in" style:rel-width="scale" style:rel-height="scale"><draw:object-ole draw:class-id="00020830-0000-0000-C000-000000000046" xlink:href="Object 94" xlink:type="simple" xlink:show="embed" xlink:actuate="onLoad"/><draw:image xlink:href="ObjectReplacements/Object 94" xlink:type="simple" xlink:show="embed" xlink:actuate="onLoad"/><svg:title/><svg:desc/></draw:frame></text:p>
      <text:p text:style-name="Normal"/>
      <text:p text:style-name="Normal">This concludes our test.</text:p>
      <text:p text:style-name="P4772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773">This is bold,<text:s/></text:span><text:span text:style-name="T4774">this is italic</text:span>,<text:s/><text:span text:style-name="T4775">and this is bold italic</text:span>. This is normal.<text:s/><text:span text:style-name="InlineStyle">This is in a defined inline style called InlineStyle</text:span>. This is normal.<text:s/><text:span text:style-name="T4776">This is red text.</text:span><text:s/>This is normal.<text:s/></text:p>
      <text:p text:style-name="P477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778">First item of bulleted list.<text:s/></text:p>
        </text:list-item>
        <text:list-item>
          <text:p text:style-name="P4779">Second item of bulleted list.</text:p>
        </text:list-item>
      </text:list>
      <text:p text:style-name="P4780">Second paragraph of second item of bulleted list.<text:s/></text:p>
      <text:list text:style-name="LFO2" text:continue-numbering="true">
        <text:list-item>
          <text:p text:style-name="P4781">Third item of bulleted list.</text:p>
          <text:list text:continue-numbering="true">
            <text:list-item>
              <text:p text:style-name="P4782">First item of third item’s nested list</text:p>
            </text:list-item>
            <text:list-item>
              <text:p text:style-name="P4783">Second item of third item’s nested list</text:p>
            </text:list-item>
          </text:list>
        </text:list-item>
        <text:list-item>
          <text:p text:style-name="P478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785">First item of numbered list.<text:s/></text:p>
        </text:list-item>
        <text:list-item>
          <text:p text:style-name="P4786">Second item of numbered list.</text:p>
        </text:list-item>
      </text:list>
      <text:p text:style-name="P4787">Second paragraph of second item of numbered list.<text:s/></text:p>
      <text:list text:style-name="LFO3" text:continue-numbering="true">
        <text:list-item>
          <text:p text:style-name="P4788">Third item of numbered list.</text:p>
        </text:list-item>
      </text:list>
      <text:p text:style-name="Normal"/>
      <text:p text:style-name="Normal">Here is a BMP picture:</text:p>
      <text:p text:style-name="Normal"><text:span text:style-name="T4789"><draw:frame draw:style-name="a188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790">
        <table:table-columns>
          <table:table-column table:style-name="TableColumn4791"/>
          <table:table-column table:style-name="TableColumn4792"/>
          <table:table-column table:style-name="TableColumn4793"/>
          <table:table-column table:style-name="TableColumn4794"/>
          <table:table-column table:style-name="TableColumn4795"/>
        </table:table-columns>
        <table:table-row table:style-name="TableRow4796">
          <table:table-cell table:style-name="TableCell4797">
            <text:p text:style-name="P4798"/>
          </table:table-cell>
          <table:table-cell table:style-name="TableCell4799" table:number-columns-spanned="2">
            <text:p text:style-name="P4800">New York</text:p>
          </table:table-cell>
          <table:covered-table-cell/>
          <table:table-cell table:style-name="TableCell4801">
            <text:p text:style-name="P4802">Boston</text:p>
          </table:table-cell>
          <table:table-cell table:style-name="TableCell4803">
            <text:p text:style-name="P4804">Detroit</text:p>
          </table:table-cell>
        </table:table-row>
        <table:table-row table:style-name="TableRow4805">
          <table:table-cell table:style-name="TableCell4806">
            <text:p text:style-name="Normal">Baseball</text:p>
          </table:table-cell>
          <table:table-cell table:style-name="TableCell4807">
            <text:p text:style-name="Normal">Mets</text:p>
          </table:table-cell>
          <table:table-cell table:style-name="TableCell4808">
            <text:p text:style-name="Normal">Yankees</text:p>
          </table:table-cell>
          <table:table-cell table:style-name="TableCell4809">
            <text:p text:style-name="Normal">Red Sox</text:p>
          </table:table-cell>
          <table:table-cell table:style-name="TableCell4810">
            <text:p text:style-name="Normal">Tigers</text:p>
          </table:table-cell>
        </table:table-row>
        <table:table-row table:style-name="TableRow4811">
          <table:table-cell table:style-name="TableCell4812">
            <text:p text:style-name="Normal">Hockey</text:p>
          </table:table-cell>
          <table:table-cell table:style-name="TableCell4813">
            <text:p text:style-name="Normal">Rangers</text:p>
          </table:table-cell>
          <table:table-cell table:style-name="TableCell4814">
            <text:p text:style-name="Normal">Islanders</text:p>
          </table:table-cell>
          <table:table-cell table:style-name="TableCell4815">
            <text:p text:style-name="Normal">Bruins</text:p>
          </table:table-cell>
          <table:table-cell table:style-name="TableCell4816">
            <text:p text:style-name="Normal">Red Wings</text:p>
          </table:table-cell>
        </table:table-row>
        <table:table-row table:style-name="TableRow4817">
          <table:table-cell table:style-name="TableCell4818">
            <text:p text:style-name="Normal">Football</text:p>
          </table:table-cell>
          <table:table-cell table:style-name="TableCell4819">
            <text:p text:style-name="Normal">Giants</text:p>
          </table:table-cell>
          <table:table-cell table:style-name="TableCell4820">
            <text:p text:style-name="Normal">Jets</text:p>
          </table:table-cell>
          <table:table-cell table:style-name="TableCell4821">
            <text:p text:style-name="Normal">Patriots</text:p>
          </table:table-cell>
          <table:table-cell table:style-name="TableCell482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94" draw:style-name="a189" draw:name="Object 95" text:anchor-type="as-char" svg:x="0in" svg:y="0in" svg:width="3.52083in" svg:height="1.25in" style:rel-width="scale" style:rel-height="scale"><draw:object-ole draw:class-id="00020830-0000-0000-C000-000000000046" xlink:href="Object 95" xlink:type="simple" xlink:show="embed" xlink:actuate="onLoad"/><draw:image xlink:href="ObjectReplacements/Object 95" xlink:type="simple" xlink:show="embed" xlink:actuate="onLoad"/><svg:title/><svg:desc/></draw:frame></text:p>
      <text:p text:style-name="Normal"/>
      <text:p text:style-name="Normal">This concludes our test.</text:p>
      <text:p text:style-name="P482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824">This is bold,<text:s/></text:span><text:span text:style-name="T4825">this is italic</text:span>,<text:s/><text:span text:style-name="T4826">and this is bold italic</text:span>. This is normal.<text:s/><text:span text:style-name="InlineStyle">This is in a defined inline style called InlineStyle</text:span>. This is normal.<text:s/><text:span text:style-name="T4827">This is red text.</text:span><text:s/>This is normal.<text:s/></text:p>
      <text:p text:style-name="P482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829">First item of bulleted list.<text:s/></text:p>
        </text:list-item>
        <text:list-item>
          <text:p text:style-name="P4830">Second item of bulleted list.</text:p>
        </text:list-item>
      </text:list>
      <text:p text:style-name="P4831">Second paragraph of second item of bulleted list.<text:s/></text:p>
      <text:list text:style-name="LFO2" text:continue-numbering="true">
        <text:list-item>
          <text:p text:style-name="P4832">Third item of bulleted list.</text:p>
          <text:list text:continue-numbering="true">
            <text:list-item>
              <text:p text:style-name="P4833">First item of third item’s nested list</text:p>
            </text:list-item>
            <text:list-item>
              <text:p text:style-name="P4834">Second item of third item’s nested list</text:p>
            </text:list-item>
          </text:list>
        </text:list-item>
        <text:list-item>
          <text:p text:style-name="P483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836">First item of numbered list.<text:s/></text:p>
        </text:list-item>
        <text:list-item>
          <text:p text:style-name="P4837">Second item of numbered list.</text:p>
        </text:list-item>
      </text:list>
      <text:p text:style-name="P4838">Second paragraph of second item of numbered list.<text:s/></text:p>
      <text:list text:style-name="LFO3" text:continue-numbering="true">
        <text:list-item>
          <text:p text:style-name="P4839">Third item of numbered list.</text:p>
        </text:list-item>
      </text:list>
      <text:p text:style-name="Normal"/>
      <text:p text:style-name="Normal">Here is a BMP picture:</text:p>
      <text:p text:style-name="Normal"><text:span text:style-name="T4840"><draw:frame draw:style-name="a190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841">
        <table:table-columns>
          <table:table-column table:style-name="TableColumn4842"/>
          <table:table-column table:style-name="TableColumn4843"/>
          <table:table-column table:style-name="TableColumn4844"/>
          <table:table-column table:style-name="TableColumn4845"/>
          <table:table-column table:style-name="TableColumn4846"/>
        </table:table-columns>
        <table:table-row table:style-name="TableRow4847">
          <table:table-cell table:style-name="TableCell4848">
            <text:p text:style-name="P4849"/>
          </table:table-cell>
          <table:table-cell table:style-name="TableCell4850" table:number-columns-spanned="2">
            <text:p text:style-name="P4851">New York</text:p>
          </table:table-cell>
          <table:covered-table-cell/>
          <table:table-cell table:style-name="TableCell4852">
            <text:p text:style-name="P4853">Boston</text:p>
          </table:table-cell>
          <table:table-cell table:style-name="TableCell4854">
            <text:p text:style-name="P4855">Detroit</text:p>
          </table:table-cell>
        </table:table-row>
        <table:table-row table:style-name="TableRow4856">
          <table:table-cell table:style-name="TableCell4857">
            <text:p text:style-name="Normal">Baseball</text:p>
          </table:table-cell>
          <table:table-cell table:style-name="TableCell4858">
            <text:p text:style-name="Normal">Mets</text:p>
          </table:table-cell>
          <table:table-cell table:style-name="TableCell4859">
            <text:p text:style-name="Normal">Yankees</text:p>
          </table:table-cell>
          <table:table-cell table:style-name="TableCell4860">
            <text:p text:style-name="Normal">Red Sox</text:p>
          </table:table-cell>
          <table:table-cell table:style-name="TableCell4861">
            <text:p text:style-name="Normal">Tigers</text:p>
          </table:table-cell>
        </table:table-row>
        <table:table-row table:style-name="TableRow4862">
          <table:table-cell table:style-name="TableCell4863">
            <text:p text:style-name="Normal">Hockey</text:p>
          </table:table-cell>
          <table:table-cell table:style-name="TableCell4864">
            <text:p text:style-name="Normal">Rangers</text:p>
          </table:table-cell>
          <table:table-cell table:style-name="TableCell4865">
            <text:p text:style-name="Normal">Islanders</text:p>
          </table:table-cell>
          <table:table-cell table:style-name="TableCell4866">
            <text:p text:style-name="Normal">Bruins</text:p>
          </table:table-cell>
          <table:table-cell table:style-name="TableCell4867">
            <text:p text:style-name="Normal">Red Wings</text:p>
          </table:table-cell>
        </table:table-row>
        <table:table-row table:style-name="TableRow4868">
          <table:table-cell table:style-name="TableCell4869">
            <text:p text:style-name="Normal">Football</text:p>
          </table:table-cell>
          <table:table-cell table:style-name="TableCell4870">
            <text:p text:style-name="Normal">Giants</text:p>
          </table:table-cell>
          <table:table-cell table:style-name="TableCell4871">
            <text:p text:style-name="Normal">Jets</text:p>
          </table:table-cell>
          <table:table-cell table:style-name="TableCell4872">
            <text:p text:style-name="Normal">Patriots</text:p>
          </table:table-cell>
          <table:table-cell table:style-name="TableCell487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95" draw:style-name="a191" draw:name="Object 96" text:anchor-type="as-char" svg:x="0in" svg:y="0in" svg:width="3.52083in" svg:height="1.25in" style:rel-width="scale" style:rel-height="scale"><draw:object-ole draw:class-id="00020830-0000-0000-C000-000000000046" xlink:href="Object 96" xlink:type="simple" xlink:show="embed" xlink:actuate="onLoad"/><draw:image xlink:href="ObjectReplacements/Object 96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874">This is bold,<text:s/></text:span><text:span text:style-name="T4875">this is italic</text:span>,<text:s/><text:span text:style-name="T4876">and this is bold italic</text:span>. This is normal.<text:s/><text:span text:style-name="InlineStyle">This is in a defined inline style called InlineStyle</text:span>. This is normal.<text:s/><text:span text:style-name="T4877">This is red text.</text:span><text:s/>This is normal.<text:s/></text:p>
      <text:p text:style-name="P487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879">First item of bulleted list.<text:s/></text:p>
        </text:list-item>
        <text:list-item>
          <text:p text:style-name="P4880">Second item of bulleted list.</text:p>
        </text:list-item>
      </text:list>
      <text:p text:style-name="P4881">Second paragraph of second item of bulleted list.<text:s/></text:p>
      <text:list text:style-name="LFO2" text:continue-numbering="true">
        <text:list-item>
          <text:p text:style-name="P4882">Third item of bulleted list.</text:p>
          <text:list text:continue-numbering="true">
            <text:list-item>
              <text:p text:style-name="P4883">First item of third item’s nested list</text:p>
            </text:list-item>
            <text:list-item>
              <text:p text:style-name="P4884">Second item of third item’s nested list</text:p>
            </text:list-item>
          </text:list>
        </text:list-item>
        <text:list-item>
          <text:p text:style-name="P488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886">First item of numbered list.<text:s/></text:p>
        </text:list-item>
        <text:list-item>
          <text:p text:style-name="P4887">Second item of numbered list.</text:p>
        </text:list-item>
      </text:list>
      <text:p text:style-name="P4888">Second paragraph of second item of numbered list.<text:s/></text:p>
      <text:list text:style-name="LFO3" text:continue-numbering="true">
        <text:list-item>
          <text:p text:style-name="P4889">Third item of numbered list.</text:p>
        </text:list-item>
      </text:list>
      <text:p text:style-name="Normal"/>
      <text:p text:style-name="Normal">Here is a BMP picture:</text:p>
      <text:p text:style-name="Normal"><text:span text:style-name="T4890"><draw:frame draw:style-name="a192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891">
        <table:table-columns>
          <table:table-column table:style-name="TableColumn4892"/>
          <table:table-column table:style-name="TableColumn4893"/>
          <table:table-column table:style-name="TableColumn4894"/>
          <table:table-column table:style-name="TableColumn4895"/>
          <table:table-column table:style-name="TableColumn4896"/>
        </table:table-columns>
        <table:table-row table:style-name="TableRow4897">
          <table:table-cell table:style-name="TableCell4898">
            <text:p text:style-name="P4899"/>
          </table:table-cell>
          <table:table-cell table:style-name="TableCell4900" table:number-columns-spanned="2">
            <text:p text:style-name="P4901">New York</text:p>
          </table:table-cell>
          <table:covered-table-cell/>
          <table:table-cell table:style-name="TableCell4902">
            <text:p text:style-name="P4903">Boston</text:p>
          </table:table-cell>
          <table:table-cell table:style-name="TableCell4904">
            <text:p text:style-name="P4905">Detroit</text:p>
          </table:table-cell>
        </table:table-row>
        <table:table-row table:style-name="TableRow4906">
          <table:table-cell table:style-name="TableCell4907">
            <text:p text:style-name="Normal">Baseball</text:p>
          </table:table-cell>
          <table:table-cell table:style-name="TableCell4908">
            <text:p text:style-name="Normal">Mets</text:p>
          </table:table-cell>
          <table:table-cell table:style-name="TableCell4909">
            <text:p text:style-name="Normal">Yankees</text:p>
          </table:table-cell>
          <table:table-cell table:style-name="TableCell4910">
            <text:p text:style-name="Normal">Red Sox</text:p>
          </table:table-cell>
          <table:table-cell table:style-name="TableCell4911">
            <text:p text:style-name="Normal">Tigers</text:p>
          </table:table-cell>
        </table:table-row>
        <table:table-row table:style-name="TableRow4912">
          <table:table-cell table:style-name="TableCell4913">
            <text:p text:style-name="Normal">Hockey</text:p>
          </table:table-cell>
          <table:table-cell table:style-name="TableCell4914">
            <text:p text:style-name="Normal">Rangers</text:p>
          </table:table-cell>
          <table:table-cell table:style-name="TableCell4915">
            <text:p text:style-name="Normal">Islanders</text:p>
          </table:table-cell>
          <table:table-cell table:style-name="TableCell4916">
            <text:p text:style-name="Normal">Bruins</text:p>
          </table:table-cell>
          <table:table-cell table:style-name="TableCell4917">
            <text:p text:style-name="Normal">Red Wings</text:p>
          </table:table-cell>
        </table:table-row>
        <table:table-row table:style-name="TableRow4918">
          <table:table-cell table:style-name="TableCell4919">
            <text:p text:style-name="Normal">Football</text:p>
          </table:table-cell>
          <table:table-cell table:style-name="TableCell4920">
            <text:p text:style-name="Normal">Giants</text:p>
          </table:table-cell>
          <table:table-cell table:style-name="TableCell4921">
            <text:p text:style-name="Normal">Jets</text:p>
          </table:table-cell>
          <table:table-cell table:style-name="TableCell4922">
            <text:p text:style-name="Normal">Patriots</text:p>
          </table:table-cell>
          <table:table-cell table:style-name="TableCell492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96" draw:style-name="a193" draw:name="Object 97" text:anchor-type="as-char" svg:x="0in" svg:y="0in" svg:width="3.5in" svg:height="1.19792in" style:rel-width="scale" style:rel-height="scale"><draw:object-ole draw:class-id="00020830-0000-0000-C000-000000000046" xlink:href="Object 97" xlink:type="simple" xlink:show="embed" xlink:actuate="onLoad"/><draw:image xlink:href="ObjectReplacements/Object 97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924">This is bold,<text:s/></text:span><text:span text:style-name="T4925">this is italic</text:span>,<text:s/><text:span text:style-name="T4926">and this is bold italic</text:span>. This is normal.<text:s/><text:span text:style-name="InlineStyle">This is in a defined inline style called InlineStyle</text:span>. This is normal.<text:s/><text:span text:style-name="T4927">This is red text.</text:span><text:s/>This is normal.<text:s/></text:p>
      <text:p text:style-name="P492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929">First item of bulleted list.<text:s/></text:p>
        </text:list-item>
        <text:list-item>
          <text:p text:style-name="P4930">Second item of bulleted list.</text:p>
        </text:list-item>
      </text:list>
      <text:p text:style-name="P4931">Second paragraph of second item of bulleted list.<text:s/></text:p>
      <text:list text:style-name="LFO2" text:continue-numbering="true">
        <text:list-item>
          <text:p text:style-name="P4932">Third item of bulleted list.</text:p>
          <text:list text:continue-numbering="true">
            <text:list-item>
              <text:p text:style-name="P4933">First item of third item’s nested list</text:p>
            </text:list-item>
            <text:list-item>
              <text:p text:style-name="P4934">Second item of third item’s nested list</text:p>
            </text:list-item>
          </text:list>
        </text:list-item>
        <text:list-item>
          <text:p text:style-name="P493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936">First item of numbered list.<text:s/></text:p>
        </text:list-item>
        <text:list-item>
          <text:p text:style-name="P4937">Second item of numbered list.</text:p>
        </text:list-item>
      </text:list>
      <text:p text:style-name="P4938">Second paragraph of second item of numbered list.<text:s/></text:p>
      <text:list text:style-name="LFO3" text:continue-numbering="true">
        <text:list-item>
          <text:p text:style-name="P4939">Third item of numbered list.</text:p>
        </text:list-item>
      </text:list>
      <text:p text:style-name="Normal"/>
      <text:p text:style-name="Normal">Here is a BMP picture:</text:p>
      <text:p text:style-name="Normal"><text:span text:style-name="T4940"><draw:frame draw:style-name="a194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941">
        <table:table-columns>
          <table:table-column table:style-name="TableColumn4942"/>
          <table:table-column table:style-name="TableColumn4943"/>
          <table:table-column table:style-name="TableColumn4944"/>
          <table:table-column table:style-name="TableColumn4945"/>
          <table:table-column table:style-name="TableColumn4946"/>
        </table:table-columns>
        <table:table-row table:style-name="TableRow4947">
          <table:table-cell table:style-name="TableCell4948">
            <text:p text:style-name="P4949"/>
          </table:table-cell>
          <table:table-cell table:style-name="TableCell4950" table:number-columns-spanned="2">
            <text:p text:style-name="P4951">New York</text:p>
          </table:table-cell>
          <table:covered-table-cell/>
          <table:table-cell table:style-name="TableCell4952">
            <text:p text:style-name="P4953">Boston</text:p>
          </table:table-cell>
          <table:table-cell table:style-name="TableCell4954">
            <text:p text:style-name="P4955">Detroit</text:p>
          </table:table-cell>
        </table:table-row>
        <table:table-row table:style-name="TableRow4956">
          <table:table-cell table:style-name="TableCell4957">
            <text:p text:style-name="Normal">Baseball</text:p>
          </table:table-cell>
          <table:table-cell table:style-name="TableCell4958">
            <text:p text:style-name="Normal">Mets</text:p>
          </table:table-cell>
          <table:table-cell table:style-name="TableCell4959">
            <text:p text:style-name="Normal">Yankees</text:p>
          </table:table-cell>
          <table:table-cell table:style-name="TableCell4960">
            <text:p text:style-name="Normal">Red Sox</text:p>
          </table:table-cell>
          <table:table-cell table:style-name="TableCell4961">
            <text:p text:style-name="Normal">Tigers</text:p>
          </table:table-cell>
        </table:table-row>
        <table:table-row table:style-name="TableRow4962">
          <table:table-cell table:style-name="TableCell4963">
            <text:p text:style-name="Normal">Hockey</text:p>
          </table:table-cell>
          <table:table-cell table:style-name="TableCell4964">
            <text:p text:style-name="Normal">Rangers</text:p>
          </table:table-cell>
          <table:table-cell table:style-name="TableCell4965">
            <text:p text:style-name="Normal">Islanders</text:p>
          </table:table-cell>
          <table:table-cell table:style-name="TableCell4966">
            <text:p text:style-name="Normal">Bruins</text:p>
          </table:table-cell>
          <table:table-cell table:style-name="TableCell4967">
            <text:p text:style-name="Normal">Red Wings</text:p>
          </table:table-cell>
        </table:table-row>
        <table:table-row table:style-name="TableRow4968">
          <table:table-cell table:style-name="TableCell4969">
            <text:p text:style-name="Normal">Football</text:p>
          </table:table-cell>
          <table:table-cell table:style-name="TableCell4970">
            <text:p text:style-name="Normal">Giants</text:p>
          </table:table-cell>
          <table:table-cell table:style-name="TableCell4971">
            <text:p text:style-name="Normal">Jets</text:p>
          </table:table-cell>
          <table:table-cell table:style-name="TableCell4972">
            <text:p text:style-name="Normal">Patriots</text:p>
          </table:table-cell>
          <table:table-cell table:style-name="TableCell497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97" draw:style-name="a195" draw:name="Object 98" text:anchor-type="as-char" svg:x="0in" svg:y="0in" svg:width="3.5in" svg:height="1.19792in" style:rel-width="scale" style:rel-height="scale"><draw:object-ole draw:class-id="00020830-0000-0000-C000-000000000046" xlink:href="Object 98" xlink:type="simple" xlink:show="embed" xlink:actuate="onLoad"/><draw:image xlink:href="ObjectReplacements/Object 98" xlink:type="simple" xlink:show="embed" xlink:actuate="onLoad"/><svg:title/><svg:desc/></draw:frame></text:p>
      <text:p text:style-name="Normal"/>
      <text:p text:style-name="Normal">This concludes our test.</text:p>
      <text:p text:style-name="P497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4975">This is bold,<text:s/></text:span><text:span text:style-name="T4976">this is italic</text:span>,<text:s/><text:span text:style-name="T4977">and this is bold italic</text:span>. This is normal.<text:s/><text:span text:style-name="InlineStyle">This is in a defined inline style called InlineStyle</text:span>. This is normal.<text:s/><text:span text:style-name="T4978">This is red text.</text:span><text:s/>This is normal.<text:s/></text:p>
      <text:p text:style-name="P497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4980">First item of bulleted list.<text:s/></text:p>
        </text:list-item>
        <text:list-item>
          <text:p text:style-name="P4981">Second item of bulleted list.</text:p>
        </text:list-item>
      </text:list>
      <text:p text:style-name="P4982">Second paragraph of second item of bulleted list.<text:s/></text:p>
      <text:list text:style-name="LFO2" text:continue-numbering="true">
        <text:list-item>
          <text:p text:style-name="P4983">Third item of bulleted list.</text:p>
          <text:list text:continue-numbering="true">
            <text:list-item>
              <text:p text:style-name="P4984">First item of third item’s nested list</text:p>
            </text:list-item>
            <text:list-item>
              <text:p text:style-name="P4985">Second item of third item’s nested list</text:p>
            </text:list-item>
          </text:list>
        </text:list-item>
        <text:list-item>
          <text:p text:style-name="P498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4987">First item of numbered list.<text:s/></text:p>
        </text:list-item>
        <text:list-item>
          <text:p text:style-name="P4988">Second item of numbered list.</text:p>
        </text:list-item>
      </text:list>
      <text:p text:style-name="P4989">Second paragraph of second item of numbered list.<text:s/></text:p>
      <text:list text:style-name="LFO3" text:continue-numbering="true">
        <text:list-item>
          <text:p text:style-name="P4990">Third item of numbered list.</text:p>
        </text:list-item>
      </text:list>
      <text:p text:style-name="Normal"/>
      <text:p text:style-name="Normal">Here is a BMP picture:</text:p>
      <text:p text:style-name="Normal"><text:span text:style-name="T4991"><draw:frame draw:style-name="a196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4992">
        <table:table-columns>
          <table:table-column table:style-name="TableColumn4993"/>
          <table:table-column table:style-name="TableColumn4994"/>
          <table:table-column table:style-name="TableColumn4995"/>
          <table:table-column table:style-name="TableColumn4996"/>
          <table:table-column table:style-name="TableColumn4997"/>
        </table:table-columns>
        <table:table-row table:style-name="TableRow4998">
          <table:table-cell table:style-name="TableCell4999">
            <text:p text:style-name="P5000"/>
          </table:table-cell>
          <table:table-cell table:style-name="TableCell5001" table:number-columns-spanned="2">
            <text:p text:style-name="P5002">New York</text:p>
          </table:table-cell>
          <table:covered-table-cell/>
          <table:table-cell table:style-name="TableCell5003">
            <text:p text:style-name="P5004">Boston</text:p>
          </table:table-cell>
          <table:table-cell table:style-name="TableCell5005">
            <text:p text:style-name="P5006">Detroit</text:p>
          </table:table-cell>
        </table:table-row>
        <table:table-row table:style-name="TableRow5007">
          <table:table-cell table:style-name="TableCell5008">
            <text:p text:style-name="Normal">Baseball</text:p>
          </table:table-cell>
          <table:table-cell table:style-name="TableCell5009">
            <text:p text:style-name="Normal">Mets</text:p>
          </table:table-cell>
          <table:table-cell table:style-name="TableCell5010">
            <text:p text:style-name="Normal">Yankees</text:p>
          </table:table-cell>
          <table:table-cell table:style-name="TableCell5011">
            <text:p text:style-name="Normal">Red Sox</text:p>
          </table:table-cell>
          <table:table-cell table:style-name="TableCell5012">
            <text:p text:style-name="Normal">Tigers</text:p>
          </table:table-cell>
        </table:table-row>
        <table:table-row table:style-name="TableRow5013">
          <table:table-cell table:style-name="TableCell5014">
            <text:p text:style-name="Normal">Hockey</text:p>
          </table:table-cell>
          <table:table-cell table:style-name="TableCell5015">
            <text:p text:style-name="Normal">Rangers</text:p>
          </table:table-cell>
          <table:table-cell table:style-name="TableCell5016">
            <text:p text:style-name="Normal">Islanders</text:p>
          </table:table-cell>
          <table:table-cell table:style-name="TableCell5017">
            <text:p text:style-name="Normal">Bruins</text:p>
          </table:table-cell>
          <table:table-cell table:style-name="TableCell5018">
            <text:p text:style-name="Normal">Red Wings</text:p>
          </table:table-cell>
        </table:table-row>
        <table:table-row table:style-name="TableRow5019">
          <table:table-cell table:style-name="TableCell5020">
            <text:p text:style-name="Normal">Football</text:p>
          </table:table-cell>
          <table:table-cell table:style-name="TableCell5021">
            <text:p text:style-name="Normal">Giants</text:p>
          </table:table-cell>
          <table:table-cell table:style-name="TableCell5022">
            <text:p text:style-name="Normal">Jets</text:p>
          </table:table-cell>
          <table:table-cell table:style-name="TableCell5023">
            <text:p text:style-name="Normal">Patriots</text:p>
          </table:table-cell>
          <table:table-cell table:style-name="TableCell502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98" draw:style-name="a197" draw:name="Object 99" text:anchor-type="as-char" svg:x="0in" svg:y="0in" svg:width="3.5in" svg:height="1.19792in" style:rel-width="scale" style:rel-height="scale"><draw:object-ole draw:class-id="00020830-0000-0000-C000-000000000046" xlink:href="Object 99" xlink:type="simple" xlink:show="embed" xlink:actuate="onLoad"/><draw:image xlink:href="ObjectReplacements/Object 99" xlink:type="simple" xlink:show="embed" xlink:actuate="onLoad"/><svg:title/><svg:desc/></draw:frame></text:p>
      <text:p text:style-name="Normal"/>
      <text:p text:style-name="Normal">This concludes our test.</text:p>
      <text:p text:style-name="P502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026">This is bold,<text:s/></text:span><text:span text:style-name="T5027">this is italic</text:span>,<text:s/><text:span text:style-name="T5028">and this is bold italic</text:span>. This is normal.<text:s/><text:span text:style-name="InlineStyle">This is in a defined inline style called InlineStyle</text:span>. This is normal.<text:s/><text:span text:style-name="T5029">This is red text.</text:span><text:s/>This is normal.<text:s/></text:p>
      <text:p text:style-name="P503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031">First item of bulleted list.<text:s/></text:p>
        </text:list-item>
        <text:list-item>
          <text:p text:style-name="P5032">Second item of bulleted list.</text:p>
        </text:list-item>
      </text:list>
      <text:p text:style-name="P5033">Second paragraph of second item of bulleted list.<text:s/></text:p>
      <text:list text:style-name="LFO2" text:continue-numbering="true">
        <text:list-item>
          <text:p text:style-name="P5034">Third item of bulleted list.</text:p>
          <text:list text:continue-numbering="true">
            <text:list-item>
              <text:p text:style-name="P5035">First item of third item’s nested list</text:p>
            </text:list-item>
            <text:list-item>
              <text:p text:style-name="P5036">Second item of third item’s nested list</text:p>
            </text:list-item>
          </text:list>
        </text:list-item>
        <text:list-item>
          <text:p text:style-name="P503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038">First item of numbered list.<text:s/></text:p>
        </text:list-item>
        <text:list-item>
          <text:p text:style-name="P5039">Second item of numbered list.</text:p>
        </text:list-item>
      </text:list>
      <text:p text:style-name="P5040">Second paragraph of second item of numbered list.<text:s/></text:p>
      <text:list text:style-name="LFO3" text:continue-numbering="true">
        <text:list-item>
          <text:p text:style-name="P5041">Third item of numbered list.</text:p>
        </text:list-item>
      </text:list>
      <text:p text:style-name="Normal"/>
      <text:p text:style-name="Normal">Here is a BMP picture:</text:p>
      <text:p text:style-name="Normal"><text:span text:style-name="T5042"><draw:frame draw:style-name="a198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043">
        <table:table-columns>
          <table:table-column table:style-name="TableColumn5044"/>
          <table:table-column table:style-name="TableColumn5045"/>
          <table:table-column table:style-name="TableColumn5046"/>
          <table:table-column table:style-name="TableColumn5047"/>
          <table:table-column table:style-name="TableColumn5048"/>
        </table:table-columns>
        <table:table-row table:style-name="TableRow5049">
          <table:table-cell table:style-name="TableCell5050">
            <text:p text:style-name="P5051"/>
          </table:table-cell>
          <table:table-cell table:style-name="TableCell5052" table:number-columns-spanned="2">
            <text:p text:style-name="P5053">New York</text:p>
          </table:table-cell>
          <table:covered-table-cell/>
          <table:table-cell table:style-name="TableCell5054">
            <text:p text:style-name="P5055">Boston</text:p>
          </table:table-cell>
          <table:table-cell table:style-name="TableCell5056">
            <text:p text:style-name="P5057">Detroit</text:p>
          </table:table-cell>
        </table:table-row>
        <table:table-row table:style-name="TableRow5058">
          <table:table-cell table:style-name="TableCell5059">
            <text:p text:style-name="Normal">Baseball</text:p>
          </table:table-cell>
          <table:table-cell table:style-name="TableCell5060">
            <text:p text:style-name="Normal">Mets</text:p>
          </table:table-cell>
          <table:table-cell table:style-name="TableCell5061">
            <text:p text:style-name="Normal">Yankees</text:p>
          </table:table-cell>
          <table:table-cell table:style-name="TableCell5062">
            <text:p text:style-name="Normal">Red Sox</text:p>
          </table:table-cell>
          <table:table-cell table:style-name="TableCell5063">
            <text:p text:style-name="Normal">Tigers</text:p>
          </table:table-cell>
        </table:table-row>
        <table:table-row table:style-name="TableRow5064">
          <table:table-cell table:style-name="TableCell5065">
            <text:p text:style-name="Normal">Hockey</text:p>
          </table:table-cell>
          <table:table-cell table:style-name="TableCell5066">
            <text:p text:style-name="Normal">Rangers</text:p>
          </table:table-cell>
          <table:table-cell table:style-name="TableCell5067">
            <text:p text:style-name="Normal">Islanders</text:p>
          </table:table-cell>
          <table:table-cell table:style-name="TableCell5068">
            <text:p text:style-name="Normal">Bruins</text:p>
          </table:table-cell>
          <table:table-cell table:style-name="TableCell5069">
            <text:p text:style-name="Normal">Red Wings</text:p>
          </table:table-cell>
        </table:table-row>
        <table:table-row table:style-name="TableRow5070">
          <table:table-cell table:style-name="TableCell5071">
            <text:p text:style-name="Normal">Football</text:p>
          </table:table-cell>
          <table:table-cell table:style-name="TableCell5072">
            <text:p text:style-name="Normal">Giants</text:p>
          </table:table-cell>
          <table:table-cell table:style-name="TableCell5073">
            <text:p text:style-name="Normal">Jets</text:p>
          </table:table-cell>
          <table:table-cell table:style-name="TableCell5074">
            <text:p text:style-name="Normal">Patriots</text:p>
          </table:table-cell>
          <table:table-cell table:style-name="TableCell507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99" draw:style-name="a199" draw:name="Object 100" text:anchor-type="as-char" svg:x="0in" svg:y="0in" svg:width="3.5in" svg:height="1.19792in" style:rel-width="scale" style:rel-height="scale"><draw:object-ole draw:class-id="00020830-0000-0000-C000-000000000046" xlink:href="Object 100" xlink:type="simple" xlink:show="embed" xlink:actuate="onLoad"/><draw:image xlink:href="ObjectReplacements/Object 100" xlink:type="simple" xlink:show="embed" xlink:actuate="onLoad"/><svg:title/><svg:desc/></draw:frame></text:p>
      <text:p text:style-name="Normal"/>
      <text:p text:style-name="Normal">This concludes our test.</text:p>
      <text:p text:style-name="P5076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077">This is bold,<text:s/></text:span><text:span text:style-name="T5078">this is italic</text:span>,<text:s/><text:span text:style-name="T5079">and this is bold italic</text:span>. This is normal.<text:s/><text:span text:style-name="InlineStyle">This is in a defined inline style called InlineStyle</text:span>. This is normal.<text:s/><text:span text:style-name="T5080">This is red text.</text:span><text:s/>This is normal.<text:s/></text:p>
      <text:p text:style-name="P508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082">First item of bulleted list.<text:s/></text:p>
        </text:list-item>
        <text:list-item>
          <text:p text:style-name="P5083">Second item of bulleted list.</text:p>
        </text:list-item>
      </text:list>
      <text:p text:style-name="P5084">Second paragraph of second item of bulleted list.<text:s/></text:p>
      <text:list text:style-name="LFO2" text:continue-numbering="true">
        <text:list-item>
          <text:p text:style-name="P5085">Third item of bulleted list.</text:p>
          <text:list text:continue-numbering="true">
            <text:list-item>
              <text:p text:style-name="P5086">First item of third item’s nested list</text:p>
            </text:list-item>
            <text:list-item>
              <text:p text:style-name="P5087">Second item of third item’s nested list</text:p>
            </text:list-item>
          </text:list>
        </text:list-item>
        <text:list-item>
          <text:p text:style-name="P508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089">First item of numbered list.<text:s/></text:p>
        </text:list-item>
        <text:list-item>
          <text:p text:style-name="P5090">Second item of numbered list.</text:p>
        </text:list-item>
      </text:list>
      <text:p text:style-name="P5091">Second paragraph of second item of numbered list.<text:s/></text:p>
      <text:list text:style-name="LFO3" text:continue-numbering="true">
        <text:list-item>
          <text:p text:style-name="P5092">Third item of numbered list.</text:p>
        </text:list-item>
      </text:list>
      <text:p text:style-name="Normal"/>
      <text:p text:style-name="Normal">Here is a BMP picture:</text:p>
      <text:p text:style-name="Normal"><text:span text:style-name="T5093"><draw:frame draw:style-name="a200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094">
        <table:table-columns>
          <table:table-column table:style-name="TableColumn5095"/>
          <table:table-column table:style-name="TableColumn5096"/>
          <table:table-column table:style-name="TableColumn5097"/>
          <table:table-column table:style-name="TableColumn5098"/>
          <table:table-column table:style-name="TableColumn5099"/>
        </table:table-columns>
        <table:table-row table:style-name="TableRow5100">
          <table:table-cell table:style-name="TableCell5101">
            <text:p text:style-name="P5102"/>
          </table:table-cell>
          <table:table-cell table:style-name="TableCell5103" table:number-columns-spanned="2">
            <text:p text:style-name="P5104">New York</text:p>
          </table:table-cell>
          <table:covered-table-cell/>
          <table:table-cell table:style-name="TableCell5105">
            <text:p text:style-name="P5106">Boston</text:p>
          </table:table-cell>
          <table:table-cell table:style-name="TableCell5107">
            <text:p text:style-name="P5108">Detroit</text:p>
          </table:table-cell>
        </table:table-row>
        <table:table-row table:style-name="TableRow5109">
          <table:table-cell table:style-name="TableCell5110">
            <text:p text:style-name="Normal">Baseball</text:p>
          </table:table-cell>
          <table:table-cell table:style-name="TableCell5111">
            <text:p text:style-name="Normal">Mets</text:p>
          </table:table-cell>
          <table:table-cell table:style-name="TableCell5112">
            <text:p text:style-name="Normal">Yankees</text:p>
          </table:table-cell>
          <table:table-cell table:style-name="TableCell5113">
            <text:p text:style-name="Normal">Red Sox</text:p>
          </table:table-cell>
          <table:table-cell table:style-name="TableCell5114">
            <text:p text:style-name="Normal">Tigers</text:p>
          </table:table-cell>
        </table:table-row>
        <table:table-row table:style-name="TableRow5115">
          <table:table-cell table:style-name="TableCell5116">
            <text:p text:style-name="Normal">Hockey</text:p>
          </table:table-cell>
          <table:table-cell table:style-name="TableCell5117">
            <text:p text:style-name="Normal">Rangers</text:p>
          </table:table-cell>
          <table:table-cell table:style-name="TableCell5118">
            <text:p text:style-name="Normal">Islanders</text:p>
          </table:table-cell>
          <table:table-cell table:style-name="TableCell5119">
            <text:p text:style-name="Normal">Bruins</text:p>
          </table:table-cell>
          <table:table-cell table:style-name="TableCell5120">
            <text:p text:style-name="Normal">Red Wings</text:p>
          </table:table-cell>
        </table:table-row>
        <table:table-row table:style-name="TableRow5121">
          <table:table-cell table:style-name="TableCell5122">
            <text:p text:style-name="Normal">Football</text:p>
          </table:table-cell>
          <table:table-cell table:style-name="TableCell5123">
            <text:p text:style-name="Normal">Giants</text:p>
          </table:table-cell>
          <table:table-cell table:style-name="TableCell5124">
            <text:p text:style-name="Normal">Jets</text:p>
          </table:table-cell>
          <table:table-cell table:style-name="TableCell5125">
            <text:p text:style-name="Normal">Patriots</text:p>
          </table:table-cell>
          <table:table-cell table:style-name="TableCell512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00" draw:style-name="a201" draw:name="Object 101" text:anchor-type="as-char" svg:x="0in" svg:y="0in" svg:width="3.5in" svg:height="1.19792in" style:rel-width="scale" style:rel-height="scale"><draw:object-ole draw:class-id="00020830-0000-0000-C000-000000000046" xlink:href="Object 101" xlink:type="simple" xlink:show="embed" xlink:actuate="onLoad"/><draw:image xlink:href="ObjectReplacements/Object 101" xlink:type="simple" xlink:show="embed" xlink:actuate="onLoad"/><svg:title/><svg:desc/></draw:frame></text:p>
      <text:p text:style-name="Normal"/>
      <text:p text:style-name="Normal">This concludes our test.</text:p>
      <text:p text:style-name="P512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128">This is bold,<text:s/></text:span><text:span text:style-name="T5129">this is italic</text:span>,<text:s/><text:span text:style-name="T5130">and this is bold italic</text:span>. This is normal.<text:s/><text:span text:style-name="InlineStyle">This is in a defined inline style called InlineStyle</text:span>. This is normal.<text:s/><text:span text:style-name="T5131">This is red text.</text:span><text:s/>This is normal.<text:s/></text:p>
      <text:p text:style-name="P513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133">First item of bulleted list.<text:s/></text:p>
        </text:list-item>
        <text:list-item>
          <text:p text:style-name="P5134">Second item of bulleted list.</text:p>
        </text:list-item>
      </text:list>
      <text:p text:style-name="P5135">Second paragraph of second item of bulleted list.<text:s/></text:p>
      <text:list text:style-name="LFO2" text:continue-numbering="true">
        <text:list-item>
          <text:p text:style-name="P5136">Third item of bulleted list.</text:p>
          <text:list text:continue-numbering="true">
            <text:list-item>
              <text:p text:style-name="P5137">First item of third item’s nested list</text:p>
            </text:list-item>
            <text:list-item>
              <text:p text:style-name="P5138">Second item of third item’s nested list</text:p>
            </text:list-item>
          </text:list>
        </text:list-item>
        <text:list-item>
          <text:p text:style-name="P513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140">First item of numbered list.<text:s/></text:p>
        </text:list-item>
        <text:list-item>
          <text:p text:style-name="P5141">Second item of numbered list.</text:p>
        </text:list-item>
      </text:list>
      <text:p text:style-name="P5142">Second paragraph of second item of numbered list.<text:s/></text:p>
      <text:list text:style-name="LFO3" text:continue-numbering="true">
        <text:list-item>
          <text:p text:style-name="P5143">Third item of numbered list.</text:p>
        </text:list-item>
      </text:list>
      <text:p text:style-name="Normal"/>
      <text:p text:style-name="Normal">Here is a BMP picture:</text:p>
      <text:p text:style-name="Normal"><text:span text:style-name="T5144"><draw:frame draw:style-name="a202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145">
        <table:table-columns>
          <table:table-column table:style-name="TableColumn5146"/>
          <table:table-column table:style-name="TableColumn5147"/>
          <table:table-column table:style-name="TableColumn5148"/>
          <table:table-column table:style-name="TableColumn5149"/>
          <table:table-column table:style-name="TableColumn5150"/>
        </table:table-columns>
        <table:table-row table:style-name="TableRow5151">
          <table:table-cell table:style-name="TableCell5152">
            <text:p text:style-name="P5153"/>
          </table:table-cell>
          <table:table-cell table:style-name="TableCell5154" table:number-columns-spanned="2">
            <text:p text:style-name="P5155">New York</text:p>
          </table:table-cell>
          <table:covered-table-cell/>
          <table:table-cell table:style-name="TableCell5156">
            <text:p text:style-name="P5157">Boston</text:p>
          </table:table-cell>
          <table:table-cell table:style-name="TableCell5158">
            <text:p text:style-name="P5159">Detroit</text:p>
          </table:table-cell>
        </table:table-row>
        <table:table-row table:style-name="TableRow5160">
          <table:table-cell table:style-name="TableCell5161">
            <text:p text:style-name="Normal">Baseball</text:p>
          </table:table-cell>
          <table:table-cell table:style-name="TableCell5162">
            <text:p text:style-name="Normal">Mets</text:p>
          </table:table-cell>
          <table:table-cell table:style-name="TableCell5163">
            <text:p text:style-name="Normal">Yankees</text:p>
          </table:table-cell>
          <table:table-cell table:style-name="TableCell5164">
            <text:p text:style-name="Normal">Red Sox</text:p>
          </table:table-cell>
          <table:table-cell table:style-name="TableCell5165">
            <text:p text:style-name="Normal">Tigers</text:p>
          </table:table-cell>
        </table:table-row>
        <table:table-row table:style-name="TableRow5166">
          <table:table-cell table:style-name="TableCell5167">
            <text:p text:style-name="Normal">Hockey</text:p>
          </table:table-cell>
          <table:table-cell table:style-name="TableCell5168">
            <text:p text:style-name="Normal">Rangers</text:p>
          </table:table-cell>
          <table:table-cell table:style-name="TableCell5169">
            <text:p text:style-name="Normal">Islanders</text:p>
          </table:table-cell>
          <table:table-cell table:style-name="TableCell5170">
            <text:p text:style-name="Normal">Bruins</text:p>
          </table:table-cell>
          <table:table-cell table:style-name="TableCell5171">
            <text:p text:style-name="Normal">Red Wings</text:p>
          </table:table-cell>
        </table:table-row>
        <table:table-row table:style-name="TableRow5172">
          <table:table-cell table:style-name="TableCell5173">
            <text:p text:style-name="Normal">Football</text:p>
          </table:table-cell>
          <table:table-cell table:style-name="TableCell5174">
            <text:p text:style-name="Normal">Giants</text:p>
          </table:table-cell>
          <table:table-cell table:style-name="TableCell5175">
            <text:p text:style-name="Normal">Jets</text:p>
          </table:table-cell>
          <table:table-cell table:style-name="TableCell5176">
            <text:p text:style-name="Normal">Patriots</text:p>
          </table:table-cell>
          <table:table-cell table:style-name="TableCell517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01" draw:style-name="a203" draw:name="Object 102" text:anchor-type="as-char" svg:x="0in" svg:y="0in" svg:width="3.5in" svg:height="1.19792in" style:rel-width="scale" style:rel-height="scale"><draw:object-ole draw:class-id="00020830-0000-0000-C000-000000000046" xlink:href="Object 102" xlink:type="simple" xlink:show="embed" xlink:actuate="onLoad"/><draw:image xlink:href="ObjectReplacements/Object 102" xlink:type="simple" xlink:show="embed" xlink:actuate="onLoad"/><svg:title/><svg:desc/></draw:frame></text:p>
      <text:p text:style-name="Normal"/>
      <text:p text:style-name="Normal">This concludes our test.</text:p>
      <text:p text:style-name="P517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179">This is bold,<text:s/></text:span><text:span text:style-name="T5180">this is italic</text:span>,<text:s/><text:span text:style-name="T5181">and this is bold italic</text:span>. This is normal.<text:s/><text:span text:style-name="InlineStyle">This is in a defined inline style called InlineStyle</text:span>. This is normal.<text:s/><text:span text:style-name="T5182">This is red text.</text:span><text:s/>This is normal.<text:s/></text:p>
      <text:p text:style-name="P5183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184">First item of bulleted list.<text:s/></text:p>
        </text:list-item>
        <text:list-item>
          <text:p text:style-name="P5185">Second item of bulleted list.</text:p>
        </text:list-item>
      </text:list>
      <text:p text:style-name="P5186">Second paragraph of second item of bulleted list.<text:s/></text:p>
      <text:list text:style-name="LFO2" text:continue-numbering="true">
        <text:list-item>
          <text:p text:style-name="P5187">Third item of bulleted list.</text:p>
          <text:list text:continue-numbering="true">
            <text:list-item>
              <text:p text:style-name="P5188">First item of third item’s nested list</text:p>
            </text:list-item>
            <text:list-item>
              <text:p text:style-name="P5189">Second item of third item’s nested list</text:p>
            </text:list-item>
          </text:list>
        </text:list-item>
        <text:list-item>
          <text:p text:style-name="P519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191">First item of numbered list.<text:s/></text:p>
        </text:list-item>
        <text:list-item>
          <text:p text:style-name="P5192">Second item of numbered list.</text:p>
        </text:list-item>
      </text:list>
      <text:p text:style-name="P5193">Second paragraph of second item of numbered list.<text:s/></text:p>
      <text:list text:style-name="LFO3" text:continue-numbering="true">
        <text:list-item>
          <text:p text:style-name="P5194">Third item of numbered list.</text:p>
        </text:list-item>
      </text:list>
      <text:p text:style-name="Normal"/>
      <text:p text:style-name="Normal">Here is a BMP picture:</text:p>
      <text:p text:style-name="Normal"><text:span text:style-name="T5195"><draw:frame draw:style-name="a204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196">
        <table:table-columns>
          <table:table-column table:style-name="TableColumn5197"/>
          <table:table-column table:style-name="TableColumn5198"/>
          <table:table-column table:style-name="TableColumn5199"/>
          <table:table-column table:style-name="TableColumn5200"/>
          <table:table-column table:style-name="TableColumn5201"/>
        </table:table-columns>
        <table:table-row table:style-name="TableRow5202">
          <table:table-cell table:style-name="TableCell5203">
            <text:p text:style-name="P5204"/>
          </table:table-cell>
          <table:table-cell table:style-name="TableCell5205" table:number-columns-spanned="2">
            <text:p text:style-name="P5206">New York</text:p>
          </table:table-cell>
          <table:covered-table-cell/>
          <table:table-cell table:style-name="TableCell5207">
            <text:p text:style-name="P5208">Boston</text:p>
          </table:table-cell>
          <table:table-cell table:style-name="TableCell5209">
            <text:p text:style-name="P5210">Detroit</text:p>
          </table:table-cell>
        </table:table-row>
        <table:table-row table:style-name="TableRow5211">
          <table:table-cell table:style-name="TableCell5212">
            <text:p text:style-name="Normal">Baseball</text:p>
          </table:table-cell>
          <table:table-cell table:style-name="TableCell5213">
            <text:p text:style-name="Normal">Mets</text:p>
          </table:table-cell>
          <table:table-cell table:style-name="TableCell5214">
            <text:p text:style-name="Normal">Yankees</text:p>
          </table:table-cell>
          <table:table-cell table:style-name="TableCell5215">
            <text:p text:style-name="Normal">Red Sox</text:p>
          </table:table-cell>
          <table:table-cell table:style-name="TableCell5216">
            <text:p text:style-name="Normal">Tigers</text:p>
          </table:table-cell>
        </table:table-row>
        <table:table-row table:style-name="TableRow5217">
          <table:table-cell table:style-name="TableCell5218">
            <text:p text:style-name="Normal">Hockey</text:p>
          </table:table-cell>
          <table:table-cell table:style-name="TableCell5219">
            <text:p text:style-name="Normal">Rangers</text:p>
          </table:table-cell>
          <table:table-cell table:style-name="TableCell5220">
            <text:p text:style-name="Normal">Islanders</text:p>
          </table:table-cell>
          <table:table-cell table:style-name="TableCell5221">
            <text:p text:style-name="Normal">Bruins</text:p>
          </table:table-cell>
          <table:table-cell table:style-name="TableCell5222">
            <text:p text:style-name="Normal">Red Wings</text:p>
          </table:table-cell>
        </table:table-row>
        <table:table-row table:style-name="TableRow5223">
          <table:table-cell table:style-name="TableCell5224">
            <text:p text:style-name="Normal">Football</text:p>
          </table:table-cell>
          <table:table-cell table:style-name="TableCell5225">
            <text:p text:style-name="Normal">Giants</text:p>
          </table:table-cell>
          <table:table-cell table:style-name="TableCell5226">
            <text:p text:style-name="Normal">Jets</text:p>
          </table:table-cell>
          <table:table-cell table:style-name="TableCell5227">
            <text:p text:style-name="Normal">Patriots</text:p>
          </table:table-cell>
          <table:table-cell table:style-name="TableCell5228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02" draw:style-name="a205" draw:name="Object 103" text:anchor-type="as-char" svg:x="0in" svg:y="0in" svg:width="3.5in" svg:height="1.19792in" style:rel-width="scale" style:rel-height="scale"><draw:object-ole draw:class-id="00020830-0000-0000-C000-000000000046" xlink:href="Object 103" xlink:type="simple" xlink:show="embed" xlink:actuate="onLoad"/><draw:image xlink:href="ObjectReplacements/Object 103" xlink:type="simple" xlink:show="embed" xlink:actuate="onLoad"/><svg:title/><svg:desc/></draw:frame></text:p>
      <text:p text:style-name="Normal"/>
      <text:p text:style-name="Normal">This concludes our test.</text:p>
      <text:p text:style-name="P5229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230">This is bold,<text:s/></text:span><text:span text:style-name="T5231">this is italic</text:span>,<text:s/><text:span text:style-name="T5232">and this is bold italic</text:span>. This is normal.<text:s/><text:span text:style-name="InlineStyle">This is in a defined inline style called InlineStyle</text:span>. This is normal.<text:s/><text:span text:style-name="T5233">This is red text.</text:span><text:s/>This is normal.<text:s/></text:p>
      <text:p text:style-name="P523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235">First item of bulleted list.<text:s/></text:p>
        </text:list-item>
        <text:list-item>
          <text:p text:style-name="P5236">Second item of bulleted list.</text:p>
        </text:list-item>
      </text:list>
      <text:p text:style-name="P5237">Second paragraph of second item of bulleted list.<text:s/></text:p>
      <text:list text:style-name="LFO2" text:continue-numbering="true">
        <text:list-item>
          <text:p text:style-name="P5238">Third item of bulleted list.</text:p>
          <text:list text:continue-numbering="true">
            <text:list-item>
              <text:p text:style-name="P5239">First item of third item’s nested list</text:p>
            </text:list-item>
            <text:list-item>
              <text:p text:style-name="P5240">Second item of third item’s nested list</text:p>
            </text:list-item>
          </text:list>
        </text:list-item>
        <text:list-item>
          <text:p text:style-name="P524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242">First item of numbered list.<text:s/></text:p>
        </text:list-item>
        <text:list-item>
          <text:p text:style-name="P5243">Second item of numbered list.</text:p>
        </text:list-item>
      </text:list>
      <text:p text:style-name="P5244">Second paragraph of second item of numbered list.<text:s/></text:p>
      <text:list text:style-name="LFO3" text:continue-numbering="true">
        <text:list-item>
          <text:p text:style-name="P5245">Third item of numbered list.</text:p>
        </text:list-item>
      </text:list>
      <text:p text:style-name="Normal"/>
      <text:p text:style-name="Normal">Here is a BMP picture:</text:p>
      <text:p text:style-name="Normal"><text:span text:style-name="T5246"><draw:frame draw:style-name="a206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247">
        <table:table-columns>
          <table:table-column table:style-name="TableColumn5248"/>
          <table:table-column table:style-name="TableColumn5249"/>
          <table:table-column table:style-name="TableColumn5250"/>
          <table:table-column table:style-name="TableColumn5251"/>
          <table:table-column table:style-name="TableColumn5252"/>
        </table:table-columns>
        <table:table-row table:style-name="TableRow5253">
          <table:table-cell table:style-name="TableCell5254">
            <text:p text:style-name="P5255"/>
          </table:table-cell>
          <table:table-cell table:style-name="TableCell5256" table:number-columns-spanned="2">
            <text:p text:style-name="P5257">New York</text:p>
          </table:table-cell>
          <table:covered-table-cell/>
          <table:table-cell table:style-name="TableCell5258">
            <text:p text:style-name="P5259">Boston</text:p>
          </table:table-cell>
          <table:table-cell table:style-name="TableCell5260">
            <text:p text:style-name="P5261">Detroit</text:p>
          </table:table-cell>
        </table:table-row>
        <table:table-row table:style-name="TableRow5262">
          <table:table-cell table:style-name="TableCell5263">
            <text:p text:style-name="Normal">Baseball</text:p>
          </table:table-cell>
          <table:table-cell table:style-name="TableCell5264">
            <text:p text:style-name="Normal">Mets</text:p>
          </table:table-cell>
          <table:table-cell table:style-name="TableCell5265">
            <text:p text:style-name="Normal">Yankees</text:p>
          </table:table-cell>
          <table:table-cell table:style-name="TableCell5266">
            <text:p text:style-name="Normal">Red Sox</text:p>
          </table:table-cell>
          <table:table-cell table:style-name="TableCell5267">
            <text:p text:style-name="Normal">Tigers</text:p>
          </table:table-cell>
        </table:table-row>
        <table:table-row table:style-name="TableRow5268">
          <table:table-cell table:style-name="TableCell5269">
            <text:p text:style-name="Normal">Hockey</text:p>
          </table:table-cell>
          <table:table-cell table:style-name="TableCell5270">
            <text:p text:style-name="Normal">Rangers</text:p>
          </table:table-cell>
          <table:table-cell table:style-name="TableCell5271">
            <text:p text:style-name="Normal">Islanders</text:p>
          </table:table-cell>
          <table:table-cell table:style-name="TableCell5272">
            <text:p text:style-name="Normal">Bruins</text:p>
          </table:table-cell>
          <table:table-cell table:style-name="TableCell5273">
            <text:p text:style-name="Normal">Red Wings</text:p>
          </table:table-cell>
        </table:table-row>
        <table:table-row table:style-name="TableRow5274">
          <table:table-cell table:style-name="TableCell5275">
            <text:p text:style-name="Normal">Football</text:p>
          </table:table-cell>
          <table:table-cell table:style-name="TableCell5276">
            <text:p text:style-name="Normal">Giants</text:p>
          </table:table-cell>
          <table:table-cell table:style-name="TableCell5277">
            <text:p text:style-name="Normal">Jets</text:p>
          </table:table-cell>
          <table:table-cell table:style-name="TableCell5278">
            <text:p text:style-name="Normal">Patriots</text:p>
          </table:table-cell>
          <table:table-cell table:style-name="TableCell527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03" draw:style-name="a207" draw:name="Object 104" text:anchor-type="as-char" svg:x="0in" svg:y="0in" svg:width="3.5in" svg:height="1.19792in" style:rel-width="scale" style:rel-height="scale"><draw:object-ole draw:class-id="00020830-0000-0000-C000-000000000046" xlink:href="Object 104" xlink:type="simple" xlink:show="embed" xlink:actuate="onLoad"/><draw:image xlink:href="ObjectReplacements/Object 104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280">This is bold,<text:s/></text:span><text:span text:style-name="T5281">this is italic</text:span>,<text:s/><text:span text:style-name="T5282">and this is bold italic</text:span>. This is normal.<text:s/><text:span text:style-name="InlineStyle">This is in a defined inline style called InlineStyle</text:span>. This is normal.<text:s/><text:span text:style-name="T5283">This is red text.</text:span><text:s/>This is normal.<text:s/></text:p>
      <text:p text:style-name="P528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285">First item of bulleted list.<text:s/></text:p>
        </text:list-item>
        <text:list-item>
          <text:p text:style-name="P5286">Second item of bulleted list.</text:p>
        </text:list-item>
      </text:list>
      <text:p text:style-name="P5287">Second paragraph of second item of bulleted list.<text:s/></text:p>
      <text:list text:style-name="LFO2" text:continue-numbering="true">
        <text:list-item>
          <text:p text:style-name="P5288">Third item of bulleted list.</text:p>
          <text:list text:continue-numbering="true">
            <text:list-item>
              <text:p text:style-name="P5289">First item of third item’s nested list</text:p>
            </text:list-item>
            <text:list-item>
              <text:p text:style-name="P5290">Second item of third item’s nested list</text:p>
            </text:list-item>
          </text:list>
        </text:list-item>
        <text:list-item>
          <text:p text:style-name="P529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292">First item of numbered list.<text:s/></text:p>
        </text:list-item>
        <text:list-item>
          <text:p text:style-name="P5293">Second item of numbered list.</text:p>
        </text:list-item>
      </text:list>
      <text:p text:style-name="P5294">Second paragraph of second item of numbered list.<text:s/></text:p>
      <text:list text:style-name="LFO3" text:continue-numbering="true">
        <text:list-item>
          <text:p text:style-name="P5295">Third item of numbered list.</text:p>
        </text:list-item>
      </text:list>
      <text:p text:style-name="Normal"/>
      <text:p text:style-name="Normal">Here is a BMP picture:</text:p>
      <text:p text:style-name="Normal"><text:span text:style-name="T5296"><draw:frame draw:style-name="a208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297">
        <table:table-columns>
          <table:table-column table:style-name="TableColumn5298"/>
          <table:table-column table:style-name="TableColumn5299"/>
          <table:table-column table:style-name="TableColumn5300"/>
          <table:table-column table:style-name="TableColumn5301"/>
          <table:table-column table:style-name="TableColumn5302"/>
        </table:table-columns>
        <table:table-row table:style-name="TableRow5303">
          <table:table-cell table:style-name="TableCell5304">
            <text:p text:style-name="P5305"/>
          </table:table-cell>
          <table:table-cell table:style-name="TableCell5306" table:number-columns-spanned="2">
            <text:p text:style-name="P5307">New York</text:p>
          </table:table-cell>
          <table:covered-table-cell/>
          <table:table-cell table:style-name="TableCell5308">
            <text:p text:style-name="P5309">Boston</text:p>
          </table:table-cell>
          <table:table-cell table:style-name="TableCell5310">
            <text:p text:style-name="P5311">Detroit</text:p>
          </table:table-cell>
        </table:table-row>
        <table:table-row table:style-name="TableRow5312">
          <table:table-cell table:style-name="TableCell5313">
            <text:p text:style-name="Normal">Baseball</text:p>
          </table:table-cell>
          <table:table-cell table:style-name="TableCell5314">
            <text:p text:style-name="Normal">Mets</text:p>
          </table:table-cell>
          <table:table-cell table:style-name="TableCell5315">
            <text:p text:style-name="Normal">Yankees</text:p>
          </table:table-cell>
          <table:table-cell table:style-name="TableCell5316">
            <text:p text:style-name="Normal">Red Sox</text:p>
          </table:table-cell>
          <table:table-cell table:style-name="TableCell5317">
            <text:p text:style-name="Normal">Tigers</text:p>
          </table:table-cell>
        </table:table-row>
        <table:table-row table:style-name="TableRow5318">
          <table:table-cell table:style-name="TableCell5319">
            <text:p text:style-name="Normal">Hockey</text:p>
          </table:table-cell>
          <table:table-cell table:style-name="TableCell5320">
            <text:p text:style-name="Normal">Rangers</text:p>
          </table:table-cell>
          <table:table-cell table:style-name="TableCell5321">
            <text:p text:style-name="Normal">Islanders</text:p>
          </table:table-cell>
          <table:table-cell table:style-name="TableCell5322">
            <text:p text:style-name="Normal">Bruins</text:p>
          </table:table-cell>
          <table:table-cell table:style-name="TableCell5323">
            <text:p text:style-name="Normal">Red Wings</text:p>
          </table:table-cell>
        </table:table-row>
        <table:table-row table:style-name="TableRow5324">
          <table:table-cell table:style-name="TableCell5325">
            <text:p text:style-name="Normal">Football</text:p>
          </table:table-cell>
          <table:table-cell table:style-name="TableCell5326">
            <text:p text:style-name="Normal">Giants</text:p>
          </table:table-cell>
          <table:table-cell table:style-name="TableCell5327">
            <text:p text:style-name="Normal">Jets</text:p>
          </table:table-cell>
          <table:table-cell table:style-name="TableCell5328">
            <text:p text:style-name="Normal">Patriots</text:p>
          </table:table-cell>
          <table:table-cell table:style-name="TableCell532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04" draw:style-name="a209" draw:name="Object 105" text:anchor-type="as-char" svg:x="0in" svg:y="0in" svg:width="3.5in" svg:height="1.19792in" style:rel-width="scale" style:rel-height="scale"><draw:object-ole draw:class-id="00020830-0000-0000-C000-000000000046" xlink:href="Object 105" xlink:type="simple" xlink:show="embed" xlink:actuate="onLoad"/><draw:image xlink:href="ObjectReplacements/Object 105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330">This is bold,<text:s/></text:span><text:span text:style-name="T5331">this is italic</text:span>,<text:s/><text:span text:style-name="T5332">and this is bold italic</text:span>. This is normal.<text:s/><text:span text:style-name="InlineStyle">This is in a defined inline style called InlineStyle</text:span>. This is normal.<text:s/><text:span text:style-name="T5333">This is red text.</text:span><text:s/>This is normal.<text:s/></text:p>
      <text:p text:style-name="P533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335">First item of bulleted list.<text:s/></text:p>
        </text:list-item>
        <text:list-item>
          <text:p text:style-name="P5336">Second item of bulleted list.</text:p>
        </text:list-item>
      </text:list>
      <text:p text:style-name="P5337">Second paragraph of second item of bulleted list.<text:s/></text:p>
      <text:list text:style-name="LFO2" text:continue-numbering="true">
        <text:list-item>
          <text:p text:style-name="P5338">Third item of bulleted list.</text:p>
          <text:list text:continue-numbering="true">
            <text:list-item>
              <text:p text:style-name="P5339">First item of third item’s nested list</text:p>
            </text:list-item>
            <text:list-item>
              <text:p text:style-name="P5340">Second item of third item’s nested list</text:p>
            </text:list-item>
          </text:list>
        </text:list-item>
        <text:list-item>
          <text:p text:style-name="P534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342">First item of numbered list.<text:s/></text:p>
        </text:list-item>
        <text:list-item>
          <text:p text:style-name="P5343">Second item of numbered list.</text:p>
        </text:list-item>
      </text:list>
      <text:p text:style-name="P5344">Second paragraph of second item of numbered list.<text:s/></text:p>
      <text:list text:style-name="LFO3" text:continue-numbering="true">
        <text:list-item>
          <text:p text:style-name="P5345">Third item of numbered list.</text:p>
        </text:list-item>
      </text:list>
      <text:p text:style-name="Normal"/>
      <text:p text:style-name="Normal">Here is a BMP picture:</text:p>
      <text:p text:style-name="Normal"><text:span text:style-name="T5346"><draw:frame draw:style-name="a210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347">
        <table:table-columns>
          <table:table-column table:style-name="TableColumn5348"/>
          <table:table-column table:style-name="TableColumn5349"/>
          <table:table-column table:style-name="TableColumn5350"/>
          <table:table-column table:style-name="TableColumn5351"/>
          <table:table-column table:style-name="TableColumn5352"/>
        </table:table-columns>
        <table:table-row table:style-name="TableRow5353">
          <table:table-cell table:style-name="TableCell5354">
            <text:p text:style-name="P5355"/>
          </table:table-cell>
          <table:table-cell table:style-name="TableCell5356" table:number-columns-spanned="2">
            <text:p text:style-name="P5357">New York</text:p>
          </table:table-cell>
          <table:covered-table-cell/>
          <table:table-cell table:style-name="TableCell5358">
            <text:p text:style-name="P5359">Boston</text:p>
          </table:table-cell>
          <table:table-cell table:style-name="TableCell5360">
            <text:p text:style-name="P5361">Detroit</text:p>
          </table:table-cell>
        </table:table-row>
        <table:table-row table:style-name="TableRow5362">
          <table:table-cell table:style-name="TableCell5363">
            <text:p text:style-name="Normal">Baseball</text:p>
          </table:table-cell>
          <table:table-cell table:style-name="TableCell5364">
            <text:p text:style-name="Normal">Mets</text:p>
          </table:table-cell>
          <table:table-cell table:style-name="TableCell5365">
            <text:p text:style-name="Normal">Yankees</text:p>
          </table:table-cell>
          <table:table-cell table:style-name="TableCell5366">
            <text:p text:style-name="Normal">Red Sox</text:p>
          </table:table-cell>
          <table:table-cell table:style-name="TableCell5367">
            <text:p text:style-name="Normal">Tigers</text:p>
          </table:table-cell>
        </table:table-row>
        <table:table-row table:style-name="TableRow5368">
          <table:table-cell table:style-name="TableCell5369">
            <text:p text:style-name="Normal">Hockey</text:p>
          </table:table-cell>
          <table:table-cell table:style-name="TableCell5370">
            <text:p text:style-name="Normal">Rangers</text:p>
          </table:table-cell>
          <table:table-cell table:style-name="TableCell5371">
            <text:p text:style-name="Normal">Islanders</text:p>
          </table:table-cell>
          <table:table-cell table:style-name="TableCell5372">
            <text:p text:style-name="Normal">Bruins</text:p>
          </table:table-cell>
          <table:table-cell table:style-name="TableCell5373">
            <text:p text:style-name="Normal">Red Wings</text:p>
          </table:table-cell>
        </table:table-row>
        <table:table-row table:style-name="TableRow5374">
          <table:table-cell table:style-name="TableCell5375">
            <text:p text:style-name="Normal">Football</text:p>
          </table:table-cell>
          <table:table-cell table:style-name="TableCell5376">
            <text:p text:style-name="Normal">Giants</text:p>
          </table:table-cell>
          <table:table-cell table:style-name="TableCell5377">
            <text:p text:style-name="Normal">Jets</text:p>
          </table:table-cell>
          <table:table-cell table:style-name="TableCell5378">
            <text:p text:style-name="Normal">Patriots</text:p>
          </table:table-cell>
          <table:table-cell table:style-name="TableCell537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05" draw:style-name="a211" draw:name="Object 106" text:anchor-type="as-char" svg:x="0in" svg:y="0in" svg:width="3.5in" svg:height="1.19792in" style:rel-width="scale" style:rel-height="scale"><draw:object-ole draw:class-id="00020830-0000-0000-C000-000000000046" xlink:href="Object 106" xlink:type="simple" xlink:show="embed" xlink:actuate="onLoad"/><draw:image xlink:href="ObjectReplacements/Object 106" xlink:type="simple" xlink:show="embed" xlink:actuate="onLoad"/><svg:title/><svg:desc/></draw:frame></text:p>
      <text:p text:style-name="Normal"/>
      <text:p text:style-name="Normal">This concludes our test.</text:p>
      <text:p text:style-name="P5380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381">This is bold,<text:s/></text:span><text:span text:style-name="T5382">this is italic</text:span>,<text:s/><text:span text:style-name="T5383">and this is bold italic</text:span>. This is normal.<text:s/><text:span text:style-name="InlineStyle">This is in a defined inline style called InlineStyle</text:span>. This is normal.<text:s/><text:span text:style-name="T5384">This is red text.</text:span><text:s/>This is normal.<text:s/></text:p>
      <text:p text:style-name="P5385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386">First item of bulleted list.<text:s/></text:p>
        </text:list-item>
        <text:list-item>
          <text:p text:style-name="P5387">Second item of bulleted list.</text:p>
        </text:list-item>
      </text:list>
      <text:p text:style-name="P5388">Second paragraph of second item of bulleted list.<text:s/></text:p>
      <text:list text:style-name="LFO2" text:continue-numbering="true">
        <text:list-item>
          <text:p text:style-name="P5389">Third item of bulleted list.</text:p>
          <text:list text:continue-numbering="true">
            <text:list-item>
              <text:p text:style-name="P5390">First item of third item’s nested list</text:p>
            </text:list-item>
            <text:list-item>
              <text:p text:style-name="P5391">Second item of third item’s nested list</text:p>
            </text:list-item>
          </text:list>
        </text:list-item>
        <text:list-item>
          <text:p text:style-name="P5392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393">First item of numbered list.<text:s/></text:p>
        </text:list-item>
        <text:list-item>
          <text:p text:style-name="P5394">Second item of numbered list.</text:p>
        </text:list-item>
      </text:list>
      <text:p text:style-name="P5395">Second paragraph of second item of numbered list.<text:s/></text:p>
      <text:list text:style-name="LFO3" text:continue-numbering="true">
        <text:list-item>
          <text:p text:style-name="P5396">Third item of numbered list.</text:p>
        </text:list-item>
      </text:list>
      <text:p text:style-name="Normal"/>
      <text:p text:style-name="Normal">Here is a BMP picture:</text:p>
      <text:p text:style-name="Normal"><text:span text:style-name="T5397"><draw:frame draw:style-name="a212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398">
        <table:table-columns>
          <table:table-column table:style-name="TableColumn5399"/>
          <table:table-column table:style-name="TableColumn5400"/>
          <table:table-column table:style-name="TableColumn5401"/>
          <table:table-column table:style-name="TableColumn5402"/>
          <table:table-column table:style-name="TableColumn5403"/>
        </table:table-columns>
        <table:table-row table:style-name="TableRow5404">
          <table:table-cell table:style-name="TableCell5405">
            <text:p text:style-name="P5406"/>
          </table:table-cell>
          <table:table-cell table:style-name="TableCell5407" table:number-columns-spanned="2">
            <text:p text:style-name="P5408">New York</text:p>
          </table:table-cell>
          <table:covered-table-cell/>
          <table:table-cell table:style-name="TableCell5409">
            <text:p text:style-name="P5410">Boston</text:p>
          </table:table-cell>
          <table:table-cell table:style-name="TableCell5411">
            <text:p text:style-name="P5412">Detroit</text:p>
          </table:table-cell>
        </table:table-row>
        <table:table-row table:style-name="TableRow5413">
          <table:table-cell table:style-name="TableCell5414">
            <text:p text:style-name="Normal">Baseball</text:p>
          </table:table-cell>
          <table:table-cell table:style-name="TableCell5415">
            <text:p text:style-name="Normal">Mets</text:p>
          </table:table-cell>
          <table:table-cell table:style-name="TableCell5416">
            <text:p text:style-name="Normal">Yankees</text:p>
          </table:table-cell>
          <table:table-cell table:style-name="TableCell5417">
            <text:p text:style-name="Normal">Red Sox</text:p>
          </table:table-cell>
          <table:table-cell table:style-name="TableCell5418">
            <text:p text:style-name="Normal">Tigers</text:p>
          </table:table-cell>
        </table:table-row>
        <table:table-row table:style-name="TableRow5419">
          <table:table-cell table:style-name="TableCell5420">
            <text:p text:style-name="Normal">Hockey</text:p>
          </table:table-cell>
          <table:table-cell table:style-name="TableCell5421">
            <text:p text:style-name="Normal">Rangers</text:p>
          </table:table-cell>
          <table:table-cell table:style-name="TableCell5422">
            <text:p text:style-name="Normal">Islanders</text:p>
          </table:table-cell>
          <table:table-cell table:style-name="TableCell5423">
            <text:p text:style-name="Normal">Bruins</text:p>
          </table:table-cell>
          <table:table-cell table:style-name="TableCell5424">
            <text:p text:style-name="Normal">Red Wings</text:p>
          </table:table-cell>
        </table:table-row>
        <table:table-row table:style-name="TableRow5425">
          <table:table-cell table:style-name="TableCell5426">
            <text:p text:style-name="Normal">Football</text:p>
          </table:table-cell>
          <table:table-cell table:style-name="TableCell5427">
            <text:p text:style-name="Normal">Giants</text:p>
          </table:table-cell>
          <table:table-cell table:style-name="TableCell5428">
            <text:p text:style-name="Normal">Jets</text:p>
          </table:table-cell>
          <table:table-cell table:style-name="TableCell5429">
            <text:p text:style-name="Normal">Patriots</text:p>
          </table:table-cell>
          <table:table-cell table:style-name="TableCell543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06" draw:style-name="a213" draw:name="Object 107" text:anchor-type="as-char" svg:x="0in" svg:y="0in" svg:width="3.5in" svg:height="1.19792in" style:rel-width="scale" style:rel-height="scale"><draw:object-ole draw:class-id="00020830-0000-0000-C000-000000000046" xlink:href="Object 107" xlink:type="simple" xlink:show="embed" xlink:actuate="onLoad"/><draw:image xlink:href="ObjectReplacements/Object 107" xlink:type="simple" xlink:show="embed" xlink:actuate="onLoad"/><svg:title/><svg:desc/></draw:frame></text:p>
      <text:p text:style-name="Normal"/>
      <text:p text:style-name="Normal">This concludes our test.</text:p>
      <text:p text:style-name="P5431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432">This is bold,<text:s/></text:span><text:span text:style-name="T5433">this is italic</text:span>,<text:s/><text:span text:style-name="T5434">and this is bold italic</text:span>. This is normal.<text:s/><text:span text:style-name="InlineStyle">This is in a defined inline style called InlineStyle</text:span>. This is normal.<text:s/><text:span text:style-name="T5435">This is red text.</text:span><text:s/>This is normal.<text:s/></text:p>
      <text:p text:style-name="P543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437">First item of bulleted list.<text:s/></text:p>
        </text:list-item>
        <text:list-item>
          <text:p text:style-name="P5438">Second item of bulleted list.</text:p>
        </text:list-item>
      </text:list>
      <text:p text:style-name="P5439">Second paragraph of second item of bulleted list.<text:s/></text:p>
      <text:list text:style-name="LFO2" text:continue-numbering="true">
        <text:list-item>
          <text:p text:style-name="P5440">Third item of bulleted list.</text:p>
          <text:list text:continue-numbering="true">
            <text:list-item>
              <text:p text:style-name="P5441">First item of third item’s nested list</text:p>
            </text:list-item>
            <text:list-item>
              <text:p text:style-name="P5442">Second item of third item’s nested list</text:p>
            </text:list-item>
          </text:list>
        </text:list-item>
        <text:list-item>
          <text:p text:style-name="P544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444">First item of numbered list.<text:s/></text:p>
        </text:list-item>
        <text:list-item>
          <text:p text:style-name="P5445">Second item of numbered list.</text:p>
        </text:list-item>
      </text:list>
      <text:p text:style-name="P5446">Second paragraph of second item of numbered list.<text:s/></text:p>
      <text:list text:style-name="LFO3" text:continue-numbering="true">
        <text:list-item>
          <text:p text:style-name="P5447">Third item of numbered list.</text:p>
        </text:list-item>
      </text:list>
      <text:p text:style-name="Normal"/>
      <text:p text:style-name="Normal">Here is a BMP picture:</text:p>
      <text:p text:style-name="Normal"><text:span text:style-name="T5448"><draw:frame draw:style-name="a214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449">
        <table:table-columns>
          <table:table-column table:style-name="TableColumn5450"/>
          <table:table-column table:style-name="TableColumn5451"/>
          <table:table-column table:style-name="TableColumn5452"/>
          <table:table-column table:style-name="TableColumn5453"/>
          <table:table-column table:style-name="TableColumn5454"/>
        </table:table-columns>
        <table:table-row table:style-name="TableRow5455">
          <table:table-cell table:style-name="TableCell5456">
            <text:p text:style-name="P5457"/>
          </table:table-cell>
          <table:table-cell table:style-name="TableCell5458" table:number-columns-spanned="2">
            <text:p text:style-name="P5459">New York</text:p>
          </table:table-cell>
          <table:covered-table-cell/>
          <table:table-cell table:style-name="TableCell5460">
            <text:p text:style-name="P5461">Boston</text:p>
          </table:table-cell>
          <table:table-cell table:style-name="TableCell5462">
            <text:p text:style-name="P5463">Detroit</text:p>
          </table:table-cell>
        </table:table-row>
        <table:table-row table:style-name="TableRow5464">
          <table:table-cell table:style-name="TableCell5465">
            <text:p text:style-name="Normal">Baseball</text:p>
          </table:table-cell>
          <table:table-cell table:style-name="TableCell5466">
            <text:p text:style-name="Normal">Mets</text:p>
          </table:table-cell>
          <table:table-cell table:style-name="TableCell5467">
            <text:p text:style-name="Normal">Yankees</text:p>
          </table:table-cell>
          <table:table-cell table:style-name="TableCell5468">
            <text:p text:style-name="Normal">Red Sox</text:p>
          </table:table-cell>
          <table:table-cell table:style-name="TableCell5469">
            <text:p text:style-name="Normal">Tigers</text:p>
          </table:table-cell>
        </table:table-row>
        <table:table-row table:style-name="TableRow5470">
          <table:table-cell table:style-name="TableCell5471">
            <text:p text:style-name="Normal">Hockey</text:p>
          </table:table-cell>
          <table:table-cell table:style-name="TableCell5472">
            <text:p text:style-name="Normal">Rangers</text:p>
          </table:table-cell>
          <table:table-cell table:style-name="TableCell5473">
            <text:p text:style-name="Normal">Islanders</text:p>
          </table:table-cell>
          <table:table-cell table:style-name="TableCell5474">
            <text:p text:style-name="Normal">Bruins</text:p>
          </table:table-cell>
          <table:table-cell table:style-name="TableCell5475">
            <text:p text:style-name="Normal">Red Wings</text:p>
          </table:table-cell>
        </table:table-row>
        <table:table-row table:style-name="TableRow5476">
          <table:table-cell table:style-name="TableCell5477">
            <text:p text:style-name="Normal">Football</text:p>
          </table:table-cell>
          <table:table-cell table:style-name="TableCell5478">
            <text:p text:style-name="Normal">Giants</text:p>
          </table:table-cell>
          <table:table-cell table:style-name="TableCell5479">
            <text:p text:style-name="Normal">Jets</text:p>
          </table:table-cell>
          <table:table-cell table:style-name="TableCell5480">
            <text:p text:style-name="Normal">Patriots</text:p>
          </table:table-cell>
          <table:table-cell table:style-name="TableCell548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07" draw:style-name="a215" draw:name="Object 108" text:anchor-type="as-char" svg:x="0in" svg:y="0in" svg:width="3.5in" svg:height="1.19792in" style:rel-width="scale" style:rel-height="scale"><draw:object-ole draw:class-id="00020830-0000-0000-C000-000000000046" xlink:href="Object 108" xlink:type="simple" xlink:show="embed" xlink:actuate="onLoad"/><draw:image xlink:href="ObjectReplacements/Object 108" xlink:type="simple" xlink:show="embed" xlink:actuate="onLoad"/><svg:title/><svg:desc/></draw:frame></text:p>
      <text:p text:style-name="Normal"/>
      <text:p text:style-name="Normal">This concludes our test.</text:p>
      <text:p text:style-name="P5482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483">This is bold,<text:s/></text:span><text:span text:style-name="T5484">this is italic</text:span>,<text:s/><text:span text:style-name="T5485">and this is bold italic</text:span>. This is normal.<text:s/><text:span text:style-name="InlineStyle">This is in a defined inline style called InlineStyle</text:span>. This is normal.<text:s/><text:span text:style-name="T5486">This is red text.</text:span><text:s/>This is normal.<text:s/></text:p>
      <text:p text:style-name="P548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488">First item of bulleted list.<text:s/></text:p>
        </text:list-item>
        <text:list-item>
          <text:p text:style-name="P5489">Second item of bulleted list.</text:p>
        </text:list-item>
      </text:list>
      <text:p text:style-name="P5490">Second paragraph of second item of bulleted list.<text:s/></text:p>
      <text:list text:style-name="LFO2" text:continue-numbering="true">
        <text:list-item>
          <text:p text:style-name="P5491">Third item of bulleted list.</text:p>
          <text:list text:continue-numbering="true">
            <text:list-item>
              <text:p text:style-name="P5492">First item of third item’s nested list</text:p>
            </text:list-item>
            <text:list-item>
              <text:p text:style-name="P5493">Second item of third item’s nested list</text:p>
            </text:list-item>
          </text:list>
        </text:list-item>
        <text:list-item>
          <text:p text:style-name="P549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495">First item of numbered list.<text:s/></text:p>
        </text:list-item>
        <text:list-item>
          <text:p text:style-name="P5496">Second item of numbered list.</text:p>
        </text:list-item>
      </text:list>
      <text:p text:style-name="P5497">Second paragraph of second item of numbered list.<text:s/></text:p>
      <text:list text:style-name="LFO3" text:continue-numbering="true">
        <text:list-item>
          <text:p text:style-name="P5498">Third item of numbered list.</text:p>
        </text:list-item>
      </text:list>
      <text:p text:style-name="Normal"/>
      <text:p text:style-name="Normal">Here is a BMP picture:</text:p>
      <text:p text:style-name="Normal"><text:span text:style-name="T5499"><draw:frame draw:style-name="a216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500">
        <table:table-columns>
          <table:table-column table:style-name="TableColumn5501"/>
          <table:table-column table:style-name="TableColumn5502"/>
          <table:table-column table:style-name="TableColumn5503"/>
          <table:table-column table:style-name="TableColumn5504"/>
          <table:table-column table:style-name="TableColumn5505"/>
        </table:table-columns>
        <table:table-row table:style-name="TableRow5506">
          <table:table-cell table:style-name="TableCell5507">
            <text:p text:style-name="P5508"/>
          </table:table-cell>
          <table:table-cell table:style-name="TableCell5509" table:number-columns-spanned="2">
            <text:p text:style-name="P5510">New York</text:p>
          </table:table-cell>
          <table:covered-table-cell/>
          <table:table-cell table:style-name="TableCell5511">
            <text:p text:style-name="P5512">Boston</text:p>
          </table:table-cell>
          <table:table-cell table:style-name="TableCell5513">
            <text:p text:style-name="P5514">Detroit</text:p>
          </table:table-cell>
        </table:table-row>
        <table:table-row table:style-name="TableRow5515">
          <table:table-cell table:style-name="TableCell5516">
            <text:p text:style-name="Normal">Baseball</text:p>
          </table:table-cell>
          <table:table-cell table:style-name="TableCell5517">
            <text:p text:style-name="Normal">Mets</text:p>
          </table:table-cell>
          <table:table-cell table:style-name="TableCell5518">
            <text:p text:style-name="Normal">Yankees</text:p>
          </table:table-cell>
          <table:table-cell table:style-name="TableCell5519">
            <text:p text:style-name="Normal">Red Sox</text:p>
          </table:table-cell>
          <table:table-cell table:style-name="TableCell5520">
            <text:p text:style-name="Normal">Tigers</text:p>
          </table:table-cell>
        </table:table-row>
        <table:table-row table:style-name="TableRow5521">
          <table:table-cell table:style-name="TableCell5522">
            <text:p text:style-name="Normal">Hockey</text:p>
          </table:table-cell>
          <table:table-cell table:style-name="TableCell5523">
            <text:p text:style-name="Normal">Rangers</text:p>
          </table:table-cell>
          <table:table-cell table:style-name="TableCell5524">
            <text:p text:style-name="Normal">Islanders</text:p>
          </table:table-cell>
          <table:table-cell table:style-name="TableCell5525">
            <text:p text:style-name="Normal">Bruins</text:p>
          </table:table-cell>
          <table:table-cell table:style-name="TableCell5526">
            <text:p text:style-name="Normal">Red Wings</text:p>
          </table:table-cell>
        </table:table-row>
        <table:table-row table:style-name="TableRow5527">
          <table:table-cell table:style-name="TableCell5528">
            <text:p text:style-name="Normal">Football</text:p>
          </table:table-cell>
          <table:table-cell table:style-name="TableCell5529">
            <text:p text:style-name="Normal">Giants</text:p>
          </table:table-cell>
          <table:table-cell table:style-name="TableCell5530">
            <text:p text:style-name="Normal">Jets</text:p>
          </table:table-cell>
          <table:table-cell table:style-name="TableCell5531">
            <text:p text:style-name="Normal">Patriots</text:p>
          </table:table-cell>
          <table:table-cell table:style-name="TableCell553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08" draw:style-name="a217" draw:name="Object 109" text:anchor-type="as-char" svg:x="0in" svg:y="0in" svg:width="3.5in" svg:height="1.19792in" style:rel-width="scale" style:rel-height="scale"><draw:object-ole draw:class-id="00020830-0000-0000-C000-000000000046" xlink:href="Object 109" xlink:type="simple" xlink:show="embed" xlink:actuate="onLoad"/><draw:image xlink:href="ObjectReplacements/Object 109" xlink:type="simple" xlink:show="embed" xlink:actuate="onLoad"/><svg:title/><svg:desc/></draw:frame></text:p>
      <text:p text:style-name="Normal"/>
      <text:p text:style-name="Normal">This concludes our test.</text:p>
      <text:p text:style-name="P553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534">This is bold,<text:s/></text:span><text:span text:style-name="T5535">this is italic</text:span>,<text:s/><text:span text:style-name="T5536">and this is bold italic</text:span>. This is normal.<text:s/><text:span text:style-name="InlineStyle">This is in a defined inline style called InlineStyle</text:span>. This is normal.<text:s/><text:span text:style-name="T5537">This is red text.</text:span><text:s/>This is normal.<text:s/></text:p>
      <text:p text:style-name="P553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539">First item of bulleted list.<text:s/></text:p>
        </text:list-item>
        <text:list-item>
          <text:p text:style-name="P5540">Second item of bulleted list.</text:p>
        </text:list-item>
      </text:list>
      <text:p text:style-name="P5541">Second paragraph of second item of bulleted list.<text:s/></text:p>
      <text:list text:style-name="LFO2" text:continue-numbering="true">
        <text:list-item>
          <text:p text:style-name="P5542">Third item of bulleted list.</text:p>
          <text:list text:continue-numbering="true">
            <text:list-item>
              <text:p text:style-name="P5543">First item of third item’s nested list</text:p>
            </text:list-item>
            <text:list-item>
              <text:p text:style-name="P5544">Second item of third item’s nested list</text:p>
            </text:list-item>
          </text:list>
        </text:list-item>
        <text:list-item>
          <text:p text:style-name="P554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546">First item of numbered list.<text:s/></text:p>
        </text:list-item>
        <text:list-item>
          <text:p text:style-name="P5547">Second item of numbered list.</text:p>
        </text:list-item>
      </text:list>
      <text:p text:style-name="P5548">Second paragraph of second item of numbered list.<text:s/></text:p>
      <text:list text:style-name="LFO3" text:continue-numbering="true">
        <text:list-item>
          <text:p text:style-name="P5549">Third item of numbered list.</text:p>
        </text:list-item>
      </text:list>
      <text:p text:style-name="Normal"/>
      <text:p text:style-name="Normal">Here is a BMP picture:</text:p>
      <text:p text:style-name="Normal"><text:span text:style-name="T5550"><draw:frame draw:style-name="a218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551">
        <table:table-columns>
          <table:table-column table:style-name="TableColumn5552"/>
          <table:table-column table:style-name="TableColumn5553"/>
          <table:table-column table:style-name="TableColumn5554"/>
          <table:table-column table:style-name="TableColumn5555"/>
          <table:table-column table:style-name="TableColumn5556"/>
        </table:table-columns>
        <table:table-row table:style-name="TableRow5557">
          <table:table-cell table:style-name="TableCell5558">
            <text:p text:style-name="P5559"/>
          </table:table-cell>
          <table:table-cell table:style-name="TableCell5560" table:number-columns-spanned="2">
            <text:p text:style-name="P5561">New York</text:p>
          </table:table-cell>
          <table:covered-table-cell/>
          <table:table-cell table:style-name="TableCell5562">
            <text:p text:style-name="P5563">Boston</text:p>
          </table:table-cell>
          <table:table-cell table:style-name="TableCell5564">
            <text:p text:style-name="P5565">Detroit</text:p>
          </table:table-cell>
        </table:table-row>
        <table:table-row table:style-name="TableRow5566">
          <table:table-cell table:style-name="TableCell5567">
            <text:p text:style-name="Normal">Baseball</text:p>
          </table:table-cell>
          <table:table-cell table:style-name="TableCell5568">
            <text:p text:style-name="Normal">Mets</text:p>
          </table:table-cell>
          <table:table-cell table:style-name="TableCell5569">
            <text:p text:style-name="Normal">Yankees</text:p>
          </table:table-cell>
          <table:table-cell table:style-name="TableCell5570">
            <text:p text:style-name="Normal">Red Sox</text:p>
          </table:table-cell>
          <table:table-cell table:style-name="TableCell5571">
            <text:p text:style-name="Normal">Tigers</text:p>
          </table:table-cell>
        </table:table-row>
        <table:table-row table:style-name="TableRow5572">
          <table:table-cell table:style-name="TableCell5573">
            <text:p text:style-name="Normal">Hockey</text:p>
          </table:table-cell>
          <table:table-cell table:style-name="TableCell5574">
            <text:p text:style-name="Normal">Rangers</text:p>
          </table:table-cell>
          <table:table-cell table:style-name="TableCell5575">
            <text:p text:style-name="Normal">Islanders</text:p>
          </table:table-cell>
          <table:table-cell table:style-name="TableCell5576">
            <text:p text:style-name="Normal">Bruins</text:p>
          </table:table-cell>
          <table:table-cell table:style-name="TableCell5577">
            <text:p text:style-name="Normal">Red Wings</text:p>
          </table:table-cell>
        </table:table-row>
        <table:table-row table:style-name="TableRow5578">
          <table:table-cell table:style-name="TableCell5579">
            <text:p text:style-name="Normal">Football</text:p>
          </table:table-cell>
          <table:table-cell table:style-name="TableCell5580">
            <text:p text:style-name="Normal">Giants</text:p>
          </table:table-cell>
          <table:table-cell table:style-name="TableCell5581">
            <text:p text:style-name="Normal">Jets</text:p>
          </table:table-cell>
          <table:table-cell table:style-name="TableCell5582">
            <text:p text:style-name="Normal">Patriots</text:p>
          </table:table-cell>
          <table:table-cell table:style-name="TableCell558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09" draw:style-name="a219" draw:name="Object 110" text:anchor-type="as-char" svg:x="0in" svg:y="0in" svg:width="3.5in" svg:height="1.19792in" style:rel-width="scale" style:rel-height="scale"><draw:object-ole draw:class-id="00020830-0000-0000-C000-000000000046" xlink:href="Object 110" xlink:type="simple" xlink:show="embed" xlink:actuate="onLoad"/><draw:image xlink:href="ObjectReplacements/Object 110" xlink:type="simple" xlink:show="embed" xlink:actuate="onLoad"/><svg:title/><svg:desc/></draw:frame></text:p>
      <text:p text:style-name="Normal"/>
      <text:p text:style-name="Normal">This concludes our test.</text:p>
      <text:p text:style-name="P558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585">This is bold,<text:s/></text:span><text:span text:style-name="T5586">this is italic</text:span>,<text:s/><text:span text:style-name="T5587">and this is bold italic</text:span>. This is normal.<text:s/><text:span text:style-name="InlineStyle">This is in a defined inline style called InlineStyle</text:span>. This is normal.<text:s/><text:span text:style-name="T5588">This is red text.</text:span><text:s/>This is normal.<text:s/></text:p>
      <text:p text:style-name="P558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590">First item of bulleted list.<text:s/></text:p>
        </text:list-item>
        <text:list-item>
          <text:p text:style-name="P5591">Second item of bulleted list.</text:p>
        </text:list-item>
      </text:list>
      <text:p text:style-name="P5592">Second paragraph of second item of bulleted list.<text:s/></text:p>
      <text:list text:style-name="LFO2" text:continue-numbering="true">
        <text:list-item>
          <text:p text:style-name="P5593">Third item of bulleted list.</text:p>
          <text:list text:continue-numbering="true">
            <text:list-item>
              <text:p text:style-name="P5594">First item of third item’s nested list</text:p>
            </text:list-item>
            <text:list-item>
              <text:p text:style-name="P5595">Second item of third item’s nested list</text:p>
            </text:list-item>
          </text:list>
        </text:list-item>
        <text:list-item>
          <text:p text:style-name="P559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597">First item of numbered list.<text:s/></text:p>
        </text:list-item>
        <text:list-item>
          <text:p text:style-name="P5598">Second item of numbered list.</text:p>
        </text:list-item>
      </text:list>
      <text:p text:style-name="P5599">Second paragraph of second item of numbered list.<text:s/></text:p>
      <text:list text:style-name="LFO3" text:continue-numbering="true">
        <text:list-item>
          <text:p text:style-name="P5600">Third item of numbered list.</text:p>
        </text:list-item>
      </text:list>
      <text:p text:style-name="Normal"/>
      <text:p text:style-name="Normal">Here is a BMP picture:</text:p>
      <text:p text:style-name="Normal"><text:span text:style-name="T5601"><draw:frame draw:style-name="a220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602">
        <table:table-columns>
          <table:table-column table:style-name="TableColumn5603"/>
          <table:table-column table:style-name="TableColumn5604"/>
          <table:table-column table:style-name="TableColumn5605"/>
          <table:table-column table:style-name="TableColumn5606"/>
          <table:table-column table:style-name="TableColumn5607"/>
        </table:table-columns>
        <table:table-row table:style-name="TableRow5608">
          <table:table-cell table:style-name="TableCell5609">
            <text:p text:style-name="P5610"/>
          </table:table-cell>
          <table:table-cell table:style-name="TableCell5611" table:number-columns-spanned="2">
            <text:p text:style-name="P5612">New York</text:p>
          </table:table-cell>
          <table:covered-table-cell/>
          <table:table-cell table:style-name="TableCell5613">
            <text:p text:style-name="P5614">Boston</text:p>
          </table:table-cell>
          <table:table-cell table:style-name="TableCell5615">
            <text:p text:style-name="P5616">Detroit</text:p>
          </table:table-cell>
        </table:table-row>
        <table:table-row table:style-name="TableRow5617">
          <table:table-cell table:style-name="TableCell5618">
            <text:p text:style-name="Normal">Baseball</text:p>
          </table:table-cell>
          <table:table-cell table:style-name="TableCell5619">
            <text:p text:style-name="Normal">Mets</text:p>
          </table:table-cell>
          <table:table-cell table:style-name="TableCell5620">
            <text:p text:style-name="Normal">Yankees</text:p>
          </table:table-cell>
          <table:table-cell table:style-name="TableCell5621">
            <text:p text:style-name="Normal">Red Sox</text:p>
          </table:table-cell>
          <table:table-cell table:style-name="TableCell5622">
            <text:p text:style-name="Normal">Tigers</text:p>
          </table:table-cell>
        </table:table-row>
        <table:table-row table:style-name="TableRow5623">
          <table:table-cell table:style-name="TableCell5624">
            <text:p text:style-name="Normal">Hockey</text:p>
          </table:table-cell>
          <table:table-cell table:style-name="TableCell5625">
            <text:p text:style-name="Normal">Rangers</text:p>
          </table:table-cell>
          <table:table-cell table:style-name="TableCell5626">
            <text:p text:style-name="Normal">Islanders</text:p>
          </table:table-cell>
          <table:table-cell table:style-name="TableCell5627">
            <text:p text:style-name="Normal">Bruins</text:p>
          </table:table-cell>
          <table:table-cell table:style-name="TableCell5628">
            <text:p text:style-name="Normal">Red Wings</text:p>
          </table:table-cell>
        </table:table-row>
        <table:table-row table:style-name="TableRow5629">
          <table:table-cell table:style-name="TableCell5630">
            <text:p text:style-name="Normal">Football</text:p>
          </table:table-cell>
          <table:table-cell table:style-name="TableCell5631">
            <text:p text:style-name="Normal">Giants</text:p>
          </table:table-cell>
          <table:table-cell table:style-name="TableCell5632">
            <text:p text:style-name="Normal">Jets</text:p>
          </table:table-cell>
          <table:table-cell table:style-name="TableCell5633">
            <text:p text:style-name="Normal">Patriots</text:p>
          </table:table-cell>
          <table:table-cell table:style-name="TableCell563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10" draw:style-name="a221" draw:name="Object 111" text:anchor-type="as-char" svg:x="0in" svg:y="0in" svg:width="3.5in" svg:height="1.19792in" style:rel-width="scale" style:rel-height="scale"><draw:object-ole draw:class-id="00020830-0000-0000-C000-000000000046" xlink:href="Object 111" xlink:type="simple" xlink:show="embed" xlink:actuate="onLoad"/><draw:image xlink:href="ObjectReplacements/Object 111" xlink:type="simple" xlink:show="embed" xlink:actuate="onLoad"/><svg:title/><svg:desc/></draw:frame></text:p>
      <text:p text:style-name="Normal"/>
      <text:p text:style-name="Normal">This concludes our test.</text:p>
      <text:p text:style-name="P563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636">This is bold,<text:s/></text:span><text:span text:style-name="T5637">this is italic</text:span>,<text:s/><text:span text:style-name="T5638">and this is bold italic</text:span>. This is normal.<text:s/><text:span text:style-name="InlineStyle">This is in a defined inline style called InlineStyle</text:span>. This is normal.<text:s/><text:span text:style-name="T5639">This is red text.</text:span><text:s/>This is normal.<text:s/></text:p>
      <text:p text:style-name="P564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641">First item of bulleted list.<text:s/></text:p>
        </text:list-item>
        <text:list-item>
          <text:p text:style-name="P5642">Second item of bulleted list.</text:p>
        </text:list-item>
      </text:list>
      <text:p text:style-name="P5643">Second paragraph of second item of bulleted list.<text:s/></text:p>
      <text:list text:style-name="LFO2" text:continue-numbering="true">
        <text:list-item>
          <text:p text:style-name="P5644">Third item of bulleted list.</text:p>
          <text:list text:continue-numbering="true">
            <text:list-item>
              <text:p text:style-name="P5645">First item of third item’s nested list</text:p>
            </text:list-item>
            <text:list-item>
              <text:p text:style-name="P5646">Second item of third item’s nested list</text:p>
            </text:list-item>
          </text:list>
        </text:list-item>
        <text:list-item>
          <text:p text:style-name="P564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648">First item of numbered list.<text:s/></text:p>
        </text:list-item>
        <text:list-item>
          <text:p text:style-name="P5649">Second item of numbered list.</text:p>
        </text:list-item>
      </text:list>
      <text:p text:style-name="P5650">Second paragraph of second item of numbered list.<text:s/></text:p>
      <text:list text:style-name="LFO3" text:continue-numbering="true">
        <text:list-item>
          <text:p text:style-name="P5651">Third item of numbered list.</text:p>
        </text:list-item>
      </text:list>
      <text:p text:style-name="Normal"/>
      <text:p text:style-name="Normal">Here is a BMP picture:</text:p>
      <text:p text:style-name="Normal"><text:span text:style-name="T5652"><draw:frame draw:style-name="a222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653">
        <table:table-columns>
          <table:table-column table:style-name="TableColumn5654"/>
          <table:table-column table:style-name="TableColumn5655"/>
          <table:table-column table:style-name="TableColumn5656"/>
          <table:table-column table:style-name="TableColumn5657"/>
          <table:table-column table:style-name="TableColumn5658"/>
        </table:table-columns>
        <table:table-row table:style-name="TableRow5659">
          <table:table-cell table:style-name="TableCell5660">
            <text:p text:style-name="P5661"/>
          </table:table-cell>
          <table:table-cell table:style-name="TableCell5662" table:number-columns-spanned="2">
            <text:p text:style-name="P5663">New York</text:p>
          </table:table-cell>
          <table:covered-table-cell/>
          <table:table-cell table:style-name="TableCell5664">
            <text:p text:style-name="P5665">Boston</text:p>
          </table:table-cell>
          <table:table-cell table:style-name="TableCell5666">
            <text:p text:style-name="P5667">Detroit</text:p>
          </table:table-cell>
        </table:table-row>
        <table:table-row table:style-name="TableRow5668">
          <table:table-cell table:style-name="TableCell5669">
            <text:p text:style-name="Normal">Baseball</text:p>
          </table:table-cell>
          <table:table-cell table:style-name="TableCell5670">
            <text:p text:style-name="Normal">Mets</text:p>
          </table:table-cell>
          <table:table-cell table:style-name="TableCell5671">
            <text:p text:style-name="Normal">Yankees</text:p>
          </table:table-cell>
          <table:table-cell table:style-name="TableCell5672">
            <text:p text:style-name="Normal">Red Sox</text:p>
          </table:table-cell>
          <table:table-cell table:style-name="TableCell5673">
            <text:p text:style-name="Normal">Tigers</text:p>
          </table:table-cell>
        </table:table-row>
        <table:table-row table:style-name="TableRow5674">
          <table:table-cell table:style-name="TableCell5675">
            <text:p text:style-name="Normal">Hockey</text:p>
          </table:table-cell>
          <table:table-cell table:style-name="TableCell5676">
            <text:p text:style-name="Normal">Rangers</text:p>
          </table:table-cell>
          <table:table-cell table:style-name="TableCell5677">
            <text:p text:style-name="Normal">Islanders</text:p>
          </table:table-cell>
          <table:table-cell table:style-name="TableCell5678">
            <text:p text:style-name="Normal">Bruins</text:p>
          </table:table-cell>
          <table:table-cell table:style-name="TableCell5679">
            <text:p text:style-name="Normal">Red Wings</text:p>
          </table:table-cell>
        </table:table-row>
        <table:table-row table:style-name="TableRow5680">
          <table:table-cell table:style-name="TableCell5681">
            <text:p text:style-name="Normal">Football</text:p>
          </table:table-cell>
          <table:table-cell table:style-name="TableCell5682">
            <text:p text:style-name="Normal">Giants</text:p>
          </table:table-cell>
          <table:table-cell table:style-name="TableCell5683">
            <text:p text:style-name="Normal">Jets</text:p>
          </table:table-cell>
          <table:table-cell table:style-name="TableCell5684">
            <text:p text:style-name="Normal">Patriots</text:p>
          </table:table-cell>
          <table:table-cell table:style-name="TableCell568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11" draw:style-name="a223" draw:name="Object 112" text:anchor-type="as-char" svg:x="0in" svg:y="0in" svg:width="3.5in" svg:height="1.19792in" style:rel-width="scale" style:rel-height="scale"><draw:object-ole draw:class-id="00020830-0000-0000-C000-000000000046" xlink:href="Object 112" xlink:type="simple" xlink:show="embed" xlink:actuate="onLoad"/><draw:image xlink:href="ObjectReplacements/Object 112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686">This is bold,<text:s/></text:span><text:span text:style-name="T5687">this is italic</text:span>,<text:s/><text:span text:style-name="T5688">and this is bold italic</text:span>. This is normal.<text:s/><text:span text:style-name="InlineStyle">This is in a defined inline style called InlineStyle</text:span>. This is normal.<text:s/><text:span text:style-name="T5689">This is red text.</text:span><text:s/>This is normal.<text:s/></text:p>
      <text:p text:style-name="P569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691">First item of bulleted list.<text:s/></text:p>
        </text:list-item>
        <text:list-item>
          <text:p text:style-name="P5692">Second item of bulleted list.</text:p>
        </text:list-item>
      </text:list>
      <text:p text:style-name="P5693">Second paragraph of second item of bulleted list.<text:s/></text:p>
      <text:list text:style-name="LFO2" text:continue-numbering="true">
        <text:list-item>
          <text:p text:style-name="P5694">Third item of bulleted list.</text:p>
          <text:list text:continue-numbering="true">
            <text:list-item>
              <text:p text:style-name="P5695">First item of third item’s nested list</text:p>
            </text:list-item>
            <text:list-item>
              <text:p text:style-name="P5696">Second item of third item’s nested list</text:p>
            </text:list-item>
          </text:list>
        </text:list-item>
        <text:list-item>
          <text:p text:style-name="P569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698">First item of numbered list.<text:s/></text:p>
        </text:list-item>
        <text:list-item>
          <text:p text:style-name="P5699">Second item of numbered list.</text:p>
        </text:list-item>
      </text:list>
      <text:p text:style-name="P5700">Second paragraph of second item of numbered list.<text:s/></text:p>
      <text:list text:style-name="LFO3" text:continue-numbering="true">
        <text:list-item>
          <text:p text:style-name="P5701">Third item of numbered list.</text:p>
        </text:list-item>
      </text:list>
      <text:p text:style-name="Normal"/>
      <text:p text:style-name="Normal">Here is a BMP picture:</text:p>
      <text:p text:style-name="Normal"><text:span text:style-name="T5702"><draw:frame draw:style-name="a224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703">
        <table:table-columns>
          <table:table-column table:style-name="TableColumn5704"/>
          <table:table-column table:style-name="TableColumn5705"/>
          <table:table-column table:style-name="TableColumn5706"/>
          <table:table-column table:style-name="TableColumn5707"/>
          <table:table-column table:style-name="TableColumn5708"/>
        </table:table-columns>
        <table:table-row table:style-name="TableRow5709">
          <table:table-cell table:style-name="TableCell5710">
            <text:p text:style-name="P5711"/>
          </table:table-cell>
          <table:table-cell table:style-name="TableCell5712" table:number-columns-spanned="2">
            <text:p text:style-name="P5713">New York</text:p>
          </table:table-cell>
          <table:covered-table-cell/>
          <table:table-cell table:style-name="TableCell5714">
            <text:p text:style-name="P5715">Boston</text:p>
          </table:table-cell>
          <table:table-cell table:style-name="TableCell5716">
            <text:p text:style-name="P5717">Detroit</text:p>
          </table:table-cell>
        </table:table-row>
        <table:table-row table:style-name="TableRow5718">
          <table:table-cell table:style-name="TableCell5719">
            <text:p text:style-name="Normal">Baseball</text:p>
          </table:table-cell>
          <table:table-cell table:style-name="TableCell5720">
            <text:p text:style-name="Normal">Mets</text:p>
          </table:table-cell>
          <table:table-cell table:style-name="TableCell5721">
            <text:p text:style-name="Normal">Yankees</text:p>
          </table:table-cell>
          <table:table-cell table:style-name="TableCell5722">
            <text:p text:style-name="Normal">Red Sox</text:p>
          </table:table-cell>
          <table:table-cell table:style-name="TableCell5723">
            <text:p text:style-name="Normal">Tigers</text:p>
          </table:table-cell>
        </table:table-row>
        <table:table-row table:style-name="TableRow5724">
          <table:table-cell table:style-name="TableCell5725">
            <text:p text:style-name="Normal">Hockey</text:p>
          </table:table-cell>
          <table:table-cell table:style-name="TableCell5726">
            <text:p text:style-name="Normal">Rangers</text:p>
          </table:table-cell>
          <table:table-cell table:style-name="TableCell5727">
            <text:p text:style-name="Normal">Islanders</text:p>
          </table:table-cell>
          <table:table-cell table:style-name="TableCell5728">
            <text:p text:style-name="Normal">Bruins</text:p>
          </table:table-cell>
          <table:table-cell table:style-name="TableCell5729">
            <text:p text:style-name="Normal">Red Wings</text:p>
          </table:table-cell>
        </table:table-row>
        <table:table-row table:style-name="TableRow5730">
          <table:table-cell table:style-name="TableCell5731">
            <text:p text:style-name="Normal">Football</text:p>
          </table:table-cell>
          <table:table-cell table:style-name="TableCell5732">
            <text:p text:style-name="Normal">Giants</text:p>
          </table:table-cell>
          <table:table-cell table:style-name="TableCell5733">
            <text:p text:style-name="Normal">Jets</text:p>
          </table:table-cell>
          <table:table-cell table:style-name="TableCell5734">
            <text:p text:style-name="Normal">Patriots</text:p>
          </table:table-cell>
          <table:table-cell table:style-name="TableCell573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12" draw:style-name="a225" draw:name="Object 113" text:anchor-type="as-char" svg:x="0in" svg:y="0in" svg:width="3.52083in" svg:height="1.25in" style:rel-width="scale" style:rel-height="scale"><draw:object-ole draw:class-id="00020830-0000-0000-C000-000000000046" xlink:href="Object 113" xlink:type="simple" xlink:show="embed" xlink:actuate="onLoad"/><draw:image xlink:href="ObjectReplacements/Object 113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736">This is bold,<text:s/></text:span><text:span text:style-name="T5737">this is italic</text:span>,<text:s/><text:span text:style-name="T5738">and this is bold italic</text:span>. This is normal.<text:s/><text:span text:style-name="InlineStyle">This is in a defined inline style called InlineStyle</text:span>. This is normal.<text:s/><text:span text:style-name="T5739">This is red text.</text:span><text:s/>This is normal.<text:s/></text:p>
      <text:p text:style-name="P574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741">First item of bulleted list.<text:s/></text:p>
        </text:list-item>
        <text:list-item>
          <text:p text:style-name="P5742">Second item of bulleted list.</text:p>
        </text:list-item>
      </text:list>
      <text:p text:style-name="P5743">Second paragraph of second item of bulleted list.<text:s/></text:p>
      <text:list text:style-name="LFO2" text:continue-numbering="true">
        <text:list-item>
          <text:p text:style-name="P5744">Third item of bulleted list.</text:p>
          <text:list text:continue-numbering="true">
            <text:list-item>
              <text:p text:style-name="P5745">First item of third item’s nested list</text:p>
            </text:list-item>
            <text:list-item>
              <text:p text:style-name="P5746">Second item of third item’s nested list</text:p>
            </text:list-item>
          </text:list>
        </text:list-item>
        <text:list-item>
          <text:p text:style-name="P574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748">First item of numbered list.<text:s/></text:p>
        </text:list-item>
        <text:list-item>
          <text:p text:style-name="P5749">Second item of numbered list.</text:p>
        </text:list-item>
      </text:list>
      <text:p text:style-name="P5750">Second paragraph of second item of numbered list.<text:s/></text:p>
      <text:list text:style-name="LFO3" text:continue-numbering="true">
        <text:list-item>
          <text:p text:style-name="P5751">Third item of numbered list.</text:p>
        </text:list-item>
      </text:list>
      <text:p text:style-name="Normal"/>
      <text:p text:style-name="Normal">Here is a BMP picture:</text:p>
      <text:p text:style-name="Normal"><text:span text:style-name="T5752"><draw:frame draw:style-name="a226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753">
        <table:table-columns>
          <table:table-column table:style-name="TableColumn5754"/>
          <table:table-column table:style-name="TableColumn5755"/>
          <table:table-column table:style-name="TableColumn5756"/>
          <table:table-column table:style-name="TableColumn5757"/>
          <table:table-column table:style-name="TableColumn5758"/>
        </table:table-columns>
        <table:table-row table:style-name="TableRow5759">
          <table:table-cell table:style-name="TableCell5760">
            <text:p text:style-name="P5761"/>
          </table:table-cell>
          <table:table-cell table:style-name="TableCell5762" table:number-columns-spanned="2">
            <text:p text:style-name="P5763">New York</text:p>
          </table:table-cell>
          <table:covered-table-cell/>
          <table:table-cell table:style-name="TableCell5764">
            <text:p text:style-name="P5765">Boston</text:p>
          </table:table-cell>
          <table:table-cell table:style-name="TableCell5766">
            <text:p text:style-name="P5767">Detroit</text:p>
          </table:table-cell>
        </table:table-row>
        <table:table-row table:style-name="TableRow5768">
          <table:table-cell table:style-name="TableCell5769">
            <text:p text:style-name="Normal">Baseball</text:p>
          </table:table-cell>
          <table:table-cell table:style-name="TableCell5770">
            <text:p text:style-name="Normal">Mets</text:p>
          </table:table-cell>
          <table:table-cell table:style-name="TableCell5771">
            <text:p text:style-name="Normal">Yankees</text:p>
          </table:table-cell>
          <table:table-cell table:style-name="TableCell5772">
            <text:p text:style-name="Normal">Red Sox</text:p>
          </table:table-cell>
          <table:table-cell table:style-name="TableCell5773">
            <text:p text:style-name="Normal">Tigers</text:p>
          </table:table-cell>
        </table:table-row>
        <table:table-row table:style-name="TableRow5774">
          <table:table-cell table:style-name="TableCell5775">
            <text:p text:style-name="Normal">Hockey</text:p>
          </table:table-cell>
          <table:table-cell table:style-name="TableCell5776">
            <text:p text:style-name="Normal">Rangers</text:p>
          </table:table-cell>
          <table:table-cell table:style-name="TableCell5777">
            <text:p text:style-name="Normal">Islanders</text:p>
          </table:table-cell>
          <table:table-cell table:style-name="TableCell5778">
            <text:p text:style-name="Normal">Bruins</text:p>
          </table:table-cell>
          <table:table-cell table:style-name="TableCell5779">
            <text:p text:style-name="Normal">Red Wings</text:p>
          </table:table-cell>
        </table:table-row>
        <table:table-row table:style-name="TableRow5780">
          <table:table-cell table:style-name="TableCell5781">
            <text:p text:style-name="Normal">Football</text:p>
          </table:table-cell>
          <table:table-cell table:style-name="TableCell5782">
            <text:p text:style-name="Normal">Giants</text:p>
          </table:table-cell>
          <table:table-cell table:style-name="TableCell5783">
            <text:p text:style-name="Normal">Jets</text:p>
          </table:table-cell>
          <table:table-cell table:style-name="TableCell5784">
            <text:p text:style-name="Normal">Patriots</text:p>
          </table:table-cell>
          <table:table-cell table:style-name="TableCell578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13" draw:style-name="a227" draw:name="Object 114" text:anchor-type="as-char" svg:x="0in" svg:y="0in" svg:width="3.52083in" svg:height="1.25in" style:rel-width="scale" style:rel-height="scale"><draw:object-ole draw:class-id="00020830-0000-0000-C000-000000000046" xlink:href="Object 114" xlink:type="simple" xlink:show="embed" xlink:actuate="onLoad"/><draw:image xlink:href="ObjectReplacements/Object 114" xlink:type="simple" xlink:show="embed" xlink:actuate="onLoad"/><svg:title/><svg:desc/></draw:frame></text:p>
      <text:p text:style-name="Normal"/>
      <text:p text:style-name="Normal">This concludes our test.</text:p>
      <text:p text:style-name="P5786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787">This is bold,<text:s/></text:span><text:span text:style-name="T5788">this is italic</text:span>,<text:s/><text:span text:style-name="T5789">and this is bold italic</text:span>. This is normal.<text:s/><text:span text:style-name="InlineStyle">This is in a defined inline style called InlineStyle</text:span>. This is normal.<text:s/><text:span text:style-name="T5790">This is red text.</text:span><text:s/>This is normal.<text:s/></text:p>
      <text:p text:style-name="P579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792">First item of bulleted list.<text:s/></text:p>
        </text:list-item>
        <text:list-item>
          <text:p text:style-name="P5793">Second item of bulleted list.</text:p>
        </text:list-item>
      </text:list>
      <text:p text:style-name="P5794">Second paragraph of second item of bulleted list.<text:s/></text:p>
      <text:list text:style-name="LFO2" text:continue-numbering="true">
        <text:list-item>
          <text:p text:style-name="P5795">Third item of bulleted list.</text:p>
          <text:list text:continue-numbering="true">
            <text:list-item>
              <text:p text:style-name="P5796">First item of third item’s nested list</text:p>
            </text:list-item>
            <text:list-item>
              <text:p text:style-name="P5797">Second item of third item’s nested list</text:p>
            </text:list-item>
          </text:list>
        </text:list-item>
        <text:list-item>
          <text:p text:style-name="P579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799">First item of numbered list.<text:s/></text:p>
        </text:list-item>
        <text:list-item>
          <text:p text:style-name="P5800">Second item of numbered list.</text:p>
        </text:list-item>
      </text:list>
      <text:p text:style-name="P5801">Second paragraph of second item of numbered list.<text:s/></text:p>
      <text:list text:style-name="LFO3" text:continue-numbering="true">
        <text:list-item>
          <text:p text:style-name="P5802">Third item of numbered list.</text:p>
        </text:list-item>
      </text:list>
      <text:p text:style-name="Normal"/>
      <text:p text:style-name="Normal">Here is a BMP picture:</text:p>
      <text:p text:style-name="Normal"><text:span text:style-name="T5803"><draw:frame draw:style-name="a228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804">
        <table:table-columns>
          <table:table-column table:style-name="TableColumn5805"/>
          <table:table-column table:style-name="TableColumn5806"/>
          <table:table-column table:style-name="TableColumn5807"/>
          <table:table-column table:style-name="TableColumn5808"/>
          <table:table-column table:style-name="TableColumn5809"/>
        </table:table-columns>
        <table:table-row table:style-name="TableRow5810">
          <table:table-cell table:style-name="TableCell5811">
            <text:p text:style-name="P5812"/>
          </table:table-cell>
          <table:table-cell table:style-name="TableCell5813" table:number-columns-spanned="2">
            <text:p text:style-name="P5814">New York</text:p>
          </table:table-cell>
          <table:covered-table-cell/>
          <table:table-cell table:style-name="TableCell5815">
            <text:p text:style-name="P5816">Boston</text:p>
          </table:table-cell>
          <table:table-cell table:style-name="TableCell5817">
            <text:p text:style-name="P5818">Detroit</text:p>
          </table:table-cell>
        </table:table-row>
        <table:table-row table:style-name="TableRow5819">
          <table:table-cell table:style-name="TableCell5820">
            <text:p text:style-name="Normal">Baseball</text:p>
          </table:table-cell>
          <table:table-cell table:style-name="TableCell5821">
            <text:p text:style-name="Normal">Mets</text:p>
          </table:table-cell>
          <table:table-cell table:style-name="TableCell5822">
            <text:p text:style-name="Normal">Yankees</text:p>
          </table:table-cell>
          <table:table-cell table:style-name="TableCell5823">
            <text:p text:style-name="Normal">Red Sox</text:p>
          </table:table-cell>
          <table:table-cell table:style-name="TableCell5824">
            <text:p text:style-name="Normal">Tigers</text:p>
          </table:table-cell>
        </table:table-row>
        <table:table-row table:style-name="TableRow5825">
          <table:table-cell table:style-name="TableCell5826">
            <text:p text:style-name="Normal">Hockey</text:p>
          </table:table-cell>
          <table:table-cell table:style-name="TableCell5827">
            <text:p text:style-name="Normal">Rangers</text:p>
          </table:table-cell>
          <table:table-cell table:style-name="TableCell5828">
            <text:p text:style-name="Normal">Islanders</text:p>
          </table:table-cell>
          <table:table-cell table:style-name="TableCell5829">
            <text:p text:style-name="Normal">Bruins</text:p>
          </table:table-cell>
          <table:table-cell table:style-name="TableCell5830">
            <text:p text:style-name="Normal">Red Wings</text:p>
          </table:table-cell>
        </table:table-row>
        <table:table-row table:style-name="TableRow5831">
          <table:table-cell table:style-name="TableCell5832">
            <text:p text:style-name="Normal">Football</text:p>
          </table:table-cell>
          <table:table-cell table:style-name="TableCell5833">
            <text:p text:style-name="Normal">Giants</text:p>
          </table:table-cell>
          <table:table-cell table:style-name="TableCell5834">
            <text:p text:style-name="Normal">Jets</text:p>
          </table:table-cell>
          <table:table-cell table:style-name="TableCell5835">
            <text:p text:style-name="Normal">Patriots</text:p>
          </table:table-cell>
          <table:table-cell table:style-name="TableCell583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14" draw:style-name="a229" draw:name="Object 115" text:anchor-type="as-char" svg:x="0in" svg:y="0in" svg:width="3.52083in" svg:height="1.25in" style:rel-width="scale" style:rel-height="scale"><draw:object-ole draw:class-id="00020830-0000-0000-C000-000000000046" xlink:href="Object 115" xlink:type="simple" xlink:show="embed" xlink:actuate="onLoad"/><draw:image xlink:href="ObjectReplacements/Object 115" xlink:type="simple" xlink:show="embed" xlink:actuate="onLoad"/><svg:title/><svg:desc/></draw:frame></text:p>
      <text:p text:style-name="Normal"/>
      <text:p text:style-name="Normal">This concludes our test.</text:p>
      <text:p text:style-name="P583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838">This is bold,<text:s/></text:span><text:span text:style-name="T5839">this is italic</text:span>,<text:s/><text:span text:style-name="T5840">and this is bold italic</text:span>. This is normal.<text:s/><text:span text:style-name="InlineStyle">This is in a defined inline style called InlineStyle</text:span>. This is normal.<text:s/><text:span text:style-name="T5841">This is red text.</text:span><text:s/>This is normal.<text:s/></text:p>
      <text:p text:style-name="P584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843">First item of bulleted list.<text:s/></text:p>
        </text:list-item>
        <text:list-item>
          <text:p text:style-name="P5844">Second item of bulleted list.</text:p>
        </text:list-item>
      </text:list>
      <text:p text:style-name="P5845">Second paragraph of second item of bulleted list.<text:s/></text:p>
      <text:list text:style-name="LFO2" text:continue-numbering="true">
        <text:list-item>
          <text:p text:style-name="P5846">Third item of bulleted list.</text:p>
          <text:list text:continue-numbering="true">
            <text:list-item>
              <text:p text:style-name="P5847">First item of third item’s nested list</text:p>
            </text:list-item>
            <text:list-item>
              <text:p text:style-name="P5848">Second item of third item’s nested list</text:p>
            </text:list-item>
          </text:list>
        </text:list-item>
        <text:list-item>
          <text:p text:style-name="P584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850">First item of numbered list.<text:s/></text:p>
        </text:list-item>
        <text:list-item>
          <text:p text:style-name="P5851">Second item of numbered list.</text:p>
        </text:list-item>
      </text:list>
      <text:p text:style-name="P5852">Second paragraph of second item of numbered list.<text:s/></text:p>
      <text:list text:style-name="LFO3" text:continue-numbering="true">
        <text:list-item>
          <text:p text:style-name="P5853">Third item of numbered list.</text:p>
        </text:list-item>
      </text:list>
      <text:p text:style-name="Normal"/>
      <text:p text:style-name="Normal">Here is a BMP picture:</text:p>
      <text:p text:style-name="Normal"><text:span text:style-name="T5854"><draw:frame draw:style-name="a230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855">
        <table:table-columns>
          <table:table-column table:style-name="TableColumn5856"/>
          <table:table-column table:style-name="TableColumn5857"/>
          <table:table-column table:style-name="TableColumn5858"/>
          <table:table-column table:style-name="TableColumn5859"/>
          <table:table-column table:style-name="TableColumn5860"/>
        </table:table-columns>
        <table:table-row table:style-name="TableRow5861">
          <table:table-cell table:style-name="TableCell5862">
            <text:p text:style-name="P5863"/>
          </table:table-cell>
          <table:table-cell table:style-name="TableCell5864" table:number-columns-spanned="2">
            <text:p text:style-name="P5865">New York</text:p>
          </table:table-cell>
          <table:covered-table-cell/>
          <table:table-cell table:style-name="TableCell5866">
            <text:p text:style-name="P5867">Boston</text:p>
          </table:table-cell>
          <table:table-cell table:style-name="TableCell5868">
            <text:p text:style-name="P5869">Detroit</text:p>
          </table:table-cell>
        </table:table-row>
        <table:table-row table:style-name="TableRow5870">
          <table:table-cell table:style-name="TableCell5871">
            <text:p text:style-name="Normal">Baseball</text:p>
          </table:table-cell>
          <table:table-cell table:style-name="TableCell5872">
            <text:p text:style-name="Normal">Mets</text:p>
          </table:table-cell>
          <table:table-cell table:style-name="TableCell5873">
            <text:p text:style-name="Normal">Yankees</text:p>
          </table:table-cell>
          <table:table-cell table:style-name="TableCell5874">
            <text:p text:style-name="Normal">Red Sox</text:p>
          </table:table-cell>
          <table:table-cell table:style-name="TableCell5875">
            <text:p text:style-name="Normal">Tigers</text:p>
          </table:table-cell>
        </table:table-row>
        <table:table-row table:style-name="TableRow5876">
          <table:table-cell table:style-name="TableCell5877">
            <text:p text:style-name="Normal">Hockey</text:p>
          </table:table-cell>
          <table:table-cell table:style-name="TableCell5878">
            <text:p text:style-name="Normal">Rangers</text:p>
          </table:table-cell>
          <table:table-cell table:style-name="TableCell5879">
            <text:p text:style-name="Normal">Islanders</text:p>
          </table:table-cell>
          <table:table-cell table:style-name="TableCell5880">
            <text:p text:style-name="Normal">Bruins</text:p>
          </table:table-cell>
          <table:table-cell table:style-name="TableCell5881">
            <text:p text:style-name="Normal">Red Wings</text:p>
          </table:table-cell>
        </table:table-row>
        <table:table-row table:style-name="TableRow5882">
          <table:table-cell table:style-name="TableCell5883">
            <text:p text:style-name="Normal">Football</text:p>
          </table:table-cell>
          <table:table-cell table:style-name="TableCell5884">
            <text:p text:style-name="Normal">Giants</text:p>
          </table:table-cell>
          <table:table-cell table:style-name="TableCell5885">
            <text:p text:style-name="Normal">Jets</text:p>
          </table:table-cell>
          <table:table-cell table:style-name="TableCell5886">
            <text:p text:style-name="Normal">Patriots</text:p>
          </table:table-cell>
          <table:table-cell table:style-name="TableCell588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15" draw:style-name="a231" draw:name="Object 116" text:anchor-type="as-char" svg:x="0in" svg:y="0in" svg:width="3.52083in" svg:height="1.25in" style:rel-width="scale" style:rel-height="scale"><draw:object-ole draw:class-id="00020830-0000-0000-C000-000000000046" xlink:href="Object 116" xlink:type="simple" xlink:show="embed" xlink:actuate="onLoad"/><draw:image xlink:href="ObjectReplacements/Object 116" xlink:type="simple" xlink:show="embed" xlink:actuate="onLoad"/><svg:title/><svg:desc/></draw:frame></text:p>
      <text:p text:style-name="Normal"/>
      <text:p text:style-name="Normal">This concludes our test.</text:p>
      <text:p text:style-name="P588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889">This is bold,<text:s/></text:span><text:span text:style-name="T5890">this is italic</text:span>,<text:s/><text:span text:style-name="T5891">and this is bold italic</text:span>. This is normal.<text:s/><text:span text:style-name="InlineStyle">This is in a defined inline style called InlineStyle</text:span>. This is normal.<text:s/><text:span text:style-name="T5892">This is red text.</text:span><text:s/>This is normal.<text:s/></text:p>
      <text:p text:style-name="P5893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894">First item of bulleted list.<text:s/></text:p>
        </text:list-item>
        <text:list-item>
          <text:p text:style-name="P5895">Second item of bulleted list.</text:p>
        </text:list-item>
      </text:list>
      <text:p text:style-name="P5896">Second paragraph of second item of bulleted list.<text:s/></text:p>
      <text:list text:style-name="LFO2" text:continue-numbering="true">
        <text:list-item>
          <text:p text:style-name="P5897">Third item of bulleted list.</text:p>
          <text:list text:continue-numbering="true">
            <text:list-item>
              <text:p text:style-name="P5898">First item of third item’s nested list</text:p>
            </text:list-item>
            <text:list-item>
              <text:p text:style-name="P5899">Second item of third item’s nested list</text:p>
            </text:list-item>
          </text:list>
        </text:list-item>
        <text:list-item>
          <text:p text:style-name="P590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901">First item of numbered list.<text:s/></text:p>
        </text:list-item>
        <text:list-item>
          <text:p text:style-name="P5902">Second item of numbered list.</text:p>
        </text:list-item>
      </text:list>
      <text:p text:style-name="P5903">Second paragraph of second item of numbered list.<text:s/></text:p>
      <text:list text:style-name="LFO3" text:continue-numbering="true">
        <text:list-item>
          <text:p text:style-name="P5904">Third item of numbered list.</text:p>
        </text:list-item>
      </text:list>
      <text:p text:style-name="Normal"/>
      <text:p text:style-name="Normal">Here is a BMP picture:</text:p>
      <text:p text:style-name="Normal"><text:span text:style-name="T5905"><draw:frame draw:style-name="a232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906">
        <table:table-columns>
          <table:table-column table:style-name="TableColumn5907"/>
          <table:table-column table:style-name="TableColumn5908"/>
          <table:table-column table:style-name="TableColumn5909"/>
          <table:table-column table:style-name="TableColumn5910"/>
          <table:table-column table:style-name="TableColumn5911"/>
        </table:table-columns>
        <table:table-row table:style-name="TableRow5912">
          <table:table-cell table:style-name="TableCell5913">
            <text:p text:style-name="P5914"/>
          </table:table-cell>
          <table:table-cell table:style-name="TableCell5915" table:number-columns-spanned="2">
            <text:p text:style-name="P5916">New York</text:p>
          </table:table-cell>
          <table:covered-table-cell/>
          <table:table-cell table:style-name="TableCell5917">
            <text:p text:style-name="P5918">Boston</text:p>
          </table:table-cell>
          <table:table-cell table:style-name="TableCell5919">
            <text:p text:style-name="P5920">Detroit</text:p>
          </table:table-cell>
        </table:table-row>
        <table:table-row table:style-name="TableRow5921">
          <table:table-cell table:style-name="TableCell5922">
            <text:p text:style-name="Normal">Baseball</text:p>
          </table:table-cell>
          <table:table-cell table:style-name="TableCell5923">
            <text:p text:style-name="Normal">Mets</text:p>
          </table:table-cell>
          <table:table-cell table:style-name="TableCell5924">
            <text:p text:style-name="Normal">Yankees</text:p>
          </table:table-cell>
          <table:table-cell table:style-name="TableCell5925">
            <text:p text:style-name="Normal">Red Sox</text:p>
          </table:table-cell>
          <table:table-cell table:style-name="TableCell5926">
            <text:p text:style-name="Normal">Tigers</text:p>
          </table:table-cell>
        </table:table-row>
        <table:table-row table:style-name="TableRow5927">
          <table:table-cell table:style-name="TableCell5928">
            <text:p text:style-name="Normal">Hockey</text:p>
          </table:table-cell>
          <table:table-cell table:style-name="TableCell5929">
            <text:p text:style-name="Normal">Rangers</text:p>
          </table:table-cell>
          <table:table-cell table:style-name="TableCell5930">
            <text:p text:style-name="Normal">Islanders</text:p>
          </table:table-cell>
          <table:table-cell table:style-name="TableCell5931">
            <text:p text:style-name="Normal">Bruins</text:p>
          </table:table-cell>
          <table:table-cell table:style-name="TableCell5932">
            <text:p text:style-name="Normal">Red Wings</text:p>
          </table:table-cell>
        </table:table-row>
        <table:table-row table:style-name="TableRow5933">
          <table:table-cell table:style-name="TableCell5934">
            <text:p text:style-name="Normal">Football</text:p>
          </table:table-cell>
          <table:table-cell table:style-name="TableCell5935">
            <text:p text:style-name="Normal">Giants</text:p>
          </table:table-cell>
          <table:table-cell table:style-name="TableCell5936">
            <text:p text:style-name="Normal">Jets</text:p>
          </table:table-cell>
          <table:table-cell table:style-name="TableCell5937">
            <text:p text:style-name="Normal">Patriots</text:p>
          </table:table-cell>
          <table:table-cell table:style-name="TableCell5938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16" draw:style-name="a233" draw:name="Object 117" text:anchor-type="as-char" svg:x="0in" svg:y="0in" svg:width="3.52083in" svg:height="1.25in" style:rel-width="scale" style:rel-height="scale"><draw:object-ole draw:class-id="00020830-0000-0000-C000-000000000046" xlink:href="Object 117" xlink:type="simple" xlink:show="embed" xlink:actuate="onLoad"/><draw:image xlink:href="ObjectReplacements/Object 117" xlink:type="simple" xlink:show="embed" xlink:actuate="onLoad"/><svg:title/><svg:desc/></draw:frame></text:p>
      <text:p text:style-name="Normal"/>
      <text:p text:style-name="Normal">This concludes our test.</text:p>
      <text:p text:style-name="P5939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940">This is bold,<text:s/></text:span><text:span text:style-name="T5941">this is italic</text:span>,<text:s/><text:span text:style-name="T5942">and this is bold italic</text:span>. This is normal.<text:s/><text:span text:style-name="InlineStyle">This is in a defined inline style called InlineStyle</text:span>. This is normal.<text:s/><text:span text:style-name="T5943">This is red text.</text:span><text:s/>This is normal.<text:s/></text:p>
      <text:p text:style-name="P594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945">First item of bulleted list.<text:s/></text:p>
        </text:list-item>
        <text:list-item>
          <text:p text:style-name="P5946">Second item of bulleted list.</text:p>
        </text:list-item>
      </text:list>
      <text:p text:style-name="P5947">Second paragraph of second item of bulleted list.<text:s/></text:p>
      <text:list text:style-name="LFO2" text:continue-numbering="true">
        <text:list-item>
          <text:p text:style-name="P5948">Third item of bulleted list.</text:p>
          <text:list text:continue-numbering="true">
            <text:list-item>
              <text:p text:style-name="P5949">First item of third item’s nested list</text:p>
            </text:list-item>
            <text:list-item>
              <text:p text:style-name="P5950">Second item of third item’s nested list</text:p>
            </text:list-item>
          </text:list>
        </text:list-item>
        <text:list-item>
          <text:p text:style-name="P595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5952">First item of numbered list.<text:s/></text:p>
        </text:list-item>
        <text:list-item>
          <text:p text:style-name="P5953">Second item of numbered list.</text:p>
        </text:list-item>
      </text:list>
      <text:p text:style-name="P5954">Second paragraph of second item of numbered list.<text:s/></text:p>
      <text:list text:style-name="LFO3" text:continue-numbering="true">
        <text:list-item>
          <text:p text:style-name="P5955">Third item of numbered list.</text:p>
        </text:list-item>
      </text:list>
      <text:p text:style-name="Normal"/>
      <text:p text:style-name="Normal">Here is a BMP picture:</text:p>
      <text:p text:style-name="Normal"><text:span text:style-name="T5956"><draw:frame draw:style-name="a234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5957">
        <table:table-columns>
          <table:table-column table:style-name="TableColumn5958"/>
          <table:table-column table:style-name="TableColumn5959"/>
          <table:table-column table:style-name="TableColumn5960"/>
          <table:table-column table:style-name="TableColumn5961"/>
          <table:table-column table:style-name="TableColumn5962"/>
        </table:table-columns>
        <table:table-row table:style-name="TableRow5963">
          <table:table-cell table:style-name="TableCell5964">
            <text:p text:style-name="P5965"/>
          </table:table-cell>
          <table:table-cell table:style-name="TableCell5966" table:number-columns-spanned="2">
            <text:p text:style-name="P5967">New York</text:p>
          </table:table-cell>
          <table:covered-table-cell/>
          <table:table-cell table:style-name="TableCell5968">
            <text:p text:style-name="P5969">Boston</text:p>
          </table:table-cell>
          <table:table-cell table:style-name="TableCell5970">
            <text:p text:style-name="P5971">Detroit</text:p>
          </table:table-cell>
        </table:table-row>
        <table:table-row table:style-name="TableRow5972">
          <table:table-cell table:style-name="TableCell5973">
            <text:p text:style-name="Normal">Baseball</text:p>
          </table:table-cell>
          <table:table-cell table:style-name="TableCell5974">
            <text:p text:style-name="Normal">Mets</text:p>
          </table:table-cell>
          <table:table-cell table:style-name="TableCell5975">
            <text:p text:style-name="Normal">Yankees</text:p>
          </table:table-cell>
          <table:table-cell table:style-name="TableCell5976">
            <text:p text:style-name="Normal">Red Sox</text:p>
          </table:table-cell>
          <table:table-cell table:style-name="TableCell5977">
            <text:p text:style-name="Normal">Tigers</text:p>
          </table:table-cell>
        </table:table-row>
        <table:table-row table:style-name="TableRow5978">
          <table:table-cell table:style-name="TableCell5979">
            <text:p text:style-name="Normal">Hockey</text:p>
          </table:table-cell>
          <table:table-cell table:style-name="TableCell5980">
            <text:p text:style-name="Normal">Rangers</text:p>
          </table:table-cell>
          <table:table-cell table:style-name="TableCell5981">
            <text:p text:style-name="Normal">Islanders</text:p>
          </table:table-cell>
          <table:table-cell table:style-name="TableCell5982">
            <text:p text:style-name="Normal">Bruins</text:p>
          </table:table-cell>
          <table:table-cell table:style-name="TableCell5983">
            <text:p text:style-name="Normal">Red Wings</text:p>
          </table:table-cell>
        </table:table-row>
        <table:table-row table:style-name="TableRow5984">
          <table:table-cell table:style-name="TableCell5985">
            <text:p text:style-name="Normal">Football</text:p>
          </table:table-cell>
          <table:table-cell table:style-name="TableCell5986">
            <text:p text:style-name="Normal">Giants</text:p>
          </table:table-cell>
          <table:table-cell table:style-name="TableCell5987">
            <text:p text:style-name="Normal">Jets</text:p>
          </table:table-cell>
          <table:table-cell table:style-name="TableCell5988">
            <text:p text:style-name="Normal">Patriots</text:p>
          </table:table-cell>
          <table:table-cell table:style-name="TableCell598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17" draw:style-name="a235" draw:name="Object 118" text:anchor-type="as-char" svg:x="0in" svg:y="0in" svg:width="3.52083in" svg:height="1.25in" style:rel-width="scale" style:rel-height="scale"><draw:object-ole draw:class-id="00020830-0000-0000-C000-000000000046" xlink:href="Object 118" xlink:type="simple" xlink:show="embed" xlink:actuate="onLoad"/><draw:image xlink:href="ObjectReplacements/Object 118" xlink:type="simple" xlink:show="embed" xlink:actuate="onLoad"/><svg:title/><svg:desc/></draw:frame></text:p>
      <text:p text:style-name="Normal"/>
      <text:p text:style-name="Normal">This concludes our test.</text:p>
      <text:p text:style-name="P5990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991">This is bold,<text:s/></text:span><text:span text:style-name="T5992">this is italic</text:span>,<text:s/><text:span text:style-name="T5993">and this is bold italic</text:span>. This is normal.<text:s/><text:span text:style-name="InlineStyle">This is in a defined inline style called InlineStyle</text:span>. This is normal.<text:s/><text:span text:style-name="T5994">This is red text.</text:span><text:s/>This is normal.<text:s/></text:p>
      <text:p text:style-name="P5995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996">First item of bulleted list.<text:s/></text:p>
        </text:list-item>
        <text:list-item>
          <text:p text:style-name="P5997">Second item of bulleted list.</text:p>
        </text:list-item>
      </text:list>
      <text:p text:style-name="P5998">Second paragraph of second item of bulleted list.<text:s/></text:p>
      <text:list text:style-name="LFO2" text:continue-numbering="true">
        <text:list-item>
          <text:p text:style-name="P5999">Third item of bulleted list.</text:p>
          <text:list text:continue-numbering="true">
            <text:list-item>
              <text:p text:style-name="P6000">First item of third item’s nested list</text:p>
            </text:list-item>
            <text:list-item>
              <text:p text:style-name="P6001">Second item of third item’s nested list</text:p>
            </text:list-item>
          </text:list>
        </text:list-item>
        <text:list-item>
          <text:p text:style-name="P6002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003">First item of numbered list.<text:s/></text:p>
        </text:list-item>
        <text:list-item>
          <text:p text:style-name="P6004">Second item of numbered list.</text:p>
        </text:list-item>
      </text:list>
      <text:p text:style-name="P6005">Second paragraph of second item of numbered list.<text:s/></text:p>
      <text:list text:style-name="LFO3" text:continue-numbering="true">
        <text:list-item>
          <text:p text:style-name="P6006">Third item of numbered list.</text:p>
        </text:list-item>
      </text:list>
      <text:p text:style-name="Normal"/>
      <text:p text:style-name="Normal">Here is a BMP picture:</text:p>
      <text:p text:style-name="Normal"><text:span text:style-name="T6007"><draw:frame draw:style-name="a236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008">
        <table:table-columns>
          <table:table-column table:style-name="TableColumn6009"/>
          <table:table-column table:style-name="TableColumn6010"/>
          <table:table-column table:style-name="TableColumn6011"/>
          <table:table-column table:style-name="TableColumn6012"/>
          <table:table-column table:style-name="TableColumn6013"/>
        </table:table-columns>
        <table:table-row table:style-name="TableRow6014">
          <table:table-cell table:style-name="TableCell6015">
            <text:p text:style-name="P6016"/>
          </table:table-cell>
          <table:table-cell table:style-name="TableCell6017" table:number-columns-spanned="2">
            <text:p text:style-name="P6018">New York</text:p>
          </table:table-cell>
          <table:covered-table-cell/>
          <table:table-cell table:style-name="TableCell6019">
            <text:p text:style-name="P6020">Boston</text:p>
          </table:table-cell>
          <table:table-cell table:style-name="TableCell6021">
            <text:p text:style-name="P6022">Detroit</text:p>
          </table:table-cell>
        </table:table-row>
        <table:table-row table:style-name="TableRow6023">
          <table:table-cell table:style-name="TableCell6024">
            <text:p text:style-name="Normal">Baseball</text:p>
          </table:table-cell>
          <table:table-cell table:style-name="TableCell6025">
            <text:p text:style-name="Normal">Mets</text:p>
          </table:table-cell>
          <table:table-cell table:style-name="TableCell6026">
            <text:p text:style-name="Normal">Yankees</text:p>
          </table:table-cell>
          <table:table-cell table:style-name="TableCell6027">
            <text:p text:style-name="Normal">Red Sox</text:p>
          </table:table-cell>
          <table:table-cell table:style-name="TableCell6028">
            <text:p text:style-name="Normal">Tigers</text:p>
          </table:table-cell>
        </table:table-row>
        <table:table-row table:style-name="TableRow6029">
          <table:table-cell table:style-name="TableCell6030">
            <text:p text:style-name="Normal">Hockey</text:p>
          </table:table-cell>
          <table:table-cell table:style-name="TableCell6031">
            <text:p text:style-name="Normal">Rangers</text:p>
          </table:table-cell>
          <table:table-cell table:style-name="TableCell6032">
            <text:p text:style-name="Normal">Islanders</text:p>
          </table:table-cell>
          <table:table-cell table:style-name="TableCell6033">
            <text:p text:style-name="Normal">Bruins</text:p>
          </table:table-cell>
          <table:table-cell table:style-name="TableCell6034">
            <text:p text:style-name="Normal">Red Wings</text:p>
          </table:table-cell>
        </table:table-row>
        <table:table-row table:style-name="TableRow6035">
          <table:table-cell table:style-name="TableCell6036">
            <text:p text:style-name="Normal">Football</text:p>
          </table:table-cell>
          <table:table-cell table:style-name="TableCell6037">
            <text:p text:style-name="Normal">Giants</text:p>
          </table:table-cell>
          <table:table-cell table:style-name="TableCell6038">
            <text:p text:style-name="Normal">Jets</text:p>
          </table:table-cell>
          <table:table-cell table:style-name="TableCell6039">
            <text:p text:style-name="Normal">Patriots</text:p>
          </table:table-cell>
          <table:table-cell table:style-name="TableCell604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18" draw:style-name="a237" draw:name="Object 119" text:anchor-type="as-char" svg:x="0in" svg:y="0in" svg:width="3.52083in" svg:height="1.25in" style:rel-width="scale" style:rel-height="scale"><draw:object-ole draw:class-id="00020830-0000-0000-C000-000000000046" xlink:href="Object 119" xlink:type="simple" xlink:show="embed" xlink:actuate="onLoad"/><draw:image xlink:href="ObjectReplacements/Object 119" xlink:type="simple" xlink:show="embed" xlink:actuate="onLoad"/><svg:title/><svg:desc/></draw:frame></text:p>
      <text:p text:style-name="Normal"/>
      <text:p text:style-name="Normal">This concludes our test.</text:p>
      <text:p text:style-name="P6041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042">This is bold,<text:s/></text:span><text:span text:style-name="T6043">this is italic</text:span>,<text:s/><text:span text:style-name="T6044">and this is bold italic</text:span>. This is normal.<text:s/><text:span text:style-name="InlineStyle">This is in a defined inline style called InlineStyle</text:span>. This is normal.<text:s/><text:span text:style-name="T6045">This is red text.</text:span><text:s/>This is normal.<text:s/></text:p>
      <text:p text:style-name="P604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047">First item of bulleted list.<text:s/></text:p>
        </text:list-item>
        <text:list-item>
          <text:p text:style-name="P6048">Second item of bulleted list.</text:p>
        </text:list-item>
      </text:list>
      <text:p text:style-name="P6049">Second paragraph of second item of bulleted list.<text:s/></text:p>
      <text:list text:style-name="LFO2" text:continue-numbering="true">
        <text:list-item>
          <text:p text:style-name="P6050">Third item of bulleted list.</text:p>
          <text:list text:continue-numbering="true">
            <text:list-item>
              <text:p text:style-name="P6051">First item of third item’s nested list</text:p>
            </text:list-item>
            <text:list-item>
              <text:p text:style-name="P6052">Second item of third item’s nested list</text:p>
            </text:list-item>
          </text:list>
        </text:list-item>
        <text:list-item>
          <text:p text:style-name="P605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054">First item of numbered list.<text:s/></text:p>
        </text:list-item>
        <text:list-item>
          <text:p text:style-name="P6055">Second item of numbered list.</text:p>
        </text:list-item>
      </text:list>
      <text:p text:style-name="P6056">Second paragraph of second item of numbered list.<text:s/></text:p>
      <text:list text:style-name="LFO3" text:continue-numbering="true">
        <text:list-item>
          <text:p text:style-name="P6057">Third item of numbered list.</text:p>
        </text:list-item>
      </text:list>
      <text:p text:style-name="Normal"/>
      <text:p text:style-name="Normal">Here is a BMP picture:</text:p>
      <text:p text:style-name="Normal"><text:span text:style-name="T6058"><draw:frame draw:style-name="a238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059">
        <table:table-columns>
          <table:table-column table:style-name="TableColumn6060"/>
          <table:table-column table:style-name="TableColumn6061"/>
          <table:table-column table:style-name="TableColumn6062"/>
          <table:table-column table:style-name="TableColumn6063"/>
          <table:table-column table:style-name="TableColumn6064"/>
        </table:table-columns>
        <table:table-row table:style-name="TableRow6065">
          <table:table-cell table:style-name="TableCell6066">
            <text:p text:style-name="P6067"/>
          </table:table-cell>
          <table:table-cell table:style-name="TableCell6068" table:number-columns-spanned="2">
            <text:p text:style-name="P6069">New York</text:p>
          </table:table-cell>
          <table:covered-table-cell/>
          <table:table-cell table:style-name="TableCell6070">
            <text:p text:style-name="P6071">Boston</text:p>
          </table:table-cell>
          <table:table-cell table:style-name="TableCell6072">
            <text:p text:style-name="P6073">Detroit</text:p>
          </table:table-cell>
        </table:table-row>
        <table:table-row table:style-name="TableRow6074">
          <table:table-cell table:style-name="TableCell6075">
            <text:p text:style-name="Normal">Baseball</text:p>
          </table:table-cell>
          <table:table-cell table:style-name="TableCell6076">
            <text:p text:style-name="Normal">Mets</text:p>
          </table:table-cell>
          <table:table-cell table:style-name="TableCell6077">
            <text:p text:style-name="Normal">Yankees</text:p>
          </table:table-cell>
          <table:table-cell table:style-name="TableCell6078">
            <text:p text:style-name="Normal">Red Sox</text:p>
          </table:table-cell>
          <table:table-cell table:style-name="TableCell6079">
            <text:p text:style-name="Normal">Tigers</text:p>
          </table:table-cell>
        </table:table-row>
        <table:table-row table:style-name="TableRow6080">
          <table:table-cell table:style-name="TableCell6081">
            <text:p text:style-name="Normal">Hockey</text:p>
          </table:table-cell>
          <table:table-cell table:style-name="TableCell6082">
            <text:p text:style-name="Normal">Rangers</text:p>
          </table:table-cell>
          <table:table-cell table:style-name="TableCell6083">
            <text:p text:style-name="Normal">Islanders</text:p>
          </table:table-cell>
          <table:table-cell table:style-name="TableCell6084">
            <text:p text:style-name="Normal">Bruins</text:p>
          </table:table-cell>
          <table:table-cell table:style-name="TableCell6085">
            <text:p text:style-name="Normal">Red Wings</text:p>
          </table:table-cell>
        </table:table-row>
        <table:table-row table:style-name="TableRow6086">
          <table:table-cell table:style-name="TableCell6087">
            <text:p text:style-name="Normal">Football</text:p>
          </table:table-cell>
          <table:table-cell table:style-name="TableCell6088">
            <text:p text:style-name="Normal">Giants</text:p>
          </table:table-cell>
          <table:table-cell table:style-name="TableCell6089">
            <text:p text:style-name="Normal">Jets</text:p>
          </table:table-cell>
          <table:table-cell table:style-name="TableCell6090">
            <text:p text:style-name="Normal">Patriots</text:p>
          </table:table-cell>
          <table:table-cell table:style-name="TableCell609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19" draw:style-name="a239" draw:name="Object 120" text:anchor-type="as-char" svg:x="0in" svg:y="0in" svg:width="3.52083in" svg:height="1.25in" style:rel-width="scale" style:rel-height="scale"><draw:object-ole draw:class-id="00020830-0000-0000-C000-000000000046" xlink:href="Object 120" xlink:type="simple" xlink:show="embed" xlink:actuate="onLoad"/><draw:image xlink:href="ObjectReplacements/Object 120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092">This is bold,<text:s/></text:span><text:span text:style-name="T6093">this is italic</text:span>,<text:s/><text:span text:style-name="T6094">and this is bold italic</text:span>. This is normal.<text:s/><text:span text:style-name="InlineStyle">This is in a defined inline style called InlineStyle</text:span>. This is normal.<text:s/><text:span text:style-name="T6095">This is red text.</text:span><text:s/>This is normal.<text:s/></text:p>
      <text:p text:style-name="P609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097">First item of bulleted list.<text:s/></text:p>
        </text:list-item>
        <text:list-item>
          <text:p text:style-name="P6098">Second item of bulleted list.</text:p>
        </text:list-item>
      </text:list>
      <text:p text:style-name="P6099">Second paragraph of second item of bulleted list.<text:s/></text:p>
      <text:list text:style-name="LFO2" text:continue-numbering="true">
        <text:list-item>
          <text:p text:style-name="P6100">Third item of bulleted list.</text:p>
          <text:list text:continue-numbering="true">
            <text:list-item>
              <text:p text:style-name="P6101">First item of third item’s nested list</text:p>
            </text:list-item>
            <text:list-item>
              <text:p text:style-name="P6102">Second item of third item’s nested list</text:p>
            </text:list-item>
          </text:list>
        </text:list-item>
        <text:list-item>
          <text:p text:style-name="P610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104">First item of numbered list.<text:s/></text:p>
        </text:list-item>
        <text:list-item>
          <text:p text:style-name="P6105">Second item of numbered list.</text:p>
        </text:list-item>
      </text:list>
      <text:p text:style-name="P6106">Second paragraph of second item of numbered list.<text:s/></text:p>
      <text:list text:style-name="LFO3" text:continue-numbering="true">
        <text:list-item>
          <text:p text:style-name="P6107">Third item of numbered list.</text:p>
        </text:list-item>
      </text:list>
      <text:p text:style-name="Normal"/>
      <text:p text:style-name="Normal">Here is a BMP picture:</text:p>
      <text:p text:style-name="Normal"><text:span text:style-name="T6108"><draw:frame draw:style-name="a240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109">
        <table:table-columns>
          <table:table-column table:style-name="TableColumn6110"/>
          <table:table-column table:style-name="TableColumn6111"/>
          <table:table-column table:style-name="TableColumn6112"/>
          <table:table-column table:style-name="TableColumn6113"/>
          <table:table-column table:style-name="TableColumn6114"/>
        </table:table-columns>
        <table:table-row table:style-name="TableRow6115">
          <table:table-cell table:style-name="TableCell6116">
            <text:p text:style-name="P6117"/>
          </table:table-cell>
          <table:table-cell table:style-name="TableCell6118" table:number-columns-spanned="2">
            <text:p text:style-name="P6119">New York</text:p>
          </table:table-cell>
          <table:covered-table-cell/>
          <table:table-cell table:style-name="TableCell6120">
            <text:p text:style-name="P6121">Boston</text:p>
          </table:table-cell>
          <table:table-cell table:style-name="TableCell6122">
            <text:p text:style-name="P6123">Detroit</text:p>
          </table:table-cell>
        </table:table-row>
        <table:table-row table:style-name="TableRow6124">
          <table:table-cell table:style-name="TableCell6125">
            <text:p text:style-name="Normal">Baseball</text:p>
          </table:table-cell>
          <table:table-cell table:style-name="TableCell6126">
            <text:p text:style-name="Normal">Mets</text:p>
          </table:table-cell>
          <table:table-cell table:style-name="TableCell6127">
            <text:p text:style-name="Normal">Yankees</text:p>
          </table:table-cell>
          <table:table-cell table:style-name="TableCell6128">
            <text:p text:style-name="Normal">Red Sox</text:p>
          </table:table-cell>
          <table:table-cell table:style-name="TableCell6129">
            <text:p text:style-name="Normal">Tigers</text:p>
          </table:table-cell>
        </table:table-row>
        <table:table-row table:style-name="TableRow6130">
          <table:table-cell table:style-name="TableCell6131">
            <text:p text:style-name="Normal">Hockey</text:p>
          </table:table-cell>
          <table:table-cell table:style-name="TableCell6132">
            <text:p text:style-name="Normal">Rangers</text:p>
          </table:table-cell>
          <table:table-cell table:style-name="TableCell6133">
            <text:p text:style-name="Normal">Islanders</text:p>
          </table:table-cell>
          <table:table-cell table:style-name="TableCell6134">
            <text:p text:style-name="Normal">Bruins</text:p>
          </table:table-cell>
          <table:table-cell table:style-name="TableCell6135">
            <text:p text:style-name="Normal">Red Wings</text:p>
          </table:table-cell>
        </table:table-row>
        <table:table-row table:style-name="TableRow6136">
          <table:table-cell table:style-name="TableCell6137">
            <text:p text:style-name="Normal">Football</text:p>
          </table:table-cell>
          <table:table-cell table:style-name="TableCell6138">
            <text:p text:style-name="Normal">Giants</text:p>
          </table:table-cell>
          <table:table-cell table:style-name="TableCell6139">
            <text:p text:style-name="Normal">Jets</text:p>
          </table:table-cell>
          <table:table-cell table:style-name="TableCell6140">
            <text:p text:style-name="Normal">Patriots</text:p>
          </table:table-cell>
          <table:table-cell table:style-name="TableCell614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20" draw:style-name="a241" draw:name="Object 121" text:anchor-type="as-char" svg:x="0in" svg:y="0in" svg:width="3.52083in" svg:height="1.25in" style:rel-width="scale" style:rel-height="scale"><draw:object-ole draw:class-id="00020830-0000-0000-C000-000000000046" xlink:href="Object 121" xlink:type="simple" xlink:show="embed" xlink:actuate="onLoad"/><draw:image xlink:href="ObjectReplacements/Object 121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142">This is bold,<text:s/></text:span><text:span text:style-name="T6143">this is italic</text:span>,<text:s/><text:span text:style-name="T6144">and this is bold italic</text:span>. This is normal.<text:s/><text:span text:style-name="InlineStyle">This is in a defined inline style called InlineStyle</text:span>. This is normal.<text:s/><text:span text:style-name="T6145">This is red text.</text:span><text:s/>This is normal.<text:s/></text:p>
      <text:p text:style-name="P614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147">First item of bulleted list.<text:s/></text:p>
        </text:list-item>
        <text:list-item>
          <text:p text:style-name="P6148">Second item of bulleted list.</text:p>
        </text:list-item>
      </text:list>
      <text:p text:style-name="P6149">Second paragraph of second item of bulleted list.<text:s/></text:p>
      <text:list text:style-name="LFO2" text:continue-numbering="true">
        <text:list-item>
          <text:p text:style-name="P6150">Third item of bulleted list.</text:p>
          <text:list text:continue-numbering="true">
            <text:list-item>
              <text:p text:style-name="P6151">First item of third item’s nested list</text:p>
            </text:list-item>
            <text:list-item>
              <text:p text:style-name="P6152">Second item of third item’s nested list</text:p>
            </text:list-item>
          </text:list>
        </text:list-item>
        <text:list-item>
          <text:p text:style-name="P615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154">First item of numbered list.<text:s/></text:p>
        </text:list-item>
        <text:list-item>
          <text:p text:style-name="P6155">Second item of numbered list.</text:p>
        </text:list-item>
      </text:list>
      <text:p text:style-name="P6156">Second paragraph of second item of numbered list.<text:s/></text:p>
      <text:list text:style-name="LFO3" text:continue-numbering="true">
        <text:list-item>
          <text:p text:style-name="P6157">Third item of numbered list.</text:p>
        </text:list-item>
      </text:list>
      <text:p text:style-name="Normal"/>
      <text:p text:style-name="Normal">Here is a BMP picture:</text:p>
      <text:p text:style-name="Normal"><text:span text:style-name="T6158"><draw:frame draw:style-name="a242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159">
        <table:table-columns>
          <table:table-column table:style-name="TableColumn6160"/>
          <table:table-column table:style-name="TableColumn6161"/>
          <table:table-column table:style-name="TableColumn6162"/>
          <table:table-column table:style-name="TableColumn6163"/>
          <table:table-column table:style-name="TableColumn6164"/>
        </table:table-columns>
        <table:table-row table:style-name="TableRow6165">
          <table:table-cell table:style-name="TableCell6166">
            <text:p text:style-name="P6167"/>
          </table:table-cell>
          <table:table-cell table:style-name="TableCell6168" table:number-columns-spanned="2">
            <text:p text:style-name="P6169">New York</text:p>
          </table:table-cell>
          <table:covered-table-cell/>
          <table:table-cell table:style-name="TableCell6170">
            <text:p text:style-name="P6171">Boston</text:p>
          </table:table-cell>
          <table:table-cell table:style-name="TableCell6172">
            <text:p text:style-name="P6173">Detroit</text:p>
          </table:table-cell>
        </table:table-row>
        <table:table-row table:style-name="TableRow6174">
          <table:table-cell table:style-name="TableCell6175">
            <text:p text:style-name="Normal">Baseball</text:p>
          </table:table-cell>
          <table:table-cell table:style-name="TableCell6176">
            <text:p text:style-name="Normal">Mets</text:p>
          </table:table-cell>
          <table:table-cell table:style-name="TableCell6177">
            <text:p text:style-name="Normal">Yankees</text:p>
          </table:table-cell>
          <table:table-cell table:style-name="TableCell6178">
            <text:p text:style-name="Normal">Red Sox</text:p>
          </table:table-cell>
          <table:table-cell table:style-name="TableCell6179">
            <text:p text:style-name="Normal">Tigers</text:p>
          </table:table-cell>
        </table:table-row>
        <table:table-row table:style-name="TableRow6180">
          <table:table-cell table:style-name="TableCell6181">
            <text:p text:style-name="Normal">Hockey</text:p>
          </table:table-cell>
          <table:table-cell table:style-name="TableCell6182">
            <text:p text:style-name="Normal">Rangers</text:p>
          </table:table-cell>
          <table:table-cell table:style-name="TableCell6183">
            <text:p text:style-name="Normal">Islanders</text:p>
          </table:table-cell>
          <table:table-cell table:style-name="TableCell6184">
            <text:p text:style-name="Normal">Bruins</text:p>
          </table:table-cell>
          <table:table-cell table:style-name="TableCell6185">
            <text:p text:style-name="Normal">Red Wings</text:p>
          </table:table-cell>
        </table:table-row>
        <table:table-row table:style-name="TableRow6186">
          <table:table-cell table:style-name="TableCell6187">
            <text:p text:style-name="Normal">Football</text:p>
          </table:table-cell>
          <table:table-cell table:style-name="TableCell6188">
            <text:p text:style-name="Normal">Giants</text:p>
          </table:table-cell>
          <table:table-cell table:style-name="TableCell6189">
            <text:p text:style-name="Normal">Jets</text:p>
          </table:table-cell>
          <table:table-cell table:style-name="TableCell6190">
            <text:p text:style-name="Normal">Patriots</text:p>
          </table:table-cell>
          <table:table-cell table:style-name="TableCell619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21" draw:style-name="a243" draw:name="Object 122" text:anchor-type="as-char" svg:x="0in" svg:y="0in" svg:width="3.52083in" svg:height="1.25in" style:rel-width="scale" style:rel-height="scale"><draw:object-ole draw:class-id="00020830-0000-0000-C000-000000000046" xlink:href="Object 122" xlink:type="simple" xlink:show="embed" xlink:actuate="onLoad"/><draw:image xlink:href="ObjectReplacements/Object 122" xlink:type="simple" xlink:show="embed" xlink:actuate="onLoad"/><svg:title/><svg:desc/></draw:frame></text:p>
      <text:p text:style-name="Normal"/>
      <text:p text:style-name="Normal">This concludes our test.</text:p>
      <text:p text:style-name="P6192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193">This is bold,<text:s/></text:span><text:span text:style-name="T6194">this is italic</text:span>,<text:s/><text:span text:style-name="T6195">and this is bold italic</text:span>. This is normal.<text:s/><text:span text:style-name="InlineStyle">This is in a defined inline style called InlineStyle</text:span>. This is normal.<text:s/><text:span text:style-name="T6196">This is red text.</text:span><text:s/>This is normal.<text:s/></text:p>
      <text:p text:style-name="P619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198">First item of bulleted list.<text:s/></text:p>
        </text:list-item>
        <text:list-item>
          <text:p text:style-name="P6199">Second item of bulleted list.</text:p>
        </text:list-item>
      </text:list>
      <text:p text:style-name="P6200">Second paragraph of second item of bulleted list.<text:s/></text:p>
      <text:list text:style-name="LFO2" text:continue-numbering="true">
        <text:list-item>
          <text:p text:style-name="P6201">Third item of bulleted list.</text:p>
          <text:list text:continue-numbering="true">
            <text:list-item>
              <text:p text:style-name="P6202">First item of third item’s nested list</text:p>
            </text:list-item>
            <text:list-item>
              <text:p text:style-name="P6203">Second item of third item’s nested list</text:p>
            </text:list-item>
          </text:list>
        </text:list-item>
        <text:list-item>
          <text:p text:style-name="P620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205">First item of numbered list.<text:s/></text:p>
        </text:list-item>
        <text:list-item>
          <text:p text:style-name="P6206">Second item of numbered list.</text:p>
        </text:list-item>
      </text:list>
      <text:p text:style-name="P6207">Second paragraph of second item of numbered list.<text:s/></text:p>
      <text:list text:style-name="LFO3" text:continue-numbering="true">
        <text:list-item>
          <text:p text:style-name="P6208">Third item of numbered list.</text:p>
        </text:list-item>
      </text:list>
      <text:p text:style-name="Normal"/>
      <text:p text:style-name="Normal">Here is a BMP picture:</text:p>
      <text:p text:style-name="Normal"><text:span text:style-name="T6209"><draw:frame draw:style-name="a244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210">
        <table:table-columns>
          <table:table-column table:style-name="TableColumn6211"/>
          <table:table-column table:style-name="TableColumn6212"/>
          <table:table-column table:style-name="TableColumn6213"/>
          <table:table-column table:style-name="TableColumn6214"/>
          <table:table-column table:style-name="TableColumn6215"/>
        </table:table-columns>
        <table:table-row table:style-name="TableRow6216">
          <table:table-cell table:style-name="TableCell6217">
            <text:p text:style-name="P6218"/>
          </table:table-cell>
          <table:table-cell table:style-name="TableCell6219" table:number-columns-spanned="2">
            <text:p text:style-name="P6220">New York</text:p>
          </table:table-cell>
          <table:covered-table-cell/>
          <table:table-cell table:style-name="TableCell6221">
            <text:p text:style-name="P6222">Boston</text:p>
          </table:table-cell>
          <table:table-cell table:style-name="TableCell6223">
            <text:p text:style-name="P6224">Detroit</text:p>
          </table:table-cell>
        </table:table-row>
        <table:table-row table:style-name="TableRow6225">
          <table:table-cell table:style-name="TableCell6226">
            <text:p text:style-name="Normal">Baseball</text:p>
          </table:table-cell>
          <table:table-cell table:style-name="TableCell6227">
            <text:p text:style-name="Normal">Mets</text:p>
          </table:table-cell>
          <table:table-cell table:style-name="TableCell6228">
            <text:p text:style-name="Normal">Yankees</text:p>
          </table:table-cell>
          <table:table-cell table:style-name="TableCell6229">
            <text:p text:style-name="Normal">Red Sox</text:p>
          </table:table-cell>
          <table:table-cell table:style-name="TableCell6230">
            <text:p text:style-name="Normal">Tigers</text:p>
          </table:table-cell>
        </table:table-row>
        <table:table-row table:style-name="TableRow6231">
          <table:table-cell table:style-name="TableCell6232">
            <text:p text:style-name="Normal">Hockey</text:p>
          </table:table-cell>
          <table:table-cell table:style-name="TableCell6233">
            <text:p text:style-name="Normal">Rangers</text:p>
          </table:table-cell>
          <table:table-cell table:style-name="TableCell6234">
            <text:p text:style-name="Normal">Islanders</text:p>
          </table:table-cell>
          <table:table-cell table:style-name="TableCell6235">
            <text:p text:style-name="Normal">Bruins</text:p>
          </table:table-cell>
          <table:table-cell table:style-name="TableCell6236">
            <text:p text:style-name="Normal">Red Wings</text:p>
          </table:table-cell>
        </table:table-row>
        <table:table-row table:style-name="TableRow6237">
          <table:table-cell table:style-name="TableCell6238">
            <text:p text:style-name="Normal">Football</text:p>
          </table:table-cell>
          <table:table-cell table:style-name="TableCell6239">
            <text:p text:style-name="Normal">Giants</text:p>
          </table:table-cell>
          <table:table-cell table:style-name="TableCell6240">
            <text:p text:style-name="Normal">Jets</text:p>
          </table:table-cell>
          <table:table-cell table:style-name="TableCell6241">
            <text:p text:style-name="Normal">Patriots</text:p>
          </table:table-cell>
          <table:table-cell table:style-name="TableCell624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22" draw:style-name="a245" draw:name="Object 123" text:anchor-type="as-char" svg:x="0in" svg:y="0in" svg:width="3.52083in" svg:height="1.25in" style:rel-width="scale" style:rel-height="scale"><draw:object-ole draw:class-id="00020830-0000-0000-C000-000000000046" xlink:href="Object 123" xlink:type="simple" xlink:show="embed" xlink:actuate="onLoad"/><draw:image xlink:href="ObjectReplacements/Object 123" xlink:type="simple" xlink:show="embed" xlink:actuate="onLoad"/><svg:title/><svg:desc/></draw:frame></text:p>
      <text:p text:style-name="Normal"/>
      <text:p text:style-name="Normal">This concludes our test.</text:p>
      <text:p text:style-name="P624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244">This is bold,<text:s/></text:span><text:span text:style-name="T6245">this is italic</text:span>,<text:s/><text:span text:style-name="T6246">and this is bold italic</text:span>. This is normal.<text:s/><text:span text:style-name="InlineStyle">This is in a defined inline style called InlineStyle</text:span>. This is normal.<text:s/><text:span text:style-name="T6247">This is red text.</text:span><text:s/>This is normal.<text:s/></text:p>
      <text:p text:style-name="P624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249">First item of bulleted list.<text:s/></text:p>
        </text:list-item>
        <text:list-item>
          <text:p text:style-name="P6250">Second item of bulleted list.</text:p>
        </text:list-item>
      </text:list>
      <text:p text:style-name="P6251">Second paragraph of second item of bulleted list.<text:s/></text:p>
      <text:list text:style-name="LFO2" text:continue-numbering="true">
        <text:list-item>
          <text:p text:style-name="P6252">Third item of bulleted list.</text:p>
          <text:list text:continue-numbering="true">
            <text:list-item>
              <text:p text:style-name="P6253">First item of third item’s nested list</text:p>
            </text:list-item>
            <text:list-item>
              <text:p text:style-name="P6254">Second item of third item’s nested list</text:p>
            </text:list-item>
          </text:list>
        </text:list-item>
        <text:list-item>
          <text:p text:style-name="P625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256">First item of numbered list.<text:s/></text:p>
        </text:list-item>
        <text:list-item>
          <text:p text:style-name="P6257">Second item of numbered list.</text:p>
        </text:list-item>
      </text:list>
      <text:p text:style-name="P6258">Second paragraph of second item of numbered list.<text:s/></text:p>
      <text:list text:style-name="LFO3" text:continue-numbering="true">
        <text:list-item>
          <text:p text:style-name="P6259">Third item of numbered list.</text:p>
        </text:list-item>
      </text:list>
      <text:p text:style-name="Normal"/>
      <text:p text:style-name="Normal">Here is a BMP picture:</text:p>
      <text:p text:style-name="Normal"><text:span text:style-name="T6260"><draw:frame draw:style-name="a246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261">
        <table:table-columns>
          <table:table-column table:style-name="TableColumn6262"/>
          <table:table-column table:style-name="TableColumn6263"/>
          <table:table-column table:style-name="TableColumn6264"/>
          <table:table-column table:style-name="TableColumn6265"/>
          <table:table-column table:style-name="TableColumn6266"/>
        </table:table-columns>
        <table:table-row table:style-name="TableRow6267">
          <table:table-cell table:style-name="TableCell6268">
            <text:p text:style-name="P6269"/>
          </table:table-cell>
          <table:table-cell table:style-name="TableCell6270" table:number-columns-spanned="2">
            <text:p text:style-name="P6271">New York</text:p>
          </table:table-cell>
          <table:covered-table-cell/>
          <table:table-cell table:style-name="TableCell6272">
            <text:p text:style-name="P6273">Boston</text:p>
          </table:table-cell>
          <table:table-cell table:style-name="TableCell6274">
            <text:p text:style-name="P6275">Detroit</text:p>
          </table:table-cell>
        </table:table-row>
        <table:table-row table:style-name="TableRow6276">
          <table:table-cell table:style-name="TableCell6277">
            <text:p text:style-name="Normal">Baseball</text:p>
          </table:table-cell>
          <table:table-cell table:style-name="TableCell6278">
            <text:p text:style-name="Normal">Mets</text:p>
          </table:table-cell>
          <table:table-cell table:style-name="TableCell6279">
            <text:p text:style-name="Normal">Yankees</text:p>
          </table:table-cell>
          <table:table-cell table:style-name="TableCell6280">
            <text:p text:style-name="Normal">Red Sox</text:p>
          </table:table-cell>
          <table:table-cell table:style-name="TableCell6281">
            <text:p text:style-name="Normal">Tigers</text:p>
          </table:table-cell>
        </table:table-row>
        <table:table-row table:style-name="TableRow6282">
          <table:table-cell table:style-name="TableCell6283">
            <text:p text:style-name="Normal">Hockey</text:p>
          </table:table-cell>
          <table:table-cell table:style-name="TableCell6284">
            <text:p text:style-name="Normal">Rangers</text:p>
          </table:table-cell>
          <table:table-cell table:style-name="TableCell6285">
            <text:p text:style-name="Normal">Islanders</text:p>
          </table:table-cell>
          <table:table-cell table:style-name="TableCell6286">
            <text:p text:style-name="Normal">Bruins</text:p>
          </table:table-cell>
          <table:table-cell table:style-name="TableCell6287">
            <text:p text:style-name="Normal">Red Wings</text:p>
          </table:table-cell>
        </table:table-row>
        <table:table-row table:style-name="TableRow6288">
          <table:table-cell table:style-name="TableCell6289">
            <text:p text:style-name="Normal">Football</text:p>
          </table:table-cell>
          <table:table-cell table:style-name="TableCell6290">
            <text:p text:style-name="Normal">Giants</text:p>
          </table:table-cell>
          <table:table-cell table:style-name="TableCell6291">
            <text:p text:style-name="Normal">Jets</text:p>
          </table:table-cell>
          <table:table-cell table:style-name="TableCell6292">
            <text:p text:style-name="Normal">Patriots</text:p>
          </table:table-cell>
          <table:table-cell table:style-name="TableCell629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23" draw:style-name="a247" draw:name="Object 124" text:anchor-type="as-char" svg:x="0in" svg:y="0in" svg:width="3.52083in" svg:height="1.25in" style:rel-width="scale" style:rel-height="scale"><draw:object-ole draw:class-id="00020830-0000-0000-C000-000000000046" xlink:href="Object 124" xlink:type="simple" xlink:show="embed" xlink:actuate="onLoad"/><draw:image xlink:href="ObjectReplacements/Object 124" xlink:type="simple" xlink:show="embed" xlink:actuate="onLoad"/><svg:title/><svg:desc/></draw:frame></text:p>
      <text:p text:style-name="Normal"/>
      <text:p text:style-name="Normal">This concludes our test.</text:p>
      <text:p text:style-name="P629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295">This is bold,<text:s/></text:span><text:span text:style-name="T6296">this is italic</text:span>,<text:s/><text:span text:style-name="T6297">and this is bold italic</text:span>. This is normal.<text:s/><text:span text:style-name="InlineStyle">This is in a defined inline style called InlineStyle</text:span>. This is normal.<text:s/><text:span text:style-name="T6298">This is red text.</text:span><text:s/>This is normal.<text:s/></text:p>
      <text:p text:style-name="P629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300">First item of bulleted list.<text:s/></text:p>
        </text:list-item>
        <text:list-item>
          <text:p text:style-name="P6301">Second item of bulleted list.</text:p>
        </text:list-item>
      </text:list>
      <text:p text:style-name="P6302">Second paragraph of second item of bulleted list.<text:s/></text:p>
      <text:list text:style-name="LFO2" text:continue-numbering="true">
        <text:list-item>
          <text:p text:style-name="P6303">Third item of bulleted list.</text:p>
          <text:list text:continue-numbering="true">
            <text:list-item>
              <text:p text:style-name="P6304">First item of third item’s nested list</text:p>
            </text:list-item>
            <text:list-item>
              <text:p text:style-name="P6305">Second item of third item’s nested list</text:p>
            </text:list-item>
          </text:list>
        </text:list-item>
        <text:list-item>
          <text:p text:style-name="P630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307">First item of numbered list.<text:s/></text:p>
        </text:list-item>
        <text:list-item>
          <text:p text:style-name="P6308">Second item of numbered list.</text:p>
        </text:list-item>
      </text:list>
      <text:p text:style-name="P6309">Second paragraph of second item of numbered list.<text:s/></text:p>
      <text:list text:style-name="LFO3" text:continue-numbering="true">
        <text:list-item>
          <text:p text:style-name="P6310">Third item of numbered list.</text:p>
        </text:list-item>
      </text:list>
      <text:p text:style-name="Normal"/>
      <text:p text:style-name="Normal">Here is a BMP picture:</text:p>
      <text:p text:style-name="Normal"><text:span text:style-name="T6311"><draw:frame draw:style-name="a248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312">
        <table:table-columns>
          <table:table-column table:style-name="TableColumn6313"/>
          <table:table-column table:style-name="TableColumn6314"/>
          <table:table-column table:style-name="TableColumn6315"/>
          <table:table-column table:style-name="TableColumn6316"/>
          <table:table-column table:style-name="TableColumn6317"/>
        </table:table-columns>
        <table:table-row table:style-name="TableRow6318">
          <table:table-cell table:style-name="TableCell6319">
            <text:p text:style-name="P6320"/>
          </table:table-cell>
          <table:table-cell table:style-name="TableCell6321" table:number-columns-spanned="2">
            <text:p text:style-name="P6322">New York</text:p>
          </table:table-cell>
          <table:covered-table-cell/>
          <table:table-cell table:style-name="TableCell6323">
            <text:p text:style-name="P6324">Boston</text:p>
          </table:table-cell>
          <table:table-cell table:style-name="TableCell6325">
            <text:p text:style-name="P6326">Detroit</text:p>
          </table:table-cell>
        </table:table-row>
        <table:table-row table:style-name="TableRow6327">
          <table:table-cell table:style-name="TableCell6328">
            <text:p text:style-name="Normal">Baseball</text:p>
          </table:table-cell>
          <table:table-cell table:style-name="TableCell6329">
            <text:p text:style-name="Normal">Mets</text:p>
          </table:table-cell>
          <table:table-cell table:style-name="TableCell6330">
            <text:p text:style-name="Normal">Yankees</text:p>
          </table:table-cell>
          <table:table-cell table:style-name="TableCell6331">
            <text:p text:style-name="Normal">Red Sox</text:p>
          </table:table-cell>
          <table:table-cell table:style-name="TableCell6332">
            <text:p text:style-name="Normal">Tigers</text:p>
          </table:table-cell>
        </table:table-row>
        <table:table-row table:style-name="TableRow6333">
          <table:table-cell table:style-name="TableCell6334">
            <text:p text:style-name="Normal">Hockey</text:p>
          </table:table-cell>
          <table:table-cell table:style-name="TableCell6335">
            <text:p text:style-name="Normal">Rangers</text:p>
          </table:table-cell>
          <table:table-cell table:style-name="TableCell6336">
            <text:p text:style-name="Normal">Islanders</text:p>
          </table:table-cell>
          <table:table-cell table:style-name="TableCell6337">
            <text:p text:style-name="Normal">Bruins</text:p>
          </table:table-cell>
          <table:table-cell table:style-name="TableCell6338">
            <text:p text:style-name="Normal">Red Wings</text:p>
          </table:table-cell>
        </table:table-row>
        <table:table-row table:style-name="TableRow6339">
          <table:table-cell table:style-name="TableCell6340">
            <text:p text:style-name="Normal">Football</text:p>
          </table:table-cell>
          <table:table-cell table:style-name="TableCell6341">
            <text:p text:style-name="Normal">Giants</text:p>
          </table:table-cell>
          <table:table-cell table:style-name="TableCell6342">
            <text:p text:style-name="Normal">Jets</text:p>
          </table:table-cell>
          <table:table-cell table:style-name="TableCell6343">
            <text:p text:style-name="Normal">Patriots</text:p>
          </table:table-cell>
          <table:table-cell table:style-name="TableCell634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24" draw:style-name="a249" draw:name="Object 125" text:anchor-type="as-char" svg:x="0in" svg:y="0in" svg:width="3.52083in" svg:height="1.25in" style:rel-width="scale" style:rel-height="scale"><draw:object-ole draw:class-id="00020830-0000-0000-C000-000000000046" xlink:href="Object 125" xlink:type="simple" xlink:show="embed" xlink:actuate="onLoad"/><draw:image xlink:href="ObjectReplacements/Object 125" xlink:type="simple" xlink:show="embed" xlink:actuate="onLoad"/><svg:title/><svg:desc/></draw:frame></text:p>
      <text:p text:style-name="Normal"/>
      <text:p text:style-name="Normal">This concludes our test.</text:p>
      <text:p text:style-name="P634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346">This is bold,<text:s/></text:span><text:span text:style-name="T6347">this is italic</text:span>,<text:s/><text:span text:style-name="T6348">and this is bold italic</text:span>. This is normal.<text:s/><text:span text:style-name="InlineStyle">This is in a defined inline style called InlineStyle</text:span>. This is normal.<text:s/><text:span text:style-name="T6349">This is red text.</text:span><text:s/>This is normal.<text:s/></text:p>
      <text:p text:style-name="P635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351">First item of bulleted list.<text:s/></text:p>
        </text:list-item>
        <text:list-item>
          <text:p text:style-name="P6352">Second item of bulleted list.</text:p>
        </text:list-item>
      </text:list>
      <text:p text:style-name="P6353">Second paragraph of second item of bulleted list.<text:s/></text:p>
      <text:list text:style-name="LFO2" text:continue-numbering="true">
        <text:list-item>
          <text:p text:style-name="P6354">Third item of bulleted list.</text:p>
          <text:list text:continue-numbering="true">
            <text:list-item>
              <text:p text:style-name="P6355">First item of third item’s nested list</text:p>
            </text:list-item>
            <text:list-item>
              <text:p text:style-name="P6356">Second item of third item’s nested list</text:p>
            </text:list-item>
          </text:list>
        </text:list-item>
        <text:list-item>
          <text:p text:style-name="P635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358">First item of numbered list.<text:s/></text:p>
        </text:list-item>
        <text:list-item>
          <text:p text:style-name="P6359">Second item of numbered list.</text:p>
        </text:list-item>
      </text:list>
      <text:p text:style-name="P6360">Second paragraph of second item of numbered list.<text:s/></text:p>
      <text:list text:style-name="LFO3" text:continue-numbering="true">
        <text:list-item>
          <text:p text:style-name="P6361">Third item of numbered list.</text:p>
        </text:list-item>
      </text:list>
      <text:p text:style-name="Normal"/>
      <text:p text:style-name="Normal">Here is a BMP picture:</text:p>
      <text:p text:style-name="Normal"><text:span text:style-name="T6362"><draw:frame draw:style-name="a250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363">
        <table:table-columns>
          <table:table-column table:style-name="TableColumn6364"/>
          <table:table-column table:style-name="TableColumn6365"/>
          <table:table-column table:style-name="TableColumn6366"/>
          <table:table-column table:style-name="TableColumn6367"/>
          <table:table-column table:style-name="TableColumn6368"/>
        </table:table-columns>
        <table:table-row table:style-name="TableRow6369">
          <table:table-cell table:style-name="TableCell6370">
            <text:p text:style-name="P6371"/>
          </table:table-cell>
          <table:table-cell table:style-name="TableCell6372" table:number-columns-spanned="2">
            <text:p text:style-name="P6373">New York</text:p>
          </table:table-cell>
          <table:covered-table-cell/>
          <table:table-cell table:style-name="TableCell6374">
            <text:p text:style-name="P6375">Boston</text:p>
          </table:table-cell>
          <table:table-cell table:style-name="TableCell6376">
            <text:p text:style-name="P6377">Detroit</text:p>
          </table:table-cell>
        </table:table-row>
        <table:table-row table:style-name="TableRow6378">
          <table:table-cell table:style-name="TableCell6379">
            <text:p text:style-name="Normal">Baseball</text:p>
          </table:table-cell>
          <table:table-cell table:style-name="TableCell6380">
            <text:p text:style-name="Normal">Mets</text:p>
          </table:table-cell>
          <table:table-cell table:style-name="TableCell6381">
            <text:p text:style-name="Normal">Yankees</text:p>
          </table:table-cell>
          <table:table-cell table:style-name="TableCell6382">
            <text:p text:style-name="Normal">Red Sox</text:p>
          </table:table-cell>
          <table:table-cell table:style-name="TableCell6383">
            <text:p text:style-name="Normal">Tigers</text:p>
          </table:table-cell>
        </table:table-row>
        <table:table-row table:style-name="TableRow6384">
          <table:table-cell table:style-name="TableCell6385">
            <text:p text:style-name="Normal">Hockey</text:p>
          </table:table-cell>
          <table:table-cell table:style-name="TableCell6386">
            <text:p text:style-name="Normal">Rangers</text:p>
          </table:table-cell>
          <table:table-cell table:style-name="TableCell6387">
            <text:p text:style-name="Normal">Islanders</text:p>
          </table:table-cell>
          <table:table-cell table:style-name="TableCell6388">
            <text:p text:style-name="Normal">Bruins</text:p>
          </table:table-cell>
          <table:table-cell table:style-name="TableCell6389">
            <text:p text:style-name="Normal">Red Wings</text:p>
          </table:table-cell>
        </table:table-row>
        <table:table-row table:style-name="TableRow6390">
          <table:table-cell table:style-name="TableCell6391">
            <text:p text:style-name="Normal">Football</text:p>
          </table:table-cell>
          <table:table-cell table:style-name="TableCell6392">
            <text:p text:style-name="Normal">Giants</text:p>
          </table:table-cell>
          <table:table-cell table:style-name="TableCell6393">
            <text:p text:style-name="Normal">Jets</text:p>
          </table:table-cell>
          <table:table-cell table:style-name="TableCell6394">
            <text:p text:style-name="Normal">Patriots</text:p>
          </table:table-cell>
          <table:table-cell table:style-name="TableCell639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25" draw:style-name="a251" draw:name="Object 126" text:anchor-type="as-char" svg:x="0in" svg:y="0in" svg:width="3.52083in" svg:height="1.25in" style:rel-width="scale" style:rel-height="scale"><draw:object-ole draw:class-id="00020830-0000-0000-C000-000000000046" xlink:href="Object 126" xlink:type="simple" xlink:show="embed" xlink:actuate="onLoad"/><draw:image xlink:href="ObjectReplacements/Object 126" xlink:type="simple" xlink:show="embed" xlink:actuate="onLoad"/><svg:title/><svg:desc/></draw:frame></text:p>
      <text:p text:style-name="Normal"/>
      <text:p text:style-name="Normal">This concludes our test.</text:p>
      <text:p text:style-name="P6396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397">This is bold,<text:s/></text:span><text:span text:style-name="T6398">this is italic</text:span>,<text:s/><text:span text:style-name="T6399">and this is bold italic</text:span>. This is normal.<text:s/><text:span text:style-name="InlineStyle">This is in a defined inline style called InlineStyle</text:span>. This is normal.<text:s/><text:span text:style-name="T6400">This is red text.</text:span><text:s/>This is normal.<text:s/></text:p>
      <text:p text:style-name="P640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402">First item of bulleted list.<text:s/></text:p>
        </text:list-item>
        <text:list-item>
          <text:p text:style-name="P6403">Second item of bulleted list.</text:p>
        </text:list-item>
      </text:list>
      <text:p text:style-name="P6404">Second paragraph of second item of bulleted list.<text:s/></text:p>
      <text:list text:style-name="LFO2" text:continue-numbering="true">
        <text:list-item>
          <text:p text:style-name="P6405">Third item of bulleted list.</text:p>
          <text:list text:continue-numbering="true">
            <text:list-item>
              <text:p text:style-name="P6406">First item of third item’s nested list</text:p>
            </text:list-item>
            <text:list-item>
              <text:p text:style-name="P6407">Second item of third item’s nested list</text:p>
            </text:list-item>
          </text:list>
        </text:list-item>
        <text:list-item>
          <text:p text:style-name="P640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409">First item of numbered list.<text:s/></text:p>
        </text:list-item>
        <text:list-item>
          <text:p text:style-name="P6410">Second item of numbered list.</text:p>
        </text:list-item>
      </text:list>
      <text:p text:style-name="P6411">Second paragraph of second item of numbered list.<text:s/></text:p>
      <text:list text:style-name="LFO3" text:continue-numbering="true">
        <text:list-item>
          <text:p text:style-name="P6412">Third item of numbered list.</text:p>
        </text:list-item>
      </text:list>
      <text:p text:style-name="Normal"/>
      <text:p text:style-name="Normal">Here is a BMP picture:</text:p>
      <text:p text:style-name="Normal"><text:span text:style-name="T6413"><draw:frame draw:style-name="a252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414">
        <table:table-columns>
          <table:table-column table:style-name="TableColumn6415"/>
          <table:table-column table:style-name="TableColumn6416"/>
          <table:table-column table:style-name="TableColumn6417"/>
          <table:table-column table:style-name="TableColumn6418"/>
          <table:table-column table:style-name="TableColumn6419"/>
        </table:table-columns>
        <table:table-row table:style-name="TableRow6420">
          <table:table-cell table:style-name="TableCell6421">
            <text:p text:style-name="P6422"/>
          </table:table-cell>
          <table:table-cell table:style-name="TableCell6423" table:number-columns-spanned="2">
            <text:p text:style-name="P6424">New York</text:p>
          </table:table-cell>
          <table:covered-table-cell/>
          <table:table-cell table:style-name="TableCell6425">
            <text:p text:style-name="P6426">Boston</text:p>
          </table:table-cell>
          <table:table-cell table:style-name="TableCell6427">
            <text:p text:style-name="P6428">Detroit</text:p>
          </table:table-cell>
        </table:table-row>
        <table:table-row table:style-name="TableRow6429">
          <table:table-cell table:style-name="TableCell6430">
            <text:p text:style-name="Normal">Baseball</text:p>
          </table:table-cell>
          <table:table-cell table:style-name="TableCell6431">
            <text:p text:style-name="Normal">Mets</text:p>
          </table:table-cell>
          <table:table-cell table:style-name="TableCell6432">
            <text:p text:style-name="Normal">Yankees</text:p>
          </table:table-cell>
          <table:table-cell table:style-name="TableCell6433">
            <text:p text:style-name="Normal">Red Sox</text:p>
          </table:table-cell>
          <table:table-cell table:style-name="TableCell6434">
            <text:p text:style-name="Normal">Tigers</text:p>
          </table:table-cell>
        </table:table-row>
        <table:table-row table:style-name="TableRow6435">
          <table:table-cell table:style-name="TableCell6436">
            <text:p text:style-name="Normal">Hockey</text:p>
          </table:table-cell>
          <table:table-cell table:style-name="TableCell6437">
            <text:p text:style-name="Normal">Rangers</text:p>
          </table:table-cell>
          <table:table-cell table:style-name="TableCell6438">
            <text:p text:style-name="Normal">Islanders</text:p>
          </table:table-cell>
          <table:table-cell table:style-name="TableCell6439">
            <text:p text:style-name="Normal">Bruins</text:p>
          </table:table-cell>
          <table:table-cell table:style-name="TableCell6440">
            <text:p text:style-name="Normal">Red Wings</text:p>
          </table:table-cell>
        </table:table-row>
        <table:table-row table:style-name="TableRow6441">
          <table:table-cell table:style-name="TableCell6442">
            <text:p text:style-name="Normal">Football</text:p>
          </table:table-cell>
          <table:table-cell table:style-name="TableCell6443">
            <text:p text:style-name="Normal">Giants</text:p>
          </table:table-cell>
          <table:table-cell table:style-name="TableCell6444">
            <text:p text:style-name="Normal">Jets</text:p>
          </table:table-cell>
          <table:table-cell table:style-name="TableCell6445">
            <text:p text:style-name="Normal">Patriots</text:p>
          </table:table-cell>
          <table:table-cell table:style-name="TableCell644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26" draw:style-name="a253" draw:name="Object 127" text:anchor-type="as-char" svg:x="0in" svg:y="0in" svg:width="3.52083in" svg:height="1.25in" style:rel-width="scale" style:rel-height="scale"><draw:object-ole draw:class-id="00020830-0000-0000-C000-000000000046" xlink:href="Object 127" xlink:type="simple" xlink:show="embed" xlink:actuate="onLoad"/><draw:image xlink:href="ObjectReplacements/Object 127" xlink:type="simple" xlink:show="embed" xlink:actuate="onLoad"/><svg:title/><svg:desc/></draw:frame></text:p>
      <text:p text:style-name="Normal"/>
      <text:p text:style-name="Normal">This concludes our test.</text:p>
      <text:p text:style-name="P644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448">This is bold,<text:s/></text:span><text:span text:style-name="T6449">this is italic</text:span>,<text:s/><text:span text:style-name="T6450">and this is bold italic</text:span>. This is normal.<text:s/><text:span text:style-name="InlineStyle">This is in a defined inline style called InlineStyle</text:span>. This is normal.<text:s/><text:span text:style-name="T6451">This is red text.</text:span><text:s/>This is normal.<text:s/></text:p>
      <text:p text:style-name="P645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453">First item of bulleted list.<text:s/></text:p>
        </text:list-item>
        <text:list-item>
          <text:p text:style-name="P6454">Second item of bulleted list.</text:p>
        </text:list-item>
      </text:list>
      <text:p text:style-name="P6455">Second paragraph of second item of bulleted list.<text:s/></text:p>
      <text:list text:style-name="LFO2" text:continue-numbering="true">
        <text:list-item>
          <text:p text:style-name="P6456">Third item of bulleted list.</text:p>
          <text:list text:continue-numbering="true">
            <text:list-item>
              <text:p text:style-name="P6457">First item of third item’s nested list</text:p>
            </text:list-item>
            <text:list-item>
              <text:p text:style-name="P6458">Second item of third item’s nested list</text:p>
            </text:list-item>
          </text:list>
        </text:list-item>
        <text:list-item>
          <text:p text:style-name="P645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460">First item of numbered list.<text:s/></text:p>
        </text:list-item>
        <text:list-item>
          <text:p text:style-name="P6461">Second item of numbered list.</text:p>
        </text:list-item>
      </text:list>
      <text:p text:style-name="P6462">Second paragraph of second item of numbered list.<text:s/></text:p>
      <text:list text:style-name="LFO3" text:continue-numbering="true">
        <text:list-item>
          <text:p text:style-name="P6463">Third item of numbered list.</text:p>
        </text:list-item>
      </text:list>
      <text:p text:style-name="Normal"/>
      <text:p text:style-name="Normal">Here is a BMP picture:</text:p>
      <text:p text:style-name="Normal"><text:span text:style-name="T6464"><draw:frame draw:style-name="a254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465">
        <table:table-columns>
          <table:table-column table:style-name="TableColumn6466"/>
          <table:table-column table:style-name="TableColumn6467"/>
          <table:table-column table:style-name="TableColumn6468"/>
          <table:table-column table:style-name="TableColumn6469"/>
          <table:table-column table:style-name="TableColumn6470"/>
        </table:table-columns>
        <table:table-row table:style-name="TableRow6471">
          <table:table-cell table:style-name="TableCell6472">
            <text:p text:style-name="P6473"/>
          </table:table-cell>
          <table:table-cell table:style-name="TableCell6474" table:number-columns-spanned="2">
            <text:p text:style-name="P6475">New York</text:p>
          </table:table-cell>
          <table:covered-table-cell/>
          <table:table-cell table:style-name="TableCell6476">
            <text:p text:style-name="P6477">Boston</text:p>
          </table:table-cell>
          <table:table-cell table:style-name="TableCell6478">
            <text:p text:style-name="P6479">Detroit</text:p>
          </table:table-cell>
        </table:table-row>
        <table:table-row table:style-name="TableRow6480">
          <table:table-cell table:style-name="TableCell6481">
            <text:p text:style-name="Normal">Baseball</text:p>
          </table:table-cell>
          <table:table-cell table:style-name="TableCell6482">
            <text:p text:style-name="Normal">Mets</text:p>
          </table:table-cell>
          <table:table-cell table:style-name="TableCell6483">
            <text:p text:style-name="Normal">Yankees</text:p>
          </table:table-cell>
          <table:table-cell table:style-name="TableCell6484">
            <text:p text:style-name="Normal">Red Sox</text:p>
          </table:table-cell>
          <table:table-cell table:style-name="TableCell6485">
            <text:p text:style-name="Normal">Tigers</text:p>
          </table:table-cell>
        </table:table-row>
        <table:table-row table:style-name="TableRow6486">
          <table:table-cell table:style-name="TableCell6487">
            <text:p text:style-name="Normal">Hockey</text:p>
          </table:table-cell>
          <table:table-cell table:style-name="TableCell6488">
            <text:p text:style-name="Normal">Rangers</text:p>
          </table:table-cell>
          <table:table-cell table:style-name="TableCell6489">
            <text:p text:style-name="Normal">Islanders</text:p>
          </table:table-cell>
          <table:table-cell table:style-name="TableCell6490">
            <text:p text:style-name="Normal">Bruins</text:p>
          </table:table-cell>
          <table:table-cell table:style-name="TableCell6491">
            <text:p text:style-name="Normal">Red Wings</text:p>
          </table:table-cell>
        </table:table-row>
        <table:table-row table:style-name="TableRow6492">
          <table:table-cell table:style-name="TableCell6493">
            <text:p text:style-name="Normal">Football</text:p>
          </table:table-cell>
          <table:table-cell table:style-name="TableCell6494">
            <text:p text:style-name="Normal">Giants</text:p>
          </table:table-cell>
          <table:table-cell table:style-name="TableCell6495">
            <text:p text:style-name="Normal">Jets</text:p>
          </table:table-cell>
          <table:table-cell table:style-name="TableCell6496">
            <text:p text:style-name="Normal">Patriots</text:p>
          </table:table-cell>
          <table:table-cell table:style-name="TableCell649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27" draw:style-name="a255" draw:name="Object 128" text:anchor-type="as-char" svg:x="0in" svg:y="0in" svg:width="3.52083in" svg:height="1.25in" style:rel-width="scale" style:rel-height="scale"><draw:object-ole draw:class-id="00020830-0000-0000-C000-000000000046" xlink:href="Object 128" xlink:type="simple" xlink:show="embed" xlink:actuate="onLoad"/><draw:image xlink:href="ObjectReplacements/Object 128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498">This is bold,<text:s/></text:span><text:span text:style-name="T6499">this is italic</text:span>,<text:s/><text:span text:style-name="T6500">and this is bold italic</text:span>. This is normal.<text:s/><text:span text:style-name="InlineStyle">This is in a defined inline style called InlineStyle</text:span>. This is normal.<text:s/><text:span text:style-name="T6501">This is red text.</text:span><text:s/>This is normal.<text:s/></text:p>
      <text:p text:style-name="P650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503">First item of bulleted list.<text:s/></text:p>
        </text:list-item>
        <text:list-item>
          <text:p text:style-name="P6504">Second item of bulleted list.</text:p>
        </text:list-item>
      </text:list>
      <text:p text:style-name="P6505">Second paragraph of second item of bulleted list.<text:s/></text:p>
      <text:list text:style-name="LFO2" text:continue-numbering="true">
        <text:list-item>
          <text:p text:style-name="P6506">Third item of bulleted list.</text:p>
          <text:list text:continue-numbering="true">
            <text:list-item>
              <text:p text:style-name="P6507">First item of third item’s nested list</text:p>
            </text:list-item>
            <text:list-item>
              <text:p text:style-name="P6508">Second item of third item’s nested list</text:p>
            </text:list-item>
          </text:list>
        </text:list-item>
        <text:list-item>
          <text:p text:style-name="P650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510">First item of numbered list.<text:s/></text:p>
        </text:list-item>
        <text:list-item>
          <text:p text:style-name="P6511">Second item of numbered list.</text:p>
        </text:list-item>
      </text:list>
      <text:p text:style-name="P6512">Second paragraph of second item of numbered list.<text:s/></text:p>
      <text:list text:style-name="LFO3" text:continue-numbering="true">
        <text:list-item>
          <text:p text:style-name="P6513">Third item of numbered list.</text:p>
        </text:list-item>
      </text:list>
      <text:p text:style-name="Normal"/>
      <text:p text:style-name="Normal">Here is a BMP picture:</text:p>
      <text:p text:style-name="Normal"><text:span text:style-name="T6514"><draw:frame draw:style-name="a256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515">
        <table:table-columns>
          <table:table-column table:style-name="TableColumn6516"/>
          <table:table-column table:style-name="TableColumn6517"/>
          <table:table-column table:style-name="TableColumn6518"/>
          <table:table-column table:style-name="TableColumn6519"/>
          <table:table-column table:style-name="TableColumn6520"/>
        </table:table-columns>
        <table:table-row table:style-name="TableRow6521">
          <table:table-cell table:style-name="TableCell6522">
            <text:p text:style-name="P6523"/>
          </table:table-cell>
          <table:table-cell table:style-name="TableCell6524" table:number-columns-spanned="2">
            <text:p text:style-name="P6525">New York</text:p>
          </table:table-cell>
          <table:covered-table-cell/>
          <table:table-cell table:style-name="TableCell6526">
            <text:p text:style-name="P6527">Boston</text:p>
          </table:table-cell>
          <table:table-cell table:style-name="TableCell6528">
            <text:p text:style-name="P6529">Detroit</text:p>
          </table:table-cell>
        </table:table-row>
        <table:table-row table:style-name="TableRow6530">
          <table:table-cell table:style-name="TableCell6531">
            <text:p text:style-name="Normal">Baseball</text:p>
          </table:table-cell>
          <table:table-cell table:style-name="TableCell6532">
            <text:p text:style-name="Normal">Mets</text:p>
          </table:table-cell>
          <table:table-cell table:style-name="TableCell6533">
            <text:p text:style-name="Normal">Yankees</text:p>
          </table:table-cell>
          <table:table-cell table:style-name="TableCell6534">
            <text:p text:style-name="Normal">Red Sox</text:p>
          </table:table-cell>
          <table:table-cell table:style-name="TableCell6535">
            <text:p text:style-name="Normal">Tigers</text:p>
          </table:table-cell>
        </table:table-row>
        <table:table-row table:style-name="TableRow6536">
          <table:table-cell table:style-name="TableCell6537">
            <text:p text:style-name="Normal">Hockey</text:p>
          </table:table-cell>
          <table:table-cell table:style-name="TableCell6538">
            <text:p text:style-name="Normal">Rangers</text:p>
          </table:table-cell>
          <table:table-cell table:style-name="TableCell6539">
            <text:p text:style-name="Normal">Islanders</text:p>
          </table:table-cell>
          <table:table-cell table:style-name="TableCell6540">
            <text:p text:style-name="Normal">Bruins</text:p>
          </table:table-cell>
          <table:table-cell table:style-name="TableCell6541">
            <text:p text:style-name="Normal">Red Wings</text:p>
          </table:table-cell>
        </table:table-row>
        <table:table-row table:style-name="TableRow6542">
          <table:table-cell table:style-name="TableCell6543">
            <text:p text:style-name="Normal">Football</text:p>
          </table:table-cell>
          <table:table-cell table:style-name="TableCell6544">
            <text:p text:style-name="Normal">Giants</text:p>
          </table:table-cell>
          <table:table-cell table:style-name="TableCell6545">
            <text:p text:style-name="Normal">Jets</text:p>
          </table:table-cell>
          <table:table-cell table:style-name="TableCell6546">
            <text:p text:style-name="Normal">Patriots</text:p>
          </table:table-cell>
          <table:table-cell table:style-name="TableCell654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28" draw:style-name="a257" draw:name="Object 129" text:anchor-type="as-char" svg:x="0in" svg:y="0in" svg:width="3.52083in" svg:height="1.25in" style:rel-width="scale" style:rel-height="scale"><draw:object-ole draw:class-id="00020830-0000-0000-C000-000000000046" xlink:href="Object 129" xlink:type="simple" xlink:show="embed" xlink:actuate="onLoad"/><draw:image xlink:href="ObjectReplacements/Object 129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548">This is bold,<text:s/></text:span><text:span text:style-name="T6549">this is italic</text:span>,<text:s/><text:span text:style-name="T6550">and this is bold italic</text:span>. This is normal.<text:s/><text:span text:style-name="InlineStyle">This is in a defined inline style called InlineStyle</text:span>. This is normal.<text:s/><text:span text:style-name="T6551">This is red text.</text:span><text:s/>This is normal.<text:s/></text:p>
      <text:p text:style-name="P655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553">First item of bulleted list.<text:s/></text:p>
        </text:list-item>
        <text:list-item>
          <text:p text:style-name="P6554">Second item of bulleted list.</text:p>
        </text:list-item>
      </text:list>
      <text:p text:style-name="P6555">Second paragraph of second item of bulleted list.<text:s/></text:p>
      <text:list text:style-name="LFO2" text:continue-numbering="true">
        <text:list-item>
          <text:p text:style-name="P6556">Third item of bulleted list.</text:p>
          <text:list text:continue-numbering="true">
            <text:list-item>
              <text:p text:style-name="P6557">First item of third item’s nested list</text:p>
            </text:list-item>
            <text:list-item>
              <text:p text:style-name="P6558">Second item of third item’s nested list</text:p>
            </text:list-item>
          </text:list>
        </text:list-item>
        <text:list-item>
          <text:p text:style-name="P655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560">First item of numbered list.<text:s/></text:p>
        </text:list-item>
        <text:list-item>
          <text:p text:style-name="P6561">Second item of numbered list.</text:p>
        </text:list-item>
      </text:list>
      <text:p text:style-name="P6562">Second paragraph of second item of numbered list.<text:s/></text:p>
      <text:list text:style-name="LFO3" text:continue-numbering="true">
        <text:list-item>
          <text:p text:style-name="P6563">Third item of numbered list.</text:p>
        </text:list-item>
      </text:list>
      <text:p text:style-name="Normal"/>
      <text:p text:style-name="Normal">Here is a BMP picture:</text:p>
      <text:p text:style-name="Normal"><text:span text:style-name="T6564"><draw:frame draw:style-name="a258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565">
        <table:table-columns>
          <table:table-column table:style-name="TableColumn6566"/>
          <table:table-column table:style-name="TableColumn6567"/>
          <table:table-column table:style-name="TableColumn6568"/>
          <table:table-column table:style-name="TableColumn6569"/>
          <table:table-column table:style-name="TableColumn6570"/>
        </table:table-columns>
        <table:table-row table:style-name="TableRow6571">
          <table:table-cell table:style-name="TableCell6572">
            <text:p text:style-name="P6573"/>
          </table:table-cell>
          <table:table-cell table:style-name="TableCell6574" table:number-columns-spanned="2">
            <text:p text:style-name="P6575">New York</text:p>
          </table:table-cell>
          <table:covered-table-cell/>
          <table:table-cell table:style-name="TableCell6576">
            <text:p text:style-name="P6577">Boston</text:p>
          </table:table-cell>
          <table:table-cell table:style-name="TableCell6578">
            <text:p text:style-name="P6579">Detroit</text:p>
          </table:table-cell>
        </table:table-row>
        <table:table-row table:style-name="TableRow6580">
          <table:table-cell table:style-name="TableCell6581">
            <text:p text:style-name="Normal">Baseball</text:p>
          </table:table-cell>
          <table:table-cell table:style-name="TableCell6582">
            <text:p text:style-name="Normal">Mets</text:p>
          </table:table-cell>
          <table:table-cell table:style-name="TableCell6583">
            <text:p text:style-name="Normal">Yankees</text:p>
          </table:table-cell>
          <table:table-cell table:style-name="TableCell6584">
            <text:p text:style-name="Normal">Red Sox</text:p>
          </table:table-cell>
          <table:table-cell table:style-name="TableCell6585">
            <text:p text:style-name="Normal">Tigers</text:p>
          </table:table-cell>
        </table:table-row>
        <table:table-row table:style-name="TableRow6586">
          <table:table-cell table:style-name="TableCell6587">
            <text:p text:style-name="Normal">Hockey</text:p>
          </table:table-cell>
          <table:table-cell table:style-name="TableCell6588">
            <text:p text:style-name="Normal">Rangers</text:p>
          </table:table-cell>
          <table:table-cell table:style-name="TableCell6589">
            <text:p text:style-name="Normal">Islanders</text:p>
          </table:table-cell>
          <table:table-cell table:style-name="TableCell6590">
            <text:p text:style-name="Normal">Bruins</text:p>
          </table:table-cell>
          <table:table-cell table:style-name="TableCell6591">
            <text:p text:style-name="Normal">Red Wings</text:p>
          </table:table-cell>
        </table:table-row>
        <table:table-row table:style-name="TableRow6592">
          <table:table-cell table:style-name="TableCell6593">
            <text:p text:style-name="Normal">Football</text:p>
          </table:table-cell>
          <table:table-cell table:style-name="TableCell6594">
            <text:p text:style-name="Normal">Giants</text:p>
          </table:table-cell>
          <table:table-cell table:style-name="TableCell6595">
            <text:p text:style-name="Normal">Jets</text:p>
          </table:table-cell>
          <table:table-cell table:style-name="TableCell6596">
            <text:p text:style-name="Normal">Patriots</text:p>
          </table:table-cell>
          <table:table-cell table:style-name="TableCell659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29" draw:style-name="a259" draw:name="Object 130" text:anchor-type="as-char" svg:x="0in" svg:y="0in" svg:width="3.52083in" svg:height="1.25in" style:rel-width="scale" style:rel-height="scale"><draw:object-ole draw:class-id="00020830-0000-0000-C000-000000000046" xlink:href="Object 130" xlink:type="simple" xlink:show="embed" xlink:actuate="onLoad"/><draw:image xlink:href="ObjectReplacements/Object 130" xlink:type="simple" xlink:show="embed" xlink:actuate="onLoad"/><svg:title/><svg:desc/></draw:frame></text:p>
      <text:p text:style-name="Normal"/>
      <text:p text:style-name="Normal">This concludes our test.</text:p>
      <text:p text:style-name="P659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599">This is bold,<text:s/></text:span><text:span text:style-name="T6600">this is italic</text:span>,<text:s/><text:span text:style-name="T6601">and this is bold italic</text:span>. This is normal.<text:s/><text:span text:style-name="InlineStyle">This is in a defined inline style called InlineStyle</text:span>. This is normal.<text:s/><text:span text:style-name="T6602">This is red text.</text:span><text:s/>This is normal.<text:s/></text:p>
      <text:p text:style-name="P6603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604">First item of bulleted list.<text:s/></text:p>
        </text:list-item>
        <text:list-item>
          <text:p text:style-name="P6605">Second item of bulleted list.</text:p>
        </text:list-item>
      </text:list>
      <text:p text:style-name="P6606">Second paragraph of second item of bulleted list.<text:s/></text:p>
      <text:list text:style-name="LFO2" text:continue-numbering="true">
        <text:list-item>
          <text:p text:style-name="P6607">Third item of bulleted list.</text:p>
          <text:list text:continue-numbering="true">
            <text:list-item>
              <text:p text:style-name="P6608">First item of third item’s nested list</text:p>
            </text:list-item>
            <text:list-item>
              <text:p text:style-name="P6609">Second item of third item’s nested list</text:p>
            </text:list-item>
          </text:list>
        </text:list-item>
        <text:list-item>
          <text:p text:style-name="P661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611">First item of numbered list.<text:s/></text:p>
        </text:list-item>
        <text:list-item>
          <text:p text:style-name="P6612">Second item of numbered list.</text:p>
        </text:list-item>
      </text:list>
      <text:p text:style-name="P6613">Second paragraph of second item of numbered list.<text:s/></text:p>
      <text:list text:style-name="LFO3" text:continue-numbering="true">
        <text:list-item>
          <text:p text:style-name="P6614">Third item of numbered list.</text:p>
        </text:list-item>
      </text:list>
      <text:p text:style-name="Normal"/>
      <text:p text:style-name="Normal">Here is a BMP picture:</text:p>
      <text:p text:style-name="Normal"><text:span text:style-name="T6615"><draw:frame draw:style-name="a260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616">
        <table:table-columns>
          <table:table-column table:style-name="TableColumn6617"/>
          <table:table-column table:style-name="TableColumn6618"/>
          <table:table-column table:style-name="TableColumn6619"/>
          <table:table-column table:style-name="TableColumn6620"/>
          <table:table-column table:style-name="TableColumn6621"/>
        </table:table-columns>
        <table:table-row table:style-name="TableRow6622">
          <table:table-cell table:style-name="TableCell6623">
            <text:p text:style-name="P6624"/>
          </table:table-cell>
          <table:table-cell table:style-name="TableCell6625" table:number-columns-spanned="2">
            <text:p text:style-name="P6626">New York</text:p>
          </table:table-cell>
          <table:covered-table-cell/>
          <table:table-cell table:style-name="TableCell6627">
            <text:p text:style-name="P6628">Boston</text:p>
          </table:table-cell>
          <table:table-cell table:style-name="TableCell6629">
            <text:p text:style-name="P6630">Detroit</text:p>
          </table:table-cell>
        </table:table-row>
        <table:table-row table:style-name="TableRow6631">
          <table:table-cell table:style-name="TableCell6632">
            <text:p text:style-name="Normal">Baseball</text:p>
          </table:table-cell>
          <table:table-cell table:style-name="TableCell6633">
            <text:p text:style-name="Normal">Mets</text:p>
          </table:table-cell>
          <table:table-cell table:style-name="TableCell6634">
            <text:p text:style-name="Normal">Yankees</text:p>
          </table:table-cell>
          <table:table-cell table:style-name="TableCell6635">
            <text:p text:style-name="Normal">Red Sox</text:p>
          </table:table-cell>
          <table:table-cell table:style-name="TableCell6636">
            <text:p text:style-name="Normal">Tigers</text:p>
          </table:table-cell>
        </table:table-row>
        <table:table-row table:style-name="TableRow6637">
          <table:table-cell table:style-name="TableCell6638">
            <text:p text:style-name="Normal">Hockey</text:p>
          </table:table-cell>
          <table:table-cell table:style-name="TableCell6639">
            <text:p text:style-name="Normal">Rangers</text:p>
          </table:table-cell>
          <table:table-cell table:style-name="TableCell6640">
            <text:p text:style-name="Normal">Islanders</text:p>
          </table:table-cell>
          <table:table-cell table:style-name="TableCell6641">
            <text:p text:style-name="Normal">Bruins</text:p>
          </table:table-cell>
          <table:table-cell table:style-name="TableCell6642">
            <text:p text:style-name="Normal">Red Wings</text:p>
          </table:table-cell>
        </table:table-row>
        <table:table-row table:style-name="TableRow6643">
          <table:table-cell table:style-name="TableCell6644">
            <text:p text:style-name="Normal">Football</text:p>
          </table:table-cell>
          <table:table-cell table:style-name="TableCell6645">
            <text:p text:style-name="Normal">Giants</text:p>
          </table:table-cell>
          <table:table-cell table:style-name="TableCell6646">
            <text:p text:style-name="Normal">Jets</text:p>
          </table:table-cell>
          <table:table-cell table:style-name="TableCell6647">
            <text:p text:style-name="Normal">Patriots</text:p>
          </table:table-cell>
          <table:table-cell table:style-name="TableCell6648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30" draw:style-name="a261" draw:name="Object 131" text:anchor-type="as-char" svg:x="0in" svg:y="0in" svg:width="3.52083in" svg:height="1.25in" style:rel-width="scale" style:rel-height="scale"><draw:object-ole draw:class-id="00020830-0000-0000-C000-000000000046" xlink:href="Object 131" xlink:type="simple" xlink:show="embed" xlink:actuate="onLoad"/><draw:image xlink:href="ObjectReplacements/Object 131" xlink:type="simple" xlink:show="embed" xlink:actuate="onLoad"/><svg:title/><svg:desc/></draw:frame></text:p>
      <text:p text:style-name="Normal"/>
      <text:p text:style-name="Normal">This concludes our test.</text:p>
      <text:p text:style-name="P6649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650">This is bold,<text:s/></text:span><text:span text:style-name="T6651">this is italic</text:span>,<text:s/><text:span text:style-name="T6652">and this is bold italic</text:span>. This is normal.<text:s/><text:span text:style-name="InlineStyle">This is in a defined inline style called InlineStyle</text:span>. This is normal.<text:s/><text:span text:style-name="T6653">This is red text.</text:span><text:s/>This is normal.<text:s/></text:p>
      <text:p text:style-name="P665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655">First item of bulleted list.<text:s/></text:p>
        </text:list-item>
        <text:list-item>
          <text:p text:style-name="P6656">Second item of bulleted list.</text:p>
        </text:list-item>
      </text:list>
      <text:p text:style-name="P6657">Second paragraph of second item of bulleted list.<text:s/></text:p>
      <text:list text:style-name="LFO2" text:continue-numbering="true">
        <text:list-item>
          <text:p text:style-name="P6658">Third item of bulleted list.</text:p>
          <text:list text:continue-numbering="true">
            <text:list-item>
              <text:p text:style-name="P6659">First item of third item’s nested list</text:p>
            </text:list-item>
            <text:list-item>
              <text:p text:style-name="P6660">Second item of third item’s nested list</text:p>
            </text:list-item>
          </text:list>
        </text:list-item>
        <text:list-item>
          <text:p text:style-name="P666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662">First item of numbered list.<text:s/></text:p>
        </text:list-item>
        <text:list-item>
          <text:p text:style-name="P6663">Second item of numbered list.</text:p>
        </text:list-item>
      </text:list>
      <text:p text:style-name="P6664">Second paragraph of second item of numbered list.<text:s/></text:p>
      <text:list text:style-name="LFO3" text:continue-numbering="true">
        <text:list-item>
          <text:p text:style-name="P6665">Third item of numbered list.</text:p>
        </text:list-item>
      </text:list>
      <text:p text:style-name="Normal"/>
      <text:p text:style-name="Normal">Here is a BMP picture:</text:p>
      <text:p text:style-name="Normal"><text:span text:style-name="T6666"><draw:frame draw:style-name="a262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667">
        <table:table-columns>
          <table:table-column table:style-name="TableColumn6668"/>
          <table:table-column table:style-name="TableColumn6669"/>
          <table:table-column table:style-name="TableColumn6670"/>
          <table:table-column table:style-name="TableColumn6671"/>
          <table:table-column table:style-name="TableColumn6672"/>
        </table:table-columns>
        <table:table-row table:style-name="TableRow6673">
          <table:table-cell table:style-name="TableCell6674">
            <text:p text:style-name="P6675"/>
          </table:table-cell>
          <table:table-cell table:style-name="TableCell6676" table:number-columns-spanned="2">
            <text:p text:style-name="P6677">New York</text:p>
          </table:table-cell>
          <table:covered-table-cell/>
          <table:table-cell table:style-name="TableCell6678">
            <text:p text:style-name="P6679">Boston</text:p>
          </table:table-cell>
          <table:table-cell table:style-name="TableCell6680">
            <text:p text:style-name="P6681">Detroit</text:p>
          </table:table-cell>
        </table:table-row>
        <table:table-row table:style-name="TableRow6682">
          <table:table-cell table:style-name="TableCell6683">
            <text:p text:style-name="Normal">Baseball</text:p>
          </table:table-cell>
          <table:table-cell table:style-name="TableCell6684">
            <text:p text:style-name="Normal">Mets</text:p>
          </table:table-cell>
          <table:table-cell table:style-name="TableCell6685">
            <text:p text:style-name="Normal">Yankees</text:p>
          </table:table-cell>
          <table:table-cell table:style-name="TableCell6686">
            <text:p text:style-name="Normal">Red Sox</text:p>
          </table:table-cell>
          <table:table-cell table:style-name="TableCell6687">
            <text:p text:style-name="Normal">Tigers</text:p>
          </table:table-cell>
        </table:table-row>
        <table:table-row table:style-name="TableRow6688">
          <table:table-cell table:style-name="TableCell6689">
            <text:p text:style-name="Normal">Hockey</text:p>
          </table:table-cell>
          <table:table-cell table:style-name="TableCell6690">
            <text:p text:style-name="Normal">Rangers</text:p>
          </table:table-cell>
          <table:table-cell table:style-name="TableCell6691">
            <text:p text:style-name="Normal">Islanders</text:p>
          </table:table-cell>
          <table:table-cell table:style-name="TableCell6692">
            <text:p text:style-name="Normal">Bruins</text:p>
          </table:table-cell>
          <table:table-cell table:style-name="TableCell6693">
            <text:p text:style-name="Normal">Red Wings</text:p>
          </table:table-cell>
        </table:table-row>
        <table:table-row table:style-name="TableRow6694">
          <table:table-cell table:style-name="TableCell6695">
            <text:p text:style-name="Normal">Football</text:p>
          </table:table-cell>
          <table:table-cell table:style-name="TableCell6696">
            <text:p text:style-name="Normal">Giants</text:p>
          </table:table-cell>
          <table:table-cell table:style-name="TableCell6697">
            <text:p text:style-name="Normal">Jets</text:p>
          </table:table-cell>
          <table:table-cell table:style-name="TableCell6698">
            <text:p text:style-name="Normal">Patriots</text:p>
          </table:table-cell>
          <table:table-cell table:style-name="TableCell669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31" draw:style-name="a263" draw:name="Object 132" text:anchor-type="as-char" svg:x="0in" svg:y="0in" svg:width="3.52083in" svg:height="1.25in" style:rel-width="scale" style:rel-height="scale"><draw:object-ole draw:class-id="00020830-0000-0000-C000-000000000046" xlink:href="Object 132" xlink:type="simple" xlink:show="embed" xlink:actuate="onLoad"/><draw:image xlink:href="ObjectReplacements/Object 132" xlink:type="simple" xlink:show="embed" xlink:actuate="onLoad"/><svg:title/><svg:desc/></draw:frame></text:p>
      <text:p text:style-name="Normal"/>
      <text:p text:style-name="Normal">This concludes our test.</text:p>
      <text:p text:style-name="P6700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701">This is bold,<text:s/></text:span><text:span text:style-name="T6702">this is italic</text:span>,<text:s/><text:span text:style-name="T6703">and this is bold italic</text:span>. This is normal.<text:s/><text:span text:style-name="InlineStyle">This is in a defined inline style called InlineStyle</text:span>. This is normal.<text:s/><text:span text:style-name="T6704">This is red text.</text:span><text:s/>This is normal.<text:s/></text:p>
      <text:p text:style-name="P6705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706">First item of bulleted list.<text:s/></text:p>
        </text:list-item>
        <text:list-item>
          <text:p text:style-name="P6707">Second item of bulleted list.</text:p>
        </text:list-item>
      </text:list>
      <text:p text:style-name="P6708">Second paragraph of second item of bulleted list.<text:s/></text:p>
      <text:list text:style-name="LFO2" text:continue-numbering="true">
        <text:list-item>
          <text:p text:style-name="P6709">Third item of bulleted list.</text:p>
          <text:list text:continue-numbering="true">
            <text:list-item>
              <text:p text:style-name="P6710">First item of third item’s nested list</text:p>
            </text:list-item>
            <text:list-item>
              <text:p text:style-name="P6711">Second item of third item’s nested list</text:p>
            </text:list-item>
          </text:list>
        </text:list-item>
        <text:list-item>
          <text:p text:style-name="P6712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713">First item of numbered list.<text:s/></text:p>
        </text:list-item>
        <text:list-item>
          <text:p text:style-name="P6714">Second item of numbered list.</text:p>
        </text:list-item>
      </text:list>
      <text:p text:style-name="P6715">Second paragraph of second item of numbered list.<text:s/></text:p>
      <text:list text:style-name="LFO3" text:continue-numbering="true">
        <text:list-item>
          <text:p text:style-name="P6716">Third item of numbered list.</text:p>
        </text:list-item>
      </text:list>
      <text:p text:style-name="Normal"/>
      <text:p text:style-name="Normal">Here is a BMP picture:</text:p>
      <text:p text:style-name="Normal"><text:span text:style-name="T6717"><draw:frame draw:style-name="a264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718">
        <table:table-columns>
          <table:table-column table:style-name="TableColumn6719"/>
          <table:table-column table:style-name="TableColumn6720"/>
          <table:table-column table:style-name="TableColumn6721"/>
          <table:table-column table:style-name="TableColumn6722"/>
          <table:table-column table:style-name="TableColumn6723"/>
        </table:table-columns>
        <table:table-row table:style-name="TableRow6724">
          <table:table-cell table:style-name="TableCell6725">
            <text:p text:style-name="P6726"/>
          </table:table-cell>
          <table:table-cell table:style-name="TableCell6727" table:number-columns-spanned="2">
            <text:p text:style-name="P6728">New York</text:p>
          </table:table-cell>
          <table:covered-table-cell/>
          <table:table-cell table:style-name="TableCell6729">
            <text:p text:style-name="P6730">Boston</text:p>
          </table:table-cell>
          <table:table-cell table:style-name="TableCell6731">
            <text:p text:style-name="P6732">Detroit</text:p>
          </table:table-cell>
        </table:table-row>
        <table:table-row table:style-name="TableRow6733">
          <table:table-cell table:style-name="TableCell6734">
            <text:p text:style-name="Normal">Baseball</text:p>
          </table:table-cell>
          <table:table-cell table:style-name="TableCell6735">
            <text:p text:style-name="Normal">Mets</text:p>
          </table:table-cell>
          <table:table-cell table:style-name="TableCell6736">
            <text:p text:style-name="Normal">Yankees</text:p>
          </table:table-cell>
          <table:table-cell table:style-name="TableCell6737">
            <text:p text:style-name="Normal">Red Sox</text:p>
          </table:table-cell>
          <table:table-cell table:style-name="TableCell6738">
            <text:p text:style-name="Normal">Tigers</text:p>
          </table:table-cell>
        </table:table-row>
        <table:table-row table:style-name="TableRow6739">
          <table:table-cell table:style-name="TableCell6740">
            <text:p text:style-name="Normal">Hockey</text:p>
          </table:table-cell>
          <table:table-cell table:style-name="TableCell6741">
            <text:p text:style-name="Normal">Rangers</text:p>
          </table:table-cell>
          <table:table-cell table:style-name="TableCell6742">
            <text:p text:style-name="Normal">Islanders</text:p>
          </table:table-cell>
          <table:table-cell table:style-name="TableCell6743">
            <text:p text:style-name="Normal">Bruins</text:p>
          </table:table-cell>
          <table:table-cell table:style-name="TableCell6744">
            <text:p text:style-name="Normal">Red Wings</text:p>
          </table:table-cell>
        </table:table-row>
        <table:table-row table:style-name="TableRow6745">
          <table:table-cell table:style-name="TableCell6746">
            <text:p text:style-name="Normal">Football</text:p>
          </table:table-cell>
          <table:table-cell table:style-name="TableCell6747">
            <text:p text:style-name="Normal">Giants</text:p>
          </table:table-cell>
          <table:table-cell table:style-name="TableCell6748">
            <text:p text:style-name="Normal">Jets</text:p>
          </table:table-cell>
          <table:table-cell table:style-name="TableCell6749">
            <text:p text:style-name="Normal">Patriots</text:p>
          </table:table-cell>
          <table:table-cell table:style-name="TableCell675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32" draw:style-name="a265" draw:name="Object 133" text:anchor-type="as-char" svg:x="0in" svg:y="0in" svg:width="3.52083in" svg:height="1.25in" style:rel-width="scale" style:rel-height="scale"><draw:object-ole draw:class-id="00020830-0000-0000-C000-000000000046" xlink:href="Object 133" xlink:type="simple" xlink:show="embed" xlink:actuate="onLoad"/><draw:image xlink:href="ObjectReplacements/Object 133" xlink:type="simple" xlink:show="embed" xlink:actuate="onLoad"/><svg:title/><svg:desc/></draw:frame></text:p>
      <text:p text:style-name="Normal"/>
      <text:p text:style-name="Normal">This concludes our test.</text:p>
      <text:p text:style-name="P6751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752">This is bold,<text:s/></text:span><text:span text:style-name="T6753">this is italic</text:span>,<text:s/><text:span text:style-name="T6754">and this is bold italic</text:span>. This is normal.<text:s/><text:span text:style-name="InlineStyle">This is in a defined inline style called InlineStyle</text:span>. This is normal.<text:s/><text:span text:style-name="T6755">This is red text.</text:span><text:s/>This is normal.<text:s/></text:p>
      <text:p text:style-name="P675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757">First item of bulleted list.<text:s/></text:p>
        </text:list-item>
        <text:list-item>
          <text:p text:style-name="P6758">Second item of bulleted list.</text:p>
        </text:list-item>
      </text:list>
      <text:p text:style-name="P6759">Second paragraph of second item of bulleted list.<text:s/></text:p>
      <text:list text:style-name="LFO2" text:continue-numbering="true">
        <text:list-item>
          <text:p text:style-name="P6760">Third item of bulleted list.</text:p>
          <text:list text:continue-numbering="true">
            <text:list-item>
              <text:p text:style-name="P6761">First item of third item’s nested list</text:p>
            </text:list-item>
            <text:list-item>
              <text:p text:style-name="P6762">Second item of third item’s nested list</text:p>
            </text:list-item>
          </text:list>
        </text:list-item>
        <text:list-item>
          <text:p text:style-name="P676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764">First item of numbered list.<text:s/></text:p>
        </text:list-item>
        <text:list-item>
          <text:p text:style-name="P6765">Second item of numbered list.</text:p>
        </text:list-item>
      </text:list>
      <text:p text:style-name="P6766">Second paragraph of second item of numbered list.<text:s/></text:p>
      <text:list text:style-name="LFO3" text:continue-numbering="true">
        <text:list-item>
          <text:p text:style-name="P6767">Third item of numbered list.</text:p>
        </text:list-item>
      </text:list>
      <text:p text:style-name="Normal"/>
      <text:p text:style-name="Normal">Here is a BMP picture:</text:p>
      <text:p text:style-name="Normal"><text:span text:style-name="T6768"><draw:frame draw:style-name="a266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769">
        <table:table-columns>
          <table:table-column table:style-name="TableColumn6770"/>
          <table:table-column table:style-name="TableColumn6771"/>
          <table:table-column table:style-name="TableColumn6772"/>
          <table:table-column table:style-name="TableColumn6773"/>
          <table:table-column table:style-name="TableColumn6774"/>
        </table:table-columns>
        <table:table-row table:style-name="TableRow6775">
          <table:table-cell table:style-name="TableCell6776">
            <text:p text:style-name="P6777"/>
          </table:table-cell>
          <table:table-cell table:style-name="TableCell6778" table:number-columns-spanned="2">
            <text:p text:style-name="P6779">New York</text:p>
          </table:table-cell>
          <table:covered-table-cell/>
          <table:table-cell table:style-name="TableCell6780">
            <text:p text:style-name="P6781">Boston</text:p>
          </table:table-cell>
          <table:table-cell table:style-name="TableCell6782">
            <text:p text:style-name="P6783">Detroit</text:p>
          </table:table-cell>
        </table:table-row>
        <table:table-row table:style-name="TableRow6784">
          <table:table-cell table:style-name="TableCell6785">
            <text:p text:style-name="Normal">Baseball</text:p>
          </table:table-cell>
          <table:table-cell table:style-name="TableCell6786">
            <text:p text:style-name="Normal">Mets</text:p>
          </table:table-cell>
          <table:table-cell table:style-name="TableCell6787">
            <text:p text:style-name="Normal">Yankees</text:p>
          </table:table-cell>
          <table:table-cell table:style-name="TableCell6788">
            <text:p text:style-name="Normal">Red Sox</text:p>
          </table:table-cell>
          <table:table-cell table:style-name="TableCell6789">
            <text:p text:style-name="Normal">Tigers</text:p>
          </table:table-cell>
        </table:table-row>
        <table:table-row table:style-name="TableRow6790">
          <table:table-cell table:style-name="TableCell6791">
            <text:p text:style-name="Normal">Hockey</text:p>
          </table:table-cell>
          <table:table-cell table:style-name="TableCell6792">
            <text:p text:style-name="Normal">Rangers</text:p>
          </table:table-cell>
          <table:table-cell table:style-name="TableCell6793">
            <text:p text:style-name="Normal">Islanders</text:p>
          </table:table-cell>
          <table:table-cell table:style-name="TableCell6794">
            <text:p text:style-name="Normal">Bruins</text:p>
          </table:table-cell>
          <table:table-cell table:style-name="TableCell6795">
            <text:p text:style-name="Normal">Red Wings</text:p>
          </table:table-cell>
        </table:table-row>
        <table:table-row table:style-name="TableRow6796">
          <table:table-cell table:style-name="TableCell6797">
            <text:p text:style-name="Normal">Football</text:p>
          </table:table-cell>
          <table:table-cell table:style-name="TableCell6798">
            <text:p text:style-name="Normal">Giants</text:p>
          </table:table-cell>
          <table:table-cell table:style-name="TableCell6799">
            <text:p text:style-name="Normal">Jets</text:p>
          </table:table-cell>
          <table:table-cell table:style-name="TableCell6800">
            <text:p text:style-name="Normal">Patriots</text:p>
          </table:table-cell>
          <table:table-cell table:style-name="TableCell680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33" draw:style-name="a267" draw:name="Object 134" text:anchor-type="as-char" svg:x="0in" svg:y="0in" svg:width="3.52083in" svg:height="1.25in" style:rel-width="scale" style:rel-height="scale"><draw:object-ole draw:class-id="00020830-0000-0000-C000-000000000046" xlink:href="Object 134" xlink:type="simple" xlink:show="embed" xlink:actuate="onLoad"/><draw:image xlink:href="ObjectReplacements/Object 134" xlink:type="simple" xlink:show="embed" xlink:actuate="onLoad"/><svg:title/><svg:desc/></draw:frame></text:p>
      <text:p text:style-name="Normal"/>
      <text:p text:style-name="Normal">This concludes our test.</text:p>
      <text:p text:style-name="P6802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803">This is bold,<text:s/></text:span><text:span text:style-name="T6804">this is italic</text:span>,<text:s/><text:span text:style-name="T6805">and this is bold italic</text:span>. This is normal.<text:s/><text:span text:style-name="InlineStyle">This is in a defined inline style called InlineStyle</text:span>. This is normal.<text:s/><text:span text:style-name="T6806">This is red text.</text:span><text:s/>This is normal.<text:s/></text:p>
      <text:p text:style-name="P680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808">First item of bulleted list.<text:s/></text:p>
        </text:list-item>
        <text:list-item>
          <text:p text:style-name="P6809">Second item of bulleted list.</text:p>
        </text:list-item>
      </text:list>
      <text:p text:style-name="P6810">Second paragraph of second item of bulleted list.<text:s/></text:p>
      <text:list text:style-name="LFO2" text:continue-numbering="true">
        <text:list-item>
          <text:p text:style-name="P6811">Third item of bulleted list.</text:p>
          <text:list text:continue-numbering="true">
            <text:list-item>
              <text:p text:style-name="P6812">First item of third item’s nested list</text:p>
            </text:list-item>
            <text:list-item>
              <text:p text:style-name="P6813">Second item of third item’s nested list</text:p>
            </text:list-item>
          </text:list>
        </text:list-item>
        <text:list-item>
          <text:p text:style-name="P681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815">First item of numbered list.<text:s/></text:p>
        </text:list-item>
        <text:list-item>
          <text:p text:style-name="P6816">Second item of numbered list.</text:p>
        </text:list-item>
      </text:list>
      <text:p text:style-name="P6817">Second paragraph of second item of numbered list.<text:s/></text:p>
      <text:list text:style-name="LFO3" text:continue-numbering="true">
        <text:list-item>
          <text:p text:style-name="P6818">Third item of numbered list.</text:p>
        </text:list-item>
      </text:list>
      <text:p text:style-name="Normal"/>
      <text:p text:style-name="Normal">Here is a BMP picture:</text:p>
      <text:p text:style-name="Normal"><text:span text:style-name="T6819"><draw:frame draw:style-name="a268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820">
        <table:table-columns>
          <table:table-column table:style-name="TableColumn6821"/>
          <table:table-column table:style-name="TableColumn6822"/>
          <table:table-column table:style-name="TableColumn6823"/>
          <table:table-column table:style-name="TableColumn6824"/>
          <table:table-column table:style-name="TableColumn6825"/>
        </table:table-columns>
        <table:table-row table:style-name="TableRow6826">
          <table:table-cell table:style-name="TableCell6827">
            <text:p text:style-name="P6828"/>
          </table:table-cell>
          <table:table-cell table:style-name="TableCell6829" table:number-columns-spanned="2">
            <text:p text:style-name="P6830">New York</text:p>
          </table:table-cell>
          <table:covered-table-cell/>
          <table:table-cell table:style-name="TableCell6831">
            <text:p text:style-name="P6832">Boston</text:p>
          </table:table-cell>
          <table:table-cell table:style-name="TableCell6833">
            <text:p text:style-name="P6834">Detroit</text:p>
          </table:table-cell>
        </table:table-row>
        <table:table-row table:style-name="TableRow6835">
          <table:table-cell table:style-name="TableCell6836">
            <text:p text:style-name="Normal">Baseball</text:p>
          </table:table-cell>
          <table:table-cell table:style-name="TableCell6837">
            <text:p text:style-name="Normal">Mets</text:p>
          </table:table-cell>
          <table:table-cell table:style-name="TableCell6838">
            <text:p text:style-name="Normal">Yankees</text:p>
          </table:table-cell>
          <table:table-cell table:style-name="TableCell6839">
            <text:p text:style-name="Normal">Red Sox</text:p>
          </table:table-cell>
          <table:table-cell table:style-name="TableCell6840">
            <text:p text:style-name="Normal">Tigers</text:p>
          </table:table-cell>
        </table:table-row>
        <table:table-row table:style-name="TableRow6841">
          <table:table-cell table:style-name="TableCell6842">
            <text:p text:style-name="Normal">Hockey</text:p>
          </table:table-cell>
          <table:table-cell table:style-name="TableCell6843">
            <text:p text:style-name="Normal">Rangers</text:p>
          </table:table-cell>
          <table:table-cell table:style-name="TableCell6844">
            <text:p text:style-name="Normal">Islanders</text:p>
          </table:table-cell>
          <table:table-cell table:style-name="TableCell6845">
            <text:p text:style-name="Normal">Bruins</text:p>
          </table:table-cell>
          <table:table-cell table:style-name="TableCell6846">
            <text:p text:style-name="Normal">Red Wings</text:p>
          </table:table-cell>
        </table:table-row>
        <table:table-row table:style-name="TableRow6847">
          <table:table-cell table:style-name="TableCell6848">
            <text:p text:style-name="Normal">Football</text:p>
          </table:table-cell>
          <table:table-cell table:style-name="TableCell6849">
            <text:p text:style-name="Normal">Giants</text:p>
          </table:table-cell>
          <table:table-cell table:style-name="TableCell6850">
            <text:p text:style-name="Normal">Jets</text:p>
          </table:table-cell>
          <table:table-cell table:style-name="TableCell6851">
            <text:p text:style-name="Normal">Patriots</text:p>
          </table:table-cell>
          <table:table-cell table:style-name="TableCell685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34" draw:style-name="a269" draw:name="Object 135" text:anchor-type="as-char" svg:x="0in" svg:y="0in" svg:width="3.52083in" svg:height="1.25in" style:rel-width="scale" style:rel-height="scale"><draw:object-ole draw:class-id="00020830-0000-0000-C000-000000000046" xlink:href="Object 135" xlink:type="simple" xlink:show="embed" xlink:actuate="onLoad"/><draw:image xlink:href="ObjectReplacements/Object 135" xlink:type="simple" xlink:show="embed" xlink:actuate="onLoad"/><svg:title/><svg:desc/></draw:frame></text:p>
      <text:p text:style-name="Normal"/>
      <text:p text:style-name="Normal">This concludes our test.</text:p>
      <text:p text:style-name="P685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854">This is bold,<text:s/></text:span><text:span text:style-name="T6855">this is italic</text:span>,<text:s/><text:span text:style-name="T6856">and this is bold italic</text:span>. This is normal.<text:s/><text:span text:style-name="InlineStyle">This is in a defined inline style called InlineStyle</text:span>. This is normal.<text:s/><text:span text:style-name="T6857">This is red text.</text:span><text:s/>This is normal.<text:s/></text:p>
      <text:p text:style-name="P685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859">First item of bulleted list.<text:s/></text:p>
        </text:list-item>
        <text:list-item>
          <text:p text:style-name="P6860">Second item of bulleted list.</text:p>
        </text:list-item>
      </text:list>
      <text:p text:style-name="P6861">Second paragraph of second item of bulleted list.<text:s/></text:p>
      <text:list text:style-name="LFO2" text:continue-numbering="true">
        <text:list-item>
          <text:p text:style-name="P6862">Third item of bulleted list.</text:p>
          <text:list text:continue-numbering="true">
            <text:list-item>
              <text:p text:style-name="P6863">First item of third item’s nested list</text:p>
            </text:list-item>
            <text:list-item>
              <text:p text:style-name="P6864">Second item of third item’s nested list</text:p>
            </text:list-item>
          </text:list>
        </text:list-item>
        <text:list-item>
          <text:p text:style-name="P686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866">First item of numbered list.<text:s/></text:p>
        </text:list-item>
        <text:list-item>
          <text:p text:style-name="P6867">Second item of numbered list.</text:p>
        </text:list-item>
      </text:list>
      <text:p text:style-name="P6868">Second paragraph of second item of numbered list.<text:s/></text:p>
      <text:list text:style-name="LFO3" text:continue-numbering="true">
        <text:list-item>
          <text:p text:style-name="P6869">Third item of numbered list.</text:p>
        </text:list-item>
      </text:list>
      <text:p text:style-name="Normal"/>
      <text:p text:style-name="Normal">Here is a BMP picture:</text:p>
      <text:p text:style-name="Normal"><text:span text:style-name="T6870"><draw:frame draw:style-name="a270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871">
        <table:table-columns>
          <table:table-column table:style-name="TableColumn6872"/>
          <table:table-column table:style-name="TableColumn6873"/>
          <table:table-column table:style-name="TableColumn6874"/>
          <table:table-column table:style-name="TableColumn6875"/>
          <table:table-column table:style-name="TableColumn6876"/>
        </table:table-columns>
        <table:table-row table:style-name="TableRow6877">
          <table:table-cell table:style-name="TableCell6878">
            <text:p text:style-name="P6879"/>
          </table:table-cell>
          <table:table-cell table:style-name="TableCell6880" table:number-columns-spanned="2">
            <text:p text:style-name="P6881">New York</text:p>
          </table:table-cell>
          <table:covered-table-cell/>
          <table:table-cell table:style-name="TableCell6882">
            <text:p text:style-name="P6883">Boston</text:p>
          </table:table-cell>
          <table:table-cell table:style-name="TableCell6884">
            <text:p text:style-name="P6885">Detroit</text:p>
          </table:table-cell>
        </table:table-row>
        <table:table-row table:style-name="TableRow6886">
          <table:table-cell table:style-name="TableCell6887">
            <text:p text:style-name="Normal">Baseball</text:p>
          </table:table-cell>
          <table:table-cell table:style-name="TableCell6888">
            <text:p text:style-name="Normal">Mets</text:p>
          </table:table-cell>
          <table:table-cell table:style-name="TableCell6889">
            <text:p text:style-name="Normal">Yankees</text:p>
          </table:table-cell>
          <table:table-cell table:style-name="TableCell6890">
            <text:p text:style-name="Normal">Red Sox</text:p>
          </table:table-cell>
          <table:table-cell table:style-name="TableCell6891">
            <text:p text:style-name="Normal">Tigers</text:p>
          </table:table-cell>
        </table:table-row>
        <table:table-row table:style-name="TableRow6892">
          <table:table-cell table:style-name="TableCell6893">
            <text:p text:style-name="Normal">Hockey</text:p>
          </table:table-cell>
          <table:table-cell table:style-name="TableCell6894">
            <text:p text:style-name="Normal">Rangers</text:p>
          </table:table-cell>
          <table:table-cell table:style-name="TableCell6895">
            <text:p text:style-name="Normal">Islanders</text:p>
          </table:table-cell>
          <table:table-cell table:style-name="TableCell6896">
            <text:p text:style-name="Normal">Bruins</text:p>
          </table:table-cell>
          <table:table-cell table:style-name="TableCell6897">
            <text:p text:style-name="Normal">Red Wings</text:p>
          </table:table-cell>
        </table:table-row>
        <table:table-row table:style-name="TableRow6898">
          <table:table-cell table:style-name="TableCell6899">
            <text:p text:style-name="Normal">Football</text:p>
          </table:table-cell>
          <table:table-cell table:style-name="TableCell6900">
            <text:p text:style-name="Normal">Giants</text:p>
          </table:table-cell>
          <table:table-cell table:style-name="TableCell6901">
            <text:p text:style-name="Normal">Jets</text:p>
          </table:table-cell>
          <table:table-cell table:style-name="TableCell6902">
            <text:p text:style-name="Normal">Patriots</text:p>
          </table:table-cell>
          <table:table-cell table:style-name="TableCell690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35" draw:style-name="a271" draw:name="Object 136" text:anchor-type="as-char" svg:x="0in" svg:y="0in" svg:width="3.52083in" svg:height="1.25in" style:rel-width="scale" style:rel-height="scale"><draw:object-ole draw:class-id="00020830-0000-0000-C000-000000000046" xlink:href="Object 136" xlink:type="simple" xlink:show="embed" xlink:actuate="onLoad"/><draw:image xlink:href="ObjectReplacements/Object 136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904">This is bold,<text:s/></text:span><text:span text:style-name="T6905">this is italic</text:span>,<text:s/><text:span text:style-name="T6906">and this is bold italic</text:span>. This is normal.<text:s/><text:span text:style-name="InlineStyle">This is in a defined inline style called InlineStyle</text:span>. This is normal.<text:s/><text:span text:style-name="T6907">This is red text.</text:span><text:s/>This is normal.<text:s/></text:p>
      <text:p text:style-name="P690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909">First item of bulleted list.<text:s/></text:p>
        </text:list-item>
        <text:list-item>
          <text:p text:style-name="P6910">Second item of bulleted list.</text:p>
        </text:list-item>
      </text:list>
      <text:p text:style-name="P6911">Second paragraph of second item of bulleted list.<text:s/></text:p>
      <text:list text:style-name="LFO2" text:continue-numbering="true">
        <text:list-item>
          <text:p text:style-name="P6912">Third item of bulleted list.</text:p>
          <text:list text:continue-numbering="true">
            <text:list-item>
              <text:p text:style-name="P6913">First item of third item’s nested list</text:p>
            </text:list-item>
            <text:list-item>
              <text:p text:style-name="P6914">Second item of third item’s nested list</text:p>
            </text:list-item>
          </text:list>
        </text:list-item>
        <text:list-item>
          <text:p text:style-name="P691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916">First item of numbered list.<text:s/></text:p>
        </text:list-item>
        <text:list-item>
          <text:p text:style-name="P6917">Second item of numbered list.</text:p>
        </text:list-item>
      </text:list>
      <text:p text:style-name="P6918">Second paragraph of second item of numbered list.<text:s/></text:p>
      <text:list text:style-name="LFO3" text:continue-numbering="true">
        <text:list-item>
          <text:p text:style-name="P6919">Third item of numbered list.</text:p>
        </text:list-item>
      </text:list>
      <text:p text:style-name="Normal"/>
      <text:p text:style-name="Normal">Here is a BMP picture:</text:p>
      <text:p text:style-name="Normal"><text:span text:style-name="T6920"><draw:frame draw:style-name="a272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921">
        <table:table-columns>
          <table:table-column table:style-name="TableColumn6922"/>
          <table:table-column table:style-name="TableColumn6923"/>
          <table:table-column table:style-name="TableColumn6924"/>
          <table:table-column table:style-name="TableColumn6925"/>
          <table:table-column table:style-name="TableColumn6926"/>
        </table:table-columns>
        <table:table-row table:style-name="TableRow6927">
          <table:table-cell table:style-name="TableCell6928">
            <text:p text:style-name="P6929"/>
          </table:table-cell>
          <table:table-cell table:style-name="TableCell6930" table:number-columns-spanned="2">
            <text:p text:style-name="P6931">New York</text:p>
          </table:table-cell>
          <table:covered-table-cell/>
          <table:table-cell table:style-name="TableCell6932">
            <text:p text:style-name="P6933">Boston</text:p>
          </table:table-cell>
          <table:table-cell table:style-name="TableCell6934">
            <text:p text:style-name="P6935">Detroit</text:p>
          </table:table-cell>
        </table:table-row>
        <table:table-row table:style-name="TableRow6936">
          <table:table-cell table:style-name="TableCell6937">
            <text:p text:style-name="Normal">Baseball</text:p>
          </table:table-cell>
          <table:table-cell table:style-name="TableCell6938">
            <text:p text:style-name="Normal">Mets</text:p>
          </table:table-cell>
          <table:table-cell table:style-name="TableCell6939">
            <text:p text:style-name="Normal">Yankees</text:p>
          </table:table-cell>
          <table:table-cell table:style-name="TableCell6940">
            <text:p text:style-name="Normal">Red Sox</text:p>
          </table:table-cell>
          <table:table-cell table:style-name="TableCell6941">
            <text:p text:style-name="Normal">Tigers</text:p>
          </table:table-cell>
        </table:table-row>
        <table:table-row table:style-name="TableRow6942">
          <table:table-cell table:style-name="TableCell6943">
            <text:p text:style-name="Normal">Hockey</text:p>
          </table:table-cell>
          <table:table-cell table:style-name="TableCell6944">
            <text:p text:style-name="Normal">Rangers</text:p>
          </table:table-cell>
          <table:table-cell table:style-name="TableCell6945">
            <text:p text:style-name="Normal">Islanders</text:p>
          </table:table-cell>
          <table:table-cell table:style-name="TableCell6946">
            <text:p text:style-name="Normal">Bruins</text:p>
          </table:table-cell>
          <table:table-cell table:style-name="TableCell6947">
            <text:p text:style-name="Normal">Red Wings</text:p>
          </table:table-cell>
        </table:table-row>
        <table:table-row table:style-name="TableRow6948">
          <table:table-cell table:style-name="TableCell6949">
            <text:p text:style-name="Normal">Football</text:p>
          </table:table-cell>
          <table:table-cell table:style-name="TableCell6950">
            <text:p text:style-name="Normal">Giants</text:p>
          </table:table-cell>
          <table:table-cell table:style-name="TableCell6951">
            <text:p text:style-name="Normal">Jets</text:p>
          </table:table-cell>
          <table:table-cell table:style-name="TableCell6952">
            <text:p text:style-name="Normal">Patriots</text:p>
          </table:table-cell>
          <table:table-cell table:style-name="TableCell695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36" draw:style-name="a273" draw:name="Object 137" text:anchor-type="as-char" svg:x="0in" svg:y="0in" svg:width="3.5in" svg:height="1.19792in" style:rel-width="scale" style:rel-height="scale"><draw:object-ole draw:class-id="00020830-0000-0000-C000-000000000046" xlink:href="Object 137" xlink:type="simple" xlink:show="embed" xlink:actuate="onLoad"/><draw:image xlink:href="ObjectReplacements/Object 137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6954">This is bold,<text:s/></text:span><text:span text:style-name="T6955">this is italic</text:span>,<text:s/><text:span text:style-name="T6956">and this is bold italic</text:span>. This is normal.<text:s/><text:span text:style-name="InlineStyle">This is in a defined inline style called InlineStyle</text:span>. This is normal.<text:s/><text:span text:style-name="T6957">This is red text.</text:span><text:s/>This is normal.<text:s/></text:p>
      <text:p text:style-name="P695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6959">First item of bulleted list.<text:s/></text:p>
        </text:list-item>
        <text:list-item>
          <text:p text:style-name="P6960">Second item of bulleted list.</text:p>
        </text:list-item>
      </text:list>
      <text:p text:style-name="P6961">Second paragraph of second item of bulleted list.<text:s/></text:p>
      <text:list text:style-name="LFO2" text:continue-numbering="true">
        <text:list-item>
          <text:p text:style-name="P6962">Third item of bulleted list.</text:p>
          <text:list text:continue-numbering="true">
            <text:list-item>
              <text:p text:style-name="P6963">First item of third item’s nested list</text:p>
            </text:list-item>
            <text:list-item>
              <text:p text:style-name="P6964">Second item of third item’s nested list</text:p>
            </text:list-item>
          </text:list>
        </text:list-item>
        <text:list-item>
          <text:p text:style-name="P696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966">First item of numbered list.<text:s/></text:p>
        </text:list-item>
        <text:list-item>
          <text:p text:style-name="P6967">Second item of numbered list.</text:p>
        </text:list-item>
      </text:list>
      <text:p text:style-name="P6968">Second paragraph of second item of numbered list.<text:s/></text:p>
      <text:list text:style-name="LFO3" text:continue-numbering="true">
        <text:list-item>
          <text:p text:style-name="P6969">Third item of numbered list.</text:p>
        </text:list-item>
      </text:list>
      <text:p text:style-name="Normal"/>
      <text:p text:style-name="Normal">Here is a BMP picture:</text:p>
      <text:p text:style-name="Normal"><text:span text:style-name="T6970"><draw:frame draw:style-name="a274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971">
        <table:table-columns>
          <table:table-column table:style-name="TableColumn6972"/>
          <table:table-column table:style-name="TableColumn6973"/>
          <table:table-column table:style-name="TableColumn6974"/>
          <table:table-column table:style-name="TableColumn6975"/>
          <table:table-column table:style-name="TableColumn6976"/>
        </table:table-columns>
        <table:table-row table:style-name="TableRow6977">
          <table:table-cell table:style-name="TableCell6978">
            <text:p text:style-name="P6979"/>
          </table:table-cell>
          <table:table-cell table:style-name="TableCell6980" table:number-columns-spanned="2">
            <text:p text:style-name="P6981">New York</text:p>
          </table:table-cell>
          <table:covered-table-cell/>
          <table:table-cell table:style-name="TableCell6982">
            <text:p text:style-name="P6983">Boston</text:p>
          </table:table-cell>
          <table:table-cell table:style-name="TableCell6984">
            <text:p text:style-name="P6985">Detroit</text:p>
          </table:table-cell>
        </table:table-row>
        <table:table-row table:style-name="TableRow6986">
          <table:table-cell table:style-name="TableCell6987">
            <text:p text:style-name="Normal">Baseball</text:p>
          </table:table-cell>
          <table:table-cell table:style-name="TableCell6988">
            <text:p text:style-name="Normal">Mets</text:p>
          </table:table-cell>
          <table:table-cell table:style-name="TableCell6989">
            <text:p text:style-name="Normal">Yankees</text:p>
          </table:table-cell>
          <table:table-cell table:style-name="TableCell6990">
            <text:p text:style-name="Normal">Red Sox</text:p>
          </table:table-cell>
          <table:table-cell table:style-name="TableCell6991">
            <text:p text:style-name="Normal">Tigers</text:p>
          </table:table-cell>
        </table:table-row>
        <table:table-row table:style-name="TableRow6992">
          <table:table-cell table:style-name="TableCell6993">
            <text:p text:style-name="Normal">Hockey</text:p>
          </table:table-cell>
          <table:table-cell table:style-name="TableCell6994">
            <text:p text:style-name="Normal">Rangers</text:p>
          </table:table-cell>
          <table:table-cell table:style-name="TableCell6995">
            <text:p text:style-name="Normal">Islanders</text:p>
          </table:table-cell>
          <table:table-cell table:style-name="TableCell6996">
            <text:p text:style-name="Normal">Bruins</text:p>
          </table:table-cell>
          <table:table-cell table:style-name="TableCell6997">
            <text:p text:style-name="Normal">Red Wings</text:p>
          </table:table-cell>
        </table:table-row>
        <table:table-row table:style-name="TableRow6998">
          <table:table-cell table:style-name="TableCell6999">
            <text:p text:style-name="Normal">Football</text:p>
          </table:table-cell>
          <table:table-cell table:style-name="TableCell7000">
            <text:p text:style-name="Normal">Giants</text:p>
          </table:table-cell>
          <table:table-cell table:style-name="TableCell7001">
            <text:p text:style-name="Normal">Jets</text:p>
          </table:table-cell>
          <table:table-cell table:style-name="TableCell7002">
            <text:p text:style-name="Normal">Patriots</text:p>
          </table:table-cell>
          <table:table-cell table:style-name="TableCell700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37" draw:style-name="a275" draw:name="Object 138" text:anchor-type="as-char" svg:x="0in" svg:y="0in" svg:width="3.5in" svg:height="1.19792in" style:rel-width="scale" style:rel-height="scale"><draw:object-ole draw:class-id="00020830-0000-0000-C000-000000000046" xlink:href="Object 138" xlink:type="simple" xlink:show="embed" xlink:actuate="onLoad"/><draw:image xlink:href="ObjectReplacements/Object 138" xlink:type="simple" xlink:show="embed" xlink:actuate="onLoad"/><svg:title/><svg:desc/></draw:frame></text:p>
      <text:p text:style-name="Normal"/>
      <text:p text:style-name="Normal">This concludes our test.</text:p>
      <text:p text:style-name="P700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005">This is bold,<text:s/></text:span><text:span text:style-name="T7006">this is italic</text:span>,<text:s/><text:span text:style-name="T7007">and this is bold italic</text:span>. This is normal.<text:s/><text:span text:style-name="InlineStyle">This is in a defined inline style called InlineStyle</text:span>. This is normal.<text:s/><text:span text:style-name="T7008">This is red text.</text:span><text:s/>This is normal.<text:s/></text:p>
      <text:p text:style-name="P700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010">First item of bulleted list.<text:s/></text:p>
        </text:list-item>
        <text:list-item>
          <text:p text:style-name="P7011">Second item of bulleted list.</text:p>
        </text:list-item>
      </text:list>
      <text:p text:style-name="P7012">Second paragraph of second item of bulleted list.<text:s/></text:p>
      <text:list text:style-name="LFO2" text:continue-numbering="true">
        <text:list-item>
          <text:p text:style-name="P7013">Third item of bulleted list.</text:p>
          <text:list text:continue-numbering="true">
            <text:list-item>
              <text:p text:style-name="P7014">First item of third item’s nested list</text:p>
            </text:list-item>
            <text:list-item>
              <text:p text:style-name="P7015">Second item of third item’s nested list</text:p>
            </text:list-item>
          </text:list>
        </text:list-item>
        <text:list-item>
          <text:p text:style-name="P701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017">First item of numbered list.<text:s/></text:p>
        </text:list-item>
        <text:list-item>
          <text:p text:style-name="P7018">Second item of numbered list.</text:p>
        </text:list-item>
      </text:list>
      <text:p text:style-name="P7019">Second paragraph of second item of numbered list.<text:s/></text:p>
      <text:list text:style-name="LFO3" text:continue-numbering="true">
        <text:list-item>
          <text:p text:style-name="P7020">Third item of numbered list.</text:p>
        </text:list-item>
      </text:list>
      <text:p text:style-name="Normal"/>
      <text:p text:style-name="Normal">Here is a BMP picture:</text:p>
      <text:p text:style-name="Normal"><text:span text:style-name="T7021"><draw:frame draw:style-name="a276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022">
        <table:table-columns>
          <table:table-column table:style-name="TableColumn7023"/>
          <table:table-column table:style-name="TableColumn7024"/>
          <table:table-column table:style-name="TableColumn7025"/>
          <table:table-column table:style-name="TableColumn7026"/>
          <table:table-column table:style-name="TableColumn7027"/>
        </table:table-columns>
        <table:table-row table:style-name="TableRow7028">
          <table:table-cell table:style-name="TableCell7029">
            <text:p text:style-name="P7030"/>
          </table:table-cell>
          <table:table-cell table:style-name="TableCell7031" table:number-columns-spanned="2">
            <text:p text:style-name="P7032">New York</text:p>
          </table:table-cell>
          <table:covered-table-cell/>
          <table:table-cell table:style-name="TableCell7033">
            <text:p text:style-name="P7034">Boston</text:p>
          </table:table-cell>
          <table:table-cell table:style-name="TableCell7035">
            <text:p text:style-name="P7036">Detroit</text:p>
          </table:table-cell>
        </table:table-row>
        <table:table-row table:style-name="TableRow7037">
          <table:table-cell table:style-name="TableCell7038">
            <text:p text:style-name="Normal">Baseball</text:p>
          </table:table-cell>
          <table:table-cell table:style-name="TableCell7039">
            <text:p text:style-name="Normal">Mets</text:p>
          </table:table-cell>
          <table:table-cell table:style-name="TableCell7040">
            <text:p text:style-name="Normal">Yankees</text:p>
          </table:table-cell>
          <table:table-cell table:style-name="TableCell7041">
            <text:p text:style-name="Normal">Red Sox</text:p>
          </table:table-cell>
          <table:table-cell table:style-name="TableCell7042">
            <text:p text:style-name="Normal">Tigers</text:p>
          </table:table-cell>
        </table:table-row>
        <table:table-row table:style-name="TableRow7043">
          <table:table-cell table:style-name="TableCell7044">
            <text:p text:style-name="Normal">Hockey</text:p>
          </table:table-cell>
          <table:table-cell table:style-name="TableCell7045">
            <text:p text:style-name="Normal">Rangers</text:p>
          </table:table-cell>
          <table:table-cell table:style-name="TableCell7046">
            <text:p text:style-name="Normal">Islanders</text:p>
          </table:table-cell>
          <table:table-cell table:style-name="TableCell7047">
            <text:p text:style-name="Normal">Bruins</text:p>
          </table:table-cell>
          <table:table-cell table:style-name="TableCell7048">
            <text:p text:style-name="Normal">Red Wings</text:p>
          </table:table-cell>
        </table:table-row>
        <table:table-row table:style-name="TableRow7049">
          <table:table-cell table:style-name="TableCell7050">
            <text:p text:style-name="Normal">Football</text:p>
          </table:table-cell>
          <table:table-cell table:style-name="TableCell7051">
            <text:p text:style-name="Normal">Giants</text:p>
          </table:table-cell>
          <table:table-cell table:style-name="TableCell7052">
            <text:p text:style-name="Normal">Jets</text:p>
          </table:table-cell>
          <table:table-cell table:style-name="TableCell7053">
            <text:p text:style-name="Normal">Patriots</text:p>
          </table:table-cell>
          <table:table-cell table:style-name="TableCell705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38" draw:style-name="a277" draw:name="Object 139" text:anchor-type="as-char" svg:x="0in" svg:y="0in" svg:width="3.5in" svg:height="1.19792in" style:rel-width="scale" style:rel-height="scale"><draw:object-ole draw:class-id="00020830-0000-0000-C000-000000000046" xlink:href="Object 139" xlink:type="simple" xlink:show="embed" xlink:actuate="onLoad"/><draw:image xlink:href="ObjectReplacements/Object 139" xlink:type="simple" xlink:show="embed" xlink:actuate="onLoad"/><svg:title/><svg:desc/></draw:frame></text:p>
      <text:p text:style-name="Normal"/>
      <text:p text:style-name="Normal">This concludes our test.</text:p>
      <text:p text:style-name="P705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056">This is bold,<text:s/></text:span><text:span text:style-name="T7057">this is italic</text:span>,<text:s/><text:span text:style-name="T7058">and this is bold italic</text:span>. This is normal.<text:s/><text:span text:style-name="InlineStyle">This is in a defined inline style called InlineStyle</text:span>. This is normal.<text:s/><text:span text:style-name="T7059">This is red text.</text:span><text:s/>This is normal.<text:s/></text:p>
      <text:p text:style-name="P706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061">First item of bulleted list.<text:s/></text:p>
        </text:list-item>
        <text:list-item>
          <text:p text:style-name="P7062">Second item of bulleted list.</text:p>
        </text:list-item>
      </text:list>
      <text:p text:style-name="P7063">Second paragraph of second item of bulleted list.<text:s/></text:p>
      <text:list text:style-name="LFO2" text:continue-numbering="true">
        <text:list-item>
          <text:p text:style-name="P7064">Third item of bulleted list.</text:p>
          <text:list text:continue-numbering="true">
            <text:list-item>
              <text:p text:style-name="P7065">First item of third item’s nested list</text:p>
            </text:list-item>
            <text:list-item>
              <text:p text:style-name="P7066">Second item of third item’s nested list</text:p>
            </text:list-item>
          </text:list>
        </text:list-item>
        <text:list-item>
          <text:p text:style-name="P706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068">First item of numbered list.<text:s/></text:p>
        </text:list-item>
        <text:list-item>
          <text:p text:style-name="P7069">Second item of numbered list.</text:p>
        </text:list-item>
      </text:list>
      <text:p text:style-name="P7070">Second paragraph of second item of numbered list.<text:s/></text:p>
      <text:list text:style-name="LFO3" text:continue-numbering="true">
        <text:list-item>
          <text:p text:style-name="P7071">Third item of numbered list.</text:p>
        </text:list-item>
      </text:list>
      <text:p text:style-name="Normal"/>
      <text:p text:style-name="Normal">Here is a BMP picture:</text:p>
      <text:p text:style-name="Normal"><text:span text:style-name="T7072"><draw:frame draw:style-name="a278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073">
        <table:table-columns>
          <table:table-column table:style-name="TableColumn7074"/>
          <table:table-column table:style-name="TableColumn7075"/>
          <table:table-column table:style-name="TableColumn7076"/>
          <table:table-column table:style-name="TableColumn7077"/>
          <table:table-column table:style-name="TableColumn7078"/>
        </table:table-columns>
        <table:table-row table:style-name="TableRow7079">
          <table:table-cell table:style-name="TableCell7080">
            <text:p text:style-name="P7081"/>
          </table:table-cell>
          <table:table-cell table:style-name="TableCell7082" table:number-columns-spanned="2">
            <text:p text:style-name="P7083">New York</text:p>
          </table:table-cell>
          <table:covered-table-cell/>
          <table:table-cell table:style-name="TableCell7084">
            <text:p text:style-name="P7085">Boston</text:p>
          </table:table-cell>
          <table:table-cell table:style-name="TableCell7086">
            <text:p text:style-name="P7087">Detroit</text:p>
          </table:table-cell>
        </table:table-row>
        <table:table-row table:style-name="TableRow7088">
          <table:table-cell table:style-name="TableCell7089">
            <text:p text:style-name="Normal">Baseball</text:p>
          </table:table-cell>
          <table:table-cell table:style-name="TableCell7090">
            <text:p text:style-name="Normal">Mets</text:p>
          </table:table-cell>
          <table:table-cell table:style-name="TableCell7091">
            <text:p text:style-name="Normal">Yankees</text:p>
          </table:table-cell>
          <table:table-cell table:style-name="TableCell7092">
            <text:p text:style-name="Normal">Red Sox</text:p>
          </table:table-cell>
          <table:table-cell table:style-name="TableCell7093">
            <text:p text:style-name="Normal">Tigers</text:p>
          </table:table-cell>
        </table:table-row>
        <table:table-row table:style-name="TableRow7094">
          <table:table-cell table:style-name="TableCell7095">
            <text:p text:style-name="Normal">Hockey</text:p>
          </table:table-cell>
          <table:table-cell table:style-name="TableCell7096">
            <text:p text:style-name="Normal">Rangers</text:p>
          </table:table-cell>
          <table:table-cell table:style-name="TableCell7097">
            <text:p text:style-name="Normal">Islanders</text:p>
          </table:table-cell>
          <table:table-cell table:style-name="TableCell7098">
            <text:p text:style-name="Normal">Bruins</text:p>
          </table:table-cell>
          <table:table-cell table:style-name="TableCell7099">
            <text:p text:style-name="Normal">Red Wings</text:p>
          </table:table-cell>
        </table:table-row>
        <table:table-row table:style-name="TableRow7100">
          <table:table-cell table:style-name="TableCell7101">
            <text:p text:style-name="Normal">Football</text:p>
          </table:table-cell>
          <table:table-cell table:style-name="TableCell7102">
            <text:p text:style-name="Normal">Giants</text:p>
          </table:table-cell>
          <table:table-cell table:style-name="TableCell7103">
            <text:p text:style-name="Normal">Jets</text:p>
          </table:table-cell>
          <table:table-cell table:style-name="TableCell7104">
            <text:p text:style-name="Normal">Patriots</text:p>
          </table:table-cell>
          <table:table-cell table:style-name="TableCell710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39" draw:style-name="a279" draw:name="Object 140" text:anchor-type="as-char" svg:x="0in" svg:y="0in" svg:width="3.5in" svg:height="1.19792in" style:rel-width="scale" style:rel-height="scale"><draw:object-ole draw:class-id="00020830-0000-0000-C000-000000000046" xlink:href="Object 140" xlink:type="simple" xlink:show="embed" xlink:actuate="onLoad"/><draw:image xlink:href="ObjectReplacements/Object 140" xlink:type="simple" xlink:show="embed" xlink:actuate="onLoad"/><svg:title/><svg:desc/></draw:frame></text:p>
      <text:p text:style-name="Normal"/>
      <text:p text:style-name="Normal">This concludes our test.</text:p>
      <text:p text:style-name="P7106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107">This is bold,<text:s/></text:span><text:span text:style-name="T7108">this is italic</text:span>,<text:s/><text:span text:style-name="T7109">and this is bold italic</text:span>. This is normal.<text:s/><text:span text:style-name="InlineStyle">This is in a defined inline style called InlineStyle</text:span>. This is normal.<text:s/><text:span text:style-name="T7110">This is red text.</text:span><text:s/>This is normal.<text:s/></text:p>
      <text:p text:style-name="P711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112">First item of bulleted list.<text:s/></text:p>
        </text:list-item>
        <text:list-item>
          <text:p text:style-name="P7113">Second item of bulleted list.</text:p>
        </text:list-item>
      </text:list>
      <text:p text:style-name="P7114">Second paragraph of second item of bulleted list.<text:s/></text:p>
      <text:list text:style-name="LFO2" text:continue-numbering="true">
        <text:list-item>
          <text:p text:style-name="P7115">Third item of bulleted list.</text:p>
          <text:list text:continue-numbering="true">
            <text:list-item>
              <text:p text:style-name="P7116">First item of third item’s nested list</text:p>
            </text:list-item>
            <text:list-item>
              <text:p text:style-name="P7117">Second item of third item’s nested list</text:p>
            </text:list-item>
          </text:list>
        </text:list-item>
        <text:list-item>
          <text:p text:style-name="P711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119">First item of numbered list.<text:s/></text:p>
        </text:list-item>
        <text:list-item>
          <text:p text:style-name="P7120">Second item of numbered list.</text:p>
        </text:list-item>
      </text:list>
      <text:p text:style-name="P7121">Second paragraph of second item of numbered list.<text:s/></text:p>
      <text:list text:style-name="LFO3" text:continue-numbering="true">
        <text:list-item>
          <text:p text:style-name="P7122">Third item of numbered list.</text:p>
        </text:list-item>
      </text:list>
      <text:p text:style-name="Normal"/>
      <text:p text:style-name="Normal">Here is a BMP picture:</text:p>
      <text:p text:style-name="Normal"><text:span text:style-name="T7123"><draw:frame draw:style-name="a280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124">
        <table:table-columns>
          <table:table-column table:style-name="TableColumn7125"/>
          <table:table-column table:style-name="TableColumn7126"/>
          <table:table-column table:style-name="TableColumn7127"/>
          <table:table-column table:style-name="TableColumn7128"/>
          <table:table-column table:style-name="TableColumn7129"/>
        </table:table-columns>
        <table:table-row table:style-name="TableRow7130">
          <table:table-cell table:style-name="TableCell7131">
            <text:p text:style-name="P7132"/>
          </table:table-cell>
          <table:table-cell table:style-name="TableCell7133" table:number-columns-spanned="2">
            <text:p text:style-name="P7134">New York</text:p>
          </table:table-cell>
          <table:covered-table-cell/>
          <table:table-cell table:style-name="TableCell7135">
            <text:p text:style-name="P7136">Boston</text:p>
          </table:table-cell>
          <table:table-cell table:style-name="TableCell7137">
            <text:p text:style-name="P7138">Detroit</text:p>
          </table:table-cell>
        </table:table-row>
        <table:table-row table:style-name="TableRow7139">
          <table:table-cell table:style-name="TableCell7140">
            <text:p text:style-name="Normal">Baseball</text:p>
          </table:table-cell>
          <table:table-cell table:style-name="TableCell7141">
            <text:p text:style-name="Normal">Mets</text:p>
          </table:table-cell>
          <table:table-cell table:style-name="TableCell7142">
            <text:p text:style-name="Normal">Yankees</text:p>
          </table:table-cell>
          <table:table-cell table:style-name="TableCell7143">
            <text:p text:style-name="Normal">Red Sox</text:p>
          </table:table-cell>
          <table:table-cell table:style-name="TableCell7144">
            <text:p text:style-name="Normal">Tigers</text:p>
          </table:table-cell>
        </table:table-row>
        <table:table-row table:style-name="TableRow7145">
          <table:table-cell table:style-name="TableCell7146">
            <text:p text:style-name="Normal">Hockey</text:p>
          </table:table-cell>
          <table:table-cell table:style-name="TableCell7147">
            <text:p text:style-name="Normal">Rangers</text:p>
          </table:table-cell>
          <table:table-cell table:style-name="TableCell7148">
            <text:p text:style-name="Normal">Islanders</text:p>
          </table:table-cell>
          <table:table-cell table:style-name="TableCell7149">
            <text:p text:style-name="Normal">Bruins</text:p>
          </table:table-cell>
          <table:table-cell table:style-name="TableCell7150">
            <text:p text:style-name="Normal">Red Wings</text:p>
          </table:table-cell>
        </table:table-row>
        <table:table-row table:style-name="TableRow7151">
          <table:table-cell table:style-name="TableCell7152">
            <text:p text:style-name="Normal">Football</text:p>
          </table:table-cell>
          <table:table-cell table:style-name="TableCell7153">
            <text:p text:style-name="Normal">Giants</text:p>
          </table:table-cell>
          <table:table-cell table:style-name="TableCell7154">
            <text:p text:style-name="Normal">Jets</text:p>
          </table:table-cell>
          <table:table-cell table:style-name="TableCell7155">
            <text:p text:style-name="Normal">Patriots</text:p>
          </table:table-cell>
          <table:table-cell table:style-name="TableCell715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40" draw:style-name="a281" draw:name="Object 141" text:anchor-type="as-char" svg:x="0in" svg:y="0in" svg:width="3.5in" svg:height="1.19792in" style:rel-width="scale" style:rel-height="scale"><draw:object-ole draw:class-id="00020830-0000-0000-C000-000000000046" xlink:href="Object 141" xlink:type="simple" xlink:show="embed" xlink:actuate="onLoad"/><draw:image xlink:href="ObjectReplacements/Object 141" xlink:type="simple" xlink:show="embed" xlink:actuate="onLoad"/><svg:title/><svg:desc/></draw:frame></text:p>
      <text:p text:style-name="Normal"/>
      <text:p text:style-name="Normal">This concludes our test.</text:p>
      <text:p text:style-name="P715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158">This is bold,<text:s/></text:span><text:span text:style-name="T7159">this is italic</text:span>,<text:s/><text:span text:style-name="T7160">and this is bold italic</text:span>. This is normal.<text:s/><text:span text:style-name="InlineStyle">This is in a defined inline style called InlineStyle</text:span>. This is normal.<text:s/><text:span text:style-name="T7161">This is red text.</text:span><text:s/>This is normal.<text:s/></text:p>
      <text:p text:style-name="P716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163">First item of bulleted list.<text:s/></text:p>
        </text:list-item>
        <text:list-item>
          <text:p text:style-name="P7164">Second item of bulleted list.</text:p>
        </text:list-item>
      </text:list>
      <text:p text:style-name="P7165">Second paragraph of second item of bulleted list.<text:s/></text:p>
      <text:list text:style-name="LFO2" text:continue-numbering="true">
        <text:list-item>
          <text:p text:style-name="P7166">Third item of bulleted list.</text:p>
          <text:list text:continue-numbering="true">
            <text:list-item>
              <text:p text:style-name="P7167">First item of third item’s nested list</text:p>
            </text:list-item>
            <text:list-item>
              <text:p text:style-name="P7168">Second item of third item’s nested list</text:p>
            </text:list-item>
          </text:list>
        </text:list-item>
        <text:list-item>
          <text:p text:style-name="P716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170">First item of numbered list.<text:s/></text:p>
        </text:list-item>
        <text:list-item>
          <text:p text:style-name="P7171">Second item of numbered list.</text:p>
        </text:list-item>
      </text:list>
      <text:p text:style-name="P7172">Second paragraph of second item of numbered list.<text:s/></text:p>
      <text:list text:style-name="LFO3" text:continue-numbering="true">
        <text:list-item>
          <text:p text:style-name="P7173">Third item of numbered list.</text:p>
        </text:list-item>
      </text:list>
      <text:p text:style-name="Normal"/>
      <text:p text:style-name="Normal">Here is a BMP picture:</text:p>
      <text:p text:style-name="Normal"><text:span text:style-name="T7174"><draw:frame draw:style-name="a282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175">
        <table:table-columns>
          <table:table-column table:style-name="TableColumn7176"/>
          <table:table-column table:style-name="TableColumn7177"/>
          <table:table-column table:style-name="TableColumn7178"/>
          <table:table-column table:style-name="TableColumn7179"/>
          <table:table-column table:style-name="TableColumn7180"/>
        </table:table-columns>
        <table:table-row table:style-name="TableRow7181">
          <table:table-cell table:style-name="TableCell7182">
            <text:p text:style-name="P7183"/>
          </table:table-cell>
          <table:table-cell table:style-name="TableCell7184" table:number-columns-spanned="2">
            <text:p text:style-name="P7185">New York</text:p>
          </table:table-cell>
          <table:covered-table-cell/>
          <table:table-cell table:style-name="TableCell7186">
            <text:p text:style-name="P7187">Boston</text:p>
          </table:table-cell>
          <table:table-cell table:style-name="TableCell7188">
            <text:p text:style-name="P7189">Detroit</text:p>
          </table:table-cell>
        </table:table-row>
        <table:table-row table:style-name="TableRow7190">
          <table:table-cell table:style-name="TableCell7191">
            <text:p text:style-name="Normal">Baseball</text:p>
          </table:table-cell>
          <table:table-cell table:style-name="TableCell7192">
            <text:p text:style-name="Normal">Mets</text:p>
          </table:table-cell>
          <table:table-cell table:style-name="TableCell7193">
            <text:p text:style-name="Normal">Yankees</text:p>
          </table:table-cell>
          <table:table-cell table:style-name="TableCell7194">
            <text:p text:style-name="Normal">Red Sox</text:p>
          </table:table-cell>
          <table:table-cell table:style-name="TableCell7195">
            <text:p text:style-name="Normal">Tigers</text:p>
          </table:table-cell>
        </table:table-row>
        <table:table-row table:style-name="TableRow7196">
          <table:table-cell table:style-name="TableCell7197">
            <text:p text:style-name="Normal">Hockey</text:p>
          </table:table-cell>
          <table:table-cell table:style-name="TableCell7198">
            <text:p text:style-name="Normal">Rangers</text:p>
          </table:table-cell>
          <table:table-cell table:style-name="TableCell7199">
            <text:p text:style-name="Normal">Islanders</text:p>
          </table:table-cell>
          <table:table-cell table:style-name="TableCell7200">
            <text:p text:style-name="Normal">Bruins</text:p>
          </table:table-cell>
          <table:table-cell table:style-name="TableCell7201">
            <text:p text:style-name="Normal">Red Wings</text:p>
          </table:table-cell>
        </table:table-row>
        <table:table-row table:style-name="TableRow7202">
          <table:table-cell table:style-name="TableCell7203">
            <text:p text:style-name="Normal">Football</text:p>
          </table:table-cell>
          <table:table-cell table:style-name="TableCell7204">
            <text:p text:style-name="Normal">Giants</text:p>
          </table:table-cell>
          <table:table-cell table:style-name="TableCell7205">
            <text:p text:style-name="Normal">Jets</text:p>
          </table:table-cell>
          <table:table-cell table:style-name="TableCell7206">
            <text:p text:style-name="Normal">Patriots</text:p>
          </table:table-cell>
          <table:table-cell table:style-name="TableCell720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41" draw:style-name="a283" draw:name="Object 142" text:anchor-type="as-char" svg:x="0in" svg:y="0in" svg:width="3.5in" svg:height="1.19792in" style:rel-width="scale" style:rel-height="scale"><draw:object-ole draw:class-id="00020830-0000-0000-C000-000000000046" xlink:href="Object 142" xlink:type="simple" xlink:show="embed" xlink:actuate="onLoad"/><draw:image xlink:href="ObjectReplacements/Object 142" xlink:type="simple" xlink:show="embed" xlink:actuate="onLoad"/><svg:title/><svg:desc/></draw:frame></text:p>
      <text:p text:style-name="Normal"/>
      <text:p text:style-name="Normal">This concludes our test.</text:p>
      <text:p text:style-name="P720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209">This is bold,<text:s/></text:span><text:span text:style-name="T7210">this is italic</text:span>,<text:s/><text:span text:style-name="T7211">and this is bold italic</text:span>. This is normal.<text:s/><text:span text:style-name="InlineStyle">This is in a defined inline style called InlineStyle</text:span>. This is normal.<text:s/><text:span text:style-name="T7212">This is red text.</text:span><text:s/>This is normal.<text:s/></text:p>
      <text:p text:style-name="P7213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214">First item of bulleted list.<text:s/></text:p>
        </text:list-item>
        <text:list-item>
          <text:p text:style-name="P7215">Second item of bulleted list.</text:p>
        </text:list-item>
      </text:list>
      <text:p text:style-name="P7216">Second paragraph of second item of bulleted list.<text:s/></text:p>
      <text:list text:style-name="LFO2" text:continue-numbering="true">
        <text:list-item>
          <text:p text:style-name="P7217">Third item of bulleted list.</text:p>
          <text:list text:continue-numbering="true">
            <text:list-item>
              <text:p text:style-name="P7218">First item of third item’s nested list</text:p>
            </text:list-item>
            <text:list-item>
              <text:p text:style-name="P7219">Second item of third item’s nested list</text:p>
            </text:list-item>
          </text:list>
        </text:list-item>
        <text:list-item>
          <text:p text:style-name="P722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221">First item of numbered list.<text:s/></text:p>
        </text:list-item>
        <text:list-item>
          <text:p text:style-name="P7222">Second item of numbered list.</text:p>
        </text:list-item>
      </text:list>
      <text:p text:style-name="P7223">Second paragraph of second item of numbered list.<text:s/></text:p>
      <text:list text:style-name="LFO3" text:continue-numbering="true">
        <text:list-item>
          <text:p text:style-name="P7224">Third item of numbered list.</text:p>
        </text:list-item>
      </text:list>
      <text:p text:style-name="Normal"/>
      <text:p text:style-name="Normal">Here is a BMP picture:</text:p>
      <text:p text:style-name="Normal"><text:span text:style-name="T7225"><draw:frame draw:style-name="a284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226">
        <table:table-columns>
          <table:table-column table:style-name="TableColumn7227"/>
          <table:table-column table:style-name="TableColumn7228"/>
          <table:table-column table:style-name="TableColumn7229"/>
          <table:table-column table:style-name="TableColumn7230"/>
          <table:table-column table:style-name="TableColumn7231"/>
        </table:table-columns>
        <table:table-row table:style-name="TableRow7232">
          <table:table-cell table:style-name="TableCell7233">
            <text:p text:style-name="P7234"/>
          </table:table-cell>
          <table:table-cell table:style-name="TableCell7235" table:number-columns-spanned="2">
            <text:p text:style-name="P7236">New York</text:p>
          </table:table-cell>
          <table:covered-table-cell/>
          <table:table-cell table:style-name="TableCell7237">
            <text:p text:style-name="P7238">Boston</text:p>
          </table:table-cell>
          <table:table-cell table:style-name="TableCell7239">
            <text:p text:style-name="P7240">Detroit</text:p>
          </table:table-cell>
        </table:table-row>
        <table:table-row table:style-name="TableRow7241">
          <table:table-cell table:style-name="TableCell7242">
            <text:p text:style-name="Normal">Baseball</text:p>
          </table:table-cell>
          <table:table-cell table:style-name="TableCell7243">
            <text:p text:style-name="Normal">Mets</text:p>
          </table:table-cell>
          <table:table-cell table:style-name="TableCell7244">
            <text:p text:style-name="Normal">Yankees</text:p>
          </table:table-cell>
          <table:table-cell table:style-name="TableCell7245">
            <text:p text:style-name="Normal">Red Sox</text:p>
          </table:table-cell>
          <table:table-cell table:style-name="TableCell7246">
            <text:p text:style-name="Normal">Tigers</text:p>
          </table:table-cell>
        </table:table-row>
        <table:table-row table:style-name="TableRow7247">
          <table:table-cell table:style-name="TableCell7248">
            <text:p text:style-name="Normal">Hockey</text:p>
          </table:table-cell>
          <table:table-cell table:style-name="TableCell7249">
            <text:p text:style-name="Normal">Rangers</text:p>
          </table:table-cell>
          <table:table-cell table:style-name="TableCell7250">
            <text:p text:style-name="Normal">Islanders</text:p>
          </table:table-cell>
          <table:table-cell table:style-name="TableCell7251">
            <text:p text:style-name="Normal">Bruins</text:p>
          </table:table-cell>
          <table:table-cell table:style-name="TableCell7252">
            <text:p text:style-name="Normal">Red Wings</text:p>
          </table:table-cell>
        </table:table-row>
        <table:table-row table:style-name="TableRow7253">
          <table:table-cell table:style-name="TableCell7254">
            <text:p text:style-name="Normal">Football</text:p>
          </table:table-cell>
          <table:table-cell table:style-name="TableCell7255">
            <text:p text:style-name="Normal">Giants</text:p>
          </table:table-cell>
          <table:table-cell table:style-name="TableCell7256">
            <text:p text:style-name="Normal">Jets</text:p>
          </table:table-cell>
          <table:table-cell table:style-name="TableCell7257">
            <text:p text:style-name="Normal">Patriots</text:p>
          </table:table-cell>
          <table:table-cell table:style-name="TableCell7258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42" draw:style-name="a285" draw:name="Object 143" text:anchor-type="as-char" svg:x="0in" svg:y="0in" svg:width="3.5in" svg:height="1.19792in" style:rel-width="scale" style:rel-height="scale"><draw:object-ole draw:class-id="00020830-0000-0000-C000-000000000046" xlink:href="Object 143" xlink:type="simple" xlink:show="embed" xlink:actuate="onLoad"/><draw:image xlink:href="ObjectReplacements/Object 143" xlink:type="simple" xlink:show="embed" xlink:actuate="onLoad"/><svg:title/><svg:desc/></draw:frame></text:p>
      <text:p text:style-name="Normal"/>
      <text:p text:style-name="Normal">This concludes our test.</text:p>
      <text:p text:style-name="P7259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260">This is bold,<text:s/></text:span><text:span text:style-name="T7261">this is italic</text:span>,<text:s/><text:span text:style-name="T7262">and this is bold italic</text:span>. This is normal.<text:s/><text:span text:style-name="InlineStyle">This is in a defined inline style called InlineStyle</text:span>. This is normal.<text:s/><text:span text:style-name="T7263">This is red text.</text:span><text:s/>This is normal.<text:s/></text:p>
      <text:p text:style-name="P726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265">First item of bulleted list.<text:s/></text:p>
        </text:list-item>
        <text:list-item>
          <text:p text:style-name="P7266">Second item of bulleted list.</text:p>
        </text:list-item>
      </text:list>
      <text:p text:style-name="P7267">Second paragraph of second item of bulleted list.<text:s/></text:p>
      <text:list text:style-name="LFO2" text:continue-numbering="true">
        <text:list-item>
          <text:p text:style-name="P7268">Third item of bulleted list.</text:p>
          <text:list text:continue-numbering="true">
            <text:list-item>
              <text:p text:style-name="P7269">First item of third item’s nested list</text:p>
            </text:list-item>
            <text:list-item>
              <text:p text:style-name="P7270">Second item of third item’s nested list</text:p>
            </text:list-item>
          </text:list>
        </text:list-item>
        <text:list-item>
          <text:p text:style-name="P727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272">First item of numbered list.<text:s/></text:p>
        </text:list-item>
        <text:list-item>
          <text:p text:style-name="P7273">Second item of numbered list.</text:p>
        </text:list-item>
      </text:list>
      <text:p text:style-name="P7274">Second paragraph of second item of numbered list.<text:s/></text:p>
      <text:list text:style-name="LFO3" text:continue-numbering="true">
        <text:list-item>
          <text:p text:style-name="P7275">Third item of numbered list.</text:p>
        </text:list-item>
      </text:list>
      <text:p text:style-name="Normal"/>
      <text:p text:style-name="Normal">Here is a BMP picture:</text:p>
      <text:p text:style-name="Normal"><text:span text:style-name="T7276"><draw:frame draw:style-name="a286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277">
        <table:table-columns>
          <table:table-column table:style-name="TableColumn7278"/>
          <table:table-column table:style-name="TableColumn7279"/>
          <table:table-column table:style-name="TableColumn7280"/>
          <table:table-column table:style-name="TableColumn7281"/>
          <table:table-column table:style-name="TableColumn7282"/>
        </table:table-columns>
        <table:table-row table:style-name="TableRow7283">
          <table:table-cell table:style-name="TableCell7284">
            <text:p text:style-name="P7285"/>
          </table:table-cell>
          <table:table-cell table:style-name="TableCell7286" table:number-columns-spanned="2">
            <text:p text:style-name="P7287">New York</text:p>
          </table:table-cell>
          <table:covered-table-cell/>
          <table:table-cell table:style-name="TableCell7288">
            <text:p text:style-name="P7289">Boston</text:p>
          </table:table-cell>
          <table:table-cell table:style-name="TableCell7290">
            <text:p text:style-name="P7291">Detroit</text:p>
          </table:table-cell>
        </table:table-row>
        <table:table-row table:style-name="TableRow7292">
          <table:table-cell table:style-name="TableCell7293">
            <text:p text:style-name="Normal">Baseball</text:p>
          </table:table-cell>
          <table:table-cell table:style-name="TableCell7294">
            <text:p text:style-name="Normal">Mets</text:p>
          </table:table-cell>
          <table:table-cell table:style-name="TableCell7295">
            <text:p text:style-name="Normal">Yankees</text:p>
          </table:table-cell>
          <table:table-cell table:style-name="TableCell7296">
            <text:p text:style-name="Normal">Red Sox</text:p>
          </table:table-cell>
          <table:table-cell table:style-name="TableCell7297">
            <text:p text:style-name="Normal">Tigers</text:p>
          </table:table-cell>
        </table:table-row>
        <table:table-row table:style-name="TableRow7298">
          <table:table-cell table:style-name="TableCell7299">
            <text:p text:style-name="Normal">Hockey</text:p>
          </table:table-cell>
          <table:table-cell table:style-name="TableCell7300">
            <text:p text:style-name="Normal">Rangers</text:p>
          </table:table-cell>
          <table:table-cell table:style-name="TableCell7301">
            <text:p text:style-name="Normal">Islanders</text:p>
          </table:table-cell>
          <table:table-cell table:style-name="TableCell7302">
            <text:p text:style-name="Normal">Bruins</text:p>
          </table:table-cell>
          <table:table-cell table:style-name="TableCell7303">
            <text:p text:style-name="Normal">Red Wings</text:p>
          </table:table-cell>
        </table:table-row>
        <table:table-row table:style-name="TableRow7304">
          <table:table-cell table:style-name="TableCell7305">
            <text:p text:style-name="Normal">Football</text:p>
          </table:table-cell>
          <table:table-cell table:style-name="TableCell7306">
            <text:p text:style-name="Normal">Giants</text:p>
          </table:table-cell>
          <table:table-cell table:style-name="TableCell7307">
            <text:p text:style-name="Normal">Jets</text:p>
          </table:table-cell>
          <table:table-cell table:style-name="TableCell7308">
            <text:p text:style-name="Normal">Patriots</text:p>
          </table:table-cell>
          <table:table-cell table:style-name="TableCell730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43" draw:style-name="a287" draw:name="Object 144" text:anchor-type="as-char" svg:x="0in" svg:y="0in" svg:width="3.5in" svg:height="1.19792in" style:rel-width="scale" style:rel-height="scale"><draw:object-ole draw:class-id="00020830-0000-0000-C000-000000000046" xlink:href="Object 144" xlink:type="simple" xlink:show="embed" xlink:actuate="onLoad"/><draw:image xlink:href="ObjectReplacements/Object 144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310">This is bold,<text:s/></text:span><text:span text:style-name="T7311">this is italic</text:span>,<text:s/><text:span text:style-name="T7312">and this is bold italic</text:span>. This is normal.<text:s/><text:span text:style-name="InlineStyle">This is in a defined inline style called InlineStyle</text:span>. This is normal.<text:s/><text:span text:style-name="T7313">This is red text.</text:span><text:s/>This is normal.<text:s/></text:p>
      <text:p text:style-name="P731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315">First item of bulleted list.<text:s/></text:p>
        </text:list-item>
        <text:list-item>
          <text:p text:style-name="P7316">Second item of bulleted list.</text:p>
        </text:list-item>
      </text:list>
      <text:p text:style-name="P7317">Second paragraph of second item of bulleted list.<text:s/></text:p>
      <text:list text:style-name="LFO2" text:continue-numbering="true">
        <text:list-item>
          <text:p text:style-name="P7318">Third item of bulleted list.</text:p>
          <text:list text:continue-numbering="true">
            <text:list-item>
              <text:p text:style-name="P7319">First item of third item’s nested list</text:p>
            </text:list-item>
            <text:list-item>
              <text:p text:style-name="P7320">Second item of third item’s nested list</text:p>
            </text:list-item>
          </text:list>
        </text:list-item>
        <text:list-item>
          <text:p text:style-name="P732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322">First item of numbered list.<text:s/></text:p>
        </text:list-item>
        <text:list-item>
          <text:p text:style-name="P7323">Second item of numbered list.</text:p>
        </text:list-item>
      </text:list>
      <text:p text:style-name="P7324">Second paragraph of second item of numbered list.<text:s/></text:p>
      <text:list text:style-name="LFO3" text:continue-numbering="true">
        <text:list-item>
          <text:p text:style-name="P7325">Third item of numbered list.</text:p>
        </text:list-item>
      </text:list>
      <text:p text:style-name="Normal"/>
      <text:p text:style-name="Normal">Here is a BMP picture:</text:p>
      <text:p text:style-name="Normal"><text:span text:style-name="T7326"><draw:frame draw:style-name="a288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327">
        <table:table-columns>
          <table:table-column table:style-name="TableColumn7328"/>
          <table:table-column table:style-name="TableColumn7329"/>
          <table:table-column table:style-name="TableColumn7330"/>
          <table:table-column table:style-name="TableColumn7331"/>
          <table:table-column table:style-name="TableColumn7332"/>
        </table:table-columns>
        <table:table-row table:style-name="TableRow7333">
          <table:table-cell table:style-name="TableCell7334">
            <text:p text:style-name="P7335"/>
          </table:table-cell>
          <table:table-cell table:style-name="TableCell7336" table:number-columns-spanned="2">
            <text:p text:style-name="P7337">New York</text:p>
          </table:table-cell>
          <table:covered-table-cell/>
          <table:table-cell table:style-name="TableCell7338">
            <text:p text:style-name="P7339">Boston</text:p>
          </table:table-cell>
          <table:table-cell table:style-name="TableCell7340">
            <text:p text:style-name="P7341">Detroit</text:p>
          </table:table-cell>
        </table:table-row>
        <table:table-row table:style-name="TableRow7342">
          <table:table-cell table:style-name="TableCell7343">
            <text:p text:style-name="Normal">Baseball</text:p>
          </table:table-cell>
          <table:table-cell table:style-name="TableCell7344">
            <text:p text:style-name="Normal">Mets</text:p>
          </table:table-cell>
          <table:table-cell table:style-name="TableCell7345">
            <text:p text:style-name="Normal">Yankees</text:p>
          </table:table-cell>
          <table:table-cell table:style-name="TableCell7346">
            <text:p text:style-name="Normal">Red Sox</text:p>
          </table:table-cell>
          <table:table-cell table:style-name="TableCell7347">
            <text:p text:style-name="Normal">Tigers</text:p>
          </table:table-cell>
        </table:table-row>
        <table:table-row table:style-name="TableRow7348">
          <table:table-cell table:style-name="TableCell7349">
            <text:p text:style-name="Normal">Hockey</text:p>
          </table:table-cell>
          <table:table-cell table:style-name="TableCell7350">
            <text:p text:style-name="Normal">Rangers</text:p>
          </table:table-cell>
          <table:table-cell table:style-name="TableCell7351">
            <text:p text:style-name="Normal">Islanders</text:p>
          </table:table-cell>
          <table:table-cell table:style-name="TableCell7352">
            <text:p text:style-name="Normal">Bruins</text:p>
          </table:table-cell>
          <table:table-cell table:style-name="TableCell7353">
            <text:p text:style-name="Normal">Red Wings</text:p>
          </table:table-cell>
        </table:table-row>
        <table:table-row table:style-name="TableRow7354">
          <table:table-cell table:style-name="TableCell7355">
            <text:p text:style-name="Normal">Football</text:p>
          </table:table-cell>
          <table:table-cell table:style-name="TableCell7356">
            <text:p text:style-name="Normal">Giants</text:p>
          </table:table-cell>
          <table:table-cell table:style-name="TableCell7357">
            <text:p text:style-name="Normal">Jets</text:p>
          </table:table-cell>
          <table:table-cell table:style-name="TableCell7358">
            <text:p text:style-name="Normal">Patriots</text:p>
          </table:table-cell>
          <table:table-cell table:style-name="TableCell735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44" draw:style-name="a289" draw:name="Object 145" text:anchor-type="as-char" svg:x="0in" svg:y="0in" svg:width="3.5in" svg:height="1.19792in" style:rel-width="scale" style:rel-height="scale"><draw:object-ole draw:class-id="00020830-0000-0000-C000-000000000046" xlink:href="Object 145" xlink:type="simple" xlink:show="embed" xlink:actuate="onLoad"/><draw:image xlink:href="ObjectReplacements/Object 145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360">This is bold,<text:s/></text:span><text:span text:style-name="T7361">this is italic</text:span>,<text:s/><text:span text:style-name="T7362">and this is bold italic</text:span>. This is normal.<text:s/><text:span text:style-name="InlineStyle">This is in a defined inline style called InlineStyle</text:span>. This is normal.<text:s/><text:span text:style-name="T7363">This is red text.</text:span><text:s/>This is normal.<text:s/></text:p>
      <text:p text:style-name="P736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365">First item of bulleted list.<text:s/></text:p>
        </text:list-item>
        <text:list-item>
          <text:p text:style-name="P7366">Second item of bulleted list.</text:p>
        </text:list-item>
      </text:list>
      <text:p text:style-name="P7367">Second paragraph of second item of bulleted list.<text:s/></text:p>
      <text:list text:style-name="LFO2" text:continue-numbering="true">
        <text:list-item>
          <text:p text:style-name="P7368">Third item of bulleted list.</text:p>
          <text:list text:continue-numbering="true">
            <text:list-item>
              <text:p text:style-name="P7369">First item of third item’s nested list</text:p>
            </text:list-item>
            <text:list-item>
              <text:p text:style-name="P7370">Second item of third item’s nested list</text:p>
            </text:list-item>
          </text:list>
        </text:list-item>
        <text:list-item>
          <text:p text:style-name="P737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372">First item of numbered list.<text:s/></text:p>
        </text:list-item>
        <text:list-item>
          <text:p text:style-name="P7373">Second item of numbered list.</text:p>
        </text:list-item>
      </text:list>
      <text:p text:style-name="P7374">Second paragraph of second item of numbered list.<text:s/></text:p>
      <text:list text:style-name="LFO3" text:continue-numbering="true">
        <text:list-item>
          <text:p text:style-name="P7375">Third item of numbered list.</text:p>
        </text:list-item>
      </text:list>
      <text:p text:style-name="Normal"/>
      <text:p text:style-name="Normal">Here is a BMP picture:</text:p>
      <text:p text:style-name="Normal"><text:span text:style-name="T7376"><draw:frame draw:style-name="a290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377">
        <table:table-columns>
          <table:table-column table:style-name="TableColumn7378"/>
          <table:table-column table:style-name="TableColumn7379"/>
          <table:table-column table:style-name="TableColumn7380"/>
          <table:table-column table:style-name="TableColumn7381"/>
          <table:table-column table:style-name="TableColumn7382"/>
        </table:table-columns>
        <table:table-row table:style-name="TableRow7383">
          <table:table-cell table:style-name="TableCell7384">
            <text:p text:style-name="P7385"/>
          </table:table-cell>
          <table:table-cell table:style-name="TableCell7386" table:number-columns-spanned="2">
            <text:p text:style-name="P7387">New York</text:p>
          </table:table-cell>
          <table:covered-table-cell/>
          <table:table-cell table:style-name="TableCell7388">
            <text:p text:style-name="P7389">Boston</text:p>
          </table:table-cell>
          <table:table-cell table:style-name="TableCell7390">
            <text:p text:style-name="P7391">Detroit</text:p>
          </table:table-cell>
        </table:table-row>
        <table:table-row table:style-name="TableRow7392">
          <table:table-cell table:style-name="TableCell7393">
            <text:p text:style-name="Normal">Baseball</text:p>
          </table:table-cell>
          <table:table-cell table:style-name="TableCell7394">
            <text:p text:style-name="Normal">Mets</text:p>
          </table:table-cell>
          <table:table-cell table:style-name="TableCell7395">
            <text:p text:style-name="Normal">Yankees</text:p>
          </table:table-cell>
          <table:table-cell table:style-name="TableCell7396">
            <text:p text:style-name="Normal">Red Sox</text:p>
          </table:table-cell>
          <table:table-cell table:style-name="TableCell7397">
            <text:p text:style-name="Normal">Tigers</text:p>
          </table:table-cell>
        </table:table-row>
        <table:table-row table:style-name="TableRow7398">
          <table:table-cell table:style-name="TableCell7399">
            <text:p text:style-name="Normal">Hockey</text:p>
          </table:table-cell>
          <table:table-cell table:style-name="TableCell7400">
            <text:p text:style-name="Normal">Rangers</text:p>
          </table:table-cell>
          <table:table-cell table:style-name="TableCell7401">
            <text:p text:style-name="Normal">Islanders</text:p>
          </table:table-cell>
          <table:table-cell table:style-name="TableCell7402">
            <text:p text:style-name="Normal">Bruins</text:p>
          </table:table-cell>
          <table:table-cell table:style-name="TableCell7403">
            <text:p text:style-name="Normal">Red Wings</text:p>
          </table:table-cell>
        </table:table-row>
        <table:table-row table:style-name="TableRow7404">
          <table:table-cell table:style-name="TableCell7405">
            <text:p text:style-name="Normal">Football</text:p>
          </table:table-cell>
          <table:table-cell table:style-name="TableCell7406">
            <text:p text:style-name="Normal">Giants</text:p>
          </table:table-cell>
          <table:table-cell table:style-name="TableCell7407">
            <text:p text:style-name="Normal">Jets</text:p>
          </table:table-cell>
          <table:table-cell table:style-name="TableCell7408">
            <text:p text:style-name="Normal">Patriots</text:p>
          </table:table-cell>
          <table:table-cell table:style-name="TableCell740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45" draw:style-name="a291" draw:name="Object 146" text:anchor-type="as-char" svg:x="0in" svg:y="0in" svg:width="3.5in" svg:height="1.19792in" style:rel-width="scale" style:rel-height="scale"><draw:object-ole draw:class-id="00020830-0000-0000-C000-000000000046" xlink:href="Object 146" xlink:type="simple" xlink:show="embed" xlink:actuate="onLoad"/><draw:image xlink:href="ObjectReplacements/Object 146" xlink:type="simple" xlink:show="embed" xlink:actuate="onLoad"/><svg:title/><svg:desc/></draw:frame></text:p>
      <text:p text:style-name="Normal"/>
      <text:p text:style-name="Normal">This concludes our test.</text:p>
      <text:p text:style-name="P7410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411">This is bold,<text:s/></text:span><text:span text:style-name="T7412">this is italic</text:span>,<text:s/><text:span text:style-name="T7413">and this is bold italic</text:span>. This is normal.<text:s/><text:span text:style-name="InlineStyle">This is in a defined inline style called InlineStyle</text:span>. This is normal.<text:s/><text:span text:style-name="T7414">This is red text.</text:span><text:s/>This is normal.<text:s/></text:p>
      <text:p text:style-name="P7415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416">First item of bulleted list.<text:s/></text:p>
        </text:list-item>
        <text:list-item>
          <text:p text:style-name="P7417">Second item of bulleted list.</text:p>
        </text:list-item>
      </text:list>
      <text:p text:style-name="P7418">Second paragraph of second item of bulleted list.<text:s/></text:p>
      <text:list text:style-name="LFO2" text:continue-numbering="true">
        <text:list-item>
          <text:p text:style-name="P7419">Third item of bulleted list.</text:p>
          <text:list text:continue-numbering="true">
            <text:list-item>
              <text:p text:style-name="P7420">First item of third item’s nested list</text:p>
            </text:list-item>
            <text:list-item>
              <text:p text:style-name="P7421">Second item of third item’s nested list</text:p>
            </text:list-item>
          </text:list>
        </text:list-item>
        <text:list-item>
          <text:p text:style-name="P7422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423">First item of numbered list.<text:s/></text:p>
        </text:list-item>
        <text:list-item>
          <text:p text:style-name="P7424">Second item of numbered list.</text:p>
        </text:list-item>
      </text:list>
      <text:p text:style-name="P7425">Second paragraph of second item of numbered list.<text:s/></text:p>
      <text:list text:style-name="LFO3" text:continue-numbering="true">
        <text:list-item>
          <text:p text:style-name="P7426">Third item of numbered list.</text:p>
        </text:list-item>
      </text:list>
      <text:p text:style-name="Normal"/>
      <text:p text:style-name="Normal">Here is a BMP picture:</text:p>
      <text:p text:style-name="Normal"><text:span text:style-name="T7427"><draw:frame draw:style-name="a292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428">
        <table:table-columns>
          <table:table-column table:style-name="TableColumn7429"/>
          <table:table-column table:style-name="TableColumn7430"/>
          <table:table-column table:style-name="TableColumn7431"/>
          <table:table-column table:style-name="TableColumn7432"/>
          <table:table-column table:style-name="TableColumn7433"/>
        </table:table-columns>
        <table:table-row table:style-name="TableRow7434">
          <table:table-cell table:style-name="TableCell7435">
            <text:p text:style-name="P7436"/>
          </table:table-cell>
          <table:table-cell table:style-name="TableCell7437" table:number-columns-spanned="2">
            <text:p text:style-name="P7438">New York</text:p>
          </table:table-cell>
          <table:covered-table-cell/>
          <table:table-cell table:style-name="TableCell7439">
            <text:p text:style-name="P7440">Boston</text:p>
          </table:table-cell>
          <table:table-cell table:style-name="TableCell7441">
            <text:p text:style-name="P7442">Detroit</text:p>
          </table:table-cell>
        </table:table-row>
        <table:table-row table:style-name="TableRow7443">
          <table:table-cell table:style-name="TableCell7444">
            <text:p text:style-name="Normal">Baseball</text:p>
          </table:table-cell>
          <table:table-cell table:style-name="TableCell7445">
            <text:p text:style-name="Normal">Mets</text:p>
          </table:table-cell>
          <table:table-cell table:style-name="TableCell7446">
            <text:p text:style-name="Normal">Yankees</text:p>
          </table:table-cell>
          <table:table-cell table:style-name="TableCell7447">
            <text:p text:style-name="Normal">Red Sox</text:p>
          </table:table-cell>
          <table:table-cell table:style-name="TableCell7448">
            <text:p text:style-name="Normal">Tigers</text:p>
          </table:table-cell>
        </table:table-row>
        <table:table-row table:style-name="TableRow7449">
          <table:table-cell table:style-name="TableCell7450">
            <text:p text:style-name="Normal">Hockey</text:p>
          </table:table-cell>
          <table:table-cell table:style-name="TableCell7451">
            <text:p text:style-name="Normal">Rangers</text:p>
          </table:table-cell>
          <table:table-cell table:style-name="TableCell7452">
            <text:p text:style-name="Normal">Islanders</text:p>
          </table:table-cell>
          <table:table-cell table:style-name="TableCell7453">
            <text:p text:style-name="Normal">Bruins</text:p>
          </table:table-cell>
          <table:table-cell table:style-name="TableCell7454">
            <text:p text:style-name="Normal">Red Wings</text:p>
          </table:table-cell>
        </table:table-row>
        <table:table-row table:style-name="TableRow7455">
          <table:table-cell table:style-name="TableCell7456">
            <text:p text:style-name="Normal">Football</text:p>
          </table:table-cell>
          <table:table-cell table:style-name="TableCell7457">
            <text:p text:style-name="Normal">Giants</text:p>
          </table:table-cell>
          <table:table-cell table:style-name="TableCell7458">
            <text:p text:style-name="Normal">Jets</text:p>
          </table:table-cell>
          <table:table-cell table:style-name="TableCell7459">
            <text:p text:style-name="Normal">Patriots</text:p>
          </table:table-cell>
          <table:table-cell table:style-name="TableCell746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46" draw:style-name="a293" draw:name="Object 147" text:anchor-type="as-char" svg:x="0in" svg:y="0in" svg:width="3.5in" svg:height="1.19792in" style:rel-width="scale" style:rel-height="scale"><draw:object-ole draw:class-id="00020830-0000-0000-C000-000000000046" xlink:href="Object 147" xlink:type="simple" xlink:show="embed" xlink:actuate="onLoad"/><draw:image xlink:href="ObjectReplacements/Object 147" xlink:type="simple" xlink:show="embed" xlink:actuate="onLoad"/><svg:title/><svg:desc/></draw:frame></text:p>
      <text:p text:style-name="Normal"/>
      <text:p text:style-name="Normal">This concludes our test.</text:p>
      <text:p text:style-name="P7461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462">This is bold,<text:s/></text:span><text:span text:style-name="T7463">this is italic</text:span>,<text:s/><text:span text:style-name="T7464">and this is bold italic</text:span>. This is normal.<text:s/><text:span text:style-name="InlineStyle">This is in a defined inline style called InlineStyle</text:span>. This is normal.<text:s/><text:span text:style-name="T7465">This is red text.</text:span><text:s/>This is normal.<text:s/></text:p>
      <text:p text:style-name="P746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467">First item of bulleted list.<text:s/></text:p>
        </text:list-item>
        <text:list-item>
          <text:p text:style-name="P7468">Second item of bulleted list.</text:p>
        </text:list-item>
      </text:list>
      <text:p text:style-name="P7469">Second paragraph of second item of bulleted list.<text:s/></text:p>
      <text:list text:style-name="LFO2" text:continue-numbering="true">
        <text:list-item>
          <text:p text:style-name="P7470">Third item of bulleted list.</text:p>
          <text:list text:continue-numbering="true">
            <text:list-item>
              <text:p text:style-name="P7471">First item of third item’s nested list</text:p>
            </text:list-item>
            <text:list-item>
              <text:p text:style-name="P7472">Second item of third item’s nested list</text:p>
            </text:list-item>
          </text:list>
        </text:list-item>
        <text:list-item>
          <text:p text:style-name="P747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474">First item of numbered list.<text:s/></text:p>
        </text:list-item>
        <text:list-item>
          <text:p text:style-name="P7475">Second item of numbered list.</text:p>
        </text:list-item>
      </text:list>
      <text:p text:style-name="P7476">Second paragraph of second item of numbered list.<text:s/></text:p>
      <text:list text:style-name="LFO3" text:continue-numbering="true">
        <text:list-item>
          <text:p text:style-name="P7477">Third item of numbered list.</text:p>
        </text:list-item>
      </text:list>
      <text:p text:style-name="Normal"/>
      <text:p text:style-name="Normal">Here is a BMP picture:</text:p>
      <text:p text:style-name="Normal"><text:span text:style-name="T7478"><draw:frame draw:style-name="a294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479">
        <table:table-columns>
          <table:table-column table:style-name="TableColumn7480"/>
          <table:table-column table:style-name="TableColumn7481"/>
          <table:table-column table:style-name="TableColumn7482"/>
          <table:table-column table:style-name="TableColumn7483"/>
          <table:table-column table:style-name="TableColumn7484"/>
        </table:table-columns>
        <table:table-row table:style-name="TableRow7485">
          <table:table-cell table:style-name="TableCell7486">
            <text:p text:style-name="P7487"/>
          </table:table-cell>
          <table:table-cell table:style-name="TableCell7488" table:number-columns-spanned="2">
            <text:p text:style-name="P7489">New York</text:p>
          </table:table-cell>
          <table:covered-table-cell/>
          <table:table-cell table:style-name="TableCell7490">
            <text:p text:style-name="P7491">Boston</text:p>
          </table:table-cell>
          <table:table-cell table:style-name="TableCell7492">
            <text:p text:style-name="P7493">Detroit</text:p>
          </table:table-cell>
        </table:table-row>
        <table:table-row table:style-name="TableRow7494">
          <table:table-cell table:style-name="TableCell7495">
            <text:p text:style-name="Normal">Baseball</text:p>
          </table:table-cell>
          <table:table-cell table:style-name="TableCell7496">
            <text:p text:style-name="Normal">Mets</text:p>
          </table:table-cell>
          <table:table-cell table:style-name="TableCell7497">
            <text:p text:style-name="Normal">Yankees</text:p>
          </table:table-cell>
          <table:table-cell table:style-name="TableCell7498">
            <text:p text:style-name="Normal">Red Sox</text:p>
          </table:table-cell>
          <table:table-cell table:style-name="TableCell7499">
            <text:p text:style-name="Normal">Tigers</text:p>
          </table:table-cell>
        </table:table-row>
        <table:table-row table:style-name="TableRow7500">
          <table:table-cell table:style-name="TableCell7501">
            <text:p text:style-name="Normal">Hockey</text:p>
          </table:table-cell>
          <table:table-cell table:style-name="TableCell7502">
            <text:p text:style-name="Normal">Rangers</text:p>
          </table:table-cell>
          <table:table-cell table:style-name="TableCell7503">
            <text:p text:style-name="Normal">Islanders</text:p>
          </table:table-cell>
          <table:table-cell table:style-name="TableCell7504">
            <text:p text:style-name="Normal">Bruins</text:p>
          </table:table-cell>
          <table:table-cell table:style-name="TableCell7505">
            <text:p text:style-name="Normal">Red Wings</text:p>
          </table:table-cell>
        </table:table-row>
        <table:table-row table:style-name="TableRow7506">
          <table:table-cell table:style-name="TableCell7507">
            <text:p text:style-name="Normal">Football</text:p>
          </table:table-cell>
          <table:table-cell table:style-name="TableCell7508">
            <text:p text:style-name="Normal">Giants</text:p>
          </table:table-cell>
          <table:table-cell table:style-name="TableCell7509">
            <text:p text:style-name="Normal">Jets</text:p>
          </table:table-cell>
          <table:table-cell table:style-name="TableCell7510">
            <text:p text:style-name="Normal">Patriots</text:p>
          </table:table-cell>
          <table:table-cell table:style-name="TableCell751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47" draw:style-name="a295" draw:name="Object 148" text:anchor-type="as-char" svg:x="0in" svg:y="0in" svg:width="3.5in" svg:height="1.19792in" style:rel-width="scale" style:rel-height="scale"><draw:object-ole draw:class-id="00020830-0000-0000-C000-000000000046" xlink:href="Object 148" xlink:type="simple" xlink:show="embed" xlink:actuate="onLoad"/><draw:image xlink:href="ObjectReplacements/Object 148" xlink:type="simple" xlink:show="embed" xlink:actuate="onLoad"/><svg:title/><svg:desc/></draw:frame></text:p>
      <text:p text:style-name="Normal"/>
      <text:p text:style-name="Normal">This concludes our test.</text:p>
      <text:p text:style-name="P7512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513">This is bold,<text:s/></text:span><text:span text:style-name="T7514">this is italic</text:span>,<text:s/><text:span text:style-name="T7515">and this is bold italic</text:span>. This is normal.<text:s/><text:span text:style-name="InlineStyle">This is in a defined inline style called InlineStyle</text:span>. This is normal.<text:s/><text:span text:style-name="T7516">This is red text.</text:span><text:s/>This is normal.<text:s/></text:p>
      <text:p text:style-name="P751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518">First item of bulleted list.<text:s/></text:p>
        </text:list-item>
        <text:list-item>
          <text:p text:style-name="P7519">Second item of bulleted list.</text:p>
        </text:list-item>
      </text:list>
      <text:p text:style-name="P7520">Second paragraph of second item of bulleted list.<text:s/></text:p>
      <text:list text:style-name="LFO2" text:continue-numbering="true">
        <text:list-item>
          <text:p text:style-name="P7521">Third item of bulleted list.</text:p>
          <text:list text:continue-numbering="true">
            <text:list-item>
              <text:p text:style-name="P7522">First item of third item’s nested list</text:p>
            </text:list-item>
            <text:list-item>
              <text:p text:style-name="P7523">Second item of third item’s nested list</text:p>
            </text:list-item>
          </text:list>
        </text:list-item>
        <text:list-item>
          <text:p text:style-name="P752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525">First item of numbered list.<text:s/></text:p>
        </text:list-item>
        <text:list-item>
          <text:p text:style-name="P7526">Second item of numbered list.</text:p>
        </text:list-item>
      </text:list>
      <text:p text:style-name="P7527">Second paragraph of second item of numbered list.<text:s/></text:p>
      <text:list text:style-name="LFO3" text:continue-numbering="true">
        <text:list-item>
          <text:p text:style-name="P7528">Third item of numbered list.</text:p>
        </text:list-item>
      </text:list>
      <text:p text:style-name="Normal"/>
      <text:p text:style-name="Normal">Here is a BMP picture:</text:p>
      <text:p text:style-name="Normal"><text:span text:style-name="T7529"><draw:frame draw:style-name="a296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530">
        <table:table-columns>
          <table:table-column table:style-name="TableColumn7531"/>
          <table:table-column table:style-name="TableColumn7532"/>
          <table:table-column table:style-name="TableColumn7533"/>
          <table:table-column table:style-name="TableColumn7534"/>
          <table:table-column table:style-name="TableColumn7535"/>
        </table:table-columns>
        <table:table-row table:style-name="TableRow7536">
          <table:table-cell table:style-name="TableCell7537">
            <text:p text:style-name="P7538"/>
          </table:table-cell>
          <table:table-cell table:style-name="TableCell7539" table:number-columns-spanned="2">
            <text:p text:style-name="P7540">New York</text:p>
          </table:table-cell>
          <table:covered-table-cell/>
          <table:table-cell table:style-name="TableCell7541">
            <text:p text:style-name="P7542">Boston</text:p>
          </table:table-cell>
          <table:table-cell table:style-name="TableCell7543">
            <text:p text:style-name="P7544">Detroit</text:p>
          </table:table-cell>
        </table:table-row>
        <table:table-row table:style-name="TableRow7545">
          <table:table-cell table:style-name="TableCell7546">
            <text:p text:style-name="Normal">Baseball</text:p>
          </table:table-cell>
          <table:table-cell table:style-name="TableCell7547">
            <text:p text:style-name="Normal">Mets</text:p>
          </table:table-cell>
          <table:table-cell table:style-name="TableCell7548">
            <text:p text:style-name="Normal">Yankees</text:p>
          </table:table-cell>
          <table:table-cell table:style-name="TableCell7549">
            <text:p text:style-name="Normal">Red Sox</text:p>
          </table:table-cell>
          <table:table-cell table:style-name="TableCell7550">
            <text:p text:style-name="Normal">Tigers</text:p>
          </table:table-cell>
        </table:table-row>
        <table:table-row table:style-name="TableRow7551">
          <table:table-cell table:style-name="TableCell7552">
            <text:p text:style-name="Normal">Hockey</text:p>
          </table:table-cell>
          <table:table-cell table:style-name="TableCell7553">
            <text:p text:style-name="Normal">Rangers</text:p>
          </table:table-cell>
          <table:table-cell table:style-name="TableCell7554">
            <text:p text:style-name="Normal">Islanders</text:p>
          </table:table-cell>
          <table:table-cell table:style-name="TableCell7555">
            <text:p text:style-name="Normal">Bruins</text:p>
          </table:table-cell>
          <table:table-cell table:style-name="TableCell7556">
            <text:p text:style-name="Normal">Red Wings</text:p>
          </table:table-cell>
        </table:table-row>
        <table:table-row table:style-name="TableRow7557">
          <table:table-cell table:style-name="TableCell7558">
            <text:p text:style-name="Normal">Football</text:p>
          </table:table-cell>
          <table:table-cell table:style-name="TableCell7559">
            <text:p text:style-name="Normal">Giants</text:p>
          </table:table-cell>
          <table:table-cell table:style-name="TableCell7560">
            <text:p text:style-name="Normal">Jets</text:p>
          </table:table-cell>
          <table:table-cell table:style-name="TableCell7561">
            <text:p text:style-name="Normal">Patriots</text:p>
          </table:table-cell>
          <table:table-cell table:style-name="TableCell756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48" draw:style-name="a297" draw:name="Object 149" text:anchor-type="as-char" svg:x="0in" svg:y="0in" svg:width="3.5in" svg:height="1.19792in" style:rel-width="scale" style:rel-height="scale"><draw:object-ole draw:class-id="00020830-0000-0000-C000-000000000046" xlink:href="Object 149" xlink:type="simple" xlink:show="embed" xlink:actuate="onLoad"/><draw:image xlink:href="ObjectReplacements/Object 149" xlink:type="simple" xlink:show="embed" xlink:actuate="onLoad"/><svg:title/><svg:desc/></draw:frame></text:p>
      <text:p text:style-name="Normal"/>
      <text:p text:style-name="Normal">This concludes our test.</text:p>
      <text:p text:style-name="P756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564">This is bold,<text:s/></text:span><text:span text:style-name="T7565">this is italic</text:span>,<text:s/><text:span text:style-name="T7566">and this is bold italic</text:span>. This is normal.<text:s/><text:span text:style-name="InlineStyle">This is in a defined inline style called InlineStyle</text:span>. This is normal.<text:s/><text:span text:style-name="T7567">This is red text.</text:span><text:s/>This is normal.<text:s/></text:p>
      <text:p text:style-name="P756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569">First item of bulleted list.<text:s/></text:p>
        </text:list-item>
        <text:list-item>
          <text:p text:style-name="P7570">Second item of bulleted list.</text:p>
        </text:list-item>
      </text:list>
      <text:p text:style-name="P7571">Second paragraph of second item of bulleted list.<text:s/></text:p>
      <text:list text:style-name="LFO2" text:continue-numbering="true">
        <text:list-item>
          <text:p text:style-name="P7572">Third item of bulleted list.</text:p>
          <text:list text:continue-numbering="true">
            <text:list-item>
              <text:p text:style-name="P7573">First item of third item’s nested list</text:p>
            </text:list-item>
            <text:list-item>
              <text:p text:style-name="P7574">Second item of third item’s nested list</text:p>
            </text:list-item>
          </text:list>
        </text:list-item>
        <text:list-item>
          <text:p text:style-name="P757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576">First item of numbered list.<text:s/></text:p>
        </text:list-item>
        <text:list-item>
          <text:p text:style-name="P7577">Second item of numbered list.</text:p>
        </text:list-item>
      </text:list>
      <text:p text:style-name="P7578">Second paragraph of second item of numbered list.<text:s/></text:p>
      <text:list text:style-name="LFO3" text:continue-numbering="true">
        <text:list-item>
          <text:p text:style-name="P7579">Third item of numbered list.</text:p>
        </text:list-item>
      </text:list>
      <text:p text:style-name="Normal"/>
      <text:p text:style-name="Normal">Here is a BMP picture:</text:p>
      <text:p text:style-name="Normal"><text:span text:style-name="T7580"><draw:frame draw:style-name="a298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581">
        <table:table-columns>
          <table:table-column table:style-name="TableColumn7582"/>
          <table:table-column table:style-name="TableColumn7583"/>
          <table:table-column table:style-name="TableColumn7584"/>
          <table:table-column table:style-name="TableColumn7585"/>
          <table:table-column table:style-name="TableColumn7586"/>
        </table:table-columns>
        <table:table-row table:style-name="TableRow7587">
          <table:table-cell table:style-name="TableCell7588">
            <text:p text:style-name="P7589"/>
          </table:table-cell>
          <table:table-cell table:style-name="TableCell7590" table:number-columns-spanned="2">
            <text:p text:style-name="P7591">New York</text:p>
          </table:table-cell>
          <table:covered-table-cell/>
          <table:table-cell table:style-name="TableCell7592">
            <text:p text:style-name="P7593">Boston</text:p>
          </table:table-cell>
          <table:table-cell table:style-name="TableCell7594">
            <text:p text:style-name="P7595">Detroit</text:p>
          </table:table-cell>
        </table:table-row>
        <table:table-row table:style-name="TableRow7596">
          <table:table-cell table:style-name="TableCell7597">
            <text:p text:style-name="Normal">Baseball</text:p>
          </table:table-cell>
          <table:table-cell table:style-name="TableCell7598">
            <text:p text:style-name="Normal">Mets</text:p>
          </table:table-cell>
          <table:table-cell table:style-name="TableCell7599">
            <text:p text:style-name="Normal">Yankees</text:p>
          </table:table-cell>
          <table:table-cell table:style-name="TableCell7600">
            <text:p text:style-name="Normal">Red Sox</text:p>
          </table:table-cell>
          <table:table-cell table:style-name="TableCell7601">
            <text:p text:style-name="Normal">Tigers</text:p>
          </table:table-cell>
        </table:table-row>
        <table:table-row table:style-name="TableRow7602">
          <table:table-cell table:style-name="TableCell7603">
            <text:p text:style-name="Normal">Hockey</text:p>
          </table:table-cell>
          <table:table-cell table:style-name="TableCell7604">
            <text:p text:style-name="Normal">Rangers</text:p>
          </table:table-cell>
          <table:table-cell table:style-name="TableCell7605">
            <text:p text:style-name="Normal">Islanders</text:p>
          </table:table-cell>
          <table:table-cell table:style-name="TableCell7606">
            <text:p text:style-name="Normal">Bruins</text:p>
          </table:table-cell>
          <table:table-cell table:style-name="TableCell7607">
            <text:p text:style-name="Normal">Red Wings</text:p>
          </table:table-cell>
        </table:table-row>
        <table:table-row table:style-name="TableRow7608">
          <table:table-cell table:style-name="TableCell7609">
            <text:p text:style-name="Normal">Football</text:p>
          </table:table-cell>
          <table:table-cell table:style-name="TableCell7610">
            <text:p text:style-name="Normal">Giants</text:p>
          </table:table-cell>
          <table:table-cell table:style-name="TableCell7611">
            <text:p text:style-name="Normal">Jets</text:p>
          </table:table-cell>
          <table:table-cell table:style-name="TableCell7612">
            <text:p text:style-name="Normal">Patriots</text:p>
          </table:table-cell>
          <table:table-cell table:style-name="TableCell761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49" draw:style-name="a299" draw:name="Object 150" text:anchor-type="as-char" svg:x="0in" svg:y="0in" svg:width="3.5in" svg:height="1.19792in" style:rel-width="scale" style:rel-height="scale"><draw:object-ole draw:class-id="00020830-0000-0000-C000-000000000046" xlink:href="Object 150" xlink:type="simple" xlink:show="embed" xlink:actuate="onLoad"/><draw:image xlink:href="ObjectReplacements/Object 150" xlink:type="simple" xlink:show="embed" xlink:actuate="onLoad"/><svg:title/><svg:desc/></draw:frame></text:p>
      <text:p text:style-name="Normal"/>
      <text:p text:style-name="Normal">This concludes our test.</text:p>
      <text:p text:style-name="P761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615">This is bold,<text:s/></text:span><text:span text:style-name="T7616">this is italic</text:span>,<text:s/><text:span text:style-name="T7617">and this is bold italic</text:span>. This is normal.<text:s/><text:span text:style-name="InlineStyle">This is in a defined inline style called InlineStyle</text:span>. This is normal.<text:s/><text:span text:style-name="T7618">This is red text.</text:span><text:s/>This is normal.<text:s/></text:p>
      <text:p text:style-name="P761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620">First item of bulleted list.<text:s/></text:p>
        </text:list-item>
        <text:list-item>
          <text:p text:style-name="P7621">Second item of bulleted list.</text:p>
        </text:list-item>
      </text:list>
      <text:p text:style-name="P7622">Second paragraph of second item of bulleted list.<text:s/></text:p>
      <text:list text:style-name="LFO2" text:continue-numbering="true">
        <text:list-item>
          <text:p text:style-name="P7623">Third item of bulleted list.</text:p>
          <text:list text:continue-numbering="true">
            <text:list-item>
              <text:p text:style-name="P7624">First item of third item’s nested list</text:p>
            </text:list-item>
            <text:list-item>
              <text:p text:style-name="P7625">Second item of third item’s nested list</text:p>
            </text:list-item>
          </text:list>
        </text:list-item>
        <text:list-item>
          <text:p text:style-name="P762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627">First item of numbered list.<text:s/></text:p>
        </text:list-item>
        <text:list-item>
          <text:p text:style-name="P7628">Second item of numbered list.</text:p>
        </text:list-item>
      </text:list>
      <text:p text:style-name="P7629">Second paragraph of second item of numbered list.<text:s/></text:p>
      <text:list text:style-name="LFO3" text:continue-numbering="true">
        <text:list-item>
          <text:p text:style-name="P7630">Third item of numbered list.</text:p>
        </text:list-item>
      </text:list>
      <text:p text:style-name="Normal"/>
      <text:p text:style-name="Normal">Here is a BMP picture:</text:p>
      <text:p text:style-name="Normal"><text:span text:style-name="T7631"><draw:frame draw:style-name="a300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632">
        <table:table-columns>
          <table:table-column table:style-name="TableColumn7633"/>
          <table:table-column table:style-name="TableColumn7634"/>
          <table:table-column table:style-name="TableColumn7635"/>
          <table:table-column table:style-name="TableColumn7636"/>
          <table:table-column table:style-name="TableColumn7637"/>
        </table:table-columns>
        <table:table-row table:style-name="TableRow7638">
          <table:table-cell table:style-name="TableCell7639">
            <text:p text:style-name="P7640"/>
          </table:table-cell>
          <table:table-cell table:style-name="TableCell7641" table:number-columns-spanned="2">
            <text:p text:style-name="P7642">New York</text:p>
          </table:table-cell>
          <table:covered-table-cell/>
          <table:table-cell table:style-name="TableCell7643">
            <text:p text:style-name="P7644">Boston</text:p>
          </table:table-cell>
          <table:table-cell table:style-name="TableCell7645">
            <text:p text:style-name="P7646">Detroit</text:p>
          </table:table-cell>
        </table:table-row>
        <table:table-row table:style-name="TableRow7647">
          <table:table-cell table:style-name="TableCell7648">
            <text:p text:style-name="Normal">Baseball</text:p>
          </table:table-cell>
          <table:table-cell table:style-name="TableCell7649">
            <text:p text:style-name="Normal">Mets</text:p>
          </table:table-cell>
          <table:table-cell table:style-name="TableCell7650">
            <text:p text:style-name="Normal">Yankees</text:p>
          </table:table-cell>
          <table:table-cell table:style-name="TableCell7651">
            <text:p text:style-name="Normal">Red Sox</text:p>
          </table:table-cell>
          <table:table-cell table:style-name="TableCell7652">
            <text:p text:style-name="Normal">Tigers</text:p>
          </table:table-cell>
        </table:table-row>
        <table:table-row table:style-name="TableRow7653">
          <table:table-cell table:style-name="TableCell7654">
            <text:p text:style-name="Normal">Hockey</text:p>
          </table:table-cell>
          <table:table-cell table:style-name="TableCell7655">
            <text:p text:style-name="Normal">Rangers</text:p>
          </table:table-cell>
          <table:table-cell table:style-name="TableCell7656">
            <text:p text:style-name="Normal">Islanders</text:p>
          </table:table-cell>
          <table:table-cell table:style-name="TableCell7657">
            <text:p text:style-name="Normal">Bruins</text:p>
          </table:table-cell>
          <table:table-cell table:style-name="TableCell7658">
            <text:p text:style-name="Normal">Red Wings</text:p>
          </table:table-cell>
        </table:table-row>
        <table:table-row table:style-name="TableRow7659">
          <table:table-cell table:style-name="TableCell7660">
            <text:p text:style-name="Normal">Football</text:p>
          </table:table-cell>
          <table:table-cell table:style-name="TableCell7661">
            <text:p text:style-name="Normal">Giants</text:p>
          </table:table-cell>
          <table:table-cell table:style-name="TableCell7662">
            <text:p text:style-name="Normal">Jets</text:p>
          </table:table-cell>
          <table:table-cell table:style-name="TableCell7663">
            <text:p text:style-name="Normal">Patriots</text:p>
          </table:table-cell>
          <table:table-cell table:style-name="TableCell766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50" draw:style-name="a301" draw:name="Object 151" text:anchor-type="as-char" svg:x="0in" svg:y="0in" svg:width="3.5in" svg:height="1.19792in" style:rel-width="scale" style:rel-height="scale"><draw:object-ole draw:class-id="00020830-0000-0000-C000-000000000046" xlink:href="Object 151" xlink:type="simple" xlink:show="embed" xlink:actuate="onLoad"/><draw:image xlink:href="ObjectReplacements/Object 151" xlink:type="simple" xlink:show="embed" xlink:actuate="onLoad"/><svg:title/><svg:desc/></draw:frame></text:p>
      <text:p text:style-name="Normal"/>
      <text:p text:style-name="Normal">This concludes our test.</text:p>
      <text:p text:style-name="P766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666">This is bold,<text:s/></text:span><text:span text:style-name="T7667">this is italic</text:span>,<text:s/><text:span text:style-name="T7668">and this is bold italic</text:span>. This is normal.<text:s/><text:span text:style-name="InlineStyle">This is in a defined inline style called InlineStyle</text:span>. This is normal.<text:s/><text:span text:style-name="T7669">This is red text.</text:span><text:s/>This is normal.<text:s/></text:p>
      <text:p text:style-name="P767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671">First item of bulleted list.<text:s/></text:p>
        </text:list-item>
        <text:list-item>
          <text:p text:style-name="P7672">Second item of bulleted list.</text:p>
        </text:list-item>
      </text:list>
      <text:p text:style-name="P7673">Second paragraph of second item of bulleted list.<text:s/></text:p>
      <text:list text:style-name="LFO2" text:continue-numbering="true">
        <text:list-item>
          <text:p text:style-name="P7674">Third item of bulleted list.</text:p>
          <text:list text:continue-numbering="true">
            <text:list-item>
              <text:p text:style-name="P7675">First item of third item’s nested list</text:p>
            </text:list-item>
            <text:list-item>
              <text:p text:style-name="P7676">Second item of third item’s nested list</text:p>
            </text:list-item>
          </text:list>
        </text:list-item>
        <text:list-item>
          <text:p text:style-name="P767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678">First item of numbered list.<text:s/></text:p>
        </text:list-item>
        <text:list-item>
          <text:p text:style-name="P7679">Second item of numbered list.</text:p>
        </text:list-item>
      </text:list>
      <text:p text:style-name="P7680">Second paragraph of second item of numbered list.<text:s/></text:p>
      <text:list text:style-name="LFO3" text:continue-numbering="true">
        <text:list-item>
          <text:p text:style-name="P7681">Third item of numbered list.</text:p>
        </text:list-item>
      </text:list>
      <text:p text:style-name="Normal"/>
      <text:p text:style-name="Normal">Here is a BMP picture:</text:p>
      <text:p text:style-name="Normal"><text:span text:style-name="T7682"><draw:frame draw:style-name="a302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683">
        <table:table-columns>
          <table:table-column table:style-name="TableColumn7684"/>
          <table:table-column table:style-name="TableColumn7685"/>
          <table:table-column table:style-name="TableColumn7686"/>
          <table:table-column table:style-name="TableColumn7687"/>
          <table:table-column table:style-name="TableColumn7688"/>
        </table:table-columns>
        <table:table-row table:style-name="TableRow7689">
          <table:table-cell table:style-name="TableCell7690">
            <text:p text:style-name="P7691"/>
          </table:table-cell>
          <table:table-cell table:style-name="TableCell7692" table:number-columns-spanned="2">
            <text:p text:style-name="P7693">New York</text:p>
          </table:table-cell>
          <table:covered-table-cell/>
          <table:table-cell table:style-name="TableCell7694">
            <text:p text:style-name="P7695">Boston</text:p>
          </table:table-cell>
          <table:table-cell table:style-name="TableCell7696">
            <text:p text:style-name="P7697">Detroit</text:p>
          </table:table-cell>
        </table:table-row>
        <table:table-row table:style-name="TableRow7698">
          <table:table-cell table:style-name="TableCell7699">
            <text:p text:style-name="Normal">Baseball</text:p>
          </table:table-cell>
          <table:table-cell table:style-name="TableCell7700">
            <text:p text:style-name="Normal">Mets</text:p>
          </table:table-cell>
          <table:table-cell table:style-name="TableCell7701">
            <text:p text:style-name="Normal">Yankees</text:p>
          </table:table-cell>
          <table:table-cell table:style-name="TableCell7702">
            <text:p text:style-name="Normal">Red Sox</text:p>
          </table:table-cell>
          <table:table-cell table:style-name="TableCell7703">
            <text:p text:style-name="Normal">Tigers</text:p>
          </table:table-cell>
        </table:table-row>
        <table:table-row table:style-name="TableRow7704">
          <table:table-cell table:style-name="TableCell7705">
            <text:p text:style-name="Normal">Hockey</text:p>
          </table:table-cell>
          <table:table-cell table:style-name="TableCell7706">
            <text:p text:style-name="Normal">Rangers</text:p>
          </table:table-cell>
          <table:table-cell table:style-name="TableCell7707">
            <text:p text:style-name="Normal">Islanders</text:p>
          </table:table-cell>
          <table:table-cell table:style-name="TableCell7708">
            <text:p text:style-name="Normal">Bruins</text:p>
          </table:table-cell>
          <table:table-cell table:style-name="TableCell7709">
            <text:p text:style-name="Normal">Red Wings</text:p>
          </table:table-cell>
        </table:table-row>
        <table:table-row table:style-name="TableRow7710">
          <table:table-cell table:style-name="TableCell7711">
            <text:p text:style-name="Normal">Football</text:p>
          </table:table-cell>
          <table:table-cell table:style-name="TableCell7712">
            <text:p text:style-name="Normal">Giants</text:p>
          </table:table-cell>
          <table:table-cell table:style-name="TableCell7713">
            <text:p text:style-name="Normal">Jets</text:p>
          </table:table-cell>
          <table:table-cell table:style-name="TableCell7714">
            <text:p text:style-name="Normal">Patriots</text:p>
          </table:table-cell>
          <table:table-cell table:style-name="TableCell771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51" draw:style-name="a303" draw:name="Object 152" text:anchor-type="as-char" svg:x="0in" svg:y="0in" svg:width="3.5in" svg:height="1.19792in" style:rel-width="scale" style:rel-height="scale"><draw:object-ole draw:class-id="00020830-0000-0000-C000-000000000046" xlink:href="Object 152" xlink:type="simple" xlink:show="embed" xlink:actuate="onLoad"/><draw:image xlink:href="ObjectReplacements/Object 152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716">This is bold,<text:s/></text:span><text:span text:style-name="T7717">this is italic</text:span>,<text:s/><text:span text:style-name="T7718">and this is bold italic</text:span>. This is normal.<text:s/><text:span text:style-name="InlineStyle">This is in a defined inline style called InlineStyle</text:span>. This is normal.<text:s/><text:span text:style-name="T7719">This is red text.</text:span><text:s/>This is normal.<text:s/></text:p>
      <text:p text:style-name="P772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721">First item of bulleted list.<text:s/></text:p>
        </text:list-item>
        <text:list-item>
          <text:p text:style-name="P7722">Second item of bulleted list.</text:p>
        </text:list-item>
      </text:list>
      <text:p text:style-name="P7723">Second paragraph of second item of bulleted list.<text:s/></text:p>
      <text:list text:style-name="LFO2" text:continue-numbering="true">
        <text:list-item>
          <text:p text:style-name="P7724">Third item of bulleted list.</text:p>
          <text:list text:continue-numbering="true">
            <text:list-item>
              <text:p text:style-name="P7725">First item of third item’s nested list</text:p>
            </text:list-item>
            <text:list-item>
              <text:p text:style-name="P7726">Second item of third item’s nested list</text:p>
            </text:list-item>
          </text:list>
        </text:list-item>
        <text:list-item>
          <text:p text:style-name="P772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728">First item of numbered list.<text:s/></text:p>
        </text:list-item>
        <text:list-item>
          <text:p text:style-name="P7729">Second item of numbered list.</text:p>
        </text:list-item>
      </text:list>
      <text:p text:style-name="P7730">Second paragraph of second item of numbered list.<text:s/></text:p>
      <text:list text:style-name="LFO3" text:continue-numbering="true">
        <text:list-item>
          <text:p text:style-name="P7731">Third item of numbered list.</text:p>
        </text:list-item>
      </text:list>
      <text:p text:style-name="Normal"/>
      <text:p text:style-name="Normal">Here is a BMP picture:</text:p>
      <text:p text:style-name="Normal"><text:span text:style-name="T7732"><draw:frame draw:style-name="a304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733">
        <table:table-columns>
          <table:table-column table:style-name="TableColumn7734"/>
          <table:table-column table:style-name="TableColumn7735"/>
          <table:table-column table:style-name="TableColumn7736"/>
          <table:table-column table:style-name="TableColumn7737"/>
          <table:table-column table:style-name="TableColumn7738"/>
        </table:table-columns>
        <table:table-row table:style-name="TableRow7739">
          <table:table-cell table:style-name="TableCell7740">
            <text:p text:style-name="P7741"/>
          </table:table-cell>
          <table:table-cell table:style-name="TableCell7742" table:number-columns-spanned="2">
            <text:p text:style-name="P7743">New York</text:p>
          </table:table-cell>
          <table:covered-table-cell/>
          <table:table-cell table:style-name="TableCell7744">
            <text:p text:style-name="P7745">Boston</text:p>
          </table:table-cell>
          <table:table-cell table:style-name="TableCell7746">
            <text:p text:style-name="P7747">Detroit</text:p>
          </table:table-cell>
        </table:table-row>
        <table:table-row table:style-name="TableRow7748">
          <table:table-cell table:style-name="TableCell7749">
            <text:p text:style-name="Normal">Baseball</text:p>
          </table:table-cell>
          <table:table-cell table:style-name="TableCell7750">
            <text:p text:style-name="Normal">Mets</text:p>
          </table:table-cell>
          <table:table-cell table:style-name="TableCell7751">
            <text:p text:style-name="Normal">Yankees</text:p>
          </table:table-cell>
          <table:table-cell table:style-name="TableCell7752">
            <text:p text:style-name="Normal">Red Sox</text:p>
          </table:table-cell>
          <table:table-cell table:style-name="TableCell7753">
            <text:p text:style-name="Normal">Tigers</text:p>
          </table:table-cell>
        </table:table-row>
        <table:table-row table:style-name="TableRow7754">
          <table:table-cell table:style-name="TableCell7755">
            <text:p text:style-name="Normal">Hockey</text:p>
          </table:table-cell>
          <table:table-cell table:style-name="TableCell7756">
            <text:p text:style-name="Normal">Rangers</text:p>
          </table:table-cell>
          <table:table-cell table:style-name="TableCell7757">
            <text:p text:style-name="Normal">Islanders</text:p>
          </table:table-cell>
          <table:table-cell table:style-name="TableCell7758">
            <text:p text:style-name="Normal">Bruins</text:p>
          </table:table-cell>
          <table:table-cell table:style-name="TableCell7759">
            <text:p text:style-name="Normal">Red Wings</text:p>
          </table:table-cell>
        </table:table-row>
        <table:table-row table:style-name="TableRow7760">
          <table:table-cell table:style-name="TableCell7761">
            <text:p text:style-name="Normal">Football</text:p>
          </table:table-cell>
          <table:table-cell table:style-name="TableCell7762">
            <text:p text:style-name="Normal">Giants</text:p>
          </table:table-cell>
          <table:table-cell table:style-name="TableCell7763">
            <text:p text:style-name="Normal">Jets</text:p>
          </table:table-cell>
          <table:table-cell table:style-name="TableCell7764">
            <text:p text:style-name="Normal">Patriots</text:p>
          </table:table-cell>
          <table:table-cell table:style-name="TableCell776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52" draw:style-name="a305" draw:name="Object 153" text:anchor-type="as-char" svg:x="0in" svg:y="0in" svg:width="3.52083in" svg:height="1.25in" style:rel-width="scale" style:rel-height="scale"><draw:object-ole draw:class-id="00020830-0000-0000-C000-000000000046" xlink:href="Object 153" xlink:type="simple" xlink:show="embed" xlink:actuate="onLoad"/><draw:image xlink:href="ObjectReplacements/Object 153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766">This is bold,<text:s/></text:span><text:span text:style-name="T7767">this is italic</text:span>,<text:s/><text:span text:style-name="T7768">and this is bold italic</text:span>. This is normal.<text:s/><text:span text:style-name="InlineStyle">This is in a defined inline style called InlineStyle</text:span>. This is normal.<text:s/><text:span text:style-name="T7769">This is red text.</text:span><text:s/>This is normal.<text:s/></text:p>
      <text:p text:style-name="P777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771">First item of bulleted list.<text:s/></text:p>
        </text:list-item>
        <text:list-item>
          <text:p text:style-name="P7772">Second item of bulleted list.</text:p>
        </text:list-item>
      </text:list>
      <text:p text:style-name="P7773">Second paragraph of second item of bulleted list.<text:s/></text:p>
      <text:list text:style-name="LFO2" text:continue-numbering="true">
        <text:list-item>
          <text:p text:style-name="P7774">Third item of bulleted list.</text:p>
          <text:list text:continue-numbering="true">
            <text:list-item>
              <text:p text:style-name="P7775">First item of third item’s nested list</text:p>
            </text:list-item>
            <text:list-item>
              <text:p text:style-name="P7776">Second item of third item’s nested list</text:p>
            </text:list-item>
          </text:list>
        </text:list-item>
        <text:list-item>
          <text:p text:style-name="P777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778">First item of numbered list.<text:s/></text:p>
        </text:list-item>
        <text:list-item>
          <text:p text:style-name="P7779">Second item of numbered list.</text:p>
        </text:list-item>
      </text:list>
      <text:p text:style-name="P7780">Second paragraph of second item of numbered list.<text:s/></text:p>
      <text:list text:style-name="LFO3" text:continue-numbering="true">
        <text:list-item>
          <text:p text:style-name="P7781">Third item of numbered list.</text:p>
        </text:list-item>
      </text:list>
      <text:p text:style-name="Normal"/>
      <text:p text:style-name="Normal">Here is a BMP picture:</text:p>
      <text:p text:style-name="Normal"><text:span text:style-name="T7782"><draw:frame draw:style-name="a306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783">
        <table:table-columns>
          <table:table-column table:style-name="TableColumn7784"/>
          <table:table-column table:style-name="TableColumn7785"/>
          <table:table-column table:style-name="TableColumn7786"/>
          <table:table-column table:style-name="TableColumn7787"/>
          <table:table-column table:style-name="TableColumn7788"/>
        </table:table-columns>
        <table:table-row table:style-name="TableRow7789">
          <table:table-cell table:style-name="TableCell7790">
            <text:p text:style-name="P7791"/>
          </table:table-cell>
          <table:table-cell table:style-name="TableCell7792" table:number-columns-spanned="2">
            <text:p text:style-name="P7793">New York</text:p>
          </table:table-cell>
          <table:covered-table-cell/>
          <table:table-cell table:style-name="TableCell7794">
            <text:p text:style-name="P7795">Boston</text:p>
          </table:table-cell>
          <table:table-cell table:style-name="TableCell7796">
            <text:p text:style-name="P7797">Detroit</text:p>
          </table:table-cell>
        </table:table-row>
        <table:table-row table:style-name="TableRow7798">
          <table:table-cell table:style-name="TableCell7799">
            <text:p text:style-name="Normal">Baseball</text:p>
          </table:table-cell>
          <table:table-cell table:style-name="TableCell7800">
            <text:p text:style-name="Normal">Mets</text:p>
          </table:table-cell>
          <table:table-cell table:style-name="TableCell7801">
            <text:p text:style-name="Normal">Yankees</text:p>
          </table:table-cell>
          <table:table-cell table:style-name="TableCell7802">
            <text:p text:style-name="Normal">Red Sox</text:p>
          </table:table-cell>
          <table:table-cell table:style-name="TableCell7803">
            <text:p text:style-name="Normal">Tigers</text:p>
          </table:table-cell>
        </table:table-row>
        <table:table-row table:style-name="TableRow7804">
          <table:table-cell table:style-name="TableCell7805">
            <text:p text:style-name="Normal">Hockey</text:p>
          </table:table-cell>
          <table:table-cell table:style-name="TableCell7806">
            <text:p text:style-name="Normal">Rangers</text:p>
          </table:table-cell>
          <table:table-cell table:style-name="TableCell7807">
            <text:p text:style-name="Normal">Islanders</text:p>
          </table:table-cell>
          <table:table-cell table:style-name="TableCell7808">
            <text:p text:style-name="Normal">Bruins</text:p>
          </table:table-cell>
          <table:table-cell table:style-name="TableCell7809">
            <text:p text:style-name="Normal">Red Wings</text:p>
          </table:table-cell>
        </table:table-row>
        <table:table-row table:style-name="TableRow7810">
          <table:table-cell table:style-name="TableCell7811">
            <text:p text:style-name="Normal">Football</text:p>
          </table:table-cell>
          <table:table-cell table:style-name="TableCell7812">
            <text:p text:style-name="Normal">Giants</text:p>
          </table:table-cell>
          <table:table-cell table:style-name="TableCell7813">
            <text:p text:style-name="Normal">Jets</text:p>
          </table:table-cell>
          <table:table-cell table:style-name="TableCell7814">
            <text:p text:style-name="Normal">Patriots</text:p>
          </table:table-cell>
          <table:table-cell table:style-name="TableCell781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53" draw:style-name="a307" draw:name="Object 154" text:anchor-type="as-char" svg:x="0in" svg:y="0in" svg:width="3.52083in" svg:height="1.25in" style:rel-width="scale" style:rel-height="scale"><draw:object-ole draw:class-id="00020830-0000-0000-C000-000000000046" xlink:href="Object 154" xlink:type="simple" xlink:show="embed" xlink:actuate="onLoad"/><draw:image xlink:href="ObjectReplacements/Object 154" xlink:type="simple" xlink:show="embed" xlink:actuate="onLoad"/><svg:title/><svg:desc/></draw:frame></text:p>
      <text:p text:style-name="Normal"/>
      <text:p text:style-name="Normal">This concludes our test.</text:p>
      <text:p text:style-name="P7816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817">This is bold,<text:s/></text:span><text:span text:style-name="T7818">this is italic</text:span>,<text:s/><text:span text:style-name="T7819">and this is bold italic</text:span>. This is normal.<text:s/><text:span text:style-name="InlineStyle">This is in a defined inline style called InlineStyle</text:span>. This is normal.<text:s/><text:span text:style-name="T7820">This is red text.</text:span><text:s/>This is normal.<text:s/></text:p>
      <text:p text:style-name="P782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822">First item of bulleted list.<text:s/></text:p>
        </text:list-item>
        <text:list-item>
          <text:p text:style-name="P7823">Second item of bulleted list.</text:p>
        </text:list-item>
      </text:list>
      <text:p text:style-name="P7824">Second paragraph of second item of bulleted list.<text:s/></text:p>
      <text:list text:style-name="LFO2" text:continue-numbering="true">
        <text:list-item>
          <text:p text:style-name="P7825">Third item of bulleted list.</text:p>
          <text:list text:continue-numbering="true">
            <text:list-item>
              <text:p text:style-name="P7826">First item of third item’s nested list</text:p>
            </text:list-item>
            <text:list-item>
              <text:p text:style-name="P7827">Second item of third item’s nested list</text:p>
            </text:list-item>
          </text:list>
        </text:list-item>
        <text:list-item>
          <text:p text:style-name="P782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829">First item of numbered list.<text:s/></text:p>
        </text:list-item>
        <text:list-item>
          <text:p text:style-name="P7830">Second item of numbered list.</text:p>
        </text:list-item>
      </text:list>
      <text:p text:style-name="P7831">Second paragraph of second item of numbered list.<text:s/></text:p>
      <text:list text:style-name="LFO3" text:continue-numbering="true">
        <text:list-item>
          <text:p text:style-name="P7832">Third item of numbered list.</text:p>
        </text:list-item>
      </text:list>
      <text:p text:style-name="Normal"/>
      <text:p text:style-name="Normal">Here is a BMP picture:</text:p>
      <text:p text:style-name="Normal"><text:span text:style-name="T7833"><draw:frame draw:style-name="a308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834">
        <table:table-columns>
          <table:table-column table:style-name="TableColumn7835"/>
          <table:table-column table:style-name="TableColumn7836"/>
          <table:table-column table:style-name="TableColumn7837"/>
          <table:table-column table:style-name="TableColumn7838"/>
          <table:table-column table:style-name="TableColumn7839"/>
        </table:table-columns>
        <table:table-row table:style-name="TableRow7840">
          <table:table-cell table:style-name="TableCell7841">
            <text:p text:style-name="P7842"/>
          </table:table-cell>
          <table:table-cell table:style-name="TableCell7843" table:number-columns-spanned="2">
            <text:p text:style-name="P7844">New York</text:p>
          </table:table-cell>
          <table:covered-table-cell/>
          <table:table-cell table:style-name="TableCell7845">
            <text:p text:style-name="P7846">Boston</text:p>
          </table:table-cell>
          <table:table-cell table:style-name="TableCell7847">
            <text:p text:style-name="P7848">Detroit</text:p>
          </table:table-cell>
        </table:table-row>
        <table:table-row table:style-name="TableRow7849">
          <table:table-cell table:style-name="TableCell7850">
            <text:p text:style-name="Normal">Baseball</text:p>
          </table:table-cell>
          <table:table-cell table:style-name="TableCell7851">
            <text:p text:style-name="Normal">Mets</text:p>
          </table:table-cell>
          <table:table-cell table:style-name="TableCell7852">
            <text:p text:style-name="Normal">Yankees</text:p>
          </table:table-cell>
          <table:table-cell table:style-name="TableCell7853">
            <text:p text:style-name="Normal">Red Sox</text:p>
          </table:table-cell>
          <table:table-cell table:style-name="TableCell7854">
            <text:p text:style-name="Normal">Tigers</text:p>
          </table:table-cell>
        </table:table-row>
        <table:table-row table:style-name="TableRow7855">
          <table:table-cell table:style-name="TableCell7856">
            <text:p text:style-name="Normal">Hockey</text:p>
          </table:table-cell>
          <table:table-cell table:style-name="TableCell7857">
            <text:p text:style-name="Normal">Rangers</text:p>
          </table:table-cell>
          <table:table-cell table:style-name="TableCell7858">
            <text:p text:style-name="Normal">Islanders</text:p>
          </table:table-cell>
          <table:table-cell table:style-name="TableCell7859">
            <text:p text:style-name="Normal">Bruins</text:p>
          </table:table-cell>
          <table:table-cell table:style-name="TableCell7860">
            <text:p text:style-name="Normal">Red Wings</text:p>
          </table:table-cell>
        </table:table-row>
        <table:table-row table:style-name="TableRow7861">
          <table:table-cell table:style-name="TableCell7862">
            <text:p text:style-name="Normal">Football</text:p>
          </table:table-cell>
          <table:table-cell table:style-name="TableCell7863">
            <text:p text:style-name="Normal">Giants</text:p>
          </table:table-cell>
          <table:table-cell table:style-name="TableCell7864">
            <text:p text:style-name="Normal">Jets</text:p>
          </table:table-cell>
          <table:table-cell table:style-name="TableCell7865">
            <text:p text:style-name="Normal">Patriots</text:p>
          </table:table-cell>
          <table:table-cell table:style-name="TableCell786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54" draw:style-name="a309" draw:name="Object 155" text:anchor-type="as-char" svg:x="0in" svg:y="0in" svg:width="3.52083in" svg:height="1.25in" style:rel-width="scale" style:rel-height="scale"><draw:object-ole draw:class-id="00020830-0000-0000-C000-000000000046" xlink:href="Object 155" xlink:type="simple" xlink:show="embed" xlink:actuate="onLoad"/><draw:image xlink:href="ObjectReplacements/Object 155" xlink:type="simple" xlink:show="embed" xlink:actuate="onLoad"/><svg:title/><svg:desc/></draw:frame></text:p>
      <text:p text:style-name="Normal"/>
      <text:p text:style-name="Normal">This concludes our test.</text:p>
      <text:p text:style-name="P786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868">This is bold,<text:s/></text:span><text:span text:style-name="T7869">this is italic</text:span>,<text:s/><text:span text:style-name="T7870">and this is bold italic</text:span>. This is normal.<text:s/><text:span text:style-name="InlineStyle">This is in a defined inline style called InlineStyle</text:span>. This is normal.<text:s/><text:span text:style-name="T7871">This is red text.</text:span><text:s/>This is normal.<text:s/></text:p>
      <text:p text:style-name="P787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873">First item of bulleted list.<text:s/></text:p>
        </text:list-item>
        <text:list-item>
          <text:p text:style-name="P7874">Second item of bulleted list.</text:p>
        </text:list-item>
      </text:list>
      <text:p text:style-name="P7875">Second paragraph of second item of bulleted list.<text:s/></text:p>
      <text:list text:style-name="LFO2" text:continue-numbering="true">
        <text:list-item>
          <text:p text:style-name="P7876">Third item of bulleted list.</text:p>
          <text:list text:continue-numbering="true">
            <text:list-item>
              <text:p text:style-name="P7877">First item of third item’s nested list</text:p>
            </text:list-item>
            <text:list-item>
              <text:p text:style-name="P7878">Second item of third item’s nested list</text:p>
            </text:list-item>
          </text:list>
        </text:list-item>
        <text:list-item>
          <text:p text:style-name="P787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880">First item of numbered list.<text:s/></text:p>
        </text:list-item>
        <text:list-item>
          <text:p text:style-name="P7881">Second item of numbered list.</text:p>
        </text:list-item>
      </text:list>
      <text:p text:style-name="P7882">Second paragraph of second item of numbered list.<text:s/></text:p>
      <text:list text:style-name="LFO3" text:continue-numbering="true">
        <text:list-item>
          <text:p text:style-name="P7883">Third item of numbered list.</text:p>
        </text:list-item>
      </text:list>
      <text:p text:style-name="Normal"/>
      <text:p text:style-name="Normal">Here is a BMP picture:</text:p>
      <text:p text:style-name="Normal"><text:span text:style-name="T7884"><draw:frame draw:style-name="a310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885">
        <table:table-columns>
          <table:table-column table:style-name="TableColumn7886"/>
          <table:table-column table:style-name="TableColumn7887"/>
          <table:table-column table:style-name="TableColumn7888"/>
          <table:table-column table:style-name="TableColumn7889"/>
          <table:table-column table:style-name="TableColumn7890"/>
        </table:table-columns>
        <table:table-row table:style-name="TableRow7891">
          <table:table-cell table:style-name="TableCell7892">
            <text:p text:style-name="P7893"/>
          </table:table-cell>
          <table:table-cell table:style-name="TableCell7894" table:number-columns-spanned="2">
            <text:p text:style-name="P7895">New York</text:p>
          </table:table-cell>
          <table:covered-table-cell/>
          <table:table-cell table:style-name="TableCell7896">
            <text:p text:style-name="P7897">Boston</text:p>
          </table:table-cell>
          <table:table-cell table:style-name="TableCell7898">
            <text:p text:style-name="P7899">Detroit</text:p>
          </table:table-cell>
        </table:table-row>
        <table:table-row table:style-name="TableRow7900">
          <table:table-cell table:style-name="TableCell7901">
            <text:p text:style-name="Normal">Baseball</text:p>
          </table:table-cell>
          <table:table-cell table:style-name="TableCell7902">
            <text:p text:style-name="Normal">Mets</text:p>
          </table:table-cell>
          <table:table-cell table:style-name="TableCell7903">
            <text:p text:style-name="Normal">Yankees</text:p>
          </table:table-cell>
          <table:table-cell table:style-name="TableCell7904">
            <text:p text:style-name="Normal">Red Sox</text:p>
          </table:table-cell>
          <table:table-cell table:style-name="TableCell7905">
            <text:p text:style-name="Normal">Tigers</text:p>
          </table:table-cell>
        </table:table-row>
        <table:table-row table:style-name="TableRow7906">
          <table:table-cell table:style-name="TableCell7907">
            <text:p text:style-name="Normal">Hockey</text:p>
          </table:table-cell>
          <table:table-cell table:style-name="TableCell7908">
            <text:p text:style-name="Normal">Rangers</text:p>
          </table:table-cell>
          <table:table-cell table:style-name="TableCell7909">
            <text:p text:style-name="Normal">Islanders</text:p>
          </table:table-cell>
          <table:table-cell table:style-name="TableCell7910">
            <text:p text:style-name="Normal">Bruins</text:p>
          </table:table-cell>
          <table:table-cell table:style-name="TableCell7911">
            <text:p text:style-name="Normal">Red Wings</text:p>
          </table:table-cell>
        </table:table-row>
        <table:table-row table:style-name="TableRow7912">
          <table:table-cell table:style-name="TableCell7913">
            <text:p text:style-name="Normal">Football</text:p>
          </table:table-cell>
          <table:table-cell table:style-name="TableCell7914">
            <text:p text:style-name="Normal">Giants</text:p>
          </table:table-cell>
          <table:table-cell table:style-name="TableCell7915">
            <text:p text:style-name="Normal">Jets</text:p>
          </table:table-cell>
          <table:table-cell table:style-name="TableCell7916">
            <text:p text:style-name="Normal">Patriots</text:p>
          </table:table-cell>
          <table:table-cell table:style-name="TableCell791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55" draw:style-name="a311" draw:name="Object 156" text:anchor-type="as-char" svg:x="0in" svg:y="0in" svg:width="3.52083in" svg:height="1.25in" style:rel-width="scale" style:rel-height="scale"><draw:object-ole draw:class-id="00020830-0000-0000-C000-000000000046" xlink:href="Object 156" xlink:type="simple" xlink:show="embed" xlink:actuate="onLoad"/><draw:image xlink:href="ObjectReplacements/Object 156" xlink:type="simple" xlink:show="embed" xlink:actuate="onLoad"/><svg:title/><svg:desc/></draw:frame></text:p>
      <text:p text:style-name="Normal"/>
      <text:p text:style-name="Normal">This concludes our test.</text:p>
      <text:p text:style-name="P7918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919">This is bold,<text:s/></text:span><text:span text:style-name="T7920">this is italic</text:span>,<text:s/><text:span text:style-name="T7921">and this is bold italic</text:span>. This is normal.<text:s/><text:span text:style-name="InlineStyle">This is in a defined inline style called InlineStyle</text:span>. This is normal.<text:s/><text:span text:style-name="T7922">This is red text.</text:span><text:s/>This is normal.<text:s/></text:p>
      <text:p text:style-name="P7923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924">First item of bulleted list.<text:s/></text:p>
        </text:list-item>
        <text:list-item>
          <text:p text:style-name="P7925">Second item of bulleted list.</text:p>
        </text:list-item>
      </text:list>
      <text:p text:style-name="P7926">Second paragraph of second item of bulleted list.<text:s/></text:p>
      <text:list text:style-name="LFO2" text:continue-numbering="true">
        <text:list-item>
          <text:p text:style-name="P7927">Third item of bulleted list.</text:p>
          <text:list text:continue-numbering="true">
            <text:list-item>
              <text:p text:style-name="P7928">First item of third item’s nested list</text:p>
            </text:list-item>
            <text:list-item>
              <text:p text:style-name="P7929">Second item of third item’s nested list</text:p>
            </text:list-item>
          </text:list>
        </text:list-item>
        <text:list-item>
          <text:p text:style-name="P7930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931">First item of numbered list.<text:s/></text:p>
        </text:list-item>
        <text:list-item>
          <text:p text:style-name="P7932">Second item of numbered list.</text:p>
        </text:list-item>
      </text:list>
      <text:p text:style-name="P7933">Second paragraph of second item of numbered list.<text:s/></text:p>
      <text:list text:style-name="LFO3" text:continue-numbering="true">
        <text:list-item>
          <text:p text:style-name="P7934">Third item of numbered list.</text:p>
        </text:list-item>
      </text:list>
      <text:p text:style-name="Normal"/>
      <text:p text:style-name="Normal">Here is a BMP picture:</text:p>
      <text:p text:style-name="Normal"><text:span text:style-name="T7935"><draw:frame draw:style-name="a312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936">
        <table:table-columns>
          <table:table-column table:style-name="TableColumn7937"/>
          <table:table-column table:style-name="TableColumn7938"/>
          <table:table-column table:style-name="TableColumn7939"/>
          <table:table-column table:style-name="TableColumn7940"/>
          <table:table-column table:style-name="TableColumn7941"/>
        </table:table-columns>
        <table:table-row table:style-name="TableRow7942">
          <table:table-cell table:style-name="TableCell7943">
            <text:p text:style-name="P7944"/>
          </table:table-cell>
          <table:table-cell table:style-name="TableCell7945" table:number-columns-spanned="2">
            <text:p text:style-name="P7946">New York</text:p>
          </table:table-cell>
          <table:covered-table-cell/>
          <table:table-cell table:style-name="TableCell7947">
            <text:p text:style-name="P7948">Boston</text:p>
          </table:table-cell>
          <table:table-cell table:style-name="TableCell7949">
            <text:p text:style-name="P7950">Detroit</text:p>
          </table:table-cell>
        </table:table-row>
        <table:table-row table:style-name="TableRow7951">
          <table:table-cell table:style-name="TableCell7952">
            <text:p text:style-name="Normal">Baseball</text:p>
          </table:table-cell>
          <table:table-cell table:style-name="TableCell7953">
            <text:p text:style-name="Normal">Mets</text:p>
          </table:table-cell>
          <table:table-cell table:style-name="TableCell7954">
            <text:p text:style-name="Normal">Yankees</text:p>
          </table:table-cell>
          <table:table-cell table:style-name="TableCell7955">
            <text:p text:style-name="Normal">Red Sox</text:p>
          </table:table-cell>
          <table:table-cell table:style-name="TableCell7956">
            <text:p text:style-name="Normal">Tigers</text:p>
          </table:table-cell>
        </table:table-row>
        <table:table-row table:style-name="TableRow7957">
          <table:table-cell table:style-name="TableCell7958">
            <text:p text:style-name="Normal">Hockey</text:p>
          </table:table-cell>
          <table:table-cell table:style-name="TableCell7959">
            <text:p text:style-name="Normal">Rangers</text:p>
          </table:table-cell>
          <table:table-cell table:style-name="TableCell7960">
            <text:p text:style-name="Normal">Islanders</text:p>
          </table:table-cell>
          <table:table-cell table:style-name="TableCell7961">
            <text:p text:style-name="Normal">Bruins</text:p>
          </table:table-cell>
          <table:table-cell table:style-name="TableCell7962">
            <text:p text:style-name="Normal">Red Wings</text:p>
          </table:table-cell>
        </table:table-row>
        <table:table-row table:style-name="TableRow7963">
          <table:table-cell table:style-name="TableCell7964">
            <text:p text:style-name="Normal">Football</text:p>
          </table:table-cell>
          <table:table-cell table:style-name="TableCell7965">
            <text:p text:style-name="Normal">Giants</text:p>
          </table:table-cell>
          <table:table-cell table:style-name="TableCell7966">
            <text:p text:style-name="Normal">Jets</text:p>
          </table:table-cell>
          <table:table-cell table:style-name="TableCell7967">
            <text:p text:style-name="Normal">Patriots</text:p>
          </table:table-cell>
          <table:table-cell table:style-name="TableCell7968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56" draw:style-name="a313" draw:name="Object 157" text:anchor-type="as-char" svg:x="0in" svg:y="0in" svg:width="3.52083in" svg:height="1.25in" style:rel-width="scale" style:rel-height="scale"><draw:object-ole draw:class-id="00020830-0000-0000-C000-000000000046" xlink:href="Object 157" xlink:type="simple" xlink:show="embed" xlink:actuate="onLoad"/><draw:image xlink:href="ObjectReplacements/Object 157" xlink:type="simple" xlink:show="embed" xlink:actuate="onLoad"/><svg:title/><svg:desc/></draw:frame></text:p>
      <text:p text:style-name="Normal"/>
      <text:p text:style-name="Normal">This concludes our test.</text:p>
      <text:p text:style-name="P7969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7970">This is bold,<text:s/></text:span><text:span text:style-name="T7971">this is italic</text:span>,<text:s/><text:span text:style-name="T7972">and this is bold italic</text:span>. This is normal.<text:s/><text:span text:style-name="InlineStyle">This is in a defined inline style called InlineStyle</text:span>. This is normal.<text:s/><text:span text:style-name="T7973">This is red text.</text:span><text:s/>This is normal.<text:s/></text:p>
      <text:p text:style-name="P7974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975">First item of bulleted list.<text:s/></text:p>
        </text:list-item>
        <text:list-item>
          <text:p text:style-name="P7976">Second item of bulleted list.</text:p>
        </text:list-item>
      </text:list>
      <text:p text:style-name="P7977">Second paragraph of second item of bulleted list.<text:s/></text:p>
      <text:list text:style-name="LFO2" text:continue-numbering="true">
        <text:list-item>
          <text:p text:style-name="P7978">Third item of bulleted list.</text:p>
          <text:list text:continue-numbering="true">
            <text:list-item>
              <text:p text:style-name="P7979">First item of third item’s nested list</text:p>
            </text:list-item>
            <text:list-item>
              <text:p text:style-name="P7980">Second item of third item’s nested list</text:p>
            </text:list-item>
          </text:list>
        </text:list-item>
        <text:list-item>
          <text:p text:style-name="P7981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7982">First item of numbered list.<text:s/></text:p>
        </text:list-item>
        <text:list-item>
          <text:p text:style-name="P7983">Second item of numbered list.</text:p>
        </text:list-item>
      </text:list>
      <text:p text:style-name="P7984">Second paragraph of second item of numbered list.<text:s/></text:p>
      <text:list text:style-name="LFO3" text:continue-numbering="true">
        <text:list-item>
          <text:p text:style-name="P7985">Third item of numbered list.</text:p>
        </text:list-item>
      </text:list>
      <text:p text:style-name="Normal"/>
      <text:p text:style-name="Normal">Here is a BMP picture:</text:p>
      <text:p text:style-name="Normal"><text:span text:style-name="T7986"><draw:frame draw:style-name="a314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7987">
        <table:table-columns>
          <table:table-column table:style-name="TableColumn7988"/>
          <table:table-column table:style-name="TableColumn7989"/>
          <table:table-column table:style-name="TableColumn7990"/>
          <table:table-column table:style-name="TableColumn7991"/>
          <table:table-column table:style-name="TableColumn7992"/>
        </table:table-columns>
        <table:table-row table:style-name="TableRow7993">
          <table:table-cell table:style-name="TableCell7994">
            <text:p text:style-name="P7995"/>
          </table:table-cell>
          <table:table-cell table:style-name="TableCell7996" table:number-columns-spanned="2">
            <text:p text:style-name="P7997">New York</text:p>
          </table:table-cell>
          <table:covered-table-cell/>
          <table:table-cell table:style-name="TableCell7998">
            <text:p text:style-name="P7999">Boston</text:p>
          </table:table-cell>
          <table:table-cell table:style-name="TableCell8000">
            <text:p text:style-name="P8001">Detroit</text:p>
          </table:table-cell>
        </table:table-row>
        <table:table-row table:style-name="TableRow8002">
          <table:table-cell table:style-name="TableCell8003">
            <text:p text:style-name="Normal">Baseball</text:p>
          </table:table-cell>
          <table:table-cell table:style-name="TableCell8004">
            <text:p text:style-name="Normal">Mets</text:p>
          </table:table-cell>
          <table:table-cell table:style-name="TableCell8005">
            <text:p text:style-name="Normal">Yankees</text:p>
          </table:table-cell>
          <table:table-cell table:style-name="TableCell8006">
            <text:p text:style-name="Normal">Red Sox</text:p>
          </table:table-cell>
          <table:table-cell table:style-name="TableCell8007">
            <text:p text:style-name="Normal">Tigers</text:p>
          </table:table-cell>
        </table:table-row>
        <table:table-row table:style-name="TableRow8008">
          <table:table-cell table:style-name="TableCell8009">
            <text:p text:style-name="Normal">Hockey</text:p>
          </table:table-cell>
          <table:table-cell table:style-name="TableCell8010">
            <text:p text:style-name="Normal">Rangers</text:p>
          </table:table-cell>
          <table:table-cell table:style-name="TableCell8011">
            <text:p text:style-name="Normal">Islanders</text:p>
          </table:table-cell>
          <table:table-cell table:style-name="TableCell8012">
            <text:p text:style-name="Normal">Bruins</text:p>
          </table:table-cell>
          <table:table-cell table:style-name="TableCell8013">
            <text:p text:style-name="Normal">Red Wings</text:p>
          </table:table-cell>
        </table:table-row>
        <table:table-row table:style-name="TableRow8014">
          <table:table-cell table:style-name="TableCell8015">
            <text:p text:style-name="Normal">Football</text:p>
          </table:table-cell>
          <table:table-cell table:style-name="TableCell8016">
            <text:p text:style-name="Normal">Giants</text:p>
          </table:table-cell>
          <table:table-cell table:style-name="TableCell8017">
            <text:p text:style-name="Normal">Jets</text:p>
          </table:table-cell>
          <table:table-cell table:style-name="TableCell8018">
            <text:p text:style-name="Normal">Patriots</text:p>
          </table:table-cell>
          <table:table-cell table:style-name="TableCell8019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57" draw:style-name="a315" draw:name="Object 158" text:anchor-type="as-char" svg:x="0in" svg:y="0in" svg:width="3.52083in" svg:height="1.25in" style:rel-width="scale" style:rel-height="scale"><draw:object-ole draw:class-id="00020830-0000-0000-C000-000000000046" xlink:href="Object 158" xlink:type="simple" xlink:show="embed" xlink:actuate="onLoad"/><draw:image xlink:href="ObjectReplacements/Object 158" xlink:type="simple" xlink:show="embed" xlink:actuate="onLoad"/><svg:title/><svg:desc/></draw:frame></text:p>
      <text:p text:style-name="Normal"/>
      <text:p text:style-name="Normal">This concludes our test.</text:p>
      <text:p text:style-name="P8020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8021">This is bold,<text:s/></text:span><text:span text:style-name="T8022">this is italic</text:span>,<text:s/><text:span text:style-name="T8023">and this is bold italic</text:span>. This is normal.<text:s/><text:span text:style-name="InlineStyle">This is in a defined inline style called InlineStyle</text:span>. This is normal.<text:s/><text:span text:style-name="T8024">This is red text.</text:span><text:s/>This is normal.<text:s/></text:p>
      <text:p text:style-name="P8025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8026">First item of bulleted list.<text:s/></text:p>
        </text:list-item>
        <text:list-item>
          <text:p text:style-name="P8027">Second item of bulleted list.</text:p>
        </text:list-item>
      </text:list>
      <text:p text:style-name="P8028">Second paragraph of second item of bulleted list.<text:s/></text:p>
      <text:list text:style-name="LFO2" text:continue-numbering="true">
        <text:list-item>
          <text:p text:style-name="P8029">Third item of bulleted list.</text:p>
          <text:list text:continue-numbering="true">
            <text:list-item>
              <text:p text:style-name="P8030">First item of third item’s nested list</text:p>
            </text:list-item>
            <text:list-item>
              <text:p text:style-name="P8031">Second item of third item’s nested list</text:p>
            </text:list-item>
          </text:list>
        </text:list-item>
        <text:list-item>
          <text:p text:style-name="P8032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8033">First item of numbered list.<text:s/></text:p>
        </text:list-item>
        <text:list-item>
          <text:p text:style-name="P8034">Second item of numbered list.</text:p>
        </text:list-item>
      </text:list>
      <text:p text:style-name="P8035">Second paragraph of second item of numbered list.<text:s/></text:p>
      <text:list text:style-name="LFO3" text:continue-numbering="true">
        <text:list-item>
          <text:p text:style-name="P8036">Third item of numbered list.</text:p>
        </text:list-item>
      </text:list>
      <text:p text:style-name="Normal"/>
      <text:p text:style-name="Normal">Here is a BMP picture:</text:p>
      <text:p text:style-name="Normal"><text:span text:style-name="T8037"><draw:frame draw:style-name="a316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8038">
        <table:table-columns>
          <table:table-column table:style-name="TableColumn8039"/>
          <table:table-column table:style-name="TableColumn8040"/>
          <table:table-column table:style-name="TableColumn8041"/>
          <table:table-column table:style-name="TableColumn8042"/>
          <table:table-column table:style-name="TableColumn8043"/>
        </table:table-columns>
        <table:table-row table:style-name="TableRow8044">
          <table:table-cell table:style-name="TableCell8045">
            <text:p text:style-name="P8046"/>
          </table:table-cell>
          <table:table-cell table:style-name="TableCell8047" table:number-columns-spanned="2">
            <text:p text:style-name="P8048">New York</text:p>
          </table:table-cell>
          <table:covered-table-cell/>
          <table:table-cell table:style-name="TableCell8049">
            <text:p text:style-name="P8050">Boston</text:p>
          </table:table-cell>
          <table:table-cell table:style-name="TableCell8051">
            <text:p text:style-name="P8052">Detroit</text:p>
          </table:table-cell>
        </table:table-row>
        <table:table-row table:style-name="TableRow8053">
          <table:table-cell table:style-name="TableCell8054">
            <text:p text:style-name="Normal">Baseball</text:p>
          </table:table-cell>
          <table:table-cell table:style-name="TableCell8055">
            <text:p text:style-name="Normal">Mets</text:p>
          </table:table-cell>
          <table:table-cell table:style-name="TableCell8056">
            <text:p text:style-name="Normal">Yankees</text:p>
          </table:table-cell>
          <table:table-cell table:style-name="TableCell8057">
            <text:p text:style-name="Normal">Red Sox</text:p>
          </table:table-cell>
          <table:table-cell table:style-name="TableCell8058">
            <text:p text:style-name="Normal">Tigers</text:p>
          </table:table-cell>
        </table:table-row>
        <table:table-row table:style-name="TableRow8059">
          <table:table-cell table:style-name="TableCell8060">
            <text:p text:style-name="Normal">Hockey</text:p>
          </table:table-cell>
          <table:table-cell table:style-name="TableCell8061">
            <text:p text:style-name="Normal">Rangers</text:p>
          </table:table-cell>
          <table:table-cell table:style-name="TableCell8062">
            <text:p text:style-name="Normal">Islanders</text:p>
          </table:table-cell>
          <table:table-cell table:style-name="TableCell8063">
            <text:p text:style-name="Normal">Bruins</text:p>
          </table:table-cell>
          <table:table-cell table:style-name="TableCell8064">
            <text:p text:style-name="Normal">Red Wings</text:p>
          </table:table-cell>
        </table:table-row>
        <table:table-row table:style-name="TableRow8065">
          <table:table-cell table:style-name="TableCell8066">
            <text:p text:style-name="Normal">Football</text:p>
          </table:table-cell>
          <table:table-cell table:style-name="TableCell8067">
            <text:p text:style-name="Normal">Giants</text:p>
          </table:table-cell>
          <table:table-cell table:style-name="TableCell8068">
            <text:p text:style-name="Normal">Jets</text:p>
          </table:table-cell>
          <table:table-cell table:style-name="TableCell8069">
            <text:p text:style-name="Normal">Patriots</text:p>
          </table:table-cell>
          <table:table-cell table:style-name="TableCell8070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58" draw:style-name="a317" draw:name="Object 159" text:anchor-type="as-char" svg:x="0in" svg:y="0in" svg:width="3.52083in" svg:height="1.25in" style:rel-width="scale" style:rel-height="scale"><draw:object-ole draw:class-id="00020830-0000-0000-C000-000000000046" xlink:href="Object 159" xlink:type="simple" xlink:show="embed" xlink:actuate="onLoad"/><draw:image xlink:href="ObjectReplacements/Object 159" xlink:type="simple" xlink:show="embed" xlink:actuate="onLoad"/><svg:title/><svg:desc/></draw:frame></text:p>
      <text:p text:style-name="Normal"/>
      <text:p text:style-name="Normal">This concludes our test.</text:p>
      <text:p text:style-name="P8071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8072">This is bold,<text:s/></text:span><text:span text:style-name="T8073">this is italic</text:span>,<text:s/><text:span text:style-name="T8074">and this is bold italic</text:span>. This is normal.<text:s/><text:span text:style-name="InlineStyle">This is in a defined inline style called InlineStyle</text:span>. This is normal.<text:s/><text:span text:style-name="T8075">This is red text.</text:span><text:s/>This is normal.<text:s/></text:p>
      <text:p text:style-name="P807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8077">First item of bulleted list.<text:s/></text:p>
        </text:list-item>
        <text:list-item>
          <text:p text:style-name="P8078">Second item of bulleted list.</text:p>
        </text:list-item>
      </text:list>
      <text:p text:style-name="P8079">Second paragraph of second item of bulleted list.<text:s/></text:p>
      <text:list text:style-name="LFO2" text:continue-numbering="true">
        <text:list-item>
          <text:p text:style-name="P8080">Third item of bulleted list.</text:p>
          <text:list text:continue-numbering="true">
            <text:list-item>
              <text:p text:style-name="P8081">First item of third item’s nested list</text:p>
            </text:list-item>
            <text:list-item>
              <text:p text:style-name="P8082">Second item of third item’s nested list</text:p>
            </text:list-item>
          </text:list>
        </text:list-item>
        <text:list-item>
          <text:p text:style-name="P808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8084">First item of numbered list.<text:s/></text:p>
        </text:list-item>
        <text:list-item>
          <text:p text:style-name="P8085">Second item of numbered list.</text:p>
        </text:list-item>
      </text:list>
      <text:p text:style-name="P8086">Second paragraph of second item of numbered list.<text:s/></text:p>
      <text:list text:style-name="LFO3" text:continue-numbering="true">
        <text:list-item>
          <text:p text:style-name="P8087">Third item of numbered list.</text:p>
        </text:list-item>
      </text:list>
      <text:p text:style-name="Normal"/>
      <text:p text:style-name="Normal">Here is a BMP picture:</text:p>
      <text:p text:style-name="Normal"><text:span text:style-name="T8088"><draw:frame draw:style-name="a318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8089">
        <table:table-columns>
          <table:table-column table:style-name="TableColumn8090"/>
          <table:table-column table:style-name="TableColumn8091"/>
          <table:table-column table:style-name="TableColumn8092"/>
          <table:table-column table:style-name="TableColumn8093"/>
          <table:table-column table:style-name="TableColumn8094"/>
        </table:table-columns>
        <table:table-row table:style-name="TableRow8095">
          <table:table-cell table:style-name="TableCell8096">
            <text:p text:style-name="P8097"/>
          </table:table-cell>
          <table:table-cell table:style-name="TableCell8098" table:number-columns-spanned="2">
            <text:p text:style-name="P8099">New York</text:p>
          </table:table-cell>
          <table:covered-table-cell/>
          <table:table-cell table:style-name="TableCell8100">
            <text:p text:style-name="P8101">Boston</text:p>
          </table:table-cell>
          <table:table-cell table:style-name="TableCell8102">
            <text:p text:style-name="P8103">Detroit</text:p>
          </table:table-cell>
        </table:table-row>
        <table:table-row table:style-name="TableRow8104">
          <table:table-cell table:style-name="TableCell8105">
            <text:p text:style-name="Normal">Baseball</text:p>
          </table:table-cell>
          <table:table-cell table:style-name="TableCell8106">
            <text:p text:style-name="Normal">Mets</text:p>
          </table:table-cell>
          <table:table-cell table:style-name="TableCell8107">
            <text:p text:style-name="Normal">Yankees</text:p>
          </table:table-cell>
          <table:table-cell table:style-name="TableCell8108">
            <text:p text:style-name="Normal">Red Sox</text:p>
          </table:table-cell>
          <table:table-cell table:style-name="TableCell8109">
            <text:p text:style-name="Normal">Tigers</text:p>
          </table:table-cell>
        </table:table-row>
        <table:table-row table:style-name="TableRow8110">
          <table:table-cell table:style-name="TableCell8111">
            <text:p text:style-name="Normal">Hockey</text:p>
          </table:table-cell>
          <table:table-cell table:style-name="TableCell8112">
            <text:p text:style-name="Normal">Rangers</text:p>
          </table:table-cell>
          <table:table-cell table:style-name="TableCell8113">
            <text:p text:style-name="Normal">Islanders</text:p>
          </table:table-cell>
          <table:table-cell table:style-name="TableCell8114">
            <text:p text:style-name="Normal">Bruins</text:p>
          </table:table-cell>
          <table:table-cell table:style-name="TableCell8115">
            <text:p text:style-name="Normal">Red Wings</text:p>
          </table:table-cell>
        </table:table-row>
        <table:table-row table:style-name="TableRow8116">
          <table:table-cell table:style-name="TableCell8117">
            <text:p text:style-name="Normal">Football</text:p>
          </table:table-cell>
          <table:table-cell table:style-name="TableCell8118">
            <text:p text:style-name="Normal">Giants</text:p>
          </table:table-cell>
          <table:table-cell table:style-name="TableCell8119">
            <text:p text:style-name="Normal">Jets</text:p>
          </table:table-cell>
          <table:table-cell table:style-name="TableCell8120">
            <text:p text:style-name="Normal">Patriots</text:p>
          </table:table-cell>
          <table:table-cell table:style-name="TableCell812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59" draw:style-name="a319" draw:name="Object 160" text:anchor-type="as-char" svg:x="0in" svg:y="0in" svg:width="3.52083in" svg:height="1.25in" style:rel-width="scale" style:rel-height="scale"><draw:object-ole draw:class-id="00020830-0000-0000-C000-000000000046" xlink:href="Object 160" xlink:type="simple" xlink:show="embed" xlink:actuate="onLoad"/><draw:image xlink:href="ObjectReplacements/Object 160" xlink:type="simple" xlink:show="embed" xlink:actuate="onLoad"/><svg:title/><svg:desc/></draw:frame></text:p>
      <text:p text:style-name="Normal"/>
      <text:p text:style-name="Normal">This concludes our tes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" style:display-name="Normal" style:family="paragraph">
      <style:text-properties style:font-name="Times New Roman" style:font-name-asian="Times New Roman" style:font-name-complex="Times New Roman" fo:font-size="12pt" style:font-size-asian="12pt" fo:language="en" fo:country="US" style:language-complex="ar" style:country-complex="SA" fo:hyphenate="false"/>
    </style:style>
    <style:style style:name="DefaultParagraphFont" style:display-name="Default Paragraph Font" style:family="text"/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/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 style:font-name-complex="Wingdings"/>
    </style:style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/>
    <style:style style:name="WW8Num13z1" style:display-name="WW8Num13z1" style:family="text"/>
    <style:style style:name="WW8Num13z2" style:display-name="WW8Num13z2" style:family="text">
      <style:text-properties style:font-name="Wingdings" style:font-name-complex="Wingdings"/>
    </style:style>
    <style:style style:name="WW8Num13z3" style:display-name="WW8Num13z3" style:family="text">
      <style:text-properties style:font-name="Symbol" style:font-name-complex="Symbol"/>
    </style:style>
    <style:style style:name="WW8Num13z4" style:display-name="WW8Num13z4" style:family="text">
      <style:text-properties style:font-name="Courier New" style:font-name-complex="Courier New"/>
    </style:style>
    <style:style style:name="InlineStyle" style:display-name="InlineStyle" style:family="text" style:parent-style-name="DefaultParagraphFont">
      <style:text-properties style:font-name="Courier New" style:font-name-complex="Courier New" fo:font-size="9pt" style:font-size-asian="9pt"/>
    </style:style>
    <style:style style:name="Заголовок" style:display-name="Заголовок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972in" fo:line-height="120%"/>
      <style:text-properties fo:hyphenate="false"/>
    </style:style>
    <style:style style:name="List" style:display-name="List" style:family="paragraph" style:parent-style-name="BodyText">
      <style:text-properties style:font-name-complex="Arial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Указатель" style:display-name="Указатель" style:family="paragraph" style:parent-style-name="Normal">
      <style:paragraph-properties text:number-lines="false"/>
      <style:text-properties style:font-name-complex="Arial" fo:hyphenate="false"/>
    </style:style>
    <style:style style:name="BlockStyleTest" style:display-name="BlockStyleTest" style:family="paragraph" style:parent-style-name="Normal">
      <style:paragraph-properties fo:margin-top="0.0833in" fo:margin-bottom="0.0833in"/>
      <style:text-properties style:font-name="Arial" style:font-name-complex="Arial" fo:font-weight="bold" style:font-weight-asian="bold" fo:font-style="italic" style:font-style-asian="italic" fo:font-size="14pt" style:font-size-asian="14pt" fo:hyphenate="false"/>
    </style:style>
    <style:style style:name="Содержимоетаблицы" style:display-name="Содержимое таблицы" style:family="paragraph" style:parent-style-name="Normal">
      <style:paragraph-properties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xis Nexis Group</meta:initial-creator>
    <dc:creator>Windows User</dc:creator>
    <meta:creation-date>2018-02-20T21:55:00Z</meta:creation-date>
    <dc:date>2018-02-20T21:55:00Z</dc:date>
    <meta:template xlink:href="Normal" xlink:type="simple"/>
    <meta:editing-cycles>3</meta:editing-cycles>
    <meta:editing-duration>PT0S</meta:editing-duration>
    <meta:document-statistic meta:page-count="1" meta:paragraph-count="444" meta:word-count="33235" meta:character-count="222236" meta:row-count="1578" meta:non-whitespace-character-count="189445"/>
  </office:meta>
</office:document-meta>
</file>